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5cm" svg:x="13.352cm" svg:y="2.603cm">
            <draw:object draw:notify-on-update-of-ranges="Sheet1.A2:Sheet1.A101 Sheet1.B2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431cm" svg:y="7.67cm">
            <draw:object draw:notify-on-update-of-ranges="Sheet1.A2:Sheet1.A101 Sheet1.B2:Sheet1.B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13.281cm" svg:x="19.707cm" svg:y="2.125cm">
            <draw:object draw:notify-on-update-of-ranges="Sheet1.A2:Sheet1.A1001 Sheet1.B2:Sheet1.B1001 Sheet1.H1:Sheet1.H1 Sheet1.J2:Sheet1.J1001 Sheet1.I2:Sheet1.I1001 Sheet1.E1:Sheet1.E1 Sheet1.G2:Sheet1.G1001 Sheet1.F2:Sheet1.F10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]+(-[.$D$2]*COS([.C2])-[.$D$4]*SIN([.C2]))/2" office:value-type="float" office:value="-3" calcext:value-type="float">
            <text:p>-3</text:p>
          </table:table-cell>
          <table:table-cell table:formula="of:=[.B2]+(-[.$D$2]*SIN([.C2])+[.$D$4]*COS([.C2]))/2" office:value-type="float" office:value="0.5" calcext:value-type="float">
            <text:p>0.5</text:p>
          </table:table-cell>
          <table:table-cell/>
          <table:table-cell table:formula="of:=[.A2]+([.$D$2]*COS([.C2])-[.$D$4]*SIN([.C2]))/2" office:value-type="float" office:value="3" calcext:value-type="float">
            <text:p>3</text:p>
          </table:table-cell>
          <table:table-cell table:formula="of:=[.B2]+([.$D$2]*SIN([.C2])+[.$D$4]*COS([.C2]))/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</text:p>
          </table:table-cell>
          <table:table-cell/>
          <table:table-cell table:formula="of:=[.A3]+(-[.$D$2]*COS([.C3])-[.$D$4]*SIN([.C3]))/2" office:value-type="float" office:value="-3" calcext:value-type="float">
            <text:p>-3</text:p>
          </table:table-cell>
          <table:table-cell table:formula="of:=[.B3]+(-[.$D$2]*SIN([.C3])+[.$D$4]*COS([.C3]))/2" office:value-type="float" office:value="0.500197" calcext:value-type="float">
            <text:p>0.500197</text:p>
          </table:table-cell>
          <table:table-cell/>
          <table:table-cell table:formula="of:=[.A3]+([.$D$2]*COS([.C3])-[.$D$4]*SIN([.C3]))/2" office:value-type="float" office:value="3" calcext:value-type="float">
            <text:p>3</text:p>
          </table:table-cell>
          <table:table-cell table:formula="of:=[.B3]+([.$D$2]*SIN([.C3])+[.$D$4]*COS([.C3]))/2" office:value-type="float" office:value="0.500197" calcext:value-type="float">
            <text:p>0.500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+(-[.$D$2]*COS([.C4])-[.$D$4]*SIN([.C4]))/2" office:value-type="float" office:value="-3" calcext:value-type="float">
            <text:p>-3</text:p>
          </table:table-cell>
          <table:table-cell table:formula="of:=[.B4]+(-[.$D$2]*SIN([.C4])+[.$D$4]*COS([.C4]))/2" office:value-type="float" office:value="0.500986" calcext:value-type="float">
            <text:p>0.500986</text:p>
          </table:table-cell>
          <table:table-cell/>
          <table:table-cell table:formula="of:=[.A4]+([.$D$2]*COS([.C4])-[.$D$4]*SIN([.C4]))/2" office:value-type="float" office:value="3" calcext:value-type="float">
            <text:p>3</text:p>
          </table:table-cell>
          <table:table-cell table:formula="of:=[.B4]+([.$D$2]*SIN([.C4])+[.$D$4]*COS([.C4]))/2" office:value-type="float" office:value="0.500986" calcext:value-type="float">
            <text:p>0.500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5]+(-[.$D$2]*COS([.C5])-[.$D$4]*SIN([.C5]))/2" office:value-type="float" office:value="-3" calcext:value-type="float">
            <text:p>-3</text:p>
          </table:table-cell>
          <table:table-cell table:formula="of:=[.B5]+(-[.$D$2]*SIN([.C5])+[.$D$4]*COS([.C5]))/2" office:value-type="float" office:value="0.502757" calcext:value-type="float">
            <text:p>0.502757</text:p>
          </table:table-cell>
          <table:table-cell/>
          <table:table-cell table:formula="of:=[.A5]+([.$D$2]*COS([.C5])-[.$D$4]*SIN([.C5]))/2" office:value-type="float" office:value="3" calcext:value-type="float">
            <text:p>3</text:p>
          </table:table-cell>
          <table:table-cell table:formula="of:=[.B5]+([.$D$2]*SIN([.C5])+[.$D$4]*COS([.C5]))/2" office:value-type="float" office:value="0.502757" calcext:value-type="float">
            <text:p>0.502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]+(-[.$D$2]*COS([.C6])-[.$D$4]*SIN([.C6]))/2" office:value-type="float" office:value="-3" calcext:value-type="float">
            <text:p>-3</text:p>
          </table:table-cell>
          <table:table-cell table:formula="of:=[.B6]+(-[.$D$2]*SIN([.C6])+[.$D$4]*COS([.C6]))/2" office:value-type="float" office:value="0.505899" calcext:value-type="float">
            <text:p>0.505899</text:p>
          </table:table-cell>
          <table:table-cell/>
          <table:table-cell table:formula="of:=[.A6]+([.$D$2]*COS([.C6])-[.$D$4]*SIN([.C6]))/2" office:value-type="float" office:value="3" calcext:value-type="float">
            <text:p>3</text:p>
          </table:table-cell>
          <table:table-cell table:formula="of:=[.B6]+([.$D$2]*SIN([.C6])+[.$D$4]*COS([.C6]))/2" office:value-type="float" office:value="0.505899" calcext:value-type="float">
            <text:p>0.505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793" calcext:value-type="float">
            <text:p>0.010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]+(-[.$D$2]*COS([.C7])-[.$D$4]*SIN([.C7]))/2" office:value-type="float" office:value="-3" calcext:value-type="float">
            <text:p>-3</text:p>
          </table:table-cell>
          <table:table-cell table:formula="of:=[.B7]+(-[.$D$2]*SIN([.C7])+[.$D$4]*COS([.C7]))/2" office:value-type="float" office:value="0.510793" calcext:value-type="float">
            <text:p>0.510793</text:p>
          </table:table-cell>
          <table:table-cell/>
          <table:table-cell table:formula="of:=[.A7]+([.$D$2]*COS([.C7])-[.$D$4]*SIN([.C7]))/2" office:value-type="float" office:value="3" calcext:value-type="float">
            <text:p>3</text:p>
          </table:table-cell>
          <table:table-cell table:formula="of:=[.B7]+([.$D$2]*SIN([.C7])+[.$D$4]*COS([.C7]))/2" office:value-type="float" office:value="0.510793" calcext:value-type="float">
            <text:p>0.51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816" calcext:value-type="float">
            <text:p>0.0178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8]+(-[.$D$2]*COS([.C8])-[.$D$4]*SIN([.C8]))/2" office:value-type="float" office:value="-3" calcext:value-type="float">
            <text:p>-3</text:p>
          </table:table-cell>
          <table:table-cell table:formula="of:=[.B8]+(-[.$D$2]*SIN([.C8])+[.$D$4]*COS([.C8]))/2" office:value-type="float" office:value="0.517816" calcext:value-type="float">
            <text:p>0.517816</text:p>
          </table:table-cell>
          <table:table-cell/>
          <table:table-cell table:formula="of:=[.A8]+([.$D$2]*COS([.C8])-[.$D$4]*SIN([.C8]))/2" office:value-type="float" office:value="3" calcext:value-type="float">
            <text:p>3</text:p>
          </table:table-cell>
          <table:table-cell table:formula="of:=[.B8]+([.$D$2]*SIN([.C8])+[.$D$4]*COS([.C8]))/2" office:value-type="float" office:value="0.517816" calcext:value-type="float">
            <text:p>0.517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9]+(-[.$D$2]*COS([.C9])-[.$D$4]*SIN([.C9]))/2" office:value-type="float" office:value="-3" calcext:value-type="float">
            <text:p>-3</text:p>
          </table:table-cell>
          <table:table-cell table:formula="of:=[.B9]+(-[.$D$2]*SIN([.C9])+[.$D$4]*COS([.C9]))/2" office:value-type="float" office:value="0.527333" calcext:value-type="float">
            <text:p>0.527333</text:p>
          </table:table-cell>
          <table:table-cell/>
          <table:table-cell table:formula="of:=[.A9]+([.$D$2]*COS([.C9])-[.$D$4]*SIN([.C9]))/2" office:value-type="float" office:value="3" calcext:value-type="float">
            <text:p>3</text:p>
          </table:table-cell>
          <table:table-cell table:formula="of:=[.B9]+([.$D$2]*SIN([.C9])+[.$D$4]*COS([.C9]))/2" office:value-type="float" office:value="0.527333" calcext:value-type="float">
            <text:p>0.527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702" calcext:value-type="float">
            <text:p>0.0397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0]+(-[.$D$2]*COS([.C10])-[.$D$4]*SIN([.C10]))/2" office:value-type="float" office:value="-3" calcext:value-type="float">
            <text:p>-3</text:p>
          </table:table-cell>
          <table:table-cell table:formula="of:=[.B10]+(-[.$D$2]*SIN([.C10])+[.$D$4]*COS([.C10]))/2" office:value-type="float" office:value="0.539702" calcext:value-type="float">
            <text:p>0.539702</text:p>
          </table:table-cell>
          <table:table-cell/>
          <table:table-cell table:formula="of:=[.A10]+([.$D$2]*COS([.C10])-[.$D$4]*SIN([.C10]))/2" office:value-type="float" office:value="3" calcext:value-type="float">
            <text:p>3</text:p>
          </table:table-cell>
          <table:table-cell table:formula="of:=[.B10]+([.$D$2]*SIN([.C10])+[.$D$4]*COS([.C10]))/2" office:value-type="float" office:value="0.539702" calcext:value-type="float">
            <text:p>0.539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5269" calcext:value-type="float">
            <text:p>0.055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1]+(-[.$D$2]*COS([.C11])-[.$D$4]*SIN([.C11]))/2" office:value-type="float" office:value="-3" calcext:value-type="float">
            <text:p>-3</text:p>
          </table:table-cell>
          <table:table-cell table:formula="of:=[.B11]+(-[.$D$2]*SIN([.C11])+[.$D$4]*COS([.C11]))/2" office:value-type="float" office:value="0.555269" calcext:value-type="float">
            <text:p>0.555269</text:p>
          </table:table-cell>
          <table:table-cell/>
          <table:table-cell table:formula="of:=[.A11]+([.$D$2]*COS([.C11])-[.$D$4]*SIN([.C11]))/2" office:value-type="float" office:value="3" calcext:value-type="float">
            <text:p>3</text:p>
          </table:table-cell>
          <table:table-cell table:formula="of:=[.B11]+([.$D$2]*SIN([.C11])+[.$D$4]*COS([.C11]))/2" office:value-type="float" office:value="0.555269" calcext:value-type="float">
            <text:p>0.555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368" calcext:value-type="float">
            <text:p>0.074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2]+(-[.$D$2]*COS([.C12])-[.$D$4]*SIN([.C12]))/2" office:value-type="float" office:value="-3" calcext:value-type="float">
            <text:p>-3</text:p>
          </table:table-cell>
          <table:table-cell table:formula="of:=[.B12]+(-[.$D$2]*SIN([.C12])+[.$D$4]*COS([.C12]))/2" office:value-type="float" office:value="0.574368" calcext:value-type="float">
            <text:p>0.574368</text:p>
          </table:table-cell>
          <table:table-cell/>
          <table:table-cell table:formula="of:=[.A12]+([.$D$2]*COS([.C12])-[.$D$4]*SIN([.C12]))/2" office:value-type="float" office:value="3" calcext:value-type="float">
            <text:p>3</text:p>
          </table:table-cell>
          <table:table-cell table:formula="of:=[.B12]+([.$D$2]*SIN([.C12])+[.$D$4]*COS([.C12]))/2" office:value-type="float" office:value="0.574368" calcext:value-type="float">
            <text:p>0.57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316" calcext:value-type="float">
            <text:p>0.0973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3]+(-[.$D$2]*COS([.C13])-[.$D$4]*SIN([.C13]))/2" office:value-type="float" office:value="-3" calcext:value-type="float">
            <text:p>-3</text:p>
          </table:table-cell>
          <table:table-cell table:formula="of:=[.B13]+(-[.$D$2]*SIN([.C13])+[.$D$4]*COS([.C13]))/2" office:value-type="float" office:value="0.597316" calcext:value-type="float">
            <text:p>0.597316</text:p>
          </table:table-cell>
          <table:table-cell/>
          <table:table-cell table:formula="of:=[.A13]+([.$D$2]*COS([.C13])-[.$D$4]*SIN([.C13]))/2" office:value-type="float" office:value="3" calcext:value-type="float">
            <text:p>3</text:p>
          </table:table-cell>
          <table:table-cell table:formula="of:=[.B13]+([.$D$2]*SIN([.C13])+[.$D$4]*COS([.C13]))/2" office:value-type="float" office:value="0.597316" calcext:value-type="float">
            <text:p>0.597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4419" calcext:value-type="float">
            <text:p>0.124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4]+(-[.$D$2]*COS([.C14])-[.$D$4]*SIN([.C14]))/2" office:value-type="float" office:value="-3" calcext:value-type="float">
            <text:p>-3</text:p>
          </table:table-cell>
          <table:table-cell table:formula="of:=[.B14]+(-[.$D$2]*SIN([.C14])+[.$D$4]*COS([.C14]))/2" office:value-type="float" office:value="0.624419" calcext:value-type="float">
            <text:p>0.624419</text:p>
          </table:table-cell>
          <table:table-cell/>
          <table:table-cell table:formula="of:=[.A14]+([.$D$2]*COS([.C14])-[.$D$4]*SIN([.C14]))/2" office:value-type="float" office:value="3" calcext:value-type="float">
            <text:p>3</text:p>
          </table:table-cell>
          <table:table-cell table:formula="of:=[.B14]+([.$D$2]*SIN([.C14])+[.$D$4]*COS([.C14]))/2" office:value-type="float" office:value="0.624419" calcext:value-type="float">
            <text:p>0.624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965" calcext:value-type="float">
            <text:p>0.155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5]+(-[.$D$2]*COS([.C15])-[.$D$4]*SIN([.C15]))/2" office:value-type="float" office:value="-3" calcext:value-type="float">
            <text:p>-3</text:p>
          </table:table-cell>
          <table:table-cell table:formula="of:=[.B15]+(-[.$D$2]*SIN([.C15])+[.$D$4]*COS([.C15]))/2" office:value-type="float" office:value="0.655965" calcext:value-type="float">
            <text:p>0.655965</text:p>
          </table:table-cell>
          <table:table-cell/>
          <table:table-cell table:formula="of:=[.A15]+([.$D$2]*COS([.C15])-[.$D$4]*SIN([.C15]))/2" office:value-type="float" office:value="3" calcext:value-type="float">
            <text:p>3</text:p>
          </table:table-cell>
          <table:table-cell table:formula="of:=[.B15]+([.$D$2]*SIN([.C15])+[.$D$4]*COS([.C15]))/2" office:value-type="float" office:value="0.655965" calcext:value-type="float">
            <text:p>0.655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222" calcext:value-type="float">
            <text:p>0.1922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6]+(-[.$D$2]*COS([.C16])-[.$D$4]*SIN([.C16]))/2" office:value-type="float" office:value="-3" calcext:value-type="float">
            <text:p>-3</text:p>
          </table:table-cell>
          <table:table-cell table:formula="of:=[.B16]+(-[.$D$2]*SIN([.C16])+[.$D$4]*COS([.C16]))/2" office:value-type="float" office:value="0.692222" calcext:value-type="float">
            <text:p>0.692222</text:p>
          </table:table-cell>
          <table:table-cell/>
          <table:table-cell table:formula="of:=[.A16]+([.$D$2]*COS([.C16])-[.$D$4]*SIN([.C16]))/2" office:value-type="float" office:value="3" calcext:value-type="float">
            <text:p>3</text:p>
          </table:table-cell>
          <table:table-cell table:formula="of:=[.B16]+([.$D$2]*SIN([.C16])+[.$D$4]*COS([.C16]))/2" office:value-type="float" office:value="0.692222" calcext:value-type="float">
            <text:p>0.69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444" calcext:value-type="float">
            <text:p>0.233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7]+(-[.$D$2]*COS([.C17])-[.$D$4]*SIN([.C17]))/2" office:value-type="float" office:value="-3" calcext:value-type="float">
            <text:p>-3</text:p>
          </table:table-cell>
          <table:table-cell table:formula="of:=[.B17]+(-[.$D$2]*SIN([.C17])+[.$D$4]*COS([.C17]))/2" office:value-type="float" office:value="0.733444" calcext:value-type="float">
            <text:p>0.733444</text:p>
          </table:table-cell>
          <table:table-cell/>
          <table:table-cell table:formula="of:=[.A17]+([.$D$2]*COS([.C17])-[.$D$4]*SIN([.C17]))/2" office:value-type="float" office:value="3" calcext:value-type="float">
            <text:p>3</text:p>
          </table:table-cell>
          <table:table-cell table:formula="of:=[.B17]+([.$D$2]*SIN([.C17])+[.$D$4]*COS([.C17]))/2" office:value-type="float" office:value="0.733444" calcext:value-type="float">
            <text:p>0.733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861" calcext:value-type="float">
            <text:p>0.279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8]+(-[.$D$2]*COS([.C18])-[.$D$4]*SIN([.C18]))/2" office:value-type="float" office:value="-3" calcext:value-type="float">
            <text:p>-3</text:p>
          </table:table-cell>
          <table:table-cell table:formula="of:=[.B18]+(-[.$D$2]*SIN([.C18])+[.$D$4]*COS([.C18]))/2" office:value-type="float" office:value="0.779861" calcext:value-type="float">
            <text:p>0.779861</text:p>
          </table:table-cell>
          <table:table-cell/>
          <table:table-cell table:formula="of:=[.A18]+([.$D$2]*COS([.C18])-[.$D$4]*SIN([.C18]))/2" office:value-type="float" office:value="3" calcext:value-type="float">
            <text:p>3</text:p>
          </table:table-cell>
          <table:table-cell table:formula="of:=[.B18]+([.$D$2]*SIN([.C18])+[.$D$4]*COS([.C18]))/2" office:value-type="float" office:value="0.779861" calcext:value-type="float">
            <text:p>0.779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1686" calcext:value-type="float">
            <text:p>0.3316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9]+(-[.$D$2]*COS([.C19])-[.$D$4]*SIN([.C19]))/2" office:value-type="float" office:value="-3" calcext:value-type="float">
            <text:p>-3</text:p>
          </table:table-cell>
          <table:table-cell table:formula="of:=[.B19]+(-[.$D$2]*SIN([.C19])+[.$D$4]*COS([.C19]))/2" office:value-type="float" office:value="0.831686" calcext:value-type="float">
            <text:p>0.831686</text:p>
          </table:table-cell>
          <table:table-cell/>
          <table:table-cell table:formula="of:=[.A19]+([.$D$2]*COS([.C19])-[.$D$4]*SIN([.C19]))/2" office:value-type="float" office:value="3" calcext:value-type="float">
            <text:p>3</text:p>
          </table:table-cell>
          <table:table-cell table:formula="of:=[.B19]+([.$D$2]*SIN([.C19])+[.$D$4]*COS([.C19]))/2" office:value-type="float" office:value="0.831686" calcext:value-type="float">
            <text:p>0.83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9108" calcext:value-type="float">
            <text:p>0.389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0]+(-[.$D$2]*COS([.C20])-[.$D$4]*SIN([.C20]))/2" office:value-type="float" office:value="-3" calcext:value-type="float">
            <text:p>-3</text:p>
          </table:table-cell>
          <table:table-cell table:formula="of:=[.B20]+(-[.$D$2]*SIN([.C20])+[.$D$4]*COS([.C20]))/2" office:value-type="float" office:value="0.889108" calcext:value-type="float">
            <text:p>0.889108</text:p>
          </table:table-cell>
          <table:table-cell/>
          <table:table-cell table:formula="of:=[.A20]+([.$D$2]*COS([.C20])-[.$D$4]*SIN([.C20]))/2" office:value-type="float" office:value="3" calcext:value-type="float">
            <text:p>3</text:p>
          </table:table-cell>
          <table:table-cell table:formula="of:=[.B20]+([.$D$2]*SIN([.C20])+[.$D$4]*COS([.C20]))/2" office:value-type="float" office:value="0.889108" calcext:value-type="float">
            <text:p>0.889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2295" calcext:value-type="float">
            <text:p>0.452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1]+(-[.$D$2]*COS([.C21])-[.$D$4]*SIN([.C21]))/2" office:value-type="float" office:value="-3" calcext:value-type="float">
            <text:p>-3</text:p>
          </table:table-cell>
          <table:table-cell table:formula="of:=[.B21]+(-[.$D$2]*SIN([.C21])+[.$D$4]*COS([.C21]))/2" office:value-type="float" office:value="0.952295" calcext:value-type="float">
            <text:p>0.952295</text:p>
          </table:table-cell>
          <table:table-cell/>
          <table:table-cell table:formula="of:=[.A21]+([.$D$2]*COS([.C21])-[.$D$4]*SIN([.C21]))/2" office:value-type="float" office:value="3" calcext:value-type="float">
            <text:p>3</text:p>
          </table:table-cell>
          <table:table-cell table:formula="of:=[.B21]+([.$D$2]*SIN([.C21])+[.$D$4]*COS([.C21]))/2" office:value-type="float" office:value="0.952295" calcext:value-type="float">
            <text:p>0.952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1394" calcext:value-type="float">
            <text:p>0.521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2]+(-[.$D$2]*COS([.C22])-[.$D$4]*SIN([.C22]))/2" office:value-type="float" office:value="-3" calcext:value-type="float">
            <text:p>-3</text:p>
          </table:table-cell>
          <table:table-cell table:formula="of:=[.B22]+(-[.$D$2]*SIN([.C22])+[.$D$4]*COS([.C22]))/2" office:value-type="float" office:value="1.021394" calcext:value-type="float">
            <text:p>1.021394</text:p>
          </table:table-cell>
          <table:table-cell/>
          <table:table-cell table:formula="of:=[.A22]+([.$D$2]*COS([.C22])-[.$D$4]*SIN([.C22]))/2" office:value-type="float" office:value="3" calcext:value-type="float">
            <text:p>3</text:p>
          </table:table-cell>
          <table:table-cell table:formula="of:=[.B22]+([.$D$2]*SIN([.C22])+[.$D$4]*COS([.C22]))/2" office:value-type="float" office:value="1.021394" calcext:value-type="float">
            <text:p>1.021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525" calcext:value-type="float">
            <text:p>0.596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3]+(-[.$D$2]*COS([.C23])-[.$D$4]*SIN([.C23]))/2" office:value-type="float" office:value="-3" calcext:value-type="float">
            <text:p>-3</text:p>
          </table:table-cell>
          <table:table-cell table:formula="of:=[.B23]+(-[.$D$2]*SIN([.C23])+[.$D$4]*COS([.C23]))/2" office:value-type="float" office:value="1.096525" calcext:value-type="float">
            <text:p>1.096525</text:p>
          </table:table-cell>
          <table:table-cell/>
          <table:table-cell table:formula="of:=[.A23]+([.$D$2]*COS([.C23])-[.$D$4]*SIN([.C23]))/2" office:value-type="float" office:value="3" calcext:value-type="float">
            <text:p>3</text:p>
          </table:table-cell>
          <table:table-cell table:formula="of:=[.B23]+([.$D$2]*SIN([.C23])+[.$D$4]*COS([.C23]))/2" office:value-type="float" office:value="1.096525" calcext:value-type="float">
            <text:p>1.096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787" calcext:value-type="float">
            <text:p>0.6777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4]+(-[.$D$2]*COS([.C24])-[.$D$4]*SIN([.C24]))/2" office:value-type="float" office:value="-3" calcext:value-type="float">
            <text:p>-3</text:p>
          </table:table-cell>
          <table:table-cell table:formula="of:=[.B24]+(-[.$D$2]*SIN([.C24])+[.$D$4]*COS([.C24]))/2" office:value-type="float" office:value="1.177787" calcext:value-type="float">
            <text:p>1.177787</text:p>
          </table:table-cell>
          <table:table-cell/>
          <table:table-cell table:formula="of:=[.A24]+([.$D$2]*COS([.C24])-[.$D$4]*SIN([.C24]))/2" office:value-type="float" office:value="3" calcext:value-type="float">
            <text:p>3</text:p>
          </table:table-cell>
          <table:table-cell table:formula="of:=[.B24]+([.$D$2]*SIN([.C24])+[.$D$4]*COS([.C24]))/2" office:value-type="float" office:value="1.177787" calcext:value-type="float">
            <text:p>1.177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5253" calcext:value-type="float">
            <text:p>0.765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5]+(-[.$D$2]*COS([.C25])-[.$D$4]*SIN([.C25]))/2" office:value-type="float" office:value="-3" calcext:value-type="float">
            <text:p>-3</text:p>
          </table:table-cell>
          <table:table-cell table:formula="of:=[.B25]+(-[.$D$2]*SIN([.C25])+[.$D$4]*COS([.C25]))/2" office:value-type="float" office:value="1.265253" calcext:value-type="float">
            <text:p>1.265253</text:p>
          </table:table-cell>
          <table:table-cell/>
          <table:table-cell table:formula="of:=[.A25]+([.$D$2]*COS([.C25])-[.$D$4]*SIN([.C25]))/2" office:value-type="float" office:value="3" calcext:value-type="float">
            <text:p>3</text:p>
          </table:table-cell>
          <table:table-cell table:formula="of:=[.B25]+([.$D$2]*SIN([.C25])+[.$D$4]*COS([.C25]))/2" office:value-type="float" office:value="1.265253" calcext:value-type="float">
            <text:p>1.26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6]+(-[.$D$2]*COS([.C26])-[.$D$4]*SIN([.C26]))/2" office:value-type="float" office:value="-3" calcext:value-type="float">
            <text:p>-3</text:p>
          </table:table-cell>
          <table:table-cell table:formula="of:=[.B26]+(-[.$D$2]*SIN([.C26])+[.$D$4]*COS([.C26]))/2" office:value-type="float" office:value="1.358974" calcext:value-type="float">
            <text:p>1.358974</text:p>
          </table:table-cell>
          <table:table-cell/>
          <table:table-cell table:formula="of:=[.A26]+([.$D$2]*COS([.C26])-[.$D$4]*SIN([.C26]))/2" office:value-type="float" office:value="3" calcext:value-type="float">
            <text:p>3</text:p>
          </table:table-cell>
          <table:table-cell table:formula="of:=[.B26]+([.$D$2]*SIN([.C26])+[.$D$4]*COS([.C26]))/2" office:value-type="float" office:value="1.358974" calcext:value-type="float">
            <text:p>1.358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8974" calcext:value-type="float">
            <text:p>0.9589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7]+(-[.$D$2]*COS([.C27])-[.$D$4]*SIN([.C27]))/2" office:value-type="float" office:value="-3" calcext:value-type="float">
            <text:p>-3</text:p>
          </table:table-cell>
          <table:table-cell table:formula="of:=[.B27]+(-[.$D$2]*SIN([.C27])+[.$D$4]*COS([.C27]))/2" office:value-type="float" office:value="1.458974" calcext:value-type="float">
            <text:p>1.458974</text:p>
          </table:table-cell>
          <table:table-cell/>
          <table:table-cell table:formula="of:=[.A27]+([.$D$2]*COS([.C27])-[.$D$4]*SIN([.C27]))/2" office:value-type="float" office:value="3" calcext:value-type="float">
            <text:p>3</text:p>
          </table:table-cell>
          <table:table-cell table:formula="of:=[.B27]+([.$D$2]*SIN([.C27])+[.$D$4]*COS([.C27]))/2" office:value-type="float" office:value="1.458974" calcext:value-type="float">
            <text:p>1.458974</text:p>
          </table:table-cell>
        </table:table-row>
        <table:table-row table:style-name="ro1">
          <table:table-cell office:value-type="float" office:value="0.000052" calcext:value-type="float">
            <text:p>0.000052</text:p>
          </table:table-cell>
          <table:table-cell office:value-type="float" office:value="1.058974" calcext:value-type="float">
            <text:p>1.058974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28]+(-[.$D$2]*COS([.C28])-[.$D$4]*SIN([.C28]))/2" office:value-type="float" office:value="-2.99942285578229" calcext:value-type="float">
            <text:p>-2.9994228558</text:p>
          </table:table-cell>
          <table:table-cell table:formula="of:=[.B28]+(-[.$D$2]*SIN([.C28])+[.$D$4]*COS([.C28]))/2" office:value-type="float" office:value="1.56211472537391" calcext:value-type="float">
            <text:p>1.5621147254</text:p>
          </table:table-cell>
          <table:table-cell/>
          <table:table-cell table:formula="of:=[.A28]+([.$D$2]*COS([.C28])-[.$D$4]*SIN([.C28]))/2" office:value-type="float" office:value="3.00057385559101" calcext:value-type="float">
            <text:p>3.0005738556</text:p>
          </table:table-cell>
          <table:table-cell table:formula="of:=[.B28]+([.$D$2]*SIN([.C28])+[.$D$4]*COS([.C28]))/2" office:value-type="float" office:value="1.55583272652164" calcext:value-type="float">
            <text:p>1.5558327265</text:p>
          </table:table-cell>
        </table:table-row>
        <table:table-row table:style-name="ro1">
          <table:table-cell office:value-type="float" office:value="0.000261" calcext:value-type="float">
            <text:p>0.000261</text:p>
          </table:table-cell>
          <table:table-cell office:value-type="float" office:value="1.158974" calcext:value-type="float">
            <text:p>1.158974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29]+(-[.$D$2]*COS([.C29])-[.$D$4]*SIN([.C29]))/2" office:value-type="float" office:value="-2.9981567602422" calcext:value-type="float">
            <text:p>-2.9981567602</text:p>
          </table:table-cell>
          <table:table-cell table:formula="of:=[.B29]+(-[.$D$2]*SIN([.C29])+[.$D$4]*COS([.C29]))/2" office:value-type="float" office:value="1.66837652754003" calcext:value-type="float">
            <text:p>1.6683765275</text:p>
          </table:table-cell>
          <table:table-cell/>
          <table:table-cell table:formula="of:=[.A29]+([.$D$2]*COS([.C29])-[.$D$4]*SIN([.C29]))/2" office:value-type="float" office:value="3.00181375510695" calcext:value-type="float">
            <text:p>3.0018137551</text:p>
          </table:table-cell>
          <table:table-cell table:formula="of:=[.B29]+([.$D$2]*SIN([.C29])+[.$D$4]*COS([.C29]))/2" office:value-type="float" office:value="1.6495665583515" calcext:value-type="float">
            <text:p>1.6495665584</text:p>
          </table:table-cell>
        </table:table-row>
        <table:table-row table:style-name="ro1">
          <table:table-cell office:value-type="float" office:value="0.000731" calcext:value-type="float">
            <text:p>0.000731</text:p>
          </table:table-cell>
          <table:table-cell office:value-type="float" office:value="1.258973" calcext:value-type="float">
            <text:p>1.258973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30]+(-[.$D$2]*COS([.C30])-[.$D$4]*SIN([.C30]))/2" office:value-type="float" office:value="-2.99608127676895" calcext:value-type="float">
            <text:p>-2.9960812768</text:p>
          </table:table-cell>
          <table:table-cell table:formula="of:=[.B30]+(-[.$D$2]*SIN([.C30])+[.$D$4]*COS([.C30]))/2" office:value-type="float" office:value="1.77773708685153" calcext:value-type="float">
            <text:p>1.7777370869</text:p>
          </table:table-cell>
          <table:table-cell/>
          <table:table-cell table:formula="of:=[.A30]+([.$D$2]*COS([.C30])-[.$D$4]*SIN([.C30]))/2" office:value-type="float" office:value="3.00380123592248" calcext:value-type="float">
            <text:p>3.0038012359</text:p>
          </table:table-cell>
          <table:table-cell table:formula="of:=[.B30]+([.$D$2]*SIN([.C30])+[.$D$4]*COS([.C30]))/2" office:value-type="float" office:value="1.74018933193038" calcext:value-type="float">
            <text:p>1.7401893319</text:p>
          </table:table-cell>
        </table:table-row>
        <table:table-row table:style-name="ro1">
          <table:table-cell office:value-type="float" office:value="0.001564" calcext:value-type="float">
            <text:p>0.001564</text:p>
          </table:table-cell>
          <table:table-cell office:value-type="float" office:value="1.358969" calcext:value-type="float">
            <text:p>1.358969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31]+(-[.$D$2]*COS([.C31])-[.$D$4]*SIN([.C31]))/2" office:value-type="float" office:value="-2.99307226166981" calcext:value-type="float">
            <text:p>-2.9930722617</text:p>
          </table:table-cell>
          <table:table-cell table:formula="of:=[.B31]+(-[.$D$2]*SIN([.C31])+[.$D$4]*COS([.C31]))/2" office:value-type="float" office:value="1.89015038172594" calcext:value-type="float">
            <text:p>1.8901503817</text:p>
          </table:table-cell>
          <table:table-cell/>
          <table:table-cell table:formula="of:=[.A31]+([.$D$2]*COS([.C31])-[.$D$4]*SIN([.C31]))/2" office:value-type="float" office:value="3.0066030740312" calcext:value-type="float">
            <text:p>3.006603074</text:p>
          </table:table-cell>
          <table:table-cell table:formula="of:=[.B31]+([.$D$2]*SIN([.C31])+[.$D$4]*COS([.C31]))/2" office:value-type="float" office:value="1.82773350755757" calcext:value-type="float">
            <text:p>1.8277335076</text:p>
          </table:table-cell>
        </table:table-row>
        <table:table-row table:style-name="ro1">
          <table:table-cell office:value-type="float" office:value="0.002862" calcext:value-type="float">
            <text:p>0.002862</text:p>
          </table:table-cell>
          <table:table-cell office:value-type="float" office:value="1.458961" calcext:value-type="float">
            <text:p>1.458961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32]+(-[.$D$2]*COS([.C32])-[.$D$4]*SIN([.C32]))/2" office:value-type="float" office:value="-2.98899843051583" calcext:value-type="float">
            <text:p>-2.9889984305</text:p>
          </table:table-cell>
          <table:table-cell table:formula="of:=[.B32]+(-[.$D$2]*SIN([.C32])+[.$D$4]*COS([.C32]))/2" office:value-type="float" office:value="2.00556063804747" calcext:value-type="float">
            <text:p>2.005560638</text:p>
          </table:table-cell>
          <table:table-cell/>
          <table:table-cell table:formula="of:=[.A32]+([.$D$2]*COS([.C32])-[.$D$4]*SIN([.C32]))/2" office:value-type="float" office:value="3.01027580336821" calcext:value-type="float">
            <text:p>3.0102758034</text:p>
          </table:table-cell>
          <table:table-cell table:formula="of:=[.B32]+([.$D$2]*SIN([.C32])+[.$D$4]*COS([.C32]))/2" office:value-type="float" office:value="1.9122404009332" calcext:value-type="float">
            <text:p>1.9122404009</text:p>
          </table:table-cell>
        </table:table-row>
        <table:table-row table:style-name="ro1">
          <table:table-cell office:value-type="float" office:value="0.004724" calcext:value-type="float">
            <text:p>0.004724</text:p>
          </table:table-cell>
          <table:table-cell office:value-type="float" office:value="1.558943" calcext:value-type="float">
            <text:p>1.558943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33]+(-[.$D$2]*COS([.C33])-[.$D$4]*SIN([.C33]))/2" office:value-type="float" office:value="-2.98372675879088" calcext:value-type="float">
            <text:p>-2.9837267588</text:p>
          </table:table-cell>
          <table:table-cell table:formula="of:=[.B33]+(-[.$D$2]*SIN([.C33])+[.$D$4]*COS([.C33]))/2" office:value-type="float" office:value="2.12388730015908" calcext:value-type="float">
            <text:p>2.1238873002</text:p>
          </table:table-cell>
          <table:table-cell/>
          <table:table-cell table:formula="of:=[.A33]+([.$D$2]*COS([.C33])-[.$D$4]*SIN([.C33]))/2" office:value-type="float" office:value="3.01486205836729" calcext:value-type="float">
            <text:p>3.0148620584</text:p>
          </table:table-cell>
          <table:table-cell table:formula="of:=[.B33]+([.$D$2]*SIN([.C33])+[.$D$4]*COS([.C33]))/2" office:value-type="float" office:value="1.99376350270061" calcext:value-type="float">
            <text:p>1.9937635027</text:p>
          </table:table-cell>
        </table:table-row>
        <table:table-row table:style-name="ro1">
          <table:table-cell office:value-type="float" office:value="0.007247" calcext:value-type="float">
            <text:p>0.007247</text:p>
          </table:table-cell>
          <table:table-cell office:value-type="float" office:value="1.658911" calcext:value-type="float">
            <text:p>1.658911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34]+(-[.$D$2]*COS([.C34])-[.$D$4]*SIN([.C34]))/2" office:value-type="float" office:value="-2.97711970894233" calcext:value-type="float">
            <text:p>-2.9771197089</text:p>
          </table:table-cell>
          <table:table-cell table:formula="of:=[.B34]+(-[.$D$2]*SIN([.C34])+[.$D$4]*COS([.C34]))/2" office:value-type="float" office:value="2.24504694545696" calcext:value-type="float">
            <text:p>2.2450469455</text:p>
          </table:table-cell>
          <table:table-cell/>
          <table:table-cell table:formula="of:=[.A34]+([.$D$2]*COS([.C34])-[.$D$4]*SIN([.C34]))/2" office:value-type="float" office:value="3.02039473401257" calcext:value-type="float">
            <text:p>3.020394734</text:p>
          </table:table-cell>
          <table:table-cell table:formula="of:=[.B34]+([.$D$2]*SIN([.C34])+[.$D$4]*COS([.C34]))/2" office:value-type="float" office:value="2.07236079503552" calcext:value-type="float">
            <text:p>2.072360795</text:p>
          </table:table-cell>
        </table:table-row>
        <table:table-row table:style-name="ro1">
          <table:table-cell office:value-type="float" office:value="0.010527" calcext:value-type="float">
            <text:p>0.010527</text:p>
          </table:table-cell>
          <table:table-cell office:value-type="float" office:value="1.758857" calcext:value-type="float">
            <text:p>1.758857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35]+(-[.$D$2]*COS([.C35])-[.$D$4]*SIN([.C35]))/2" office:value-type="float" office:value="-2.969037481153" calcext:value-type="float">
            <text:p>-2.9690374812</text:p>
          </table:table-cell>
          <table:table-cell table:formula="of:=[.B35]+(-[.$D$2]*SIN([.C35])+[.$D$4]*COS([.C35]))/2" office:value-type="float" office:value="2.36893527583962" calcext:value-type="float">
            <text:p>2.3689352758</text:p>
          </table:table-cell>
          <table:table-cell/>
          <table:table-cell table:formula="of:=[.A35]+([.$D$2]*COS([.C35])-[.$D$4]*SIN([.C35]))/2" office:value-type="float" office:value="3.02689716622785" calcext:value-type="float">
            <text:p>3.0268971662</text:p>
          </table:table-cell>
          <table:table-cell table:formula="of:=[.B35]+([.$D$2]*SIN([.C35])+[.$D$4]*COS([.C35]))/2" office:value-type="float" office:value="2.14810116539053" calcext:value-type="float">
            <text:p>2.1481011654</text:p>
          </table:table-cell>
        </table:table-row>
        <table:table-row table:style-name="ro1">
          <table:table-cell office:value-type="float" office:value="0.014654" calcext:value-type="float">
            <text:p>0.014654</text:p>
          </table:table-cell>
          <table:table-cell office:value-type="float" office:value="1.858772" calcext:value-type="float">
            <text:p>1.858772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36]+(-[.$D$2]*COS([.C36])-[.$D$4]*SIN([.C36]))/2" office:value-type="float" office:value="-2.95934311614892" calcext:value-type="float">
            <text:p>-2.9593431161</text:p>
          </table:table-cell>
          <table:table-cell table:formula="of:=[.B36]+(-[.$D$2]*SIN([.C36])+[.$D$4]*COS([.C36]))/2" office:value-type="float" office:value="2.49543608186571" calcext:value-type="float">
            <text:p>2.4954360819</text:p>
          </table:table-cell>
          <table:table-cell/>
          <table:table-cell table:formula="of:=[.A36]+([.$D$2]*COS([.C36])-[.$D$4]*SIN([.C36]))/2" office:value-type="float" office:value="3.03438016344867" calcext:value-type="float">
            <text:p>3.0343801634</text:p>
          </table:table-cell>
          <table:table-cell table:formula="of:=[.B36]+([.$D$2]*SIN([.C36])+[.$D$4]*COS([.C36]))/2" office:value-type="float" office:value="2.22106179806722" calcext:value-type="float">
            <text:p>2.2210617981</text:p>
          </table:table-cell>
        </table:table-row>
        <table:table-row table:style-name="ro1">
          <table:table-cell office:value-type="float" office:value="0.019716" calcext:value-type="float">
            <text:p>0.019716</text:p>
          </table:table-cell>
          <table:table-cell office:value-type="float" office:value="1.958643" calcext:value-type="float">
            <text:p>1.958643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37]+(-[.$D$2]*COS([.C37])-[.$D$4]*SIN([.C37]))/2" office:value-type="float" office:value="-2.94790176090724" calcext:value-type="float">
            <text:p>-2.9479017609</text:p>
          </table:table-cell>
          <table:table-cell table:formula="of:=[.B37]+(-[.$D$2]*SIN([.C37])+[.$D$4]*COS([.C37]))/2" office:value-type="float" office:value="2.62440934425891" calcext:value-type="float">
            <text:p>2.6244093443</text:p>
          </table:table-cell>
          <table:table-cell/>
          <table:table-cell table:formula="of:=[.A37]+([.$D$2]*COS([.C37])-[.$D$4]*SIN([.C37]))/2" office:value-type="float" office:value="3.04284620980704" calcext:value-type="float">
            <text:p>3.0428462098</text:p>
          </table:table-cell>
          <table:table-cell table:formula="of:=[.B37]+([.$D$2]*SIN([.C37])+[.$D$4]*COS([.C37]))/2" office:value-type="float" office:value="2.29133465086013" calcext:value-type="float">
            <text:p>2.2913346509</text:p>
          </table:table-cell>
        </table:table-row>
        <table:table-row table:style-name="ro1">
          <table:table-cell office:value-type="float" office:value="0.025797" calcext:value-type="float">
            <text:p>0.025797</text:p>
          </table:table-cell>
          <table:table-cell office:value-type="float" office:value="2.058457" calcext:value-type="float">
            <text:p>2.058457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38]+(-[.$D$2]*COS([.C38])-[.$D$4]*SIN([.C38]))/2" office:value-type="float" office:value="-2.93458031731398" calcext:value-type="float">
            <text:p>-2.9345803173</text:p>
          </table:table-cell>
          <table:table-cell table:formula="of:=[.B38]+(-[.$D$2]*SIN([.C38])+[.$D$4]*COS([.C38]))/2" office:value-type="float" office:value="2.75571315030121" calcext:value-type="float">
            <text:p>2.7557131503</text:p>
          </table:table-cell>
          <table:table-cell/>
          <table:table-cell table:formula="of:=[.A38]+([.$D$2]*COS([.C38])-[.$D$4]*SIN([.C38]))/2" office:value-type="float" office:value="3.05229105161092" calcext:value-type="float">
            <text:p>3.0522910516</text:p>
          </table:table-cell>
          <table:table-cell table:formula="of:=[.B38]+([.$D$2]*SIN([.C38])+[.$D$4]*COS([.C38]))/2" office:value-type="float" office:value="2.3590127445196" calcext:value-type="float">
            <text:p>2.3590127445</text:p>
          </table:table-cell>
        </table:table-row>
        <table:table-row table:style-name="ro1">
          <table:table-cell office:value-type="float" office:value="0.032978" calcext:value-type="float">
            <text:p>0.032978</text:p>
          </table:table-cell>
          <table:table-cell office:value-type="float" office:value="2.158199" calcext:value-type="float">
            <text:p>2.158199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39]+(-[.$D$2]*COS([.C39])-[.$D$4]*SIN([.C39]))/2" office:value-type="float" office:value="-2.91925182738865" calcext:value-type="float">
            <text:p>-2.9192518274</text:p>
          </table:table-cell>
          <table:table-cell table:formula="of:=[.B39]+(-[.$D$2]*SIN([.C39])+[.$D$4]*COS([.C39]))/2" office:value-type="float" office:value="2.88918398361922" calcext:value-type="float">
            <text:p>2.8891839836</text:p>
          </table:table-cell>
          <table:table-cell/>
          <table:table-cell table:formula="of:=[.A39]+([.$D$2]*COS([.C39])-[.$D$4]*SIN([.C39]))/2" office:value-type="float" office:value="3.06270404762252" calcext:value-type="float">
            <text:p>3.0627040476</text:p>
          </table:table-cell>
          <table:table-cell table:formula="of:=[.B39]+([.$D$2]*SIN([.C39])+[.$D$4]*COS([.C39]))/2" office:value-type="float" office:value="2.42420666221598" calcext:value-type="float">
            <text:p>2.4242066622</text:p>
          </table:table-cell>
        </table:table-row>
        <table:table-row table:style-name="ro1">
          <table:table-cell office:value-type="float" office:value="0.041333" calcext:value-type="float">
            <text:p>0.041333</text:p>
          </table:table-cell>
          <table:table-cell office:value-type="float" office:value="2.257848" calcext:value-type="float">
            <text:p>2.257848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40]+(-[.$D$2]*COS([.C40])-[.$D$4]*SIN([.C40]))/2" office:value-type="float" office:value="-2.90179767326028" calcext:value-type="float">
            <text:p>-2.9017976733</text:p>
          </table:table-cell>
          <table:table-cell table:formula="of:=[.B40]+(-[.$D$2]*SIN([.C40])+[.$D$4]*COS([.C40]))/2" office:value-type="float" office:value="3.02464773925039" calcext:value-type="float">
            <text:p>3.0246477393</text:p>
          </table:table-cell>
          <table:table-cell/>
          <table:table-cell table:formula="of:=[.A40]+([.$D$2]*COS([.C40])-[.$D$4]*SIN([.C40]))/2" office:value-type="float" office:value="3.07406733608418" calcext:value-type="float">
            <text:p>3.0740673361</text:p>
          </table:table-cell>
          <table:table-cell table:formula="of:=[.B40]+([.$D$2]*SIN([.C40])+[.$D$4]*COS([.C40]))/2" office:value-type="float" office:value="2.48702576230702" calcext:value-type="float">
            <text:p>2.4870257623</text:p>
          </table:table-cell>
        </table:table-row>
        <table:table-row table:style-name="ro1">
          <table:table-cell office:value-type="float" office:value="0.050933" calcext:value-type="float">
            <text:p>0.050933</text:p>
          </table:table-cell>
          <table:table-cell office:value-type="float" office:value="2.357386" calcext:value-type="float">
            <text:p>2.357386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41]+(-[.$D$2]*COS([.C41])-[.$D$4]*SIN([.C41]))/2" office:value-type="float" office:value="-2.88210801891707" calcext:value-type="float">
            <text:p>-2.8821080189</text:p>
          </table:table-cell>
          <table:table-cell table:formula="of:=[.B41]+(-[.$D$2]*SIN([.C41])+[.$D$4]*COS([.C41]))/2" office:value-type="float" office:value="3.16191715623318" calcext:value-type="float">
            <text:p>3.1619171562</text:p>
          </table:table-cell>
          <table:table-cell/>
          <table:table-cell table:formula="of:=[.A41]+([.$D$2]*COS([.C41])-[.$D$4]*SIN([.C41]))/2" office:value-type="float" office:value="3.08636028478097" calcext:value-type="float">
            <text:p>3.0863602848</text:p>
          </table:table-cell>
          <table:table-cell table:formula="of:=[.B41]+([.$D$2]*SIN([.C41])+[.$D$4]*COS([.C41]))/2" office:value-type="float" office:value="2.54759956104982" calcext:value-type="float">
            <text:p>2.547599561</text:p>
          </table:table-cell>
        </table:table-row>
        <table:table-row table:style-name="ro1">
          <table:table-cell office:value-type="float" office:value="0.061842" calcext:value-type="float">
            <text:p>0.061842</text:p>
          </table:table-cell>
          <table:table-cell office:value-type="float" office:value="2.456788" calcext:value-type="float">
            <text:p>2.456788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42]+(-[.$D$2]*COS([.C42])-[.$D$4]*SIN([.C42]))/2" office:value-type="float" office:value="-2.86008525738292" calcext:value-type="float">
            <text:p>-2.8600852574</text:p>
          </table:table-cell>
          <table:table-cell table:formula="of:=[.B42]+(-[.$D$2]*SIN([.C42])+[.$D$4]*COS([.C42]))/2" office:value-type="float" office:value="3.3007910228398" calcext:value-type="float">
            <text:p>3.3007910228</text:p>
          </table:table-cell>
          <table:table-cell/>
          <table:table-cell table:formula="of:=[.A42]+([.$D$2]*COS([.C42])-[.$D$4]*SIN([.C42]))/2" office:value-type="float" office:value="3.09955795358054" calcext:value-type="float">
            <text:p>3.0995579536</text:p>
          </table:table-cell>
          <table:table-cell table:formula="of:=[.B42]+([.$D$2]*SIN([.C42])+[.$D$4]*COS([.C42]))/2" office:value-type="float" office:value="2.60605884565411" calcext:value-type="float">
            <text:p>2.6060588457</text:p>
          </table:table-cell>
        </table:table-row>
        <table:table-row table:style-name="ro1">
          <table:table-cell office:value-type="float" office:value="0.074119" calcext:value-type="float">
            <text:p>0.074119</text:p>
          </table:table-cell>
          <table:table-cell office:value-type="float" office:value="2.556031" calcext:value-type="float">
            <text:p>2.556031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43]+(-[.$D$2]*COS([.C43])-[.$D$4]*SIN([.C43]))/2" office:value-type="float" office:value="-2.83564254184474" calcext:value-type="float">
            <text:p>-2.8356425418</text:p>
          </table:table-cell>
          <table:table-cell table:formula="of:=[.B43]+(-[.$D$2]*SIN([.C43])+[.$D$4]*COS([.C43]))/2" office:value-type="float" office:value="3.44106646234108" calcext:value-type="float">
            <text:p>3.4410664623</text:p>
          </table:table-cell>
          <table:table-cell/>
          <table:table-cell table:formula="of:=[.A43]+([.$D$2]*COS([.C43])-[.$D$4]*SIN([.C43]))/2" office:value-type="float" office:value="3.1136346625043" calcext:value-type="float">
            <text:p>3.1136346625</text:p>
          </table:table-cell>
          <table:table-cell table:formula="of:=[.B43]+([.$D$2]*SIN([.C43])+[.$D$4]*COS([.C43]))/2" office:value-type="float" office:value="2.66254173838376" calcext:value-type="float">
            <text:p>2.6625417384</text:p>
          </table:table-cell>
        </table:table-row>
        <table:table-row table:style-name="ro1">
          <table:table-cell office:value-type="float" office:value="0.087818" calcext:value-type="float">
            <text:p>0.087818</text:p>
          </table:table-cell>
          <table:table-cell office:value-type="float" office:value="2.655087" calcext:value-type="float">
            <text:p>2.655087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44]+(-[.$D$2]*COS([.C44])-[.$D$4]*SIN([.C44]))/2" office:value-type="float" office:value="-2.80870772912483" calcext:value-type="float">
            <text:p>-2.8087077291</text:p>
          </table:table-cell>
          <table:table-cell table:formula="of:=[.B44]+(-[.$D$2]*SIN([.C44])+[.$D$4]*COS([.C44]))/2" office:value-type="float" office:value="3.58252362884204" calcext:value-type="float">
            <text:p>3.5825236288</text:p>
          </table:table-cell>
          <table:table-cell/>
          <table:table-cell table:formula="of:=[.A44]+([.$D$2]*COS([.C44])-[.$D$4]*SIN([.C44]))/2" office:value-type="float" office:value="3.12856502879658" calcext:value-type="float">
            <text:p>3.1285650288</text:p>
          </table:table-cell>
          <table:table-cell table:formula="of:=[.B44]+([.$D$2]*SIN([.C44])+[.$D$4]*COS([.C44]))/2" office:value-type="float" office:value="2.71719583081152" calcext:value-type="float">
            <text:p>2.7171958308</text:p>
          </table:table-cell>
        </table:table-row>
        <table:table-row table:style-name="ro1">
          <table:table-cell office:value-type="float" office:value="0.102986" calcext:value-type="float">
            <text:p>0.102986</text:p>
          </table:table-cell>
          <table:table-cell office:value-type="float" office:value="2.753929" calcext:value-type="float">
            <text:p>2.753929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45]+(-[.$D$2]*COS([.C45])-[.$D$4]*SIN([.C45]))/2" office:value-type="float" office:value="-2.77922420581684" calcext:value-type="float">
            <text:p>-2.7792242058</text:p>
          </table:table-cell>
          <table:table-cell table:formula="of:=[.B45]+(-[.$D$2]*SIN([.C45])+[.$D$4]*COS([.C45]))/2" office:value-type="float" office:value="3.7249410130489" calcext:value-type="float">
            <text:p>3.724941013</text:p>
          </table:table-cell>
          <table:table-cell/>
          <table:table-cell table:formula="of:=[.A45]+([.$D$2]*COS([.C45])-[.$D$4]*SIN([.C45]))/2" office:value-type="float" office:value="3.14432387459935" calcext:value-type="float">
            <text:p>3.1443238746</text:p>
          </table:table-cell>
          <table:table-cell table:formula="of:=[.B45]+([.$D$2]*SIN([.C45])+[.$D$4]*COS([.C45]))/2" office:value-type="float" office:value="2.7701750003538" calcext:value-type="float">
            <text:p>2.7701750004</text:p>
          </table:table-cell>
        </table:table-row>
        <table:table-row table:style-name="ro1">
          <table:table-cell office:value-type="float" office:value="0.119663" calcext:value-type="float">
            <text:p>0.119663</text:p>
          </table:table-cell>
          <table:table-cell office:value-type="float" office:value="2.852528" calcext:value-type="float">
            <text:p>2.852528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46]+(-[.$D$2]*COS([.C46])-[.$D$4]*SIN([.C46]))/2" office:value-type="float" office:value="-2.74715496594103" calcext:value-type="float">
            <text:p>-2.7471549659</text:p>
          </table:table-cell>
          <table:table-cell table:formula="of:=[.B46]+(-[.$D$2]*SIN([.C46])+[.$D$4]*COS([.C46]))/2" office:value-type="float" office:value="3.86808437468225" calcext:value-type="float">
            <text:p>3.8680843747</text:p>
          </table:table-cell>
          <table:table-cell/>
          <table:table-cell table:formula="of:=[.A46]+([.$D$2]*COS([.C46])-[.$D$4]*SIN([.C46]))/2" office:value-type="float" office:value="3.160887467679" calcext:value-type="float">
            <text:p>3.1608874677</text:p>
          </table:table-cell>
          <table:table-cell table:formula="of:=[.B46]+([.$D$2]*SIN([.C46])+[.$D$4]*COS([.C46]))/2" office:value-type="float" office:value="2.82164536425442" calcext:value-type="float">
            <text:p>2.8216453643</text:p>
          </table:table-cell>
        </table:table-row>
        <table:table-row table:style-name="ro1">
          <table:table-cell office:value-type="float" office:value="0.137883" calcext:value-type="float">
            <text:p>0.137883</text:p>
          </table:table-cell>
          <table:table-cell office:value-type="float" office:value="2.950853" calcext:value-type="float">
            <text:p>2.950853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47]+(-[.$D$2]*COS([.C47])-[.$D$4]*SIN([.C47]))/2" office:value-type="float" office:value="-2.71247791344706" calcext:value-type="float">
            <text:p>-2.7124779134</text:p>
          </table:table-cell>
          <table:table-cell table:formula="of:=[.B47]+(-[.$D$2]*SIN([.C47])+[.$D$4]*COS([.C47]))/2" office:value-type="float" office:value="4.0117218246401" calcext:value-type="float">
            <text:p>4.0117218246</text:p>
          </table:table-cell>
          <table:table-cell/>
          <table:table-cell table:formula="of:=[.A47]+([.$D$2]*COS([.C47])-[.$D$4]*SIN([.C47]))/2" office:value-type="float" office:value="3.17823591530617" calcext:value-type="float">
            <text:p>3.1782359153</text:p>
          </table:table-cell>
          <table:table-cell table:formula="of:=[.B47]+([.$D$2]*SIN([.C47])+[.$D$4]*COS([.C47]))/2" office:value-type="float" office:value="2.87176981348544" calcext:value-type="float">
            <text:p>2.8717698135</text:p>
          </table:table-cell>
        </table:table-row>
        <table:table-row table:style-name="ro1">
          <table:table-cell office:value-type="float" office:value="0.157674" calcext:value-type="float">
            <text:p>0.157674</text:p>
          </table:table-cell>
          <table:table-cell office:value-type="float" office:value="3.048874" calcext:value-type="float">
            <text:p>3.048874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48]+(-[.$D$2]*COS([.C48])-[.$D$4]*SIN([.C48]))/2" office:value-type="float" office:value="-2.67519066291231" calcext:value-type="float">
            <text:p>-2.6751906629</text:p>
          </table:table-cell>
          <table:table-cell table:formula="of:=[.B48]+(-[.$D$2]*SIN([.C48])+[.$D$4]*COS([.C48]))/2" office:value-type="float" office:value="4.15561597608237" calcext:value-type="float">
            <text:p>4.1556159761</text:p>
          </table:table-cell>
          <table:table-cell/>
          <table:table-cell table:formula="of:=[.A48]+([.$D$2]*COS([.C48])-[.$D$4]*SIN([.C48]))/2" office:value-type="float" office:value="3.19635418688971" calcext:value-type="float">
            <text:p>3.1963541869</text:p>
          </table:table-cell>
          <table:table-cell table:formula="of:=[.B48]+([.$D$2]*SIN([.C48])+[.$D$4]*COS([.C48]))/2" office:value-type="float" office:value="2.92072283221796" calcext:value-type="float">
            <text:p>2.9207228322</text:p>
          </table:table-cell>
        </table:table-row>
        <table:table-row table:style-name="ro1">
          <table:table-cell office:value-type="float" office:value="0.179056" calcext:value-type="float">
            <text:p>0.179056</text:p>
          </table:table-cell>
          <table:table-cell office:value-type="float" office:value="3.14656" calcext:value-type="float">
            <text:p>3.14656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49]+(-[.$D$2]*COS([.C49])-[.$D$4]*SIN([.C49]))/2" office:value-type="float" office:value="-2.63531023731979" calcext:value-type="float">
            <text:p>-2.6353102373</text:p>
          </table:table-cell>
          <table:table-cell table:formula="of:=[.B49]+(-[.$D$2]*SIN([.C49])+[.$D$4]*COS([.C49]))/2" office:value-type="float" office:value="4.29953124085315" calcext:value-type="float">
            <text:p>4.2995312409</text:p>
          </table:table-cell>
          <table:table-cell/>
          <table:table-cell table:formula="of:=[.A49]+([.$D$2]*COS([.C49])-[.$D$4]*SIN([.C49]))/2" office:value-type="float" office:value="3.21523095125488" calcext:value-type="float">
            <text:p>3.2152309513</text:p>
          </table:table-cell>
          <table:table-cell table:formula="of:=[.B49]+([.$D$2]*SIN([.C49])+[.$D$4]*COS([.C49]))/2" office:value-type="float" office:value="2.96867895724263" calcext:value-type="float">
            <text:p>2.9686789572</text:p>
          </table:table-cell>
        </table:table-row>
        <table:table-row table:style-name="ro1">
          <table:table-cell office:value-type="float" office:value="0.202042" calcext:value-type="float">
            <text:p>0.202042</text:p>
          </table:table-cell>
          <table:table-cell office:value-type="float" office:value="3.243881" calcext:value-type="float">
            <text:p>3.243881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50]+(-[.$D$2]*COS([.C50])-[.$D$4]*SIN([.C50]))/2" office:value-type="float" office:value="-2.59287600270167" calcext:value-type="float">
            <text:p>-2.5928760027</text:p>
          </table:table-cell>
          <table:table-cell table:formula="of:=[.B50]+(-[.$D$2]*SIN([.C50])+[.$D$4]*COS([.C50]))/2" office:value-type="float" office:value="4.44322805493203" calcext:value-type="float">
            <text:p>4.4432280549</text:p>
          </table:table-cell>
          <table:table-cell/>
          <table:table-cell table:formula="of:=[.A50]+([.$D$2]*COS([.C50])-[.$D$4]*SIN([.C50]))/2" office:value-type="float" office:value="3.23486077712818" calcext:value-type="float">
            <text:p>3.2348607771</text:p>
          </table:table-cell>
          <table:table-cell table:formula="of:=[.B50]+([.$D$2]*SIN([.C50])+[.$D$4]*COS([.C50]))/2" office:value-type="float" office:value="3.01582340837295" calcext:value-type="float">
            <text:p>3.0158234084</text:p>
          </table:table-cell>
        </table:table-row>
        <table:table-row table:style-name="ro1">
          <table:table-cell office:value-type="float" office:value="0.226638" calcext:value-type="float">
            <text:p>0.226638</text:p>
          </table:table-cell>
          <table:table-cell office:value-type="float" office:value="3.340808" calcext:value-type="float">
            <text:p>3.340808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51]+(-[.$D$2]*COS([.C51])-[.$D$4]*SIN([.C51]))/2" office:value-type="float" office:value="-2.54794432981429" calcext:value-type="float">
            <text:p>-2.5479443298</text:p>
          </table:table-cell>
          <table:table-cell table:formula="of:=[.B51]+(-[.$D$2]*SIN([.C51])+[.$D$4]*COS([.C51]))/2" office:value-type="float" office:value="4.58647765728572" calcext:value-type="float">
            <text:p>4.5864776573</text:p>
          </table:table-cell>
          <table:table-cell/>
          <table:table-cell table:formula="of:=[.A51]+([.$D$2]*COS([.C51])-[.$D$4]*SIN([.C51]))/2" office:value-type="float" office:value="3.25524387651159" calcext:value-type="float">
            <text:p>3.2552438765</text:p>
          </table:table-cell>
          <table:table-cell table:formula="of:=[.B51]+([.$D$2]*SIN([.C51])+[.$D$4]*COS([.C51]))/2" office:value-type="float" office:value="3.06233637710192" calcext:value-type="float">
            <text:p>3.0623363771</text:p>
          </table:table-cell>
        </table:table-row>
        <table:table-row table:style-name="ro1">
          <table:table-cell office:value-type="float" office:value="0.252845" calcext:value-type="float">
            <text:p>0.252845</text:p>
          </table:table-cell>
          <table:table-cell office:value-type="float" office:value="3.437312" calcext:value-type="float">
            <text:p>3.437312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52]+(-[.$D$2]*COS([.C52])-[.$D$4]*SIN([.C52]))/2" office:value-type="float" office:value="-2.50059264143213" calcext:value-type="float">
            <text:p>-2.5005926414</text:p>
          </table:table-cell>
          <table:table-cell table:formula="of:=[.B52]+(-[.$D$2]*SIN([.C52])+[.$D$4]*COS([.C52]))/2" office:value-type="float" office:value="4.72904771396965" calcext:value-type="float">
            <text:p>4.729047714</text:p>
          </table:table-cell>
          <table:table-cell/>
          <table:table-cell table:formula="of:=[.A52]+([.$D$2]*COS([.C52])-[.$D$4]*SIN([.C52]))/2" office:value-type="float" office:value="3.27638948696649" calcext:value-type="float">
            <text:p>3.276389487</text:p>
          </table:table-cell>
          <table:table-cell table:formula="of:=[.B52]+([.$D$2]*SIN([.C52])+[.$D$4]*COS([.C52]))/2" office:value-type="float" office:value="3.10840664076345" calcext:value-type="float">
            <text:p>3.1084066408</text:p>
          </table:table-cell>
        </table:table-row>
        <table:table-row table:style-name="ro1">
          <table:table-cell office:value-type="float" office:value="0.280656" calcext:value-type="float">
            <text:p>0.280656</text:p>
          </table:table-cell>
          <table:table-cell office:value-type="float" office:value="3.533366" calcext:value-type="float">
            <text:p>3.533366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53]+(-[.$D$2]*COS([.C53])-[.$D$4]*SIN([.C53]))/2" office:value-type="float" office:value="-2.45091498492588" calcext:value-type="float">
            <text:p>-2.4509149849</text:p>
          </table:table-cell>
          <table:table-cell table:formula="of:=[.B53]+(-[.$D$2]*SIN([.C53])+[.$D$4]*COS([.C53]))/2" office:value-type="float" office:value="4.87072158259988" calcext:value-type="float">
            <text:p>4.8707215826</text:p>
          </table:table-cell>
          <table:table-cell/>
          <table:table-cell table:formula="of:=[.A53]+([.$D$2]*COS([.C53])-[.$D$4]*SIN([.C53]))/2" office:value-type="float" office:value="3.29831144496228" calcext:value-type="float">
            <text:p>3.298311445</text:p>
          </table:table-cell>
          <table:table-cell table:formula="of:=[.B53]+([.$D$2]*SIN([.C53])+[.$D$4]*COS([.C53]))/2" office:value-type="float" office:value="3.15421482238148" calcext:value-type="float">
            <text:p>3.1542148224</text:p>
          </table:table-cell>
        </table:table-row>
        <table:table-row table:style-name="ro1">
          <table:table-cell office:value-type="float" office:value="0.310055" calcext:value-type="float">
            <text:p>0.310055</text:p>
          </table:table-cell>
          <table:table-cell office:value-type="float" office:value="3.628945" calcext:value-type="float">
            <text:p>3.628945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54]+(-[.$D$2]*COS([.C54])-[.$D$4]*SIN([.C54]))/2" office:value-type="float" office:value="-2.3990304122525" calcext:value-type="float">
            <text:p>-2.3990304123</text:p>
          </table:table-cell>
          <table:table-cell table:formula="of:=[.B54]+(-[.$D$2]*SIN([.C54])+[.$D$4]*COS([.C54]))/2" office:value-type="float" office:value="5.01128223422352" calcext:value-type="float">
            <text:p>5.0112822342</text:p>
          </table:table-cell>
          <table:table-cell/>
          <table:table-cell table:formula="of:=[.A54]+([.$D$2]*COS([.C54])-[.$D$4]*SIN([.C54]))/2" office:value-type="float" office:value="3.32102895241945" calcext:value-type="float">
            <text:p>3.3210289524</text:p>
          </table:table-cell>
          <table:table-cell table:formula="of:=[.B54]+([.$D$2]*SIN([.C54])+[.$D$4]*COS([.C54]))/2" office:value-type="float" office:value="3.19995099322181" calcext:value-type="float">
            <text:p>3.1999509932</text:p>
          </table:table-cell>
        </table:table-row>
        <table:table-row table:style-name="ro1">
          <table:table-cell office:value-type="float" office:value="0.341023" calcext:value-type="float">
            <text:p>0.341023</text:p>
          </table:table-cell>
          <table:table-cell office:value-type="float" office:value="3.724028" calcext:value-type="float">
            <text:p>3.724028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55]+(-[.$D$2]*COS([.C55])-[.$D$4]*SIN([.C55]))/2" office:value-type="float" office:value="-2.34506873133307" calcext:value-type="float">
            <text:p>-2.3450687313</text:p>
          </table:table-cell>
          <table:table-cell table:formula="of:=[.B55]+(-[.$D$2]*SIN([.C55])+[.$D$4]*COS([.C55]))/2" office:value-type="float" office:value="5.15053114085323" calcext:value-type="float">
            <text:p>5.1505311409</text:p>
          </table:table-cell>
          <table:table-cell/>
          <table:table-cell table:formula="of:=[.A55]+([.$D$2]*COS([.C55])-[.$D$4]*SIN([.C55]))/2" office:value-type="float" office:value="3.34457025099719" calcext:value-type="float">
            <text:p>3.344570251</text:p>
          </table:table-cell>
          <table:table-cell table:formula="of:=[.B55]+([.$D$2]*SIN([.C55])+[.$D$4]*COS([.C55]))/2" office:value-type="float" office:value="3.24579802286849" calcext:value-type="float">
            <text:p>3.2457980229</text:p>
          </table:table-cell>
        </table:table-row>
        <table:table-row table:style-name="ro1">
          <table:table-cell office:value-type="float" office:value="0.373532" calcext:value-type="float">
            <text:p>0.373532</text:p>
          </table:table-cell>
          <table:table-cell office:value-type="float" office:value="3.818595" calcext:value-type="float">
            <text:p>3.818595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56]+(-[.$D$2]*COS([.C56])-[.$D$4]*SIN([.C56]))/2" office:value-type="float" office:value="-2.28918270590524" calcext:value-type="float">
            <text:p>-2.2891827059</text:p>
          </table:table-cell>
          <table:table-cell table:formula="of:=[.B56]+(-[.$D$2]*SIN([.C56])+[.$D$4]*COS([.C56]))/2" office:value-type="float" office:value="5.28827196959434" calcext:value-type="float">
            <text:p>5.2882719696</text:p>
          </table:table-cell>
          <table:table-cell/>
          <table:table-cell table:formula="of:=[.A56]+([.$D$2]*COS([.C56])-[.$D$4]*SIN([.C56]))/2" office:value-type="float" office:value="3.36896817140041" calcext:value-type="float">
            <text:p>3.3689681714</text:p>
          </table:table-cell>
          <table:table-cell table:formula="of:=[.B56]+([.$D$2]*SIN([.C56])+[.$D$4]*COS([.C56]))/2" office:value-type="float" office:value="3.29194317662327" calcext:value-type="float">
            <text:p>3.2919431766</text:p>
          </table:table-cell>
        </table:table-row>
        <table:table-row table:style-name="ro1">
          <table:table-cell office:value-type="float" office:value="0.407551" calcext:value-type="float">
            <text:p>0.407551</text:p>
          </table:table-cell>
          <table:table-cell office:value-type="float" office:value="3.91263" calcext:value-type="float">
            <text:p>3.91263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57]+(-[.$D$2]*COS([.C57])-[.$D$4]*SIN([.C57]))/2" office:value-type="float" office:value="-2.23153432965384" calcext:value-type="float">
            <text:p>-2.2315343297</text:p>
          </table:table-cell>
          <table:table-cell table:formula="of:=[.B57]+(-[.$D$2]*SIN([.C57])+[.$D$4]*COS([.C57]))/2" office:value-type="float" office:value="5.4243272655945" calcext:value-type="float">
            <text:p>5.4243272656</text:p>
          </table:table-cell>
          <table:table-cell/>
          <table:table-cell table:formula="of:=[.A57]+([.$D$2]*COS([.C57])-[.$D$4]*SIN([.C57]))/2" office:value-type="float" office:value="3.39426326283833" calcext:value-type="float">
            <text:p>3.3942632628</text:p>
          </table:table-cell>
          <table:table-cell table:formula="of:=[.B57]+([.$D$2]*SIN([.C57])+[.$D$4]*COS([.C57]))/2" office:value-type="float" office:value="3.33856566648752" calcext:value-type="float">
            <text:p>3.3385656665</text:p>
          </table:table-cell>
        </table:table-row>
        <table:table-row table:style-name="ro1">
          <table:table-cell office:value-type="float" office:value="0.443038" calcext:value-type="float">
            <text:p>0.443038</text:p>
          </table:table-cell>
          <table:table-cell office:value-type="float" office:value="4.00612" calcext:value-type="float">
            <text:p>4.00612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58]+(-[.$D$2]*COS([.C58])-[.$D$4]*SIN([.C58]))/2" office:value-type="float" office:value="-2.17230615613471" calcext:value-type="float">
            <text:p>-2.1723061561</text:p>
          </table:table-cell>
          <table:table-cell table:formula="of:=[.B58]+(-[.$D$2]*SIN([.C58])+[.$D$4]*COS([.C58]))/2" office:value-type="float" office:value="5.55852939992387" calcext:value-type="float">
            <text:p>5.5585293999</text:p>
          </table:table-cell>
          <table:table-cell/>
          <table:table-cell table:formula="of:=[.A58]+([.$D$2]*COS([.C58])-[.$D$4]*SIN([.C58]))/2" office:value-type="float" office:value="3.42049633145409" calcext:value-type="float">
            <text:p>3.4204963315</text:p>
          </table:table-cell>
          <table:table-cell table:formula="of:=[.B58]+([.$D$2]*SIN([.C58])+[.$D$4]*COS([.C58]))/2" office:value-type="float" office:value="3.3858443480076" calcext:value-type="float">
            <text:p>3.385844348</text:p>
          </table:table-cell>
        </table:table-row>
        <table:table-row table:style-name="ro1">
          <table:table-cell office:value-type="float" office:value="0.479951" calcext:value-type="float">
            <text:p>0.479951</text:p>
          </table:table-cell>
          <table:table-cell office:value-type="float" office:value="4.099057" calcext:value-type="float">
            <text:p>4.099057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59]+(-[.$D$2]*COS([.C59])-[.$D$4]*SIN([.C59]))/2" office:value-type="float" office:value="-2.11168634228608" calcext:value-type="float">
            <text:p>-2.1116863423</text:p>
          </table:table-cell>
          <table:table-cell table:formula="of:=[.B59]+(-[.$D$2]*SIN([.C59])+[.$D$4]*COS([.C59]))/2" office:value-type="float" office:value="5.69072778444896" calcext:value-type="float">
            <text:p>5.6907277844</text:p>
          </table:table-cell>
          <table:table-cell/>
          <table:table-cell table:formula="of:=[.A59]+([.$D$2]*COS([.C59])-[.$D$4]*SIN([.C59]))/2" office:value-type="float" office:value="3.44771738901081" calcext:value-type="float">
            <text:p>3.447717389</text:p>
          </table:table-cell>
          <table:table-cell table:formula="of:=[.B59]+([.$D$2]*SIN([.C59])+[.$D$4]*COS([.C59]))/2" office:value-type="float" office:value="3.43395350410052" calcext:value-type="float">
            <text:p>3.4339535041</text:p>
          </table:table-cell>
        </table:table-row>
        <table:table-row table:style-name="ro1">
          <table:table-cell office:value-type="float" office:value="0.518239" calcext:value-type="float">
            <text:p>0.518239</text:p>
          </table:table-cell>
          <table:table-cell office:value-type="float" office:value="4.191436" calcext:value-type="float">
            <text:p>4.191436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60]+(-[.$D$2]*COS([.C60])-[.$D$4]*SIN([.C60]))/2" office:value-type="float" office:value="-2.04987478653306" calcext:value-type="float">
            <text:p>-2.0498747865</text:p>
          </table:table-cell>
          <table:table-cell table:formula="of:=[.B60]+(-[.$D$2]*SIN([.C60])+[.$D$4]*COS([.C60]))/2" office:value-type="float" office:value="5.82078911685922" calcext:value-type="float">
            <text:p>5.8207891169</text:p>
          </table:table-cell>
          <table:table-cell/>
          <table:table-cell table:formula="of:=[.A60]+([.$D$2]*COS([.C60])-[.$D$4]*SIN([.C60]))/2" office:value-type="float" office:value="3.47597467380994" calcext:value-type="float">
            <text:p>3.4759746738</text:p>
          </table:table-cell>
          <table:table-cell table:formula="of:=[.B60]+([.$D$2]*SIN([.C60])+[.$D$4]*COS([.C60]))/2" office:value-type="float" office:value="3.48305779319795" calcext:value-type="float">
            <text:p>3.4830577932</text:p>
          </table:table-cell>
        </table:table-row>
        <table:table-row table:style-name="ro1">
          <table:table-cell office:value-type="float" office:value="0.557848" calcext:value-type="float">
            <text:p>0.557848</text:p>
          </table:table-cell>
          <table:table-cell office:value-type="float" office:value="4.283256" calcext:value-type="float">
            <text:p>4.283256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61]+(-[.$D$2]*COS([.C61])-[.$D$4]*SIN([.C61]))/2" office:value-type="float" office:value="-1.98708401990811" calcext:value-type="float">
            <text:p>-1.9870840199</text:p>
          </table:table-cell>
          <table:table-cell table:formula="of:=[.B61]+(-[.$D$2]*SIN([.C61])+[.$D$4]*COS([.C61]))/2" office:value-type="float" office:value="5.94858510082254" calcext:value-type="float">
            <text:p>5.9485851008</text:p>
          </table:table-cell>
          <table:table-cell/>
          <table:table-cell table:formula="of:=[.A61]+([.$D$2]*COS([.C61])-[.$D$4]*SIN([.C61]))/2" office:value-type="float" office:value="3.50532286234201" calcext:value-type="float">
            <text:p>3.5053228623</text:p>
          </table:table-cell>
          <table:table-cell table:formula="of:=[.B61]+([.$D$2]*SIN([.C61])+[.$D$4]*COS([.C61]))/2" office:value-type="float" office:value="3.53332804621915" calcext:value-type="float">
            <text:p>3.5333280462</text:p>
          </table:table-cell>
        </table:table-row>
        <table:table-row table:style-name="ro1">
          <table:table-cell office:value-type="float" office:value="0.598719" calcext:value-type="float">
            <text:p>0.598719</text:p>
          </table:table-cell>
          <table:table-cell office:value-type="float" office:value="4.374522" calcext:value-type="float">
            <text:p>4.374522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62]+(-[.$D$2]*COS([.C62])-[.$D$4]*SIN([.C62]))/2" office:value-type="float" office:value="-1.9235287482162" calcext:value-type="float">
            <text:p>-1.9235287482</text:p>
          </table:table-cell>
          <table:table-cell table:formula="of:=[.B62]+(-[.$D$2]*SIN([.C62])+[.$D$4]*COS([.C62]))/2" office:value-type="float" office:value="6.07401201074391" calcext:value-type="float">
            <text:p>6.0740120107</text:p>
          </table:table-cell>
          <table:table-cell/>
          <table:table-cell table:formula="of:=[.A62]+([.$D$2]*COS([.C62])-[.$D$4]*SIN([.C62]))/2" office:value-type="float" office:value="3.53581498152686" calcext:value-type="float">
            <text:p>3.5358149815</text:p>
          </table:table-cell>
          <table:table-cell table:formula="of:=[.B62]+([.$D$2]*SIN([.C62])+[.$D$4]*COS([.C62]))/2" office:value-type="float" office:value="3.58492261087994" calcext:value-type="float">
            <text:p>3.5849226109</text:p>
          </table:table-cell>
        </table:table-row>
        <table:table-row table:style-name="ro1">
          <table:table-cell office:value-type="float" office:value="0.640786" calcext:value-type="float">
            <text:p>0.640786</text:p>
          </table:table-cell>
          <table:table-cell office:value-type="float" office:value="4.465242" calcext:value-type="float">
            <text:p>4.465242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63]+(-[.$D$2]*COS([.C63])-[.$D$4]*SIN([.C63]))/2" office:value-type="float" office:value="-1.85942951951237" calcext:value-type="float">
            <text:p>-1.8594295195</text:p>
          </table:table-cell>
          <table:table-cell table:formula="of:=[.B63]+(-[.$D$2]*SIN([.C63])+[.$D$4]*COS([.C63]))/2" office:value-type="float" office:value="6.19698169059715" calcext:value-type="float">
            <text:p>6.1969816906</text:p>
          </table:table-cell>
          <table:table-cell/>
          <table:table-cell table:formula="of:=[.A63]+([.$D$2]*COS([.C63])-[.$D$4]*SIN([.C63]))/2" office:value-type="float" office:value="3.56750003973239" calcext:value-type="float">
            <text:p>3.5675000397</text:p>
          </table:table-cell>
          <table:table-cell table:formula="of:=[.B63]+([.$D$2]*SIN([.C63])+[.$D$4]*COS([.C63]))/2" office:value-type="float" office:value="3.63799056927698" calcext:value-type="float">
            <text:p>3.6379905693</text:p>
          </table:table-cell>
        </table:table-row>
        <table:table-row table:style-name="ro1">
          <table:table-cell office:value-type="float" office:value="0.683985" calcext:value-type="float">
            <text:p>0.683985</text:p>
          </table:table-cell>
          <table:table-cell office:value-type="float" office:value="4.55543" calcext:value-type="float">
            <text:p>4.55543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64]+(-[.$D$2]*COS([.C64])-[.$D$4]*SIN([.C64]))/2" office:value-type="float" office:value="-1.79500585818383" calcext:value-type="float">
            <text:p>-1.7950058582</text:p>
          </table:table-cell>
          <table:table-cell table:formula="of:=[.B64]+(-[.$D$2]*SIN([.C64])+[.$D$4]*COS([.C64]))/2" office:value-type="float" office:value="6.31741874146261" calcext:value-type="float">
            <text:p>6.3174187415</text:p>
          </table:table-cell>
          <table:table-cell/>
          <table:table-cell table:formula="of:=[.A64]+([.$D$2]*COS([.C64])-[.$D$4]*SIN([.C64]))/2" office:value-type="float" office:value="3.60043216037798" calcext:value-type="float">
            <text:p>3.6004321604</text:p>
          </table:table-cell>
          <table:table-cell table:formula="of:=[.B64]+([.$D$2]*SIN([.C64])+[.$D$4]*COS([.C64]))/2" office:value-type="float" office:value="3.69268092829769" calcext:value-type="float">
            <text:p>3.6926809283</text:p>
          </table:table-cell>
        </table:table-row>
        <table:table-row table:style-name="ro1">
          <table:table-cell office:value-type="float" office:value="0.728242" calcext:value-type="float">
            <text:p>0.728242</text:p>
          </table:table-cell>
          <table:table-cell office:value-type="float" office:value="4.645102" calcext:value-type="float">
            <text:p>4.645102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65]+(-[.$D$2]*COS([.C65])-[.$D$4]*SIN([.C65]))/2" office:value-type="float" office:value="-1.73048542721744" calcext:value-type="float">
            <text:p>-1.7304854272</text:p>
          </table:table-cell>
          <table:table-cell table:formula="of:=[.B65]+(-[.$D$2]*SIN([.C65])+[.$D$4]*COS([.C65]))/2" office:value-type="float" office:value="6.43525826095844" calcext:value-type="float">
            <text:p>6.435258261</text:p>
          </table:table-cell>
          <table:table-cell/>
          <table:table-cell table:formula="of:=[.A65]+([.$D$2]*COS([.C65])-[.$D$4]*SIN([.C65]))/2" office:value-type="float" office:value="3.63465646173275" calcext:value-type="float">
            <text:p>3.6346564617</text:p>
          </table:table-cell>
          <table:table-cell table:formula="of:=[.B65]+([.$D$2]*SIN([.C65])+[.$D$4]*COS([.C65]))/2" office:value-type="float" office:value="3.74913605386659" calcext:value-type="float">
            <text:p>3.7491360539</text:p>
          </table:table-cell>
        </table:table-row>
        <table:table-row table:style-name="ro1">
          <table:table-cell office:value-type="float" office:value="0.773485" calcext:value-type="float">
            <text:p>0.773485</text:p>
          </table:table-cell>
          <table:table-cell office:value-type="float" office:value="4.734282" calcext:value-type="float">
            <text:p>4.734282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66]+(-[.$D$2]*COS([.C66])-[.$D$4]*SIN([.C66]))/2" office:value-type="float" office:value="-1.66608540865885" calcext:value-type="float">
            <text:p>-1.6660854087</text:p>
          </table:table-cell>
          <table:table-cell table:formula="of:=[.B66]+(-[.$D$2]*SIN([.C66])+[.$D$4]*COS([.C66]))/2" office:value-type="float" office:value="6.55045826380153" calcext:value-type="float">
            <text:p>6.5504582638</text:p>
          </table:table-cell>
          <table:table-cell/>
          <table:table-cell table:formula="of:=[.A66]+([.$D$2]*COS([.C66])-[.$D$4]*SIN([.C66]))/2" office:value-type="float" office:value="3.67021687753184" calcext:value-type="float">
            <text:p>3.6702168775</text:p>
          </table:table-cell>
          <table:table-cell table:formula="of:=[.B66]+([.$D$2]*SIN([.C66])+[.$D$4]*COS([.C66]))/2" office:value-type="float" office:value="3.80748945056359" calcext:value-type="float">
            <text:p>3.8074894506</text:p>
          </table:table-cell>
        </table:table-row>
        <table:table-row table:style-name="ro1">
          <table:table-cell office:value-type="float" office:value="0.819636" calcext:value-type="float">
            <text:p>0.819636</text:p>
          </table:table-cell>
          <table:table-cell office:value-type="float" office:value="4.822995" calcext:value-type="float">
            <text:p>4.822995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67]+(-[.$D$2]*COS([.C67])-[.$D$4]*SIN([.C67]))/2" office:value-type="float" office:value="-1.60202637890034" calcext:value-type="float">
            <text:p>-1.6020263789</text:p>
          </table:table-cell>
          <table:table-cell table:formula="of:=[.B67]+(-[.$D$2]*SIN([.C67])+[.$D$4]*COS([.C67]))/2" office:value-type="float" office:value="6.66298177240321" calcext:value-type="float">
            <text:p>6.6629817724</text:p>
          </table:table-cell>
          <table:table-cell/>
          <table:table-cell table:formula="of:=[.A67]+([.$D$2]*COS([.C67])-[.$D$4]*SIN([.C67]))/2" office:value-type="float" office:value="3.70715017649595" calcext:value-type="float">
            <text:p>3.7071501765</text:p>
          </table:table-cell>
          <table:table-cell table:formula="of:=[.B67]+([.$D$2]*SIN([.C67])+[.$D$4]*COS([.C67]))/2" office:value-type="float" office:value="3.86787098682951" calcext:value-type="float">
            <text:p>3.8678709868</text:p>
          </table:table-cell>
        </table:table-row>
        <table:table-row table:style-name="ro1">
          <table:table-cell office:value-type="float" office:value="0.866616" calcext:value-type="float">
            <text:p>0.866616</text:p>
          </table:table-cell>
          <table:table-cell office:value-type="float" office:value="4.911272" calcext:value-type="float">
            <text:p>4.911272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68]+(-[.$D$2]*COS([.C68])-[.$D$4]*SIN([.C68]))/2" office:value-type="float" office:value="-1.53851895843394" calcext:value-type="float">
            <text:p>-1.5385189584</text:p>
          </table:table-cell>
          <table:table-cell table:formula="of:=[.B68]+(-[.$D$2]*SIN([.C68])+[.$D$4]*COS([.C68]))/2" office:value-type="float" office:value="6.77281056573506" calcext:value-type="float">
            <text:p>6.7728105657</text:p>
          </table:table-cell>
          <table:table-cell/>
          <table:table-cell table:formula="of:=[.A68]+([.$D$2]*COS([.C68])-[.$D$4]*SIN([.C68]))/2" office:value-type="float" office:value="3.74548590091916" calcext:value-type="float">
            <text:p>3.7454859009</text:p>
          </table:table-cell>
          <table:table-cell table:formula="of:=[.B68]+([.$D$2]*SIN([.C68])+[.$D$4]*COS([.C68]))/2" office:value-type="float" office:value="3.93040091082379" calcext:value-type="float">
            <text:p>3.9304009108</text:p>
          </table:table-cell>
        </table:table-row>
        <table:table-row table:style-name="ro1">
          <table:table-cell office:value-type="float" office:value="0.914342" calcext:value-type="float">
            <text:p>0.914342</text:p>
          </table:table-cell>
          <table:table-cell office:value-type="float" office:value="4.999147" calcext:value-type="float">
            <text:p>4.999147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69]+(-[.$D$2]*COS([.C69])-[.$D$4]*SIN([.C69]))/2" office:value-type="float" office:value="-1.47576742217895" calcext:value-type="float">
            <text:p>-1.4757674222</text:p>
          </table:table-cell>
          <table:table-cell table:formula="of:=[.B69]+(-[.$D$2]*SIN([.C69])+[.$D$4]*COS([.C69]))/2" office:value-type="float" office:value="6.87993857537762" calcext:value-type="float">
            <text:p>6.8799385754</text:p>
          </table:table-cell>
          <table:table-cell/>
          <table:table-cell table:formula="of:=[.A69]+([.$D$2]*COS([.C69])-[.$D$4]*SIN([.C69]))/2" office:value-type="float" office:value="3.78524277515661" calcext:value-type="float">
            <text:p>3.7852427752</text:p>
          </table:table-cell>
          <table:table-cell table:formula="of:=[.B69]+([.$D$2]*SIN([.C69])+[.$D$4]*COS([.C69]))/2" office:value-type="float" office:value="3.99519045751164" calcext:value-type="float">
            <text:p>3.9951904575</text:p>
          </table:table-cell>
        </table:table-row>
        <table:table-row table:style-name="ro1">
          <table:table-cell office:value-type="float" office:value="0.962732" calcext:value-type="float">
            <text:p>0.962732</text:p>
          </table:table-cell>
          <table:table-cell office:value-type="float" office:value="5.08666" calcext:value-type="float">
            <text:p>5.08666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70]+(-[.$D$2]*COS([.C70])-[.$D$4]*SIN([.C70]))/2" office:value-type="float" office:value="-1.41397126256744" calcext:value-type="float">
            <text:p>-1.4139712626</text:p>
          </table:table-cell>
          <table:table-cell table:formula="of:=[.B70]+(-[.$D$2]*SIN([.C70])+[.$D$4]*COS([.C70]))/2" office:value-type="float" office:value="6.98436429775065" calcext:value-type="float">
            <text:p>6.9843642978</text:p>
          </table:table-cell>
          <table:table-cell/>
          <table:table-cell table:formula="of:=[.A70]+([.$D$2]*COS([.C70])-[.$D$4]*SIN([.C70]))/2" office:value-type="float" office:value="3.82643648007752" calcext:value-type="float">
            <text:p>3.8264364801</text:p>
          </table:table-cell>
          <table:table-cell table:formula="of:=[.B70]+([.$D$2]*SIN([.C70])+[.$D$4]*COS([.C70]))/2" office:value-type="float" office:value="4.06235699269017" calcext:value-type="float">
            <text:p>4.0623569927</text:p>
          </table:table-cell>
        </table:table-row>
        <table:table-row table:style-name="ro1">
          <table:table-cell office:value-type="float" office:value="1.0117" calcext:value-type="float">
            <text:p>1.0117</text:p>
          </table:table-cell>
          <table:table-cell office:value-type="float" office:value="5.17385" calcext:value-type="float">
            <text:p>5.17385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71]+(-[.$D$2]*COS([.C71])-[.$D$4]*SIN([.C71]))/2" office:value-type="float" office:value="-1.35331619242812" calcext:value-type="float">
            <text:p>-1.3533161924</text:p>
          </table:table-cell>
          <table:table-cell table:formula="of:=[.B71]+(-[.$D$2]*SIN([.C71])+[.$D$4]*COS([.C71]))/2" office:value-type="float" office:value="7.08609956780039" calcext:value-type="float">
            <text:p>7.0860995678</text:p>
          </table:table-cell>
          <table:table-cell/>
          <table:table-cell table:formula="of:=[.A71]+([.$D$2]*COS([.C71])-[.$D$4]*SIN([.C71]))/2" office:value-type="float" office:value="3.86906652834024" calcext:value-type="float">
            <text:p>3.8690665283</text:p>
          </table:table-cell>
          <table:table-cell table:formula="of:=[.B71]+([.$D$2]*SIN([.C71])+[.$D$4]*COS([.C71]))/2" office:value-type="float" office:value="4.13199755232767" calcext:value-type="float">
            <text:p>4.1319975523</text:p>
          </table:table-cell>
        </table:table-row>
        <table:table-row table:style-name="ro1">
          <table:table-cell office:value-type="float" office:value="1.061159" calcext:value-type="float">
            <text:p>1.061159</text:p>
          </table:table-cell>
          <table:table-cell office:value-type="float" office:value="5.260762" calcext:value-type="float">
            <text:p>5.260762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72]+(-[.$D$2]*COS([.C72])-[.$D$4]*SIN([.C72]))/2" office:value-type="float" office:value="-1.2939758632797" calcext:value-type="float">
            <text:p>-1.2939758633</text:p>
          </table:table-cell>
          <table:table-cell table:formula="of:=[.B72]+(-[.$D$2]*SIN([.C72])+[.$D$4]*COS([.C72]))/2" office:value-type="float" office:value="7.18516834372382" calcext:value-type="float">
            <text:p>7.1851683437</text:p>
          </table:table-cell>
          <table:table-cell/>
          <table:table-cell table:formula="of:=[.A72]+([.$D$2]*COS([.C72])-[.$D$4]*SIN([.C72]))/2" office:value-type="float" office:value="3.91312106322907" calcext:value-type="float">
            <text:p>3.9131210632</text:p>
          </table:table-cell>
          <table:table-cell table:formula="of:=[.B72]+([.$D$2]*SIN([.C72])+[.$D$4]*COS([.C72]))/2" office:value-type="float" office:value="4.20420514402764" calcext:value-type="float">
            <text:p>4.204205144</text:p>
          </table:table-cell>
        </table:table-row>
        <table:table-row table:style-name="ro1">
          <table:table-cell office:value-type="float" office:value="1.111021" calcext:value-type="float">
            <text:p>1.111021</text:p>
          </table:table-cell>
          <table:table-cell office:value-type="float" office:value="5.347444" calcext:value-type="float">
            <text:p>5.347444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73]+(-[.$D$2]*COS([.C73])-[.$D$4]*SIN([.C73]))/2" office:value-type="float" office:value="-1.23611699003965" calcext:value-type="float">
            <text:p>-1.23611699</text:p>
          </table:table-cell>
          <table:table-cell table:formula="of:=[.B73]+(-[.$D$2]*SIN([.C73])+[.$D$4]*COS([.C73]))/2" office:value-type="float" office:value="7.28159581816543" calcext:value-type="float">
            <text:p>7.2815958182</text:p>
          </table:table-cell>
          <table:table-cell/>
          <table:table-cell table:formula="of:=[.A73]+([.$D$2]*COS([.C73])-[.$D$4]*SIN([.C73]))/2" office:value-type="float" office:value="3.95857914782089" calcext:value-type="float">
            <text:p>3.9585791478</text:p>
          </table:table-cell>
          <table:table-cell table:formula="of:=[.B73]+([.$D$2]*SIN([.C73])+[.$D$4]*COS([.C73]))/2" office:value-type="float" office:value="4.27907487147799" calcext:value-type="float">
            <text:p>4.2790748715</text:p>
          </table:table-cell>
        </table:table-row>
        <table:table-row table:style-name="ro1">
          <table:table-cell office:value-type="float" office:value="1.161198" calcext:value-type="float">
            <text:p>1.161198</text:p>
          </table:table-cell>
          <table:table-cell office:value-type="float" office:value="5.433944" calcext:value-type="float">
            <text:p>5.433944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74]+(-[.$D$2]*COS([.C74])-[.$D$4]*SIN([.C74]))/2" office:value-type="float" office:value="-1.17988819776974" calcext:value-type="float">
            <text:p>-1.1798881978</text:p>
          </table:table-cell>
          <table:table-cell table:formula="of:=[.B74]+(-[.$D$2]*SIN([.C74])+[.$D$4]*COS([.C74]))/2" office:value-type="float" office:value="7.37541648618465" calcext:value-type="float">
            <text:p>7.3754164862</text:p>
          </table:table-cell>
          <table:table-cell/>
          <table:table-cell table:formula="of:=[.A74]+([.$D$2]*COS([.C74])-[.$D$4]*SIN([.C74]))/2" office:value-type="float" office:value="4.0054057501664" calcext:value-type="float">
            <text:p>4.0054057502</text:p>
          </table:table-cell>
          <table:table-cell table:formula="of:=[.B74]+([.$D$2]*SIN([.C74])+[.$D$4]*COS([.C74]))/2" office:value-type="float" office:value="4.35668717180471" calcext:value-type="float">
            <text:p>4.3566871718</text:p>
          </table:table-cell>
        </table:table-row>
        <table:table-row table:style-name="ro1">
          <table:table-cell office:value-type="float" office:value="1.211601" calcext:value-type="float">
            <text:p>1.211601</text:p>
          </table:table-cell>
          <table:table-cell office:value-type="float" office:value="5.520313" calcext:value-type="float">
            <text:p>5.520313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75]+(-[.$D$2]*COS([.C75])-[.$D$4]*SIN([.C75]))/2" office:value-type="float" office:value="-1.12542630289778" calcext:value-type="float">
            <text:p>-1.1254263029</text:p>
          </table:table-cell>
          <table:table-cell table:formula="of:=[.B75]+(-[.$D$2]*SIN([.C75])+[.$D$4]*COS([.C75]))/2" office:value-type="float" office:value="7.46666943845375" calcext:value-type="float">
            <text:p>7.4666694385</text:p>
          </table:table-cell>
          <table:table-cell/>
          <table:table-cell table:formula="of:=[.A75]+([.$D$2]*COS([.C75])-[.$D$4]*SIN([.C75]))/2" office:value-type="float" office:value="4.05355323953695" calcext:value-type="float">
            <text:p>4.0535532395</text:p>
          </table:table-cell>
          <table:table-cell table:formula="of:=[.B75]+([.$D$2]*SIN([.C75])+[.$D$4]*COS([.C75]))/2" office:value-type="float" office:value="4.43711981861871" calcext:value-type="float">
            <text:p>4.4371198186</text:p>
          </table:table-cell>
        </table:table-row>
        <table:table-row table:style-name="ro1">
          <table:table-cell office:value-type="float" office:value="1.262139" calcext:value-type="float">
            <text:p>1.262139</text:p>
          </table:table-cell>
          <table:table-cell office:value-type="float" office:value="5.606603" calcext:value-type="float">
            <text:p>5.606603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76]+(-[.$D$2]*COS([.C76])-[.$D$4]*SIN([.C76]))/2" office:value-type="float" office:value="-1.07284918714397" calcext:value-type="float">
            <text:p>-1.0728491871</text:p>
          </table:table-cell>
          <table:table-cell table:formula="of:=[.B76]+(-[.$D$2]*SIN([.C76])+[.$D$4]*COS([.C76]))/2" office:value-type="float" office:value="7.55540523878621" calcext:value-type="float">
            <text:p>7.5554052388</text:p>
          </table:table-cell>
          <table:table-cell/>
          <table:table-cell table:formula="of:=[.A76]+([.$D$2]*COS([.C76])-[.$D$4]*SIN([.C76]))/2" office:value-type="float" office:value="4.10295557879658" calcext:value-type="float">
            <text:p>4.1029555788</text:p>
          </table:table-cell>
          <table:table-cell table:formula="of:=[.B76]+([.$D$2]*SIN([.C76])+[.$D$4]*COS([.C76]))/2" office:value-type="float" office:value="4.52043488887055" calcext:value-type="float">
            <text:p>4.5204348889</text:p>
          </table:table-cell>
        </table:table-row>
        <table:table-row table:style-name="ro1">
          <table:table-cell office:value-type="float" office:value="1.312721" calcext:value-type="float">
            <text:p>1.312721</text:p>
          </table:table-cell>
          <table:table-cell office:value-type="float" office:value="5.692866" calcext:value-type="float">
            <text:p>5.692866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77]+(-[.$D$2]*COS([.C77])-[.$D$4]*SIN([.C77]))/2" office:value-type="float" office:value="-1.02226718714397" calcext:value-type="float">
            <text:p>-1.0222671871</text:p>
          </table:table-cell>
          <table:table-cell table:formula="of:=[.B77]+(-[.$D$2]*SIN([.C77])+[.$D$4]*COS([.C77]))/2" office:value-type="float" office:value="7.64166823878621" calcext:value-type="float">
            <text:p>7.6416682388</text:p>
          </table:table-cell>
          <table:table-cell/>
          <table:table-cell table:formula="of:=[.A77]+([.$D$2]*COS([.C77])-[.$D$4]*SIN([.C77]))/2" office:value-type="float" office:value="4.15353757879658" calcext:value-type="float">
            <text:p>4.1535375788</text:p>
          </table:table-cell>
          <table:table-cell table:formula="of:=[.B77]+([.$D$2]*SIN([.C77])+[.$D$4]*COS([.C77]))/2" office:value-type="float" office:value="4.60669788887055" calcext:value-type="float">
            <text:p>4.6066978889</text:p>
          </table:table-cell>
        </table:table-row>
        <table:table-row table:style-name="ro1">
          <table:table-cell office:value-type="float" office:value="1.363259" calcext:value-type="float">
            <text:p>1.363259</text:p>
          </table:table-cell>
          <table:table-cell office:value-type="float" office:value="5.779156" calcext:value-type="float">
            <text:p>5.779156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78]+(-[.$D$2]*COS([.C78])-[.$D$4]*SIN([.C78]))/2" office:value-type="float" office:value="-0.973768302897775" calcext:value-type="float">
            <text:p>-0.9737683029</text:p>
          </table:table-cell>
          <table:table-cell table:formula="of:=[.B78]+(-[.$D$2]*SIN([.C78])+[.$D$4]*COS([.C78]))/2" office:value-type="float" office:value="7.72551243845375" calcext:value-type="float">
            <text:p>7.7255124385</text:p>
          </table:table-cell>
          <table:table-cell/>
          <table:table-cell table:formula="of:=[.A78]+([.$D$2]*COS([.C78])-[.$D$4]*SIN([.C78]))/2" office:value-type="float" office:value="4.20521123953695" calcext:value-type="float">
            <text:p>4.2052112395</text:p>
          </table:table-cell>
          <table:table-cell table:formula="of:=[.B78]+([.$D$2]*SIN([.C78])+[.$D$4]*COS([.C78]))/2" office:value-type="float" office:value="4.69596281861871" calcext:value-type="float">
            <text:p>4.6959628186</text:p>
          </table:table-cell>
        </table:table-row>
        <table:table-row table:style-name="ro1">
          <table:table-cell office:value-type="float" office:value="1.413661" calcext:value-type="float">
            <text:p>1.413661</text:p>
          </table:table-cell>
          <table:table-cell office:value-type="float" office:value="5.865525" calcext:value-type="float">
            <text:p>5.865525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79]+(-[.$D$2]*COS([.C79])-[.$D$4]*SIN([.C79]))/2" office:value-type="float" office:value="-0.927425197769743" calcext:value-type="float">
            <text:p>-0.9274251978</text:p>
          </table:table-cell>
          <table:table-cell table:formula="of:=[.B79]+(-[.$D$2]*SIN([.C79])+[.$D$4]*COS([.C79]))/2" office:value-type="float" office:value="7.80699748618465" calcext:value-type="float">
            <text:p>7.8069974862</text:p>
          </table:table-cell>
          <table:table-cell/>
          <table:table-cell table:formula="of:=[.A79]+([.$D$2]*COS([.C79])-[.$D$4]*SIN([.C79]))/2" office:value-type="float" office:value="4.2578687501664" calcext:value-type="float">
            <text:p>4.2578687502</text:p>
          </table:table-cell>
          <table:table-cell table:formula="of:=[.B79]+([.$D$2]*SIN([.C79])+[.$D$4]*COS([.C79]))/2" office:value-type="float" office:value="4.78826817180471" calcext:value-type="float">
            <text:p>4.7882681718</text:p>
          </table:table-cell>
        </table:table-row>
        <table:table-row table:style-name="ro1">
          <table:table-cell office:value-type="float" office:value="1.463838" calcext:value-type="float">
            <text:p>1.463838</text:p>
          </table:table-cell>
          <table:table-cell office:value-type="float" office:value="5.952025" calcext:value-type="float">
            <text:p>5.952025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80]+(-[.$D$2]*COS([.C80])-[.$D$4]*SIN([.C80]))/2" office:value-type="float" office:value="-0.883299990039646" calcext:value-type="float">
            <text:p>-0.88329999</text:p>
          </table:table-cell>
          <table:table-cell table:formula="of:=[.B80]+(-[.$D$2]*SIN([.C80])+[.$D$4]*COS([.C80]))/2" office:value-type="float" office:value="7.88617681816543" calcext:value-type="float">
            <text:p>7.8861768182</text:p>
          </table:table-cell>
          <table:table-cell/>
          <table:table-cell table:formula="of:=[.A80]+([.$D$2]*COS([.C80])-[.$D$4]*SIN([.C80]))/2" office:value-type="float" office:value="4.31139614782089" calcext:value-type="float">
            <text:p>4.3113961478</text:p>
          </table:table-cell>
          <table:table-cell table:formula="of:=[.B80]+([.$D$2]*SIN([.C80])+[.$D$4]*COS([.C80]))/2" office:value-type="float" office:value="4.88365587147799" calcext:value-type="float">
            <text:p>4.8836558715</text:p>
          </table:table-cell>
        </table:table-row>
        <table:table-row table:style-name="ro1">
          <table:table-cell office:value-type="float" office:value="1.513701" calcext:value-type="float">
            <text:p>1.513701</text:p>
          </table:table-cell>
          <table:table-cell office:value-type="float" office:value="6.038707" calcext:value-type="float">
            <text:p>6.038707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81]+(-[.$D$2]*COS([.C81])-[.$D$4]*SIN([.C81]))/2" office:value-type="float" office:value="-0.841433863279704" calcext:value-type="float">
            <text:p>-0.8414338633</text:p>
          </table:table-cell>
          <table:table-cell table:formula="of:=[.B81]+(-[.$D$2]*SIN([.C81])+[.$D$4]*COS([.C81]))/2" office:value-type="float" office:value="7.96311334372382" calcext:value-type="float">
            <text:p>7.9631133437</text:p>
          </table:table-cell>
          <table:table-cell/>
          <table:table-cell table:formula="of:=[.A81]+([.$D$2]*COS([.C81])-[.$D$4]*SIN([.C81]))/2" office:value-type="float" office:value="4.36566306322907" calcext:value-type="float">
            <text:p>4.3656630632</text:p>
          </table:table-cell>
          <table:table-cell table:formula="of:=[.B81]+([.$D$2]*SIN([.C81])+[.$D$4]*COS([.C81]))/2" office:value-type="float" office:value="4.98215014402764" calcext:value-type="float">
            <text:p>4.982150144</text:p>
          </table:table-cell>
        </table:table-row>
        <table:table-row table:style-name="ro1">
          <table:table-cell office:value-type="float" office:value="1.56316" calcext:value-type="float">
            <text:p>1.56316</text:p>
          </table:table-cell>
          <table:table-cell office:value-type="float" office:value="6.12562" calcext:value-type="float">
            <text:p>6.12562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82]+(-[.$D$2]*COS([.C82])-[.$D$4]*SIN([.C82]))/2" office:value-type="float" office:value="-0.801856192428123" calcext:value-type="float">
            <text:p>-0.8018561924</text:p>
          </table:table-cell>
          <table:table-cell table:formula="of:=[.B82]+(-[.$D$2]*SIN([.C82])+[.$D$4]*COS([.C82]))/2" office:value-type="float" office:value="8.03786956780039" calcext:value-type="float">
            <text:p>8.0378695678</text:p>
          </table:table-cell>
          <table:table-cell/>
          <table:table-cell table:formula="of:=[.A82]+([.$D$2]*COS([.C82])-[.$D$4]*SIN([.C82]))/2" office:value-type="float" office:value="4.42052652834024" calcext:value-type="float">
            <text:p>4.4205265283</text:p>
          </table:table-cell>
          <table:table-cell table:formula="of:=[.B82]+([.$D$2]*SIN([.C82])+[.$D$4]*COS([.C82]))/2" office:value-type="float" office:value="5.08376755232767" calcext:value-type="float">
            <text:p>5.0837675523</text:p>
          </table:table-cell>
        </table:table-row>
        <table:table-row table:style-name="ro1">
          <table:table-cell office:value-type="float" office:value="1.612128" calcext:value-type="float">
            <text:p>1.612128</text:p>
          </table:table-cell>
          <table:table-cell office:value-type="float" office:value="6.21281" calcext:value-type="float">
            <text:p>6.21281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83]+(-[.$D$2]*COS([.C83])-[.$D$4]*SIN([.C83]))/2" office:value-type="float" office:value="-0.764575262567438" calcext:value-type="float">
            <text:p>-0.7645752626</text:p>
          </table:table-cell>
          <table:table-cell table:formula="of:=[.B83]+(-[.$D$2]*SIN([.C83])+[.$D$4]*COS([.C83]))/2" office:value-type="float" office:value="8.11051429775065" calcext:value-type="float">
            <text:p>8.1105142978</text:p>
          </table:table-cell>
          <table:table-cell/>
          <table:table-cell table:formula="of:=[.A83]+([.$D$2]*COS([.C83])-[.$D$4]*SIN([.C83]))/2" office:value-type="float" office:value="4.47583248007752" calcext:value-type="float">
            <text:p>4.4758324801</text:p>
          </table:table-cell>
          <table:table-cell table:formula="of:=[.B83]+([.$D$2]*SIN([.C83])+[.$D$4]*COS([.C83]))/2" office:value-type="float" office:value="5.18850699269017" calcext:value-type="float">
            <text:p>5.1885069927</text:p>
          </table:table-cell>
        </table:table-row>
        <table:table-row table:style-name="ro1">
          <table:table-cell office:value-type="float" office:value="1.660517" calcext:value-type="float">
            <text:p>1.660517</text:p>
          </table:table-cell>
          <table:table-cell office:value-type="float" office:value="6.300322" calcext:value-type="float">
            <text:p>6.300322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84]+(-[.$D$2]*COS([.C84])-[.$D$4]*SIN([.C84]))/2" office:value-type="float" office:value="-0.729592422178948" calcext:value-type="float">
            <text:p>-0.7295924222</text:p>
          </table:table-cell>
          <table:table-cell table:formula="of:=[.B84]+(-[.$D$2]*SIN([.C84])+[.$D$4]*COS([.C84]))/2" office:value-type="float" office:value="8.18111357537762" calcext:value-type="float">
            <text:p>8.1811135754</text:p>
          </table:table-cell>
          <table:table-cell/>
          <table:table-cell table:formula="of:=[.A84]+([.$D$2]*COS([.C84])-[.$D$4]*SIN([.C84]))/2" office:value-type="float" office:value="4.53141777515661" calcext:value-type="float">
            <text:p>4.5314177752</text:p>
          </table:table-cell>
          <table:table-cell table:formula="of:=[.B84]+([.$D$2]*SIN([.C84])+[.$D$4]*COS([.C84]))/2" office:value-type="float" office:value="5.29636545751164" calcext:value-type="float">
            <text:p>5.2963654575</text:p>
          </table:table-cell>
        </table:table-row>
        <table:table-row table:style-name="ro1">
          <table:table-cell office:value-type="float" office:value="1.708244" calcext:value-type="float">
            <text:p>1.708244</text:p>
          </table:table-cell>
          <table:table-cell office:value-type="float" office:value="6.388197" calcext:value-type="float">
            <text:p>6.388197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85]+(-[.$D$2]*COS([.C85])-[.$D$4]*SIN([.C85]))/2" office:value-type="float" office:value="-0.696890958433944" calcext:value-type="float">
            <text:p>-0.6968909584</text:p>
          </table:table-cell>
          <table:table-cell table:formula="of:=[.B85]+(-[.$D$2]*SIN([.C85])+[.$D$4]*COS([.C85]))/2" office:value-type="float" office:value="8.24973556573506" calcext:value-type="float">
            <text:p>8.2497355657</text:p>
          </table:table-cell>
          <table:table-cell/>
          <table:table-cell table:formula="of:=[.A85]+([.$D$2]*COS([.C85])-[.$D$4]*SIN([.C85]))/2" office:value-type="float" office:value="4.58711390091916" calcext:value-type="float">
            <text:p>4.5871139009</text:p>
          </table:table-cell>
          <table:table-cell table:formula="of:=[.B85]+([.$D$2]*SIN([.C85])+[.$D$4]*COS([.C85]))/2" office:value-type="float" office:value="5.40732591082379" calcext:value-type="float">
            <text:p>5.4073259108</text:p>
          </table:table-cell>
        </table:table-row>
        <table:table-row table:style-name="ro1">
          <table:table-cell office:value-type="float" office:value="1.755224" calcext:value-type="float">
            <text:p>1.755224</text:p>
          </table:table-cell>
          <table:table-cell office:value-type="float" office:value="6.476475" calcext:value-type="float">
            <text:p>6.476475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86]+(-[.$D$2]*COS([.C86])-[.$D$4]*SIN([.C86]))/2" office:value-type="float" office:value="-0.666438378900336" calcext:value-type="float">
            <text:p>-0.6664383789</text:p>
          </table:table-cell>
          <table:table-cell table:formula="of:=[.B86]+(-[.$D$2]*SIN([.C86])+[.$D$4]*COS([.C86]))/2" office:value-type="float" office:value="8.31646177240321" calcext:value-type="float">
            <text:p>8.3164617724</text:p>
          </table:table-cell>
          <table:table-cell/>
          <table:table-cell table:formula="of:=[.A86]+([.$D$2]*COS([.C86])-[.$D$4]*SIN([.C86]))/2" office:value-type="float" office:value="4.64273817649595" calcext:value-type="float">
            <text:p>4.6427381765</text:p>
          </table:table-cell>
          <table:table-cell table:formula="of:=[.B86]+([.$D$2]*SIN([.C86])+[.$D$4]*COS([.C86]))/2" office:value-type="float" office:value="5.52135098682951" calcext:value-type="float">
            <text:p>5.5213509868</text:p>
          </table:table-cell>
        </table:table-row>
        <table:table-row table:style-name="ro1">
          <table:table-cell office:value-type="float" office:value="1.801375" calcext:value-type="float">
            <text:p>1.801375</text:p>
          </table:table-cell>
          <table:table-cell office:value-type="float" office:value="6.565188" calcext:value-type="float">
            <text:p>6.565188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87]+(-[.$D$2]*COS([.C87])-[.$D$4]*SIN([.C87]))/2" office:value-type="float" office:value="-0.638195408658852" calcext:value-type="float">
            <text:p>-0.6381954087</text:p>
          </table:table-cell>
          <table:table-cell table:formula="of:=[.B87]+(-[.$D$2]*SIN([.C87])+[.$D$4]*COS([.C87]))/2" office:value-type="float" office:value="8.38136426380153" calcext:value-type="float">
            <text:p>8.3813642638</text:p>
          </table:table-cell>
          <table:table-cell/>
          <table:table-cell table:formula="of:=[.A87]+([.$D$2]*COS([.C87])-[.$D$4]*SIN([.C87]))/2" office:value-type="float" office:value="4.69810687753184" calcext:value-type="float">
            <text:p>4.6981068775</text:p>
          </table:table-cell>
          <table:table-cell table:formula="of:=[.B87]+([.$D$2]*SIN([.C87])+[.$D$4]*COS([.C87]))/2" office:value-type="float" office:value="5.63839545056359" calcext:value-type="float">
            <text:p>5.6383954506</text:p>
          </table:table-cell>
        </table:table-row>
        <table:table-row table:style-name="ro1">
          <table:table-cell office:value-type="float" office:value="1.846618" calcext:value-type="float">
            <text:p>1.846618</text:p>
          </table:table-cell>
          <table:table-cell office:value-type="float" office:value="6.654367" calcext:value-type="float">
            <text:p>6.654367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88]+(-[.$D$2]*COS([.C88])-[.$D$4]*SIN([.C88]))/2" office:value-type="float" office:value="-0.612109427217443" calcext:value-type="float">
            <text:p>-0.6121094272</text:p>
          </table:table-cell>
          <table:table-cell table:formula="of:=[.B88]+(-[.$D$2]*SIN([.C88])+[.$D$4]*COS([.C88]))/2" office:value-type="float" office:value="8.44452326095844" calcext:value-type="float">
            <text:p>8.444523261</text:p>
          </table:table-cell>
          <table:table-cell/>
          <table:table-cell table:formula="of:=[.A88]+([.$D$2]*COS([.C88])-[.$D$4]*SIN([.C88]))/2" office:value-type="float" office:value="4.75303246173275" calcext:value-type="float">
            <text:p>4.7530324617</text:p>
          </table:table-cell>
          <table:table-cell table:formula="of:=[.B88]+([.$D$2]*SIN([.C88])+[.$D$4]*COS([.C88]))/2" office:value-type="float" office:value="5.7584010538666" calcext:value-type="float">
            <text:p>5.7584010539</text:p>
          </table:table-cell>
        </table:table-row>
        <table:table-row table:style-name="ro1">
          <table:table-cell office:value-type="float" office:value="1.890875" calcext:value-type="float">
            <text:p>1.890875</text:p>
          </table:table-cell>
          <table:table-cell office:value-type="float" office:value="6.74404" calcext:value-type="float">
            <text:p>6.74404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89]+(-[.$D$2]*COS([.C89])-[.$D$4]*SIN([.C89]))/2" office:value-type="float" office:value="-0.58811585818383" calcext:value-type="float">
            <text:p>-0.5881158582</text:p>
          </table:table-cell>
          <table:table-cell table:formula="of:=[.B89]+(-[.$D$2]*SIN([.C89])+[.$D$4]*COS([.C89]))/2" office:value-type="float" office:value="8.50602874146261" calcext:value-type="float">
            <text:p>8.5060287415</text:p>
          </table:table-cell>
          <table:table-cell/>
          <table:table-cell table:formula="of:=[.A89]+([.$D$2]*COS([.C89])-[.$D$4]*SIN([.C89]))/2" office:value-type="float" office:value="4.80732216037798" calcext:value-type="float">
            <text:p>4.8073221604</text:p>
          </table:table-cell>
          <table:table-cell table:formula="of:=[.B89]+([.$D$2]*SIN([.C89])+[.$D$4]*COS([.C89]))/2" office:value-type="float" office:value="5.88129092829769" calcext:value-type="float">
            <text:p>5.8812909283</text:p>
          </table:table-cell>
        </table:table-row>
        <table:table-row table:style-name="ro1">
          <table:table-cell office:value-type="float" office:value="1.934073" calcext:value-type="float">
            <text:p>1.934073</text:p>
          </table:table-cell>
          <table:table-cell office:value-type="float" office:value="6.834227" calcext:value-type="float">
            <text:p>6.834227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90]+(-[.$D$2]*COS([.C90])-[.$D$4]*SIN([.C90]))/2" office:value-type="float" office:value="-0.566142519512366" calcext:value-type="float">
            <text:p>-0.5661425195</text:p>
          </table:table-cell>
          <table:table-cell table:formula="of:=[.B90]+(-[.$D$2]*SIN([.C90])+[.$D$4]*COS([.C90]))/2" office:value-type="float" office:value="8.56596669059715" calcext:value-type="float">
            <text:p>8.5659666906</text:p>
          </table:table-cell>
          <table:table-cell/>
          <table:table-cell table:formula="of:=[.A90]+([.$D$2]*COS([.C90])-[.$D$4]*SIN([.C90]))/2" office:value-type="float" office:value="4.86078703973239" calcext:value-type="float">
            <text:p>4.8607870397</text:p>
          </table:table-cell>
          <table:table-cell table:formula="of:=[.B90]+([.$D$2]*SIN([.C90])+[.$D$4]*COS([.C90]))/2" office:value-type="float" office:value="6.00697556927698" calcext:value-type="float">
            <text:p>6.0069755693</text:p>
          </table:table-cell>
        </table:table-row>
        <table:table-row table:style-name="ro1">
          <table:table-cell office:value-type="float" office:value="1.976141" calcext:value-type="float">
            <text:p>1.976141</text:p>
          </table:table-cell>
          <table:table-cell office:value-type="float" office:value="6.924947" calcext:value-type="float">
            <text:p>6.924947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91]+(-[.$D$2]*COS([.C91])-[.$D$4]*SIN([.C91]))/2" office:value-type="float" office:value="-0.546106748216198" calcext:value-type="float">
            <text:p>-0.5461067482</text:p>
          </table:table-cell>
          <table:table-cell table:formula="of:=[.B91]+(-[.$D$2]*SIN([.C91])+[.$D$4]*COS([.C91]))/2" office:value-type="float" office:value="8.6244370107439" calcext:value-type="float">
            <text:p>8.6244370107</text:p>
          </table:table-cell>
          <table:table-cell/>
          <table:table-cell table:formula="of:=[.A91]+([.$D$2]*COS([.C91])-[.$D$4]*SIN([.C91]))/2" office:value-type="float" office:value="4.91323698152686" calcext:value-type="float">
            <text:p>4.9132369815</text:p>
          </table:table-cell>
          <table:table-cell table:formula="of:=[.B91]+([.$D$2]*SIN([.C91])+[.$D$4]*COS([.C91]))/2" office:value-type="float" office:value="6.13534761087994" calcext:value-type="float">
            <text:p>6.1353476109</text:p>
          </table:table-cell>
        </table:table-row>
        <table:table-row table:style-name="ro1">
          <table:table-cell office:value-type="float" office:value="2.017012" calcext:value-type="float">
            <text:p>2.017012</text:p>
          </table:table-cell>
          <table:table-cell office:value-type="float" office:value="7.016213" calcext:value-type="float">
            <text:p>7.016213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92]+(-[.$D$2]*COS([.C92])-[.$D$4]*SIN([.C92]))/2" office:value-type="float" office:value="-0.527920019908114" calcext:value-type="float">
            <text:p>-0.5279200199</text:p>
          </table:table-cell>
          <table:table-cell table:formula="of:=[.B92]+(-[.$D$2]*SIN([.C92])+[.$D$4]*COS([.C92]))/2" office:value-type="float" office:value="8.68154210082254" calcext:value-type="float">
            <text:p>8.6815421008</text:p>
          </table:table-cell>
          <table:table-cell/>
          <table:table-cell table:formula="of:=[.A92]+([.$D$2]*COS([.C92])-[.$D$4]*SIN([.C92]))/2" office:value-type="float" office:value="4.96448686234201" calcext:value-type="float">
            <text:p>4.9644868623</text:p>
          </table:table-cell>
          <table:table-cell table:formula="of:=[.B92]+([.$D$2]*SIN([.C92])+[.$D$4]*COS([.C92]))/2" office:value-type="float" office:value="6.26628504621915" calcext:value-type="float">
            <text:p>6.2662850462</text:p>
          </table:table-cell>
        </table:table-row>
        <table:table-row table:style-name="ro1">
          <table:table-cell office:value-type="float" office:value="2.05662" calcext:value-type="float">
            <text:p>2.05662</text:p>
          </table:table-cell>
          <table:table-cell office:value-type="float" office:value="7.108034" calcext:value-type="float">
            <text:p>7.108034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93]+(-[.$D$2]*COS([.C93])-[.$D$4]*SIN([.C93]))/2" office:value-type="float" office:value="-0.511493786533058" calcext:value-type="float">
            <text:p>-0.5114937865</text:p>
          </table:table-cell>
          <table:table-cell table:formula="of:=[.B93]+(-[.$D$2]*SIN([.C93])+[.$D$4]*COS([.C93]))/2" office:value-type="float" office:value="8.73738711685922" calcext:value-type="float">
            <text:p>8.7373871169</text:p>
          </table:table-cell>
          <table:table-cell/>
          <table:table-cell table:formula="of:=[.A93]+([.$D$2]*COS([.C93])-[.$D$4]*SIN([.C93]))/2" office:value-type="float" office:value="5.01435567380994" calcext:value-type="float">
            <text:p>5.0143556738</text:p>
          </table:table-cell>
          <table:table-cell table:formula="of:=[.B93]+([.$D$2]*SIN([.C93])+[.$D$4]*COS([.C93]))/2" office:value-type="float" office:value="6.39965579319795" calcext:value-type="float">
            <text:p>6.3996557932</text:p>
          </table:table-cell>
        </table:table-row>
        <table:table-row table:style-name="ro1">
          <table:table-cell office:value-type="float" office:value="2.094909" calcext:value-type="float">
            <text:p>2.094909</text:p>
          </table:table-cell>
          <table:table-cell office:value-type="float" office:value="7.200412" calcext:value-type="float">
            <text:p>7.200412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94]+(-[.$D$2]*COS([.C94])-[.$D$4]*SIN([.C94]))/2" office:value-type="float" office:value="-0.496728342286075" calcext:value-type="float">
            <text:p>-0.4967283423</text:p>
          </table:table-cell>
          <table:table-cell table:formula="of:=[.B94]+(-[.$D$2]*SIN([.C94])+[.$D$4]*COS([.C94]))/2" office:value-type="float" office:value="8.79208278444896" calcext:value-type="float">
            <text:p>8.7920827844</text:p>
          </table:table-cell>
          <table:table-cell/>
          <table:table-cell table:formula="of:=[.A94]+([.$D$2]*COS([.C94])-[.$D$4]*SIN([.C94]))/2" office:value-type="float" office:value="5.06267538901082" calcext:value-type="float">
            <text:p>5.062675389</text:p>
          </table:table-cell>
          <table:table-cell table:formula="of:=[.B94]+([.$D$2]*SIN([.C94])+[.$D$4]*COS([.C94]))/2" office:value-type="float" office:value="6.53530850410052" calcext:value-type="float">
            <text:p>6.5353085041</text:p>
          </table:table-cell>
        </table:table-row>
        <table:table-row table:style-name="ro1">
          <table:table-cell office:value-type="float" office:value="2.131821" calcext:value-type="float">
            <text:p>2.131821</text:p>
          </table:table-cell>
          <table:table-cell office:value-type="float" office:value="7.293349" calcext:value-type="float">
            <text:p>7.293349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95]+(-[.$D$2]*COS([.C95])-[.$D$4]*SIN([.C95]))/2" office:value-type="float" office:value="-0.483523156134715" calcext:value-type="float">
            <text:p>-0.4835231561</text:p>
          </table:table-cell>
          <table:table-cell table:formula="of:=[.B95]+(-[.$D$2]*SIN([.C95])+[.$D$4]*COS([.C95]))/2" office:value-type="float" office:value="8.84575839992387" calcext:value-type="float">
            <text:p>8.8457583999</text:p>
          </table:table-cell>
          <table:table-cell/>
          <table:table-cell table:formula="of:=[.A95]+([.$D$2]*COS([.C95])-[.$D$4]*SIN([.C95]))/2" office:value-type="float" office:value="5.10927933145409" calcext:value-type="float">
            <text:p>5.1092793315</text:p>
          </table:table-cell>
          <table:table-cell table:formula="of:=[.B95]+([.$D$2]*SIN([.C95])+[.$D$4]*COS([.C95]))/2" office:value-type="float" office:value="6.6730733480076" calcext:value-type="float">
            <text:p>6.673073348</text:p>
          </table:table-cell>
        </table:table-row>
        <table:table-row table:style-name="ro1">
          <table:table-cell office:value-type="float" office:value="2.167309" calcext:value-type="float">
            <text:p>2.167309</text:p>
          </table:table-cell>
          <table:table-cell office:value-type="float" office:value="7.386839" calcext:value-type="float">
            <text:p>7.386839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96]+(-[.$D$2]*COS([.C96])-[.$D$4]*SIN([.C96]))/2" office:value-type="float" office:value="-0.471776329653837" calcext:value-type="float">
            <text:p>-0.4717763297</text:p>
          </table:table-cell>
          <table:table-cell table:formula="of:=[.B96]+(-[.$D$2]*SIN([.C96])+[.$D$4]*COS([.C96]))/2" office:value-type="float" office:value="8.8985362655945" calcext:value-type="float">
            <text:p>8.8985362656</text:p>
          </table:table-cell>
          <table:table-cell/>
          <table:table-cell table:formula="of:=[.A96]+([.$D$2]*COS([.C96])-[.$D$4]*SIN([.C96]))/2" office:value-type="float" office:value="5.15402126283833" calcext:value-type="float">
            <text:p>5.1540212628</text:p>
          </table:table-cell>
          <table:table-cell table:formula="of:=[.B96]+([.$D$2]*SIN([.C96])+[.$D$4]*COS([.C96]))/2" office:value-type="float" office:value="6.81277466648753" calcext:value-type="float">
            <text:p>6.8127746665</text:p>
          </table:table-cell>
        </table:table-row>
        <table:table-row table:style-name="ro1">
          <table:table-cell office:value-type="float" office:value="2.201327" calcext:value-type="float">
            <text:p>2.201327</text:p>
          </table:table-cell>
          <table:table-cell office:value-type="float" office:value="7.480874" calcext:value-type="float">
            <text:p>7.480874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97]+(-[.$D$2]*COS([.C97])-[.$D$4]*SIN([.C97]))/2" office:value-type="float" office:value="-0.461387705905235" calcext:value-type="float">
            <text:p>-0.4613877059</text:p>
          </table:table-cell>
          <table:table-cell table:formula="of:=[.B97]+(-[.$D$2]*SIN([.C97])+[.$D$4]*COS([.C97]))/2" office:value-type="float" office:value="8.95055096959434" calcext:value-type="float">
            <text:p>8.9505509696</text:p>
          </table:table-cell>
          <table:table-cell/>
          <table:table-cell table:formula="of:=[.A97]+([.$D$2]*COS([.C97])-[.$D$4]*SIN([.C97]))/2" office:value-type="float" office:value="5.19676317140041" calcext:value-type="float">
            <text:p>5.1967631714</text:p>
          </table:table-cell>
          <table:table-cell table:formula="of:=[.B97]+([.$D$2]*SIN([.C97])+[.$D$4]*COS([.C97]))/2" office:value-type="float" office:value="6.95422217662327" calcext:value-type="float">
            <text:p>6.9542221766</text:p>
          </table:table-cell>
        </table:table-row>
        <table:table-row table:style-name="ro1">
          <table:table-cell office:value-type="float" office:value="2.233837" calcext:value-type="float">
            <text:p>2.233837</text:p>
          </table:table-cell>
          <table:table-cell office:value-type="float" office:value="7.575441" calcext:value-type="float">
            <text:p>7.575441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98]+(-[.$D$2]*COS([.C98])-[.$D$4]*SIN([.C98]))/2" office:value-type="float" office:value="-0.452254731333069" calcext:value-type="float">
            <text:p>-0.4522547313</text:p>
          </table:table-cell>
          <table:table-cell table:formula="of:=[.B98]+(-[.$D$2]*SIN([.C98])+[.$D$4]*COS([.C98]))/2" office:value-type="float" office:value="9.00194414085322" calcext:value-type="float">
            <text:p>9.0019441409</text:p>
          </table:table-cell>
          <table:table-cell/>
          <table:table-cell table:formula="of:=[.A98]+([.$D$2]*COS([.C98])-[.$D$4]*SIN([.C98]))/2" office:value-type="float" office:value="5.23738425099719" calcext:value-type="float">
            <text:p>5.237384251</text:p>
          </table:table-cell>
          <table:table-cell table:formula="of:=[.B98]+([.$D$2]*SIN([.C98])+[.$D$4]*COS([.C98]))/2" office:value-type="float" office:value="7.09721102286848" calcext:value-type="float">
            <text:p>7.0972110229</text:p>
          </table:table-cell>
        </table:table-row>
        <table:table-row table:style-name="ro1">
          <table:table-cell office:value-type="float" office:value="2.264805" calcext:value-type="float">
            <text:p>2.264805</text:p>
          </table:table-cell>
          <table:table-cell office:value-type="float" office:value="7.670524" calcext:value-type="float">
            <text:p>7.670524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99]+(-[.$D$2]*COS([.C99])-[.$D$4]*SIN([.C99]))/2" office:value-type="float" office:value="-0.444280412252496" calcext:value-type="float">
            <text:p>-0.4442804123</text:p>
          </table:table-cell>
          <table:table-cell table:formula="of:=[.B99]+(-[.$D$2]*SIN([.C99])+[.$D$4]*COS([.C99]))/2" office:value-type="float" office:value="9.05286123422352" calcext:value-type="float">
            <text:p>9.0528612342</text:p>
          </table:table-cell>
          <table:table-cell/>
          <table:table-cell table:formula="of:=[.A99]+([.$D$2]*COS([.C99])-[.$D$4]*SIN([.C99]))/2" office:value-type="float" office:value="5.27577895241945" calcext:value-type="float">
            <text:p>5.2757789524</text:p>
          </table:table-cell>
          <table:table-cell table:formula="of:=[.B99]+([.$D$2]*SIN([.C99])+[.$D$4]*COS([.C99]))/2" office:value-type="float" office:value="7.24152999322181" calcext:value-type="float">
            <text:p>7.2415299932</text:p>
          </table:table-cell>
        </table:table-row>
        <table:table-row table:style-name="ro1">
          <table:table-cell office:value-type="float" office:value="2.294204" calcext:value-type="float">
            <text:p>2.294204</text:p>
          </table:table-cell>
          <table:table-cell office:value-type="float" office:value="7.766104" calcext:value-type="float">
            <text:p>7.766104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100]+(-[.$D$2]*COS([.C100])-[.$D$4]*SIN([.C100]))/2" office:value-type="float" office:value="-0.437366984925879" calcext:value-type="float">
            <text:p>-0.4373669849</text:p>
          </table:table-cell>
          <table:table-cell table:formula="of:=[.B100]+(-[.$D$2]*SIN([.C100])+[.$D$4]*COS([.C100]))/2" office:value-type="float" office:value="9.10345958259988" calcext:value-type="float">
            <text:p>9.1034595826</text:p>
          </table:table-cell>
          <table:table-cell/>
          <table:table-cell table:formula="of:=[.A100]+([.$D$2]*COS([.C100])-[.$D$4]*SIN([.C100]))/2" office:value-type="float" office:value="5.31185944496228" calcext:value-type="float">
            <text:p>5.311859445</text:p>
          </table:table-cell>
          <table:table-cell table:formula="of:=[.B100]+([.$D$2]*SIN([.C100])+[.$D$4]*COS([.C100]))/2" office:value-type="float" office:value="7.38695282238148" calcext:value-type="float">
            <text:p>7.3869528224</text:p>
          </table:table-cell>
        </table:table-row>
        <table:table-row table:style-name="ro1">
          <table:table-cell office:value-type="float" office:value="2.322014" calcext:value-type="float">
            <text:p>2.322014</text:p>
          </table:table-cell>
          <table:table-cell office:value-type="float" office:value="7.862158" calcext:value-type="float">
            <text:p>7.862158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101]+(-[.$D$2]*COS([.C101])-[.$D$4]*SIN([.C101]))/2" office:value-type="float" office:value="-0.431423641432126" calcext:value-type="float">
            <text:p>-0.4314236414</text:p>
          </table:table-cell>
          <table:table-cell table:formula="of:=[.B101]+(-[.$D$2]*SIN([.C101])+[.$D$4]*COS([.C101]))/2" office:value-type="float" office:value="9.15389371396966" calcext:value-type="float">
            <text:p>9.153893714</text:p>
          </table:table-cell>
          <table:table-cell/>
          <table:table-cell table:formula="of:=[.A101]+([.$D$2]*COS([.C101])-[.$D$4]*SIN([.C101]))/2" office:value-type="float" office:value="5.34555848696649" calcext:value-type="float">
            <text:p>5.345558487</text:p>
          </table:table-cell>
          <table:table-cell table:formula="of:=[.B101]+([.$D$2]*SIN([.C101])+[.$D$4]*COS([.C101]))/2" office:value-type="float" office:value="7.53325264076345" calcext:value-type="float">
            <text:p>7.5332526408</text:p>
          </table:table-cell>
        </table:table-row>
        <table:table-row table:style-name="ro1">
          <table:table-cell office:value-type="float" office:value="2.400636" calcext:value-type="float">
            <text:p>2.400636</text:p>
          </table:table-cell>
          <table:table-cell office:value-type="float" office:value="8.151669" calcext:value-type="float">
            <text:p>8.151669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102]+(-[.$D$2]*COS([.C102])-[.$D$4]*SIN([.C102]))/2" office:value-type="float" office:value="-0.373946329814285" calcext:value-type="float">
            <text:p>-0.3739463298</text:p>
          </table:table-cell>
          <table:table-cell table:formula="of:=[.B102]+(-[.$D$2]*SIN([.C102])+[.$D$4]*COS([.C102]))/2" office:value-type="float" office:value="9.39733865728572" calcext:value-type="float">
            <text:p>9.3973386573</text:p>
          </table:table-cell>
          <table:table-cell/>
          <table:table-cell table:formula="of:=[.A102]+([.$D$2]*COS([.C102])-[.$D$4]*SIN([.C102]))/2" office:value-type="float" office:value="5.42924187651159" calcext:value-type="float">
            <text:p>5.4292418765</text:p>
          </table:table-cell>
          <table:table-cell table:formula="of:=[.B102]+([.$D$2]*SIN([.C102])+[.$D$4]*COS([.C102]))/2" office:value-type="float" office:value="7.87319737710192" calcext:value-type="float">
            <text:p>7.8731973771</text:p>
          </table:table-cell>
        </table:table-row>
        <table:table-row table:style-name="ro1">
          <table:table-cell office:value-type="float" office:value="2.425232" calcext:value-type="float">
            <text:p>2.425232</text:p>
          </table:table-cell>
          <table:table-cell office:value-type="float" office:value="8.248595" calcext:value-type="float">
            <text:p>8.248595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103]+(-[.$D$2]*COS([.C103])-[.$D$4]*SIN([.C103]))/2" office:value-type="float" office:value="-0.369686002701666" calcext:value-type="float">
            <text:p>-0.3696860027</text:p>
          </table:table-cell>
          <table:table-cell table:formula="of:=[.B103]+(-[.$D$2]*SIN([.C103])+[.$D$4]*COS([.C103]))/2" office:value-type="float" office:value="9.44794205493203" calcext:value-type="float">
            <text:p>9.4479420549</text:p>
          </table:table-cell>
          <table:table-cell/>
          <table:table-cell table:formula="of:=[.A103]+([.$D$2]*COS([.C103])-[.$D$4]*SIN([.C103]))/2" office:value-type="float" office:value="5.45805077712818" calcext:value-type="float">
            <text:p>5.4580507771</text:p>
          </table:table-cell>
          <table:table-cell table:formula="of:=[.B103]+([.$D$2]*SIN([.C103])+[.$D$4]*COS([.C103]))/2" office:value-type="float" office:value="8.02053740837295" calcext:value-type="float">
            <text:p>8.0205374084</text:p>
          </table:table-cell>
        </table:table-row>
        <table:table-row table:style-name="ro1">
          <table:table-cell office:value-type="float" office:value="2.448218" calcext:value-type="float">
            <text:p>2.448218</text:p>
          </table:table-cell>
          <table:table-cell office:value-type="float" office:value="8.345916" calcext:value-type="float">
            <text:p>8.345916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104]+(-[.$D$2]*COS([.C104])-[.$D$4]*SIN([.C104]))/2" office:value-type="float" office:value="-0.36614823731979" calcext:value-type="float">
            <text:p>-0.3661482373</text:p>
          </table:table-cell>
          <table:table-cell table:formula="of:=[.B104]+(-[.$D$2]*SIN([.C104])+[.$D$4]*COS([.C104]))/2" office:value-type="float" office:value="9.49888724085315" calcext:value-type="float">
            <text:p>9.4988872409</text:p>
          </table:table-cell>
          <table:table-cell/>
          <table:table-cell table:formula="of:=[.A104]+([.$D$2]*COS([.C104])-[.$D$4]*SIN([.C104]))/2" office:value-type="float" office:value="5.48439295125488" calcext:value-type="float">
            <text:p>5.4843929513</text:p>
          </table:table-cell>
          <table:table-cell table:formula="of:=[.B104]+([.$D$2]*SIN([.C104])+[.$D$4]*COS([.C104]))/2" office:value-type="float" office:value="8.16803495724263" calcext:value-type="float">
            <text:p>8.1680349572</text:p>
          </table:table-cell>
        </table:table-row>
        <table:table-row table:style-name="ro1">
          <table:table-cell office:value-type="float" office:value="2.4696" calcext:value-type="float">
            <text:p>2.4696</text:p>
          </table:table-cell>
          <table:table-cell office:value-type="float" office:value="8.443603" calcext:value-type="float">
            <text:p>8.443603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105]+(-[.$D$2]*COS([.C105])-[.$D$4]*SIN([.C105]))/2" office:value-type="float" office:value="-0.363264662912312" calcext:value-type="float">
            <text:p>-0.3632646629</text:p>
          </table:table-cell>
          <table:table-cell table:formula="of:=[.B105]+(-[.$D$2]*SIN([.C105])+[.$D$4]*COS([.C105]))/2" office:value-type="float" office:value="9.55034497608237" calcext:value-type="float">
            <text:p>9.5503449761</text:p>
          </table:table-cell>
          <table:table-cell/>
          <table:table-cell table:formula="of:=[.A105]+([.$D$2]*COS([.C105])-[.$D$4]*SIN([.C105]))/2" office:value-type="float" office:value="5.50828018688971" calcext:value-type="float">
            <text:p>5.5082801869</text:p>
          </table:table-cell>
          <table:table-cell table:formula="of:=[.B105]+([.$D$2]*SIN([.C105])+[.$D$4]*COS([.C105]))/2" office:value-type="float" office:value="8.31545183221796" calcext:value-type="float">
            <text:p>8.3154518322</text:p>
          </table:table-cell>
        </table:table-row>
        <table:table-row table:style-name="ro1">
          <table:table-cell office:value-type="float" office:value="2.489391" calcext:value-type="float">
            <text:p>2.489391</text:p>
          </table:table-cell>
          <table:table-cell office:value-type="float" office:value="8.541624" calcext:value-type="float">
            <text:p>8.541624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106]+(-[.$D$2]*COS([.C106])-[.$D$4]*SIN([.C106]))/2" office:value-type="float" office:value="-0.360969913447057" calcext:value-type="float">
            <text:p>-0.3609699134</text:p>
          </table:table-cell>
          <table:table-cell table:formula="of:=[.B106]+(-[.$D$2]*SIN([.C106])+[.$D$4]*COS([.C106]))/2" office:value-type="float" office:value="9.6024928246401" calcext:value-type="float">
            <text:p>9.6024928246</text:p>
          </table:table-cell>
          <table:table-cell/>
          <table:table-cell table:formula="of:=[.A106]+([.$D$2]*COS([.C106])-[.$D$4]*SIN([.C106]))/2" office:value-type="float" office:value="5.52974391530617" calcext:value-type="float">
            <text:p>5.5297439153</text:p>
          </table:table-cell>
          <table:table-cell table:formula="of:=[.B106]+([.$D$2]*SIN([.C106])+[.$D$4]*COS([.C106]))/2" office:value-type="float" office:value="8.46254081348544" calcext:value-type="float">
            <text:p>8.4625408135</text:p>
          </table:table-cell>
        </table:table-row>
        <table:table-row table:style-name="ro1">
          <table:table-cell office:value-type="float" office:value="2.507611" calcext:value-type="float">
            <text:p>2.507611</text:p>
          </table:table-cell>
          <table:table-cell office:value-type="float" office:value="8.639949" calcext:value-type="float">
            <text:p>8.639949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107]+(-[.$D$2]*COS([.C107])-[.$D$4]*SIN([.C107]))/2" office:value-type="float" office:value="-0.359206965941027" calcext:value-type="float">
            <text:p>-0.3592069659</text:p>
          </table:table-cell>
          <table:table-cell table:formula="of:=[.B107]+(-[.$D$2]*SIN([.C107])+[.$D$4]*COS([.C107]))/2" office:value-type="float" office:value="9.65550537468225" calcext:value-type="float">
            <text:p>9.6555053747</text:p>
          </table:table-cell>
          <table:table-cell/>
          <table:table-cell table:formula="of:=[.A107]+([.$D$2]*COS([.C107])-[.$D$4]*SIN([.C107]))/2" office:value-type="float" office:value="5.548835467679" calcext:value-type="float">
            <text:p>5.5488354677</text:p>
          </table:table-cell>
          <table:table-cell table:formula="of:=[.B107]+([.$D$2]*SIN([.C107])+[.$D$4]*COS([.C107]))/2" office:value-type="float" office:value="8.60906636425442" calcext:value-type="float">
            <text:p>8.6090663643</text:p>
          </table:table-cell>
        </table:table-row>
        <table:table-row table:style-name="ro1">
          <table:table-cell office:value-type="float" office:value="2.524288" calcext:value-type="float">
            <text:p>2.524288</text:p>
          </table:table-cell>
          <table:table-cell office:value-type="float" office:value="8.738547" calcext:value-type="float">
            <text:p>8.738547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108]+(-[.$D$2]*COS([.C108])-[.$D$4]*SIN([.C108]))/2" office:value-type="float" office:value="-0.357922205816837" calcext:value-type="float">
            <text:p>-0.3579222058</text:p>
          </table:table-cell>
          <table:table-cell table:formula="of:=[.B108]+(-[.$D$2]*SIN([.C108])+[.$D$4]*COS([.C108]))/2" office:value-type="float" office:value="9.7095590130489" calcext:value-type="float">
            <text:p>9.709559013</text:p>
          </table:table-cell>
          <table:table-cell/>
          <table:table-cell table:formula="of:=[.A108]+([.$D$2]*COS([.C108])-[.$D$4]*SIN([.C108]))/2" office:value-type="float" office:value="5.56562587459935" calcext:value-type="float">
            <text:p>5.5656258746</text:p>
          </table:table-cell>
          <table:table-cell table:formula="of:=[.B108]+([.$D$2]*SIN([.C108])+[.$D$4]*COS([.C108]))/2" office:value-type="float" office:value="8.7547930003538" calcext:value-type="float">
            <text:p>8.7547930004</text:p>
          </table:table-cell>
        </table:table-row>
        <table:table-row table:style-name="ro1">
          <table:table-cell office:value-type="float" office:value="2.539456" calcext:value-type="float">
            <text:p>2.539456</text:p>
          </table:table-cell>
          <table:table-cell office:value-type="float" office:value="8.837389" calcext:value-type="float">
            <text:p>8.837389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109]+(-[.$D$2]*COS([.C109])-[.$D$4]*SIN([.C109]))/2" office:value-type="float" office:value="-0.357069729124826" calcext:value-type="float">
            <text:p>-0.3570697291</text:p>
          </table:table-cell>
          <table:table-cell table:formula="of:=[.B109]+(-[.$D$2]*SIN([.C109])+[.$D$4]*COS([.C109]))/2" office:value-type="float" office:value="9.76482562884204" calcext:value-type="float">
            <text:p>9.7648256288</text:p>
          </table:table-cell>
          <table:table-cell/>
          <table:table-cell table:formula="of:=[.A109]+([.$D$2]*COS([.C109])-[.$D$4]*SIN([.C109]))/2" office:value-type="float" office:value="5.58020302879658" calcext:value-type="float">
            <text:p>5.5802030288</text:p>
          </table:table-cell>
          <table:table-cell table:formula="of:=[.B109]+([.$D$2]*SIN([.C109])+[.$D$4]*COS([.C109]))/2" office:value-type="float" office:value="8.89949783081153" calcext:value-type="float">
            <text:p>8.8994978308</text:p>
          </table:table-cell>
        </table:table-row>
        <table:table-row table:style-name="ro1">
          <table:table-cell office:value-type="float" office:value="2.553155" calcext:value-type="float">
            <text:p>2.553155</text:p>
          </table:table-cell>
          <table:table-cell office:value-type="float" office:value="8.936446" calcext:value-type="float">
            <text:p>8.936446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110]+(-[.$D$2]*COS([.C110])-[.$D$4]*SIN([.C110]))/2" office:value-type="float" office:value="-0.356606541844744" calcext:value-type="float">
            <text:p>-0.3566065418</text:p>
          </table:table-cell>
          <table:table-cell table:formula="of:=[.B110]+(-[.$D$2]*SIN([.C110])+[.$D$4]*COS([.C110]))/2" office:value-type="float" office:value="9.82148146234109" calcext:value-type="float">
            <text:p>9.8214814623</text:p>
          </table:table-cell>
          <table:table-cell/>
          <table:table-cell table:formula="of:=[.A110]+([.$D$2]*COS([.C110])-[.$D$4]*SIN([.C110]))/2" office:value-type="float" office:value="5.5926706625043" calcext:value-type="float">
            <text:p>5.5926706625</text:p>
          </table:table-cell>
          <table:table-cell table:formula="of:=[.B110]+([.$D$2]*SIN([.C110])+[.$D$4]*COS([.C110]))/2" office:value-type="float" office:value="9.04295673838376" calcext:value-type="float">
            <text:p>9.0429567384</text:p>
          </table:table-cell>
        </table:table-row>
        <table:table-row table:style-name="ro1">
          <table:table-cell office:value-type="float" office:value="2.565433" calcext:value-type="float">
            <text:p>2.565433</text:p>
          </table:table-cell>
          <table:table-cell office:value-type="float" office:value="9.035688" calcext:value-type="float">
            <text:p>9.035688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111]+(-[.$D$2]*COS([.C111])-[.$D$4]*SIN([.C111]))/2" office:value-type="float" office:value="-0.356494257382922" calcext:value-type="float">
            <text:p>-0.3564942574</text:p>
          </table:table-cell>
          <table:table-cell table:formula="of:=[.B111]+(-[.$D$2]*SIN([.C111])+[.$D$4]*COS([.C111]))/2" office:value-type="float" office:value="9.8796910228398" calcext:value-type="float">
            <text:p>9.8796910228</text:p>
          </table:table-cell>
          <table:table-cell/>
          <table:table-cell table:formula="of:=[.A111]+([.$D$2]*COS([.C111])-[.$D$4]*SIN([.C111]))/2" office:value-type="float" office:value="5.60314895358054" calcext:value-type="float">
            <text:p>5.6031489536</text:p>
          </table:table-cell>
          <table:table-cell table:formula="of:=[.B111]+([.$D$2]*SIN([.C111])+[.$D$4]*COS([.C111]))/2" office:value-type="float" office:value="9.18495884565411" calcext:value-type="float">
            <text:p>9.1849588457</text:p>
          </table:table-cell>
        </table:table-row>
        <table:table-row table:style-name="ro1">
          <table:table-cell office:value-type="float" office:value="2.576341" calcext:value-type="float">
            <text:p>2.576341</text:p>
          </table:table-cell>
          <table:table-cell office:value-type="float" office:value="9.135091" calcext:value-type="float">
            <text:p>9.135091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112]+(-[.$D$2]*COS([.C112])-[.$D$4]*SIN([.C112]))/2" office:value-type="float" office:value="-0.356700018917072" calcext:value-type="float">
            <text:p>-0.3567000189</text:p>
          </table:table-cell>
          <table:table-cell table:formula="of:=[.B112]+(-[.$D$2]*SIN([.C112])+[.$D$4]*COS([.C112]))/2" office:value-type="float" office:value="9.93962215623318" calcext:value-type="float">
            <text:p>9.9396221562</text:p>
          </table:table-cell>
          <table:table-cell/>
          <table:table-cell table:formula="of:=[.A112]+([.$D$2]*COS([.C112])-[.$D$4]*SIN([.C112]))/2" office:value-type="float" office:value="5.61176828478097" calcext:value-type="float">
            <text:p>5.6117682848</text:p>
          </table:table-cell>
          <table:table-cell table:formula="of:=[.B112]+([.$D$2]*SIN([.C112])+[.$D$4]*COS([.C112]))/2" office:value-type="float" office:value="9.32530456104982" calcext:value-type="float">
            <text:p>9.325304561</text:p>
          </table:table-cell>
        </table:table-row>
        <table:table-row table:style-name="ro1">
          <table:table-cell office:value-type="float" office:value="2.585941" calcext:value-type="float">
            <text:p>2.585941</text:p>
          </table:table-cell>
          <table:table-cell office:value-type="float" office:value="9.234628" calcext:value-type="float">
            <text:p>9.234628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113]+(-[.$D$2]*COS([.C113])-[.$D$4]*SIN([.C113]))/2" office:value-type="float" office:value="-0.357189673260283" calcext:value-type="float">
            <text:p>-0.3571896733</text:p>
          </table:table-cell>
          <table:table-cell table:formula="of:=[.B113]+(-[.$D$2]*SIN([.C113])+[.$D$4]*COS([.C113]))/2" office:value-type="float" office:value="10.0014277392504" calcext:value-type="float">
            <text:p>10.0014277393</text:p>
          </table:table-cell>
          <table:table-cell/>
          <table:table-cell table:formula="of:=[.A113]+([.$D$2]*COS([.C113])-[.$D$4]*SIN([.C113]))/2" office:value-type="float" office:value="5.61867533608418" calcext:value-type="float">
            <text:p>5.6186753361</text:p>
          </table:table-cell>
          <table:table-cell table:formula="of:=[.B113]+([.$D$2]*SIN([.C113])+[.$D$4]*COS([.C113]))/2" office:value-type="float" office:value="9.46380576230702" calcext:value-type="float">
            <text:p>9.4638057623</text:p>
          </table:table-cell>
        </table:table-row>
        <table:table-row table:style-name="ro1">
          <table:table-cell office:value-type="float" office:value="2.594296" calcext:value-type="float">
            <text:p>2.594296</text:p>
          </table:table-cell>
          <table:table-cell office:value-type="float" office:value="9.334278" calcext:value-type="float">
            <text:p>9.334278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114]+(-[.$D$2]*COS([.C114])-[.$D$4]*SIN([.C114]))/2" office:value-type="float" office:value="-0.357933827388649" calcext:value-type="float">
            <text:p>-0.3579338274</text:p>
          </table:table-cell>
          <table:table-cell table:formula="of:=[.B114]+(-[.$D$2]*SIN([.C114])+[.$D$4]*COS([.C114]))/2" office:value-type="float" office:value="10.0652629836192" calcext:value-type="float">
            <text:p>10.0652629836</text:p>
          </table:table-cell>
          <table:table-cell/>
          <table:table-cell table:formula="of:=[.A114]+([.$D$2]*COS([.C114])-[.$D$4]*SIN([.C114]))/2" office:value-type="float" office:value="5.62402204762252" calcext:value-type="float">
            <text:p>5.6240220476</text:p>
          </table:table-cell>
          <table:table-cell table:formula="of:=[.B114]+([.$D$2]*SIN([.C114])+[.$D$4]*COS([.C114]))/2" office:value-type="float" office:value="9.60028566221598" calcext:value-type="float">
            <text:p>9.6002856622</text:p>
          </table:table-cell>
        </table:table-row>
        <table:table-row table:style-name="ro1">
          <table:table-cell office:value-type="float" office:value="2.601477" calcext:value-type="float">
            <text:p>2.601477</text:p>
          </table:table-cell>
          <table:table-cell office:value-type="float" office:value="9.434019" calcext:value-type="float">
            <text:p>9.434019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115]+(-[.$D$2]*COS([.C115])-[.$D$4]*SIN([.C115]))/2" office:value-type="float" office:value="-0.358900317313982" calcext:value-type="float">
            <text:p>-0.3589003173</text:p>
          </table:table-cell>
          <table:table-cell table:formula="of:=[.B115]+(-[.$D$2]*SIN([.C115])+[.$D$4]*COS([.C115]))/2" office:value-type="float" office:value="10.1312751503012" calcext:value-type="float">
            <text:p>10.1312751503</text:p>
          </table:table-cell>
          <table:table-cell/>
          <table:table-cell table:formula="of:=[.A115]+([.$D$2]*COS([.C115])-[.$D$4]*SIN([.C115]))/2" office:value-type="float" office:value="5.62797105161092" calcext:value-type="float">
            <text:p>5.6279710516</text:p>
          </table:table-cell>
          <table:table-cell table:formula="of:=[.B115]+([.$D$2]*SIN([.C115])+[.$D$4]*COS([.C115]))/2" office:value-type="float" office:value="9.7345747445196" calcext:value-type="float">
            <text:p>9.7345747445</text:p>
          </table:table-cell>
        </table:table-row>
        <table:table-row table:style-name="ro1">
          <table:table-cell office:value-type="float" office:value="2.607558" calcext:value-type="float">
            <text:p>2.607558</text:p>
          </table:table-cell>
          <table:table-cell office:value-type="float" office:value="9.533834" calcext:value-type="float">
            <text:p>9.533834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116]+(-[.$D$2]*COS([.C116])-[.$D$4]*SIN([.C116]))/2" office:value-type="float" office:value="-0.360059760907244" calcext:value-type="float">
            <text:p>-0.3600597609</text:p>
          </table:table-cell>
          <table:table-cell table:formula="of:=[.B116]+(-[.$D$2]*SIN([.C116])+[.$D$4]*COS([.C116]))/2" office:value-type="float" office:value="10.1996003442589" calcext:value-type="float">
            <text:p>10.1996003443</text:p>
          </table:table-cell>
          <table:table-cell/>
          <table:table-cell table:formula="of:=[.A116]+([.$D$2]*COS([.C116])-[.$D$4]*SIN([.C116]))/2" office:value-type="float" office:value="5.63068820980704" calcext:value-type="float">
            <text:p>5.6306882098</text:p>
          </table:table-cell>
          <table:table-cell table:formula="of:=[.B116]+([.$D$2]*SIN([.C116])+[.$D$4]*COS([.C116]))/2" office:value-type="float" office:value="9.86652565086013" calcext:value-type="float">
            <text:p>9.8665256509</text:p>
          </table:table-cell>
        </table:table-row>
        <table:table-row table:style-name="ro1">
          <table:table-cell office:value-type="float" office:value="2.61262" calcext:value-type="float">
            <text:p>2.61262</text:p>
          </table:table-cell>
          <table:table-cell office:value-type="float" office:value="9.633705" calcext:value-type="float">
            <text:p>9.633705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117]+(-[.$D$2]*COS([.C117])-[.$D$4]*SIN([.C117]))/2" office:value-type="float" office:value="-0.36137711614892" calcext:value-type="float">
            <text:p>-0.3613771161</text:p>
          </table:table-cell>
          <table:table-cell table:formula="of:=[.B117]+(-[.$D$2]*SIN([.C117])+[.$D$4]*COS([.C117]))/2" office:value-type="float" office:value="10.2703690818657" calcext:value-type="float">
            <text:p>10.2703690819</text:p>
          </table:table-cell>
          <table:table-cell/>
          <table:table-cell table:formula="of:=[.A117]+([.$D$2]*COS([.C117])-[.$D$4]*SIN([.C117]))/2" office:value-type="float" office:value="5.63234616344867" calcext:value-type="float">
            <text:p>5.6323461634</text:p>
          </table:table-cell>
          <table:table-cell table:formula="of:=[.B117]+([.$D$2]*SIN([.C117])+[.$D$4]*COS([.C117]))/2" office:value-type="float" office:value="9.99599479806722" calcext:value-type="float">
            <text:p>9.9959947981</text:p>
          </table:table-cell>
        </table:table-row>
        <table:table-row table:style-name="ro1">
          <table:table-cell office:value-type="float" office:value="2.616747" calcext:value-type="float">
            <text:p>2.616747</text:p>
          </table:table-cell>
          <table:table-cell office:value-type="float" office:value="9.73362" calcext:value-type="float">
            <text:p>9.73362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118]+(-[.$D$2]*COS([.C118])-[.$D$4]*SIN([.C118]))/2" office:value-type="float" office:value="-0.362817481153002" calcext:value-type="float">
            <text:p>-0.3628174812</text:p>
          </table:table-cell>
          <table:table-cell table:formula="of:=[.B118]+(-[.$D$2]*SIN([.C118])+[.$D$4]*COS([.C118]))/2" office:value-type="float" office:value="10.3436982758396" calcext:value-type="float">
            <text:p>10.3436982758</text:p>
          </table:table-cell>
          <table:table-cell/>
          <table:table-cell table:formula="of:=[.A118]+([.$D$2]*COS([.C118])-[.$D$4]*SIN([.C118]))/2" office:value-type="float" office:value="5.63311716622785" calcext:value-type="float">
            <text:p>5.6331171662</text:p>
          </table:table-cell>
          <table:table-cell table:formula="of:=[.B118]+([.$D$2]*SIN([.C118])+[.$D$4]*COS([.C118]))/2" office:value-type="float" office:value="10.1228641653905" calcext:value-type="float">
            <text:p>10.1228641654</text:p>
          </table:table-cell>
        </table:table-row>
        <table:table-row table:style-name="ro1">
          <table:table-cell office:value-type="float" office:value="2.620027" calcext:value-type="float">
            <text:p>2.620027</text:p>
          </table:table-cell>
          <table:table-cell office:value-type="float" office:value="9.833565" calcext:value-type="float">
            <text:p>9.833565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119]+(-[.$D$2]*COS([.C119])-[.$D$4]*SIN([.C119]))/2" office:value-type="float" office:value="-0.36433970894233" calcext:value-type="float">
            <text:p>-0.3643397089</text:p>
          </table:table-cell>
          <table:table-cell table:formula="of:=[.B119]+(-[.$D$2]*SIN([.C119])+[.$D$4]*COS([.C119]))/2" office:value-type="float" office:value="10.419700945457" calcext:value-type="float">
            <text:p>10.4197009455</text:p>
          </table:table-cell>
          <table:table-cell/>
          <table:table-cell table:formula="of:=[.A119]+([.$D$2]*COS([.C119])-[.$D$4]*SIN([.C119]))/2" office:value-type="float" office:value="5.63317473401257" calcext:value-type="float">
            <text:p>5.633174734</text:p>
          </table:table-cell>
          <table:table-cell table:formula="of:=[.B119]+([.$D$2]*SIN([.C119])+[.$D$4]*COS([.C119]))/2" office:value-type="float" office:value="10.2470147950355" calcext:value-type="float">
            <text:p>10.247014795</text:p>
          </table:table-cell>
        </table:table-row>
        <table:table-row table:style-name="ro1">
          <table:table-cell office:value-type="float" office:value="2.62255" calcext:value-type="float">
            <text:p>2.62255</text:p>
          </table:table-cell>
          <table:table-cell office:value-type="float" office:value="9.933533" calcext:value-type="float">
            <text:p>9.933533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120]+(-[.$D$2]*COS([.C120])-[.$D$4]*SIN([.C120]))/2" office:value-type="float" office:value="-0.365900758790877" calcext:value-type="float">
            <text:p>-0.3659007588</text:p>
          </table:table-cell>
          <table:table-cell table:formula="of:=[.B120]+(-[.$D$2]*SIN([.C120])+[.$D$4]*COS([.C120]))/2" office:value-type="float" office:value="10.4984773001591" calcext:value-type="float">
            <text:p>10.4984773002</text:p>
          </table:table-cell>
          <table:table-cell/>
          <table:table-cell table:formula="of:=[.A120]+([.$D$2]*COS([.C120])-[.$D$4]*SIN([.C120]))/2" office:value-type="float" office:value="5.63268805836729" calcext:value-type="float">
            <text:p>5.6326880584</text:p>
          </table:table-cell>
          <table:table-cell table:formula="of:=[.B120]+([.$D$2]*SIN([.C120])+[.$D$4]*COS([.C120]))/2" office:value-type="float" office:value="10.3683535027006" calcext:value-type="float">
            <text:p>10.3683535027</text:p>
          </table:table-cell>
        </table:table-row>
        <table:table-row table:style-name="ro1">
          <table:table-cell office:value-type="float" office:value="2.624412" calcext:value-type="float">
            <text:p>2.624412</text:p>
          </table:table-cell>
          <table:table-cell office:value-type="float" office:value="10.033516" calcext:value-type="float">
            <text:p>10.033516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121]+(-[.$D$2]*COS([.C121])-[.$D$4]*SIN([.C121]))/2" office:value-type="float" office:value="-0.367448430515831" calcext:value-type="float">
            <text:p>-0.3674484305</text:p>
          </table:table-cell>
          <table:table-cell table:formula="of:=[.B121]+(-[.$D$2]*SIN([.C121])+[.$D$4]*COS([.C121]))/2" office:value-type="float" office:value="10.5801156380475" calcext:value-type="float">
            <text:p>10.580115638</text:p>
          </table:table-cell>
          <table:table-cell/>
          <table:table-cell table:formula="of:=[.A121]+([.$D$2]*COS([.C121])-[.$D$4]*SIN([.C121]))/2" office:value-type="float" office:value="5.63182580336821" calcext:value-type="float">
            <text:p>5.6318258034</text:p>
          </table:table-cell>
          <table:table-cell table:formula="of:=[.B121]+([.$D$2]*SIN([.C121])+[.$D$4]*COS([.C121]))/2" office:value-type="float" office:value="10.4867954009332" calcext:value-type="float">
            <text:p>10.4867954009</text:p>
          </table:table-cell>
        </table:table-row>
        <table:table-row table:style-name="ro1">
          <table:table-cell office:value-type="float" office:value="2.62571" calcext:value-type="float">
            <text:p>2.62571</text:p>
          </table:table-cell>
          <table:table-cell office:value-type="float" office:value="10.133507" calcext:value-type="float">
            <text:p>10.133507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122]+(-[.$D$2]*COS([.C122])-[.$D$4]*SIN([.C122]))/2" office:value-type="float" office:value="-0.368926261669809" calcext:value-type="float">
            <text:p>-0.3689262617</text:p>
          </table:table-cell>
          <table:table-cell table:formula="of:=[.B122]+(-[.$D$2]*SIN([.C122])+[.$D$4]*COS([.C122]))/2" office:value-type="float" office:value="10.6646883817259" calcext:value-type="float">
            <text:p>10.6646883817</text:p>
          </table:table-cell>
          <table:table-cell/>
          <table:table-cell table:formula="of:=[.A122]+([.$D$2]*COS([.C122])-[.$D$4]*SIN([.C122]))/2" office:value-type="float" office:value="5.6307490740312" calcext:value-type="float">
            <text:p>5.630749074</text:p>
          </table:table-cell>
          <table:table-cell table:formula="of:=[.B122]+([.$D$2]*SIN([.C122])+[.$D$4]*COS([.C122]))/2" office:value-type="float" office:value="10.6022715075576" calcext:value-type="float">
            <text:p>10.6022715076</text:p>
          </table:table-cell>
        </table:table-row>
        <table:table-row table:style-name="ro1">
          <table:table-cell office:value-type="float" office:value="2.626543" calcext:value-type="float">
            <text:p>2.626543</text:p>
          </table:table-cell>
          <table:table-cell office:value-type="float" office:value="10.233504" calcext:value-type="float">
            <text:p>10.233504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123]+(-[.$D$2]*COS([.C123])-[.$D$4]*SIN([.C123]))/2" office:value-type="float" office:value="-0.37026927676895" calcext:value-type="float">
            <text:p>-0.3702692768</text:p>
          </table:table-cell>
          <table:table-cell table:formula="of:=[.B123]+(-[.$D$2]*SIN([.C123])+[.$D$4]*COS([.C123]))/2" office:value-type="float" office:value="10.7522680868515" calcext:value-type="float">
            <text:p>10.7522680869</text:p>
          </table:table-cell>
          <table:table-cell/>
          <table:table-cell table:formula="of:=[.A123]+([.$D$2]*COS([.C123])-[.$D$4]*SIN([.C123]))/2" office:value-type="float" office:value="5.62961323592248" calcext:value-type="float">
            <text:p>5.6296132359</text:p>
          </table:table-cell>
          <table:table-cell table:formula="of:=[.B123]+([.$D$2]*SIN([.C123])+[.$D$4]*COS([.C123]))/2" office:value-type="float" office:value="10.7147203319304" calcext:value-type="float">
            <text:p>10.7147203319</text:p>
          </table:table-cell>
        </table:table-row>
        <table:table-row table:style-name="ro1">
          <table:table-cell office:value-type="float" office:value="2.627013" calcext:value-type="float">
            <text:p>2.627013</text:p>
          </table:table-cell>
          <table:table-cell office:value-type="float" office:value="10.333503" calcext:value-type="float">
            <text:p>10.333503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124]+(-[.$D$2]*COS([.C124])-[.$D$4]*SIN([.C124]))/2" office:value-type="float" office:value="-0.371404760242197" calcext:value-type="float">
            <text:p>-0.3714047602</text:p>
          </table:table-cell>
          <table:table-cell table:formula="of:=[.B124]+(-[.$D$2]*SIN([.C124])+[.$D$4]*COS([.C124]))/2" office:value-type="float" office:value="10.84290552754" calcext:value-type="float">
            <text:p>10.8429055275</text:p>
          </table:table-cell>
          <table:table-cell/>
          <table:table-cell table:formula="of:=[.A124]+([.$D$2]*COS([.C124])-[.$D$4]*SIN([.C124]))/2" office:value-type="float" office:value="5.62856575510695" calcext:value-type="float">
            <text:p>5.6285657551</text:p>
          </table:table-cell>
          <table:table-cell table:formula="of:=[.B124]+([.$D$2]*SIN([.C124])+[.$D$4]*COS([.C124]))/2" office:value-type="float" office:value="10.8240955583515" calcext:value-type="float">
            <text:p>10.8240955584</text:p>
          </table:table-cell>
        </table:table-row>
        <table:table-row table:style-name="ro1">
          <table:table-cell office:value-type="float" office:value="2.627222" calcext:value-type="float">
            <text:p>2.627222</text:p>
          </table:table-cell>
          <table:table-cell office:value-type="float" office:value="10.433502" calcext:value-type="float">
            <text:p>10.433502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125]+(-[.$D$2]*COS([.C125])-[.$D$4]*SIN([.C125]))/2" office:value-type="float" office:value="-0.372252855782294" calcext:value-type="float">
            <text:p>-0.3722528558</text:p>
          </table:table-cell>
          <table:table-cell table:formula="of:=[.B125]+(-[.$D$2]*SIN([.C125])+[.$D$4]*COS([.C125]))/2" office:value-type="float" office:value="10.9366427253739" calcext:value-type="float">
            <text:p>10.9366427254</text:p>
          </table:table-cell>
          <table:table-cell/>
          <table:table-cell table:formula="of:=[.A125]+([.$D$2]*COS([.C125])-[.$D$4]*SIN([.C125]))/2" office:value-type="float" office:value="5.62774385559101" calcext:value-type="float">
            <text:p>5.6277438556</text:p>
          </table:table-cell>
          <table:table-cell table:formula="of:=[.B125]+([.$D$2]*SIN([.C125])+[.$D$4]*COS([.C125]))/2" office:value-type="float" office:value="10.9303607265216" calcext:value-type="float">
            <text:p>10.9303607265</text:p>
          </table:table-cell>
        </table:table-row>
        <table:table-row table:style-name="ro1">
          <table:table-cell office:value-type="float" office:value="2.627274" calcext:value-type="float">
            <text:p>2.627274</text:p>
          </table:table-cell>
          <table:table-cell office:value-type="float" office:value="10.533502" calcext:value-type="float">
            <text:p>10.533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26]+(-[.$D$2]*COS([.C126])-[.$D$4]*SIN([.C126]))/2" office:value-type="float" office:value="-0.372726" calcext:value-type="float">
            <text:p>-0.372726</text:p>
          </table:table-cell>
          <table:table-cell table:formula="of:=[.B126]+(-[.$D$2]*SIN([.C126])+[.$D$4]*COS([.C126]))/2" office:value-type="float" office:value="11.033502" calcext:value-type="float">
            <text:p>11.033502</text:p>
          </table:table-cell>
          <table:table-cell/>
          <table:table-cell table:formula="of:=[.A126]+([.$D$2]*COS([.C126])-[.$D$4]*SIN([.C126]))/2" office:value-type="float" office:value="5.627274" calcext:value-type="float">
            <text:p>5.627274</text:p>
          </table:table-cell>
          <table:table-cell table:formula="of:=[.B126]+([.$D$2]*SIN([.C126])+[.$D$4]*COS([.C126]))/2" office:value-type="float" office:value="11.033502" calcext:value-type="float">
            <text:p>11.033502</text:p>
          </table:table-cell>
        </table:table-row>
        <table:table-row table:style-name="ro1">
          <table:table-cell office:value-type="float" office:value="2.627274" calcext:value-type="float">
            <text:p>2.627274</text:p>
          </table:table-cell>
          <table:table-cell office:value-type="float" office:value="10.633502" calcext:value-type="float">
            <text:p>10.633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27]+(-[.$D$2]*COS([.C127])-[.$D$4]*SIN([.C127]))/2" office:value-type="float" office:value="-0.372726" calcext:value-type="float">
            <text:p>-0.372726</text:p>
          </table:table-cell>
          <table:table-cell table:formula="of:=[.B127]+(-[.$D$2]*SIN([.C127])+[.$D$4]*COS([.C127]))/2" office:value-type="float" office:value="11.133502" calcext:value-type="float">
            <text:p>11.133502</text:p>
          </table:table-cell>
          <table:table-cell/>
          <table:table-cell table:formula="of:=[.A127]+([.$D$2]*COS([.C127])-[.$D$4]*SIN([.C127]))/2" office:value-type="float" office:value="5.627274" calcext:value-type="float">
            <text:p>5.627274</text:p>
          </table:table-cell>
          <table:table-cell table:formula="of:=[.B127]+([.$D$2]*SIN([.C127])+[.$D$4]*COS([.C127]))/2" office:value-type="float" office:value="11.133502" calcext:value-type="float">
            <text:p>11.133502</text:p>
          </table:table-cell>
        </table:table-row>
        <table:table-row table:style-name="ro1">
          <table:table-cell office:value-type="float" office:value="2.627326" calcext:value-type="float">
            <text:p>2.627326</text:p>
          </table:table-cell>
          <table:table-cell office:value-type="float" office:value="10.733502" calcext:value-type="float">
            <text:p>10.733502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128]+(-[.$D$2]*COS([.C128])-[.$D$4]*SIN([.C128]))/2" office:value-type="float" office:value="-0.372148855782294" calcext:value-type="float">
            <text:p>-0.3721488558</text:p>
          </table:table-cell>
          <table:table-cell table:formula="of:=[.B128]+(-[.$D$2]*SIN([.C128])+[.$D$4]*COS([.C128]))/2" office:value-type="float" office:value="11.2366427253739" calcext:value-type="float">
            <text:p>11.2366427254</text:p>
          </table:table-cell>
          <table:table-cell/>
          <table:table-cell table:formula="of:=[.A128]+([.$D$2]*COS([.C128])-[.$D$4]*SIN([.C128]))/2" office:value-type="float" office:value="5.62784785559101" calcext:value-type="float">
            <text:p>5.6278478556</text:p>
          </table:table-cell>
          <table:table-cell table:formula="of:=[.B128]+([.$D$2]*SIN([.C128])+[.$D$4]*COS([.C128]))/2" office:value-type="float" office:value="11.2303607265216" calcext:value-type="float">
            <text:p>11.2303607265</text:p>
          </table:table-cell>
        </table:table-row>
        <table:table-row table:style-name="ro1">
          <table:table-cell office:value-type="float" office:value="2.627536" calcext:value-type="float">
            <text:p>2.627536</text:p>
          </table:table-cell>
          <table:table-cell office:value-type="float" office:value="10.833502" calcext:value-type="float">
            <text:p>10.833502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129]+(-[.$D$2]*COS([.C129])-[.$D$4]*SIN([.C129]))/2" office:value-type="float" office:value="-0.370881760242197" calcext:value-type="float">
            <text:p>-0.3708817602</text:p>
          </table:table-cell>
          <table:table-cell table:formula="of:=[.B129]+(-[.$D$2]*SIN([.C129])+[.$D$4]*COS([.C129]))/2" office:value-type="float" office:value="11.34290452754" calcext:value-type="float">
            <text:p>11.3429045275</text:p>
          </table:table-cell>
          <table:table-cell/>
          <table:table-cell table:formula="of:=[.A129]+([.$D$2]*COS([.C129])-[.$D$4]*SIN([.C129]))/2" office:value-type="float" office:value="5.62908875510695" calcext:value-type="float">
            <text:p>5.6290887551</text:p>
          </table:table-cell>
          <table:table-cell table:formula="of:=[.B129]+([.$D$2]*SIN([.C129])+[.$D$4]*COS([.C129]))/2" office:value-type="float" office:value="11.3240945583515" calcext:value-type="float">
            <text:p>11.3240945584</text:p>
          </table:table-cell>
        </table:table-row>
        <table:table-row table:style-name="ro1">
          <table:table-cell office:value-type="float" office:value="2.628005" calcext:value-type="float">
            <text:p>2.628005</text:p>
          </table:table-cell>
          <table:table-cell office:value-type="float" office:value="10.933501" calcext:value-type="float">
            <text:p>10.933501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130]+(-[.$D$2]*COS([.C130])-[.$D$4]*SIN([.C130]))/2" office:value-type="float" office:value="-0.36880727676895" calcext:value-type="float">
            <text:p>-0.3688072768</text:p>
          </table:table-cell>
          <table:table-cell table:formula="of:=[.B130]+(-[.$D$2]*SIN([.C130])+[.$D$4]*COS([.C130]))/2" office:value-type="float" office:value="11.4522650868515" calcext:value-type="float">
            <text:p>11.4522650869</text:p>
          </table:table-cell>
          <table:table-cell/>
          <table:table-cell table:formula="of:=[.A130]+([.$D$2]*COS([.C130])-[.$D$4]*SIN([.C130]))/2" office:value-type="float" office:value="5.63107523592248" calcext:value-type="float">
            <text:p>5.6310752359</text:p>
          </table:table-cell>
          <table:table-cell table:formula="of:=[.B130]+([.$D$2]*SIN([.C130])+[.$D$4]*COS([.C130]))/2" office:value-type="float" office:value="11.4147173319304" calcext:value-type="float">
            <text:p>11.4147173319</text:p>
          </table:table-cell>
        </table:table-row>
        <table:table-row table:style-name="ro1">
          <table:table-cell office:value-type="float" office:value="2.628838" calcext:value-type="float">
            <text:p>2.628838</text:p>
          </table:table-cell>
          <table:table-cell office:value-type="float" office:value="11.033498" calcext:value-type="float">
            <text:p>11.033498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131]+(-[.$D$2]*COS([.C131])-[.$D$4]*SIN([.C131]))/2" office:value-type="float" office:value="-0.365798261669808" calcext:value-type="float">
            <text:p>-0.3657982617</text:p>
          </table:table-cell>
          <table:table-cell table:formula="of:=[.B131]+(-[.$D$2]*SIN([.C131])+[.$D$4]*COS([.C131]))/2" office:value-type="float" office:value="11.5646793817259" calcext:value-type="float">
            <text:p>11.5646793817</text:p>
          </table:table-cell>
          <table:table-cell/>
          <table:table-cell table:formula="of:=[.A131]+([.$D$2]*COS([.C131])-[.$D$4]*SIN([.C131]))/2" office:value-type="float" office:value="5.6338770740312" calcext:value-type="float">
            <text:p>5.633877074</text:p>
          </table:table-cell>
          <table:table-cell table:formula="of:=[.B131]+([.$D$2]*SIN([.C131])+[.$D$4]*COS([.C131]))/2" office:value-type="float" office:value="11.5022625075576" calcext:value-type="float">
            <text:p>11.5022625076</text:p>
          </table:table-cell>
        </table:table-row>
        <table:table-row table:style-name="ro1">
          <table:table-cell office:value-type="float" office:value="2.630136" calcext:value-type="float">
            <text:p>2.630136</text:p>
          </table:table-cell>
          <table:table-cell office:value-type="float" office:value="11.133489" calcext:value-type="float">
            <text:p>11.133489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132]+(-[.$D$2]*COS([.C132])-[.$D$4]*SIN([.C132]))/2" office:value-type="float" office:value="-0.361724430515831" calcext:value-type="float">
            <text:p>-0.3617244305</text:p>
          </table:table-cell>
          <table:table-cell table:formula="of:=[.B132]+(-[.$D$2]*SIN([.C132])+[.$D$4]*COS([.C132]))/2" office:value-type="float" office:value="11.6800886380475" calcext:value-type="float">
            <text:p>11.680088638</text:p>
          </table:table-cell>
          <table:table-cell/>
          <table:table-cell table:formula="of:=[.A132]+([.$D$2]*COS([.C132])-[.$D$4]*SIN([.C132]))/2" office:value-type="float" office:value="5.63754980336821" calcext:value-type="float">
            <text:p>5.6375498034</text:p>
          </table:table-cell>
          <table:table-cell table:formula="of:=[.B132]+([.$D$2]*SIN([.C132])+[.$D$4]*COS([.C132]))/2" office:value-type="float" office:value="11.5867684009332" calcext:value-type="float">
            <text:p>11.5867684009</text:p>
          </table:table-cell>
        </table:table-row>
        <table:table-row table:style-name="ro1">
          <table:table-cell office:value-type="float" office:value="2.631998" calcext:value-type="float">
            <text:p>2.631998</text:p>
          </table:table-cell>
          <table:table-cell office:value-type="float" office:value="11.233471" calcext:value-type="float">
            <text:p>11.233471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133]+(-[.$D$2]*COS([.C133])-[.$D$4]*SIN([.C133]))/2" office:value-type="float" office:value="-0.356452758790877" calcext:value-type="float">
            <text:p>-0.3564527588</text:p>
          </table:table-cell>
          <table:table-cell table:formula="of:=[.B133]+(-[.$D$2]*SIN([.C133])+[.$D$4]*COS([.C133]))/2" office:value-type="float" office:value="11.7984153001591" calcext:value-type="float">
            <text:p>11.7984153002</text:p>
          </table:table-cell>
          <table:table-cell/>
          <table:table-cell table:formula="of:=[.A133]+([.$D$2]*COS([.C133])-[.$D$4]*SIN([.C133]))/2" office:value-type="float" office:value="5.64213605836729" calcext:value-type="float">
            <text:p>5.6421360584</text:p>
          </table:table-cell>
          <table:table-cell table:formula="of:=[.B133]+([.$D$2]*SIN([.C133])+[.$D$4]*COS([.C133]))/2" office:value-type="float" office:value="11.6682915027006" calcext:value-type="float">
            <text:p>11.6682915027</text:p>
          </table:table-cell>
        </table:table-row>
        <table:table-row table:style-name="ro1">
          <table:table-cell office:value-type="float" office:value="2.634522" calcext:value-type="float">
            <text:p>2.634522</text:p>
          </table:table-cell>
          <table:table-cell office:value-type="float" office:value="11.333439" calcext:value-type="float">
            <text:p>11.333439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134]+(-[.$D$2]*COS([.C134])-[.$D$4]*SIN([.C134]))/2" office:value-type="float" office:value="-0.34984470894233" calcext:value-type="float">
            <text:p>-0.3498447089</text:p>
          </table:table-cell>
          <table:table-cell table:formula="of:=[.B134]+(-[.$D$2]*SIN([.C134])+[.$D$4]*COS([.C134]))/2" office:value-type="float" office:value="11.919574945457" calcext:value-type="float">
            <text:p>11.9195749455</text:p>
          </table:table-cell>
          <table:table-cell/>
          <table:table-cell table:formula="of:=[.A134]+([.$D$2]*COS([.C134])-[.$D$4]*SIN([.C134]))/2" office:value-type="float" office:value="5.64766973401257" calcext:value-type="float">
            <text:p>5.647669734</text:p>
          </table:table-cell>
          <table:table-cell table:formula="of:=[.B134]+([.$D$2]*SIN([.C134])+[.$D$4]*COS([.C134]))/2" office:value-type="float" office:value="11.7468887950355" calcext:value-type="float">
            <text:p>11.746888795</text:p>
          </table:table-cell>
        </table:table-row>
        <table:table-row table:style-name="ro1">
          <table:table-cell office:value-type="float" office:value="2.637801" calcext:value-type="float">
            <text:p>2.637801</text:p>
          </table:table-cell>
          <table:table-cell office:value-type="float" office:value="11.433385" calcext:value-type="float">
            <text:p>11.433385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135]+(-[.$D$2]*COS([.C135])-[.$D$4]*SIN([.C135]))/2" office:value-type="float" office:value="-0.341763481153002" calcext:value-type="float">
            <text:p>-0.3417634812</text:p>
          </table:table-cell>
          <table:table-cell table:formula="of:=[.B135]+(-[.$D$2]*SIN([.C135])+[.$D$4]*COS([.C135]))/2" office:value-type="float" office:value="12.0434632758396" calcext:value-type="float">
            <text:p>12.0434632758</text:p>
          </table:table-cell>
          <table:table-cell/>
          <table:table-cell table:formula="of:=[.A135]+([.$D$2]*COS([.C135])-[.$D$4]*SIN([.C135]))/2" office:value-type="float" office:value="5.65417116622785" calcext:value-type="float">
            <text:p>5.6541711662</text:p>
          </table:table-cell>
          <table:table-cell table:formula="of:=[.B135]+([.$D$2]*SIN([.C135])+[.$D$4]*COS([.C135]))/2" office:value-type="float" office:value="11.8226291653905" calcext:value-type="float">
            <text:p>11.8226291654</text:p>
          </table:table-cell>
        </table:table-row>
        <table:table-row table:style-name="ro1">
          <table:table-cell office:value-type="float" office:value="2.641928" calcext:value-type="float">
            <text:p>2.641928</text:p>
          </table:table-cell>
          <table:table-cell office:value-type="float" office:value="11.5333" calcext:value-type="float">
            <text:p>11.5333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136]+(-[.$D$2]*COS([.C136])-[.$D$4]*SIN([.C136]))/2" office:value-type="float" office:value="-0.33206911614892" calcext:value-type="float">
            <text:p>-0.3320691161</text:p>
          </table:table-cell>
          <table:table-cell table:formula="of:=[.B136]+(-[.$D$2]*SIN([.C136])+[.$D$4]*COS([.C136]))/2" office:value-type="float" office:value="12.1699640818657" calcext:value-type="float">
            <text:p>12.1699640819</text:p>
          </table:table-cell>
          <table:table-cell/>
          <table:table-cell table:formula="of:=[.A136]+([.$D$2]*COS([.C136])-[.$D$4]*SIN([.C136]))/2" office:value-type="float" office:value="5.66165416344867" calcext:value-type="float">
            <text:p>5.6616541634</text:p>
          </table:table-cell>
          <table:table-cell table:formula="of:=[.B136]+([.$D$2]*SIN([.C136])+[.$D$4]*COS([.C136]))/2" office:value-type="float" office:value="11.8955897980672" calcext:value-type="float">
            <text:p>11.8955897981</text:p>
          </table:table-cell>
        </table:table-row>
        <table:table-row table:style-name="ro1">
          <table:table-cell office:value-type="float" office:value="2.64699" calcext:value-type="float">
            <text:p>2.64699</text:p>
          </table:table-cell>
          <table:table-cell office:value-type="float" office:value="11.633171" calcext:value-type="float">
            <text:p>11.633171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137]+(-[.$D$2]*COS([.C137])-[.$D$4]*SIN([.C137]))/2" office:value-type="float" office:value="-0.320627760907244" calcext:value-type="float">
            <text:p>-0.3206277609</text:p>
          </table:table-cell>
          <table:table-cell table:formula="of:=[.B137]+(-[.$D$2]*SIN([.C137])+[.$D$4]*COS([.C137]))/2" office:value-type="float" office:value="12.2989373442589" calcext:value-type="float">
            <text:p>12.2989373443</text:p>
          </table:table-cell>
          <table:table-cell/>
          <table:table-cell table:formula="of:=[.A137]+([.$D$2]*COS([.C137])-[.$D$4]*SIN([.C137]))/2" office:value-type="float" office:value="5.67012020980704" calcext:value-type="float">
            <text:p>5.6701202098</text:p>
          </table:table-cell>
          <table:table-cell table:formula="of:=[.B137]+([.$D$2]*SIN([.C137])+[.$D$4]*COS([.C137]))/2" office:value-type="float" office:value="11.9658626508601" calcext:value-type="float">
            <text:p>11.9658626509</text:p>
          </table:table-cell>
        </table:table-row>
        <table:table-row table:style-name="ro1">
          <table:table-cell office:value-type="float" office:value="2.653071" calcext:value-type="float">
            <text:p>2.653071</text:p>
          </table:table-cell>
          <table:table-cell office:value-type="float" office:value="11.732986" calcext:value-type="float">
            <text:p>11.732986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138]+(-[.$D$2]*COS([.C138])-[.$D$4]*SIN([.C138]))/2" office:value-type="float" office:value="-0.307306317313983" calcext:value-type="float">
            <text:p>-0.3073063173</text:p>
          </table:table-cell>
          <table:table-cell table:formula="of:=[.B138]+(-[.$D$2]*SIN([.C138])+[.$D$4]*COS([.C138]))/2" office:value-type="float" office:value="12.4302421503012" calcext:value-type="float">
            <text:p>12.4302421503</text:p>
          </table:table-cell>
          <table:table-cell/>
          <table:table-cell table:formula="of:=[.A138]+([.$D$2]*COS([.C138])-[.$D$4]*SIN([.C138]))/2" office:value-type="float" office:value="5.67956505161092" calcext:value-type="float">
            <text:p>5.6795650516</text:p>
          </table:table-cell>
          <table:table-cell table:formula="of:=[.B138]+([.$D$2]*SIN([.C138])+[.$D$4]*COS([.C138]))/2" office:value-type="float" office:value="12.0335417445196" calcext:value-type="float">
            <text:p>12.0335417445</text:p>
          </table:table-cell>
        </table:table-row>
        <table:table-row table:style-name="ro1">
          <table:table-cell office:value-type="float" office:value="2.660252" calcext:value-type="float">
            <text:p>2.660252</text:p>
          </table:table-cell>
          <table:table-cell office:value-type="float" office:value="11.832727" calcext:value-type="float">
            <text:p>11.832727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139]+(-[.$D$2]*COS([.C139])-[.$D$4]*SIN([.C139]))/2" office:value-type="float" office:value="-0.291977827388649" calcext:value-type="float">
            <text:p>-0.2919778274</text:p>
          </table:table-cell>
          <table:table-cell table:formula="of:=[.B139]+(-[.$D$2]*SIN([.C139])+[.$D$4]*COS([.C139]))/2" office:value-type="float" office:value="12.5637119836192" calcext:value-type="float">
            <text:p>12.5637119836</text:p>
          </table:table-cell>
          <table:table-cell/>
          <table:table-cell table:formula="of:=[.A139]+([.$D$2]*COS([.C139])-[.$D$4]*SIN([.C139]))/2" office:value-type="float" office:value="5.68997804762252" calcext:value-type="float">
            <text:p>5.6899780476</text:p>
          </table:table-cell>
          <table:table-cell table:formula="of:=[.B139]+([.$D$2]*SIN([.C139])+[.$D$4]*COS([.C139]))/2" office:value-type="float" office:value="12.098734662216" calcext:value-type="float">
            <text:p>12.0987346622</text:p>
          </table:table-cell>
        </table:table-row>
        <table:table-row table:style-name="ro1">
          <table:table-cell office:value-type="float" office:value="2.668607" calcext:value-type="float">
            <text:p>2.668607</text:p>
          </table:table-cell>
          <table:table-cell office:value-type="float" office:value="11.932377" calcext:value-type="float">
            <text:p>11.932377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140]+(-[.$D$2]*COS([.C140])-[.$D$4]*SIN([.C140]))/2" office:value-type="float" office:value="-0.274523673260284" calcext:value-type="float">
            <text:p>-0.2745236733</text:p>
          </table:table-cell>
          <table:table-cell table:formula="of:=[.B140]+(-[.$D$2]*SIN([.C140])+[.$D$4]*COS([.C140]))/2" office:value-type="float" office:value="12.6991767392504" calcext:value-type="float">
            <text:p>12.6991767393</text:p>
          </table:table-cell>
          <table:table-cell/>
          <table:table-cell table:formula="of:=[.A140]+([.$D$2]*COS([.C140])-[.$D$4]*SIN([.C140]))/2" office:value-type="float" office:value="5.70134133608418" calcext:value-type="float">
            <text:p>5.7013413361</text:p>
          </table:table-cell>
          <table:table-cell table:formula="of:=[.B140]+([.$D$2]*SIN([.C140])+[.$D$4]*COS([.C140]))/2" office:value-type="float" office:value="12.161554762307" calcext:value-type="float">
            <text:p>12.1615547623</text:p>
          </table:table-cell>
        </table:table-row>
        <table:table-row table:style-name="ro1">
          <table:table-cell office:value-type="float" office:value="2.678207" calcext:value-type="float">
            <text:p>2.678207</text:p>
          </table:table-cell>
          <table:table-cell office:value-type="float" office:value="12.031914" calcext:value-type="float">
            <text:p>12.031914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141]+(-[.$D$2]*COS([.C141])-[.$D$4]*SIN([.C141]))/2" office:value-type="float" office:value="-0.254834018917073" calcext:value-type="float">
            <text:p>-0.2548340189</text:p>
          </table:table-cell>
          <table:table-cell table:formula="of:=[.B141]+(-[.$D$2]*SIN([.C141])+[.$D$4]*COS([.C141]))/2" office:value-type="float" office:value="12.8364451562332" calcext:value-type="float">
            <text:p>12.8364451562</text:p>
          </table:table-cell>
          <table:table-cell/>
          <table:table-cell table:formula="of:=[.A141]+([.$D$2]*COS([.C141])-[.$D$4]*SIN([.C141]))/2" office:value-type="float" office:value="5.71363428478097" calcext:value-type="float">
            <text:p>5.7136342848</text:p>
          </table:table-cell>
          <table:table-cell table:formula="of:=[.B141]+([.$D$2]*SIN([.C141])+[.$D$4]*COS([.C141]))/2" office:value-type="float" office:value="12.2221275610498" calcext:value-type="float">
            <text:p>12.222127561</text:p>
          </table:table-cell>
        </table:table-row>
        <table:table-row table:style-name="ro1">
          <table:table-cell office:value-type="float" office:value="2.689116" calcext:value-type="float">
            <text:p>2.689116</text:p>
          </table:table-cell>
          <table:table-cell office:value-type="float" office:value="12.131317" calcext:value-type="float">
            <text:p>12.131317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142]+(-[.$D$2]*COS([.C142])-[.$D$4]*SIN([.C142]))/2" office:value-type="float" office:value="-0.232811257382922" calcext:value-type="float">
            <text:p>-0.2328112574</text:p>
          </table:table-cell>
          <table:table-cell table:formula="of:=[.B142]+(-[.$D$2]*SIN([.C142])+[.$D$4]*COS([.C142]))/2" office:value-type="float" office:value="12.9753200228398" calcext:value-type="float">
            <text:p>12.9753200228</text:p>
          </table:table-cell>
          <table:table-cell/>
          <table:table-cell table:formula="of:=[.A142]+([.$D$2]*COS([.C142])-[.$D$4]*SIN([.C142]))/2" office:value-type="float" office:value="5.72683195358054" calcext:value-type="float">
            <text:p>5.7268319536</text:p>
          </table:table-cell>
          <table:table-cell table:formula="of:=[.B142]+([.$D$2]*SIN([.C142])+[.$D$4]*COS([.C142]))/2" office:value-type="float" office:value="12.2805878456541" calcext:value-type="float">
            <text:p>12.2805878457</text:p>
          </table:table-cell>
        </table:table-row>
        <table:table-row table:style-name="ro1">
          <table:table-cell office:value-type="float" office:value="2.701393" calcext:value-type="float">
            <text:p>2.701393</text:p>
          </table:table-cell>
          <table:table-cell office:value-type="float" office:value="12.230559" calcext:value-type="float">
            <text:p>12.230559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143]+(-[.$D$2]*COS([.C143])-[.$D$4]*SIN([.C143]))/2" office:value-type="float" office:value="-0.208368541844744" calcext:value-type="float">
            <text:p>-0.2083685418</text:p>
          </table:table-cell>
          <table:table-cell table:formula="of:=[.B143]+(-[.$D$2]*SIN([.C143])+[.$D$4]*COS([.C143]))/2" office:value-type="float" office:value="13.1155944623411" calcext:value-type="float">
            <text:p>13.1155944623</text:p>
          </table:table-cell>
          <table:table-cell/>
          <table:table-cell table:formula="of:=[.A143]+([.$D$2]*COS([.C143])-[.$D$4]*SIN([.C143]))/2" office:value-type="float" office:value="5.7409086625043" calcext:value-type="float">
            <text:p>5.7409086625</text:p>
          </table:table-cell>
          <table:table-cell table:formula="of:=[.B143]+([.$D$2]*SIN([.C143])+[.$D$4]*COS([.C143]))/2" office:value-type="float" office:value="12.3370697383838" calcext:value-type="float">
            <text:p>12.3370697384</text:p>
          </table:table-cell>
        </table:table-row>
        <table:table-row table:style-name="ro1">
          <table:table-cell office:value-type="float" office:value="2.715092" calcext:value-type="float">
            <text:p>2.715092</text:p>
          </table:table-cell>
          <table:table-cell office:value-type="float" office:value="12.329616" calcext:value-type="float">
            <text:p>12.329616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144]+(-[.$D$2]*COS([.C144])-[.$D$4]*SIN([.C144]))/2" office:value-type="float" office:value="-0.181433729124826" calcext:value-type="float">
            <text:p>-0.1814337291</text:p>
          </table:table-cell>
          <table:table-cell table:formula="of:=[.B144]+(-[.$D$2]*SIN([.C144])+[.$D$4]*COS([.C144]))/2" office:value-type="float" office:value="13.257052628842" calcext:value-type="float">
            <text:p>13.2570526288</text:p>
          </table:table-cell>
          <table:table-cell/>
          <table:table-cell table:formula="of:=[.A144]+([.$D$2]*COS([.C144])-[.$D$4]*SIN([.C144]))/2" office:value-type="float" office:value="5.75583902879658" calcext:value-type="float">
            <text:p>5.7558390288</text:p>
          </table:table-cell>
          <table:table-cell table:formula="of:=[.B144]+([.$D$2]*SIN([.C144])+[.$D$4]*COS([.C144]))/2" office:value-type="float" office:value="12.3917248308115" calcext:value-type="float">
            <text:p>12.3917248308</text:p>
          </table:table-cell>
        </table:table-row>
        <table:table-row table:style-name="ro1">
          <table:table-cell office:value-type="float" office:value="2.73026" calcext:value-type="float">
            <text:p>2.73026</text:p>
          </table:table-cell>
          <table:table-cell office:value-type="float" office:value="12.428458" calcext:value-type="float">
            <text:p>12.428458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145]+(-[.$D$2]*COS([.C145])-[.$D$4]*SIN([.C145]))/2" office:value-type="float" office:value="-0.151950205816837" calcext:value-type="float">
            <text:p>-0.1519502058</text:p>
          </table:table-cell>
          <table:table-cell table:formula="of:=[.B145]+(-[.$D$2]*SIN([.C145])+[.$D$4]*COS([.C145]))/2" office:value-type="float" office:value="13.3994700130489" calcext:value-type="float">
            <text:p>13.399470013</text:p>
          </table:table-cell>
          <table:table-cell/>
          <table:table-cell table:formula="of:=[.A145]+([.$D$2]*COS([.C145])-[.$D$4]*SIN([.C145]))/2" office:value-type="float" office:value="5.77159787459935" calcext:value-type="float">
            <text:p>5.7715978746</text:p>
          </table:table-cell>
          <table:table-cell table:formula="of:=[.B145]+([.$D$2]*SIN([.C145])+[.$D$4]*COS([.C145]))/2" office:value-type="float" office:value="12.4447040003538" calcext:value-type="float">
            <text:p>12.4447040004</text:p>
          </table:table-cell>
        </table:table-row>
        <table:table-row table:style-name="ro1">
          <table:table-cell office:value-type="float" office:value="2.746937" calcext:value-type="float">
            <text:p>2.746937</text:p>
          </table:table-cell>
          <table:table-cell office:value-type="float" office:value="12.527056" calcext:value-type="float">
            <text:p>12.527056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146]+(-[.$D$2]*COS([.C146])-[.$D$4]*SIN([.C146]))/2" office:value-type="float" office:value="-0.119880965941026" calcext:value-type="float">
            <text:p>-0.1198809659</text:p>
          </table:table-cell>
          <table:table-cell table:formula="of:=[.B146]+(-[.$D$2]*SIN([.C146])+[.$D$4]*COS([.C146]))/2" office:value-type="float" office:value="13.5426123746823" calcext:value-type="float">
            <text:p>13.5426123747</text:p>
          </table:table-cell>
          <table:table-cell/>
          <table:table-cell table:formula="of:=[.A146]+([.$D$2]*COS([.C146])-[.$D$4]*SIN([.C146]))/2" office:value-type="float" office:value="5.788161467679" calcext:value-type="float">
            <text:p>5.7881614677</text:p>
          </table:table-cell>
          <table:table-cell table:formula="of:=[.B146]+([.$D$2]*SIN([.C146])+[.$D$4]*COS([.C146]))/2" office:value-type="float" office:value="12.4961733642544" calcext:value-type="float">
            <text:p>12.4961733643</text:p>
          </table:table-cell>
        </table:table-row>
        <table:table-row table:style-name="ro1">
          <table:table-cell office:value-type="float" office:value="2.765157" calcext:value-type="float">
            <text:p>2.765157</text:p>
          </table:table-cell>
          <table:table-cell office:value-type="float" office:value="12.625381" calcext:value-type="float">
            <text:p>12.625381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147]+(-[.$D$2]*COS([.C147])-[.$D$4]*SIN([.C147]))/2" office:value-type="float" office:value="-0.0852039134470566" calcext:value-type="float">
            <text:p>-0.0852039134</text:p>
          </table:table-cell>
          <table:table-cell table:formula="of:=[.B147]+(-[.$D$2]*SIN([.C147])+[.$D$4]*COS([.C147]))/2" office:value-type="float" office:value="13.6862498246401" calcext:value-type="float">
            <text:p>13.6862498246</text:p>
          </table:table-cell>
          <table:table-cell/>
          <table:table-cell table:formula="of:=[.A147]+([.$D$2]*COS([.C147])-[.$D$4]*SIN([.C147]))/2" office:value-type="float" office:value="5.80550991530617" calcext:value-type="float">
            <text:p>5.8055099153</text:p>
          </table:table-cell>
          <table:table-cell table:formula="of:=[.B147]+([.$D$2]*SIN([.C147])+[.$D$4]*COS([.C147]))/2" office:value-type="float" office:value="12.5462978134854" calcext:value-type="float">
            <text:p>12.5462978135</text:p>
          </table:table-cell>
        </table:table-row>
        <table:table-row table:style-name="ro1">
          <table:table-cell office:value-type="float" office:value="2.784948" calcext:value-type="float">
            <text:p>2.784948</text:p>
          </table:table-cell>
          <table:table-cell office:value-type="float" office:value="12.723402" calcext:value-type="float">
            <text:p>12.723402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148]+(-[.$D$2]*COS([.C148])-[.$D$4]*SIN([.C148]))/2" office:value-type="float" office:value="-0.0479166629123116" calcext:value-type="float">
            <text:p>-0.0479166629</text:p>
          </table:table-cell>
          <table:table-cell table:formula="of:=[.B148]+(-[.$D$2]*SIN([.C148])+[.$D$4]*COS([.C148]))/2" office:value-type="float" office:value="13.8301439760824" calcext:value-type="float">
            <text:p>13.8301439761</text:p>
          </table:table-cell>
          <table:table-cell/>
          <table:table-cell table:formula="of:=[.A148]+([.$D$2]*COS([.C148])-[.$D$4]*SIN([.C148]))/2" office:value-type="float" office:value="5.82362818688971" calcext:value-type="float">
            <text:p>5.8236281869</text:p>
          </table:table-cell>
          <table:table-cell table:formula="of:=[.B148]+([.$D$2]*SIN([.C148])+[.$D$4]*COS([.C148]))/2" office:value-type="float" office:value="12.595250832218" calcext:value-type="float">
            <text:p>12.5952508322</text:p>
          </table:table-cell>
        </table:table-row>
        <table:table-row table:style-name="ro1">
          <table:table-cell office:value-type="float" office:value="2.80633" calcext:value-type="float">
            <text:p>2.80633</text:p>
          </table:table-cell>
          <table:table-cell office:value-type="float" office:value="12.821088" calcext:value-type="float">
            <text:p>12.821088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149]+(-[.$D$2]*COS([.C149])-[.$D$4]*SIN([.C149]))/2" office:value-type="float" office:value="-0.00803623731978975" calcext:value-type="float">
            <text:p>-0.0080362373</text:p>
          </table:table-cell>
          <table:table-cell table:formula="of:=[.B149]+(-[.$D$2]*SIN([.C149])+[.$D$4]*COS([.C149]))/2" office:value-type="float" office:value="13.9740592408531" calcext:value-type="float">
            <text:p>13.9740592409</text:p>
          </table:table-cell>
          <table:table-cell/>
          <table:table-cell table:formula="of:=[.A149]+([.$D$2]*COS([.C149])-[.$D$4]*SIN([.C149]))/2" office:value-type="float" office:value="5.84250495125488" calcext:value-type="float">
            <text:p>5.8425049513</text:p>
          </table:table-cell>
          <table:table-cell table:formula="of:=[.B149]+([.$D$2]*SIN([.C149])+[.$D$4]*COS([.C149]))/2" office:value-type="float" office:value="12.6432069572426" calcext:value-type="float">
            <text:p>12.6432069572</text:p>
          </table:table-cell>
        </table:table-row>
        <table:table-row table:style-name="ro1">
          <table:table-cell office:value-type="float" office:value="2.829316" calcext:value-type="float">
            <text:p>2.829316</text:p>
          </table:table-cell>
          <table:table-cell office:value-type="float" office:value="12.91841" calcext:value-type="float">
            <text:p>12.91841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150]+(-[.$D$2]*COS([.C150])-[.$D$4]*SIN([.C150]))/2" office:value-type="float" office:value="0.0343979972983339" calcext:value-type="float">
            <text:p>0.0343979973</text:p>
          </table:table-cell>
          <table:table-cell table:formula="of:=[.B150]+(-[.$D$2]*SIN([.C150])+[.$D$4]*COS([.C150]))/2" office:value-type="float" office:value="14.117757054932" calcext:value-type="float">
            <text:p>14.1177570549</text:p>
          </table:table-cell>
          <table:table-cell/>
          <table:table-cell table:formula="of:=[.A150]+([.$D$2]*COS([.C150])-[.$D$4]*SIN([.C150]))/2" office:value-type="float" office:value="5.86213477712818" calcext:value-type="float">
            <text:p>5.8621347771</text:p>
          </table:table-cell>
          <table:table-cell table:formula="of:=[.B150]+([.$D$2]*SIN([.C150])+[.$D$4]*COS([.C150]))/2" office:value-type="float" office:value="12.6903524083729" calcext:value-type="float">
            <text:p>12.6903524084</text:p>
          </table:table-cell>
        </table:table-row>
        <table:table-row table:style-name="ro1">
          <table:table-cell office:value-type="float" office:value="2.853912" calcext:value-type="float">
            <text:p>2.853912</text:p>
          </table:table-cell>
          <table:table-cell office:value-type="float" office:value="13.015336" calcext:value-type="float">
            <text:p>13.015336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151]+(-[.$D$2]*COS([.C151])-[.$D$4]*SIN([.C151]))/2" office:value-type="float" office:value="0.0793296701857149" calcext:value-type="float">
            <text:p>0.0793296702</text:p>
          </table:table-cell>
          <table:table-cell table:formula="of:=[.B151]+(-[.$D$2]*SIN([.C151])+[.$D$4]*COS([.C151]))/2" office:value-type="float" office:value="14.2610056572857" calcext:value-type="float">
            <text:p>14.2610056573</text:p>
          </table:table-cell>
          <table:table-cell/>
          <table:table-cell table:formula="of:=[.A151]+([.$D$2]*COS([.C151])-[.$D$4]*SIN([.C151]))/2" office:value-type="float" office:value="5.88251787651159" calcext:value-type="float">
            <text:p>5.8825178765</text:p>
          </table:table-cell>
          <table:table-cell table:formula="of:=[.B151]+([.$D$2]*SIN([.C151])+[.$D$4]*COS([.C151]))/2" office:value-type="float" office:value="12.7368643771019" calcext:value-type="float">
            <text:p>12.7368643771</text:p>
          </table:table-cell>
        </table:table-row>
        <table:table-row table:style-name="ro1">
          <table:table-cell office:value-type="float" office:value="2.88012" calcext:value-type="float">
            <text:p>2.88012</text:p>
          </table:table-cell>
          <table:table-cell office:value-type="float" office:value="13.11184" calcext:value-type="float">
            <text:p>13.11184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152]+(-[.$D$2]*COS([.C152])-[.$D$4]*SIN([.C152]))/2" office:value-type="float" office:value="0.126682358567874" calcext:value-type="float">
            <text:p>0.1266823586</text:p>
          </table:table-cell>
          <table:table-cell table:formula="of:=[.B152]+(-[.$D$2]*SIN([.C152])+[.$D$4]*COS([.C152]))/2" office:value-type="float" office:value="14.4035757139697" calcext:value-type="float">
            <text:p>14.403575714</text:p>
          </table:table-cell>
          <table:table-cell/>
          <table:table-cell table:formula="of:=[.A152]+([.$D$2]*COS([.C152])-[.$D$4]*SIN([.C152]))/2" office:value-type="float" office:value="5.90366448696649" calcext:value-type="float">
            <text:p>5.903664487</text:p>
          </table:table-cell>
          <table:table-cell table:formula="of:=[.B152]+([.$D$2]*SIN([.C152])+[.$D$4]*COS([.C152]))/2" office:value-type="float" office:value="12.7829346407635" calcext:value-type="float">
            <text:p>12.7829346408</text:p>
          </table:table-cell>
        </table:table-row>
        <table:table-row table:style-name="ro1">
          <table:table-cell office:value-type="float" office:value="2.90793" calcext:value-type="float">
            <text:p>2.90793</text:p>
          </table:table-cell>
          <table:table-cell office:value-type="float" office:value="13.207894" calcext:value-type="float">
            <text:p>13.207894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153]+(-[.$D$2]*COS([.C153])-[.$D$4]*SIN([.C153]))/2" office:value-type="float" office:value="0.17635901507412" calcext:value-type="float">
            <text:p>0.1763590151</text:p>
          </table:table-cell>
          <table:table-cell table:formula="of:=[.B153]+(-[.$D$2]*SIN([.C153])+[.$D$4]*COS([.C153]))/2" office:value-type="float" office:value="14.5452495825999" calcext:value-type="float">
            <text:p>14.5452495826</text:p>
          </table:table-cell>
          <table:table-cell/>
          <table:table-cell table:formula="of:=[.A153]+([.$D$2]*COS([.C153])-[.$D$4]*SIN([.C153]))/2" office:value-type="float" office:value="5.92558544496228" calcext:value-type="float">
            <text:p>5.925585445</text:p>
          </table:table-cell>
          <table:table-cell table:formula="of:=[.B153]+([.$D$2]*SIN([.C153])+[.$D$4]*COS([.C153]))/2" office:value-type="float" office:value="12.8287428223815" calcext:value-type="float">
            <text:p>12.8287428224</text:p>
          </table:table-cell>
        </table:table-row>
        <table:table-row table:style-name="ro1">
          <table:table-cell office:value-type="float" office:value="2.937329" calcext:value-type="float">
            <text:p>2.937329</text:p>
          </table:table-cell>
          <table:table-cell office:value-type="float" office:value="13.303473" calcext:value-type="float">
            <text:p>13.303473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154]+(-[.$D$2]*COS([.C154])-[.$D$4]*SIN([.C154]))/2" office:value-type="float" office:value="0.228243587747504" calcext:value-type="float">
            <text:p>0.2282435877</text:p>
          </table:table-cell>
          <table:table-cell table:formula="of:=[.B154]+(-[.$D$2]*SIN([.C154])+[.$D$4]*COS([.C154]))/2" office:value-type="float" office:value="14.6858102342235" calcext:value-type="float">
            <text:p>14.6858102342</text:p>
          </table:table-cell>
          <table:table-cell/>
          <table:table-cell table:formula="of:=[.A154]+([.$D$2]*COS([.C154])-[.$D$4]*SIN([.C154]))/2" office:value-type="float" office:value="5.94830295241945" calcext:value-type="float">
            <text:p>5.9483029524</text:p>
          </table:table-cell>
          <table:table-cell table:formula="of:=[.B154]+([.$D$2]*SIN([.C154])+[.$D$4]*COS([.C154]))/2" office:value-type="float" office:value="12.8744789932218" calcext:value-type="float">
            <text:p>12.8744789932</text:p>
          </table:table-cell>
        </table:table-row>
        <table:table-row table:style-name="ro1">
          <table:table-cell office:value-type="float" office:value="2.968297" calcext:value-type="float">
            <text:p>2.968297</text:p>
          </table:table-cell>
          <table:table-cell office:value-type="float" office:value="13.398556" calcext:value-type="float">
            <text:p>13.398556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155]+(-[.$D$2]*COS([.C155])-[.$D$4]*SIN([.C155]))/2" office:value-type="float" office:value="0.282205268666931" calcext:value-type="float">
            <text:p>0.2822052687</text:p>
          </table:table-cell>
          <table:table-cell table:formula="of:=[.B155]+(-[.$D$2]*SIN([.C155])+[.$D$4]*COS([.C155]))/2" office:value-type="float" office:value="14.8250591408532" calcext:value-type="float">
            <text:p>14.8250591409</text:p>
          </table:table-cell>
          <table:table-cell/>
          <table:table-cell table:formula="of:=[.A155]+([.$D$2]*COS([.C155])-[.$D$4]*SIN([.C155]))/2" office:value-type="float" office:value="5.97184425099719" calcext:value-type="float">
            <text:p>5.971844251</text:p>
          </table:table-cell>
          <table:table-cell table:formula="of:=[.B155]+([.$D$2]*SIN([.C155])+[.$D$4]*COS([.C155]))/2" office:value-type="float" office:value="12.9203260228685" calcext:value-type="float">
            <text:p>12.9203260229</text:p>
          </table:table-cell>
        </table:table-row>
        <table:table-row table:style-name="ro1">
          <table:table-cell office:value-type="float" office:value="3.000807" calcext:value-type="float">
            <text:p>3.000807</text:p>
          </table:table-cell>
          <table:table-cell office:value-type="float" office:value="13.493123" calcext:value-type="float">
            <text:p>13.493123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156]+(-[.$D$2]*COS([.C156])-[.$D$4]*SIN([.C156]))/2" office:value-type="float" office:value="0.338092294094765" calcext:value-type="float">
            <text:p>0.3380922941</text:p>
          </table:table-cell>
          <table:table-cell table:formula="of:=[.B156]+(-[.$D$2]*SIN([.C156])+[.$D$4]*COS([.C156]))/2" office:value-type="float" office:value="14.9627999695943" calcext:value-type="float">
            <text:p>14.9627999696</text:p>
          </table:table-cell>
          <table:table-cell/>
          <table:table-cell table:formula="of:=[.A156]+([.$D$2]*COS([.C156])-[.$D$4]*SIN([.C156]))/2" office:value-type="float" office:value="5.99624317140041" calcext:value-type="float">
            <text:p>5.9962431714</text:p>
          </table:table-cell>
          <table:table-cell table:formula="of:=[.B156]+([.$D$2]*SIN([.C156])+[.$D$4]*COS([.C156]))/2" office:value-type="float" office:value="12.9664711766233" calcext:value-type="float">
            <text:p>12.9664711766</text:p>
          </table:table-cell>
        </table:table-row>
        <table:table-row table:style-name="ro1">
          <table:table-cell office:value-type="float" office:value="3.034825" calcext:value-type="float">
            <text:p>3.034825</text:p>
          </table:table-cell>
          <table:table-cell office:value-type="float" office:value="13.587158" calcext:value-type="float">
            <text:p>13.587158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157]+(-[.$D$2]*COS([.C157])-[.$D$4]*SIN([.C157]))/2" office:value-type="float" office:value="0.395739670346163" calcext:value-type="float">
            <text:p>0.3957396703</text:p>
          </table:table-cell>
          <table:table-cell table:formula="of:=[.B157]+(-[.$D$2]*SIN([.C157])+[.$D$4]*COS([.C157]))/2" office:value-type="float" office:value="15.0988552655945" calcext:value-type="float">
            <text:p>15.0988552656</text:p>
          </table:table-cell>
          <table:table-cell/>
          <table:table-cell table:formula="of:=[.A157]+([.$D$2]*COS([.C157])-[.$D$4]*SIN([.C157]))/2" office:value-type="float" office:value="6.02153726283833" calcext:value-type="float">
            <text:p>6.0215372628</text:p>
          </table:table-cell>
          <table:table-cell table:formula="of:=[.B157]+([.$D$2]*SIN([.C157])+[.$D$4]*COS([.C157]))/2" office:value-type="float" office:value="13.0130936664875" calcext:value-type="float">
            <text:p>13.0130936665</text:p>
          </table:table-cell>
        </table:table-row>
        <table:table-row table:style-name="ro1">
          <table:table-cell office:value-type="float" office:value="3.070312" calcext:value-type="float">
            <text:p>3.070312</text:p>
          </table:table-cell>
          <table:table-cell office:value-type="float" office:value="13.680648" calcext:value-type="float">
            <text:p>13.680648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158]+(-[.$D$2]*COS([.C158])-[.$D$4]*SIN([.C158]))/2" office:value-type="float" office:value="0.454967843865285" calcext:value-type="float">
            <text:p>0.4549678439</text:p>
          </table:table-cell>
          <table:table-cell table:formula="of:=[.B158]+(-[.$D$2]*SIN([.C158])+[.$D$4]*COS([.C158]))/2" office:value-type="float" office:value="15.2330573999239" calcext:value-type="float">
            <text:p>15.2330573999</text:p>
          </table:table-cell>
          <table:table-cell/>
          <table:table-cell table:formula="of:=[.A158]+([.$D$2]*COS([.C158])-[.$D$4]*SIN([.C158]))/2" office:value-type="float" office:value="6.04777033145409" calcext:value-type="float">
            <text:p>6.0477703315</text:p>
          </table:table-cell>
          <table:table-cell table:formula="of:=[.B158]+([.$D$2]*SIN([.C158])+[.$D$4]*COS([.C158]))/2" office:value-type="float" office:value="13.0603723480076" calcext:value-type="float">
            <text:p>13.060372348</text:p>
          </table:table-cell>
        </table:table-row>
        <table:table-row table:style-name="ro1">
          <table:table-cell office:value-type="float" office:value="3.107225" calcext:value-type="float">
            <text:p>3.107225</text:p>
          </table:table-cell>
          <table:table-cell office:value-type="float" office:value="13.773585" calcext:value-type="float">
            <text:p>13.773585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159]+(-[.$D$2]*COS([.C159])-[.$D$4]*SIN([.C159]))/2" office:value-type="float" office:value="0.515587657713925" calcext:value-type="float">
            <text:p>0.5155876577</text:p>
          </table:table-cell>
          <table:table-cell table:formula="of:=[.B159]+(-[.$D$2]*SIN([.C159])+[.$D$4]*COS([.C159]))/2" office:value-type="float" office:value="15.365255784449" calcext:value-type="float">
            <text:p>15.3652557844</text:p>
          </table:table-cell>
          <table:table-cell/>
          <table:table-cell table:formula="of:=[.A159]+([.$D$2]*COS([.C159])-[.$D$4]*SIN([.C159]))/2" office:value-type="float" office:value="6.07499138901082" calcext:value-type="float">
            <text:p>6.074991389</text:p>
          </table:table-cell>
          <table:table-cell table:formula="of:=[.B159]+([.$D$2]*SIN([.C159])+[.$D$4]*COS([.C159]))/2" office:value-type="float" office:value="13.1084815041005" calcext:value-type="float">
            <text:p>13.1084815041</text:p>
          </table:table-cell>
        </table:table-row>
        <table:table-row table:style-name="ro1">
          <table:table-cell office:value-type="float" office:value="3.145514" calcext:value-type="float">
            <text:p>3.145514</text:p>
          </table:table-cell>
          <table:table-cell office:value-type="float" office:value="13.865964" calcext:value-type="float">
            <text:p>13.865964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160]+(-[.$D$2]*COS([.C160])-[.$D$4]*SIN([.C160]))/2" office:value-type="float" office:value="0.577400213466942" calcext:value-type="float">
            <text:p>0.5774002135</text:p>
          </table:table-cell>
          <table:table-cell table:formula="of:=[.B160]+(-[.$D$2]*SIN([.C160])+[.$D$4]*COS([.C160]))/2" office:value-type="float" office:value="15.4953171168592" calcext:value-type="float">
            <text:p>15.4953171169</text:p>
          </table:table-cell>
          <table:table-cell/>
          <table:table-cell table:formula="of:=[.A160]+([.$D$2]*COS([.C160])-[.$D$4]*SIN([.C160]))/2" office:value-type="float" office:value="6.10324967380994" calcext:value-type="float">
            <text:p>6.1032496738</text:p>
          </table:table-cell>
          <table:table-cell table:formula="of:=[.B160]+([.$D$2]*SIN([.C160])+[.$D$4]*COS([.C160]))/2" office:value-type="float" office:value="13.157585793198" calcext:value-type="float">
            <text:p>13.1575857932</text:p>
          </table:table-cell>
        </table:table-row>
        <table:table-row table:style-name="ro1">
          <table:table-cell office:value-type="float" office:value="3.185122" calcext:value-type="float">
            <text:p>3.185122</text:p>
          </table:table-cell>
          <table:table-cell office:value-type="float" office:value="13.957784" calcext:value-type="float">
            <text:p>13.957784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161]+(-[.$D$2]*COS([.C161])-[.$D$4]*SIN([.C161]))/2" office:value-type="float" office:value="0.640189980091886" calcext:value-type="float">
            <text:p>0.6401899801</text:p>
          </table:table-cell>
          <table:table-cell table:formula="of:=[.B161]+(-[.$D$2]*SIN([.C161])+[.$D$4]*COS([.C161]))/2" office:value-type="float" office:value="15.6231131008225" calcext:value-type="float">
            <text:p>15.6231131008</text:p>
          </table:table-cell>
          <table:table-cell/>
          <table:table-cell table:formula="of:=[.A161]+([.$D$2]*COS([.C161])-[.$D$4]*SIN([.C161]))/2" office:value-type="float" office:value="6.13259686234201" calcext:value-type="float">
            <text:p>6.1325968623</text:p>
          </table:table-cell>
          <table:table-cell table:formula="of:=[.B161]+([.$D$2]*SIN([.C161])+[.$D$4]*COS([.C161]))/2" office:value-type="float" office:value="13.2078560462191" calcext:value-type="float">
            <text:p>13.2078560462</text:p>
          </table:table-cell>
        </table:table-row>
        <table:table-row table:style-name="ro1">
          <table:table-cell office:value-type="float" office:value="3.225993" calcext:value-type="float">
            <text:p>3.225993</text:p>
          </table:table-cell>
          <table:table-cell office:value-type="float" office:value="14.04905" calcext:value-type="float">
            <text:p>14.04905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162]+(-[.$D$2]*COS([.C162])-[.$D$4]*SIN([.C162]))/2" office:value-type="float" office:value="0.703745251783802" calcext:value-type="float">
            <text:p>0.7037452518</text:p>
          </table:table-cell>
          <table:table-cell table:formula="of:=[.B162]+(-[.$D$2]*SIN([.C162])+[.$D$4]*COS([.C162]))/2" office:value-type="float" office:value="15.7485400107439" calcext:value-type="float">
            <text:p>15.7485400107</text:p>
          </table:table-cell>
          <table:table-cell/>
          <table:table-cell table:formula="of:=[.A162]+([.$D$2]*COS([.C162])-[.$D$4]*SIN([.C162]))/2" office:value-type="float" office:value="6.16308898152686" calcext:value-type="float">
            <text:p>6.1630889815</text:p>
          </table:table-cell>
          <table:table-cell table:formula="of:=[.B162]+([.$D$2]*SIN([.C162])+[.$D$4]*COS([.C162]))/2" office:value-type="float" office:value="13.2594506108799" calcext:value-type="float">
            <text:p>13.2594506109</text:p>
          </table:table-cell>
        </table:table-row>
        <table:table-row table:style-name="ro1">
          <table:table-cell office:value-type="float" office:value="3.268061" calcext:value-type="float">
            <text:p>3.268061</text:p>
          </table:table-cell>
          <table:table-cell office:value-type="float" office:value="14.13977" calcext:value-type="float">
            <text:p>14.13977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163]+(-[.$D$2]*COS([.C163])-[.$D$4]*SIN([.C163]))/2" office:value-type="float" office:value="0.767845480487634" calcext:value-type="float">
            <text:p>0.7678454805</text:p>
          </table:table-cell>
          <table:table-cell table:formula="of:=[.B163]+(-[.$D$2]*SIN([.C163])+[.$D$4]*COS([.C163]))/2" office:value-type="float" office:value="15.8715096905972" calcext:value-type="float">
            <text:p>15.8715096906</text:p>
          </table:table-cell>
          <table:table-cell/>
          <table:table-cell table:formula="of:=[.A163]+([.$D$2]*COS([.C163])-[.$D$4]*SIN([.C163]))/2" office:value-type="float" office:value="6.19477503973239" calcext:value-type="float">
            <text:p>6.1947750397</text:p>
          </table:table-cell>
          <table:table-cell table:formula="of:=[.B163]+([.$D$2]*SIN([.C163])+[.$D$4]*COS([.C163]))/2" office:value-type="float" office:value="13.312518569277" calcext:value-type="float">
            <text:p>13.3125185693</text:p>
          </table:table-cell>
        </table:table-row>
        <table:table-row table:style-name="ro1">
          <table:table-cell office:value-type="float" office:value="3.311259" calcext:value-type="float">
            <text:p>3.311259</text:p>
          </table:table-cell>
          <table:table-cell office:value-type="float" office:value="14.229958" calcext:value-type="float">
            <text:p>14.229958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164]+(-[.$D$2]*COS([.C164])-[.$D$4]*SIN([.C164]))/2" office:value-type="float" office:value="0.83226814181617" calcext:value-type="float">
            <text:p>0.8322681418</text:p>
          </table:table-cell>
          <table:table-cell table:formula="of:=[.B164]+(-[.$D$2]*SIN([.C164])+[.$D$4]*COS([.C164]))/2" office:value-type="float" office:value="15.9919467414626" calcext:value-type="float">
            <text:p>15.9919467415</text:p>
          </table:table-cell>
          <table:table-cell/>
          <table:table-cell table:formula="of:=[.A164]+([.$D$2]*COS([.C164])-[.$D$4]*SIN([.C164]))/2" office:value-type="float" office:value="6.22770616037798" calcext:value-type="float">
            <text:p>6.2277061604</text:p>
          </table:table-cell>
          <table:table-cell table:formula="of:=[.B164]+([.$D$2]*SIN([.C164])+[.$D$4]*COS([.C164]))/2" office:value-type="float" office:value="13.3672089282977" calcext:value-type="float">
            <text:p>13.3672089283</text:p>
          </table:table-cell>
        </table:table-row>
        <table:table-row table:style-name="ro1">
          <table:table-cell office:value-type="float" office:value="3.355516" calcext:value-type="float">
            <text:p>3.355516</text:p>
          </table:table-cell>
          <table:table-cell office:value-type="float" office:value="14.31963" calcext:value-type="float">
            <text:p>14.31963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165]+(-[.$D$2]*COS([.C165])-[.$D$4]*SIN([.C165]))/2" office:value-type="float" office:value="0.896788572782557" calcext:value-type="float">
            <text:p>0.8967885728</text:p>
          </table:table-cell>
          <table:table-cell table:formula="of:=[.B165]+(-[.$D$2]*SIN([.C165])+[.$D$4]*COS([.C165]))/2" office:value-type="float" office:value="16.1097862609584" calcext:value-type="float">
            <text:p>16.109786261</text:p>
          </table:table-cell>
          <table:table-cell/>
          <table:table-cell table:formula="of:=[.A165]+([.$D$2]*COS([.C165])-[.$D$4]*SIN([.C165]))/2" office:value-type="float" office:value="6.26193046173275" calcext:value-type="float">
            <text:p>6.2619304617</text:p>
          </table:table-cell>
          <table:table-cell table:formula="of:=[.B165]+([.$D$2]*SIN([.C165])+[.$D$4]*COS([.C165]))/2" office:value-type="float" office:value="13.4236640538666" calcext:value-type="float">
            <text:p>13.4236640539</text:p>
          </table:table-cell>
        </table:table-row>
        <table:table-row table:style-name="ro1">
          <table:table-cell office:value-type="float" office:value="3.400759" calcext:value-type="float">
            <text:p>3.400759</text:p>
          </table:table-cell>
          <table:table-cell office:value-type="float" office:value="14.40881" calcext:value-type="float">
            <text:p>14.40881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166]+(-[.$D$2]*COS([.C166])-[.$D$4]*SIN([.C166]))/2" office:value-type="float" office:value="0.961188591341148" calcext:value-type="float">
            <text:p>0.9611885913</text:p>
          </table:table-cell>
          <table:table-cell table:formula="of:=[.B166]+(-[.$D$2]*SIN([.C166])+[.$D$4]*COS([.C166]))/2" office:value-type="float" office:value="16.2249862638015" calcext:value-type="float">
            <text:p>16.2249862638</text:p>
          </table:table-cell>
          <table:table-cell/>
          <table:table-cell table:formula="of:=[.A166]+([.$D$2]*COS([.C166])-[.$D$4]*SIN([.C166]))/2" office:value-type="float" office:value="6.29749087753184" calcext:value-type="float">
            <text:p>6.2974908775</text:p>
          </table:table-cell>
          <table:table-cell table:formula="of:=[.B166]+([.$D$2]*SIN([.C166])+[.$D$4]*COS([.C166]))/2" office:value-type="float" office:value="13.4820174505636" calcext:value-type="float">
            <text:p>13.4820174506</text:p>
          </table:table-cell>
        </table:table-row>
        <table:table-row table:style-name="ro1">
          <table:table-cell office:value-type="float" office:value="3.44691" calcext:value-type="float">
            <text:p>3.44691</text:p>
          </table:table-cell>
          <table:table-cell office:value-type="float" office:value="14.497523" calcext:value-type="float">
            <text:p>14.497523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167]+(-[.$D$2]*COS([.C167])-[.$D$4]*SIN([.C167]))/2" office:value-type="float" office:value="1.02524762109966" calcext:value-type="float">
            <text:p>1.0252476211</text:p>
          </table:table-cell>
          <table:table-cell table:formula="of:=[.B167]+(-[.$D$2]*SIN([.C167])+[.$D$4]*COS([.C167]))/2" office:value-type="float" office:value="16.3375097724032" calcext:value-type="float">
            <text:p>16.3375097724</text:p>
          </table:table-cell>
          <table:table-cell/>
          <table:table-cell table:formula="of:=[.A167]+([.$D$2]*COS([.C167])-[.$D$4]*SIN([.C167]))/2" office:value-type="float" office:value="6.33442417649595" calcext:value-type="float">
            <text:p>6.3344241765</text:p>
          </table:table-cell>
          <table:table-cell table:formula="of:=[.B167]+([.$D$2]*SIN([.C167])+[.$D$4]*COS([.C167]))/2" office:value-type="float" office:value="13.5423989868295" calcext:value-type="float">
            <text:p>13.5423989868</text:p>
          </table:table-cell>
        </table:table-row>
        <table:table-row table:style-name="ro1">
          <table:table-cell office:value-type="float" office:value="3.49389" calcext:value-type="float">
            <text:p>3.49389</text:p>
          </table:table-cell>
          <table:table-cell office:value-type="float" office:value="14.5858" calcext:value-type="float">
            <text:p>14.5858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168]+(-[.$D$2]*COS([.C168])-[.$D$4]*SIN([.C168]))/2" office:value-type="float" office:value="1.08875504156606" calcext:value-type="float">
            <text:p>1.0887550416</text:p>
          </table:table-cell>
          <table:table-cell table:formula="of:=[.B168]+(-[.$D$2]*SIN([.C168])+[.$D$4]*COS([.C168]))/2" office:value-type="float" office:value="16.4473385657351" calcext:value-type="float">
            <text:p>16.4473385657</text:p>
          </table:table-cell>
          <table:table-cell/>
          <table:table-cell table:formula="of:=[.A168]+([.$D$2]*COS([.C168])-[.$D$4]*SIN([.C168]))/2" office:value-type="float" office:value="6.37275990091916" calcext:value-type="float">
            <text:p>6.3727599009</text:p>
          </table:table-cell>
          <table:table-cell table:formula="of:=[.B168]+([.$D$2]*SIN([.C168])+[.$D$4]*COS([.C168]))/2" office:value-type="float" office:value="13.6049289108238" calcext:value-type="float">
            <text:p>13.6049289108</text:p>
          </table:table-cell>
        </table:table-row>
        <table:table-row table:style-name="ro1">
          <table:table-cell office:value-type="float" office:value="3.541617" calcext:value-type="float">
            <text:p>3.541617</text:p>
          </table:table-cell>
          <table:table-cell office:value-type="float" office:value="14.673676" calcext:value-type="float">
            <text:p>14.673676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169]+(-[.$D$2]*COS([.C169])-[.$D$4]*SIN([.C169]))/2" office:value-type="float" office:value="1.15150757782105" calcext:value-type="float">
            <text:p>1.1515075778</text:p>
          </table:table-cell>
          <table:table-cell table:formula="of:=[.B169]+(-[.$D$2]*SIN([.C169])+[.$D$4]*COS([.C169]))/2" office:value-type="float" office:value="16.5544675753776" calcext:value-type="float">
            <text:p>16.5544675754</text:p>
          </table:table-cell>
          <table:table-cell/>
          <table:table-cell table:formula="of:=[.A169]+([.$D$2]*COS([.C169])-[.$D$4]*SIN([.C169]))/2" office:value-type="float" office:value="6.41251777515661" calcext:value-type="float">
            <text:p>6.4125177752</text:p>
          </table:table-cell>
          <table:table-cell table:formula="of:=[.B169]+([.$D$2]*SIN([.C169])+[.$D$4]*COS([.C169]))/2" office:value-type="float" office:value="13.6697194575116" calcext:value-type="float">
            <text:p>13.6697194575</text:p>
          </table:table-cell>
        </table:table-row>
        <table:table-row table:style-name="ro1">
          <table:table-cell office:value-type="float" office:value="3.590006" calcext:value-type="float">
            <text:p>3.590006</text:p>
          </table:table-cell>
          <table:table-cell office:value-type="float" office:value="14.761188" calcext:value-type="float">
            <text:p>14.761188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170]+(-[.$D$2]*COS([.C170])-[.$D$4]*SIN([.C170]))/2" office:value-type="float" office:value="1.21330273743256" calcext:value-type="float">
            <text:p>1.2133027374</text:p>
          </table:table-cell>
          <table:table-cell table:formula="of:=[.B170]+(-[.$D$2]*SIN([.C170])+[.$D$4]*COS([.C170]))/2" office:value-type="float" office:value="16.6588922977507" calcext:value-type="float">
            <text:p>16.6588922978</text:p>
          </table:table-cell>
          <table:table-cell/>
          <table:table-cell table:formula="of:=[.A170]+([.$D$2]*COS([.C170])-[.$D$4]*SIN([.C170]))/2" office:value-type="float" office:value="6.45371048007752" calcext:value-type="float">
            <text:p>6.4537104801</text:p>
          </table:table-cell>
          <table:table-cell table:formula="of:=[.B170]+([.$D$2]*SIN([.C170])+[.$D$4]*COS([.C170]))/2" office:value-type="float" office:value="13.7368849926902" calcext:value-type="float">
            <text:p>13.7368849927</text:p>
          </table:table-cell>
        </table:table-row>
        <table:table-row table:style-name="ro1">
          <table:table-cell office:value-type="float" office:value="3.638974" calcext:value-type="float">
            <text:p>3.638974</text:p>
          </table:table-cell>
          <table:table-cell office:value-type="float" office:value="14.848378" calcext:value-type="float">
            <text:p>14.848378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171]+(-[.$D$2]*COS([.C171])-[.$D$4]*SIN([.C171]))/2" office:value-type="float" office:value="1.27395780757188" calcext:value-type="float">
            <text:p>1.2739578076</text:p>
          </table:table-cell>
          <table:table-cell table:formula="of:=[.B171]+(-[.$D$2]*SIN([.C171])+[.$D$4]*COS([.C171]))/2" office:value-type="float" office:value="16.7606275678004" calcext:value-type="float">
            <text:p>16.7606275678</text:p>
          </table:table-cell>
          <table:table-cell/>
          <table:table-cell table:formula="of:=[.A171]+([.$D$2]*COS([.C171])-[.$D$4]*SIN([.C171]))/2" office:value-type="float" office:value="6.49634052834024" calcext:value-type="float">
            <text:p>6.4963405283</text:p>
          </table:table-cell>
          <table:table-cell table:formula="of:=[.B171]+([.$D$2]*SIN([.C171])+[.$D$4]*COS([.C171]))/2" office:value-type="float" office:value="13.8065255523277" calcext:value-type="float">
            <text:p>13.8065255523</text:p>
          </table:table-cell>
        </table:table-row>
        <table:table-row table:style-name="ro1">
          <table:table-cell office:value-type="float" office:value="3.688433" calcext:value-type="float">
            <text:p>3.688433</text:p>
          </table:table-cell>
          <table:table-cell office:value-type="float" office:value="14.935291" calcext:value-type="float">
            <text:p>14.935291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172]+(-[.$D$2]*COS([.C172])-[.$D$4]*SIN([.C172]))/2" office:value-type="float" office:value="1.3332981367203" calcext:value-type="float">
            <text:p>1.3332981367</text:p>
          </table:table-cell>
          <table:table-cell table:formula="of:=[.B172]+(-[.$D$2]*SIN([.C172])+[.$D$4]*COS([.C172]))/2" office:value-type="float" office:value="16.8596973437238" calcext:value-type="float">
            <text:p>16.8596973437</text:p>
          </table:table-cell>
          <table:table-cell/>
          <table:table-cell table:formula="of:=[.A172]+([.$D$2]*COS([.C172])-[.$D$4]*SIN([.C172]))/2" office:value-type="float" office:value="6.54039506322907" calcext:value-type="float">
            <text:p>6.5403950632</text:p>
          </table:table-cell>
          <table:table-cell table:formula="of:=[.B172]+([.$D$2]*SIN([.C172])+[.$D$4]*COS([.C172]))/2" office:value-type="float" office:value="13.8787341440276" calcext:value-type="float">
            <text:p>13.878734144</text:p>
          </table:table-cell>
        </table:table-row>
        <table:table-row table:style-name="ro1">
          <table:table-cell office:value-type="float" office:value="3.738296" calcext:value-type="float">
            <text:p>3.738296</text:p>
          </table:table-cell>
          <table:table-cell office:value-type="float" office:value="15.021972" calcext:value-type="float">
            <text:p>15.021972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173]+(-[.$D$2]*COS([.C173])-[.$D$4]*SIN([.C173]))/2" office:value-type="float" office:value="1.39115800996035" calcext:value-type="float">
            <text:p>1.39115801</text:p>
          </table:table-cell>
          <table:table-cell table:formula="of:=[.B173]+(-[.$D$2]*SIN([.C173])+[.$D$4]*COS([.C173]))/2" office:value-type="float" office:value="16.9561238181654" calcext:value-type="float">
            <text:p>16.9561238182</text:p>
          </table:table-cell>
          <table:table-cell/>
          <table:table-cell table:formula="of:=[.A173]+([.$D$2]*COS([.C173])-[.$D$4]*SIN([.C173]))/2" office:value-type="float" office:value="6.58585414782089" calcext:value-type="float">
            <text:p>6.5858541478</text:p>
          </table:table-cell>
          <table:table-cell table:formula="of:=[.B173]+([.$D$2]*SIN([.C173])+[.$D$4]*COS([.C173]))/2" office:value-type="float" office:value="13.953602871478" calcext:value-type="float">
            <text:p>13.9536028715</text:p>
          </table:table-cell>
        </table:table-row>
        <table:table-row table:style-name="ro1">
          <table:table-cell office:value-type="float" office:value="3.788473" calcext:value-type="float">
            <text:p>3.788473</text:p>
          </table:table-cell>
          <table:table-cell office:value-type="float" office:value="15.108472" calcext:value-type="float">
            <text:p>15.108472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174]+(-[.$D$2]*COS([.C174])-[.$D$4]*SIN([.C174]))/2" office:value-type="float" office:value="1.44738680223026" calcext:value-type="float">
            <text:p>1.4473868022</text:p>
          </table:table-cell>
          <table:table-cell table:formula="of:=[.B174]+(-[.$D$2]*SIN([.C174])+[.$D$4]*COS([.C174]))/2" office:value-type="float" office:value="17.0499444861847" calcext:value-type="float">
            <text:p>17.0499444862</text:p>
          </table:table-cell>
          <table:table-cell/>
          <table:table-cell table:formula="of:=[.A174]+([.$D$2]*COS([.C174])-[.$D$4]*SIN([.C174]))/2" office:value-type="float" office:value="6.6326807501664" calcext:value-type="float">
            <text:p>6.6326807502</text:p>
          </table:table-cell>
          <table:table-cell table:formula="of:=[.B174]+([.$D$2]*SIN([.C174])+[.$D$4]*COS([.C174]))/2" office:value-type="float" office:value="14.0312151718047" calcext:value-type="float">
            <text:p>14.0312151718</text:p>
          </table:table-cell>
        </table:table-row>
        <table:table-row table:style-name="ro1">
          <table:table-cell office:value-type="float" office:value="3.838875" calcext:value-type="float">
            <text:p>3.838875</text:p>
          </table:table-cell>
          <table:table-cell office:value-type="float" office:value="15.194841" calcext:value-type="float">
            <text:p>15.194841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175]+(-[.$D$2]*COS([.C175])-[.$D$4]*SIN([.C175]))/2" office:value-type="float" office:value="1.50184769710223" calcext:value-type="float">
            <text:p>1.5018476971</text:p>
          </table:table-cell>
          <table:table-cell table:formula="of:=[.B175]+(-[.$D$2]*SIN([.C175])+[.$D$4]*COS([.C175]))/2" office:value-type="float" office:value="17.1411974384537" calcext:value-type="float">
            <text:p>17.1411974385</text:p>
          </table:table-cell>
          <table:table-cell/>
          <table:table-cell table:formula="of:=[.A175]+([.$D$2]*COS([.C175])-[.$D$4]*SIN([.C175]))/2" office:value-type="float" office:value="6.68082723953695" calcext:value-type="float">
            <text:p>6.6808272395</text:p>
          </table:table-cell>
          <table:table-cell table:formula="of:=[.B175]+([.$D$2]*SIN([.C175])+[.$D$4]*COS([.C175]))/2" office:value-type="float" office:value="14.1116478186187" calcext:value-type="float">
            <text:p>14.1116478186</text:p>
          </table:table-cell>
        </table:table-row>
        <table:table-row table:style-name="ro1">
          <table:table-cell office:value-type="float" office:value="3.889413" calcext:value-type="float">
            <text:p>3.889413</text:p>
          </table:table-cell>
          <table:table-cell office:value-type="float" office:value="15.281131" calcext:value-type="float">
            <text:p>15.281131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176]+(-[.$D$2]*COS([.C176])-[.$D$4]*SIN([.C176]))/2" office:value-type="float" office:value="1.55442481285604" calcext:value-type="float">
            <text:p>1.5544248129</text:p>
          </table:table-cell>
          <table:table-cell table:formula="of:=[.B176]+(-[.$D$2]*SIN([.C176])+[.$D$4]*COS([.C176]))/2" office:value-type="float" office:value="17.2299332387862" calcext:value-type="float">
            <text:p>17.2299332388</text:p>
          </table:table-cell>
          <table:table-cell/>
          <table:table-cell table:formula="of:=[.A176]+([.$D$2]*COS([.C176])-[.$D$4]*SIN([.C176]))/2" office:value-type="float" office:value="6.73022957879658" calcext:value-type="float">
            <text:p>6.7302295788</text:p>
          </table:table-cell>
          <table:table-cell table:formula="of:=[.B176]+([.$D$2]*SIN([.C176])+[.$D$4]*COS([.C176]))/2" office:value-type="float" office:value="14.1949628888705" calcext:value-type="float">
            <text:p>14.1949628889</text:p>
          </table:table-cell>
        </table:table-row>
        <table:table-row table:style-name="ro1">
          <table:table-cell office:value-type="float" office:value="3.939995" calcext:value-type="float">
            <text:p>3.939995</text:p>
          </table:table-cell>
          <table:table-cell office:value-type="float" office:value="15.367395" calcext:value-type="float">
            <text:p>15.367395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177]+(-[.$D$2]*COS([.C177])-[.$D$4]*SIN([.C177]))/2" office:value-type="float" office:value="1.60500681285603" calcext:value-type="float">
            <text:p>1.6050068129</text:p>
          </table:table-cell>
          <table:table-cell table:formula="of:=[.B177]+(-[.$D$2]*SIN([.C177])+[.$D$4]*COS([.C177]))/2" office:value-type="float" office:value="17.3161972387862" calcext:value-type="float">
            <text:p>17.3161972388</text:p>
          </table:table-cell>
          <table:table-cell/>
          <table:table-cell table:formula="of:=[.A177]+([.$D$2]*COS([.C177])-[.$D$4]*SIN([.C177]))/2" office:value-type="float" office:value="6.78081157879658" calcext:value-type="float">
            <text:p>6.7808115788</text:p>
          </table:table-cell>
          <table:table-cell table:formula="of:=[.B177]+([.$D$2]*SIN([.C177])+[.$D$4]*COS([.C177]))/2" office:value-type="float" office:value="14.2812268888705" calcext:value-type="float">
            <text:p>14.2812268889</text:p>
          </table:table-cell>
        </table:table-row>
        <table:table-row table:style-name="ro1">
          <table:table-cell office:value-type="float" office:value="3.990533" calcext:value-type="float">
            <text:p>3.990533</text:p>
          </table:table-cell>
          <table:table-cell office:value-type="float" office:value="15.453685" calcext:value-type="float">
            <text:p>15.453685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178]+(-[.$D$2]*COS([.C178])-[.$D$4]*SIN([.C178]))/2" office:value-type="float" office:value="1.65350569710223" calcext:value-type="float">
            <text:p>1.6535056971</text:p>
          </table:table-cell>
          <table:table-cell table:formula="of:=[.B178]+(-[.$D$2]*SIN([.C178])+[.$D$4]*COS([.C178]))/2" office:value-type="float" office:value="17.4000414384537" calcext:value-type="float">
            <text:p>17.4000414385</text:p>
          </table:table-cell>
          <table:table-cell/>
          <table:table-cell table:formula="of:=[.A178]+([.$D$2]*COS([.C178])-[.$D$4]*SIN([.C178]))/2" office:value-type="float" office:value="6.83248523953695" calcext:value-type="float">
            <text:p>6.8324852395</text:p>
          </table:table-cell>
          <table:table-cell table:formula="of:=[.B178]+([.$D$2]*SIN([.C178])+[.$D$4]*COS([.C178]))/2" office:value-type="float" office:value="14.3704918186187" calcext:value-type="float">
            <text:p>14.3704918186</text:p>
          </table:table-cell>
        </table:table-row>
        <table:table-row table:style-name="ro1">
          <table:table-cell office:value-type="float" office:value="4.040935" calcext:value-type="float">
            <text:p>4.040935</text:p>
          </table:table-cell>
          <table:table-cell office:value-type="float" office:value="15.540053" calcext:value-type="float">
            <text:p>15.540053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179]+(-[.$D$2]*COS([.C179])-[.$D$4]*SIN([.C179]))/2" office:value-type="float" office:value="1.69984880223026" calcext:value-type="float">
            <text:p>1.6998488022</text:p>
          </table:table-cell>
          <table:table-cell table:formula="of:=[.B179]+(-[.$D$2]*SIN([.C179])+[.$D$4]*COS([.C179]))/2" office:value-type="float" office:value="17.4815254861847" calcext:value-type="float">
            <text:p>17.4815254862</text:p>
          </table:table-cell>
          <table:table-cell/>
          <table:table-cell table:formula="of:=[.A179]+([.$D$2]*COS([.C179])-[.$D$4]*SIN([.C179]))/2" office:value-type="float" office:value="6.8851427501664" calcext:value-type="float">
            <text:p>6.8851427502</text:p>
          </table:table-cell>
          <table:table-cell table:formula="of:=[.B179]+([.$D$2]*SIN([.C179])+[.$D$4]*COS([.C179]))/2" office:value-type="float" office:value="14.4627961718047" calcext:value-type="float">
            <text:p>14.4627961718</text:p>
          </table:table-cell>
        </table:table-row>
        <table:table-row table:style-name="ro1">
          <table:table-cell office:value-type="float" office:value="4.091113" calcext:value-type="float">
            <text:p>4.091113</text:p>
          </table:table-cell>
          <table:table-cell office:value-type="float" office:value="15.626554" calcext:value-type="float">
            <text:p>15.626554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180]+(-[.$D$2]*COS([.C180])-[.$D$4]*SIN([.C180]))/2" office:value-type="float" office:value="1.74397500996035" calcext:value-type="float">
            <text:p>1.74397501</text:p>
          </table:table-cell>
          <table:table-cell table:formula="of:=[.B180]+(-[.$D$2]*SIN([.C180])+[.$D$4]*COS([.C180]))/2" office:value-type="float" office:value="17.5607058181654" calcext:value-type="float">
            <text:p>17.5607058182</text:p>
          </table:table-cell>
          <table:table-cell/>
          <table:table-cell table:formula="of:=[.A180]+([.$D$2]*COS([.C180])-[.$D$4]*SIN([.C180]))/2" office:value-type="float" office:value="6.93867114782089" calcext:value-type="float">
            <text:p>6.9386711478</text:p>
          </table:table-cell>
          <table:table-cell table:formula="of:=[.B180]+([.$D$2]*SIN([.C180])+[.$D$4]*COS([.C180]))/2" office:value-type="float" office:value="14.558184871478" calcext:value-type="float">
            <text:p>14.5581848715</text:p>
          </table:table-cell>
        </table:table-row>
        <table:table-row table:style-name="ro1">
          <table:table-cell office:value-type="float" office:value="4.140975" calcext:value-type="float">
            <text:p>4.140975</text:p>
          </table:table-cell>
          <table:table-cell office:value-type="float" office:value="15.713235" calcext:value-type="float">
            <text:p>15.713235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181]+(-[.$D$2]*COS([.C181])-[.$D$4]*SIN([.C181]))/2" office:value-type="float" office:value="1.7858401367203" calcext:value-type="float">
            <text:p>1.7858401367</text:p>
          </table:table-cell>
          <table:table-cell table:formula="of:=[.B181]+(-[.$D$2]*SIN([.C181])+[.$D$4]*COS([.C181]))/2" office:value-type="float" office:value="17.6376413437238" calcext:value-type="float">
            <text:p>17.6376413437</text:p>
          </table:table-cell>
          <table:table-cell/>
          <table:table-cell table:formula="of:=[.A181]+([.$D$2]*COS([.C181])-[.$D$4]*SIN([.C181]))/2" office:value-type="float" office:value="6.99293706322907" calcext:value-type="float">
            <text:p>6.9929370632</text:p>
          </table:table-cell>
          <table:table-cell table:formula="of:=[.B181]+([.$D$2]*SIN([.C181])+[.$D$4]*COS([.C181]))/2" office:value-type="float" office:value="14.6566781440276" calcext:value-type="float">
            <text:p>14.656678144</text:p>
          </table:table-cell>
        </table:table-row>
        <table:table-row table:style-name="ro1">
          <table:table-cell office:value-type="float" office:value="4.190434" calcext:value-type="float">
            <text:p>4.190434</text:p>
          </table:table-cell>
          <table:table-cell office:value-type="float" office:value="15.800148" calcext:value-type="float">
            <text:p>15.800148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182]+(-[.$D$2]*COS([.C182])-[.$D$4]*SIN([.C182]))/2" office:value-type="float" office:value="1.82541780757188" calcext:value-type="float">
            <text:p>1.8254178076</text:p>
          </table:table-cell>
          <table:table-cell table:formula="of:=[.B182]+(-[.$D$2]*SIN([.C182])+[.$D$4]*COS([.C182]))/2" office:value-type="float" office:value="17.7123975678004" calcext:value-type="float">
            <text:p>17.7123975678</text:p>
          </table:table-cell>
          <table:table-cell/>
          <table:table-cell table:formula="of:=[.A182]+([.$D$2]*COS([.C182])-[.$D$4]*SIN([.C182]))/2" office:value-type="float" office:value="7.04780052834024" calcext:value-type="float">
            <text:p>7.0478005283</text:p>
          </table:table-cell>
          <table:table-cell table:formula="of:=[.B182]+([.$D$2]*SIN([.C182])+[.$D$4]*COS([.C182]))/2" office:value-type="float" office:value="14.7582955523277" calcext:value-type="float">
            <text:p>14.7582955523</text:p>
          </table:table-cell>
        </table:table-row>
        <table:table-row table:style-name="ro1">
          <table:table-cell office:value-type="float" office:value="4.239402" calcext:value-type="float">
            <text:p>4.239402</text:p>
          </table:table-cell>
          <table:table-cell office:value-type="float" office:value="15.887338" calcext:value-type="float">
            <text:p>15.887338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183]+(-[.$D$2]*COS([.C183])-[.$D$4]*SIN([.C183]))/2" office:value-type="float" office:value="1.86269873743256" calcext:value-type="float">
            <text:p>1.8626987374</text:p>
          </table:table-cell>
          <table:table-cell table:formula="of:=[.B183]+(-[.$D$2]*SIN([.C183])+[.$D$4]*COS([.C183]))/2" office:value-type="float" office:value="17.7850422977507" calcext:value-type="float">
            <text:p>17.7850422978</text:p>
          </table:table-cell>
          <table:table-cell/>
          <table:table-cell table:formula="of:=[.A183]+([.$D$2]*COS([.C183])-[.$D$4]*SIN([.C183]))/2" office:value-type="float" office:value="7.10310648007752" calcext:value-type="float">
            <text:p>7.1031064801</text:p>
          </table:table-cell>
          <table:table-cell table:formula="of:=[.B183]+([.$D$2]*SIN([.C183])+[.$D$4]*COS([.C183]))/2" office:value-type="float" office:value="14.8630349926902" calcext:value-type="float">
            <text:p>14.8630349927</text:p>
          </table:table-cell>
        </table:table-row>
        <table:table-row table:style-name="ro1">
          <table:table-cell office:value-type="float" office:value="4.287792" calcext:value-type="float">
            <text:p>4.287792</text:p>
          </table:table-cell>
          <table:table-cell office:value-type="float" office:value="15.97485" calcext:value-type="float">
            <text:p>15.97485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184]+(-[.$D$2]*COS([.C184])-[.$D$4]*SIN([.C184]))/2" office:value-type="float" office:value="1.89768257782105" calcext:value-type="float">
            <text:p>1.8976825778</text:p>
          </table:table-cell>
          <table:table-cell table:formula="of:=[.B184]+(-[.$D$2]*SIN([.C184])+[.$D$4]*COS([.C184]))/2" office:value-type="float" office:value="17.8556415753776" calcext:value-type="float">
            <text:p>17.8556415754</text:p>
          </table:table-cell>
          <table:table-cell/>
          <table:table-cell table:formula="of:=[.A184]+([.$D$2]*COS([.C184])-[.$D$4]*SIN([.C184]))/2" office:value-type="float" office:value="7.15869277515661" calcext:value-type="float">
            <text:p>7.1586927752</text:p>
          </table:table-cell>
          <table:table-cell table:formula="of:=[.B184]+([.$D$2]*SIN([.C184])+[.$D$4]*COS([.C184]))/2" office:value-type="float" office:value="14.9708934575116" calcext:value-type="float">
            <text:p>14.9708934575</text:p>
          </table:table-cell>
        </table:table-row>
        <table:table-row table:style-name="ro1">
          <table:table-cell office:value-type="float" office:value="4.335518" calcext:value-type="float">
            <text:p>4.335518</text:p>
          </table:table-cell>
          <table:table-cell office:value-type="float" office:value="16.062726" calcext:value-type="float">
            <text:p>16.062726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185]+(-[.$D$2]*COS([.C185])-[.$D$4]*SIN([.C185]))/2" office:value-type="float" office:value="1.93038304156606" calcext:value-type="float">
            <text:p>1.9303830416</text:p>
          </table:table-cell>
          <table:table-cell table:formula="of:=[.B185]+(-[.$D$2]*SIN([.C185])+[.$D$4]*COS([.C185]))/2" office:value-type="float" office:value="17.9242645657351" calcext:value-type="float">
            <text:p>17.9242645657</text:p>
          </table:table-cell>
          <table:table-cell/>
          <table:table-cell table:formula="of:=[.A185]+([.$D$2]*COS([.C185])-[.$D$4]*SIN([.C185]))/2" office:value-type="float" office:value="7.21438790091916" calcext:value-type="float">
            <text:p>7.2143879009</text:p>
          </table:table-cell>
          <table:table-cell table:formula="of:=[.B185]+([.$D$2]*SIN([.C185])+[.$D$4]*COS([.C185]))/2" office:value-type="float" office:value="15.0818549108238" calcext:value-type="float">
            <text:p>15.0818549108</text:p>
          </table:table-cell>
        </table:table-row>
        <table:table-row table:style-name="ro1">
          <table:table-cell office:value-type="float" office:value="4.382498" calcext:value-type="float">
            <text:p>4.382498</text:p>
          </table:table-cell>
          <table:table-cell office:value-type="float" office:value="16.151003" calcext:value-type="float">
            <text:p>16.151003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186]+(-[.$D$2]*COS([.C186])-[.$D$4]*SIN([.C186]))/2" office:value-type="float" office:value="1.96083562109966" calcext:value-type="float">
            <text:p>1.9608356211</text:p>
          </table:table-cell>
          <table:table-cell table:formula="of:=[.B186]+(-[.$D$2]*SIN([.C186])+[.$D$4]*COS([.C186]))/2" office:value-type="float" office:value="17.9909897724032" calcext:value-type="float">
            <text:p>17.9909897724</text:p>
          </table:table-cell>
          <table:table-cell/>
          <table:table-cell table:formula="of:=[.A186]+([.$D$2]*COS([.C186])-[.$D$4]*SIN([.C186]))/2" office:value-type="float" office:value="7.27001217649595" calcext:value-type="float">
            <text:p>7.2700121765</text:p>
          </table:table-cell>
          <table:table-cell table:formula="of:=[.B186]+([.$D$2]*SIN([.C186])+[.$D$4]*COS([.C186]))/2" office:value-type="float" office:value="15.1958789868295" calcext:value-type="float">
            <text:p>15.1958789868</text:p>
          </table:table-cell>
        </table:table-row>
        <table:table-row table:style-name="ro1">
          <table:table-cell office:value-type="float" office:value="4.428649" calcext:value-type="float">
            <text:p>4.428649</text:p>
          </table:table-cell>
          <table:table-cell office:value-type="float" office:value="16.239716" calcext:value-type="float">
            <text:p>16.239716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187]+(-[.$D$2]*COS([.C187])-[.$D$4]*SIN([.C187]))/2" office:value-type="float" office:value="1.98907859134115" calcext:value-type="float">
            <text:p>1.9890785913</text:p>
          </table:table-cell>
          <table:table-cell table:formula="of:=[.B187]+(-[.$D$2]*SIN([.C187])+[.$D$4]*COS([.C187]))/2" office:value-type="float" office:value="18.0558922638015" calcext:value-type="float">
            <text:p>18.0558922638</text:p>
          </table:table-cell>
          <table:table-cell/>
          <table:table-cell table:formula="of:=[.A187]+([.$D$2]*COS([.C187])-[.$D$4]*SIN([.C187]))/2" office:value-type="float" office:value="7.32538087753184" calcext:value-type="float">
            <text:p>7.3253808775</text:p>
          </table:table-cell>
          <table:table-cell table:formula="of:=[.B187]+([.$D$2]*SIN([.C187])+[.$D$4]*COS([.C187]))/2" office:value-type="float" office:value="15.3129234505636" calcext:value-type="float">
            <text:p>15.3129234506</text:p>
          </table:table-cell>
        </table:table-row>
        <table:table-row table:style-name="ro1">
          <table:table-cell office:value-type="float" office:value="4.473892" calcext:value-type="float">
            <text:p>4.473892</text:p>
          </table:table-cell>
          <table:table-cell office:value-type="float" office:value="16.328895" calcext:value-type="float">
            <text:p>16.328895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188]+(-[.$D$2]*COS([.C188])-[.$D$4]*SIN([.C188]))/2" office:value-type="float" office:value="2.01516457278256" calcext:value-type="float">
            <text:p>2.0151645728</text:p>
          </table:table-cell>
          <table:table-cell table:formula="of:=[.B188]+(-[.$D$2]*SIN([.C188])+[.$D$4]*COS([.C188]))/2" office:value-type="float" office:value="18.1190512609584" calcext:value-type="float">
            <text:p>18.119051261</text:p>
          </table:table-cell>
          <table:table-cell/>
          <table:table-cell table:formula="of:=[.A188]+([.$D$2]*COS([.C188])-[.$D$4]*SIN([.C188]))/2" office:value-type="float" office:value="7.38030646173275" calcext:value-type="float">
            <text:p>7.3803064617</text:p>
          </table:table-cell>
          <table:table-cell table:formula="of:=[.B188]+([.$D$2]*SIN([.C188])+[.$D$4]*COS([.C188]))/2" office:value-type="float" office:value="15.4329290538666" calcext:value-type="float">
            <text:p>15.4329290539</text:p>
          </table:table-cell>
        </table:table-row>
        <table:table-row table:style-name="ro1">
          <table:table-cell office:value-type="float" office:value="4.518149" calcext:value-type="float">
            <text:p>4.518149</text:p>
          </table:table-cell>
          <table:table-cell office:value-type="float" office:value="16.418568" calcext:value-type="float">
            <text:p>16.418568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189]+(-[.$D$2]*COS([.C189])-[.$D$4]*SIN([.C189]))/2" office:value-type="float" office:value="2.03915814181617" calcext:value-type="float">
            <text:p>2.0391581418</text:p>
          </table:table-cell>
          <table:table-cell table:formula="of:=[.B189]+(-[.$D$2]*SIN([.C189])+[.$D$4]*COS([.C189]))/2" office:value-type="float" office:value="18.1805567414626" calcext:value-type="float">
            <text:p>18.1805567415</text:p>
          </table:table-cell>
          <table:table-cell/>
          <table:table-cell table:formula="of:=[.A189]+([.$D$2]*COS([.C189])-[.$D$4]*SIN([.C189]))/2" office:value-type="float" office:value="7.43459616037798" calcext:value-type="float">
            <text:p>7.4345961604</text:p>
          </table:table-cell>
          <table:table-cell table:formula="of:=[.B189]+([.$D$2]*SIN([.C189])+[.$D$4]*COS([.C189]))/2" office:value-type="float" office:value="15.5558189282977" calcext:value-type="float">
            <text:p>15.5558189283</text:p>
          </table:table-cell>
        </table:table-row>
        <table:table-row table:style-name="ro1">
          <table:table-cell office:value-type="float" office:value="4.561348" calcext:value-type="float">
            <text:p>4.561348</text:p>
          </table:table-cell>
          <table:table-cell office:value-type="float" office:value="16.508755" calcext:value-type="float">
            <text:p>16.508755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190]+(-[.$D$2]*COS([.C190])-[.$D$4]*SIN([.C190]))/2" office:value-type="float" office:value="2.06113248048763" calcext:value-type="float">
            <text:p>2.0611324805</text:p>
          </table:table-cell>
          <table:table-cell table:formula="of:=[.B190]+(-[.$D$2]*SIN([.C190])+[.$D$4]*COS([.C190]))/2" office:value-type="float" office:value="18.2404946905971" calcext:value-type="float">
            <text:p>18.2404946906</text:p>
          </table:table-cell>
          <table:table-cell/>
          <table:table-cell table:formula="of:=[.A190]+([.$D$2]*COS([.C190])-[.$D$4]*SIN([.C190]))/2" office:value-type="float" office:value="7.48806203973239" calcext:value-type="float">
            <text:p>7.4880620397</text:p>
          </table:table-cell>
          <table:table-cell table:formula="of:=[.B190]+([.$D$2]*SIN([.C190])+[.$D$4]*COS([.C190]))/2" office:value-type="float" office:value="15.681503569277" calcext:value-type="float">
            <text:p>15.6815035693</text:p>
          </table:table-cell>
        </table:table-row>
        <table:table-row table:style-name="ro1">
          <table:table-cell office:value-type="float" office:value="4.603415" calcext:value-type="float">
            <text:p>4.603415</text:p>
          </table:table-cell>
          <table:table-cell office:value-type="float" office:value="16.599476" calcext:value-type="float">
            <text:p>16.599476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191]+(-[.$D$2]*COS([.C191])-[.$D$4]*SIN([.C191]))/2" office:value-type="float" office:value="2.0811672517838" calcext:value-type="float">
            <text:p>2.0811672518</text:p>
          </table:table-cell>
          <table:table-cell table:formula="of:=[.B191]+(-[.$D$2]*SIN([.C191])+[.$D$4]*COS([.C191]))/2" office:value-type="float" office:value="18.2989660107439" calcext:value-type="float">
            <text:p>18.2989660107</text:p>
          </table:table-cell>
          <table:table-cell/>
          <table:table-cell table:formula="of:=[.A191]+([.$D$2]*COS([.C191])-[.$D$4]*SIN([.C191]))/2" office:value-type="float" office:value="7.54051098152686" calcext:value-type="float">
            <text:p>7.5405109815</text:p>
          </table:table-cell>
          <table:table-cell table:formula="of:=[.B191]+([.$D$2]*SIN([.C191])+[.$D$4]*COS([.C191]))/2" office:value-type="float" office:value="15.8098766108799" calcext:value-type="float">
            <text:p>15.8098766109</text:p>
          </table:table-cell>
        </table:table-row>
        <table:table-row table:style-name="ro1">
          <table:table-cell office:value-type="float" office:value="4.644286" calcext:value-type="float">
            <text:p>4.644286</text:p>
          </table:table-cell>
          <table:table-cell office:value-type="float" office:value="16.690742" calcext:value-type="float">
            <text:p>16.690742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192]+(-[.$D$2]*COS([.C192])-[.$D$4]*SIN([.C192]))/2" office:value-type="float" office:value="2.09935398009189" calcext:value-type="float">
            <text:p>2.0993539801</text:p>
          </table:table-cell>
          <table:table-cell table:formula="of:=[.B192]+(-[.$D$2]*SIN([.C192])+[.$D$4]*COS([.C192]))/2" office:value-type="float" office:value="18.3560711008225" calcext:value-type="float">
            <text:p>18.3560711008</text:p>
          </table:table-cell>
          <table:table-cell/>
          <table:table-cell table:formula="of:=[.A192]+([.$D$2]*COS([.C192])-[.$D$4]*SIN([.C192]))/2" office:value-type="float" office:value="7.59176086234201" calcext:value-type="float">
            <text:p>7.5917608623</text:p>
          </table:table-cell>
          <table:table-cell table:formula="of:=[.B192]+([.$D$2]*SIN([.C192])+[.$D$4]*COS([.C192]))/2" office:value-type="float" office:value="15.9408140462191" calcext:value-type="float">
            <text:p>15.9408140462</text:p>
          </table:table-cell>
        </table:table-row>
        <table:table-row table:style-name="ro1">
          <table:table-cell office:value-type="float" office:value="4.683894" calcext:value-type="float">
            <text:p>4.683894</text:p>
          </table:table-cell>
          <table:table-cell office:value-type="float" office:value="16.782562" calcext:value-type="float">
            <text:p>16.782562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193]+(-[.$D$2]*COS([.C193])-[.$D$4]*SIN([.C193]))/2" office:value-type="float" office:value="2.11578021346694" calcext:value-type="float">
            <text:p>2.1157802135</text:p>
          </table:table-cell>
          <table:table-cell table:formula="of:=[.B193]+(-[.$D$2]*SIN([.C193])+[.$D$4]*COS([.C193]))/2" office:value-type="float" office:value="18.4119151168592" calcext:value-type="float">
            <text:p>18.4119151169</text:p>
          </table:table-cell>
          <table:table-cell/>
          <table:table-cell table:formula="of:=[.A193]+([.$D$2]*COS([.C193])-[.$D$4]*SIN([.C193]))/2" office:value-type="float" office:value="7.64162967380994" calcext:value-type="float">
            <text:p>7.6416296738</text:p>
          </table:table-cell>
          <table:table-cell table:formula="of:=[.B193]+([.$D$2]*SIN([.C193])+[.$D$4]*COS([.C193]))/2" office:value-type="float" office:value="16.074183793198" calcext:value-type="float">
            <text:p>16.0741837932</text:p>
          </table:table-cell>
        </table:table-row>
        <table:table-row table:style-name="ro1">
          <table:table-cell office:value-type="float" office:value="4.722183" calcext:value-type="float">
            <text:p>4.722183</text:p>
          </table:table-cell>
          <table:table-cell office:value-type="float" office:value="16.874941" calcext:value-type="float">
            <text:p>16.874941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194]+(-[.$D$2]*COS([.C194])-[.$D$4]*SIN([.C194]))/2" office:value-type="float" office:value="2.13054565771393" calcext:value-type="float">
            <text:p>2.1305456577</text:p>
          </table:table-cell>
          <table:table-cell table:formula="of:=[.B194]+(-[.$D$2]*SIN([.C194])+[.$D$4]*COS([.C194]))/2" office:value-type="float" office:value="18.466611784449" calcext:value-type="float">
            <text:p>18.4666117844</text:p>
          </table:table-cell>
          <table:table-cell/>
          <table:table-cell table:formula="of:=[.A194]+([.$D$2]*COS([.C194])-[.$D$4]*SIN([.C194]))/2" office:value-type="float" office:value="7.68994938901082" calcext:value-type="float">
            <text:p>7.689949389</text:p>
          </table:table-cell>
          <table:table-cell table:formula="of:=[.B194]+([.$D$2]*SIN([.C194])+[.$D$4]*COS([.C194]))/2" office:value-type="float" office:value="16.2098375041005" calcext:value-type="float">
            <text:p>16.2098375041</text:p>
          </table:table-cell>
        </table:table-row>
        <table:table-row table:style-name="ro1">
          <table:table-cell office:value-type="float" office:value="4.759096" calcext:value-type="float">
            <text:p>4.759096</text:p>
          </table:table-cell>
          <table:table-cell office:value-type="float" office:value="16.967877" calcext:value-type="float">
            <text:p>16.967877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195]+(-[.$D$2]*COS([.C195])-[.$D$4]*SIN([.C195]))/2" office:value-type="float" office:value="2.14375184386528" calcext:value-type="float">
            <text:p>2.1437518439</text:p>
          </table:table-cell>
          <table:table-cell table:formula="of:=[.B195]+(-[.$D$2]*SIN([.C195])+[.$D$4]*COS([.C195]))/2" office:value-type="float" office:value="18.5202863999239" calcext:value-type="float">
            <text:p>18.5202863999</text:p>
          </table:table-cell>
          <table:table-cell/>
          <table:table-cell table:formula="of:=[.A195]+([.$D$2]*COS([.C195])-[.$D$4]*SIN([.C195]))/2" office:value-type="float" office:value="7.73655433145409" calcext:value-type="float">
            <text:p>7.7365543315</text:p>
          </table:table-cell>
          <table:table-cell table:formula="of:=[.B195]+([.$D$2]*SIN([.C195])+[.$D$4]*COS([.C195]))/2" office:value-type="float" office:value="16.3476013480076" calcext:value-type="float">
            <text:p>16.347601348</text:p>
          </table:table-cell>
        </table:table-row>
        <table:table-row table:style-name="ro1">
          <table:table-cell office:value-type="float" office:value="4.794583" calcext:value-type="float">
            <text:p>4.794583</text:p>
          </table:table-cell>
          <table:table-cell office:value-type="float" office:value="17.061368" calcext:value-type="float">
            <text:p>17.061368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196]+(-[.$D$2]*COS([.C196])-[.$D$4]*SIN([.C196]))/2" office:value-type="float" office:value="2.15549767034616" calcext:value-type="float">
            <text:p>2.1554976703</text:p>
          </table:table-cell>
          <table:table-cell table:formula="of:=[.B196]+(-[.$D$2]*SIN([.C196])+[.$D$4]*COS([.C196]))/2" office:value-type="float" office:value="18.5730652655945" calcext:value-type="float">
            <text:p>18.5730652656</text:p>
          </table:table-cell>
          <table:table-cell/>
          <table:table-cell table:formula="of:=[.A196]+([.$D$2]*COS([.C196])-[.$D$4]*SIN([.C196]))/2" office:value-type="float" office:value="7.78129526283833" calcext:value-type="float">
            <text:p>7.7812952628</text:p>
          </table:table-cell>
          <table:table-cell table:formula="of:=[.B196]+([.$D$2]*SIN([.C196])+[.$D$4]*COS([.C196]))/2" office:value-type="float" office:value="16.4873036664875" calcext:value-type="float">
            <text:p>16.4873036665</text:p>
          </table:table-cell>
        </table:table-row>
        <table:table-row table:style-name="ro1">
          <table:table-cell office:value-type="float" office:value="4.828601" calcext:value-type="float">
            <text:p>4.828601</text:p>
          </table:table-cell>
          <table:table-cell office:value-type="float" office:value="17.155403" calcext:value-type="float">
            <text:p>17.155403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197]+(-[.$D$2]*COS([.C197])-[.$D$4]*SIN([.C197]))/2" office:value-type="float" office:value="2.16588629409476" calcext:value-type="float">
            <text:p>2.1658862941</text:p>
          </table:table-cell>
          <table:table-cell table:formula="of:=[.B197]+(-[.$D$2]*SIN([.C197])+[.$D$4]*COS([.C197]))/2" office:value-type="float" office:value="18.6250799695943" calcext:value-type="float">
            <text:p>18.6250799696</text:p>
          </table:table-cell>
          <table:table-cell/>
          <table:table-cell table:formula="of:=[.A197]+([.$D$2]*COS([.C197])-[.$D$4]*SIN([.C197]))/2" office:value-type="float" office:value="7.82403717140041" calcext:value-type="float">
            <text:p>7.8240371714</text:p>
          </table:table-cell>
          <table:table-cell table:formula="of:=[.B197]+([.$D$2]*SIN([.C197])+[.$D$4]*COS([.C197]))/2" office:value-type="float" office:value="16.6287511766233" calcext:value-type="float">
            <text:p>16.6287511766</text:p>
          </table:table-cell>
        </table:table-row>
        <table:table-row table:style-name="ro1">
          <table:table-cell office:value-type="float" office:value="4.861111" calcext:value-type="float">
            <text:p>4.861111</text:p>
          </table:table-cell>
          <table:table-cell office:value-type="float" office:value="17.24997" calcext:value-type="float">
            <text:p>17.24997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198]+(-[.$D$2]*COS([.C198])-[.$D$4]*SIN([.C198]))/2" office:value-type="float" office:value="2.17501926866693" calcext:value-type="float">
            <text:p>2.1750192687</text:p>
          </table:table-cell>
          <table:table-cell table:formula="of:=[.B198]+(-[.$D$2]*SIN([.C198])+[.$D$4]*COS([.C198]))/2" office:value-type="float" office:value="18.6764731408532" calcext:value-type="float">
            <text:p>18.6764731409</text:p>
          </table:table-cell>
          <table:table-cell/>
          <table:table-cell table:formula="of:=[.A198]+([.$D$2]*COS([.C198])-[.$D$4]*SIN([.C198]))/2" office:value-type="float" office:value="7.86465825099719" calcext:value-type="float">
            <text:p>7.864658251</text:p>
          </table:table-cell>
          <table:table-cell table:formula="of:=[.B198]+([.$D$2]*SIN([.C198])+[.$D$4]*COS([.C198]))/2" office:value-type="float" office:value="16.7717400228685" calcext:value-type="float">
            <text:p>16.7717400229</text:p>
          </table:table-cell>
        </table:table-row>
        <table:table-row table:style-name="ro1">
          <table:table-cell office:value-type="float" office:value="4.892079" calcext:value-type="float">
            <text:p>4.892079</text:p>
          </table:table-cell>
          <table:table-cell office:value-type="float" office:value="17.345052" calcext:value-type="float">
            <text:p>17.345052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199]+(-[.$D$2]*COS([.C199])-[.$D$4]*SIN([.C199]))/2" office:value-type="float" office:value="2.1829935877475" calcext:value-type="float">
            <text:p>2.1829935877</text:p>
          </table:table-cell>
          <table:table-cell table:formula="of:=[.B199]+(-[.$D$2]*SIN([.C199])+[.$D$4]*COS([.C199]))/2" office:value-type="float" office:value="18.7273892342235" calcext:value-type="float">
            <text:p>18.7273892342</text:p>
          </table:table-cell>
          <table:table-cell/>
          <table:table-cell table:formula="of:=[.A199]+([.$D$2]*COS([.C199])-[.$D$4]*SIN([.C199]))/2" office:value-type="float" office:value="7.90305295241945" calcext:value-type="float">
            <text:p>7.9030529524</text:p>
          </table:table-cell>
          <table:table-cell table:formula="of:=[.B199]+([.$D$2]*SIN([.C199])+[.$D$4]*COS([.C199]))/2" office:value-type="float" office:value="16.9160579932218" calcext:value-type="float">
            <text:p>16.9160579932</text:p>
          </table:table-cell>
        </table:table-row>
        <table:table-row table:style-name="ro1">
          <table:table-cell office:value-type="float" office:value="4.921478" calcext:value-type="float">
            <text:p>4.921478</text:p>
          </table:table-cell>
          <table:table-cell office:value-type="float" office:value="17.440632" calcext:value-type="float">
            <text:p>17.440632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200]+(-[.$D$2]*COS([.C200])-[.$D$4]*SIN([.C200]))/2" office:value-type="float" office:value="2.18990701507412" calcext:value-type="float">
            <text:p>2.1899070151</text:p>
          </table:table-cell>
          <table:table-cell table:formula="of:=[.B200]+(-[.$D$2]*SIN([.C200])+[.$D$4]*COS([.C200]))/2" office:value-type="float" office:value="18.7779875825999" calcext:value-type="float">
            <text:p>18.7779875826</text:p>
          </table:table-cell>
          <table:table-cell/>
          <table:table-cell table:formula="of:=[.A200]+([.$D$2]*COS([.C200])-[.$D$4]*SIN([.C200]))/2" office:value-type="float" office:value="7.93913344496228" calcext:value-type="float">
            <text:p>7.939133445</text:p>
          </table:table-cell>
          <table:table-cell table:formula="of:=[.B200]+([.$D$2]*SIN([.C200])+[.$D$4]*COS([.C200]))/2" office:value-type="float" office:value="17.0614808223815" calcext:value-type="float">
            <text:p>17.0614808224</text:p>
          </table:table-cell>
        </table:table-row>
        <table:table-row table:style-name="ro1">
          <table:table-cell office:value-type="float" office:value="4.949288" calcext:value-type="float">
            <text:p>4.949288</text:p>
          </table:table-cell>
          <table:table-cell office:value-type="float" office:value="17.536686" calcext:value-type="float">
            <text:p>17.536686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201]+(-[.$D$2]*COS([.C201])-[.$D$4]*SIN([.C201]))/2" office:value-type="float" office:value="2.19585035856787" calcext:value-type="float">
            <text:p>2.1958503586</text:p>
          </table:table-cell>
          <table:table-cell table:formula="of:=[.B201]+(-[.$D$2]*SIN([.C201])+[.$D$4]*COS([.C201]))/2" office:value-type="float" office:value="18.8284217139697" calcext:value-type="float">
            <text:p>18.828421714</text:p>
          </table:table-cell>
          <table:table-cell/>
          <table:table-cell table:formula="of:=[.A201]+([.$D$2]*COS([.C201])-[.$D$4]*SIN([.C201]))/2" office:value-type="float" office:value="7.97283248696649" calcext:value-type="float">
            <text:p>7.972832487</text:p>
          </table:table-cell>
          <table:table-cell table:formula="of:=[.B201]+([.$D$2]*SIN([.C201])+[.$D$4]*COS([.C201]))/2" office:value-type="float" office:value="17.2077806407634" calcext:value-type="float">
            <text:p>17.2077806408</text:p>
          </table:table-cell>
        </table:table-row>
        <table:table-row table:style-name="ro1">
          <table:table-cell office:value-type="float" office:value="5.02791" calcext:value-type="float">
            <text:p>5.02791</text:p>
          </table:table-cell>
          <table:table-cell office:value-type="float" office:value="17.826197" calcext:value-type="float">
            <text:p>17.826197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202]+(-[.$D$2]*COS([.C202])-[.$D$4]*SIN([.C202]))/2" office:value-type="float" office:value="2.25332767018571" calcext:value-type="float">
            <text:p>2.2533276702</text:p>
          </table:table-cell>
          <table:table-cell table:formula="of:=[.B202]+(-[.$D$2]*SIN([.C202])+[.$D$4]*COS([.C202]))/2" office:value-type="float" office:value="19.0718666572857" calcext:value-type="float">
            <text:p>19.0718666573</text:p>
          </table:table-cell>
          <table:table-cell/>
          <table:table-cell table:formula="of:=[.A202]+([.$D$2]*COS([.C202])-[.$D$4]*SIN([.C202]))/2" office:value-type="float" office:value="8.05651587651159" calcext:value-type="float">
            <text:p>8.0565158765</text:p>
          </table:table-cell>
          <table:table-cell table:formula="of:=[.B202]+([.$D$2]*SIN([.C202])+[.$D$4]*COS([.C202]))/2" office:value-type="float" office:value="17.5477253771019" calcext:value-type="float">
            <text:p>17.5477253771</text:p>
          </table:table-cell>
        </table:table-row>
        <table:table-row table:style-name="ro1">
          <table:table-cell office:value-type="float" office:value="5.052507" calcext:value-type="float">
            <text:p>5.052507</text:p>
          </table:table-cell>
          <table:table-cell office:value-type="float" office:value="17.923124" calcext:value-type="float">
            <text:p>17.923124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203]+(-[.$D$2]*COS([.C203])-[.$D$4]*SIN([.C203]))/2" office:value-type="float" office:value="2.25758899729833" calcext:value-type="float">
            <text:p>2.2575889973</text:p>
          </table:table-cell>
          <table:table-cell table:formula="of:=[.B203]+(-[.$D$2]*SIN([.C203])+[.$D$4]*COS([.C203]))/2" office:value-type="float" office:value="19.122471054932" calcext:value-type="float">
            <text:p>19.1224710549</text:p>
          </table:table-cell>
          <table:table-cell/>
          <table:table-cell table:formula="of:=[.A203]+([.$D$2]*COS([.C203])-[.$D$4]*SIN([.C203]))/2" office:value-type="float" office:value="8.08532577712818" calcext:value-type="float">
            <text:p>8.0853257771</text:p>
          </table:table-cell>
          <table:table-cell table:formula="of:=[.B203]+([.$D$2]*SIN([.C203])+[.$D$4]*COS([.C203]))/2" office:value-type="float" office:value="17.6950664083729" calcext:value-type="float">
            <text:p>17.6950664084</text:p>
          </table:table-cell>
        </table:table-row>
        <table:table-row table:style-name="ro1">
          <table:table-cell office:value-type="float" office:value="5.075493" calcext:value-type="float">
            <text:p>5.075493</text:p>
          </table:table-cell>
          <table:table-cell office:value-type="float" office:value="18.020445" calcext:value-type="float">
            <text:p>18.020445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204]+(-[.$D$2]*COS([.C204])-[.$D$4]*SIN([.C204]))/2" office:value-type="float" office:value="2.26112676268021" calcext:value-type="float">
            <text:p>2.2611267627</text:p>
          </table:table-cell>
          <table:table-cell table:formula="of:=[.B204]+(-[.$D$2]*SIN([.C204])+[.$D$4]*COS([.C204]))/2" office:value-type="float" office:value="19.1734162408531" calcext:value-type="float">
            <text:p>19.1734162409</text:p>
          </table:table-cell>
          <table:table-cell/>
          <table:table-cell table:formula="of:=[.A204]+([.$D$2]*COS([.C204])-[.$D$4]*SIN([.C204]))/2" office:value-type="float" office:value="8.11166795125488" calcext:value-type="float">
            <text:p>8.1116679513</text:p>
          </table:table-cell>
          <table:table-cell table:formula="of:=[.B204]+([.$D$2]*SIN([.C204])+[.$D$4]*COS([.C204]))/2" office:value-type="float" office:value="17.8425639572426" calcext:value-type="float">
            <text:p>17.8425639572</text:p>
          </table:table-cell>
        </table:table-row>
        <table:table-row table:style-name="ro1">
          <table:table-cell office:value-type="float" office:value="5.096874" calcext:value-type="float">
            <text:p>5.096874</text:p>
          </table:table-cell>
          <table:table-cell office:value-type="float" office:value="18.118131" calcext:value-type="float">
            <text:p>18.118131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205]+(-[.$D$2]*COS([.C205])-[.$D$4]*SIN([.C205]))/2" office:value-type="float" office:value="2.26400933708769" calcext:value-type="float">
            <text:p>2.2640093371</text:p>
          </table:table-cell>
          <table:table-cell table:formula="of:=[.B205]+(-[.$D$2]*SIN([.C205])+[.$D$4]*COS([.C205]))/2" office:value-type="float" office:value="19.2248729760824" calcext:value-type="float">
            <text:p>19.2248729761</text:p>
          </table:table-cell>
          <table:table-cell/>
          <table:table-cell table:formula="of:=[.A205]+([.$D$2]*COS([.C205])-[.$D$4]*SIN([.C205]))/2" office:value-type="float" office:value="8.13555418688971" calcext:value-type="float">
            <text:p>8.1355541869</text:p>
          </table:table-cell>
          <table:table-cell table:formula="of:=[.B205]+([.$D$2]*SIN([.C205])+[.$D$4]*COS([.C205]))/2" office:value-type="float" office:value="17.989979832218" calcext:value-type="float">
            <text:p>17.9899798322</text:p>
          </table:table-cell>
        </table:table-row>
        <table:table-row table:style-name="ro1">
          <table:table-cell office:value-type="float" office:value="5.116665" calcext:value-type="float">
            <text:p>5.116665</text:p>
          </table:table-cell>
          <table:table-cell office:value-type="float" office:value="18.216152" calcext:value-type="float">
            <text:p>18.216152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206]+(-[.$D$2]*COS([.C206])-[.$D$4]*SIN([.C206]))/2" office:value-type="float" office:value="2.26630408655294" calcext:value-type="float">
            <text:p>2.2663040866</text:p>
          </table:table-cell>
          <table:table-cell table:formula="of:=[.B206]+(-[.$D$2]*SIN([.C206])+[.$D$4]*COS([.C206]))/2" office:value-type="float" office:value="19.2770208246401" calcext:value-type="float">
            <text:p>19.2770208246</text:p>
          </table:table-cell>
          <table:table-cell/>
          <table:table-cell table:formula="of:=[.A206]+([.$D$2]*COS([.C206])-[.$D$4]*SIN([.C206]))/2" office:value-type="float" office:value="8.15701791530617" calcext:value-type="float">
            <text:p>8.1570179153</text:p>
          </table:table-cell>
          <table:table-cell table:formula="of:=[.B206]+([.$D$2]*SIN([.C206])+[.$D$4]*COS([.C206]))/2" office:value-type="float" office:value="18.1370688134854" calcext:value-type="float">
            <text:p>18.1370688135</text:p>
          </table:table-cell>
        </table:table-row>
        <table:table-row table:style-name="ro1">
          <table:table-cell office:value-type="float" office:value="5.134885" calcext:value-type="float">
            <text:p>5.134885</text:p>
          </table:table-cell>
          <table:table-cell office:value-type="float" office:value="18.314477" calcext:value-type="float">
            <text:p>18.314477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207]+(-[.$D$2]*COS([.C207])-[.$D$4]*SIN([.C207]))/2" office:value-type="float" office:value="2.26806703405897" calcext:value-type="float">
            <text:p>2.2680670341</text:p>
          </table:table-cell>
          <table:table-cell table:formula="of:=[.B207]+(-[.$D$2]*SIN([.C207])+[.$D$4]*COS([.C207]))/2" office:value-type="float" office:value="19.3300333746823" calcext:value-type="float">
            <text:p>19.3300333747</text:p>
          </table:table-cell>
          <table:table-cell/>
          <table:table-cell table:formula="of:=[.A207]+([.$D$2]*COS([.C207])-[.$D$4]*SIN([.C207]))/2" office:value-type="float" office:value="8.176109467679" calcext:value-type="float">
            <text:p>8.1761094677</text:p>
          </table:table-cell>
          <table:table-cell table:formula="of:=[.B207]+([.$D$2]*SIN([.C207])+[.$D$4]*COS([.C207]))/2" office:value-type="float" office:value="18.2835943642544" calcext:value-type="float">
            <text:p>18.2835943643</text:p>
          </table:table-cell>
        </table:table-row>
        <table:table-row table:style-name="ro1">
          <table:table-cell office:value-type="float" office:value="5.151562" calcext:value-type="float">
            <text:p>5.151562</text:p>
          </table:table-cell>
          <table:table-cell office:value-type="float" office:value="18.413076" calcext:value-type="float">
            <text:p>18.413076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208]+(-[.$D$2]*COS([.C208])-[.$D$4]*SIN([.C208]))/2" office:value-type="float" office:value="2.26935179418316" calcext:value-type="float">
            <text:p>2.2693517942</text:p>
          </table:table-cell>
          <table:table-cell table:formula="of:=[.B208]+(-[.$D$2]*SIN([.C208])+[.$D$4]*COS([.C208]))/2" office:value-type="float" office:value="19.3840880130489" calcext:value-type="float">
            <text:p>19.384088013</text:p>
          </table:table-cell>
          <table:table-cell/>
          <table:table-cell table:formula="of:=[.A208]+([.$D$2]*COS([.C208])-[.$D$4]*SIN([.C208]))/2" office:value-type="float" office:value="8.19289987459935" calcext:value-type="float">
            <text:p>8.1928998746</text:p>
          </table:table-cell>
          <table:table-cell table:formula="of:=[.B208]+([.$D$2]*SIN([.C208])+[.$D$4]*COS([.C208]))/2" office:value-type="float" office:value="18.4293220003538" calcext:value-type="float">
            <text:p>18.4293220004</text:p>
          </table:table-cell>
        </table:table-row>
        <table:table-row table:style-name="ro1">
          <table:table-cell office:value-type="float" office:value="5.16673" calcext:value-type="float">
            <text:p>5.16673</text:p>
          </table:table-cell>
          <table:table-cell office:value-type="float" office:value="18.511918" calcext:value-type="float">
            <text:p>18.511918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209]+(-[.$D$2]*COS([.C209])-[.$D$4]*SIN([.C209]))/2" office:value-type="float" office:value="2.27020427087517" calcext:value-type="float">
            <text:p>2.2702042709</text:p>
          </table:table-cell>
          <table:table-cell table:formula="of:=[.B209]+(-[.$D$2]*SIN([.C209])+[.$D$4]*COS([.C209]))/2" office:value-type="float" office:value="19.439354628842" calcext:value-type="float">
            <text:p>19.4393546288</text:p>
          </table:table-cell>
          <table:table-cell/>
          <table:table-cell table:formula="of:=[.A209]+([.$D$2]*COS([.C209])-[.$D$4]*SIN([.C209]))/2" office:value-type="float" office:value="8.20747702879658" calcext:value-type="float">
            <text:p>8.2074770288</text:p>
          </table:table-cell>
          <table:table-cell table:formula="of:=[.B209]+([.$D$2]*SIN([.C209])+[.$D$4]*COS([.C209]))/2" office:value-type="float" office:value="18.5740268308115" calcext:value-type="float">
            <text:p>18.5740268308</text:p>
          </table:table-cell>
        </table:table-row>
        <table:table-row table:style-name="ro1">
          <table:table-cell office:value-type="float" office:value="5.180429" calcext:value-type="float">
            <text:p>5.180429</text:p>
          </table:table-cell>
          <table:table-cell office:value-type="float" office:value="18.610974" calcext:value-type="float">
            <text:p>18.610974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210]+(-[.$D$2]*COS([.C210])-[.$D$4]*SIN([.C210]))/2" office:value-type="float" office:value="2.27066745815526" calcext:value-type="float">
            <text:p>2.2706674582</text:p>
          </table:table-cell>
          <table:table-cell table:formula="of:=[.B210]+(-[.$D$2]*SIN([.C210])+[.$D$4]*COS([.C210]))/2" office:value-type="float" office:value="19.4960094623411" calcext:value-type="float">
            <text:p>19.4960094623</text:p>
          </table:table-cell>
          <table:table-cell/>
          <table:table-cell table:formula="of:=[.A210]+([.$D$2]*COS([.C210])-[.$D$4]*SIN([.C210]))/2" office:value-type="float" office:value="8.2199446625043" calcext:value-type="float">
            <text:p>8.2199446625</text:p>
          </table:table-cell>
          <table:table-cell table:formula="of:=[.B210]+([.$D$2]*SIN([.C210])+[.$D$4]*COS([.C210]))/2" office:value-type="float" office:value="18.7174847383838" calcext:value-type="float">
            <text:p>18.7174847384</text:p>
          </table:table-cell>
        </table:table-row>
        <table:table-row table:style-name="ro1">
          <table:table-cell office:value-type="float" office:value="5.192707" calcext:value-type="float">
            <text:p>5.192707</text:p>
          </table:table-cell>
          <table:table-cell office:value-type="float" office:value="18.710217" calcext:value-type="float">
            <text:p>18.710217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211]+(-[.$D$2]*COS([.C211])-[.$D$4]*SIN([.C211]))/2" office:value-type="float" office:value="2.27077974261708" calcext:value-type="float">
            <text:p>2.2707797426</text:p>
          </table:table-cell>
          <table:table-cell table:formula="of:=[.B211]+(-[.$D$2]*SIN([.C211])+[.$D$4]*COS([.C211]))/2" office:value-type="float" office:value="19.5542200228398" calcext:value-type="float">
            <text:p>19.5542200228</text:p>
          </table:table-cell>
          <table:table-cell/>
          <table:table-cell table:formula="of:=[.A211]+([.$D$2]*COS([.C211])-[.$D$4]*SIN([.C211]))/2" office:value-type="float" office:value="8.23042295358054" calcext:value-type="float">
            <text:p>8.2304229536</text:p>
          </table:table-cell>
          <table:table-cell table:formula="of:=[.B211]+([.$D$2]*SIN([.C211])+[.$D$4]*COS([.C211]))/2" office:value-type="float" office:value="18.8594878456541" calcext:value-type="float">
            <text:p>18.8594878457</text:p>
          </table:table-cell>
        </table:table-row>
        <table:table-row table:style-name="ro1">
          <table:table-cell office:value-type="float" office:value="5.203616" calcext:value-type="float">
            <text:p>5.203616</text:p>
          </table:table-cell>
          <table:table-cell office:value-type="float" office:value="18.809619" calcext:value-type="float">
            <text:p>18.809619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212]+(-[.$D$2]*COS([.C212])-[.$D$4]*SIN([.C212]))/2" office:value-type="float" office:value="2.27057498108293" calcext:value-type="float">
            <text:p>2.2705749811</text:p>
          </table:table-cell>
          <table:table-cell table:formula="of:=[.B212]+(-[.$D$2]*SIN([.C212])+[.$D$4]*COS([.C212]))/2" office:value-type="float" office:value="19.6141501562332" calcext:value-type="float">
            <text:p>19.6141501562</text:p>
          </table:table-cell>
          <table:table-cell/>
          <table:table-cell table:formula="of:=[.A212]+([.$D$2]*COS([.C212])-[.$D$4]*SIN([.C212]))/2" office:value-type="float" office:value="8.23904328478097" calcext:value-type="float">
            <text:p>8.2390432848</text:p>
          </table:table-cell>
          <table:table-cell table:formula="of:=[.B212]+([.$D$2]*SIN([.C212])+[.$D$4]*COS([.C212]))/2" office:value-type="float" office:value="18.9998325610498" calcext:value-type="float">
            <text:p>18.999832561</text:p>
          </table:table-cell>
        </table:table-row>
        <table:table-row table:style-name="ro1">
          <table:table-cell office:value-type="float" office:value="5.213215" calcext:value-type="float">
            <text:p>5.213215</text:p>
          </table:table-cell>
          <table:table-cell office:value-type="float" office:value="18.909156" calcext:value-type="float">
            <text:p>18.909156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213]+(-[.$D$2]*COS([.C213])-[.$D$4]*SIN([.C213]))/2" office:value-type="float" office:value="2.27008432673972" calcext:value-type="float">
            <text:p>2.2700843267</text:p>
          </table:table-cell>
          <table:table-cell table:formula="of:=[.B213]+(-[.$D$2]*SIN([.C213])+[.$D$4]*COS([.C213]))/2" office:value-type="float" office:value="19.6759557392504" calcext:value-type="float">
            <text:p>19.6759557393</text:p>
          </table:table-cell>
          <table:table-cell/>
          <table:table-cell table:formula="of:=[.A213]+([.$D$2]*COS([.C213])-[.$D$4]*SIN([.C213]))/2" office:value-type="float" office:value="8.24594933608418" calcext:value-type="float">
            <text:p>8.2459493361</text:p>
          </table:table-cell>
          <table:table-cell table:formula="of:=[.B213]+([.$D$2]*SIN([.C213])+[.$D$4]*COS([.C213]))/2" office:value-type="float" office:value="19.138333762307" calcext:value-type="float">
            <text:p>19.1383337623</text:p>
          </table:table-cell>
        </table:table-row>
        <table:table-row table:style-name="ro1">
          <table:table-cell office:value-type="float" office:value="5.22157" calcext:value-type="float">
            <text:p>5.22157</text:p>
          </table:table-cell>
          <table:table-cell office:value-type="float" office:value="19.008806" calcext:value-type="float">
            <text:p>19.008806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214]+(-[.$D$2]*COS([.C214])-[.$D$4]*SIN([.C214]))/2" office:value-type="float" office:value="2.26934017261135" calcext:value-type="float">
            <text:p>2.2693401726</text:p>
          </table:table-cell>
          <table:table-cell table:formula="of:=[.B214]+(-[.$D$2]*SIN([.C214])+[.$D$4]*COS([.C214]))/2" office:value-type="float" office:value="19.7397909836192" calcext:value-type="float">
            <text:p>19.7397909836</text:p>
          </table:table-cell>
          <table:table-cell/>
          <table:table-cell table:formula="of:=[.A214]+([.$D$2]*COS([.C214])-[.$D$4]*SIN([.C214]))/2" office:value-type="float" office:value="8.25129604762252" calcext:value-type="float">
            <text:p>8.2512960476</text:p>
          </table:table-cell>
          <table:table-cell table:formula="of:=[.B214]+([.$D$2]*SIN([.C214])+[.$D$4]*COS([.C214]))/2" office:value-type="float" office:value="19.274813662216" calcext:value-type="float">
            <text:p>19.2748136622</text:p>
          </table:table-cell>
        </table:table-row>
        <table:table-row table:style-name="ro1">
          <table:table-cell office:value-type="float" office:value="5.228751" calcext:value-type="float">
            <text:p>5.228751</text:p>
          </table:table-cell>
          <table:table-cell office:value-type="float" office:value="19.108547" calcext:value-type="float">
            <text:p>19.108547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215]+(-[.$D$2]*COS([.C215])-[.$D$4]*SIN([.C215]))/2" office:value-type="float" office:value="2.26837368268602" calcext:value-type="float">
            <text:p>2.2683736827</text:p>
          </table:table-cell>
          <table:table-cell table:formula="of:=[.B215]+(-[.$D$2]*SIN([.C215])+[.$D$4]*COS([.C215]))/2" office:value-type="float" office:value="19.8058031503012" calcext:value-type="float">
            <text:p>19.8058031503</text:p>
          </table:table-cell>
          <table:table-cell/>
          <table:table-cell table:formula="of:=[.A215]+([.$D$2]*COS([.C215])-[.$D$4]*SIN([.C215]))/2" office:value-type="float" office:value="8.25524505161092" calcext:value-type="float">
            <text:p>8.2552450516</text:p>
          </table:table-cell>
          <table:table-cell table:formula="of:=[.B215]+([.$D$2]*SIN([.C215])+[.$D$4]*COS([.C215]))/2" office:value-type="float" office:value="19.4091027445196" calcext:value-type="float">
            <text:p>19.4091027445</text:p>
          </table:table-cell>
        </table:table-row>
        <table:table-row table:style-name="ro1">
          <table:table-cell office:value-type="float" office:value="5.234832" calcext:value-type="float">
            <text:p>5.234832</text:p>
          </table:table-cell>
          <table:table-cell office:value-type="float" office:value="19.208362" calcext:value-type="float">
            <text:p>19.208362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216]+(-[.$D$2]*COS([.C216])-[.$D$4]*SIN([.C216]))/2" office:value-type="float" office:value="2.26721423909276" calcext:value-type="float">
            <text:p>2.2672142391</text:p>
          </table:table-cell>
          <table:table-cell table:formula="of:=[.B216]+(-[.$D$2]*SIN([.C216])+[.$D$4]*COS([.C216]))/2" office:value-type="float" office:value="19.8741283442589" calcext:value-type="float">
            <text:p>19.8741283443</text:p>
          </table:table-cell>
          <table:table-cell/>
          <table:table-cell table:formula="of:=[.A216]+([.$D$2]*COS([.C216])-[.$D$4]*SIN([.C216]))/2" office:value-type="float" office:value="8.25796220980704" calcext:value-type="float">
            <text:p>8.2579622098</text:p>
          </table:table-cell>
          <table:table-cell table:formula="of:=[.B216]+([.$D$2]*SIN([.C216])+[.$D$4]*COS([.C216]))/2" office:value-type="float" office:value="19.5410536508601" calcext:value-type="float">
            <text:p>19.5410536509</text:p>
          </table:table-cell>
        </table:table-row>
        <table:table-row table:style-name="ro1">
          <table:table-cell office:value-type="float" office:value="5.239895" calcext:value-type="float">
            <text:p>5.239895</text:p>
          </table:table-cell>
          <table:table-cell office:value-type="float" office:value="19.308233" calcext:value-type="float">
            <text:p>19.308233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217]+(-[.$D$2]*COS([.C217])-[.$D$4]*SIN([.C217]))/2" office:value-type="float" office:value="2.26589788385108" calcext:value-type="float">
            <text:p>2.2658978839</text:p>
          </table:table-cell>
          <table:table-cell table:formula="of:=[.B217]+(-[.$D$2]*SIN([.C217])+[.$D$4]*COS([.C217]))/2" office:value-type="float" office:value="19.9448970818657" calcext:value-type="float">
            <text:p>19.9448970819</text:p>
          </table:table-cell>
          <table:table-cell/>
          <table:table-cell table:formula="of:=[.A217]+([.$D$2]*COS([.C217])-[.$D$4]*SIN([.C217]))/2" office:value-type="float" office:value="8.25962116344867" calcext:value-type="float">
            <text:p>8.2596211634</text:p>
          </table:table-cell>
          <table:table-cell table:formula="of:=[.B217]+([.$D$2]*SIN([.C217])+[.$D$4]*COS([.C217]))/2" office:value-type="float" office:value="19.6705227980672" calcext:value-type="float">
            <text:p>19.6705227981</text:p>
          </table:table-cell>
        </table:table-row>
        <table:table-row table:style-name="ro1">
          <table:table-cell office:value-type="float" office:value="5.244021" calcext:value-type="float">
            <text:p>5.244021</text:p>
          </table:table-cell>
          <table:table-cell office:value-type="float" office:value="19.408148" calcext:value-type="float">
            <text:p>19.408148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218]+(-[.$D$2]*COS([.C218])-[.$D$4]*SIN([.C218]))/2" office:value-type="float" office:value="2.264456518847" calcext:value-type="float">
            <text:p>2.2644565188</text:p>
          </table:table-cell>
          <table:table-cell table:formula="of:=[.B218]+(-[.$D$2]*SIN([.C218])+[.$D$4]*COS([.C218]))/2" office:value-type="float" office:value="20.0182262758396" calcext:value-type="float">
            <text:p>20.0182262758</text:p>
          </table:table-cell>
          <table:table-cell/>
          <table:table-cell table:formula="of:=[.A218]+([.$D$2]*COS([.C218])-[.$D$4]*SIN([.C218]))/2" office:value-type="float" office:value="8.26039116622785" calcext:value-type="float">
            <text:p>8.2603911662</text:p>
          </table:table-cell>
          <table:table-cell table:formula="of:=[.B218]+([.$D$2]*SIN([.C218])+[.$D$4]*COS([.C218]))/2" office:value-type="float" office:value="19.7973921653905" calcext:value-type="float">
            <text:p>19.7973921654</text:p>
          </table:table-cell>
        </table:table-row>
        <table:table-row table:style-name="ro1">
          <table:table-cell office:value-type="float" office:value="5.247301" calcext:value-type="float">
            <text:p>5.247301</text:p>
          </table:table-cell>
          <table:table-cell office:value-type="float" office:value="19.508094" calcext:value-type="float">
            <text:p>19.508094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219]+(-[.$D$2]*COS([.C219])-[.$D$4]*SIN([.C219]))/2" office:value-type="float" office:value="2.26293429105767" calcext:value-type="float">
            <text:p>2.2629342911</text:p>
          </table:table-cell>
          <table:table-cell table:formula="of:=[.B219]+(-[.$D$2]*SIN([.C219])+[.$D$4]*COS([.C219]))/2" office:value-type="float" office:value="20.094229945457" calcext:value-type="float">
            <text:p>20.0942299455</text:p>
          </table:table-cell>
          <table:table-cell/>
          <table:table-cell table:formula="of:=[.A219]+([.$D$2]*COS([.C219])-[.$D$4]*SIN([.C219]))/2" office:value-type="float" office:value="8.26044873401257" calcext:value-type="float">
            <text:p>8.260448734</text:p>
          </table:table-cell>
          <table:table-cell table:formula="of:=[.B219]+([.$D$2]*SIN([.C219])+[.$D$4]*COS([.C219]))/2" office:value-type="float" office:value="19.9215437950355" calcext:value-type="float">
            <text:p>19.921543795</text:p>
          </table:table-cell>
        </table:table-row>
        <table:table-row table:style-name="ro1">
          <table:table-cell office:value-type="float" office:value="5.249824" calcext:value-type="float">
            <text:p>5.249824</text:p>
          </table:table-cell>
          <table:table-cell office:value-type="float" office:value="19.608062" calcext:value-type="float">
            <text:p>19.608062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220]+(-[.$D$2]*COS([.C220])-[.$D$4]*SIN([.C220]))/2" office:value-type="float" office:value="2.26137324120912" calcext:value-type="float">
            <text:p>2.2613732412</text:p>
          </table:table-cell>
          <table:table-cell table:formula="of:=[.B220]+(-[.$D$2]*SIN([.C220])+[.$D$4]*COS([.C220]))/2" office:value-type="float" office:value="20.1730063001591" calcext:value-type="float">
            <text:p>20.1730063002</text:p>
          </table:table-cell>
          <table:table-cell/>
          <table:table-cell table:formula="of:=[.A220]+([.$D$2]*COS([.C220])-[.$D$4]*SIN([.C220]))/2" office:value-type="float" office:value="8.25996205836729" calcext:value-type="float">
            <text:p>8.2599620584</text:p>
          </table:table-cell>
          <table:table-cell table:formula="of:=[.B220]+([.$D$2]*SIN([.C220])+[.$D$4]*COS([.C220]))/2" office:value-type="float" office:value="20.0428825027006" calcext:value-type="float">
            <text:p>20.0428825027</text:p>
          </table:table-cell>
        </table:table-row>
        <table:table-row table:style-name="ro1">
          <table:table-cell office:value-type="float" office:value="5.251686" calcext:value-type="float">
            <text:p>5.251686</text:p>
          </table:table-cell>
          <table:table-cell office:value-type="float" office:value="19.708044" calcext:value-type="float">
            <text:p>19.708044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221]+(-[.$D$2]*COS([.C221])-[.$D$4]*SIN([.C221]))/2" office:value-type="float" office:value="2.25982556948417" calcext:value-type="float">
            <text:p>2.2598255695</text:p>
          </table:table-cell>
          <table:table-cell table:formula="of:=[.B221]+(-[.$D$2]*SIN([.C221])+[.$D$4]*COS([.C221]))/2" office:value-type="float" office:value="20.2546436380475" calcext:value-type="float">
            <text:p>20.254643638</text:p>
          </table:table-cell>
          <table:table-cell/>
          <table:table-cell table:formula="of:=[.A221]+([.$D$2]*COS([.C221])-[.$D$4]*SIN([.C221]))/2" office:value-type="float" office:value="8.25909980336821" calcext:value-type="float">
            <text:p>8.2590998034</text:p>
          </table:table-cell>
          <table:table-cell table:formula="of:=[.B221]+([.$D$2]*SIN([.C221])+[.$D$4]*COS([.C221]))/2" office:value-type="float" office:value="20.1613234009332" calcext:value-type="float">
            <text:p>20.1613234009</text:p>
          </table:table-cell>
        </table:table-row>
        <table:table-row table:style-name="ro1">
          <table:table-cell office:value-type="float" office:value="5.252984" calcext:value-type="float">
            <text:p>5.252984</text:p>
          </table:table-cell>
          <table:table-cell office:value-type="float" office:value="19.808036" calcext:value-type="float">
            <text:p>19.808036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222]+(-[.$D$2]*COS([.C222])-[.$D$4]*SIN([.C222]))/2" office:value-type="float" office:value="2.25834773833019" calcext:value-type="float">
            <text:p>2.2583477383</text:p>
          </table:table-cell>
          <table:table-cell table:formula="of:=[.B222]+(-[.$D$2]*SIN([.C222])+[.$D$4]*COS([.C222]))/2" office:value-type="float" office:value="20.3392173817259" calcext:value-type="float">
            <text:p>20.3392173817</text:p>
          </table:table-cell>
          <table:table-cell/>
          <table:table-cell table:formula="of:=[.A222]+([.$D$2]*COS([.C222])-[.$D$4]*SIN([.C222]))/2" office:value-type="float" office:value="8.2580230740312" calcext:value-type="float">
            <text:p>8.258023074</text:p>
          </table:table-cell>
          <table:table-cell table:formula="of:=[.B222]+([.$D$2]*SIN([.C222])+[.$D$4]*COS([.C222]))/2" office:value-type="float" office:value="20.2768005075576" calcext:value-type="float">
            <text:p>20.2768005076</text:p>
          </table:table-cell>
        </table:table-row>
        <table:table-row table:style-name="ro1">
          <table:table-cell office:value-type="float" office:value="5.253817" calcext:value-type="float">
            <text:p>5.253817</text:p>
          </table:table-cell>
          <table:table-cell office:value-type="float" office:value="19.908032" calcext:value-type="float">
            <text:p>19.908032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223]+(-[.$D$2]*COS([.C223])-[.$D$4]*SIN([.C223]))/2" office:value-type="float" office:value="2.25700472323105" calcext:value-type="float">
            <text:p>2.2570047232</text:p>
          </table:table-cell>
          <table:table-cell table:formula="of:=[.B223]+(-[.$D$2]*SIN([.C223])+[.$D$4]*COS([.C223]))/2" office:value-type="float" office:value="20.4267960868515" calcext:value-type="float">
            <text:p>20.4267960869</text:p>
          </table:table-cell>
          <table:table-cell/>
          <table:table-cell table:formula="of:=[.A223]+([.$D$2]*COS([.C223])-[.$D$4]*SIN([.C223]))/2" office:value-type="float" office:value="8.25688723592248" calcext:value-type="float">
            <text:p>8.2568872359</text:p>
          </table:table-cell>
          <table:table-cell table:formula="of:=[.B223]+([.$D$2]*SIN([.C223])+[.$D$4]*COS([.C223]))/2" office:value-type="float" office:value="20.3892483319304" calcext:value-type="float">
            <text:p>20.3892483319</text:p>
          </table:table-cell>
        </table:table-row>
        <table:table-row table:style-name="ro1">
          <table:table-cell office:value-type="float" office:value="5.254287" calcext:value-type="float">
            <text:p>5.254287</text:p>
          </table:table-cell>
          <table:table-cell office:value-type="float" office:value="20.008031" calcext:value-type="float">
            <text:p>20.008031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224]+(-[.$D$2]*COS([.C224])-[.$D$4]*SIN([.C224]))/2" office:value-type="float" office:value="2.2558692397578" calcext:value-type="float">
            <text:p>2.2558692398</text:p>
          </table:table-cell>
          <table:table-cell table:formula="of:=[.B224]+(-[.$D$2]*SIN([.C224])+[.$D$4]*COS([.C224]))/2" office:value-type="float" office:value="20.51743352754" calcext:value-type="float">
            <text:p>20.5174335275</text:p>
          </table:table-cell>
          <table:table-cell/>
          <table:table-cell table:formula="of:=[.A224]+([.$D$2]*COS([.C224])-[.$D$4]*SIN([.C224]))/2" office:value-type="float" office:value="8.25583975510695" calcext:value-type="float">
            <text:p>8.2558397551</text:p>
          </table:table-cell>
          <table:table-cell table:formula="of:=[.B224]+([.$D$2]*SIN([.C224])+[.$D$4]*COS([.C224]))/2" office:value-type="float" office:value="20.4986235583515" calcext:value-type="float">
            <text:p>20.4986235584</text:p>
          </table:table-cell>
        </table:table-row>
        <table:table-row table:style-name="ro1">
          <table:table-cell office:value-type="float" office:value="5.254496" calcext:value-type="float">
            <text:p>5.254496</text:p>
          </table:table-cell>
          <table:table-cell office:value-type="float" office:value="20.108031" calcext:value-type="float">
            <text:p>20.108031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225]+(-[.$D$2]*COS([.C225])-[.$D$4]*SIN([.C225]))/2" office:value-type="float" office:value="2.25502114421771" calcext:value-type="float">
            <text:p>2.2550211442</text:p>
          </table:table-cell>
          <table:table-cell table:formula="of:=[.B225]+(-[.$D$2]*SIN([.C225])+[.$D$4]*COS([.C225]))/2" office:value-type="float" office:value="20.6111717253739" calcext:value-type="float">
            <text:p>20.6111717254</text:p>
          </table:table-cell>
          <table:table-cell/>
          <table:table-cell table:formula="of:=[.A225]+([.$D$2]*COS([.C225])-[.$D$4]*SIN([.C225]))/2" office:value-type="float" office:value="8.25501785559101" calcext:value-type="float">
            <text:p>8.2550178556</text:p>
          </table:table-cell>
          <table:table-cell table:formula="of:=[.B225]+([.$D$2]*SIN([.C225])+[.$D$4]*COS([.C225]))/2" office:value-type="float" office:value="20.6048897265216" calcext:value-type="float">
            <text:p>20.6048897265</text:p>
          </table:table-cell>
        </table:table-row>
        <table:table-row table:style-name="ro1">
          <table:table-cell office:value-type="float" office:value="5.254548" calcext:value-type="float">
            <text:p>5.254548</text:p>
          </table:table-cell>
          <table:table-cell office:value-type="float" office:value="20.208031" calcext:value-type="float">
            <text:p>20.2080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26]+(-[.$D$2]*COS([.C226])-[.$D$4]*SIN([.C226]))/2" office:value-type="float" office:value="2.254548" calcext:value-type="float">
            <text:p>2.254548</text:p>
          </table:table-cell>
          <table:table-cell table:formula="of:=[.B226]+(-[.$D$2]*SIN([.C226])+[.$D$4]*COS([.C226]))/2" office:value-type="float" office:value="20.708031" calcext:value-type="float">
            <text:p>20.708031</text:p>
          </table:table-cell>
          <table:table-cell/>
          <table:table-cell table:formula="of:=[.A226]+([.$D$2]*COS([.C226])-[.$D$4]*SIN([.C226]))/2" office:value-type="float" office:value="8.254548" calcext:value-type="float">
            <text:p>8.254548</text:p>
          </table:table-cell>
          <table:table-cell table:formula="of:=[.B226]+([.$D$2]*SIN([.C226])+[.$D$4]*COS([.C226]))/2" office:value-type="float" office:value="20.708031" calcext:value-type="float">
            <text:p>20.708031</text:p>
          </table:table-cell>
        </table:table-row>
        <table:table-row table:style-name="ro1">
          <table:table-cell office:value-type="float" office:value="5.254548" calcext:value-type="float">
            <text:p>5.254548</text:p>
          </table:table-cell>
          <table:table-cell office:value-type="float" office:value="20.308031" calcext:value-type="float">
            <text:p>20.3080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227]+(-[.$D$2]*COS([.C227])-[.$D$4]*SIN([.C227]))/2" office:value-type="float" office:value="2.254548" calcext:value-type="float">
            <text:p>2.254548</text:p>
          </table:table-cell>
          <table:table-cell table:formula="of:=[.B227]+(-[.$D$2]*SIN([.C227])+[.$D$4]*COS([.C227]))/2" office:value-type="float" office:value="20.808031" calcext:value-type="float">
            <text:p>20.808031</text:p>
          </table:table-cell>
          <table:table-cell/>
          <table:table-cell table:formula="of:=[.A227]+([.$D$2]*COS([.C227])-[.$D$4]*SIN([.C227]))/2" office:value-type="float" office:value="8.254548" calcext:value-type="float">
            <text:p>8.254548</text:p>
          </table:table-cell>
          <table:table-cell table:formula="of:=[.B227]+([.$D$2]*SIN([.C227])+[.$D$4]*COS([.C227]))/2" office:value-type="float" office:value="20.808031" calcext:value-type="float">
            <text:p>20.808031</text:p>
          </table:table-cell>
        </table:table-row>
        <table:table-row table:style-name="ro1">
          <table:table-cell office:value-type="float" office:value="5.254601" calcext:value-type="float">
            <text:p>5.254601</text:p>
          </table:table-cell>
          <table:table-cell office:value-type="float" office:value="20.408031" calcext:value-type="float">
            <text:p>20.408031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228]+(-[.$D$2]*COS([.C228])-[.$D$4]*SIN([.C228]))/2" office:value-type="float" office:value="2.25512614421771" calcext:value-type="float">
            <text:p>2.2551261442</text:p>
          </table:table-cell>
          <table:table-cell table:formula="of:=[.B228]+(-[.$D$2]*SIN([.C228])+[.$D$4]*COS([.C228]))/2" office:value-type="float" office:value="20.9111717253739" calcext:value-type="float">
            <text:p>20.9111717254</text:p>
          </table:table-cell>
          <table:table-cell/>
          <table:table-cell table:formula="of:=[.A228]+([.$D$2]*COS([.C228])-[.$D$4]*SIN([.C228]))/2" office:value-type="float" office:value="8.25512285559101" calcext:value-type="float">
            <text:p>8.2551228556</text:p>
          </table:table-cell>
          <table:table-cell table:formula="of:=[.B228]+([.$D$2]*SIN([.C228])+[.$D$4]*COS([.C228]))/2" office:value-type="float" office:value="20.9048897265216" calcext:value-type="float">
            <text:p>20.9048897265</text:p>
          </table:table-cell>
        </table:table-row>
        <table:table-row table:style-name="ro1">
          <table:table-cell office:value-type="float" office:value="5.25481" calcext:value-type="float">
            <text:p>5.25481</text:p>
          </table:table-cell>
          <table:table-cell office:value-type="float" office:value="20.50803" calcext:value-type="float">
            <text:p>20.50803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229]+(-[.$D$2]*COS([.C229])-[.$D$4]*SIN([.C229]))/2" office:value-type="float" office:value="2.2563922397578" calcext:value-type="float">
            <text:p>2.2563922398</text:p>
          </table:table-cell>
          <table:table-cell table:formula="of:=[.B229]+(-[.$D$2]*SIN([.C229])+[.$D$4]*COS([.C229]))/2" office:value-type="float" office:value="21.01743252754" calcext:value-type="float">
            <text:p>21.0174325275</text:p>
          </table:table-cell>
          <table:table-cell/>
          <table:table-cell table:formula="of:=[.A229]+([.$D$2]*COS([.C229])-[.$D$4]*SIN([.C229]))/2" office:value-type="float" office:value="8.25636275510695" calcext:value-type="float">
            <text:p>8.2563627551</text:p>
          </table:table-cell>
          <table:table-cell table:formula="of:=[.B229]+([.$D$2]*SIN([.C229])+[.$D$4]*COS([.C229]))/2" office:value-type="float" office:value="20.9986225583515" calcext:value-type="float">
            <text:p>20.9986225584</text:p>
          </table:table-cell>
        </table:table-row>
        <table:table-row table:style-name="ro1">
          <table:table-cell office:value-type="float" office:value="5.255279" calcext:value-type="float">
            <text:p>5.255279</text:p>
          </table:table-cell>
          <table:table-cell office:value-type="float" office:value="20.608029" calcext:value-type="float">
            <text:p>20.608029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230]+(-[.$D$2]*COS([.C230])-[.$D$4]*SIN([.C230]))/2" office:value-type="float" office:value="2.25846672323105" calcext:value-type="float">
            <text:p>2.2584667232</text:p>
          </table:table-cell>
          <table:table-cell table:formula="of:=[.B230]+(-[.$D$2]*SIN([.C230])+[.$D$4]*COS([.C230]))/2" office:value-type="float" office:value="21.1267930868515" calcext:value-type="float">
            <text:p>21.1267930869</text:p>
          </table:table-cell>
          <table:table-cell/>
          <table:table-cell table:formula="of:=[.A230]+([.$D$2]*COS([.C230])-[.$D$4]*SIN([.C230]))/2" office:value-type="float" office:value="8.25834923592248" calcext:value-type="float">
            <text:p>8.2583492359</text:p>
          </table:table-cell>
          <table:table-cell table:formula="of:=[.B230]+([.$D$2]*SIN([.C230])+[.$D$4]*COS([.C230]))/2" office:value-type="float" office:value="21.0892453319304" calcext:value-type="float">
            <text:p>21.0892453319</text:p>
          </table:table-cell>
        </table:table-row>
        <table:table-row table:style-name="ro1">
          <table:table-cell office:value-type="float" office:value="5.256112" calcext:value-type="float">
            <text:p>5.256112</text:p>
          </table:table-cell>
          <table:table-cell office:value-type="float" office:value="20.708026" calcext:value-type="float">
            <text:p>20.708026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231]+(-[.$D$2]*COS([.C231])-[.$D$4]*SIN([.C231]))/2" office:value-type="float" office:value="2.26147573833019" calcext:value-type="float">
            <text:p>2.2614757383</text:p>
          </table:table-cell>
          <table:table-cell table:formula="of:=[.B231]+(-[.$D$2]*SIN([.C231])+[.$D$4]*COS([.C231]))/2" office:value-type="float" office:value="21.2392073817259" calcext:value-type="float">
            <text:p>21.2392073817</text:p>
          </table:table-cell>
          <table:table-cell/>
          <table:table-cell table:formula="of:=[.A231]+([.$D$2]*COS([.C231])-[.$D$4]*SIN([.C231]))/2" office:value-type="float" office:value="8.2611510740312" calcext:value-type="float">
            <text:p>8.261151074</text:p>
          </table:table-cell>
          <table:table-cell table:formula="of:=[.B231]+([.$D$2]*SIN([.C231])+[.$D$4]*COS([.C231]))/2" office:value-type="float" office:value="21.1767905075576" calcext:value-type="float">
            <text:p>21.1767905076</text:p>
          </table:table-cell>
        </table:table-row>
        <table:table-row table:style-name="ro1">
          <table:table-cell office:value-type="float" office:value="5.25741" calcext:value-type="float">
            <text:p>5.25741</text:p>
          </table:table-cell>
          <table:table-cell office:value-type="float" office:value="20.808017" calcext:value-type="float">
            <text:p>20.808017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232]+(-[.$D$2]*COS([.C232])-[.$D$4]*SIN([.C232]))/2" office:value-type="float" office:value="2.26554956948417" calcext:value-type="float">
            <text:p>2.2655495695</text:p>
          </table:table-cell>
          <table:table-cell table:formula="of:=[.B232]+(-[.$D$2]*SIN([.C232])+[.$D$4]*COS([.C232]))/2" office:value-type="float" office:value="21.3546166380475" calcext:value-type="float">
            <text:p>21.354616638</text:p>
          </table:table-cell>
          <table:table-cell/>
          <table:table-cell table:formula="of:=[.A232]+([.$D$2]*COS([.C232])-[.$D$4]*SIN([.C232]))/2" office:value-type="float" office:value="8.26482380336821" calcext:value-type="float">
            <text:p>8.2648238034</text:p>
          </table:table-cell>
          <table:table-cell table:formula="of:=[.B232]+([.$D$2]*SIN([.C232])+[.$D$4]*COS([.C232]))/2" office:value-type="float" office:value="21.2612964009332" calcext:value-type="float">
            <text:p>21.2612964009</text:p>
          </table:table-cell>
        </table:table-row>
        <table:table-row table:style-name="ro1">
          <table:table-cell office:value-type="float" office:value="5.259272" calcext:value-type="float">
            <text:p>5.259272</text:p>
          </table:table-cell>
          <table:table-cell office:value-type="float" office:value="20.908" calcext:value-type="float">
            <text:p>20.908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233]+(-[.$D$2]*COS([.C233])-[.$D$4]*SIN([.C233]))/2" office:value-type="float" office:value="2.27082124120912" calcext:value-type="float">
            <text:p>2.2708212412</text:p>
          </table:table-cell>
          <table:table-cell table:formula="of:=[.B233]+(-[.$D$2]*SIN([.C233])+[.$D$4]*COS([.C233]))/2" office:value-type="float" office:value="21.4729443001591" calcext:value-type="float">
            <text:p>21.4729443002</text:p>
          </table:table-cell>
          <table:table-cell/>
          <table:table-cell table:formula="of:=[.A233]+([.$D$2]*COS([.C233])-[.$D$4]*SIN([.C233]))/2" office:value-type="float" office:value="8.26941005836729" calcext:value-type="float">
            <text:p>8.2694100584</text:p>
          </table:table-cell>
          <table:table-cell table:formula="of:=[.B233]+([.$D$2]*SIN([.C233])+[.$D$4]*COS([.C233]))/2" office:value-type="float" office:value="21.3428205027006" calcext:value-type="float">
            <text:p>21.3428205027</text:p>
          </table:table-cell>
        </table:table-row>
        <table:table-row table:style-name="ro1">
          <table:table-cell office:value-type="float" office:value="5.261796" calcext:value-type="float">
            <text:p>5.261796</text:p>
          </table:table-cell>
          <table:table-cell office:value-type="float" office:value="21.007968" calcext:value-type="float">
            <text:p>21.007968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234]+(-[.$D$2]*COS([.C234])-[.$D$4]*SIN([.C234]))/2" office:value-type="float" office:value="2.27742929105767" calcext:value-type="float">
            <text:p>2.2774292911</text:p>
          </table:table-cell>
          <table:table-cell table:formula="of:=[.B234]+(-[.$D$2]*SIN([.C234])+[.$D$4]*COS([.C234]))/2" office:value-type="float" office:value="21.594103945457" calcext:value-type="float">
            <text:p>21.5941039455</text:p>
          </table:table-cell>
          <table:table-cell/>
          <table:table-cell table:formula="of:=[.A234]+([.$D$2]*COS([.C234])-[.$D$4]*SIN([.C234]))/2" office:value-type="float" office:value="8.27494373401257" calcext:value-type="float">
            <text:p>8.274943734</text:p>
          </table:table-cell>
          <table:table-cell table:formula="of:=[.B234]+([.$D$2]*SIN([.C234])+[.$D$4]*COS([.C234]))/2" office:value-type="float" office:value="21.4214177950355" calcext:value-type="float">
            <text:p>21.421417795</text:p>
          </table:table-cell>
        </table:table-row>
        <table:table-row table:style-name="ro1">
          <table:table-cell office:value-type="float" office:value="5.265075" calcext:value-type="float">
            <text:p>5.265075</text:p>
          </table:table-cell>
          <table:table-cell office:value-type="float" office:value="21.107914" calcext:value-type="float">
            <text:p>21.107914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235]+(-[.$D$2]*COS([.C235])-[.$D$4]*SIN([.C235]))/2" office:value-type="float" office:value="2.285510518847" calcext:value-type="float">
            <text:p>2.2855105188</text:p>
          </table:table-cell>
          <table:table-cell table:formula="of:=[.B235]+(-[.$D$2]*SIN([.C235])+[.$D$4]*COS([.C235]))/2" office:value-type="float" office:value="21.7179922758396" calcext:value-type="float">
            <text:p>21.7179922758</text:p>
          </table:table-cell>
          <table:table-cell/>
          <table:table-cell table:formula="of:=[.A235]+([.$D$2]*COS([.C235])-[.$D$4]*SIN([.C235]))/2" office:value-type="float" office:value="8.28144516622785" calcext:value-type="float">
            <text:p>8.2814451662</text:p>
          </table:table-cell>
          <table:table-cell table:formula="of:=[.B235]+([.$D$2]*SIN([.C235])+[.$D$4]*COS([.C235]))/2" office:value-type="float" office:value="21.4971581653905" calcext:value-type="float">
            <text:p>21.4971581654</text:p>
          </table:table-cell>
        </table:table-row>
        <table:table-row table:style-name="ro1">
          <table:table-cell office:value-type="float" office:value="5.269202" calcext:value-type="float">
            <text:p>5.269202</text:p>
          </table:table-cell>
          <table:table-cell office:value-type="float" office:value="21.207828" calcext:value-type="float">
            <text:p>21.207828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236]+(-[.$D$2]*COS([.C236])-[.$D$4]*SIN([.C236]))/2" office:value-type="float" office:value="2.29520488385108" calcext:value-type="float">
            <text:p>2.2952048839</text:p>
          </table:table-cell>
          <table:table-cell table:formula="of:=[.B236]+(-[.$D$2]*SIN([.C236])+[.$D$4]*COS([.C236]))/2" office:value-type="float" office:value="21.8444920818657" calcext:value-type="float">
            <text:p>21.8444920819</text:p>
          </table:table-cell>
          <table:table-cell/>
          <table:table-cell table:formula="of:=[.A236]+([.$D$2]*COS([.C236])-[.$D$4]*SIN([.C236]))/2" office:value-type="float" office:value="8.28892816344867" calcext:value-type="float">
            <text:p>8.2889281634</text:p>
          </table:table-cell>
          <table:table-cell table:formula="of:=[.B236]+([.$D$2]*SIN([.C236])+[.$D$4]*COS([.C236]))/2" office:value-type="float" office:value="21.5701177980672" calcext:value-type="float">
            <text:p>21.5701177981</text:p>
          </table:table-cell>
        </table:table-row>
        <table:table-row table:style-name="ro1">
          <table:table-cell office:value-type="float" office:value="5.274264" calcext:value-type="float">
            <text:p>5.274264</text:p>
          </table:table-cell>
          <table:table-cell office:value-type="float" office:value="21.3077" calcext:value-type="float">
            <text:p>21.3077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237]+(-[.$D$2]*COS([.C237])-[.$D$4]*SIN([.C237]))/2" office:value-type="float" office:value="2.30664623909276" calcext:value-type="float">
            <text:p>2.3066462391</text:p>
          </table:table-cell>
          <table:table-cell table:formula="of:=[.B237]+(-[.$D$2]*SIN([.C237])+[.$D$4]*COS([.C237]))/2" office:value-type="float" office:value="21.9734663442589" calcext:value-type="float">
            <text:p>21.9734663443</text:p>
          </table:table-cell>
          <table:table-cell/>
          <table:table-cell table:formula="of:=[.A237]+([.$D$2]*COS([.C237])-[.$D$4]*SIN([.C237]))/2" office:value-type="float" office:value="8.29739420980704" calcext:value-type="float">
            <text:p>8.2973942098</text:p>
          </table:table-cell>
          <table:table-cell table:formula="of:=[.B237]+([.$D$2]*SIN([.C237])+[.$D$4]*COS([.C237]))/2" office:value-type="float" office:value="21.6403916508601" calcext:value-type="float">
            <text:p>21.6403916509</text:p>
          </table:table-cell>
        </table:table-row>
        <table:table-row table:style-name="ro1">
          <table:table-cell office:value-type="float" office:value="5.280345" calcext:value-type="float">
            <text:p>5.280345</text:p>
          </table:table-cell>
          <table:table-cell office:value-type="float" office:value="21.407514" calcext:value-type="float">
            <text:p>21.407514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238]+(-[.$D$2]*COS([.C238])-[.$D$4]*SIN([.C238]))/2" office:value-type="float" office:value="2.31996768268602" calcext:value-type="float">
            <text:p>2.3199676827</text:p>
          </table:table-cell>
          <table:table-cell table:formula="of:=[.B238]+(-[.$D$2]*SIN([.C238])+[.$D$4]*COS([.C238]))/2" office:value-type="float" office:value="22.1047701503012" calcext:value-type="float">
            <text:p>22.1047701503</text:p>
          </table:table-cell>
          <table:table-cell/>
          <table:table-cell table:formula="of:=[.A238]+([.$D$2]*COS([.C238])-[.$D$4]*SIN([.C238]))/2" office:value-type="float" office:value="8.30683905161092" calcext:value-type="float">
            <text:p>8.3068390516</text:p>
          </table:table-cell>
          <table:table-cell table:formula="of:=[.B238]+([.$D$2]*SIN([.C238])+[.$D$4]*COS([.C238]))/2" office:value-type="float" office:value="21.7080697445196" calcext:value-type="float">
            <text:p>21.7080697445</text:p>
          </table:table-cell>
        </table:table-row>
        <table:table-row table:style-name="ro1">
          <table:table-cell office:value-type="float" office:value="5.287526" calcext:value-type="float">
            <text:p>5.287526</text:p>
          </table:table-cell>
          <table:table-cell office:value-type="float" office:value="21.507255" calcext:value-type="float">
            <text:p>21.507255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239]+(-[.$D$2]*COS([.C239])-[.$D$4]*SIN([.C239]))/2" office:value-type="float" office:value="2.33529617261135" calcext:value-type="float">
            <text:p>2.3352961726</text:p>
          </table:table-cell>
          <table:table-cell table:formula="of:=[.B239]+(-[.$D$2]*SIN([.C239])+[.$D$4]*COS([.C239]))/2" office:value-type="float" office:value="22.2382399836192" calcext:value-type="float">
            <text:p>22.2382399836</text:p>
          </table:table-cell>
          <table:table-cell/>
          <table:table-cell table:formula="of:=[.A239]+([.$D$2]*COS([.C239])-[.$D$4]*SIN([.C239]))/2" office:value-type="float" office:value="8.31725204762252" calcext:value-type="float">
            <text:p>8.3172520476</text:p>
          </table:table-cell>
          <table:table-cell table:formula="of:=[.B239]+([.$D$2]*SIN([.C239])+[.$D$4]*COS([.C239]))/2" office:value-type="float" office:value="21.773262662216" calcext:value-type="float">
            <text:p>21.7732626622</text:p>
          </table:table-cell>
        </table:table-row>
        <table:table-row table:style-name="ro1">
          <table:table-cell office:value-type="float" office:value="5.295881" calcext:value-type="float">
            <text:p>5.295881</text:p>
          </table:table-cell>
          <table:table-cell office:value-type="float" office:value="21.606905" calcext:value-type="float">
            <text:p>21.606905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240]+(-[.$D$2]*COS([.C240])-[.$D$4]*SIN([.C240]))/2" office:value-type="float" office:value="2.35275032673972" calcext:value-type="float">
            <text:p>2.3527503267</text:p>
          </table:table-cell>
          <table:table-cell table:formula="of:=[.B240]+(-[.$D$2]*SIN([.C240])+[.$D$4]*COS([.C240]))/2" office:value-type="float" office:value="22.3737047392504" calcext:value-type="float">
            <text:p>22.3737047393</text:p>
          </table:table-cell>
          <table:table-cell/>
          <table:table-cell table:formula="of:=[.A240]+([.$D$2]*COS([.C240])-[.$D$4]*SIN([.C240]))/2" office:value-type="float" office:value="8.32861533608418" calcext:value-type="float">
            <text:p>8.3286153361</text:p>
          </table:table-cell>
          <table:table-cell table:formula="of:=[.B240]+([.$D$2]*SIN([.C240])+[.$D$4]*COS([.C240]))/2" office:value-type="float" office:value="21.836082762307" calcext:value-type="float">
            <text:p>21.8360827623</text:p>
          </table:table-cell>
        </table:table-row>
        <table:table-row table:style-name="ro1">
          <table:table-cell office:value-type="float" office:value="5.305481" calcext:value-type="float">
            <text:p>5.305481</text:p>
          </table:table-cell>
          <table:table-cell office:value-type="float" office:value="21.706442" calcext:value-type="float">
            <text:p>21.706442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241]+(-[.$D$2]*COS([.C241])-[.$D$4]*SIN([.C241]))/2" office:value-type="float" office:value="2.37243998108293" calcext:value-type="float">
            <text:p>2.3724399811</text:p>
          </table:table-cell>
          <table:table-cell table:formula="of:=[.B241]+(-[.$D$2]*SIN([.C241])+[.$D$4]*COS([.C241]))/2" office:value-type="float" office:value="22.5109731562332" calcext:value-type="float">
            <text:p>22.5109731562</text:p>
          </table:table-cell>
          <table:table-cell/>
          <table:table-cell table:formula="of:=[.A241]+([.$D$2]*COS([.C241])-[.$D$4]*SIN([.C241]))/2" office:value-type="float" office:value="8.34090828478097" calcext:value-type="float">
            <text:p>8.3409082848</text:p>
          </table:table-cell>
          <table:table-cell table:formula="of:=[.B241]+([.$D$2]*SIN([.C241])+[.$D$4]*COS([.C241]))/2" office:value-type="float" office:value="21.8966555610498" calcext:value-type="float">
            <text:p>21.896655561</text:p>
          </table:table-cell>
        </table:table-row>
        <table:table-row table:style-name="ro1">
          <table:table-cell office:value-type="float" office:value="5.31639" calcext:value-type="float">
            <text:p>5.31639</text:p>
          </table:table-cell>
          <table:table-cell office:value-type="float" office:value="21.805845" calcext:value-type="float">
            <text:p>21.805845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242]+(-[.$D$2]*COS([.C242])-[.$D$4]*SIN([.C242]))/2" office:value-type="float" office:value="2.39446274261708" calcext:value-type="float">
            <text:p>2.3944627426</text:p>
          </table:table-cell>
          <table:table-cell table:formula="of:=[.B242]+(-[.$D$2]*SIN([.C242])+[.$D$4]*COS([.C242]))/2" office:value-type="float" office:value="22.6498480228398" calcext:value-type="float">
            <text:p>22.6498480228</text:p>
          </table:table-cell>
          <table:table-cell/>
          <table:table-cell table:formula="of:=[.A242]+([.$D$2]*COS([.C242])-[.$D$4]*SIN([.C242]))/2" office:value-type="float" office:value="8.35410595358054" calcext:value-type="float">
            <text:p>8.3541059536</text:p>
          </table:table-cell>
          <table:table-cell table:formula="of:=[.B242]+([.$D$2]*SIN([.C242])+[.$D$4]*COS([.C242]))/2" office:value-type="float" office:value="21.9551158456541" calcext:value-type="float">
            <text:p>21.9551158457</text:p>
          </table:table-cell>
        </table:table-row>
        <table:table-row table:style-name="ro1">
          <table:table-cell office:value-type="float" office:value="5.328667" calcext:value-type="float">
            <text:p>5.328667</text:p>
          </table:table-cell>
          <table:table-cell office:value-type="float" office:value="21.905088" calcext:value-type="float">
            <text:p>21.905088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243]+(-[.$D$2]*COS([.C243])-[.$D$4]*SIN([.C243]))/2" office:value-type="float" office:value="2.41890545815526" calcext:value-type="float">
            <text:p>2.4189054582</text:p>
          </table:table-cell>
          <table:table-cell table:formula="of:=[.B243]+(-[.$D$2]*SIN([.C243])+[.$D$4]*COS([.C243]))/2" office:value-type="float" office:value="22.7901234623411" calcext:value-type="float">
            <text:p>22.7901234623</text:p>
          </table:table-cell>
          <table:table-cell/>
          <table:table-cell table:formula="of:=[.A243]+([.$D$2]*COS([.C243])-[.$D$4]*SIN([.C243]))/2" office:value-type="float" office:value="8.3681826625043" calcext:value-type="float">
            <text:p>8.3681826625</text:p>
          </table:table-cell>
          <table:table-cell table:formula="of:=[.B243]+([.$D$2]*SIN([.C243])+[.$D$4]*COS([.C243]))/2" office:value-type="float" office:value="22.0115987383838" calcext:value-type="float">
            <text:p>22.0115987384</text:p>
          </table:table-cell>
        </table:table-row>
        <table:table-row table:style-name="ro1">
          <table:table-cell office:value-type="float" office:value="5.342366" calcext:value-type="float">
            <text:p>5.342366</text:p>
          </table:table-cell>
          <table:table-cell office:value-type="float" office:value="22.004144" calcext:value-type="float">
            <text:p>22.004144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244]+(-[.$D$2]*COS([.C244])-[.$D$4]*SIN([.C244]))/2" office:value-type="float" office:value="2.44584027087517" calcext:value-type="float">
            <text:p>2.4458402709</text:p>
          </table:table-cell>
          <table:table-cell table:formula="of:=[.B244]+(-[.$D$2]*SIN([.C244])+[.$D$4]*COS([.C244]))/2" office:value-type="float" office:value="22.931580628842" calcext:value-type="float">
            <text:p>22.9315806288</text:p>
          </table:table-cell>
          <table:table-cell/>
          <table:table-cell table:formula="of:=[.A244]+([.$D$2]*COS([.C244])-[.$D$4]*SIN([.C244]))/2" office:value-type="float" office:value="8.38311302879658" calcext:value-type="float">
            <text:p>8.3831130288</text:p>
          </table:table-cell>
          <table:table-cell table:formula="of:=[.B244]+([.$D$2]*SIN([.C244])+[.$D$4]*COS([.C244]))/2" office:value-type="float" office:value="22.0662528308115" calcext:value-type="float">
            <text:p>22.0662528308</text:p>
          </table:table-cell>
        </table:table-row>
        <table:table-row table:style-name="ro1">
          <table:table-cell office:value-type="float" office:value="5.357534" calcext:value-type="float">
            <text:p>5.357534</text:p>
          </table:table-cell>
          <table:table-cell office:value-type="float" office:value="22.102986" calcext:value-type="float">
            <text:p>22.102986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245]+(-[.$D$2]*COS([.C245])-[.$D$4]*SIN([.C245]))/2" office:value-type="float" office:value="2.47532379418316" calcext:value-type="float">
            <text:p>2.4753237942</text:p>
          </table:table-cell>
          <table:table-cell table:formula="of:=[.B245]+(-[.$D$2]*SIN([.C245])+[.$D$4]*COS([.C245]))/2" office:value-type="float" office:value="23.0739980130489" calcext:value-type="float">
            <text:p>23.073998013</text:p>
          </table:table-cell>
          <table:table-cell/>
          <table:table-cell table:formula="of:=[.A245]+([.$D$2]*COS([.C245])-[.$D$4]*SIN([.C245]))/2" office:value-type="float" office:value="8.39887187459935" calcext:value-type="float">
            <text:p>8.3988718746</text:p>
          </table:table-cell>
          <table:table-cell table:formula="of:=[.B245]+([.$D$2]*SIN([.C245])+[.$D$4]*COS([.C245]))/2" office:value-type="float" office:value="22.1192320003538" calcext:value-type="float">
            <text:p>22.1192320004</text:p>
          </table:table-cell>
        </table:table-row>
        <table:table-row table:style-name="ro1">
          <table:table-cell office:value-type="float" office:value="5.374211" calcext:value-type="float">
            <text:p>5.374211</text:p>
          </table:table-cell>
          <table:table-cell office:value-type="float" office:value="22.201584" calcext:value-type="float">
            <text:p>22.201584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246]+(-[.$D$2]*COS([.C246])-[.$D$4]*SIN([.C246]))/2" office:value-type="float" office:value="2.50739303405897" calcext:value-type="float">
            <text:p>2.5073930341</text:p>
          </table:table-cell>
          <table:table-cell table:formula="of:=[.B246]+(-[.$D$2]*SIN([.C246])+[.$D$4]*COS([.C246]))/2" office:value-type="float" office:value="23.2171403746822" calcext:value-type="float">
            <text:p>23.2171403747</text:p>
          </table:table-cell>
          <table:table-cell/>
          <table:table-cell table:formula="of:=[.A246]+([.$D$2]*COS([.C246])-[.$D$4]*SIN([.C246]))/2" office:value-type="float" office:value="8.415435467679" calcext:value-type="float">
            <text:p>8.4154354677</text:p>
          </table:table-cell>
          <table:table-cell table:formula="of:=[.B246]+([.$D$2]*SIN([.C246])+[.$D$4]*COS([.C246]))/2" office:value-type="float" office:value="22.1707013642544" calcext:value-type="float">
            <text:p>22.1707013643</text:p>
          </table:table-cell>
        </table:table-row>
        <table:table-row table:style-name="ro1">
          <table:table-cell office:value-type="float" office:value="5.392431" calcext:value-type="float">
            <text:p>5.392431</text:p>
          </table:table-cell>
          <table:table-cell office:value-type="float" office:value="22.29991" calcext:value-type="float">
            <text:p>22.29991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247]+(-[.$D$2]*COS([.C247])-[.$D$4]*SIN([.C247]))/2" office:value-type="float" office:value="2.54207008655294" calcext:value-type="float">
            <text:p>2.5420700866</text:p>
          </table:table-cell>
          <table:table-cell table:formula="of:=[.B247]+(-[.$D$2]*SIN([.C247])+[.$D$4]*COS([.C247]))/2" office:value-type="float" office:value="23.3607788246401" calcext:value-type="float">
            <text:p>23.3607788246</text:p>
          </table:table-cell>
          <table:table-cell/>
          <table:table-cell table:formula="of:=[.A247]+([.$D$2]*COS([.C247])-[.$D$4]*SIN([.C247]))/2" office:value-type="float" office:value="8.43278391530617" calcext:value-type="float">
            <text:p>8.4327839153</text:p>
          </table:table-cell>
          <table:table-cell table:formula="of:=[.B247]+([.$D$2]*SIN([.C247])+[.$D$4]*COS([.C247]))/2" office:value-type="float" office:value="22.2208268134854" calcext:value-type="float">
            <text:p>22.2208268135</text:p>
          </table:table-cell>
        </table:table-row>
        <table:table-row table:style-name="ro1">
          <table:table-cell office:value-type="float" office:value="5.412222" calcext:value-type="float">
            <text:p>5.412222</text:p>
          </table:table-cell>
          <table:table-cell office:value-type="float" office:value="22.39793" calcext:value-type="float">
            <text:p>22.39793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248]+(-[.$D$2]*COS([.C248])-[.$D$4]*SIN([.C248]))/2" office:value-type="float" office:value="2.57935733708769" calcext:value-type="float">
            <text:p>2.5793573371</text:p>
          </table:table-cell>
          <table:table-cell table:formula="of:=[.B248]+(-[.$D$2]*SIN([.C248])+[.$D$4]*COS([.C248]))/2" office:value-type="float" office:value="23.5046719760824" calcext:value-type="float">
            <text:p>23.5046719761</text:p>
          </table:table-cell>
          <table:table-cell/>
          <table:table-cell table:formula="of:=[.A248]+([.$D$2]*COS([.C248])-[.$D$4]*SIN([.C248]))/2" office:value-type="float" office:value="8.45090218688971" calcext:value-type="float">
            <text:p>8.4509021869</text:p>
          </table:table-cell>
          <table:table-cell table:formula="of:=[.B248]+([.$D$2]*SIN([.C248])+[.$D$4]*COS([.C248]))/2" office:value-type="float" office:value="22.269778832218" calcext:value-type="float">
            <text:p>22.2697788322</text:p>
          </table:table-cell>
        </table:table-row>
        <table:table-row table:style-name="ro1">
          <table:table-cell office:value-type="float" office:value="5.433604" calcext:value-type="float">
            <text:p>5.433604</text:p>
          </table:table-cell>
          <table:table-cell office:value-type="float" office:value="22.495617" calcext:value-type="float">
            <text:p>22.495617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249]+(-[.$D$2]*COS([.C249])-[.$D$4]*SIN([.C249]))/2" office:value-type="float" office:value="2.61923776268021" calcext:value-type="float">
            <text:p>2.6192377627</text:p>
          </table:table-cell>
          <table:table-cell table:formula="of:=[.B249]+(-[.$D$2]*SIN([.C249])+[.$D$4]*COS([.C249]))/2" office:value-type="float" office:value="23.6485882408531" calcext:value-type="float">
            <text:p>23.6485882409</text:p>
          </table:table-cell>
          <table:table-cell/>
          <table:table-cell table:formula="of:=[.A249]+([.$D$2]*COS([.C249])-[.$D$4]*SIN([.C249]))/2" office:value-type="float" office:value="8.46977895125488" calcext:value-type="float">
            <text:p>8.4697789513</text:p>
          </table:table-cell>
          <table:table-cell table:formula="of:=[.B249]+([.$D$2]*SIN([.C249])+[.$D$4]*COS([.C249]))/2" office:value-type="float" office:value="22.3177359572426" calcext:value-type="float">
            <text:p>22.3177359572</text:p>
          </table:table-cell>
        </table:table-row>
        <table:table-row table:style-name="ro1">
          <table:table-cell office:value-type="float" office:value="5.45659" calcext:value-type="float">
            <text:p>5.45659</text:p>
          </table:table-cell>
          <table:table-cell office:value-type="float" office:value="22.592938" calcext:value-type="float">
            <text:p>22.592938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250]+(-[.$D$2]*COS([.C250])-[.$D$4]*SIN([.C250]))/2" office:value-type="float" office:value="2.66167199729833" calcext:value-type="float">
            <text:p>2.6616719973</text:p>
          </table:table-cell>
          <table:table-cell table:formula="of:=[.B250]+(-[.$D$2]*SIN([.C250])+[.$D$4]*COS([.C250]))/2" office:value-type="float" office:value="23.792285054932" calcext:value-type="float">
            <text:p>23.7922850549</text:p>
          </table:table-cell>
          <table:table-cell/>
          <table:table-cell table:formula="of:=[.A250]+([.$D$2]*COS([.C250])-[.$D$4]*SIN([.C250]))/2" office:value-type="float" office:value="8.48940877712818" calcext:value-type="float">
            <text:p>8.4894087771</text:p>
          </table:table-cell>
          <table:table-cell table:formula="of:=[.B250]+([.$D$2]*SIN([.C250])+[.$D$4]*COS([.C250]))/2" office:value-type="float" office:value="22.3648804083729" calcext:value-type="float">
            <text:p>22.3648804084</text:p>
          </table:table-cell>
        </table:table-row>
        <table:table-row table:style-name="ro1">
          <table:table-cell office:value-type="float" office:value="5.481187" calcext:value-type="float">
            <text:p>5.481187</text:p>
          </table:table-cell>
          <table:table-cell office:value-type="float" office:value="22.689865" calcext:value-type="float">
            <text:p>22.689865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251]+(-[.$D$2]*COS([.C251])-[.$D$4]*SIN([.C251]))/2" office:value-type="float" office:value="2.70660467018571" calcext:value-type="float">
            <text:p>2.7066046702</text:p>
          </table:table-cell>
          <table:table-cell table:formula="of:=[.B251]+(-[.$D$2]*SIN([.C251])+[.$D$4]*COS([.C251]))/2" office:value-type="float" office:value="23.9355346572857" calcext:value-type="float">
            <text:p>23.9355346573</text:p>
          </table:table-cell>
          <table:table-cell/>
          <table:table-cell table:formula="of:=[.A251]+([.$D$2]*COS([.C251])-[.$D$4]*SIN([.C251]))/2" office:value-type="float" office:value="8.50979287651159" calcext:value-type="float">
            <text:p>8.5097928765</text:p>
          </table:table-cell>
          <table:table-cell table:formula="of:=[.B251]+([.$D$2]*SIN([.C251])+[.$D$4]*COS([.C251]))/2" office:value-type="float" office:value="22.4113933771019" calcext:value-type="float">
            <text:p>22.4113933771</text:p>
          </table:table-cell>
        </table:table-row>
        <table:table-row table:style-name="ro1">
          <table:table-cell office:value-type="float" office:value="5.507394" calcext:value-type="float">
            <text:p>5.507394</text:p>
          </table:table-cell>
          <table:table-cell office:value-type="float" office:value="22.786368" calcext:value-type="float">
            <text:p>22.786368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252]+(-[.$D$2]*COS([.C252])-[.$D$4]*SIN([.C252]))/2" office:value-type="float" office:value="2.75395635856787" calcext:value-type="float">
            <text:p>2.7539563586</text:p>
          </table:table-cell>
          <table:table-cell table:formula="of:=[.B252]+(-[.$D$2]*SIN([.C252])+[.$D$4]*COS([.C252]))/2" office:value-type="float" office:value="24.0781037139697" calcext:value-type="float">
            <text:p>24.078103714</text:p>
          </table:table-cell>
          <table:table-cell/>
          <table:table-cell table:formula="of:=[.A252]+([.$D$2]*COS([.C252])-[.$D$4]*SIN([.C252]))/2" office:value-type="float" office:value="8.53093848696649" calcext:value-type="float">
            <text:p>8.530938487</text:p>
          </table:table-cell>
          <table:table-cell table:formula="of:=[.B252]+([.$D$2]*SIN([.C252])+[.$D$4]*COS([.C252]))/2" office:value-type="float" office:value="22.4574626407634" calcext:value-type="float">
            <text:p>22.4574626408</text:p>
          </table:table-cell>
        </table:table-row>
        <table:table-row table:style-name="ro1">
          <table:table-cell office:value-type="float" office:value="5.535204" calcext:value-type="float">
            <text:p>5.535204</text:p>
          </table:table-cell>
          <table:table-cell office:value-type="float" office:value="22.882422" calcext:value-type="float">
            <text:p>22.882422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253]+(-[.$D$2]*COS([.C253])-[.$D$4]*SIN([.C253]))/2" office:value-type="float" office:value="2.80363301507412" calcext:value-type="float">
            <text:p>2.8036330151</text:p>
          </table:table-cell>
          <table:table-cell table:formula="of:=[.B253]+(-[.$D$2]*SIN([.C253])+[.$D$4]*COS([.C253]))/2" office:value-type="float" office:value="24.2197775825999" calcext:value-type="float">
            <text:p>24.2197775826</text:p>
          </table:table-cell>
          <table:table-cell/>
          <table:table-cell table:formula="of:=[.A253]+([.$D$2]*COS([.C253])-[.$D$4]*SIN([.C253]))/2" office:value-type="float" office:value="8.55285944496228" calcext:value-type="float">
            <text:p>8.552859445</text:p>
          </table:table-cell>
          <table:table-cell table:formula="of:=[.B253]+([.$D$2]*SIN([.C253])+[.$D$4]*COS([.C253]))/2" office:value-type="float" office:value="22.5032708223815" calcext:value-type="float">
            <text:p>22.5032708224</text:p>
          </table:table-cell>
        </table:table-row>
        <table:table-row table:style-name="ro1">
          <table:table-cell office:value-type="float" office:value="5.564603" calcext:value-type="float">
            <text:p>5.564603</text:p>
          </table:table-cell>
          <table:table-cell office:value-type="float" office:value="22.978002" calcext:value-type="float">
            <text:p>22.978002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254]+(-[.$D$2]*COS([.C254])-[.$D$4]*SIN([.C254]))/2" office:value-type="float" office:value="2.8555175877475" calcext:value-type="float">
            <text:p>2.8555175877</text:p>
          </table:table-cell>
          <table:table-cell table:formula="of:=[.B254]+(-[.$D$2]*SIN([.C254])+[.$D$4]*COS([.C254]))/2" office:value-type="float" office:value="24.3603392342235" calcext:value-type="float">
            <text:p>24.3603392342</text:p>
          </table:table-cell>
          <table:table-cell/>
          <table:table-cell table:formula="of:=[.A254]+([.$D$2]*COS([.C254])-[.$D$4]*SIN([.C254]))/2" office:value-type="float" office:value="8.57557695241945" calcext:value-type="float">
            <text:p>8.5755769524</text:p>
          </table:table-cell>
          <table:table-cell table:formula="of:=[.B254]+([.$D$2]*SIN([.C254])+[.$D$4]*COS([.C254]))/2" office:value-type="float" office:value="22.5490079932218" calcext:value-type="float">
            <text:p>22.5490079932</text:p>
          </table:table-cell>
        </table:table-row>
        <table:table-row table:style-name="ro1">
          <table:table-cell office:value-type="float" office:value="5.595571" calcext:value-type="float">
            <text:p>5.595571</text:p>
          </table:table-cell>
          <table:table-cell office:value-type="float" office:value="23.073085" calcext:value-type="float">
            <text:p>23.073085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255]+(-[.$D$2]*COS([.C255])-[.$D$4]*SIN([.C255]))/2" office:value-type="float" office:value="2.90947926866693" calcext:value-type="float">
            <text:p>2.9094792687</text:p>
          </table:table-cell>
          <table:table-cell table:formula="of:=[.B255]+(-[.$D$2]*SIN([.C255])+[.$D$4]*COS([.C255]))/2" office:value-type="float" office:value="24.4995881408532" calcext:value-type="float">
            <text:p>24.4995881409</text:p>
          </table:table-cell>
          <table:table-cell/>
          <table:table-cell table:formula="of:=[.A255]+([.$D$2]*COS([.C255])-[.$D$4]*SIN([.C255]))/2" office:value-type="float" office:value="8.59911825099719" calcext:value-type="float">
            <text:p>8.599118251</text:p>
          </table:table-cell>
          <table:table-cell table:formula="of:=[.B255]+([.$D$2]*SIN([.C255])+[.$D$4]*COS([.C255]))/2" office:value-type="float" office:value="22.5948550228685" calcext:value-type="float">
            <text:p>22.5948550229</text:p>
          </table:table-cell>
        </table:table-row>
        <table:table-row table:style-name="ro1">
          <table:table-cell office:value-type="float" office:value="5.628081" calcext:value-type="float">
            <text:p>5.628081</text:p>
          </table:table-cell>
          <table:table-cell office:value-type="float" office:value="23.167652" calcext:value-type="float">
            <text:p>23.167652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256]+(-[.$D$2]*COS([.C256])-[.$D$4]*SIN([.C256]))/2" office:value-type="float" office:value="2.96536629409476" calcext:value-type="float">
            <text:p>2.9653662941</text:p>
          </table:table-cell>
          <table:table-cell table:formula="of:=[.B256]+(-[.$D$2]*SIN([.C256])+[.$D$4]*COS([.C256]))/2" office:value-type="float" office:value="24.6373289695943" calcext:value-type="float">
            <text:p>24.6373289696</text:p>
          </table:table-cell>
          <table:table-cell/>
          <table:table-cell table:formula="of:=[.A256]+([.$D$2]*COS([.C256])-[.$D$4]*SIN([.C256]))/2" office:value-type="float" office:value="8.62351717140041" calcext:value-type="float">
            <text:p>8.6235171714</text:p>
          </table:table-cell>
          <table:table-cell table:formula="of:=[.B256]+([.$D$2]*SIN([.C256])+[.$D$4]*COS([.C256]))/2" office:value-type="float" office:value="22.6410001766233" calcext:value-type="float">
            <text:p>22.6410001766</text:p>
          </table:table-cell>
        </table:table-row>
        <table:table-row table:style-name="ro1">
          <table:table-cell office:value-type="float" office:value="5.662099" calcext:value-type="float">
            <text:p>5.662099</text:p>
          </table:table-cell>
          <table:table-cell office:value-type="float" office:value="23.261686" calcext:value-type="float">
            <text:p>23.261686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257]+(-[.$D$2]*COS([.C257])-[.$D$4]*SIN([.C257]))/2" office:value-type="float" office:value="3.02301367034616" calcext:value-type="float">
            <text:p>3.0230136703</text:p>
          </table:table-cell>
          <table:table-cell table:formula="of:=[.B257]+(-[.$D$2]*SIN([.C257])+[.$D$4]*COS([.C257]))/2" office:value-type="float" office:value="24.7733832655945" calcext:value-type="float">
            <text:p>24.7733832656</text:p>
          </table:table-cell>
          <table:table-cell/>
          <table:table-cell table:formula="of:=[.A257]+([.$D$2]*COS([.C257])-[.$D$4]*SIN([.C257]))/2" office:value-type="float" office:value="8.64881126283833" calcext:value-type="float">
            <text:p>8.6488112628</text:p>
          </table:table-cell>
          <table:table-cell table:formula="of:=[.B257]+([.$D$2]*SIN([.C257])+[.$D$4]*COS([.C257]))/2" office:value-type="float" office:value="22.6876216664875" calcext:value-type="float">
            <text:p>22.6876216665</text:p>
          </table:table-cell>
        </table:table-row>
        <table:table-row table:style-name="ro1">
          <table:table-cell office:value-type="float" office:value="5.697587" calcext:value-type="float">
            <text:p>5.697587</text:p>
          </table:table-cell>
          <table:table-cell office:value-type="float" office:value="23.355177" calcext:value-type="float">
            <text:p>23.355177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258]+(-[.$D$2]*COS([.C258])-[.$D$4]*SIN([.C258]))/2" office:value-type="float" office:value="3.08224284386529" calcext:value-type="float">
            <text:p>3.0822428439</text:p>
          </table:table-cell>
          <table:table-cell table:formula="of:=[.B258]+(-[.$D$2]*SIN([.C258])+[.$D$4]*COS([.C258]))/2" office:value-type="float" office:value="24.9075863999239" calcext:value-type="float">
            <text:p>24.9075863999</text:p>
          </table:table-cell>
          <table:table-cell/>
          <table:table-cell table:formula="of:=[.A258]+([.$D$2]*COS([.C258])-[.$D$4]*SIN([.C258]))/2" office:value-type="float" office:value="8.6750453314541" calcext:value-type="float">
            <text:p>8.6750453315</text:p>
          </table:table-cell>
          <table:table-cell table:formula="of:=[.B258]+([.$D$2]*SIN([.C258])+[.$D$4]*COS([.C258]))/2" office:value-type="float" office:value="22.7349013480076" calcext:value-type="float">
            <text:p>22.734901348</text:p>
          </table:table-cell>
        </table:table-row>
        <table:table-row table:style-name="ro1">
          <table:table-cell office:value-type="float" office:value="5.734499" calcext:value-type="float">
            <text:p>5.734499</text:p>
          </table:table-cell>
          <table:table-cell office:value-type="float" office:value="23.448113" calcext:value-type="float">
            <text:p>23.448113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259]+(-[.$D$2]*COS([.C259])-[.$D$4]*SIN([.C259]))/2" office:value-type="float" office:value="3.14286165771392" calcext:value-type="float">
            <text:p>3.1428616577</text:p>
          </table:table-cell>
          <table:table-cell table:formula="of:=[.B259]+(-[.$D$2]*SIN([.C259])+[.$D$4]*COS([.C259]))/2" office:value-type="float" office:value="25.039783784449" calcext:value-type="float">
            <text:p>25.0397837844</text:p>
          </table:table-cell>
          <table:table-cell/>
          <table:table-cell table:formula="of:=[.A259]+([.$D$2]*COS([.C259])-[.$D$4]*SIN([.C259]))/2" office:value-type="float" office:value="8.70226538901082" calcext:value-type="float">
            <text:p>8.702265389</text:p>
          </table:table-cell>
          <table:table-cell table:formula="of:=[.B259]+([.$D$2]*SIN([.C259])+[.$D$4]*COS([.C259]))/2" office:value-type="float" office:value="22.7830095041005" calcext:value-type="float">
            <text:p>22.7830095041</text:p>
          </table:table-cell>
        </table:table-row>
        <table:table-row table:style-name="ro1">
          <table:table-cell office:value-type="float" office:value="5.772788" calcext:value-type="float">
            <text:p>5.772788</text:p>
          </table:table-cell>
          <table:table-cell office:value-type="float" office:value="23.540492" calcext:value-type="float">
            <text:p>23.540492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260]+(-[.$D$2]*COS([.C260])-[.$D$4]*SIN([.C260]))/2" office:value-type="float" office:value="3.20467421346694" calcext:value-type="float">
            <text:p>3.2046742135</text:p>
          </table:table-cell>
          <table:table-cell table:formula="of:=[.B260]+(-[.$D$2]*SIN([.C260])+[.$D$4]*COS([.C260]))/2" office:value-type="float" office:value="25.1698451168592" calcext:value-type="float">
            <text:p>25.1698451169</text:p>
          </table:table-cell>
          <table:table-cell/>
          <table:table-cell table:formula="of:=[.A260]+([.$D$2]*COS([.C260])-[.$D$4]*SIN([.C260]))/2" office:value-type="float" office:value="8.73052367380994" calcext:value-type="float">
            <text:p>8.7305236738</text:p>
          </table:table-cell>
          <table:table-cell table:formula="of:=[.B260]+([.$D$2]*SIN([.C260])+[.$D$4]*COS([.C260]))/2" office:value-type="float" office:value="22.832113793198" calcext:value-type="float">
            <text:p>22.8321137932</text:p>
          </table:table-cell>
        </table:table-row>
        <table:table-row table:style-name="ro1">
          <table:table-cell office:value-type="float" office:value="5.812397" calcext:value-type="float">
            <text:p>5.812397</text:p>
          </table:table-cell>
          <table:table-cell office:value-type="float" office:value="23.632313" calcext:value-type="float">
            <text:p>23.632313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261]+(-[.$D$2]*COS([.C261])-[.$D$4]*SIN([.C261]))/2" office:value-type="float" office:value="3.26746498009189" calcext:value-type="float">
            <text:p>3.2674649801</text:p>
          </table:table-cell>
          <table:table-cell table:formula="of:=[.B261]+(-[.$D$2]*SIN([.C261])+[.$D$4]*COS([.C261]))/2" office:value-type="float" office:value="25.2976421008225" calcext:value-type="float">
            <text:p>25.2976421008</text:p>
          </table:table-cell>
          <table:table-cell/>
          <table:table-cell table:formula="of:=[.A261]+([.$D$2]*COS([.C261])-[.$D$4]*SIN([.C261]))/2" office:value-type="float" office:value="8.75987186234201" calcext:value-type="float">
            <text:p>8.7598718623</text:p>
          </table:table-cell>
          <table:table-cell table:formula="of:=[.B261]+([.$D$2]*SIN([.C261])+[.$D$4]*COS([.C261]))/2" office:value-type="float" office:value="22.8823850462191" calcext:value-type="float">
            <text:p>22.8823850462</text:p>
          </table:table-cell>
        </table:table-row>
        <table:table-row table:style-name="ro1">
          <table:table-cell office:value-type="float" office:value="5.853267" calcext:value-type="float">
            <text:p>5.853267</text:p>
          </table:table-cell>
          <table:table-cell office:value-type="float" office:value="23.723579" calcext:value-type="float">
            <text:p>23.723579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262]+(-[.$D$2]*COS([.C262])-[.$D$4]*SIN([.C262]))/2" office:value-type="float" office:value="3.3310192517838" calcext:value-type="float">
            <text:p>3.3310192518</text:p>
          </table:table-cell>
          <table:table-cell table:formula="of:=[.B262]+(-[.$D$2]*SIN([.C262])+[.$D$4]*COS([.C262]))/2" office:value-type="float" office:value="25.4230690107439" calcext:value-type="float">
            <text:p>25.4230690107</text:p>
          </table:table-cell>
          <table:table-cell/>
          <table:table-cell table:formula="of:=[.A262]+([.$D$2]*COS([.C262])-[.$D$4]*SIN([.C262]))/2" office:value-type="float" office:value="8.79036298152686" calcext:value-type="float">
            <text:p>8.7903629815</text:p>
          </table:table-cell>
          <table:table-cell table:formula="of:=[.B262]+([.$D$2]*SIN([.C262])+[.$D$4]*COS([.C262]))/2" office:value-type="float" office:value="22.9339796108799" calcext:value-type="float">
            <text:p>22.9339796109</text:p>
          </table:table-cell>
        </table:table-row>
        <table:table-row table:style-name="ro1">
          <table:table-cell office:value-type="float" office:value="5.895335" calcext:value-type="float">
            <text:p>5.895335</text:p>
          </table:table-cell>
          <table:table-cell office:value-type="float" office:value="23.814299" calcext:value-type="float">
            <text:p>23.814299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263]+(-[.$D$2]*COS([.C263])-[.$D$4]*SIN([.C263]))/2" office:value-type="float" office:value="3.39511948048763" calcext:value-type="float">
            <text:p>3.3951194805</text:p>
          </table:table-cell>
          <table:table-cell table:formula="of:=[.B263]+(-[.$D$2]*SIN([.C263])+[.$D$4]*COS([.C263]))/2" office:value-type="float" office:value="25.5460386905971" calcext:value-type="float">
            <text:p>25.5460386906</text:p>
          </table:table-cell>
          <table:table-cell/>
          <table:table-cell table:formula="of:=[.A263]+([.$D$2]*COS([.C263])-[.$D$4]*SIN([.C263]))/2" office:value-type="float" office:value="8.8220490397324" calcext:value-type="float">
            <text:p>8.8220490397</text:p>
          </table:table-cell>
          <table:table-cell table:formula="of:=[.B263]+([.$D$2]*SIN([.C263])+[.$D$4]*COS([.C263]))/2" office:value-type="float" office:value="22.987047569277" calcext:value-type="float">
            <text:p>22.9870475693</text:p>
          </table:table-cell>
        </table:table-row>
        <table:table-row table:style-name="ro1">
          <table:table-cell office:value-type="float" office:value="5.938533" calcext:value-type="float">
            <text:p>5.938533</text:p>
          </table:table-cell>
          <table:table-cell office:value-type="float" office:value="23.904486" calcext:value-type="float">
            <text:p>23.904486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264]+(-[.$D$2]*COS([.C264])-[.$D$4]*SIN([.C264]))/2" office:value-type="float" office:value="3.45954214181617" calcext:value-type="float">
            <text:p>3.4595421418</text:p>
          </table:table-cell>
          <table:table-cell table:formula="of:=[.B264]+(-[.$D$2]*SIN([.C264])+[.$D$4]*COS([.C264]))/2" office:value-type="float" office:value="25.6664747414626" calcext:value-type="float">
            <text:p>25.6664747415</text:p>
          </table:table-cell>
          <table:table-cell/>
          <table:table-cell table:formula="of:=[.A264]+([.$D$2]*COS([.C264])-[.$D$4]*SIN([.C264]))/2" office:value-type="float" office:value="8.85498016037798" calcext:value-type="float">
            <text:p>8.8549801604</text:p>
          </table:table-cell>
          <table:table-cell table:formula="of:=[.B264]+([.$D$2]*SIN([.C264])+[.$D$4]*COS([.C264]))/2" office:value-type="float" office:value="23.0417369282977" calcext:value-type="float">
            <text:p>23.0417369283</text:p>
          </table:table-cell>
        </table:table-row>
        <table:table-row table:style-name="ro1">
          <table:table-cell office:value-type="float" office:value="5.982791" calcext:value-type="float">
            <text:p>5.982791</text:p>
          </table:table-cell>
          <table:table-cell office:value-type="float" office:value="23.994159" calcext:value-type="float">
            <text:p>23.994159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265]+(-[.$D$2]*COS([.C265])-[.$D$4]*SIN([.C265]))/2" office:value-type="float" office:value="3.52406357278256" calcext:value-type="float">
            <text:p>3.5240635728</text:p>
          </table:table-cell>
          <table:table-cell table:formula="of:=[.B265]+(-[.$D$2]*SIN([.C265])+[.$D$4]*COS([.C265]))/2" office:value-type="float" office:value="25.7843152609584" calcext:value-type="float">
            <text:p>25.784315261</text:p>
          </table:table-cell>
          <table:table-cell/>
          <table:table-cell table:formula="of:=[.A265]+([.$D$2]*COS([.C265])-[.$D$4]*SIN([.C265]))/2" office:value-type="float" office:value="8.88920546173275" calcext:value-type="float">
            <text:p>8.8892054617</text:p>
          </table:table-cell>
          <table:table-cell table:formula="of:=[.B265]+([.$D$2]*SIN([.C265])+[.$D$4]*COS([.C265]))/2" office:value-type="float" office:value="23.0981930538666" calcext:value-type="float">
            <text:p>23.0981930539</text:p>
          </table:table-cell>
        </table:table-row>
        <table:table-row table:style-name="ro1">
          <table:table-cell office:value-type="float" office:value="6.028033" calcext:value-type="float">
            <text:p>6.028033</text:p>
          </table:table-cell>
          <table:table-cell office:value-type="float" office:value="24.083338" calcext:value-type="float">
            <text:p>24.083338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266]+(-[.$D$2]*COS([.C266])-[.$D$4]*SIN([.C266]))/2" office:value-type="float" office:value="3.58846259134115" calcext:value-type="float">
            <text:p>3.5884625913</text:p>
          </table:table-cell>
          <table:table-cell table:formula="of:=[.B266]+(-[.$D$2]*SIN([.C266])+[.$D$4]*COS([.C266]))/2" office:value-type="float" office:value="25.8995142638015" calcext:value-type="float">
            <text:p>25.8995142638</text:p>
          </table:table-cell>
          <table:table-cell/>
          <table:table-cell table:formula="of:=[.A266]+([.$D$2]*COS([.C266])-[.$D$4]*SIN([.C266]))/2" office:value-type="float" office:value="8.92476487753184" calcext:value-type="float">
            <text:p>8.9247648775</text:p>
          </table:table-cell>
          <table:table-cell table:formula="of:=[.B266]+([.$D$2]*SIN([.C266])+[.$D$4]*COS([.C266]))/2" office:value-type="float" office:value="23.1565454505636" calcext:value-type="float">
            <text:p>23.1565454506</text:p>
          </table:table-cell>
        </table:table-row>
        <table:table-row table:style-name="ro1">
          <table:table-cell office:value-type="float" office:value="6.074184" calcext:value-type="float">
            <text:p>6.074184</text:p>
          </table:table-cell>
          <table:table-cell office:value-type="float" office:value="24.172051" calcext:value-type="float">
            <text:p>24.172051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267]+(-[.$D$2]*COS([.C267])-[.$D$4]*SIN([.C267]))/2" office:value-type="float" office:value="3.65252162109966" calcext:value-type="float">
            <text:p>3.6525216211</text:p>
          </table:table-cell>
          <table:table-cell table:formula="of:=[.B267]+(-[.$D$2]*SIN([.C267])+[.$D$4]*COS([.C267]))/2" office:value-type="float" office:value="26.0120377724032" calcext:value-type="float">
            <text:p>26.0120377724</text:p>
          </table:table-cell>
          <table:table-cell/>
          <table:table-cell table:formula="of:=[.A267]+([.$D$2]*COS([.C267])-[.$D$4]*SIN([.C267]))/2" office:value-type="float" office:value="8.96169817649595" calcext:value-type="float">
            <text:p>8.9616981765</text:p>
          </table:table-cell>
          <table:table-cell table:formula="of:=[.B267]+([.$D$2]*SIN([.C267])+[.$D$4]*COS([.C267]))/2" office:value-type="float" office:value="23.2169269868295" calcext:value-type="float">
            <text:p>23.2169269868</text:p>
          </table:table-cell>
        </table:table-row>
        <table:table-row table:style-name="ro1">
          <table:table-cell office:value-type="float" office:value="6.121164" calcext:value-type="float">
            <text:p>6.121164</text:p>
          </table:table-cell>
          <table:table-cell office:value-type="float" office:value="24.260328" calcext:value-type="float">
            <text:p>24.260328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268]+(-[.$D$2]*COS([.C268])-[.$D$4]*SIN([.C268]))/2" office:value-type="float" office:value="3.71602904156606" calcext:value-type="float">
            <text:p>3.7160290416</text:p>
          </table:table-cell>
          <table:table-cell table:formula="of:=[.B268]+(-[.$D$2]*SIN([.C268])+[.$D$4]*COS([.C268]))/2" office:value-type="float" office:value="26.1218665657351" calcext:value-type="float">
            <text:p>26.1218665657</text:p>
          </table:table-cell>
          <table:table-cell/>
          <table:table-cell table:formula="of:=[.A268]+([.$D$2]*COS([.C268])-[.$D$4]*SIN([.C268]))/2" office:value-type="float" office:value="9.00003390091916" calcext:value-type="float">
            <text:p>9.0000339009</text:p>
          </table:table-cell>
          <table:table-cell table:formula="of:=[.B268]+([.$D$2]*SIN([.C268])+[.$D$4]*COS([.C268]))/2" office:value-type="float" office:value="23.2794569108238" calcext:value-type="float">
            <text:p>23.2794569108</text:p>
          </table:table-cell>
        </table:table-row>
        <table:table-row table:style-name="ro1">
          <table:table-cell office:value-type="float" office:value="6.168891" calcext:value-type="float">
            <text:p>6.168891</text:p>
          </table:table-cell>
          <table:table-cell office:value-type="float" office:value="24.348204" calcext:value-type="float">
            <text:p>24.348204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269]+(-[.$D$2]*COS([.C269])-[.$D$4]*SIN([.C269]))/2" office:value-type="float" office:value="3.77878157782105" calcext:value-type="float">
            <text:p>3.7787815778</text:p>
          </table:table-cell>
          <table:table-cell table:formula="of:=[.B269]+(-[.$D$2]*SIN([.C269])+[.$D$4]*COS([.C269]))/2" office:value-type="float" office:value="26.2289955753776" calcext:value-type="float">
            <text:p>26.2289955754</text:p>
          </table:table-cell>
          <table:table-cell/>
          <table:table-cell table:formula="of:=[.A269]+([.$D$2]*COS([.C269])-[.$D$4]*SIN([.C269]))/2" office:value-type="float" office:value="9.03979177515661" calcext:value-type="float">
            <text:p>9.0397917752</text:p>
          </table:table-cell>
          <table:table-cell table:formula="of:=[.B269]+([.$D$2]*SIN([.C269])+[.$D$4]*COS([.C269]))/2" office:value-type="float" office:value="23.3442474575116" calcext:value-type="float">
            <text:p>23.3442474575</text:p>
          </table:table-cell>
        </table:table-row>
        <table:table-row table:style-name="ro1">
          <table:table-cell office:value-type="float" office:value="6.21728" calcext:value-type="float">
            <text:p>6.21728</text:p>
          </table:table-cell>
          <table:table-cell office:value-type="float" office:value="24.435716" calcext:value-type="float">
            <text:p>24.435716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270]+(-[.$D$2]*COS([.C270])-[.$D$4]*SIN([.C270]))/2" office:value-type="float" office:value="3.84057673743256" calcext:value-type="float">
            <text:p>3.8405767374</text:p>
          </table:table-cell>
          <table:table-cell table:formula="of:=[.B270]+(-[.$D$2]*SIN([.C270])+[.$D$4]*COS([.C270]))/2" office:value-type="float" office:value="26.3334202977507" calcext:value-type="float">
            <text:p>26.3334202978</text:p>
          </table:table-cell>
          <table:table-cell/>
          <table:table-cell table:formula="of:=[.A270]+([.$D$2]*COS([.C270])-[.$D$4]*SIN([.C270]))/2" office:value-type="float" office:value="9.08098448007752" calcext:value-type="float">
            <text:p>9.0809844801</text:p>
          </table:table-cell>
          <table:table-cell table:formula="of:=[.B270]+([.$D$2]*SIN([.C270])+[.$D$4]*COS([.C270]))/2" office:value-type="float" office:value="23.4114129926902" calcext:value-type="float">
            <text:p>23.4114129927</text:p>
          </table:table-cell>
        </table:table-row>
        <table:table-row table:style-name="ro1">
          <table:table-cell office:value-type="float" office:value="6.266248" calcext:value-type="float">
            <text:p>6.266248</text:p>
          </table:table-cell>
          <table:table-cell office:value-type="float" office:value="24.522906" calcext:value-type="float">
            <text:p>24.522906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271]+(-[.$D$2]*COS([.C271])-[.$D$4]*SIN([.C271]))/2" office:value-type="float" office:value="3.90123180757188" calcext:value-type="float">
            <text:p>3.9012318076</text:p>
          </table:table-cell>
          <table:table-cell table:formula="of:=[.B271]+(-[.$D$2]*SIN([.C271])+[.$D$4]*COS([.C271]))/2" office:value-type="float" office:value="26.4351555678004" calcext:value-type="float">
            <text:p>26.4351555678</text:p>
          </table:table-cell>
          <table:table-cell/>
          <table:table-cell table:formula="of:=[.A271]+([.$D$2]*COS([.C271])-[.$D$4]*SIN([.C271]))/2" office:value-type="float" office:value="9.12361452834024" calcext:value-type="float">
            <text:p>9.1236145283</text:p>
          </table:table-cell>
          <table:table-cell table:formula="of:=[.B271]+([.$D$2]*SIN([.C271])+[.$D$4]*COS([.C271]))/2" office:value-type="float" office:value="23.4810535523277" calcext:value-type="float">
            <text:p>23.4810535523</text:p>
          </table:table-cell>
        </table:table-row>
        <table:table-row table:style-name="ro1">
          <table:table-cell office:value-type="float" office:value="6.315707" calcext:value-type="float">
            <text:p>6.315707</text:p>
          </table:table-cell>
          <table:table-cell office:value-type="float" office:value="24.609819" calcext:value-type="float">
            <text:p>24.609819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272]+(-[.$D$2]*COS([.C272])-[.$D$4]*SIN([.C272]))/2" office:value-type="float" office:value="3.9605721367203" calcext:value-type="float">
            <text:p>3.9605721367</text:p>
          </table:table-cell>
          <table:table-cell table:formula="of:=[.B272]+(-[.$D$2]*SIN([.C272])+[.$D$4]*COS([.C272]))/2" office:value-type="float" office:value="26.5342253437238" calcext:value-type="float">
            <text:p>26.5342253437</text:p>
          </table:table-cell>
          <table:table-cell/>
          <table:table-cell table:formula="of:=[.A272]+([.$D$2]*COS([.C272])-[.$D$4]*SIN([.C272]))/2" office:value-type="float" office:value="9.16766906322907" calcext:value-type="float">
            <text:p>9.1676690632</text:p>
          </table:table-cell>
          <table:table-cell table:formula="of:=[.B272]+([.$D$2]*SIN([.C272])+[.$D$4]*COS([.C272]))/2" office:value-type="float" office:value="23.5532621440276" calcext:value-type="float">
            <text:p>23.553262144</text:p>
          </table:table-cell>
        </table:table-row>
        <table:table-row table:style-name="ro1">
          <table:table-cell office:value-type="float" office:value="6.36557" calcext:value-type="float">
            <text:p>6.36557</text:p>
          </table:table-cell>
          <table:table-cell office:value-type="float" office:value="24.696501" calcext:value-type="float">
            <text:p>24.696501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273]+(-[.$D$2]*COS([.C273])-[.$D$4]*SIN([.C273]))/2" office:value-type="float" office:value="4.01843200996035" calcext:value-type="float">
            <text:p>4.01843201</text:p>
          </table:table-cell>
          <table:table-cell table:formula="of:=[.B273]+(-[.$D$2]*SIN([.C273])+[.$D$4]*COS([.C273]))/2" office:value-type="float" office:value="26.6306528181654" calcext:value-type="float">
            <text:p>26.6306528182</text:p>
          </table:table-cell>
          <table:table-cell/>
          <table:table-cell table:formula="of:=[.A273]+([.$D$2]*COS([.C273])-[.$D$4]*SIN([.C273]))/2" office:value-type="float" office:value="9.21312814782089" calcext:value-type="float">
            <text:p>9.2131281478</text:p>
          </table:table-cell>
          <table:table-cell table:formula="of:=[.B273]+([.$D$2]*SIN([.C273])+[.$D$4]*COS([.C273]))/2" office:value-type="float" office:value="23.628131871478" calcext:value-type="float">
            <text:p>23.6281318715</text:p>
          </table:table-cell>
        </table:table-row>
        <table:table-row table:style-name="ro1">
          <table:table-cell office:value-type="float" office:value="6.415747" calcext:value-type="float">
            <text:p>6.415747</text:p>
          </table:table-cell>
          <table:table-cell office:value-type="float" office:value="24.783001" calcext:value-type="float">
            <text:p>24.783001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274]+(-[.$D$2]*COS([.C274])-[.$D$4]*SIN([.C274]))/2" office:value-type="float" office:value="4.07466080223026" calcext:value-type="float">
            <text:p>4.0746608022</text:p>
          </table:table-cell>
          <table:table-cell table:formula="of:=[.B274]+(-[.$D$2]*SIN([.C274])+[.$D$4]*COS([.C274]))/2" office:value-type="float" office:value="26.7244734861846" calcext:value-type="float">
            <text:p>26.7244734862</text:p>
          </table:table-cell>
          <table:table-cell/>
          <table:table-cell table:formula="of:=[.A274]+([.$D$2]*COS([.C274])-[.$D$4]*SIN([.C274]))/2" office:value-type="float" office:value="9.2599547501664" calcext:value-type="float">
            <text:p>9.2599547502</text:p>
          </table:table-cell>
          <table:table-cell table:formula="of:=[.B274]+([.$D$2]*SIN([.C274])+[.$D$4]*COS([.C274]))/2" office:value-type="float" office:value="23.7057441718047" calcext:value-type="float">
            <text:p>23.7057441718</text:p>
          </table:table-cell>
        </table:table-row>
        <table:table-row table:style-name="ro1">
          <table:table-cell office:value-type="float" office:value="6.466149" calcext:value-type="float">
            <text:p>6.466149</text:p>
          </table:table-cell>
          <table:table-cell office:value-type="float" office:value="24.86937" calcext:value-type="float">
            <text:p>24.86937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275]+(-[.$D$2]*COS([.C275])-[.$D$4]*SIN([.C275]))/2" office:value-type="float" office:value="4.12912169710222" calcext:value-type="float">
            <text:p>4.1291216971</text:p>
          </table:table-cell>
          <table:table-cell table:formula="of:=[.B275]+(-[.$D$2]*SIN([.C275])+[.$D$4]*COS([.C275]))/2" office:value-type="float" office:value="26.8157264384537" calcext:value-type="float">
            <text:p>26.8157264385</text:p>
          </table:table-cell>
          <table:table-cell/>
          <table:table-cell table:formula="of:=[.A275]+([.$D$2]*COS([.C275])-[.$D$4]*SIN([.C275]))/2" office:value-type="float" office:value="9.30810123953695" calcext:value-type="float">
            <text:p>9.3081012395</text:p>
          </table:table-cell>
          <table:table-cell table:formula="of:=[.B275]+([.$D$2]*SIN([.C275])+[.$D$4]*COS([.C275]))/2" office:value-type="float" office:value="23.7861768186187" calcext:value-type="float">
            <text:p>23.7861768186</text:p>
          </table:table-cell>
        </table:table-row>
        <table:table-row table:style-name="ro1">
          <table:table-cell office:value-type="float" office:value="6.516687" calcext:value-type="float">
            <text:p>6.516687</text:p>
          </table:table-cell>
          <table:table-cell office:value-type="float" office:value="24.955659" calcext:value-type="float">
            <text:p>24.955659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276]+(-[.$D$2]*COS([.C276])-[.$D$4]*SIN([.C276]))/2" office:value-type="float" office:value="4.18169881285604" calcext:value-type="float">
            <text:p>4.1816988129</text:p>
          </table:table-cell>
          <table:table-cell table:formula="of:=[.B276]+(-[.$D$2]*SIN([.C276])+[.$D$4]*COS([.C276]))/2" office:value-type="float" office:value="26.9044612387862" calcext:value-type="float">
            <text:p>26.9044612388</text:p>
          </table:table-cell>
          <table:table-cell/>
          <table:table-cell table:formula="of:=[.A276]+([.$D$2]*COS([.C276])-[.$D$4]*SIN([.C276]))/2" office:value-type="float" office:value="9.35750357879657" calcext:value-type="float">
            <text:p>9.3575035788</text:p>
          </table:table-cell>
          <table:table-cell table:formula="of:=[.B276]+([.$D$2]*SIN([.C276])+[.$D$4]*COS([.C276]))/2" office:value-type="float" office:value="23.8694908888705" calcext:value-type="float">
            <text:p>23.8694908889</text:p>
          </table:table-cell>
        </table:table-row>
        <table:table-row table:style-name="ro1">
          <table:table-cell office:value-type="float" office:value="6.56727" calcext:value-type="float">
            <text:p>6.56727</text:p>
          </table:table-cell>
          <table:table-cell office:value-type="float" office:value="25.041923" calcext:value-type="float">
            <text:p>25.041923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277]+(-[.$D$2]*COS([.C277])-[.$D$4]*SIN([.C277]))/2" office:value-type="float" office:value="4.23228181285603" calcext:value-type="float">
            <text:p>4.2322818129</text:p>
          </table:table-cell>
          <table:table-cell table:formula="of:=[.B277]+(-[.$D$2]*SIN([.C277])+[.$D$4]*COS([.C277]))/2" office:value-type="float" office:value="26.9907252387862" calcext:value-type="float">
            <text:p>26.9907252388</text:p>
          </table:table-cell>
          <table:table-cell/>
          <table:table-cell table:formula="of:=[.A277]+([.$D$2]*COS([.C277])-[.$D$4]*SIN([.C277]))/2" office:value-type="float" office:value="9.40808657879657" calcext:value-type="float">
            <text:p>9.4080865788</text:p>
          </table:table-cell>
          <table:table-cell table:formula="of:=[.B277]+([.$D$2]*SIN([.C277])+[.$D$4]*COS([.C277]))/2" office:value-type="float" office:value="23.9557548888705" calcext:value-type="float">
            <text:p>23.9557548889</text:p>
          </table:table-cell>
        </table:table-row>
        <table:table-row table:style-name="ro1">
          <table:table-cell office:value-type="float" office:value="6.617807" calcext:value-type="float">
            <text:p>6.617807</text:p>
          </table:table-cell>
          <table:table-cell office:value-type="float" office:value="25.128213" calcext:value-type="float">
            <text:p>25.128213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278]+(-[.$D$2]*COS([.C278])-[.$D$4]*SIN([.C278]))/2" office:value-type="float" office:value="4.28077969710223" calcext:value-type="float">
            <text:p>4.2807796971</text:p>
          </table:table-cell>
          <table:table-cell table:formula="of:=[.B278]+(-[.$D$2]*SIN([.C278])+[.$D$4]*COS([.C278]))/2" office:value-type="float" office:value="27.0745694384537" calcext:value-type="float">
            <text:p>27.0745694385</text:p>
          </table:table-cell>
          <table:table-cell/>
          <table:table-cell table:formula="of:=[.A278]+([.$D$2]*COS([.C278])-[.$D$4]*SIN([.C278]))/2" office:value-type="float" office:value="9.45975923953695" calcext:value-type="float">
            <text:p>9.4597592395</text:p>
          </table:table-cell>
          <table:table-cell table:formula="of:=[.B278]+([.$D$2]*SIN([.C278])+[.$D$4]*COS([.C278]))/2" office:value-type="float" office:value="24.0450198186187" calcext:value-type="float">
            <text:p>24.0450198186</text:p>
          </table:table-cell>
        </table:table-row>
        <table:table-row table:style-name="ro1">
          <table:table-cell office:value-type="float" office:value="6.66821" calcext:value-type="float">
            <text:p>6.66821</text:p>
          </table:table-cell>
          <table:table-cell office:value-type="float" office:value="25.214582" calcext:value-type="float">
            <text:p>25.214582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279]+(-[.$D$2]*COS([.C279])-[.$D$4]*SIN([.C279]))/2" office:value-type="float" office:value="4.32712380223026" calcext:value-type="float">
            <text:p>4.3271238022</text:p>
          </table:table-cell>
          <table:table-cell table:formula="of:=[.B279]+(-[.$D$2]*SIN([.C279])+[.$D$4]*COS([.C279]))/2" office:value-type="float" office:value="27.1560544861846" calcext:value-type="float">
            <text:p>27.1560544862</text:p>
          </table:table-cell>
          <table:table-cell/>
          <table:table-cell table:formula="of:=[.A279]+([.$D$2]*COS([.C279])-[.$D$4]*SIN([.C279]))/2" office:value-type="float" office:value="9.5124177501664" calcext:value-type="float">
            <text:p>9.5124177502</text:p>
          </table:table-cell>
          <table:table-cell table:formula="of:=[.B279]+([.$D$2]*SIN([.C279])+[.$D$4]*COS([.C279]))/2" office:value-type="float" office:value="24.1373251718047" calcext:value-type="float">
            <text:p>24.1373251718</text:p>
          </table:table-cell>
        </table:table-row>
        <table:table-row table:style-name="ro1">
          <table:table-cell office:value-type="float" office:value="6.718387" calcext:value-type="float">
            <text:p>6.718387</text:p>
          </table:table-cell>
          <table:table-cell office:value-type="float" office:value="25.301082" calcext:value-type="float">
            <text:p>25.301082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280]+(-[.$D$2]*COS([.C280])-[.$D$4]*SIN([.C280]))/2" office:value-type="float" office:value="4.37124900996035" calcext:value-type="float">
            <text:p>4.37124901</text:p>
          </table:table-cell>
          <table:table-cell table:formula="of:=[.B280]+(-[.$D$2]*SIN([.C280])+[.$D$4]*COS([.C280]))/2" office:value-type="float" office:value="27.2352338181654" calcext:value-type="float">
            <text:p>27.2352338182</text:p>
          </table:table-cell>
          <table:table-cell/>
          <table:table-cell table:formula="of:=[.A280]+([.$D$2]*COS([.C280])-[.$D$4]*SIN([.C280]))/2" office:value-type="float" office:value="9.56594514782089" calcext:value-type="float">
            <text:p>9.5659451478</text:p>
          </table:table-cell>
          <table:table-cell table:formula="of:=[.B280]+([.$D$2]*SIN([.C280])+[.$D$4]*COS([.C280]))/2" office:value-type="float" office:value="24.232712871478" calcext:value-type="float">
            <text:p>24.2327128715</text:p>
          </table:table-cell>
        </table:table-row>
        <table:table-row table:style-name="ro1">
          <table:table-cell office:value-type="float" office:value="6.768249" calcext:value-type="float">
            <text:p>6.768249</text:p>
          </table:table-cell>
          <table:table-cell office:value-type="float" office:value="25.387764" calcext:value-type="float">
            <text:p>25.387764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281]+(-[.$D$2]*COS([.C281])-[.$D$4]*SIN([.C281]))/2" office:value-type="float" office:value="4.4131141367203" calcext:value-type="float">
            <text:p>4.4131141367</text:p>
          </table:table-cell>
          <table:table-cell table:formula="of:=[.B281]+(-[.$D$2]*SIN([.C281])+[.$D$4]*COS([.C281]))/2" office:value-type="float" office:value="27.3121703437238" calcext:value-type="float">
            <text:p>27.3121703437</text:p>
          </table:table-cell>
          <table:table-cell/>
          <table:table-cell table:formula="of:=[.A281]+([.$D$2]*COS([.C281])-[.$D$4]*SIN([.C281]))/2" office:value-type="float" office:value="9.62021106322907" calcext:value-type="float">
            <text:p>9.6202110632</text:p>
          </table:table-cell>
          <table:table-cell table:formula="of:=[.B281]+([.$D$2]*SIN([.C281])+[.$D$4]*COS([.C281]))/2" office:value-type="float" office:value="24.3312071440276" calcext:value-type="float">
            <text:p>24.331207144</text:p>
          </table:table-cell>
        </table:table-row>
        <table:table-row table:style-name="ro1">
          <table:table-cell office:value-type="float" office:value="6.817708" calcext:value-type="float">
            <text:p>6.817708</text:p>
          </table:table-cell>
          <table:table-cell office:value-type="float" office:value="25.474676" calcext:value-type="float">
            <text:p>25.474676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282]+(-[.$D$2]*COS([.C282])-[.$D$4]*SIN([.C282]))/2" office:value-type="float" office:value="4.45269180757188" calcext:value-type="float">
            <text:p>4.4526918076</text:p>
          </table:table-cell>
          <table:table-cell table:formula="of:=[.B282]+(-[.$D$2]*SIN([.C282])+[.$D$4]*COS([.C282]))/2" office:value-type="float" office:value="27.3869255678004" calcext:value-type="float">
            <text:p>27.3869255678</text:p>
          </table:table-cell>
          <table:table-cell/>
          <table:table-cell table:formula="of:=[.A282]+([.$D$2]*COS([.C282])-[.$D$4]*SIN([.C282]))/2" office:value-type="float" office:value="9.67507452834024" calcext:value-type="float">
            <text:p>9.6750745283</text:p>
          </table:table-cell>
          <table:table-cell table:formula="of:=[.B282]+([.$D$2]*SIN([.C282])+[.$D$4]*COS([.C282]))/2" office:value-type="float" office:value="24.4328235523277" calcext:value-type="float">
            <text:p>24.4328235523</text:p>
          </table:table-cell>
        </table:table-row>
        <table:table-row table:style-name="ro1">
          <table:table-cell office:value-type="float" office:value="6.866676" calcext:value-type="float">
            <text:p>6.866676</text:p>
          </table:table-cell>
          <table:table-cell office:value-type="float" office:value="25.561866" calcext:value-type="float">
            <text:p>25.561866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283]+(-[.$D$2]*COS([.C283])-[.$D$4]*SIN([.C283]))/2" office:value-type="float" office:value="4.48997273743256" calcext:value-type="float">
            <text:p>4.4899727374</text:p>
          </table:table-cell>
          <table:table-cell table:formula="of:=[.B283]+(-[.$D$2]*SIN([.C283])+[.$D$4]*COS([.C283]))/2" office:value-type="float" office:value="27.4595702977507" calcext:value-type="float">
            <text:p>27.4595702978</text:p>
          </table:table-cell>
          <table:table-cell/>
          <table:table-cell table:formula="of:=[.A283]+([.$D$2]*COS([.C283])-[.$D$4]*SIN([.C283]))/2" office:value-type="float" office:value="9.73038048007752" calcext:value-type="float">
            <text:p>9.7303804801</text:p>
          </table:table-cell>
          <table:table-cell table:formula="of:=[.B283]+([.$D$2]*SIN([.C283])+[.$D$4]*COS([.C283]))/2" office:value-type="float" office:value="24.5375629926902" calcext:value-type="float">
            <text:p>24.5375629927</text:p>
          </table:table-cell>
        </table:table-row>
        <table:table-row table:style-name="ro1">
          <table:table-cell office:value-type="float" office:value="6.915066" calcext:value-type="float">
            <text:p>6.915066</text:p>
          </table:table-cell>
          <table:table-cell office:value-type="float" office:value="25.649378" calcext:value-type="float">
            <text:p>25.649378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284]+(-[.$D$2]*COS([.C284])-[.$D$4]*SIN([.C284]))/2" office:value-type="float" office:value="4.52495657782105" calcext:value-type="float">
            <text:p>4.5249565778</text:p>
          </table:table-cell>
          <table:table-cell table:formula="of:=[.B284]+(-[.$D$2]*SIN([.C284])+[.$D$4]*COS([.C284]))/2" office:value-type="float" office:value="27.5301695753776" calcext:value-type="float">
            <text:p>27.5301695754</text:p>
          </table:table-cell>
          <table:table-cell/>
          <table:table-cell table:formula="of:=[.A284]+([.$D$2]*COS([.C284])-[.$D$4]*SIN([.C284]))/2" office:value-type="float" office:value="9.78596677515661" calcext:value-type="float">
            <text:p>9.7859667752</text:p>
          </table:table-cell>
          <table:table-cell table:formula="of:=[.B284]+([.$D$2]*SIN([.C284])+[.$D$4]*COS([.C284]))/2" office:value-type="float" office:value="24.6454214575116" calcext:value-type="float">
            <text:p>24.6454214575</text:p>
          </table:table-cell>
        </table:table-row>
        <table:table-row table:style-name="ro1">
          <table:table-cell office:value-type="float" office:value="6.962792" calcext:value-type="float">
            <text:p>6.962792</text:p>
          </table:table-cell>
          <table:table-cell office:value-type="float" office:value="25.737254" calcext:value-type="float">
            <text:p>25.737254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285]+(-[.$D$2]*COS([.C285])-[.$D$4]*SIN([.C285]))/2" office:value-type="float" office:value="4.55765704156606" calcext:value-type="float">
            <text:p>4.5576570416</text:p>
          </table:table-cell>
          <table:table-cell table:formula="of:=[.B285]+(-[.$D$2]*SIN([.C285])+[.$D$4]*COS([.C285]))/2" office:value-type="float" office:value="27.5987925657351" calcext:value-type="float">
            <text:p>27.5987925657</text:p>
          </table:table-cell>
          <table:table-cell/>
          <table:table-cell table:formula="of:=[.A285]+([.$D$2]*COS([.C285])-[.$D$4]*SIN([.C285]))/2" office:value-type="float" office:value="9.84166190091916" calcext:value-type="float">
            <text:p>9.8416619009</text:p>
          </table:table-cell>
          <table:table-cell table:formula="of:=[.B285]+([.$D$2]*SIN([.C285])+[.$D$4]*COS([.C285]))/2" office:value-type="float" office:value="24.7563829108238" calcext:value-type="float">
            <text:p>24.7563829108</text:p>
          </table:table-cell>
        </table:table-row>
        <table:table-row table:style-name="ro1">
          <table:table-cell office:value-type="float" office:value="7.009772" calcext:value-type="float">
            <text:p>7.009772</text:p>
          </table:table-cell>
          <table:table-cell office:value-type="float" office:value="25.825531" calcext:value-type="float">
            <text:p>25.825531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286]+(-[.$D$2]*COS([.C286])-[.$D$4]*SIN([.C286]))/2" office:value-type="float" office:value="4.58810962109966" calcext:value-type="float">
            <text:p>4.5881096211</text:p>
          </table:table-cell>
          <table:table-cell table:formula="of:=[.B286]+(-[.$D$2]*SIN([.C286])+[.$D$4]*COS([.C286]))/2" office:value-type="float" office:value="27.6655177724032" calcext:value-type="float">
            <text:p>27.6655177724</text:p>
          </table:table-cell>
          <table:table-cell/>
          <table:table-cell table:formula="of:=[.A286]+([.$D$2]*COS([.C286])-[.$D$4]*SIN([.C286]))/2" office:value-type="float" office:value="9.89728617649595" calcext:value-type="float">
            <text:p>9.8972861765</text:p>
          </table:table-cell>
          <table:table-cell table:formula="of:=[.B286]+([.$D$2]*SIN([.C286])+[.$D$4]*COS([.C286]))/2" office:value-type="float" office:value="24.8704069868295" calcext:value-type="float">
            <text:p>24.8704069868</text:p>
          </table:table-cell>
        </table:table-row>
        <table:table-row table:style-name="ro1">
          <table:table-cell office:value-type="float" office:value="7.055923" calcext:value-type="float">
            <text:p>7.055923</text:p>
          </table:table-cell>
          <table:table-cell office:value-type="float" office:value="25.914244" calcext:value-type="float">
            <text:p>25.914244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287]+(-[.$D$2]*COS([.C287])-[.$D$4]*SIN([.C287]))/2" office:value-type="float" office:value="4.61635259134115" calcext:value-type="float">
            <text:p>4.6163525913</text:p>
          </table:table-cell>
          <table:table-cell table:formula="of:=[.B287]+(-[.$D$2]*SIN([.C287])+[.$D$4]*COS([.C287]))/2" office:value-type="float" office:value="27.7304202638015" calcext:value-type="float">
            <text:p>27.7304202638</text:p>
          </table:table-cell>
          <table:table-cell/>
          <table:table-cell table:formula="of:=[.A287]+([.$D$2]*COS([.C287])-[.$D$4]*SIN([.C287]))/2" office:value-type="float" office:value="9.95265487753184" calcext:value-type="float">
            <text:p>9.9526548775</text:p>
          </table:table-cell>
          <table:table-cell table:formula="of:=[.B287]+([.$D$2]*SIN([.C287])+[.$D$4]*COS([.C287]))/2" office:value-type="float" office:value="24.9874514505636" calcext:value-type="float">
            <text:p>24.9874514506</text:p>
          </table:table-cell>
        </table:table-row>
        <table:table-row table:style-name="ro1">
          <table:table-cell office:value-type="float" office:value="7.101166" calcext:value-type="float">
            <text:p>7.101166</text:p>
          </table:table-cell>
          <table:table-cell office:value-type="float" office:value="26.003424" calcext:value-type="float">
            <text:p>26.003424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288]+(-[.$D$2]*COS([.C288])-[.$D$4]*SIN([.C288]))/2" office:value-type="float" office:value="4.64243857278256" calcext:value-type="float">
            <text:p>4.6424385728</text:p>
          </table:table-cell>
          <table:table-cell table:formula="of:=[.B288]+(-[.$D$2]*SIN([.C288])+[.$D$4]*COS([.C288]))/2" office:value-type="float" office:value="27.7935802609584" calcext:value-type="float">
            <text:p>27.793580261</text:p>
          </table:table-cell>
          <table:table-cell/>
          <table:table-cell table:formula="of:=[.A288]+([.$D$2]*COS([.C288])-[.$D$4]*SIN([.C288]))/2" office:value-type="float" office:value="10.0075804617328" calcext:value-type="float">
            <text:p>10.0075804617</text:p>
          </table:table-cell>
          <table:table-cell table:formula="of:=[.B288]+([.$D$2]*SIN([.C288])+[.$D$4]*COS([.C288]))/2" office:value-type="float" office:value="25.1074580538666" calcext:value-type="float">
            <text:p>25.1074580539</text:p>
          </table:table-cell>
        </table:table-row>
        <table:table-row table:style-name="ro1">
          <table:table-cell office:value-type="float" office:value="7.145423" calcext:value-type="float">
            <text:p>7.145423</text:p>
          </table:table-cell>
          <table:table-cell office:value-type="float" office:value="26.093096" calcext:value-type="float">
            <text:p>26.093096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289]+(-[.$D$2]*COS([.C289])-[.$D$4]*SIN([.C289]))/2" office:value-type="float" office:value="4.66643214181617" calcext:value-type="float">
            <text:p>4.6664321418</text:p>
          </table:table-cell>
          <table:table-cell table:formula="of:=[.B289]+(-[.$D$2]*SIN([.C289])+[.$D$4]*COS([.C289]))/2" office:value-type="float" office:value="27.8550847414626" calcext:value-type="float">
            <text:p>27.8550847415</text:p>
          </table:table-cell>
          <table:table-cell/>
          <table:table-cell table:formula="of:=[.A289]+([.$D$2]*COS([.C289])-[.$D$4]*SIN([.C289]))/2" office:value-type="float" office:value="10.061870160378" calcext:value-type="float">
            <text:p>10.0618701604</text:p>
          </table:table-cell>
          <table:table-cell table:formula="of:=[.B289]+([.$D$2]*SIN([.C289])+[.$D$4]*COS([.C289]))/2" office:value-type="float" office:value="25.2303469282977" calcext:value-type="float">
            <text:p>25.2303469283</text:p>
          </table:table-cell>
        </table:table-row>
        <table:table-row table:style-name="ro1">
          <table:table-cell office:value-type="float" office:value="7.188622" calcext:value-type="float">
            <text:p>7.188622</text:p>
          </table:table-cell>
          <table:table-cell office:value-type="float" office:value="26.183284" calcext:value-type="float">
            <text:p>26.183284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290]+(-[.$D$2]*COS([.C290])-[.$D$4]*SIN([.C290]))/2" office:value-type="float" office:value="4.68840648048763" calcext:value-type="float">
            <text:p>4.6884064805</text:p>
          </table:table-cell>
          <table:table-cell table:formula="of:=[.B290]+(-[.$D$2]*SIN([.C290])+[.$D$4]*COS([.C290]))/2" office:value-type="float" office:value="27.9150236905971" calcext:value-type="float">
            <text:p>27.9150236906</text:p>
          </table:table-cell>
          <table:table-cell/>
          <table:table-cell table:formula="of:=[.A290]+([.$D$2]*COS([.C290])-[.$D$4]*SIN([.C290]))/2" office:value-type="float" office:value="10.1153360397324" calcext:value-type="float">
            <text:p>10.1153360397</text:p>
          </table:table-cell>
          <table:table-cell table:formula="of:=[.B290]+([.$D$2]*SIN([.C290])+[.$D$4]*COS([.C290]))/2" office:value-type="float" office:value="25.356032569277" calcext:value-type="float">
            <text:p>25.3560325693</text:p>
          </table:table-cell>
        </table:table-row>
        <table:table-row table:style-name="ro1">
          <table:table-cell office:value-type="float" office:value="7.23069" calcext:value-type="float">
            <text:p>7.23069</text:p>
          </table:table-cell>
          <table:table-cell office:value-type="float" office:value="26.274004" calcext:value-type="float">
            <text:p>26.274004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291]+(-[.$D$2]*COS([.C291])-[.$D$4]*SIN([.C291]))/2" office:value-type="float" office:value="4.7084422517838" calcext:value-type="float">
            <text:p>4.7084422518</text:p>
          </table:table-cell>
          <table:table-cell table:formula="of:=[.B291]+(-[.$D$2]*SIN([.C291])+[.$D$4]*COS([.C291]))/2" office:value-type="float" office:value="27.9734940107439" calcext:value-type="float">
            <text:p>27.9734940107</text:p>
          </table:table-cell>
          <table:table-cell/>
          <table:table-cell table:formula="of:=[.A291]+([.$D$2]*COS([.C291])-[.$D$4]*SIN([.C291]))/2" office:value-type="float" office:value="10.1677859815269" calcext:value-type="float">
            <text:p>10.1677859815</text:p>
          </table:table-cell>
          <table:table-cell table:formula="of:=[.B291]+([.$D$2]*SIN([.C291])+[.$D$4]*COS([.C291]))/2" office:value-type="float" office:value="25.4844046108799" calcext:value-type="float">
            <text:p>25.4844046109</text:p>
          </table:table-cell>
        </table:table-row>
        <table:table-row table:style-name="ro1">
          <table:table-cell office:value-type="float" office:value="7.27156" calcext:value-type="float">
            <text:p>7.27156</text:p>
          </table:table-cell>
          <table:table-cell office:value-type="float" office:value="26.36527" calcext:value-type="float">
            <text:p>26.36527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292]+(-[.$D$2]*COS([.C292])-[.$D$4]*SIN([.C292]))/2" office:value-type="float" office:value="4.72662798009189" calcext:value-type="float">
            <text:p>4.7266279801</text:p>
          </table:table-cell>
          <table:table-cell table:formula="of:=[.B292]+(-[.$D$2]*SIN([.C292])+[.$D$4]*COS([.C292]))/2" office:value-type="float" office:value="28.0305991008225" calcext:value-type="float">
            <text:p>28.0305991008</text:p>
          </table:table-cell>
          <table:table-cell/>
          <table:table-cell table:formula="of:=[.A292]+([.$D$2]*COS([.C292])-[.$D$4]*SIN([.C292]))/2" office:value-type="float" office:value="10.219034862342" calcext:value-type="float">
            <text:p>10.2190348623</text:p>
          </table:table-cell>
          <table:table-cell table:formula="of:=[.B292]+([.$D$2]*SIN([.C292])+[.$D$4]*COS([.C292]))/2" office:value-type="float" office:value="25.6153420462191" calcext:value-type="float">
            <text:p>25.6153420462</text:p>
          </table:table-cell>
        </table:table-row>
        <table:table-row table:style-name="ro1">
          <table:table-cell office:value-type="float" office:value="7.311169" calcext:value-type="float">
            <text:p>7.311169</text:p>
          </table:table-cell>
          <table:table-cell office:value-type="float" office:value="26.45709" calcext:value-type="float">
            <text:p>26.45709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293]+(-[.$D$2]*COS([.C293])-[.$D$4]*SIN([.C293]))/2" office:value-type="float" office:value="4.74305521346694" calcext:value-type="float">
            <text:p>4.7430552135</text:p>
          </table:table-cell>
          <table:table-cell table:formula="of:=[.B293]+(-[.$D$2]*SIN([.C293])+[.$D$4]*COS([.C293]))/2" office:value-type="float" office:value="28.0864431168592" calcext:value-type="float">
            <text:p>28.0864431169</text:p>
          </table:table-cell>
          <table:table-cell/>
          <table:table-cell table:formula="of:=[.A293]+([.$D$2]*COS([.C293])-[.$D$4]*SIN([.C293]))/2" office:value-type="float" office:value="10.2689046738099" calcext:value-type="float">
            <text:p>10.2689046738</text:p>
          </table:table-cell>
          <table:table-cell table:formula="of:=[.B293]+([.$D$2]*SIN([.C293])+[.$D$4]*COS([.C293]))/2" office:value-type="float" office:value="25.748711793198" calcext:value-type="float">
            <text:p>25.7487117932</text:p>
          </table:table-cell>
        </table:table-row>
        <table:table-row table:style-name="ro1">
          <table:table-cell office:value-type="float" office:value="7.349457" calcext:value-type="float">
            <text:p>7.349457</text:p>
          </table:table-cell>
          <table:table-cell office:value-type="float" office:value="26.549469" calcext:value-type="float">
            <text:p>26.549469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294]+(-[.$D$2]*COS([.C294])-[.$D$4]*SIN([.C294]))/2" office:value-type="float" office:value="4.75781965771393" calcext:value-type="float">
            <text:p>4.7578196577</text:p>
          </table:table-cell>
          <table:table-cell table:formula="of:=[.B294]+(-[.$D$2]*SIN([.C294])+[.$D$4]*COS([.C294]))/2" office:value-type="float" office:value="28.141139784449" calcext:value-type="float">
            <text:p>28.1411397844</text:p>
          </table:table-cell>
          <table:table-cell/>
          <table:table-cell table:formula="of:=[.A294]+([.$D$2]*COS([.C294])-[.$D$4]*SIN([.C294]))/2" office:value-type="float" office:value="10.3172233890108" calcext:value-type="float">
            <text:p>10.317223389</text:p>
          </table:table-cell>
          <table:table-cell table:formula="of:=[.B294]+([.$D$2]*SIN([.C294])+[.$D$4]*COS([.C294]))/2" office:value-type="float" office:value="25.8843655041005" calcext:value-type="float">
            <text:p>25.8843655041</text:p>
          </table:table-cell>
        </table:table-row>
        <table:table-row table:style-name="ro1">
          <table:table-cell office:value-type="float" office:value="7.38637" calcext:value-type="float">
            <text:p>7.38637</text:p>
          </table:table-cell>
          <table:table-cell office:value-type="float" office:value="26.642406" calcext:value-type="float">
            <text:p>26.642406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295]+(-[.$D$2]*COS([.C295])-[.$D$4]*SIN([.C295]))/2" office:value-type="float" office:value="4.77102584386529" calcext:value-type="float">
            <text:p>4.7710258439</text:p>
          </table:table-cell>
          <table:table-cell table:formula="of:=[.B295]+(-[.$D$2]*SIN([.C295])+[.$D$4]*COS([.C295]))/2" office:value-type="float" office:value="28.1948153999239" calcext:value-type="float">
            <text:p>28.1948153999</text:p>
          </table:table-cell>
          <table:table-cell/>
          <table:table-cell table:formula="of:=[.A295]+([.$D$2]*COS([.C295])-[.$D$4]*SIN([.C295]))/2" office:value-type="float" office:value="10.3638283314541" calcext:value-type="float">
            <text:p>10.3638283315</text:p>
          </table:table-cell>
          <table:table-cell table:formula="of:=[.B295]+([.$D$2]*SIN([.C295])+[.$D$4]*COS([.C295]))/2" office:value-type="float" office:value="26.0221303480076" calcext:value-type="float">
            <text:p>26.022130348</text:p>
          </table:table-cell>
        </table:table-row>
        <table:table-row table:style-name="ro1">
          <table:table-cell office:value-type="float" office:value="7.421857" calcext:value-type="float">
            <text:p>7.421857</text:p>
          </table:table-cell>
          <table:table-cell office:value-type="float" office:value="26.735896" calcext:value-type="float">
            <text:p>26.735896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296]+(-[.$D$2]*COS([.C296])-[.$D$4]*SIN([.C296]))/2" office:value-type="float" office:value="4.78277167034616" calcext:value-type="float">
            <text:p>4.7827716703</text:p>
          </table:table-cell>
          <table:table-cell table:formula="of:=[.B296]+(-[.$D$2]*SIN([.C296])+[.$D$4]*COS([.C296]))/2" office:value-type="float" office:value="28.2475932655945" calcext:value-type="float">
            <text:p>28.2475932656</text:p>
          </table:table-cell>
          <table:table-cell/>
          <table:table-cell table:formula="of:=[.A296]+([.$D$2]*COS([.C296])-[.$D$4]*SIN([.C296]))/2" office:value-type="float" office:value="10.4085692628383" calcext:value-type="float">
            <text:p>10.4085692628</text:p>
          </table:table-cell>
          <table:table-cell table:formula="of:=[.B296]+([.$D$2]*SIN([.C296])+[.$D$4]*COS([.C296]))/2" office:value-type="float" office:value="26.1618316664875" calcext:value-type="float">
            <text:p>26.1618316665</text:p>
          </table:table-cell>
        </table:table-row>
        <table:table-row table:style-name="ro1">
          <table:table-cell office:value-type="float" office:value="7.455876" calcext:value-type="float">
            <text:p>7.455876</text:p>
          </table:table-cell>
          <table:table-cell office:value-type="float" office:value="26.829931" calcext:value-type="float">
            <text:p>26.829931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297]+(-[.$D$2]*COS([.C297])-[.$D$4]*SIN([.C297]))/2" office:value-type="float" office:value="4.79316129409476" calcext:value-type="float">
            <text:p>4.7931612941</text:p>
          </table:table-cell>
          <table:table-cell table:formula="of:=[.B297]+(-[.$D$2]*SIN([.C297])+[.$D$4]*COS([.C297]))/2" office:value-type="float" office:value="28.2996079695943" calcext:value-type="float">
            <text:p>28.2996079696</text:p>
          </table:table-cell>
          <table:table-cell/>
          <table:table-cell table:formula="of:=[.A297]+([.$D$2]*COS([.C297])-[.$D$4]*SIN([.C297]))/2" office:value-type="float" office:value="10.4513121714004" calcext:value-type="float">
            <text:p>10.4513121714</text:p>
          </table:table-cell>
          <table:table-cell table:formula="of:=[.B297]+([.$D$2]*SIN([.C297])+[.$D$4]*COS([.C297]))/2" office:value-type="float" office:value="26.3032791766233" calcext:value-type="float">
            <text:p>26.3032791766</text:p>
          </table:table-cell>
        </table:table-row>
        <table:table-row table:style-name="ro1">
          <table:table-cell office:value-type="float" office:value="7.488385" calcext:value-type="float">
            <text:p>7.488385</text:p>
          </table:table-cell>
          <table:table-cell office:value-type="float" office:value="26.924498" calcext:value-type="float">
            <text:p>26.924498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298]+(-[.$D$2]*COS([.C298])-[.$D$4]*SIN([.C298]))/2" office:value-type="float" office:value="4.80229326866693" calcext:value-type="float">
            <text:p>4.8022932687</text:p>
          </table:table-cell>
          <table:table-cell table:formula="of:=[.B298]+(-[.$D$2]*SIN([.C298])+[.$D$4]*COS([.C298]))/2" office:value-type="float" office:value="28.3510011408532" calcext:value-type="float">
            <text:p>28.3510011409</text:p>
          </table:table-cell>
          <table:table-cell/>
          <table:table-cell table:formula="of:=[.A298]+([.$D$2]*COS([.C298])-[.$D$4]*SIN([.C298]))/2" office:value-type="float" office:value="10.4919322509972" calcext:value-type="float">
            <text:p>10.491932251</text:p>
          </table:table-cell>
          <table:table-cell table:formula="of:=[.B298]+([.$D$2]*SIN([.C298])+[.$D$4]*COS([.C298]))/2" office:value-type="float" office:value="26.4462680228685" calcext:value-type="float">
            <text:p>26.4462680229</text:p>
          </table:table-cell>
        </table:table-row>
        <table:table-row table:style-name="ro1">
          <table:table-cell office:value-type="float" office:value="7.519353" calcext:value-type="float">
            <text:p>7.519353</text:p>
          </table:table-cell>
          <table:table-cell office:value-type="float" office:value="27.019581" calcext:value-type="float">
            <text:p>27.019581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299]+(-[.$D$2]*COS([.C299])-[.$D$4]*SIN([.C299]))/2" office:value-type="float" office:value="4.8102675877475" calcext:value-type="float">
            <text:p>4.8102675877</text:p>
          </table:table-cell>
          <table:table-cell table:formula="of:=[.B299]+(-[.$D$2]*SIN([.C299])+[.$D$4]*COS([.C299]))/2" office:value-type="float" office:value="28.4019182342235" calcext:value-type="float">
            <text:p>28.4019182342</text:p>
          </table:table-cell>
          <table:table-cell/>
          <table:table-cell table:formula="of:=[.A299]+([.$D$2]*COS([.C299])-[.$D$4]*SIN([.C299]))/2" office:value-type="float" office:value="10.5303269524194" calcext:value-type="float">
            <text:p>10.5303269524</text:p>
          </table:table-cell>
          <table:table-cell table:formula="of:=[.B299]+([.$D$2]*SIN([.C299])+[.$D$4]*COS([.C299]))/2" office:value-type="float" office:value="26.5905869932218" calcext:value-type="float">
            <text:p>26.5905869932</text:p>
          </table:table-cell>
        </table:table-row>
        <table:table-row table:style-name="ro1">
          <table:table-cell office:value-type="float" office:value="7.548752" calcext:value-type="float">
            <text:p>7.548752</text:p>
          </table:table-cell>
          <table:table-cell office:value-type="float" office:value="27.11516" calcext:value-type="float">
            <text:p>27.11516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300]+(-[.$D$2]*COS([.C300])-[.$D$4]*SIN([.C300]))/2" office:value-type="float" office:value="4.81718101507412" calcext:value-type="float">
            <text:p>4.8171810151</text:p>
          </table:table-cell>
          <table:table-cell table:formula="of:=[.B300]+(-[.$D$2]*SIN([.C300])+[.$D$4]*COS([.C300]))/2" office:value-type="float" office:value="28.4525155825999" calcext:value-type="float">
            <text:p>28.4525155826</text:p>
          </table:table-cell>
          <table:table-cell/>
          <table:table-cell table:formula="of:=[.A300]+([.$D$2]*COS([.C300])-[.$D$4]*SIN([.C300]))/2" office:value-type="float" office:value="10.5664074449623" calcext:value-type="float">
            <text:p>10.566407445</text:p>
          </table:table-cell>
          <table:table-cell table:formula="of:=[.B300]+([.$D$2]*SIN([.C300])+[.$D$4]*COS([.C300]))/2" office:value-type="float" office:value="26.7360088223815" calcext:value-type="float">
            <text:p>26.7360088224</text:p>
          </table:table-cell>
        </table:table-row>
        <table:table-row table:style-name="ro1">
          <table:table-cell office:value-type="float" office:value="7.576563" calcext:value-type="float">
            <text:p>7.576563</text:p>
          </table:table-cell>
          <table:table-cell office:value-type="float" office:value="27.211214" calcext:value-type="float">
            <text:p>27.211214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301]+(-[.$D$2]*COS([.C301])-[.$D$4]*SIN([.C301]))/2" office:value-type="float" office:value="4.82312535856787" calcext:value-type="float">
            <text:p>4.8231253586</text:p>
          </table:table-cell>
          <table:table-cell table:formula="of:=[.B301]+(-[.$D$2]*SIN([.C301])+[.$D$4]*COS([.C301]))/2" office:value-type="float" office:value="28.5029497139697" calcext:value-type="float">
            <text:p>28.502949714</text:p>
          </table:table-cell>
          <table:table-cell/>
          <table:table-cell table:formula="of:=[.A301]+([.$D$2]*COS([.C301])-[.$D$4]*SIN([.C301]))/2" office:value-type="float" office:value="10.6001074869665" calcext:value-type="float">
            <text:p>10.600107487</text:p>
          </table:table-cell>
          <table:table-cell table:formula="of:=[.B301]+([.$D$2]*SIN([.C301])+[.$D$4]*COS([.C301]))/2" office:value-type="float" office:value="26.8823086407634" calcext:value-type="float">
            <text:p>26.8823086408</text:p>
          </table:table-cell>
        </table:table-row>
        <table:table-row table:style-name="ro1">
          <table:table-cell office:value-type="float" office:value="7.655184" calcext:value-type="float">
            <text:p>7.655184</text:p>
          </table:table-cell>
          <table:table-cell office:value-type="float" office:value="27.500725" calcext:value-type="float">
            <text:p>27.500725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302]+(-[.$D$2]*COS([.C302])-[.$D$4]*SIN([.C302]))/2" office:value-type="float" office:value="4.88060167018572" calcext:value-type="float">
            <text:p>4.8806016702</text:p>
          </table:table-cell>
          <table:table-cell table:formula="of:=[.B302]+(-[.$D$2]*SIN([.C302])+[.$D$4]*COS([.C302]))/2" office:value-type="float" office:value="28.7463946572857" calcext:value-type="float">
            <text:p>28.7463946573</text:p>
          </table:table-cell>
          <table:table-cell/>
          <table:table-cell table:formula="of:=[.A302]+([.$D$2]*COS([.C302])-[.$D$4]*SIN([.C302]))/2" office:value-type="float" office:value="10.6837898765116" calcext:value-type="float">
            <text:p>10.6837898765</text:p>
          </table:table-cell>
          <table:table-cell table:formula="of:=[.B302]+([.$D$2]*SIN([.C302])+[.$D$4]*COS([.C302]))/2" office:value-type="float" office:value="27.2222533771019" calcext:value-type="float">
            <text:p>27.2222533771</text:p>
          </table:table-cell>
        </table:table-row>
        <table:table-row table:style-name="ro1">
          <table:table-cell office:value-type="float" office:value="7.679781" calcext:value-type="float">
            <text:p>7.679781</text:p>
          </table:table-cell>
          <table:table-cell office:value-type="float" office:value="27.597652" calcext:value-type="float">
            <text:p>27.597652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303]+(-[.$D$2]*COS([.C303])-[.$D$4]*SIN([.C303]))/2" office:value-type="float" office:value="4.88486299729833" calcext:value-type="float">
            <text:p>4.8848629973</text:p>
          </table:table-cell>
          <table:table-cell table:formula="of:=[.B303]+(-[.$D$2]*SIN([.C303])+[.$D$4]*COS([.C303]))/2" office:value-type="float" office:value="28.796999054932" calcext:value-type="float">
            <text:p>28.7969990549</text:p>
          </table:table-cell>
          <table:table-cell/>
          <table:table-cell table:formula="of:=[.A303]+([.$D$2]*COS([.C303])-[.$D$4]*SIN([.C303]))/2" office:value-type="float" office:value="10.7125997771282" calcext:value-type="float">
            <text:p>10.7125997771</text:p>
          </table:table-cell>
          <table:table-cell table:formula="of:=[.B303]+([.$D$2]*SIN([.C303])+[.$D$4]*COS([.C303]))/2" office:value-type="float" office:value="27.3695944083729" calcext:value-type="float">
            <text:p>27.3695944084</text:p>
          </table:table-cell>
        </table:table-row>
        <table:table-row table:style-name="ro1">
          <table:table-cell office:value-type="float" office:value="7.702767" calcext:value-type="float">
            <text:p>7.702767</text:p>
          </table:table-cell>
          <table:table-cell office:value-type="float" office:value="27.694973" calcext:value-type="float">
            <text:p>27.694973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304]+(-[.$D$2]*COS([.C304])-[.$D$4]*SIN([.C304]))/2" office:value-type="float" office:value="4.88840076268021" calcext:value-type="float">
            <text:p>4.8884007627</text:p>
          </table:table-cell>
          <table:table-cell table:formula="of:=[.B304]+(-[.$D$2]*SIN([.C304])+[.$D$4]*COS([.C304]))/2" office:value-type="float" office:value="28.8479442408531" calcext:value-type="float">
            <text:p>28.8479442409</text:p>
          </table:table-cell>
          <table:table-cell/>
          <table:table-cell table:formula="of:=[.A304]+([.$D$2]*COS([.C304])-[.$D$4]*SIN([.C304]))/2" office:value-type="float" office:value="10.7389419512549" calcext:value-type="float">
            <text:p>10.7389419513</text:p>
          </table:table-cell>
          <table:table-cell table:formula="of:=[.B304]+([.$D$2]*SIN([.C304])+[.$D$4]*COS([.C304]))/2" office:value-type="float" office:value="27.5170919572426" calcext:value-type="float">
            <text:p>27.5170919572</text:p>
          </table:table-cell>
        </table:table-row>
        <table:table-row table:style-name="ro1">
          <table:table-cell office:value-type="float" office:value="7.724148" calcext:value-type="float">
            <text:p>7.724148</text:p>
          </table:table-cell>
          <table:table-cell office:value-type="float" office:value="27.792659" calcext:value-type="float">
            <text:p>27.792659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305]+(-[.$D$2]*COS([.C305])-[.$D$4]*SIN([.C305]))/2" office:value-type="float" office:value="4.89128333708769" calcext:value-type="float">
            <text:p>4.8912833371</text:p>
          </table:table-cell>
          <table:table-cell table:formula="of:=[.B305]+(-[.$D$2]*SIN([.C305])+[.$D$4]*COS([.C305]))/2" office:value-type="float" office:value="28.8994009760824" calcext:value-type="float">
            <text:p>28.8994009761</text:p>
          </table:table-cell>
          <table:table-cell/>
          <table:table-cell table:formula="of:=[.A305]+([.$D$2]*COS([.C305])-[.$D$4]*SIN([.C305]))/2" office:value-type="float" office:value="10.7628281868897" calcext:value-type="float">
            <text:p>10.7628281869</text:p>
          </table:table-cell>
          <table:table-cell table:formula="of:=[.B305]+([.$D$2]*SIN([.C305])+[.$D$4]*COS([.C305]))/2" office:value-type="float" office:value="27.664507832218" calcext:value-type="float">
            <text:p>27.6645078322</text:p>
          </table:table-cell>
        </table:table-row>
        <table:table-row table:style-name="ro1">
          <table:table-cell office:value-type="float" office:value="7.743939" calcext:value-type="float">
            <text:p>7.743939</text:p>
          </table:table-cell>
          <table:table-cell office:value-type="float" office:value="27.89068" calcext:value-type="float">
            <text:p>27.89068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306]+(-[.$D$2]*COS([.C306])-[.$D$4]*SIN([.C306]))/2" office:value-type="float" office:value="4.89357808655294" calcext:value-type="float">
            <text:p>4.8935780866</text:p>
          </table:table-cell>
          <table:table-cell table:formula="of:=[.B306]+(-[.$D$2]*SIN([.C306])+[.$D$4]*COS([.C306]))/2" office:value-type="float" office:value="28.9515488246401" calcext:value-type="float">
            <text:p>28.9515488246</text:p>
          </table:table-cell>
          <table:table-cell/>
          <table:table-cell table:formula="of:=[.A306]+([.$D$2]*COS([.C306])-[.$D$4]*SIN([.C306]))/2" office:value-type="float" office:value="10.7842919153062" calcext:value-type="float">
            <text:p>10.7842919153</text:p>
          </table:table-cell>
          <table:table-cell table:formula="of:=[.B306]+([.$D$2]*SIN([.C306])+[.$D$4]*COS([.C306]))/2" office:value-type="float" office:value="27.8115968134854" calcext:value-type="float">
            <text:p>27.8115968135</text:p>
          </table:table-cell>
        </table:table-row>
        <table:table-row table:style-name="ro1">
          <table:table-cell office:value-type="float" office:value="7.76216" calcext:value-type="float">
            <text:p>7.76216</text:p>
          </table:table-cell>
          <table:table-cell office:value-type="float" office:value="27.989005" calcext:value-type="float">
            <text:p>27.989005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307]+(-[.$D$2]*COS([.C307])-[.$D$4]*SIN([.C307]))/2" office:value-type="float" office:value="4.89534203405897" calcext:value-type="float">
            <text:p>4.8953420341</text:p>
          </table:table-cell>
          <table:table-cell table:formula="of:=[.B307]+(-[.$D$2]*SIN([.C307])+[.$D$4]*COS([.C307]))/2" office:value-type="float" office:value="29.0045613746822" calcext:value-type="float">
            <text:p>29.0045613747</text:p>
          </table:table-cell>
          <table:table-cell/>
          <table:table-cell table:formula="of:=[.A307]+([.$D$2]*COS([.C307])-[.$D$4]*SIN([.C307]))/2" office:value-type="float" office:value="10.803384467679" calcext:value-type="float">
            <text:p>10.8033844677</text:p>
          </table:table-cell>
          <table:table-cell table:formula="of:=[.B307]+([.$D$2]*SIN([.C307])+[.$D$4]*COS([.C307]))/2" office:value-type="float" office:value="27.9581223642544" calcext:value-type="float">
            <text:p>27.9581223643</text:p>
          </table:table-cell>
        </table:table-row>
        <table:table-row table:style-name="ro1">
          <table:table-cell office:value-type="float" office:value="7.778837" calcext:value-type="float">
            <text:p>7.778837</text:p>
          </table:table-cell>
          <table:table-cell office:value-type="float" office:value="28.087604" calcext:value-type="float">
            <text:p>28.087604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308]+(-[.$D$2]*COS([.C308])-[.$D$4]*SIN([.C308]))/2" office:value-type="float" office:value="4.89662679418316" calcext:value-type="float">
            <text:p>4.8966267942</text:p>
          </table:table-cell>
          <table:table-cell table:formula="of:=[.B308]+(-[.$D$2]*SIN([.C308])+[.$D$4]*COS([.C308]))/2" office:value-type="float" office:value="29.0586160130489" calcext:value-type="float">
            <text:p>29.058616013</text:p>
          </table:table-cell>
          <table:table-cell/>
          <table:table-cell table:formula="of:=[.A308]+([.$D$2]*COS([.C308])-[.$D$4]*SIN([.C308]))/2" office:value-type="float" office:value="10.8201748745994" calcext:value-type="float">
            <text:p>10.8201748746</text:p>
          </table:table-cell>
          <table:table-cell table:formula="of:=[.B308]+([.$D$2]*SIN([.C308])+[.$D$4]*COS([.C308]))/2" office:value-type="float" office:value="28.1038500003538" calcext:value-type="float">
            <text:p>28.1038500004</text:p>
          </table:table-cell>
        </table:table-row>
        <table:table-row table:style-name="ro1">
          <table:table-cell office:value-type="float" office:value="7.794004" calcext:value-type="float">
            <text:p>7.794004</text:p>
          </table:table-cell>
          <table:table-cell office:value-type="float" office:value="28.186446" calcext:value-type="float">
            <text:p>28.186446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309]+(-[.$D$2]*COS([.C309])-[.$D$4]*SIN([.C309]))/2" office:value-type="float" office:value="4.89747827087517" calcext:value-type="float">
            <text:p>4.8974782709</text:p>
          </table:table-cell>
          <table:table-cell table:formula="of:=[.B309]+(-[.$D$2]*SIN([.C309])+[.$D$4]*COS([.C309]))/2" office:value-type="float" office:value="29.113882628842" calcext:value-type="float">
            <text:p>29.1138826288</text:p>
          </table:table-cell>
          <table:table-cell/>
          <table:table-cell table:formula="of:=[.A309]+([.$D$2]*COS([.C309])-[.$D$4]*SIN([.C309]))/2" office:value-type="float" office:value="10.8347510287966" calcext:value-type="float">
            <text:p>10.8347510288</text:p>
          </table:table-cell>
          <table:table-cell table:formula="of:=[.B309]+([.$D$2]*SIN([.C309])+[.$D$4]*COS([.C309]))/2" office:value-type="float" office:value="28.2485548308115" calcext:value-type="float">
            <text:p>28.2485548308</text:p>
          </table:table-cell>
        </table:table-row>
        <table:table-row table:style-name="ro1">
          <table:table-cell office:value-type="float" office:value="7.807703" calcext:value-type="float">
            <text:p>7.807703</text:p>
          </table:table-cell>
          <table:table-cell office:value-type="float" office:value="28.285502" calcext:value-type="float">
            <text:p>28.285502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310]+(-[.$D$2]*COS([.C310])-[.$D$4]*SIN([.C310]))/2" office:value-type="float" office:value="4.89794145815526" calcext:value-type="float">
            <text:p>4.8979414582</text:p>
          </table:table-cell>
          <table:table-cell table:formula="of:=[.B310]+(-[.$D$2]*SIN([.C310])+[.$D$4]*COS([.C310]))/2" office:value-type="float" office:value="29.1705374623411" calcext:value-type="float">
            <text:p>29.1705374623</text:p>
          </table:table-cell>
          <table:table-cell/>
          <table:table-cell table:formula="of:=[.A310]+([.$D$2]*COS([.C310])-[.$D$4]*SIN([.C310]))/2" office:value-type="float" office:value="10.8472186625043" calcext:value-type="float">
            <text:p>10.8472186625</text:p>
          </table:table-cell>
          <table:table-cell table:formula="of:=[.B310]+([.$D$2]*SIN([.C310])+[.$D$4]*COS([.C310]))/2" office:value-type="float" office:value="28.3920127383838" calcext:value-type="float">
            <text:p>28.3920127384</text:p>
          </table:table-cell>
        </table:table-row>
        <table:table-row table:style-name="ro1">
          <table:table-cell office:value-type="float" office:value="7.819981" calcext:value-type="float">
            <text:p>7.819981</text:p>
          </table:table-cell>
          <table:table-cell office:value-type="float" office:value="28.384745" calcext:value-type="float">
            <text:p>28.384745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311]+(-[.$D$2]*COS([.C311])-[.$D$4]*SIN([.C311]))/2" office:value-type="float" office:value="4.89805374261708" calcext:value-type="float">
            <text:p>4.8980537426</text:p>
          </table:table-cell>
          <table:table-cell table:formula="of:=[.B311]+(-[.$D$2]*SIN([.C311])+[.$D$4]*COS([.C311]))/2" office:value-type="float" office:value="29.2287480228398" calcext:value-type="float">
            <text:p>29.2287480228</text:p>
          </table:table-cell>
          <table:table-cell/>
          <table:table-cell table:formula="of:=[.A311]+([.$D$2]*COS([.C311])-[.$D$4]*SIN([.C311]))/2" office:value-type="float" office:value="10.8576969535805" calcext:value-type="float">
            <text:p>10.8576969536</text:p>
          </table:table-cell>
          <table:table-cell table:formula="of:=[.B311]+([.$D$2]*SIN([.C311])+[.$D$4]*COS([.C311]))/2" office:value-type="float" office:value="28.5340158456541" calcext:value-type="float">
            <text:p>28.5340158457</text:p>
          </table:table-cell>
        </table:table-row>
        <table:table-row table:style-name="ro1">
          <table:table-cell office:value-type="float" office:value="7.83089" calcext:value-type="float">
            <text:p>7.83089</text:p>
          </table:table-cell>
          <table:table-cell office:value-type="float" office:value="28.484147" calcext:value-type="float">
            <text:p>28.484147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312]+(-[.$D$2]*COS([.C312])-[.$D$4]*SIN([.C312]))/2" office:value-type="float" office:value="4.89784898108293" calcext:value-type="float">
            <text:p>4.8978489811</text:p>
          </table:table-cell>
          <table:table-cell table:formula="of:=[.B312]+(-[.$D$2]*SIN([.C312])+[.$D$4]*COS([.C312]))/2" office:value-type="float" office:value="29.2886781562332" calcext:value-type="float">
            <text:p>29.2886781562</text:p>
          </table:table-cell>
          <table:table-cell/>
          <table:table-cell table:formula="of:=[.A312]+([.$D$2]*COS([.C312])-[.$D$4]*SIN([.C312]))/2" office:value-type="float" office:value="10.866317284781" calcext:value-type="float">
            <text:p>10.8663172848</text:p>
          </table:table-cell>
          <table:table-cell table:formula="of:=[.B312]+([.$D$2]*SIN([.C312])+[.$D$4]*COS([.C312]))/2" office:value-type="float" office:value="28.6743605610498" calcext:value-type="float">
            <text:p>28.674360561</text:p>
          </table:table-cell>
        </table:table-row>
        <table:table-row table:style-name="ro1">
          <table:table-cell office:value-type="float" office:value="7.840489" calcext:value-type="float">
            <text:p>7.840489</text:p>
          </table:table-cell>
          <table:table-cell office:value-type="float" office:value="28.583685" calcext:value-type="float">
            <text:p>28.583685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313]+(-[.$D$2]*COS([.C313])-[.$D$4]*SIN([.C313]))/2" office:value-type="float" office:value="4.89735832673972" calcext:value-type="float">
            <text:p>4.8973583267</text:p>
          </table:table-cell>
          <table:table-cell table:formula="of:=[.B313]+(-[.$D$2]*SIN([.C313])+[.$D$4]*COS([.C313]))/2" office:value-type="float" office:value="29.3504847392504" calcext:value-type="float">
            <text:p>29.3504847393</text:p>
          </table:table-cell>
          <table:table-cell/>
          <table:table-cell table:formula="of:=[.A313]+([.$D$2]*COS([.C313])-[.$D$4]*SIN([.C313]))/2" office:value-type="float" office:value="10.8732233360842" calcext:value-type="float">
            <text:p>10.8732233361</text:p>
          </table:table-cell>
          <table:table-cell table:formula="of:=[.B313]+([.$D$2]*SIN([.C313])+[.$D$4]*COS([.C313]))/2" office:value-type="float" office:value="28.812862762307" calcext:value-type="float">
            <text:p>28.8128627623</text:p>
          </table:table-cell>
        </table:table-row>
        <table:table-row table:style-name="ro1">
          <table:table-cell office:value-type="float" office:value="7.848844" calcext:value-type="float">
            <text:p>7.848844</text:p>
          </table:table-cell>
          <table:table-cell office:value-type="float" office:value="28.683334" calcext:value-type="float">
            <text:p>28.683334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314]+(-[.$D$2]*COS([.C314])-[.$D$4]*SIN([.C314]))/2" office:value-type="float" office:value="4.89661417261135" calcext:value-type="float">
            <text:p>4.8966141726</text:p>
          </table:table-cell>
          <table:table-cell table:formula="of:=[.B314]+(-[.$D$2]*SIN([.C314])+[.$D$4]*COS([.C314]))/2" office:value-type="float" office:value="29.4143189836192" calcext:value-type="float">
            <text:p>29.4143189836</text:p>
          </table:table-cell>
          <table:table-cell/>
          <table:table-cell table:formula="of:=[.A314]+([.$D$2]*COS([.C314])-[.$D$4]*SIN([.C314]))/2" office:value-type="float" office:value="10.8785700476225" calcext:value-type="float">
            <text:p>10.8785700476</text:p>
          </table:table-cell>
          <table:table-cell table:formula="of:=[.B314]+([.$D$2]*SIN([.C314])+[.$D$4]*COS([.C314]))/2" office:value-type="float" office:value="28.949341662216" calcext:value-type="float">
            <text:p>28.9493416622</text:p>
          </table:table-cell>
        </table:table-row>
        <table:table-row table:style-name="ro1">
          <table:table-cell office:value-type="float" office:value="7.856025" calcext:value-type="float">
            <text:p>7.856025</text:p>
          </table:table-cell>
          <table:table-cell office:value-type="float" office:value="28.783076" calcext:value-type="float">
            <text:p>28.783076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315]+(-[.$D$2]*COS([.C315])-[.$D$4]*SIN([.C315]))/2" office:value-type="float" office:value="4.89564768268602" calcext:value-type="float">
            <text:p>4.8956476827</text:p>
          </table:table-cell>
          <table:table-cell table:formula="of:=[.B315]+(-[.$D$2]*SIN([.C315])+[.$D$4]*COS([.C315]))/2" office:value-type="float" office:value="29.4803321503012" calcext:value-type="float">
            <text:p>29.4803321503</text:p>
          </table:table-cell>
          <table:table-cell/>
          <table:table-cell table:formula="of:=[.A315]+([.$D$2]*COS([.C315])-[.$D$4]*SIN([.C315]))/2" office:value-type="float" office:value="10.8825190516109" calcext:value-type="float">
            <text:p>10.8825190516</text:p>
          </table:table-cell>
          <table:table-cell table:formula="of:=[.B315]+([.$D$2]*SIN([.C315])+[.$D$4]*COS([.C315]))/2" office:value-type="float" office:value="29.0836317445196" calcext:value-type="float">
            <text:p>29.0836317445</text:p>
          </table:table-cell>
        </table:table-row>
        <table:table-row table:style-name="ro1">
          <table:table-cell office:value-type="float" office:value="7.862107" calcext:value-type="float">
            <text:p>7.862107</text:p>
          </table:table-cell>
          <table:table-cell office:value-type="float" office:value="28.88289" calcext:value-type="float">
            <text:p>28.88289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316]+(-[.$D$2]*COS([.C316])-[.$D$4]*SIN([.C316]))/2" office:value-type="float" office:value="4.89448923909276" calcext:value-type="float">
            <text:p>4.8944892391</text:p>
          </table:table-cell>
          <table:table-cell table:formula="of:=[.B316]+(-[.$D$2]*SIN([.C316])+[.$D$4]*COS([.C316]))/2" office:value-type="float" office:value="29.5486563442589" calcext:value-type="float">
            <text:p>29.5486563443</text:p>
          </table:table-cell>
          <table:table-cell/>
          <table:table-cell table:formula="of:=[.A316]+([.$D$2]*COS([.C316])-[.$D$4]*SIN([.C316]))/2" office:value-type="float" office:value="10.885237209807" calcext:value-type="float">
            <text:p>10.8852372098</text:p>
          </table:table-cell>
          <table:table-cell table:formula="of:=[.B316]+([.$D$2]*SIN([.C316])+[.$D$4]*COS([.C316]))/2" office:value-type="float" office:value="29.2155816508601" calcext:value-type="float">
            <text:p>29.2155816509</text:p>
          </table:table-cell>
        </table:table-row>
        <table:table-row table:style-name="ro1">
          <table:table-cell office:value-type="float" office:value="7.867169" calcext:value-type="float">
            <text:p>7.867169</text:p>
          </table:table-cell>
          <table:table-cell office:value-type="float" office:value="28.982762" calcext:value-type="float">
            <text:p>28.982762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317]+(-[.$D$2]*COS([.C317])-[.$D$4]*SIN([.C317]))/2" office:value-type="float" office:value="4.89317188385108" calcext:value-type="float">
            <text:p>4.8931718839</text:p>
          </table:table-cell>
          <table:table-cell table:formula="of:=[.B317]+(-[.$D$2]*SIN([.C317])+[.$D$4]*COS([.C317]))/2" office:value-type="float" office:value="29.6194260818657" calcext:value-type="float">
            <text:p>29.6194260819</text:p>
          </table:table-cell>
          <table:table-cell/>
          <table:table-cell table:formula="of:=[.A317]+([.$D$2]*COS([.C317])-[.$D$4]*SIN([.C317]))/2" office:value-type="float" office:value="10.8868951634487" calcext:value-type="float">
            <text:p>10.8868951634</text:p>
          </table:table-cell>
          <table:table-cell table:formula="of:=[.B317]+([.$D$2]*SIN([.C317])+[.$D$4]*COS([.C317]))/2" office:value-type="float" office:value="29.3450517980672" calcext:value-type="float">
            <text:p>29.3450517981</text:p>
          </table:table-cell>
        </table:table-row>
        <table:table-row table:style-name="ro1">
          <table:table-cell office:value-type="float" office:value="7.871295" calcext:value-type="float">
            <text:p>7.871295</text:p>
          </table:table-cell>
          <table:table-cell office:value-type="float" office:value="29.082676" calcext:value-type="float">
            <text:p>29.082676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318]+(-[.$D$2]*COS([.C318])-[.$D$4]*SIN([.C318]))/2" office:value-type="float" office:value="4.891730518847" calcext:value-type="float">
            <text:p>4.8917305188</text:p>
          </table:table-cell>
          <table:table-cell table:formula="of:=[.B318]+(-[.$D$2]*SIN([.C318])+[.$D$4]*COS([.C318]))/2" office:value-type="float" office:value="29.6927542758396" calcext:value-type="float">
            <text:p>29.6927542758</text:p>
          </table:table-cell>
          <table:table-cell/>
          <table:table-cell table:formula="of:=[.A318]+([.$D$2]*COS([.C318])-[.$D$4]*SIN([.C318]))/2" office:value-type="float" office:value="10.8876651662279" calcext:value-type="float">
            <text:p>10.8876651662</text:p>
          </table:table-cell>
          <table:table-cell table:formula="of:=[.B318]+([.$D$2]*SIN([.C318])+[.$D$4]*COS([.C318]))/2" office:value-type="float" office:value="29.4719201653905" calcext:value-type="float">
            <text:p>29.4719201654</text:p>
          </table:table-cell>
        </table:table-row>
        <table:table-row table:style-name="ro1">
          <table:table-cell office:value-type="float" office:value="7.874575" calcext:value-type="float">
            <text:p>7.874575</text:p>
          </table:table-cell>
          <table:table-cell office:value-type="float" office:value="29.182622" calcext:value-type="float">
            <text:p>29.182622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319]+(-[.$D$2]*COS([.C319])-[.$D$4]*SIN([.C319]))/2" office:value-type="float" office:value="4.89020829105767" calcext:value-type="float">
            <text:p>4.8902082911</text:p>
          </table:table-cell>
          <table:table-cell table:formula="of:=[.B319]+(-[.$D$2]*SIN([.C319])+[.$D$4]*COS([.C319]))/2" office:value-type="float" office:value="29.768757945457" calcext:value-type="float">
            <text:p>29.7687579455</text:p>
          </table:table-cell>
          <table:table-cell/>
          <table:table-cell table:formula="of:=[.A319]+([.$D$2]*COS([.C319])-[.$D$4]*SIN([.C319]))/2" office:value-type="float" office:value="10.8877227340126" calcext:value-type="float">
            <text:p>10.887722734</text:p>
          </table:table-cell>
          <table:table-cell table:formula="of:=[.B319]+([.$D$2]*SIN([.C319])+[.$D$4]*COS([.C319]))/2" office:value-type="float" office:value="29.5960717950355" calcext:value-type="float">
            <text:p>29.596071795</text:p>
          </table:table-cell>
        </table:table-row>
        <table:table-row table:style-name="ro1">
          <table:table-cell office:value-type="float" office:value="7.877098" calcext:value-type="float">
            <text:p>7.877098</text:p>
          </table:table-cell>
          <table:table-cell office:value-type="float" office:value="29.28259" calcext:value-type="float">
            <text:p>29.28259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320]+(-[.$D$2]*COS([.C320])-[.$D$4]*SIN([.C320]))/2" office:value-type="float" office:value="4.88864724120912" calcext:value-type="float">
            <text:p>4.8886472412</text:p>
          </table:table-cell>
          <table:table-cell table:formula="of:=[.B320]+(-[.$D$2]*SIN([.C320])+[.$D$4]*COS([.C320]))/2" office:value-type="float" office:value="29.8475343001591" calcext:value-type="float">
            <text:p>29.8475343002</text:p>
          </table:table-cell>
          <table:table-cell/>
          <table:table-cell table:formula="of:=[.A320]+([.$D$2]*COS([.C320])-[.$D$4]*SIN([.C320]))/2" office:value-type="float" office:value="10.8872360583673" calcext:value-type="float">
            <text:p>10.8872360584</text:p>
          </table:table-cell>
          <table:table-cell table:formula="of:=[.B320]+([.$D$2]*SIN([.C320])+[.$D$4]*COS([.C320]))/2" office:value-type="float" office:value="29.7174105027006" calcext:value-type="float">
            <text:p>29.7174105027</text:p>
          </table:table-cell>
        </table:table-row>
        <table:table-row table:style-name="ro1">
          <table:table-cell office:value-type="float" office:value="7.87896" calcext:value-type="float">
            <text:p>7.87896</text:p>
          </table:table-cell>
          <table:table-cell office:value-type="float" office:value="29.382572" calcext:value-type="float">
            <text:p>29.382572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321]+(-[.$D$2]*COS([.C321])-[.$D$4]*SIN([.C321]))/2" office:value-type="float" office:value="4.88709956948417" calcext:value-type="float">
            <text:p>4.8870995695</text:p>
          </table:table-cell>
          <table:table-cell table:formula="of:=[.B321]+(-[.$D$2]*SIN([.C321])+[.$D$4]*COS([.C321]))/2" office:value-type="float" office:value="29.9291716380475" calcext:value-type="float">
            <text:p>29.929171638</text:p>
          </table:table-cell>
          <table:table-cell/>
          <table:table-cell table:formula="of:=[.A321]+([.$D$2]*COS([.C321])-[.$D$4]*SIN([.C321]))/2" office:value-type="float" office:value="10.8863738033682" calcext:value-type="float">
            <text:p>10.8863738034</text:p>
          </table:table-cell>
          <table:table-cell table:formula="of:=[.B321]+([.$D$2]*SIN([.C321])+[.$D$4]*COS([.C321]))/2" office:value-type="float" office:value="29.8358514009332" calcext:value-type="float">
            <text:p>29.8358514009</text:p>
          </table:table-cell>
        </table:table-row>
        <table:table-row table:style-name="ro1">
          <table:table-cell office:value-type="float" office:value="7.880258" calcext:value-type="float">
            <text:p>7.880258</text:p>
          </table:table-cell>
          <table:table-cell office:value-type="float" office:value="29.482564" calcext:value-type="float">
            <text:p>29.482564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322]+(-[.$D$2]*COS([.C322])-[.$D$4]*SIN([.C322]))/2" office:value-type="float" office:value="4.88562173833019" calcext:value-type="float">
            <text:p>4.8856217383</text:p>
          </table:table-cell>
          <table:table-cell table:formula="of:=[.B322]+(-[.$D$2]*SIN([.C322])+[.$D$4]*COS([.C322]))/2" office:value-type="float" office:value="30.0137453817259" calcext:value-type="float">
            <text:p>30.0137453817</text:p>
          </table:table-cell>
          <table:table-cell/>
          <table:table-cell table:formula="of:=[.A322]+([.$D$2]*COS([.C322])-[.$D$4]*SIN([.C322]))/2" office:value-type="float" office:value="10.8852970740312" calcext:value-type="float">
            <text:p>10.885297074</text:p>
          </table:table-cell>
          <table:table-cell table:formula="of:=[.B322]+([.$D$2]*SIN([.C322])+[.$D$4]*COS([.C322]))/2" office:value-type="float" office:value="29.9513285075576" calcext:value-type="float">
            <text:p>29.9513285076</text:p>
          </table:table-cell>
        </table:table-row>
        <table:table-row table:style-name="ro1">
          <table:table-cell office:value-type="float" office:value="7.881091" calcext:value-type="float">
            <text:p>7.881091</text:p>
          </table:table-cell>
          <table:table-cell office:value-type="float" office:value="29.58256" calcext:value-type="float">
            <text:p>29.58256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323]+(-[.$D$2]*COS([.C323])-[.$D$4]*SIN([.C323]))/2" office:value-type="float" office:value="4.88427872323105" calcext:value-type="float">
            <text:p>4.8842787232</text:p>
          </table:table-cell>
          <table:table-cell table:formula="of:=[.B323]+(-[.$D$2]*SIN([.C323])+[.$D$4]*COS([.C323]))/2" office:value-type="float" office:value="30.1013240868515" calcext:value-type="float">
            <text:p>30.1013240869</text:p>
          </table:table-cell>
          <table:table-cell/>
          <table:table-cell table:formula="of:=[.A323]+([.$D$2]*COS([.C323])-[.$D$4]*SIN([.C323]))/2" office:value-type="float" office:value="10.8841612359225" calcext:value-type="float">
            <text:p>10.8841612359</text:p>
          </table:table-cell>
          <table:table-cell table:formula="of:=[.B323]+([.$D$2]*SIN([.C323])+[.$D$4]*COS([.C323]))/2" office:value-type="float" office:value="30.0637763319304" calcext:value-type="float">
            <text:p>30.0637763319</text:p>
          </table:table-cell>
        </table:table-row>
        <table:table-row table:style-name="ro1">
          <table:table-cell office:value-type="float" office:value="7.881561" calcext:value-type="float">
            <text:p>7.881561</text:p>
          </table:table-cell>
          <table:table-cell office:value-type="float" office:value="29.682559" calcext:value-type="float">
            <text:p>29.682559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324]+(-[.$D$2]*COS([.C324])-[.$D$4]*SIN([.C324]))/2" office:value-type="float" office:value="4.8831432397578" calcext:value-type="float">
            <text:p>4.8831432398</text:p>
          </table:table-cell>
          <table:table-cell table:formula="of:=[.B324]+(-[.$D$2]*SIN([.C324])+[.$D$4]*COS([.C324]))/2" office:value-type="float" office:value="30.19196152754" calcext:value-type="float">
            <text:p>30.1919615275</text:p>
          </table:table-cell>
          <table:table-cell/>
          <table:table-cell table:formula="of:=[.A324]+([.$D$2]*COS([.C324])-[.$D$4]*SIN([.C324]))/2" office:value-type="float" office:value="10.883113755107" calcext:value-type="float">
            <text:p>10.8831137551</text:p>
          </table:table-cell>
          <table:table-cell table:formula="of:=[.B324]+([.$D$2]*SIN([.C324])+[.$D$4]*COS([.C324]))/2" office:value-type="float" office:value="30.1731515583515" calcext:value-type="float">
            <text:p>30.1731515584</text:p>
          </table:table-cell>
        </table:table-row>
        <table:table-row table:style-name="ro1">
          <table:table-cell office:value-type="float" office:value="7.88177" calcext:value-type="float">
            <text:p>7.88177</text:p>
          </table:table-cell>
          <table:table-cell office:value-type="float" office:value="29.782559" calcext:value-type="float">
            <text:p>29.782559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325]+(-[.$D$2]*COS([.C325])-[.$D$4]*SIN([.C325]))/2" office:value-type="float" office:value="4.88229514421771" calcext:value-type="float">
            <text:p>4.8822951442</text:p>
          </table:table-cell>
          <table:table-cell table:formula="of:=[.B325]+(-[.$D$2]*SIN([.C325])+[.$D$4]*COS([.C325]))/2" office:value-type="float" office:value="30.2856997253739" calcext:value-type="float">
            <text:p>30.2856997254</text:p>
          </table:table-cell>
          <table:table-cell/>
          <table:table-cell table:formula="of:=[.A325]+([.$D$2]*COS([.C325])-[.$D$4]*SIN([.C325]))/2" office:value-type="float" office:value="10.882291855591" calcext:value-type="float">
            <text:p>10.8822918556</text:p>
          </table:table-cell>
          <table:table-cell table:formula="of:=[.B325]+([.$D$2]*SIN([.C325])+[.$D$4]*COS([.C325]))/2" office:value-type="float" office:value="30.2794177265216" calcext:value-type="float">
            <text:p>30.2794177265</text:p>
          </table:table-cell>
        </table:table-row>
        <table:table-row table:style-name="ro1">
          <table:table-cell office:value-type="float" office:value="7.881822" calcext:value-type="float">
            <text:p>7.881822</text:p>
          </table:table-cell>
          <table:table-cell office:value-type="float" office:value="29.882559" calcext:value-type="float">
            <text:p>29.882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326]+(-[.$D$2]*COS([.C326])-[.$D$4]*SIN([.C326]))/2" office:value-type="float" office:value="4.881822" calcext:value-type="float">
            <text:p>4.881822</text:p>
          </table:table-cell>
          <table:table-cell table:formula="of:=[.B326]+(-[.$D$2]*SIN([.C326])+[.$D$4]*COS([.C326]))/2" office:value-type="float" office:value="30.382559" calcext:value-type="float">
            <text:p>30.382559</text:p>
          </table:table-cell>
          <table:table-cell/>
          <table:table-cell table:formula="of:=[.A326]+([.$D$2]*COS([.C326])-[.$D$4]*SIN([.C326]))/2" office:value-type="float" office:value="10.881822" calcext:value-type="float">
            <text:p>10.881822</text:p>
          </table:table-cell>
          <table:table-cell table:formula="of:=[.B326]+([.$D$2]*SIN([.C326])+[.$D$4]*COS([.C326]))/2" office:value-type="float" office:value="30.382559" calcext:value-type="float">
            <text:p>30.382559</text:p>
          </table:table-cell>
        </table:table-row>
        <table:table-row table:style-name="ro1">
          <table:table-cell office:value-type="float" office:value="7.881822" calcext:value-type="float">
            <text:p>7.881822</text:p>
          </table:table-cell>
          <table:table-cell office:value-type="float" office:value="29.982559" calcext:value-type="float">
            <text:p>29.982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327]+(-[.$D$2]*COS([.C327])-[.$D$4]*SIN([.C327]))/2" office:value-type="float" office:value="4.881822" calcext:value-type="float">
            <text:p>4.881822</text:p>
          </table:table-cell>
          <table:table-cell table:formula="of:=[.B327]+(-[.$D$2]*SIN([.C327])+[.$D$4]*COS([.C327]))/2" office:value-type="float" office:value="30.482559" calcext:value-type="float">
            <text:p>30.482559</text:p>
          </table:table-cell>
          <table:table-cell/>
          <table:table-cell table:formula="of:=[.A327]+([.$D$2]*COS([.C327])-[.$D$4]*SIN([.C327]))/2" office:value-type="float" office:value="10.881822" calcext:value-type="float">
            <text:p>10.881822</text:p>
          </table:table-cell>
          <table:table-cell table:formula="of:=[.B327]+([.$D$2]*SIN([.C327])+[.$D$4]*COS([.C327]))/2" office:value-type="float" office:value="30.482559" calcext:value-type="float">
            <text:p>30.482559</text:p>
          </table:table-cell>
        </table:table-row>
        <table:table-row table:style-name="ro1">
          <table:table-cell office:value-type="float" office:value="7.881875" calcext:value-type="float">
            <text:p>7.881875</text:p>
          </table:table-cell>
          <table:table-cell office:value-type="float" office:value="30.082559" calcext:value-type="float">
            <text:p>30.082559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328]+(-[.$D$2]*COS([.C328])-[.$D$4]*SIN([.C328]))/2" office:value-type="float" office:value="4.88240014421771" calcext:value-type="float">
            <text:p>4.8824001442</text:p>
          </table:table-cell>
          <table:table-cell table:formula="of:=[.B328]+(-[.$D$2]*SIN([.C328])+[.$D$4]*COS([.C328]))/2" office:value-type="float" office:value="30.5856997253739" calcext:value-type="float">
            <text:p>30.5856997254</text:p>
          </table:table-cell>
          <table:table-cell/>
          <table:table-cell table:formula="of:=[.A328]+([.$D$2]*COS([.C328])-[.$D$4]*SIN([.C328]))/2" office:value-type="float" office:value="10.882396855591" calcext:value-type="float">
            <text:p>10.8823968556</text:p>
          </table:table-cell>
          <table:table-cell table:formula="of:=[.B328]+([.$D$2]*SIN([.C328])+[.$D$4]*COS([.C328]))/2" office:value-type="float" office:value="30.5794177265216" calcext:value-type="float">
            <text:p>30.5794177265</text:p>
          </table:table-cell>
        </table:table-row>
        <table:table-row table:style-name="ro1">
          <table:table-cell office:value-type="float" office:value="7.882084" calcext:value-type="float">
            <text:p>7.882084</text:p>
          </table:table-cell>
          <table:table-cell office:value-type="float" office:value="30.182559" calcext:value-type="float">
            <text:p>30.182559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329]+(-[.$D$2]*COS([.C329])-[.$D$4]*SIN([.C329]))/2" office:value-type="float" office:value="4.8836662397578" calcext:value-type="float">
            <text:p>4.8836662398</text:p>
          </table:table-cell>
          <table:table-cell table:formula="of:=[.B329]+(-[.$D$2]*SIN([.C329])+[.$D$4]*COS([.C329]))/2" office:value-type="float" office:value="30.69196152754" calcext:value-type="float">
            <text:p>30.6919615275</text:p>
          </table:table-cell>
          <table:table-cell/>
          <table:table-cell table:formula="of:=[.A329]+([.$D$2]*COS([.C329])-[.$D$4]*SIN([.C329]))/2" office:value-type="float" office:value="10.883636755107" calcext:value-type="float">
            <text:p>10.8836367551</text:p>
          </table:table-cell>
          <table:table-cell table:formula="of:=[.B329]+([.$D$2]*SIN([.C329])+[.$D$4]*COS([.C329]))/2" office:value-type="float" office:value="30.6731515583515" calcext:value-type="float">
            <text:p>30.6731515584</text:p>
          </table:table-cell>
        </table:table-row>
        <table:table-row table:style-name="ro1">
          <table:table-cell office:value-type="float" office:value="7.882553" calcext:value-type="float">
            <text:p>7.882553</text:p>
          </table:table-cell>
          <table:table-cell office:value-type="float" office:value="30.282558" calcext:value-type="float">
            <text:p>30.282558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330]+(-[.$D$2]*COS([.C330])-[.$D$4]*SIN([.C330]))/2" office:value-type="float" office:value="4.88574072323105" calcext:value-type="float">
            <text:p>4.8857407232</text:p>
          </table:table-cell>
          <table:table-cell table:formula="of:=[.B330]+(-[.$D$2]*SIN([.C330])+[.$D$4]*COS([.C330]))/2" office:value-type="float" office:value="30.8013220868515" calcext:value-type="float">
            <text:p>30.8013220869</text:p>
          </table:table-cell>
          <table:table-cell/>
          <table:table-cell table:formula="of:=[.A330]+([.$D$2]*COS([.C330])-[.$D$4]*SIN([.C330]))/2" office:value-type="float" office:value="10.8856232359225" calcext:value-type="float">
            <text:p>10.8856232359</text:p>
          </table:table-cell>
          <table:table-cell table:formula="of:=[.B330]+([.$D$2]*SIN([.C330])+[.$D$4]*COS([.C330]))/2" office:value-type="float" office:value="30.7637743319304" calcext:value-type="float">
            <text:p>30.7637743319</text:p>
          </table:table-cell>
        </table:table-row>
        <table:table-row table:style-name="ro1">
          <table:table-cell office:value-type="float" office:value="7.883387" calcext:value-type="float">
            <text:p>7.883387</text:p>
          </table:table-cell>
          <table:table-cell office:value-type="float" office:value="30.382554" calcext:value-type="float">
            <text:p>30.382554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331]+(-[.$D$2]*COS([.C331])-[.$D$4]*SIN([.C331]))/2" office:value-type="float" office:value="4.88875073833019" calcext:value-type="float">
            <text:p>4.8887507383</text:p>
          </table:table-cell>
          <table:table-cell table:formula="of:=[.B331]+(-[.$D$2]*SIN([.C331])+[.$D$4]*COS([.C331]))/2" office:value-type="float" office:value="30.9137353817259" calcext:value-type="float">
            <text:p>30.9137353817</text:p>
          </table:table-cell>
          <table:table-cell/>
          <table:table-cell table:formula="of:=[.A331]+([.$D$2]*COS([.C331])-[.$D$4]*SIN([.C331]))/2" office:value-type="float" office:value="10.8884260740312" calcext:value-type="float">
            <text:p>10.888426074</text:p>
          </table:table-cell>
          <table:table-cell table:formula="of:=[.B331]+([.$D$2]*SIN([.C331])+[.$D$4]*COS([.C331]))/2" office:value-type="float" office:value="30.8513185075576" calcext:value-type="float">
            <text:p>30.8513185076</text:p>
          </table:table-cell>
        </table:table-row>
        <table:table-row table:style-name="ro1">
          <table:table-cell office:value-type="float" office:value="7.884684" calcext:value-type="float">
            <text:p>7.884684</text:p>
          </table:table-cell>
          <table:table-cell office:value-type="float" office:value="30.482546" calcext:value-type="float">
            <text:p>30.482546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332]+(-[.$D$2]*COS([.C332])-[.$D$4]*SIN([.C332]))/2" office:value-type="float" office:value="4.89282356948417" calcext:value-type="float">
            <text:p>4.8928235695</text:p>
          </table:table-cell>
          <table:table-cell table:formula="of:=[.B332]+(-[.$D$2]*SIN([.C332])+[.$D$4]*COS([.C332]))/2" office:value-type="float" office:value="31.0291456380475" calcext:value-type="float">
            <text:p>31.029145638</text:p>
          </table:table-cell>
          <table:table-cell/>
          <table:table-cell table:formula="of:=[.A332]+([.$D$2]*COS([.C332])-[.$D$4]*SIN([.C332]))/2" office:value-type="float" office:value="10.8920978033682" calcext:value-type="float">
            <text:p>10.8920978034</text:p>
          </table:table-cell>
          <table:table-cell table:formula="of:=[.B332]+([.$D$2]*SIN([.C332])+[.$D$4]*COS([.C332]))/2" office:value-type="float" office:value="30.9358254009332" calcext:value-type="float">
            <text:p>30.9358254009</text:p>
          </table:table-cell>
        </table:table-row>
        <table:table-row table:style-name="ro1">
          <table:table-cell office:value-type="float" office:value="7.886546" calcext:value-type="float">
            <text:p>7.886546</text:p>
          </table:table-cell>
          <table:table-cell office:value-type="float" office:value="30.582528" calcext:value-type="float">
            <text:p>30.582528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333]+(-[.$D$2]*COS([.C333])-[.$D$4]*SIN([.C333]))/2" office:value-type="float" office:value="4.89809524120912" calcext:value-type="float">
            <text:p>4.8980952412</text:p>
          </table:table-cell>
          <table:table-cell table:formula="of:=[.B333]+(-[.$D$2]*SIN([.C333])+[.$D$4]*COS([.C333]))/2" office:value-type="float" office:value="31.1474723001591" calcext:value-type="float">
            <text:p>31.1474723002</text:p>
          </table:table-cell>
          <table:table-cell/>
          <table:table-cell table:formula="of:=[.A333]+([.$D$2]*COS([.C333])-[.$D$4]*SIN([.C333]))/2" office:value-type="float" office:value="10.8966840583673" calcext:value-type="float">
            <text:p>10.8966840584</text:p>
          </table:table-cell>
          <table:table-cell table:formula="of:=[.B333]+([.$D$2]*SIN([.C333])+[.$D$4]*COS([.C333]))/2" office:value-type="float" office:value="31.0173485027006" calcext:value-type="float">
            <text:p>31.0173485027</text:p>
          </table:table-cell>
        </table:table-row>
        <table:table-row table:style-name="ro1">
          <table:table-cell office:value-type="float" office:value="7.88907" calcext:value-type="float">
            <text:p>7.88907</text:p>
          </table:table-cell>
          <table:table-cell office:value-type="float" office:value="30.682496" calcext:value-type="float">
            <text:p>30.682496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334]+(-[.$D$2]*COS([.C334])-[.$D$4]*SIN([.C334]))/2" office:value-type="float" office:value="4.90470329105767" calcext:value-type="float">
            <text:p>4.9047032911</text:p>
          </table:table-cell>
          <table:table-cell table:formula="of:=[.B334]+(-[.$D$2]*SIN([.C334])+[.$D$4]*COS([.C334]))/2" office:value-type="float" office:value="31.268631945457" calcext:value-type="float">
            <text:p>31.2686319455</text:p>
          </table:table-cell>
          <table:table-cell/>
          <table:table-cell table:formula="of:=[.A334]+([.$D$2]*COS([.C334])-[.$D$4]*SIN([.C334]))/2" office:value-type="float" office:value="10.9022177340126" calcext:value-type="float">
            <text:p>10.902217734</text:p>
          </table:table-cell>
          <table:table-cell table:formula="of:=[.B334]+([.$D$2]*SIN([.C334])+[.$D$4]*COS([.C334]))/2" office:value-type="float" office:value="31.0959457950355" calcext:value-type="float">
            <text:p>31.095945795</text:p>
          </table:table-cell>
        </table:table-row>
        <table:table-row table:style-name="ro1">
          <table:table-cell office:value-type="float" office:value="7.892349" calcext:value-type="float">
            <text:p>7.892349</text:p>
          </table:table-cell>
          <table:table-cell office:value-type="float" office:value="30.782442" calcext:value-type="float">
            <text:p>30.782442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335]+(-[.$D$2]*COS([.C335])-[.$D$4]*SIN([.C335]))/2" office:value-type="float" office:value="4.912784518847" calcext:value-type="float">
            <text:p>4.9127845188</text:p>
          </table:table-cell>
          <table:table-cell table:formula="of:=[.B335]+(-[.$D$2]*SIN([.C335])+[.$D$4]*COS([.C335]))/2" office:value-type="float" office:value="31.3925202758396" calcext:value-type="float">
            <text:p>31.3925202758</text:p>
          </table:table-cell>
          <table:table-cell/>
          <table:table-cell table:formula="of:=[.A335]+([.$D$2]*COS([.C335])-[.$D$4]*SIN([.C335]))/2" office:value-type="float" office:value="10.9087191662279" calcext:value-type="float">
            <text:p>10.9087191662</text:p>
          </table:table-cell>
          <table:table-cell table:formula="of:=[.B335]+([.$D$2]*SIN([.C335])+[.$D$4]*COS([.C335]))/2" office:value-type="float" office:value="31.1716861653905" calcext:value-type="float">
            <text:p>31.1716861654</text:p>
          </table:table-cell>
        </table:table-row>
        <table:table-row table:style-name="ro1">
          <table:table-cell office:value-type="float" office:value="7.896476" calcext:value-type="float">
            <text:p>7.896476</text:p>
          </table:table-cell>
          <table:table-cell office:value-type="float" office:value="30.882356" calcext:value-type="float">
            <text:p>30.882356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336]+(-[.$D$2]*COS([.C336])-[.$D$4]*SIN([.C336]))/2" office:value-type="float" office:value="4.92247888385108" calcext:value-type="float">
            <text:p>4.9224788839</text:p>
          </table:table-cell>
          <table:table-cell table:formula="of:=[.B336]+(-[.$D$2]*SIN([.C336])+[.$D$4]*COS([.C336]))/2" office:value-type="float" office:value="31.5190200818657" calcext:value-type="float">
            <text:p>31.5190200819</text:p>
          </table:table-cell>
          <table:table-cell/>
          <table:table-cell table:formula="of:=[.A336]+([.$D$2]*COS([.C336])-[.$D$4]*SIN([.C336]))/2" office:value-type="float" office:value="10.9162021634487" calcext:value-type="float">
            <text:p>10.9162021634</text:p>
          </table:table-cell>
          <table:table-cell table:formula="of:=[.B336]+([.$D$2]*SIN([.C336])+[.$D$4]*COS([.C336]))/2" office:value-type="float" office:value="31.2446457980672" calcext:value-type="float">
            <text:p>31.2446457981</text:p>
          </table:table-cell>
        </table:table-row>
        <table:table-row table:style-name="ro1">
          <table:table-cell office:value-type="float" office:value="7.901538" calcext:value-type="float">
            <text:p>7.901538</text:p>
          </table:table-cell>
          <table:table-cell office:value-type="float" office:value="30.982228" calcext:value-type="float">
            <text:p>30.982228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337]+(-[.$D$2]*COS([.C337])-[.$D$4]*SIN([.C337]))/2" office:value-type="float" office:value="4.93392023909276" calcext:value-type="float">
            <text:p>4.9339202391</text:p>
          </table:table-cell>
          <table:table-cell table:formula="of:=[.B337]+(-[.$D$2]*SIN([.C337])+[.$D$4]*COS([.C337]))/2" office:value-type="float" office:value="31.6479943442589" calcext:value-type="float">
            <text:p>31.6479943443</text:p>
          </table:table-cell>
          <table:table-cell/>
          <table:table-cell table:formula="of:=[.A337]+([.$D$2]*COS([.C337])-[.$D$4]*SIN([.C337]))/2" office:value-type="float" office:value="10.924668209807" calcext:value-type="float">
            <text:p>10.9246682098</text:p>
          </table:table-cell>
          <table:table-cell table:formula="of:=[.B337]+([.$D$2]*SIN([.C337])+[.$D$4]*COS([.C337]))/2" office:value-type="float" office:value="31.3149196508601" calcext:value-type="float">
            <text:p>31.3149196509</text:p>
          </table:table-cell>
        </table:table-row>
        <table:table-row table:style-name="ro1">
          <table:table-cell office:value-type="float" office:value="7.90762" calcext:value-type="float">
            <text:p>7.90762</text:p>
          </table:table-cell>
          <table:table-cell office:value-type="float" office:value="31.082042" calcext:value-type="float">
            <text:p>31.082042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338]+(-[.$D$2]*COS([.C338])-[.$D$4]*SIN([.C338]))/2" office:value-type="float" office:value="4.94724268268602" calcext:value-type="float">
            <text:p>4.9472426827</text:p>
          </table:table-cell>
          <table:table-cell table:formula="of:=[.B338]+(-[.$D$2]*SIN([.C338])+[.$D$4]*COS([.C338]))/2" office:value-type="float" office:value="31.7792981503012" calcext:value-type="float">
            <text:p>31.7792981503</text:p>
          </table:table-cell>
          <table:table-cell/>
          <table:table-cell table:formula="of:=[.A338]+([.$D$2]*COS([.C338])-[.$D$4]*SIN([.C338]))/2" office:value-type="float" office:value="10.9341140516109" calcext:value-type="float">
            <text:p>10.9341140516</text:p>
          </table:table-cell>
          <table:table-cell table:formula="of:=[.B338]+([.$D$2]*SIN([.C338])+[.$D$4]*COS([.C338]))/2" office:value-type="float" office:value="31.3825977445196" calcext:value-type="float">
            <text:p>31.3825977445</text:p>
          </table:table-cell>
        </table:table-row>
        <table:table-row table:style-name="ro1">
          <table:table-cell office:value-type="float" office:value="7.9148" calcext:value-type="float">
            <text:p>7.9148</text:p>
          </table:table-cell>
          <table:table-cell office:value-type="float" office:value="31.181784" calcext:value-type="float">
            <text:p>31.181784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339]+(-[.$D$2]*COS([.C339])-[.$D$4]*SIN([.C339]))/2" office:value-type="float" office:value="4.96257017261135" calcext:value-type="float">
            <text:p>4.9625701726</text:p>
          </table:table-cell>
          <table:table-cell table:formula="of:=[.B339]+(-[.$D$2]*SIN([.C339])+[.$D$4]*COS([.C339]))/2" office:value-type="float" office:value="31.9127689836192" calcext:value-type="float">
            <text:p>31.9127689836</text:p>
          </table:table-cell>
          <table:table-cell/>
          <table:table-cell table:formula="of:=[.A339]+([.$D$2]*COS([.C339])-[.$D$4]*SIN([.C339]))/2" office:value-type="float" office:value="10.9445260476225" calcext:value-type="float">
            <text:p>10.9445260476</text:p>
          </table:table-cell>
          <table:table-cell table:formula="of:=[.B339]+([.$D$2]*SIN([.C339])+[.$D$4]*COS([.C339]))/2" office:value-type="float" office:value="31.447791662216" calcext:value-type="float">
            <text:p>31.4477916622</text:p>
          </table:table-cell>
        </table:table-row>
        <table:table-row table:style-name="ro1">
          <table:table-cell office:value-type="float" office:value="7.923155" calcext:value-type="float">
            <text:p>7.923155</text:p>
          </table:table-cell>
          <table:table-cell office:value-type="float" office:value="31.281433" calcext:value-type="float">
            <text:p>31.281433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340]+(-[.$D$2]*COS([.C340])-[.$D$4]*SIN([.C340]))/2" office:value-type="float" office:value="4.98002432673972" calcext:value-type="float">
            <text:p>4.9800243267</text:p>
          </table:table-cell>
          <table:table-cell table:formula="of:=[.B340]+(-[.$D$2]*SIN([.C340])+[.$D$4]*COS([.C340]))/2" office:value-type="float" office:value="32.0482327392504" calcext:value-type="float">
            <text:p>32.0482327393</text:p>
          </table:table-cell>
          <table:table-cell/>
          <table:table-cell table:formula="of:=[.A340]+([.$D$2]*COS([.C340])-[.$D$4]*SIN([.C340]))/2" office:value-type="float" office:value="10.9558893360842" calcext:value-type="float">
            <text:p>10.9558893361</text:p>
          </table:table-cell>
          <table:table-cell table:formula="of:=[.B340]+([.$D$2]*SIN([.C340])+[.$D$4]*COS([.C340]))/2" office:value-type="float" office:value="31.510610762307" calcext:value-type="float">
            <text:p>31.5106107623</text:p>
          </table:table-cell>
        </table:table-row>
        <table:table-row table:style-name="ro1">
          <table:table-cell office:value-type="float" office:value="7.932755" calcext:value-type="float">
            <text:p>7.932755</text:p>
          </table:table-cell>
          <table:table-cell office:value-type="float" office:value="31.380971" calcext:value-type="float">
            <text:p>31.380971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341]+(-[.$D$2]*COS([.C341])-[.$D$4]*SIN([.C341]))/2" office:value-type="float" office:value="4.99971398108293" calcext:value-type="float">
            <text:p>4.9997139811</text:p>
          </table:table-cell>
          <table:table-cell table:formula="of:=[.B341]+(-[.$D$2]*SIN([.C341])+[.$D$4]*COS([.C341]))/2" office:value-type="float" office:value="32.1855021562332" calcext:value-type="float">
            <text:p>32.1855021562</text:p>
          </table:table-cell>
          <table:table-cell/>
          <table:table-cell table:formula="of:=[.A341]+([.$D$2]*COS([.C341])-[.$D$4]*SIN([.C341]))/2" office:value-type="float" office:value="10.968182284781" calcext:value-type="float">
            <text:p>10.9681822848</text:p>
          </table:table-cell>
          <table:table-cell table:formula="of:=[.B341]+([.$D$2]*SIN([.C341])+[.$D$4]*COS([.C341]))/2" office:value-type="float" office:value="31.5711845610498" calcext:value-type="float">
            <text:p>31.571184561</text:p>
          </table:table-cell>
        </table:table-row>
        <table:table-row table:style-name="ro1">
          <table:table-cell office:value-type="float" office:value="7.943664" calcext:value-type="float">
            <text:p>7.943664</text:p>
          </table:table-cell>
          <table:table-cell office:value-type="float" office:value="31.480373" calcext:value-type="float">
            <text:p>31.480373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342]+(-[.$D$2]*COS([.C342])-[.$D$4]*SIN([.C342]))/2" office:value-type="float" office:value="5.02173674261708" calcext:value-type="float">
            <text:p>5.0217367426</text:p>
          </table:table-cell>
          <table:table-cell table:formula="of:=[.B342]+(-[.$D$2]*SIN([.C342])+[.$D$4]*COS([.C342]))/2" office:value-type="float" office:value="32.3243760228398" calcext:value-type="float">
            <text:p>32.3243760228</text:p>
          </table:table-cell>
          <table:table-cell/>
          <table:table-cell table:formula="of:=[.A342]+([.$D$2]*COS([.C342])-[.$D$4]*SIN([.C342]))/2" office:value-type="float" office:value="10.9813799535805" calcext:value-type="float">
            <text:p>10.9813799536</text:p>
          </table:table-cell>
          <table:table-cell table:formula="of:=[.B342]+([.$D$2]*SIN([.C342])+[.$D$4]*COS([.C342]))/2" office:value-type="float" office:value="31.6296438456541" calcext:value-type="float">
            <text:p>31.6296438457</text:p>
          </table:table-cell>
        </table:table-row>
        <table:table-row table:style-name="ro1">
          <table:table-cell office:value-type="float" office:value="7.955941" calcext:value-type="float">
            <text:p>7.955941</text:p>
          </table:table-cell>
          <table:table-cell office:value-type="float" office:value="31.579616" calcext:value-type="float">
            <text:p>31.579616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343]+(-[.$D$2]*COS([.C343])-[.$D$4]*SIN([.C343]))/2" office:value-type="float" office:value="5.04617945815526" calcext:value-type="float">
            <text:p>5.0461794582</text:p>
          </table:table-cell>
          <table:table-cell table:formula="of:=[.B343]+(-[.$D$2]*SIN([.C343])+[.$D$4]*COS([.C343]))/2" office:value-type="float" office:value="32.4646514623411" calcext:value-type="float">
            <text:p>32.4646514623</text:p>
          </table:table-cell>
          <table:table-cell/>
          <table:table-cell table:formula="of:=[.A343]+([.$D$2]*COS([.C343])-[.$D$4]*SIN([.C343]))/2" office:value-type="float" office:value="10.9954566625043" calcext:value-type="float">
            <text:p>10.9954566625</text:p>
          </table:table-cell>
          <table:table-cell table:formula="of:=[.B343]+([.$D$2]*SIN([.C343])+[.$D$4]*COS([.C343]))/2" office:value-type="float" office:value="31.6861267383838" calcext:value-type="float">
            <text:p>31.6861267384</text:p>
          </table:table-cell>
        </table:table-row>
        <table:table-row table:style-name="ro1">
          <table:table-cell office:value-type="float" office:value="7.96964" calcext:value-type="float">
            <text:p>7.96964</text:p>
          </table:table-cell>
          <table:table-cell office:value-type="float" office:value="31.678672" calcext:value-type="float">
            <text:p>31.678672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344]+(-[.$D$2]*COS([.C344])-[.$D$4]*SIN([.C344]))/2" office:value-type="float" office:value="5.07311427087517" calcext:value-type="float">
            <text:p>5.0731142709</text:p>
          </table:table-cell>
          <table:table-cell table:formula="of:=[.B344]+(-[.$D$2]*SIN([.C344])+[.$D$4]*COS([.C344]))/2" office:value-type="float" office:value="32.606108628842" calcext:value-type="float">
            <text:p>32.6061086288</text:p>
          </table:table-cell>
          <table:table-cell/>
          <table:table-cell table:formula="of:=[.A344]+([.$D$2]*COS([.C344])-[.$D$4]*SIN([.C344]))/2" office:value-type="float" office:value="11.0103870287966" calcext:value-type="float">
            <text:p>11.0103870288</text:p>
          </table:table-cell>
          <table:table-cell table:formula="of:=[.B344]+([.$D$2]*SIN([.C344])+[.$D$4]*COS([.C344]))/2" office:value-type="float" office:value="31.7407808308115" calcext:value-type="float">
            <text:p>31.7407808308</text:p>
          </table:table-cell>
        </table:table-row>
        <table:table-row table:style-name="ro1">
          <table:table-cell office:value-type="float" office:value="7.984808" calcext:value-type="float">
            <text:p>7.984808</text:p>
          </table:table-cell>
          <table:table-cell office:value-type="float" office:value="31.777514" calcext:value-type="float">
            <text:p>31.777514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345]+(-[.$D$2]*COS([.C345])-[.$D$4]*SIN([.C345]))/2" office:value-type="float" office:value="5.10259779418316" calcext:value-type="float">
            <text:p>5.1025977942</text:p>
          </table:table-cell>
          <table:table-cell table:formula="of:=[.B345]+(-[.$D$2]*SIN([.C345])+[.$D$4]*COS([.C345]))/2" office:value-type="float" office:value="32.7485260130489" calcext:value-type="float">
            <text:p>32.748526013</text:p>
          </table:table-cell>
          <table:table-cell/>
          <table:table-cell table:formula="of:=[.A345]+([.$D$2]*COS([.C345])-[.$D$4]*SIN([.C345]))/2" office:value-type="float" office:value="11.0261458745994" calcext:value-type="float">
            <text:p>11.0261458746</text:p>
          </table:table-cell>
          <table:table-cell table:formula="of:=[.B345]+([.$D$2]*SIN([.C345])+[.$D$4]*COS([.C345]))/2" office:value-type="float" office:value="31.7937600003538" calcext:value-type="float">
            <text:p>31.7937600004</text:p>
          </table:table-cell>
        </table:table-row>
        <table:table-row table:style-name="ro1">
          <table:table-cell office:value-type="float" office:value="8.001485" calcext:value-type="float">
            <text:p>8.001485</text:p>
          </table:table-cell>
          <table:table-cell office:value-type="float" office:value="31.876113" calcext:value-type="float">
            <text:p>31.876113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346]+(-[.$D$2]*COS([.C346])-[.$D$4]*SIN([.C346]))/2" office:value-type="float" office:value="5.13466703405897" calcext:value-type="float">
            <text:p>5.1346670341</text:p>
          </table:table-cell>
          <table:table-cell table:formula="of:=[.B346]+(-[.$D$2]*SIN([.C346])+[.$D$4]*COS([.C346]))/2" office:value-type="float" office:value="32.8916693746822" calcext:value-type="float">
            <text:p>32.8916693747</text:p>
          </table:table-cell>
          <table:table-cell/>
          <table:table-cell table:formula="of:=[.A346]+([.$D$2]*COS([.C346])-[.$D$4]*SIN([.C346]))/2" office:value-type="float" office:value="11.042709467679" calcext:value-type="float">
            <text:p>11.0427094677</text:p>
          </table:table-cell>
          <table:table-cell table:formula="of:=[.B346]+([.$D$2]*SIN([.C346])+[.$D$4]*COS([.C346]))/2" office:value-type="float" office:value="31.8452303642544" calcext:value-type="float">
            <text:p>31.8452303643</text:p>
          </table:table-cell>
        </table:table-row>
        <table:table-row table:style-name="ro1">
          <table:table-cell office:value-type="float" office:value="8.019705" calcext:value-type="float">
            <text:p>8.019705</text:p>
          </table:table-cell>
          <table:table-cell office:value-type="float" office:value="31.974438" calcext:value-type="float">
            <text:p>31.974438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347]+(-[.$D$2]*COS([.C347])-[.$D$4]*SIN([.C347]))/2" office:value-type="float" office:value="5.16934408655294" calcext:value-type="float">
            <text:p>5.1693440866</text:p>
          </table:table-cell>
          <table:table-cell table:formula="of:=[.B347]+(-[.$D$2]*SIN([.C347])+[.$D$4]*COS([.C347]))/2" office:value-type="float" office:value="33.0353068246401" calcext:value-type="float">
            <text:p>33.0353068246</text:p>
          </table:table-cell>
          <table:table-cell/>
          <table:table-cell table:formula="of:=[.A347]+([.$D$2]*COS([.C347])-[.$D$4]*SIN([.C347]))/2" office:value-type="float" office:value="11.0600579153062" calcext:value-type="float">
            <text:p>11.0600579153</text:p>
          </table:table-cell>
          <table:table-cell table:formula="of:=[.B347]+([.$D$2]*SIN([.C347])+[.$D$4]*COS([.C347]))/2" office:value-type="float" office:value="31.8953548134854" calcext:value-type="float">
            <text:p>31.8953548135</text:p>
          </table:table-cell>
        </table:table-row>
        <table:table-row table:style-name="ro1">
          <table:table-cell office:value-type="float" office:value="8.039496" calcext:value-type="float">
            <text:p>8.039496</text:p>
          </table:table-cell>
          <table:table-cell office:value-type="float" office:value="32.072459" calcext:value-type="float">
            <text:p>32.072459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348]+(-[.$D$2]*COS([.C348])-[.$D$4]*SIN([.C348]))/2" office:value-type="float" office:value="5.20663133708769" calcext:value-type="float">
            <text:p>5.2066313371</text:p>
          </table:table-cell>
          <table:table-cell table:formula="of:=[.B348]+(-[.$D$2]*SIN([.C348])+[.$D$4]*COS([.C348]))/2" office:value-type="float" office:value="33.1792009760824" calcext:value-type="float">
            <text:p>33.1792009761</text:p>
          </table:table-cell>
          <table:table-cell/>
          <table:table-cell table:formula="of:=[.A348]+([.$D$2]*COS([.C348])-[.$D$4]*SIN([.C348]))/2" office:value-type="float" office:value="11.0781761868897" calcext:value-type="float">
            <text:p>11.0781761869</text:p>
          </table:table-cell>
          <table:table-cell table:formula="of:=[.B348]+([.$D$2]*SIN([.C348])+[.$D$4]*COS([.C348]))/2" office:value-type="float" office:value="31.944307832218" calcext:value-type="float">
            <text:p>31.9443078322</text:p>
          </table:table-cell>
        </table:table-row>
        <table:table-row table:style-name="ro1">
          <table:table-cell office:value-type="float" office:value="8.060878" calcext:value-type="float">
            <text:p>8.060878</text:p>
          </table:table-cell>
          <table:table-cell office:value-type="float" office:value="32.170145" calcext:value-type="float">
            <text:p>32.170145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349]+(-[.$D$2]*COS([.C349])-[.$D$4]*SIN([.C349]))/2" office:value-type="float" office:value="5.24651176268021" calcext:value-type="float">
            <text:p>5.2465117627</text:p>
          </table:table-cell>
          <table:table-cell table:formula="of:=[.B349]+(-[.$D$2]*SIN([.C349])+[.$D$4]*COS([.C349]))/2" office:value-type="float" office:value="33.3231162408531" calcext:value-type="float">
            <text:p>33.3231162409</text:p>
          </table:table-cell>
          <table:table-cell/>
          <table:table-cell table:formula="of:=[.A349]+([.$D$2]*COS([.C349])-[.$D$4]*SIN([.C349]))/2" office:value-type="float" office:value="11.0970529512549" calcext:value-type="float">
            <text:p>11.0970529513</text:p>
          </table:table-cell>
          <table:table-cell table:formula="of:=[.B349]+([.$D$2]*SIN([.C349])+[.$D$4]*COS([.C349]))/2" office:value-type="float" office:value="31.9922639572426" calcext:value-type="float">
            <text:p>31.9922639572</text:p>
          </table:table-cell>
        </table:table-row>
        <table:table-row table:style-name="ro1">
          <table:table-cell office:value-type="float" office:value="8.083864" calcext:value-type="float">
            <text:p>8.083864</text:p>
          </table:table-cell>
          <table:table-cell office:value-type="float" office:value="32.267466" calcext:value-type="float">
            <text:p>32.267466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350]+(-[.$D$2]*COS([.C350])-[.$D$4]*SIN([.C350]))/2" office:value-type="float" office:value="5.28894599729833" calcext:value-type="float">
            <text:p>5.2889459973</text:p>
          </table:table-cell>
          <table:table-cell table:formula="of:=[.B350]+(-[.$D$2]*SIN([.C350])+[.$D$4]*COS([.C350]))/2" office:value-type="float" office:value="33.466813054932" calcext:value-type="float">
            <text:p>33.4668130549</text:p>
          </table:table-cell>
          <table:table-cell/>
          <table:table-cell table:formula="of:=[.A350]+([.$D$2]*COS([.C350])-[.$D$4]*SIN([.C350]))/2" office:value-type="float" office:value="11.1166827771282" calcext:value-type="float">
            <text:p>11.1166827771</text:p>
          </table:table-cell>
          <table:table-cell table:formula="of:=[.B350]+([.$D$2]*SIN([.C350])+[.$D$4]*COS([.C350]))/2" office:value-type="float" office:value="32.0394084083729" calcext:value-type="float">
            <text:p>32.0394084084</text:p>
          </table:table-cell>
        </table:table-row>
        <table:table-row table:style-name="ro1">
          <table:table-cell office:value-type="float" office:value="8.108461" calcext:value-type="float">
            <text:p>8.108461</text:p>
          </table:table-cell>
          <table:table-cell office:value-type="float" office:value="32.364393" calcext:value-type="float">
            <text:p>32.364393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351]+(-[.$D$2]*COS([.C351])-[.$D$4]*SIN([.C351]))/2" office:value-type="float" office:value="5.33387867018572" calcext:value-type="float">
            <text:p>5.3338786702</text:p>
          </table:table-cell>
          <table:table-cell table:formula="of:=[.B351]+(-[.$D$2]*SIN([.C351])+[.$D$4]*COS([.C351]))/2" office:value-type="float" office:value="33.6100626572857" calcext:value-type="float">
            <text:p>33.6100626573</text:p>
          </table:table-cell>
          <table:table-cell/>
          <table:table-cell table:formula="of:=[.A351]+([.$D$2]*COS([.C351])-[.$D$4]*SIN([.C351]))/2" office:value-type="float" office:value="11.1370668765116" calcext:value-type="float">
            <text:p>11.1370668765</text:p>
          </table:table-cell>
          <table:table-cell table:formula="of:=[.B351]+([.$D$2]*SIN([.C351])+[.$D$4]*COS([.C351]))/2" office:value-type="float" office:value="32.0859213771019" calcext:value-type="float">
            <text:p>32.0859213771</text:p>
          </table:table-cell>
        </table:table-row>
        <table:table-row table:style-name="ro1">
          <table:table-cell office:value-type="float" office:value="8.134668" calcext:value-type="float">
            <text:p>8.134668</text:p>
          </table:table-cell>
          <table:table-cell office:value-type="float" office:value="32.460896" calcext:value-type="float">
            <text:p>32.460896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352]+(-[.$D$2]*COS([.C352])-[.$D$4]*SIN([.C352]))/2" office:value-type="float" office:value="5.38123035856787" calcext:value-type="float">
            <text:p>5.3812303586</text:p>
          </table:table-cell>
          <table:table-cell table:formula="of:=[.B352]+(-[.$D$2]*SIN([.C352])+[.$D$4]*COS([.C352]))/2" office:value-type="float" office:value="33.7526317139696" calcext:value-type="float">
            <text:p>33.752631714</text:p>
          </table:table-cell>
          <table:table-cell/>
          <table:table-cell table:formula="of:=[.A352]+([.$D$2]*COS([.C352])-[.$D$4]*SIN([.C352]))/2" office:value-type="float" office:value="11.1582124869665" calcext:value-type="float">
            <text:p>11.158212487</text:p>
          </table:table-cell>
          <table:table-cell table:formula="of:=[.B352]+([.$D$2]*SIN([.C352])+[.$D$4]*COS([.C352]))/2" office:value-type="float" office:value="32.1319906407634" calcext:value-type="float">
            <text:p>32.1319906408</text:p>
          </table:table-cell>
        </table:table-row>
        <table:table-row table:style-name="ro1">
          <table:table-cell office:value-type="float" office:value="8.162478" calcext:value-type="float">
            <text:p>8.162478</text:p>
          </table:table-cell>
          <table:table-cell office:value-type="float" office:value="32.55695" calcext:value-type="float">
            <text:p>32.55695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353]+(-[.$D$2]*COS([.C353])-[.$D$4]*SIN([.C353]))/2" office:value-type="float" office:value="5.43090701507412" calcext:value-type="float">
            <text:p>5.4309070151</text:p>
          </table:table-cell>
          <table:table-cell table:formula="of:=[.B353]+(-[.$D$2]*SIN([.C353])+[.$D$4]*COS([.C353]))/2" office:value-type="float" office:value="33.8943055825999" calcext:value-type="float">
            <text:p>33.8943055826</text:p>
          </table:table-cell>
          <table:table-cell/>
          <table:table-cell table:formula="of:=[.A353]+([.$D$2]*COS([.C353])-[.$D$4]*SIN([.C353]))/2" office:value-type="float" office:value="11.1801334449623" calcext:value-type="float">
            <text:p>11.180133445</text:p>
          </table:table-cell>
          <table:table-cell table:formula="of:=[.B353]+([.$D$2]*SIN([.C353])+[.$D$4]*COS([.C353]))/2" office:value-type="float" office:value="32.1777988223815" calcext:value-type="float">
            <text:p>32.1777988224</text:p>
          </table:table-cell>
        </table:table-row>
        <table:table-row table:style-name="ro1">
          <table:table-cell office:value-type="float" office:value="8.191877" calcext:value-type="float">
            <text:p>8.191877</text:p>
          </table:table-cell>
          <table:table-cell office:value-type="float" office:value="32.65253" calcext:value-type="float">
            <text:p>32.65253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354]+(-[.$D$2]*COS([.C354])-[.$D$4]*SIN([.C354]))/2" office:value-type="float" office:value="5.4827915877475" calcext:value-type="float">
            <text:p>5.4827915877</text:p>
          </table:table-cell>
          <table:table-cell table:formula="of:=[.B354]+(-[.$D$2]*SIN([.C354])+[.$D$4]*COS([.C354]))/2" office:value-type="float" office:value="34.0348672342235" calcext:value-type="float">
            <text:p>34.0348672342</text:p>
          </table:table-cell>
          <table:table-cell/>
          <table:table-cell table:formula="of:=[.A354]+([.$D$2]*COS([.C354])-[.$D$4]*SIN([.C354]))/2" office:value-type="float" office:value="11.2028509524194" calcext:value-type="float">
            <text:p>11.2028509524</text:p>
          </table:table-cell>
          <table:table-cell table:formula="of:=[.B354]+([.$D$2]*SIN([.C354])+[.$D$4]*COS([.C354]))/2" office:value-type="float" office:value="32.2235359932218" calcext:value-type="float">
            <text:p>32.2235359932</text:p>
          </table:table-cell>
        </table:table-row>
        <table:table-row table:style-name="ro1">
          <table:table-cell office:value-type="float" office:value="8.222845" calcext:value-type="float">
            <text:p>8.222845</text:p>
          </table:table-cell>
          <table:table-cell office:value-type="float" office:value="32.747613" calcext:value-type="float">
            <text:p>32.747613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355]+(-[.$D$2]*COS([.C355])-[.$D$4]*SIN([.C355]))/2" office:value-type="float" office:value="5.53675326866693" calcext:value-type="float">
            <text:p>5.5367532687</text:p>
          </table:table-cell>
          <table:table-cell table:formula="of:=[.B355]+(-[.$D$2]*SIN([.C355])+[.$D$4]*COS([.C355]))/2" office:value-type="float" office:value="34.1741161408532" calcext:value-type="float">
            <text:p>34.1741161409</text:p>
          </table:table-cell>
          <table:table-cell/>
          <table:table-cell table:formula="of:=[.A355]+([.$D$2]*COS([.C355])-[.$D$4]*SIN([.C355]))/2" office:value-type="float" office:value="11.2263922509972" calcext:value-type="float">
            <text:p>11.226392251</text:p>
          </table:table-cell>
          <table:table-cell table:formula="of:=[.B355]+([.$D$2]*SIN([.C355])+[.$D$4]*COS([.C355]))/2" office:value-type="float" office:value="32.2693830228685" calcext:value-type="float">
            <text:p>32.2693830229</text:p>
          </table:table-cell>
        </table:table-row>
        <table:table-row table:style-name="ro1">
          <table:table-cell office:value-type="float" office:value="8.255355" calcext:value-type="float">
            <text:p>8.255355</text:p>
          </table:table-cell>
          <table:table-cell office:value-type="float" office:value="32.84218" calcext:value-type="float">
            <text:p>32.84218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356]+(-[.$D$2]*COS([.C356])-[.$D$4]*SIN([.C356]))/2" office:value-type="float" office:value="5.59264029409476" calcext:value-type="float">
            <text:p>5.5926402941</text:p>
          </table:table-cell>
          <table:table-cell table:formula="of:=[.B356]+(-[.$D$2]*SIN([.C356])+[.$D$4]*COS([.C356]))/2" office:value-type="float" office:value="34.3118569695943" calcext:value-type="float">
            <text:p>34.3118569696</text:p>
          </table:table-cell>
          <table:table-cell/>
          <table:table-cell table:formula="of:=[.A356]+([.$D$2]*COS([.C356])-[.$D$4]*SIN([.C356]))/2" office:value-type="float" office:value="11.2507911714004" calcext:value-type="float">
            <text:p>11.2507911714</text:p>
          </table:table-cell>
          <table:table-cell table:formula="of:=[.B356]+([.$D$2]*SIN([.C356])+[.$D$4]*COS([.C356]))/2" office:value-type="float" office:value="32.3155281766233" calcext:value-type="float">
            <text:p>32.3155281766</text:p>
          </table:table-cell>
        </table:table-row>
        <table:table-row table:style-name="ro1">
          <table:table-cell office:value-type="float" office:value="8.289373" calcext:value-type="float">
            <text:p>8.289373</text:p>
          </table:table-cell>
          <table:table-cell office:value-type="float" office:value="32.936215" calcext:value-type="float">
            <text:p>32.936215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357]+(-[.$D$2]*COS([.C357])-[.$D$4]*SIN([.C357]))/2" office:value-type="float" office:value="5.65028767034616" calcext:value-type="float">
            <text:p>5.6502876703</text:p>
          </table:table-cell>
          <table:table-cell table:formula="of:=[.B357]+(-[.$D$2]*SIN([.C357])+[.$D$4]*COS([.C357]))/2" office:value-type="float" office:value="34.4479122655945" calcext:value-type="float">
            <text:p>34.4479122656</text:p>
          </table:table-cell>
          <table:table-cell/>
          <table:table-cell table:formula="of:=[.A357]+([.$D$2]*COS([.C357])-[.$D$4]*SIN([.C357]))/2" office:value-type="float" office:value="11.2760852628383" calcext:value-type="float">
            <text:p>11.2760852628</text:p>
          </table:table-cell>
          <table:table-cell table:formula="of:=[.B357]+([.$D$2]*SIN([.C357])+[.$D$4]*COS([.C357]))/2" office:value-type="float" office:value="32.3621506664875" calcext:value-type="float">
            <text:p>32.3621506665</text:p>
          </table:table-cell>
        </table:table-row>
        <table:table-row table:style-name="ro1">
          <table:table-cell office:value-type="float" office:value="8.324861" calcext:value-type="float">
            <text:p>8.324861</text:p>
          </table:table-cell>
          <table:table-cell office:value-type="float" office:value="33.029705" calcext:value-type="float">
            <text:p>33.029705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358]+(-[.$D$2]*COS([.C358])-[.$D$4]*SIN([.C358]))/2" office:value-type="float" office:value="5.70951684386529" calcext:value-type="float">
            <text:p>5.7095168439</text:p>
          </table:table-cell>
          <table:table-cell table:formula="of:=[.B358]+(-[.$D$2]*SIN([.C358])+[.$D$4]*COS([.C358]))/2" office:value-type="float" office:value="34.5821143999239" calcext:value-type="float">
            <text:p>34.5821143999</text:p>
          </table:table-cell>
          <table:table-cell/>
          <table:table-cell table:formula="of:=[.A358]+([.$D$2]*COS([.C358])-[.$D$4]*SIN([.C358]))/2" office:value-type="float" office:value="11.3023193314541" calcext:value-type="float">
            <text:p>11.3023193315</text:p>
          </table:table-cell>
          <table:table-cell table:formula="of:=[.B358]+([.$D$2]*SIN([.C358])+[.$D$4]*COS([.C358]))/2" office:value-type="float" office:value="32.4094293480076" calcext:value-type="float">
            <text:p>32.409429348</text:p>
          </table:table-cell>
        </table:table-row>
        <table:table-row table:style-name="ro1">
          <table:table-cell office:value-type="float" office:value="8.361774" calcext:value-type="float">
            <text:p>8.361774</text:p>
          </table:table-cell>
          <table:table-cell office:value-type="float" office:value="33.122642" calcext:value-type="float">
            <text:p>33.122642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359]+(-[.$D$2]*COS([.C359])-[.$D$4]*SIN([.C359]))/2" office:value-type="float" office:value="5.77013665771393" calcext:value-type="float">
            <text:p>5.7701366577</text:p>
          </table:table-cell>
          <table:table-cell table:formula="of:=[.B359]+(-[.$D$2]*SIN([.C359])+[.$D$4]*COS([.C359]))/2" office:value-type="float" office:value="34.714312784449" calcext:value-type="float">
            <text:p>34.7143127844</text:p>
          </table:table-cell>
          <table:table-cell/>
          <table:table-cell table:formula="of:=[.A359]+([.$D$2]*COS([.C359])-[.$D$4]*SIN([.C359]))/2" office:value-type="float" office:value="11.3295403890108" calcext:value-type="float">
            <text:p>11.329540389</text:p>
          </table:table-cell>
          <table:table-cell table:formula="of:=[.B359]+([.$D$2]*SIN([.C359])+[.$D$4]*COS([.C359]))/2" office:value-type="float" office:value="32.4575385041005" calcext:value-type="float">
            <text:p>32.4575385041</text:p>
          </table:table-cell>
        </table:table-row>
        <table:table-row table:style-name="ro1">
          <table:table-cell office:value-type="float" office:value="8.400062" calcext:value-type="float">
            <text:p>8.400062</text:p>
          </table:table-cell>
          <table:table-cell office:value-type="float" office:value="33.21502" calcext:value-type="float">
            <text:p>33.21502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360]+(-[.$D$2]*COS([.C360])-[.$D$4]*SIN([.C360]))/2" office:value-type="float" office:value="5.83194821346694" calcext:value-type="float">
            <text:p>5.8319482135</text:p>
          </table:table-cell>
          <table:table-cell table:formula="of:=[.B360]+(-[.$D$2]*SIN([.C360])+[.$D$4]*COS([.C360]))/2" office:value-type="float" office:value="34.8443731168592" calcext:value-type="float">
            <text:p>34.8443731169</text:p>
          </table:table-cell>
          <table:table-cell/>
          <table:table-cell table:formula="of:=[.A360]+([.$D$2]*COS([.C360])-[.$D$4]*SIN([.C360]))/2" office:value-type="float" office:value="11.3577976738099" calcext:value-type="float">
            <text:p>11.3577976738</text:p>
          </table:table-cell>
          <table:table-cell table:formula="of:=[.B360]+([.$D$2]*SIN([.C360])+[.$D$4]*COS([.C360]))/2" office:value-type="float" office:value="32.5066417931979" calcext:value-type="float">
            <text:p>32.5066417932</text:p>
          </table:table-cell>
        </table:table-row>
        <table:table-row table:style-name="ro1">
          <table:table-cell office:value-type="float" office:value="8.439671" calcext:value-type="float">
            <text:p>8.439671</text:p>
          </table:table-cell>
          <table:table-cell office:value-type="float" office:value="33.306841" calcext:value-type="float">
            <text:p>33.306841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361]+(-[.$D$2]*COS([.C361])-[.$D$4]*SIN([.C361]))/2" office:value-type="float" office:value="5.89473898009189" calcext:value-type="float">
            <text:p>5.8947389801</text:p>
          </table:table-cell>
          <table:table-cell table:formula="of:=[.B361]+(-[.$D$2]*SIN([.C361])+[.$D$4]*COS([.C361]))/2" office:value-type="float" office:value="34.9721701008225" calcext:value-type="float">
            <text:p>34.9721701008</text:p>
          </table:table-cell>
          <table:table-cell/>
          <table:table-cell table:formula="of:=[.A361]+([.$D$2]*COS([.C361])-[.$D$4]*SIN([.C361]))/2" office:value-type="float" office:value="11.387145862342" calcext:value-type="float">
            <text:p>11.3871458623</text:p>
          </table:table-cell>
          <table:table-cell table:formula="of:=[.B361]+([.$D$2]*SIN([.C361])+[.$D$4]*COS([.C361]))/2" office:value-type="float" office:value="32.5569130462191" calcext:value-type="float">
            <text:p>32.5569130462</text:p>
          </table:table-cell>
        </table:table-row>
        <table:table-row table:style-name="ro1">
          <table:table-cell office:value-type="float" office:value="8.480541" calcext:value-type="float">
            <text:p>8.480541</text:p>
          </table:table-cell>
          <table:table-cell office:value-type="float" office:value="33.398107" calcext:value-type="float">
            <text:p>33.398107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362]+(-[.$D$2]*COS([.C362])-[.$D$4]*SIN([.C362]))/2" office:value-type="float" office:value="5.9582932517838" calcext:value-type="float">
            <text:p>5.9582932518</text:p>
          </table:table-cell>
          <table:table-cell table:formula="of:=[.B362]+(-[.$D$2]*SIN([.C362])+[.$D$4]*COS([.C362]))/2" office:value-type="float" office:value="35.0975970107439" calcext:value-type="float">
            <text:p>35.0975970107</text:p>
          </table:table-cell>
          <table:table-cell/>
          <table:table-cell table:formula="of:=[.A362]+([.$D$2]*COS([.C362])-[.$D$4]*SIN([.C362]))/2" office:value-type="float" office:value="11.4176369815269" calcext:value-type="float">
            <text:p>11.4176369815</text:p>
          </table:table-cell>
          <table:table-cell table:formula="of:=[.B362]+([.$D$2]*SIN([.C362])+[.$D$4]*COS([.C362]))/2" office:value-type="float" office:value="32.6085076108799" calcext:value-type="float">
            <text:p>32.6085076109</text:p>
          </table:table-cell>
        </table:table-row>
        <table:table-row table:style-name="ro1">
          <table:table-cell office:value-type="float" office:value="8.522609" calcext:value-type="float">
            <text:p>8.522609</text:p>
          </table:table-cell>
          <table:table-cell office:value-type="float" office:value="33.488827" calcext:value-type="float">
            <text:p>33.488827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363]+(-[.$D$2]*COS([.C363])-[.$D$4]*SIN([.C363]))/2" office:value-type="float" office:value="6.02239348048763" calcext:value-type="float">
            <text:p>6.0223934805</text:p>
          </table:table-cell>
          <table:table-cell table:formula="of:=[.B363]+(-[.$D$2]*SIN([.C363])+[.$D$4]*COS([.C363]))/2" office:value-type="float" office:value="35.2205666905972" calcext:value-type="float">
            <text:p>35.2205666906</text:p>
          </table:table-cell>
          <table:table-cell/>
          <table:table-cell table:formula="of:=[.A363]+([.$D$2]*COS([.C363])-[.$D$4]*SIN([.C363]))/2" office:value-type="float" office:value="11.4493230397324" calcext:value-type="float">
            <text:p>11.4493230397</text:p>
          </table:table-cell>
          <table:table-cell table:formula="of:=[.B363]+([.$D$2]*SIN([.C363])+[.$D$4]*COS([.C363]))/2" office:value-type="float" office:value="32.661575569277" calcext:value-type="float">
            <text:p>32.6615755693</text:p>
          </table:table-cell>
        </table:table-row>
        <table:table-row table:style-name="ro1">
          <table:table-cell office:value-type="float" office:value="8.565807" calcext:value-type="float">
            <text:p>8.565807</text:p>
          </table:table-cell>
          <table:table-cell office:value-type="float" office:value="33.579014" calcext:value-type="float">
            <text:p>33.579014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364]+(-[.$D$2]*COS([.C364])-[.$D$4]*SIN([.C364]))/2" office:value-type="float" office:value="6.08681614181617" calcext:value-type="float">
            <text:p>6.0868161418</text:p>
          </table:table-cell>
          <table:table-cell table:formula="of:=[.B364]+(-[.$D$2]*SIN([.C364])+[.$D$4]*COS([.C364]))/2" office:value-type="float" office:value="35.3410027414626" calcext:value-type="float">
            <text:p>35.3410027415</text:p>
          </table:table-cell>
          <table:table-cell/>
          <table:table-cell table:formula="of:=[.A364]+([.$D$2]*COS([.C364])-[.$D$4]*SIN([.C364]))/2" office:value-type="float" office:value="11.482254160378" calcext:value-type="float">
            <text:p>11.4822541604</text:p>
          </table:table-cell>
          <table:table-cell table:formula="of:=[.B364]+([.$D$2]*SIN([.C364])+[.$D$4]*COS([.C364]))/2" office:value-type="float" office:value="32.7162649282977" calcext:value-type="float">
            <text:p>32.7162649283</text:p>
          </table:table-cell>
        </table:table-row>
        <table:table-row table:style-name="ro1">
          <table:table-cell office:value-type="float" office:value="8.610065" calcext:value-type="float">
            <text:p>8.610065</text:p>
          </table:table-cell>
          <table:table-cell office:value-type="float" office:value="33.668687" calcext:value-type="float">
            <text:p>33.668687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365]+(-[.$D$2]*COS([.C365])-[.$D$4]*SIN([.C365]))/2" office:value-type="float" office:value="6.15133757278256" calcext:value-type="float">
            <text:p>6.1513375728</text:p>
          </table:table-cell>
          <table:table-cell table:formula="of:=[.B365]+(-[.$D$2]*SIN([.C365])+[.$D$4]*COS([.C365]))/2" office:value-type="float" office:value="35.4588432609584" calcext:value-type="float">
            <text:p>35.458843261</text:p>
          </table:table-cell>
          <table:table-cell/>
          <table:table-cell table:formula="of:=[.A365]+([.$D$2]*COS([.C365])-[.$D$4]*SIN([.C365]))/2" office:value-type="float" office:value="11.5164794617328" calcext:value-type="float">
            <text:p>11.5164794617</text:p>
          </table:table-cell>
          <table:table-cell table:formula="of:=[.B365]+([.$D$2]*SIN([.C365])+[.$D$4]*COS([.C365]))/2" office:value-type="float" office:value="32.7727210538666" calcext:value-type="float">
            <text:p>32.7727210539</text:p>
          </table:table-cell>
        </table:table-row>
        <table:table-row table:style-name="ro1">
          <table:table-cell office:value-type="float" office:value="8.655308" calcext:value-type="float">
            <text:p>8.655308</text:p>
          </table:table-cell>
          <table:table-cell office:value-type="float" office:value="33.757867" calcext:value-type="float">
            <text:p>33.757867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366]+(-[.$D$2]*COS([.C366])-[.$D$4]*SIN([.C366]))/2" office:value-type="float" office:value="6.21573759134115" calcext:value-type="float">
            <text:p>6.2157375913</text:p>
          </table:table-cell>
          <table:table-cell table:formula="of:=[.B366]+(-[.$D$2]*SIN([.C366])+[.$D$4]*COS([.C366]))/2" office:value-type="float" office:value="35.5740432638015" calcext:value-type="float">
            <text:p>35.5740432638</text:p>
          </table:table-cell>
          <table:table-cell/>
          <table:table-cell table:formula="of:=[.A366]+([.$D$2]*COS([.C366])-[.$D$4]*SIN([.C366]))/2" office:value-type="float" office:value="11.5520398775318" calcext:value-type="float">
            <text:p>11.5520398775</text:p>
          </table:table-cell>
          <table:table-cell table:formula="of:=[.B366]+([.$D$2]*SIN([.C366])+[.$D$4]*COS([.C366]))/2" office:value-type="float" office:value="32.8310744505636" calcext:value-type="float">
            <text:p>32.8310744506</text:p>
          </table:table-cell>
        </table:table-row>
        <table:table-row table:style-name="ro1">
          <table:table-cell office:value-type="float" office:value="8.701459" calcext:value-type="float">
            <text:p>8.701459</text:p>
          </table:table-cell>
          <table:table-cell office:value-type="float" office:value="33.84658" calcext:value-type="float">
            <text:p>33.84658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367]+(-[.$D$2]*COS([.C367])-[.$D$4]*SIN([.C367]))/2" office:value-type="float" office:value="6.27979662109966" calcext:value-type="float">
            <text:p>6.2797966211</text:p>
          </table:table-cell>
          <table:table-cell table:formula="of:=[.B367]+(-[.$D$2]*SIN([.C367])+[.$D$4]*COS([.C367]))/2" office:value-type="float" office:value="35.6865667724032" calcext:value-type="float">
            <text:p>35.6865667724</text:p>
          </table:table-cell>
          <table:table-cell/>
          <table:table-cell table:formula="of:=[.A367]+([.$D$2]*COS([.C367])-[.$D$4]*SIN([.C367]))/2" office:value-type="float" office:value="11.588973176496" calcext:value-type="float">
            <text:p>11.5889731765</text:p>
          </table:table-cell>
          <table:table-cell table:formula="of:=[.B367]+([.$D$2]*SIN([.C367])+[.$D$4]*COS([.C367]))/2" office:value-type="float" office:value="32.8914559868295" calcext:value-type="float">
            <text:p>32.8914559868</text:p>
          </table:table-cell>
        </table:table-row>
        <table:table-row table:style-name="ro1">
          <table:table-cell office:value-type="float" office:value="8.748438" calcext:value-type="float">
            <text:p>8.748438</text:p>
          </table:table-cell>
          <table:table-cell office:value-type="float" office:value="33.934857" calcext:value-type="float">
            <text:p>33.934857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368]+(-[.$D$2]*COS([.C368])-[.$D$4]*SIN([.C368]))/2" office:value-type="float" office:value="6.34330304156606" calcext:value-type="float">
            <text:p>6.3433030416</text:p>
          </table:table-cell>
          <table:table-cell table:formula="of:=[.B368]+(-[.$D$2]*SIN([.C368])+[.$D$4]*COS([.C368]))/2" office:value-type="float" office:value="35.7963955657351" calcext:value-type="float">
            <text:p>35.7963955657</text:p>
          </table:table-cell>
          <table:table-cell/>
          <table:table-cell table:formula="of:=[.A368]+([.$D$2]*COS([.C368])-[.$D$4]*SIN([.C368]))/2" office:value-type="float" office:value="11.6273079009192" calcext:value-type="float">
            <text:p>11.6273079009</text:p>
          </table:table-cell>
          <table:table-cell table:formula="of:=[.B368]+([.$D$2]*SIN([.C368])+[.$D$4]*COS([.C368]))/2" office:value-type="float" office:value="32.9539859108238" calcext:value-type="float">
            <text:p>32.9539859108</text:p>
          </table:table-cell>
        </table:table-row>
        <table:table-row table:style-name="ro1">
          <table:table-cell office:value-type="float" office:value="8.796165" calcext:value-type="float">
            <text:p>8.796165</text:p>
          </table:table-cell>
          <table:table-cell office:value-type="float" office:value="34.022732" calcext:value-type="float">
            <text:p>34.022732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369]+(-[.$D$2]*COS([.C369])-[.$D$4]*SIN([.C369]))/2" office:value-type="float" office:value="6.40605557782105" calcext:value-type="float">
            <text:p>6.4060555778</text:p>
          </table:table-cell>
          <table:table-cell table:formula="of:=[.B369]+(-[.$D$2]*SIN([.C369])+[.$D$4]*COS([.C369]))/2" office:value-type="float" office:value="35.9035235753776" calcext:value-type="float">
            <text:p>35.9035235754</text:p>
          </table:table-cell>
          <table:table-cell/>
          <table:table-cell table:formula="of:=[.A369]+([.$D$2]*COS([.C369])-[.$D$4]*SIN([.C369]))/2" office:value-type="float" office:value="11.6670657751566" calcext:value-type="float">
            <text:p>11.6670657752</text:p>
          </table:table-cell>
          <table:table-cell table:formula="of:=[.B369]+([.$D$2]*SIN([.C369])+[.$D$4]*COS([.C369]))/2" office:value-type="float" office:value="33.0187754575116" calcext:value-type="float">
            <text:p>33.0187754575</text:p>
          </table:table-cell>
        </table:table-row>
        <table:table-row table:style-name="ro1">
          <table:table-cell office:value-type="float" office:value="8.844555" calcext:value-type="float">
            <text:p>8.844555</text:p>
          </table:table-cell>
          <table:table-cell office:value-type="float" office:value="34.110244" calcext:value-type="float">
            <text:p>34.110244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370]+(-[.$D$2]*COS([.C370])-[.$D$4]*SIN([.C370]))/2" office:value-type="float" office:value="6.46785173743256" calcext:value-type="float">
            <text:p>6.4678517374</text:p>
          </table:table-cell>
          <table:table-cell table:formula="of:=[.B370]+(-[.$D$2]*SIN([.C370])+[.$D$4]*COS([.C370]))/2" office:value-type="float" office:value="36.0079482977507" calcext:value-type="float">
            <text:p>36.0079482978</text:p>
          </table:table-cell>
          <table:table-cell/>
          <table:table-cell table:formula="of:=[.A370]+([.$D$2]*COS([.C370])-[.$D$4]*SIN([.C370]))/2" office:value-type="float" office:value="11.7082594800775" calcext:value-type="float">
            <text:p>11.7082594801</text:p>
          </table:table-cell>
          <table:table-cell table:formula="of:=[.B370]+([.$D$2]*SIN([.C370])+[.$D$4]*COS([.C370]))/2" office:value-type="float" office:value="33.0859409926902" calcext:value-type="float">
            <text:p>33.0859409927</text:p>
          </table:table-cell>
        </table:table-row>
        <table:table-row table:style-name="ro1">
          <table:table-cell office:value-type="float" office:value="8.893522" calcext:value-type="float">
            <text:p>8.893522</text:p>
          </table:table-cell>
          <table:table-cell office:value-type="float" office:value="34.197435" calcext:value-type="float">
            <text:p>34.197435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371]+(-[.$D$2]*COS([.C371])-[.$D$4]*SIN([.C371]))/2" office:value-type="float" office:value="6.52850580757188" calcext:value-type="float">
            <text:p>6.5285058076</text:p>
          </table:table-cell>
          <table:table-cell table:formula="of:=[.B371]+(-[.$D$2]*SIN([.C371])+[.$D$4]*COS([.C371]))/2" office:value-type="float" office:value="36.1096845678004" calcext:value-type="float">
            <text:p>36.1096845678</text:p>
          </table:table-cell>
          <table:table-cell/>
          <table:table-cell table:formula="of:=[.A371]+([.$D$2]*COS([.C371])-[.$D$4]*SIN([.C371]))/2" office:value-type="float" office:value="11.7508885283402" calcext:value-type="float">
            <text:p>11.7508885283</text:p>
          </table:table-cell>
          <table:table-cell table:formula="of:=[.B371]+([.$D$2]*SIN([.C371])+[.$D$4]*COS([.C371]))/2" office:value-type="float" office:value="33.1555825523277" calcext:value-type="float">
            <text:p>33.1555825523</text:p>
          </table:table-cell>
        </table:table-row>
        <table:table-row table:style-name="ro1">
          <table:table-cell office:value-type="float" office:value="8.942981" calcext:value-type="float">
            <text:p>8.942981</text:p>
          </table:table-cell>
          <table:table-cell office:value-type="float" office:value="34.284347" calcext:value-type="float">
            <text:p>34.284347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372]+(-[.$D$2]*COS([.C372])-[.$D$4]*SIN([.C372]))/2" office:value-type="float" office:value="6.5878461367203" calcext:value-type="float">
            <text:p>6.5878461367</text:p>
          </table:table-cell>
          <table:table-cell table:formula="of:=[.B372]+(-[.$D$2]*SIN([.C372])+[.$D$4]*COS([.C372]))/2" office:value-type="float" office:value="36.2087533437238" calcext:value-type="float">
            <text:p>36.2087533437</text:p>
          </table:table-cell>
          <table:table-cell/>
          <table:table-cell table:formula="of:=[.A372]+([.$D$2]*COS([.C372])-[.$D$4]*SIN([.C372]))/2" office:value-type="float" office:value="11.7949430632291" calcext:value-type="float">
            <text:p>11.7949430632</text:p>
          </table:table-cell>
          <table:table-cell table:formula="of:=[.B372]+([.$D$2]*SIN([.C372])+[.$D$4]*COS([.C372]))/2" office:value-type="float" office:value="33.2277901440276" calcext:value-type="float">
            <text:p>33.227790144</text:p>
          </table:table-cell>
        </table:table-row>
        <table:table-row table:style-name="ro1">
          <table:table-cell office:value-type="float" office:value="8.992844" calcext:value-type="float">
            <text:p>8.992844</text:p>
          </table:table-cell>
          <table:table-cell office:value-type="float" office:value="34.371029" calcext:value-type="float">
            <text:p>34.371029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373]+(-[.$D$2]*COS([.C373])-[.$D$4]*SIN([.C373]))/2" office:value-type="float" office:value="6.64570600996035" calcext:value-type="float">
            <text:p>6.64570601</text:p>
          </table:table-cell>
          <table:table-cell table:formula="of:=[.B373]+(-[.$D$2]*SIN([.C373])+[.$D$4]*COS([.C373]))/2" office:value-type="float" office:value="36.3051808181654" calcext:value-type="float">
            <text:p>36.3051808182</text:p>
          </table:table-cell>
          <table:table-cell/>
          <table:table-cell table:formula="of:=[.A373]+([.$D$2]*COS([.C373])-[.$D$4]*SIN([.C373]))/2" office:value-type="float" office:value="11.8404021478209" calcext:value-type="float">
            <text:p>11.8404021478</text:p>
          </table:table-cell>
          <table:table-cell table:formula="of:=[.B373]+([.$D$2]*SIN([.C373])+[.$D$4]*COS([.C373]))/2" office:value-type="float" office:value="33.302659871478" calcext:value-type="float">
            <text:p>33.3026598715</text:p>
          </table:table-cell>
        </table:table-row>
        <table:table-row table:style-name="ro1">
          <table:table-cell office:value-type="float" office:value="9.043021" calcext:value-type="float">
            <text:p>9.043021</text:p>
          </table:table-cell>
          <table:table-cell office:value-type="float" office:value="34.457529" calcext:value-type="float">
            <text:p>34.457529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374]+(-[.$D$2]*COS([.C374])-[.$D$4]*SIN([.C374]))/2" office:value-type="float" office:value="6.70193480223026" calcext:value-type="float">
            <text:p>6.7019348022</text:p>
          </table:table-cell>
          <table:table-cell table:formula="of:=[.B374]+(-[.$D$2]*SIN([.C374])+[.$D$4]*COS([.C374]))/2" office:value-type="float" office:value="36.3990014861846" calcext:value-type="float">
            <text:p>36.3990014862</text:p>
          </table:table-cell>
          <table:table-cell/>
          <table:table-cell table:formula="of:=[.A374]+([.$D$2]*COS([.C374])-[.$D$4]*SIN([.C374]))/2" office:value-type="float" office:value="11.8872287501664" calcext:value-type="float">
            <text:p>11.8872287502</text:p>
          </table:table-cell>
          <table:table-cell table:formula="of:=[.B374]+([.$D$2]*SIN([.C374])+[.$D$4]*COS([.C374]))/2" office:value-type="float" office:value="33.3802721718047" calcext:value-type="float">
            <text:p>33.3802721718</text:p>
          </table:table-cell>
        </table:table-row>
        <table:table-row table:style-name="ro1">
          <table:table-cell office:value-type="float" office:value="9.093423" calcext:value-type="float">
            <text:p>9.093423</text:p>
          </table:table-cell>
          <table:table-cell office:value-type="float" office:value="34.543898" calcext:value-type="float">
            <text:p>34.543898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375]+(-[.$D$2]*COS([.C375])-[.$D$4]*SIN([.C375]))/2" office:value-type="float" office:value="6.75639569710222" calcext:value-type="float">
            <text:p>6.7563956971</text:p>
          </table:table-cell>
          <table:table-cell table:formula="of:=[.B375]+(-[.$D$2]*SIN([.C375])+[.$D$4]*COS([.C375]))/2" office:value-type="float" office:value="36.4902544384537" calcext:value-type="float">
            <text:p>36.4902544385</text:p>
          </table:table-cell>
          <table:table-cell/>
          <table:table-cell table:formula="of:=[.A375]+([.$D$2]*COS([.C375])-[.$D$4]*SIN([.C375]))/2" office:value-type="float" office:value="11.9353752395369" calcext:value-type="float">
            <text:p>11.9353752395</text:p>
          </table:table-cell>
          <table:table-cell table:formula="of:=[.B375]+([.$D$2]*SIN([.C375])+[.$D$4]*COS([.C375]))/2" office:value-type="float" office:value="33.4607048186187" calcext:value-type="float">
            <text:p>33.4607048186</text:p>
          </table:table-cell>
        </table:table-row>
        <table:table-row table:style-name="ro1">
          <table:table-cell office:value-type="float" office:value="9.143961" calcext:value-type="float">
            <text:p>9.143961</text:p>
          </table:table-cell>
          <table:table-cell office:value-type="float" office:value="34.630188" calcext:value-type="float">
            <text:p>34.630188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376]+(-[.$D$2]*COS([.C376])-[.$D$4]*SIN([.C376]))/2" office:value-type="float" office:value="6.80897281285604" calcext:value-type="float">
            <text:p>6.8089728129</text:p>
          </table:table-cell>
          <table:table-cell table:formula="of:=[.B376]+(-[.$D$2]*SIN([.C376])+[.$D$4]*COS([.C376]))/2" office:value-type="float" office:value="36.5789902387862" calcext:value-type="float">
            <text:p>36.5789902388</text:p>
          </table:table-cell>
          <table:table-cell/>
          <table:table-cell table:formula="of:=[.A376]+([.$D$2]*COS([.C376])-[.$D$4]*SIN([.C376]))/2" office:value-type="float" office:value="11.9847775787966" calcext:value-type="float">
            <text:p>11.9847775788</text:p>
          </table:table-cell>
          <table:table-cell table:formula="of:=[.B376]+([.$D$2]*SIN([.C376])+[.$D$4]*COS([.C376]))/2" office:value-type="float" office:value="33.5440198888705" calcext:value-type="float">
            <text:p>33.5440198889</text:p>
          </table:table-cell>
        </table:table-row>
        <table:table-row table:style-name="ro1">
          <table:table-cell office:value-type="float" office:value="9.194544" calcext:value-type="float">
            <text:p>9.194544</text:p>
          </table:table-cell>
          <table:table-cell office:value-type="float" office:value="34.716451" calcext:value-type="float">
            <text:p>34.716451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377]+(-[.$D$2]*COS([.C377])-[.$D$4]*SIN([.C377]))/2" office:value-type="float" office:value="6.85955581285604" calcext:value-type="float">
            <text:p>6.8595558129</text:p>
          </table:table-cell>
          <table:table-cell table:formula="of:=[.B377]+(-[.$D$2]*SIN([.C377])+[.$D$4]*COS([.C377]))/2" office:value-type="float" office:value="36.6652532387862" calcext:value-type="float">
            <text:p>36.6652532388</text:p>
          </table:table-cell>
          <table:table-cell/>
          <table:table-cell table:formula="of:=[.A377]+([.$D$2]*COS([.C377])-[.$D$4]*SIN([.C377]))/2" office:value-type="float" office:value="12.0353605787966" calcext:value-type="float">
            <text:p>12.0353605788</text:p>
          </table:table-cell>
          <table:table-cell table:formula="of:=[.B377]+([.$D$2]*SIN([.C377])+[.$D$4]*COS([.C377]))/2" office:value-type="float" office:value="33.6302828888705" calcext:value-type="float">
            <text:p>33.6302828889</text:p>
          </table:table-cell>
        </table:table-row>
        <table:table-row table:style-name="ro1">
          <table:table-cell office:value-type="float" office:value="9.245081" calcext:value-type="float">
            <text:p>9.245081</text:p>
          </table:table-cell>
          <table:table-cell office:value-type="float" office:value="34.802741" calcext:value-type="float">
            <text:p>34.802741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378]+(-[.$D$2]*COS([.C378])-[.$D$4]*SIN([.C378]))/2" office:value-type="float" office:value="6.90805369710223" calcext:value-type="float">
            <text:p>6.9080536971</text:p>
          </table:table-cell>
          <table:table-cell table:formula="of:=[.B378]+(-[.$D$2]*SIN([.C378])+[.$D$4]*COS([.C378]))/2" office:value-type="float" office:value="36.7490974384537" calcext:value-type="float">
            <text:p>36.7490974385</text:p>
          </table:table-cell>
          <table:table-cell/>
          <table:table-cell table:formula="of:=[.A378]+([.$D$2]*COS([.C378])-[.$D$4]*SIN([.C378]))/2" office:value-type="float" office:value="12.0870332395369" calcext:value-type="float">
            <text:p>12.0870332395</text:p>
          </table:table-cell>
          <table:table-cell table:formula="of:=[.B378]+([.$D$2]*SIN([.C378])+[.$D$4]*COS([.C378]))/2" office:value-type="float" office:value="33.7195478186187" calcext:value-type="float">
            <text:p>33.7195478186</text:p>
          </table:table-cell>
        </table:table-row>
        <table:table-row table:style-name="ro1">
          <table:table-cell office:value-type="float" office:value="9.295484" calcext:value-type="float">
            <text:p>9.295484</text:p>
          </table:table-cell>
          <table:table-cell office:value-type="float" office:value="34.88911" calcext:value-type="float">
            <text:p>34.88911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379]+(-[.$D$2]*COS([.C379])-[.$D$4]*SIN([.C379]))/2" office:value-type="float" office:value="6.95439780223026" calcext:value-type="float">
            <text:p>6.9543978022</text:p>
          </table:table-cell>
          <table:table-cell table:formula="of:=[.B379]+(-[.$D$2]*SIN([.C379])+[.$D$4]*COS([.C379]))/2" office:value-type="float" office:value="36.8305824861847" calcext:value-type="float">
            <text:p>36.8305824862</text:p>
          </table:table-cell>
          <table:table-cell/>
          <table:table-cell table:formula="of:=[.A379]+([.$D$2]*COS([.C379])-[.$D$4]*SIN([.C379]))/2" office:value-type="float" office:value="12.1396917501664" calcext:value-type="float">
            <text:p>12.1396917502</text:p>
          </table:table-cell>
          <table:table-cell table:formula="of:=[.B379]+([.$D$2]*SIN([.C379])+[.$D$4]*COS([.C379]))/2" office:value-type="float" office:value="33.8118531718047" calcext:value-type="float">
            <text:p>33.8118531718</text:p>
          </table:table-cell>
        </table:table-row>
        <table:table-row table:style-name="ro1">
          <table:table-cell office:value-type="float" office:value="9.345661" calcext:value-type="float">
            <text:p>9.345661</text:p>
          </table:table-cell>
          <table:table-cell office:value-type="float" office:value="34.97561" calcext:value-type="float">
            <text:p>34.97561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380]+(-[.$D$2]*COS([.C380])-[.$D$4]*SIN([.C380]))/2" office:value-type="float" office:value="6.99852300996035" calcext:value-type="float">
            <text:p>6.99852301</text:p>
          </table:table-cell>
          <table:table-cell table:formula="of:=[.B380]+(-[.$D$2]*SIN([.C380])+[.$D$4]*COS([.C380]))/2" office:value-type="float" office:value="36.9097618181654" calcext:value-type="float">
            <text:p>36.9097618182</text:p>
          </table:table-cell>
          <table:table-cell/>
          <table:table-cell table:formula="of:=[.A380]+([.$D$2]*COS([.C380])-[.$D$4]*SIN([.C380]))/2" office:value-type="float" office:value="12.1932191478209" calcext:value-type="float">
            <text:p>12.1932191478</text:p>
          </table:table-cell>
          <table:table-cell table:formula="of:=[.B380]+([.$D$2]*SIN([.C380])+[.$D$4]*COS([.C380]))/2" office:value-type="float" office:value="33.907240871478" calcext:value-type="float">
            <text:p>33.9072408715</text:p>
          </table:table-cell>
        </table:table-row>
        <table:table-row table:style-name="ro1">
          <table:table-cell office:value-type="float" office:value="9.395523" calcext:value-type="float">
            <text:p>9.395523</text:p>
          </table:table-cell>
          <table:table-cell office:value-type="float" office:value="35.062292" calcext:value-type="float">
            <text:p>35.062292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381]+(-[.$D$2]*COS([.C381])-[.$D$4]*SIN([.C381]))/2" office:value-type="float" office:value="7.0403881367203" calcext:value-type="float">
            <text:p>7.0403881367</text:p>
          </table:table-cell>
          <table:table-cell table:formula="of:=[.B381]+(-[.$D$2]*SIN([.C381])+[.$D$4]*COS([.C381]))/2" office:value-type="float" office:value="36.9866983437238" calcext:value-type="float">
            <text:p>36.9866983437</text:p>
          </table:table-cell>
          <table:table-cell/>
          <table:table-cell table:formula="of:=[.A381]+([.$D$2]*COS([.C381])-[.$D$4]*SIN([.C381]))/2" office:value-type="float" office:value="12.2474850632291" calcext:value-type="float">
            <text:p>12.2474850632</text:p>
          </table:table-cell>
          <table:table-cell table:formula="of:=[.B381]+([.$D$2]*SIN([.C381])+[.$D$4]*COS([.C381]))/2" office:value-type="float" office:value="34.0057351440276" calcext:value-type="float">
            <text:p>34.005735144</text:p>
          </table:table-cell>
        </table:table-row>
        <table:table-row table:style-name="ro1">
          <table:table-cell office:value-type="float" office:value="9.444982" calcext:value-type="float">
            <text:p>9.444982</text:p>
          </table:table-cell>
          <table:table-cell office:value-type="float" office:value="35.149204" calcext:value-type="float">
            <text:p>35.149204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382]+(-[.$D$2]*COS([.C382])-[.$D$4]*SIN([.C382]))/2" office:value-type="float" office:value="7.07996580757188" calcext:value-type="float">
            <text:p>7.0799658076</text:p>
          </table:table-cell>
          <table:table-cell table:formula="of:=[.B382]+(-[.$D$2]*SIN([.C382])+[.$D$4]*COS([.C382]))/2" office:value-type="float" office:value="37.0614535678004" calcext:value-type="float">
            <text:p>37.0614535678</text:p>
          </table:table-cell>
          <table:table-cell/>
          <table:table-cell table:formula="of:=[.A382]+([.$D$2]*COS([.C382])-[.$D$4]*SIN([.C382]))/2" office:value-type="float" office:value="12.3023485283402" calcext:value-type="float">
            <text:p>12.3023485283</text:p>
          </table:table-cell>
          <table:table-cell table:formula="of:=[.B382]+([.$D$2]*SIN([.C382])+[.$D$4]*COS([.C382]))/2" office:value-type="float" office:value="34.1073515523277" calcext:value-type="float">
            <text:p>34.1073515523</text:p>
          </table:table-cell>
        </table:table-row>
        <table:table-row table:style-name="ro1">
          <table:table-cell office:value-type="float" office:value="9.49395" calcext:value-type="float">
            <text:p>9.49395</text:p>
          </table:table-cell>
          <table:table-cell office:value-type="float" office:value="35.236394" calcext:value-type="float">
            <text:p>35.236394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383]+(-[.$D$2]*COS([.C383])-[.$D$4]*SIN([.C383]))/2" office:value-type="float" office:value="7.11724673743256" calcext:value-type="float">
            <text:p>7.1172467374</text:p>
          </table:table-cell>
          <table:table-cell table:formula="of:=[.B383]+(-[.$D$2]*SIN([.C383])+[.$D$4]*COS([.C383]))/2" office:value-type="float" office:value="37.1340982977506" calcext:value-type="float">
            <text:p>37.1340982978</text:p>
          </table:table-cell>
          <table:table-cell/>
          <table:table-cell table:formula="of:=[.A383]+([.$D$2]*COS([.C383])-[.$D$4]*SIN([.C383]))/2" office:value-type="float" office:value="12.3576544800775" calcext:value-type="float">
            <text:p>12.3576544801</text:p>
          </table:table-cell>
          <table:table-cell table:formula="of:=[.B383]+([.$D$2]*SIN([.C383])+[.$D$4]*COS([.C383]))/2" office:value-type="float" office:value="34.2120909926902" calcext:value-type="float">
            <text:p>34.2120909927</text:p>
          </table:table-cell>
        </table:table-row>
        <table:table-row table:style-name="ro1">
          <table:table-cell office:value-type="float" office:value="9.54234" calcext:value-type="float">
            <text:p>9.54234</text:p>
          </table:table-cell>
          <table:table-cell office:value-type="float" office:value="35.323907" calcext:value-type="float">
            <text:p>35.323907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384]+(-[.$D$2]*COS([.C384])-[.$D$4]*SIN([.C384]))/2" office:value-type="float" office:value="7.15223057782105" calcext:value-type="float">
            <text:p>7.1522305778</text:p>
          </table:table-cell>
          <table:table-cell table:formula="of:=[.B384]+(-[.$D$2]*SIN([.C384])+[.$D$4]*COS([.C384]))/2" office:value-type="float" office:value="37.2046985753776" calcext:value-type="float">
            <text:p>37.2046985754</text:p>
          </table:table-cell>
          <table:table-cell/>
          <table:table-cell table:formula="of:=[.A384]+([.$D$2]*COS([.C384])-[.$D$4]*SIN([.C384]))/2" office:value-type="float" office:value="12.4132407751566" calcext:value-type="float">
            <text:p>12.4132407752</text:p>
          </table:table-cell>
          <table:table-cell table:formula="of:=[.B384]+([.$D$2]*SIN([.C384])+[.$D$4]*COS([.C384]))/2" office:value-type="float" office:value="34.3199504575116" calcext:value-type="float">
            <text:p>34.3199504575</text:p>
          </table:table-cell>
        </table:table-row>
        <table:table-row table:style-name="ro1">
          <table:table-cell office:value-type="float" office:value="9.590066" calcext:value-type="float">
            <text:p>9.590066</text:p>
          </table:table-cell>
          <table:table-cell office:value-type="float" office:value="35.411782" calcext:value-type="float">
            <text:p>35.411782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385]+(-[.$D$2]*COS([.C385])-[.$D$4]*SIN([.C385]))/2" office:value-type="float" office:value="7.18493104156606" calcext:value-type="float">
            <text:p>7.1849310416</text:p>
          </table:table-cell>
          <table:table-cell table:formula="of:=[.B385]+(-[.$D$2]*SIN([.C385])+[.$D$4]*COS([.C385]))/2" office:value-type="float" office:value="37.2733205657351" calcext:value-type="float">
            <text:p>37.2733205657</text:p>
          </table:table-cell>
          <table:table-cell/>
          <table:table-cell table:formula="of:=[.A385]+([.$D$2]*COS([.C385])-[.$D$4]*SIN([.C385]))/2" office:value-type="float" office:value="12.4689359009192" calcext:value-type="float">
            <text:p>12.4689359009</text:p>
          </table:table-cell>
          <table:table-cell table:formula="of:=[.B385]+([.$D$2]*SIN([.C385])+[.$D$4]*COS([.C385]))/2" office:value-type="float" office:value="34.4309109108238" calcext:value-type="float">
            <text:p>34.4309109108</text:p>
          </table:table-cell>
        </table:table-row>
        <table:table-row table:style-name="ro1">
          <table:table-cell office:value-type="float" office:value="9.637046" calcext:value-type="float">
            <text:p>9.637046</text:p>
          </table:table-cell>
          <table:table-cell office:value-type="float" office:value="35.500059" calcext:value-type="float">
            <text:p>35.500059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386]+(-[.$D$2]*COS([.C386])-[.$D$4]*SIN([.C386]))/2" office:value-type="float" office:value="7.21538362109966" calcext:value-type="float">
            <text:p>7.2153836211</text:p>
          </table:table-cell>
          <table:table-cell table:formula="of:=[.B386]+(-[.$D$2]*SIN([.C386])+[.$D$4]*COS([.C386]))/2" office:value-type="float" office:value="37.3400457724032" calcext:value-type="float">
            <text:p>37.3400457724</text:p>
          </table:table-cell>
          <table:table-cell/>
          <table:table-cell table:formula="of:=[.A386]+([.$D$2]*COS([.C386])-[.$D$4]*SIN([.C386]))/2" office:value-type="float" office:value="12.524560176496" calcext:value-type="float">
            <text:p>12.5245601765</text:p>
          </table:table-cell>
          <table:table-cell table:formula="of:=[.B386]+([.$D$2]*SIN([.C386])+[.$D$4]*COS([.C386]))/2" office:value-type="float" office:value="34.5449349868295" calcext:value-type="float">
            <text:p>34.5449349868</text:p>
          </table:table-cell>
        </table:table-row>
        <table:table-row table:style-name="ro1">
          <table:table-cell office:value-type="float" office:value="9.683197" calcext:value-type="float">
            <text:p>9.683197</text:p>
          </table:table-cell>
          <table:table-cell office:value-type="float" office:value="35.588772" calcext:value-type="float">
            <text:p>35.588772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387]+(-[.$D$2]*COS([.C387])-[.$D$4]*SIN([.C387]))/2" office:value-type="float" office:value="7.24362659134115" calcext:value-type="float">
            <text:p>7.2436265913</text:p>
          </table:table-cell>
          <table:table-cell table:formula="of:=[.B387]+(-[.$D$2]*SIN([.C387])+[.$D$4]*COS([.C387]))/2" office:value-type="float" office:value="37.4049482638015" calcext:value-type="float">
            <text:p>37.4049482638</text:p>
          </table:table-cell>
          <table:table-cell/>
          <table:table-cell table:formula="of:=[.A387]+([.$D$2]*COS([.C387])-[.$D$4]*SIN([.C387]))/2" office:value-type="float" office:value="12.5799288775318" calcext:value-type="float">
            <text:p>12.5799288775</text:p>
          </table:table-cell>
          <table:table-cell table:formula="of:=[.B387]+([.$D$2]*SIN([.C387])+[.$D$4]*COS([.C387]))/2" office:value-type="float" office:value="34.6619794505636" calcext:value-type="float">
            <text:p>34.6619794506</text:p>
          </table:table-cell>
        </table:table-row>
        <table:table-row table:style-name="ro1">
          <table:table-cell office:value-type="float" office:value="9.72844" calcext:value-type="float">
            <text:p>9.72844</text:p>
          </table:table-cell>
          <table:table-cell office:value-type="float" office:value="35.677952" calcext:value-type="float">
            <text:p>35.677952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388]+(-[.$D$2]*COS([.C388])-[.$D$4]*SIN([.C388]))/2" office:value-type="float" office:value="7.26971257278256" calcext:value-type="float">
            <text:p>7.2697125728</text:p>
          </table:table-cell>
          <table:table-cell table:formula="of:=[.B388]+(-[.$D$2]*SIN([.C388])+[.$D$4]*COS([.C388]))/2" office:value-type="float" office:value="37.4681082609584" calcext:value-type="float">
            <text:p>37.468108261</text:p>
          </table:table-cell>
          <table:table-cell/>
          <table:table-cell table:formula="of:=[.A388]+([.$D$2]*COS([.C388])-[.$D$4]*SIN([.C388]))/2" office:value-type="float" office:value="12.6348544617328" calcext:value-type="float">
            <text:p>12.6348544617</text:p>
          </table:table-cell>
          <table:table-cell table:formula="of:=[.B388]+([.$D$2]*SIN([.C388])+[.$D$4]*COS([.C388]))/2" office:value-type="float" office:value="34.7819860538666" calcext:value-type="float">
            <text:p>34.7819860539</text:p>
          </table:table-cell>
        </table:table-row>
        <table:table-row table:style-name="ro1">
          <table:table-cell office:value-type="float" office:value="9.772697" calcext:value-type="float">
            <text:p>9.772697</text:p>
          </table:table-cell>
          <table:table-cell office:value-type="float" office:value="35.767624" calcext:value-type="float">
            <text:p>35.767624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389]+(-[.$D$2]*COS([.C389])-[.$D$4]*SIN([.C389]))/2" office:value-type="float" office:value="7.29370614181617" calcext:value-type="float">
            <text:p>7.2937061418</text:p>
          </table:table-cell>
          <table:table-cell table:formula="of:=[.B389]+(-[.$D$2]*SIN([.C389])+[.$D$4]*COS([.C389]))/2" office:value-type="float" office:value="37.5296127414626" calcext:value-type="float">
            <text:p>37.5296127415</text:p>
          </table:table-cell>
          <table:table-cell/>
          <table:table-cell table:formula="of:=[.A389]+([.$D$2]*COS([.C389])-[.$D$4]*SIN([.C389]))/2" office:value-type="float" office:value="12.689144160378" calcext:value-type="float">
            <text:p>12.6891441604</text:p>
          </table:table-cell>
          <table:table-cell table:formula="of:=[.B389]+([.$D$2]*SIN([.C389])+[.$D$4]*COS([.C389]))/2" office:value-type="float" office:value="34.9048749282977" calcext:value-type="float">
            <text:p>34.9048749283</text:p>
          </table:table-cell>
        </table:table-row>
        <table:table-row table:style-name="ro1">
          <table:table-cell office:value-type="float" office:value="9.815896" calcext:value-type="float">
            <text:p>9.815896</text:p>
          </table:table-cell>
          <table:table-cell office:value-type="float" office:value="35.857812" calcext:value-type="float">
            <text:p>35.857812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390]+(-[.$D$2]*COS([.C390])-[.$D$4]*SIN([.C390]))/2" office:value-type="float" office:value="7.31568048048763" calcext:value-type="float">
            <text:p>7.3156804805</text:p>
          </table:table-cell>
          <table:table-cell table:formula="of:=[.B390]+(-[.$D$2]*SIN([.C390])+[.$D$4]*COS([.C390]))/2" office:value-type="float" office:value="37.5895516905972" calcext:value-type="float">
            <text:p>37.5895516906</text:p>
          </table:table-cell>
          <table:table-cell/>
          <table:table-cell table:formula="of:=[.A390]+([.$D$2]*COS([.C390])-[.$D$4]*SIN([.C390]))/2" office:value-type="float" office:value="12.7426100397324" calcext:value-type="float">
            <text:p>12.7426100397</text:p>
          </table:table-cell>
          <table:table-cell table:formula="of:=[.B390]+([.$D$2]*SIN([.C390])+[.$D$4]*COS([.C390]))/2" office:value-type="float" office:value="35.030560569277" calcext:value-type="float">
            <text:p>35.0305605693</text:p>
          </table:table-cell>
        </table:table-row>
        <table:table-row table:style-name="ro1">
          <table:table-cell office:value-type="float" office:value="9.857964" calcext:value-type="float">
            <text:p>9.857964</text:p>
          </table:table-cell>
          <table:table-cell office:value-type="float" office:value="35.948532" calcext:value-type="float">
            <text:p>35.948532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391]+(-[.$D$2]*COS([.C391])-[.$D$4]*SIN([.C391]))/2" office:value-type="float" office:value="7.3357162517838" calcext:value-type="float">
            <text:p>7.3357162518</text:p>
          </table:table-cell>
          <table:table-cell table:formula="of:=[.B391]+(-[.$D$2]*SIN([.C391])+[.$D$4]*COS([.C391]))/2" office:value-type="float" office:value="37.6480220107439" calcext:value-type="float">
            <text:p>37.6480220107</text:p>
          </table:table-cell>
          <table:table-cell/>
          <table:table-cell table:formula="of:=[.A391]+([.$D$2]*COS([.C391])-[.$D$4]*SIN([.C391]))/2" office:value-type="float" office:value="12.7950599815269" calcext:value-type="float">
            <text:p>12.7950599815</text:p>
          </table:table-cell>
          <table:table-cell table:formula="of:=[.B391]+([.$D$2]*SIN([.C391])+[.$D$4]*COS([.C391]))/2" office:value-type="float" office:value="35.1589326108799" calcext:value-type="float">
            <text:p>35.1589326109</text:p>
          </table:table-cell>
        </table:table-row>
        <table:table-row table:style-name="ro1">
          <table:table-cell office:value-type="float" office:value="9.898834" calcext:value-type="float">
            <text:p>9.898834</text:p>
          </table:table-cell>
          <table:table-cell office:value-type="float" office:value="36.039798" calcext:value-type="float">
            <text:p>36.039798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392]+(-[.$D$2]*COS([.C392])-[.$D$4]*SIN([.C392]))/2" office:value-type="float" office:value="7.35390198009189" calcext:value-type="float">
            <text:p>7.3539019801</text:p>
          </table:table-cell>
          <table:table-cell table:formula="of:=[.B392]+(-[.$D$2]*SIN([.C392])+[.$D$4]*COS([.C392]))/2" office:value-type="float" office:value="37.7051271008225" calcext:value-type="float">
            <text:p>37.7051271008</text:p>
          </table:table-cell>
          <table:table-cell/>
          <table:table-cell table:formula="of:=[.A392]+([.$D$2]*COS([.C392])-[.$D$4]*SIN([.C392]))/2" office:value-type="float" office:value="12.846308862342" calcext:value-type="float">
            <text:p>12.8463088623</text:p>
          </table:table-cell>
          <table:table-cell table:formula="of:=[.B392]+([.$D$2]*SIN([.C392])+[.$D$4]*COS([.C392]))/2" office:value-type="float" office:value="35.2898700462191" calcext:value-type="float">
            <text:p>35.2898700462</text:p>
          </table:table-cell>
        </table:table-row>
        <table:table-row table:style-name="ro1">
          <table:table-cell office:value-type="float" office:value="9.938443" calcext:value-type="float">
            <text:p>9.938443</text:p>
          </table:table-cell>
          <table:table-cell office:value-type="float" office:value="36.131618" calcext:value-type="float">
            <text:p>36.131618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393]+(-[.$D$2]*COS([.C393])-[.$D$4]*SIN([.C393]))/2" office:value-type="float" office:value="7.37032921346694" calcext:value-type="float">
            <text:p>7.3703292135</text:p>
          </table:table-cell>
          <table:table-cell table:formula="of:=[.B393]+(-[.$D$2]*SIN([.C393])+[.$D$4]*COS([.C393]))/2" office:value-type="float" office:value="37.7609711168592" calcext:value-type="float">
            <text:p>37.7609711169</text:p>
          </table:table-cell>
          <table:table-cell/>
          <table:table-cell table:formula="of:=[.A393]+([.$D$2]*COS([.C393])-[.$D$4]*SIN([.C393]))/2" office:value-type="float" office:value="12.8961786738099" calcext:value-type="float">
            <text:p>12.8961786738</text:p>
          </table:table-cell>
          <table:table-cell table:formula="of:=[.B393]+([.$D$2]*SIN([.C393])+[.$D$4]*COS([.C393]))/2" office:value-type="float" office:value="35.423239793198" calcext:value-type="float">
            <text:p>35.4232397932</text:p>
          </table:table-cell>
        </table:table-row>
        <table:table-row table:style-name="ro1">
          <table:table-cell office:value-type="float" office:value="9.976731" calcext:value-type="float">
            <text:p>9.976731</text:p>
          </table:table-cell>
          <table:table-cell office:value-type="float" office:value="36.223997" calcext:value-type="float">
            <text:p>36.223997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394]+(-[.$D$2]*COS([.C394])-[.$D$4]*SIN([.C394]))/2" office:value-type="float" office:value="7.38509365771392" calcext:value-type="float">
            <text:p>7.3850936577</text:p>
          </table:table-cell>
          <table:table-cell table:formula="of:=[.B394]+(-[.$D$2]*SIN([.C394])+[.$D$4]*COS([.C394]))/2" office:value-type="float" office:value="37.815667784449" calcext:value-type="float">
            <text:p>37.8156677844</text:p>
          </table:table-cell>
          <table:table-cell/>
          <table:table-cell table:formula="of:=[.A394]+([.$D$2]*COS([.C394])-[.$D$4]*SIN([.C394]))/2" office:value-type="float" office:value="12.9444973890108" calcext:value-type="float">
            <text:p>12.944497389</text:p>
          </table:table-cell>
          <table:table-cell table:formula="of:=[.B394]+([.$D$2]*SIN([.C394])+[.$D$4]*COS([.C394]))/2" office:value-type="float" office:value="35.5588935041005" calcext:value-type="float">
            <text:p>35.5588935041</text:p>
          </table:table-cell>
        </table:table-row>
        <table:table-row table:style-name="ro1">
          <table:table-cell office:value-type="float" office:value="10.013644" calcext:value-type="float">
            <text:p>10.013644</text:p>
          </table:table-cell>
          <table:table-cell office:value-type="float" office:value="36.316934" calcext:value-type="float">
            <text:p>36.316934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395]+(-[.$D$2]*COS([.C395])-[.$D$4]*SIN([.C395]))/2" office:value-type="float" office:value="7.39829984386529" calcext:value-type="float">
            <text:p>7.3982998439</text:p>
          </table:table-cell>
          <table:table-cell table:formula="of:=[.B395]+(-[.$D$2]*SIN([.C395])+[.$D$4]*COS([.C395]))/2" office:value-type="float" office:value="37.8693433999239" calcext:value-type="float">
            <text:p>37.8693433999</text:p>
          </table:table-cell>
          <table:table-cell/>
          <table:table-cell table:formula="of:=[.A395]+([.$D$2]*COS([.C395])-[.$D$4]*SIN([.C395]))/2" office:value-type="float" office:value="12.9911023314541" calcext:value-type="float">
            <text:p>12.9911023315</text:p>
          </table:table-cell>
          <table:table-cell table:formula="of:=[.B395]+([.$D$2]*SIN([.C395])+[.$D$4]*COS([.C395]))/2" office:value-type="float" office:value="35.6966583480076" calcext:value-type="float">
            <text:p>35.696658348</text:p>
          </table:table-cell>
        </table:table-row>
        <table:table-row table:style-name="ro1">
          <table:table-cell office:value-type="float" office:value="10.049132" calcext:value-type="float">
            <text:p>10.049132</text:p>
          </table:table-cell>
          <table:table-cell office:value-type="float" office:value="36.410424" calcext:value-type="float">
            <text:p>36.410424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396]+(-[.$D$2]*COS([.C396])-[.$D$4]*SIN([.C396]))/2" office:value-type="float" office:value="7.41004667034616" calcext:value-type="float">
            <text:p>7.4100466703</text:p>
          </table:table-cell>
          <table:table-cell table:formula="of:=[.B396]+(-[.$D$2]*SIN([.C396])+[.$D$4]*COS([.C396]))/2" office:value-type="float" office:value="37.9221212655945" calcext:value-type="float">
            <text:p>37.9221212656</text:p>
          </table:table-cell>
          <table:table-cell/>
          <table:table-cell table:formula="of:=[.A396]+([.$D$2]*COS([.C396])-[.$D$4]*SIN([.C396]))/2" office:value-type="float" office:value="13.0358442628383" calcext:value-type="float">
            <text:p>13.0358442628</text:p>
          </table:table-cell>
          <table:table-cell table:formula="of:=[.B396]+([.$D$2]*SIN([.C396])+[.$D$4]*COS([.C396]))/2" office:value-type="float" office:value="35.8363596664875" calcext:value-type="float">
            <text:p>35.8363596665</text:p>
          </table:table-cell>
        </table:table-row>
        <table:table-row table:style-name="ro1">
          <table:table-cell office:value-type="float" office:value="10.08315" calcext:value-type="float">
            <text:p>10.08315</text:p>
          </table:table-cell>
          <table:table-cell office:value-type="float" office:value="36.504459" calcext:value-type="float">
            <text:p>36.504459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397]+(-[.$D$2]*COS([.C397])-[.$D$4]*SIN([.C397]))/2" office:value-type="float" office:value="7.42043529409476" calcext:value-type="float">
            <text:p>7.4204352941</text:p>
          </table:table-cell>
          <table:table-cell table:formula="of:=[.B397]+(-[.$D$2]*SIN([.C397])+[.$D$4]*COS([.C397]))/2" office:value-type="float" office:value="37.9741359695943" calcext:value-type="float">
            <text:p>37.9741359696</text:p>
          </table:table-cell>
          <table:table-cell/>
          <table:table-cell table:formula="of:=[.A397]+([.$D$2]*COS([.C397])-[.$D$4]*SIN([.C397]))/2" office:value-type="float" office:value="13.0785861714004" calcext:value-type="float">
            <text:p>13.0785861714</text:p>
          </table:table-cell>
          <table:table-cell table:formula="of:=[.B397]+([.$D$2]*SIN([.C397])+[.$D$4]*COS([.C397]))/2" office:value-type="float" office:value="35.9778071766233" calcext:value-type="float">
            <text:p>35.9778071766</text:p>
          </table:table-cell>
        </table:table-row>
        <table:table-row table:style-name="ro1">
          <table:table-cell office:value-type="float" office:value="10.115659" calcext:value-type="float">
            <text:p>10.115659</text:p>
          </table:table-cell>
          <table:table-cell office:value-type="float" office:value="36.599026" calcext:value-type="float">
            <text:p>36.599026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398]+(-[.$D$2]*COS([.C398])-[.$D$4]*SIN([.C398]))/2" office:value-type="float" office:value="7.42956726866693" calcext:value-type="float">
            <text:p>7.4295672687</text:p>
          </table:table-cell>
          <table:table-cell table:formula="of:=[.B398]+(-[.$D$2]*SIN([.C398])+[.$D$4]*COS([.C398]))/2" office:value-type="float" office:value="38.0255291408532" calcext:value-type="float">
            <text:p>38.0255291409</text:p>
          </table:table-cell>
          <table:table-cell/>
          <table:table-cell table:formula="of:=[.A398]+([.$D$2]*COS([.C398])-[.$D$4]*SIN([.C398]))/2" office:value-type="float" office:value="13.1192062509972" calcext:value-type="float">
            <text:p>13.119206251</text:p>
          </table:table-cell>
          <table:table-cell table:formula="of:=[.B398]+([.$D$2]*SIN([.C398])+[.$D$4]*COS([.C398]))/2" office:value-type="float" office:value="36.1207960228685" calcext:value-type="float">
            <text:p>36.1207960229</text:p>
          </table:table-cell>
        </table:table-row>
        <table:table-row table:style-name="ro1">
          <table:table-cell office:value-type="float" office:value="10.146627" calcext:value-type="float">
            <text:p>10.146627</text:p>
          </table:table-cell>
          <table:table-cell office:value-type="float" office:value="36.694109" calcext:value-type="float">
            <text:p>36.694109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399]+(-[.$D$2]*COS([.C399])-[.$D$4]*SIN([.C399]))/2" office:value-type="float" office:value="7.43754158774751" calcext:value-type="float">
            <text:p>7.4375415877</text:p>
          </table:table-cell>
          <table:table-cell table:formula="of:=[.B399]+(-[.$D$2]*SIN([.C399])+[.$D$4]*COS([.C399]))/2" office:value-type="float" office:value="38.0764462342235" calcext:value-type="float">
            <text:p>38.0764462342</text:p>
          </table:table-cell>
          <table:table-cell/>
          <table:table-cell table:formula="of:=[.A399]+([.$D$2]*COS([.C399])-[.$D$4]*SIN([.C399]))/2" office:value-type="float" office:value="13.1576009524194" calcext:value-type="float">
            <text:p>13.1576009524</text:p>
          </table:table-cell>
          <table:table-cell table:formula="of:=[.B399]+([.$D$2]*SIN([.C399])+[.$D$4]*COS([.C399]))/2" office:value-type="float" office:value="36.2651149932218" calcext:value-type="float">
            <text:p>36.2651149932</text:p>
          </table:table-cell>
        </table:table-row>
        <table:table-row table:style-name="ro1">
          <table:table-cell office:value-type="float" office:value="10.176026" calcext:value-type="float">
            <text:p>10.176026</text:p>
          </table:table-cell>
          <table:table-cell office:value-type="float" office:value="36.789689" calcext:value-type="float">
            <text:p>36.789689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400]+(-[.$D$2]*COS([.C400])-[.$D$4]*SIN([.C400]))/2" office:value-type="float" office:value="7.44445501507412" calcext:value-type="float">
            <text:p>7.4444550151</text:p>
          </table:table-cell>
          <table:table-cell table:formula="of:=[.B400]+(-[.$D$2]*SIN([.C400])+[.$D$4]*COS([.C400]))/2" office:value-type="float" office:value="38.1270445825999" calcext:value-type="float">
            <text:p>38.1270445826</text:p>
          </table:table-cell>
          <table:table-cell/>
          <table:table-cell table:formula="of:=[.A400]+([.$D$2]*COS([.C400])-[.$D$4]*SIN([.C400]))/2" office:value-type="float" office:value="13.1936814449623" calcext:value-type="float">
            <text:p>13.193681445</text:p>
          </table:table-cell>
          <table:table-cell table:formula="of:=[.B400]+([.$D$2]*SIN([.C400])+[.$D$4]*COS([.C400]))/2" office:value-type="float" office:value="36.4105378223815" calcext:value-type="float">
            <text:p>36.4105378224</text:p>
          </table:table-cell>
        </table:table-row>
        <table:table-row table:style-name="ro1">
          <table:table-cell office:value-type="float" office:value="10.203837" calcext:value-type="float">
            <text:p>10.203837</text:p>
          </table:table-cell>
          <table:table-cell office:value-type="float" office:value="36.885742" calcext:value-type="float">
            <text:p>36.885742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401]+(-[.$D$2]*COS([.C401])-[.$D$4]*SIN([.C401]))/2" office:value-type="float" office:value="7.45039935856787" calcext:value-type="float">
            <text:p>7.4503993586</text:p>
          </table:table-cell>
          <table:table-cell table:formula="of:=[.B401]+(-[.$D$2]*SIN([.C401])+[.$D$4]*COS([.C401]))/2" office:value-type="float" office:value="38.1774777139697" calcext:value-type="float">
            <text:p>38.177477714</text:p>
          </table:table-cell>
          <table:table-cell/>
          <table:table-cell table:formula="of:=[.A401]+([.$D$2]*COS([.C401])-[.$D$4]*SIN([.C401]))/2" office:value-type="float" office:value="13.2273814869665" calcext:value-type="float">
            <text:p>13.227381487</text:p>
          </table:table-cell>
          <table:table-cell table:formula="of:=[.B401]+([.$D$2]*SIN([.C401])+[.$D$4]*COS([.C401]))/2" office:value-type="float" office:value="36.5568366407634" calcext:value-type="float">
            <text:p>36.5568366408</text:p>
          </table:table-cell>
        </table:table-row>
        <table:table-row table:style-name="ro1">
          <table:table-cell office:value-type="float" office:value="10.282458" calcext:value-type="float">
            <text:p>10.282458</text:p>
          </table:table-cell>
          <table:table-cell office:value-type="float" office:value="37.175253" calcext:value-type="float">
            <text:p>37.175253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402]+(-[.$D$2]*COS([.C402])-[.$D$4]*SIN([.C402]))/2" office:value-type="float" office:value="7.50787567018572" calcext:value-type="float">
            <text:p>7.5078756702</text:p>
          </table:table-cell>
          <table:table-cell table:formula="of:=[.B402]+(-[.$D$2]*SIN([.C402])+[.$D$4]*COS([.C402]))/2" office:value-type="float" office:value="38.4209226572857" calcext:value-type="float">
            <text:p>38.4209226573</text:p>
          </table:table-cell>
          <table:table-cell/>
          <table:table-cell table:formula="of:=[.A402]+([.$D$2]*COS([.C402])-[.$D$4]*SIN([.C402]))/2" office:value-type="float" office:value="13.3110638765116" calcext:value-type="float">
            <text:p>13.3110638765</text:p>
          </table:table-cell>
          <table:table-cell table:formula="of:=[.B402]+([.$D$2]*SIN([.C402])+[.$D$4]*COS([.C402]))/2" office:value-type="float" office:value="36.8967813771019" calcext:value-type="float">
            <text:p>36.8967813771</text:p>
          </table:table-cell>
        </table:table-row>
        <table:table-row table:style-name="ro1">
          <table:table-cell office:value-type="float" office:value="10.307055" calcext:value-type="float">
            <text:p>10.307055</text:p>
          </table:table-cell>
          <table:table-cell office:value-type="float" office:value="37.27218" calcext:value-type="float">
            <text:p>37.27218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403]+(-[.$D$2]*COS([.C403])-[.$D$4]*SIN([.C403]))/2" office:value-type="float" office:value="7.51213699729833" calcext:value-type="float">
            <text:p>7.5121369973</text:p>
          </table:table-cell>
          <table:table-cell table:formula="of:=[.B403]+(-[.$D$2]*SIN([.C403])+[.$D$4]*COS([.C403]))/2" office:value-type="float" office:value="38.471527054932" calcext:value-type="float">
            <text:p>38.4715270549</text:p>
          </table:table-cell>
          <table:table-cell/>
          <table:table-cell table:formula="of:=[.A403]+([.$D$2]*COS([.C403])-[.$D$4]*SIN([.C403]))/2" office:value-type="float" office:value="13.3398737771282" calcext:value-type="float">
            <text:p>13.3398737771</text:p>
          </table:table-cell>
          <table:table-cell table:formula="of:=[.B403]+([.$D$2]*SIN([.C403])+[.$D$4]*COS([.C403]))/2" office:value-type="float" office:value="37.0441224083729" calcext:value-type="float">
            <text:p>37.0441224084</text:p>
          </table:table-cell>
        </table:table-row>
        <table:table-row table:style-name="ro1">
          <table:table-cell office:value-type="float" office:value="10.330041" calcext:value-type="float">
            <text:p>10.330041</text:p>
          </table:table-cell>
          <table:table-cell office:value-type="float" office:value="37.369501" calcext:value-type="float">
            <text:p>37.369501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404]+(-[.$D$2]*COS([.C404])-[.$D$4]*SIN([.C404]))/2" office:value-type="float" office:value="7.51567476268021" calcext:value-type="float">
            <text:p>7.5156747627</text:p>
          </table:table-cell>
          <table:table-cell table:formula="of:=[.B404]+(-[.$D$2]*SIN([.C404])+[.$D$4]*COS([.C404]))/2" office:value-type="float" office:value="38.5224722408531" calcext:value-type="float">
            <text:p>38.5224722409</text:p>
          </table:table-cell>
          <table:table-cell/>
          <table:table-cell table:formula="of:=[.A404]+([.$D$2]*COS([.C404])-[.$D$4]*SIN([.C404]))/2" office:value-type="float" office:value="13.3662159512549" calcext:value-type="float">
            <text:p>13.3662159513</text:p>
          </table:table-cell>
          <table:table-cell table:formula="of:=[.B404]+([.$D$2]*SIN([.C404])+[.$D$4]*COS([.C404]))/2" office:value-type="float" office:value="37.1916199572426" calcext:value-type="float">
            <text:p>37.1916199572</text:p>
          </table:table-cell>
        </table:table-row>
        <table:table-row table:style-name="ro1">
          <table:table-cell office:value-type="float" office:value="10.351422" calcext:value-type="float">
            <text:p>10.351422</text:p>
          </table:table-cell>
          <table:table-cell office:value-type="float" office:value="37.467187" calcext:value-type="float">
            <text:p>37.467187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405]+(-[.$D$2]*COS([.C405])-[.$D$4]*SIN([.C405]))/2" office:value-type="float" office:value="7.51855733708769" calcext:value-type="float">
            <text:p>7.5185573371</text:p>
          </table:table-cell>
          <table:table-cell table:formula="of:=[.B405]+(-[.$D$2]*SIN([.C405])+[.$D$4]*COS([.C405]))/2" office:value-type="float" office:value="38.5739289760824" calcext:value-type="float">
            <text:p>38.5739289761</text:p>
          </table:table-cell>
          <table:table-cell/>
          <table:table-cell table:formula="of:=[.A405]+([.$D$2]*COS([.C405])-[.$D$4]*SIN([.C405]))/2" office:value-type="float" office:value="13.3901021868897" calcext:value-type="float">
            <text:p>13.3901021869</text:p>
          </table:table-cell>
          <table:table-cell table:formula="of:=[.B405]+([.$D$2]*SIN([.C405])+[.$D$4]*COS([.C405]))/2" office:value-type="float" office:value="37.339035832218" calcext:value-type="float">
            <text:p>37.3390358322</text:p>
          </table:table-cell>
        </table:table-row>
        <table:table-row table:style-name="ro1">
          <table:table-cell office:value-type="float" office:value="10.371213" calcext:value-type="float">
            <text:p>10.371213</text:p>
          </table:table-cell>
          <table:table-cell office:value-type="float" office:value="37.565208" calcext:value-type="float">
            <text:p>37.565208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406]+(-[.$D$2]*COS([.C406])-[.$D$4]*SIN([.C406]))/2" office:value-type="float" office:value="7.52085208655294" calcext:value-type="float">
            <text:p>7.5208520866</text:p>
          </table:table-cell>
          <table:table-cell table:formula="of:=[.B406]+(-[.$D$2]*SIN([.C406])+[.$D$4]*COS([.C406]))/2" office:value-type="float" office:value="38.6260768246401" calcext:value-type="float">
            <text:p>38.6260768246</text:p>
          </table:table-cell>
          <table:table-cell/>
          <table:table-cell table:formula="of:=[.A406]+([.$D$2]*COS([.C406])-[.$D$4]*SIN([.C406]))/2" office:value-type="float" office:value="13.4115659153062" calcext:value-type="float">
            <text:p>13.4115659153</text:p>
          </table:table-cell>
          <table:table-cell table:formula="of:=[.B406]+([.$D$2]*SIN([.C406])+[.$D$4]*COS([.C406]))/2" office:value-type="float" office:value="37.4861248134854" calcext:value-type="float">
            <text:p>37.4861248135</text:p>
          </table:table-cell>
        </table:table-row>
        <table:table-row table:style-name="ro1">
          <table:table-cell office:value-type="float" office:value="10.389434" calcext:value-type="float">
            <text:p>10.389434</text:p>
          </table:table-cell>
          <table:table-cell office:value-type="float" office:value="37.663533" calcext:value-type="float">
            <text:p>37.663533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407]+(-[.$D$2]*COS([.C407])-[.$D$4]*SIN([.C407]))/2" office:value-type="float" office:value="7.52261603405897" calcext:value-type="float">
            <text:p>7.5226160341</text:p>
          </table:table-cell>
          <table:table-cell table:formula="of:=[.B407]+(-[.$D$2]*SIN([.C407])+[.$D$4]*COS([.C407]))/2" office:value-type="float" office:value="38.6790893746822" calcext:value-type="float">
            <text:p>38.6790893747</text:p>
          </table:table-cell>
          <table:table-cell/>
          <table:table-cell table:formula="of:=[.A407]+([.$D$2]*COS([.C407])-[.$D$4]*SIN([.C407]))/2" office:value-type="float" office:value="13.430658467679" calcext:value-type="float">
            <text:p>13.4306584677</text:p>
          </table:table-cell>
          <table:table-cell table:formula="of:=[.B407]+([.$D$2]*SIN([.C407])+[.$D$4]*COS([.C407]))/2" office:value-type="float" office:value="37.6326503642544" calcext:value-type="float">
            <text:p>37.6326503643</text:p>
          </table:table-cell>
        </table:table-row>
        <table:table-row table:style-name="ro1">
          <table:table-cell office:value-type="float" office:value="10.406111" calcext:value-type="float">
            <text:p>10.406111</text:p>
          </table:table-cell>
          <table:table-cell office:value-type="float" office:value="37.762132" calcext:value-type="float">
            <text:p>37.762132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408]+(-[.$D$2]*COS([.C408])-[.$D$4]*SIN([.C408]))/2" office:value-type="float" office:value="7.52390079418316" calcext:value-type="float">
            <text:p>7.5239007942</text:p>
          </table:table-cell>
          <table:table-cell table:formula="of:=[.B408]+(-[.$D$2]*SIN([.C408])+[.$D$4]*COS([.C408]))/2" office:value-type="float" office:value="38.7331440130489" calcext:value-type="float">
            <text:p>38.733144013</text:p>
          </table:table-cell>
          <table:table-cell/>
          <table:table-cell table:formula="of:=[.A408]+([.$D$2]*COS([.C408])-[.$D$4]*SIN([.C408]))/2" office:value-type="float" office:value="13.4474488745994" calcext:value-type="float">
            <text:p>13.4474488746</text:p>
          </table:table-cell>
          <table:table-cell table:formula="of:=[.B408]+([.$D$2]*SIN([.C408])+[.$D$4]*COS([.C408]))/2" office:value-type="float" office:value="37.7783780003538" calcext:value-type="float">
            <text:p>37.7783780004</text:p>
          </table:table-cell>
        </table:table-row>
        <table:table-row table:style-name="ro1">
          <table:table-cell office:value-type="float" office:value="10.421278" calcext:value-type="float">
            <text:p>10.421278</text:p>
          </table:table-cell>
          <table:table-cell office:value-type="float" office:value="37.860974" calcext:value-type="float">
            <text:p>37.860974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409]+(-[.$D$2]*COS([.C409])-[.$D$4]*SIN([.C409]))/2" office:value-type="float" office:value="7.52475227087517" calcext:value-type="float">
            <text:p>7.5247522709</text:p>
          </table:table-cell>
          <table:table-cell table:formula="of:=[.B409]+(-[.$D$2]*SIN([.C409])+[.$D$4]*COS([.C409]))/2" office:value-type="float" office:value="38.788410628842" calcext:value-type="float">
            <text:p>38.7884106288</text:p>
          </table:table-cell>
          <table:table-cell/>
          <table:table-cell table:formula="of:=[.A409]+([.$D$2]*COS([.C409])-[.$D$4]*SIN([.C409]))/2" office:value-type="float" office:value="13.4620250287966" calcext:value-type="float">
            <text:p>13.4620250288</text:p>
          </table:table-cell>
          <table:table-cell table:formula="of:=[.B409]+([.$D$2]*SIN([.C409])+[.$D$4]*COS([.C409]))/2" office:value-type="float" office:value="37.9230828308115" calcext:value-type="float">
            <text:p>37.9230828308</text:p>
          </table:table-cell>
        </table:table-row>
        <table:table-row table:style-name="ro1">
          <table:table-cell office:value-type="float" office:value="10.434977" calcext:value-type="float">
            <text:p>10.434977</text:p>
          </table:table-cell>
          <table:table-cell office:value-type="float" office:value="37.96003" calcext:value-type="float">
            <text:p>37.96003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410]+(-[.$D$2]*COS([.C410])-[.$D$4]*SIN([.C410]))/2" office:value-type="float" office:value="7.52521545815526" calcext:value-type="float">
            <text:p>7.5252154582</text:p>
          </table:table-cell>
          <table:table-cell table:formula="of:=[.B410]+(-[.$D$2]*SIN([.C410])+[.$D$4]*COS([.C410]))/2" office:value-type="float" office:value="38.8450654623411" calcext:value-type="float">
            <text:p>38.8450654623</text:p>
          </table:table-cell>
          <table:table-cell/>
          <table:table-cell table:formula="of:=[.A410]+([.$D$2]*COS([.C410])-[.$D$4]*SIN([.C410]))/2" office:value-type="float" office:value="13.4744926625043" calcext:value-type="float">
            <text:p>13.4744926625</text:p>
          </table:table-cell>
          <table:table-cell table:formula="of:=[.B410]+([.$D$2]*SIN([.C410])+[.$D$4]*COS([.C410]))/2" office:value-type="float" office:value="38.0665407383838" calcext:value-type="float">
            <text:p>38.0665407384</text:p>
          </table:table-cell>
        </table:table-row>
        <table:table-row table:style-name="ro1">
          <table:table-cell office:value-type="float" office:value="10.447255" calcext:value-type="float">
            <text:p>10.447255</text:p>
          </table:table-cell>
          <table:table-cell office:value-type="float" office:value="38.059273" calcext:value-type="float">
            <text:p>38.059273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411]+(-[.$D$2]*COS([.C411])-[.$D$4]*SIN([.C411]))/2" office:value-type="float" office:value="7.52532774261708" calcext:value-type="float">
            <text:p>7.5253277426</text:p>
          </table:table-cell>
          <table:table-cell table:formula="of:=[.B411]+(-[.$D$2]*SIN([.C411])+[.$D$4]*COS([.C411]))/2" office:value-type="float" office:value="38.9032760228398" calcext:value-type="float">
            <text:p>38.9032760228</text:p>
          </table:table-cell>
          <table:table-cell/>
          <table:table-cell table:formula="of:=[.A411]+([.$D$2]*COS([.C411])-[.$D$4]*SIN([.C411]))/2" office:value-type="float" office:value="13.4849709535805" calcext:value-type="float">
            <text:p>13.4849709536</text:p>
          </table:table-cell>
          <table:table-cell table:formula="of:=[.B411]+([.$D$2]*SIN([.C411])+[.$D$4]*COS([.C411]))/2" office:value-type="float" office:value="38.2085438456541" calcext:value-type="float">
            <text:p>38.2085438457</text:p>
          </table:table-cell>
        </table:table-row>
        <table:table-row table:style-name="ro1">
          <table:table-cell office:value-type="float" office:value="10.458164" calcext:value-type="float">
            <text:p>10.458164</text:p>
          </table:table-cell>
          <table:table-cell office:value-type="float" office:value="38.158675" calcext:value-type="float">
            <text:p>38.158675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412]+(-[.$D$2]*COS([.C412])-[.$D$4]*SIN([.C412]))/2" office:value-type="float" office:value="7.52512298108293" calcext:value-type="float">
            <text:p>7.5251229811</text:p>
          </table:table-cell>
          <table:table-cell table:formula="of:=[.B412]+(-[.$D$2]*SIN([.C412])+[.$D$4]*COS([.C412]))/2" office:value-type="float" office:value="38.9632061562332" calcext:value-type="float">
            <text:p>38.9632061562</text:p>
          </table:table-cell>
          <table:table-cell/>
          <table:table-cell table:formula="of:=[.A412]+([.$D$2]*COS([.C412])-[.$D$4]*SIN([.C412]))/2" office:value-type="float" office:value="13.493591284781" calcext:value-type="float">
            <text:p>13.4935912848</text:p>
          </table:table-cell>
          <table:table-cell table:formula="of:=[.B412]+([.$D$2]*SIN([.C412])+[.$D$4]*COS([.C412]))/2" office:value-type="float" office:value="38.3488885610498" calcext:value-type="float">
            <text:p>38.348888561</text:p>
          </table:table-cell>
        </table:table-row>
        <table:table-row table:style-name="ro1">
          <table:table-cell office:value-type="float" office:value="10.467763" calcext:value-type="float">
            <text:p>10.467763</text:p>
          </table:table-cell>
          <table:table-cell office:value-type="float" office:value="38.258213" calcext:value-type="float">
            <text:p>38.258213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413]+(-[.$D$2]*COS([.C413])-[.$D$4]*SIN([.C413]))/2" office:value-type="float" office:value="7.52463232673972" calcext:value-type="float">
            <text:p>7.5246323267</text:p>
          </table:table-cell>
          <table:table-cell table:formula="of:=[.B413]+(-[.$D$2]*SIN([.C413])+[.$D$4]*COS([.C413]))/2" office:value-type="float" office:value="39.0250127392504" calcext:value-type="float">
            <text:p>39.0250127393</text:p>
          </table:table-cell>
          <table:table-cell/>
          <table:table-cell table:formula="of:=[.A413]+([.$D$2]*COS([.C413])-[.$D$4]*SIN([.C413]))/2" office:value-type="float" office:value="13.5004973360842" calcext:value-type="float">
            <text:p>13.5004973361</text:p>
          </table:table-cell>
          <table:table-cell table:formula="of:=[.B413]+([.$D$2]*SIN([.C413])+[.$D$4]*COS([.C413]))/2" office:value-type="float" office:value="38.487390762307" calcext:value-type="float">
            <text:p>38.4873907623</text:p>
          </table:table-cell>
        </table:table-row>
        <table:table-row table:style-name="ro1">
          <table:table-cell office:value-type="float" office:value="10.476118" calcext:value-type="float">
            <text:p>10.476118</text:p>
          </table:table-cell>
          <table:table-cell office:value-type="float" office:value="38.357863" calcext:value-type="float">
            <text:p>38.357863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414]+(-[.$D$2]*COS([.C414])-[.$D$4]*SIN([.C414]))/2" office:value-type="float" office:value="7.52388817261135" calcext:value-type="float">
            <text:p>7.5238881726</text:p>
          </table:table-cell>
          <table:table-cell table:formula="of:=[.B414]+(-[.$D$2]*SIN([.C414])+[.$D$4]*COS([.C414]))/2" office:value-type="float" office:value="39.0888479836192" calcext:value-type="float">
            <text:p>39.0888479836</text:p>
          </table:table-cell>
          <table:table-cell/>
          <table:table-cell table:formula="of:=[.A414]+([.$D$2]*COS([.C414])-[.$D$4]*SIN([.C414]))/2" office:value-type="float" office:value="13.5058440476225" calcext:value-type="float">
            <text:p>13.5058440476</text:p>
          </table:table-cell>
          <table:table-cell table:formula="of:=[.B414]+([.$D$2]*SIN([.C414])+[.$D$4]*COS([.C414]))/2" office:value-type="float" office:value="38.623870662216" calcext:value-type="float">
            <text:p>38.6238706622</text:p>
          </table:table-cell>
        </table:table-row>
        <table:table-row table:style-name="ro1">
          <table:table-cell office:value-type="float" office:value="10.483299" calcext:value-type="float">
            <text:p>10.483299</text:p>
          </table:table-cell>
          <table:table-cell office:value-type="float" office:value="38.457604" calcext:value-type="float">
            <text:p>38.457604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415]+(-[.$D$2]*COS([.C415])-[.$D$4]*SIN([.C415]))/2" office:value-type="float" office:value="7.52292168268602" calcext:value-type="float">
            <text:p>7.5229216827</text:p>
          </table:table-cell>
          <table:table-cell table:formula="of:=[.B415]+(-[.$D$2]*SIN([.C415])+[.$D$4]*COS([.C415]))/2" office:value-type="float" office:value="39.1548601503012" calcext:value-type="float">
            <text:p>39.1548601503</text:p>
          </table:table-cell>
          <table:table-cell/>
          <table:table-cell table:formula="of:=[.A415]+([.$D$2]*COS([.C415])-[.$D$4]*SIN([.C415]))/2" office:value-type="float" office:value="13.5097930516109" calcext:value-type="float">
            <text:p>13.5097930516</text:p>
          </table:table-cell>
          <table:table-cell table:formula="of:=[.B415]+([.$D$2]*SIN([.C415])+[.$D$4]*COS([.C415]))/2" office:value-type="float" office:value="38.7581597445196" calcext:value-type="float">
            <text:p>38.7581597445</text:p>
          </table:table-cell>
        </table:table-row>
        <table:table-row table:style-name="ro1">
          <table:table-cell office:value-type="float" office:value="10.489381" calcext:value-type="float">
            <text:p>10.489381</text:p>
          </table:table-cell>
          <table:table-cell office:value-type="float" office:value="38.557418" calcext:value-type="float">
            <text:p>38.557418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416]+(-[.$D$2]*COS([.C416])-[.$D$4]*SIN([.C416]))/2" office:value-type="float" office:value="7.52176323909276" calcext:value-type="float">
            <text:p>7.5217632391</text:p>
          </table:table-cell>
          <table:table-cell table:formula="of:=[.B416]+(-[.$D$2]*SIN([.C416])+[.$D$4]*COS([.C416]))/2" office:value-type="float" office:value="39.2231843442589" calcext:value-type="float">
            <text:p>39.2231843443</text:p>
          </table:table-cell>
          <table:table-cell/>
          <table:table-cell table:formula="of:=[.A416]+([.$D$2]*COS([.C416])-[.$D$4]*SIN([.C416]))/2" office:value-type="float" office:value="13.512511209807" calcext:value-type="float">
            <text:p>13.5125112098</text:p>
          </table:table-cell>
          <table:table-cell table:formula="of:=[.B416]+([.$D$2]*SIN([.C416])+[.$D$4]*COS([.C416]))/2" office:value-type="float" office:value="38.8901096508601" calcext:value-type="float">
            <text:p>38.8901096509</text:p>
          </table:table-cell>
        </table:table-row>
        <table:table-row table:style-name="ro1">
          <table:table-cell office:value-type="float" office:value="10.494443" calcext:value-type="float">
            <text:p>10.494443</text:p>
          </table:table-cell>
          <table:table-cell office:value-type="float" office:value="38.65729" calcext:value-type="float">
            <text:p>38.65729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417]+(-[.$D$2]*COS([.C417])-[.$D$4]*SIN([.C417]))/2" office:value-type="float" office:value="7.52044588385108" calcext:value-type="float">
            <text:p>7.5204458839</text:p>
          </table:table-cell>
          <table:table-cell table:formula="of:=[.B417]+(-[.$D$2]*SIN([.C417])+[.$D$4]*COS([.C417]))/2" office:value-type="float" office:value="39.2939540818657" calcext:value-type="float">
            <text:p>39.2939540819</text:p>
          </table:table-cell>
          <table:table-cell/>
          <table:table-cell table:formula="of:=[.A417]+([.$D$2]*COS([.C417])-[.$D$4]*SIN([.C417]))/2" office:value-type="float" office:value="13.5141691634487" calcext:value-type="float">
            <text:p>13.5141691634</text:p>
          </table:table-cell>
          <table:table-cell table:formula="of:=[.B417]+([.$D$2]*SIN([.C417])+[.$D$4]*COS([.C417]))/2" office:value-type="float" office:value="39.0195797980672" calcext:value-type="float">
            <text:p>39.0195797981</text:p>
          </table:table-cell>
        </table:table-row>
        <table:table-row table:style-name="ro1">
          <table:table-cell office:value-type="float" office:value="10.49857" calcext:value-type="float">
            <text:p>10.49857</text:p>
          </table:table-cell>
          <table:table-cell office:value-type="float" office:value="38.757204" calcext:value-type="float">
            <text:p>38.757204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418]+(-[.$D$2]*COS([.C418])-[.$D$4]*SIN([.C418]))/2" office:value-type="float" office:value="7.519005518847" calcext:value-type="float">
            <text:p>7.5190055188</text:p>
          </table:table-cell>
          <table:table-cell table:formula="of:=[.B418]+(-[.$D$2]*SIN([.C418])+[.$D$4]*COS([.C418]))/2" office:value-type="float" office:value="39.3672822758396" calcext:value-type="float">
            <text:p>39.3672822758</text:p>
          </table:table-cell>
          <table:table-cell/>
          <table:table-cell table:formula="of:=[.A418]+([.$D$2]*COS([.C418])-[.$D$4]*SIN([.C418]))/2" office:value-type="float" office:value="13.5149401662279" calcext:value-type="float">
            <text:p>13.5149401662</text:p>
          </table:table-cell>
          <table:table-cell table:formula="of:=[.B418]+([.$D$2]*SIN([.C418])+[.$D$4]*COS([.C418]))/2" office:value-type="float" office:value="39.1464481653905" calcext:value-type="float">
            <text:p>39.1464481654</text:p>
          </table:table-cell>
        </table:table-row>
        <table:table-row table:style-name="ro1">
          <table:table-cell office:value-type="float" office:value="10.501849" calcext:value-type="float">
            <text:p>10.501849</text:p>
          </table:table-cell>
          <table:table-cell office:value-type="float" office:value="38.85715" calcext:value-type="float">
            <text:p>38.85715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419]+(-[.$D$2]*COS([.C419])-[.$D$4]*SIN([.C419]))/2" office:value-type="float" office:value="7.51748229105767" calcext:value-type="float">
            <text:p>7.5174822911</text:p>
          </table:table-cell>
          <table:table-cell table:formula="of:=[.B419]+(-[.$D$2]*SIN([.C419])+[.$D$4]*COS([.C419]))/2" office:value-type="float" office:value="39.443285945457" calcext:value-type="float">
            <text:p>39.4432859455</text:p>
          </table:table-cell>
          <table:table-cell/>
          <table:table-cell table:formula="of:=[.A419]+([.$D$2]*COS([.C419])-[.$D$4]*SIN([.C419]))/2" office:value-type="float" office:value="13.5149967340126" calcext:value-type="float">
            <text:p>13.514996734</text:p>
          </table:table-cell>
          <table:table-cell table:formula="of:=[.B419]+([.$D$2]*SIN([.C419])+[.$D$4]*COS([.C419]))/2" office:value-type="float" office:value="39.2705997950355" calcext:value-type="float">
            <text:p>39.270599795</text:p>
          </table:table-cell>
        </table:table-row>
        <table:table-row table:style-name="ro1">
          <table:table-cell office:value-type="float" office:value="10.504372" calcext:value-type="float">
            <text:p>10.504372</text:p>
          </table:table-cell>
          <table:table-cell office:value-type="float" office:value="38.957118" calcext:value-type="float">
            <text:p>38.957118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420]+(-[.$D$2]*COS([.C420])-[.$D$4]*SIN([.C420]))/2" office:value-type="float" office:value="7.51592124120912" calcext:value-type="float">
            <text:p>7.5159212412</text:p>
          </table:table-cell>
          <table:table-cell table:formula="of:=[.B420]+(-[.$D$2]*SIN([.C420])+[.$D$4]*COS([.C420]))/2" office:value-type="float" office:value="39.5220623001591" calcext:value-type="float">
            <text:p>39.5220623002</text:p>
          </table:table-cell>
          <table:table-cell/>
          <table:table-cell table:formula="of:=[.A420]+([.$D$2]*COS([.C420])-[.$D$4]*SIN([.C420]))/2" office:value-type="float" office:value="13.5145100583673" calcext:value-type="float">
            <text:p>13.5145100584</text:p>
          </table:table-cell>
          <table:table-cell table:formula="of:=[.B420]+([.$D$2]*SIN([.C420])+[.$D$4]*COS([.C420]))/2" office:value-type="float" office:value="39.3919385027006" calcext:value-type="float">
            <text:p>39.3919385027</text:p>
          </table:table-cell>
        </table:table-row>
        <table:table-row table:style-name="ro1">
          <table:table-cell office:value-type="float" office:value="10.506234" calcext:value-type="float">
            <text:p>10.506234</text:p>
          </table:table-cell>
          <table:table-cell office:value-type="float" office:value="39.057101" calcext:value-type="float">
            <text:p>39.057101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421]+(-[.$D$2]*COS([.C421])-[.$D$4]*SIN([.C421]))/2" office:value-type="float" office:value="7.51437356948417" calcext:value-type="float">
            <text:p>7.5143735695</text:p>
          </table:table-cell>
          <table:table-cell table:formula="of:=[.B421]+(-[.$D$2]*SIN([.C421])+[.$D$4]*COS([.C421]))/2" office:value-type="float" office:value="39.6037006380475" calcext:value-type="float">
            <text:p>39.603700638</text:p>
          </table:table-cell>
          <table:table-cell/>
          <table:table-cell table:formula="of:=[.A421]+([.$D$2]*COS([.C421])-[.$D$4]*SIN([.C421]))/2" office:value-type="float" office:value="13.5136478033682" calcext:value-type="float">
            <text:p>13.5136478034</text:p>
          </table:table-cell>
          <table:table-cell table:formula="of:=[.B421]+([.$D$2]*SIN([.C421])+[.$D$4]*COS([.C421]))/2" office:value-type="float" office:value="39.5103804009332" calcext:value-type="float">
            <text:p>39.5103804009</text:p>
          </table:table-cell>
        </table:table-row>
        <table:table-row table:style-name="ro1">
          <table:table-cell office:value-type="float" office:value="10.507532" calcext:value-type="float">
            <text:p>10.507532</text:p>
          </table:table-cell>
          <table:table-cell office:value-type="float" office:value="39.157092" calcext:value-type="float">
            <text:p>39.157092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422]+(-[.$D$2]*COS([.C422])-[.$D$4]*SIN([.C422]))/2" office:value-type="float" office:value="7.51289573833019" calcext:value-type="float">
            <text:p>7.5128957383</text:p>
          </table:table-cell>
          <table:table-cell table:formula="of:=[.B422]+(-[.$D$2]*SIN([.C422])+[.$D$4]*COS([.C422]))/2" office:value-type="float" office:value="39.6882733817259" calcext:value-type="float">
            <text:p>39.6882733817</text:p>
          </table:table-cell>
          <table:table-cell/>
          <table:table-cell table:formula="of:=[.A422]+([.$D$2]*COS([.C422])-[.$D$4]*SIN([.C422]))/2" office:value-type="float" office:value="13.5125710740312" calcext:value-type="float">
            <text:p>13.512571074</text:p>
          </table:table-cell>
          <table:table-cell table:formula="of:=[.B422]+([.$D$2]*SIN([.C422])+[.$D$4]*COS([.C422]))/2" office:value-type="float" office:value="39.6258565075576" calcext:value-type="float">
            <text:p>39.6258565076</text:p>
          </table:table-cell>
        </table:table-row>
        <table:table-row table:style-name="ro1">
          <table:table-cell office:value-type="float" office:value="10.508365" calcext:value-type="float">
            <text:p>10.508365</text:p>
          </table:table-cell>
          <table:table-cell office:value-type="float" office:value="39.257089" calcext:value-type="float">
            <text:p>39.257089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423]+(-[.$D$2]*COS([.C423])-[.$D$4]*SIN([.C423]))/2" office:value-type="float" office:value="7.51155272323105" calcext:value-type="float">
            <text:p>7.5115527232</text:p>
          </table:table-cell>
          <table:table-cell table:formula="of:=[.B423]+(-[.$D$2]*SIN([.C423])+[.$D$4]*COS([.C423]))/2" office:value-type="float" office:value="39.7758530868515" calcext:value-type="float">
            <text:p>39.7758530869</text:p>
          </table:table-cell>
          <table:table-cell/>
          <table:table-cell table:formula="of:=[.A423]+([.$D$2]*COS([.C423])-[.$D$4]*SIN([.C423]))/2" office:value-type="float" office:value="13.5114352359225" calcext:value-type="float">
            <text:p>13.5114352359</text:p>
          </table:table-cell>
          <table:table-cell table:formula="of:=[.B423]+([.$D$2]*SIN([.C423])+[.$D$4]*COS([.C423]))/2" office:value-type="float" office:value="39.7383053319304" calcext:value-type="float">
            <text:p>39.7383053319</text:p>
          </table:table-cell>
        </table:table-row>
        <table:table-row table:style-name="ro1">
          <table:table-cell office:value-type="float" office:value="10.508835" calcext:value-type="float">
            <text:p>10.508835</text:p>
          </table:table-cell>
          <table:table-cell office:value-type="float" office:value="39.357087" calcext:value-type="float">
            <text:p>39.357087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424]+(-[.$D$2]*COS([.C424])-[.$D$4]*SIN([.C424]))/2" office:value-type="float" office:value="7.5104172397578" calcext:value-type="float">
            <text:p>7.5104172398</text:p>
          </table:table-cell>
          <table:table-cell table:formula="of:=[.B424]+(-[.$D$2]*SIN([.C424])+[.$D$4]*COS([.C424]))/2" office:value-type="float" office:value="39.86648952754" calcext:value-type="float">
            <text:p>39.8664895275</text:p>
          </table:table-cell>
          <table:table-cell/>
          <table:table-cell table:formula="of:=[.A424]+([.$D$2]*COS([.C424])-[.$D$4]*SIN([.C424]))/2" office:value-type="float" office:value="13.510387755107" calcext:value-type="float">
            <text:p>13.5103877551</text:p>
          </table:table-cell>
          <table:table-cell table:formula="of:=[.B424]+([.$D$2]*SIN([.C424])+[.$D$4]*COS([.C424]))/2" office:value-type="float" office:value="39.8476795583515" calcext:value-type="float">
            <text:p>39.8476795584</text:p>
          </table:table-cell>
        </table:table-row>
        <table:table-row table:style-name="ro1">
          <table:table-cell office:value-type="float" office:value="10.509044" calcext:value-type="float">
            <text:p>10.509044</text:p>
          </table:table-cell>
          <table:table-cell office:value-type="float" office:value="39.457087" calcext:value-type="float">
            <text:p>39.457087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425]+(-[.$D$2]*COS([.C425])-[.$D$4]*SIN([.C425]))/2" office:value-type="float" office:value="7.50956914421771" calcext:value-type="float">
            <text:p>7.5095691442</text:p>
          </table:table-cell>
          <table:table-cell table:formula="of:=[.B425]+(-[.$D$2]*SIN([.C425])+[.$D$4]*COS([.C425]))/2" office:value-type="float" office:value="39.9602277253739" calcext:value-type="float">
            <text:p>39.9602277254</text:p>
          </table:table-cell>
          <table:table-cell/>
          <table:table-cell table:formula="of:=[.A425]+([.$D$2]*COS([.C425])-[.$D$4]*SIN([.C425]))/2" office:value-type="float" office:value="13.509565855591" calcext:value-type="float">
            <text:p>13.5095658556</text:p>
          </table:table-cell>
          <table:table-cell table:formula="of:=[.B425]+([.$D$2]*SIN([.C425])+[.$D$4]*COS([.C425]))/2" office:value-type="float" office:value="39.9539457265216" calcext:value-type="float">
            <text:p>39.9539457265</text:p>
          </table:table-cell>
        </table:table-row>
        <table:table-row table:style-name="ro1">
          <table:table-cell office:value-type="float" office:value="10.509096" calcext:value-type="float">
            <text:p>10.509096</text:p>
          </table:table-cell>
          <table:table-cell office:value-type="float" office:value="39.557087" calcext:value-type="float">
            <text:p>39.5570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426]+(-[.$D$2]*COS([.C426])-[.$D$4]*SIN([.C426]))/2" office:value-type="float" office:value="7.509096" calcext:value-type="float">
            <text:p>7.509096</text:p>
          </table:table-cell>
          <table:table-cell table:formula="of:=[.B426]+(-[.$D$2]*SIN([.C426])+[.$D$4]*COS([.C426]))/2" office:value-type="float" office:value="40.057087" calcext:value-type="float">
            <text:p>40.057087</text:p>
          </table:table-cell>
          <table:table-cell/>
          <table:table-cell table:formula="of:=[.A426]+([.$D$2]*COS([.C426])-[.$D$4]*SIN([.C426]))/2" office:value-type="float" office:value="13.509096" calcext:value-type="float">
            <text:p>13.509096</text:p>
          </table:table-cell>
          <table:table-cell table:formula="of:=[.B426]+([.$D$2]*SIN([.C426])+[.$D$4]*COS([.C426]))/2" office:value-type="float" office:value="40.057087" calcext:value-type="float">
            <text:p>40.057087</text:p>
          </table:table-cell>
        </table:table-row>
        <table:table-row table:style-name="ro1">
          <table:table-cell office:value-type="float" office:value="10.509096" calcext:value-type="float">
            <text:p>10.509096</text:p>
          </table:table-cell>
          <table:table-cell office:value-type="float" office:value="39.657087" calcext:value-type="float">
            <text:p>39.6570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427]+(-[.$D$2]*COS([.C427])-[.$D$4]*SIN([.C427]))/2" office:value-type="float" office:value="7.509096" calcext:value-type="float">
            <text:p>7.509096</text:p>
          </table:table-cell>
          <table:table-cell table:formula="of:=[.B427]+(-[.$D$2]*SIN([.C427])+[.$D$4]*COS([.C427]))/2" office:value-type="float" office:value="40.157087" calcext:value-type="float">
            <text:p>40.157087</text:p>
          </table:table-cell>
          <table:table-cell/>
          <table:table-cell table:formula="of:=[.A427]+([.$D$2]*COS([.C427])-[.$D$4]*SIN([.C427]))/2" office:value-type="float" office:value="13.509096" calcext:value-type="float">
            <text:p>13.509096</text:p>
          </table:table-cell>
          <table:table-cell table:formula="of:=[.B427]+([.$D$2]*SIN([.C427])+[.$D$4]*COS([.C427]))/2" office:value-type="float" office:value="40.157087" calcext:value-type="float">
            <text:p>40.157087</text:p>
          </table:table-cell>
        </table:table-row>
        <table:table-row table:style-name="ro1">
          <table:table-cell office:value-type="float" office:value="10.509149" calcext:value-type="float">
            <text:p>10.509149</text:p>
          </table:table-cell>
          <table:table-cell office:value-type="float" office:value="39.757087" calcext:value-type="float">
            <text:p>39.757087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428]+(-[.$D$2]*COS([.C428])-[.$D$4]*SIN([.C428]))/2" office:value-type="float" office:value="7.50967414421771" calcext:value-type="float">
            <text:p>7.5096741442</text:p>
          </table:table-cell>
          <table:table-cell table:formula="of:=[.B428]+(-[.$D$2]*SIN([.C428])+[.$D$4]*COS([.C428]))/2" office:value-type="float" office:value="40.2602277253739" calcext:value-type="float">
            <text:p>40.2602277254</text:p>
          </table:table-cell>
          <table:table-cell/>
          <table:table-cell table:formula="of:=[.A428]+([.$D$2]*COS([.C428])-[.$D$4]*SIN([.C428]))/2" office:value-type="float" office:value="13.509670855591" calcext:value-type="float">
            <text:p>13.5096708556</text:p>
          </table:table-cell>
          <table:table-cell table:formula="of:=[.B428]+([.$D$2]*SIN([.C428])+[.$D$4]*COS([.C428]))/2" office:value-type="float" office:value="40.2539457265216" calcext:value-type="float">
            <text:p>40.2539457265</text:p>
          </table:table-cell>
        </table:table-row>
        <table:table-row table:style-name="ro1">
          <table:table-cell office:value-type="float" office:value="10.509358" calcext:value-type="float">
            <text:p>10.509358</text:p>
          </table:table-cell>
          <table:table-cell office:value-type="float" office:value="39.857087" calcext:value-type="float">
            <text:p>39.857087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429]+(-[.$D$2]*COS([.C429])-[.$D$4]*SIN([.C429]))/2" office:value-type="float" office:value="7.5109402397578" calcext:value-type="float">
            <text:p>7.5109402398</text:p>
          </table:table-cell>
          <table:table-cell table:formula="of:=[.B429]+(-[.$D$2]*SIN([.C429])+[.$D$4]*COS([.C429]))/2" office:value-type="float" office:value="40.36648952754" calcext:value-type="float">
            <text:p>40.3664895275</text:p>
          </table:table-cell>
          <table:table-cell/>
          <table:table-cell table:formula="of:=[.A429]+([.$D$2]*COS([.C429])-[.$D$4]*SIN([.C429]))/2" office:value-type="float" office:value="13.510910755107" calcext:value-type="float">
            <text:p>13.5109107551</text:p>
          </table:table-cell>
          <table:table-cell table:formula="of:=[.B429]+([.$D$2]*SIN([.C429])+[.$D$4]*COS([.C429]))/2" office:value-type="float" office:value="40.3476795583515" calcext:value-type="float">
            <text:p>40.3476795584</text:p>
          </table:table-cell>
        </table:table-row>
        <table:table-row table:style-name="ro1">
          <table:table-cell office:value-type="float" office:value="10.509828" calcext:value-type="float">
            <text:p>10.509828</text:p>
          </table:table-cell>
          <table:table-cell office:value-type="float" office:value="39.957086" calcext:value-type="float">
            <text:p>39.957086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430]+(-[.$D$2]*COS([.C430])-[.$D$4]*SIN([.C430]))/2" office:value-type="float" office:value="7.51301572323105" calcext:value-type="float">
            <text:p>7.5130157232</text:p>
          </table:table-cell>
          <table:table-cell table:formula="of:=[.B430]+(-[.$D$2]*SIN([.C430])+[.$D$4]*COS([.C430]))/2" office:value-type="float" office:value="40.4758500868515" calcext:value-type="float">
            <text:p>40.4758500869</text:p>
          </table:table-cell>
          <table:table-cell/>
          <table:table-cell table:formula="of:=[.A430]+([.$D$2]*COS([.C430])-[.$D$4]*SIN([.C430]))/2" office:value-type="float" office:value="13.5128982359225" calcext:value-type="float">
            <text:p>13.5128982359</text:p>
          </table:table-cell>
          <table:table-cell table:formula="of:=[.B430]+([.$D$2]*SIN([.C430])+[.$D$4]*COS([.C430]))/2" office:value-type="float" office:value="40.4383023319304" calcext:value-type="float">
            <text:p>40.4383023319</text:p>
          </table:table-cell>
        </table:table-row>
        <table:table-row table:style-name="ro1">
          <table:table-cell office:value-type="float" office:value="10.510661" calcext:value-type="float">
            <text:p>10.510661</text:p>
          </table:table-cell>
          <table:table-cell office:value-type="float" office:value="40.057082" calcext:value-type="float">
            <text:p>40.057082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431]+(-[.$D$2]*COS([.C431])-[.$D$4]*SIN([.C431]))/2" office:value-type="float" office:value="7.51602473833019" calcext:value-type="float">
            <text:p>7.5160247383</text:p>
          </table:table-cell>
          <table:table-cell table:formula="of:=[.B431]+(-[.$D$2]*SIN([.C431])+[.$D$4]*COS([.C431]))/2" office:value-type="float" office:value="40.5882633817259" calcext:value-type="float">
            <text:p>40.5882633817</text:p>
          </table:table-cell>
          <table:table-cell/>
          <table:table-cell table:formula="of:=[.A431]+([.$D$2]*COS([.C431])-[.$D$4]*SIN([.C431]))/2" office:value-type="float" office:value="13.5157000740312" calcext:value-type="float">
            <text:p>13.515700074</text:p>
          </table:table-cell>
          <table:table-cell table:formula="of:=[.B431]+([.$D$2]*SIN([.C431])+[.$D$4]*COS([.C431]))/2" office:value-type="float" office:value="40.5258465075576" calcext:value-type="float">
            <text:p>40.5258465076</text:p>
          </table:table-cell>
        </table:table-row>
        <table:table-row table:style-name="ro1">
          <table:table-cell office:value-type="float" office:value="10.511958" calcext:value-type="float">
            <text:p>10.511958</text:p>
          </table:table-cell>
          <table:table-cell office:value-type="float" office:value="40.157074" calcext:value-type="float">
            <text:p>40.157074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432]+(-[.$D$2]*COS([.C432])-[.$D$4]*SIN([.C432]))/2" office:value-type="float" office:value="7.52009756948417" calcext:value-type="float">
            <text:p>7.5200975695</text:p>
          </table:table-cell>
          <table:table-cell table:formula="of:=[.B432]+(-[.$D$2]*SIN([.C432])+[.$D$4]*COS([.C432]))/2" office:value-type="float" office:value="40.7036736380475" calcext:value-type="float">
            <text:p>40.703673638</text:p>
          </table:table-cell>
          <table:table-cell/>
          <table:table-cell table:formula="of:=[.A432]+([.$D$2]*COS([.C432])-[.$D$4]*SIN([.C432]))/2" office:value-type="float" office:value="13.5193718033682" calcext:value-type="float">
            <text:p>13.5193718034</text:p>
          </table:table-cell>
          <table:table-cell table:formula="of:=[.B432]+([.$D$2]*SIN([.C432])+[.$D$4]*COS([.C432]))/2" office:value-type="float" office:value="40.6103534009332" calcext:value-type="float">
            <text:p>40.6103534009</text:p>
          </table:table-cell>
        </table:table-row>
        <table:table-row table:style-name="ro1">
          <table:table-cell office:value-type="float" office:value="10.51382" calcext:value-type="float">
            <text:p>10.51382</text:p>
          </table:table-cell>
          <table:table-cell office:value-type="float" office:value="40.257056" calcext:value-type="float">
            <text:p>40.257056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433]+(-[.$D$2]*COS([.C433])-[.$D$4]*SIN([.C433]))/2" office:value-type="float" office:value="7.52536924120912" calcext:value-type="float">
            <text:p>7.5253692412</text:p>
          </table:table-cell>
          <table:table-cell table:formula="of:=[.B433]+(-[.$D$2]*SIN([.C433])+[.$D$4]*COS([.C433]))/2" office:value-type="float" office:value="40.8220003001591" calcext:value-type="float">
            <text:p>40.8220003002</text:p>
          </table:table-cell>
          <table:table-cell/>
          <table:table-cell table:formula="of:=[.A433]+([.$D$2]*COS([.C433])-[.$D$4]*SIN([.C433]))/2" office:value-type="float" office:value="13.5239580583673" calcext:value-type="float">
            <text:p>13.5239580584</text:p>
          </table:table-cell>
          <table:table-cell table:formula="of:=[.B433]+([.$D$2]*SIN([.C433])+[.$D$4]*COS([.C433]))/2" office:value-type="float" office:value="40.6918765027006" calcext:value-type="float">
            <text:p>40.6918765027</text:p>
          </table:table-cell>
        </table:table-row>
        <table:table-row table:style-name="ro1">
          <table:table-cell office:value-type="float" office:value="10.516344" calcext:value-type="float">
            <text:p>10.516344</text:p>
          </table:table-cell>
          <table:table-cell office:value-type="float" office:value="40.357024" calcext:value-type="float">
            <text:p>40.357024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434]+(-[.$D$2]*COS([.C434])-[.$D$4]*SIN([.C434]))/2" office:value-type="float" office:value="7.53197729105767" calcext:value-type="float">
            <text:p>7.5319772911</text:p>
          </table:table-cell>
          <table:table-cell table:formula="of:=[.B434]+(-[.$D$2]*SIN([.C434])+[.$D$4]*COS([.C434]))/2" office:value-type="float" office:value="40.943159945457" calcext:value-type="float">
            <text:p>40.9431599455</text:p>
          </table:table-cell>
          <table:table-cell/>
          <table:table-cell table:formula="of:=[.A434]+([.$D$2]*COS([.C434])-[.$D$4]*SIN([.C434]))/2" office:value-type="float" office:value="13.5294917340126" calcext:value-type="float">
            <text:p>13.529491734</text:p>
          </table:table-cell>
          <table:table-cell table:formula="of:=[.B434]+([.$D$2]*SIN([.C434])+[.$D$4]*COS([.C434]))/2" office:value-type="float" office:value="40.7704737950355" calcext:value-type="float">
            <text:p>40.770473795</text:p>
          </table:table-cell>
        </table:table-row>
        <table:table-row table:style-name="ro1">
          <table:table-cell office:value-type="float" office:value="10.519623" calcext:value-type="float">
            <text:p>10.519623</text:p>
          </table:table-cell>
          <table:table-cell office:value-type="float" office:value="40.45697" calcext:value-type="float">
            <text:p>40.45697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435]+(-[.$D$2]*COS([.C435])-[.$D$4]*SIN([.C435]))/2" office:value-type="float" office:value="7.540058518847" calcext:value-type="float">
            <text:p>7.5400585188</text:p>
          </table:table-cell>
          <table:table-cell table:formula="of:=[.B435]+(-[.$D$2]*SIN([.C435])+[.$D$4]*COS([.C435]))/2" office:value-type="float" office:value="41.0670482758396" calcext:value-type="float">
            <text:p>41.0670482758</text:p>
          </table:table-cell>
          <table:table-cell/>
          <table:table-cell table:formula="of:=[.A435]+([.$D$2]*COS([.C435])-[.$D$4]*SIN([.C435]))/2" office:value-type="float" office:value="13.5359931662279" calcext:value-type="float">
            <text:p>13.5359931662</text:p>
          </table:table-cell>
          <table:table-cell table:formula="of:=[.B435]+([.$D$2]*SIN([.C435])+[.$D$4]*COS([.C435]))/2" office:value-type="float" office:value="40.8462141653905" calcext:value-type="float">
            <text:p>40.8462141654</text:p>
          </table:table-cell>
        </table:table-row>
        <table:table-row table:style-name="ro1">
          <table:table-cell office:value-type="float" office:value="10.52375" calcext:value-type="float">
            <text:p>10.52375</text:p>
          </table:table-cell>
          <table:table-cell office:value-type="float" office:value="40.556885" calcext:value-type="float">
            <text:p>40.556885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436]+(-[.$D$2]*COS([.C436])-[.$D$4]*SIN([.C436]))/2" office:value-type="float" office:value="7.54975288385108" calcext:value-type="float">
            <text:p>7.5497528839</text:p>
          </table:table-cell>
          <table:table-cell table:formula="of:=[.B436]+(-[.$D$2]*SIN([.C436])+[.$D$4]*COS([.C436]))/2" office:value-type="float" office:value="41.1935490818657" calcext:value-type="float">
            <text:p>41.1935490819</text:p>
          </table:table-cell>
          <table:table-cell/>
          <table:table-cell table:formula="of:=[.A436]+([.$D$2]*COS([.C436])-[.$D$4]*SIN([.C436]))/2" office:value-type="float" office:value="13.5434761634487" calcext:value-type="float">
            <text:p>13.5434761634</text:p>
          </table:table-cell>
          <table:table-cell table:formula="of:=[.B436]+([.$D$2]*SIN([.C436])+[.$D$4]*COS([.C436]))/2" office:value-type="float" office:value="40.9191747980672" calcext:value-type="float">
            <text:p>40.9191747981</text:p>
          </table:table-cell>
        </table:table-row>
        <table:table-row table:style-name="ro1">
          <table:table-cell office:value-type="float" office:value="10.528812" calcext:value-type="float">
            <text:p>10.528812</text:p>
          </table:table-cell>
          <table:table-cell office:value-type="float" office:value="40.656756" calcext:value-type="float">
            <text:p>40.656756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437]+(-[.$D$2]*COS([.C437])-[.$D$4]*SIN([.C437]))/2" office:value-type="float" office:value="7.56119423909276" calcext:value-type="float">
            <text:p>7.5611942391</text:p>
          </table:table-cell>
          <table:table-cell table:formula="of:=[.B437]+(-[.$D$2]*SIN([.C437])+[.$D$4]*COS([.C437]))/2" office:value-type="float" office:value="41.3225223442589" calcext:value-type="float">
            <text:p>41.3225223443</text:p>
          </table:table-cell>
          <table:table-cell/>
          <table:table-cell table:formula="of:=[.A437]+([.$D$2]*COS([.C437])-[.$D$4]*SIN([.C437]))/2" office:value-type="float" office:value="13.551942209807" calcext:value-type="float">
            <text:p>13.5519422098</text:p>
          </table:table-cell>
          <table:table-cell table:formula="of:=[.B437]+([.$D$2]*SIN([.C437])+[.$D$4]*COS([.C437]))/2" office:value-type="float" office:value="40.9894476508601" calcext:value-type="float">
            <text:p>40.9894476509</text:p>
          </table:table-cell>
        </table:table-row>
        <table:table-row table:style-name="ro1">
          <table:table-cell office:value-type="float" office:value="10.534894" calcext:value-type="float">
            <text:p>10.534894</text:p>
          </table:table-cell>
          <table:table-cell office:value-type="float" office:value="40.75657" calcext:value-type="float">
            <text:p>40.75657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438]+(-[.$D$2]*COS([.C438])-[.$D$4]*SIN([.C438]))/2" office:value-type="float" office:value="7.57451668268602" calcext:value-type="float">
            <text:p>7.5745166827</text:p>
          </table:table-cell>
          <table:table-cell table:formula="of:=[.B438]+(-[.$D$2]*SIN([.C438])+[.$D$4]*COS([.C438]))/2" office:value-type="float" office:value="41.4538261503012" calcext:value-type="float">
            <text:p>41.4538261503</text:p>
          </table:table-cell>
          <table:table-cell/>
          <table:table-cell table:formula="of:=[.A438]+([.$D$2]*COS([.C438])-[.$D$4]*SIN([.C438]))/2" office:value-type="float" office:value="13.5613880516109" calcext:value-type="float">
            <text:p>13.5613880516</text:p>
          </table:table-cell>
          <table:table-cell table:formula="of:=[.B438]+([.$D$2]*SIN([.C438])+[.$D$4]*COS([.C438]))/2" office:value-type="float" office:value="41.0571257445196" calcext:value-type="float">
            <text:p>41.0571257445</text:p>
          </table:table-cell>
        </table:table-row>
        <table:table-row table:style-name="ro1">
          <table:table-cell office:value-type="float" office:value="10.542074" calcext:value-type="float">
            <text:p>10.542074</text:p>
          </table:table-cell>
          <table:table-cell office:value-type="float" office:value="40.856312" calcext:value-type="float">
            <text:p>40.856312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439]+(-[.$D$2]*COS([.C439])-[.$D$4]*SIN([.C439]))/2" office:value-type="float" office:value="7.58984417261135" calcext:value-type="float">
            <text:p>7.5898441726</text:p>
          </table:table-cell>
          <table:table-cell table:formula="of:=[.B439]+(-[.$D$2]*SIN([.C439])+[.$D$4]*COS([.C439]))/2" office:value-type="float" office:value="41.5872969836192" calcext:value-type="float">
            <text:p>41.5872969836</text:p>
          </table:table-cell>
          <table:table-cell/>
          <table:table-cell table:formula="of:=[.A439]+([.$D$2]*COS([.C439])-[.$D$4]*SIN([.C439]))/2" office:value-type="float" office:value="13.5718000476225" calcext:value-type="float">
            <text:p>13.5718000476</text:p>
          </table:table-cell>
          <table:table-cell table:formula="of:=[.B439]+([.$D$2]*SIN([.C439])+[.$D$4]*COS([.C439]))/2" office:value-type="float" office:value="41.122319662216" calcext:value-type="float">
            <text:p>41.1223196622</text:p>
          </table:table-cell>
        </table:table-row>
        <table:table-row table:style-name="ro1">
          <table:table-cell office:value-type="float" office:value="10.55043" calcext:value-type="float">
            <text:p>10.55043</text:p>
          </table:table-cell>
          <table:table-cell office:value-type="float" office:value="40.955962" calcext:value-type="float">
            <text:p>40.955962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440]+(-[.$D$2]*COS([.C440])-[.$D$4]*SIN([.C440]))/2" office:value-type="float" office:value="7.60729932673972" calcext:value-type="float">
            <text:p>7.6072993267</text:p>
          </table:table-cell>
          <table:table-cell table:formula="of:=[.B440]+(-[.$D$2]*SIN([.C440])+[.$D$4]*COS([.C440]))/2" office:value-type="float" office:value="41.7227617392504" calcext:value-type="float">
            <text:p>41.7227617393</text:p>
          </table:table-cell>
          <table:table-cell/>
          <table:table-cell table:formula="of:=[.A440]+([.$D$2]*COS([.C440])-[.$D$4]*SIN([.C440]))/2" office:value-type="float" office:value="13.5831643360842" calcext:value-type="float">
            <text:p>13.5831643361</text:p>
          </table:table-cell>
          <table:table-cell table:formula="of:=[.B440]+([.$D$2]*SIN([.C440])+[.$D$4]*COS([.C440]))/2" office:value-type="float" office:value="41.185139762307" calcext:value-type="float">
            <text:p>41.1851397623</text:p>
          </table:table-cell>
        </table:table-row>
        <table:table-row table:style-name="ro1">
          <table:table-cell office:value-type="float" office:value="10.560029" calcext:value-type="float">
            <text:p>10.560029</text:p>
          </table:table-cell>
          <table:table-cell office:value-type="float" office:value="41.055499" calcext:value-type="float">
            <text:p>41.055499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441]+(-[.$D$2]*COS([.C441])-[.$D$4]*SIN([.C441]))/2" office:value-type="float" office:value="7.62698798108293" calcext:value-type="float">
            <text:p>7.6269879811</text:p>
          </table:table-cell>
          <table:table-cell table:formula="of:=[.B441]+(-[.$D$2]*SIN([.C441])+[.$D$4]*COS([.C441]))/2" office:value-type="float" office:value="41.8600301562332" calcext:value-type="float">
            <text:p>41.8600301562</text:p>
          </table:table-cell>
          <table:table-cell/>
          <table:table-cell table:formula="of:=[.A441]+([.$D$2]*COS([.C441])-[.$D$4]*SIN([.C441]))/2" office:value-type="float" office:value="13.595456284781" calcext:value-type="float">
            <text:p>13.5954562848</text:p>
          </table:table-cell>
          <table:table-cell table:formula="of:=[.B441]+([.$D$2]*SIN([.C441])+[.$D$4]*COS([.C441]))/2" office:value-type="float" office:value="41.2457125610498" calcext:value-type="float">
            <text:p>41.245712561</text:p>
          </table:table-cell>
        </table:table-row>
        <table:table-row table:style-name="ro1">
          <table:table-cell office:value-type="float" office:value="10.570938" calcext:value-type="float">
            <text:p>10.570938</text:p>
          </table:table-cell>
          <table:table-cell office:value-type="float" office:value="41.154901" calcext:value-type="float">
            <text:p>41.154901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442]+(-[.$D$2]*COS([.C442])-[.$D$4]*SIN([.C442]))/2" office:value-type="float" office:value="7.64901074261708" calcext:value-type="float">
            <text:p>7.6490107426</text:p>
          </table:table-cell>
          <table:table-cell table:formula="of:=[.B442]+(-[.$D$2]*SIN([.C442])+[.$D$4]*COS([.C442]))/2" office:value-type="float" office:value="41.9989040228398" calcext:value-type="float">
            <text:p>41.9989040228</text:p>
          </table:table-cell>
          <table:table-cell/>
          <table:table-cell table:formula="of:=[.A442]+([.$D$2]*COS([.C442])-[.$D$4]*SIN([.C442]))/2" office:value-type="float" office:value="13.6086539535805" calcext:value-type="float">
            <text:p>13.6086539536</text:p>
          </table:table-cell>
          <table:table-cell table:formula="of:=[.B442]+([.$D$2]*SIN([.C442])+[.$D$4]*COS([.C442]))/2" office:value-type="float" office:value="41.3041718456541" calcext:value-type="float">
            <text:p>41.3041718457</text:p>
          </table:table-cell>
        </table:table-row>
        <table:table-row table:style-name="ro1">
          <table:table-cell office:value-type="float" office:value="10.583215" calcext:value-type="float">
            <text:p>10.583215</text:p>
          </table:table-cell>
          <table:table-cell office:value-type="float" office:value="41.254144" calcext:value-type="float">
            <text:p>41.254144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443]+(-[.$D$2]*COS([.C443])-[.$D$4]*SIN([.C443]))/2" office:value-type="float" office:value="7.67345345815525" calcext:value-type="float">
            <text:p>7.6734534582</text:p>
          </table:table-cell>
          <table:table-cell table:formula="of:=[.B443]+(-[.$D$2]*SIN([.C443])+[.$D$4]*COS([.C443]))/2" office:value-type="float" office:value="42.1391794623411" calcext:value-type="float">
            <text:p>42.1391794623</text:p>
          </table:table-cell>
          <table:table-cell/>
          <table:table-cell table:formula="of:=[.A443]+([.$D$2]*COS([.C443])-[.$D$4]*SIN([.C443]))/2" office:value-type="float" office:value="13.6227306625043" calcext:value-type="float">
            <text:p>13.6227306625</text:p>
          </table:table-cell>
          <table:table-cell table:formula="of:=[.B443]+([.$D$2]*SIN([.C443])+[.$D$4]*COS([.C443]))/2" office:value-type="float" office:value="41.3606547383838" calcext:value-type="float">
            <text:p>41.3606547384</text:p>
          </table:table-cell>
        </table:table-row>
        <table:table-row table:style-name="ro1">
          <table:table-cell office:value-type="float" office:value="10.596914" calcext:value-type="float">
            <text:p>10.596914</text:p>
          </table:table-cell>
          <table:table-cell office:value-type="float" office:value="41.3532" calcext:value-type="float">
            <text:p>41.3532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444]+(-[.$D$2]*COS([.C444])-[.$D$4]*SIN([.C444]))/2" office:value-type="float" office:value="7.70038827087517" calcext:value-type="float">
            <text:p>7.7003882709</text:p>
          </table:table-cell>
          <table:table-cell table:formula="of:=[.B444]+(-[.$D$2]*SIN([.C444])+[.$D$4]*COS([.C444]))/2" office:value-type="float" office:value="42.2806366288421" calcext:value-type="float">
            <text:p>42.2806366288</text:p>
          </table:table-cell>
          <table:table-cell/>
          <table:table-cell table:formula="of:=[.A444]+([.$D$2]*COS([.C444])-[.$D$4]*SIN([.C444]))/2" office:value-type="float" office:value="13.6376610287966" calcext:value-type="float">
            <text:p>13.6376610288</text:p>
          </table:table-cell>
          <table:table-cell table:formula="of:=[.B444]+([.$D$2]*SIN([.C444])+[.$D$4]*COS([.C444]))/2" office:value-type="float" office:value="41.4153088308115" calcext:value-type="float">
            <text:p>41.4153088308</text:p>
          </table:table-cell>
        </table:table-row>
        <table:table-row table:style-name="ro1">
          <table:table-cell office:value-type="float" office:value="10.612082" calcext:value-type="float">
            <text:p>10.612082</text:p>
          </table:table-cell>
          <table:table-cell office:value-type="float" office:value="41.452042" calcext:value-type="float">
            <text:p>41.452042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445]+(-[.$D$2]*COS([.C445])-[.$D$4]*SIN([.C445]))/2" office:value-type="float" office:value="7.72987179418317" calcext:value-type="float">
            <text:p>7.7298717942</text:p>
          </table:table-cell>
          <table:table-cell table:formula="of:=[.B445]+(-[.$D$2]*SIN([.C445])+[.$D$4]*COS([.C445]))/2" office:value-type="float" office:value="42.4230540130489" calcext:value-type="float">
            <text:p>42.423054013</text:p>
          </table:table-cell>
          <table:table-cell/>
          <table:table-cell table:formula="of:=[.A445]+([.$D$2]*COS([.C445])-[.$D$4]*SIN([.C445]))/2" office:value-type="float" office:value="13.6534198745994" calcext:value-type="float">
            <text:p>13.6534198746</text:p>
          </table:table-cell>
          <table:table-cell table:formula="of:=[.B445]+([.$D$2]*SIN([.C445])+[.$D$4]*COS([.C445]))/2" office:value-type="float" office:value="41.4682880003538" calcext:value-type="float">
            <text:p>41.4682880004</text:p>
          </table:table-cell>
        </table:table-row>
        <table:table-row table:style-name="ro1">
          <table:table-cell office:value-type="float" office:value="10.628759" calcext:value-type="float">
            <text:p>10.628759</text:p>
          </table:table-cell>
          <table:table-cell office:value-type="float" office:value="41.550641" calcext:value-type="float">
            <text:p>41.550641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446]+(-[.$D$2]*COS([.C446])-[.$D$4]*SIN([.C446]))/2" office:value-type="float" office:value="7.76194103405897" calcext:value-type="float">
            <text:p>7.7619410341</text:p>
          </table:table-cell>
          <table:table-cell table:formula="of:=[.B446]+(-[.$D$2]*SIN([.C446])+[.$D$4]*COS([.C446]))/2" office:value-type="float" office:value="42.5661973746823" calcext:value-type="float">
            <text:p>42.5661973747</text:p>
          </table:table-cell>
          <table:table-cell/>
          <table:table-cell table:formula="of:=[.A446]+([.$D$2]*COS([.C446])-[.$D$4]*SIN([.C446]))/2" office:value-type="float" office:value="13.669983467679" calcext:value-type="float">
            <text:p>13.6699834677</text:p>
          </table:table-cell>
          <table:table-cell table:formula="of:=[.B446]+([.$D$2]*SIN([.C446])+[.$D$4]*COS([.C446]))/2" office:value-type="float" office:value="41.5197583642544" calcext:value-type="float">
            <text:p>41.5197583643</text:p>
          </table:table-cell>
        </table:table-row>
        <table:table-row table:style-name="ro1">
          <table:table-cell office:value-type="float" office:value="10.64698" calcext:value-type="float">
            <text:p>10.64698</text:p>
          </table:table-cell>
          <table:table-cell office:value-type="float" office:value="41.648966" calcext:value-type="float">
            <text:p>41.648966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447]+(-[.$D$2]*COS([.C447])-[.$D$4]*SIN([.C447]))/2" office:value-type="float" office:value="7.79661908655294" calcext:value-type="float">
            <text:p>7.7966190866</text:p>
          </table:table-cell>
          <table:table-cell table:formula="of:=[.B447]+(-[.$D$2]*SIN([.C447])+[.$D$4]*COS([.C447]))/2" office:value-type="float" office:value="42.7098348246401" calcext:value-type="float">
            <text:p>42.7098348246</text:p>
          </table:table-cell>
          <table:table-cell/>
          <table:table-cell table:formula="of:=[.A447]+([.$D$2]*COS([.C447])-[.$D$4]*SIN([.C447]))/2" office:value-type="float" office:value="13.6873329153062" calcext:value-type="float">
            <text:p>13.6873329153</text:p>
          </table:table-cell>
          <table:table-cell table:formula="of:=[.B447]+([.$D$2]*SIN([.C447])+[.$D$4]*COS([.C447]))/2" office:value-type="float" office:value="41.5698828134854" calcext:value-type="float">
            <text:p>41.5698828135</text:p>
          </table:table-cell>
        </table:table-row>
        <table:table-row table:style-name="ro1">
          <table:table-cell office:value-type="float" office:value="10.66677" calcext:value-type="float">
            <text:p>10.66677</text:p>
          </table:table-cell>
          <table:table-cell office:value-type="float" office:value="41.746987" calcext:value-type="float">
            <text:p>41.746987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448]+(-[.$D$2]*COS([.C448])-[.$D$4]*SIN([.C448]))/2" office:value-type="float" office:value="7.83390533708769" calcext:value-type="float">
            <text:p>7.8339053371</text:p>
          </table:table-cell>
          <table:table-cell table:formula="of:=[.B448]+(-[.$D$2]*SIN([.C448])+[.$D$4]*COS([.C448]))/2" office:value-type="float" office:value="42.8537289760824" calcext:value-type="float">
            <text:p>42.8537289761</text:p>
          </table:table-cell>
          <table:table-cell/>
          <table:table-cell table:formula="of:=[.A448]+([.$D$2]*COS([.C448])-[.$D$4]*SIN([.C448]))/2" office:value-type="float" office:value="13.7054501868897" calcext:value-type="float">
            <text:p>13.7054501869</text:p>
          </table:table-cell>
          <table:table-cell table:formula="of:=[.B448]+([.$D$2]*SIN([.C448])+[.$D$4]*COS([.C448]))/2" office:value-type="float" office:value="41.618835832218" calcext:value-type="float">
            <text:p>41.6188358322</text:p>
          </table:table-cell>
        </table:table-row>
        <table:table-row table:style-name="ro1">
          <table:table-cell office:value-type="float" office:value="10.688152" calcext:value-type="float">
            <text:p>10.688152</text:p>
          </table:table-cell>
          <table:table-cell office:value-type="float" office:value="41.844673" calcext:value-type="float">
            <text:p>41.844673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449]+(-[.$D$2]*COS([.C449])-[.$D$4]*SIN([.C449]))/2" office:value-type="float" office:value="7.87378576268021" calcext:value-type="float">
            <text:p>7.8737857627</text:p>
          </table:table-cell>
          <table:table-cell table:formula="of:=[.B449]+(-[.$D$2]*SIN([.C449])+[.$D$4]*COS([.C449]))/2" office:value-type="float" office:value="42.9976442408532" calcext:value-type="float">
            <text:p>42.9976442409</text:p>
          </table:table-cell>
          <table:table-cell/>
          <table:table-cell table:formula="of:=[.A449]+([.$D$2]*COS([.C449])-[.$D$4]*SIN([.C449]))/2" office:value-type="float" office:value="13.7243269512549" calcext:value-type="float">
            <text:p>13.7243269513</text:p>
          </table:table-cell>
          <table:table-cell table:formula="of:=[.B449]+([.$D$2]*SIN([.C449])+[.$D$4]*COS([.C449]))/2" office:value-type="float" office:value="41.6667919572426" calcext:value-type="float">
            <text:p>41.6667919572</text:p>
          </table:table-cell>
        </table:table-row>
        <table:table-row table:style-name="ro1">
          <table:table-cell office:value-type="float" office:value="10.711138" calcext:value-type="float">
            <text:p>10.711138</text:p>
          </table:table-cell>
          <table:table-cell office:value-type="float" office:value="41.941994" calcext:value-type="float">
            <text:p>41.941994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450]+(-[.$D$2]*COS([.C450])-[.$D$4]*SIN([.C450]))/2" office:value-type="float" office:value="7.91621999729833" calcext:value-type="float">
            <text:p>7.9162199973</text:p>
          </table:table-cell>
          <table:table-cell table:formula="of:=[.B450]+(-[.$D$2]*SIN([.C450])+[.$D$4]*COS([.C450]))/2" office:value-type="float" office:value="43.141341054932" calcext:value-type="float">
            <text:p>43.1413410549</text:p>
          </table:table-cell>
          <table:table-cell/>
          <table:table-cell table:formula="of:=[.A450]+([.$D$2]*COS([.C450])-[.$D$4]*SIN([.C450]))/2" office:value-type="float" office:value="13.7439567771282" calcext:value-type="float">
            <text:p>13.7439567771</text:p>
          </table:table-cell>
          <table:table-cell table:formula="of:=[.B450]+([.$D$2]*SIN([.C450])+[.$D$4]*COS([.C450]))/2" office:value-type="float" office:value="41.7139364083729" calcext:value-type="float">
            <text:p>41.7139364084</text:p>
          </table:table-cell>
        </table:table-row>
        <table:table-row table:style-name="ro1">
          <table:table-cell office:value-type="float" office:value="10.735735" calcext:value-type="float">
            <text:p>10.735735</text:p>
          </table:table-cell>
          <table:table-cell office:value-type="float" office:value="42.038921" calcext:value-type="float">
            <text:p>42.038921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451]+(-[.$D$2]*COS([.C451])-[.$D$4]*SIN([.C451]))/2" office:value-type="float" office:value="7.96115267018572" calcext:value-type="float">
            <text:p>7.9611526702</text:p>
          </table:table-cell>
          <table:table-cell table:formula="of:=[.B451]+(-[.$D$2]*SIN([.C451])+[.$D$4]*COS([.C451]))/2" office:value-type="float" office:value="43.2845906572857" calcext:value-type="float">
            <text:p>43.2845906573</text:p>
          </table:table-cell>
          <table:table-cell/>
          <table:table-cell table:formula="of:=[.A451]+([.$D$2]*COS([.C451])-[.$D$4]*SIN([.C451]))/2" office:value-type="float" office:value="13.7643408765116" calcext:value-type="float">
            <text:p>13.7643408765</text:p>
          </table:table-cell>
          <table:table-cell table:formula="of:=[.B451]+([.$D$2]*SIN([.C451])+[.$D$4]*COS([.C451]))/2" office:value-type="float" office:value="41.7604493771019" calcext:value-type="float">
            <text:p>41.7604493771</text:p>
          </table:table-cell>
        </table:table-row>
        <table:table-row table:style-name="ro1">
          <table:table-cell office:value-type="float" office:value="10.761942" calcext:value-type="float">
            <text:p>10.761942</text:p>
          </table:table-cell>
          <table:table-cell office:value-type="float" office:value="42.135425" calcext:value-type="float">
            <text:p>42.135425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452]+(-[.$D$2]*COS([.C452])-[.$D$4]*SIN([.C452]))/2" office:value-type="float" office:value="8.00850435856787" calcext:value-type="float">
            <text:p>8.0085043586</text:p>
          </table:table-cell>
          <table:table-cell table:formula="of:=[.B452]+(-[.$D$2]*SIN([.C452])+[.$D$4]*COS([.C452]))/2" office:value-type="float" office:value="43.4271607139697" calcext:value-type="float">
            <text:p>43.427160714</text:p>
          </table:table-cell>
          <table:table-cell/>
          <table:table-cell table:formula="of:=[.A452]+([.$D$2]*COS([.C452])-[.$D$4]*SIN([.C452]))/2" office:value-type="float" office:value="13.7854864869665" calcext:value-type="float">
            <text:p>13.785486487</text:p>
          </table:table-cell>
          <table:table-cell table:formula="of:=[.B452]+([.$D$2]*SIN([.C452])+[.$D$4]*COS([.C452]))/2" office:value-type="float" office:value="41.8065196407635" calcext:value-type="float">
            <text:p>41.8065196408</text:p>
          </table:table-cell>
        </table:table-row>
        <table:table-row table:style-name="ro1">
          <table:table-cell office:value-type="float" office:value="10.789752" calcext:value-type="float">
            <text:p>10.789752</text:p>
          </table:table-cell>
          <table:table-cell office:value-type="float" office:value="42.231479" calcext:value-type="float">
            <text:p>42.231479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453]+(-[.$D$2]*COS([.C453])-[.$D$4]*SIN([.C453]))/2" office:value-type="float" office:value="8.05818101507412" calcext:value-type="float">
            <text:p>8.0581810151</text:p>
          </table:table-cell>
          <table:table-cell table:formula="of:=[.B453]+(-[.$D$2]*SIN([.C453])+[.$D$4]*COS([.C453]))/2" office:value-type="float" office:value="43.5688345825999" calcext:value-type="float">
            <text:p>43.5688345826</text:p>
          </table:table-cell>
          <table:table-cell/>
          <table:table-cell table:formula="of:=[.A453]+([.$D$2]*COS([.C453])-[.$D$4]*SIN([.C453]))/2" office:value-type="float" office:value="13.8074074449623" calcext:value-type="float">
            <text:p>13.807407445</text:p>
          </table:table-cell>
          <table:table-cell table:formula="of:=[.B453]+([.$D$2]*SIN([.C453])+[.$D$4]*COS([.C453]))/2" office:value-type="float" office:value="41.8523278223815" calcext:value-type="float">
            <text:p>41.8523278224</text:p>
          </table:table-cell>
        </table:table-row>
        <table:table-row table:style-name="ro1">
          <table:table-cell office:value-type="float" office:value="10.819151" calcext:value-type="float">
            <text:p>10.819151</text:p>
          </table:table-cell>
          <table:table-cell office:value-type="float" office:value="42.327058" calcext:value-type="float">
            <text:p>42.327058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454]+(-[.$D$2]*COS([.C454])-[.$D$4]*SIN([.C454]))/2" office:value-type="float" office:value="8.1100655877475" calcext:value-type="float">
            <text:p>8.1100655877</text:p>
          </table:table-cell>
          <table:table-cell table:formula="of:=[.B454]+(-[.$D$2]*SIN([.C454])+[.$D$4]*COS([.C454]))/2" office:value-type="float" office:value="43.7093952342235" calcext:value-type="float">
            <text:p>43.7093952342</text:p>
          </table:table-cell>
          <table:table-cell/>
          <table:table-cell table:formula="of:=[.A454]+([.$D$2]*COS([.C454])-[.$D$4]*SIN([.C454]))/2" office:value-type="float" office:value="13.8301249524194" calcext:value-type="float">
            <text:p>13.8301249524</text:p>
          </table:table-cell>
          <table:table-cell table:formula="of:=[.B454]+([.$D$2]*SIN([.C454])+[.$D$4]*COS([.C454]))/2" office:value-type="float" office:value="41.8980639932218" calcext:value-type="float">
            <text:p>41.8980639932</text:p>
          </table:table-cell>
        </table:table-row>
        <table:table-row table:style-name="ro1">
          <table:table-cell office:value-type="float" office:value="10.850119" calcext:value-type="float">
            <text:p>10.850119</text:p>
          </table:table-cell>
          <table:table-cell office:value-type="float" office:value="42.422141" calcext:value-type="float">
            <text:p>42.422141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455]+(-[.$D$2]*COS([.C455])-[.$D$4]*SIN([.C455]))/2" office:value-type="float" office:value="8.16402726866693" calcext:value-type="float">
            <text:p>8.1640272687</text:p>
          </table:table-cell>
          <table:table-cell table:formula="of:=[.B455]+(-[.$D$2]*SIN([.C455])+[.$D$4]*COS([.C455]))/2" office:value-type="float" office:value="43.8486441408532" calcext:value-type="float">
            <text:p>43.8486441409</text:p>
          </table:table-cell>
          <table:table-cell/>
          <table:table-cell table:formula="of:=[.A455]+([.$D$2]*COS([.C455])-[.$D$4]*SIN([.C455]))/2" office:value-type="float" office:value="13.8536662509972" calcext:value-type="float">
            <text:p>13.853666251</text:p>
          </table:table-cell>
          <table:table-cell table:formula="of:=[.B455]+([.$D$2]*SIN([.C455])+[.$D$4]*COS([.C455]))/2" office:value-type="float" office:value="41.9439110228685" calcext:value-type="float">
            <text:p>41.9439110229</text:p>
          </table:table-cell>
        </table:table-row>
        <table:table-row table:style-name="ro1">
          <table:table-cell office:value-type="float" office:value="10.882629" calcext:value-type="float">
            <text:p>10.882629</text:p>
          </table:table-cell>
          <table:table-cell office:value-type="float" office:value="42.516708" calcext:value-type="float">
            <text:p>42.516708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456]+(-[.$D$2]*COS([.C456])-[.$D$4]*SIN([.C456]))/2" office:value-type="float" office:value="8.21991429409476" calcext:value-type="float">
            <text:p>8.2199142941</text:p>
          </table:table-cell>
          <table:table-cell table:formula="of:=[.B456]+(-[.$D$2]*SIN([.C456])+[.$D$4]*COS([.C456]))/2" office:value-type="float" office:value="43.9863849695943" calcext:value-type="float">
            <text:p>43.9863849696</text:p>
          </table:table-cell>
          <table:table-cell/>
          <table:table-cell table:formula="of:=[.A456]+([.$D$2]*COS([.C456])-[.$D$4]*SIN([.C456]))/2" office:value-type="float" office:value="13.8780651714004" calcext:value-type="float">
            <text:p>13.8780651714</text:p>
          </table:table-cell>
          <table:table-cell table:formula="of:=[.B456]+([.$D$2]*SIN([.C456])+[.$D$4]*COS([.C456]))/2" office:value-type="float" office:value="41.9900561766233" calcext:value-type="float">
            <text:p>41.9900561766</text:p>
          </table:table-cell>
        </table:table-row>
        <table:table-row table:style-name="ro1">
          <table:table-cell office:value-type="float" office:value="10.916647" calcext:value-type="float">
            <text:p>10.916647</text:p>
          </table:table-cell>
          <table:table-cell office:value-type="float" office:value="42.610743" calcext:value-type="float">
            <text:p>42.610743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457]+(-[.$D$2]*COS([.C457])-[.$D$4]*SIN([.C457]))/2" office:value-type="float" office:value="8.27756167034616" calcext:value-type="float">
            <text:p>8.2775616703</text:p>
          </table:table-cell>
          <table:table-cell table:formula="of:=[.B457]+(-[.$D$2]*SIN([.C457])+[.$D$4]*COS([.C457]))/2" office:value-type="float" office:value="44.1224402655945" calcext:value-type="float">
            <text:p>44.1224402656</text:p>
          </table:table-cell>
          <table:table-cell/>
          <table:table-cell table:formula="of:=[.A457]+([.$D$2]*COS([.C457])-[.$D$4]*SIN([.C457]))/2" office:value-type="float" office:value="13.9033592628383" calcext:value-type="float">
            <text:p>13.9033592628</text:p>
          </table:table-cell>
          <table:table-cell table:formula="of:=[.B457]+([.$D$2]*SIN([.C457])+[.$D$4]*COS([.C457]))/2" office:value-type="float" office:value="42.0366786664875" calcext:value-type="float">
            <text:p>42.0366786665</text:p>
          </table:table-cell>
        </table:table-row>
        <table:table-row table:style-name="ro1">
          <table:table-cell office:value-type="float" office:value="10.952135" calcext:value-type="float">
            <text:p>10.952135</text:p>
          </table:table-cell>
          <table:table-cell office:value-type="float" office:value="42.704233" calcext:value-type="float">
            <text:p>42.704233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458]+(-[.$D$2]*COS([.C458])-[.$D$4]*SIN([.C458]))/2" office:value-type="float" office:value="8.33679084386529" calcext:value-type="float">
            <text:p>8.3367908439</text:p>
          </table:table-cell>
          <table:table-cell table:formula="of:=[.B458]+(-[.$D$2]*SIN([.C458])+[.$D$4]*COS([.C458]))/2" office:value-type="float" office:value="44.2566423999239" calcext:value-type="float">
            <text:p>44.2566423999</text:p>
          </table:table-cell>
          <table:table-cell/>
          <table:table-cell table:formula="of:=[.A458]+([.$D$2]*COS([.C458])-[.$D$4]*SIN([.C458]))/2" office:value-type="float" office:value="13.9295933314541" calcext:value-type="float">
            <text:p>13.9295933315</text:p>
          </table:table-cell>
          <table:table-cell table:formula="of:=[.B458]+([.$D$2]*SIN([.C458])+[.$D$4]*COS([.C458]))/2" office:value-type="float" office:value="42.0839573480076" calcext:value-type="float">
            <text:p>42.083957348</text:p>
          </table:table-cell>
        </table:table-row>
        <table:table-row table:style-name="ro1">
          <table:table-cell office:value-type="float" office:value="10.989048" calcext:value-type="float">
            <text:p>10.989048</text:p>
          </table:table-cell>
          <table:table-cell office:value-type="float" office:value="42.79717" calcext:value-type="float">
            <text:p>42.79717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459]+(-[.$D$2]*COS([.C459])-[.$D$4]*SIN([.C459]))/2" office:value-type="float" office:value="8.39741065771393" calcext:value-type="float">
            <text:p>8.3974106577</text:p>
          </table:table-cell>
          <table:table-cell table:formula="of:=[.B459]+(-[.$D$2]*SIN([.C459])+[.$D$4]*COS([.C459]))/2" office:value-type="float" office:value="44.388840784449" calcext:value-type="float">
            <text:p>44.3888407844</text:p>
          </table:table-cell>
          <table:table-cell/>
          <table:table-cell table:formula="of:=[.A459]+([.$D$2]*COS([.C459])-[.$D$4]*SIN([.C459]))/2" office:value-type="float" office:value="13.9568143890108" calcext:value-type="float">
            <text:p>13.956814389</text:p>
          </table:table-cell>
          <table:table-cell table:formula="of:=[.B459]+([.$D$2]*SIN([.C459])+[.$D$4]*COS([.C459]))/2" office:value-type="float" office:value="42.1320665041005" calcext:value-type="float">
            <text:p>42.1320665041</text:p>
          </table:table-cell>
        </table:table-row>
        <table:table-row table:style-name="ro1">
          <table:table-cell office:value-type="float" office:value="11.027336" calcext:value-type="float">
            <text:p>11.027336</text:p>
          </table:table-cell>
          <table:table-cell office:value-type="float" office:value="42.889549" calcext:value-type="float">
            <text:p>42.889549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460]+(-[.$D$2]*COS([.C460])-[.$D$4]*SIN([.C460]))/2" office:value-type="float" office:value="8.45922221346694" calcext:value-type="float">
            <text:p>8.4592222135</text:p>
          </table:table-cell>
          <table:table-cell table:formula="of:=[.B460]+(-[.$D$2]*SIN([.C460])+[.$D$4]*COS([.C460]))/2" office:value-type="float" office:value="44.5189021168592" calcext:value-type="float">
            <text:p>44.5189021169</text:p>
          </table:table-cell>
          <table:table-cell/>
          <table:table-cell table:formula="of:=[.A460]+([.$D$2]*COS([.C460])-[.$D$4]*SIN([.C460]))/2" office:value-type="float" office:value="13.9850716738099" calcext:value-type="float">
            <text:p>13.9850716738</text:p>
          </table:table-cell>
          <table:table-cell table:formula="of:=[.B460]+([.$D$2]*SIN([.C460])+[.$D$4]*COS([.C460]))/2" office:value-type="float" office:value="42.1811707931979" calcext:value-type="float">
            <text:p>42.1811707932</text:p>
          </table:table-cell>
        </table:table-row>
        <table:table-row table:style-name="ro1">
          <table:table-cell office:value-type="float" office:value="11.066945" calcext:value-type="float">
            <text:p>11.066945</text:p>
          </table:table-cell>
          <table:table-cell office:value-type="float" office:value="42.981369" calcext:value-type="float">
            <text:p>42.981369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461]+(-[.$D$2]*COS([.C461])-[.$D$4]*SIN([.C461]))/2" office:value-type="float" office:value="8.52201298009189" calcext:value-type="float">
            <text:p>8.5220129801</text:p>
          </table:table-cell>
          <table:table-cell table:formula="of:=[.B461]+(-[.$D$2]*SIN([.C461])+[.$D$4]*COS([.C461]))/2" office:value-type="float" office:value="44.6466981008225" calcext:value-type="float">
            <text:p>44.6466981008</text:p>
          </table:table-cell>
          <table:table-cell/>
          <table:table-cell table:formula="of:=[.A461]+([.$D$2]*COS([.C461])-[.$D$4]*SIN([.C461]))/2" office:value-type="float" office:value="14.014419862342" calcext:value-type="float">
            <text:p>14.0144198623</text:p>
          </table:table-cell>
          <table:table-cell table:formula="of:=[.B461]+([.$D$2]*SIN([.C461])+[.$D$4]*COS([.C461]))/2" office:value-type="float" office:value="42.2314410462191" calcext:value-type="float">
            <text:p>42.2314410462</text:p>
          </table:table-cell>
        </table:table-row>
        <table:table-row table:style-name="ro1">
          <table:table-cell office:value-type="float" office:value="11.107815" calcext:value-type="float">
            <text:p>11.107815</text:p>
          </table:table-cell>
          <table:table-cell office:value-type="float" office:value="43.072635" calcext:value-type="float">
            <text:p>43.072635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462]+(-[.$D$2]*COS([.C462])-[.$D$4]*SIN([.C462]))/2" office:value-type="float" office:value="8.5855672517838" calcext:value-type="float">
            <text:p>8.5855672518</text:p>
          </table:table-cell>
          <table:table-cell table:formula="of:=[.B462]+(-[.$D$2]*SIN([.C462])+[.$D$4]*COS([.C462]))/2" office:value-type="float" office:value="44.7721250107439" calcext:value-type="float">
            <text:p>44.7721250107</text:p>
          </table:table-cell>
          <table:table-cell/>
          <table:table-cell table:formula="of:=[.A462]+([.$D$2]*COS([.C462])-[.$D$4]*SIN([.C462]))/2" office:value-type="float" office:value="14.0449109815269" calcext:value-type="float">
            <text:p>14.0449109815</text:p>
          </table:table-cell>
          <table:table-cell table:formula="of:=[.B462]+([.$D$2]*SIN([.C462])+[.$D$4]*COS([.C462]))/2" office:value-type="float" office:value="42.2830356108799" calcext:value-type="float">
            <text:p>42.2830356109</text:p>
          </table:table-cell>
        </table:table-row>
        <table:table-row table:style-name="ro1">
          <table:table-cell office:value-type="float" office:value="11.149883" calcext:value-type="float">
            <text:p>11.149883</text:p>
          </table:table-cell>
          <table:table-cell office:value-type="float" office:value="43.163355" calcext:value-type="float">
            <text:p>43.163355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463]+(-[.$D$2]*COS([.C463])-[.$D$4]*SIN([.C463]))/2" office:value-type="float" office:value="8.64966748048763" calcext:value-type="float">
            <text:p>8.6496674805</text:p>
          </table:table-cell>
          <table:table-cell table:formula="of:=[.B463]+(-[.$D$2]*SIN([.C463])+[.$D$4]*COS([.C463]))/2" office:value-type="float" office:value="44.8950946905972" calcext:value-type="float">
            <text:p>44.8950946906</text:p>
          </table:table-cell>
          <table:table-cell/>
          <table:table-cell table:formula="of:=[.A463]+([.$D$2]*COS([.C463])-[.$D$4]*SIN([.C463]))/2" office:value-type="float" office:value="14.0765970397324" calcext:value-type="float">
            <text:p>14.0765970397</text:p>
          </table:table-cell>
          <table:table-cell table:formula="of:=[.B463]+([.$D$2]*SIN([.C463])+[.$D$4]*COS([.C463]))/2" office:value-type="float" office:value="42.336103569277" calcext:value-type="float">
            <text:p>42.3361035693</text:p>
          </table:table-cell>
        </table:table-row>
        <table:table-row table:style-name="ro1">
          <table:table-cell office:value-type="float" office:value="11.193081" calcext:value-type="float">
            <text:p>11.193081</text:p>
          </table:table-cell>
          <table:table-cell office:value-type="float" office:value="43.253543" calcext:value-type="float">
            <text:p>43.253543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464]+(-[.$D$2]*COS([.C464])-[.$D$4]*SIN([.C464]))/2" office:value-type="float" office:value="8.71409014181617" calcext:value-type="float">
            <text:p>8.7140901418</text:p>
          </table:table-cell>
          <table:table-cell table:formula="of:=[.B464]+(-[.$D$2]*SIN([.C464])+[.$D$4]*COS([.C464]))/2" office:value-type="float" office:value="45.0155317414626" calcext:value-type="float">
            <text:p>45.0155317415</text:p>
          </table:table-cell>
          <table:table-cell/>
          <table:table-cell table:formula="of:=[.A464]+([.$D$2]*COS([.C464])-[.$D$4]*SIN([.C464]))/2" office:value-type="float" office:value="14.109528160378" calcext:value-type="float">
            <text:p>14.1095281604</text:p>
          </table:table-cell>
          <table:table-cell table:formula="of:=[.B464]+([.$D$2]*SIN([.C464])+[.$D$4]*COS([.C464]))/2" office:value-type="float" office:value="42.3907939282977" calcext:value-type="float">
            <text:p>42.3907939283</text:p>
          </table:table-cell>
        </table:table-row>
        <table:table-row table:style-name="ro1">
          <table:table-cell office:value-type="float" office:value="11.237339" calcext:value-type="float">
            <text:p>11.237339</text:p>
          </table:table-cell>
          <table:table-cell office:value-type="float" office:value="43.343215" calcext:value-type="float">
            <text:p>43.343215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465]+(-[.$D$2]*COS([.C465])-[.$D$4]*SIN([.C465]))/2" office:value-type="float" office:value="8.77861157278256" calcext:value-type="float">
            <text:p>8.7786115728</text:p>
          </table:table-cell>
          <table:table-cell table:formula="of:=[.B465]+(-[.$D$2]*SIN([.C465])+[.$D$4]*COS([.C465]))/2" office:value-type="float" office:value="45.1333712609584" calcext:value-type="float">
            <text:p>45.133371261</text:p>
          </table:table-cell>
          <table:table-cell/>
          <table:table-cell table:formula="of:=[.A465]+([.$D$2]*COS([.C465])-[.$D$4]*SIN([.C465]))/2" office:value-type="float" office:value="14.1437534617328" calcext:value-type="float">
            <text:p>14.1437534617</text:p>
          </table:table-cell>
          <table:table-cell table:formula="of:=[.B465]+([.$D$2]*SIN([.C465])+[.$D$4]*COS([.C465]))/2" office:value-type="float" office:value="42.4472490538666" calcext:value-type="float">
            <text:p>42.4472490539</text:p>
          </table:table-cell>
        </table:table-row>
        <table:table-row table:style-name="ro1">
          <table:table-cell office:value-type="float" office:value="11.282582" calcext:value-type="float">
            <text:p>11.282582</text:p>
          </table:table-cell>
          <table:table-cell office:value-type="float" office:value="43.432395" calcext:value-type="float">
            <text:p>43.432395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466]+(-[.$D$2]*COS([.C466])-[.$D$4]*SIN([.C466]))/2" office:value-type="float" office:value="8.84301159134115" calcext:value-type="float">
            <text:p>8.8430115913</text:p>
          </table:table-cell>
          <table:table-cell table:formula="of:=[.B466]+(-[.$D$2]*SIN([.C466])+[.$D$4]*COS([.C466]))/2" office:value-type="float" office:value="45.2485712638015" calcext:value-type="float">
            <text:p>45.2485712638</text:p>
          </table:table-cell>
          <table:table-cell/>
          <table:table-cell table:formula="of:=[.A466]+([.$D$2]*COS([.C466])-[.$D$4]*SIN([.C466]))/2" office:value-type="float" office:value="14.1793138775318" calcext:value-type="float">
            <text:p>14.1793138775</text:p>
          </table:table-cell>
          <table:table-cell table:formula="of:=[.B466]+([.$D$2]*SIN([.C466])+[.$D$4]*COS([.C466]))/2" office:value-type="float" office:value="42.5056024505636" calcext:value-type="float">
            <text:p>42.5056024506</text:p>
          </table:table-cell>
        </table:table-row>
        <table:table-row table:style-name="ro1">
          <table:table-cell office:value-type="float" office:value="11.328733" calcext:value-type="float">
            <text:p>11.328733</text:p>
          </table:table-cell>
          <table:table-cell office:value-type="float" office:value="43.521108" calcext:value-type="float">
            <text:p>43.521108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467]+(-[.$D$2]*COS([.C467])-[.$D$4]*SIN([.C467]))/2" office:value-type="float" office:value="8.90707062109966" calcext:value-type="float">
            <text:p>8.9070706211</text:p>
          </table:table-cell>
          <table:table-cell table:formula="of:=[.B467]+(-[.$D$2]*SIN([.C467])+[.$D$4]*COS([.C467]))/2" office:value-type="float" office:value="45.3610947724032" calcext:value-type="float">
            <text:p>45.3610947724</text:p>
          </table:table-cell>
          <table:table-cell/>
          <table:table-cell table:formula="of:=[.A467]+([.$D$2]*COS([.C467])-[.$D$4]*SIN([.C467]))/2" office:value-type="float" office:value="14.216247176496" calcext:value-type="float">
            <text:p>14.2162471765</text:p>
          </table:table-cell>
          <table:table-cell table:formula="of:=[.B467]+([.$D$2]*SIN([.C467])+[.$D$4]*COS([.C467]))/2" office:value-type="float" office:value="42.5659839868295" calcext:value-type="float">
            <text:p>42.5659839868</text:p>
          </table:table-cell>
        </table:table-row>
        <table:table-row table:style-name="ro1">
          <table:table-cell office:value-type="float" office:value="11.375712" calcext:value-type="float">
            <text:p>11.375712</text:p>
          </table:table-cell>
          <table:table-cell office:value-type="float" office:value="43.609385" calcext:value-type="float">
            <text:p>43.609385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468]+(-[.$D$2]*COS([.C468])-[.$D$4]*SIN([.C468]))/2" office:value-type="float" office:value="8.97057704156606" calcext:value-type="float">
            <text:p>8.9705770416</text:p>
          </table:table-cell>
          <table:table-cell table:formula="of:=[.B468]+(-[.$D$2]*SIN([.C468])+[.$D$4]*COS([.C468]))/2" office:value-type="float" office:value="45.4709235657351" calcext:value-type="float">
            <text:p>45.4709235657</text:p>
          </table:table-cell>
          <table:table-cell/>
          <table:table-cell table:formula="of:=[.A468]+([.$D$2]*COS([.C468])-[.$D$4]*SIN([.C468]))/2" office:value-type="float" office:value="14.2545819009192" calcext:value-type="float">
            <text:p>14.2545819009</text:p>
          </table:table-cell>
          <table:table-cell table:formula="of:=[.B468]+([.$D$2]*SIN([.C468])+[.$D$4]*COS([.C468]))/2" office:value-type="float" office:value="42.6285139108238" calcext:value-type="float">
            <text:p>42.6285139108</text:p>
          </table:table-cell>
        </table:table-row>
        <table:table-row table:style-name="ro1">
          <table:table-cell office:value-type="float" office:value="11.423439" calcext:value-type="float">
            <text:p>11.423439</text:p>
          </table:table-cell>
          <table:table-cell office:value-type="float" office:value="43.69726" calcext:value-type="float">
            <text:p>43.69726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469]+(-[.$D$2]*COS([.C469])-[.$D$4]*SIN([.C469]))/2" office:value-type="float" office:value="9.03332957782105" calcext:value-type="float">
            <text:p>9.0333295778</text:p>
          </table:table-cell>
          <table:table-cell table:formula="of:=[.B469]+(-[.$D$2]*SIN([.C469])+[.$D$4]*COS([.C469]))/2" office:value-type="float" office:value="45.5780515753776" calcext:value-type="float">
            <text:p>45.5780515754</text:p>
          </table:table-cell>
          <table:table-cell/>
          <table:table-cell table:formula="of:=[.A469]+([.$D$2]*COS([.C469])-[.$D$4]*SIN([.C469]))/2" office:value-type="float" office:value="14.2943397751566" calcext:value-type="float">
            <text:p>14.2943397752</text:p>
          </table:table-cell>
          <table:table-cell table:formula="of:=[.B469]+([.$D$2]*SIN([.C469])+[.$D$4]*COS([.C469]))/2" office:value-type="float" office:value="42.6933034575116" calcext:value-type="float">
            <text:p>42.6933034575</text:p>
          </table:table-cell>
        </table:table-row>
        <table:table-row table:style-name="ro1">
          <table:table-cell office:value-type="float" office:value="11.471829" calcext:value-type="float">
            <text:p>11.471829</text:p>
          </table:table-cell>
          <table:table-cell office:value-type="float" office:value="43.784773" calcext:value-type="float">
            <text:p>43.784773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470]+(-[.$D$2]*COS([.C470])-[.$D$4]*SIN([.C470]))/2" office:value-type="float" office:value="9.09512573743256" calcext:value-type="float">
            <text:p>9.0951257374</text:p>
          </table:table-cell>
          <table:table-cell table:formula="of:=[.B470]+(-[.$D$2]*SIN([.C470])+[.$D$4]*COS([.C470]))/2" office:value-type="float" office:value="45.6824772977507" calcext:value-type="float">
            <text:p>45.6824772978</text:p>
          </table:table-cell>
          <table:table-cell/>
          <table:table-cell table:formula="of:=[.A470]+([.$D$2]*COS([.C470])-[.$D$4]*SIN([.C470]))/2" office:value-type="float" office:value="14.3355334800775" calcext:value-type="float">
            <text:p>14.3355334801</text:p>
          </table:table-cell>
          <table:table-cell table:formula="of:=[.B470]+([.$D$2]*SIN([.C470])+[.$D$4]*COS([.C470]))/2" office:value-type="float" office:value="42.7604699926902" calcext:value-type="float">
            <text:p>42.7604699927</text:p>
          </table:table-cell>
        </table:table-row>
        <table:table-row table:style-name="ro1">
          <table:table-cell office:value-type="float" office:value="11.520796" calcext:value-type="float">
            <text:p>11.520796</text:p>
          </table:table-cell>
          <table:table-cell office:value-type="float" office:value="43.871963" calcext:value-type="float">
            <text:p>43.871963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471]+(-[.$D$2]*COS([.C471])-[.$D$4]*SIN([.C471]))/2" office:value-type="float" office:value="9.15577980757188" calcext:value-type="float">
            <text:p>9.1557798076</text:p>
          </table:table-cell>
          <table:table-cell table:formula="of:=[.B471]+(-[.$D$2]*SIN([.C471])+[.$D$4]*COS([.C471]))/2" office:value-type="float" office:value="45.7842125678004" calcext:value-type="float">
            <text:p>45.7842125678</text:p>
          </table:table-cell>
          <table:table-cell/>
          <table:table-cell table:formula="of:=[.A471]+([.$D$2]*COS([.C471])-[.$D$4]*SIN([.C471]))/2" office:value-type="float" office:value="14.3781625283402" calcext:value-type="float">
            <text:p>14.3781625283</text:p>
          </table:table-cell>
          <table:table-cell table:formula="of:=[.B471]+([.$D$2]*SIN([.C471])+[.$D$4]*COS([.C471]))/2" office:value-type="float" office:value="42.8301105523277" calcext:value-type="float">
            <text:p>42.8301105523</text:p>
          </table:table-cell>
        </table:table-row>
        <table:table-row table:style-name="ro1">
          <table:table-cell office:value-type="float" office:value="11.570255" calcext:value-type="float">
            <text:p>11.570255</text:p>
          </table:table-cell>
          <table:table-cell office:value-type="float" office:value="43.958875" calcext:value-type="float">
            <text:p>43.958875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472]+(-[.$D$2]*COS([.C472])-[.$D$4]*SIN([.C472]))/2" office:value-type="float" office:value="9.21512013672029" calcext:value-type="float">
            <text:p>9.2151201367</text:p>
          </table:table-cell>
          <table:table-cell table:formula="of:=[.B472]+(-[.$D$2]*SIN([.C472])+[.$D$4]*COS([.C472]))/2" office:value-type="float" office:value="45.8832813437238" calcext:value-type="float">
            <text:p>45.8832813437</text:p>
          </table:table-cell>
          <table:table-cell/>
          <table:table-cell table:formula="of:=[.A472]+([.$D$2]*COS([.C472])-[.$D$4]*SIN([.C472]))/2" office:value-type="float" office:value="14.4222170632291" calcext:value-type="float">
            <text:p>14.4222170632</text:p>
          </table:table-cell>
          <table:table-cell table:formula="of:=[.B472]+([.$D$2]*SIN([.C472])+[.$D$4]*COS([.C472]))/2" office:value-type="float" office:value="42.9023181440276" calcext:value-type="float">
            <text:p>42.902318144</text:p>
          </table:table-cell>
        </table:table-row>
        <table:table-row table:style-name="ro1">
          <table:table-cell office:value-type="float" office:value="11.620118" calcext:value-type="float">
            <text:p>11.620118</text:p>
          </table:table-cell>
          <table:table-cell office:value-type="float" office:value="44.045557" calcext:value-type="float">
            <text:p>44.045557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473]+(-[.$D$2]*COS([.C473])-[.$D$4]*SIN([.C473]))/2" office:value-type="float" office:value="9.27298000996035" calcext:value-type="float">
            <text:p>9.27298001</text:p>
          </table:table-cell>
          <table:table-cell table:formula="of:=[.B473]+(-[.$D$2]*SIN([.C473])+[.$D$4]*COS([.C473]))/2" office:value-type="float" office:value="45.9797088181654" calcext:value-type="float">
            <text:p>45.9797088182</text:p>
          </table:table-cell>
          <table:table-cell/>
          <table:table-cell table:formula="of:=[.A473]+([.$D$2]*COS([.C473])-[.$D$4]*SIN([.C473]))/2" office:value-type="float" office:value="14.4676761478209" calcext:value-type="float">
            <text:p>14.4676761478</text:p>
          </table:table-cell>
          <table:table-cell table:formula="of:=[.B473]+([.$D$2]*SIN([.C473])+[.$D$4]*COS([.C473]))/2" office:value-type="float" office:value="42.977187871478" calcext:value-type="float">
            <text:p>42.9771878715</text:p>
          </table:table-cell>
        </table:table-row>
        <table:table-row table:style-name="ro1">
          <table:table-cell office:value-type="float" office:value="11.670295" calcext:value-type="float">
            <text:p>11.670295</text:p>
          </table:table-cell>
          <table:table-cell office:value-type="float" office:value="44.132057" calcext:value-type="float">
            <text:p>44.132057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474]+(-[.$D$2]*COS([.C474])-[.$D$4]*SIN([.C474]))/2" office:value-type="float" office:value="9.32920880223026" calcext:value-type="float">
            <text:p>9.3292088022</text:p>
          </table:table-cell>
          <table:table-cell table:formula="of:=[.B474]+(-[.$D$2]*SIN([.C474])+[.$D$4]*COS([.C474]))/2" office:value-type="float" office:value="46.0735294861847" calcext:value-type="float">
            <text:p>46.0735294862</text:p>
          </table:table-cell>
          <table:table-cell/>
          <table:table-cell table:formula="of:=[.A474]+([.$D$2]*COS([.C474])-[.$D$4]*SIN([.C474]))/2" office:value-type="float" office:value="14.5145027501664" calcext:value-type="float">
            <text:p>14.5145027502</text:p>
          </table:table-cell>
          <table:table-cell table:formula="of:=[.B474]+([.$D$2]*SIN([.C474])+[.$D$4]*COS([.C474]))/2" office:value-type="float" office:value="43.0548001718047" calcext:value-type="float">
            <text:p>43.0548001718</text:p>
          </table:table-cell>
        </table:table-row>
        <table:table-row table:style-name="ro1">
          <table:table-cell office:value-type="float" office:value="11.720697" calcext:value-type="float">
            <text:p>11.720697</text:p>
          </table:table-cell>
          <table:table-cell office:value-type="float" office:value="44.218426" calcext:value-type="float">
            <text:p>44.218426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475]+(-[.$D$2]*COS([.C475])-[.$D$4]*SIN([.C475]))/2" office:value-type="float" office:value="9.38366969710222" calcext:value-type="float">
            <text:p>9.3836696971</text:p>
          </table:table-cell>
          <table:table-cell table:formula="of:=[.B475]+(-[.$D$2]*SIN([.C475])+[.$D$4]*COS([.C475]))/2" office:value-type="float" office:value="46.1647824384538" calcext:value-type="float">
            <text:p>46.1647824385</text:p>
          </table:table-cell>
          <table:table-cell/>
          <table:table-cell table:formula="of:=[.A475]+([.$D$2]*COS([.C475])-[.$D$4]*SIN([.C475]))/2" office:value-type="float" office:value="14.5626492395369" calcext:value-type="float">
            <text:p>14.5626492395</text:p>
          </table:table-cell>
          <table:table-cell table:formula="of:=[.B475]+([.$D$2]*SIN([.C475])+[.$D$4]*COS([.C475]))/2" office:value-type="float" office:value="43.1352328186187" calcext:value-type="float">
            <text:p>43.1352328186</text:p>
          </table:table-cell>
        </table:table-row>
        <table:table-row table:style-name="ro1">
          <table:table-cell office:value-type="float" office:value="11.771235" calcext:value-type="float">
            <text:p>11.771235</text:p>
          </table:table-cell>
          <table:table-cell office:value-type="float" office:value="44.304716" calcext:value-type="float">
            <text:p>44.304716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476]+(-[.$D$2]*COS([.C476])-[.$D$4]*SIN([.C476]))/2" office:value-type="float" office:value="9.43624681285604" calcext:value-type="float">
            <text:p>9.4362468129</text:p>
          </table:table-cell>
          <table:table-cell table:formula="of:=[.B476]+(-[.$D$2]*SIN([.C476])+[.$D$4]*COS([.C476]))/2" office:value-type="float" office:value="46.2535182387862" calcext:value-type="float">
            <text:p>46.2535182388</text:p>
          </table:table-cell>
          <table:table-cell/>
          <table:table-cell table:formula="of:=[.A476]+([.$D$2]*COS([.C476])-[.$D$4]*SIN([.C476]))/2" office:value-type="float" office:value="14.6120515787966" calcext:value-type="float">
            <text:p>14.6120515788</text:p>
          </table:table-cell>
          <table:table-cell table:formula="of:=[.B476]+([.$D$2]*SIN([.C476])+[.$D$4]*COS([.C476]))/2" office:value-type="float" office:value="43.2185478888705" calcext:value-type="float">
            <text:p>43.2185478889</text:p>
          </table:table-cell>
        </table:table-row>
        <table:table-row table:style-name="ro1">
          <table:table-cell office:value-type="float" office:value="11.821818" calcext:value-type="float">
            <text:p>11.821818</text:p>
          </table:table-cell>
          <table:table-cell office:value-type="float" office:value="44.390979" calcext:value-type="float">
            <text:p>44.390979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477]+(-[.$D$2]*COS([.C477])-[.$D$4]*SIN([.C477]))/2" office:value-type="float" office:value="9.48682981285604" calcext:value-type="float">
            <text:p>9.4868298129</text:p>
          </table:table-cell>
          <table:table-cell table:formula="of:=[.B477]+(-[.$D$2]*SIN([.C477])+[.$D$4]*COS([.C477]))/2" office:value-type="float" office:value="46.3397812387862" calcext:value-type="float">
            <text:p>46.3397812388</text:p>
          </table:table-cell>
          <table:table-cell/>
          <table:table-cell table:formula="of:=[.A477]+([.$D$2]*COS([.C477])-[.$D$4]*SIN([.C477]))/2" office:value-type="float" office:value="14.6626345787966" calcext:value-type="float">
            <text:p>14.6626345788</text:p>
          </table:table-cell>
          <table:table-cell table:formula="of:=[.B477]+([.$D$2]*SIN([.C477])+[.$D$4]*COS([.C477]))/2" office:value-type="float" office:value="43.3048108888706" calcext:value-type="float">
            <text:p>43.3048108889</text:p>
          </table:table-cell>
        </table:table-row>
        <table:table-row table:style-name="ro1">
          <table:table-cell office:value-type="float" office:value="11.872355" calcext:value-type="float">
            <text:p>11.872355</text:p>
          </table:table-cell>
          <table:table-cell office:value-type="float" office:value="44.477269" calcext:value-type="float">
            <text:p>44.477269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478]+(-[.$D$2]*COS([.C478])-[.$D$4]*SIN([.C478]))/2" office:value-type="float" office:value="9.53532769710223" calcext:value-type="float">
            <text:p>9.5353276971</text:p>
          </table:table-cell>
          <table:table-cell table:formula="of:=[.B478]+(-[.$D$2]*SIN([.C478])+[.$D$4]*COS([.C478]))/2" office:value-type="float" office:value="46.4236254384537" calcext:value-type="float">
            <text:p>46.4236254385</text:p>
          </table:table-cell>
          <table:table-cell/>
          <table:table-cell table:formula="of:=[.A478]+([.$D$2]*COS([.C478])-[.$D$4]*SIN([.C478]))/2" office:value-type="float" office:value="14.7143072395369" calcext:value-type="float">
            <text:p>14.7143072395</text:p>
          </table:table-cell>
          <table:table-cell table:formula="of:=[.B478]+([.$D$2]*SIN([.C478])+[.$D$4]*COS([.C478]))/2" office:value-type="float" office:value="43.3940758186187" calcext:value-type="float">
            <text:p>43.3940758186</text:p>
          </table:table-cell>
        </table:table-row>
        <table:table-row table:style-name="ro1">
          <table:table-cell office:value-type="float" office:value="11.922758" calcext:value-type="float">
            <text:p>11.922758</text:p>
          </table:table-cell>
          <table:table-cell office:value-type="float" office:value="44.563638" calcext:value-type="float">
            <text:p>44.563638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479]+(-[.$D$2]*COS([.C479])-[.$D$4]*SIN([.C479]))/2" office:value-type="float" office:value="9.58167180223026" calcext:value-type="float">
            <text:p>9.5816718022</text:p>
          </table:table-cell>
          <table:table-cell table:formula="of:=[.B479]+(-[.$D$2]*SIN([.C479])+[.$D$4]*COS([.C479]))/2" office:value-type="float" office:value="46.5051104861846" calcext:value-type="float">
            <text:p>46.5051104862</text:p>
          </table:table-cell>
          <table:table-cell/>
          <table:table-cell table:formula="of:=[.A479]+([.$D$2]*COS([.C479])-[.$D$4]*SIN([.C479]))/2" office:value-type="float" office:value="14.7669657501664" calcext:value-type="float">
            <text:p>14.7669657502</text:p>
          </table:table-cell>
          <table:table-cell table:formula="of:=[.B479]+([.$D$2]*SIN([.C479])+[.$D$4]*COS([.C479]))/2" office:value-type="float" office:value="43.4863811718047" calcext:value-type="float">
            <text:p>43.4863811718</text:p>
          </table:table-cell>
        </table:table-row>
        <table:table-row table:style-name="ro1">
          <table:table-cell office:value-type="float" office:value="11.972935" calcext:value-type="float">
            <text:p>11.972935</text:p>
          </table:table-cell>
          <table:table-cell office:value-type="float" office:value="44.650138" calcext:value-type="float">
            <text:p>44.650138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480]+(-[.$D$2]*COS([.C480])-[.$D$4]*SIN([.C480]))/2" office:value-type="float" office:value="9.62579700996036" calcext:value-type="float">
            <text:p>9.62579701</text:p>
          </table:table-cell>
          <table:table-cell table:formula="of:=[.B480]+(-[.$D$2]*SIN([.C480])+[.$D$4]*COS([.C480]))/2" office:value-type="float" office:value="46.5842898181654" calcext:value-type="float">
            <text:p>46.5842898182</text:p>
          </table:table-cell>
          <table:table-cell/>
          <table:table-cell table:formula="of:=[.A480]+([.$D$2]*COS([.C480])-[.$D$4]*SIN([.C480]))/2" office:value-type="float" office:value="14.8204931478209" calcext:value-type="float">
            <text:p>14.8204931478</text:p>
          </table:table-cell>
          <table:table-cell table:formula="of:=[.B480]+([.$D$2]*SIN([.C480])+[.$D$4]*COS([.C480]))/2" office:value-type="float" office:value="43.581768871478" calcext:value-type="float">
            <text:p>43.5817688715</text:p>
          </table:table-cell>
        </table:table-row>
        <table:table-row table:style-name="ro1">
          <table:table-cell office:value-type="float" office:value="12.022797" calcext:value-type="float">
            <text:p>12.022797</text:p>
          </table:table-cell>
          <table:table-cell office:value-type="float" office:value="44.73682" calcext:value-type="float">
            <text:p>44.73682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481]+(-[.$D$2]*COS([.C481])-[.$D$4]*SIN([.C481]))/2" office:value-type="float" office:value="9.6676621367203" calcext:value-type="float">
            <text:p>9.6676621367</text:p>
          </table:table-cell>
          <table:table-cell table:formula="of:=[.B481]+(-[.$D$2]*SIN([.C481])+[.$D$4]*COS([.C481]))/2" office:value-type="float" office:value="46.6612263437238" calcext:value-type="float">
            <text:p>46.6612263437</text:p>
          </table:table-cell>
          <table:table-cell/>
          <table:table-cell table:formula="of:=[.A481]+([.$D$2]*COS([.C481])-[.$D$4]*SIN([.C481]))/2" office:value-type="float" office:value="14.8747590632291" calcext:value-type="float">
            <text:p>14.8747590632</text:p>
          </table:table-cell>
          <table:table-cell table:formula="of:=[.B481]+([.$D$2]*SIN([.C481])+[.$D$4]*COS([.C481]))/2" office:value-type="float" office:value="43.6802631440276" calcext:value-type="float">
            <text:p>43.680263144</text:p>
          </table:table-cell>
        </table:table-row>
        <table:table-row table:style-name="ro1">
          <table:table-cell office:value-type="float" office:value="12.072256" calcext:value-type="float">
            <text:p>12.072256</text:p>
          </table:table-cell>
          <table:table-cell office:value-type="float" office:value="44.823733" calcext:value-type="float">
            <text:p>44.823733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482]+(-[.$D$2]*COS([.C482])-[.$D$4]*SIN([.C482]))/2" office:value-type="float" office:value="9.70723980757188" calcext:value-type="float">
            <text:p>9.7072398076</text:p>
          </table:table-cell>
          <table:table-cell table:formula="of:=[.B482]+(-[.$D$2]*SIN([.C482])+[.$D$4]*COS([.C482]))/2" office:value-type="float" office:value="46.7359825678004" calcext:value-type="float">
            <text:p>46.7359825678</text:p>
          </table:table-cell>
          <table:table-cell/>
          <table:table-cell table:formula="of:=[.A482]+([.$D$2]*COS([.C482])-[.$D$4]*SIN([.C482]))/2" office:value-type="float" office:value="14.9296225283402" calcext:value-type="float">
            <text:p>14.9296225283</text:p>
          </table:table-cell>
          <table:table-cell table:formula="of:=[.B482]+([.$D$2]*SIN([.C482])+[.$D$4]*COS([.C482]))/2" office:value-type="float" office:value="43.7818805523277" calcext:value-type="float">
            <text:p>43.7818805523</text:p>
          </table:table-cell>
        </table:table-row>
        <table:table-row table:style-name="ro1">
          <table:table-cell office:value-type="float" office:value="12.121224" calcext:value-type="float">
            <text:p>12.121224</text:p>
          </table:table-cell>
          <table:table-cell office:value-type="float" office:value="44.910923" calcext:value-type="float">
            <text:p>44.910923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483]+(-[.$D$2]*COS([.C483])-[.$D$4]*SIN([.C483]))/2" office:value-type="float" office:value="9.74452073743256" calcext:value-type="float">
            <text:p>9.7445207374</text:p>
          </table:table-cell>
          <table:table-cell table:formula="of:=[.B483]+(-[.$D$2]*SIN([.C483])+[.$D$4]*COS([.C483]))/2" office:value-type="float" office:value="46.8086272977507" calcext:value-type="float">
            <text:p>46.8086272978</text:p>
          </table:table-cell>
          <table:table-cell/>
          <table:table-cell table:formula="of:=[.A483]+([.$D$2]*COS([.C483])-[.$D$4]*SIN([.C483]))/2" office:value-type="float" office:value="14.9849284800775" calcext:value-type="float">
            <text:p>14.9849284801</text:p>
          </table:table-cell>
          <table:table-cell table:formula="of:=[.B483]+([.$D$2]*SIN([.C483])+[.$D$4]*COS([.C483]))/2" office:value-type="float" office:value="43.8866199926902" calcext:value-type="float">
            <text:p>43.8866199927</text:p>
          </table:table-cell>
        </table:table-row>
        <table:table-row table:style-name="ro1">
          <table:table-cell office:value-type="float" office:value="12.169614" calcext:value-type="float">
            <text:p>12.169614</text:p>
          </table:table-cell>
          <table:table-cell office:value-type="float" office:value="44.998435" calcext:value-type="float">
            <text:p>44.998435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484]+(-[.$D$2]*COS([.C484])-[.$D$4]*SIN([.C484]))/2" office:value-type="float" office:value="9.77950457782105" calcext:value-type="float">
            <text:p>9.7795045778</text:p>
          </table:table-cell>
          <table:table-cell table:formula="of:=[.B484]+(-[.$D$2]*SIN([.C484])+[.$D$4]*COS([.C484]))/2" office:value-type="float" office:value="46.8792265753776" calcext:value-type="float">
            <text:p>46.8792265754</text:p>
          </table:table-cell>
          <table:table-cell/>
          <table:table-cell table:formula="of:=[.A484]+([.$D$2]*COS([.C484])-[.$D$4]*SIN([.C484]))/2" office:value-type="float" office:value="15.0405147751566" calcext:value-type="float">
            <text:p>15.0405147752</text:p>
          </table:table-cell>
          <table:table-cell table:formula="of:=[.B484]+([.$D$2]*SIN([.C484])+[.$D$4]*COS([.C484]))/2" office:value-type="float" office:value="43.9944784575116" calcext:value-type="float">
            <text:p>43.9944784575</text:p>
          </table:table-cell>
        </table:table-row>
        <table:table-row table:style-name="ro1">
          <table:table-cell office:value-type="float" office:value="12.21734" calcext:value-type="float">
            <text:p>12.21734</text:p>
          </table:table-cell>
          <table:table-cell office:value-type="float" office:value="45.086311" calcext:value-type="float">
            <text:p>45.086311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485]+(-[.$D$2]*COS([.C485])-[.$D$4]*SIN([.C485]))/2" office:value-type="float" office:value="9.81220504156606" calcext:value-type="float">
            <text:p>9.8122050416</text:p>
          </table:table-cell>
          <table:table-cell table:formula="of:=[.B485]+(-[.$D$2]*SIN([.C485])+[.$D$4]*COS([.C485]))/2" office:value-type="float" office:value="46.9478495657351" calcext:value-type="float">
            <text:p>46.9478495657</text:p>
          </table:table-cell>
          <table:table-cell/>
          <table:table-cell table:formula="of:=[.A485]+([.$D$2]*COS([.C485])-[.$D$4]*SIN([.C485]))/2" office:value-type="float" office:value="15.0962099009192" calcext:value-type="float">
            <text:p>15.0962099009</text:p>
          </table:table-cell>
          <table:table-cell table:formula="of:=[.B485]+([.$D$2]*SIN([.C485])+[.$D$4]*COS([.C485]))/2" office:value-type="float" office:value="44.1054399108238" calcext:value-type="float">
            <text:p>44.1054399108</text:p>
          </table:table-cell>
        </table:table-row>
        <table:table-row table:style-name="ro1">
          <table:table-cell office:value-type="float" office:value="12.26432" calcext:value-type="float">
            <text:p>12.26432</text:p>
          </table:table-cell>
          <table:table-cell office:value-type="float" office:value="45.174588" calcext:value-type="float">
            <text:p>45.174588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486]+(-[.$D$2]*COS([.C486])-[.$D$4]*SIN([.C486]))/2" office:value-type="float" office:value="9.84265762109966" calcext:value-type="float">
            <text:p>9.8426576211</text:p>
          </table:table-cell>
          <table:table-cell table:formula="of:=[.B486]+(-[.$D$2]*SIN([.C486])+[.$D$4]*COS([.C486]))/2" office:value-type="float" office:value="47.0145747724032" calcext:value-type="float">
            <text:p>47.0145747724</text:p>
          </table:table-cell>
          <table:table-cell/>
          <table:table-cell table:formula="of:=[.A486]+([.$D$2]*COS([.C486])-[.$D$4]*SIN([.C486]))/2" office:value-type="float" office:value="15.151834176496" calcext:value-type="float">
            <text:p>15.1518341765</text:p>
          </table:table-cell>
          <table:table-cell table:formula="of:=[.B486]+([.$D$2]*SIN([.C486])+[.$D$4]*COS([.C486]))/2" office:value-type="float" office:value="44.2194639868295" calcext:value-type="float">
            <text:p>44.2194639868</text:p>
          </table:table-cell>
        </table:table-row>
        <table:table-row table:style-name="ro1">
          <table:table-cell office:value-type="float" office:value="12.310471" calcext:value-type="float">
            <text:p>12.310471</text:p>
          </table:table-cell>
          <table:table-cell office:value-type="float" office:value="45.263301" calcext:value-type="float">
            <text:p>45.263301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487]+(-[.$D$2]*COS([.C487])-[.$D$4]*SIN([.C487]))/2" office:value-type="float" office:value="9.87090059134115" calcext:value-type="float">
            <text:p>9.8709005913</text:p>
          </table:table-cell>
          <table:table-cell table:formula="of:=[.B487]+(-[.$D$2]*SIN([.C487])+[.$D$4]*COS([.C487]))/2" office:value-type="float" office:value="47.0794772638015" calcext:value-type="float">
            <text:p>47.0794772638</text:p>
          </table:table-cell>
          <table:table-cell/>
          <table:table-cell table:formula="of:=[.A487]+([.$D$2]*COS([.C487])-[.$D$4]*SIN([.C487]))/2" office:value-type="float" office:value="15.2072028775318" calcext:value-type="float">
            <text:p>15.2072028775</text:p>
          </table:table-cell>
          <table:table-cell table:formula="of:=[.B487]+([.$D$2]*SIN([.C487])+[.$D$4]*COS([.C487]))/2" office:value-type="float" office:value="44.3365084505636" calcext:value-type="float">
            <text:p>44.3365084506</text:p>
          </table:table-cell>
        </table:table-row>
        <table:table-row table:style-name="ro1">
          <table:table-cell office:value-type="float" office:value="12.355714" calcext:value-type="float">
            <text:p>12.355714</text:p>
          </table:table-cell>
          <table:table-cell office:value-type="float" office:value="45.35248" calcext:value-type="float">
            <text:p>45.35248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488]+(-[.$D$2]*COS([.C488])-[.$D$4]*SIN([.C488]))/2" office:value-type="float" office:value="9.89698657278256" calcext:value-type="float">
            <text:p>9.8969865728</text:p>
          </table:table-cell>
          <table:table-cell table:formula="of:=[.B488]+(-[.$D$2]*SIN([.C488])+[.$D$4]*COS([.C488]))/2" office:value-type="float" office:value="47.1426362609584" calcext:value-type="float">
            <text:p>47.142636261</text:p>
          </table:table-cell>
          <table:table-cell/>
          <table:table-cell table:formula="of:=[.A488]+([.$D$2]*COS([.C488])-[.$D$4]*SIN([.C488]))/2" office:value-type="float" office:value="15.2621284617328" calcext:value-type="float">
            <text:p>15.2621284617</text:p>
          </table:table-cell>
          <table:table-cell table:formula="of:=[.B488]+([.$D$2]*SIN([.C488])+[.$D$4]*COS([.C488]))/2" office:value-type="float" office:value="44.4565140538666" calcext:value-type="float">
            <text:p>44.4565140539</text:p>
          </table:table-cell>
        </table:table-row>
        <table:table-row table:style-name="ro1">
          <table:table-cell office:value-type="float" office:value="12.399972" calcext:value-type="float">
            <text:p>12.399972</text:p>
          </table:table-cell>
          <table:table-cell office:value-type="float" office:value="45.442153" calcext:value-type="float">
            <text:p>45.442153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489]+(-[.$D$2]*COS([.C489])-[.$D$4]*SIN([.C489]))/2" office:value-type="float" office:value="9.92098114181617" calcext:value-type="float">
            <text:p>9.9209811418</text:p>
          </table:table-cell>
          <table:table-cell table:formula="of:=[.B489]+(-[.$D$2]*SIN([.C489])+[.$D$4]*COS([.C489]))/2" office:value-type="float" office:value="47.2041417414626" calcext:value-type="float">
            <text:p>47.2041417415</text:p>
          </table:table-cell>
          <table:table-cell/>
          <table:table-cell table:formula="of:=[.A489]+([.$D$2]*COS([.C489])-[.$D$4]*SIN([.C489]))/2" office:value-type="float" office:value="15.316419160378" calcext:value-type="float">
            <text:p>15.3164191604</text:p>
          </table:table-cell>
          <table:table-cell table:formula="of:=[.B489]+([.$D$2]*SIN([.C489])+[.$D$4]*COS([.C489]))/2" office:value-type="float" office:value="44.5794039282977" calcext:value-type="float">
            <text:p>44.5794039283</text:p>
          </table:table-cell>
        </table:table-row>
        <table:table-row table:style-name="ro1">
          <table:table-cell office:value-type="float" office:value="12.44317" calcext:value-type="float">
            <text:p>12.44317</text:p>
          </table:table-cell>
          <table:table-cell office:value-type="float" office:value="45.53234" calcext:value-type="float">
            <text:p>45.53234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490]+(-[.$D$2]*COS([.C490])-[.$D$4]*SIN([.C490]))/2" office:value-type="float" office:value="9.94295448048763" calcext:value-type="float">
            <text:p>9.9429544805</text:p>
          </table:table-cell>
          <table:table-cell table:formula="of:=[.B490]+(-[.$D$2]*SIN([.C490])+[.$D$4]*COS([.C490]))/2" office:value-type="float" office:value="47.2640796905972" calcext:value-type="float">
            <text:p>47.2640796906</text:p>
          </table:table-cell>
          <table:table-cell/>
          <table:table-cell table:formula="of:=[.A490]+([.$D$2]*COS([.C490])-[.$D$4]*SIN([.C490]))/2" office:value-type="float" office:value="15.3698840397324" calcext:value-type="float">
            <text:p>15.3698840397</text:p>
          </table:table-cell>
          <table:table-cell table:formula="of:=[.B490]+([.$D$2]*SIN([.C490])+[.$D$4]*COS([.C490]))/2" office:value-type="float" office:value="44.705088569277" calcext:value-type="float">
            <text:p>44.7050885693</text:p>
          </table:table-cell>
        </table:table-row>
        <table:table-row table:style-name="ro1">
          <table:table-cell office:value-type="float" office:value="12.485238" calcext:value-type="float">
            <text:p>12.485238</text:p>
          </table:table-cell>
          <table:table-cell office:value-type="float" office:value="45.62306" calcext:value-type="float">
            <text:p>45.62306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491]+(-[.$D$2]*COS([.C491])-[.$D$4]*SIN([.C491]))/2" office:value-type="float" office:value="9.9629902517838" calcext:value-type="float">
            <text:p>9.9629902518</text:p>
          </table:table-cell>
          <table:table-cell table:formula="of:=[.B491]+(-[.$D$2]*SIN([.C491])+[.$D$4]*COS([.C491]))/2" office:value-type="float" office:value="47.3225500107439" calcext:value-type="float">
            <text:p>47.3225500107</text:p>
          </table:table-cell>
          <table:table-cell/>
          <table:table-cell table:formula="of:=[.A491]+([.$D$2]*COS([.C491])-[.$D$4]*SIN([.C491]))/2" office:value-type="float" office:value="15.4223339815269" calcext:value-type="float">
            <text:p>15.4223339815</text:p>
          </table:table-cell>
          <table:table-cell table:formula="of:=[.B491]+([.$D$2]*SIN([.C491])+[.$D$4]*COS([.C491]))/2" office:value-type="float" office:value="44.8334606108799" calcext:value-type="float">
            <text:p>44.8334606109</text:p>
          </table:table-cell>
        </table:table-row>
        <table:table-row table:style-name="ro1">
          <table:table-cell office:value-type="float" office:value="12.526108" calcext:value-type="float">
            <text:p>12.526108</text:p>
          </table:table-cell>
          <table:table-cell office:value-type="float" office:value="45.714326" calcext:value-type="float">
            <text:p>45.714326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492]+(-[.$D$2]*COS([.C492])-[.$D$4]*SIN([.C492]))/2" office:value-type="float" office:value="9.98117598009189" calcext:value-type="float">
            <text:p>9.9811759801</text:p>
          </table:table-cell>
          <table:table-cell table:formula="of:=[.B492]+(-[.$D$2]*SIN([.C492])+[.$D$4]*COS([.C492]))/2" office:value-type="float" office:value="47.3796551008225" calcext:value-type="float">
            <text:p>47.3796551008</text:p>
          </table:table-cell>
          <table:table-cell/>
          <table:table-cell table:formula="of:=[.A492]+([.$D$2]*COS([.C492])-[.$D$4]*SIN([.C492]))/2" office:value-type="float" office:value="15.473582862342" calcext:value-type="float">
            <text:p>15.4735828623</text:p>
          </table:table-cell>
          <table:table-cell table:formula="of:=[.B492]+([.$D$2]*SIN([.C492])+[.$D$4]*COS([.C492]))/2" office:value-type="float" office:value="44.9643980462191" calcext:value-type="float">
            <text:p>44.9643980462</text:p>
          </table:table-cell>
        </table:table-row>
        <table:table-row table:style-name="ro1">
          <table:table-cell office:value-type="float" office:value="12.565717" calcext:value-type="float">
            <text:p>12.565717</text:p>
          </table:table-cell>
          <table:table-cell office:value-type="float" office:value="45.806147" calcext:value-type="float">
            <text:p>45.806147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493]+(-[.$D$2]*COS([.C493])-[.$D$4]*SIN([.C493]))/2" office:value-type="float" office:value="9.99760321346694" calcext:value-type="float">
            <text:p>9.9976032135</text:p>
          </table:table-cell>
          <table:table-cell table:formula="of:=[.B493]+(-[.$D$2]*SIN([.C493])+[.$D$4]*COS([.C493]))/2" office:value-type="float" office:value="47.4355001168592" calcext:value-type="float">
            <text:p>47.4355001169</text:p>
          </table:table-cell>
          <table:table-cell/>
          <table:table-cell table:formula="of:=[.A493]+([.$D$2]*COS([.C493])-[.$D$4]*SIN([.C493]))/2" office:value-type="float" office:value="15.5234526738099" calcext:value-type="float">
            <text:p>15.5234526738</text:p>
          </table:table-cell>
          <table:table-cell table:formula="of:=[.B493]+([.$D$2]*SIN([.C493])+[.$D$4]*COS([.C493]))/2" office:value-type="float" office:value="45.097768793198" calcext:value-type="float">
            <text:p>45.0977687932</text:p>
          </table:table-cell>
        </table:table-row>
        <table:table-row table:style-name="ro1">
          <table:table-cell office:value-type="float" office:value="12.604005" calcext:value-type="float">
            <text:p>12.604005</text:p>
          </table:table-cell>
          <table:table-cell office:value-type="float" office:value="45.898525" calcext:value-type="float">
            <text:p>45.898525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494]+(-[.$D$2]*COS([.C494])-[.$D$4]*SIN([.C494]))/2" office:value-type="float" office:value="10.0123676577139" calcext:value-type="float">
            <text:p>10.0123676577</text:p>
          </table:table-cell>
          <table:table-cell table:formula="of:=[.B494]+(-[.$D$2]*SIN([.C494])+[.$D$4]*COS([.C494]))/2" office:value-type="float" office:value="47.490195784449" calcext:value-type="float">
            <text:p>47.4901957844</text:p>
          </table:table-cell>
          <table:table-cell/>
          <table:table-cell table:formula="of:=[.A494]+([.$D$2]*COS([.C494])-[.$D$4]*SIN([.C494]))/2" office:value-type="float" office:value="15.5717713890108" calcext:value-type="float">
            <text:p>15.571771389</text:p>
          </table:table-cell>
          <table:table-cell table:formula="of:=[.B494]+([.$D$2]*SIN([.C494])+[.$D$4]*COS([.C494]))/2" office:value-type="float" office:value="45.2334215041005" calcext:value-type="float">
            <text:p>45.2334215041</text:p>
          </table:table-cell>
        </table:table-row>
        <table:table-row table:style-name="ro1">
          <table:table-cell office:value-type="float" office:value="12.640918" calcext:value-type="float">
            <text:p>12.640918</text:p>
          </table:table-cell>
          <table:table-cell office:value-type="float" office:value="45.991462" calcext:value-type="float">
            <text:p>45.991462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495]+(-[.$D$2]*COS([.C495])-[.$D$4]*SIN([.C495]))/2" office:value-type="float" office:value="10.0255738438653" calcext:value-type="float">
            <text:p>10.0255738439</text:p>
          </table:table-cell>
          <table:table-cell table:formula="of:=[.B495]+(-[.$D$2]*SIN([.C495])+[.$D$4]*COS([.C495]))/2" office:value-type="float" office:value="47.5438713999239" calcext:value-type="float">
            <text:p>47.5438713999</text:p>
          </table:table-cell>
          <table:table-cell/>
          <table:table-cell table:formula="of:=[.A495]+([.$D$2]*COS([.C495])-[.$D$4]*SIN([.C495]))/2" office:value-type="float" office:value="15.6183763314541" calcext:value-type="float">
            <text:p>15.6183763315</text:p>
          </table:table-cell>
          <table:table-cell table:formula="of:=[.B495]+([.$D$2]*SIN([.C495])+[.$D$4]*COS([.C495]))/2" office:value-type="float" office:value="45.3711863480076" calcext:value-type="float">
            <text:p>45.371186348</text:p>
          </table:table-cell>
        </table:table-row>
        <table:table-row table:style-name="ro1">
          <table:table-cell office:value-type="float" office:value="12.676406" calcext:value-type="float">
            <text:p>12.676406</text:p>
          </table:table-cell>
          <table:table-cell office:value-type="float" office:value="46.084952" calcext:value-type="float">
            <text:p>46.084952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496]+(-[.$D$2]*COS([.C496])-[.$D$4]*SIN([.C496]))/2" office:value-type="float" office:value="10.0373206703462" calcext:value-type="float">
            <text:p>10.0373206703</text:p>
          </table:table-cell>
          <table:table-cell table:formula="of:=[.B496]+(-[.$D$2]*SIN([.C496])+[.$D$4]*COS([.C496]))/2" office:value-type="float" office:value="47.5966492655945" calcext:value-type="float">
            <text:p>47.5966492656</text:p>
          </table:table-cell>
          <table:table-cell/>
          <table:table-cell table:formula="of:=[.A496]+([.$D$2]*COS([.C496])-[.$D$4]*SIN([.C496]))/2" office:value-type="float" office:value="15.6631182628383" calcext:value-type="float">
            <text:p>15.6631182628</text:p>
          </table:table-cell>
          <table:table-cell table:formula="of:=[.B496]+([.$D$2]*SIN([.C496])+[.$D$4]*COS([.C496]))/2" office:value-type="float" office:value="45.5108876664875" calcext:value-type="float">
            <text:p>45.5108876665</text:p>
          </table:table-cell>
        </table:table-row>
        <table:table-row table:style-name="ro1">
          <table:table-cell office:value-type="float" office:value="12.710424" calcext:value-type="float">
            <text:p>12.710424</text:p>
          </table:table-cell>
          <table:table-cell office:value-type="float" office:value="46.178987" calcext:value-type="float">
            <text:p>46.178987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497]+(-[.$D$2]*COS([.C497])-[.$D$4]*SIN([.C497]))/2" office:value-type="float" office:value="10.0477092940948" calcext:value-type="float">
            <text:p>10.0477092941</text:p>
          </table:table-cell>
          <table:table-cell table:formula="of:=[.B497]+(-[.$D$2]*SIN([.C497])+[.$D$4]*COS([.C497]))/2" office:value-type="float" office:value="47.6486639695943" calcext:value-type="float">
            <text:p>47.6486639696</text:p>
          </table:table-cell>
          <table:table-cell/>
          <table:table-cell table:formula="of:=[.A497]+([.$D$2]*COS([.C497])-[.$D$4]*SIN([.C497]))/2" office:value-type="float" office:value="15.7058601714004" calcext:value-type="float">
            <text:p>15.7058601714</text:p>
          </table:table-cell>
          <table:table-cell table:formula="of:=[.B497]+([.$D$2]*SIN([.C497])+[.$D$4]*COS([.C497]))/2" office:value-type="float" office:value="45.6523351766233" calcext:value-type="float">
            <text:p>45.6523351766</text:p>
          </table:table-cell>
        </table:table-row>
        <table:table-row table:style-name="ro1">
          <table:table-cell office:value-type="float" office:value="12.742933" calcext:value-type="float">
            <text:p>12.742933</text:p>
          </table:table-cell>
          <table:table-cell office:value-type="float" office:value="46.273554" calcext:value-type="float">
            <text:p>46.273554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498]+(-[.$D$2]*COS([.C498])-[.$D$4]*SIN([.C498]))/2" office:value-type="float" office:value="10.0568412686669" calcext:value-type="float">
            <text:p>10.0568412687</text:p>
          </table:table-cell>
          <table:table-cell table:formula="of:=[.B498]+(-[.$D$2]*SIN([.C498])+[.$D$4]*COS([.C498]))/2" office:value-type="float" office:value="47.7000571408532" calcext:value-type="float">
            <text:p>47.7000571409</text:p>
          </table:table-cell>
          <table:table-cell/>
          <table:table-cell table:formula="of:=[.A498]+([.$D$2]*COS([.C498])-[.$D$4]*SIN([.C498]))/2" office:value-type="float" office:value="15.7464802509972" calcext:value-type="float">
            <text:p>15.746480251</text:p>
          </table:table-cell>
          <table:table-cell table:formula="of:=[.B498]+([.$D$2]*SIN([.C498])+[.$D$4]*COS([.C498]))/2" office:value-type="float" office:value="45.7953240228685" calcext:value-type="float">
            <text:p>45.7953240229</text:p>
          </table:table-cell>
        </table:table-row>
        <table:table-row table:style-name="ro1">
          <table:table-cell office:value-type="float" office:value="12.773901" calcext:value-type="float">
            <text:p>12.773901</text:p>
          </table:table-cell>
          <table:table-cell office:value-type="float" office:value="46.368637" calcext:value-type="float">
            <text:p>46.368637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499]+(-[.$D$2]*COS([.C499])-[.$D$4]*SIN([.C499]))/2" office:value-type="float" office:value="10.0648155877475" calcext:value-type="float">
            <text:p>10.0648155877</text:p>
          </table:table-cell>
          <table:table-cell table:formula="of:=[.B499]+(-[.$D$2]*SIN([.C499])+[.$D$4]*COS([.C499]))/2" office:value-type="float" office:value="47.7509742342235" calcext:value-type="float">
            <text:p>47.7509742342</text:p>
          </table:table-cell>
          <table:table-cell/>
          <table:table-cell table:formula="of:=[.A499]+([.$D$2]*COS([.C499])-[.$D$4]*SIN([.C499]))/2" office:value-type="float" office:value="15.7848749524194" calcext:value-type="float">
            <text:p>15.7848749524</text:p>
          </table:table-cell>
          <table:table-cell table:formula="of:=[.B499]+([.$D$2]*SIN([.C499])+[.$D$4]*COS([.C499]))/2" office:value-type="float" office:value="45.9396429932218" calcext:value-type="float">
            <text:p>45.9396429932</text:p>
          </table:table-cell>
        </table:table-row>
        <table:table-row table:style-name="ro1">
          <table:table-cell office:value-type="float" office:value="12.803301" calcext:value-type="float">
            <text:p>12.803301</text:p>
          </table:table-cell>
          <table:table-cell office:value-type="float" office:value="46.464217" calcext:value-type="float">
            <text:p>46.464217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500]+(-[.$D$2]*COS([.C500])-[.$D$4]*SIN([.C500]))/2" office:value-type="float" office:value="10.0717300150741" calcext:value-type="float">
            <text:p>10.0717300151</text:p>
          </table:table-cell>
          <table:table-cell table:formula="of:=[.B500]+(-[.$D$2]*SIN([.C500])+[.$D$4]*COS([.C500]))/2" office:value-type="float" office:value="47.8015725825999" calcext:value-type="float">
            <text:p>47.8015725826</text:p>
          </table:table-cell>
          <table:table-cell/>
          <table:table-cell table:formula="of:=[.A500]+([.$D$2]*COS([.C500])-[.$D$4]*SIN([.C500]))/2" office:value-type="float" office:value="15.8209564449623" calcext:value-type="float">
            <text:p>15.820956445</text:p>
          </table:table-cell>
          <table:table-cell table:formula="of:=[.B500]+([.$D$2]*SIN([.C500])+[.$D$4]*COS([.C500]))/2" office:value-type="float" office:value="46.0850658223815" calcext:value-type="float">
            <text:p>46.0850658224</text:p>
          </table:table-cell>
        </table:table-row>
        <table:table-row table:style-name="ro1">
          <table:table-cell office:value-type="float" office:value="12.831111" calcext:value-type="float">
            <text:p>12.831111</text:p>
          </table:table-cell>
          <table:table-cell office:value-type="float" office:value="46.560271" calcext:value-type="float">
            <text:p>46.560271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501]+(-[.$D$2]*COS([.C501])-[.$D$4]*SIN([.C501]))/2" office:value-type="float" office:value="10.0776733585679" calcext:value-type="float">
            <text:p>10.0776733586</text:p>
          </table:table-cell>
          <table:table-cell table:formula="of:=[.B501]+(-[.$D$2]*SIN([.C501])+[.$D$4]*COS([.C501]))/2" office:value-type="float" office:value="47.8520067139697" calcext:value-type="float">
            <text:p>47.852006714</text:p>
          </table:table-cell>
          <table:table-cell/>
          <table:table-cell table:formula="of:=[.A501]+([.$D$2]*COS([.C501])-[.$D$4]*SIN([.C501]))/2" office:value-type="float" office:value="15.8546554869665" calcext:value-type="float">
            <text:p>15.854655487</text:p>
          </table:table-cell>
          <table:table-cell table:formula="of:=[.B501]+([.$D$2]*SIN([.C501])+[.$D$4]*COS([.C501]))/2" office:value-type="float" office:value="46.2313656407635" calcext:value-type="float">
            <text:p>46.2313656408</text:p>
          </table:table-cell>
        </table:table-row>
        <table:table-row table:style-name="ro1">
          <table:table-cell office:value-type="float" office:value="12.909732" calcext:value-type="float">
            <text:p>12.909732</text:p>
          </table:table-cell>
          <table:table-cell office:value-type="float" office:value="46.849782" calcext:value-type="float">
            <text:p>46.849782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502]+(-[.$D$2]*COS([.C502])-[.$D$4]*SIN([.C502]))/2" office:value-type="float" office:value="10.1351496701857" calcext:value-type="float">
            <text:p>10.1351496702</text:p>
          </table:table-cell>
          <table:table-cell table:formula="of:=[.B502]+(-[.$D$2]*SIN([.C502])+[.$D$4]*COS([.C502]))/2" office:value-type="float" office:value="48.0954516572857" calcext:value-type="float">
            <text:p>48.0954516573</text:p>
          </table:table-cell>
          <table:table-cell/>
          <table:table-cell table:formula="of:=[.A502]+([.$D$2]*COS([.C502])-[.$D$4]*SIN([.C502]))/2" office:value-type="float" office:value="15.9383378765116" calcext:value-type="float">
            <text:p>15.9383378765</text:p>
          </table:table-cell>
          <table:table-cell table:formula="of:=[.B502]+([.$D$2]*SIN([.C502])+[.$D$4]*COS([.C502]))/2" office:value-type="float" office:value="46.5713103771019" calcext:value-type="float">
            <text:p>46.5713103771</text:p>
          </table:table-cell>
        </table:table-row>
        <table:table-row table:style-name="ro1">
          <table:table-cell office:value-type="float" office:value="12.934329" calcext:value-type="float">
            <text:p>12.934329</text:p>
          </table:table-cell>
          <table:table-cell office:value-type="float" office:value="46.946708" calcext:value-type="float">
            <text:p>46.946708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503]+(-[.$D$2]*COS([.C503])-[.$D$4]*SIN([.C503]))/2" office:value-type="float" office:value="10.1394109972983" calcext:value-type="float">
            <text:p>10.1394109973</text:p>
          </table:table-cell>
          <table:table-cell table:formula="of:=[.B503]+(-[.$D$2]*SIN([.C503])+[.$D$4]*COS([.C503]))/2" office:value-type="float" office:value="48.146055054932" calcext:value-type="float">
            <text:p>48.1460550549</text:p>
          </table:table-cell>
          <table:table-cell/>
          <table:table-cell table:formula="of:=[.A503]+([.$D$2]*COS([.C503])-[.$D$4]*SIN([.C503]))/2" office:value-type="float" office:value="15.9671477771282" calcext:value-type="float">
            <text:p>15.9671477771</text:p>
          </table:table-cell>
          <table:table-cell table:formula="of:=[.B503]+([.$D$2]*SIN([.C503])+[.$D$4]*COS([.C503]))/2" office:value-type="float" office:value="46.718650408373" calcext:value-type="float">
            <text:p>46.7186504084</text:p>
          </table:table-cell>
        </table:table-row>
        <table:table-row table:style-name="ro1">
          <table:table-cell office:value-type="float" office:value="12.957315" calcext:value-type="float">
            <text:p>12.957315</text:p>
          </table:table-cell>
          <table:table-cell office:value-type="float" office:value="47.04403" calcext:value-type="float">
            <text:p>47.04403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504]+(-[.$D$2]*COS([.C504])-[.$D$4]*SIN([.C504]))/2" office:value-type="float" office:value="10.1429487626802" calcext:value-type="float">
            <text:p>10.1429487627</text:p>
          </table:table-cell>
          <table:table-cell table:formula="of:=[.B504]+(-[.$D$2]*SIN([.C504])+[.$D$4]*COS([.C504]))/2" office:value-type="float" office:value="48.1970012408531" calcext:value-type="float">
            <text:p>48.1970012409</text:p>
          </table:table-cell>
          <table:table-cell/>
          <table:table-cell table:formula="of:=[.A504]+([.$D$2]*COS([.C504])-[.$D$4]*SIN([.C504]))/2" office:value-type="float" office:value="15.9934899512549" calcext:value-type="float">
            <text:p>15.9934899513</text:p>
          </table:table-cell>
          <table:table-cell table:formula="of:=[.B504]+([.$D$2]*SIN([.C504])+[.$D$4]*COS([.C504]))/2" office:value-type="float" office:value="46.8661489572426" calcext:value-type="float">
            <text:p>46.8661489572</text:p>
          </table:table-cell>
        </table:table-row>
        <table:table-row table:style-name="ro1">
          <table:table-cell office:value-type="float" office:value="12.978697" calcext:value-type="float">
            <text:p>12.978697</text:p>
          </table:table-cell>
          <table:table-cell office:value-type="float" office:value="47.141716" calcext:value-type="float">
            <text:p>47.141716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505]+(-[.$D$2]*COS([.C505])-[.$D$4]*SIN([.C505]))/2" office:value-type="float" office:value="10.1458323370877" calcext:value-type="float">
            <text:p>10.1458323371</text:p>
          </table:table-cell>
          <table:table-cell table:formula="of:=[.B505]+(-[.$D$2]*SIN([.C505])+[.$D$4]*COS([.C505]))/2" office:value-type="float" office:value="48.2484579760824" calcext:value-type="float">
            <text:p>48.2484579761</text:p>
          </table:table-cell>
          <table:table-cell/>
          <table:table-cell table:formula="of:=[.A505]+([.$D$2]*COS([.C505])-[.$D$4]*SIN([.C505]))/2" office:value-type="float" office:value="16.0173771868897" calcext:value-type="float">
            <text:p>16.0173771869</text:p>
          </table:table-cell>
          <table:table-cell table:formula="of:=[.B505]+([.$D$2]*SIN([.C505])+[.$D$4]*COS([.C505]))/2" office:value-type="float" office:value="47.013564832218" calcext:value-type="float">
            <text:p>47.0135648322</text:p>
          </table:table-cell>
        </table:table-row>
        <table:table-row table:style-name="ro1">
          <table:table-cell office:value-type="float" office:value="12.998487" calcext:value-type="float">
            <text:p>12.998487</text:p>
          </table:table-cell>
          <table:table-cell office:value-type="float" office:value="47.239737" calcext:value-type="float">
            <text:p>47.239737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506]+(-[.$D$2]*COS([.C506])-[.$D$4]*SIN([.C506]))/2" office:value-type="float" office:value="10.1481260865529" calcext:value-type="float">
            <text:p>10.1481260866</text:p>
          </table:table-cell>
          <table:table-cell table:formula="of:=[.B506]+(-[.$D$2]*SIN([.C506])+[.$D$4]*COS([.C506]))/2" office:value-type="float" office:value="48.3006058246401" calcext:value-type="float">
            <text:p>48.3006058246</text:p>
          </table:table-cell>
          <table:table-cell/>
          <table:table-cell table:formula="of:=[.A506]+([.$D$2]*COS([.C506])-[.$D$4]*SIN([.C506]))/2" office:value-type="float" office:value="16.0388399153062" calcext:value-type="float">
            <text:p>16.0388399153</text:p>
          </table:table-cell>
          <table:table-cell table:formula="of:=[.B506]+([.$D$2]*SIN([.C506])+[.$D$4]*COS([.C506]))/2" office:value-type="float" office:value="47.1606538134854" calcext:value-type="float">
            <text:p>47.1606538135</text:p>
          </table:table-cell>
        </table:table-row>
        <table:table-row table:style-name="ro1">
          <table:table-cell office:value-type="float" office:value="13.016708" calcext:value-type="float">
            <text:p>13.016708</text:p>
          </table:table-cell>
          <table:table-cell office:value-type="float" office:value="47.338062" calcext:value-type="float">
            <text:p>47.338062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507]+(-[.$D$2]*COS([.C507])-[.$D$4]*SIN([.C507]))/2" office:value-type="float" office:value="10.149890034059" calcext:value-type="float">
            <text:p>10.1498900341</text:p>
          </table:table-cell>
          <table:table-cell table:formula="of:=[.B507]+(-[.$D$2]*SIN([.C507])+[.$D$4]*COS([.C507]))/2" office:value-type="float" office:value="48.3536183746823" calcext:value-type="float">
            <text:p>48.3536183747</text:p>
          </table:table-cell>
          <table:table-cell/>
          <table:table-cell table:formula="of:=[.A507]+([.$D$2]*COS([.C507])-[.$D$4]*SIN([.C507]))/2" office:value-type="float" office:value="16.057932467679" calcext:value-type="float">
            <text:p>16.0579324677</text:p>
          </table:table-cell>
          <table:table-cell table:formula="of:=[.B507]+([.$D$2]*SIN([.C507])+[.$D$4]*COS([.C507]))/2" office:value-type="float" office:value="47.3071793642544" calcext:value-type="float">
            <text:p>47.3071793643</text:p>
          </table:table-cell>
        </table:table-row>
        <table:table-row table:style-name="ro1">
          <table:table-cell office:value-type="float" office:value="13.033385" calcext:value-type="float">
            <text:p>13.033385</text:p>
          </table:table-cell>
          <table:table-cell office:value-type="float" office:value="47.43666" calcext:value-type="float">
            <text:p>47.43666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508]+(-[.$D$2]*COS([.C508])-[.$D$4]*SIN([.C508]))/2" office:value-type="float" office:value="10.1511747941832" calcext:value-type="float">
            <text:p>10.1511747942</text:p>
          </table:table-cell>
          <table:table-cell table:formula="of:=[.B508]+(-[.$D$2]*SIN([.C508])+[.$D$4]*COS([.C508]))/2" office:value-type="float" office:value="48.4076720130489" calcext:value-type="float">
            <text:p>48.407672013</text:p>
          </table:table-cell>
          <table:table-cell/>
          <table:table-cell table:formula="of:=[.A508]+([.$D$2]*COS([.C508])-[.$D$4]*SIN([.C508]))/2" office:value-type="float" office:value="16.0747228745994" calcext:value-type="float">
            <text:p>16.0747228746</text:p>
          </table:table-cell>
          <table:table-cell table:formula="of:=[.B508]+([.$D$2]*SIN([.C508])+[.$D$4]*COS([.C508]))/2" office:value-type="float" office:value="47.4529060003538" calcext:value-type="float">
            <text:p>47.4529060004</text:p>
          </table:table-cell>
        </table:table-row>
        <table:table-row table:style-name="ro1">
          <table:table-cell office:value-type="float" office:value="13.048553" calcext:value-type="float">
            <text:p>13.048553</text:p>
          </table:table-cell>
          <table:table-cell office:value-type="float" office:value="47.535502" calcext:value-type="float">
            <text:p>47.535502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509]+(-[.$D$2]*COS([.C509])-[.$D$4]*SIN([.C509]))/2" office:value-type="float" office:value="10.1520272708752" calcext:value-type="float">
            <text:p>10.1520272709</text:p>
          </table:table-cell>
          <table:table-cell table:formula="of:=[.B509]+(-[.$D$2]*SIN([.C509])+[.$D$4]*COS([.C509]))/2" office:value-type="float" office:value="48.462938628842" calcext:value-type="float">
            <text:p>48.4629386288</text:p>
          </table:table-cell>
          <table:table-cell/>
          <table:table-cell table:formula="of:=[.A509]+([.$D$2]*COS([.C509])-[.$D$4]*SIN([.C509]))/2" office:value-type="float" office:value="16.0893000287966" calcext:value-type="float">
            <text:p>16.0893000288</text:p>
          </table:table-cell>
          <table:table-cell table:formula="of:=[.B509]+([.$D$2]*SIN([.C509])+[.$D$4]*COS([.C509]))/2" office:value-type="float" office:value="47.5976108308115" calcext:value-type="float">
            <text:p>47.5976108308</text:p>
          </table:table-cell>
        </table:table-row>
        <table:table-row table:style-name="ro1">
          <table:table-cell office:value-type="float" office:value="13.062252" calcext:value-type="float">
            <text:p>13.062252</text:p>
          </table:table-cell>
          <table:table-cell office:value-type="float" office:value="47.634559" calcext:value-type="float">
            <text:p>47.634559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510]+(-[.$D$2]*COS([.C510])-[.$D$4]*SIN([.C510]))/2" office:value-type="float" office:value="10.1524904581553" calcext:value-type="float">
            <text:p>10.1524904582</text:p>
          </table:table-cell>
          <table:table-cell table:formula="of:=[.B510]+(-[.$D$2]*SIN([.C510])+[.$D$4]*COS([.C510]))/2" office:value-type="float" office:value="48.5195944623411" calcext:value-type="float">
            <text:p>48.5195944623</text:p>
          </table:table-cell>
          <table:table-cell/>
          <table:table-cell table:formula="of:=[.A510]+([.$D$2]*COS([.C510])-[.$D$4]*SIN([.C510]))/2" office:value-type="float" office:value="16.1017676625043" calcext:value-type="float">
            <text:p>16.1017676625</text:p>
          </table:table-cell>
          <table:table-cell table:formula="of:=[.B510]+([.$D$2]*SIN([.C510])+[.$D$4]*COS([.C510]))/2" office:value-type="float" office:value="47.7410697383838" calcext:value-type="float">
            <text:p>47.7410697384</text:p>
          </table:table-cell>
        </table:table-row>
        <table:table-row table:style-name="ro1">
          <table:table-cell office:value-type="float" office:value="13.074529" calcext:value-type="float">
            <text:p>13.074529</text:p>
          </table:table-cell>
          <table:table-cell office:value-type="float" office:value="47.733801" calcext:value-type="float">
            <text:p>47.733801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511]+(-[.$D$2]*COS([.C511])-[.$D$4]*SIN([.C511]))/2" office:value-type="float" office:value="10.1526017426171" calcext:value-type="float">
            <text:p>10.1526017426</text:p>
          </table:table-cell>
          <table:table-cell table:formula="of:=[.B511]+(-[.$D$2]*SIN([.C511])+[.$D$4]*COS([.C511]))/2" office:value-type="float" office:value="48.5778040228398" calcext:value-type="float">
            <text:p>48.5778040228</text:p>
          </table:table-cell>
          <table:table-cell/>
          <table:table-cell table:formula="of:=[.A511]+([.$D$2]*COS([.C511])-[.$D$4]*SIN([.C511]))/2" office:value-type="float" office:value="16.1122449535805" calcext:value-type="float">
            <text:p>16.1122449536</text:p>
          </table:table-cell>
          <table:table-cell table:formula="of:=[.B511]+([.$D$2]*SIN([.C511])+[.$D$4]*COS([.C511]))/2" office:value-type="float" office:value="47.8830718456541" calcext:value-type="float">
            <text:p>47.8830718457</text:p>
          </table:table-cell>
        </table:table-row>
        <table:table-row table:style-name="ro1">
          <table:table-cell office:value-type="float" office:value="13.085438" calcext:value-type="float">
            <text:p>13.085438</text:p>
          </table:table-cell>
          <table:table-cell office:value-type="float" office:value="47.833204" calcext:value-type="float">
            <text:p>47.833204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512]+(-[.$D$2]*COS([.C512])-[.$D$4]*SIN([.C512]))/2" office:value-type="float" office:value="10.1523969810829" calcext:value-type="float">
            <text:p>10.1523969811</text:p>
          </table:table-cell>
          <table:table-cell table:formula="of:=[.B512]+(-[.$D$2]*SIN([.C512])+[.$D$4]*COS([.C512]))/2" office:value-type="float" office:value="48.6377351562332" calcext:value-type="float">
            <text:p>48.6377351562</text:p>
          </table:table-cell>
          <table:table-cell/>
          <table:table-cell table:formula="of:=[.A512]+([.$D$2]*COS([.C512])-[.$D$4]*SIN([.C512]))/2" office:value-type="float" office:value="16.120865284781" calcext:value-type="float">
            <text:p>16.1208652848</text:p>
          </table:table-cell>
          <table:table-cell table:formula="of:=[.B512]+([.$D$2]*SIN([.C512])+[.$D$4]*COS([.C512]))/2" office:value-type="float" office:value="48.0234175610498" calcext:value-type="float">
            <text:p>48.023417561</text:p>
          </table:table-cell>
        </table:table-row>
        <table:table-row table:style-name="ro1">
          <table:table-cell office:value-type="float" office:value="13.095037" calcext:value-type="float">
            <text:p>13.095037</text:p>
          </table:table-cell>
          <table:table-cell office:value-type="float" office:value="47.932741" calcext:value-type="float">
            <text:p>47.932741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513]+(-[.$D$2]*COS([.C513])-[.$D$4]*SIN([.C513]))/2" office:value-type="float" office:value="10.1519063267397" calcext:value-type="float">
            <text:p>10.1519063267</text:p>
          </table:table-cell>
          <table:table-cell table:formula="of:=[.B513]+(-[.$D$2]*SIN([.C513])+[.$D$4]*COS([.C513]))/2" office:value-type="float" office:value="48.6995407392504" calcext:value-type="float">
            <text:p>48.6995407393</text:p>
          </table:table-cell>
          <table:table-cell/>
          <table:table-cell table:formula="of:=[.A513]+([.$D$2]*COS([.C513])-[.$D$4]*SIN([.C513]))/2" office:value-type="float" office:value="16.1277713360842" calcext:value-type="float">
            <text:p>16.1277713361</text:p>
          </table:table-cell>
          <table:table-cell table:formula="of:=[.B513]+([.$D$2]*SIN([.C513])+[.$D$4]*COS([.C513]))/2" office:value-type="float" office:value="48.161918762307" calcext:value-type="float">
            <text:p>48.1619187623</text:p>
          </table:table-cell>
        </table:table-row>
        <table:table-row table:style-name="ro1">
          <table:table-cell office:value-type="float" office:value="13.103393" calcext:value-type="float">
            <text:p>13.103393</text:p>
          </table:table-cell>
          <table:table-cell office:value-type="float" office:value="48.032391" calcext:value-type="float">
            <text:p>48.032391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514]+(-[.$D$2]*COS([.C514])-[.$D$4]*SIN([.C514]))/2" office:value-type="float" office:value="10.1511631726114" calcext:value-type="float">
            <text:p>10.1511631726</text:p>
          </table:table-cell>
          <table:table-cell table:formula="of:=[.B514]+(-[.$D$2]*SIN([.C514])+[.$D$4]*COS([.C514]))/2" office:value-type="float" office:value="48.7633759836192" calcext:value-type="float">
            <text:p>48.7633759836</text:p>
          </table:table-cell>
          <table:table-cell/>
          <table:table-cell table:formula="of:=[.A514]+([.$D$2]*COS([.C514])-[.$D$4]*SIN([.C514]))/2" office:value-type="float" office:value="16.1331190476225" calcext:value-type="float">
            <text:p>16.1331190476</text:p>
          </table:table-cell>
          <table:table-cell table:formula="of:=[.B514]+([.$D$2]*SIN([.C514])+[.$D$4]*COS([.C514]))/2" office:value-type="float" office:value="48.298398662216" calcext:value-type="float">
            <text:p>48.2983986622</text:p>
          </table:table-cell>
        </table:table-row>
        <table:table-row table:style-name="ro1">
          <table:table-cell office:value-type="float" office:value="13.110573" calcext:value-type="float">
            <text:p>13.110573</text:p>
          </table:table-cell>
          <table:table-cell office:value-type="float" office:value="48.132132" calcext:value-type="float">
            <text:p>48.132132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515]+(-[.$D$2]*COS([.C515])-[.$D$4]*SIN([.C515]))/2" office:value-type="float" office:value="10.150195682686" calcext:value-type="float">
            <text:p>10.1501956827</text:p>
          </table:table-cell>
          <table:table-cell table:formula="of:=[.B515]+(-[.$D$2]*SIN([.C515])+[.$D$4]*COS([.C515]))/2" office:value-type="float" office:value="48.8293881503012" calcext:value-type="float">
            <text:p>48.8293881503</text:p>
          </table:table-cell>
          <table:table-cell/>
          <table:table-cell table:formula="of:=[.A515]+([.$D$2]*COS([.C515])-[.$D$4]*SIN([.C515]))/2" office:value-type="float" office:value="16.1370670516109" calcext:value-type="float">
            <text:p>16.1370670516</text:p>
          </table:table-cell>
          <table:table-cell table:formula="of:=[.B515]+([.$D$2]*SIN([.C515])+[.$D$4]*COS([.C515]))/2" office:value-type="float" office:value="48.4326877445196" calcext:value-type="float">
            <text:p>48.4326877445</text:p>
          </table:table-cell>
        </table:table-row>
        <table:table-row table:style-name="ro1">
          <table:table-cell office:value-type="float" office:value="13.116655" calcext:value-type="float">
            <text:p>13.116655</text:p>
          </table:table-cell>
          <table:table-cell office:value-type="float" office:value="48.231947" calcext:value-type="float">
            <text:p>48.231947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516]+(-[.$D$2]*COS([.C516])-[.$D$4]*SIN([.C516]))/2" office:value-type="float" office:value="10.1490372390928" calcext:value-type="float">
            <text:p>10.1490372391</text:p>
          </table:table-cell>
          <table:table-cell table:formula="of:=[.B516]+(-[.$D$2]*SIN([.C516])+[.$D$4]*COS([.C516]))/2" office:value-type="float" office:value="48.8977133442589" calcext:value-type="float">
            <text:p>48.8977133443</text:p>
          </table:table-cell>
          <table:table-cell/>
          <table:table-cell table:formula="of:=[.A516]+([.$D$2]*COS([.C516])-[.$D$4]*SIN([.C516]))/2" office:value-type="float" office:value="16.139785209807" calcext:value-type="float">
            <text:p>16.1397852098</text:p>
          </table:table-cell>
          <table:table-cell table:formula="of:=[.B516]+([.$D$2]*SIN([.C516])+[.$D$4]*COS([.C516]))/2" office:value-type="float" office:value="48.5646386508601" calcext:value-type="float">
            <text:p>48.5646386509</text:p>
          </table:table-cell>
        </table:table-row>
        <table:table-row table:style-name="ro1">
          <table:table-cell office:value-type="float" office:value="13.121717" calcext:value-type="float">
            <text:p>13.121717</text:p>
          </table:table-cell>
          <table:table-cell office:value-type="float" office:value="48.331818" calcext:value-type="float">
            <text:p>48.331818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517]+(-[.$D$2]*COS([.C517])-[.$D$4]*SIN([.C517]))/2" office:value-type="float" office:value="10.1477198838511" calcext:value-type="float">
            <text:p>10.1477198839</text:p>
          </table:table-cell>
          <table:table-cell table:formula="of:=[.B517]+(-[.$D$2]*SIN([.C517])+[.$D$4]*COS([.C517]))/2" office:value-type="float" office:value="48.9684820818657" calcext:value-type="float">
            <text:p>48.9684820819</text:p>
          </table:table-cell>
          <table:table-cell/>
          <table:table-cell table:formula="of:=[.A517]+([.$D$2]*COS([.C517])-[.$D$4]*SIN([.C517]))/2" office:value-type="float" office:value="16.1414431634487" calcext:value-type="float">
            <text:p>16.1414431634</text:p>
          </table:table-cell>
          <table:table-cell table:formula="of:=[.B517]+([.$D$2]*SIN([.C517])+[.$D$4]*COS([.C517]))/2" office:value-type="float" office:value="48.6941077980672" calcext:value-type="float">
            <text:p>48.6941077981</text:p>
          </table:table-cell>
        </table:table-row>
        <table:table-row table:style-name="ro1">
          <table:table-cell office:value-type="float" office:value="13.125844" calcext:value-type="float">
            <text:p>13.125844</text:p>
          </table:table-cell>
          <table:table-cell office:value-type="float" office:value="48.431733" calcext:value-type="float">
            <text:p>48.431733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518]+(-[.$D$2]*COS([.C518])-[.$D$4]*SIN([.C518]))/2" office:value-type="float" office:value="10.146279518847" calcext:value-type="float">
            <text:p>10.1462795188</text:p>
          </table:table-cell>
          <table:table-cell table:formula="of:=[.B518]+(-[.$D$2]*SIN([.C518])+[.$D$4]*COS([.C518]))/2" office:value-type="float" office:value="49.0418112758396" calcext:value-type="float">
            <text:p>49.0418112758</text:p>
          </table:table-cell>
          <table:table-cell/>
          <table:table-cell table:formula="of:=[.A518]+([.$D$2]*COS([.C518])-[.$D$4]*SIN([.C518]))/2" office:value-type="float" office:value="16.1422141662279" calcext:value-type="float">
            <text:p>16.1422141662</text:p>
          </table:table-cell>
          <table:table-cell table:formula="of:=[.B518]+([.$D$2]*SIN([.C518])+[.$D$4]*COS([.C518]))/2" office:value-type="float" office:value="48.8209771653905" calcext:value-type="float">
            <text:p>48.8209771654</text:p>
          </table:table-cell>
        </table:table-row>
        <table:table-row table:style-name="ro1">
          <table:table-cell office:value-type="float" office:value="13.129123" calcext:value-type="float">
            <text:p>13.129123</text:p>
          </table:table-cell>
          <table:table-cell office:value-type="float" office:value="48.531679" calcext:value-type="float">
            <text:p>48.531679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519]+(-[.$D$2]*COS([.C519])-[.$D$4]*SIN([.C519]))/2" office:value-type="float" office:value="10.1447562910577" calcext:value-type="float">
            <text:p>10.1447562911</text:p>
          </table:table-cell>
          <table:table-cell table:formula="of:=[.B519]+(-[.$D$2]*SIN([.C519])+[.$D$4]*COS([.C519]))/2" office:value-type="float" office:value="49.117814945457" calcext:value-type="float">
            <text:p>49.1178149455</text:p>
          </table:table-cell>
          <table:table-cell/>
          <table:table-cell table:formula="of:=[.A519]+([.$D$2]*COS([.C519])-[.$D$4]*SIN([.C519]))/2" office:value-type="float" office:value="16.1422707340126" calcext:value-type="float">
            <text:p>16.142270734</text:p>
          </table:table-cell>
          <table:table-cell table:formula="of:=[.B519]+([.$D$2]*SIN([.C519])+[.$D$4]*COS([.C519]))/2" office:value-type="float" office:value="48.9451287950355" calcext:value-type="float">
            <text:p>48.945128795</text:p>
          </table:table-cell>
        </table:table-row>
        <table:table-row table:style-name="ro1">
          <table:table-cell office:value-type="float" office:value="13.131647" calcext:value-type="float">
            <text:p>13.131647</text:p>
          </table:table-cell>
          <table:table-cell office:value-type="float" office:value="48.631646" calcext:value-type="float">
            <text:p>48.631646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520]+(-[.$D$2]*COS([.C520])-[.$D$4]*SIN([.C520]))/2" office:value-type="float" office:value="10.1431962412091" calcext:value-type="float">
            <text:p>10.1431962412</text:p>
          </table:table-cell>
          <table:table-cell table:formula="of:=[.B520]+(-[.$D$2]*SIN([.C520])+[.$D$4]*COS([.C520]))/2" office:value-type="float" office:value="49.1965903001591" calcext:value-type="float">
            <text:p>49.1965903002</text:p>
          </table:table-cell>
          <table:table-cell/>
          <table:table-cell table:formula="of:=[.A520]+([.$D$2]*COS([.C520])-[.$D$4]*SIN([.C520]))/2" office:value-type="float" office:value="16.1417850583673" calcext:value-type="float">
            <text:p>16.1417850584</text:p>
          </table:table-cell>
          <table:table-cell table:formula="of:=[.B520]+([.$D$2]*SIN([.C520])+[.$D$4]*COS([.C520]))/2" office:value-type="float" office:value="49.0664665027006" calcext:value-type="float">
            <text:p>49.0664665027</text:p>
          </table:table-cell>
        </table:table-row>
        <table:table-row table:style-name="ro1">
          <table:table-cell office:value-type="float" office:value="13.133509" calcext:value-type="float">
            <text:p>13.133509</text:p>
          </table:table-cell>
          <table:table-cell office:value-type="float" office:value="48.731629" calcext:value-type="float">
            <text:p>48.731629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521]+(-[.$D$2]*COS([.C521])-[.$D$4]*SIN([.C521]))/2" office:value-type="float" office:value="10.1416485694842" calcext:value-type="float">
            <text:p>10.1416485695</text:p>
          </table:table-cell>
          <table:table-cell table:formula="of:=[.B521]+(-[.$D$2]*SIN([.C521])+[.$D$4]*COS([.C521]))/2" office:value-type="float" office:value="49.2782286380475" calcext:value-type="float">
            <text:p>49.278228638</text:p>
          </table:table-cell>
          <table:table-cell/>
          <table:table-cell table:formula="of:=[.A521]+([.$D$2]*COS([.C521])-[.$D$4]*SIN([.C521]))/2" office:value-type="float" office:value="16.1409228033682" calcext:value-type="float">
            <text:p>16.1409228034</text:p>
          </table:table-cell>
          <table:table-cell table:formula="of:=[.B521]+([.$D$2]*SIN([.C521])+[.$D$4]*COS([.C521]))/2" office:value-type="float" office:value="49.1849084009332" calcext:value-type="float">
            <text:p>49.1849084009</text:p>
          </table:table-cell>
        </table:table-row>
        <table:table-row table:style-name="ro1">
          <table:table-cell office:value-type="float" office:value="13.134806" calcext:value-type="float">
            <text:p>13.134806</text:p>
          </table:table-cell>
          <table:table-cell office:value-type="float" office:value="48.83162" calcext:value-type="float">
            <text:p>48.83162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522]+(-[.$D$2]*COS([.C522])-[.$D$4]*SIN([.C522]))/2" office:value-type="float" office:value="10.1401697383302" calcext:value-type="float">
            <text:p>10.1401697383</text:p>
          </table:table-cell>
          <table:table-cell table:formula="of:=[.B522]+(-[.$D$2]*SIN([.C522])+[.$D$4]*COS([.C522]))/2" office:value-type="float" office:value="49.3628013817259" calcext:value-type="float">
            <text:p>49.3628013817</text:p>
          </table:table-cell>
          <table:table-cell/>
          <table:table-cell table:formula="of:=[.A522]+([.$D$2]*COS([.C522])-[.$D$4]*SIN([.C522]))/2" office:value-type="float" office:value="16.1398450740312" calcext:value-type="float">
            <text:p>16.139845074</text:p>
          </table:table-cell>
          <table:table-cell table:formula="of:=[.B522]+([.$D$2]*SIN([.C522])+[.$D$4]*COS([.C522]))/2" office:value-type="float" office:value="49.3003845075576" calcext:value-type="float">
            <text:p>49.3003845076</text:p>
          </table:table-cell>
        </table:table-row>
        <table:table-row table:style-name="ro1">
          <table:table-cell office:value-type="float" office:value="13.135639" calcext:value-type="float">
            <text:p>13.135639</text:p>
          </table:table-cell>
          <table:table-cell office:value-type="float" office:value="48.931617" calcext:value-type="float">
            <text:p>48.931617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523]+(-[.$D$2]*COS([.C523])-[.$D$4]*SIN([.C523]))/2" office:value-type="float" office:value="10.1388267232311" calcext:value-type="float">
            <text:p>10.1388267232</text:p>
          </table:table-cell>
          <table:table-cell table:formula="of:=[.B523]+(-[.$D$2]*SIN([.C523])+[.$D$4]*COS([.C523]))/2" office:value-type="float" office:value="49.4503810868515" calcext:value-type="float">
            <text:p>49.4503810869</text:p>
          </table:table-cell>
          <table:table-cell/>
          <table:table-cell table:formula="of:=[.A523]+([.$D$2]*COS([.C523])-[.$D$4]*SIN([.C523]))/2" office:value-type="float" office:value="16.1387092359225" calcext:value-type="float">
            <text:p>16.1387092359</text:p>
          </table:table-cell>
          <table:table-cell table:formula="of:=[.B523]+([.$D$2]*SIN([.C523])+[.$D$4]*COS([.C523]))/2" office:value-type="float" office:value="49.4128333319304" calcext:value-type="float">
            <text:p>49.4128333319</text:p>
          </table:table-cell>
        </table:table-row>
        <table:table-row table:style-name="ro1">
          <table:table-cell office:value-type="float" office:value="13.136109" calcext:value-type="float">
            <text:p>13.136109</text:p>
          </table:table-cell>
          <table:table-cell office:value-type="float" office:value="49.031616" calcext:value-type="float">
            <text:p>49.031616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524]+(-[.$D$2]*COS([.C524])-[.$D$4]*SIN([.C524]))/2" office:value-type="float" office:value="10.1376912397578" calcext:value-type="float">
            <text:p>10.1376912398</text:p>
          </table:table-cell>
          <table:table-cell table:formula="of:=[.B524]+(-[.$D$2]*SIN([.C524])+[.$D$4]*COS([.C524]))/2" office:value-type="float" office:value="49.54101852754" calcext:value-type="float">
            <text:p>49.5410185275</text:p>
          </table:table-cell>
          <table:table-cell/>
          <table:table-cell table:formula="of:=[.A524]+([.$D$2]*COS([.C524])-[.$D$4]*SIN([.C524]))/2" office:value-type="float" office:value="16.137661755107" calcext:value-type="float">
            <text:p>16.1376617551</text:p>
          </table:table-cell>
          <table:table-cell table:formula="of:=[.B524]+([.$D$2]*SIN([.C524])+[.$D$4]*COS([.C524]))/2" office:value-type="float" office:value="49.5222085583515" calcext:value-type="float">
            <text:p>49.5222085584</text:p>
          </table:table-cell>
        </table:table-row>
        <table:table-row table:style-name="ro1">
          <table:table-cell office:value-type="float" office:value="13.136318" calcext:value-type="float">
            <text:p>13.136318</text:p>
          </table:table-cell>
          <table:table-cell office:value-type="float" office:value="49.131616" calcext:value-type="float">
            <text:p>49.131616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525]+(-[.$D$2]*COS([.C525])-[.$D$4]*SIN([.C525]))/2" office:value-type="float" office:value="10.1368431442177" calcext:value-type="float">
            <text:p>10.1368431442</text:p>
          </table:table-cell>
          <table:table-cell table:formula="of:=[.B525]+(-[.$D$2]*SIN([.C525])+[.$D$4]*COS([.C525]))/2" office:value-type="float" office:value="49.6347567253739" calcext:value-type="float">
            <text:p>49.6347567254</text:p>
          </table:table-cell>
          <table:table-cell/>
          <table:table-cell table:formula="of:=[.A525]+([.$D$2]*COS([.C525])-[.$D$4]*SIN([.C525]))/2" office:value-type="float" office:value="16.136839855591" calcext:value-type="float">
            <text:p>16.1368398556</text:p>
          </table:table-cell>
          <table:table-cell table:formula="of:=[.B525]+([.$D$2]*SIN([.C525])+[.$D$4]*COS([.C525]))/2" office:value-type="float" office:value="49.6284747265216" calcext:value-type="float">
            <text:p>49.6284747265</text:p>
          </table:table-cell>
        </table:table-row>
        <table:table-row table:style-name="ro1">
          <table:table-cell office:value-type="float" office:value="13.136371" calcext:value-type="float">
            <text:p>13.136371</text:p>
          </table:table-cell>
          <table:table-cell office:value-type="float" office:value="49.231615" calcext:value-type="float">
            <text:p>49.231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526]+(-[.$D$2]*COS([.C526])-[.$D$4]*SIN([.C526]))/2" office:value-type="float" office:value="10.136371" calcext:value-type="float">
            <text:p>10.136371</text:p>
          </table:table-cell>
          <table:table-cell table:formula="of:=[.B526]+(-[.$D$2]*SIN([.C526])+[.$D$4]*COS([.C526]))/2" office:value-type="float" office:value="49.731615" calcext:value-type="float">
            <text:p>49.731615</text:p>
          </table:table-cell>
          <table:table-cell/>
          <table:table-cell table:formula="of:=[.A526]+([.$D$2]*COS([.C526])-[.$D$4]*SIN([.C526]))/2" office:value-type="float" office:value="16.136371" calcext:value-type="float">
            <text:p>16.136371</text:p>
          </table:table-cell>
          <table:table-cell table:formula="of:=[.B526]+([.$D$2]*SIN([.C526])+[.$D$4]*COS([.C526]))/2" office:value-type="float" office:value="49.731615" calcext:value-type="float">
            <text:p>49.731615</text:p>
          </table:table-cell>
        </table:table-row>
        <table:table-row table:style-name="ro1">
          <table:table-cell office:value-type="float" office:value="13.136371" calcext:value-type="float">
            <text:p>13.136371</text:p>
          </table:table-cell>
          <table:table-cell office:value-type="float" office:value="49.331615" calcext:value-type="float">
            <text:p>49.331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527]+(-[.$D$2]*COS([.C527])-[.$D$4]*SIN([.C527]))/2" office:value-type="float" office:value="10.136371" calcext:value-type="float">
            <text:p>10.136371</text:p>
          </table:table-cell>
          <table:table-cell table:formula="of:=[.B527]+(-[.$D$2]*SIN([.C527])+[.$D$4]*COS([.C527]))/2" office:value-type="float" office:value="49.831615" calcext:value-type="float">
            <text:p>49.831615</text:p>
          </table:table-cell>
          <table:table-cell/>
          <table:table-cell table:formula="of:=[.A527]+([.$D$2]*COS([.C527])-[.$D$4]*SIN([.C527]))/2" office:value-type="float" office:value="16.136371" calcext:value-type="float">
            <text:p>16.136371</text:p>
          </table:table-cell>
          <table:table-cell table:formula="of:=[.B527]+([.$D$2]*SIN([.C527])+[.$D$4]*COS([.C527]))/2" office:value-type="float" office:value="49.831615" calcext:value-type="float">
            <text:p>49.831615</text:p>
          </table:table-cell>
        </table:table-row>
        <table:table-row table:style-name="ro1">
          <table:table-cell office:value-type="float" office:value="13.136423" calcext:value-type="float">
            <text:p>13.136423</text:p>
          </table:table-cell>
          <table:table-cell office:value-type="float" office:value="49.431615" calcext:value-type="float">
            <text:p>49.431615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528]+(-[.$D$2]*COS([.C528])-[.$D$4]*SIN([.C528]))/2" office:value-type="float" office:value="10.1369481442177" calcext:value-type="float">
            <text:p>10.1369481442</text:p>
          </table:table-cell>
          <table:table-cell table:formula="of:=[.B528]+(-[.$D$2]*SIN([.C528])+[.$D$4]*COS([.C528]))/2" office:value-type="float" office:value="49.9347557253739" calcext:value-type="float">
            <text:p>49.9347557254</text:p>
          </table:table-cell>
          <table:table-cell/>
          <table:table-cell table:formula="of:=[.A528]+([.$D$2]*COS([.C528])-[.$D$4]*SIN([.C528]))/2" office:value-type="float" office:value="16.136944855591" calcext:value-type="float">
            <text:p>16.1369448556</text:p>
          </table:table-cell>
          <table:table-cell table:formula="of:=[.B528]+([.$D$2]*SIN([.C528])+[.$D$4]*COS([.C528]))/2" office:value-type="float" office:value="49.9284737265216" calcext:value-type="float">
            <text:p>49.9284737265</text:p>
          </table:table-cell>
        </table:table-row>
        <table:table-row table:style-name="ro1">
          <table:table-cell office:value-type="float" office:value="13.136632" calcext:value-type="float">
            <text:p>13.136632</text:p>
          </table:table-cell>
          <table:table-cell office:value-type="float" office:value="49.531615" calcext:value-type="float">
            <text:p>49.531615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529]+(-[.$D$2]*COS([.C529])-[.$D$4]*SIN([.C529]))/2" office:value-type="float" office:value="10.1382142397578" calcext:value-type="float">
            <text:p>10.1382142398</text:p>
          </table:table-cell>
          <table:table-cell table:formula="of:=[.B529]+(-[.$D$2]*SIN([.C529])+[.$D$4]*COS([.C529]))/2" office:value-type="float" office:value="50.04101752754" calcext:value-type="float">
            <text:p>50.0410175275</text:p>
          </table:table-cell>
          <table:table-cell/>
          <table:table-cell table:formula="of:=[.A529]+([.$D$2]*COS([.C529])-[.$D$4]*SIN([.C529]))/2" office:value-type="float" office:value="16.138184755107" calcext:value-type="float">
            <text:p>16.1381847551</text:p>
          </table:table-cell>
          <table:table-cell table:formula="of:=[.B529]+([.$D$2]*SIN([.C529])+[.$D$4]*COS([.C529]))/2" office:value-type="float" office:value="50.0222075583515" calcext:value-type="float">
            <text:p>50.0222075584</text:p>
          </table:table-cell>
        </table:table-row>
        <table:table-row table:style-name="ro1">
          <table:table-cell office:value-type="float" office:value="13.137102" calcext:value-type="float">
            <text:p>13.137102</text:p>
          </table:table-cell>
          <table:table-cell office:value-type="float" office:value="49.631614" calcext:value-type="float">
            <text:p>49.631614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530]+(-[.$D$2]*COS([.C530])-[.$D$4]*SIN([.C530]))/2" office:value-type="float" office:value="10.140289723231" calcext:value-type="float">
            <text:p>10.1402897232</text:p>
          </table:table-cell>
          <table:table-cell table:formula="of:=[.B530]+(-[.$D$2]*SIN([.C530])+[.$D$4]*COS([.C530]))/2" office:value-type="float" office:value="50.1503780868515" calcext:value-type="float">
            <text:p>50.1503780869</text:p>
          </table:table-cell>
          <table:table-cell/>
          <table:table-cell table:formula="of:=[.A530]+([.$D$2]*COS([.C530])-[.$D$4]*SIN([.C530]))/2" office:value-type="float" office:value="16.1401722359225" calcext:value-type="float">
            <text:p>16.1401722359</text:p>
          </table:table-cell>
          <table:table-cell table:formula="of:=[.B530]+([.$D$2]*SIN([.C530])+[.$D$4]*COS([.C530]))/2" office:value-type="float" office:value="50.1128303319304" calcext:value-type="float">
            <text:p>50.1128303319</text:p>
          </table:table-cell>
        </table:table-row>
        <table:table-row table:style-name="ro1">
          <table:table-cell office:value-type="float" office:value="13.137935" calcext:value-type="float">
            <text:p>13.137935</text:p>
          </table:table-cell>
          <table:table-cell office:value-type="float" office:value="49.731611" calcext:value-type="float">
            <text:p>49.731611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531]+(-[.$D$2]*COS([.C531])-[.$D$4]*SIN([.C531]))/2" office:value-type="float" office:value="10.1432987383302" calcext:value-type="float">
            <text:p>10.1432987383</text:p>
          </table:table-cell>
          <table:table-cell table:formula="of:=[.B531]+(-[.$D$2]*SIN([.C531])+[.$D$4]*COS([.C531]))/2" office:value-type="float" office:value="50.2627923817259" calcext:value-type="float">
            <text:p>50.2627923817</text:p>
          </table:table-cell>
          <table:table-cell/>
          <table:table-cell table:formula="of:=[.A531]+([.$D$2]*COS([.C531])-[.$D$4]*SIN([.C531]))/2" office:value-type="float" office:value="16.1429740740312" calcext:value-type="float">
            <text:p>16.142974074</text:p>
          </table:table-cell>
          <table:table-cell table:formula="of:=[.B531]+([.$D$2]*SIN([.C531])+[.$D$4]*COS([.C531]))/2" office:value-type="float" office:value="50.2003755075576" calcext:value-type="float">
            <text:p>50.2003755076</text:p>
          </table:table-cell>
        </table:table-row>
        <table:table-row table:style-name="ro1">
          <table:table-cell office:value-type="float" office:value="13.139233" calcext:value-type="float">
            <text:p>13.139233</text:p>
          </table:table-cell>
          <table:table-cell office:value-type="float" office:value="49.831602" calcext:value-type="float">
            <text:p>49.831602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532]+(-[.$D$2]*COS([.C532])-[.$D$4]*SIN([.C532]))/2" office:value-type="float" office:value="10.1473725694842" calcext:value-type="float">
            <text:p>10.1473725695</text:p>
          </table:table-cell>
          <table:table-cell table:formula="of:=[.B532]+(-[.$D$2]*SIN([.C532])+[.$D$4]*COS([.C532]))/2" office:value-type="float" office:value="50.3782016380475" calcext:value-type="float">
            <text:p>50.378201638</text:p>
          </table:table-cell>
          <table:table-cell/>
          <table:table-cell table:formula="of:=[.A532]+([.$D$2]*COS([.C532])-[.$D$4]*SIN([.C532]))/2" office:value-type="float" office:value="16.1466468033682" calcext:value-type="float">
            <text:p>16.1466468034</text:p>
          </table:table-cell>
          <table:table-cell table:formula="of:=[.B532]+([.$D$2]*SIN([.C532])+[.$D$4]*COS([.C532]))/2" office:value-type="float" office:value="50.2848814009332" calcext:value-type="float">
            <text:p>50.2848814009</text:p>
          </table:table-cell>
        </table:table-row>
        <table:table-row table:style-name="ro1">
          <table:table-cell office:value-type="float" office:value="13.141095" calcext:value-type="float">
            <text:p>13.141095</text:p>
          </table:table-cell>
          <table:table-cell office:value-type="float" office:value="49.931585" calcext:value-type="float">
            <text:p>49.931585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533]+(-[.$D$2]*COS([.C533])-[.$D$4]*SIN([.C533]))/2" office:value-type="float" office:value="10.1526442412091" calcext:value-type="float">
            <text:p>10.1526442412</text:p>
          </table:table-cell>
          <table:table-cell table:formula="of:=[.B533]+(-[.$D$2]*SIN([.C533])+[.$D$4]*COS([.C533]))/2" office:value-type="float" office:value="50.4965293001591" calcext:value-type="float">
            <text:p>50.4965293002</text:p>
          </table:table-cell>
          <table:table-cell/>
          <table:table-cell table:formula="of:=[.A533]+([.$D$2]*COS([.C533])-[.$D$4]*SIN([.C533]))/2" office:value-type="float" office:value="16.1512330583673" calcext:value-type="float">
            <text:p>16.1512330584</text:p>
          </table:table-cell>
          <table:table-cell table:formula="of:=[.B533]+([.$D$2]*SIN([.C533])+[.$D$4]*COS([.C533]))/2" office:value-type="float" office:value="50.3664055027006" calcext:value-type="float">
            <text:p>50.3664055027</text:p>
          </table:table-cell>
        </table:table-row>
        <table:table-row table:style-name="ro1">
          <table:table-cell office:value-type="float" office:value="13.143618" calcext:value-type="float">
            <text:p>13.143618</text:p>
          </table:table-cell>
          <table:table-cell office:value-type="float" office:value="50.031552" calcext:value-type="float">
            <text:p>50.031552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534]+(-[.$D$2]*COS([.C534])-[.$D$4]*SIN([.C534]))/2" office:value-type="float" office:value="10.1592512910577" calcext:value-type="float">
            <text:p>10.1592512911</text:p>
          </table:table-cell>
          <table:table-cell table:formula="of:=[.B534]+(-[.$D$2]*SIN([.C534])+[.$D$4]*COS([.C534]))/2" office:value-type="float" office:value="50.617687945457" calcext:value-type="float">
            <text:p>50.6176879455</text:p>
          </table:table-cell>
          <table:table-cell/>
          <table:table-cell table:formula="of:=[.A534]+([.$D$2]*COS([.C534])-[.$D$4]*SIN([.C534]))/2" office:value-type="float" office:value="16.1567657340126" calcext:value-type="float">
            <text:p>16.156765734</text:p>
          </table:table-cell>
          <table:table-cell table:formula="of:=[.B534]+([.$D$2]*SIN([.C534])+[.$D$4]*COS([.C534]))/2" office:value-type="float" office:value="50.4450017950355" calcext:value-type="float">
            <text:p>50.445001795</text:p>
          </table:table-cell>
        </table:table-row>
        <table:table-row table:style-name="ro1">
          <table:table-cell office:value-type="float" office:value="13.146897" calcext:value-type="float">
            <text:p>13.146897</text:p>
          </table:table-cell>
          <table:table-cell office:value-type="float" office:value="50.131498" calcext:value-type="float">
            <text:p>50.131498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535]+(-[.$D$2]*COS([.C535])-[.$D$4]*SIN([.C535]))/2" office:value-type="float" office:value="10.167332518847" calcext:value-type="float">
            <text:p>10.1673325188</text:p>
          </table:table-cell>
          <table:table-cell table:formula="of:=[.B535]+(-[.$D$2]*SIN([.C535])+[.$D$4]*COS([.C535]))/2" office:value-type="float" office:value="50.7415762758396" calcext:value-type="float">
            <text:p>50.7415762758</text:p>
          </table:table-cell>
          <table:table-cell/>
          <table:table-cell table:formula="of:=[.A535]+([.$D$2]*COS([.C535])-[.$D$4]*SIN([.C535]))/2" office:value-type="float" office:value="16.1632671662279" calcext:value-type="float">
            <text:p>16.1632671662</text:p>
          </table:table-cell>
          <table:table-cell table:formula="of:=[.B535]+([.$D$2]*SIN([.C535])+[.$D$4]*COS([.C535]))/2" office:value-type="float" office:value="50.5207421653905" calcext:value-type="float">
            <text:p>50.5207421654</text:p>
          </table:table-cell>
        </table:table-row>
        <table:table-row table:style-name="ro1">
          <table:table-cell office:value-type="float" office:value="13.151024" calcext:value-type="float">
            <text:p>13.151024</text:p>
          </table:table-cell>
          <table:table-cell office:value-type="float" office:value="50.231413" calcext:value-type="float">
            <text:p>50.231413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536]+(-[.$D$2]*COS([.C536])-[.$D$4]*SIN([.C536]))/2" office:value-type="float" office:value="10.1770268838511" calcext:value-type="float">
            <text:p>10.1770268839</text:p>
          </table:table-cell>
          <table:table-cell table:formula="of:=[.B536]+(-[.$D$2]*SIN([.C536])+[.$D$4]*COS([.C536]))/2" office:value-type="float" office:value="50.8680770818657" calcext:value-type="float">
            <text:p>50.8680770819</text:p>
          </table:table-cell>
          <table:table-cell/>
          <table:table-cell table:formula="of:=[.A536]+([.$D$2]*COS([.C536])-[.$D$4]*SIN([.C536]))/2" office:value-type="float" office:value="16.1707501634487" calcext:value-type="float">
            <text:p>16.1707501634</text:p>
          </table:table-cell>
          <table:table-cell table:formula="of:=[.B536]+([.$D$2]*SIN([.C536])+[.$D$4]*COS([.C536]))/2" office:value-type="float" office:value="50.5937027980672" calcext:value-type="float">
            <text:p>50.5937027981</text:p>
          </table:table-cell>
        </table:table-row>
        <table:table-row table:style-name="ro1">
          <table:table-cell office:value-type="float" office:value="13.156086" calcext:value-type="float">
            <text:p>13.156086</text:p>
          </table:table-cell>
          <table:table-cell office:value-type="float" office:value="50.331284" calcext:value-type="float">
            <text:p>50.331284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537]+(-[.$D$2]*COS([.C537])-[.$D$4]*SIN([.C537]))/2" office:value-type="float" office:value="10.1884682390928" calcext:value-type="float">
            <text:p>10.1884682391</text:p>
          </table:table-cell>
          <table:table-cell table:formula="of:=[.B537]+(-[.$D$2]*SIN([.C537])+[.$D$4]*COS([.C537]))/2" office:value-type="float" office:value="50.9970503442589" calcext:value-type="float">
            <text:p>50.9970503443</text:p>
          </table:table-cell>
          <table:table-cell/>
          <table:table-cell table:formula="of:=[.A537]+([.$D$2]*COS([.C537])-[.$D$4]*SIN([.C537]))/2" office:value-type="float" office:value="16.179216209807" calcext:value-type="float">
            <text:p>16.1792162098</text:p>
          </table:table-cell>
          <table:table-cell table:formula="of:=[.B537]+([.$D$2]*SIN([.C537])+[.$D$4]*COS([.C537]))/2" office:value-type="float" office:value="50.6639756508601" calcext:value-type="float">
            <text:p>50.6639756509</text:p>
          </table:table-cell>
        </table:table-row>
        <table:table-row table:style-name="ro1">
          <table:table-cell office:value-type="float" office:value="13.162168" calcext:value-type="float">
            <text:p>13.162168</text:p>
          </table:table-cell>
          <table:table-cell office:value-type="float" office:value="50.431099" calcext:value-type="float">
            <text:p>50.431099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538]+(-[.$D$2]*COS([.C538])-[.$D$4]*SIN([.C538]))/2" office:value-type="float" office:value="10.201790682686" calcext:value-type="float">
            <text:p>10.2017906827</text:p>
          </table:table-cell>
          <table:table-cell table:formula="of:=[.B538]+(-[.$D$2]*SIN([.C538])+[.$D$4]*COS([.C538]))/2" office:value-type="float" office:value="51.1283551503012" calcext:value-type="float">
            <text:p>51.1283551503</text:p>
          </table:table-cell>
          <table:table-cell/>
          <table:table-cell table:formula="of:=[.A538]+([.$D$2]*COS([.C538])-[.$D$4]*SIN([.C538]))/2" office:value-type="float" office:value="16.1886620516109" calcext:value-type="float">
            <text:p>16.1886620516</text:p>
          </table:table-cell>
          <table:table-cell table:formula="of:=[.B538]+([.$D$2]*SIN([.C538])+[.$D$4]*COS([.C538]))/2" office:value-type="float" office:value="50.7316547445196" calcext:value-type="float">
            <text:p>50.7316547445</text:p>
          </table:table-cell>
        </table:table-row>
        <table:table-row table:style-name="ro1">
          <table:table-cell office:value-type="float" office:value="13.169349" calcext:value-type="float">
            <text:p>13.169349</text:p>
          </table:table-cell>
          <table:table-cell office:value-type="float" office:value="50.53084" calcext:value-type="float">
            <text:p>50.53084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539]+(-[.$D$2]*COS([.C539])-[.$D$4]*SIN([.C539]))/2" office:value-type="float" office:value="10.2171191726114" calcext:value-type="float">
            <text:p>10.2171191726</text:p>
          </table:table-cell>
          <table:table-cell table:formula="of:=[.B539]+(-[.$D$2]*SIN([.C539])+[.$D$4]*COS([.C539]))/2" office:value-type="float" office:value="51.2618249836192" calcext:value-type="float">
            <text:p>51.2618249836</text:p>
          </table:table-cell>
          <table:table-cell/>
          <table:table-cell table:formula="of:=[.A539]+([.$D$2]*COS([.C539])-[.$D$4]*SIN([.C539]))/2" office:value-type="float" office:value="16.1990750476225" calcext:value-type="float">
            <text:p>16.1990750476</text:p>
          </table:table-cell>
          <table:table-cell table:formula="of:=[.B539]+([.$D$2]*SIN([.C539])+[.$D$4]*COS([.C539]))/2" office:value-type="float" office:value="50.796847662216" calcext:value-type="float">
            <text:p>50.7968476622</text:p>
          </table:table-cell>
        </table:table-row>
        <table:table-row table:style-name="ro1">
          <table:table-cell office:value-type="float" office:value="13.177704" calcext:value-type="float">
            <text:p>13.177704</text:p>
          </table:table-cell>
          <table:table-cell office:value-type="float" office:value="50.63049" calcext:value-type="float">
            <text:p>50.63049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540]+(-[.$D$2]*COS([.C540])-[.$D$4]*SIN([.C540]))/2" office:value-type="float" office:value="10.2345733267397" calcext:value-type="float">
            <text:p>10.2345733267</text:p>
          </table:table-cell>
          <table:table-cell table:formula="of:=[.B540]+(-[.$D$2]*SIN([.C540])+[.$D$4]*COS([.C540]))/2" office:value-type="float" office:value="51.3972897392504" calcext:value-type="float">
            <text:p>51.3972897393</text:p>
          </table:table-cell>
          <table:table-cell/>
          <table:table-cell table:formula="of:=[.A540]+([.$D$2]*COS([.C540])-[.$D$4]*SIN([.C540]))/2" office:value-type="float" office:value="16.2104383360842" calcext:value-type="float">
            <text:p>16.2104383361</text:p>
          </table:table-cell>
          <table:table-cell table:formula="of:=[.B540]+([.$D$2]*SIN([.C540])+[.$D$4]*COS([.C540]))/2" office:value-type="float" office:value="50.859667762307" calcext:value-type="float">
            <text:p>50.8596677623</text:p>
          </table:table-cell>
        </table:table-row>
        <table:table-row table:style-name="ro1">
          <table:table-cell office:value-type="float" office:value="13.187303" calcext:value-type="float">
            <text:p>13.187303</text:p>
          </table:table-cell>
          <table:table-cell office:value-type="float" office:value="50.730027" calcext:value-type="float">
            <text:p>50.730027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541]+(-[.$D$2]*COS([.C541])-[.$D$4]*SIN([.C541]))/2" office:value-type="float" office:value="10.2542619810829" calcext:value-type="float">
            <text:p>10.2542619811</text:p>
          </table:table-cell>
          <table:table-cell table:formula="of:=[.B541]+(-[.$D$2]*SIN([.C541])+[.$D$4]*COS([.C541]))/2" office:value-type="float" office:value="51.5345581562332" calcext:value-type="float">
            <text:p>51.5345581562</text:p>
          </table:table-cell>
          <table:table-cell/>
          <table:table-cell table:formula="of:=[.A541]+([.$D$2]*COS([.C541])-[.$D$4]*SIN([.C541]))/2" office:value-type="float" office:value="16.222730284781" calcext:value-type="float">
            <text:p>16.2227302848</text:p>
          </table:table-cell>
          <table:table-cell table:formula="of:=[.B541]+([.$D$2]*SIN([.C541])+[.$D$4]*COS([.C541]))/2" office:value-type="float" office:value="50.9202405610498" calcext:value-type="float">
            <text:p>50.920240561</text:p>
          </table:table-cell>
        </table:table-row>
        <table:table-row table:style-name="ro1">
          <table:table-cell office:value-type="float" office:value="13.198212" calcext:value-type="float">
            <text:p>13.198212</text:p>
          </table:table-cell>
          <table:table-cell office:value-type="float" office:value="50.82943" calcext:value-type="float">
            <text:p>50.82943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542]+(-[.$D$2]*COS([.C542])-[.$D$4]*SIN([.C542]))/2" office:value-type="float" office:value="10.2762847426171" calcext:value-type="float">
            <text:p>10.2762847426</text:p>
          </table:table-cell>
          <table:table-cell table:formula="of:=[.B542]+(-[.$D$2]*SIN([.C542])+[.$D$4]*COS([.C542]))/2" office:value-type="float" office:value="51.6734330228398" calcext:value-type="float">
            <text:p>51.6734330228</text:p>
          </table:table-cell>
          <table:table-cell/>
          <table:table-cell table:formula="of:=[.A542]+([.$D$2]*COS([.C542])-[.$D$4]*SIN([.C542]))/2" office:value-type="float" office:value="16.2359279535805" calcext:value-type="float">
            <text:p>16.2359279536</text:p>
          </table:table-cell>
          <table:table-cell table:formula="of:=[.B542]+([.$D$2]*SIN([.C542])+[.$D$4]*COS([.C542]))/2" office:value-type="float" office:value="50.9787008456541" calcext:value-type="float">
            <text:p>50.9787008457</text:p>
          </table:table-cell>
        </table:table-row>
        <table:table-row table:style-name="ro1">
          <table:table-cell office:value-type="float" office:value="13.21049" calcext:value-type="float">
            <text:p>13.21049</text:p>
          </table:table-cell>
          <table:table-cell office:value-type="float" office:value="50.928672" calcext:value-type="float">
            <text:p>50.928672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543]+(-[.$D$2]*COS([.C543])-[.$D$4]*SIN([.C543]))/2" office:value-type="float" office:value="10.3007284581553" calcext:value-type="float">
            <text:p>10.3007284582</text:p>
          </table:table-cell>
          <table:table-cell table:formula="of:=[.B543]+(-[.$D$2]*SIN([.C543])+[.$D$4]*COS([.C543]))/2" office:value-type="float" office:value="51.8137074623411" calcext:value-type="float">
            <text:p>51.8137074623</text:p>
          </table:table-cell>
          <table:table-cell/>
          <table:table-cell table:formula="of:=[.A543]+([.$D$2]*COS([.C543])-[.$D$4]*SIN([.C543]))/2" office:value-type="float" office:value="16.2500056625043" calcext:value-type="float">
            <text:p>16.2500056625</text:p>
          </table:table-cell>
          <table:table-cell table:formula="of:=[.B543]+([.$D$2]*SIN([.C543])+[.$D$4]*COS([.C543]))/2" office:value-type="float" office:value="51.0351827383838" calcext:value-type="float">
            <text:p>51.0351827384</text:p>
          </table:table-cell>
        </table:table-row>
        <table:table-row table:style-name="ro1">
          <table:table-cell office:value-type="float" office:value="13.224189" calcext:value-type="float">
            <text:p>13.224189</text:p>
          </table:table-cell>
          <table:table-cell office:value-type="float" office:value="51.027729" calcext:value-type="float">
            <text:p>51.027729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544]+(-[.$D$2]*COS([.C544])-[.$D$4]*SIN([.C544]))/2" office:value-type="float" office:value="10.3276632708752" calcext:value-type="float">
            <text:p>10.3276632709</text:p>
          </table:table-cell>
          <table:table-cell table:formula="of:=[.B544]+(-[.$D$2]*SIN([.C544])+[.$D$4]*COS([.C544]))/2" office:value-type="float" office:value="51.955165628842" calcext:value-type="float">
            <text:p>51.9551656288</text:p>
          </table:table-cell>
          <table:table-cell/>
          <table:table-cell table:formula="of:=[.A544]+([.$D$2]*COS([.C544])-[.$D$4]*SIN([.C544]))/2" office:value-type="float" office:value="16.2649360287966" calcext:value-type="float">
            <text:p>16.2649360288</text:p>
          </table:table-cell>
          <table:table-cell table:formula="of:=[.B544]+([.$D$2]*SIN([.C544])+[.$D$4]*COS([.C544]))/2" office:value-type="float" office:value="51.0898378308115" calcext:value-type="float">
            <text:p>51.0898378308</text:p>
          </table:table-cell>
        </table:table-row>
        <table:table-row table:style-name="ro1">
          <table:table-cell office:value-type="float" office:value="13.239356" calcext:value-type="float">
            <text:p>13.239356</text:p>
          </table:table-cell>
          <table:table-cell office:value-type="float" office:value="51.126571" calcext:value-type="float">
            <text:p>51.126571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545]+(-[.$D$2]*COS([.C545])-[.$D$4]*SIN([.C545]))/2" office:value-type="float" office:value="10.3571457941832" calcext:value-type="float">
            <text:p>10.3571457942</text:p>
          </table:table-cell>
          <table:table-cell table:formula="of:=[.B545]+(-[.$D$2]*SIN([.C545])+[.$D$4]*COS([.C545]))/2" office:value-type="float" office:value="52.0975830130489" calcext:value-type="float">
            <text:p>52.097583013</text:p>
          </table:table-cell>
          <table:table-cell/>
          <table:table-cell table:formula="of:=[.A545]+([.$D$2]*COS([.C545])-[.$D$4]*SIN([.C545]))/2" office:value-type="float" office:value="16.2806938745994" calcext:value-type="float">
            <text:p>16.2806938746</text:p>
          </table:table-cell>
          <table:table-cell table:formula="of:=[.B545]+([.$D$2]*SIN([.C545])+[.$D$4]*COS([.C545]))/2" office:value-type="float" office:value="51.1428170003538" calcext:value-type="float">
            <text:p>51.1428170004</text:p>
          </table:table-cell>
        </table:table-row>
        <table:table-row table:style-name="ro1">
          <table:table-cell office:value-type="float" office:value="13.256033" calcext:value-type="float">
            <text:p>13.256033</text:p>
          </table:table-cell>
          <table:table-cell office:value-type="float" office:value="51.225169" calcext:value-type="float">
            <text:p>51.225169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546]+(-[.$D$2]*COS([.C546])-[.$D$4]*SIN([.C546]))/2" office:value-type="float" office:value="10.389215034059" calcext:value-type="float">
            <text:p>10.3892150341</text:p>
          </table:table-cell>
          <table:table-cell table:formula="of:=[.B546]+(-[.$D$2]*SIN([.C546])+[.$D$4]*COS([.C546]))/2" office:value-type="float" office:value="52.2407253746823" calcext:value-type="float">
            <text:p>52.2407253747</text:p>
          </table:table-cell>
          <table:table-cell/>
          <table:table-cell table:formula="of:=[.A546]+([.$D$2]*COS([.C546])-[.$D$4]*SIN([.C546]))/2" office:value-type="float" office:value="16.297257467679" calcext:value-type="float">
            <text:p>16.2972574677</text:p>
          </table:table-cell>
          <table:table-cell table:formula="of:=[.B546]+([.$D$2]*SIN([.C546])+[.$D$4]*COS([.C546]))/2" office:value-type="float" office:value="51.1942863642544" calcext:value-type="float">
            <text:p>51.1942863643</text:p>
          </table:table-cell>
        </table:table-row>
        <table:table-row table:style-name="ro1">
          <table:table-cell office:value-type="float" office:value="13.274254" calcext:value-type="float">
            <text:p>13.274254</text:p>
          </table:table-cell>
          <table:table-cell office:value-type="float" office:value="51.323494" calcext:value-type="float">
            <text:p>51.323494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547]+(-[.$D$2]*COS([.C547])-[.$D$4]*SIN([.C547]))/2" office:value-type="float" office:value="10.4238930865529" calcext:value-type="float">
            <text:p>10.4238930866</text:p>
          </table:table-cell>
          <table:table-cell table:formula="of:=[.B547]+(-[.$D$2]*SIN([.C547])+[.$D$4]*COS([.C547]))/2" office:value-type="float" office:value="52.3843628246401" calcext:value-type="float">
            <text:p>52.3843628246</text:p>
          </table:table-cell>
          <table:table-cell/>
          <table:table-cell table:formula="of:=[.A547]+([.$D$2]*COS([.C547])-[.$D$4]*SIN([.C547]))/2" office:value-type="float" office:value="16.3146069153062" calcext:value-type="float">
            <text:p>16.3146069153</text:p>
          </table:table-cell>
          <table:table-cell table:formula="of:=[.B547]+([.$D$2]*SIN([.C547])+[.$D$4]*COS([.C547]))/2" office:value-type="float" office:value="51.2444108134854" calcext:value-type="float">
            <text:p>51.2444108135</text:p>
          </table:table-cell>
        </table:table-row>
        <table:table-row table:style-name="ro1">
          <table:table-cell office:value-type="float" office:value="13.294045" calcext:value-type="float">
            <text:p>13.294045</text:p>
          </table:table-cell>
          <table:table-cell office:value-type="float" office:value="51.421515" calcext:value-type="float">
            <text:p>51.421515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548]+(-[.$D$2]*COS([.C548])-[.$D$4]*SIN([.C548]))/2" office:value-type="float" office:value="10.4611803370877" calcext:value-type="float">
            <text:p>10.4611803371</text:p>
          </table:table-cell>
          <table:table-cell table:formula="of:=[.B548]+(-[.$D$2]*SIN([.C548])+[.$D$4]*COS([.C548]))/2" office:value-type="float" office:value="52.5282569760824" calcext:value-type="float">
            <text:p>52.5282569761</text:p>
          </table:table-cell>
          <table:table-cell/>
          <table:table-cell table:formula="of:=[.A548]+([.$D$2]*COS([.C548])-[.$D$4]*SIN([.C548]))/2" office:value-type="float" office:value="16.3327251868897" calcext:value-type="float">
            <text:p>16.3327251869</text:p>
          </table:table-cell>
          <table:table-cell table:formula="of:=[.B548]+([.$D$2]*SIN([.C548])+[.$D$4]*COS([.C548]))/2" office:value-type="float" office:value="51.293363832218" calcext:value-type="float">
            <text:p>51.2933638322</text:p>
          </table:table-cell>
        </table:table-row>
        <table:table-row table:style-name="ro1">
          <table:table-cell office:value-type="float" office:value="13.315426" calcext:value-type="float">
            <text:p>13.315426</text:p>
          </table:table-cell>
          <table:table-cell office:value-type="float" office:value="51.519201" calcext:value-type="float">
            <text:p>51.519201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549]+(-[.$D$2]*COS([.C549])-[.$D$4]*SIN([.C549]))/2" office:value-type="float" office:value="10.5010597626802" calcext:value-type="float">
            <text:p>10.5010597627</text:p>
          </table:table-cell>
          <table:table-cell table:formula="of:=[.B549]+(-[.$D$2]*SIN([.C549])+[.$D$4]*COS([.C549]))/2" office:value-type="float" office:value="52.6721722408532" calcext:value-type="float">
            <text:p>52.6721722409</text:p>
          </table:table-cell>
          <table:table-cell/>
          <table:table-cell table:formula="of:=[.A549]+([.$D$2]*COS([.C549])-[.$D$4]*SIN([.C549]))/2" office:value-type="float" office:value="16.3516009512549" calcext:value-type="float">
            <text:p>16.3516009513</text:p>
          </table:table-cell>
          <table:table-cell table:formula="of:=[.B549]+([.$D$2]*SIN([.C549])+[.$D$4]*COS([.C549]))/2" office:value-type="float" office:value="51.3413199572426" calcext:value-type="float">
            <text:p>51.3413199572</text:p>
          </table:table-cell>
        </table:table-row>
        <table:table-row table:style-name="ro1">
          <table:table-cell office:value-type="float" office:value="13.338412" calcext:value-type="float">
            <text:p>13.338412</text:p>
          </table:table-cell>
          <table:table-cell office:value-type="float" office:value="51.616523" calcext:value-type="float">
            <text:p>51.616523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550]+(-[.$D$2]*COS([.C550])-[.$D$4]*SIN([.C550]))/2" office:value-type="float" office:value="10.5434939972983" calcext:value-type="float">
            <text:p>10.5434939973</text:p>
          </table:table-cell>
          <table:table-cell table:formula="of:=[.B550]+(-[.$D$2]*SIN([.C550])+[.$D$4]*COS([.C550]))/2" office:value-type="float" office:value="52.815870054932" calcext:value-type="float">
            <text:p>52.8158700549</text:p>
          </table:table-cell>
          <table:table-cell/>
          <table:table-cell table:formula="of:=[.A550]+([.$D$2]*COS([.C550])-[.$D$4]*SIN([.C550]))/2" office:value-type="float" office:value="16.3712307771282" calcext:value-type="float">
            <text:p>16.3712307771</text:p>
          </table:table-cell>
          <table:table-cell table:formula="of:=[.B550]+([.$D$2]*SIN([.C550])+[.$D$4]*COS([.C550]))/2" office:value-type="float" office:value="51.3884654083729" calcext:value-type="float">
            <text:p>51.3884654084</text:p>
          </table:table-cell>
        </table:table-row>
        <table:table-row table:style-name="ro1">
          <table:table-cell office:value-type="float" office:value="13.363009" calcext:value-type="float">
            <text:p>13.363009</text:p>
          </table:table-cell>
          <table:table-cell office:value-type="float" office:value="51.713449" calcext:value-type="float">
            <text:p>51.713449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551]+(-[.$D$2]*COS([.C551])-[.$D$4]*SIN([.C551]))/2" office:value-type="float" office:value="10.5884266701857" calcext:value-type="float">
            <text:p>10.5884266702</text:p>
          </table:table-cell>
          <table:table-cell table:formula="of:=[.B551]+(-[.$D$2]*SIN([.C551])+[.$D$4]*COS([.C551]))/2" office:value-type="float" office:value="52.9591186572857" calcext:value-type="float">
            <text:p>52.9591186573</text:p>
          </table:table-cell>
          <table:table-cell/>
          <table:table-cell table:formula="of:=[.A551]+([.$D$2]*COS([.C551])-[.$D$4]*SIN([.C551]))/2" office:value-type="float" office:value="16.3916148765116" calcext:value-type="float">
            <text:p>16.3916148765</text:p>
          </table:table-cell>
          <table:table-cell table:formula="of:=[.B551]+([.$D$2]*SIN([.C551])+[.$D$4]*COS([.C551]))/2" office:value-type="float" office:value="51.4349773771019" calcext:value-type="float">
            <text:p>51.4349773771</text:p>
          </table:table-cell>
        </table:table-row>
        <table:table-row table:style-name="ro1">
          <table:table-cell office:value-type="float" office:value="13.389216" calcext:value-type="float">
            <text:p>13.389216</text:p>
          </table:table-cell>
          <table:table-cell office:value-type="float" office:value="51.809953" calcext:value-type="float">
            <text:p>51.809953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552]+(-[.$D$2]*COS([.C552])-[.$D$4]*SIN([.C552]))/2" office:value-type="float" office:value="10.6357783585679" calcext:value-type="float">
            <text:p>10.6357783586</text:p>
          </table:table-cell>
          <table:table-cell table:formula="of:=[.B552]+(-[.$D$2]*SIN([.C552])+[.$D$4]*COS([.C552]))/2" office:value-type="float" office:value="53.1016887139697" calcext:value-type="float">
            <text:p>53.101688714</text:p>
          </table:table-cell>
          <table:table-cell/>
          <table:table-cell table:formula="of:=[.A552]+([.$D$2]*COS([.C552])-[.$D$4]*SIN([.C552]))/2" office:value-type="float" office:value="16.4127604869665" calcext:value-type="float">
            <text:p>16.412760487</text:p>
          </table:table-cell>
          <table:table-cell table:formula="of:=[.B552]+([.$D$2]*SIN([.C552])+[.$D$4]*COS([.C552]))/2" office:value-type="float" office:value="51.4810476407635" calcext:value-type="float">
            <text:p>51.4810476408</text:p>
          </table:table-cell>
        </table:table-row>
        <table:table-row table:style-name="ro1">
          <table:table-cell office:value-type="float" office:value="13.417026" calcext:value-type="float">
            <text:p>13.417026</text:p>
          </table:table-cell>
          <table:table-cell office:value-type="float" office:value="51.906007" calcext:value-type="float">
            <text:p>51.906007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553]+(-[.$D$2]*COS([.C553])-[.$D$4]*SIN([.C553]))/2" office:value-type="float" office:value="10.6854550150741" calcext:value-type="float">
            <text:p>10.6854550151</text:p>
          </table:table-cell>
          <table:table-cell table:formula="of:=[.B553]+(-[.$D$2]*SIN([.C553])+[.$D$4]*COS([.C553]))/2" office:value-type="float" office:value="53.2433625825999" calcext:value-type="float">
            <text:p>53.2433625826</text:p>
          </table:table-cell>
          <table:table-cell/>
          <table:table-cell table:formula="of:=[.A553]+([.$D$2]*COS([.C553])-[.$D$4]*SIN([.C553]))/2" office:value-type="float" office:value="16.4346814449623" calcext:value-type="float">
            <text:p>16.434681445</text:p>
          </table:table-cell>
          <table:table-cell table:formula="of:=[.B553]+([.$D$2]*SIN([.C553])+[.$D$4]*COS([.C553]))/2" office:value-type="float" office:value="51.5268558223815" calcext:value-type="float">
            <text:p>51.5268558224</text:p>
          </table:table-cell>
        </table:table-row>
        <table:table-row table:style-name="ro1">
          <table:table-cell office:value-type="float" office:value="13.446426" calcext:value-type="float">
            <text:p>13.446426</text:p>
          </table:table-cell>
          <table:table-cell office:value-type="float" office:value="52.001586" calcext:value-type="float">
            <text:p>52.001586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554]+(-[.$D$2]*COS([.C554])-[.$D$4]*SIN([.C554]))/2" office:value-type="float" office:value="10.7373405877475" calcext:value-type="float">
            <text:p>10.7373405877</text:p>
          </table:table-cell>
          <table:table-cell table:formula="of:=[.B554]+(-[.$D$2]*SIN([.C554])+[.$D$4]*COS([.C554]))/2" office:value-type="float" office:value="53.3839232342235" calcext:value-type="float">
            <text:p>53.3839232342</text:p>
          </table:table-cell>
          <table:table-cell/>
          <table:table-cell table:formula="of:=[.A554]+([.$D$2]*COS([.C554])-[.$D$4]*SIN([.C554]))/2" office:value-type="float" office:value="16.4573999524194" calcext:value-type="float">
            <text:p>16.4573999524</text:p>
          </table:table-cell>
          <table:table-cell table:formula="of:=[.B554]+([.$D$2]*SIN([.C554])+[.$D$4]*COS([.C554]))/2" office:value-type="float" office:value="51.5725919932218" calcext:value-type="float">
            <text:p>51.5725919932</text:p>
          </table:table-cell>
        </table:table-row>
        <table:table-row table:style-name="ro1">
          <table:table-cell office:value-type="float" office:value="13.477393" calcext:value-type="float">
            <text:p>13.477393</text:p>
          </table:table-cell>
          <table:table-cell office:value-type="float" office:value="52.096669" calcext:value-type="float">
            <text:p>52.096669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555]+(-[.$D$2]*COS([.C555])-[.$D$4]*SIN([.C555]))/2" office:value-type="float" office:value="10.7913012686669" calcext:value-type="float">
            <text:p>10.7913012687</text:p>
          </table:table-cell>
          <table:table-cell table:formula="of:=[.B555]+(-[.$D$2]*SIN([.C555])+[.$D$4]*COS([.C555]))/2" office:value-type="float" office:value="53.5231721408532" calcext:value-type="float">
            <text:p>53.5231721409</text:p>
          </table:table-cell>
          <table:table-cell/>
          <table:table-cell table:formula="of:=[.A555]+([.$D$2]*COS([.C555])-[.$D$4]*SIN([.C555]))/2" office:value-type="float" office:value="16.4809402509972" calcext:value-type="float">
            <text:p>16.480940251</text:p>
          </table:table-cell>
          <table:table-cell table:formula="of:=[.B555]+([.$D$2]*SIN([.C555])+[.$D$4]*COS([.C555]))/2" office:value-type="float" office:value="51.6184390228685" calcext:value-type="float">
            <text:p>51.6184390229</text:p>
          </table:table-cell>
        </table:table-row>
        <table:table-row table:style-name="ro1">
          <table:table-cell office:value-type="float" office:value="13.509903" calcext:value-type="float">
            <text:p>13.509903</text:p>
          </table:table-cell>
          <table:table-cell office:value-type="float" office:value="52.191236" calcext:value-type="float">
            <text:p>52.191236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556]+(-[.$D$2]*COS([.C556])-[.$D$4]*SIN([.C556]))/2" office:value-type="float" office:value="10.8471882940948" calcext:value-type="float">
            <text:p>10.8471882941</text:p>
          </table:table-cell>
          <table:table-cell table:formula="of:=[.B556]+(-[.$D$2]*SIN([.C556])+[.$D$4]*COS([.C556]))/2" office:value-type="float" office:value="53.6609129695943" calcext:value-type="float">
            <text:p>53.6609129696</text:p>
          </table:table-cell>
          <table:table-cell/>
          <table:table-cell table:formula="of:=[.A556]+([.$D$2]*COS([.C556])-[.$D$4]*SIN([.C556]))/2" office:value-type="float" office:value="16.5053391714004" calcext:value-type="float">
            <text:p>16.5053391714</text:p>
          </table:table-cell>
          <table:table-cell table:formula="of:=[.B556]+([.$D$2]*SIN([.C556])+[.$D$4]*COS([.C556]))/2" office:value-type="float" office:value="51.6645841766233" calcext:value-type="float">
            <text:p>51.6645841766</text:p>
          </table:table-cell>
        </table:table-row>
        <table:table-row table:style-name="ro1">
          <table:table-cell office:value-type="float" office:value="13.543921" calcext:value-type="float">
            <text:p>13.543921</text:p>
          </table:table-cell>
          <table:table-cell office:value-type="float" office:value="52.285271" calcext:value-type="float">
            <text:p>52.285271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557]+(-[.$D$2]*COS([.C557])-[.$D$4]*SIN([.C557]))/2" office:value-type="float" office:value="10.9048356703462" calcext:value-type="float">
            <text:p>10.9048356703</text:p>
          </table:table-cell>
          <table:table-cell table:formula="of:=[.B557]+(-[.$D$2]*SIN([.C557])+[.$D$4]*COS([.C557]))/2" office:value-type="float" office:value="53.7969682655945" calcext:value-type="float">
            <text:p>53.7969682656</text:p>
          </table:table-cell>
          <table:table-cell/>
          <table:table-cell table:formula="of:=[.A557]+([.$D$2]*COS([.C557])-[.$D$4]*SIN([.C557]))/2" office:value-type="float" office:value="16.5306332628383" calcext:value-type="float">
            <text:p>16.5306332628</text:p>
          </table:table-cell>
          <table:table-cell table:formula="of:=[.B557]+([.$D$2]*SIN([.C557])+[.$D$4]*COS([.C557]))/2" office:value-type="float" office:value="51.7112066664875" calcext:value-type="float">
            <text:p>51.7112066665</text:p>
          </table:table-cell>
        </table:table-row>
        <table:table-row table:style-name="ro1">
          <table:table-cell office:value-type="float" office:value="13.579409" calcext:value-type="float">
            <text:p>13.579409</text:p>
          </table:table-cell>
          <table:table-cell office:value-type="float" office:value="52.378761" calcext:value-type="float">
            <text:p>52.378761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558]+(-[.$D$2]*COS([.C558])-[.$D$4]*SIN([.C558]))/2" office:value-type="float" office:value="10.9640648438653" calcext:value-type="float">
            <text:p>10.9640648439</text:p>
          </table:table-cell>
          <table:table-cell table:formula="of:=[.B558]+(-[.$D$2]*SIN([.C558])+[.$D$4]*COS([.C558]))/2" office:value-type="float" office:value="53.9311703999239" calcext:value-type="float">
            <text:p>53.9311703999</text:p>
          </table:table-cell>
          <table:table-cell/>
          <table:table-cell table:formula="of:=[.A558]+([.$D$2]*COS([.C558])-[.$D$4]*SIN([.C558]))/2" office:value-type="float" office:value="16.5568673314541" calcext:value-type="float">
            <text:p>16.5568673315</text:p>
          </table:table-cell>
          <table:table-cell table:formula="of:=[.B558]+([.$D$2]*SIN([.C558])+[.$D$4]*COS([.C558]))/2" office:value-type="float" office:value="51.7584853480076" calcext:value-type="float">
            <text:p>51.758485348</text:p>
          </table:table-cell>
        </table:table-row>
        <table:table-row table:style-name="ro1">
          <table:table-cell office:value-type="float" office:value="13.616322" calcext:value-type="float">
            <text:p>13.616322</text:p>
          </table:table-cell>
          <table:table-cell office:value-type="float" office:value="52.471698" calcext:value-type="float">
            <text:p>52.471698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559]+(-[.$D$2]*COS([.C559])-[.$D$4]*SIN([.C559]))/2" office:value-type="float" office:value="11.0246846577139" calcext:value-type="float">
            <text:p>11.0246846577</text:p>
          </table:table-cell>
          <table:table-cell table:formula="of:=[.B559]+(-[.$D$2]*SIN([.C559])+[.$D$4]*COS([.C559]))/2" office:value-type="float" office:value="54.063368784449" calcext:value-type="float">
            <text:p>54.0633687844</text:p>
          </table:table-cell>
          <table:table-cell/>
          <table:table-cell table:formula="of:=[.A559]+([.$D$2]*COS([.C559])-[.$D$4]*SIN([.C559]))/2" office:value-type="float" office:value="16.5840883890108" calcext:value-type="float">
            <text:p>16.584088389</text:p>
          </table:table-cell>
          <table:table-cell table:formula="of:=[.B559]+([.$D$2]*SIN([.C559])+[.$D$4]*COS([.C559]))/2" office:value-type="float" office:value="51.8065945041005" calcext:value-type="float">
            <text:p>51.8065945041</text:p>
          </table:table-cell>
        </table:table-row>
        <table:table-row table:style-name="ro1">
          <table:table-cell office:value-type="float" office:value="13.65461" calcext:value-type="float">
            <text:p>13.65461</text:p>
          </table:table-cell>
          <table:table-cell office:value-type="float" office:value="52.564077" calcext:value-type="float">
            <text:p>52.564077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560]+(-[.$D$2]*COS([.C560])-[.$D$4]*SIN([.C560]))/2" office:value-type="float" office:value="11.0864962134669" calcext:value-type="float">
            <text:p>11.0864962135</text:p>
          </table:table-cell>
          <table:table-cell table:formula="of:=[.B560]+(-[.$D$2]*SIN([.C560])+[.$D$4]*COS([.C560]))/2" office:value-type="float" office:value="54.1934301168592" calcext:value-type="float">
            <text:p>54.1934301169</text:p>
          </table:table-cell>
          <table:table-cell/>
          <table:table-cell table:formula="of:=[.A560]+([.$D$2]*COS([.C560])-[.$D$4]*SIN([.C560]))/2" office:value-type="float" office:value="16.6123456738099" calcext:value-type="float">
            <text:p>16.6123456738</text:p>
          </table:table-cell>
          <table:table-cell table:formula="of:=[.B560]+([.$D$2]*SIN([.C560])+[.$D$4]*COS([.C560]))/2" office:value-type="float" office:value="51.855698793198" calcext:value-type="float">
            <text:p>51.8556987932</text:p>
          </table:table-cell>
        </table:table-row>
        <table:table-row table:style-name="ro1">
          <table:table-cell office:value-type="float" office:value="13.694219" calcext:value-type="float">
            <text:p>13.694219</text:p>
          </table:table-cell>
          <table:table-cell office:value-type="float" office:value="52.655897" calcext:value-type="float">
            <text:p>52.655897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561]+(-[.$D$2]*COS([.C561])-[.$D$4]*SIN([.C561]))/2" office:value-type="float" office:value="11.1492869800919" calcext:value-type="float">
            <text:p>11.1492869801</text:p>
          </table:table-cell>
          <table:table-cell table:formula="of:=[.B561]+(-[.$D$2]*SIN([.C561])+[.$D$4]*COS([.C561]))/2" office:value-type="float" office:value="54.3212261008225" calcext:value-type="float">
            <text:p>54.3212261008</text:p>
          </table:table-cell>
          <table:table-cell/>
          <table:table-cell table:formula="of:=[.A561]+([.$D$2]*COS([.C561])-[.$D$4]*SIN([.C561]))/2" office:value-type="float" office:value="16.641693862342" calcext:value-type="float">
            <text:p>16.6416938623</text:p>
          </table:table-cell>
          <table:table-cell table:formula="of:=[.B561]+([.$D$2]*SIN([.C561])+[.$D$4]*COS([.C561]))/2" office:value-type="float" office:value="51.9059690462191" calcext:value-type="float">
            <text:p>51.9059690462</text:p>
          </table:table-cell>
        </table:table-row>
        <table:table-row table:style-name="ro1">
          <table:table-cell office:value-type="float" office:value="13.735089" calcext:value-type="float">
            <text:p>13.735089</text:p>
          </table:table-cell>
          <table:table-cell office:value-type="float" office:value="52.747163" calcext:value-type="float">
            <text:p>52.747163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562]+(-[.$D$2]*COS([.C562])-[.$D$4]*SIN([.C562]))/2" office:value-type="float" office:value="11.2128412517838" calcext:value-type="float">
            <text:p>11.2128412518</text:p>
          </table:table-cell>
          <table:table-cell table:formula="of:=[.B562]+(-[.$D$2]*SIN([.C562])+[.$D$4]*COS([.C562]))/2" office:value-type="float" office:value="54.4466530107439" calcext:value-type="float">
            <text:p>54.4466530107</text:p>
          </table:table-cell>
          <table:table-cell/>
          <table:table-cell table:formula="of:=[.A562]+([.$D$2]*COS([.C562])-[.$D$4]*SIN([.C562]))/2" office:value-type="float" office:value="16.6721849815269" calcext:value-type="float">
            <text:p>16.6721849815</text:p>
          </table:table-cell>
          <table:table-cell table:formula="of:=[.B562]+([.$D$2]*SIN([.C562])+[.$D$4]*COS([.C562]))/2" office:value-type="float" office:value="51.9575636108799" calcext:value-type="float">
            <text:p>51.9575636109</text:p>
          </table:table-cell>
        </table:table-row>
        <table:table-row table:style-name="ro1">
          <table:table-cell office:value-type="float" office:value="13.777157" calcext:value-type="float">
            <text:p>13.777157</text:p>
          </table:table-cell>
          <table:table-cell office:value-type="float" office:value="52.837883" calcext:value-type="float">
            <text:p>52.837883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563]+(-[.$D$2]*COS([.C563])-[.$D$4]*SIN([.C563]))/2" office:value-type="float" office:value="11.2769414804876" calcext:value-type="float">
            <text:p>11.2769414805</text:p>
          </table:table-cell>
          <table:table-cell table:formula="of:=[.B563]+(-[.$D$2]*SIN([.C563])+[.$D$4]*COS([.C563]))/2" office:value-type="float" office:value="54.5696226905972" calcext:value-type="float">
            <text:p>54.5696226906</text:p>
          </table:table-cell>
          <table:table-cell/>
          <table:table-cell table:formula="of:=[.A563]+([.$D$2]*COS([.C563])-[.$D$4]*SIN([.C563]))/2" office:value-type="float" office:value="16.7038710397324" calcext:value-type="float">
            <text:p>16.7038710397</text:p>
          </table:table-cell>
          <table:table-cell table:formula="of:=[.B563]+([.$D$2]*SIN([.C563])+[.$D$4]*COS([.C563]))/2" office:value-type="float" office:value="52.010631569277" calcext:value-type="float">
            <text:p>52.0106315693</text:p>
          </table:table-cell>
        </table:table-row>
        <table:table-row table:style-name="ro1">
          <table:table-cell office:value-type="float" office:value="13.820355" calcext:value-type="float">
            <text:p>13.820355</text:p>
          </table:table-cell>
          <table:table-cell office:value-type="float" office:value="52.928071" calcext:value-type="float">
            <text:p>52.928071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564]+(-[.$D$2]*COS([.C564])-[.$D$4]*SIN([.C564]))/2" office:value-type="float" office:value="11.3413641418162" calcext:value-type="float">
            <text:p>11.3413641418</text:p>
          </table:table-cell>
          <table:table-cell table:formula="of:=[.B564]+(-[.$D$2]*SIN([.C564])+[.$D$4]*COS([.C564]))/2" office:value-type="float" office:value="54.6900597414626" calcext:value-type="float">
            <text:p>54.6900597415</text:p>
          </table:table-cell>
          <table:table-cell/>
          <table:table-cell table:formula="of:=[.A564]+([.$D$2]*COS([.C564])-[.$D$4]*SIN([.C564]))/2" office:value-type="float" office:value="16.736802160378" calcext:value-type="float">
            <text:p>16.7368021604</text:p>
          </table:table-cell>
          <table:table-cell table:formula="of:=[.B564]+([.$D$2]*SIN([.C564])+[.$D$4]*COS([.C564]))/2" office:value-type="float" office:value="52.0653219282977" calcext:value-type="float">
            <text:p>52.0653219283</text:p>
          </table:table-cell>
        </table:table-row>
        <table:table-row table:style-name="ro1">
          <table:table-cell office:value-type="float" office:value="13.864613" calcext:value-type="float">
            <text:p>13.864613</text:p>
          </table:table-cell>
          <table:table-cell office:value-type="float" office:value="53.017743" calcext:value-type="float">
            <text:p>53.017743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565]+(-[.$D$2]*COS([.C565])-[.$D$4]*SIN([.C565]))/2" office:value-type="float" office:value="11.4058855727826" calcext:value-type="float">
            <text:p>11.4058855728</text:p>
          </table:table-cell>
          <table:table-cell table:formula="of:=[.B565]+(-[.$D$2]*SIN([.C565])+[.$D$4]*COS([.C565]))/2" office:value-type="float" office:value="54.8078992609584" calcext:value-type="float">
            <text:p>54.807899261</text:p>
          </table:table-cell>
          <table:table-cell/>
          <table:table-cell table:formula="of:=[.A565]+([.$D$2]*COS([.C565])-[.$D$4]*SIN([.C565]))/2" office:value-type="float" office:value="16.7710274617328" calcext:value-type="float">
            <text:p>16.7710274617</text:p>
          </table:table-cell>
          <table:table-cell table:formula="of:=[.B565]+([.$D$2]*SIN([.C565])+[.$D$4]*COS([.C565]))/2" office:value-type="float" office:value="52.1217770538666" calcext:value-type="float">
            <text:p>52.1217770539</text:p>
          </table:table-cell>
        </table:table-row>
        <table:table-row table:style-name="ro1">
          <table:table-cell office:value-type="float" office:value="13.909856" calcext:value-type="float">
            <text:p>13.909856</text:p>
          </table:table-cell>
          <table:table-cell office:value-type="float" office:value="53.106923" calcext:value-type="float">
            <text:p>53.106923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566]+(-[.$D$2]*COS([.C566])-[.$D$4]*SIN([.C566]))/2" office:value-type="float" office:value="11.4702855913411" calcext:value-type="float">
            <text:p>11.4702855913</text:p>
          </table:table-cell>
          <table:table-cell table:formula="of:=[.B566]+(-[.$D$2]*SIN([.C566])+[.$D$4]*COS([.C566]))/2" office:value-type="float" office:value="54.9230992638015" calcext:value-type="float">
            <text:p>54.9230992638</text:p>
          </table:table-cell>
          <table:table-cell/>
          <table:table-cell table:formula="of:=[.A566]+([.$D$2]*COS([.C566])-[.$D$4]*SIN([.C566]))/2" office:value-type="float" office:value="16.8065878775318" calcext:value-type="float">
            <text:p>16.8065878775</text:p>
          </table:table-cell>
          <table:table-cell table:formula="of:=[.B566]+([.$D$2]*SIN([.C566])+[.$D$4]*COS([.C566]))/2" office:value-type="float" office:value="52.1801304505636" calcext:value-type="float">
            <text:p>52.1801304506</text:p>
          </table:table-cell>
        </table:table-row>
        <table:table-row table:style-name="ro1">
          <table:table-cell office:value-type="float" office:value="13.956007" calcext:value-type="float">
            <text:p>13.956007</text:p>
          </table:table-cell>
          <table:table-cell office:value-type="float" office:value="53.195636" calcext:value-type="float">
            <text:p>53.195636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567]+(-[.$D$2]*COS([.C567])-[.$D$4]*SIN([.C567]))/2" office:value-type="float" office:value="11.5343446210997" calcext:value-type="float">
            <text:p>11.5343446211</text:p>
          </table:table-cell>
          <table:table-cell table:formula="of:=[.B567]+(-[.$D$2]*SIN([.C567])+[.$D$4]*COS([.C567]))/2" office:value-type="float" office:value="55.0356227724032" calcext:value-type="float">
            <text:p>55.0356227724</text:p>
          </table:table-cell>
          <table:table-cell/>
          <table:table-cell table:formula="of:=[.A567]+([.$D$2]*COS([.C567])-[.$D$4]*SIN([.C567]))/2" office:value-type="float" office:value="16.843521176496" calcext:value-type="float">
            <text:p>16.8435211765</text:p>
          </table:table-cell>
          <table:table-cell table:formula="of:=[.B567]+([.$D$2]*SIN([.C567])+[.$D$4]*COS([.C567]))/2" office:value-type="float" office:value="52.2405119868295" calcext:value-type="float">
            <text:p>52.2405119868</text:p>
          </table:table-cell>
        </table:table-row>
        <table:table-row table:style-name="ro1">
          <table:table-cell office:value-type="float" office:value="14.002986" calcext:value-type="float">
            <text:p>14.002986</text:p>
          </table:table-cell>
          <table:table-cell office:value-type="float" office:value="53.283913" calcext:value-type="float">
            <text:p>53.283913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568]+(-[.$D$2]*COS([.C568])-[.$D$4]*SIN([.C568]))/2" office:value-type="float" office:value="11.5978510415661" calcext:value-type="float">
            <text:p>11.5978510416</text:p>
          </table:table-cell>
          <table:table-cell table:formula="of:=[.B568]+(-[.$D$2]*SIN([.C568])+[.$D$4]*COS([.C568]))/2" office:value-type="float" office:value="55.1454515657351" calcext:value-type="float">
            <text:p>55.1454515657</text:p>
          </table:table-cell>
          <table:table-cell/>
          <table:table-cell table:formula="of:=[.A568]+([.$D$2]*COS([.C568])-[.$D$4]*SIN([.C568]))/2" office:value-type="float" office:value="16.8818559009192" calcext:value-type="float">
            <text:p>16.8818559009</text:p>
          </table:table-cell>
          <table:table-cell table:formula="of:=[.B568]+([.$D$2]*SIN([.C568])+[.$D$4]*COS([.C568]))/2" office:value-type="float" office:value="52.3030419108238" calcext:value-type="float">
            <text:p>52.3030419108</text:p>
          </table:table-cell>
        </table:table-row>
        <table:table-row table:style-name="ro1">
          <table:table-cell office:value-type="float" office:value="14.050713" calcext:value-type="float">
            <text:p>14.050713</text:p>
          </table:table-cell>
          <table:table-cell office:value-type="float" office:value="53.371789" calcext:value-type="float">
            <text:p>53.371789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569]+(-[.$D$2]*COS([.C569])-[.$D$4]*SIN([.C569]))/2" office:value-type="float" office:value="11.6606035778211" calcext:value-type="float">
            <text:p>11.6606035778</text:p>
          </table:table-cell>
          <table:table-cell table:formula="of:=[.B569]+(-[.$D$2]*SIN([.C569])+[.$D$4]*COS([.C569]))/2" office:value-type="float" office:value="55.2525805753776" calcext:value-type="float">
            <text:p>55.2525805754</text:p>
          </table:table-cell>
          <table:table-cell/>
          <table:table-cell table:formula="of:=[.A569]+([.$D$2]*COS([.C569])-[.$D$4]*SIN([.C569]))/2" office:value-type="float" office:value="16.9216137751566" calcext:value-type="float">
            <text:p>16.9216137752</text:p>
          </table:table-cell>
          <table:table-cell table:formula="of:=[.B569]+([.$D$2]*SIN([.C569])+[.$D$4]*COS([.C569]))/2" office:value-type="float" office:value="52.3678324575116" calcext:value-type="float">
            <text:p>52.3678324575</text:p>
          </table:table-cell>
        </table:table-row>
        <table:table-row table:style-name="ro1">
          <table:table-cell office:value-type="float" office:value="14.099103" calcext:value-type="float">
            <text:p>14.099103</text:p>
          </table:table-cell>
          <table:table-cell office:value-type="float" office:value="53.459301" calcext:value-type="float">
            <text:p>53.459301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570]+(-[.$D$2]*COS([.C570])-[.$D$4]*SIN([.C570]))/2" office:value-type="float" office:value="11.7223997374326" calcext:value-type="float">
            <text:p>11.7223997374</text:p>
          </table:table-cell>
          <table:table-cell table:formula="of:=[.B570]+(-[.$D$2]*SIN([.C570])+[.$D$4]*COS([.C570]))/2" office:value-type="float" office:value="55.3570052977507" calcext:value-type="float">
            <text:p>55.3570052978</text:p>
          </table:table-cell>
          <table:table-cell/>
          <table:table-cell table:formula="of:=[.A570]+([.$D$2]*COS([.C570])-[.$D$4]*SIN([.C570]))/2" office:value-type="float" office:value="16.9628074800775" calcext:value-type="float">
            <text:p>16.9628074801</text:p>
          </table:table-cell>
          <table:table-cell table:formula="of:=[.B570]+([.$D$2]*SIN([.C570])+[.$D$4]*COS([.C570]))/2" office:value-type="float" office:value="52.4349979926902" calcext:value-type="float">
            <text:p>52.4349979927</text:p>
          </table:table-cell>
        </table:table-row>
        <table:table-row table:style-name="ro1">
          <table:table-cell office:value-type="float" office:value="14.148071" calcext:value-type="float">
            <text:p>14.148071</text:p>
          </table:table-cell>
          <table:table-cell office:value-type="float" office:value="53.546491" calcext:value-type="float">
            <text:p>53.546491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571]+(-[.$D$2]*COS([.C571])-[.$D$4]*SIN([.C571]))/2" office:value-type="float" office:value="11.7830548075719" calcext:value-type="float">
            <text:p>11.7830548076</text:p>
          </table:table-cell>
          <table:table-cell table:formula="of:=[.B571]+(-[.$D$2]*SIN([.C571])+[.$D$4]*COS([.C571]))/2" office:value-type="float" office:value="55.4587405678004" calcext:value-type="float">
            <text:p>55.4587405678</text:p>
          </table:table-cell>
          <table:table-cell/>
          <table:table-cell table:formula="of:=[.A571]+([.$D$2]*COS([.C571])-[.$D$4]*SIN([.C571]))/2" office:value-type="float" office:value="17.0054375283402" calcext:value-type="float">
            <text:p>17.0054375283</text:p>
          </table:table-cell>
          <table:table-cell table:formula="of:=[.B571]+([.$D$2]*SIN([.C571])+[.$D$4]*COS([.C571]))/2" office:value-type="float" office:value="52.5046385523277" calcext:value-type="float">
            <text:p>52.5046385523</text:p>
          </table:table-cell>
        </table:table-row>
        <table:table-row table:style-name="ro1">
          <table:table-cell office:value-type="float" office:value="14.19753" calcext:value-type="float">
            <text:p>14.19753</text:p>
          </table:table-cell>
          <table:table-cell office:value-type="float" office:value="53.633404" calcext:value-type="float">
            <text:p>53.633404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572]+(-[.$D$2]*COS([.C572])-[.$D$4]*SIN([.C572]))/2" office:value-type="float" office:value="11.8423951367203" calcext:value-type="float">
            <text:p>11.8423951367</text:p>
          </table:table-cell>
          <table:table-cell table:formula="of:=[.B572]+(-[.$D$2]*SIN([.C572])+[.$D$4]*COS([.C572]))/2" office:value-type="float" office:value="55.5578103437238" calcext:value-type="float">
            <text:p>55.5578103437</text:p>
          </table:table-cell>
          <table:table-cell/>
          <table:table-cell table:formula="of:=[.A572]+([.$D$2]*COS([.C572])-[.$D$4]*SIN([.C572]))/2" office:value-type="float" office:value="17.0494920632291" calcext:value-type="float">
            <text:p>17.0494920632</text:p>
          </table:table-cell>
          <table:table-cell table:formula="of:=[.B572]+([.$D$2]*SIN([.C572])+[.$D$4]*COS([.C572]))/2" office:value-type="float" office:value="52.5768471440276" calcext:value-type="float">
            <text:p>52.576847144</text:p>
          </table:table-cell>
        </table:table-row>
        <table:table-row table:style-name="ro1">
          <table:table-cell office:value-type="float" office:value="14.247392" calcext:value-type="float">
            <text:p>14.247392</text:p>
          </table:table-cell>
          <table:table-cell office:value-type="float" office:value="53.720085" calcext:value-type="float">
            <text:p>53.720085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573]+(-[.$D$2]*COS([.C573])-[.$D$4]*SIN([.C573]))/2" office:value-type="float" office:value="11.9002540099604" calcext:value-type="float">
            <text:p>11.90025401</text:p>
          </table:table-cell>
          <table:table-cell table:formula="of:=[.B573]+(-[.$D$2]*SIN([.C573])+[.$D$4]*COS([.C573]))/2" office:value-type="float" office:value="55.6542368181654" calcext:value-type="float">
            <text:p>55.6542368182</text:p>
          </table:table-cell>
          <table:table-cell/>
          <table:table-cell table:formula="of:=[.A573]+([.$D$2]*COS([.C573])-[.$D$4]*SIN([.C573]))/2" office:value-type="float" office:value="17.0949501478209" calcext:value-type="float">
            <text:p>17.0949501478</text:p>
          </table:table-cell>
          <table:table-cell table:formula="of:=[.B573]+([.$D$2]*SIN([.C573])+[.$D$4]*COS([.C573]))/2" office:value-type="float" office:value="52.651715871478" calcext:value-type="float">
            <text:p>52.6517158715</text:p>
          </table:table-cell>
        </table:table-row>
        <table:table-row table:style-name="ro1">
          <table:table-cell office:value-type="float" office:value="14.297569" calcext:value-type="float">
            <text:p>14.297569</text:p>
          </table:table-cell>
          <table:table-cell office:value-type="float" office:value="53.806585" calcext:value-type="float">
            <text:p>53.806585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574]+(-[.$D$2]*COS([.C574])-[.$D$4]*SIN([.C574]))/2" office:value-type="float" office:value="11.9564828022303" calcext:value-type="float">
            <text:p>11.9564828022</text:p>
          </table:table-cell>
          <table:table-cell table:formula="of:=[.B574]+(-[.$D$2]*SIN([.C574])+[.$D$4]*COS([.C574]))/2" office:value-type="float" office:value="55.7480574861846" calcext:value-type="float">
            <text:p>55.7480574862</text:p>
          </table:table-cell>
          <table:table-cell/>
          <table:table-cell table:formula="of:=[.A574]+([.$D$2]*COS([.C574])-[.$D$4]*SIN([.C574]))/2" office:value-type="float" office:value="17.1417767501664" calcext:value-type="float">
            <text:p>17.1417767502</text:p>
          </table:table-cell>
          <table:table-cell table:formula="of:=[.B574]+([.$D$2]*SIN([.C574])+[.$D$4]*COS([.C574]))/2" office:value-type="float" office:value="52.7293281718047" calcext:value-type="float">
            <text:p>52.7293281718</text:p>
          </table:table-cell>
        </table:table-row>
        <table:table-row table:style-name="ro1">
          <table:table-cell office:value-type="float" office:value="14.347971" calcext:value-type="float">
            <text:p>14.347971</text:p>
          </table:table-cell>
          <table:table-cell office:value-type="float" office:value="53.892954" calcext:value-type="float">
            <text:p>53.892954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575]+(-[.$D$2]*COS([.C575])-[.$D$4]*SIN([.C575]))/2" office:value-type="float" office:value="12.0109436971022" calcext:value-type="float">
            <text:p>12.0109436971</text:p>
          </table:table-cell>
          <table:table-cell table:formula="of:=[.B575]+(-[.$D$2]*SIN([.C575])+[.$D$4]*COS([.C575]))/2" office:value-type="float" office:value="55.8393104384538" calcext:value-type="float">
            <text:p>55.8393104385</text:p>
          </table:table-cell>
          <table:table-cell/>
          <table:table-cell table:formula="of:=[.A575]+([.$D$2]*COS([.C575])-[.$D$4]*SIN([.C575]))/2" office:value-type="float" office:value="17.1899232395369" calcext:value-type="float">
            <text:p>17.1899232395</text:p>
          </table:table-cell>
          <table:table-cell table:formula="of:=[.B575]+([.$D$2]*SIN([.C575])+[.$D$4]*COS([.C575]))/2" office:value-type="float" office:value="52.8097608186187" calcext:value-type="float">
            <text:p>52.8097608186</text:p>
          </table:table-cell>
        </table:table-row>
        <table:table-row table:style-name="ro1">
          <table:table-cell office:value-type="float" office:value="14.398509" calcext:value-type="float">
            <text:p>14.398509</text:p>
          </table:table-cell>
          <table:table-cell office:value-type="float" office:value="53.979244" calcext:value-type="float">
            <text:p>53.979244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576]+(-[.$D$2]*COS([.C576])-[.$D$4]*SIN([.C576]))/2" office:value-type="float" office:value="12.063520812856" calcext:value-type="float">
            <text:p>12.0635208129</text:p>
          </table:table-cell>
          <table:table-cell table:formula="of:=[.B576]+(-[.$D$2]*SIN([.C576])+[.$D$4]*COS([.C576]))/2" office:value-type="float" office:value="55.9280462387862" calcext:value-type="float">
            <text:p>55.9280462388</text:p>
          </table:table-cell>
          <table:table-cell/>
          <table:table-cell table:formula="of:=[.A576]+([.$D$2]*COS([.C576])-[.$D$4]*SIN([.C576]))/2" office:value-type="float" office:value="17.2393255787966" calcext:value-type="float">
            <text:p>17.2393255788</text:p>
          </table:table-cell>
          <table:table-cell table:formula="of:=[.B576]+([.$D$2]*SIN([.C576])+[.$D$4]*COS([.C576]))/2" office:value-type="float" office:value="52.8930758888705" calcext:value-type="float">
            <text:p>52.8930758889</text:p>
          </table:table-cell>
        </table:table-row>
        <table:table-row table:style-name="ro1">
          <table:table-cell office:value-type="float" office:value="14.449092" calcext:value-type="float">
            <text:p>14.449092</text:p>
          </table:table-cell>
          <table:table-cell office:value-type="float" office:value="54.065508" calcext:value-type="float">
            <text:p>54.065508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577]+(-[.$D$2]*COS([.C577])-[.$D$4]*SIN([.C577]))/2" office:value-type="float" office:value="12.114103812856" calcext:value-type="float">
            <text:p>12.1141038129</text:p>
          </table:table-cell>
          <table:table-cell table:formula="of:=[.B577]+(-[.$D$2]*SIN([.C577])+[.$D$4]*COS([.C577]))/2" office:value-type="float" office:value="56.0143102387862" calcext:value-type="float">
            <text:p>56.0143102388</text:p>
          </table:table-cell>
          <table:table-cell/>
          <table:table-cell table:formula="of:=[.A577]+([.$D$2]*COS([.C577])-[.$D$4]*SIN([.C577]))/2" office:value-type="float" office:value="17.2899085787966" calcext:value-type="float">
            <text:p>17.2899085788</text:p>
          </table:table-cell>
          <table:table-cell table:formula="of:=[.B577]+([.$D$2]*SIN([.C577])+[.$D$4]*COS([.C577]))/2" office:value-type="float" office:value="52.9793398888705" calcext:value-type="float">
            <text:p>52.9793398889</text:p>
          </table:table-cell>
        </table:table-row>
        <table:table-row table:style-name="ro1">
          <table:table-cell office:value-type="float" office:value="14.49963" calcext:value-type="float">
            <text:p>14.49963</text:p>
          </table:table-cell>
          <table:table-cell office:value-type="float" office:value="54.151798" calcext:value-type="float">
            <text:p>54.151798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578]+(-[.$D$2]*COS([.C578])-[.$D$4]*SIN([.C578]))/2" office:value-type="float" office:value="12.1626026971022" calcext:value-type="float">
            <text:p>12.1626026971</text:p>
          </table:table-cell>
          <table:table-cell table:formula="of:=[.B578]+(-[.$D$2]*SIN([.C578])+[.$D$4]*COS([.C578]))/2" office:value-type="float" office:value="56.0981544384538" calcext:value-type="float">
            <text:p>56.0981544385</text:p>
          </table:table-cell>
          <table:table-cell/>
          <table:table-cell table:formula="of:=[.A578]+([.$D$2]*COS([.C578])-[.$D$4]*SIN([.C578]))/2" office:value-type="float" office:value="17.3415822395369" calcext:value-type="float">
            <text:p>17.3415822395</text:p>
          </table:table-cell>
          <table:table-cell table:formula="of:=[.B578]+([.$D$2]*SIN([.C578])+[.$D$4]*COS([.C578]))/2" office:value-type="float" office:value="53.0686048186187" calcext:value-type="float">
            <text:p>53.0686048186</text:p>
          </table:table-cell>
        </table:table-row>
        <table:table-row table:style-name="ro1">
          <table:table-cell office:value-type="float" office:value="14.550032" calcext:value-type="float">
            <text:p>14.550032</text:p>
          </table:table-cell>
          <table:table-cell office:value-type="float" office:value="54.238167" calcext:value-type="float">
            <text:p>54.238167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579]+(-[.$D$2]*COS([.C579])-[.$D$4]*SIN([.C579]))/2" office:value-type="float" office:value="12.2089458022303" calcext:value-type="float">
            <text:p>12.2089458022</text:p>
          </table:table-cell>
          <table:table-cell table:formula="of:=[.B579]+(-[.$D$2]*SIN([.C579])+[.$D$4]*COS([.C579]))/2" office:value-type="float" office:value="56.1796394861847" calcext:value-type="float">
            <text:p>56.1796394862</text:p>
          </table:table-cell>
          <table:table-cell/>
          <table:table-cell table:formula="of:=[.A579]+([.$D$2]*COS([.C579])-[.$D$4]*SIN([.C579]))/2" office:value-type="float" office:value="17.3942397501664" calcext:value-type="float">
            <text:p>17.3942397502</text:p>
          </table:table-cell>
          <table:table-cell table:formula="of:=[.B579]+([.$D$2]*SIN([.C579])+[.$D$4]*COS([.C579]))/2" office:value-type="float" office:value="53.1609101718047" calcext:value-type="float">
            <text:p>53.1609101718</text:p>
          </table:table-cell>
        </table:table-row>
        <table:table-row table:style-name="ro1">
          <table:table-cell office:value-type="float" office:value="14.600209" calcext:value-type="float">
            <text:p>14.600209</text:p>
          </table:table-cell>
          <table:table-cell office:value-type="float" office:value="54.324667" calcext:value-type="float">
            <text:p>54.324667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580]+(-[.$D$2]*COS([.C580])-[.$D$4]*SIN([.C580]))/2" office:value-type="float" office:value="12.2530710099604" calcext:value-type="float">
            <text:p>12.25307101</text:p>
          </table:table-cell>
          <table:table-cell table:formula="of:=[.B580]+(-[.$D$2]*SIN([.C580])+[.$D$4]*COS([.C580]))/2" office:value-type="float" office:value="56.2588188181654" calcext:value-type="float">
            <text:p>56.2588188182</text:p>
          </table:table-cell>
          <table:table-cell/>
          <table:table-cell table:formula="of:=[.A580]+([.$D$2]*COS([.C580])-[.$D$4]*SIN([.C580]))/2" office:value-type="float" office:value="17.4477671478209" calcext:value-type="float">
            <text:p>17.4477671478</text:p>
          </table:table-cell>
          <table:table-cell table:formula="of:=[.B580]+([.$D$2]*SIN([.C580])+[.$D$4]*COS([.C580]))/2" office:value-type="float" office:value="53.256297871478" calcext:value-type="float">
            <text:p>53.2562978715</text:p>
          </table:table-cell>
        </table:table-row>
        <table:table-row table:style-name="ro1">
          <table:table-cell office:value-type="float" office:value="14.650071" calcext:value-type="float">
            <text:p>14.650071</text:p>
          </table:table-cell>
          <table:table-cell office:value-type="float" office:value="54.411348" calcext:value-type="float">
            <text:p>54.411348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581]+(-[.$D$2]*COS([.C581])-[.$D$4]*SIN([.C581]))/2" office:value-type="float" office:value="12.2949361367203" calcext:value-type="float">
            <text:p>12.2949361367</text:p>
          </table:table-cell>
          <table:table-cell table:formula="of:=[.B581]+(-[.$D$2]*SIN([.C581])+[.$D$4]*COS([.C581]))/2" office:value-type="float" office:value="56.3357543437238" calcext:value-type="float">
            <text:p>56.3357543437</text:p>
          </table:table-cell>
          <table:table-cell/>
          <table:table-cell table:formula="of:=[.A581]+([.$D$2]*COS([.C581])-[.$D$4]*SIN([.C581]))/2" office:value-type="float" office:value="17.5020330632291" calcext:value-type="float">
            <text:p>17.5020330632</text:p>
          </table:table-cell>
          <table:table-cell table:formula="of:=[.B581]+([.$D$2]*SIN([.C581])+[.$D$4]*COS([.C581]))/2" office:value-type="float" office:value="53.3547911440276" calcext:value-type="float">
            <text:p>53.354791144</text:p>
          </table:table-cell>
        </table:table-row>
        <table:table-row table:style-name="ro1">
          <table:table-cell office:value-type="float" office:value="14.69953" calcext:value-type="float">
            <text:p>14.69953</text:p>
          </table:table-cell>
          <table:table-cell office:value-type="float" office:value="54.498261" calcext:value-type="float">
            <text:p>54.498261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582]+(-[.$D$2]*COS([.C582])-[.$D$4]*SIN([.C582]))/2" office:value-type="float" office:value="12.3345138075719" calcext:value-type="float">
            <text:p>12.3345138076</text:p>
          </table:table-cell>
          <table:table-cell table:formula="of:=[.B582]+(-[.$D$2]*SIN([.C582])+[.$D$4]*COS([.C582]))/2" office:value-type="float" office:value="56.4105105678004" calcext:value-type="float">
            <text:p>56.4105105678</text:p>
          </table:table-cell>
          <table:table-cell/>
          <table:table-cell table:formula="of:=[.A582]+([.$D$2]*COS([.C582])-[.$D$4]*SIN([.C582]))/2" office:value-type="float" office:value="17.5568965283402" calcext:value-type="float">
            <text:p>17.5568965283</text:p>
          </table:table-cell>
          <table:table-cell table:formula="of:=[.B582]+([.$D$2]*SIN([.C582])+[.$D$4]*COS([.C582]))/2" office:value-type="float" office:value="53.4564085523277" calcext:value-type="float">
            <text:p>53.4564085523</text:p>
          </table:table-cell>
        </table:table-row>
        <table:table-row table:style-name="ro1">
          <table:table-cell office:value-type="float" office:value="14.748498" calcext:value-type="float">
            <text:p>14.748498</text:p>
          </table:table-cell>
          <table:table-cell office:value-type="float" office:value="54.585451" calcext:value-type="float">
            <text:p>54.585451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583]+(-[.$D$2]*COS([.C583])-[.$D$4]*SIN([.C583]))/2" office:value-type="float" office:value="12.3717947374326" calcext:value-type="float">
            <text:p>12.3717947374</text:p>
          </table:table-cell>
          <table:table-cell table:formula="of:=[.B583]+(-[.$D$2]*SIN([.C583])+[.$D$4]*COS([.C583]))/2" office:value-type="float" office:value="56.4831552977507" calcext:value-type="float">
            <text:p>56.4831552978</text:p>
          </table:table-cell>
          <table:table-cell/>
          <table:table-cell table:formula="of:=[.A583]+([.$D$2]*COS([.C583])-[.$D$4]*SIN([.C583]))/2" office:value-type="float" office:value="17.6122024800775" calcext:value-type="float">
            <text:p>17.6122024801</text:p>
          </table:table-cell>
          <table:table-cell table:formula="of:=[.B583]+([.$D$2]*SIN([.C583])+[.$D$4]*COS([.C583]))/2" office:value-type="float" office:value="53.5611479926902" calcext:value-type="float">
            <text:p>53.5611479927</text:p>
          </table:table-cell>
        </table:table-row>
        <table:table-row table:style-name="ro1">
          <table:table-cell office:value-type="float" office:value="14.796888" calcext:value-type="float">
            <text:p>14.796888</text:p>
          </table:table-cell>
          <table:table-cell office:value-type="float" office:value="54.672963" calcext:value-type="float">
            <text:p>54.672963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584]+(-[.$D$2]*COS([.C584])-[.$D$4]*SIN([.C584]))/2" office:value-type="float" office:value="12.4067785778211" calcext:value-type="float">
            <text:p>12.4067785778</text:p>
          </table:table-cell>
          <table:table-cell table:formula="of:=[.B584]+(-[.$D$2]*SIN([.C584])+[.$D$4]*COS([.C584]))/2" office:value-type="float" office:value="56.5537545753776" calcext:value-type="float">
            <text:p>56.5537545754</text:p>
          </table:table-cell>
          <table:table-cell/>
          <table:table-cell table:formula="of:=[.A584]+([.$D$2]*COS([.C584])-[.$D$4]*SIN([.C584]))/2" office:value-type="float" office:value="17.6677887751566" calcext:value-type="float">
            <text:p>17.6677887752</text:p>
          </table:table-cell>
          <table:table-cell table:formula="of:=[.B584]+([.$D$2]*SIN([.C584])+[.$D$4]*COS([.C584]))/2" office:value-type="float" office:value="53.6690064575117" calcext:value-type="float">
            <text:p>53.6690064575</text:p>
          </table:table-cell>
        </table:table-row>
        <table:table-row table:style-name="ro1">
          <table:table-cell office:value-type="float" office:value="14.844615" calcext:value-type="float">
            <text:p>14.844615</text:p>
          </table:table-cell>
          <table:table-cell office:value-type="float" office:value="54.760839" calcext:value-type="float">
            <text:p>54.760839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585]+(-[.$D$2]*COS([.C585])-[.$D$4]*SIN([.C585]))/2" office:value-type="float" office:value="12.4394800415661" calcext:value-type="float">
            <text:p>12.4394800416</text:p>
          </table:table-cell>
          <table:table-cell table:formula="of:=[.B585]+(-[.$D$2]*SIN([.C585])+[.$D$4]*COS([.C585]))/2" office:value-type="float" office:value="56.6223775657351" calcext:value-type="float">
            <text:p>56.6223775657</text:p>
          </table:table-cell>
          <table:table-cell/>
          <table:table-cell table:formula="of:=[.A585]+([.$D$2]*COS([.C585])-[.$D$4]*SIN([.C585]))/2" office:value-type="float" office:value="17.7234849009192" calcext:value-type="float">
            <text:p>17.7234849009</text:p>
          </table:table-cell>
          <table:table-cell table:formula="of:=[.B585]+([.$D$2]*SIN([.C585])+[.$D$4]*COS([.C585]))/2" office:value-type="float" office:value="53.7799679108238" calcext:value-type="float">
            <text:p>53.7799679108</text:p>
          </table:table-cell>
        </table:table-row>
        <table:table-row table:style-name="ro1">
          <table:table-cell office:value-type="float" office:value="14.891594" calcext:value-type="float">
            <text:p>14.891594</text:p>
          </table:table-cell>
          <table:table-cell office:value-type="float" office:value="54.849116" calcext:value-type="float">
            <text:p>54.849116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586]+(-[.$D$2]*COS([.C586])-[.$D$4]*SIN([.C586]))/2" office:value-type="float" office:value="12.4699316210997" calcext:value-type="float">
            <text:p>12.4699316211</text:p>
          </table:table-cell>
          <table:table-cell table:formula="of:=[.B586]+(-[.$D$2]*SIN([.C586])+[.$D$4]*COS([.C586]))/2" office:value-type="float" office:value="56.6891027724032" calcext:value-type="float">
            <text:p>56.6891027724</text:p>
          </table:table-cell>
          <table:table-cell/>
          <table:table-cell table:formula="of:=[.A586]+([.$D$2]*COS([.C586])-[.$D$4]*SIN([.C586]))/2" office:value-type="float" office:value="17.779108176496" calcext:value-type="float">
            <text:p>17.7791081765</text:p>
          </table:table-cell>
          <table:table-cell table:formula="of:=[.B586]+([.$D$2]*SIN([.C586])+[.$D$4]*COS([.C586]))/2" office:value-type="float" office:value="53.8939919868295" calcext:value-type="float">
            <text:p>53.8939919868</text:p>
          </table:table-cell>
        </table:table-row>
        <table:table-row table:style-name="ro1">
          <table:table-cell office:value-type="float" office:value="14.937745" calcext:value-type="float">
            <text:p>14.937745</text:p>
          </table:table-cell>
          <table:table-cell office:value-type="float" office:value="54.937829" calcext:value-type="float">
            <text:p>54.937829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587]+(-[.$D$2]*COS([.C587])-[.$D$4]*SIN([.C587]))/2" office:value-type="float" office:value="12.4981745913411" calcext:value-type="float">
            <text:p>12.4981745913</text:p>
          </table:table-cell>
          <table:table-cell table:formula="of:=[.B587]+(-[.$D$2]*SIN([.C587])+[.$D$4]*COS([.C587]))/2" office:value-type="float" office:value="56.7540052638015" calcext:value-type="float">
            <text:p>56.7540052638</text:p>
          </table:table-cell>
          <table:table-cell/>
          <table:table-cell table:formula="of:=[.A587]+([.$D$2]*COS([.C587])-[.$D$4]*SIN([.C587]))/2" office:value-type="float" office:value="17.8344768775318" calcext:value-type="float">
            <text:p>17.8344768775</text:p>
          </table:table-cell>
          <table:table-cell table:formula="of:=[.B587]+([.$D$2]*SIN([.C587])+[.$D$4]*COS([.C587]))/2" office:value-type="float" office:value="54.0110364505636" calcext:value-type="float">
            <text:p>54.0110364506</text:p>
          </table:table-cell>
        </table:table-row>
        <table:table-row table:style-name="ro1">
          <table:table-cell office:value-type="float" office:value="14.982988" calcext:value-type="float">
            <text:p>14.982988</text:p>
          </table:table-cell>
          <table:table-cell office:value-type="float" office:value="55.027008" calcext:value-type="float">
            <text:p>55.027008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588]+(-[.$D$2]*COS([.C588])-[.$D$4]*SIN([.C588]))/2" office:value-type="float" office:value="12.5242605727826" calcext:value-type="float">
            <text:p>12.5242605728</text:p>
          </table:table-cell>
          <table:table-cell table:formula="of:=[.B588]+(-[.$D$2]*SIN([.C588])+[.$D$4]*COS([.C588]))/2" office:value-type="float" office:value="56.8171642609584" calcext:value-type="float">
            <text:p>56.817164261</text:p>
          </table:table-cell>
          <table:table-cell/>
          <table:table-cell table:formula="of:=[.A588]+([.$D$2]*COS([.C588])-[.$D$4]*SIN([.C588]))/2" office:value-type="float" office:value="17.8894024617328" calcext:value-type="float">
            <text:p>17.8894024617</text:p>
          </table:table-cell>
          <table:table-cell table:formula="of:=[.B588]+([.$D$2]*SIN([.C588])+[.$D$4]*COS([.C588]))/2" office:value-type="float" office:value="54.1310420538666" calcext:value-type="float">
            <text:p>54.1310420539</text:p>
          </table:table-cell>
        </table:table-row>
        <table:table-row table:style-name="ro1">
          <table:table-cell office:value-type="float" office:value="15.027246" calcext:value-type="float">
            <text:p>15.027246</text:p>
          </table:table-cell>
          <table:table-cell office:value-type="float" office:value="55.116681" calcext:value-type="float">
            <text:p>55.116681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589]+(-[.$D$2]*COS([.C589])-[.$D$4]*SIN([.C589]))/2" office:value-type="float" office:value="12.5482551418162" calcext:value-type="float">
            <text:p>12.5482551418</text:p>
          </table:table-cell>
          <table:table-cell table:formula="of:=[.B589]+(-[.$D$2]*SIN([.C589])+[.$D$4]*COS([.C589]))/2" office:value-type="float" office:value="56.8786697414626" calcext:value-type="float">
            <text:p>56.8786697415</text:p>
          </table:table-cell>
          <table:table-cell/>
          <table:table-cell table:formula="of:=[.A589]+([.$D$2]*COS([.C589])-[.$D$4]*SIN([.C589]))/2" office:value-type="float" office:value="17.943693160378" calcext:value-type="float">
            <text:p>17.9436931604</text:p>
          </table:table-cell>
          <table:table-cell table:formula="of:=[.B589]+([.$D$2]*SIN([.C589])+[.$D$4]*COS([.C589]))/2" office:value-type="float" office:value="54.2539319282977" calcext:value-type="float">
            <text:p>54.2539319283</text:p>
          </table:table-cell>
        </table:table-row>
        <table:table-row table:style-name="ro1">
          <table:table-cell office:value-type="float" office:value="15.070444" calcext:value-type="float">
            <text:p>15.070444</text:p>
          </table:table-cell>
          <table:table-cell office:value-type="float" office:value="55.206868" calcext:value-type="float">
            <text:p>55.206868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590]+(-[.$D$2]*COS([.C590])-[.$D$4]*SIN([.C590]))/2" office:value-type="float" office:value="12.5702284804876" calcext:value-type="float">
            <text:p>12.5702284805</text:p>
          </table:table-cell>
          <table:table-cell table:formula="of:=[.B590]+(-[.$D$2]*SIN([.C590])+[.$D$4]*COS([.C590]))/2" office:value-type="float" office:value="56.9386076905972" calcext:value-type="float">
            <text:p>56.9386076906</text:p>
          </table:table-cell>
          <table:table-cell/>
          <table:table-cell table:formula="of:=[.A590]+([.$D$2]*COS([.C590])-[.$D$4]*SIN([.C590]))/2" office:value-type="float" office:value="17.9971580397324" calcext:value-type="float">
            <text:p>17.9971580397</text:p>
          </table:table-cell>
          <table:table-cell table:formula="of:=[.B590]+([.$D$2]*SIN([.C590])+[.$D$4]*COS([.C590]))/2" office:value-type="float" office:value="54.379616569277" calcext:value-type="float">
            <text:p>54.3796165693</text:p>
          </table:table-cell>
        </table:table-row>
        <table:table-row table:style-name="ro1">
          <table:table-cell office:value-type="float" office:value="15.112512" calcext:value-type="float">
            <text:p>15.112512</text:p>
          </table:table-cell>
          <table:table-cell office:value-type="float" office:value="55.297589" calcext:value-type="float">
            <text:p>55.297589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591]+(-[.$D$2]*COS([.C591])-[.$D$4]*SIN([.C591]))/2" office:value-type="float" office:value="12.5902642517838" calcext:value-type="float">
            <text:p>12.5902642518</text:p>
          </table:table-cell>
          <table:table-cell table:formula="of:=[.B591]+(-[.$D$2]*SIN([.C591])+[.$D$4]*COS([.C591]))/2" office:value-type="float" office:value="56.9970790107439" calcext:value-type="float">
            <text:p>56.9970790107</text:p>
          </table:table-cell>
          <table:table-cell/>
          <table:table-cell table:formula="of:=[.A591]+([.$D$2]*COS([.C591])-[.$D$4]*SIN([.C591]))/2" office:value-type="float" office:value="18.0496079815269" calcext:value-type="float">
            <text:p>18.0496079815</text:p>
          </table:table-cell>
          <table:table-cell table:formula="of:=[.B591]+([.$D$2]*SIN([.C591])+[.$D$4]*COS([.C591]))/2" office:value-type="float" office:value="54.5079896108799" calcext:value-type="float">
            <text:p>54.5079896109</text:p>
          </table:table-cell>
        </table:table-row>
        <table:table-row table:style-name="ro1">
          <table:table-cell office:value-type="float" office:value="15.153382" calcext:value-type="float">
            <text:p>15.153382</text:p>
          </table:table-cell>
          <table:table-cell office:value-type="float" office:value="55.388855" calcext:value-type="float">
            <text:p>55.388855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592]+(-[.$D$2]*COS([.C592])-[.$D$4]*SIN([.C592]))/2" office:value-type="float" office:value="12.6084499800919" calcext:value-type="float">
            <text:p>12.6084499801</text:p>
          </table:table-cell>
          <table:table-cell table:formula="of:=[.B592]+(-[.$D$2]*SIN([.C592])+[.$D$4]*COS([.C592]))/2" office:value-type="float" office:value="57.0541841008225" calcext:value-type="float">
            <text:p>57.0541841008</text:p>
          </table:table-cell>
          <table:table-cell/>
          <table:table-cell table:formula="of:=[.A592]+([.$D$2]*COS([.C592])-[.$D$4]*SIN([.C592]))/2" office:value-type="float" office:value="18.100856862342" calcext:value-type="float">
            <text:p>18.1008568623</text:p>
          </table:table-cell>
          <table:table-cell table:formula="of:=[.B592]+([.$D$2]*SIN([.C592])+[.$D$4]*COS([.C592]))/2" office:value-type="float" office:value="54.6389270462191" calcext:value-type="float">
            <text:p>54.6389270462</text:p>
          </table:table-cell>
        </table:table-row>
        <table:table-row table:style-name="ro1">
          <table:table-cell office:value-type="float" office:value="15.192991" calcext:value-type="float">
            <text:p>15.192991</text:p>
          </table:table-cell>
          <table:table-cell office:value-type="float" office:value="55.480675" calcext:value-type="float">
            <text:p>55.480675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593]+(-[.$D$2]*COS([.C593])-[.$D$4]*SIN([.C593]))/2" office:value-type="float" office:value="12.6248772134669" calcext:value-type="float">
            <text:p>12.6248772135</text:p>
          </table:table-cell>
          <table:table-cell table:formula="of:=[.B593]+(-[.$D$2]*SIN([.C593])+[.$D$4]*COS([.C593]))/2" office:value-type="float" office:value="57.1100281168592" calcext:value-type="float">
            <text:p>57.1100281169</text:p>
          </table:table-cell>
          <table:table-cell/>
          <table:table-cell table:formula="of:=[.A593]+([.$D$2]*COS([.C593])-[.$D$4]*SIN([.C593]))/2" office:value-type="float" office:value="18.1507266738099" calcext:value-type="float">
            <text:p>18.1507266738</text:p>
          </table:table-cell>
          <table:table-cell table:formula="of:=[.B593]+([.$D$2]*SIN([.C593])+[.$D$4]*COS([.C593]))/2" office:value-type="float" office:value="54.7722967931979" calcext:value-type="float">
            <text:p>54.7722967932</text:p>
          </table:table-cell>
        </table:table-row>
        <table:table-row table:style-name="ro1">
          <table:table-cell office:value-type="float" office:value="15.231279" calcext:value-type="float">
            <text:p>15.231279</text:p>
          </table:table-cell>
          <table:table-cell office:value-type="float" office:value="55.573054" calcext:value-type="float">
            <text:p>55.573054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594]+(-[.$D$2]*COS([.C594])-[.$D$4]*SIN([.C594]))/2" office:value-type="float" office:value="12.6396416577139" calcext:value-type="float">
            <text:p>12.6396416577</text:p>
          </table:table-cell>
          <table:table-cell table:formula="of:=[.B594]+(-[.$D$2]*SIN([.C594])+[.$D$4]*COS([.C594]))/2" office:value-type="float" office:value="57.164724784449" calcext:value-type="float">
            <text:p>57.1647247844</text:p>
          </table:table-cell>
          <table:table-cell/>
          <table:table-cell table:formula="of:=[.A594]+([.$D$2]*COS([.C594])-[.$D$4]*SIN([.C594]))/2" office:value-type="float" office:value="18.1990453890108" calcext:value-type="float">
            <text:p>18.199045389</text:p>
          </table:table-cell>
          <table:table-cell table:formula="of:=[.B594]+([.$D$2]*SIN([.C594])+[.$D$4]*COS([.C594]))/2" office:value-type="float" office:value="54.9079505041005" calcext:value-type="float">
            <text:p>54.9079505041</text:p>
          </table:table-cell>
        </table:table-row>
        <table:table-row table:style-name="ro1">
          <table:table-cell office:value-type="float" office:value="15.268192" calcext:value-type="float">
            <text:p>15.268192</text:p>
          </table:table-cell>
          <table:table-cell office:value-type="float" office:value="55.66599" calcext:value-type="float">
            <text:p>55.66599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595]+(-[.$D$2]*COS([.C595])-[.$D$4]*SIN([.C595]))/2" office:value-type="float" office:value="12.6528478438653" calcext:value-type="float">
            <text:p>12.6528478439</text:p>
          </table:table-cell>
          <table:table-cell table:formula="of:=[.B595]+(-[.$D$2]*SIN([.C595])+[.$D$4]*COS([.C595]))/2" office:value-type="float" office:value="57.2183993999239" calcext:value-type="float">
            <text:p>57.2183993999</text:p>
          </table:table-cell>
          <table:table-cell/>
          <table:table-cell table:formula="of:=[.A595]+([.$D$2]*COS([.C595])-[.$D$4]*SIN([.C595]))/2" office:value-type="float" office:value="18.2456503314541" calcext:value-type="float">
            <text:p>18.2456503315</text:p>
          </table:table-cell>
          <table:table-cell table:formula="of:=[.B595]+([.$D$2]*SIN([.C595])+[.$D$4]*COS([.C595]))/2" office:value-type="float" office:value="55.0457143480076" calcext:value-type="float">
            <text:p>55.045714348</text:p>
          </table:table-cell>
        </table:table-row>
        <table:table-row table:style-name="ro1">
          <table:table-cell office:value-type="float" office:value="15.30368" calcext:value-type="float">
            <text:p>15.30368</text:p>
          </table:table-cell>
          <table:table-cell office:value-type="float" office:value="55.759481" calcext:value-type="float">
            <text:p>55.759481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596]+(-[.$D$2]*COS([.C596])-[.$D$4]*SIN([.C596]))/2" office:value-type="float" office:value="12.6645946703462" calcext:value-type="float">
            <text:p>12.6645946703</text:p>
          </table:table-cell>
          <table:table-cell table:formula="of:=[.B596]+(-[.$D$2]*SIN([.C596])+[.$D$4]*COS([.C596]))/2" office:value-type="float" office:value="57.2711782655945" calcext:value-type="float">
            <text:p>57.2711782656</text:p>
          </table:table-cell>
          <table:table-cell/>
          <table:table-cell table:formula="of:=[.A596]+([.$D$2]*COS([.C596])-[.$D$4]*SIN([.C596]))/2" office:value-type="float" office:value="18.2903922628383" calcext:value-type="float">
            <text:p>18.2903922628</text:p>
          </table:table-cell>
          <table:table-cell table:formula="of:=[.B596]+([.$D$2]*SIN([.C596])+[.$D$4]*COS([.C596]))/2" office:value-type="float" office:value="55.1854166664875" calcext:value-type="float">
            <text:p>55.1854166665</text:p>
          </table:table-cell>
        </table:table-row>
        <table:table-row table:style-name="ro1">
          <table:table-cell office:value-type="float" office:value="15.337698" calcext:value-type="float">
            <text:p>15.337698</text:p>
          </table:table-cell>
          <table:table-cell office:value-type="float" office:value="55.853516" calcext:value-type="float">
            <text:p>55.853516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597]+(-[.$D$2]*COS([.C597])-[.$D$4]*SIN([.C597]))/2" office:value-type="float" office:value="12.6749832940948" calcext:value-type="float">
            <text:p>12.6749832941</text:p>
          </table:table-cell>
          <table:table-cell table:formula="of:=[.B597]+(-[.$D$2]*SIN([.C597])+[.$D$4]*COS([.C597]))/2" office:value-type="float" office:value="57.3231929695943" calcext:value-type="float">
            <text:p>57.3231929696</text:p>
          </table:table-cell>
          <table:table-cell/>
          <table:table-cell table:formula="of:=[.A597]+([.$D$2]*COS([.C597])-[.$D$4]*SIN([.C597]))/2" office:value-type="float" office:value="18.3331341714004" calcext:value-type="float">
            <text:p>18.3331341714</text:p>
          </table:table-cell>
          <table:table-cell table:formula="of:=[.B597]+([.$D$2]*SIN([.C597])+[.$D$4]*COS([.C597]))/2" office:value-type="float" office:value="55.3268641766233" calcext:value-type="float">
            <text:p>55.3268641766</text:p>
          </table:table-cell>
        </table:table-row>
        <table:table-row table:style-name="ro1">
          <table:table-cell office:value-type="float" office:value="15.370207" calcext:value-type="float">
            <text:p>15.370207</text:p>
          </table:table-cell>
          <table:table-cell office:value-type="float" office:value="55.948083" calcext:value-type="float">
            <text:p>55.948083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598]+(-[.$D$2]*COS([.C598])-[.$D$4]*SIN([.C598]))/2" office:value-type="float" office:value="12.6841152686669" calcext:value-type="float">
            <text:p>12.6841152687</text:p>
          </table:table-cell>
          <table:table-cell table:formula="of:=[.B598]+(-[.$D$2]*SIN([.C598])+[.$D$4]*COS([.C598]))/2" office:value-type="float" office:value="57.3745861408532" calcext:value-type="float">
            <text:p>57.3745861409</text:p>
          </table:table-cell>
          <table:table-cell/>
          <table:table-cell table:formula="of:=[.A598]+([.$D$2]*COS([.C598])-[.$D$4]*SIN([.C598]))/2" office:value-type="float" office:value="18.3737542509972" calcext:value-type="float">
            <text:p>18.373754251</text:p>
          </table:table-cell>
          <table:table-cell table:formula="of:=[.B598]+([.$D$2]*SIN([.C598])+[.$D$4]*COS([.C598]))/2" office:value-type="float" office:value="55.4698530228685" calcext:value-type="float">
            <text:p>55.4698530229</text:p>
          </table:table-cell>
        </table:table-row>
        <table:table-row table:style-name="ro1">
          <table:table-cell office:value-type="float" office:value="15.401175" calcext:value-type="float">
            <text:p>15.401175</text:p>
          </table:table-cell>
          <table:table-cell office:value-type="float" office:value="56.043165" calcext:value-type="float">
            <text:p>56.043165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599]+(-[.$D$2]*COS([.C599])-[.$D$4]*SIN([.C599]))/2" office:value-type="float" office:value="12.6920895877475" calcext:value-type="float">
            <text:p>12.6920895877</text:p>
          </table:table-cell>
          <table:table-cell table:formula="of:=[.B599]+(-[.$D$2]*SIN([.C599])+[.$D$4]*COS([.C599]))/2" office:value-type="float" office:value="57.4255022342235" calcext:value-type="float">
            <text:p>57.4255022342</text:p>
          </table:table-cell>
          <table:table-cell/>
          <table:table-cell table:formula="of:=[.A599]+([.$D$2]*COS([.C599])-[.$D$4]*SIN([.C599]))/2" office:value-type="float" office:value="18.4121489524194" calcext:value-type="float">
            <text:p>18.4121489524</text:p>
          </table:table-cell>
          <table:table-cell table:formula="of:=[.B599]+([.$D$2]*SIN([.C599])+[.$D$4]*COS([.C599]))/2" office:value-type="float" office:value="55.6141709932218" calcext:value-type="float">
            <text:p>55.6141709932</text:p>
          </table:table-cell>
        </table:table-row>
        <table:table-row table:style-name="ro1">
          <table:table-cell office:value-type="float" office:value="15.430575" calcext:value-type="float">
            <text:p>15.430575</text:p>
          </table:table-cell>
          <table:table-cell office:value-type="float" office:value="56.138745" calcext:value-type="float">
            <text:p>56.138745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600]+(-[.$D$2]*COS([.C600])-[.$D$4]*SIN([.C600]))/2" office:value-type="float" office:value="12.6990040150741" calcext:value-type="float">
            <text:p>12.6990040151</text:p>
          </table:table-cell>
          <table:table-cell table:formula="of:=[.B600]+(-[.$D$2]*SIN([.C600])+[.$D$4]*COS([.C600]))/2" office:value-type="float" office:value="57.4761005825999" calcext:value-type="float">
            <text:p>57.4761005826</text:p>
          </table:table-cell>
          <table:table-cell/>
          <table:table-cell table:formula="of:=[.A600]+([.$D$2]*COS([.C600])-[.$D$4]*SIN([.C600]))/2" office:value-type="float" office:value="18.4482304449623" calcext:value-type="float">
            <text:p>18.448230445</text:p>
          </table:table-cell>
          <table:table-cell table:formula="of:=[.B600]+([.$D$2]*SIN([.C600])+[.$D$4]*COS([.C600]))/2" office:value-type="float" office:value="55.7595938223815" calcext:value-type="float">
            <text:p>55.7595938224</text:p>
          </table:table-cell>
        </table:table-row>
        <table:table-row table:style-name="ro1">
          <table:table-cell office:value-type="float" office:value="15.458385" calcext:value-type="float">
            <text:p>15.458385</text:p>
          </table:table-cell>
          <table:table-cell office:value-type="float" office:value="56.234799" calcext:value-type="float">
            <text:p>56.234799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601]+(-[.$D$2]*COS([.C601])-[.$D$4]*SIN([.C601]))/2" office:value-type="float" office:value="12.7049473585679" calcext:value-type="float">
            <text:p>12.7049473586</text:p>
          </table:table-cell>
          <table:table-cell table:formula="of:=[.B601]+(-[.$D$2]*SIN([.C601])+[.$D$4]*COS([.C601]))/2" office:value-type="float" office:value="57.5265347139697" calcext:value-type="float">
            <text:p>57.526534714</text:p>
          </table:table-cell>
          <table:table-cell/>
          <table:table-cell table:formula="of:=[.A601]+([.$D$2]*COS([.C601])-[.$D$4]*SIN([.C601]))/2" office:value-type="float" office:value="18.4819294869665" calcext:value-type="float">
            <text:p>18.481929487</text:p>
          </table:table-cell>
          <table:table-cell table:formula="of:=[.B601]+([.$D$2]*SIN([.C601])+[.$D$4]*COS([.C601]))/2" office:value-type="float" office:value="55.9058936407635" calcext:value-type="float">
            <text:p>55.9058936408</text:p>
          </table:table-cell>
        </table:table-row>
        <table:table-row table:style-name="ro1">
          <table:table-cell office:value-type="float" office:value="15.537006" calcext:value-type="float">
            <text:p>15.537006</text:p>
          </table:table-cell>
          <table:table-cell office:value-type="float" office:value="56.52431" calcext:value-type="float">
            <text:p>56.52431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602]+(-[.$D$2]*COS([.C602])-[.$D$4]*SIN([.C602]))/2" office:value-type="float" office:value="12.7624236701857" calcext:value-type="float">
            <text:p>12.7624236702</text:p>
          </table:table-cell>
          <table:table-cell table:formula="of:=[.B602]+(-[.$D$2]*SIN([.C602])+[.$D$4]*COS([.C602]))/2" office:value-type="float" office:value="57.7699796572857" calcext:value-type="float">
            <text:p>57.7699796573</text:p>
          </table:table-cell>
          <table:table-cell/>
          <table:table-cell table:formula="of:=[.A602]+([.$D$2]*COS([.C602])-[.$D$4]*SIN([.C602]))/2" office:value-type="float" office:value="18.5656118765116" calcext:value-type="float">
            <text:p>18.5656118765</text:p>
          </table:table-cell>
          <table:table-cell table:formula="of:=[.B602]+([.$D$2]*SIN([.C602])+[.$D$4]*COS([.C602]))/2" office:value-type="float" office:value="56.2458383771019" calcext:value-type="float">
            <text:p>56.2458383771</text:p>
          </table:table-cell>
        </table:table-row>
        <table:table-row table:style-name="ro1">
          <table:table-cell office:value-type="float" office:value="15.561603" calcext:value-type="float">
            <text:p>15.561603</text:p>
          </table:table-cell>
          <table:table-cell office:value-type="float" office:value="56.621237" calcext:value-type="float">
            <text:p>56.621237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603]+(-[.$D$2]*COS([.C603])-[.$D$4]*SIN([.C603]))/2" office:value-type="float" office:value="12.7666849972983" calcext:value-type="float">
            <text:p>12.7666849973</text:p>
          </table:table-cell>
          <table:table-cell table:formula="of:=[.B603]+(-[.$D$2]*SIN([.C603])+[.$D$4]*COS([.C603]))/2" office:value-type="float" office:value="57.820584054932" calcext:value-type="float">
            <text:p>57.8205840549</text:p>
          </table:table-cell>
          <table:table-cell/>
          <table:table-cell table:formula="of:=[.A603]+([.$D$2]*COS([.C603])-[.$D$4]*SIN([.C603]))/2" office:value-type="float" office:value="18.5944217771282" calcext:value-type="float">
            <text:p>18.5944217771</text:p>
          </table:table-cell>
          <table:table-cell table:formula="of:=[.B603]+([.$D$2]*SIN([.C603])+[.$D$4]*COS([.C603]))/2" office:value-type="float" office:value="56.3931794083729" calcext:value-type="float">
            <text:p>56.3931794084</text:p>
          </table:table-cell>
        </table:table-row>
        <table:table-row table:style-name="ro1">
          <table:table-cell office:value-type="float" office:value="15.584589" calcext:value-type="float">
            <text:p>15.584589</text:p>
          </table:table-cell>
          <table:table-cell office:value-type="float" office:value="56.718558" calcext:value-type="float">
            <text:p>56.718558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604]+(-[.$D$2]*COS([.C604])-[.$D$4]*SIN([.C604]))/2" office:value-type="float" office:value="12.7702227626802" calcext:value-type="float">
            <text:p>12.7702227627</text:p>
          </table:table-cell>
          <table:table-cell table:formula="of:=[.B604]+(-[.$D$2]*SIN([.C604])+[.$D$4]*COS([.C604]))/2" office:value-type="float" office:value="57.8715292408532" calcext:value-type="float">
            <text:p>57.8715292409</text:p>
          </table:table-cell>
          <table:table-cell/>
          <table:table-cell table:formula="of:=[.A604]+([.$D$2]*COS([.C604])-[.$D$4]*SIN([.C604]))/2" office:value-type="float" office:value="18.6207639512549" calcext:value-type="float">
            <text:p>18.6207639513</text:p>
          </table:table-cell>
          <table:table-cell table:formula="of:=[.B604]+([.$D$2]*SIN([.C604])+[.$D$4]*COS([.C604]))/2" office:value-type="float" office:value="56.5406769572426" calcext:value-type="float">
            <text:p>56.5406769572</text:p>
          </table:table-cell>
        </table:table-row>
        <table:table-row table:style-name="ro1">
          <table:table-cell office:value-type="float" office:value="15.605971" calcext:value-type="float">
            <text:p>15.605971</text:p>
          </table:table-cell>
          <table:table-cell office:value-type="float" office:value="56.816244" calcext:value-type="float">
            <text:p>56.816244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605]+(-[.$D$2]*COS([.C605])-[.$D$4]*SIN([.C605]))/2" office:value-type="float" office:value="12.7731063370877" calcext:value-type="float">
            <text:p>12.7731063371</text:p>
          </table:table-cell>
          <table:table-cell table:formula="of:=[.B605]+(-[.$D$2]*SIN([.C605])+[.$D$4]*COS([.C605]))/2" office:value-type="float" office:value="57.9229859760824" calcext:value-type="float">
            <text:p>57.9229859761</text:p>
          </table:table-cell>
          <table:table-cell/>
          <table:table-cell table:formula="of:=[.A605]+([.$D$2]*COS([.C605])-[.$D$4]*SIN([.C605]))/2" office:value-type="float" office:value="18.6446511868897" calcext:value-type="float">
            <text:p>18.6446511869</text:p>
          </table:table-cell>
          <table:table-cell table:formula="of:=[.B605]+([.$D$2]*SIN([.C605])+[.$D$4]*COS([.C605]))/2" office:value-type="float" office:value="56.688092832218" calcext:value-type="float">
            <text:p>56.6880928322</text:p>
          </table:table-cell>
        </table:table-row>
        <table:table-row table:style-name="ro1">
          <table:table-cell office:value-type="float" office:value="15.625762" calcext:value-type="float">
            <text:p>15.625762</text:p>
          </table:table-cell>
          <table:table-cell office:value-type="float" office:value="56.914265" calcext:value-type="float">
            <text:p>56.914265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606]+(-[.$D$2]*COS([.C606])-[.$D$4]*SIN([.C606]))/2" office:value-type="float" office:value="12.7754010865529" calcext:value-type="float">
            <text:p>12.7754010866</text:p>
          </table:table-cell>
          <table:table-cell table:formula="of:=[.B606]+(-[.$D$2]*SIN([.C606])+[.$D$4]*COS([.C606]))/2" office:value-type="float" office:value="57.9751338246401" calcext:value-type="float">
            <text:p>57.9751338246</text:p>
          </table:table-cell>
          <table:table-cell/>
          <table:table-cell table:formula="of:=[.A606]+([.$D$2]*COS([.C606])-[.$D$4]*SIN([.C606]))/2" office:value-type="float" office:value="18.6661149153062" calcext:value-type="float">
            <text:p>18.6661149153</text:p>
          </table:table-cell>
          <table:table-cell table:formula="of:=[.B606]+([.$D$2]*SIN([.C606])+[.$D$4]*COS([.C606]))/2" office:value-type="float" office:value="56.8351818134854" calcext:value-type="float">
            <text:p>56.8351818135</text:p>
          </table:table-cell>
        </table:table-row>
        <table:table-row table:style-name="ro1">
          <table:table-cell office:value-type="float" office:value="15.643982" calcext:value-type="float">
            <text:p>15.643982</text:p>
          </table:table-cell>
          <table:table-cell office:value-type="float" office:value="57.01259" calcext:value-type="float">
            <text:p>57.01259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607]+(-[.$D$2]*COS([.C607])-[.$D$4]*SIN([.C607]))/2" office:value-type="float" office:value="12.777164034059" calcext:value-type="float">
            <text:p>12.7771640341</text:p>
          </table:table-cell>
          <table:table-cell table:formula="of:=[.B607]+(-[.$D$2]*SIN([.C607])+[.$D$4]*COS([.C607]))/2" office:value-type="float" office:value="58.0281463746823" calcext:value-type="float">
            <text:p>58.0281463747</text:p>
          </table:table-cell>
          <table:table-cell/>
          <table:table-cell table:formula="of:=[.A607]+([.$D$2]*COS([.C607])-[.$D$4]*SIN([.C607]))/2" office:value-type="float" office:value="18.685206467679" calcext:value-type="float">
            <text:p>18.6852064677</text:p>
          </table:table-cell>
          <table:table-cell table:formula="of:=[.B607]+([.$D$2]*SIN([.C607])+[.$D$4]*COS([.C607]))/2" office:value-type="float" office:value="56.9817073642544" calcext:value-type="float">
            <text:p>56.9817073643</text:p>
          </table:table-cell>
        </table:table-row>
        <table:table-row table:style-name="ro1">
          <table:table-cell office:value-type="float" office:value="15.660659" calcext:value-type="float">
            <text:p>15.660659</text:p>
          </table:table-cell>
          <table:table-cell office:value-type="float" office:value="57.111189" calcext:value-type="float">
            <text:p>57.111189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608]+(-[.$D$2]*COS([.C608])-[.$D$4]*SIN([.C608]))/2" office:value-type="float" office:value="12.7784487941832" calcext:value-type="float">
            <text:p>12.7784487942</text:p>
          </table:table-cell>
          <table:table-cell table:formula="of:=[.B608]+(-[.$D$2]*SIN([.C608])+[.$D$4]*COS([.C608]))/2" office:value-type="float" office:value="58.0822010130489" calcext:value-type="float">
            <text:p>58.082201013</text:p>
          </table:table-cell>
          <table:table-cell/>
          <table:table-cell table:formula="of:=[.A608]+([.$D$2]*COS([.C608])-[.$D$4]*SIN([.C608]))/2" office:value-type="float" office:value="18.7019968745994" calcext:value-type="float">
            <text:p>18.7019968746</text:p>
          </table:table-cell>
          <table:table-cell table:formula="of:=[.B608]+([.$D$2]*SIN([.C608])+[.$D$4]*COS([.C608]))/2" office:value-type="float" office:value="57.1274350003538" calcext:value-type="float">
            <text:p>57.1274350004</text:p>
          </table:table-cell>
        </table:table-row>
        <table:table-row table:style-name="ro1">
          <table:table-cell office:value-type="float" office:value="15.675827" calcext:value-type="float">
            <text:p>15.675827</text:p>
          </table:table-cell>
          <table:table-cell office:value-type="float" office:value="57.210031" calcext:value-type="float">
            <text:p>57.210031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609]+(-[.$D$2]*COS([.C609])-[.$D$4]*SIN([.C609]))/2" office:value-type="float" office:value="12.7793012708752" calcext:value-type="float">
            <text:p>12.7793012709</text:p>
          </table:table-cell>
          <table:table-cell table:formula="of:=[.B609]+(-[.$D$2]*SIN([.C609])+[.$D$4]*COS([.C609]))/2" office:value-type="float" office:value="58.1374676288421" calcext:value-type="float">
            <text:p>58.1374676288</text:p>
          </table:table-cell>
          <table:table-cell/>
          <table:table-cell table:formula="of:=[.A609]+([.$D$2]*COS([.C609])-[.$D$4]*SIN([.C609]))/2" office:value-type="float" office:value="18.7165740287966" calcext:value-type="float">
            <text:p>18.7165740288</text:p>
          </table:table-cell>
          <table:table-cell table:formula="of:=[.B609]+([.$D$2]*SIN([.C609])+[.$D$4]*COS([.C609]))/2" office:value-type="float" office:value="57.2721398308115" calcext:value-type="float">
            <text:p>57.2721398308</text:p>
          </table:table-cell>
        </table:table-row>
        <table:table-row table:style-name="ro1">
          <table:table-cell office:value-type="float" office:value="15.689526" calcext:value-type="float">
            <text:p>15.689526</text:p>
          </table:table-cell>
          <table:table-cell office:value-type="float" office:value="57.309087" calcext:value-type="float">
            <text:p>57.309087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610]+(-[.$D$2]*COS([.C610])-[.$D$4]*SIN([.C610]))/2" office:value-type="float" office:value="12.7797644581553" calcext:value-type="float">
            <text:p>12.7797644582</text:p>
          </table:table-cell>
          <table:table-cell table:formula="of:=[.B610]+(-[.$D$2]*SIN([.C610])+[.$D$4]*COS([.C610]))/2" office:value-type="float" office:value="58.1941224623411" calcext:value-type="float">
            <text:p>58.1941224623</text:p>
          </table:table-cell>
          <table:table-cell/>
          <table:table-cell table:formula="of:=[.A610]+([.$D$2]*COS([.C610])-[.$D$4]*SIN([.C610]))/2" office:value-type="float" office:value="18.7290416625043" calcext:value-type="float">
            <text:p>18.7290416625</text:p>
          </table:table-cell>
          <table:table-cell table:formula="of:=[.B610]+([.$D$2]*SIN([.C610])+[.$D$4]*COS([.C610]))/2" office:value-type="float" office:value="57.4155977383838" calcext:value-type="float">
            <text:p>57.4155977384</text:p>
          </table:table-cell>
        </table:table-row>
        <table:table-row table:style-name="ro1">
          <table:table-cell office:value-type="float" office:value="15.701803" calcext:value-type="float">
            <text:p>15.701803</text:p>
          </table:table-cell>
          <table:table-cell office:value-type="float" office:value="57.40833" calcext:value-type="float">
            <text:p>57.40833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611]+(-[.$D$2]*COS([.C611])-[.$D$4]*SIN([.C611]))/2" office:value-type="float" office:value="12.7798757426171" calcext:value-type="float">
            <text:p>12.7798757426</text:p>
          </table:table-cell>
          <table:table-cell table:formula="of:=[.B611]+(-[.$D$2]*SIN([.C611])+[.$D$4]*COS([.C611]))/2" office:value-type="float" office:value="58.2523330228398" calcext:value-type="float">
            <text:p>58.2523330228</text:p>
          </table:table-cell>
          <table:table-cell/>
          <table:table-cell table:formula="of:=[.A611]+([.$D$2]*COS([.C611])-[.$D$4]*SIN([.C611]))/2" office:value-type="float" office:value="18.7395189535805" calcext:value-type="float">
            <text:p>18.7395189536</text:p>
          </table:table-cell>
          <table:table-cell table:formula="of:=[.B611]+([.$D$2]*SIN([.C611])+[.$D$4]*COS([.C611]))/2" office:value-type="float" office:value="57.5576008456541" calcext:value-type="float">
            <text:p>57.5576008457</text:p>
          </table:table-cell>
        </table:table-row>
        <table:table-row table:style-name="ro1">
          <table:table-cell office:value-type="float" office:value="15.712712" calcext:value-type="float">
            <text:p>15.712712</text:p>
          </table:table-cell>
          <table:table-cell office:value-type="float" office:value="57.507732" calcext:value-type="float">
            <text:p>57.507732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612]+(-[.$D$2]*COS([.C612])-[.$D$4]*SIN([.C612]))/2" office:value-type="float" office:value="12.7796709810829" calcext:value-type="float">
            <text:p>12.7796709811</text:p>
          </table:table-cell>
          <table:table-cell table:formula="of:=[.B612]+(-[.$D$2]*SIN([.C612])+[.$D$4]*COS([.C612]))/2" office:value-type="float" office:value="58.3122631562332" calcext:value-type="float">
            <text:p>58.3122631562</text:p>
          </table:table-cell>
          <table:table-cell/>
          <table:table-cell table:formula="of:=[.A612]+([.$D$2]*COS([.C612])-[.$D$4]*SIN([.C612]))/2" office:value-type="float" office:value="18.748139284781" calcext:value-type="float">
            <text:p>18.7481392848</text:p>
          </table:table-cell>
          <table:table-cell table:formula="of:=[.B612]+([.$D$2]*SIN([.C612])+[.$D$4]*COS([.C612]))/2" office:value-type="float" office:value="57.6979455610498" calcext:value-type="float">
            <text:p>57.697945561</text:p>
          </table:table-cell>
        </table:table-row>
        <table:table-row table:style-name="ro1">
          <table:table-cell office:value-type="float" office:value="15.722312" calcext:value-type="float">
            <text:p>15.722312</text:p>
          </table:table-cell>
          <table:table-cell office:value-type="float" office:value="57.607269" calcext:value-type="float">
            <text:p>57.607269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613]+(-[.$D$2]*COS([.C613])-[.$D$4]*SIN([.C613]))/2" office:value-type="float" office:value="12.7791813267397" calcext:value-type="float">
            <text:p>12.7791813267</text:p>
          </table:table-cell>
          <table:table-cell table:formula="of:=[.B613]+(-[.$D$2]*SIN([.C613])+[.$D$4]*COS([.C613]))/2" office:value-type="float" office:value="58.3740687392504" calcext:value-type="float">
            <text:p>58.3740687393</text:p>
          </table:table-cell>
          <table:table-cell/>
          <table:table-cell table:formula="of:=[.A613]+([.$D$2]*COS([.C613])-[.$D$4]*SIN([.C613]))/2" office:value-type="float" office:value="18.7550463360842" calcext:value-type="float">
            <text:p>18.7550463361</text:p>
          </table:table-cell>
          <table:table-cell table:formula="of:=[.B613]+([.$D$2]*SIN([.C613])+[.$D$4]*COS([.C613]))/2" office:value-type="float" office:value="57.836446762307" calcext:value-type="float">
            <text:p>57.8364467623</text:p>
          </table:table-cell>
        </table:table-row>
        <table:table-row table:style-name="ro1">
          <table:table-cell office:value-type="float" office:value="15.730667" calcext:value-type="float">
            <text:p>15.730667</text:p>
          </table:table-cell>
          <table:table-cell office:value-type="float" office:value="57.706919" calcext:value-type="float">
            <text:p>57.706919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614]+(-[.$D$2]*COS([.C614])-[.$D$4]*SIN([.C614]))/2" office:value-type="float" office:value="12.7784371726114" calcext:value-type="float">
            <text:p>12.7784371726</text:p>
          </table:table-cell>
          <table:table-cell table:formula="of:=[.B614]+(-[.$D$2]*SIN([.C614])+[.$D$4]*COS([.C614]))/2" office:value-type="float" office:value="58.4379039836192" calcext:value-type="float">
            <text:p>58.4379039836</text:p>
          </table:table-cell>
          <table:table-cell/>
          <table:table-cell table:formula="of:=[.A614]+([.$D$2]*COS([.C614])-[.$D$4]*SIN([.C614]))/2" office:value-type="float" office:value="18.7603930476225" calcext:value-type="float">
            <text:p>18.7603930476</text:p>
          </table:table-cell>
          <table:table-cell table:formula="of:=[.B614]+([.$D$2]*SIN([.C614])+[.$D$4]*COS([.C614]))/2" office:value-type="float" office:value="57.972926662216" calcext:value-type="float">
            <text:p>57.9729266622</text:p>
          </table:table-cell>
        </table:table-row>
        <table:table-row table:style-name="ro1">
          <table:table-cell office:value-type="float" office:value="15.737847" calcext:value-type="float">
            <text:p>15.737847</text:p>
          </table:table-cell>
          <table:table-cell office:value-type="float" office:value="57.806661" calcext:value-type="float">
            <text:p>57.806661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615]+(-[.$D$2]*COS([.C615])-[.$D$4]*SIN([.C615]))/2" office:value-type="float" office:value="12.777469682686" calcext:value-type="float">
            <text:p>12.7774696827</text:p>
          </table:table-cell>
          <table:table-cell table:formula="of:=[.B615]+(-[.$D$2]*SIN([.C615])+[.$D$4]*COS([.C615]))/2" office:value-type="float" office:value="58.5039171503012" calcext:value-type="float">
            <text:p>58.5039171503</text:p>
          </table:table-cell>
          <table:table-cell/>
          <table:table-cell table:formula="of:=[.A615]+([.$D$2]*COS([.C615])-[.$D$4]*SIN([.C615]))/2" office:value-type="float" office:value="18.7643410516109" calcext:value-type="float">
            <text:p>18.7643410516</text:p>
          </table:table-cell>
          <table:table-cell table:formula="of:=[.B615]+([.$D$2]*SIN([.C615])+[.$D$4]*COS([.C615]))/2" office:value-type="float" office:value="58.1072167445196" calcext:value-type="float">
            <text:p>58.1072167445</text:p>
          </table:table-cell>
        </table:table-row>
        <table:table-row table:style-name="ro1">
          <table:table-cell office:value-type="float" office:value="15.743929" calcext:value-type="float">
            <text:p>15.743929</text:p>
          </table:table-cell>
          <table:table-cell office:value-type="float" office:value="57.906475" calcext:value-type="float">
            <text:p>57.906475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616]+(-[.$D$2]*COS([.C616])-[.$D$4]*SIN([.C616]))/2" office:value-type="float" office:value="12.7763112390928" calcext:value-type="float">
            <text:p>12.7763112391</text:p>
          </table:table-cell>
          <table:table-cell table:formula="of:=[.B616]+(-[.$D$2]*SIN([.C616])+[.$D$4]*COS([.C616]))/2" office:value-type="float" office:value="58.5722413442589" calcext:value-type="float">
            <text:p>58.5722413443</text:p>
          </table:table-cell>
          <table:table-cell/>
          <table:table-cell table:formula="of:=[.A616]+([.$D$2]*COS([.C616])-[.$D$4]*SIN([.C616]))/2" office:value-type="float" office:value="18.767059209807" calcext:value-type="float">
            <text:p>18.7670592098</text:p>
          </table:table-cell>
          <table:table-cell table:formula="of:=[.B616]+([.$D$2]*SIN([.C616])+[.$D$4]*COS([.C616]))/2" office:value-type="float" office:value="58.2391666508601" calcext:value-type="float">
            <text:p>58.2391666509</text:p>
          </table:table-cell>
        </table:table-row>
        <table:table-row table:style-name="ro1">
          <table:table-cell office:value-type="float" office:value="15.748991" calcext:value-type="float">
            <text:p>15.748991</text:p>
          </table:table-cell>
          <table:table-cell office:value-type="float" office:value="58.006346" calcext:value-type="float">
            <text:p>58.006346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617]+(-[.$D$2]*COS([.C617])-[.$D$4]*SIN([.C617]))/2" office:value-type="float" office:value="12.7749938838511" calcext:value-type="float">
            <text:p>12.7749938839</text:p>
          </table:table-cell>
          <table:table-cell table:formula="of:=[.B617]+(-[.$D$2]*SIN([.C617])+[.$D$4]*COS([.C617]))/2" office:value-type="float" office:value="58.6430100818657" calcext:value-type="float">
            <text:p>58.6430100819</text:p>
          </table:table-cell>
          <table:table-cell/>
          <table:table-cell table:formula="of:=[.A617]+([.$D$2]*COS([.C617])-[.$D$4]*SIN([.C617]))/2" office:value-type="float" office:value="18.7687171634487" calcext:value-type="float">
            <text:p>18.7687171634</text:p>
          </table:table-cell>
          <table:table-cell table:formula="of:=[.B617]+([.$D$2]*SIN([.C617])+[.$D$4]*COS([.C617]))/2" office:value-type="float" office:value="58.3686357980672" calcext:value-type="float">
            <text:p>58.3686357981</text:p>
          </table:table-cell>
        </table:table-row>
        <table:table-row table:style-name="ro1">
          <table:table-cell office:value-type="float" office:value="15.753118" calcext:value-type="float">
            <text:p>15.753118</text:p>
          </table:table-cell>
          <table:table-cell office:value-type="float" office:value="58.106261" calcext:value-type="float">
            <text:p>58.106261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618]+(-[.$D$2]*COS([.C618])-[.$D$4]*SIN([.C618]))/2" office:value-type="float" office:value="12.773553518847" calcext:value-type="float">
            <text:p>12.7735535188</text:p>
          </table:table-cell>
          <table:table-cell table:formula="of:=[.B618]+(-[.$D$2]*SIN([.C618])+[.$D$4]*COS([.C618]))/2" office:value-type="float" office:value="58.7163392758396" calcext:value-type="float">
            <text:p>58.7163392758</text:p>
          </table:table-cell>
          <table:table-cell/>
          <table:table-cell table:formula="of:=[.A618]+([.$D$2]*COS([.C618])-[.$D$4]*SIN([.C618]))/2" office:value-type="float" office:value="18.7694881662279" calcext:value-type="float">
            <text:p>18.7694881662</text:p>
          </table:table-cell>
          <table:table-cell table:formula="of:=[.B618]+([.$D$2]*SIN([.C618])+[.$D$4]*COS([.C618]))/2" office:value-type="float" office:value="58.4955051653905" calcext:value-type="float">
            <text:p>58.4955051654</text:p>
          </table:table-cell>
        </table:table-row>
        <table:table-row table:style-name="ro1">
          <table:table-cell office:value-type="float" office:value="15.756397" calcext:value-type="float">
            <text:p>15.756397</text:p>
          </table:table-cell>
          <table:table-cell office:value-type="float" office:value="58.206207" calcext:value-type="float">
            <text:p>58.206207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619]+(-[.$D$2]*COS([.C619])-[.$D$4]*SIN([.C619]))/2" office:value-type="float" office:value="12.7720302910577" calcext:value-type="float">
            <text:p>12.7720302911</text:p>
          </table:table-cell>
          <table:table-cell table:formula="of:=[.B619]+(-[.$D$2]*SIN([.C619])+[.$D$4]*COS([.C619]))/2" office:value-type="float" office:value="58.792342945457" calcext:value-type="float">
            <text:p>58.7923429455</text:p>
          </table:table-cell>
          <table:table-cell/>
          <table:table-cell table:formula="of:=[.A619]+([.$D$2]*COS([.C619])-[.$D$4]*SIN([.C619]))/2" office:value-type="float" office:value="18.7695447340126" calcext:value-type="float">
            <text:p>18.769544734</text:p>
          </table:table-cell>
          <table:table-cell table:formula="of:=[.B619]+([.$D$2]*SIN([.C619])+[.$D$4]*COS([.C619]))/2" office:value-type="float" office:value="58.6196567950355" calcext:value-type="float">
            <text:p>58.619656795</text:p>
          </table:table-cell>
        </table:table-row>
        <table:table-row table:style-name="ro1">
          <table:table-cell office:value-type="float" office:value="15.758921" calcext:value-type="float">
            <text:p>15.758921</text:p>
          </table:table-cell>
          <table:table-cell office:value-type="float" office:value="58.306175" calcext:value-type="float">
            <text:p>58.306175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620]+(-[.$D$2]*COS([.C620])-[.$D$4]*SIN([.C620]))/2" office:value-type="float" office:value="12.7704702412091" calcext:value-type="float">
            <text:p>12.7704702412</text:p>
          </table:table-cell>
          <table:table-cell table:formula="of:=[.B620]+(-[.$D$2]*SIN([.C620])+[.$D$4]*COS([.C620]))/2" office:value-type="float" office:value="58.8711193001591" calcext:value-type="float">
            <text:p>58.8711193002</text:p>
          </table:table-cell>
          <table:table-cell/>
          <table:table-cell table:formula="of:=[.A620]+([.$D$2]*COS([.C620])-[.$D$4]*SIN([.C620]))/2" office:value-type="float" office:value="18.7690590583673" calcext:value-type="float">
            <text:p>18.7690590584</text:p>
          </table:table-cell>
          <table:table-cell table:formula="of:=[.B620]+([.$D$2]*SIN([.C620])+[.$D$4]*COS([.C620]))/2" office:value-type="float" office:value="58.7409955027006" calcext:value-type="float">
            <text:p>58.7409955027</text:p>
          </table:table-cell>
        </table:table-row>
        <table:table-row table:style-name="ro1">
          <table:table-cell office:value-type="float" office:value="15.760783" calcext:value-type="float">
            <text:p>15.760783</text:p>
          </table:table-cell>
          <table:table-cell office:value-type="float" office:value="58.406157" calcext:value-type="float">
            <text:p>58.406157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621]+(-[.$D$2]*COS([.C621])-[.$D$4]*SIN([.C621]))/2" office:value-type="float" office:value="12.7689225694842" calcext:value-type="float">
            <text:p>12.7689225695</text:p>
          </table:table-cell>
          <table:table-cell table:formula="of:=[.B621]+(-[.$D$2]*SIN([.C621])+[.$D$4]*COS([.C621]))/2" office:value-type="float" office:value="58.9527566380475" calcext:value-type="float">
            <text:p>58.952756638</text:p>
          </table:table-cell>
          <table:table-cell/>
          <table:table-cell table:formula="of:=[.A621]+([.$D$2]*COS([.C621])-[.$D$4]*SIN([.C621]))/2" office:value-type="float" office:value="18.7681968033682" calcext:value-type="float">
            <text:p>18.7681968034</text:p>
          </table:table-cell>
          <table:table-cell table:formula="of:=[.B621]+([.$D$2]*SIN([.C621])+[.$D$4]*COS([.C621]))/2" office:value-type="float" office:value="58.8594364009332" calcext:value-type="float">
            <text:p>58.8594364009</text:p>
          </table:table-cell>
        </table:table-row>
        <table:table-row table:style-name="ro1">
          <table:table-cell office:value-type="float" office:value="15.76208" calcext:value-type="float">
            <text:p>15.76208</text:p>
          </table:table-cell>
          <table:table-cell office:value-type="float" office:value="58.506149" calcext:value-type="float">
            <text:p>58.506149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622]+(-[.$D$2]*COS([.C622])-[.$D$4]*SIN([.C622]))/2" office:value-type="float" office:value="12.7674437383302" calcext:value-type="float">
            <text:p>12.7674437383</text:p>
          </table:table-cell>
          <table:table-cell table:formula="of:=[.B622]+(-[.$D$2]*SIN([.C622])+[.$D$4]*COS([.C622]))/2" office:value-type="float" office:value="59.0373303817259" calcext:value-type="float">
            <text:p>59.0373303817</text:p>
          </table:table-cell>
          <table:table-cell/>
          <table:table-cell table:formula="of:=[.A622]+([.$D$2]*COS([.C622])-[.$D$4]*SIN([.C622]))/2" office:value-type="float" office:value="18.7671190740312" calcext:value-type="float">
            <text:p>18.767119074</text:p>
          </table:table-cell>
          <table:table-cell table:formula="of:=[.B622]+([.$D$2]*SIN([.C622])+[.$D$4]*COS([.C622]))/2" office:value-type="float" office:value="58.9749135075576" calcext:value-type="float">
            <text:p>58.9749135076</text:p>
          </table:table-cell>
        </table:table-row>
        <table:table-row table:style-name="ro1">
          <table:table-cell office:value-type="float" office:value="15.762914" calcext:value-type="float">
            <text:p>15.762914</text:p>
          </table:table-cell>
          <table:table-cell office:value-type="float" office:value="58.606145" calcext:value-type="float">
            <text:p>58.606145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623]+(-[.$D$2]*COS([.C623])-[.$D$4]*SIN([.C623]))/2" office:value-type="float" office:value="12.7661017232311" calcext:value-type="float">
            <text:p>12.7661017232</text:p>
          </table:table-cell>
          <table:table-cell table:formula="of:=[.B623]+(-[.$D$2]*SIN([.C623])+[.$D$4]*COS([.C623]))/2" office:value-type="float" office:value="59.1249090868515" calcext:value-type="float">
            <text:p>59.1249090869</text:p>
          </table:table-cell>
          <table:table-cell/>
          <table:table-cell table:formula="of:=[.A623]+([.$D$2]*COS([.C623])-[.$D$4]*SIN([.C623]))/2" office:value-type="float" office:value="18.7659842359225" calcext:value-type="float">
            <text:p>18.7659842359</text:p>
          </table:table-cell>
          <table:table-cell table:formula="of:=[.B623]+([.$D$2]*SIN([.C623])+[.$D$4]*COS([.C623]))/2" office:value-type="float" office:value="59.0873613319304" calcext:value-type="float">
            <text:p>59.0873613319</text:p>
          </table:table-cell>
        </table:table-row>
        <table:table-row table:style-name="ro1">
          <table:table-cell office:value-type="float" office:value="15.763383" calcext:value-type="float">
            <text:p>15.763383</text:p>
          </table:table-cell>
          <table:table-cell office:value-type="float" office:value="58.706144" calcext:value-type="float">
            <text:p>58.706144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624]+(-[.$D$2]*COS([.C624])-[.$D$4]*SIN([.C624]))/2" office:value-type="float" office:value="12.7649652397578" calcext:value-type="float">
            <text:p>12.7649652398</text:p>
          </table:table-cell>
          <table:table-cell table:formula="of:=[.B624]+(-[.$D$2]*SIN([.C624])+[.$D$4]*COS([.C624]))/2" office:value-type="float" office:value="59.21554652754" calcext:value-type="float">
            <text:p>59.2155465275</text:p>
          </table:table-cell>
          <table:table-cell/>
          <table:table-cell table:formula="of:=[.A624]+([.$D$2]*COS([.C624])-[.$D$4]*SIN([.C624]))/2" office:value-type="float" office:value="18.764935755107" calcext:value-type="float">
            <text:p>18.7649357551</text:p>
          </table:table-cell>
          <table:table-cell table:formula="of:=[.B624]+([.$D$2]*SIN([.C624])+[.$D$4]*COS([.C624]))/2" office:value-type="float" office:value="59.1967365583515" calcext:value-type="float">
            <text:p>59.1967365584</text:p>
          </table:table-cell>
        </table:table-row>
        <table:table-row table:style-name="ro1">
          <table:table-cell office:value-type="float" office:value="15.763592" calcext:value-type="float">
            <text:p>15.763592</text:p>
          </table:table-cell>
          <table:table-cell office:value-type="float" office:value="58.806144" calcext:value-type="float">
            <text:p>58.806144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625]+(-[.$D$2]*COS([.C625])-[.$D$4]*SIN([.C625]))/2" office:value-type="float" office:value="12.7641171442177" calcext:value-type="float">
            <text:p>12.7641171442</text:p>
          </table:table-cell>
          <table:table-cell table:formula="of:=[.B625]+(-[.$D$2]*SIN([.C625])+[.$D$4]*COS([.C625]))/2" office:value-type="float" office:value="59.3092847253739" calcext:value-type="float">
            <text:p>59.3092847254</text:p>
          </table:table-cell>
          <table:table-cell/>
          <table:table-cell table:formula="of:=[.A625]+([.$D$2]*COS([.C625])-[.$D$4]*SIN([.C625]))/2" office:value-type="float" office:value="18.764113855591" calcext:value-type="float">
            <text:p>18.7641138556</text:p>
          </table:table-cell>
          <table:table-cell table:formula="of:=[.B625]+([.$D$2]*SIN([.C625])+[.$D$4]*COS([.C625]))/2" office:value-type="float" office:value="59.3030027265216" calcext:value-type="float">
            <text:p>59.3030027265</text:p>
          </table:table-cell>
        </table:table-row>
        <table:table-row table:style-name="ro1">
          <table:table-cell office:value-type="float" office:value="15.763645" calcext:value-type="float">
            <text:p>15.763645</text:p>
          </table:table-cell>
          <table:table-cell office:value-type="float" office:value="58.906144" calcext:value-type="float">
            <text:p>58.906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26]+(-[.$D$2]*COS([.C626])-[.$D$4]*SIN([.C626]))/2" office:value-type="float" office:value="12.763645" calcext:value-type="float">
            <text:p>12.763645</text:p>
          </table:table-cell>
          <table:table-cell table:formula="of:=[.B626]+(-[.$D$2]*SIN([.C626])+[.$D$4]*COS([.C626]))/2" office:value-type="float" office:value="59.406144" calcext:value-type="float">
            <text:p>59.406144</text:p>
          </table:table-cell>
          <table:table-cell/>
          <table:table-cell table:formula="of:=[.A626]+([.$D$2]*COS([.C626])-[.$D$4]*SIN([.C626]))/2" office:value-type="float" office:value="18.763645" calcext:value-type="float">
            <text:p>18.763645</text:p>
          </table:table-cell>
          <table:table-cell table:formula="of:=[.B626]+([.$D$2]*SIN([.C626])+[.$D$4]*COS([.C626]))/2" office:value-type="float" office:value="59.406144" calcext:value-type="float">
            <text:p>59.406144</text:p>
          </table:table-cell>
        </table:table-row>
        <table:table-row table:style-name="ro1">
          <table:table-cell office:value-type="float" office:value="15.763645" calcext:value-type="float">
            <text:p>15.763645</text:p>
          </table:table-cell>
          <table:table-cell office:value-type="float" office:value="59.006144" calcext:value-type="float">
            <text:p>59.006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27]+(-[.$D$2]*COS([.C627])-[.$D$4]*SIN([.C627]))/2" office:value-type="float" office:value="12.763645" calcext:value-type="float">
            <text:p>12.763645</text:p>
          </table:table-cell>
          <table:table-cell table:formula="of:=[.B627]+(-[.$D$2]*SIN([.C627])+[.$D$4]*COS([.C627]))/2" office:value-type="float" office:value="59.506144" calcext:value-type="float">
            <text:p>59.506144</text:p>
          </table:table-cell>
          <table:table-cell/>
          <table:table-cell table:formula="of:=[.A627]+([.$D$2]*COS([.C627])-[.$D$4]*SIN([.C627]))/2" office:value-type="float" office:value="18.763645" calcext:value-type="float">
            <text:p>18.763645</text:p>
          </table:table-cell>
          <table:table-cell table:formula="of:=[.B627]+([.$D$2]*SIN([.C627])+[.$D$4]*COS([.C627]))/2" office:value-type="float" office:value="59.506144" calcext:value-type="float">
            <text:p>59.506144</text:p>
          </table:table-cell>
        </table:table-row>
        <table:table-row table:style-name="ro1">
          <table:table-cell office:value-type="float" office:value="15.763697" calcext:value-type="float">
            <text:p>15.763697</text:p>
          </table:table-cell>
          <table:table-cell office:value-type="float" office:value="59.106144" calcext:value-type="float">
            <text:p>59.106144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628]+(-[.$D$2]*COS([.C628])-[.$D$4]*SIN([.C628]))/2" office:value-type="float" office:value="12.7642221442177" calcext:value-type="float">
            <text:p>12.7642221442</text:p>
          </table:table-cell>
          <table:table-cell table:formula="of:=[.B628]+(-[.$D$2]*SIN([.C628])+[.$D$4]*COS([.C628]))/2" office:value-type="float" office:value="59.6092847253739" calcext:value-type="float">
            <text:p>59.6092847254</text:p>
          </table:table-cell>
          <table:table-cell/>
          <table:table-cell table:formula="of:=[.A628]+([.$D$2]*COS([.C628])-[.$D$4]*SIN([.C628]))/2" office:value-type="float" office:value="18.764218855591" calcext:value-type="float">
            <text:p>18.7642188556</text:p>
          </table:table-cell>
          <table:table-cell table:formula="of:=[.B628]+([.$D$2]*SIN([.C628])+[.$D$4]*COS([.C628]))/2" office:value-type="float" office:value="59.6030027265216" calcext:value-type="float">
            <text:p>59.6030027265</text:p>
          </table:table-cell>
        </table:table-row>
        <table:table-row table:style-name="ro1">
          <table:table-cell office:value-type="float" office:value="15.763906" calcext:value-type="float">
            <text:p>15.763906</text:p>
          </table:table-cell>
          <table:table-cell office:value-type="float" office:value="59.206143" calcext:value-type="float">
            <text:p>59.206143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629]+(-[.$D$2]*COS([.C629])-[.$D$4]*SIN([.C629]))/2" office:value-type="float" office:value="12.7654882397578" calcext:value-type="float">
            <text:p>12.7654882398</text:p>
          </table:table-cell>
          <table:table-cell table:formula="of:=[.B629]+(-[.$D$2]*SIN([.C629])+[.$D$4]*COS([.C629]))/2" office:value-type="float" office:value="59.71554552754" calcext:value-type="float">
            <text:p>59.7155455275</text:p>
          </table:table-cell>
          <table:table-cell/>
          <table:table-cell table:formula="of:=[.A629]+([.$D$2]*COS([.C629])-[.$D$4]*SIN([.C629]))/2" office:value-type="float" office:value="18.765458755107" calcext:value-type="float">
            <text:p>18.7654587551</text:p>
          </table:table-cell>
          <table:table-cell table:formula="of:=[.B629]+([.$D$2]*SIN([.C629])+[.$D$4]*COS([.C629]))/2" office:value-type="float" office:value="59.6967355583515" calcext:value-type="float">
            <text:p>59.6967355584</text:p>
          </table:table-cell>
        </table:table-row>
        <table:table-row table:style-name="ro1">
          <table:table-cell office:value-type="float" office:value="15.764376" calcext:value-type="float">
            <text:p>15.764376</text:p>
          </table:table-cell>
          <table:table-cell office:value-type="float" office:value="59.306142" calcext:value-type="float">
            <text:p>59.306142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630]+(-[.$D$2]*COS([.C630])-[.$D$4]*SIN([.C630]))/2" office:value-type="float" office:value="12.7675637232311" calcext:value-type="float">
            <text:p>12.7675637232</text:p>
          </table:table-cell>
          <table:table-cell table:formula="of:=[.B630]+(-[.$D$2]*SIN([.C630])+[.$D$4]*COS([.C630]))/2" office:value-type="float" office:value="59.8249060868515" calcext:value-type="float">
            <text:p>59.8249060869</text:p>
          </table:table-cell>
          <table:table-cell/>
          <table:table-cell table:formula="of:=[.A630]+([.$D$2]*COS([.C630])-[.$D$4]*SIN([.C630]))/2" office:value-type="float" office:value="18.7674462359225" calcext:value-type="float">
            <text:p>18.7674462359</text:p>
          </table:table-cell>
          <table:table-cell table:formula="of:=[.B630]+([.$D$2]*SIN([.C630])+[.$D$4]*COS([.C630]))/2" office:value-type="float" office:value="59.7873583319304" calcext:value-type="float">
            <text:p>59.7873583319</text:p>
          </table:table-cell>
        </table:table-row>
        <table:table-row table:style-name="ro1">
          <table:table-cell office:value-type="float" office:value="15.765209" calcext:value-type="float">
            <text:p>15.765209</text:p>
          </table:table-cell>
          <table:table-cell office:value-type="float" office:value="59.406139" calcext:value-type="float">
            <text:p>59.406139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631]+(-[.$D$2]*COS([.C631])-[.$D$4]*SIN([.C631]))/2" office:value-type="float" office:value="12.7705727383302" calcext:value-type="float">
            <text:p>12.7705727383</text:p>
          </table:table-cell>
          <table:table-cell table:formula="of:=[.B631]+(-[.$D$2]*SIN([.C631])+[.$D$4]*COS([.C631]))/2" office:value-type="float" office:value="59.9373203817259" calcext:value-type="float">
            <text:p>59.9373203817</text:p>
          </table:table-cell>
          <table:table-cell/>
          <table:table-cell table:formula="of:=[.A631]+([.$D$2]*COS([.C631])-[.$D$4]*SIN([.C631]))/2" office:value-type="float" office:value="18.7702480740312" calcext:value-type="float">
            <text:p>18.770248074</text:p>
          </table:table-cell>
          <table:table-cell table:formula="of:=[.B631]+([.$D$2]*SIN([.C631])+[.$D$4]*COS([.C631]))/2" office:value-type="float" office:value="59.8749035075576" calcext:value-type="float">
            <text:p>59.8749035076</text:p>
          </table:table-cell>
        </table:table-row>
        <table:table-row table:style-name="ro1">
          <table:table-cell office:value-type="float" office:value="15.766507" calcext:value-type="float">
            <text:p>15.766507</text:p>
          </table:table-cell>
          <table:table-cell office:value-type="float" office:value="59.50613" calcext:value-type="float">
            <text:p>59.50613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632]+(-[.$D$2]*COS([.C632])-[.$D$4]*SIN([.C632]))/2" office:value-type="float" office:value="12.7746465694842" calcext:value-type="float">
            <text:p>12.7746465695</text:p>
          </table:table-cell>
          <table:table-cell table:formula="of:=[.B632]+(-[.$D$2]*SIN([.C632])+[.$D$4]*COS([.C632]))/2" office:value-type="float" office:value="60.0527296380475" calcext:value-type="float">
            <text:p>60.052729638</text:p>
          </table:table-cell>
          <table:table-cell/>
          <table:table-cell table:formula="of:=[.A632]+([.$D$2]*COS([.C632])-[.$D$4]*SIN([.C632]))/2" office:value-type="float" office:value="18.7739208033682" calcext:value-type="float">
            <text:p>18.7739208034</text:p>
          </table:table-cell>
          <table:table-cell table:formula="of:=[.B632]+([.$D$2]*SIN([.C632])+[.$D$4]*COS([.C632]))/2" office:value-type="float" office:value="59.9594094009332" calcext:value-type="float">
            <text:p>59.9594094009</text:p>
          </table:table-cell>
        </table:table-row>
        <table:table-row table:style-name="ro1">
          <table:table-cell office:value-type="float" office:value="15.768369" calcext:value-type="float">
            <text:p>15.768369</text:p>
          </table:table-cell>
          <table:table-cell office:value-type="float" office:value="59.606113" calcext:value-type="float">
            <text:p>59.606113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633]+(-[.$D$2]*COS([.C633])-[.$D$4]*SIN([.C633]))/2" office:value-type="float" office:value="12.7799182412091" calcext:value-type="float">
            <text:p>12.7799182412</text:p>
          </table:table-cell>
          <table:table-cell table:formula="of:=[.B633]+(-[.$D$2]*SIN([.C633])+[.$D$4]*COS([.C633]))/2" office:value-type="float" office:value="60.1710573001591" calcext:value-type="float">
            <text:p>60.1710573002</text:p>
          </table:table-cell>
          <table:table-cell/>
          <table:table-cell table:formula="of:=[.A633]+([.$D$2]*COS([.C633])-[.$D$4]*SIN([.C633]))/2" office:value-type="float" office:value="18.7785070583673" calcext:value-type="float">
            <text:p>18.7785070584</text:p>
          </table:table-cell>
          <table:table-cell table:formula="of:=[.B633]+([.$D$2]*SIN([.C633])+[.$D$4]*COS([.C633]))/2" office:value-type="float" office:value="60.0409335027006" calcext:value-type="float">
            <text:p>60.0409335027</text:p>
          </table:table-cell>
        </table:table-row>
        <table:table-row table:style-name="ro1">
          <table:table-cell office:value-type="float" office:value="15.770892" calcext:value-type="float">
            <text:p>15.770892</text:p>
          </table:table-cell>
          <table:table-cell office:value-type="float" office:value="59.706081" calcext:value-type="float">
            <text:p>59.706081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634]+(-[.$D$2]*COS([.C634])-[.$D$4]*SIN([.C634]))/2" office:value-type="float" office:value="12.7865252910577" calcext:value-type="float">
            <text:p>12.7865252911</text:p>
          </table:table-cell>
          <table:table-cell table:formula="of:=[.B634]+(-[.$D$2]*SIN([.C634])+[.$D$4]*COS([.C634]))/2" office:value-type="float" office:value="60.292216945457" calcext:value-type="float">
            <text:p>60.2922169455</text:p>
          </table:table-cell>
          <table:table-cell/>
          <table:table-cell table:formula="of:=[.A634]+([.$D$2]*COS([.C634])-[.$D$4]*SIN([.C634]))/2" office:value-type="float" office:value="18.7840397340126" calcext:value-type="float">
            <text:p>18.784039734</text:p>
          </table:table-cell>
          <table:table-cell table:formula="of:=[.B634]+([.$D$2]*SIN([.C634])+[.$D$4]*COS([.C634]))/2" office:value-type="float" office:value="60.1195307950355" calcext:value-type="float">
            <text:p>60.119530795</text:p>
          </table:table-cell>
        </table:table-row>
        <table:table-row table:style-name="ro1">
          <table:table-cell office:value-type="float" office:value="15.774171" calcext:value-type="float">
            <text:p>15.774171</text:p>
          </table:table-cell>
          <table:table-cell office:value-type="float" office:value="59.806027" calcext:value-type="float">
            <text:p>59.806027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635]+(-[.$D$2]*COS([.C635])-[.$D$4]*SIN([.C635]))/2" office:value-type="float" office:value="12.794606518847" calcext:value-type="float">
            <text:p>12.7946065188</text:p>
          </table:table-cell>
          <table:table-cell table:formula="of:=[.B635]+(-[.$D$2]*SIN([.C635])+[.$D$4]*COS([.C635]))/2" office:value-type="float" office:value="60.4161052758396" calcext:value-type="float">
            <text:p>60.4161052758</text:p>
          </table:table-cell>
          <table:table-cell/>
          <table:table-cell table:formula="of:=[.A635]+([.$D$2]*COS([.C635])-[.$D$4]*SIN([.C635]))/2" office:value-type="float" office:value="18.7905411662279" calcext:value-type="float">
            <text:p>18.7905411662</text:p>
          </table:table-cell>
          <table:table-cell table:formula="of:=[.B635]+([.$D$2]*SIN([.C635])+[.$D$4]*COS([.C635]))/2" office:value-type="float" office:value="60.1952711653905" calcext:value-type="float">
            <text:p>60.1952711654</text:p>
          </table:table-cell>
        </table:table-row>
        <table:table-row table:style-name="ro1">
          <table:table-cell office:value-type="float" office:value="15.778298" calcext:value-type="float">
            <text:p>15.778298</text:p>
          </table:table-cell>
          <table:table-cell office:value-type="float" office:value="59.905941" calcext:value-type="float">
            <text:p>59.905941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636]+(-[.$D$2]*COS([.C636])-[.$D$4]*SIN([.C636]))/2" office:value-type="float" office:value="12.8043008838511" calcext:value-type="float">
            <text:p>12.8043008839</text:p>
          </table:table-cell>
          <table:table-cell table:formula="of:=[.B636]+(-[.$D$2]*SIN([.C636])+[.$D$4]*COS([.C636]))/2" office:value-type="float" office:value="60.5426050818657" calcext:value-type="float">
            <text:p>60.5426050819</text:p>
          </table:table-cell>
          <table:table-cell/>
          <table:table-cell table:formula="of:=[.A636]+([.$D$2]*COS([.C636])-[.$D$4]*SIN([.C636]))/2" office:value-type="float" office:value="18.7980241634487" calcext:value-type="float">
            <text:p>18.7980241634</text:p>
          </table:table-cell>
          <table:table-cell table:formula="of:=[.B636]+([.$D$2]*SIN([.C636])+[.$D$4]*COS([.C636]))/2" office:value-type="float" office:value="60.2682307980672" calcext:value-type="float">
            <text:p>60.2682307981</text:p>
          </table:table-cell>
        </table:table-row>
        <table:table-row table:style-name="ro1">
          <table:table-cell office:value-type="float" office:value="15.78336" calcext:value-type="float">
            <text:p>15.78336</text:p>
          </table:table-cell>
          <table:table-cell office:value-type="float" office:value="60.005813" calcext:value-type="float">
            <text:p>60.005813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637]+(-[.$D$2]*COS([.C637])-[.$D$4]*SIN([.C637]))/2" office:value-type="float" office:value="12.8157422390928" calcext:value-type="float">
            <text:p>12.8157422391</text:p>
          </table:table-cell>
          <table:table-cell table:formula="of:=[.B637]+(-[.$D$2]*SIN([.C637])+[.$D$4]*COS([.C637]))/2" office:value-type="float" office:value="60.6715793442589" calcext:value-type="float">
            <text:p>60.6715793443</text:p>
          </table:table-cell>
          <table:table-cell/>
          <table:table-cell table:formula="of:=[.A637]+([.$D$2]*COS([.C637])-[.$D$4]*SIN([.C637]))/2" office:value-type="float" office:value="18.806490209807" calcext:value-type="float">
            <text:p>18.8064902098</text:p>
          </table:table-cell>
          <table:table-cell table:formula="of:=[.B637]+([.$D$2]*SIN([.C637])+[.$D$4]*COS([.C637]))/2" office:value-type="float" office:value="60.3385046508601" calcext:value-type="float">
            <text:p>60.3385046509</text:p>
          </table:table-cell>
        </table:table-row>
        <table:table-row table:style-name="ro1">
          <table:table-cell office:value-type="float" office:value="15.789442" calcext:value-type="float">
            <text:p>15.789442</text:p>
          </table:table-cell>
          <table:table-cell office:value-type="float" office:value="60.105627" calcext:value-type="float">
            <text:p>60.105627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638]+(-[.$D$2]*COS([.C638])-[.$D$4]*SIN([.C638]))/2" office:value-type="float" office:value="12.829064682686" calcext:value-type="float">
            <text:p>12.8290646827</text:p>
          </table:table-cell>
          <table:table-cell table:formula="of:=[.B638]+(-[.$D$2]*SIN([.C638])+[.$D$4]*COS([.C638]))/2" office:value-type="float" office:value="60.8028831503012" calcext:value-type="float">
            <text:p>60.8028831503</text:p>
          </table:table-cell>
          <table:table-cell/>
          <table:table-cell table:formula="of:=[.A638]+([.$D$2]*COS([.C638])-[.$D$4]*SIN([.C638]))/2" office:value-type="float" office:value="18.8159360516109" calcext:value-type="float">
            <text:p>18.8159360516</text:p>
          </table:table-cell>
          <table:table-cell table:formula="of:=[.B638]+([.$D$2]*SIN([.C638])+[.$D$4]*COS([.C638]))/2" office:value-type="float" office:value="60.4061827445196" calcext:value-type="float">
            <text:p>60.4061827445</text:p>
          </table:table-cell>
        </table:table-row>
        <table:table-row table:style-name="ro1">
          <table:table-cell office:value-type="float" office:value="15.796623" calcext:value-type="float">
            <text:p>15.796623</text:p>
          </table:table-cell>
          <table:table-cell office:value-type="float" office:value="60.205368" calcext:value-type="float">
            <text:p>60.205368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639]+(-[.$D$2]*COS([.C639])-[.$D$4]*SIN([.C639]))/2" office:value-type="float" office:value="12.8443931726114" calcext:value-type="float">
            <text:p>12.8443931726</text:p>
          </table:table-cell>
          <table:table-cell table:formula="of:=[.B639]+(-[.$D$2]*SIN([.C639])+[.$D$4]*COS([.C639]))/2" office:value-type="float" office:value="60.9363529836192" calcext:value-type="float">
            <text:p>60.9363529836</text:p>
          </table:table-cell>
          <table:table-cell/>
          <table:table-cell table:formula="of:=[.A639]+([.$D$2]*COS([.C639])-[.$D$4]*SIN([.C639]))/2" office:value-type="float" office:value="18.8263490476225" calcext:value-type="float">
            <text:p>18.8263490476</text:p>
          </table:table-cell>
          <table:table-cell table:formula="of:=[.B639]+([.$D$2]*SIN([.C639])+[.$D$4]*COS([.C639]))/2" office:value-type="float" office:value="60.471375662216" calcext:value-type="float">
            <text:p>60.4713756622</text:p>
          </table:table-cell>
        </table:table-row>
        <table:table-row table:style-name="ro1">
          <table:table-cell office:value-type="float" office:value="15.804978" calcext:value-type="float">
            <text:p>15.804978</text:p>
          </table:table-cell>
          <table:table-cell office:value-type="float" office:value="60.305018" calcext:value-type="float">
            <text:p>60.305018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640]+(-[.$D$2]*COS([.C640])-[.$D$4]*SIN([.C640]))/2" office:value-type="float" office:value="12.8618473267397" calcext:value-type="float">
            <text:p>12.8618473267</text:p>
          </table:table-cell>
          <table:table-cell table:formula="of:=[.B640]+(-[.$D$2]*SIN([.C640])+[.$D$4]*COS([.C640]))/2" office:value-type="float" office:value="61.0718177392504" calcext:value-type="float">
            <text:p>61.0718177393</text:p>
          </table:table-cell>
          <table:table-cell/>
          <table:table-cell table:formula="of:=[.A640]+([.$D$2]*COS([.C640])-[.$D$4]*SIN([.C640]))/2" office:value-type="float" office:value="18.8377123360842" calcext:value-type="float">
            <text:p>18.8377123361</text:p>
          </table:table-cell>
          <table:table-cell table:formula="of:=[.B640]+([.$D$2]*SIN([.C640])+[.$D$4]*COS([.C640]))/2" office:value-type="float" office:value="60.534195762307" calcext:value-type="float">
            <text:p>60.5341957623</text:p>
          </table:table-cell>
        </table:table-row>
        <table:table-row table:style-name="ro1">
          <table:table-cell office:value-type="float" office:value="15.814577" calcext:value-type="float">
            <text:p>15.814577</text:p>
          </table:table-cell>
          <table:table-cell office:value-type="float" office:value="60.404556" calcext:value-type="float">
            <text:p>60.404556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641]+(-[.$D$2]*COS([.C641])-[.$D$4]*SIN([.C641]))/2" office:value-type="float" office:value="12.8815359810829" calcext:value-type="float">
            <text:p>12.8815359811</text:p>
          </table:table-cell>
          <table:table-cell table:formula="of:=[.B641]+(-[.$D$2]*SIN([.C641])+[.$D$4]*COS([.C641]))/2" office:value-type="float" office:value="61.2090871562332" calcext:value-type="float">
            <text:p>61.2090871562</text:p>
          </table:table-cell>
          <table:table-cell/>
          <table:table-cell table:formula="of:=[.A641]+([.$D$2]*COS([.C641])-[.$D$4]*SIN([.C641]))/2" office:value-type="float" office:value="18.850004284781" calcext:value-type="float">
            <text:p>18.8500042848</text:p>
          </table:table-cell>
          <table:table-cell table:formula="of:=[.B641]+([.$D$2]*SIN([.C641])+[.$D$4]*COS([.C641]))/2" office:value-type="float" office:value="60.5947695610498" calcext:value-type="float">
            <text:p>60.594769561</text:p>
          </table:table-cell>
        </table:table-row>
        <table:table-row table:style-name="ro1">
          <table:table-cell office:value-type="float" office:value="15.825486" calcext:value-type="float">
            <text:p>15.825486</text:p>
          </table:table-cell>
          <table:table-cell office:value-type="float" office:value="60.503958" calcext:value-type="float">
            <text:p>60.503958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642]+(-[.$D$2]*COS([.C642])-[.$D$4]*SIN([.C642]))/2" office:value-type="float" office:value="12.9035587426171" calcext:value-type="float">
            <text:p>12.9035587426</text:p>
          </table:table-cell>
          <table:table-cell table:formula="of:=[.B642]+(-[.$D$2]*SIN([.C642])+[.$D$4]*COS([.C642]))/2" office:value-type="float" office:value="61.3479610228398" calcext:value-type="float">
            <text:p>61.3479610228</text:p>
          </table:table-cell>
          <table:table-cell/>
          <table:table-cell table:formula="of:=[.A642]+([.$D$2]*COS([.C642])-[.$D$4]*SIN([.C642]))/2" office:value-type="float" office:value="18.8632019535805" calcext:value-type="float">
            <text:p>18.8632019536</text:p>
          </table:table-cell>
          <table:table-cell table:formula="of:=[.B642]+([.$D$2]*SIN([.C642])+[.$D$4]*COS([.C642]))/2" office:value-type="float" office:value="60.6532288456541" calcext:value-type="float">
            <text:p>60.6532288457</text:p>
          </table:table-cell>
        </table:table-row>
        <table:table-row table:style-name="ro1">
          <table:table-cell office:value-type="float" office:value="15.837764" calcext:value-type="float">
            <text:p>15.837764</text:p>
          </table:table-cell>
          <table:table-cell office:value-type="float" office:value="60.603201" calcext:value-type="float">
            <text:p>60.603201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643]+(-[.$D$2]*COS([.C643])-[.$D$4]*SIN([.C643]))/2" office:value-type="float" office:value="12.9280024581553" calcext:value-type="float">
            <text:p>12.9280024582</text:p>
          </table:table-cell>
          <table:table-cell table:formula="of:=[.B643]+(-[.$D$2]*SIN([.C643])+[.$D$4]*COS([.C643]))/2" office:value-type="float" office:value="61.4882364623411" calcext:value-type="float">
            <text:p>61.4882364623</text:p>
          </table:table-cell>
          <table:table-cell/>
          <table:table-cell table:formula="of:=[.A643]+([.$D$2]*COS([.C643])-[.$D$4]*SIN([.C643]))/2" office:value-type="float" office:value="18.8772796625043" calcext:value-type="float">
            <text:p>18.8772796625</text:p>
          </table:table-cell>
          <table:table-cell table:formula="of:=[.B643]+([.$D$2]*SIN([.C643])+[.$D$4]*COS([.C643]))/2" office:value-type="float" office:value="60.7097117383838" calcext:value-type="float">
            <text:p>60.7097117384</text:p>
          </table:table-cell>
        </table:table-row>
        <table:table-row table:style-name="ro1">
          <table:table-cell office:value-type="float" office:value="15.851463" calcext:value-type="float">
            <text:p>15.851463</text:p>
          </table:table-cell>
          <table:table-cell office:value-type="float" office:value="60.702257" calcext:value-type="float">
            <text:p>60.702257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644]+(-[.$D$2]*COS([.C644])-[.$D$4]*SIN([.C644]))/2" office:value-type="float" office:value="12.9549372708752" calcext:value-type="float">
            <text:p>12.9549372709</text:p>
          </table:table-cell>
          <table:table-cell table:formula="of:=[.B644]+(-[.$D$2]*SIN([.C644])+[.$D$4]*COS([.C644]))/2" office:value-type="float" office:value="61.6296936288421" calcext:value-type="float">
            <text:p>61.6296936288</text:p>
          </table:table-cell>
          <table:table-cell/>
          <table:table-cell table:formula="of:=[.A644]+([.$D$2]*COS([.C644])-[.$D$4]*SIN([.C644]))/2" office:value-type="float" office:value="18.8922100287966" calcext:value-type="float">
            <text:p>18.8922100288</text:p>
          </table:table-cell>
          <table:table-cell table:formula="of:=[.B644]+([.$D$2]*SIN([.C644])+[.$D$4]*COS([.C644]))/2" office:value-type="float" office:value="60.7643658308115" calcext:value-type="float">
            <text:p>60.7643658308</text:p>
          </table:table-cell>
        </table:table-row>
        <table:table-row table:style-name="ro1">
          <table:table-cell office:value-type="float" office:value="15.86663" calcext:value-type="float">
            <text:p>15.86663</text:p>
          </table:table-cell>
          <table:table-cell office:value-type="float" office:value="60.801099" calcext:value-type="float">
            <text:p>60.801099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645]+(-[.$D$2]*COS([.C645])-[.$D$4]*SIN([.C645]))/2" office:value-type="float" office:value="12.9844197941832" calcext:value-type="float">
            <text:p>12.9844197942</text:p>
          </table:table-cell>
          <table:table-cell table:formula="of:=[.B645]+(-[.$D$2]*SIN([.C645])+[.$D$4]*COS([.C645]))/2" office:value-type="float" office:value="61.7721110130489" calcext:value-type="float">
            <text:p>61.772111013</text:p>
          </table:table-cell>
          <table:table-cell/>
          <table:table-cell table:formula="of:=[.A645]+([.$D$2]*COS([.C645])-[.$D$4]*SIN([.C645]))/2" office:value-type="float" office:value="18.9079678745994" calcext:value-type="float">
            <text:p>18.9079678746</text:p>
          </table:table-cell>
          <table:table-cell table:formula="of:=[.B645]+([.$D$2]*SIN([.C645])+[.$D$4]*COS([.C645]))/2" office:value-type="float" office:value="60.8173450003538" calcext:value-type="float">
            <text:p>60.8173450004</text:p>
          </table:table-cell>
        </table:table-row>
        <table:table-row table:style-name="ro1">
          <table:table-cell office:value-type="float" office:value="15.883307" calcext:value-type="float">
            <text:p>15.883307</text:p>
          </table:table-cell>
          <table:table-cell office:value-type="float" office:value="60.899698" calcext:value-type="float">
            <text:p>60.899698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646]+(-[.$D$2]*COS([.C646])-[.$D$4]*SIN([.C646]))/2" office:value-type="float" office:value="13.016489034059" calcext:value-type="float">
            <text:p>13.0164890341</text:p>
          </table:table-cell>
          <table:table-cell table:formula="of:=[.B646]+(-[.$D$2]*SIN([.C646])+[.$D$4]*COS([.C646]))/2" office:value-type="float" office:value="61.9152543746823" calcext:value-type="float">
            <text:p>61.9152543747</text:p>
          </table:table-cell>
          <table:table-cell/>
          <table:table-cell table:formula="of:=[.A646]+([.$D$2]*COS([.C646])-[.$D$4]*SIN([.C646]))/2" office:value-type="float" office:value="18.924531467679" calcext:value-type="float">
            <text:p>18.9245314677</text:p>
          </table:table-cell>
          <table:table-cell table:formula="of:=[.B646]+([.$D$2]*SIN([.C646])+[.$D$4]*COS([.C646]))/2" office:value-type="float" office:value="60.8688153642544" calcext:value-type="float">
            <text:p>60.8688153643</text:p>
          </table:table-cell>
        </table:table-row>
        <table:table-row table:style-name="ro1">
          <table:table-cell office:value-type="float" office:value="15.901528" calcext:value-type="float">
            <text:p>15.901528</text:p>
          </table:table-cell>
          <table:table-cell office:value-type="float" office:value="60.998023" calcext:value-type="float">
            <text:p>60.998023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647]+(-[.$D$2]*COS([.C647])-[.$D$4]*SIN([.C647]))/2" office:value-type="float" office:value="13.0511670865529" calcext:value-type="float">
            <text:p>13.0511670866</text:p>
          </table:table-cell>
          <table:table-cell table:formula="of:=[.B647]+(-[.$D$2]*SIN([.C647])+[.$D$4]*COS([.C647]))/2" office:value-type="float" office:value="62.0588918246401" calcext:value-type="float">
            <text:p>62.0588918246</text:p>
          </table:table-cell>
          <table:table-cell/>
          <table:table-cell table:formula="of:=[.A647]+([.$D$2]*COS([.C647])-[.$D$4]*SIN([.C647]))/2" office:value-type="float" office:value="18.9418809153062" calcext:value-type="float">
            <text:p>18.9418809153</text:p>
          </table:table-cell>
          <table:table-cell table:formula="of:=[.B647]+([.$D$2]*SIN([.C647])+[.$D$4]*COS([.C647]))/2" office:value-type="float" office:value="60.9189398134854" calcext:value-type="float">
            <text:p>60.9189398135</text:p>
          </table:table-cell>
        </table:table-row>
        <table:table-row table:style-name="ro1">
          <table:table-cell office:value-type="float" office:value="15.921319" calcext:value-type="float">
            <text:p>15.921319</text:p>
          </table:table-cell>
          <table:table-cell office:value-type="float" office:value="61.096043" calcext:value-type="float">
            <text:p>61.096043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648]+(-[.$D$2]*COS([.C648])-[.$D$4]*SIN([.C648]))/2" office:value-type="float" office:value="13.0884543370877" calcext:value-type="float">
            <text:p>13.0884543371</text:p>
          </table:table-cell>
          <table:table-cell table:formula="of:=[.B648]+(-[.$D$2]*SIN([.C648])+[.$D$4]*COS([.C648]))/2" office:value-type="float" office:value="62.2027849760824" calcext:value-type="float">
            <text:p>62.2027849761</text:p>
          </table:table-cell>
          <table:table-cell/>
          <table:table-cell table:formula="of:=[.A648]+([.$D$2]*COS([.C648])-[.$D$4]*SIN([.C648]))/2" office:value-type="float" office:value="18.9599991868897" calcext:value-type="float">
            <text:p>18.9599991869</text:p>
          </table:table-cell>
          <table:table-cell table:formula="of:=[.B648]+([.$D$2]*SIN([.C648])+[.$D$4]*COS([.C648]))/2" office:value-type="float" office:value="60.967891832218" calcext:value-type="float">
            <text:p>60.9678918322</text:p>
          </table:table-cell>
        </table:table-row>
        <table:table-row table:style-name="ro1">
          <table:table-cell office:value-type="float" office:value="15.9427" calcext:value-type="float">
            <text:p>15.9427</text:p>
          </table:table-cell>
          <table:table-cell office:value-type="float" office:value="61.19373" calcext:value-type="float">
            <text:p>61.19373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649]+(-[.$D$2]*COS([.C649])-[.$D$4]*SIN([.C649]))/2" office:value-type="float" office:value="13.1283337626802" calcext:value-type="float">
            <text:p>13.1283337627</text:p>
          </table:table-cell>
          <table:table-cell table:formula="of:=[.B649]+(-[.$D$2]*SIN([.C649])+[.$D$4]*COS([.C649]))/2" office:value-type="float" office:value="62.3467012408532" calcext:value-type="float">
            <text:p>62.3467012409</text:p>
          </table:table-cell>
          <table:table-cell/>
          <table:table-cell table:formula="of:=[.A649]+([.$D$2]*COS([.C649])-[.$D$4]*SIN([.C649]))/2" office:value-type="float" office:value="18.9788749512549" calcext:value-type="float">
            <text:p>18.9788749513</text:p>
          </table:table-cell>
          <table:table-cell table:formula="of:=[.B649]+([.$D$2]*SIN([.C649])+[.$D$4]*COS([.C649]))/2" office:value-type="float" office:value="61.0158489572426" calcext:value-type="float">
            <text:p>61.0158489572</text:p>
          </table:table-cell>
        </table:table-row>
        <table:table-row table:style-name="ro1">
          <table:table-cell office:value-type="float" office:value="15.965686" calcext:value-type="float">
            <text:p>15.965686</text:p>
          </table:table-cell>
          <table:table-cell office:value-type="float" office:value="61.291051" calcext:value-type="float">
            <text:p>61.291051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650]+(-[.$D$2]*COS([.C650])-[.$D$4]*SIN([.C650]))/2" office:value-type="float" office:value="13.1707679972983" calcext:value-type="float">
            <text:p>13.1707679973</text:p>
          </table:table-cell>
          <table:table-cell table:formula="of:=[.B650]+(-[.$D$2]*SIN([.C650])+[.$D$4]*COS([.C650]))/2" office:value-type="float" office:value="62.490398054932" calcext:value-type="float">
            <text:p>62.4903980549</text:p>
          </table:table-cell>
          <table:table-cell/>
          <table:table-cell table:formula="of:=[.A650]+([.$D$2]*COS([.C650])-[.$D$4]*SIN([.C650]))/2" office:value-type="float" office:value="18.9985047771282" calcext:value-type="float">
            <text:p>18.9985047771</text:p>
          </table:table-cell>
          <table:table-cell table:formula="of:=[.B650]+([.$D$2]*SIN([.C650])+[.$D$4]*COS([.C650]))/2" office:value-type="float" office:value="61.0629934083729" calcext:value-type="float">
            <text:p>61.0629934084</text:p>
          </table:table-cell>
        </table:table-row>
        <table:table-row table:style-name="ro1">
          <table:table-cell office:value-type="float" office:value="15.990283" calcext:value-type="float">
            <text:p>15.990283</text:p>
          </table:table-cell>
          <table:table-cell office:value-type="float" office:value="61.387978" calcext:value-type="float">
            <text:p>61.387978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651]+(-[.$D$2]*COS([.C651])-[.$D$4]*SIN([.C651]))/2" office:value-type="float" office:value="13.2157006701857" calcext:value-type="float">
            <text:p>13.2157006702</text:p>
          </table:table-cell>
          <table:table-cell table:formula="of:=[.B651]+(-[.$D$2]*SIN([.C651])+[.$D$4]*COS([.C651]))/2" office:value-type="float" office:value="62.6336476572857" calcext:value-type="float">
            <text:p>62.6336476573</text:p>
          </table:table-cell>
          <table:table-cell/>
          <table:table-cell table:formula="of:=[.A651]+([.$D$2]*COS([.C651])-[.$D$4]*SIN([.C651]))/2" office:value-type="float" office:value="19.0188888765116" calcext:value-type="float">
            <text:p>19.0188888765</text:p>
          </table:table-cell>
          <table:table-cell table:formula="of:=[.B651]+([.$D$2]*SIN([.C651])+[.$D$4]*COS([.C651]))/2" office:value-type="float" office:value="61.1095063771019" calcext:value-type="float">
            <text:p>61.1095063771</text:p>
          </table:table-cell>
        </table:table-row>
        <table:table-row table:style-name="ro1">
          <table:table-cell office:value-type="float" office:value="16.01649" calcext:value-type="float">
            <text:p>16.01649</text:p>
          </table:table-cell>
          <table:table-cell office:value-type="float" office:value="61.484481" calcext:value-type="float">
            <text:p>61.484481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652]+(-[.$D$2]*COS([.C652])-[.$D$4]*SIN([.C652]))/2" office:value-type="float" office:value="13.2630523585679" calcext:value-type="float">
            <text:p>13.2630523586</text:p>
          </table:table-cell>
          <table:table-cell table:formula="of:=[.B652]+(-[.$D$2]*SIN([.C652])+[.$D$4]*COS([.C652]))/2" office:value-type="float" office:value="62.7762167139697" calcext:value-type="float">
            <text:p>62.776216714</text:p>
          </table:table-cell>
          <table:table-cell/>
          <table:table-cell table:formula="of:=[.A652]+([.$D$2]*COS([.C652])-[.$D$4]*SIN([.C652]))/2" office:value-type="float" office:value="19.0400344869665" calcext:value-type="float">
            <text:p>19.040034487</text:p>
          </table:table-cell>
          <table:table-cell table:formula="of:=[.B652]+([.$D$2]*SIN([.C652])+[.$D$4]*COS([.C652]))/2" office:value-type="float" office:value="61.1555756407635" calcext:value-type="float">
            <text:p>61.1555756408</text:p>
          </table:table-cell>
        </table:table-row>
        <table:table-row table:style-name="ro1">
          <table:table-cell office:value-type="float" office:value="16.0443" calcext:value-type="float">
            <text:p>16.0443</text:p>
          </table:table-cell>
          <table:table-cell office:value-type="float" office:value="61.580535" calcext:value-type="float">
            <text:p>61.580535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653]+(-[.$D$2]*COS([.C653])-[.$D$4]*SIN([.C653]))/2" office:value-type="float" office:value="13.3127290150741" calcext:value-type="float">
            <text:p>13.3127290151</text:p>
          </table:table-cell>
          <table:table-cell table:formula="of:=[.B653]+(-[.$D$2]*SIN([.C653])+[.$D$4]*COS([.C653]))/2" office:value-type="float" office:value="62.9178905825999" calcext:value-type="float">
            <text:p>62.9178905826</text:p>
          </table:table-cell>
          <table:table-cell/>
          <table:table-cell table:formula="of:=[.A653]+([.$D$2]*COS([.C653])-[.$D$4]*SIN([.C653]))/2" office:value-type="float" office:value="19.0619554449623" calcext:value-type="float">
            <text:p>19.061955445</text:p>
          </table:table-cell>
          <table:table-cell table:formula="of:=[.B653]+([.$D$2]*SIN([.C653])+[.$D$4]*COS([.C653]))/2" office:value-type="float" office:value="61.2013838223815" calcext:value-type="float">
            <text:p>61.2013838224</text:p>
          </table:table-cell>
        </table:table-row>
        <table:table-row table:style-name="ro1">
          <table:table-cell office:value-type="float" office:value="16.0737" calcext:value-type="float">
            <text:p>16.0737</text:p>
          </table:table-cell>
          <table:table-cell office:value-type="float" office:value="61.676115" calcext:value-type="float">
            <text:p>61.676115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654]+(-[.$D$2]*COS([.C654])-[.$D$4]*SIN([.C654]))/2" office:value-type="float" office:value="13.3646145877475" calcext:value-type="float">
            <text:p>13.3646145877</text:p>
          </table:table-cell>
          <table:table-cell table:formula="of:=[.B654]+(-[.$D$2]*SIN([.C654])+[.$D$4]*COS([.C654]))/2" office:value-type="float" office:value="63.0584522342235" calcext:value-type="float">
            <text:p>63.0584522342</text:p>
          </table:table-cell>
          <table:table-cell/>
          <table:table-cell table:formula="of:=[.A654]+([.$D$2]*COS([.C654])-[.$D$4]*SIN([.C654]))/2" office:value-type="float" office:value="19.0846739524194" calcext:value-type="float">
            <text:p>19.0846739524</text:p>
          </table:table-cell>
          <table:table-cell table:formula="of:=[.B654]+([.$D$2]*SIN([.C654])+[.$D$4]*COS([.C654]))/2" office:value-type="float" office:value="61.2471209932218" calcext:value-type="float">
            <text:p>61.2471209932</text:p>
          </table:table-cell>
        </table:table-row>
        <table:table-row table:style-name="ro1">
          <table:table-cell office:value-type="float" office:value="16.104668" calcext:value-type="float">
            <text:p>16.104668</text:p>
          </table:table-cell>
          <table:table-cell office:value-type="float" office:value="61.771198" calcext:value-type="float">
            <text:p>61.771198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655]+(-[.$D$2]*COS([.C655])-[.$D$4]*SIN([.C655]))/2" office:value-type="float" office:value="13.4185762686669" calcext:value-type="float">
            <text:p>13.4185762687</text:p>
          </table:table-cell>
          <table:table-cell table:formula="of:=[.B655]+(-[.$D$2]*SIN([.C655])+[.$D$4]*COS([.C655]))/2" office:value-type="float" office:value="63.1977011408532" calcext:value-type="float">
            <text:p>63.1977011409</text:p>
          </table:table-cell>
          <table:table-cell/>
          <table:table-cell table:formula="of:=[.A655]+([.$D$2]*COS([.C655])-[.$D$4]*SIN([.C655]))/2" office:value-type="float" office:value="19.1082152509972" calcext:value-type="float">
            <text:p>19.108215251</text:p>
          </table:table-cell>
          <table:table-cell table:formula="of:=[.B655]+([.$D$2]*SIN([.C655])+[.$D$4]*COS([.C655]))/2" office:value-type="float" office:value="61.2929680228685" calcext:value-type="float">
            <text:p>61.2929680229</text:p>
          </table:table-cell>
        </table:table-row>
        <table:table-row table:style-name="ro1">
          <table:table-cell office:value-type="float" office:value="16.137177" calcext:value-type="float">
            <text:p>16.137177</text:p>
          </table:table-cell>
          <table:table-cell office:value-type="float" office:value="61.865765" calcext:value-type="float">
            <text:p>61.865765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656]+(-[.$D$2]*COS([.C656])-[.$D$4]*SIN([.C656]))/2" office:value-type="float" office:value="13.4744622940948" calcext:value-type="float">
            <text:p>13.4744622941</text:p>
          </table:table-cell>
          <table:table-cell table:formula="of:=[.B656]+(-[.$D$2]*SIN([.C656])+[.$D$4]*COS([.C656]))/2" office:value-type="float" office:value="63.3354419695943" calcext:value-type="float">
            <text:p>63.3354419696</text:p>
          </table:table-cell>
          <table:table-cell/>
          <table:table-cell table:formula="of:=[.A656]+([.$D$2]*COS([.C656])-[.$D$4]*SIN([.C656]))/2" office:value-type="float" office:value="19.1326131714004" calcext:value-type="float">
            <text:p>19.1326131714</text:p>
          </table:table-cell>
          <table:table-cell table:formula="of:=[.B656]+([.$D$2]*SIN([.C656])+[.$D$4]*COS([.C656]))/2" office:value-type="float" office:value="61.3391131766233" calcext:value-type="float">
            <text:p>61.3391131766</text:p>
          </table:table-cell>
        </table:table-row>
        <table:table-row table:style-name="ro1">
          <table:table-cell office:value-type="float" office:value="16.171195" calcext:value-type="float">
            <text:p>16.171195</text:p>
          </table:table-cell>
          <table:table-cell office:value-type="float" office:value="61.9598" calcext:value-type="float">
            <text:p>61.9598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657]+(-[.$D$2]*COS([.C657])-[.$D$4]*SIN([.C657]))/2" office:value-type="float" office:value="13.5321096703462" calcext:value-type="float">
            <text:p>13.5321096703</text:p>
          </table:table-cell>
          <table:table-cell table:formula="of:=[.B657]+(-[.$D$2]*SIN([.C657])+[.$D$4]*COS([.C657]))/2" office:value-type="float" office:value="63.4714972655945" calcext:value-type="float">
            <text:p>63.4714972656</text:p>
          </table:table-cell>
          <table:table-cell/>
          <table:table-cell table:formula="of:=[.A657]+([.$D$2]*COS([.C657])-[.$D$4]*SIN([.C657]))/2" office:value-type="float" office:value="19.1579072628383" calcext:value-type="float">
            <text:p>19.1579072628</text:p>
          </table:table-cell>
          <table:table-cell table:formula="of:=[.B657]+([.$D$2]*SIN([.C657])+[.$D$4]*COS([.C657]))/2" office:value-type="float" office:value="61.3857356664875" calcext:value-type="float">
            <text:p>61.3857356665</text:p>
          </table:table-cell>
        </table:table-row>
        <table:table-row table:style-name="ro1">
          <table:table-cell office:value-type="float" office:value="16.206683" calcext:value-type="float">
            <text:p>16.206683</text:p>
          </table:table-cell>
          <table:table-cell office:value-type="float" office:value="62.05329" calcext:value-type="float">
            <text:p>62.05329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658]+(-[.$D$2]*COS([.C658])-[.$D$4]*SIN([.C658]))/2" office:value-type="float" office:value="13.5913388438653" calcext:value-type="float">
            <text:p>13.5913388439</text:p>
          </table:table-cell>
          <table:table-cell table:formula="of:=[.B658]+(-[.$D$2]*SIN([.C658])+[.$D$4]*COS([.C658]))/2" office:value-type="float" office:value="63.6056993999239" calcext:value-type="float">
            <text:p>63.6056993999</text:p>
          </table:table-cell>
          <table:table-cell/>
          <table:table-cell table:formula="of:=[.A658]+([.$D$2]*COS([.C658])-[.$D$4]*SIN([.C658]))/2" office:value-type="float" office:value="19.1841413314541" calcext:value-type="float">
            <text:p>19.1841413315</text:p>
          </table:table-cell>
          <table:table-cell table:formula="of:=[.B658]+([.$D$2]*SIN([.C658])+[.$D$4]*COS([.C658]))/2" office:value-type="float" office:value="61.4330143480076" calcext:value-type="float">
            <text:p>61.433014348</text:p>
          </table:table-cell>
        </table:table-row>
        <table:table-row table:style-name="ro1">
          <table:table-cell office:value-type="float" office:value="16.243596" calcext:value-type="float">
            <text:p>16.243596</text:p>
          </table:table-cell>
          <table:table-cell office:value-type="float" office:value="62.146227" calcext:value-type="float">
            <text:p>62.146227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659]+(-[.$D$2]*COS([.C659])-[.$D$4]*SIN([.C659]))/2" office:value-type="float" office:value="13.6519586577139" calcext:value-type="float">
            <text:p>13.6519586577</text:p>
          </table:table-cell>
          <table:table-cell table:formula="of:=[.B659]+(-[.$D$2]*SIN([.C659])+[.$D$4]*COS([.C659]))/2" office:value-type="float" office:value="63.737897784449" calcext:value-type="float">
            <text:p>63.7378977844</text:p>
          </table:table-cell>
          <table:table-cell/>
          <table:table-cell table:formula="of:=[.A659]+([.$D$2]*COS([.C659])-[.$D$4]*SIN([.C659]))/2" office:value-type="float" office:value="19.2113623890108" calcext:value-type="float">
            <text:p>19.211362389</text:p>
          </table:table-cell>
          <table:table-cell table:formula="of:=[.B659]+([.$D$2]*SIN([.C659])+[.$D$4]*COS([.C659]))/2" office:value-type="float" office:value="61.4811235041005" calcext:value-type="float">
            <text:p>61.4811235041</text:p>
          </table:table-cell>
        </table:table-row>
        <table:table-row table:style-name="ro1">
          <table:table-cell office:value-type="float" office:value="16.281884" calcext:value-type="float">
            <text:p>16.281884</text:p>
          </table:table-cell>
          <table:table-cell office:value-type="float" office:value="62.238605" calcext:value-type="float">
            <text:p>62.238605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660]+(-[.$D$2]*COS([.C660])-[.$D$4]*SIN([.C660]))/2" office:value-type="float" office:value="13.7137702134669" calcext:value-type="float">
            <text:p>13.7137702135</text:p>
          </table:table-cell>
          <table:table-cell table:formula="of:=[.B660]+(-[.$D$2]*SIN([.C660])+[.$D$4]*COS([.C660]))/2" office:value-type="float" office:value="63.8679581168592" calcext:value-type="float">
            <text:p>63.8679581169</text:p>
          </table:table-cell>
          <table:table-cell/>
          <table:table-cell table:formula="of:=[.A660]+([.$D$2]*COS([.C660])-[.$D$4]*SIN([.C660]))/2" office:value-type="float" office:value="19.2396196738099" calcext:value-type="float">
            <text:p>19.2396196738</text:p>
          </table:table-cell>
          <table:table-cell table:formula="of:=[.B660]+([.$D$2]*SIN([.C660])+[.$D$4]*COS([.C660]))/2" office:value-type="float" office:value="61.530226793198" calcext:value-type="float">
            <text:p>61.5302267932</text:p>
          </table:table-cell>
        </table:table-row>
        <table:table-row table:style-name="ro1">
          <table:table-cell office:value-type="float" office:value="16.321493" calcext:value-type="float">
            <text:p>16.321493</text:p>
          </table:table-cell>
          <table:table-cell office:value-type="float" office:value="62.330426" calcext:value-type="float">
            <text:p>62.330426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661]+(-[.$D$2]*COS([.C661])-[.$D$4]*SIN([.C661]))/2" office:value-type="float" office:value="13.7765609800919" calcext:value-type="float">
            <text:p>13.7765609801</text:p>
          </table:table-cell>
          <table:table-cell table:formula="of:=[.B661]+(-[.$D$2]*SIN([.C661])+[.$D$4]*COS([.C661]))/2" office:value-type="float" office:value="63.9957551008225" calcext:value-type="float">
            <text:p>63.9957551008</text:p>
          </table:table-cell>
          <table:table-cell/>
          <table:table-cell table:formula="of:=[.A661]+([.$D$2]*COS([.C661])-[.$D$4]*SIN([.C661]))/2" office:value-type="float" office:value="19.268967862342" calcext:value-type="float">
            <text:p>19.2689678623</text:p>
          </table:table-cell>
          <table:table-cell table:formula="of:=[.B661]+([.$D$2]*SIN([.C661])+[.$D$4]*COS([.C661]))/2" office:value-type="float" office:value="61.5804980462192" calcext:value-type="float">
            <text:p>61.5804980462</text:p>
          </table:table-cell>
        </table:table-row>
        <table:table-row table:style-name="ro1">
          <table:table-cell office:value-type="float" office:value="16.362363" calcext:value-type="float">
            <text:p>16.362363</text:p>
          </table:table-cell>
          <table:table-cell office:value-type="float" office:value="62.421692" calcext:value-type="float">
            <text:p>62.421692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662]+(-[.$D$2]*COS([.C662])-[.$D$4]*SIN([.C662]))/2" office:value-type="float" office:value="13.8401152517838" calcext:value-type="float">
            <text:p>13.8401152518</text:p>
          </table:table-cell>
          <table:table-cell table:formula="of:=[.B662]+(-[.$D$2]*SIN([.C662])+[.$D$4]*COS([.C662]))/2" office:value-type="float" office:value="64.1211820107439" calcext:value-type="float">
            <text:p>64.1211820107</text:p>
          </table:table-cell>
          <table:table-cell/>
          <table:table-cell table:formula="of:=[.A662]+([.$D$2]*COS([.C662])-[.$D$4]*SIN([.C662]))/2" office:value-type="float" office:value="19.2994589815269" calcext:value-type="float">
            <text:p>19.2994589815</text:p>
          </table:table-cell>
          <table:table-cell table:formula="of:=[.B662]+([.$D$2]*SIN([.C662])+[.$D$4]*COS([.C662]))/2" office:value-type="float" office:value="61.6320926108799" calcext:value-type="float">
            <text:p>61.6320926109</text:p>
          </table:table-cell>
        </table:table-row>
        <table:table-row table:style-name="ro1">
          <table:table-cell office:value-type="float" office:value="16.404431" calcext:value-type="float">
            <text:p>16.404431</text:p>
          </table:table-cell>
          <table:table-cell office:value-type="float" office:value="62.512412" calcext:value-type="float">
            <text:p>62.512412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663]+(-[.$D$2]*COS([.C663])-[.$D$4]*SIN([.C663]))/2" office:value-type="float" office:value="13.9042154804876" calcext:value-type="float">
            <text:p>13.9042154805</text:p>
          </table:table-cell>
          <table:table-cell table:formula="of:=[.B663]+(-[.$D$2]*SIN([.C663])+[.$D$4]*COS([.C663]))/2" office:value-type="float" office:value="64.2441516905972" calcext:value-type="float">
            <text:p>64.2441516906</text:p>
          </table:table-cell>
          <table:table-cell/>
          <table:table-cell table:formula="of:=[.A663]+([.$D$2]*COS([.C663])-[.$D$4]*SIN([.C663]))/2" office:value-type="float" office:value="19.3311450397324" calcext:value-type="float">
            <text:p>19.3311450397</text:p>
          </table:table-cell>
          <table:table-cell table:formula="of:=[.B663]+([.$D$2]*SIN([.C663])+[.$D$4]*COS([.C663]))/2" office:value-type="float" office:value="61.685160569277" calcext:value-type="float">
            <text:p>61.6851605693</text:p>
          </table:table-cell>
        </table:table-row>
        <table:table-row table:style-name="ro1">
          <table:table-cell office:value-type="float" office:value="16.447629" calcext:value-type="float">
            <text:p>16.447629</text:p>
          </table:table-cell>
          <table:table-cell office:value-type="float" office:value="62.602599" calcext:value-type="float">
            <text:p>62.602599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664]+(-[.$D$2]*COS([.C664])-[.$D$4]*SIN([.C664]))/2" office:value-type="float" office:value="13.9686381418162" calcext:value-type="float">
            <text:p>13.9686381418</text:p>
          </table:table-cell>
          <table:table-cell table:formula="of:=[.B664]+(-[.$D$2]*SIN([.C664])+[.$D$4]*COS([.C664]))/2" office:value-type="float" office:value="64.3645877414626" calcext:value-type="float">
            <text:p>64.3645877415</text:p>
          </table:table-cell>
          <table:table-cell/>
          <table:table-cell table:formula="of:=[.A664]+([.$D$2]*COS([.C664])-[.$D$4]*SIN([.C664]))/2" office:value-type="float" office:value="19.364076160378" calcext:value-type="float">
            <text:p>19.3640761604</text:p>
          </table:table-cell>
          <table:table-cell table:formula="of:=[.B664]+([.$D$2]*SIN([.C664])+[.$D$4]*COS([.C664]))/2" office:value-type="float" office:value="61.7398499282977" calcext:value-type="float">
            <text:p>61.7398499283</text:p>
          </table:table-cell>
        </table:table-row>
        <table:table-row table:style-name="ro1">
          <table:table-cell office:value-type="float" office:value="16.491887" calcext:value-type="float">
            <text:p>16.491887</text:p>
          </table:table-cell>
          <table:table-cell office:value-type="float" office:value="62.692272" calcext:value-type="float">
            <text:p>62.692272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665]+(-[.$D$2]*COS([.C665])-[.$D$4]*SIN([.C665]))/2" office:value-type="float" office:value="14.0331595727826" calcext:value-type="float">
            <text:p>14.0331595728</text:p>
          </table:table-cell>
          <table:table-cell table:formula="of:=[.B665]+(-[.$D$2]*SIN([.C665])+[.$D$4]*COS([.C665]))/2" office:value-type="float" office:value="64.4824282609584" calcext:value-type="float">
            <text:p>64.482428261</text:p>
          </table:table-cell>
          <table:table-cell/>
          <table:table-cell table:formula="of:=[.A665]+([.$D$2]*COS([.C665])-[.$D$4]*SIN([.C665]))/2" office:value-type="float" office:value="19.3983014617328" calcext:value-type="float">
            <text:p>19.3983014617</text:p>
          </table:table-cell>
          <table:table-cell table:formula="of:=[.B665]+([.$D$2]*SIN([.C665])+[.$D$4]*COS([.C665]))/2" office:value-type="float" office:value="61.7963060538666" calcext:value-type="float">
            <text:p>61.7963060539</text:p>
          </table:table-cell>
        </table:table-row>
        <table:table-row table:style-name="ro1">
          <table:table-cell office:value-type="float" office:value="16.53713" calcext:value-type="float">
            <text:p>16.53713</text:p>
          </table:table-cell>
          <table:table-cell office:value-type="float" office:value="62.781451" calcext:value-type="float">
            <text:p>62.781451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666]+(-[.$D$2]*COS([.C666])-[.$D$4]*SIN([.C666]))/2" office:value-type="float" office:value="14.0975595913412" calcext:value-type="float">
            <text:p>14.0975595913</text:p>
          </table:table-cell>
          <table:table-cell table:formula="of:=[.B666]+(-[.$D$2]*SIN([.C666])+[.$D$4]*COS([.C666]))/2" office:value-type="float" office:value="64.5976272638015" calcext:value-type="float">
            <text:p>64.5976272638</text:p>
          </table:table-cell>
          <table:table-cell/>
          <table:table-cell table:formula="of:=[.A666]+([.$D$2]*COS([.C666])-[.$D$4]*SIN([.C666]))/2" office:value-type="float" office:value="19.4338618775318" calcext:value-type="float">
            <text:p>19.4338618775</text:p>
          </table:table-cell>
          <table:table-cell table:formula="of:=[.B666]+([.$D$2]*SIN([.C666])+[.$D$4]*COS([.C666]))/2" office:value-type="float" office:value="61.8546584505636" calcext:value-type="float">
            <text:p>61.8546584506</text:p>
          </table:table-cell>
        </table:table-row>
        <table:table-row table:style-name="ro1">
          <table:table-cell office:value-type="float" office:value="16.583281" calcext:value-type="float">
            <text:p>16.583281</text:p>
          </table:table-cell>
          <table:table-cell office:value-type="float" office:value="62.870164" calcext:value-type="float">
            <text:p>62.870164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667]+(-[.$D$2]*COS([.C667])-[.$D$4]*SIN([.C667]))/2" office:value-type="float" office:value="14.1616186210997" calcext:value-type="float">
            <text:p>14.1616186211</text:p>
          </table:table-cell>
          <table:table-cell table:formula="of:=[.B667]+(-[.$D$2]*SIN([.C667])+[.$D$4]*COS([.C667]))/2" office:value-type="float" office:value="64.7101507724032" calcext:value-type="float">
            <text:p>64.7101507724</text:p>
          </table:table-cell>
          <table:table-cell/>
          <table:table-cell table:formula="of:=[.A667]+([.$D$2]*COS([.C667])-[.$D$4]*SIN([.C667]))/2" office:value-type="float" office:value="19.470795176496" calcext:value-type="float">
            <text:p>19.4707951765</text:p>
          </table:table-cell>
          <table:table-cell table:formula="of:=[.B667]+([.$D$2]*SIN([.C667])+[.$D$4]*COS([.C667]))/2" office:value-type="float" office:value="61.9150399868295" calcext:value-type="float">
            <text:p>61.9150399868</text:p>
          </table:table-cell>
        </table:table-row>
        <table:table-row table:style-name="ro1">
          <table:table-cell office:value-type="float" office:value="16.630261" calcext:value-type="float">
            <text:p>16.630261</text:p>
          </table:table-cell>
          <table:table-cell office:value-type="float" office:value="62.958441" calcext:value-type="float">
            <text:p>62.958441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668]+(-[.$D$2]*COS([.C668])-[.$D$4]*SIN([.C668]))/2" office:value-type="float" office:value="14.2251260415661" calcext:value-type="float">
            <text:p>14.2251260416</text:p>
          </table:table-cell>
          <table:table-cell table:formula="of:=[.B668]+(-[.$D$2]*SIN([.C668])+[.$D$4]*COS([.C668]))/2" office:value-type="float" office:value="64.8199795657351" calcext:value-type="float">
            <text:p>64.8199795657</text:p>
          </table:table-cell>
          <table:table-cell/>
          <table:table-cell table:formula="of:=[.A668]+([.$D$2]*COS([.C668])-[.$D$4]*SIN([.C668]))/2" office:value-type="float" office:value="19.5091309009192" calcext:value-type="float">
            <text:p>19.5091309009</text:p>
          </table:table-cell>
          <table:table-cell table:formula="of:=[.B668]+([.$D$2]*SIN([.C668])+[.$D$4]*COS([.C668]))/2" office:value-type="float" office:value="61.9775699108238" calcext:value-type="float">
            <text:p>61.9775699108</text:p>
          </table:table-cell>
        </table:table-row>
        <table:table-row table:style-name="ro1">
          <table:table-cell office:value-type="float" office:value="16.677987" calcext:value-type="float">
            <text:p>16.677987</text:p>
          </table:table-cell>
          <table:table-cell office:value-type="float" office:value="63.046317" calcext:value-type="float">
            <text:p>63.046317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669]+(-[.$D$2]*COS([.C669])-[.$D$4]*SIN([.C669]))/2" office:value-type="float" office:value="14.2878775778211" calcext:value-type="float">
            <text:p>14.2878775778</text:p>
          </table:table-cell>
          <table:table-cell table:formula="of:=[.B669]+(-[.$D$2]*SIN([.C669])+[.$D$4]*COS([.C669]))/2" office:value-type="float" office:value="64.9271085753776" calcext:value-type="float">
            <text:p>64.9271085754</text:p>
          </table:table-cell>
          <table:table-cell/>
          <table:table-cell table:formula="of:=[.A669]+([.$D$2]*COS([.C669])-[.$D$4]*SIN([.C669]))/2" office:value-type="float" office:value="19.5488877751566" calcext:value-type="float">
            <text:p>19.5488877752</text:p>
          </table:table-cell>
          <table:table-cell table:formula="of:=[.B669]+([.$D$2]*SIN([.C669])+[.$D$4]*COS([.C669]))/2" office:value-type="float" office:value="62.0423604575116" calcext:value-type="float">
            <text:p>62.0423604575</text:p>
          </table:table-cell>
        </table:table-row>
        <table:table-row table:style-name="ro1">
          <table:table-cell office:value-type="float" office:value="16.726377" calcext:value-type="float">
            <text:p>16.726377</text:p>
          </table:table-cell>
          <table:table-cell office:value-type="float" office:value="63.133829" calcext:value-type="float">
            <text:p>63.133829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670]+(-[.$D$2]*COS([.C670])-[.$D$4]*SIN([.C670]))/2" office:value-type="float" office:value="14.3496737374326" calcext:value-type="float">
            <text:p>14.3496737374</text:p>
          </table:table-cell>
          <table:table-cell table:formula="of:=[.B670]+(-[.$D$2]*SIN([.C670])+[.$D$4]*COS([.C670]))/2" office:value-type="float" office:value="65.0315332977507" calcext:value-type="float">
            <text:p>65.0315332978</text:p>
          </table:table-cell>
          <table:table-cell/>
          <table:table-cell table:formula="of:=[.A670]+([.$D$2]*COS([.C670])-[.$D$4]*SIN([.C670]))/2" office:value-type="float" office:value="19.5900814800775" calcext:value-type="float">
            <text:p>19.5900814801</text:p>
          </table:table-cell>
          <table:table-cell table:formula="of:=[.B670]+([.$D$2]*SIN([.C670])+[.$D$4]*COS([.C670]))/2" office:value-type="float" office:value="62.1095259926902" calcext:value-type="float">
            <text:p>62.1095259927</text:p>
          </table:table-cell>
        </table:table-row>
        <table:table-row table:style-name="ro1">
          <table:table-cell office:value-type="float" office:value="16.775345" calcext:value-type="float">
            <text:p>16.775345</text:p>
          </table:table-cell>
          <table:table-cell office:value-type="float" office:value="63.221019" calcext:value-type="float">
            <text:p>63.221019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671]+(-[.$D$2]*COS([.C671])-[.$D$4]*SIN([.C671]))/2" office:value-type="float" office:value="14.4103288075719" calcext:value-type="float">
            <text:p>14.4103288076</text:p>
          </table:table-cell>
          <table:table-cell table:formula="of:=[.B671]+(-[.$D$2]*SIN([.C671])+[.$D$4]*COS([.C671]))/2" office:value-type="float" office:value="65.1332685678004" calcext:value-type="float">
            <text:p>65.1332685678</text:p>
          </table:table-cell>
          <table:table-cell/>
          <table:table-cell table:formula="of:=[.A671]+([.$D$2]*COS([.C671])-[.$D$4]*SIN([.C671]))/2" office:value-type="float" office:value="19.6327115283402" calcext:value-type="float">
            <text:p>19.6327115283</text:p>
          </table:table-cell>
          <table:table-cell table:formula="of:=[.B671]+([.$D$2]*SIN([.C671])+[.$D$4]*COS([.C671]))/2" office:value-type="float" office:value="62.1791665523277" calcext:value-type="float">
            <text:p>62.1791665523</text:p>
          </table:table-cell>
        </table:table-row>
        <table:table-row table:style-name="ro1">
          <table:table-cell office:value-type="float" office:value="16.824804" calcext:value-type="float">
            <text:p>16.824804</text:p>
          </table:table-cell>
          <table:table-cell office:value-type="float" office:value="63.307932" calcext:value-type="float">
            <text:p>63.307932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672]+(-[.$D$2]*COS([.C672])-[.$D$4]*SIN([.C672]))/2" office:value-type="float" office:value="14.4696691367203" calcext:value-type="float">
            <text:p>14.4696691367</text:p>
          </table:table-cell>
          <table:table-cell table:formula="of:=[.B672]+(-[.$D$2]*SIN([.C672])+[.$D$4]*COS([.C672]))/2" office:value-type="float" office:value="65.2323383437238" calcext:value-type="float">
            <text:p>65.2323383437</text:p>
          </table:table-cell>
          <table:table-cell/>
          <table:table-cell table:formula="of:=[.A672]+([.$D$2]*COS([.C672])-[.$D$4]*SIN([.C672]))/2" office:value-type="float" office:value="19.6767660632291" calcext:value-type="float">
            <text:p>19.6767660632</text:p>
          </table:table-cell>
          <table:table-cell table:formula="of:=[.B672]+([.$D$2]*SIN([.C672])+[.$D$4]*COS([.C672]))/2" office:value-type="float" office:value="62.2513751440276" calcext:value-type="float">
            <text:p>62.251375144</text:p>
          </table:table-cell>
        </table:table-row>
        <table:table-row table:style-name="ro1">
          <table:table-cell office:value-type="float" office:value="16.874666" calcext:value-type="float">
            <text:p>16.874666</text:p>
          </table:table-cell>
          <table:table-cell office:value-type="float" office:value="63.394614" calcext:value-type="float">
            <text:p>63.394614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673]+(-[.$D$2]*COS([.C673])-[.$D$4]*SIN([.C673]))/2" office:value-type="float" office:value="14.5275280099604" calcext:value-type="float">
            <text:p>14.52752801</text:p>
          </table:table-cell>
          <table:table-cell table:formula="of:=[.B673]+(-[.$D$2]*SIN([.C673])+[.$D$4]*COS([.C673]))/2" office:value-type="float" office:value="65.3287658181654" calcext:value-type="float">
            <text:p>65.3287658182</text:p>
          </table:table-cell>
          <table:table-cell/>
          <table:table-cell table:formula="of:=[.A673]+([.$D$2]*COS([.C673])-[.$D$4]*SIN([.C673]))/2" office:value-type="float" office:value="19.7222241478209" calcext:value-type="float">
            <text:p>19.7222241478</text:p>
          </table:table-cell>
          <table:table-cell table:formula="of:=[.B673]+([.$D$2]*SIN([.C673])+[.$D$4]*COS([.C673]))/2" office:value-type="float" office:value="62.326244871478" calcext:value-type="float">
            <text:p>62.3262448715</text:p>
          </table:table-cell>
        </table:table-row>
        <table:table-row table:style-name="ro1">
          <table:table-cell office:value-type="float" office:value="16.924843" calcext:value-type="float">
            <text:p>16.924843</text:p>
          </table:table-cell>
          <table:table-cell office:value-type="float" office:value="63.481114" calcext:value-type="float">
            <text:p>63.481114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674]+(-[.$D$2]*COS([.C674])-[.$D$4]*SIN([.C674]))/2" office:value-type="float" office:value="14.5837568022303" calcext:value-type="float">
            <text:p>14.5837568022</text:p>
          </table:table-cell>
          <table:table-cell table:formula="of:=[.B674]+(-[.$D$2]*SIN([.C674])+[.$D$4]*COS([.C674]))/2" office:value-type="float" office:value="65.4225864861846" calcext:value-type="float">
            <text:p>65.4225864862</text:p>
          </table:table-cell>
          <table:table-cell/>
          <table:table-cell table:formula="of:=[.A674]+([.$D$2]*COS([.C674])-[.$D$4]*SIN([.C674]))/2" office:value-type="float" office:value="19.7690507501664" calcext:value-type="float">
            <text:p>19.7690507502</text:p>
          </table:table-cell>
          <table:table-cell table:formula="of:=[.B674]+([.$D$2]*SIN([.C674])+[.$D$4]*COS([.C674]))/2" office:value-type="float" office:value="62.4038571718047" calcext:value-type="float">
            <text:p>62.4038571718</text:p>
          </table:table-cell>
        </table:table-row>
        <table:table-row table:style-name="ro1">
          <table:table-cell office:value-type="float" office:value="16.975245" calcext:value-type="float">
            <text:p>16.975245</text:p>
          </table:table-cell>
          <table:table-cell office:value-type="float" office:value="63.567483" calcext:value-type="float">
            <text:p>63.567483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675]+(-[.$D$2]*COS([.C675])-[.$D$4]*SIN([.C675]))/2" office:value-type="float" office:value="14.6382176971022" calcext:value-type="float">
            <text:p>14.6382176971</text:p>
          </table:table-cell>
          <table:table-cell table:formula="of:=[.B675]+(-[.$D$2]*SIN([.C675])+[.$D$4]*COS([.C675]))/2" office:value-type="float" office:value="65.5138394384538" calcext:value-type="float">
            <text:p>65.5138394385</text:p>
          </table:table-cell>
          <table:table-cell/>
          <table:table-cell table:formula="of:=[.A675]+([.$D$2]*COS([.C675])-[.$D$4]*SIN([.C675]))/2" office:value-type="float" office:value="19.8171972395369" calcext:value-type="float">
            <text:p>19.8171972395</text:p>
          </table:table-cell>
          <table:table-cell table:formula="of:=[.B675]+([.$D$2]*SIN([.C675])+[.$D$4]*COS([.C675]))/2" office:value-type="float" office:value="62.4842898186187" calcext:value-type="float">
            <text:p>62.4842898186</text:p>
          </table:table-cell>
        </table:table-row>
        <table:table-row table:style-name="ro1">
          <table:table-cell office:value-type="float" office:value="17.025783" calcext:value-type="float">
            <text:p>17.025783</text:p>
          </table:table-cell>
          <table:table-cell office:value-type="float" office:value="63.653773" calcext:value-type="float">
            <text:p>63.653773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676]+(-[.$D$2]*COS([.C676])-[.$D$4]*SIN([.C676]))/2" office:value-type="float" office:value="14.690794812856" calcext:value-type="float">
            <text:p>14.6907948129</text:p>
          </table:table-cell>
          <table:table-cell table:formula="of:=[.B676]+(-[.$D$2]*SIN([.C676])+[.$D$4]*COS([.C676]))/2" office:value-type="float" office:value="65.6025752387862" calcext:value-type="float">
            <text:p>65.6025752388</text:p>
          </table:table-cell>
          <table:table-cell/>
          <table:table-cell table:formula="of:=[.A676]+([.$D$2]*COS([.C676])-[.$D$4]*SIN([.C676]))/2" office:value-type="float" office:value="19.8665995787966" calcext:value-type="float">
            <text:p>19.8665995788</text:p>
          </table:table-cell>
          <table:table-cell table:formula="of:=[.B676]+([.$D$2]*SIN([.C676])+[.$D$4]*COS([.C676]))/2" office:value-type="float" office:value="62.5676048888706" calcext:value-type="float">
            <text:p>62.5676048889</text:p>
          </table:table-cell>
        </table:table-row>
        <table:table-row table:style-name="ro1">
          <table:table-cell office:value-type="float" office:value="17.076366" calcext:value-type="float">
            <text:p>17.076366</text:p>
          </table:table-cell>
          <table:table-cell office:value-type="float" office:value="63.740036" calcext:value-type="float">
            <text:p>63.740036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677]+(-[.$D$2]*COS([.C677])-[.$D$4]*SIN([.C677]))/2" office:value-type="float" office:value="14.741377812856" calcext:value-type="float">
            <text:p>14.7413778129</text:p>
          </table:table-cell>
          <table:table-cell table:formula="of:=[.B677]+(-[.$D$2]*SIN([.C677])+[.$D$4]*COS([.C677]))/2" office:value-type="float" office:value="65.6888382387862" calcext:value-type="float">
            <text:p>65.6888382388</text:p>
          </table:table-cell>
          <table:table-cell/>
          <table:table-cell table:formula="of:=[.A677]+([.$D$2]*COS([.C677])-[.$D$4]*SIN([.C677]))/2" office:value-type="float" office:value="19.9171825787966" calcext:value-type="float">
            <text:p>19.9171825788</text:p>
          </table:table-cell>
          <table:table-cell table:formula="of:=[.B677]+([.$D$2]*SIN([.C677])+[.$D$4]*COS([.C677]))/2" office:value-type="float" office:value="62.6538678888706" calcext:value-type="float">
            <text:p>62.6538678889</text:p>
          </table:table-cell>
        </table:table-row>
        <table:table-row table:style-name="ro1">
          <table:table-cell office:value-type="float" office:value="17.126904" calcext:value-type="float">
            <text:p>17.126904</text:p>
          </table:table-cell>
          <table:table-cell office:value-type="float" office:value="63.826326" calcext:value-type="float">
            <text:p>63.826326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678]+(-[.$D$2]*COS([.C678])-[.$D$4]*SIN([.C678]))/2" office:value-type="float" office:value="14.7898766971022" calcext:value-type="float">
            <text:p>14.7898766971</text:p>
          </table:table-cell>
          <table:table-cell table:formula="of:=[.B678]+(-[.$D$2]*SIN([.C678])+[.$D$4]*COS([.C678]))/2" office:value-type="float" office:value="65.7726824384537" calcext:value-type="float">
            <text:p>65.7726824385</text:p>
          </table:table-cell>
          <table:table-cell/>
          <table:table-cell table:formula="of:=[.A678]+([.$D$2]*COS([.C678])-[.$D$4]*SIN([.C678]))/2" office:value-type="float" office:value="19.9688562395369" calcext:value-type="float">
            <text:p>19.9688562395</text:p>
          </table:table-cell>
          <table:table-cell table:formula="of:=[.B678]+([.$D$2]*SIN([.C678])+[.$D$4]*COS([.C678]))/2" office:value-type="float" office:value="62.7431328186187" calcext:value-type="float">
            <text:p>62.7431328186</text:p>
          </table:table-cell>
        </table:table-row>
        <table:table-row table:style-name="ro1">
          <table:table-cell office:value-type="float" office:value="17.177306" calcext:value-type="float">
            <text:p>17.177306</text:p>
          </table:table-cell>
          <table:table-cell office:value-type="float" office:value="63.912695" calcext:value-type="float">
            <text:p>63.912695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679]+(-[.$D$2]*COS([.C679])-[.$D$4]*SIN([.C679]))/2" office:value-type="float" office:value="14.8362198022303" calcext:value-type="float">
            <text:p>14.8362198022</text:p>
          </table:table-cell>
          <table:table-cell table:formula="of:=[.B679]+(-[.$D$2]*SIN([.C679])+[.$D$4]*COS([.C679]))/2" office:value-type="float" office:value="65.8541674861847" calcext:value-type="float">
            <text:p>65.8541674862</text:p>
          </table:table-cell>
          <table:table-cell/>
          <table:table-cell table:formula="of:=[.A679]+([.$D$2]*COS([.C679])-[.$D$4]*SIN([.C679]))/2" office:value-type="float" office:value="20.0215137501664" calcext:value-type="float">
            <text:p>20.0215137502</text:p>
          </table:table-cell>
          <table:table-cell table:formula="of:=[.B679]+([.$D$2]*SIN([.C679])+[.$D$4]*COS([.C679]))/2" office:value-type="float" office:value="62.8354381718047" calcext:value-type="float">
            <text:p>62.8354381718</text:p>
          </table:table-cell>
        </table:table-row>
        <table:table-row table:style-name="ro1">
          <table:table-cell office:value-type="float" office:value="17.227483" calcext:value-type="float">
            <text:p>17.227483</text:p>
          </table:table-cell>
          <table:table-cell office:value-type="float" office:value="63.999195" calcext:value-type="float">
            <text:p>63.999195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680]+(-[.$D$2]*COS([.C680])-[.$D$4]*SIN([.C680]))/2" office:value-type="float" office:value="14.8803450099604" calcext:value-type="float">
            <text:p>14.88034501</text:p>
          </table:table-cell>
          <table:table-cell table:formula="of:=[.B680]+(-[.$D$2]*SIN([.C680])+[.$D$4]*COS([.C680]))/2" office:value-type="float" office:value="65.9333468181654" calcext:value-type="float">
            <text:p>65.9333468182</text:p>
          </table:table-cell>
          <table:table-cell/>
          <table:table-cell table:formula="of:=[.A680]+([.$D$2]*COS([.C680])-[.$D$4]*SIN([.C680]))/2" office:value-type="float" office:value="20.0750411478209" calcext:value-type="float">
            <text:p>20.0750411478</text:p>
          </table:table-cell>
          <table:table-cell table:formula="of:=[.B680]+([.$D$2]*SIN([.C680])+[.$D$4]*COS([.C680]))/2" office:value-type="float" office:value="62.930825871478" calcext:value-type="float">
            <text:p>62.9308258715</text:p>
          </table:table-cell>
        </table:table-row>
        <table:table-row table:style-name="ro1">
          <table:table-cell office:value-type="float" office:value="17.277346" calcext:value-type="float">
            <text:p>17.277346</text:p>
          </table:table-cell>
          <table:table-cell office:value-type="float" office:value="64.085877" calcext:value-type="float">
            <text:p>64.085877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681]+(-[.$D$2]*COS([.C681])-[.$D$4]*SIN([.C681]))/2" office:value-type="float" office:value="14.9222111367203" calcext:value-type="float">
            <text:p>14.9222111367</text:p>
          </table:table-cell>
          <table:table-cell table:formula="of:=[.B681]+(-[.$D$2]*SIN([.C681])+[.$D$4]*COS([.C681]))/2" office:value-type="float" office:value="66.0102833437238" calcext:value-type="float">
            <text:p>66.0102833437</text:p>
          </table:table-cell>
          <table:table-cell/>
          <table:table-cell table:formula="of:=[.A681]+([.$D$2]*COS([.C681])-[.$D$4]*SIN([.C681]))/2" office:value-type="float" office:value="20.1293080632291" calcext:value-type="float">
            <text:p>20.1293080632</text:p>
          </table:table-cell>
          <table:table-cell table:formula="of:=[.B681]+([.$D$2]*SIN([.C681])+[.$D$4]*COS([.C681]))/2" office:value-type="float" office:value="63.0293201440276" calcext:value-type="float">
            <text:p>63.029320144</text:p>
          </table:table-cell>
        </table:table-row>
        <table:table-row table:style-name="ro1">
          <table:table-cell office:value-type="float" office:value="17.326805" calcext:value-type="float">
            <text:p>17.326805</text:p>
          </table:table-cell>
          <table:table-cell office:value-type="float" office:value="64.172789" calcext:value-type="float">
            <text:p>64.172789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682]+(-[.$D$2]*COS([.C682])-[.$D$4]*SIN([.C682]))/2" office:value-type="float" office:value="14.9617888075719" calcext:value-type="float">
            <text:p>14.9617888076</text:p>
          </table:table-cell>
          <table:table-cell table:formula="of:=[.B682]+(-[.$D$2]*SIN([.C682])+[.$D$4]*COS([.C682]))/2" office:value-type="float" office:value="66.0850385678004" calcext:value-type="float">
            <text:p>66.0850385678</text:p>
          </table:table-cell>
          <table:table-cell/>
          <table:table-cell table:formula="of:=[.A682]+([.$D$2]*COS([.C682])-[.$D$4]*SIN([.C682]))/2" office:value-type="float" office:value="20.1841715283402" calcext:value-type="float">
            <text:p>20.1841715283</text:p>
          </table:table-cell>
          <table:table-cell table:formula="of:=[.B682]+([.$D$2]*SIN([.C682])+[.$D$4]*COS([.C682]))/2" office:value-type="float" office:value="63.1309365523277" calcext:value-type="float">
            <text:p>63.1309365523</text:p>
          </table:table-cell>
        </table:table-row>
        <table:table-row table:style-name="ro1">
          <table:table-cell office:value-type="float" office:value="17.375772" calcext:value-type="float">
            <text:p>17.375772</text:p>
          </table:table-cell>
          <table:table-cell office:value-type="float" office:value="64.259979" calcext:value-type="float">
            <text:p>64.259979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683]+(-[.$D$2]*COS([.C683])-[.$D$4]*SIN([.C683]))/2" office:value-type="float" office:value="14.9990687374326" calcext:value-type="float">
            <text:p>14.9990687374</text:p>
          </table:table-cell>
          <table:table-cell table:formula="of:=[.B683]+(-[.$D$2]*SIN([.C683])+[.$D$4]*COS([.C683]))/2" office:value-type="float" office:value="66.1576832977507" calcext:value-type="float">
            <text:p>66.1576832978</text:p>
          </table:table-cell>
          <table:table-cell/>
          <table:table-cell table:formula="of:=[.A683]+([.$D$2]*COS([.C683])-[.$D$4]*SIN([.C683]))/2" office:value-type="float" office:value="20.2394764800775" calcext:value-type="float">
            <text:p>20.2394764801</text:p>
          </table:table-cell>
          <table:table-cell table:formula="of:=[.B683]+([.$D$2]*SIN([.C683])+[.$D$4]*COS([.C683]))/2" office:value-type="float" office:value="63.2356759926902" calcext:value-type="float">
            <text:p>63.2356759927</text:p>
          </table:table-cell>
        </table:table-row>
        <table:table-row table:style-name="ro1">
          <table:table-cell office:value-type="float" office:value="17.424162" calcext:value-type="float">
            <text:p>17.424162</text:p>
          </table:table-cell>
          <table:table-cell office:value-type="float" office:value="64.347491" calcext:value-type="float">
            <text:p>64.347491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684]+(-[.$D$2]*COS([.C684])-[.$D$4]*SIN([.C684]))/2" office:value-type="float" office:value="15.0340525778211" calcext:value-type="float">
            <text:p>15.0340525778</text:p>
          </table:table-cell>
          <table:table-cell table:formula="of:=[.B684]+(-[.$D$2]*SIN([.C684])+[.$D$4]*COS([.C684]))/2" office:value-type="float" office:value="66.2282825753776" calcext:value-type="float">
            <text:p>66.2282825754</text:p>
          </table:table-cell>
          <table:table-cell/>
          <table:table-cell table:formula="of:=[.A684]+([.$D$2]*COS([.C684])-[.$D$4]*SIN([.C684]))/2" office:value-type="float" office:value="20.2950627751566" calcext:value-type="float">
            <text:p>20.2950627752</text:p>
          </table:table-cell>
          <table:table-cell table:formula="of:=[.B684]+([.$D$2]*SIN([.C684])+[.$D$4]*COS([.C684]))/2" office:value-type="float" office:value="63.3435344575117" calcext:value-type="float">
            <text:p>63.3435344575</text:p>
          </table:table-cell>
        </table:table-row>
        <table:table-row table:style-name="ro1">
          <table:table-cell office:value-type="float" office:value="17.471889" calcext:value-type="float">
            <text:p>17.471889</text:p>
          </table:table-cell>
          <table:table-cell office:value-type="float" office:value="64.435367" calcext:value-type="float">
            <text:p>64.435367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685]+(-[.$D$2]*COS([.C685])-[.$D$4]*SIN([.C685]))/2" office:value-type="float" office:value="15.0667540415661" calcext:value-type="float">
            <text:p>15.0667540416</text:p>
          </table:table-cell>
          <table:table-cell table:formula="of:=[.B685]+(-[.$D$2]*SIN([.C685])+[.$D$4]*COS([.C685]))/2" office:value-type="float" office:value="66.2969055657351" calcext:value-type="float">
            <text:p>66.2969055657</text:p>
          </table:table-cell>
          <table:table-cell/>
          <table:table-cell table:formula="of:=[.A685]+([.$D$2]*COS([.C685])-[.$D$4]*SIN([.C685]))/2" office:value-type="float" office:value="20.3507589009192" calcext:value-type="float">
            <text:p>20.3507589009</text:p>
          </table:table-cell>
          <table:table-cell table:formula="of:=[.B685]+([.$D$2]*SIN([.C685])+[.$D$4]*COS([.C685]))/2" office:value-type="float" office:value="63.4544959108238" calcext:value-type="float">
            <text:p>63.4544959108</text:p>
          </table:table-cell>
        </table:table-row>
        <table:table-row table:style-name="ro1">
          <table:table-cell office:value-type="float" office:value="17.518868" calcext:value-type="float">
            <text:p>17.518868</text:p>
          </table:table-cell>
          <table:table-cell office:value-type="float" office:value="64.523644" calcext:value-type="float">
            <text:p>64.523644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686]+(-[.$D$2]*COS([.C686])-[.$D$4]*SIN([.C686]))/2" office:value-type="float" office:value="15.0972056210997" calcext:value-type="float">
            <text:p>15.0972056211</text:p>
          </table:table-cell>
          <table:table-cell table:formula="of:=[.B686]+(-[.$D$2]*SIN([.C686])+[.$D$4]*COS([.C686]))/2" office:value-type="float" office:value="66.3636307724032" calcext:value-type="float">
            <text:p>66.3636307724</text:p>
          </table:table-cell>
          <table:table-cell/>
          <table:table-cell table:formula="of:=[.A686]+([.$D$2]*COS([.C686])-[.$D$4]*SIN([.C686]))/2" office:value-type="float" office:value="20.406382176496" calcext:value-type="float">
            <text:p>20.4063821765</text:p>
          </table:table-cell>
          <table:table-cell table:formula="of:=[.B686]+([.$D$2]*SIN([.C686])+[.$D$4]*COS([.C686]))/2" office:value-type="float" office:value="63.5685199868295" calcext:value-type="float">
            <text:p>63.5685199868</text:p>
          </table:table-cell>
        </table:table-row>
        <table:table-row table:style-name="ro1">
          <table:table-cell office:value-type="float" office:value="17.565019" calcext:value-type="float">
            <text:p>17.565019</text:p>
          </table:table-cell>
          <table:table-cell office:value-type="float" office:value="64.612357" calcext:value-type="float">
            <text:p>64.612357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687]+(-[.$D$2]*COS([.C687])-[.$D$4]*SIN([.C687]))/2" office:value-type="float" office:value="15.1254485913411" calcext:value-type="float">
            <text:p>15.1254485913</text:p>
          </table:table-cell>
          <table:table-cell table:formula="of:=[.B687]+(-[.$D$2]*SIN([.C687])+[.$D$4]*COS([.C687]))/2" office:value-type="float" office:value="66.4285332638015" calcext:value-type="float">
            <text:p>66.4285332638</text:p>
          </table:table-cell>
          <table:table-cell/>
          <table:table-cell table:formula="of:=[.A687]+([.$D$2]*COS([.C687])-[.$D$4]*SIN([.C687]))/2" office:value-type="float" office:value="20.4617508775318" calcext:value-type="float">
            <text:p>20.4617508775</text:p>
          </table:table-cell>
          <table:table-cell table:formula="of:=[.B687]+([.$D$2]*SIN([.C687])+[.$D$4]*COS([.C687]))/2" office:value-type="float" office:value="63.6855644505636" calcext:value-type="float">
            <text:p>63.6855644506</text:p>
          </table:table-cell>
        </table:table-row>
        <table:table-row table:style-name="ro1">
          <table:table-cell office:value-type="float" office:value="17.610262" calcext:value-type="float">
            <text:p>17.610262</text:p>
          </table:table-cell>
          <table:table-cell office:value-type="float" office:value="64.701537" calcext:value-type="float">
            <text:p>64.701537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688]+(-[.$D$2]*COS([.C688])-[.$D$4]*SIN([.C688]))/2" office:value-type="float" office:value="15.1515345727826" calcext:value-type="float">
            <text:p>15.1515345728</text:p>
          </table:table-cell>
          <table:table-cell table:formula="of:=[.B688]+(-[.$D$2]*SIN([.C688])+[.$D$4]*COS([.C688]))/2" office:value-type="float" office:value="66.4916932609584" calcext:value-type="float">
            <text:p>66.491693261</text:p>
          </table:table-cell>
          <table:table-cell/>
          <table:table-cell table:formula="of:=[.A688]+([.$D$2]*COS([.C688])-[.$D$4]*SIN([.C688]))/2" office:value-type="float" office:value="20.5166764617327" calcext:value-type="float">
            <text:p>20.5166764617</text:p>
          </table:table-cell>
          <table:table-cell table:formula="of:=[.B688]+([.$D$2]*SIN([.C688])+[.$D$4]*COS([.C688]))/2" office:value-type="float" office:value="63.8055710538666" calcext:value-type="float">
            <text:p>63.8055710539</text:p>
          </table:table-cell>
        </table:table-row>
        <table:table-row table:style-name="ro1">
          <table:table-cell office:value-type="float" office:value="17.65452" calcext:value-type="float">
            <text:p>17.65452</text:p>
          </table:table-cell>
          <table:table-cell office:value-type="float" office:value="64.791209" calcext:value-type="float">
            <text:p>64.791209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689]+(-[.$D$2]*COS([.C689])-[.$D$4]*SIN([.C689]))/2" office:value-type="float" office:value="15.1755291418162" calcext:value-type="float">
            <text:p>15.1755291418</text:p>
          </table:table-cell>
          <table:table-cell table:formula="of:=[.B689]+(-[.$D$2]*SIN([.C689])+[.$D$4]*COS([.C689]))/2" office:value-type="float" office:value="66.5531977414626" calcext:value-type="float">
            <text:p>66.5531977415</text:p>
          </table:table-cell>
          <table:table-cell/>
          <table:table-cell table:formula="of:=[.A689]+([.$D$2]*COS([.C689])-[.$D$4]*SIN([.C689]))/2" office:value-type="float" office:value="20.570967160378" calcext:value-type="float">
            <text:p>20.5709671604</text:p>
          </table:table-cell>
          <table:table-cell table:formula="of:=[.B689]+([.$D$2]*SIN([.C689])+[.$D$4]*COS([.C689]))/2" office:value-type="float" office:value="63.9284599282977" calcext:value-type="float">
            <text:p>63.9284599283</text:p>
          </table:table-cell>
        </table:table-row>
        <table:table-row table:style-name="ro1">
          <table:table-cell office:value-type="float" office:value="17.697718" calcext:value-type="float">
            <text:p>17.697718</text:p>
          </table:table-cell>
          <table:table-cell office:value-type="float" office:value="64.881397" calcext:value-type="float">
            <text:p>64.881397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690]+(-[.$D$2]*COS([.C690])-[.$D$4]*SIN([.C690]))/2" office:value-type="float" office:value="15.1975024804876" calcext:value-type="float">
            <text:p>15.1975024805</text:p>
          </table:table-cell>
          <table:table-cell table:formula="of:=[.B690]+(-[.$D$2]*SIN([.C690])+[.$D$4]*COS([.C690]))/2" office:value-type="float" office:value="66.6131366905972" calcext:value-type="float">
            <text:p>66.6131366906</text:p>
          </table:table-cell>
          <table:table-cell/>
          <table:table-cell table:formula="of:=[.A690]+([.$D$2]*COS([.C690])-[.$D$4]*SIN([.C690]))/2" office:value-type="float" office:value="20.6244320397324" calcext:value-type="float">
            <text:p>20.6244320397</text:p>
          </table:table-cell>
          <table:table-cell table:formula="of:=[.B690]+([.$D$2]*SIN([.C690])+[.$D$4]*COS([.C690]))/2" office:value-type="float" office:value="64.054145569277" calcext:value-type="float">
            <text:p>64.0541455693</text:p>
          </table:table-cell>
        </table:table-row>
        <table:table-row table:style-name="ro1">
          <table:table-cell office:value-type="float" office:value="17.739786" calcext:value-type="float">
            <text:p>17.739786</text:p>
          </table:table-cell>
          <table:table-cell office:value-type="float" office:value="64.972117" calcext:value-type="float">
            <text:p>64.972117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691]+(-[.$D$2]*COS([.C691])-[.$D$4]*SIN([.C691]))/2" office:value-type="float" office:value="15.2175382517838" calcext:value-type="float">
            <text:p>15.2175382518</text:p>
          </table:table-cell>
          <table:table-cell table:formula="of:=[.B691]+(-[.$D$2]*SIN([.C691])+[.$D$4]*COS([.C691]))/2" office:value-type="float" office:value="66.6716070107439" calcext:value-type="float">
            <text:p>66.6716070107</text:p>
          </table:table-cell>
          <table:table-cell/>
          <table:table-cell table:formula="of:=[.A691]+([.$D$2]*COS([.C691])-[.$D$4]*SIN([.C691]))/2" office:value-type="float" office:value="20.6768819815269" calcext:value-type="float">
            <text:p>20.6768819815</text:p>
          </table:table-cell>
          <table:table-cell table:formula="of:=[.B691]+([.$D$2]*SIN([.C691])+[.$D$4]*COS([.C691]))/2" office:value-type="float" office:value="64.1825176108799" calcext:value-type="float">
            <text:p>64.1825176109</text:p>
          </table:table-cell>
        </table:table-row>
        <table:table-row table:style-name="ro1">
          <table:table-cell office:value-type="float" office:value="17.780656" calcext:value-type="float">
            <text:p>17.780656</text:p>
          </table:table-cell>
          <table:table-cell office:value-type="float" office:value="65.063383" calcext:value-type="float">
            <text:p>65.063383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692]+(-[.$D$2]*COS([.C692])-[.$D$4]*SIN([.C692]))/2" office:value-type="float" office:value="15.2357239800919" calcext:value-type="float">
            <text:p>15.2357239801</text:p>
          </table:table-cell>
          <table:table-cell table:formula="of:=[.B692]+(-[.$D$2]*SIN([.C692])+[.$D$4]*COS([.C692]))/2" office:value-type="float" office:value="66.7287121008225" calcext:value-type="float">
            <text:p>66.7287121008</text:p>
          </table:table-cell>
          <table:table-cell/>
          <table:table-cell table:formula="of:=[.A692]+([.$D$2]*COS([.C692])-[.$D$4]*SIN([.C692]))/2" office:value-type="float" office:value="20.728130862342" calcext:value-type="float">
            <text:p>20.7281308623</text:p>
          </table:table-cell>
          <table:table-cell table:formula="of:=[.B692]+([.$D$2]*SIN([.C692])+[.$D$4]*COS([.C692]))/2" office:value-type="float" office:value="64.3134550462191" calcext:value-type="float">
            <text:p>64.3134550462</text:p>
          </table:table-cell>
        </table:table-row>
        <table:table-row table:style-name="ro1">
          <table:table-cell office:value-type="float" office:value="17.820265" calcext:value-type="float">
            <text:p>17.820265</text:p>
          </table:table-cell>
          <table:table-cell office:value-type="float" office:value="65.155203" calcext:value-type="float">
            <text:p>65.155203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693]+(-[.$D$2]*COS([.C693])-[.$D$4]*SIN([.C693]))/2" office:value-type="float" office:value="15.2521512134669" calcext:value-type="float">
            <text:p>15.2521512135</text:p>
          </table:table-cell>
          <table:table-cell table:formula="of:=[.B693]+(-[.$D$2]*SIN([.C693])+[.$D$4]*COS([.C693]))/2" office:value-type="float" office:value="66.7845561168592" calcext:value-type="float">
            <text:p>66.7845561169</text:p>
          </table:table-cell>
          <table:table-cell/>
          <table:table-cell table:formula="of:=[.A693]+([.$D$2]*COS([.C693])-[.$D$4]*SIN([.C693]))/2" office:value-type="float" office:value="20.7780006738099" calcext:value-type="float">
            <text:p>20.7780006738</text:p>
          </table:table-cell>
          <table:table-cell table:formula="of:=[.B693]+([.$D$2]*SIN([.C693])+[.$D$4]*COS([.C693]))/2" office:value-type="float" office:value="64.446824793198" calcext:value-type="float">
            <text:p>64.4468247932</text:p>
          </table:table-cell>
        </table:table-row>
        <table:table-row table:style-name="ro1">
          <table:table-cell office:value-type="float" office:value="17.858553" calcext:value-type="float">
            <text:p>17.858553</text:p>
          </table:table-cell>
          <table:table-cell office:value-type="float" office:value="65.247582" calcext:value-type="float">
            <text:p>65.247582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694]+(-[.$D$2]*COS([.C694])-[.$D$4]*SIN([.C694]))/2" office:value-type="float" office:value="15.2669156577139" calcext:value-type="float">
            <text:p>15.2669156577</text:p>
          </table:table-cell>
          <table:table-cell table:formula="of:=[.B694]+(-[.$D$2]*SIN([.C694])+[.$D$4]*COS([.C694]))/2" office:value-type="float" office:value="66.839252784449" calcext:value-type="float">
            <text:p>66.8392527844</text:p>
          </table:table-cell>
          <table:table-cell/>
          <table:table-cell table:formula="of:=[.A694]+([.$D$2]*COS([.C694])-[.$D$4]*SIN([.C694]))/2" office:value-type="float" office:value="20.8263193890108" calcext:value-type="float">
            <text:p>20.826319389</text:p>
          </table:table-cell>
          <table:table-cell table:formula="of:=[.B694]+([.$D$2]*SIN([.C694])+[.$D$4]*COS([.C694]))/2" office:value-type="float" office:value="64.5824785041005" calcext:value-type="float">
            <text:p>64.5824785041</text:p>
          </table:table-cell>
        </table:table-row>
        <table:table-row table:style-name="ro1">
          <table:table-cell office:value-type="float" office:value="17.895466" calcext:value-type="float">
            <text:p>17.895466</text:p>
          </table:table-cell>
          <table:table-cell office:value-type="float" office:value="65.340519" calcext:value-type="float">
            <text:p>65.340519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695]+(-[.$D$2]*COS([.C695])-[.$D$4]*SIN([.C695]))/2" office:value-type="float" office:value="15.2801218438653" calcext:value-type="float">
            <text:p>15.2801218439</text:p>
          </table:table-cell>
          <table:table-cell table:formula="of:=[.B695]+(-[.$D$2]*SIN([.C695])+[.$D$4]*COS([.C695]))/2" office:value-type="float" office:value="66.8929283999239" calcext:value-type="float">
            <text:p>66.8929283999</text:p>
          </table:table-cell>
          <table:table-cell/>
          <table:table-cell table:formula="of:=[.A695]+([.$D$2]*COS([.C695])-[.$D$4]*SIN([.C695]))/2" office:value-type="float" office:value="20.8729243314541" calcext:value-type="float">
            <text:p>20.8729243315</text:p>
          </table:table-cell>
          <table:table-cell table:formula="of:=[.B695]+([.$D$2]*SIN([.C695])+[.$D$4]*COS([.C695]))/2" office:value-type="float" office:value="64.7202433480076" calcext:value-type="float">
            <text:p>64.720243348</text:p>
          </table:table-cell>
        </table:table-row>
        <table:table-row table:style-name="ro1">
          <table:table-cell office:value-type="float" office:value="17.930954" calcext:value-type="float">
            <text:p>17.930954</text:p>
          </table:table-cell>
          <table:table-cell office:value-type="float" office:value="65.434009" calcext:value-type="float">
            <text:p>65.434009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696]+(-[.$D$2]*COS([.C696])-[.$D$4]*SIN([.C696]))/2" office:value-type="float" office:value="15.2918686703462" calcext:value-type="float">
            <text:p>15.2918686703</text:p>
          </table:table-cell>
          <table:table-cell table:formula="of:=[.B696]+(-[.$D$2]*SIN([.C696])+[.$D$4]*COS([.C696]))/2" office:value-type="float" office:value="66.9457062655945" calcext:value-type="float">
            <text:p>66.9457062656</text:p>
          </table:table-cell>
          <table:table-cell/>
          <table:table-cell table:formula="of:=[.A696]+([.$D$2]*COS([.C696])-[.$D$4]*SIN([.C696]))/2" office:value-type="float" office:value="20.9176662628383" calcext:value-type="float">
            <text:p>20.9176662628</text:p>
          </table:table-cell>
          <table:table-cell table:formula="of:=[.B696]+([.$D$2]*SIN([.C696])+[.$D$4]*COS([.C696]))/2" office:value-type="float" office:value="64.8599446664875" calcext:value-type="float">
            <text:p>64.8599446665</text:p>
          </table:table-cell>
        </table:table-row>
        <table:table-row table:style-name="ro1">
          <table:table-cell office:value-type="float" office:value="17.964972" calcext:value-type="float">
            <text:p>17.964972</text:p>
          </table:table-cell>
          <table:table-cell office:value-type="float" office:value="65.528044" calcext:value-type="float">
            <text:p>65.528044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697]+(-[.$D$2]*COS([.C697])-[.$D$4]*SIN([.C697]))/2" office:value-type="float" office:value="15.3022572940948" calcext:value-type="float">
            <text:p>15.3022572941</text:p>
          </table:table-cell>
          <table:table-cell table:formula="of:=[.B697]+(-[.$D$2]*SIN([.C697])+[.$D$4]*COS([.C697]))/2" office:value-type="float" office:value="66.9977209695943" calcext:value-type="float">
            <text:p>66.9977209696</text:p>
          </table:table-cell>
          <table:table-cell/>
          <table:table-cell table:formula="of:=[.A697]+([.$D$2]*COS([.C697])-[.$D$4]*SIN([.C697]))/2" office:value-type="float" office:value="20.9604081714004" calcext:value-type="float">
            <text:p>20.9604081714</text:p>
          </table:table-cell>
          <table:table-cell table:formula="of:=[.B697]+([.$D$2]*SIN([.C697])+[.$D$4]*COS([.C697]))/2" office:value-type="float" office:value="65.0013921766233" calcext:value-type="float">
            <text:p>65.0013921766</text:p>
          </table:table-cell>
        </table:table-row>
        <table:table-row table:style-name="ro1">
          <table:table-cell office:value-type="float" office:value="17.997482" calcext:value-type="float">
            <text:p>17.997482</text:p>
          </table:table-cell>
          <table:table-cell office:value-type="float" office:value="65.622611" calcext:value-type="float">
            <text:p>65.622611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698]+(-[.$D$2]*COS([.C698])-[.$D$4]*SIN([.C698]))/2" office:value-type="float" office:value="15.3113902686669" calcext:value-type="float">
            <text:p>15.3113902687</text:p>
          </table:table-cell>
          <table:table-cell table:formula="of:=[.B698]+(-[.$D$2]*SIN([.C698])+[.$D$4]*COS([.C698]))/2" office:value-type="float" office:value="67.0491141408532" calcext:value-type="float">
            <text:p>67.0491141409</text:p>
          </table:table-cell>
          <table:table-cell/>
          <table:table-cell table:formula="of:=[.A698]+([.$D$2]*COS([.C698])-[.$D$4]*SIN([.C698]))/2" office:value-type="float" office:value="21.0010292509972" calcext:value-type="float">
            <text:p>21.001029251</text:p>
          </table:table-cell>
          <table:table-cell table:formula="of:=[.B698]+([.$D$2]*SIN([.C698])+[.$D$4]*COS([.C698]))/2" office:value-type="float" office:value="65.1443810228685" calcext:value-type="float">
            <text:p>65.1443810229</text:p>
          </table:table-cell>
        </table:table-row>
        <table:table-row table:style-name="ro1">
          <table:table-cell office:value-type="float" office:value="18.028449" calcext:value-type="float">
            <text:p>18.028449</text:p>
          </table:table-cell>
          <table:table-cell office:value-type="float" office:value="65.717694" calcext:value-type="float">
            <text:p>65.717694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699]+(-[.$D$2]*COS([.C699])-[.$D$4]*SIN([.C699]))/2" office:value-type="float" office:value="15.3193635877475" calcext:value-type="float">
            <text:p>15.3193635877</text:p>
          </table:table-cell>
          <table:table-cell table:formula="of:=[.B699]+(-[.$D$2]*SIN([.C699])+[.$D$4]*COS([.C699]))/2" office:value-type="float" office:value="67.1000312342235" calcext:value-type="float">
            <text:p>67.1000312342</text:p>
          </table:table-cell>
          <table:table-cell/>
          <table:table-cell table:formula="of:=[.A699]+([.$D$2]*COS([.C699])-[.$D$4]*SIN([.C699]))/2" office:value-type="float" office:value="21.0394229524194" calcext:value-type="float">
            <text:p>21.0394229524</text:p>
          </table:table-cell>
          <table:table-cell table:formula="of:=[.B699]+([.$D$2]*SIN([.C699])+[.$D$4]*COS([.C699]))/2" office:value-type="float" office:value="65.2886999932218" calcext:value-type="float">
            <text:p>65.2886999932</text:p>
          </table:table-cell>
        </table:table-row>
        <table:table-row table:style-name="ro1">
          <table:table-cell office:value-type="float" office:value="18.057849" calcext:value-type="float">
            <text:p>18.057849</text:p>
          </table:table-cell>
          <table:table-cell office:value-type="float" office:value="65.813273" calcext:value-type="float">
            <text:p>65.813273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700]+(-[.$D$2]*COS([.C700])-[.$D$4]*SIN([.C700]))/2" office:value-type="float" office:value="15.3262780150741" calcext:value-type="float">
            <text:p>15.3262780151</text:p>
          </table:table-cell>
          <table:table-cell table:formula="of:=[.B700]+(-[.$D$2]*SIN([.C700])+[.$D$4]*COS([.C700]))/2" office:value-type="float" office:value="67.1506285825999" calcext:value-type="float">
            <text:p>67.1506285826</text:p>
          </table:table-cell>
          <table:table-cell/>
          <table:table-cell table:formula="of:=[.A700]+([.$D$2]*COS([.C700])-[.$D$4]*SIN([.C700]))/2" office:value-type="float" office:value="21.0755044449623" calcext:value-type="float">
            <text:p>21.075504445</text:p>
          </table:table-cell>
          <table:table-cell table:formula="of:=[.B700]+([.$D$2]*SIN([.C700])+[.$D$4]*COS([.C700]))/2" office:value-type="float" office:value="65.4341218223815" calcext:value-type="float">
            <text:p>65.4341218224</text:p>
          </table:table-cell>
        </table:table-row>
        <table:table-row table:style-name="ro1">
          <table:table-cell office:value-type="float" office:value="18.085659" calcext:value-type="float">
            <text:p>18.085659</text:p>
          </table:table-cell>
          <table:table-cell office:value-type="float" office:value="65.909327" calcext:value-type="float">
            <text:p>65.909327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701]+(-[.$D$2]*COS([.C701])-[.$D$4]*SIN([.C701]))/2" office:value-type="float" office:value="15.3322213585679" calcext:value-type="float">
            <text:p>15.3322213586</text:p>
          </table:table-cell>
          <table:table-cell table:formula="of:=[.B701]+(-[.$D$2]*SIN([.C701])+[.$D$4]*COS([.C701]))/2" office:value-type="float" office:value="67.2010627139697" calcext:value-type="float">
            <text:p>67.201062714</text:p>
          </table:table-cell>
          <table:table-cell/>
          <table:table-cell table:formula="of:=[.A701]+([.$D$2]*COS([.C701])-[.$D$4]*SIN([.C701]))/2" office:value-type="float" office:value="21.1092034869665" calcext:value-type="float">
            <text:p>21.109203487</text:p>
          </table:table-cell>
          <table:table-cell table:formula="of:=[.B701]+([.$D$2]*SIN([.C701])+[.$D$4]*COS([.C701]))/2" office:value-type="float" office:value="65.5804216407635" calcext:value-type="float">
            <text:p>65.5804216408</text:p>
          </table:table-cell>
        </table:table-row>
        <table:table-row table:style-name="ro1">
          <table:table-cell office:value-type="float" office:value="18.16428" calcext:value-type="float">
            <text:p>18.16428</text:p>
          </table:table-cell>
          <table:table-cell office:value-type="float" office:value="66.198838" calcext:value-type="float">
            <text:p>66.198838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702]+(-[.$D$2]*COS([.C702])-[.$D$4]*SIN([.C702]))/2" office:value-type="float" office:value="15.3896976701857" calcext:value-type="float">
            <text:p>15.3896976702</text:p>
          </table:table-cell>
          <table:table-cell table:formula="of:=[.B702]+(-[.$D$2]*SIN([.C702])+[.$D$4]*COS([.C702]))/2" office:value-type="float" office:value="67.4445076572857" calcext:value-type="float">
            <text:p>67.4445076573</text:p>
          </table:table-cell>
          <table:table-cell/>
          <table:table-cell table:formula="of:=[.A702]+([.$D$2]*COS([.C702])-[.$D$4]*SIN([.C702]))/2" office:value-type="float" office:value="21.1928858765116" calcext:value-type="float">
            <text:p>21.1928858765</text:p>
          </table:table-cell>
          <table:table-cell table:formula="of:=[.B702]+([.$D$2]*SIN([.C702])+[.$D$4]*COS([.C702]))/2" office:value-type="float" office:value="65.9203663771019" calcext:value-type="float">
            <text:p>65.9203663771</text:p>
          </table:table-cell>
        </table:table-row>
        <table:table-row table:style-name="ro1">
          <table:table-cell office:value-type="float" office:value="18.188877" calcext:value-type="float">
            <text:p>18.188877</text:p>
          </table:table-cell>
          <table:table-cell office:value-type="float" office:value="66.295765" calcext:value-type="float">
            <text:p>66.295765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703]+(-[.$D$2]*COS([.C703])-[.$D$4]*SIN([.C703]))/2" office:value-type="float" office:value="15.3939589972983" calcext:value-type="float">
            <text:p>15.3939589973</text:p>
          </table:table-cell>
          <table:table-cell table:formula="of:=[.B703]+(-[.$D$2]*SIN([.C703])+[.$D$4]*COS([.C703]))/2" office:value-type="float" office:value="67.495112054932" calcext:value-type="float">
            <text:p>67.4951120549</text:p>
          </table:table-cell>
          <table:table-cell/>
          <table:table-cell table:formula="of:=[.A703]+([.$D$2]*COS([.C703])-[.$D$4]*SIN([.C703]))/2" office:value-type="float" office:value="21.2216957771282" calcext:value-type="float">
            <text:p>21.2216957771</text:p>
          </table:table-cell>
          <table:table-cell table:formula="of:=[.B703]+([.$D$2]*SIN([.C703])+[.$D$4]*COS([.C703]))/2" office:value-type="float" office:value="66.067707408373" calcext:value-type="float">
            <text:p>66.0677074084</text:p>
          </table:table-cell>
        </table:table-row>
        <table:table-row table:style-name="ro1">
          <table:table-cell office:value-type="float" office:value="18.211863" calcext:value-type="float">
            <text:p>18.211863</text:p>
          </table:table-cell>
          <table:table-cell office:value-type="float" office:value="66.393086" calcext:value-type="float">
            <text:p>66.393086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704]+(-[.$D$2]*COS([.C704])-[.$D$4]*SIN([.C704]))/2" office:value-type="float" office:value="15.3974967626802" calcext:value-type="float">
            <text:p>15.3974967627</text:p>
          </table:table-cell>
          <table:table-cell table:formula="of:=[.B704]+(-[.$D$2]*SIN([.C704])+[.$D$4]*COS([.C704]))/2" office:value-type="float" office:value="67.5460572408531" calcext:value-type="float">
            <text:p>67.5460572409</text:p>
          </table:table-cell>
          <table:table-cell/>
          <table:table-cell table:formula="of:=[.A704]+([.$D$2]*COS([.C704])-[.$D$4]*SIN([.C704]))/2" office:value-type="float" office:value="21.2480379512549" calcext:value-type="float">
            <text:p>21.2480379513</text:p>
          </table:table-cell>
          <table:table-cell table:formula="of:=[.B704]+([.$D$2]*SIN([.C704])+[.$D$4]*COS([.C704]))/2" office:value-type="float" office:value="66.2152049572426" calcext:value-type="float">
            <text:p>66.2152049572</text:p>
          </table:table-cell>
        </table:table-row>
        <table:table-row table:style-name="ro1">
          <table:table-cell office:value-type="float" office:value="18.233245" calcext:value-type="float">
            <text:p>18.233245</text:p>
          </table:table-cell>
          <table:table-cell office:value-type="float" office:value="66.490772" calcext:value-type="float">
            <text:p>66.490772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705]+(-[.$D$2]*COS([.C705])-[.$D$4]*SIN([.C705]))/2" office:value-type="float" office:value="15.4003803370877" calcext:value-type="float">
            <text:p>15.4003803371</text:p>
          </table:table-cell>
          <table:table-cell table:formula="of:=[.B705]+(-[.$D$2]*SIN([.C705])+[.$D$4]*COS([.C705]))/2" office:value-type="float" office:value="67.5975139760824" calcext:value-type="float">
            <text:p>67.5975139761</text:p>
          </table:table-cell>
          <table:table-cell/>
          <table:table-cell table:formula="of:=[.A705]+([.$D$2]*COS([.C705])-[.$D$4]*SIN([.C705]))/2" office:value-type="float" office:value="21.2719251868897" calcext:value-type="float">
            <text:p>21.2719251869</text:p>
          </table:table-cell>
          <table:table-cell table:formula="of:=[.B705]+([.$D$2]*SIN([.C705])+[.$D$4]*COS([.C705]))/2" office:value-type="float" office:value="66.362620832218" calcext:value-type="float">
            <text:p>66.3626208322</text:p>
          </table:table-cell>
        </table:table-row>
        <table:table-row table:style-name="ro1">
          <table:table-cell office:value-type="float" office:value="18.253036" calcext:value-type="float">
            <text:p>18.253036</text:p>
          </table:table-cell>
          <table:table-cell office:value-type="float" office:value="66.588793" calcext:value-type="float">
            <text:p>66.588793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706]+(-[.$D$2]*COS([.C706])-[.$D$4]*SIN([.C706]))/2" office:value-type="float" office:value="15.4026750865529" calcext:value-type="float">
            <text:p>15.4026750866</text:p>
          </table:table-cell>
          <table:table-cell table:formula="of:=[.B706]+(-[.$D$2]*SIN([.C706])+[.$D$4]*COS([.C706]))/2" office:value-type="float" office:value="67.6496618246401" calcext:value-type="float">
            <text:p>67.6496618246</text:p>
          </table:table-cell>
          <table:table-cell/>
          <table:table-cell table:formula="of:=[.A706]+([.$D$2]*COS([.C706])-[.$D$4]*SIN([.C706]))/2" office:value-type="float" office:value="21.2933889153062" calcext:value-type="float">
            <text:p>21.2933889153</text:p>
          </table:table-cell>
          <table:table-cell table:formula="of:=[.B706]+([.$D$2]*SIN([.C706])+[.$D$4]*COS([.C706]))/2" office:value-type="float" office:value="66.5097098134854" calcext:value-type="float">
            <text:p>66.5097098135</text:p>
          </table:table-cell>
        </table:table-row>
        <table:table-row table:style-name="ro1">
          <table:table-cell office:value-type="float" office:value="18.271256" calcext:value-type="float">
            <text:p>18.271256</text:p>
          </table:table-cell>
          <table:table-cell office:value-type="float" office:value="66.687118" calcext:value-type="float">
            <text:p>66.687118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707]+(-[.$D$2]*COS([.C707])-[.$D$4]*SIN([.C707]))/2" office:value-type="float" office:value="15.404438034059" calcext:value-type="float">
            <text:p>15.4044380341</text:p>
          </table:table-cell>
          <table:table-cell table:formula="of:=[.B707]+(-[.$D$2]*SIN([.C707])+[.$D$4]*COS([.C707]))/2" office:value-type="float" office:value="67.7026743746823" calcext:value-type="float">
            <text:p>67.7026743747</text:p>
          </table:table-cell>
          <table:table-cell/>
          <table:table-cell table:formula="of:=[.A707]+([.$D$2]*COS([.C707])-[.$D$4]*SIN([.C707]))/2" office:value-type="float" office:value="21.312480467679" calcext:value-type="float">
            <text:p>21.3124804677</text:p>
          </table:table-cell>
          <table:table-cell table:formula="of:=[.B707]+([.$D$2]*SIN([.C707])+[.$D$4]*COS([.C707]))/2" office:value-type="float" office:value="66.6562353642544" calcext:value-type="float">
            <text:p>66.6562353643</text:p>
          </table:table-cell>
        </table:table-row>
        <table:table-row table:style-name="ro1">
          <table:table-cell office:value-type="float" office:value="18.287933" calcext:value-type="float">
            <text:p>18.287933</text:p>
          </table:table-cell>
          <table:table-cell office:value-type="float" office:value="66.785717" calcext:value-type="float">
            <text:p>66.785717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708]+(-[.$D$2]*COS([.C708])-[.$D$4]*SIN([.C708]))/2" office:value-type="float" office:value="15.4057227941832" calcext:value-type="float">
            <text:p>15.4057227942</text:p>
          </table:table-cell>
          <table:table-cell table:formula="of:=[.B708]+(-[.$D$2]*SIN([.C708])+[.$D$4]*COS([.C708]))/2" office:value-type="float" office:value="67.7567290130489" calcext:value-type="float">
            <text:p>67.756729013</text:p>
          </table:table-cell>
          <table:table-cell/>
          <table:table-cell table:formula="of:=[.A708]+([.$D$2]*COS([.C708])-[.$D$4]*SIN([.C708]))/2" office:value-type="float" office:value="21.3292708745994" calcext:value-type="float">
            <text:p>21.3292708746</text:p>
          </table:table-cell>
          <table:table-cell table:formula="of:=[.B708]+([.$D$2]*SIN([.C708])+[.$D$4]*COS([.C708]))/2" office:value-type="float" office:value="66.8019630003538" calcext:value-type="float">
            <text:p>66.8019630004</text:p>
          </table:table-cell>
        </table:table-row>
        <table:table-row table:style-name="ro1">
          <table:table-cell office:value-type="float" office:value="18.303101" calcext:value-type="float">
            <text:p>18.303101</text:p>
          </table:table-cell>
          <table:table-cell office:value-type="float" office:value="66.884559" calcext:value-type="float">
            <text:p>66.884559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709]+(-[.$D$2]*COS([.C709])-[.$D$4]*SIN([.C709]))/2" office:value-type="float" office:value="15.4065752708752" calcext:value-type="float">
            <text:p>15.4065752709</text:p>
          </table:table-cell>
          <table:table-cell table:formula="of:=[.B709]+(-[.$D$2]*SIN([.C709])+[.$D$4]*COS([.C709]))/2" office:value-type="float" office:value="67.811995628842" calcext:value-type="float">
            <text:p>67.8119956288</text:p>
          </table:table-cell>
          <table:table-cell/>
          <table:table-cell table:formula="of:=[.A709]+([.$D$2]*COS([.C709])-[.$D$4]*SIN([.C709]))/2" office:value-type="float" office:value="21.3438480287966" calcext:value-type="float">
            <text:p>21.3438480288</text:p>
          </table:table-cell>
          <table:table-cell table:formula="of:=[.B709]+([.$D$2]*SIN([.C709])+[.$D$4]*COS([.C709]))/2" office:value-type="float" office:value="66.9466678308115" calcext:value-type="float">
            <text:p>66.9466678308</text:p>
          </table:table-cell>
        </table:table-row>
        <table:table-row table:style-name="ro1">
          <table:table-cell office:value-type="float" office:value="18.3168" calcext:value-type="float">
            <text:p>18.3168</text:p>
          </table:table-cell>
          <table:table-cell office:value-type="float" office:value="66.983615" calcext:value-type="float">
            <text:p>66.983615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710]+(-[.$D$2]*COS([.C710])-[.$D$4]*SIN([.C710]))/2" office:value-type="float" office:value="15.4070384581553" calcext:value-type="float">
            <text:p>15.4070384582</text:p>
          </table:table-cell>
          <table:table-cell table:formula="of:=[.B710]+(-[.$D$2]*SIN([.C710])+[.$D$4]*COS([.C710]))/2" office:value-type="float" office:value="67.8686504623411" calcext:value-type="float">
            <text:p>67.8686504623</text:p>
          </table:table-cell>
          <table:table-cell/>
          <table:table-cell table:formula="of:=[.A710]+([.$D$2]*COS([.C710])-[.$D$4]*SIN([.C710]))/2" office:value-type="float" office:value="21.3563156625043" calcext:value-type="float">
            <text:p>21.3563156625</text:p>
          </table:table-cell>
          <table:table-cell table:formula="of:=[.B710]+([.$D$2]*SIN([.C710])+[.$D$4]*COS([.C710]))/2" office:value-type="float" office:value="67.0901257383838" calcext:value-type="float">
            <text:p>67.0901257384</text:p>
          </table:table-cell>
        </table:table-row>
        <table:table-row table:style-name="ro1">
          <table:table-cell office:value-type="float" office:value="18.329077" calcext:value-type="float">
            <text:p>18.329077</text:p>
          </table:table-cell>
          <table:table-cell office:value-type="float" office:value="67.082858" calcext:value-type="float">
            <text:p>67.082858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711]+(-[.$D$2]*COS([.C711])-[.$D$4]*SIN([.C711]))/2" office:value-type="float" office:value="15.4071497426171" calcext:value-type="float">
            <text:p>15.4071497426</text:p>
          </table:table-cell>
          <table:table-cell table:formula="of:=[.B711]+(-[.$D$2]*SIN([.C711])+[.$D$4]*COS([.C711]))/2" office:value-type="float" office:value="67.9268610228398" calcext:value-type="float">
            <text:p>67.9268610228</text:p>
          </table:table-cell>
          <table:table-cell/>
          <table:table-cell table:formula="of:=[.A711]+([.$D$2]*COS([.C711])-[.$D$4]*SIN([.C711]))/2" office:value-type="float" office:value="21.3667929535805" calcext:value-type="float">
            <text:p>21.3667929536</text:p>
          </table:table-cell>
          <table:table-cell table:formula="of:=[.B711]+([.$D$2]*SIN([.C711])+[.$D$4]*COS([.C711]))/2" office:value-type="float" office:value="67.2321288456541" calcext:value-type="float">
            <text:p>67.2321288457</text:p>
          </table:table-cell>
        </table:table-row>
        <table:table-row table:style-name="ro1">
          <table:table-cell office:value-type="float" office:value="18.339986" calcext:value-type="float">
            <text:p>18.339986</text:p>
          </table:table-cell>
          <table:table-cell office:value-type="float" office:value="67.18226" calcext:value-type="float">
            <text:p>67.18226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712]+(-[.$D$2]*COS([.C712])-[.$D$4]*SIN([.C712]))/2" office:value-type="float" office:value="15.4069449810829" calcext:value-type="float">
            <text:p>15.4069449811</text:p>
          </table:table-cell>
          <table:table-cell table:formula="of:=[.B712]+(-[.$D$2]*SIN([.C712])+[.$D$4]*COS([.C712]))/2" office:value-type="float" office:value="67.9867911562332" calcext:value-type="float">
            <text:p>67.9867911562</text:p>
          </table:table-cell>
          <table:table-cell/>
          <table:table-cell table:formula="of:=[.A712]+([.$D$2]*COS([.C712])-[.$D$4]*SIN([.C712]))/2" office:value-type="float" office:value="21.375413284781" calcext:value-type="float">
            <text:p>21.3754132848</text:p>
          </table:table-cell>
          <table:table-cell table:formula="of:=[.B712]+([.$D$2]*SIN([.C712])+[.$D$4]*COS([.C712]))/2" office:value-type="float" office:value="67.3724735610498" calcext:value-type="float">
            <text:p>67.372473561</text:p>
          </table:table-cell>
        </table:table-row>
        <table:table-row table:style-name="ro1">
          <table:table-cell office:value-type="float" office:value="18.349586" calcext:value-type="float">
            <text:p>18.349586</text:p>
          </table:table-cell>
          <table:table-cell office:value-type="float" office:value="67.281798" calcext:value-type="float">
            <text:p>67.281798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713]+(-[.$D$2]*COS([.C713])-[.$D$4]*SIN([.C713]))/2" office:value-type="float" office:value="15.4064553267397" calcext:value-type="float">
            <text:p>15.4064553267</text:p>
          </table:table-cell>
          <table:table-cell table:formula="of:=[.B713]+(-[.$D$2]*SIN([.C713])+[.$D$4]*COS([.C713]))/2" office:value-type="float" office:value="68.0485977392504" calcext:value-type="float">
            <text:p>68.0485977393</text:p>
          </table:table-cell>
          <table:table-cell/>
          <table:table-cell table:formula="of:=[.A713]+([.$D$2]*COS([.C713])-[.$D$4]*SIN([.C713]))/2" office:value-type="float" office:value="21.3823203360842" calcext:value-type="float">
            <text:p>21.3823203361</text:p>
          </table:table-cell>
          <table:table-cell table:formula="of:=[.B713]+([.$D$2]*SIN([.C713])+[.$D$4]*COS([.C713]))/2" office:value-type="float" office:value="67.510975762307" calcext:value-type="float">
            <text:p>67.5109757623</text:p>
          </table:table-cell>
        </table:table-row>
        <table:table-row table:style-name="ro1">
          <table:table-cell office:value-type="float" office:value="18.357941" calcext:value-type="float">
            <text:p>18.357941</text:p>
          </table:table-cell>
          <table:table-cell office:value-type="float" office:value="67.381447" calcext:value-type="float">
            <text:p>67.381447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714]+(-[.$D$2]*COS([.C714])-[.$D$4]*SIN([.C714]))/2" office:value-type="float" office:value="15.4057111726114" calcext:value-type="float">
            <text:p>15.4057111726</text:p>
          </table:table-cell>
          <table:table-cell table:formula="of:=[.B714]+(-[.$D$2]*SIN([.C714])+[.$D$4]*COS([.C714]))/2" office:value-type="float" office:value="68.1124319836192" calcext:value-type="float">
            <text:p>68.1124319836</text:p>
          </table:table-cell>
          <table:table-cell/>
          <table:table-cell table:formula="of:=[.A714]+([.$D$2]*COS([.C714])-[.$D$4]*SIN([.C714]))/2" office:value-type="float" office:value="21.3876670476225" calcext:value-type="float">
            <text:p>21.3876670476</text:p>
          </table:table-cell>
          <table:table-cell table:formula="of:=[.B714]+([.$D$2]*SIN([.C714])+[.$D$4]*COS([.C714]))/2" office:value-type="float" office:value="67.647454662216" calcext:value-type="float">
            <text:p>67.6474546622</text:p>
          </table:table-cell>
        </table:table-row>
        <table:table-row table:style-name="ro1">
          <table:table-cell office:value-type="float" office:value="18.365121" calcext:value-type="float">
            <text:p>18.365121</text:p>
          </table:table-cell>
          <table:table-cell office:value-type="float" office:value="67.481189" calcext:value-type="float">
            <text:p>67.481189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715]+(-[.$D$2]*COS([.C715])-[.$D$4]*SIN([.C715]))/2" office:value-type="float" office:value="15.404743682686" calcext:value-type="float">
            <text:p>15.4047436827</text:p>
          </table:table-cell>
          <table:table-cell table:formula="of:=[.B715]+(-[.$D$2]*SIN([.C715])+[.$D$4]*COS([.C715]))/2" office:value-type="float" office:value="68.1784451503012" calcext:value-type="float">
            <text:p>68.1784451503</text:p>
          </table:table-cell>
          <table:table-cell/>
          <table:table-cell table:formula="of:=[.A715]+([.$D$2]*COS([.C715])-[.$D$4]*SIN([.C715]))/2" office:value-type="float" office:value="21.3916150516109" calcext:value-type="float">
            <text:p>21.3916150516</text:p>
          </table:table-cell>
          <table:table-cell table:formula="of:=[.B715]+([.$D$2]*SIN([.C715])+[.$D$4]*COS([.C715]))/2" office:value-type="float" office:value="67.7817447445196" calcext:value-type="float">
            <text:p>67.7817447445</text:p>
          </table:table-cell>
        </table:table-row>
        <table:table-row table:style-name="ro1">
          <table:table-cell office:value-type="float" office:value="18.371203" calcext:value-type="float">
            <text:p>18.371203</text:p>
          </table:table-cell>
          <table:table-cell office:value-type="float" office:value="67.581003" calcext:value-type="float">
            <text:p>67.581003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716]+(-[.$D$2]*COS([.C716])-[.$D$4]*SIN([.C716]))/2" office:value-type="float" office:value="15.4035852390928" calcext:value-type="float">
            <text:p>15.4035852391</text:p>
          </table:table-cell>
          <table:table-cell table:formula="of:=[.B716]+(-[.$D$2]*SIN([.C716])+[.$D$4]*COS([.C716]))/2" office:value-type="float" office:value="68.2467693442589" calcext:value-type="float">
            <text:p>68.2467693443</text:p>
          </table:table-cell>
          <table:table-cell/>
          <table:table-cell table:formula="of:=[.A716]+([.$D$2]*COS([.C716])-[.$D$4]*SIN([.C716]))/2" office:value-type="float" office:value="21.394333209807" calcext:value-type="float">
            <text:p>21.3943332098</text:p>
          </table:table-cell>
          <table:table-cell table:formula="of:=[.B716]+([.$D$2]*SIN([.C716])+[.$D$4]*COS([.C716]))/2" office:value-type="float" office:value="67.9136946508601" calcext:value-type="float">
            <text:p>67.9136946509</text:p>
          </table:table-cell>
        </table:table-row>
        <table:table-row table:style-name="ro1">
          <table:table-cell office:value-type="float" office:value="18.376265" calcext:value-type="float">
            <text:p>18.376265</text:p>
          </table:table-cell>
          <table:table-cell office:value-type="float" office:value="67.680875" calcext:value-type="float">
            <text:p>67.680875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717]+(-[.$D$2]*COS([.C717])-[.$D$4]*SIN([.C717]))/2" office:value-type="float" office:value="15.4022678838511" calcext:value-type="float">
            <text:p>15.4022678839</text:p>
          </table:table-cell>
          <table:table-cell table:formula="of:=[.B717]+(-[.$D$2]*SIN([.C717])+[.$D$4]*COS([.C717]))/2" office:value-type="float" office:value="68.3175390818657" calcext:value-type="float">
            <text:p>68.3175390819</text:p>
          </table:table-cell>
          <table:table-cell/>
          <table:table-cell table:formula="of:=[.A717]+([.$D$2]*COS([.C717])-[.$D$4]*SIN([.C717]))/2" office:value-type="float" office:value="21.3959911634487" calcext:value-type="float">
            <text:p>21.3959911634</text:p>
          </table:table-cell>
          <table:table-cell table:formula="of:=[.B717]+([.$D$2]*SIN([.C717])+[.$D$4]*COS([.C717]))/2" office:value-type="float" office:value="68.0431647980672" calcext:value-type="float">
            <text:p>68.0431647981</text:p>
          </table:table-cell>
        </table:table-row>
        <table:table-row table:style-name="ro1">
          <table:table-cell office:value-type="float" office:value="18.380392" calcext:value-type="float">
            <text:p>18.380392</text:p>
          </table:table-cell>
          <table:table-cell office:value-type="float" office:value="67.780789" calcext:value-type="float">
            <text:p>67.780789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718]+(-[.$D$2]*COS([.C718])-[.$D$4]*SIN([.C718]))/2" office:value-type="float" office:value="15.400827518847" calcext:value-type="float">
            <text:p>15.4008275188</text:p>
          </table:table-cell>
          <table:table-cell table:formula="of:=[.B718]+(-[.$D$2]*SIN([.C718])+[.$D$4]*COS([.C718]))/2" office:value-type="float" office:value="68.3908672758396" calcext:value-type="float">
            <text:p>68.3908672758</text:p>
          </table:table-cell>
          <table:table-cell/>
          <table:table-cell table:formula="of:=[.A718]+([.$D$2]*COS([.C718])-[.$D$4]*SIN([.C718]))/2" office:value-type="float" office:value="21.3967621662279" calcext:value-type="float">
            <text:p>21.3967621662</text:p>
          </table:table-cell>
          <table:table-cell table:formula="of:=[.B718]+([.$D$2]*SIN([.C718])+[.$D$4]*COS([.C718]))/2" office:value-type="float" office:value="68.1700331653905" calcext:value-type="float">
            <text:p>68.1700331654</text:p>
          </table:table-cell>
        </table:table-row>
        <table:table-row table:style-name="ro1">
          <table:table-cell office:value-type="float" office:value="18.383671" calcext:value-type="float">
            <text:p>18.383671</text:p>
          </table:table-cell>
          <table:table-cell office:value-type="float" office:value="67.880735" calcext:value-type="float">
            <text:p>67.880735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719]+(-[.$D$2]*COS([.C719])-[.$D$4]*SIN([.C719]))/2" office:value-type="float" office:value="15.3993042910577" calcext:value-type="float">
            <text:p>15.3993042911</text:p>
          </table:table-cell>
          <table:table-cell table:formula="of:=[.B719]+(-[.$D$2]*SIN([.C719])+[.$D$4]*COS([.C719]))/2" office:value-type="float" office:value="68.466870945457" calcext:value-type="float">
            <text:p>68.4668709455</text:p>
          </table:table-cell>
          <table:table-cell/>
          <table:table-cell table:formula="of:=[.A719]+([.$D$2]*COS([.C719])-[.$D$4]*SIN([.C719]))/2" office:value-type="float" office:value="21.3968187340126" calcext:value-type="float">
            <text:p>21.396818734</text:p>
          </table:table-cell>
          <table:table-cell table:formula="of:=[.B719]+([.$D$2]*SIN([.C719])+[.$D$4]*COS([.C719]))/2" office:value-type="float" office:value="68.2941847950355" calcext:value-type="float">
            <text:p>68.294184795</text:p>
          </table:table-cell>
        </table:table-row>
        <table:table-row table:style-name="ro1">
          <table:table-cell office:value-type="float" office:value="18.386195" calcext:value-type="float">
            <text:p>18.386195</text:p>
          </table:table-cell>
          <table:table-cell office:value-type="float" office:value="67.980703" calcext:value-type="float">
            <text:p>67.980703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720]+(-[.$D$2]*COS([.C720])-[.$D$4]*SIN([.C720]))/2" office:value-type="float" office:value="15.3977442412091" calcext:value-type="float">
            <text:p>15.3977442412</text:p>
          </table:table-cell>
          <table:table-cell table:formula="of:=[.B720]+(-[.$D$2]*SIN([.C720])+[.$D$4]*COS([.C720]))/2" office:value-type="float" office:value="68.5456473001591" calcext:value-type="float">
            <text:p>68.5456473002</text:p>
          </table:table-cell>
          <table:table-cell/>
          <table:table-cell table:formula="of:=[.A720]+([.$D$2]*COS([.C720])-[.$D$4]*SIN([.C720]))/2" office:value-type="float" office:value="21.3963330583673" calcext:value-type="float">
            <text:p>21.3963330584</text:p>
          </table:table-cell>
          <table:table-cell table:formula="of:=[.B720]+([.$D$2]*SIN([.C720])+[.$D$4]*COS([.C720]))/2" office:value-type="float" office:value="68.4155235027006" calcext:value-type="float">
            <text:p>68.4155235027</text:p>
          </table:table-cell>
        </table:table-row>
        <table:table-row table:style-name="ro1">
          <table:table-cell office:value-type="float" office:value="18.388057" calcext:value-type="float">
            <text:p>18.388057</text:p>
          </table:table-cell>
          <table:table-cell office:value-type="float" office:value="68.080685" calcext:value-type="float">
            <text:p>68.080685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721]+(-[.$D$2]*COS([.C721])-[.$D$4]*SIN([.C721]))/2" office:value-type="float" office:value="15.3961965694842" calcext:value-type="float">
            <text:p>15.3961965695</text:p>
          </table:table-cell>
          <table:table-cell table:formula="of:=[.B721]+(-[.$D$2]*SIN([.C721])+[.$D$4]*COS([.C721]))/2" office:value-type="float" office:value="68.6272846380475" calcext:value-type="float">
            <text:p>68.627284638</text:p>
          </table:table-cell>
          <table:table-cell/>
          <table:table-cell table:formula="of:=[.A721]+([.$D$2]*COS([.C721])-[.$D$4]*SIN([.C721]))/2" office:value-type="float" office:value="21.3954708033682" calcext:value-type="float">
            <text:p>21.3954708034</text:p>
          </table:table-cell>
          <table:table-cell table:formula="of:=[.B721]+([.$D$2]*SIN([.C721])+[.$D$4]*COS([.C721]))/2" office:value-type="float" office:value="68.5339644009332" calcext:value-type="float">
            <text:p>68.5339644009</text:p>
          </table:table-cell>
        </table:table-row>
        <table:table-row table:style-name="ro1">
          <table:table-cell office:value-type="float" office:value="18.389355" calcext:value-type="float">
            <text:p>18.389355</text:p>
          </table:table-cell>
          <table:table-cell office:value-type="float" office:value="68.180677" calcext:value-type="float">
            <text:p>68.180677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722]+(-[.$D$2]*COS([.C722])-[.$D$4]*SIN([.C722]))/2" office:value-type="float" office:value="15.3947187383302" calcext:value-type="float">
            <text:p>15.3947187383</text:p>
          </table:table-cell>
          <table:table-cell table:formula="of:=[.B722]+(-[.$D$2]*SIN([.C722])+[.$D$4]*COS([.C722]))/2" office:value-type="float" office:value="68.711858381726" calcext:value-type="float">
            <text:p>68.7118583817</text:p>
          </table:table-cell>
          <table:table-cell/>
          <table:table-cell table:formula="of:=[.A722]+([.$D$2]*COS([.C722])-[.$D$4]*SIN([.C722]))/2" office:value-type="float" office:value="21.3943940740312" calcext:value-type="float">
            <text:p>21.394394074</text:p>
          </table:table-cell>
          <table:table-cell table:formula="of:=[.B722]+([.$D$2]*SIN([.C722])+[.$D$4]*COS([.C722]))/2" office:value-type="float" office:value="68.6494415075576" calcext:value-type="float">
            <text:p>68.6494415076</text:p>
          </table:table-cell>
        </table:table-row>
        <table:table-row table:style-name="ro1">
          <table:table-cell office:value-type="float" office:value="18.390188" calcext:value-type="float">
            <text:p>18.390188</text:p>
          </table:table-cell>
          <table:table-cell office:value-type="float" office:value="68.280673" calcext:value-type="float">
            <text:p>68.280673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723]+(-[.$D$2]*COS([.C723])-[.$D$4]*SIN([.C723]))/2" office:value-type="float" office:value="15.393375723231" calcext:value-type="float">
            <text:p>15.3933757232</text:p>
          </table:table-cell>
          <table:table-cell table:formula="of:=[.B723]+(-[.$D$2]*SIN([.C723])+[.$D$4]*COS([.C723]))/2" office:value-type="float" office:value="68.7994370868515" calcext:value-type="float">
            <text:p>68.7994370869</text:p>
          </table:table-cell>
          <table:table-cell/>
          <table:table-cell table:formula="of:=[.A723]+([.$D$2]*COS([.C723])-[.$D$4]*SIN([.C723]))/2" office:value-type="float" office:value="21.3932582359225" calcext:value-type="float">
            <text:p>21.3932582359</text:p>
          </table:table-cell>
          <table:table-cell table:formula="of:=[.B723]+([.$D$2]*SIN([.C723])+[.$D$4]*COS([.C723]))/2" office:value-type="float" office:value="68.7618893319304" calcext:value-type="float">
            <text:p>68.7618893319</text:p>
          </table:table-cell>
        </table:table-row>
        <table:table-row table:style-name="ro1">
          <table:table-cell office:value-type="float" office:value="18.390657" calcext:value-type="float">
            <text:p>18.390657</text:p>
          </table:table-cell>
          <table:table-cell office:value-type="float" office:value="68.380672" calcext:value-type="float">
            <text:p>68.380672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724]+(-[.$D$2]*COS([.C724])-[.$D$4]*SIN([.C724]))/2" office:value-type="float" office:value="15.3922392397578" calcext:value-type="float">
            <text:p>15.3922392398</text:p>
          </table:table-cell>
          <table:table-cell table:formula="of:=[.B724]+(-[.$D$2]*SIN([.C724])+[.$D$4]*COS([.C724]))/2" office:value-type="float" office:value="68.89007452754" calcext:value-type="float">
            <text:p>68.8900745275</text:p>
          </table:table-cell>
          <table:table-cell/>
          <table:table-cell table:formula="of:=[.A724]+([.$D$2]*COS([.C724])-[.$D$4]*SIN([.C724]))/2" office:value-type="float" office:value="21.392209755107" calcext:value-type="float">
            <text:p>21.3922097551</text:p>
          </table:table-cell>
          <table:table-cell table:formula="of:=[.B724]+([.$D$2]*SIN([.C724])+[.$D$4]*COS([.C724]))/2" office:value-type="float" office:value="68.8712645583515" calcext:value-type="float">
            <text:p>68.8712645584</text:p>
          </table:table-cell>
        </table:table-row>
        <table:table-row table:style-name="ro1">
          <table:table-cell office:value-type="float" office:value="18.390866" calcext:value-type="float">
            <text:p>18.390866</text:p>
          </table:table-cell>
          <table:table-cell office:value-type="float" office:value="68.480672" calcext:value-type="float">
            <text:p>68.480672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725]+(-[.$D$2]*COS([.C725])-[.$D$4]*SIN([.C725]))/2" office:value-type="float" office:value="15.3913911442177" calcext:value-type="float">
            <text:p>15.3913911442</text:p>
          </table:table-cell>
          <table:table-cell table:formula="of:=[.B725]+(-[.$D$2]*SIN([.C725])+[.$D$4]*COS([.C725]))/2" office:value-type="float" office:value="68.9838127253739" calcext:value-type="float">
            <text:p>68.9838127254</text:p>
          </table:table-cell>
          <table:table-cell/>
          <table:table-cell table:formula="of:=[.A725]+([.$D$2]*COS([.C725])-[.$D$4]*SIN([.C725]))/2" office:value-type="float" office:value="21.391387855591" calcext:value-type="float">
            <text:p>21.3913878556</text:p>
          </table:table-cell>
          <table:table-cell table:formula="of:=[.B725]+([.$D$2]*SIN([.C725])+[.$D$4]*COS([.C725]))/2" office:value-type="float" office:value="68.9775307265216" calcext:value-type="float">
            <text:p>68.9775307265</text:p>
          </table:table-cell>
        </table:table-row>
        <table:table-row table:style-name="ro1">
          <table:table-cell office:value-type="float" office:value="18.390919" calcext:value-type="float">
            <text:p>18.390919</text:p>
          </table:table-cell>
          <table:table-cell office:value-type="float" office:value="68.580672" calcext:value-type="float">
            <text:p>68.5806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26]+(-[.$D$2]*COS([.C726])-[.$D$4]*SIN([.C726]))/2" office:value-type="float" office:value="15.390919" calcext:value-type="float">
            <text:p>15.390919</text:p>
          </table:table-cell>
          <table:table-cell table:formula="of:=[.B726]+(-[.$D$2]*SIN([.C726])+[.$D$4]*COS([.C726]))/2" office:value-type="float" office:value="69.080672" calcext:value-type="float">
            <text:p>69.080672</text:p>
          </table:table-cell>
          <table:table-cell/>
          <table:table-cell table:formula="of:=[.A726]+([.$D$2]*COS([.C726])-[.$D$4]*SIN([.C726]))/2" office:value-type="float" office:value="21.390919" calcext:value-type="float">
            <text:p>21.390919</text:p>
          </table:table-cell>
          <table:table-cell table:formula="of:=[.B726]+([.$D$2]*SIN([.C726])+[.$D$4]*COS([.C726]))/2" office:value-type="float" office:value="69.080672" calcext:value-type="float">
            <text:p>69.080672</text:p>
          </table:table-cell>
        </table:table-row>
        <table:table-row table:style-name="ro1">
          <table:table-cell office:value-type="float" office:value="18.390919" calcext:value-type="float">
            <text:p>18.390919</text:p>
          </table:table-cell>
          <table:table-cell office:value-type="float" office:value="68.680672" calcext:value-type="float">
            <text:p>68.6806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27]+(-[.$D$2]*COS([.C727])-[.$D$4]*SIN([.C727]))/2" office:value-type="float" office:value="15.390919" calcext:value-type="float">
            <text:p>15.390919</text:p>
          </table:table-cell>
          <table:table-cell table:formula="of:=[.B727]+(-[.$D$2]*SIN([.C727])+[.$D$4]*COS([.C727]))/2" office:value-type="float" office:value="69.180672" calcext:value-type="float">
            <text:p>69.180672</text:p>
          </table:table-cell>
          <table:table-cell/>
          <table:table-cell table:formula="of:=[.A727]+([.$D$2]*COS([.C727])-[.$D$4]*SIN([.C727]))/2" office:value-type="float" office:value="21.390919" calcext:value-type="float">
            <text:p>21.390919</text:p>
          </table:table-cell>
          <table:table-cell table:formula="of:=[.B727]+([.$D$2]*SIN([.C727])+[.$D$4]*COS([.C727]))/2" office:value-type="float" office:value="69.180672" calcext:value-type="float">
            <text:p>69.180672</text:p>
          </table:table-cell>
        </table:table-row>
        <table:table-row table:style-name="ro1">
          <table:table-cell office:value-type="float" office:value="18.390971" calcext:value-type="float">
            <text:p>18.390971</text:p>
          </table:table-cell>
          <table:table-cell office:value-type="float" office:value="68.780672" calcext:value-type="float">
            <text:p>68.780672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728]+(-[.$D$2]*COS([.C728])-[.$D$4]*SIN([.C728]))/2" office:value-type="float" office:value="15.3914961442177" calcext:value-type="float">
            <text:p>15.3914961442</text:p>
          </table:table-cell>
          <table:table-cell table:formula="of:=[.B728]+(-[.$D$2]*SIN([.C728])+[.$D$4]*COS([.C728]))/2" office:value-type="float" office:value="69.2838127253739" calcext:value-type="float">
            <text:p>69.2838127254</text:p>
          </table:table-cell>
          <table:table-cell/>
          <table:table-cell table:formula="of:=[.A728]+([.$D$2]*COS([.C728])-[.$D$4]*SIN([.C728]))/2" office:value-type="float" office:value="21.391492855591" calcext:value-type="float">
            <text:p>21.3914928556</text:p>
          </table:table-cell>
          <table:table-cell table:formula="of:=[.B728]+([.$D$2]*SIN([.C728])+[.$D$4]*COS([.C728]))/2" office:value-type="float" office:value="69.2775307265216" calcext:value-type="float">
            <text:p>69.2775307265</text:p>
          </table:table-cell>
        </table:table-row>
        <table:table-row table:style-name="ro1">
          <table:table-cell office:value-type="float" office:value="18.39118" calcext:value-type="float">
            <text:p>18.39118</text:p>
          </table:table-cell>
          <table:table-cell office:value-type="float" office:value="68.880672" calcext:value-type="float">
            <text:p>68.880672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729]+(-[.$D$2]*COS([.C729])-[.$D$4]*SIN([.C729]))/2" office:value-type="float" office:value="15.3927622397578" calcext:value-type="float">
            <text:p>15.3927622398</text:p>
          </table:table-cell>
          <table:table-cell table:formula="of:=[.B729]+(-[.$D$2]*SIN([.C729])+[.$D$4]*COS([.C729]))/2" office:value-type="float" office:value="69.39007452754" calcext:value-type="float">
            <text:p>69.3900745275</text:p>
          </table:table-cell>
          <table:table-cell/>
          <table:table-cell table:formula="of:=[.A729]+([.$D$2]*COS([.C729])-[.$D$4]*SIN([.C729]))/2" office:value-type="float" office:value="21.392732755107" calcext:value-type="float">
            <text:p>21.3927327551</text:p>
          </table:table-cell>
          <table:table-cell table:formula="of:=[.B729]+([.$D$2]*SIN([.C729])+[.$D$4]*COS([.C729]))/2" office:value-type="float" office:value="69.3712645583515" calcext:value-type="float">
            <text:p>69.3712645584</text:p>
          </table:table-cell>
        </table:table-row>
        <table:table-row table:style-name="ro1">
          <table:table-cell office:value-type="float" office:value="18.39165" calcext:value-type="float">
            <text:p>18.39165</text:p>
          </table:table-cell>
          <table:table-cell office:value-type="float" office:value="68.980671" calcext:value-type="float">
            <text:p>68.980671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730]+(-[.$D$2]*COS([.C730])-[.$D$4]*SIN([.C730]))/2" office:value-type="float" office:value="15.3948377232311" calcext:value-type="float">
            <text:p>15.3948377232</text:p>
          </table:table-cell>
          <table:table-cell table:formula="of:=[.B730]+(-[.$D$2]*SIN([.C730])+[.$D$4]*COS([.C730]))/2" office:value-type="float" office:value="69.4994350868515" calcext:value-type="float">
            <text:p>69.4994350869</text:p>
          </table:table-cell>
          <table:table-cell/>
          <table:table-cell table:formula="of:=[.A730]+([.$D$2]*COS([.C730])-[.$D$4]*SIN([.C730]))/2" office:value-type="float" office:value="21.3947202359225" calcext:value-type="float">
            <text:p>21.3947202359</text:p>
          </table:table-cell>
          <table:table-cell table:formula="of:=[.B730]+([.$D$2]*SIN([.C730])+[.$D$4]*COS([.C730]))/2" office:value-type="float" office:value="69.4618873319304" calcext:value-type="float">
            <text:p>69.4618873319</text:p>
          </table:table-cell>
        </table:table-row>
        <table:table-row table:style-name="ro1">
          <table:table-cell office:value-type="float" office:value="18.392483" calcext:value-type="float">
            <text:p>18.392483</text:p>
          </table:table-cell>
          <table:table-cell office:value-type="float" office:value="69.080667" calcext:value-type="float">
            <text:p>69.080667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731]+(-[.$D$2]*COS([.C731])-[.$D$4]*SIN([.C731]))/2" office:value-type="float" office:value="15.3978467383302" calcext:value-type="float">
            <text:p>15.3978467383</text:p>
          </table:table-cell>
          <table:table-cell table:formula="of:=[.B731]+(-[.$D$2]*SIN([.C731])+[.$D$4]*COS([.C731]))/2" office:value-type="float" office:value="69.611848381726" calcext:value-type="float">
            <text:p>69.6118483817</text:p>
          </table:table-cell>
          <table:table-cell/>
          <table:table-cell table:formula="of:=[.A731]+([.$D$2]*COS([.C731])-[.$D$4]*SIN([.C731]))/2" office:value-type="float" office:value="21.3975220740312" calcext:value-type="float">
            <text:p>21.397522074</text:p>
          </table:table-cell>
          <table:table-cell table:formula="of:=[.B731]+([.$D$2]*SIN([.C731])+[.$D$4]*COS([.C731]))/2" office:value-type="float" office:value="69.5494315075576" calcext:value-type="float">
            <text:p>69.5494315076</text:p>
          </table:table-cell>
        </table:table-row>
        <table:table-row table:style-name="ro1">
          <table:table-cell office:value-type="float" office:value="18.393781" calcext:value-type="float">
            <text:p>18.393781</text:p>
          </table:table-cell>
          <table:table-cell office:value-type="float" office:value="69.180659" calcext:value-type="float">
            <text:p>69.180659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732]+(-[.$D$2]*COS([.C732])-[.$D$4]*SIN([.C732]))/2" office:value-type="float" office:value="15.4019205694842" calcext:value-type="float">
            <text:p>15.4019205695</text:p>
          </table:table-cell>
          <table:table-cell table:formula="of:=[.B732]+(-[.$D$2]*SIN([.C732])+[.$D$4]*COS([.C732]))/2" office:value-type="float" office:value="69.7272586380475" calcext:value-type="float">
            <text:p>69.727258638</text:p>
          </table:table-cell>
          <table:table-cell/>
          <table:table-cell table:formula="of:=[.A732]+([.$D$2]*COS([.C732])-[.$D$4]*SIN([.C732]))/2" office:value-type="float" office:value="21.4011948033682" calcext:value-type="float">
            <text:p>21.4011948034</text:p>
          </table:table-cell>
          <table:table-cell table:formula="of:=[.B732]+([.$D$2]*SIN([.C732])+[.$D$4]*COS([.C732]))/2" office:value-type="float" office:value="69.6339384009332" calcext:value-type="float">
            <text:p>69.6339384009</text:p>
          </table:table-cell>
        </table:table-row>
        <table:table-row table:style-name="ro1">
          <table:table-cell office:value-type="float" office:value="18.395643" calcext:value-type="float">
            <text:p>18.395643</text:p>
          </table:table-cell>
          <table:table-cell office:value-type="float" office:value="69.280641" calcext:value-type="float">
            <text:p>69.280641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733]+(-[.$D$2]*COS([.C733])-[.$D$4]*SIN([.C733]))/2" office:value-type="float" office:value="15.4071922412091" calcext:value-type="float">
            <text:p>15.4071922412</text:p>
          </table:table-cell>
          <table:table-cell table:formula="of:=[.B733]+(-[.$D$2]*SIN([.C733])+[.$D$4]*COS([.C733]))/2" office:value-type="float" office:value="69.8455853001591" calcext:value-type="float">
            <text:p>69.8455853002</text:p>
          </table:table-cell>
          <table:table-cell/>
          <table:table-cell table:formula="of:=[.A733]+([.$D$2]*COS([.C733])-[.$D$4]*SIN([.C733]))/2" office:value-type="float" office:value="21.4057810583673" calcext:value-type="float">
            <text:p>21.4057810584</text:p>
          </table:table-cell>
          <table:table-cell table:formula="of:=[.B733]+([.$D$2]*SIN([.C733])+[.$D$4]*COS([.C733]))/2" office:value-type="float" office:value="69.7154615027006" calcext:value-type="float">
            <text:p>69.7154615027</text:p>
          </table:table-cell>
        </table:table-row>
        <table:table-row table:style-name="ro1">
          <table:table-cell office:value-type="float" office:value="18.398166" calcext:value-type="float">
            <text:p>18.398166</text:p>
          </table:table-cell>
          <table:table-cell office:value-type="float" office:value="69.380609" calcext:value-type="float">
            <text:p>69.380609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734]+(-[.$D$2]*COS([.C734])-[.$D$4]*SIN([.C734]))/2" office:value-type="float" office:value="15.4137992910577" calcext:value-type="float">
            <text:p>15.4137992911</text:p>
          </table:table-cell>
          <table:table-cell table:formula="of:=[.B734]+(-[.$D$2]*SIN([.C734])+[.$D$4]*COS([.C734]))/2" office:value-type="float" office:value="69.966744945457" calcext:value-type="float">
            <text:p>69.9667449455</text:p>
          </table:table-cell>
          <table:table-cell/>
          <table:table-cell table:formula="of:=[.A734]+([.$D$2]*COS([.C734])-[.$D$4]*SIN([.C734]))/2" office:value-type="float" office:value="21.4113137340126" calcext:value-type="float">
            <text:p>21.411313734</text:p>
          </table:table-cell>
          <table:table-cell table:formula="of:=[.B734]+([.$D$2]*SIN([.C734])+[.$D$4]*COS([.C734]))/2" office:value-type="float" office:value="69.7940587950355" calcext:value-type="float">
            <text:p>69.794058795</text:p>
          </table:table-cell>
        </table:table-row>
        <table:table-row table:style-name="ro1">
          <table:table-cell office:value-type="float" office:value="18.401446" calcext:value-type="float">
            <text:p>18.401446</text:p>
          </table:table-cell>
          <table:table-cell office:value-type="float" office:value="69.480555" calcext:value-type="float">
            <text:p>69.480555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735]+(-[.$D$2]*COS([.C735])-[.$D$4]*SIN([.C735]))/2" office:value-type="float" office:value="15.421881518847" calcext:value-type="float">
            <text:p>15.4218815188</text:p>
          </table:table-cell>
          <table:table-cell table:formula="of:=[.B735]+(-[.$D$2]*SIN([.C735])+[.$D$4]*COS([.C735]))/2" office:value-type="float" office:value="70.0906332758396" calcext:value-type="float">
            <text:p>70.0906332758</text:p>
          </table:table-cell>
          <table:table-cell/>
          <table:table-cell table:formula="of:=[.A735]+([.$D$2]*COS([.C735])-[.$D$4]*SIN([.C735]))/2" office:value-type="float" office:value="21.4178161662279" calcext:value-type="float">
            <text:p>21.4178161662</text:p>
          </table:table-cell>
          <table:table-cell table:formula="of:=[.B735]+([.$D$2]*SIN([.C735])+[.$D$4]*COS([.C735]))/2" office:value-type="float" office:value="69.8697991653905" calcext:value-type="float">
            <text:p>69.8697991654</text:p>
          </table:table-cell>
        </table:table-row>
        <table:table-row table:style-name="ro1">
          <table:table-cell office:value-type="float" office:value="18.405572" calcext:value-type="float">
            <text:p>18.405572</text:p>
          </table:table-cell>
          <table:table-cell office:value-type="float" office:value="69.580469" calcext:value-type="float">
            <text:p>69.580469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736]+(-[.$D$2]*COS([.C736])-[.$D$4]*SIN([.C736]))/2" office:value-type="float" office:value="15.4315748838511" calcext:value-type="float">
            <text:p>15.4315748839</text:p>
          </table:table-cell>
          <table:table-cell table:formula="of:=[.B736]+(-[.$D$2]*SIN([.C736])+[.$D$4]*COS([.C736]))/2" office:value-type="float" office:value="70.2171330818657" calcext:value-type="float">
            <text:p>70.2171330819</text:p>
          </table:table-cell>
          <table:table-cell/>
          <table:table-cell table:formula="of:=[.A736]+([.$D$2]*COS([.C736])-[.$D$4]*SIN([.C736]))/2" office:value-type="float" office:value="21.4252981634487" calcext:value-type="float">
            <text:p>21.4252981634</text:p>
          </table:table-cell>
          <table:table-cell table:formula="of:=[.B736]+([.$D$2]*SIN([.C736])+[.$D$4]*COS([.C736]))/2" office:value-type="float" office:value="69.9427587980672" calcext:value-type="float">
            <text:p>69.9427587981</text:p>
          </table:table-cell>
        </table:table-row>
        <table:table-row table:style-name="ro1">
          <table:table-cell office:value-type="float" office:value="18.410634" calcext:value-type="float">
            <text:p>18.410634</text:p>
          </table:table-cell>
          <table:table-cell office:value-type="float" office:value="69.680341" calcext:value-type="float">
            <text:p>69.680341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737]+(-[.$D$2]*COS([.C737])-[.$D$4]*SIN([.C737]))/2" office:value-type="float" office:value="15.4430162390928" calcext:value-type="float">
            <text:p>15.4430162391</text:p>
          </table:table-cell>
          <table:table-cell table:formula="of:=[.B737]+(-[.$D$2]*SIN([.C737])+[.$D$4]*COS([.C737]))/2" office:value-type="float" office:value="70.3461073442589" calcext:value-type="float">
            <text:p>70.3461073443</text:p>
          </table:table-cell>
          <table:table-cell/>
          <table:table-cell table:formula="of:=[.A737]+([.$D$2]*COS([.C737])-[.$D$4]*SIN([.C737]))/2" office:value-type="float" office:value="21.433764209807" calcext:value-type="float">
            <text:p>21.4337642098</text:p>
          </table:table-cell>
          <table:table-cell table:formula="of:=[.B737]+([.$D$2]*SIN([.C737])+[.$D$4]*COS([.C737]))/2" office:value-type="float" office:value="70.0130326508601" calcext:value-type="float">
            <text:p>70.0130326509</text:p>
          </table:table-cell>
        </table:table-row>
        <table:table-row table:style-name="ro1">
          <table:table-cell office:value-type="float" office:value="18.416716" calcext:value-type="float">
            <text:p>18.416716</text:p>
          </table:table-cell>
          <table:table-cell office:value-type="float" office:value="69.780155" calcext:value-type="float">
            <text:p>69.780155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738]+(-[.$D$2]*COS([.C738])-[.$D$4]*SIN([.C738]))/2" office:value-type="float" office:value="15.456338682686" calcext:value-type="float">
            <text:p>15.4563386827</text:p>
          </table:table-cell>
          <table:table-cell table:formula="of:=[.B738]+(-[.$D$2]*SIN([.C738])+[.$D$4]*COS([.C738]))/2" office:value-type="float" office:value="70.4774111503012" calcext:value-type="float">
            <text:p>70.4774111503</text:p>
          </table:table-cell>
          <table:table-cell/>
          <table:table-cell table:formula="of:=[.A738]+([.$D$2]*COS([.C738])-[.$D$4]*SIN([.C738]))/2" office:value-type="float" office:value="21.4432100516109" calcext:value-type="float">
            <text:p>21.4432100516</text:p>
          </table:table-cell>
          <table:table-cell table:formula="of:=[.B738]+([.$D$2]*SIN([.C738])+[.$D$4]*COS([.C738]))/2" office:value-type="float" office:value="70.0807107445196" calcext:value-type="float">
            <text:p>70.0807107445</text:p>
          </table:table-cell>
        </table:table-row>
        <table:table-row table:style-name="ro1">
          <table:table-cell office:value-type="float" office:value="18.423897" calcext:value-type="float">
            <text:p>18.423897</text:p>
          </table:table-cell>
          <table:table-cell office:value-type="float" office:value="69.879897" calcext:value-type="float">
            <text:p>69.879897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739]+(-[.$D$2]*COS([.C739])-[.$D$4]*SIN([.C739]))/2" office:value-type="float" office:value="15.4716671726114" calcext:value-type="float">
            <text:p>15.4716671726</text:p>
          </table:table-cell>
          <table:table-cell table:formula="of:=[.B739]+(-[.$D$2]*SIN([.C739])+[.$D$4]*COS([.C739]))/2" office:value-type="float" office:value="70.6108819836192" calcext:value-type="float">
            <text:p>70.6108819836</text:p>
          </table:table-cell>
          <table:table-cell/>
          <table:table-cell table:formula="of:=[.A739]+([.$D$2]*COS([.C739])-[.$D$4]*SIN([.C739]))/2" office:value-type="float" office:value="21.4536230476225" calcext:value-type="float">
            <text:p>21.4536230476</text:p>
          </table:table-cell>
          <table:table-cell table:formula="of:=[.B739]+([.$D$2]*SIN([.C739])+[.$D$4]*COS([.C739]))/2" office:value-type="float" office:value="70.145904662216" calcext:value-type="float">
            <text:p>70.1459046622</text:p>
          </table:table-cell>
        </table:table-row>
        <table:table-row table:style-name="ro1">
          <table:table-cell office:value-type="float" office:value="18.432252" calcext:value-type="float">
            <text:p>18.432252</text:p>
          </table:table-cell>
          <table:table-cell office:value-type="float" office:value="69.979546" calcext:value-type="float">
            <text:p>69.979546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740]+(-[.$D$2]*COS([.C740])-[.$D$4]*SIN([.C740]))/2" office:value-type="float" office:value="15.4891213267397" calcext:value-type="float">
            <text:p>15.4891213267</text:p>
          </table:table-cell>
          <table:table-cell table:formula="of:=[.B740]+(-[.$D$2]*SIN([.C740])+[.$D$4]*COS([.C740]))/2" office:value-type="float" office:value="70.7463457392504" calcext:value-type="float">
            <text:p>70.7463457393</text:p>
          </table:table-cell>
          <table:table-cell/>
          <table:table-cell table:formula="of:=[.A740]+([.$D$2]*COS([.C740])-[.$D$4]*SIN([.C740]))/2" office:value-type="float" office:value="21.4649863360842" calcext:value-type="float">
            <text:p>21.4649863361</text:p>
          </table:table-cell>
          <table:table-cell table:formula="of:=[.B740]+([.$D$2]*SIN([.C740])+[.$D$4]*COS([.C740]))/2" office:value-type="float" office:value="70.208723762307" calcext:value-type="float">
            <text:p>70.2087237623</text:p>
          </table:table-cell>
        </table:table-row>
        <table:table-row table:style-name="ro1">
          <table:table-cell office:value-type="float" office:value="18.441851" calcext:value-type="float">
            <text:p>18.441851</text:p>
          </table:table-cell>
          <table:table-cell office:value-type="float" office:value="70.079084" calcext:value-type="float">
            <text:p>70.079084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741]+(-[.$D$2]*COS([.C741])-[.$D$4]*SIN([.C741]))/2" office:value-type="float" office:value="15.5088099810829" calcext:value-type="float">
            <text:p>15.5088099811</text:p>
          </table:table-cell>
          <table:table-cell table:formula="of:=[.B741]+(-[.$D$2]*SIN([.C741])+[.$D$4]*COS([.C741]))/2" office:value-type="float" office:value="70.8836151562332" calcext:value-type="float">
            <text:p>70.8836151562</text:p>
          </table:table-cell>
          <table:table-cell/>
          <table:table-cell table:formula="of:=[.A741]+([.$D$2]*COS([.C741])-[.$D$4]*SIN([.C741]))/2" office:value-type="float" office:value="21.477278284781" calcext:value-type="float">
            <text:p>21.4772782848</text:p>
          </table:table-cell>
          <table:table-cell table:formula="of:=[.B741]+([.$D$2]*SIN([.C741])+[.$D$4]*COS([.C741]))/2" office:value-type="float" office:value="70.2692975610498" calcext:value-type="float">
            <text:p>70.269297561</text:p>
          </table:table-cell>
        </table:table-row>
        <table:table-row table:style-name="ro1">
          <table:table-cell office:value-type="float" office:value="18.45276" calcext:value-type="float">
            <text:p>18.45276</text:p>
          </table:table-cell>
          <table:table-cell office:value-type="float" office:value="70.178486" calcext:value-type="float">
            <text:p>70.178486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742]+(-[.$D$2]*COS([.C742])-[.$D$4]*SIN([.C742]))/2" office:value-type="float" office:value="15.5308327426171" calcext:value-type="float">
            <text:p>15.5308327426</text:p>
          </table:table-cell>
          <table:table-cell table:formula="of:=[.B742]+(-[.$D$2]*SIN([.C742])+[.$D$4]*COS([.C742]))/2" office:value-type="float" office:value="71.0224890228398" calcext:value-type="float">
            <text:p>71.0224890228</text:p>
          </table:table-cell>
          <table:table-cell/>
          <table:table-cell table:formula="of:=[.A742]+([.$D$2]*COS([.C742])-[.$D$4]*SIN([.C742]))/2" office:value-type="float" office:value="21.4904759535805" calcext:value-type="float">
            <text:p>21.4904759536</text:p>
          </table:table-cell>
          <table:table-cell table:formula="of:=[.B742]+([.$D$2]*SIN([.C742])+[.$D$4]*COS([.C742]))/2" office:value-type="float" office:value="70.3277568456541" calcext:value-type="float">
            <text:p>70.3277568457</text:p>
          </table:table-cell>
        </table:table-row>
        <table:table-row table:style-name="ro1">
          <table:table-cell office:value-type="float" office:value="18.465038" calcext:value-type="float">
            <text:p>18.465038</text:p>
          </table:table-cell>
          <table:table-cell office:value-type="float" office:value="70.277729" calcext:value-type="float">
            <text:p>70.277729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743]+(-[.$D$2]*COS([.C743])-[.$D$4]*SIN([.C743]))/2" office:value-type="float" office:value="15.5552764581553" calcext:value-type="float">
            <text:p>15.5552764582</text:p>
          </table:table-cell>
          <table:table-cell table:formula="of:=[.B743]+(-[.$D$2]*SIN([.C743])+[.$D$4]*COS([.C743]))/2" office:value-type="float" office:value="71.1627644623411" calcext:value-type="float">
            <text:p>71.1627644623</text:p>
          </table:table-cell>
          <table:table-cell/>
          <table:table-cell table:formula="of:=[.A743]+([.$D$2]*COS([.C743])-[.$D$4]*SIN([.C743]))/2" office:value-type="float" office:value="21.5045536625043" calcext:value-type="float">
            <text:p>21.5045536625</text:p>
          </table:table-cell>
          <table:table-cell table:formula="of:=[.B743]+([.$D$2]*SIN([.C743])+[.$D$4]*COS([.C743]))/2" office:value-type="float" office:value="70.3842397383838" calcext:value-type="float">
            <text:p>70.3842397384</text:p>
          </table:table-cell>
        </table:table-row>
        <table:table-row table:style-name="ro1">
          <table:table-cell office:value-type="float" office:value="18.478737" calcext:value-type="float">
            <text:p>18.478737</text:p>
          </table:table-cell>
          <table:table-cell office:value-type="float" office:value="70.376785" calcext:value-type="float">
            <text:p>70.376785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744]+(-[.$D$2]*COS([.C744])-[.$D$4]*SIN([.C744]))/2" office:value-type="float" office:value="15.5822112708752" calcext:value-type="float">
            <text:p>15.5822112709</text:p>
          </table:table-cell>
          <table:table-cell table:formula="of:=[.B744]+(-[.$D$2]*SIN([.C744])+[.$D$4]*COS([.C744]))/2" office:value-type="float" office:value="71.304221628842" calcext:value-type="float">
            <text:p>71.3042216288</text:p>
          </table:table-cell>
          <table:table-cell/>
          <table:table-cell table:formula="of:=[.A744]+([.$D$2]*COS([.C744])-[.$D$4]*SIN([.C744]))/2" office:value-type="float" office:value="21.5194840287966" calcext:value-type="float">
            <text:p>21.5194840288</text:p>
          </table:table-cell>
          <table:table-cell table:formula="of:=[.B744]+([.$D$2]*SIN([.C744])+[.$D$4]*COS([.C744]))/2" office:value-type="float" office:value="70.4388938308115" calcext:value-type="float">
            <text:p>70.4388938308</text:p>
          </table:table-cell>
        </table:table-row>
        <table:table-row table:style-name="ro1">
          <table:table-cell office:value-type="float" office:value="18.493905" calcext:value-type="float">
            <text:p>18.493905</text:p>
          </table:table-cell>
          <table:table-cell office:value-type="float" office:value="70.475627" calcext:value-type="float">
            <text:p>70.475627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745]+(-[.$D$2]*COS([.C745])-[.$D$4]*SIN([.C745]))/2" office:value-type="float" office:value="15.6116947941832" calcext:value-type="float">
            <text:p>15.6116947942</text:p>
          </table:table-cell>
          <table:table-cell table:formula="of:=[.B745]+(-[.$D$2]*SIN([.C745])+[.$D$4]*COS([.C745]))/2" office:value-type="float" office:value="71.4466390130489" calcext:value-type="float">
            <text:p>71.446639013</text:p>
          </table:table-cell>
          <table:table-cell/>
          <table:table-cell table:formula="of:=[.A745]+([.$D$2]*COS([.C745])-[.$D$4]*SIN([.C745]))/2" office:value-type="float" office:value="21.5352428745994" calcext:value-type="float">
            <text:p>21.5352428746</text:p>
          </table:table-cell>
          <table:table-cell table:formula="of:=[.B745]+([.$D$2]*SIN([.C745])+[.$D$4]*COS([.C745]))/2" office:value-type="float" office:value="70.4918730003538" calcext:value-type="float">
            <text:p>70.4918730004</text:p>
          </table:table-cell>
        </table:table-row>
        <table:table-row table:style-name="ro1">
          <table:table-cell office:value-type="float" office:value="18.510582" calcext:value-type="float">
            <text:p>18.510582</text:p>
          </table:table-cell>
          <table:table-cell office:value-type="float" office:value="70.574226" calcext:value-type="float">
            <text:p>70.574226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746]+(-[.$D$2]*COS([.C746])-[.$D$4]*SIN([.C746]))/2" office:value-type="float" office:value="15.643764034059" calcext:value-type="float">
            <text:p>15.6437640341</text:p>
          </table:table-cell>
          <table:table-cell table:formula="of:=[.B746]+(-[.$D$2]*SIN([.C746])+[.$D$4]*COS([.C746]))/2" office:value-type="float" office:value="71.5897823746822" calcext:value-type="float">
            <text:p>71.5897823747</text:p>
          </table:table-cell>
          <table:table-cell/>
          <table:table-cell table:formula="of:=[.A746]+([.$D$2]*COS([.C746])-[.$D$4]*SIN([.C746]))/2" office:value-type="float" office:value="21.551806467679" calcext:value-type="float">
            <text:p>21.5518064677</text:p>
          </table:table-cell>
          <table:table-cell table:formula="of:=[.B746]+([.$D$2]*SIN([.C746])+[.$D$4]*COS([.C746]))/2" office:value-type="float" office:value="70.5433433642544" calcext:value-type="float">
            <text:p>70.5433433643</text:p>
          </table:table-cell>
        </table:table-row>
        <table:table-row table:style-name="ro1">
          <table:table-cell office:value-type="float" office:value="18.528802" calcext:value-type="float">
            <text:p>18.528802</text:p>
          </table:table-cell>
          <table:table-cell office:value-type="float" office:value="70.672551" calcext:value-type="float">
            <text:p>70.672551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747]+(-[.$D$2]*COS([.C747])-[.$D$4]*SIN([.C747]))/2" office:value-type="float" office:value="15.6784410865529" calcext:value-type="float">
            <text:p>15.6784410866</text:p>
          </table:table-cell>
          <table:table-cell table:formula="of:=[.B747]+(-[.$D$2]*SIN([.C747])+[.$D$4]*COS([.C747]))/2" office:value-type="float" office:value="71.7334198246401" calcext:value-type="float">
            <text:p>71.7334198246</text:p>
          </table:table-cell>
          <table:table-cell/>
          <table:table-cell table:formula="of:=[.A747]+([.$D$2]*COS([.C747])-[.$D$4]*SIN([.C747]))/2" office:value-type="float" office:value="21.5691549153062" calcext:value-type="float">
            <text:p>21.5691549153</text:p>
          </table:table-cell>
          <table:table-cell table:formula="of:=[.B747]+([.$D$2]*SIN([.C747])+[.$D$4]*COS([.C747]))/2" office:value-type="float" office:value="70.5934678134854" calcext:value-type="float">
            <text:p>70.5934678135</text:p>
          </table:table-cell>
        </table:table-row>
        <table:table-row table:style-name="ro1">
          <table:table-cell office:value-type="float" office:value="18.548593" calcext:value-type="float">
            <text:p>18.548593</text:p>
          </table:table-cell>
          <table:table-cell office:value-type="float" office:value="70.770572" calcext:value-type="float">
            <text:p>70.770572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748]+(-[.$D$2]*COS([.C748])-[.$D$4]*SIN([.C748]))/2" office:value-type="float" office:value="15.7157283370877" calcext:value-type="float">
            <text:p>15.7157283371</text:p>
          </table:table-cell>
          <table:table-cell table:formula="of:=[.B748]+(-[.$D$2]*SIN([.C748])+[.$D$4]*COS([.C748]))/2" office:value-type="float" office:value="71.8773139760824" calcext:value-type="float">
            <text:p>71.8773139761</text:p>
          </table:table-cell>
          <table:table-cell/>
          <table:table-cell table:formula="of:=[.A748]+([.$D$2]*COS([.C748])-[.$D$4]*SIN([.C748]))/2" office:value-type="float" office:value="21.5872731868897" calcext:value-type="float">
            <text:p>21.5872731869</text:p>
          </table:table-cell>
          <table:table-cell table:formula="of:=[.B748]+([.$D$2]*SIN([.C748])+[.$D$4]*COS([.C748]))/2" office:value-type="float" office:value="70.642420832218" calcext:value-type="float">
            <text:p>70.6424208322</text:p>
          </table:table-cell>
        </table:table-row>
        <table:table-row table:style-name="ro1">
          <table:table-cell office:value-type="float" office:value="18.569974" calcext:value-type="float">
            <text:p>18.569974</text:p>
          </table:table-cell>
          <table:table-cell office:value-type="float" office:value="70.868258" calcext:value-type="float">
            <text:p>70.868258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749]+(-[.$D$2]*COS([.C749])-[.$D$4]*SIN([.C749]))/2" office:value-type="float" office:value="15.7556077626802" calcext:value-type="float">
            <text:p>15.7556077627</text:p>
          </table:table-cell>
          <table:table-cell table:formula="of:=[.B749]+(-[.$D$2]*SIN([.C749])+[.$D$4]*COS([.C749]))/2" office:value-type="float" office:value="72.0212292408531" calcext:value-type="float">
            <text:p>72.0212292409</text:p>
          </table:table-cell>
          <table:table-cell/>
          <table:table-cell table:formula="of:=[.A749]+([.$D$2]*COS([.C749])-[.$D$4]*SIN([.C749]))/2" office:value-type="float" office:value="21.6061489512549" calcext:value-type="float">
            <text:p>21.6061489513</text:p>
          </table:table-cell>
          <table:table-cell table:formula="of:=[.B749]+([.$D$2]*SIN([.C749])+[.$D$4]*COS([.C749]))/2" office:value-type="float" office:value="70.6903769572426" calcext:value-type="float">
            <text:p>70.6903769572</text:p>
          </table:table-cell>
        </table:table-row>
        <table:table-row table:style-name="ro1">
          <table:table-cell office:value-type="float" office:value="18.59296" calcext:value-type="float">
            <text:p>18.59296</text:p>
          </table:table-cell>
          <table:table-cell office:value-type="float" office:value="70.965579" calcext:value-type="float">
            <text:p>70.965579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750]+(-[.$D$2]*COS([.C750])-[.$D$4]*SIN([.C750]))/2" office:value-type="float" office:value="15.7980419972983" calcext:value-type="float">
            <text:p>15.7980419973</text:p>
          </table:table-cell>
          <table:table-cell table:formula="of:=[.B750]+(-[.$D$2]*SIN([.C750])+[.$D$4]*COS([.C750]))/2" office:value-type="float" office:value="72.164926054932" calcext:value-type="float">
            <text:p>72.1649260549</text:p>
          </table:table-cell>
          <table:table-cell/>
          <table:table-cell table:formula="of:=[.A750]+([.$D$2]*COS([.C750])-[.$D$4]*SIN([.C750]))/2" office:value-type="float" office:value="21.6257787771282" calcext:value-type="float">
            <text:p>21.6257787771</text:p>
          </table:table-cell>
          <table:table-cell table:formula="of:=[.B750]+([.$D$2]*SIN([.C750])+[.$D$4]*COS([.C750]))/2" office:value-type="float" office:value="70.737521408373" calcext:value-type="float">
            <text:p>70.7375214084</text:p>
          </table:table-cell>
        </table:table-row>
        <table:table-row table:style-name="ro1">
          <table:table-cell office:value-type="float" office:value="18.617557" calcext:value-type="float">
            <text:p>18.617557</text:p>
          </table:table-cell>
          <table:table-cell office:value-type="float" office:value="71.062506" calcext:value-type="float">
            <text:p>71.062506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751]+(-[.$D$2]*COS([.C751])-[.$D$4]*SIN([.C751]))/2" office:value-type="float" office:value="15.8429746701857" calcext:value-type="float">
            <text:p>15.8429746702</text:p>
          </table:table-cell>
          <table:table-cell table:formula="of:=[.B751]+(-[.$D$2]*SIN([.C751])+[.$D$4]*COS([.C751]))/2" office:value-type="float" office:value="72.3081756572857" calcext:value-type="float">
            <text:p>72.3081756573</text:p>
          </table:table-cell>
          <table:table-cell/>
          <table:table-cell table:formula="of:=[.A751]+([.$D$2]*COS([.C751])-[.$D$4]*SIN([.C751]))/2" office:value-type="float" office:value="21.6461628765116" calcext:value-type="float">
            <text:p>21.6461628765</text:p>
          </table:table-cell>
          <table:table-cell table:formula="of:=[.B751]+([.$D$2]*SIN([.C751])+[.$D$4]*COS([.C751]))/2" office:value-type="float" office:value="70.7840343771019" calcext:value-type="float">
            <text:p>70.7840343771</text:p>
          </table:table-cell>
        </table:table-row>
        <table:table-row table:style-name="ro1">
          <table:table-cell office:value-type="float" office:value="18.643764" calcext:value-type="float">
            <text:p>18.643764</text:p>
          </table:table-cell>
          <table:table-cell office:value-type="float" office:value="71.159009" calcext:value-type="float">
            <text:p>71.159009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752]+(-[.$D$2]*COS([.C752])-[.$D$4]*SIN([.C752]))/2" office:value-type="float" office:value="15.8903263585679" calcext:value-type="float">
            <text:p>15.8903263586</text:p>
          </table:table-cell>
          <table:table-cell table:formula="of:=[.B752]+(-[.$D$2]*SIN([.C752])+[.$D$4]*COS([.C752]))/2" office:value-type="float" office:value="72.4507447139697" calcext:value-type="float">
            <text:p>72.450744714</text:p>
          </table:table-cell>
          <table:table-cell/>
          <table:table-cell table:formula="of:=[.A752]+([.$D$2]*COS([.C752])-[.$D$4]*SIN([.C752]))/2" office:value-type="float" office:value="21.6673084869665" calcext:value-type="float">
            <text:p>21.667308487</text:p>
          </table:table-cell>
          <table:table-cell table:formula="of:=[.B752]+([.$D$2]*SIN([.C752])+[.$D$4]*COS([.C752]))/2" office:value-type="float" office:value="70.8301036407634" calcext:value-type="float">
            <text:p>70.8301036408</text:p>
          </table:table-cell>
        </table:table-row>
        <table:table-row table:style-name="ro1">
          <table:table-cell office:value-type="float" office:value="18.671574" calcext:value-type="float">
            <text:p>18.671574</text:p>
          </table:table-cell>
          <table:table-cell office:value-type="float" office:value="71.255063" calcext:value-type="float">
            <text:p>71.255063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753]+(-[.$D$2]*COS([.C753])-[.$D$4]*SIN([.C753]))/2" office:value-type="float" office:value="15.9400030150741" calcext:value-type="float">
            <text:p>15.9400030151</text:p>
          </table:table-cell>
          <table:table-cell table:formula="of:=[.B753]+(-[.$D$2]*SIN([.C753])+[.$D$4]*COS([.C753]))/2" office:value-type="float" office:value="72.5924185825999" calcext:value-type="float">
            <text:p>72.5924185826</text:p>
          </table:table-cell>
          <table:table-cell/>
          <table:table-cell table:formula="of:=[.A753]+([.$D$2]*COS([.C753])-[.$D$4]*SIN([.C753]))/2" office:value-type="float" office:value="21.6892294449623" calcext:value-type="float">
            <text:p>21.689229445</text:p>
          </table:table-cell>
          <table:table-cell table:formula="of:=[.B753]+([.$D$2]*SIN([.C753])+[.$D$4]*COS([.C753]))/2" office:value-type="float" office:value="70.8759118223815" calcext:value-type="float">
            <text:p>70.8759118224</text:p>
          </table:table-cell>
        </table:table-row>
        <table:table-row table:style-name="ro1">
          <table:table-cell office:value-type="float" office:value="18.700974" calcext:value-type="float">
            <text:p>18.700974</text:p>
          </table:table-cell>
          <table:table-cell office:value-type="float" office:value="71.350643" calcext:value-type="float">
            <text:p>71.350643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754]+(-[.$D$2]*COS([.C754])-[.$D$4]*SIN([.C754]))/2" office:value-type="float" office:value="15.9918885877475" calcext:value-type="float">
            <text:p>15.9918885877</text:p>
          </table:table-cell>
          <table:table-cell table:formula="of:=[.B754]+(-[.$D$2]*SIN([.C754])+[.$D$4]*COS([.C754]))/2" office:value-type="float" office:value="72.7329802342235" calcext:value-type="float">
            <text:p>72.7329802342</text:p>
          </table:table-cell>
          <table:table-cell/>
          <table:table-cell table:formula="of:=[.A754]+([.$D$2]*COS([.C754])-[.$D$4]*SIN([.C754]))/2" office:value-type="float" office:value="21.7119479524194" calcext:value-type="float">
            <text:p>21.7119479524</text:p>
          </table:table-cell>
          <table:table-cell table:formula="of:=[.B754]+([.$D$2]*SIN([.C754])+[.$D$4]*COS([.C754]))/2" office:value-type="float" office:value="70.9216489932218" calcext:value-type="float">
            <text:p>70.9216489932</text:p>
          </table:table-cell>
        </table:table-row>
        <table:table-row table:style-name="ro1">
          <table:table-cell office:value-type="float" office:value="18.731942" calcext:value-type="float">
            <text:p>18.731942</text:p>
          </table:table-cell>
          <table:table-cell office:value-type="float" office:value="71.445726" calcext:value-type="float">
            <text:p>71.445726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755]+(-[.$D$2]*COS([.C755])-[.$D$4]*SIN([.C755]))/2" office:value-type="float" office:value="16.0458502686669" calcext:value-type="float">
            <text:p>16.0458502687</text:p>
          </table:table-cell>
          <table:table-cell table:formula="of:=[.B755]+(-[.$D$2]*SIN([.C755])+[.$D$4]*COS([.C755]))/2" office:value-type="float" office:value="72.8722291408532" calcext:value-type="float">
            <text:p>72.8722291409</text:p>
          </table:table-cell>
          <table:table-cell/>
          <table:table-cell table:formula="of:=[.A755]+([.$D$2]*COS([.C755])-[.$D$4]*SIN([.C755]))/2" office:value-type="float" office:value="21.7354892509972" calcext:value-type="float">
            <text:p>21.735489251</text:p>
          </table:table-cell>
          <table:table-cell table:formula="of:=[.B755]+([.$D$2]*SIN([.C755])+[.$D$4]*COS([.C755]))/2" office:value-type="float" office:value="70.9674960228685" calcext:value-type="float">
            <text:p>70.9674960229</text:p>
          </table:table-cell>
        </table:table-row>
        <table:table-row table:style-name="ro1">
          <table:table-cell office:value-type="float" office:value="18.764451" calcext:value-type="float">
            <text:p>18.764451</text:p>
          </table:table-cell>
          <table:table-cell office:value-type="float" office:value="71.540293" calcext:value-type="float">
            <text:p>71.540293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756]+(-[.$D$2]*COS([.C756])-[.$D$4]*SIN([.C756]))/2" office:value-type="float" office:value="16.1017362940948" calcext:value-type="float">
            <text:p>16.1017362941</text:p>
          </table:table-cell>
          <table:table-cell table:formula="of:=[.B756]+(-[.$D$2]*SIN([.C756])+[.$D$4]*COS([.C756]))/2" office:value-type="float" office:value="73.0099699695943" calcext:value-type="float">
            <text:p>73.0099699696</text:p>
          </table:table-cell>
          <table:table-cell/>
          <table:table-cell table:formula="of:=[.A756]+([.$D$2]*COS([.C756])-[.$D$4]*SIN([.C756]))/2" office:value-type="float" office:value="21.7598871714004" calcext:value-type="float">
            <text:p>21.7598871714</text:p>
          </table:table-cell>
          <table:table-cell table:formula="of:=[.B756]+([.$D$2]*SIN([.C756])+[.$D$4]*COS([.C756]))/2" office:value-type="float" office:value="71.0136411766233" calcext:value-type="float">
            <text:p>71.0136411766</text:p>
          </table:table-cell>
        </table:table-row>
        <table:table-row table:style-name="ro1">
          <table:table-cell office:value-type="float" office:value="18.798469" calcext:value-type="float">
            <text:p>18.798469</text:p>
          </table:table-cell>
          <table:table-cell office:value-type="float" office:value="71.634328" calcext:value-type="float">
            <text:p>71.634328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757]+(-[.$D$2]*COS([.C757])-[.$D$4]*SIN([.C757]))/2" office:value-type="float" office:value="16.1593836703462" calcext:value-type="float">
            <text:p>16.1593836703</text:p>
          </table:table-cell>
          <table:table-cell table:formula="of:=[.B757]+(-[.$D$2]*SIN([.C757])+[.$D$4]*COS([.C757]))/2" office:value-type="float" office:value="73.1460252655945" calcext:value-type="float">
            <text:p>73.1460252656</text:p>
          </table:table-cell>
          <table:table-cell/>
          <table:table-cell table:formula="of:=[.A757]+([.$D$2]*COS([.C757])-[.$D$4]*SIN([.C757]))/2" office:value-type="float" office:value="21.7851812628383" calcext:value-type="float">
            <text:p>21.7851812628</text:p>
          </table:table-cell>
          <table:table-cell table:formula="of:=[.B757]+([.$D$2]*SIN([.C757])+[.$D$4]*COS([.C757]))/2" office:value-type="float" office:value="71.0602636664875" calcext:value-type="float">
            <text:p>71.0602636665</text:p>
          </table:table-cell>
        </table:table-row>
        <table:table-row table:style-name="ro1">
          <table:table-cell office:value-type="float" office:value="18.833957" calcext:value-type="float">
            <text:p>18.833957</text:p>
          </table:table-cell>
          <table:table-cell office:value-type="float" office:value="71.727818" calcext:value-type="float">
            <text:p>71.727818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758]+(-[.$D$2]*COS([.C758])-[.$D$4]*SIN([.C758]))/2" office:value-type="float" office:value="16.2186128438653" calcext:value-type="float">
            <text:p>16.2186128439</text:p>
          </table:table-cell>
          <table:table-cell table:formula="of:=[.B758]+(-[.$D$2]*SIN([.C758])+[.$D$4]*COS([.C758]))/2" office:value-type="float" office:value="73.2802273999239" calcext:value-type="float">
            <text:p>73.2802273999</text:p>
          </table:table-cell>
          <table:table-cell/>
          <table:table-cell table:formula="of:=[.A758]+([.$D$2]*COS([.C758])-[.$D$4]*SIN([.C758]))/2" office:value-type="float" office:value="21.8114153314541" calcext:value-type="float">
            <text:p>21.8114153315</text:p>
          </table:table-cell>
          <table:table-cell table:formula="of:=[.B758]+([.$D$2]*SIN([.C758])+[.$D$4]*COS([.C758]))/2" office:value-type="float" office:value="71.1075423480076" calcext:value-type="float">
            <text:p>71.107542348</text:p>
          </table:table-cell>
        </table:table-row>
        <table:table-row table:style-name="ro1">
          <table:table-cell office:value-type="float" office:value="18.87087" calcext:value-type="float">
            <text:p>18.87087</text:p>
          </table:table-cell>
          <table:table-cell office:value-type="float" office:value="71.820755" calcext:value-type="float">
            <text:p>71.820755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759]+(-[.$D$2]*COS([.C759])-[.$D$4]*SIN([.C759]))/2" office:value-type="float" office:value="16.2792326577139" calcext:value-type="float">
            <text:p>16.2792326577</text:p>
          </table:table-cell>
          <table:table-cell table:formula="of:=[.B759]+(-[.$D$2]*SIN([.C759])+[.$D$4]*COS([.C759]))/2" office:value-type="float" office:value="73.412425784449" calcext:value-type="float">
            <text:p>73.4124257844</text:p>
          </table:table-cell>
          <table:table-cell/>
          <table:table-cell table:formula="of:=[.A759]+([.$D$2]*COS([.C759])-[.$D$4]*SIN([.C759]))/2" office:value-type="float" office:value="21.8386363890108" calcext:value-type="float">
            <text:p>21.838636389</text:p>
          </table:table-cell>
          <table:table-cell table:formula="of:=[.B759]+([.$D$2]*SIN([.C759])+[.$D$4]*COS([.C759]))/2" office:value-type="float" office:value="71.1556515041005" calcext:value-type="float">
            <text:p>71.1556515041</text:p>
          </table:table-cell>
        </table:table-row>
        <table:table-row table:style-name="ro1">
          <table:table-cell office:value-type="float" office:value="18.909158" calcext:value-type="float">
            <text:p>18.909158</text:p>
          </table:table-cell>
          <table:table-cell office:value-type="float" office:value="71.913134" calcext:value-type="float">
            <text:p>71.913134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760]+(-[.$D$2]*COS([.C760])-[.$D$4]*SIN([.C760]))/2" office:value-type="float" office:value="16.3410442134669" calcext:value-type="float">
            <text:p>16.3410442135</text:p>
          </table:table-cell>
          <table:table-cell table:formula="of:=[.B760]+(-[.$D$2]*SIN([.C760])+[.$D$4]*COS([.C760]))/2" office:value-type="float" office:value="73.5424871168592" calcext:value-type="float">
            <text:p>73.5424871169</text:p>
          </table:table-cell>
          <table:table-cell/>
          <table:table-cell table:formula="of:=[.A760]+([.$D$2]*COS([.C760])-[.$D$4]*SIN([.C760]))/2" office:value-type="float" office:value="21.8668936738099" calcext:value-type="float">
            <text:p>21.8668936738</text:p>
          </table:table-cell>
          <table:table-cell table:formula="of:=[.B760]+([.$D$2]*SIN([.C760])+[.$D$4]*COS([.C760]))/2" office:value-type="float" office:value="71.204755793198" calcext:value-type="float">
            <text:p>71.2047557932</text:p>
          </table:table-cell>
        </table:table-row>
        <table:table-row table:style-name="ro1">
          <table:table-cell office:value-type="float" office:value="18.948767" calcext:value-type="float">
            <text:p>18.948767</text:p>
          </table:table-cell>
          <table:table-cell office:value-type="float" office:value="72.004954" calcext:value-type="float">
            <text:p>72.004954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761]+(-[.$D$2]*COS([.C761])-[.$D$4]*SIN([.C761]))/2" office:value-type="float" office:value="16.4038349800919" calcext:value-type="float">
            <text:p>16.4038349801</text:p>
          </table:table-cell>
          <table:table-cell table:formula="of:=[.B761]+(-[.$D$2]*SIN([.C761])+[.$D$4]*COS([.C761]))/2" office:value-type="float" office:value="73.6702831008225" calcext:value-type="float">
            <text:p>73.6702831008</text:p>
          </table:table-cell>
          <table:table-cell/>
          <table:table-cell table:formula="of:=[.A761]+([.$D$2]*COS([.C761])-[.$D$4]*SIN([.C761]))/2" office:value-type="float" office:value="21.896241862342" calcext:value-type="float">
            <text:p>21.8962418623</text:p>
          </table:table-cell>
          <table:table-cell table:formula="of:=[.B761]+([.$D$2]*SIN([.C761])+[.$D$4]*COS([.C761]))/2" office:value-type="float" office:value="71.2550260462191" calcext:value-type="float">
            <text:p>71.2550260462</text:p>
          </table:table-cell>
        </table:table-row>
        <table:table-row table:style-name="ro1">
          <table:table-cell office:value-type="float" office:value="18.989637" calcext:value-type="float">
            <text:p>18.989637</text:p>
          </table:table-cell>
          <table:table-cell office:value-type="float" office:value="72.09622" calcext:value-type="float">
            <text:p>72.09622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762]+(-[.$D$2]*COS([.C762])-[.$D$4]*SIN([.C762]))/2" office:value-type="float" office:value="16.4673892517838" calcext:value-type="float">
            <text:p>16.4673892518</text:p>
          </table:table-cell>
          <table:table-cell table:formula="of:=[.B762]+(-[.$D$2]*SIN([.C762])+[.$D$4]*COS([.C762]))/2" office:value-type="float" office:value="73.7957100107439" calcext:value-type="float">
            <text:p>73.7957100107</text:p>
          </table:table-cell>
          <table:table-cell/>
          <table:table-cell table:formula="of:=[.A762]+([.$D$2]*COS([.C762])-[.$D$4]*SIN([.C762]))/2" office:value-type="float" office:value="21.9267329815269" calcext:value-type="float">
            <text:p>21.9267329815</text:p>
          </table:table-cell>
          <table:table-cell table:formula="of:=[.B762]+([.$D$2]*SIN([.C762])+[.$D$4]*COS([.C762]))/2" office:value-type="float" office:value="71.3066206108799" calcext:value-type="float">
            <text:p>71.3066206109</text:p>
          </table:table-cell>
        </table:table-row>
        <table:table-row table:style-name="ro1">
          <table:table-cell office:value-type="float" office:value="19.031705" calcext:value-type="float">
            <text:p>19.031705</text:p>
          </table:table-cell>
          <table:table-cell office:value-type="float" office:value="72.18694" calcext:value-type="float">
            <text:p>72.18694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763]+(-[.$D$2]*COS([.C763])-[.$D$4]*SIN([.C763]))/2" office:value-type="float" office:value="16.5314894804876" calcext:value-type="float">
            <text:p>16.5314894805</text:p>
          </table:table-cell>
          <table:table-cell table:formula="of:=[.B763]+(-[.$D$2]*SIN([.C763])+[.$D$4]*COS([.C763]))/2" office:value-type="float" office:value="73.9186796905972" calcext:value-type="float">
            <text:p>73.9186796906</text:p>
          </table:table-cell>
          <table:table-cell/>
          <table:table-cell table:formula="of:=[.A763]+([.$D$2]*COS([.C763])-[.$D$4]*SIN([.C763]))/2" office:value-type="float" office:value="21.9584190397324" calcext:value-type="float">
            <text:p>21.9584190397</text:p>
          </table:table-cell>
          <table:table-cell table:formula="of:=[.B763]+([.$D$2]*SIN([.C763])+[.$D$4]*COS([.C763]))/2" office:value-type="float" office:value="71.359688569277" calcext:value-type="float">
            <text:p>71.3596885693</text:p>
          </table:table-cell>
        </table:table-row>
        <table:table-row table:style-name="ro1">
          <table:table-cell office:value-type="float" office:value="19.074903" calcext:value-type="float">
            <text:p>19.074903</text:p>
          </table:table-cell>
          <table:table-cell office:value-type="float" office:value="72.277128" calcext:value-type="float">
            <text:p>72.277128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764]+(-[.$D$2]*COS([.C764])-[.$D$4]*SIN([.C764]))/2" office:value-type="float" office:value="16.5959121418162" calcext:value-type="float">
            <text:p>16.5959121418</text:p>
          </table:table-cell>
          <table:table-cell table:formula="of:=[.B764]+(-[.$D$2]*SIN([.C764])+[.$D$4]*COS([.C764]))/2" office:value-type="float" office:value="74.0391167414626" calcext:value-type="float">
            <text:p>74.0391167415</text:p>
          </table:table-cell>
          <table:table-cell/>
          <table:table-cell table:formula="of:=[.A764]+([.$D$2]*COS([.C764])-[.$D$4]*SIN([.C764]))/2" office:value-type="float" office:value="21.991350160378" calcext:value-type="float">
            <text:p>21.9913501604</text:p>
          </table:table-cell>
          <table:table-cell table:formula="of:=[.B764]+([.$D$2]*SIN([.C764])+[.$D$4]*COS([.C764]))/2" office:value-type="float" office:value="71.4143789282977" calcext:value-type="float">
            <text:p>71.4143789283</text:p>
          </table:table-cell>
        </table:table-row>
        <table:table-row table:style-name="ro1">
          <table:table-cell office:value-type="float" office:value="19.119161" calcext:value-type="float">
            <text:p>19.119161</text:p>
          </table:table-cell>
          <table:table-cell office:value-type="float" office:value="72.3668" calcext:value-type="float">
            <text:p>72.3668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765]+(-[.$D$2]*COS([.C765])-[.$D$4]*SIN([.C765]))/2" office:value-type="float" office:value="16.6604335727826" calcext:value-type="float">
            <text:p>16.6604335728</text:p>
          </table:table-cell>
          <table:table-cell table:formula="of:=[.B765]+(-[.$D$2]*SIN([.C765])+[.$D$4]*COS([.C765]))/2" office:value-type="float" office:value="74.1569562609584" calcext:value-type="float">
            <text:p>74.156956261</text:p>
          </table:table-cell>
          <table:table-cell/>
          <table:table-cell table:formula="of:=[.A765]+([.$D$2]*COS([.C765])-[.$D$4]*SIN([.C765]))/2" office:value-type="float" office:value="22.0255754617328" calcext:value-type="float">
            <text:p>22.0255754617</text:p>
          </table:table-cell>
          <table:table-cell table:formula="of:=[.B765]+([.$D$2]*SIN([.C765])+[.$D$4]*COS([.C765]))/2" office:value-type="float" office:value="71.4708340538666" calcext:value-type="float">
            <text:p>71.4708340539</text:p>
          </table:table-cell>
        </table:table-row>
        <table:table-row table:style-name="ro1">
          <table:table-cell office:value-type="float" office:value="19.164404" calcext:value-type="float">
            <text:p>19.164404</text:p>
          </table:table-cell>
          <table:table-cell office:value-type="float" office:value="72.45598" calcext:value-type="float">
            <text:p>72.45598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766]+(-[.$D$2]*COS([.C766])-[.$D$4]*SIN([.C766]))/2" office:value-type="float" office:value="16.7248335913411" calcext:value-type="float">
            <text:p>16.7248335913</text:p>
          </table:table-cell>
          <table:table-cell table:formula="of:=[.B766]+(-[.$D$2]*SIN([.C766])+[.$D$4]*COS([.C766]))/2" office:value-type="float" office:value="74.2721562638015" calcext:value-type="float">
            <text:p>74.2721562638</text:p>
          </table:table-cell>
          <table:table-cell/>
          <table:table-cell table:formula="of:=[.A766]+([.$D$2]*COS([.C766])-[.$D$4]*SIN([.C766]))/2" office:value-type="float" office:value="22.0611358775318" calcext:value-type="float">
            <text:p>22.0611358775</text:p>
          </table:table-cell>
          <table:table-cell table:formula="of:=[.B766]+([.$D$2]*SIN([.C766])+[.$D$4]*COS([.C766]))/2" office:value-type="float" office:value="71.5291874505636" calcext:value-type="float">
            <text:p>71.5291874506</text:p>
          </table:table-cell>
        </table:table-row>
        <table:table-row table:style-name="ro1">
          <table:table-cell office:value-type="float" office:value="19.210555" calcext:value-type="float">
            <text:p>19.210555</text:p>
          </table:table-cell>
          <table:table-cell office:value-type="float" office:value="72.544693" calcext:value-type="float">
            <text:p>72.544693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767]+(-[.$D$2]*COS([.C767])-[.$D$4]*SIN([.C767]))/2" office:value-type="float" office:value="16.7888926210997" calcext:value-type="float">
            <text:p>16.7888926211</text:p>
          </table:table-cell>
          <table:table-cell table:formula="of:=[.B767]+(-[.$D$2]*SIN([.C767])+[.$D$4]*COS([.C767]))/2" office:value-type="float" office:value="74.3846797724032" calcext:value-type="float">
            <text:p>74.3846797724</text:p>
          </table:table-cell>
          <table:table-cell/>
          <table:table-cell table:formula="of:=[.A767]+([.$D$2]*COS([.C767])-[.$D$4]*SIN([.C767]))/2" office:value-type="float" office:value="22.0980691764959" calcext:value-type="float">
            <text:p>22.0980691765</text:p>
          </table:table-cell>
          <table:table-cell table:formula="of:=[.B767]+([.$D$2]*SIN([.C767])+[.$D$4]*COS([.C767]))/2" office:value-type="float" office:value="71.5895689868295" calcext:value-type="float">
            <text:p>71.5895689868</text:p>
          </table:table-cell>
        </table:table-row>
        <table:table-row table:style-name="ro1">
          <table:table-cell office:value-type="float" office:value="19.257535" calcext:value-type="float">
            <text:p>19.257535</text:p>
          </table:table-cell>
          <table:table-cell office:value-type="float" office:value="72.63297" calcext:value-type="float">
            <text:p>72.63297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768]+(-[.$D$2]*COS([.C768])-[.$D$4]*SIN([.C768]))/2" office:value-type="float" office:value="16.8524000415661" calcext:value-type="float">
            <text:p>16.8524000416</text:p>
          </table:table-cell>
          <table:table-cell table:formula="of:=[.B768]+(-[.$D$2]*SIN([.C768])+[.$D$4]*COS([.C768]))/2" office:value-type="float" office:value="74.4945085657351" calcext:value-type="float">
            <text:p>74.4945085657</text:p>
          </table:table-cell>
          <table:table-cell/>
          <table:table-cell table:formula="of:=[.A768]+([.$D$2]*COS([.C768])-[.$D$4]*SIN([.C768]))/2" office:value-type="float" office:value="22.1364049009192" calcext:value-type="float">
            <text:p>22.1364049009</text:p>
          </table:table-cell>
          <table:table-cell table:formula="of:=[.B768]+([.$D$2]*SIN([.C768])+[.$D$4]*COS([.C768]))/2" office:value-type="float" office:value="71.6520989108238" calcext:value-type="float">
            <text:p>71.6520989108</text:p>
          </table:table-cell>
        </table:table-row>
        <table:table-row table:style-name="ro1">
          <table:table-cell office:value-type="float" office:value="19.305261" calcext:value-type="float">
            <text:p>19.305261</text:p>
          </table:table-cell>
          <table:table-cell office:value-type="float" office:value="72.720845" calcext:value-type="float">
            <text:p>72.720845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769]+(-[.$D$2]*COS([.C769])-[.$D$4]*SIN([.C769]))/2" office:value-type="float" office:value="16.9151515778211" calcext:value-type="float">
            <text:p>16.9151515778</text:p>
          </table:table-cell>
          <table:table-cell table:formula="of:=[.B769]+(-[.$D$2]*SIN([.C769])+[.$D$4]*COS([.C769]))/2" office:value-type="float" office:value="74.6016365753776" calcext:value-type="float">
            <text:p>74.6016365754</text:p>
          </table:table-cell>
          <table:table-cell/>
          <table:table-cell table:formula="of:=[.A769]+([.$D$2]*COS([.C769])-[.$D$4]*SIN([.C769]))/2" office:value-type="float" office:value="22.1761617751566" calcext:value-type="float">
            <text:p>22.1761617752</text:p>
          </table:table-cell>
          <table:table-cell table:formula="of:=[.B769]+([.$D$2]*SIN([.C769])+[.$D$4]*COS([.C769]))/2" office:value-type="float" office:value="71.7168884575117" calcext:value-type="float">
            <text:p>71.7168884575</text:p>
          </table:table-cell>
        </table:table-row>
        <table:table-row table:style-name="ro1">
          <table:table-cell office:value-type="float" office:value="19.353651" calcext:value-type="float">
            <text:p>19.353651</text:p>
          </table:table-cell>
          <table:table-cell office:value-type="float" office:value="72.808357" calcext:value-type="float">
            <text:p>72.808357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770]+(-[.$D$2]*COS([.C770])-[.$D$4]*SIN([.C770]))/2" office:value-type="float" office:value="16.9769477374326" calcext:value-type="float">
            <text:p>16.9769477374</text:p>
          </table:table-cell>
          <table:table-cell table:formula="of:=[.B770]+(-[.$D$2]*SIN([.C770])+[.$D$4]*COS([.C770]))/2" office:value-type="float" office:value="74.7060612977507" calcext:value-type="float">
            <text:p>74.7060612978</text:p>
          </table:table-cell>
          <table:table-cell/>
          <table:table-cell table:formula="of:=[.A770]+([.$D$2]*COS([.C770])-[.$D$4]*SIN([.C770]))/2" office:value-type="float" office:value="22.2173554800775" calcext:value-type="float">
            <text:p>22.2173554801</text:p>
          </table:table-cell>
          <table:table-cell table:formula="of:=[.B770]+([.$D$2]*SIN([.C770])+[.$D$4]*COS([.C770]))/2" office:value-type="float" office:value="71.7840539926902" calcext:value-type="float">
            <text:p>71.7840539927</text:p>
          </table:table-cell>
        </table:table-row>
        <table:table-row table:style-name="ro1">
          <table:table-cell office:value-type="float" office:value="19.402619" calcext:value-type="float">
            <text:p>19.402619</text:p>
          </table:table-cell>
          <table:table-cell office:value-type="float" office:value="72.895548" calcext:value-type="float">
            <text:p>72.895548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771]+(-[.$D$2]*COS([.C771])-[.$D$4]*SIN([.C771]))/2" office:value-type="float" office:value="17.0376028075719" calcext:value-type="float">
            <text:p>17.0376028076</text:p>
          </table:table-cell>
          <table:table-cell table:formula="of:=[.B771]+(-[.$D$2]*SIN([.C771])+[.$D$4]*COS([.C771]))/2" office:value-type="float" office:value="74.8077975678004" calcext:value-type="float">
            <text:p>74.8077975678</text:p>
          </table:table-cell>
          <table:table-cell/>
          <table:table-cell table:formula="of:=[.A771]+([.$D$2]*COS([.C771])-[.$D$4]*SIN([.C771]))/2" office:value-type="float" office:value="22.2599855283402" calcext:value-type="float">
            <text:p>22.2599855283</text:p>
          </table:table-cell>
          <table:table-cell table:formula="of:=[.B771]+([.$D$2]*SIN([.C771])+[.$D$4]*COS([.C771]))/2" office:value-type="float" office:value="71.8536955523277" calcext:value-type="float">
            <text:p>71.8536955523</text:p>
          </table:table-cell>
        </table:table-row>
        <table:table-row table:style-name="ro1">
          <table:table-cell office:value-type="float" office:value="19.452078" calcext:value-type="float">
            <text:p>19.452078</text:p>
          </table:table-cell>
          <table:table-cell office:value-type="float" office:value="72.98246" calcext:value-type="float">
            <text:p>72.98246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772]+(-[.$D$2]*COS([.C772])-[.$D$4]*SIN([.C772]))/2" office:value-type="float" office:value="17.0969431367203" calcext:value-type="float">
            <text:p>17.0969431367</text:p>
          </table:table-cell>
          <table:table-cell table:formula="of:=[.B772]+(-[.$D$2]*SIN([.C772])+[.$D$4]*COS([.C772]))/2" office:value-type="float" office:value="74.9068663437238" calcext:value-type="float">
            <text:p>74.9068663437</text:p>
          </table:table-cell>
          <table:table-cell/>
          <table:table-cell table:formula="of:=[.A772]+([.$D$2]*COS([.C772])-[.$D$4]*SIN([.C772]))/2" office:value-type="float" office:value="22.3040400632291" calcext:value-type="float">
            <text:p>22.3040400632</text:p>
          </table:table-cell>
          <table:table-cell table:formula="of:=[.B772]+([.$D$2]*SIN([.C772])+[.$D$4]*COS([.C772]))/2" office:value-type="float" office:value="71.9259031440276" calcext:value-type="float">
            <text:p>71.925903144</text:p>
          </table:table-cell>
        </table:table-row>
        <table:table-row table:style-name="ro1">
          <table:table-cell office:value-type="float" office:value="19.50194" calcext:value-type="float">
            <text:p>19.50194</text:p>
          </table:table-cell>
          <table:table-cell office:value-type="float" office:value="73.069142" calcext:value-type="float">
            <text:p>73.069142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773]+(-[.$D$2]*COS([.C773])-[.$D$4]*SIN([.C773]))/2" office:value-type="float" office:value="17.1548020099604" calcext:value-type="float">
            <text:p>17.15480201</text:p>
          </table:table-cell>
          <table:table-cell table:formula="of:=[.B773]+(-[.$D$2]*SIN([.C773])+[.$D$4]*COS([.C773]))/2" office:value-type="float" office:value="75.0032938181654" calcext:value-type="float">
            <text:p>75.0032938182</text:p>
          </table:table-cell>
          <table:table-cell/>
          <table:table-cell table:formula="of:=[.A773]+([.$D$2]*COS([.C773])-[.$D$4]*SIN([.C773]))/2" office:value-type="float" office:value="22.3494981478209" calcext:value-type="float">
            <text:p>22.3494981478</text:p>
          </table:table-cell>
          <table:table-cell table:formula="of:=[.B773]+([.$D$2]*SIN([.C773])+[.$D$4]*COS([.C773]))/2" office:value-type="float" office:value="72.000772871478" calcext:value-type="float">
            <text:p>72.0007728715</text:p>
          </table:table-cell>
        </table:table-row>
        <table:table-row table:style-name="ro1">
          <table:table-cell office:value-type="float" office:value="19.552117" calcext:value-type="float">
            <text:p>19.552117</text:p>
          </table:table-cell>
          <table:table-cell office:value-type="float" office:value="73.155642" calcext:value-type="float">
            <text:p>73.155642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774]+(-[.$D$2]*COS([.C774])-[.$D$4]*SIN([.C774]))/2" office:value-type="float" office:value="17.2110308022303" calcext:value-type="float">
            <text:p>17.2110308022</text:p>
          </table:table-cell>
          <table:table-cell table:formula="of:=[.B774]+(-[.$D$2]*SIN([.C774])+[.$D$4]*COS([.C774]))/2" office:value-type="float" office:value="75.0971144861847" calcext:value-type="float">
            <text:p>75.0971144862</text:p>
          </table:table-cell>
          <table:table-cell/>
          <table:table-cell table:formula="of:=[.A774]+([.$D$2]*COS([.C774])-[.$D$4]*SIN([.C774]))/2" office:value-type="float" office:value="22.3963247501664" calcext:value-type="float">
            <text:p>22.3963247502</text:p>
          </table:table-cell>
          <table:table-cell table:formula="of:=[.B774]+([.$D$2]*SIN([.C774])+[.$D$4]*COS([.C774]))/2" office:value-type="float" office:value="72.0783851718047" calcext:value-type="float">
            <text:p>72.0783851718</text:p>
          </table:table-cell>
        </table:table-row>
        <table:table-row table:style-name="ro1">
          <table:table-cell office:value-type="float" office:value="19.60252" calcext:value-type="float">
            <text:p>19.60252</text:p>
          </table:table-cell>
          <table:table-cell office:value-type="float" office:value="73.242011" calcext:value-type="float">
            <text:p>73.242011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775]+(-[.$D$2]*COS([.C775])-[.$D$4]*SIN([.C775]))/2" office:value-type="float" office:value="17.2654926971022" calcext:value-type="float">
            <text:p>17.2654926971</text:p>
          </table:table-cell>
          <table:table-cell table:formula="of:=[.B775]+(-[.$D$2]*SIN([.C775])+[.$D$4]*COS([.C775]))/2" office:value-type="float" office:value="75.1883674384538" calcext:value-type="float">
            <text:p>75.1883674385</text:p>
          </table:table-cell>
          <table:table-cell/>
          <table:table-cell table:formula="of:=[.A775]+([.$D$2]*COS([.C775])-[.$D$4]*SIN([.C775]))/2" office:value-type="float" office:value="22.4444722395369" calcext:value-type="float">
            <text:p>22.4444722395</text:p>
          </table:table-cell>
          <table:table-cell table:formula="of:=[.B775]+([.$D$2]*SIN([.C775])+[.$D$4]*COS([.C775]))/2" office:value-type="float" office:value="72.1588178186187" calcext:value-type="float">
            <text:p>72.1588178186</text:p>
          </table:table-cell>
        </table:table-row>
        <table:table-row table:style-name="ro1">
          <table:table-cell office:value-type="float" office:value="19.653057" calcext:value-type="float">
            <text:p>19.653057</text:p>
          </table:table-cell>
          <table:table-cell office:value-type="float" office:value="73.328301" calcext:value-type="float">
            <text:p>73.328301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776]+(-[.$D$2]*COS([.C776])-[.$D$4]*SIN([.C776]))/2" office:value-type="float" office:value="17.318068812856" calcext:value-type="float">
            <text:p>17.3180688129</text:p>
          </table:table-cell>
          <table:table-cell table:formula="of:=[.B776]+(-[.$D$2]*SIN([.C776])+[.$D$4]*COS([.C776]))/2" office:value-type="float" office:value="75.2771032387862" calcext:value-type="float">
            <text:p>75.2771032388</text:p>
          </table:table-cell>
          <table:table-cell/>
          <table:table-cell table:formula="of:=[.A776]+([.$D$2]*COS([.C776])-[.$D$4]*SIN([.C776]))/2" office:value-type="float" office:value="22.4938735787966" calcext:value-type="float">
            <text:p>22.4938735788</text:p>
          </table:table-cell>
          <table:table-cell table:formula="of:=[.B776]+([.$D$2]*SIN([.C776])+[.$D$4]*COS([.C776]))/2" office:value-type="float" office:value="72.2421328888705" calcext:value-type="float">
            <text:p>72.2421328889</text:p>
          </table:table-cell>
        </table:table-row>
        <table:table-row table:style-name="ro1">
          <table:table-cell office:value-type="float" office:value="19.70364" calcext:value-type="float">
            <text:p>19.70364</text:p>
          </table:table-cell>
          <table:table-cell office:value-type="float" office:value="73.414564" calcext:value-type="float">
            <text:p>73.414564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777]+(-[.$D$2]*COS([.C777])-[.$D$4]*SIN([.C777]))/2" office:value-type="float" office:value="17.368651812856" calcext:value-type="float">
            <text:p>17.3686518129</text:p>
          </table:table-cell>
          <table:table-cell table:formula="of:=[.B777]+(-[.$D$2]*SIN([.C777])+[.$D$4]*COS([.C777]))/2" office:value-type="float" office:value="75.3633662387862" calcext:value-type="float">
            <text:p>75.3633662388</text:p>
          </table:table-cell>
          <table:table-cell/>
          <table:table-cell table:formula="of:=[.A777]+([.$D$2]*COS([.C777])-[.$D$4]*SIN([.C777]))/2" office:value-type="float" office:value="22.5444565787966" calcext:value-type="float">
            <text:p>22.5444565788</text:p>
          </table:table-cell>
          <table:table-cell table:formula="of:=[.B777]+([.$D$2]*SIN([.C777])+[.$D$4]*COS([.C777]))/2" office:value-type="float" office:value="72.3283958888706" calcext:value-type="float">
            <text:p>72.3283958889</text:p>
          </table:table-cell>
        </table:table-row>
        <table:table-row table:style-name="ro1">
          <table:table-cell office:value-type="float" office:value="19.754178" calcext:value-type="float">
            <text:p>19.754178</text:p>
          </table:table-cell>
          <table:table-cell office:value-type="float" office:value="73.500854" calcext:value-type="float">
            <text:p>73.500854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778]+(-[.$D$2]*COS([.C778])-[.$D$4]*SIN([.C778]))/2" office:value-type="float" office:value="17.4171506971022" calcext:value-type="float">
            <text:p>17.4171506971</text:p>
          </table:table-cell>
          <table:table-cell table:formula="of:=[.B778]+(-[.$D$2]*SIN([.C778])+[.$D$4]*COS([.C778]))/2" office:value-type="float" office:value="75.4472104384538" calcext:value-type="float">
            <text:p>75.4472104385</text:p>
          </table:table-cell>
          <table:table-cell/>
          <table:table-cell table:formula="of:=[.A778]+([.$D$2]*COS([.C778])-[.$D$4]*SIN([.C778]))/2" office:value-type="float" office:value="22.5961302395369" calcext:value-type="float">
            <text:p>22.5961302395</text:p>
          </table:table-cell>
          <table:table-cell table:formula="of:=[.B778]+([.$D$2]*SIN([.C778])+[.$D$4]*COS([.C778]))/2" office:value-type="float" office:value="72.4176608186187" calcext:value-type="float">
            <text:p>72.4176608186</text:p>
          </table:table-cell>
        </table:table-row>
        <table:table-row table:style-name="ro1">
          <table:table-cell office:value-type="float" office:value="19.80458" calcext:value-type="float">
            <text:p>19.80458</text:p>
          </table:table-cell>
          <table:table-cell office:value-type="float" office:value="73.587223" calcext:value-type="float">
            <text:p>73.587223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779]+(-[.$D$2]*COS([.C779])-[.$D$4]*SIN([.C779]))/2" office:value-type="float" office:value="17.4634938022303" calcext:value-type="float">
            <text:p>17.4634938022</text:p>
          </table:table-cell>
          <table:table-cell table:formula="of:=[.B779]+(-[.$D$2]*SIN([.C779])+[.$D$4]*COS([.C779]))/2" office:value-type="float" office:value="75.5286954861847" calcext:value-type="float">
            <text:p>75.5286954862</text:p>
          </table:table-cell>
          <table:table-cell/>
          <table:table-cell table:formula="of:=[.A779]+([.$D$2]*COS([.C779])-[.$D$4]*SIN([.C779]))/2" office:value-type="float" office:value="22.6487877501664" calcext:value-type="float">
            <text:p>22.6487877502</text:p>
          </table:table-cell>
          <table:table-cell table:formula="of:=[.B779]+([.$D$2]*SIN([.C779])+[.$D$4]*COS([.C779]))/2" office:value-type="float" office:value="72.5099661718047" calcext:value-type="float">
            <text:p>72.5099661718</text:p>
          </table:table-cell>
        </table:table-row>
        <table:table-row table:style-name="ro1">
          <table:table-cell office:value-type="float" office:value="19.854757" calcext:value-type="float">
            <text:p>19.854757</text:p>
          </table:table-cell>
          <table:table-cell office:value-type="float" office:value="73.673723" calcext:value-type="float">
            <text:p>73.673723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780]+(-[.$D$2]*COS([.C780])-[.$D$4]*SIN([.C780]))/2" office:value-type="float" office:value="17.5076190099604" calcext:value-type="float">
            <text:p>17.50761901</text:p>
          </table:table-cell>
          <table:table-cell table:formula="of:=[.B780]+(-[.$D$2]*SIN([.C780])+[.$D$4]*COS([.C780]))/2" office:value-type="float" office:value="75.6078748181654" calcext:value-type="float">
            <text:p>75.6078748182</text:p>
          </table:table-cell>
          <table:table-cell/>
          <table:table-cell table:formula="of:=[.A780]+([.$D$2]*COS([.C780])-[.$D$4]*SIN([.C780]))/2" office:value-type="float" office:value="22.7023151478209" calcext:value-type="float">
            <text:p>22.7023151478</text:p>
          </table:table-cell>
          <table:table-cell table:formula="of:=[.B780]+([.$D$2]*SIN([.C780])+[.$D$4]*COS([.C780]))/2" office:value-type="float" office:value="72.605353871478" calcext:value-type="float">
            <text:p>72.6053538715</text:p>
          </table:table-cell>
        </table:table-row>
        <table:table-row table:style-name="ro1">
          <table:table-cell office:value-type="float" office:value="19.90462" calcext:value-type="float">
            <text:p>19.90462</text:p>
          </table:table-cell>
          <table:table-cell office:value-type="float" office:value="73.760405" calcext:value-type="float">
            <text:p>73.760405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781]+(-[.$D$2]*COS([.C781])-[.$D$4]*SIN([.C781]))/2" office:value-type="float" office:value="17.5494851367203" calcext:value-type="float">
            <text:p>17.5494851367</text:p>
          </table:table-cell>
          <table:table-cell table:formula="of:=[.B781]+(-[.$D$2]*SIN([.C781])+[.$D$4]*COS([.C781]))/2" office:value-type="float" office:value="75.6848113437238" calcext:value-type="float">
            <text:p>75.6848113437</text:p>
          </table:table-cell>
          <table:table-cell/>
          <table:table-cell table:formula="of:=[.A781]+([.$D$2]*COS([.C781])-[.$D$4]*SIN([.C781]))/2" office:value-type="float" office:value="22.7565820632291" calcext:value-type="float">
            <text:p>22.7565820632</text:p>
          </table:table-cell>
          <table:table-cell table:formula="of:=[.B781]+([.$D$2]*SIN([.C781])+[.$D$4]*COS([.C781]))/2" office:value-type="float" office:value="72.7038481440277" calcext:value-type="float">
            <text:p>72.703848144</text:p>
          </table:table-cell>
        </table:table-row>
        <table:table-row table:style-name="ro1">
          <table:table-cell office:value-type="float" office:value="19.954079" calcext:value-type="float">
            <text:p>19.954079</text:p>
          </table:table-cell>
          <table:table-cell office:value-type="float" office:value="73.847317" calcext:value-type="float">
            <text:p>73.847317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782]+(-[.$D$2]*COS([.C782])-[.$D$4]*SIN([.C782]))/2" office:value-type="float" office:value="17.5890628075719" calcext:value-type="float">
            <text:p>17.5890628076</text:p>
          </table:table-cell>
          <table:table-cell table:formula="of:=[.B782]+(-[.$D$2]*SIN([.C782])+[.$D$4]*COS([.C782]))/2" office:value-type="float" office:value="75.7595665678004" calcext:value-type="float">
            <text:p>75.7595665678</text:p>
          </table:table-cell>
          <table:table-cell/>
          <table:table-cell table:formula="of:=[.A782]+([.$D$2]*COS([.C782])-[.$D$4]*SIN([.C782]))/2" office:value-type="float" office:value="22.8114455283402" calcext:value-type="float">
            <text:p>22.8114455283</text:p>
          </table:table-cell>
          <table:table-cell table:formula="of:=[.B782]+([.$D$2]*SIN([.C782])+[.$D$4]*COS([.C782]))/2" office:value-type="float" office:value="72.8054645523277" calcext:value-type="float">
            <text:p>72.8054645523</text:p>
          </table:table-cell>
        </table:table-row>
        <table:table-row table:style-name="ro1">
          <table:table-cell office:value-type="float" office:value="20.003046" calcext:value-type="float">
            <text:p>20.003046</text:p>
          </table:table-cell>
          <table:table-cell office:value-type="float" office:value="73.934508" calcext:value-type="float">
            <text:p>73.934508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783]+(-[.$D$2]*COS([.C783])-[.$D$4]*SIN([.C783]))/2" office:value-type="float" office:value="17.6263427374326" calcext:value-type="float">
            <text:p>17.6263427374</text:p>
          </table:table-cell>
          <table:table-cell table:formula="of:=[.B783]+(-[.$D$2]*SIN([.C783])+[.$D$4]*COS([.C783]))/2" office:value-type="float" office:value="75.8322122977507" calcext:value-type="float">
            <text:p>75.8322122978</text:p>
          </table:table-cell>
          <table:table-cell/>
          <table:table-cell table:formula="of:=[.A783]+([.$D$2]*COS([.C783])-[.$D$4]*SIN([.C783]))/2" office:value-type="float" office:value="22.8667504800775" calcext:value-type="float">
            <text:p>22.8667504801</text:p>
          </table:table-cell>
          <table:table-cell table:formula="of:=[.B783]+([.$D$2]*SIN([.C783])+[.$D$4]*COS([.C783]))/2" office:value-type="float" office:value="72.9102049926902" calcext:value-type="float">
            <text:p>72.9102049927</text:p>
          </table:table-cell>
        </table:table-row>
        <table:table-row table:style-name="ro1">
          <table:table-cell office:value-type="float" office:value="20.051436" calcext:value-type="float">
            <text:p>20.051436</text:p>
          </table:table-cell>
          <table:table-cell office:value-type="float" office:value="74.02202" calcext:value-type="float">
            <text:p>74.02202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784]+(-[.$D$2]*COS([.C784])-[.$D$4]*SIN([.C784]))/2" office:value-type="float" office:value="17.6613265778211" calcext:value-type="float">
            <text:p>17.6613265778</text:p>
          </table:table-cell>
          <table:table-cell table:formula="of:=[.B784]+(-[.$D$2]*SIN([.C784])+[.$D$4]*COS([.C784]))/2" office:value-type="float" office:value="75.9028115753776" calcext:value-type="float">
            <text:p>75.9028115754</text:p>
          </table:table-cell>
          <table:table-cell/>
          <table:table-cell table:formula="of:=[.A784]+([.$D$2]*COS([.C784])-[.$D$4]*SIN([.C784]))/2" office:value-type="float" office:value="22.9223367751566" calcext:value-type="float">
            <text:p>22.9223367752</text:p>
          </table:table-cell>
          <table:table-cell table:formula="of:=[.B784]+([.$D$2]*SIN([.C784])+[.$D$4]*COS([.C784]))/2" office:value-type="float" office:value="73.0180634575116" calcext:value-type="float">
            <text:p>73.0180634575</text:p>
          </table:table-cell>
        </table:table-row>
        <table:table-row table:style-name="ro1">
          <table:table-cell office:value-type="float" office:value="20.099163" calcext:value-type="float">
            <text:p>20.099163</text:p>
          </table:table-cell>
          <table:table-cell office:value-type="float" office:value="74.109895" calcext:value-type="float">
            <text:p>74.109895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785]+(-[.$D$2]*COS([.C785])-[.$D$4]*SIN([.C785]))/2" office:value-type="float" office:value="17.6940280415661" calcext:value-type="float">
            <text:p>17.6940280416</text:p>
          </table:table-cell>
          <table:table-cell table:formula="of:=[.B785]+(-[.$D$2]*SIN([.C785])+[.$D$4]*COS([.C785]))/2" office:value-type="float" office:value="75.9714335657351" calcext:value-type="float">
            <text:p>75.9714335657</text:p>
          </table:table-cell>
          <table:table-cell/>
          <table:table-cell table:formula="of:=[.A785]+([.$D$2]*COS([.C785])-[.$D$4]*SIN([.C785]))/2" office:value-type="float" office:value="22.9780329009192" calcext:value-type="float">
            <text:p>22.9780329009</text:p>
          </table:table-cell>
          <table:table-cell table:formula="of:=[.B785]+([.$D$2]*SIN([.C785])+[.$D$4]*COS([.C785]))/2" office:value-type="float" office:value="73.1290239108238" calcext:value-type="float">
            <text:p>73.1290239108</text:p>
          </table:table-cell>
        </table:table-row>
        <table:table-row table:style-name="ro1">
          <table:table-cell office:value-type="float" office:value="20.146142" calcext:value-type="float">
            <text:p>20.146142</text:p>
          </table:table-cell>
          <table:table-cell office:value-type="float" office:value="74.198172" calcext:value-type="float">
            <text:p>74.198172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786]+(-[.$D$2]*COS([.C786])-[.$D$4]*SIN([.C786]))/2" office:value-type="float" office:value="17.7244796210997" calcext:value-type="float">
            <text:p>17.7244796211</text:p>
          </table:table-cell>
          <table:table-cell table:formula="of:=[.B786]+(-[.$D$2]*SIN([.C786])+[.$D$4]*COS([.C786]))/2" office:value-type="float" office:value="76.0381587724032" calcext:value-type="float">
            <text:p>76.0381587724</text:p>
          </table:table-cell>
          <table:table-cell/>
          <table:table-cell table:formula="of:=[.A786]+([.$D$2]*COS([.C786])-[.$D$4]*SIN([.C786]))/2" office:value-type="float" office:value="23.033656176496" calcext:value-type="float">
            <text:p>23.0336561765</text:p>
          </table:table-cell>
          <table:table-cell table:formula="of:=[.B786]+([.$D$2]*SIN([.C786])+[.$D$4]*COS([.C786]))/2" office:value-type="float" office:value="73.2430479868295" calcext:value-type="float">
            <text:p>73.2430479868</text:p>
          </table:table-cell>
        </table:table-row>
        <table:table-row table:style-name="ro1">
          <table:table-cell office:value-type="float" office:value="20.192293" calcext:value-type="float">
            <text:p>20.192293</text:p>
          </table:table-cell>
          <table:table-cell office:value-type="float" office:value="74.286885" calcext:value-type="float">
            <text:p>74.286885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787]+(-[.$D$2]*COS([.C787])-[.$D$4]*SIN([.C787]))/2" office:value-type="float" office:value="17.7527225913411" calcext:value-type="float">
            <text:p>17.7527225913</text:p>
          </table:table-cell>
          <table:table-cell table:formula="of:=[.B787]+(-[.$D$2]*SIN([.C787])+[.$D$4]*COS([.C787]))/2" office:value-type="float" office:value="76.1030612638015" calcext:value-type="float">
            <text:p>76.1030612638</text:p>
          </table:table-cell>
          <table:table-cell/>
          <table:table-cell table:formula="of:=[.A787]+([.$D$2]*COS([.C787])-[.$D$4]*SIN([.C787]))/2" office:value-type="float" office:value="23.0890248775318" calcext:value-type="float">
            <text:p>23.0890248775</text:p>
          </table:table-cell>
          <table:table-cell table:formula="of:=[.B787]+([.$D$2]*SIN([.C787])+[.$D$4]*COS([.C787]))/2" office:value-type="float" office:value="73.3600924505636" calcext:value-type="float">
            <text:p>73.3600924506</text:p>
          </table:table-cell>
        </table:table-row>
        <table:table-row table:style-name="ro1">
          <table:table-cell office:value-type="float" office:value="20.237536" calcext:value-type="float">
            <text:p>20.237536</text:p>
          </table:table-cell>
          <table:table-cell office:value-type="float" office:value="74.376065" calcext:value-type="float">
            <text:p>74.376065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788]+(-[.$D$2]*COS([.C788])-[.$D$4]*SIN([.C788]))/2" office:value-type="float" office:value="17.7788085727826" calcext:value-type="float">
            <text:p>17.7788085728</text:p>
          </table:table-cell>
          <table:table-cell table:formula="of:=[.B788]+(-[.$D$2]*SIN([.C788])+[.$D$4]*COS([.C788]))/2" office:value-type="float" office:value="76.1662212609584" calcext:value-type="float">
            <text:p>76.166221261</text:p>
          </table:table-cell>
          <table:table-cell/>
          <table:table-cell table:formula="of:=[.A788]+([.$D$2]*COS([.C788])-[.$D$4]*SIN([.C788]))/2" office:value-type="float" office:value="23.1439504617328" calcext:value-type="float">
            <text:p>23.1439504617</text:p>
          </table:table-cell>
          <table:table-cell table:formula="of:=[.B788]+([.$D$2]*SIN([.C788])+[.$D$4]*COS([.C788]))/2" office:value-type="float" office:value="73.4800990538666" calcext:value-type="float">
            <text:p>73.4800990539</text:p>
          </table:table-cell>
        </table:table-row>
        <table:table-row table:style-name="ro1">
          <table:table-cell office:value-type="float" office:value="20.281794" calcext:value-type="float">
            <text:p>20.281794</text:p>
          </table:table-cell>
          <table:table-cell office:value-type="float" office:value="74.465737" calcext:value-type="float">
            <text:p>74.465737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789]+(-[.$D$2]*COS([.C789])-[.$D$4]*SIN([.C789]))/2" office:value-type="float" office:value="17.8028031418162" calcext:value-type="float">
            <text:p>17.8028031418</text:p>
          </table:table-cell>
          <table:table-cell table:formula="of:=[.B789]+(-[.$D$2]*SIN([.C789])+[.$D$4]*COS([.C789]))/2" office:value-type="float" office:value="76.2277257414626" calcext:value-type="float">
            <text:p>76.2277257415</text:p>
          </table:table-cell>
          <table:table-cell/>
          <table:table-cell table:formula="of:=[.A789]+([.$D$2]*COS([.C789])-[.$D$4]*SIN([.C789]))/2" office:value-type="float" office:value="23.198241160378" calcext:value-type="float">
            <text:p>23.1982411604</text:p>
          </table:table-cell>
          <table:table-cell table:formula="of:=[.B789]+([.$D$2]*SIN([.C789])+[.$D$4]*COS([.C789]))/2" office:value-type="float" office:value="73.6029879282977" calcext:value-type="float">
            <text:p>73.6029879283</text:p>
          </table:table-cell>
        </table:table-row>
        <table:table-row table:style-name="ro1">
          <table:table-cell office:value-type="float" office:value="20.324992" calcext:value-type="float">
            <text:p>20.324992</text:p>
          </table:table-cell>
          <table:table-cell office:value-type="float" office:value="74.555925" calcext:value-type="float">
            <text:p>74.555925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790]+(-[.$D$2]*COS([.C790])-[.$D$4]*SIN([.C790]))/2" office:value-type="float" office:value="17.8247764804876" calcext:value-type="float">
            <text:p>17.8247764805</text:p>
          </table:table-cell>
          <table:table-cell table:formula="of:=[.B790]+(-[.$D$2]*SIN([.C790])+[.$D$4]*COS([.C790]))/2" office:value-type="float" office:value="76.2876646905972" calcext:value-type="float">
            <text:p>76.2876646906</text:p>
          </table:table-cell>
          <table:table-cell/>
          <table:table-cell table:formula="of:=[.A790]+([.$D$2]*COS([.C790])-[.$D$4]*SIN([.C790]))/2" office:value-type="float" office:value="23.2517060397324" calcext:value-type="float">
            <text:p>23.2517060397</text:p>
          </table:table-cell>
          <table:table-cell table:formula="of:=[.B790]+([.$D$2]*SIN([.C790])+[.$D$4]*COS([.C790]))/2" office:value-type="float" office:value="73.728673569277" calcext:value-type="float">
            <text:p>73.7286735693</text:p>
          </table:table-cell>
        </table:table-row>
        <table:table-row table:style-name="ro1">
          <table:table-cell office:value-type="float" office:value="20.36706" calcext:value-type="float">
            <text:p>20.36706</text:p>
          </table:table-cell>
          <table:table-cell office:value-type="float" office:value="74.646645" calcext:value-type="float">
            <text:p>74.646645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791]+(-[.$D$2]*COS([.C791])-[.$D$4]*SIN([.C791]))/2" office:value-type="float" office:value="17.8448122517838" calcext:value-type="float">
            <text:p>17.8448122518</text:p>
          </table:table-cell>
          <table:table-cell table:formula="of:=[.B791]+(-[.$D$2]*SIN([.C791])+[.$D$4]*COS([.C791]))/2" office:value-type="float" office:value="76.3461350107439" calcext:value-type="float">
            <text:p>76.3461350107</text:p>
          </table:table-cell>
          <table:table-cell/>
          <table:table-cell table:formula="of:=[.A791]+([.$D$2]*COS([.C791])-[.$D$4]*SIN([.C791]))/2" office:value-type="float" office:value="23.3041559815269" calcext:value-type="float">
            <text:p>23.3041559815</text:p>
          </table:table-cell>
          <table:table-cell table:formula="of:=[.B791]+([.$D$2]*SIN([.C791])+[.$D$4]*COS([.C791]))/2" office:value-type="float" office:value="73.85704561088" calcext:value-type="float">
            <text:p>73.8570456109</text:p>
          </table:table-cell>
        </table:table-row>
        <table:table-row table:style-name="ro1">
          <table:table-cell office:value-type="float" office:value="20.40793" calcext:value-type="float">
            <text:p>20.40793</text:p>
          </table:table-cell>
          <table:table-cell office:value-type="float" office:value="74.737911" calcext:value-type="float">
            <text:p>74.737911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792]+(-[.$D$2]*COS([.C792])-[.$D$4]*SIN([.C792]))/2" office:value-type="float" office:value="17.8629979800919" calcext:value-type="float">
            <text:p>17.8629979801</text:p>
          </table:table-cell>
          <table:table-cell table:formula="of:=[.B792]+(-[.$D$2]*SIN([.C792])+[.$D$4]*COS([.C792]))/2" office:value-type="float" office:value="76.4032401008226" calcext:value-type="float">
            <text:p>76.4032401008</text:p>
          </table:table-cell>
          <table:table-cell/>
          <table:table-cell table:formula="of:=[.A792]+([.$D$2]*COS([.C792])-[.$D$4]*SIN([.C792]))/2" office:value-type="float" office:value="23.355404862342" calcext:value-type="float">
            <text:p>23.3554048623</text:p>
          </table:table-cell>
          <table:table-cell table:formula="of:=[.B792]+([.$D$2]*SIN([.C792])+[.$D$4]*COS([.C792]))/2" office:value-type="float" office:value="73.9879830462191" calcext:value-type="float">
            <text:p>73.9879830462</text:p>
          </table:table-cell>
        </table:table-row>
        <table:table-row table:style-name="ro1">
          <table:table-cell office:value-type="float" office:value="20.447539" calcext:value-type="float">
            <text:p>20.447539</text:p>
          </table:table-cell>
          <table:table-cell office:value-type="float" office:value="74.829731" calcext:value-type="float">
            <text:p>74.829731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793]+(-[.$D$2]*COS([.C793])-[.$D$4]*SIN([.C793]))/2" office:value-type="float" office:value="17.8794252134669" calcext:value-type="float">
            <text:p>17.8794252135</text:p>
          </table:table-cell>
          <table:table-cell table:formula="of:=[.B793]+(-[.$D$2]*SIN([.C793])+[.$D$4]*COS([.C793]))/2" office:value-type="float" office:value="76.4590841168592" calcext:value-type="float">
            <text:p>76.4590841169</text:p>
          </table:table-cell>
          <table:table-cell/>
          <table:table-cell table:formula="of:=[.A793]+([.$D$2]*COS([.C793])-[.$D$4]*SIN([.C793]))/2" office:value-type="float" office:value="23.4052746738099" calcext:value-type="float">
            <text:p>23.4052746738</text:p>
          </table:table-cell>
          <table:table-cell table:formula="of:=[.B793]+([.$D$2]*SIN([.C793])+[.$D$4]*COS([.C793]))/2" office:value-type="float" office:value="74.1213527931979" calcext:value-type="float">
            <text:p>74.1213527932</text:p>
          </table:table-cell>
        </table:table-row>
        <table:table-row table:style-name="ro1">
          <table:table-cell office:value-type="float" office:value="20.485827" calcext:value-type="float">
            <text:p>20.485827</text:p>
          </table:table-cell>
          <table:table-cell office:value-type="float" office:value="74.92211" calcext:value-type="float">
            <text:p>74.92211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794]+(-[.$D$2]*COS([.C794])-[.$D$4]*SIN([.C794]))/2" office:value-type="float" office:value="17.8941896577139" calcext:value-type="float">
            <text:p>17.8941896577</text:p>
          </table:table-cell>
          <table:table-cell table:formula="of:=[.B794]+(-[.$D$2]*SIN([.C794])+[.$D$4]*COS([.C794]))/2" office:value-type="float" office:value="76.513780784449" calcext:value-type="float">
            <text:p>76.5137807844</text:p>
          </table:table-cell>
          <table:table-cell/>
          <table:table-cell table:formula="of:=[.A794]+([.$D$2]*COS([.C794])-[.$D$4]*SIN([.C794]))/2" office:value-type="float" office:value="23.4535933890108" calcext:value-type="float">
            <text:p>23.453593389</text:p>
          </table:table-cell>
          <table:table-cell table:formula="of:=[.B794]+([.$D$2]*SIN([.C794])+[.$D$4]*COS([.C794]))/2" office:value-type="float" office:value="74.2570065041005" calcext:value-type="float">
            <text:p>74.2570065041</text:p>
          </table:table-cell>
        </table:table-row>
        <table:table-row table:style-name="ro1">
          <table:table-cell office:value-type="float" office:value="20.52274" calcext:value-type="float">
            <text:p>20.52274</text:p>
          </table:table-cell>
          <table:table-cell office:value-type="float" office:value="75.015047" calcext:value-type="float">
            <text:p>75.015047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795]+(-[.$D$2]*COS([.C795])-[.$D$4]*SIN([.C795]))/2" office:value-type="float" office:value="17.9073958438653" calcext:value-type="float">
            <text:p>17.9073958439</text:p>
          </table:table-cell>
          <table:table-cell table:formula="of:=[.B795]+(-[.$D$2]*SIN([.C795])+[.$D$4]*COS([.C795]))/2" office:value-type="float" office:value="76.5674563999239" calcext:value-type="float">
            <text:p>76.5674563999</text:p>
          </table:table-cell>
          <table:table-cell/>
          <table:table-cell table:formula="of:=[.A795]+([.$D$2]*COS([.C795])-[.$D$4]*SIN([.C795]))/2" office:value-type="float" office:value="23.5001983314541" calcext:value-type="float">
            <text:p>23.5001983315</text:p>
          </table:table-cell>
          <table:table-cell table:formula="of:=[.B795]+([.$D$2]*SIN([.C795])+[.$D$4]*COS([.C795]))/2" office:value-type="float" office:value="74.3947713480076" calcext:value-type="float">
            <text:p>74.394771348</text:p>
          </table:table-cell>
        </table:table-row>
        <table:table-row table:style-name="ro1">
          <table:table-cell office:value-type="float" office:value="20.558228" calcext:value-type="float">
            <text:p>20.558228</text:p>
          </table:table-cell>
          <table:table-cell office:value-type="float" office:value="75.108537" calcext:value-type="float">
            <text:p>75.108537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796]+(-[.$D$2]*COS([.C796])-[.$D$4]*SIN([.C796]))/2" office:value-type="float" office:value="17.9191426703462" calcext:value-type="float">
            <text:p>17.9191426703</text:p>
          </table:table-cell>
          <table:table-cell table:formula="of:=[.B796]+(-[.$D$2]*SIN([.C796])+[.$D$4]*COS([.C796]))/2" office:value-type="float" office:value="76.6202342655945" calcext:value-type="float">
            <text:p>76.6202342656</text:p>
          </table:table-cell>
          <table:table-cell/>
          <table:table-cell table:formula="of:=[.A796]+([.$D$2]*COS([.C796])-[.$D$4]*SIN([.C796]))/2" office:value-type="float" office:value="23.5449402628383" calcext:value-type="float">
            <text:p>23.5449402628</text:p>
          </table:table-cell>
          <table:table-cell table:formula="of:=[.B796]+([.$D$2]*SIN([.C796])+[.$D$4]*COS([.C796]))/2" office:value-type="float" office:value="74.5344726664875" calcext:value-type="float">
            <text:p>74.5344726665</text:p>
          </table:table-cell>
        </table:table-row>
        <table:table-row table:style-name="ro1">
          <table:table-cell office:value-type="float" office:value="20.592246" calcext:value-type="float">
            <text:p>20.592246</text:p>
          </table:table-cell>
          <table:table-cell office:value-type="float" office:value="75.202572" calcext:value-type="float">
            <text:p>75.202572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797]+(-[.$D$2]*COS([.C797])-[.$D$4]*SIN([.C797]))/2" office:value-type="float" office:value="17.9295312940948" calcext:value-type="float">
            <text:p>17.9295312941</text:p>
          </table:table-cell>
          <table:table-cell table:formula="of:=[.B797]+(-[.$D$2]*SIN([.C797])+[.$D$4]*COS([.C797]))/2" office:value-type="float" office:value="76.6722489695943" calcext:value-type="float">
            <text:p>76.6722489696</text:p>
          </table:table-cell>
          <table:table-cell/>
          <table:table-cell table:formula="of:=[.A797]+([.$D$2]*COS([.C797])-[.$D$4]*SIN([.C797]))/2" office:value-type="float" office:value="23.5876821714004" calcext:value-type="float">
            <text:p>23.5876821714</text:p>
          </table:table-cell>
          <table:table-cell table:formula="of:=[.B797]+([.$D$2]*SIN([.C797])+[.$D$4]*COS([.C797]))/2" office:value-type="float" office:value="74.6759201766233" calcext:value-type="float">
            <text:p>74.6759201766</text:p>
          </table:table-cell>
        </table:table-row>
        <table:table-row table:style-name="ro1">
          <table:table-cell office:value-type="float" office:value="20.624756" calcext:value-type="float">
            <text:p>20.624756</text:p>
          </table:table-cell>
          <table:table-cell office:value-type="float" office:value="75.297139" calcext:value-type="float">
            <text:p>75.297139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798]+(-[.$D$2]*COS([.C798])-[.$D$4]*SIN([.C798]))/2" office:value-type="float" office:value="17.9386642686669" calcext:value-type="float">
            <text:p>17.9386642687</text:p>
          </table:table-cell>
          <table:table-cell table:formula="of:=[.B798]+(-[.$D$2]*SIN([.C798])+[.$D$4]*COS([.C798]))/2" office:value-type="float" office:value="76.7236421408532" calcext:value-type="float">
            <text:p>76.7236421409</text:p>
          </table:table-cell>
          <table:table-cell/>
          <table:table-cell table:formula="of:=[.A798]+([.$D$2]*COS([.C798])-[.$D$4]*SIN([.C798]))/2" office:value-type="float" office:value="23.6283032509972" calcext:value-type="float">
            <text:p>23.628303251</text:p>
          </table:table-cell>
          <table:table-cell table:formula="of:=[.B798]+([.$D$2]*SIN([.C798])+[.$D$4]*COS([.C798]))/2" office:value-type="float" office:value="74.8189090228685" calcext:value-type="float">
            <text:p>74.8189090229</text:p>
          </table:table-cell>
        </table:table-row>
        <table:table-row table:style-name="ro1">
          <table:table-cell office:value-type="float" office:value="20.655724" calcext:value-type="float">
            <text:p>20.655724</text:p>
          </table:table-cell>
          <table:table-cell office:value-type="float" office:value="75.392222" calcext:value-type="float">
            <text:p>75.392222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799]+(-[.$D$2]*COS([.C799])-[.$D$4]*SIN([.C799]))/2" office:value-type="float" office:value="17.9466385877475" calcext:value-type="float">
            <text:p>17.9466385877</text:p>
          </table:table-cell>
          <table:table-cell table:formula="of:=[.B799]+(-[.$D$2]*SIN([.C799])+[.$D$4]*COS([.C799]))/2" office:value-type="float" office:value="76.7745592342235" calcext:value-type="float">
            <text:p>76.7745592342</text:p>
          </table:table-cell>
          <table:table-cell/>
          <table:table-cell table:formula="of:=[.A799]+([.$D$2]*COS([.C799])-[.$D$4]*SIN([.C799]))/2" office:value-type="float" office:value="23.6666979524194" calcext:value-type="float">
            <text:p>23.6666979524</text:p>
          </table:table-cell>
          <table:table-cell table:formula="of:=[.B799]+([.$D$2]*SIN([.C799])+[.$D$4]*COS([.C799]))/2" office:value-type="float" office:value="74.9632279932218" calcext:value-type="float">
            <text:p>74.9632279932</text:p>
          </table:table-cell>
        </table:table-row>
        <table:table-row table:style-name="ro1">
          <table:table-cell office:value-type="float" office:value="20.685123" calcext:value-type="float">
            <text:p>20.685123</text:p>
          </table:table-cell>
          <table:table-cell office:value-type="float" office:value="75.487802" calcext:value-type="float">
            <text:p>75.487802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800]+(-[.$D$2]*COS([.C800])-[.$D$4]*SIN([.C800]))/2" office:value-type="float" office:value="17.9535520150741" calcext:value-type="float">
            <text:p>17.9535520151</text:p>
          </table:table-cell>
          <table:table-cell table:formula="of:=[.B800]+(-[.$D$2]*SIN([.C800])+[.$D$4]*COS([.C800]))/2" office:value-type="float" office:value="76.8251575825999" calcext:value-type="float">
            <text:p>76.8251575826</text:p>
          </table:table-cell>
          <table:table-cell/>
          <table:table-cell table:formula="of:=[.A800]+([.$D$2]*COS([.C800])-[.$D$4]*SIN([.C800]))/2" office:value-type="float" office:value="23.7027784449623" calcext:value-type="float">
            <text:p>23.702778445</text:p>
          </table:table-cell>
          <table:table-cell table:formula="of:=[.B800]+([.$D$2]*SIN([.C800])+[.$D$4]*COS([.C800]))/2" office:value-type="float" office:value="75.1086508223815" calcext:value-type="float">
            <text:p>75.1086508224</text:p>
          </table:table-cell>
        </table:table-row>
        <table:table-row table:style-name="ro1">
          <table:table-cell office:value-type="float" office:value="20.712933" calcext:value-type="float">
            <text:p>20.712933</text:p>
          </table:table-cell>
          <table:table-cell office:value-type="float" office:value="75.583856" calcext:value-type="float">
            <text:p>75.583856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801]+(-[.$D$2]*COS([.C801])-[.$D$4]*SIN([.C801]))/2" office:value-type="float" office:value="17.9594953585679" calcext:value-type="float">
            <text:p>17.9594953586</text:p>
          </table:table-cell>
          <table:table-cell table:formula="of:=[.B801]+(-[.$D$2]*SIN([.C801])+[.$D$4]*COS([.C801]))/2" office:value-type="float" office:value="76.8755917139697" calcext:value-type="float">
            <text:p>76.875591714</text:p>
          </table:table-cell>
          <table:table-cell/>
          <table:table-cell table:formula="of:=[.A801]+([.$D$2]*COS([.C801])-[.$D$4]*SIN([.C801]))/2" office:value-type="float" office:value="23.7364774869665" calcext:value-type="float">
            <text:p>23.736477487</text:p>
          </table:table-cell>
          <table:table-cell table:formula="of:=[.B801]+([.$D$2]*SIN([.C801])+[.$D$4]*COS([.C801]))/2" office:value-type="float" office:value="75.2549506407634" calcext:value-type="float">
            <text:p>75.2549506408</text:p>
          </table:table-cell>
        </table:table-row>
        <table:table-row table:style-name="ro1">
          <table:table-cell office:value-type="float" office:value="20.791554" calcext:value-type="float">
            <text:p>20.791554</text:p>
          </table:table-cell>
          <table:table-cell office:value-type="float" office:value="75.873366" calcext:value-type="float">
            <text:p>75.873366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802]+(-[.$D$2]*COS([.C802])-[.$D$4]*SIN([.C802]))/2" office:value-type="float" office:value="18.0169716701857" calcext:value-type="float">
            <text:p>18.0169716702</text:p>
          </table:table-cell>
          <table:table-cell table:formula="of:=[.B802]+(-[.$D$2]*SIN([.C802])+[.$D$4]*COS([.C802]))/2" office:value-type="float" office:value="77.1190356572857" calcext:value-type="float">
            <text:p>77.1190356573</text:p>
          </table:table-cell>
          <table:table-cell/>
          <table:table-cell table:formula="of:=[.A802]+([.$D$2]*COS([.C802])-[.$D$4]*SIN([.C802]))/2" office:value-type="float" office:value="23.8201598765116" calcext:value-type="float">
            <text:p>23.8201598765</text:p>
          </table:table-cell>
          <table:table-cell table:formula="of:=[.B802]+([.$D$2]*SIN([.C802])+[.$D$4]*COS([.C802]))/2" office:value-type="float" office:value="75.5948943771019" calcext:value-type="float">
            <text:p>75.5948943771</text:p>
          </table:table-cell>
        </table:table-row>
        <table:table-row table:style-name="ro1">
          <table:table-cell office:value-type="float" office:value="20.816151" calcext:value-type="float">
            <text:p>20.816151</text:p>
          </table:table-cell>
          <table:table-cell office:value-type="float" office:value="75.970293" calcext:value-type="float">
            <text:p>75.970293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803]+(-[.$D$2]*COS([.C803])-[.$D$4]*SIN([.C803]))/2" office:value-type="float" office:value="18.0212329972983" calcext:value-type="float">
            <text:p>18.0212329973</text:p>
          </table:table-cell>
          <table:table-cell table:formula="of:=[.B803]+(-[.$D$2]*SIN([.C803])+[.$D$4]*COS([.C803]))/2" office:value-type="float" office:value="77.169640054932" calcext:value-type="float">
            <text:p>77.1696400549</text:p>
          </table:table-cell>
          <table:table-cell/>
          <table:table-cell table:formula="of:=[.A803]+([.$D$2]*COS([.C803])-[.$D$4]*SIN([.C803]))/2" office:value-type="float" office:value="23.8489697771282" calcext:value-type="float">
            <text:p>23.8489697771</text:p>
          </table:table-cell>
          <table:table-cell table:formula="of:=[.B803]+([.$D$2]*SIN([.C803])+[.$D$4]*COS([.C803]))/2" office:value-type="float" office:value="75.742235408373" calcext:value-type="float">
            <text:p>75.7422354084</text:p>
          </table:table-cell>
        </table:table-row>
        <table:table-row table:style-name="ro1">
          <table:table-cell office:value-type="float" office:value="20.839137" calcext:value-type="float">
            <text:p>20.839137</text:p>
          </table:table-cell>
          <table:table-cell office:value-type="float" office:value="76.067614" calcext:value-type="float">
            <text:p>76.067614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804]+(-[.$D$2]*COS([.C804])-[.$D$4]*SIN([.C804]))/2" office:value-type="float" office:value="18.0247707626802" calcext:value-type="float">
            <text:p>18.0247707627</text:p>
          </table:table-cell>
          <table:table-cell table:formula="of:=[.B804]+(-[.$D$2]*SIN([.C804])+[.$D$4]*COS([.C804]))/2" office:value-type="float" office:value="77.2205852408532" calcext:value-type="float">
            <text:p>77.2205852409</text:p>
          </table:table-cell>
          <table:table-cell/>
          <table:table-cell table:formula="of:=[.A804]+([.$D$2]*COS([.C804])-[.$D$4]*SIN([.C804]))/2" office:value-type="float" office:value="23.8753119512549" calcext:value-type="float">
            <text:p>23.8753119513</text:p>
          </table:table-cell>
          <table:table-cell table:formula="of:=[.B804]+([.$D$2]*SIN([.C804])+[.$D$4]*COS([.C804]))/2" office:value-type="float" office:value="75.8897329572426" calcext:value-type="float">
            <text:p>75.8897329572</text:p>
          </table:table-cell>
        </table:table-row>
        <table:table-row table:style-name="ro1">
          <table:table-cell office:value-type="float" office:value="20.860519" calcext:value-type="float">
            <text:p>20.860519</text:p>
          </table:table-cell>
          <table:table-cell office:value-type="float" office:value="76.165301" calcext:value-type="float">
            <text:p>76.165301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805]+(-[.$D$2]*COS([.C805])-[.$D$4]*SIN([.C805]))/2" office:value-type="float" office:value="18.0276543370877" calcext:value-type="float">
            <text:p>18.0276543371</text:p>
          </table:table-cell>
          <table:table-cell table:formula="of:=[.B805]+(-[.$D$2]*SIN([.C805])+[.$D$4]*COS([.C805]))/2" office:value-type="float" office:value="77.2720429760824" calcext:value-type="float">
            <text:p>77.2720429761</text:p>
          </table:table-cell>
          <table:table-cell/>
          <table:table-cell table:formula="of:=[.A805]+([.$D$2]*COS([.C805])-[.$D$4]*SIN([.C805]))/2" office:value-type="float" office:value="23.8991991868897" calcext:value-type="float">
            <text:p>23.8991991869</text:p>
          </table:table-cell>
          <table:table-cell table:formula="of:=[.B805]+([.$D$2]*SIN([.C805])+[.$D$4]*COS([.C805]))/2" office:value-type="float" office:value="76.037149832218" calcext:value-type="float">
            <text:p>76.0371498322</text:p>
          </table:table-cell>
        </table:table-row>
        <table:table-row table:style-name="ro1">
          <table:table-cell office:value-type="float" office:value="20.88031" calcext:value-type="float">
            <text:p>20.88031</text:p>
          </table:table-cell>
          <table:table-cell office:value-type="float" office:value="76.263321" calcext:value-type="float">
            <text:p>76.263321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806]+(-[.$D$2]*COS([.C806])-[.$D$4]*SIN([.C806]))/2" office:value-type="float" office:value="18.0299490865529" calcext:value-type="float">
            <text:p>18.0299490866</text:p>
          </table:table-cell>
          <table:table-cell table:formula="of:=[.B806]+(-[.$D$2]*SIN([.C806])+[.$D$4]*COS([.C806]))/2" office:value-type="float" office:value="77.3241898246401" calcext:value-type="float">
            <text:p>77.3241898246</text:p>
          </table:table-cell>
          <table:table-cell/>
          <table:table-cell table:formula="of:=[.A806]+([.$D$2]*COS([.C806])-[.$D$4]*SIN([.C806]))/2" office:value-type="float" office:value="23.9206629153062" calcext:value-type="float">
            <text:p>23.9206629153</text:p>
          </table:table-cell>
          <table:table-cell table:formula="of:=[.B806]+([.$D$2]*SIN([.C806])+[.$D$4]*COS([.C806]))/2" office:value-type="float" office:value="76.1842378134854" calcext:value-type="float">
            <text:p>76.1842378135</text:p>
          </table:table-cell>
        </table:table-row>
        <table:table-row table:style-name="ro1">
          <table:table-cell office:value-type="float" office:value="20.89853" calcext:value-type="float">
            <text:p>20.89853</text:p>
          </table:table-cell>
          <table:table-cell office:value-type="float" office:value="76.361646" calcext:value-type="float">
            <text:p>76.361646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807]+(-[.$D$2]*COS([.C807])-[.$D$4]*SIN([.C807]))/2" office:value-type="float" office:value="18.031712034059" calcext:value-type="float">
            <text:p>18.0317120341</text:p>
          </table:table-cell>
          <table:table-cell table:formula="of:=[.B807]+(-[.$D$2]*SIN([.C807])+[.$D$4]*COS([.C807]))/2" office:value-type="float" office:value="77.3772023746822" calcext:value-type="float">
            <text:p>77.3772023747</text:p>
          </table:table-cell>
          <table:table-cell/>
          <table:table-cell table:formula="of:=[.A807]+([.$D$2]*COS([.C807])-[.$D$4]*SIN([.C807]))/2" office:value-type="float" office:value="23.939754467679" calcext:value-type="float">
            <text:p>23.9397544677</text:p>
          </table:table-cell>
          <table:table-cell table:formula="of:=[.B807]+([.$D$2]*SIN([.C807])+[.$D$4]*COS([.C807]))/2" office:value-type="float" office:value="76.3307633642544" calcext:value-type="float">
            <text:p>76.3307633643</text:p>
          </table:table-cell>
        </table:table-row>
        <table:table-row table:style-name="ro1">
          <table:table-cell office:value-type="float" office:value="20.915207" calcext:value-type="float">
            <text:p>20.915207</text:p>
          </table:table-cell>
          <table:table-cell office:value-type="float" office:value="76.460245" calcext:value-type="float">
            <text:p>76.460245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808]+(-[.$D$2]*COS([.C808])-[.$D$4]*SIN([.C808]))/2" office:value-type="float" office:value="18.0329967941832" calcext:value-type="float">
            <text:p>18.0329967942</text:p>
          </table:table-cell>
          <table:table-cell table:formula="of:=[.B808]+(-[.$D$2]*SIN([.C808])+[.$D$4]*COS([.C808]))/2" office:value-type="float" office:value="77.4312570130489" calcext:value-type="float">
            <text:p>77.431257013</text:p>
          </table:table-cell>
          <table:table-cell/>
          <table:table-cell table:formula="of:=[.A808]+([.$D$2]*COS([.C808])-[.$D$4]*SIN([.C808]))/2" office:value-type="float" office:value="23.9565448745993" calcext:value-type="float">
            <text:p>23.9565448746</text:p>
          </table:table-cell>
          <table:table-cell table:formula="of:=[.B808]+([.$D$2]*SIN([.C808])+[.$D$4]*COS([.C808]))/2" office:value-type="float" office:value="76.4764910003538" calcext:value-type="float">
            <text:p>76.4764910004</text:p>
          </table:table-cell>
        </table:table-row>
        <table:table-row table:style-name="ro1">
          <table:table-cell office:value-type="float" office:value="20.930375" calcext:value-type="float">
            <text:p>20.930375</text:p>
          </table:table-cell>
          <table:table-cell office:value-type="float" office:value="76.559087" calcext:value-type="float">
            <text:p>76.559087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809]+(-[.$D$2]*COS([.C809])-[.$D$4]*SIN([.C809]))/2" office:value-type="float" office:value="18.0338492708752" calcext:value-type="float">
            <text:p>18.0338492709</text:p>
          </table:table-cell>
          <table:table-cell table:formula="of:=[.B809]+(-[.$D$2]*SIN([.C809])+[.$D$4]*COS([.C809]))/2" office:value-type="float" office:value="77.4865236288421" calcext:value-type="float">
            <text:p>77.4865236288</text:p>
          </table:table-cell>
          <table:table-cell/>
          <table:table-cell table:formula="of:=[.A809]+([.$D$2]*COS([.C809])-[.$D$4]*SIN([.C809]))/2" office:value-type="float" office:value="23.9711220287966" calcext:value-type="float">
            <text:p>23.9711220288</text:p>
          </table:table-cell>
          <table:table-cell table:formula="of:=[.B809]+([.$D$2]*SIN([.C809])+[.$D$4]*COS([.C809]))/2" office:value-type="float" office:value="76.6211958308115" calcext:value-type="float">
            <text:p>76.6211958308</text:p>
          </table:table-cell>
        </table:table-row>
        <table:table-row table:style-name="ro1">
          <table:table-cell office:value-type="float" office:value="20.944074" calcext:value-type="float">
            <text:p>20.944074</text:p>
          </table:table-cell>
          <table:table-cell office:value-type="float" office:value="76.658143" calcext:value-type="float">
            <text:p>76.658143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810]+(-[.$D$2]*COS([.C810])-[.$D$4]*SIN([.C810]))/2" office:value-type="float" office:value="18.0343124581553" calcext:value-type="float">
            <text:p>18.0343124582</text:p>
          </table:table-cell>
          <table:table-cell table:formula="of:=[.B810]+(-[.$D$2]*SIN([.C810])+[.$D$4]*COS([.C810]))/2" office:value-type="float" office:value="77.5431784623411" calcext:value-type="float">
            <text:p>77.5431784623</text:p>
          </table:table-cell>
          <table:table-cell/>
          <table:table-cell table:formula="of:=[.A810]+([.$D$2]*COS([.C810])-[.$D$4]*SIN([.C810]))/2" office:value-type="float" office:value="23.9835896625043" calcext:value-type="float">
            <text:p>23.9835896625</text:p>
          </table:table-cell>
          <table:table-cell table:formula="of:=[.B810]+([.$D$2]*SIN([.C810])+[.$D$4]*COS([.C810]))/2" office:value-type="float" office:value="76.7646537383838" calcext:value-type="float">
            <text:p>76.7646537384</text:p>
          </table:table-cell>
        </table:table-row>
        <table:table-row table:style-name="ro1">
          <table:table-cell office:value-type="float" office:value="20.956351" calcext:value-type="float">
            <text:p>20.956351</text:p>
          </table:table-cell>
          <table:table-cell office:value-type="float" office:value="76.757386" calcext:value-type="float">
            <text:p>76.757386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811]+(-[.$D$2]*COS([.C811])-[.$D$4]*SIN([.C811]))/2" office:value-type="float" office:value="18.0344237426171" calcext:value-type="float">
            <text:p>18.0344237426</text:p>
          </table:table-cell>
          <table:table-cell table:formula="of:=[.B811]+(-[.$D$2]*SIN([.C811])+[.$D$4]*COS([.C811]))/2" office:value-type="float" office:value="77.6013890228398" calcext:value-type="float">
            <text:p>77.6013890228</text:p>
          </table:table-cell>
          <table:table-cell/>
          <table:table-cell table:formula="of:=[.A811]+([.$D$2]*COS([.C811])-[.$D$4]*SIN([.C811]))/2" office:value-type="float" office:value="23.9940669535805" calcext:value-type="float">
            <text:p>23.9940669536</text:p>
          </table:table-cell>
          <table:table-cell table:formula="of:=[.B811]+([.$D$2]*SIN([.C811])+[.$D$4]*COS([.C811]))/2" office:value-type="float" office:value="76.9066568456541" calcext:value-type="float">
            <text:p>76.9066568457</text:p>
          </table:table-cell>
        </table:table-row>
        <table:table-row table:style-name="ro1">
          <table:table-cell office:value-type="float" office:value="20.96726" calcext:value-type="float">
            <text:p>20.96726</text:p>
          </table:table-cell>
          <table:table-cell office:value-type="float" office:value="76.856789" calcext:value-type="float">
            <text:p>76.856789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812]+(-[.$D$2]*COS([.C812])-[.$D$4]*SIN([.C812]))/2" office:value-type="float" office:value="18.0342189810829" calcext:value-type="float">
            <text:p>18.0342189811</text:p>
          </table:table-cell>
          <table:table-cell table:formula="of:=[.B812]+(-[.$D$2]*SIN([.C812])+[.$D$4]*COS([.C812]))/2" office:value-type="float" office:value="77.6613201562332" calcext:value-type="float">
            <text:p>77.6613201562</text:p>
          </table:table-cell>
          <table:table-cell/>
          <table:table-cell table:formula="of:=[.A812]+([.$D$2]*COS([.C812])-[.$D$4]*SIN([.C812]))/2" office:value-type="float" office:value="24.002687284781" calcext:value-type="float">
            <text:p>24.0026872848</text:p>
          </table:table-cell>
          <table:table-cell table:formula="of:=[.B812]+([.$D$2]*SIN([.C812])+[.$D$4]*COS([.C812]))/2" office:value-type="float" office:value="77.0470025610498" calcext:value-type="float">
            <text:p>77.047002561</text:p>
          </table:table-cell>
        </table:table-row>
        <table:table-row table:style-name="ro1">
          <table:table-cell office:value-type="float" office:value="20.97686" calcext:value-type="float">
            <text:p>20.97686</text:p>
          </table:table-cell>
          <table:table-cell office:value-type="float" office:value="76.956326" calcext:value-type="float">
            <text:p>76.956326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813]+(-[.$D$2]*COS([.C813])-[.$D$4]*SIN([.C813]))/2" office:value-type="float" office:value="18.0337293267397" calcext:value-type="float">
            <text:p>18.0337293267</text:p>
          </table:table-cell>
          <table:table-cell table:formula="of:=[.B813]+(-[.$D$2]*SIN([.C813])+[.$D$4]*COS([.C813]))/2" office:value-type="float" office:value="77.7231257392504" calcext:value-type="float">
            <text:p>77.7231257393</text:p>
          </table:table-cell>
          <table:table-cell/>
          <table:table-cell table:formula="of:=[.A813]+([.$D$2]*COS([.C813])-[.$D$4]*SIN([.C813]))/2" office:value-type="float" office:value="24.0095943360842" calcext:value-type="float">
            <text:p>24.0095943361</text:p>
          </table:table-cell>
          <table:table-cell table:formula="of:=[.B813]+([.$D$2]*SIN([.C813])+[.$D$4]*COS([.C813]))/2" office:value-type="float" office:value="77.185503762307" calcext:value-type="float">
            <text:p>77.1855037623</text:p>
          </table:table-cell>
        </table:table-row>
        <table:table-row table:style-name="ro1">
          <table:table-cell office:value-type="float" office:value="20.985215" calcext:value-type="float">
            <text:p>20.985215</text:p>
          </table:table-cell>
          <table:table-cell office:value-type="float" office:value="77.055976" calcext:value-type="float">
            <text:p>77.055976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814]+(-[.$D$2]*COS([.C814])-[.$D$4]*SIN([.C814]))/2" office:value-type="float" office:value="18.0329851726114" calcext:value-type="float">
            <text:p>18.0329851726</text:p>
          </table:table-cell>
          <table:table-cell table:formula="of:=[.B814]+(-[.$D$2]*SIN([.C814])+[.$D$4]*COS([.C814]))/2" office:value-type="float" office:value="77.7869609836192" calcext:value-type="float">
            <text:p>77.7869609836</text:p>
          </table:table-cell>
          <table:table-cell/>
          <table:table-cell table:formula="of:=[.A814]+([.$D$2]*COS([.C814])-[.$D$4]*SIN([.C814]))/2" office:value-type="float" office:value="24.0149410476225" calcext:value-type="float">
            <text:p>24.0149410476</text:p>
          </table:table-cell>
          <table:table-cell table:formula="of:=[.B814]+([.$D$2]*SIN([.C814])+[.$D$4]*COS([.C814]))/2" office:value-type="float" office:value="77.321983662216" calcext:value-type="float">
            <text:p>77.3219836622</text:p>
          </table:table-cell>
        </table:table-row>
        <table:table-row table:style-name="ro1">
          <table:table-cell office:value-type="float" office:value="20.992396" calcext:value-type="float">
            <text:p>20.992396</text:p>
          </table:table-cell>
          <table:table-cell office:value-type="float" office:value="77.155717" calcext:value-type="float">
            <text:p>77.155717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815]+(-[.$D$2]*COS([.C815])-[.$D$4]*SIN([.C815]))/2" office:value-type="float" office:value="18.032018682686" calcext:value-type="float">
            <text:p>18.0320186827</text:p>
          </table:table-cell>
          <table:table-cell table:formula="of:=[.B815]+(-[.$D$2]*SIN([.C815])+[.$D$4]*COS([.C815]))/2" office:value-type="float" office:value="77.8529731503012" calcext:value-type="float">
            <text:p>77.8529731503</text:p>
          </table:table-cell>
          <table:table-cell/>
          <table:table-cell table:formula="of:=[.A815]+([.$D$2]*COS([.C815])-[.$D$4]*SIN([.C815]))/2" office:value-type="float" office:value="24.0188900516109" calcext:value-type="float">
            <text:p>24.0188900516</text:p>
          </table:table-cell>
          <table:table-cell table:formula="of:=[.B815]+([.$D$2]*SIN([.C815])+[.$D$4]*COS([.C815]))/2" office:value-type="float" office:value="77.4562727445196" calcext:value-type="float">
            <text:p>77.4562727445</text:p>
          </table:table-cell>
        </table:table-row>
        <table:table-row table:style-name="ro1">
          <table:table-cell office:value-type="float" office:value="20.998477" calcext:value-type="float">
            <text:p>20.998477</text:p>
          </table:table-cell>
          <table:table-cell office:value-type="float" office:value="77.255531" calcext:value-type="float">
            <text:p>77.255531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816]+(-[.$D$2]*COS([.C816])-[.$D$4]*SIN([.C816]))/2" office:value-type="float" office:value="18.0308592390928" calcext:value-type="float">
            <text:p>18.0308592391</text:p>
          </table:table-cell>
          <table:table-cell table:formula="of:=[.B816]+(-[.$D$2]*SIN([.C816])+[.$D$4]*COS([.C816]))/2" office:value-type="float" office:value="77.9212973442589" calcext:value-type="float">
            <text:p>77.9212973443</text:p>
          </table:table-cell>
          <table:table-cell/>
          <table:table-cell table:formula="of:=[.A816]+([.$D$2]*COS([.C816])-[.$D$4]*SIN([.C816]))/2" office:value-type="float" office:value="24.021607209807" calcext:value-type="float">
            <text:p>24.0216072098</text:p>
          </table:table-cell>
          <table:table-cell table:formula="of:=[.B816]+([.$D$2]*SIN([.C816])+[.$D$4]*COS([.C816]))/2" office:value-type="float" office:value="77.5882226508601" calcext:value-type="float">
            <text:p>77.5882226509</text:p>
          </table:table-cell>
        </table:table-row>
        <table:table-row table:style-name="ro1">
          <table:table-cell office:value-type="float" office:value="21.003539" calcext:value-type="float">
            <text:p>21.003539</text:p>
          </table:table-cell>
          <table:table-cell office:value-type="float" office:value="77.355403" calcext:value-type="float">
            <text:p>77.355403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817]+(-[.$D$2]*COS([.C817])-[.$D$4]*SIN([.C817]))/2" office:value-type="float" office:value="18.0295418838511" calcext:value-type="float">
            <text:p>18.0295418839</text:p>
          </table:table-cell>
          <table:table-cell table:formula="of:=[.B817]+(-[.$D$2]*SIN([.C817])+[.$D$4]*COS([.C817]))/2" office:value-type="float" office:value="77.9920670818657" calcext:value-type="float">
            <text:p>77.9920670819</text:p>
          </table:table-cell>
          <table:table-cell/>
          <table:table-cell table:formula="of:=[.A817]+([.$D$2]*COS([.C817])-[.$D$4]*SIN([.C817]))/2" office:value-type="float" office:value="24.0232651634487" calcext:value-type="float">
            <text:p>24.0232651634</text:p>
          </table:table-cell>
          <table:table-cell table:formula="of:=[.B817]+([.$D$2]*SIN([.C817])+[.$D$4]*COS([.C817]))/2" office:value-type="float" office:value="77.7176927980672" calcext:value-type="float">
            <text:p>77.7176927981</text:p>
          </table:table-cell>
        </table:table-row>
        <table:table-row table:style-name="ro1">
          <table:table-cell office:value-type="float" office:value="21.007666" calcext:value-type="float">
            <text:p>21.007666</text:p>
          </table:table-cell>
          <table:table-cell office:value-type="float" office:value="77.455317" calcext:value-type="float">
            <text:p>77.455317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818]+(-[.$D$2]*COS([.C818])-[.$D$4]*SIN([.C818]))/2" office:value-type="float" office:value="18.028101518847" calcext:value-type="float">
            <text:p>18.0281015188</text:p>
          </table:table-cell>
          <table:table-cell table:formula="of:=[.B818]+(-[.$D$2]*SIN([.C818])+[.$D$4]*COS([.C818]))/2" office:value-type="float" office:value="78.0653952758396" calcext:value-type="float">
            <text:p>78.0653952758</text:p>
          </table:table-cell>
          <table:table-cell/>
          <table:table-cell table:formula="of:=[.A818]+([.$D$2]*COS([.C818])-[.$D$4]*SIN([.C818]))/2" office:value-type="float" office:value="24.0240361662279" calcext:value-type="float">
            <text:p>24.0240361662</text:p>
          </table:table-cell>
          <table:table-cell table:formula="of:=[.B818]+([.$D$2]*SIN([.C818])+[.$D$4]*COS([.C818]))/2" office:value-type="float" office:value="77.8445611653905" calcext:value-type="float">
            <text:p>77.8445611654</text:p>
          </table:table-cell>
        </table:table-row>
        <table:table-row table:style-name="ro1">
          <table:table-cell office:value-type="float" office:value="21.010945" calcext:value-type="float">
            <text:p>21.010945</text:p>
          </table:table-cell>
          <table:table-cell office:value-type="float" office:value="77.555263" calcext:value-type="float">
            <text:p>77.555263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819]+(-[.$D$2]*COS([.C819])-[.$D$4]*SIN([.C819]))/2" office:value-type="float" office:value="18.0265782910577" calcext:value-type="float">
            <text:p>18.0265782911</text:p>
          </table:table-cell>
          <table:table-cell table:formula="of:=[.B819]+(-[.$D$2]*SIN([.C819])+[.$D$4]*COS([.C819]))/2" office:value-type="float" office:value="78.141398945457" calcext:value-type="float">
            <text:p>78.1413989455</text:p>
          </table:table-cell>
          <table:table-cell/>
          <table:table-cell table:formula="of:=[.A819]+([.$D$2]*COS([.C819])-[.$D$4]*SIN([.C819]))/2" office:value-type="float" office:value="24.0240927340126" calcext:value-type="float">
            <text:p>24.024092734</text:p>
          </table:table-cell>
          <table:table-cell table:formula="of:=[.B819]+([.$D$2]*SIN([.C819])+[.$D$4]*COS([.C819]))/2" office:value-type="float" office:value="77.9687127950355" calcext:value-type="float">
            <text:p>77.968712795</text:p>
          </table:table-cell>
        </table:table-row>
        <table:table-row table:style-name="ro1">
          <table:table-cell office:value-type="float" office:value="21.013469" calcext:value-type="float">
            <text:p>21.013469</text:p>
          </table:table-cell>
          <table:table-cell office:value-type="float" office:value="77.655231" calcext:value-type="float">
            <text:p>77.655231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820]+(-[.$D$2]*COS([.C820])-[.$D$4]*SIN([.C820]))/2" office:value-type="float" office:value="18.0250182412091" calcext:value-type="float">
            <text:p>18.0250182412</text:p>
          </table:table-cell>
          <table:table-cell table:formula="of:=[.B820]+(-[.$D$2]*SIN([.C820])+[.$D$4]*COS([.C820]))/2" office:value-type="float" office:value="78.2201753001591" calcext:value-type="float">
            <text:p>78.2201753002</text:p>
          </table:table-cell>
          <table:table-cell/>
          <table:table-cell table:formula="of:=[.A820]+([.$D$2]*COS([.C820])-[.$D$4]*SIN([.C820]))/2" office:value-type="float" office:value="24.0236070583673" calcext:value-type="float">
            <text:p>24.0236070584</text:p>
          </table:table-cell>
          <table:table-cell table:formula="of:=[.B820]+([.$D$2]*SIN([.C820])+[.$D$4]*COS([.C820]))/2" office:value-type="float" office:value="78.0900515027006" calcext:value-type="float">
            <text:p>78.0900515027</text:p>
          </table:table-cell>
        </table:table-row>
        <table:table-row table:style-name="ro1">
          <table:table-cell office:value-type="float" office:value="21.015331" calcext:value-type="float">
            <text:p>21.015331</text:p>
          </table:table-cell>
          <table:table-cell office:value-type="float" office:value="77.755214" calcext:value-type="float">
            <text:p>77.755214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821]+(-[.$D$2]*COS([.C821])-[.$D$4]*SIN([.C821]))/2" office:value-type="float" office:value="18.0234705694842" calcext:value-type="float">
            <text:p>18.0234705695</text:p>
          </table:table-cell>
          <table:table-cell table:formula="of:=[.B821]+(-[.$D$2]*SIN([.C821])+[.$D$4]*COS([.C821]))/2" office:value-type="float" office:value="78.3018136380475" calcext:value-type="float">
            <text:p>78.301813638</text:p>
          </table:table-cell>
          <table:table-cell/>
          <table:table-cell table:formula="of:=[.A821]+([.$D$2]*COS([.C821])-[.$D$4]*SIN([.C821]))/2" office:value-type="float" office:value="24.0227448033682" calcext:value-type="float">
            <text:p>24.0227448034</text:p>
          </table:table-cell>
          <table:table-cell table:formula="of:=[.B821]+([.$D$2]*SIN([.C821])+[.$D$4]*COS([.C821]))/2" office:value-type="float" office:value="78.2084934009332" calcext:value-type="float">
            <text:p>78.2084934009</text:p>
          </table:table-cell>
        </table:table-row>
        <table:table-row table:style-name="ro1">
          <table:table-cell office:value-type="float" office:value="21.016629" calcext:value-type="float">
            <text:p>21.016629</text:p>
          </table:table-cell>
          <table:table-cell office:value-type="float" office:value="77.855205" calcext:value-type="float">
            <text:p>77.855205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822]+(-[.$D$2]*COS([.C822])-[.$D$4]*SIN([.C822]))/2" office:value-type="float" office:value="18.0219927383302" calcext:value-type="float">
            <text:p>18.0219927383</text:p>
          </table:table-cell>
          <table:table-cell table:formula="of:=[.B822]+(-[.$D$2]*SIN([.C822])+[.$D$4]*COS([.C822]))/2" office:value-type="float" office:value="78.3863863817259" calcext:value-type="float">
            <text:p>78.3863863817</text:p>
          </table:table-cell>
          <table:table-cell/>
          <table:table-cell table:formula="of:=[.A822]+([.$D$2]*COS([.C822])-[.$D$4]*SIN([.C822]))/2" office:value-type="float" office:value="24.0216680740312" calcext:value-type="float">
            <text:p>24.021668074</text:p>
          </table:table-cell>
          <table:table-cell table:formula="of:=[.B822]+([.$D$2]*SIN([.C822])+[.$D$4]*COS([.C822]))/2" office:value-type="float" office:value="78.3239695075576" calcext:value-type="float">
            <text:p>78.3239695076</text:p>
          </table:table-cell>
        </table:table-row>
        <table:table-row table:style-name="ro1">
          <table:table-cell office:value-type="float" office:value="21.017462" calcext:value-type="float">
            <text:p>21.017462</text:p>
          </table:table-cell>
          <table:table-cell office:value-type="float" office:value="77.955202" calcext:value-type="float">
            <text:p>77.955202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823]+(-[.$D$2]*COS([.C823])-[.$D$4]*SIN([.C823]))/2" office:value-type="float" office:value="18.020649723231" calcext:value-type="float">
            <text:p>18.0206497232</text:p>
          </table:table-cell>
          <table:table-cell table:formula="of:=[.B823]+(-[.$D$2]*SIN([.C823])+[.$D$4]*COS([.C823]))/2" office:value-type="float" office:value="78.4739660868515" calcext:value-type="float">
            <text:p>78.4739660869</text:p>
          </table:table-cell>
          <table:table-cell/>
          <table:table-cell table:formula="of:=[.A823]+([.$D$2]*COS([.C823])-[.$D$4]*SIN([.C823]))/2" office:value-type="float" office:value="24.0205322359225" calcext:value-type="float">
            <text:p>24.0205322359</text:p>
          </table:table-cell>
          <table:table-cell table:formula="of:=[.B823]+([.$D$2]*SIN([.C823])+[.$D$4]*COS([.C823]))/2" office:value-type="float" office:value="78.4364183319304" calcext:value-type="float">
            <text:p>78.4364183319</text:p>
          </table:table-cell>
        </table:table-row>
        <table:table-row table:style-name="ro1">
          <table:table-cell office:value-type="float" office:value="21.017931" calcext:value-type="float">
            <text:p>21.017931</text:p>
          </table:table-cell>
          <table:table-cell office:value-type="float" office:value="78.055201" calcext:value-type="float">
            <text:p>78.055201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824]+(-[.$D$2]*COS([.C824])-[.$D$4]*SIN([.C824]))/2" office:value-type="float" office:value="18.0195132397578" calcext:value-type="float">
            <text:p>18.0195132398</text:p>
          </table:table-cell>
          <table:table-cell table:formula="of:=[.B824]+(-[.$D$2]*SIN([.C824])+[.$D$4]*COS([.C824]))/2" office:value-type="float" office:value="78.56460352754" calcext:value-type="float">
            <text:p>78.5646035275</text:p>
          </table:table-cell>
          <table:table-cell/>
          <table:table-cell table:formula="of:=[.A824]+([.$D$2]*COS([.C824])-[.$D$4]*SIN([.C824]))/2" office:value-type="float" office:value="24.019483755107" calcext:value-type="float">
            <text:p>24.0194837551</text:p>
          </table:table-cell>
          <table:table-cell table:formula="of:=[.B824]+([.$D$2]*SIN([.C824])+[.$D$4]*COS([.C824]))/2" office:value-type="float" office:value="78.5457935583515" calcext:value-type="float">
            <text:p>78.5457935584</text:p>
          </table:table-cell>
        </table:table-row>
        <table:table-row table:style-name="ro1">
          <table:table-cell office:value-type="float" office:value="21.018141" calcext:value-type="float">
            <text:p>21.018141</text:p>
          </table:table-cell>
          <table:table-cell office:value-type="float" office:value="78.1552" calcext:value-type="float">
            <text:p>78.1552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825]+(-[.$D$2]*COS([.C825])-[.$D$4]*SIN([.C825]))/2" office:value-type="float" office:value="18.0186661442177" calcext:value-type="float">
            <text:p>18.0186661442</text:p>
          </table:table-cell>
          <table:table-cell table:formula="of:=[.B825]+(-[.$D$2]*SIN([.C825])+[.$D$4]*COS([.C825]))/2" office:value-type="float" office:value="78.6583407253739" calcext:value-type="float">
            <text:p>78.6583407254</text:p>
          </table:table-cell>
          <table:table-cell/>
          <table:table-cell table:formula="of:=[.A825]+([.$D$2]*COS([.C825])-[.$D$4]*SIN([.C825]))/2" office:value-type="float" office:value="24.018662855591" calcext:value-type="float">
            <text:p>24.0186628556</text:p>
          </table:table-cell>
          <table:table-cell table:formula="of:=[.B825]+([.$D$2]*SIN([.C825])+[.$D$4]*COS([.C825]))/2" office:value-type="float" office:value="78.6520587265216" calcext:value-type="float">
            <text:p>78.6520587265</text:p>
          </table:table-cell>
        </table:table-row>
        <table:table-row table:style-name="ro1">
          <table:table-cell office:value-type="float" office:value="21.018193" calcext:value-type="float">
            <text:p>21.018193</text:p>
          </table:table-cell>
          <table:table-cell office:value-type="float" office:value="78.2552" calcext:value-type="float">
            <text:p>78.2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826]+(-[.$D$2]*COS([.C826])-[.$D$4]*SIN([.C826]))/2" office:value-type="float" office:value="18.018193" calcext:value-type="float">
            <text:p>18.018193</text:p>
          </table:table-cell>
          <table:table-cell table:formula="of:=[.B826]+(-[.$D$2]*SIN([.C826])+[.$D$4]*COS([.C826]))/2" office:value-type="float" office:value="78.7552" calcext:value-type="float">
            <text:p>78.7552</text:p>
          </table:table-cell>
          <table:table-cell/>
          <table:table-cell table:formula="of:=[.A826]+([.$D$2]*COS([.C826])-[.$D$4]*SIN([.C826]))/2" office:value-type="float" office:value="24.018193" calcext:value-type="float">
            <text:p>24.018193</text:p>
          </table:table-cell>
          <table:table-cell table:formula="of:=[.B826]+([.$D$2]*SIN([.C826])+[.$D$4]*COS([.C826]))/2" office:value-type="float" office:value="78.7552" calcext:value-type="float">
            <text:p>78.7552</text:p>
          </table:table-cell>
        </table:table-row>
        <table:table-row table:style-name="ro1">
          <table:table-cell office:value-type="float" office:value="21.018193" calcext:value-type="float">
            <text:p>21.018193</text:p>
          </table:table-cell>
          <table:table-cell office:value-type="float" office:value="78.3552" calcext:value-type="float">
            <text:p>78.3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827]+(-[.$D$2]*COS([.C827])-[.$D$4]*SIN([.C827]))/2" office:value-type="float" office:value="18.018193" calcext:value-type="float">
            <text:p>18.018193</text:p>
          </table:table-cell>
          <table:table-cell table:formula="of:=[.B827]+(-[.$D$2]*SIN([.C827])+[.$D$4]*COS([.C827]))/2" office:value-type="float" office:value="78.8552" calcext:value-type="float">
            <text:p>78.8552</text:p>
          </table:table-cell>
          <table:table-cell/>
          <table:table-cell table:formula="of:=[.A827]+([.$D$2]*COS([.C827])-[.$D$4]*SIN([.C827]))/2" office:value-type="float" office:value="24.018193" calcext:value-type="float">
            <text:p>24.018193</text:p>
          </table:table-cell>
          <table:table-cell table:formula="of:=[.B827]+([.$D$2]*SIN([.C827])+[.$D$4]*COS([.C827]))/2" office:value-type="float" office:value="78.8552" calcext:value-type="float">
            <text:p>78.8552</text:p>
          </table:table-cell>
        </table:table-row>
        <table:table-row table:style-name="ro1">
          <table:table-cell office:value-type="float" office:value="21.018245" calcext:value-type="float">
            <text:p>21.018245</text:p>
          </table:table-cell>
          <table:table-cell office:value-type="float" office:value="78.4552" calcext:value-type="float">
            <text:p>78.4552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828]+(-[.$D$2]*COS([.C828])-[.$D$4]*SIN([.C828]))/2" office:value-type="float" office:value="18.0187701442177" calcext:value-type="float">
            <text:p>18.0187701442</text:p>
          </table:table-cell>
          <table:table-cell table:formula="of:=[.B828]+(-[.$D$2]*SIN([.C828])+[.$D$4]*COS([.C828]))/2" office:value-type="float" office:value="78.9583407253739" calcext:value-type="float">
            <text:p>78.9583407254</text:p>
          </table:table-cell>
          <table:table-cell/>
          <table:table-cell table:formula="of:=[.A828]+([.$D$2]*COS([.C828])-[.$D$4]*SIN([.C828]))/2" office:value-type="float" office:value="24.018766855591" calcext:value-type="float">
            <text:p>24.0187668556</text:p>
          </table:table-cell>
          <table:table-cell table:formula="of:=[.B828]+([.$D$2]*SIN([.C828])+[.$D$4]*COS([.C828]))/2" office:value-type="float" office:value="78.9520587265216" calcext:value-type="float">
            <text:p>78.9520587265</text:p>
          </table:table-cell>
        </table:table-row>
        <table:table-row table:style-name="ro1">
          <table:table-cell office:value-type="float" office:value="21.018454" calcext:value-type="float">
            <text:p>21.018454</text:p>
          </table:table-cell>
          <table:table-cell office:value-type="float" office:value="78.5552" calcext:value-type="float">
            <text:p>78.5552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829]+(-[.$D$2]*COS([.C829])-[.$D$4]*SIN([.C829]))/2" office:value-type="float" office:value="18.0200362397578" calcext:value-type="float">
            <text:p>18.0200362398</text:p>
          </table:table-cell>
          <table:table-cell table:formula="of:=[.B829]+(-[.$D$2]*SIN([.C829])+[.$D$4]*COS([.C829]))/2" office:value-type="float" office:value="79.06460252754" calcext:value-type="float">
            <text:p>79.0646025275</text:p>
          </table:table-cell>
          <table:table-cell/>
          <table:table-cell table:formula="of:=[.A829]+([.$D$2]*COS([.C829])-[.$D$4]*SIN([.C829]))/2" office:value-type="float" office:value="24.0200067551069" calcext:value-type="float">
            <text:p>24.0200067551</text:p>
          </table:table-cell>
          <table:table-cell table:formula="of:=[.B829]+([.$D$2]*SIN([.C829])+[.$D$4]*COS([.C829]))/2" office:value-type="float" office:value="79.0457925583515" calcext:value-type="float">
            <text:p>79.0457925584</text:p>
          </table:table-cell>
        </table:table-row>
        <table:table-row table:style-name="ro1">
          <table:table-cell office:value-type="float" office:value="21.018924" calcext:value-type="float">
            <text:p>21.018924</text:p>
          </table:table-cell>
          <table:table-cell office:value-type="float" office:value="78.655199" calcext:value-type="float">
            <text:p>78.655199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830]+(-[.$D$2]*COS([.C830])-[.$D$4]*SIN([.C830]))/2" office:value-type="float" office:value="18.0221117232311" calcext:value-type="float">
            <text:p>18.0221117232</text:p>
          </table:table-cell>
          <table:table-cell table:formula="of:=[.B830]+(-[.$D$2]*SIN([.C830])+[.$D$4]*COS([.C830]))/2" office:value-type="float" office:value="79.1739630868515" calcext:value-type="float">
            <text:p>79.1739630869</text:p>
          </table:table-cell>
          <table:table-cell/>
          <table:table-cell table:formula="of:=[.A830]+([.$D$2]*COS([.C830])-[.$D$4]*SIN([.C830]))/2" office:value-type="float" office:value="24.0219942359225" calcext:value-type="float">
            <text:p>24.0219942359</text:p>
          </table:table-cell>
          <table:table-cell table:formula="of:=[.B830]+([.$D$2]*SIN([.C830])+[.$D$4]*COS([.C830]))/2" office:value-type="float" office:value="79.1364153319304" calcext:value-type="float">
            <text:p>79.1364153319</text:p>
          </table:table-cell>
        </table:table-row>
        <table:table-row table:style-name="ro1">
          <table:table-cell office:value-type="float" office:value="21.019757" calcext:value-type="float">
            <text:p>21.019757</text:p>
          </table:table-cell>
          <table:table-cell office:value-type="float" office:value="78.755195" calcext:value-type="float">
            <text:p>78.755195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831]+(-[.$D$2]*COS([.C831])-[.$D$4]*SIN([.C831]))/2" office:value-type="float" office:value="18.0251207383302" calcext:value-type="float">
            <text:p>18.0251207383</text:p>
          </table:table-cell>
          <table:table-cell table:formula="of:=[.B831]+(-[.$D$2]*SIN([.C831])+[.$D$4]*COS([.C831]))/2" office:value-type="float" office:value="79.2863763817259" calcext:value-type="float">
            <text:p>79.2863763817</text:p>
          </table:table-cell>
          <table:table-cell/>
          <table:table-cell table:formula="of:=[.A831]+([.$D$2]*COS([.C831])-[.$D$4]*SIN([.C831]))/2" office:value-type="float" office:value="24.0247960740312" calcext:value-type="float">
            <text:p>24.024796074</text:p>
          </table:table-cell>
          <table:table-cell table:formula="of:=[.B831]+([.$D$2]*SIN([.C831])+[.$D$4]*COS([.C831]))/2" office:value-type="float" office:value="79.2239595075576" calcext:value-type="float">
            <text:p>79.2239595076</text:p>
          </table:table-cell>
        </table:table-row>
        <table:table-row table:style-name="ro1">
          <table:table-cell office:value-type="float" office:value="21.021055" calcext:value-type="float">
            <text:p>21.021055</text:p>
          </table:table-cell>
          <table:table-cell office:value-type="float" office:value="78.855187" calcext:value-type="float">
            <text:p>78.855187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832]+(-[.$D$2]*COS([.C832])-[.$D$4]*SIN([.C832]))/2" office:value-type="float" office:value="18.0291945694842" calcext:value-type="float">
            <text:p>18.0291945695</text:p>
          </table:table-cell>
          <table:table-cell table:formula="of:=[.B832]+(-[.$D$2]*SIN([.C832])+[.$D$4]*COS([.C832]))/2" office:value-type="float" office:value="79.4017866380475" calcext:value-type="float">
            <text:p>79.401786638</text:p>
          </table:table-cell>
          <table:table-cell/>
          <table:table-cell table:formula="of:=[.A832]+([.$D$2]*COS([.C832])-[.$D$4]*SIN([.C832]))/2" office:value-type="float" office:value="24.0284688033682" calcext:value-type="float">
            <text:p>24.0284688034</text:p>
          </table:table-cell>
          <table:table-cell table:formula="of:=[.B832]+([.$D$2]*SIN([.C832])+[.$D$4]*COS([.C832]))/2" office:value-type="float" office:value="79.3084664009332" calcext:value-type="float">
            <text:p>79.3084664009</text:p>
          </table:table-cell>
        </table:table-row>
        <table:table-row table:style-name="ro1">
          <table:table-cell office:value-type="float" office:value="21.022917" calcext:value-type="float">
            <text:p>21.022917</text:p>
          </table:table-cell>
          <table:table-cell office:value-type="float" office:value="78.955169" calcext:value-type="float">
            <text:p>78.955169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833]+(-[.$D$2]*COS([.C833])-[.$D$4]*SIN([.C833]))/2" office:value-type="float" office:value="18.0344662412091" calcext:value-type="float">
            <text:p>18.0344662412</text:p>
          </table:table-cell>
          <table:table-cell table:formula="of:=[.B833]+(-[.$D$2]*SIN([.C833])+[.$D$4]*COS([.C833]))/2" office:value-type="float" office:value="79.5201133001591" calcext:value-type="float">
            <text:p>79.5201133002</text:p>
          </table:table-cell>
          <table:table-cell/>
          <table:table-cell table:formula="of:=[.A833]+([.$D$2]*COS([.C833])-[.$D$4]*SIN([.C833]))/2" office:value-type="float" office:value="24.0330550583673" calcext:value-type="float">
            <text:p>24.0330550584</text:p>
          </table:table-cell>
          <table:table-cell table:formula="of:=[.B833]+([.$D$2]*SIN([.C833])+[.$D$4]*COS([.C833]))/2" office:value-type="float" office:value="79.3899895027006" calcext:value-type="float">
            <text:p>79.3899895027</text:p>
          </table:table-cell>
        </table:table-row>
        <table:table-row table:style-name="ro1">
          <table:table-cell office:value-type="float" office:value="21.02544" calcext:value-type="float">
            <text:p>21.02544</text:p>
          </table:table-cell>
          <table:table-cell office:value-type="float" office:value="79.055137" calcext:value-type="float">
            <text:p>79.055137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834]+(-[.$D$2]*COS([.C834])-[.$D$4]*SIN([.C834]))/2" office:value-type="float" office:value="18.0410732910577" calcext:value-type="float">
            <text:p>18.0410732911</text:p>
          </table:table-cell>
          <table:table-cell table:formula="of:=[.B834]+(-[.$D$2]*SIN([.C834])+[.$D$4]*COS([.C834]))/2" office:value-type="float" office:value="79.641272945457" calcext:value-type="float">
            <text:p>79.6412729455</text:p>
          </table:table-cell>
          <table:table-cell/>
          <table:table-cell table:formula="of:=[.A834]+([.$D$2]*COS([.C834])-[.$D$4]*SIN([.C834]))/2" office:value-type="float" office:value="24.0385877340126" calcext:value-type="float">
            <text:p>24.038587734</text:p>
          </table:table-cell>
          <table:table-cell table:formula="of:=[.B834]+([.$D$2]*SIN([.C834])+[.$D$4]*COS([.C834]))/2" office:value-type="float" office:value="79.4685867950355" calcext:value-type="float">
            <text:p>79.468586795</text:p>
          </table:table-cell>
        </table:table-row>
        <table:table-row table:style-name="ro1">
          <table:table-cell office:value-type="float" office:value="21.02872" calcext:value-type="float">
            <text:p>21.02872</text:p>
          </table:table-cell>
          <table:table-cell office:value-type="float" office:value="79.155083" calcext:value-type="float">
            <text:p>79.155083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835]+(-[.$D$2]*COS([.C835])-[.$D$4]*SIN([.C835]))/2" office:value-type="float" office:value="18.049155518847" calcext:value-type="float">
            <text:p>18.0491555188</text:p>
          </table:table-cell>
          <table:table-cell table:formula="of:=[.B835]+(-[.$D$2]*SIN([.C835])+[.$D$4]*COS([.C835]))/2" office:value-type="float" office:value="79.7651612758396" calcext:value-type="float">
            <text:p>79.7651612758</text:p>
          </table:table-cell>
          <table:table-cell/>
          <table:table-cell table:formula="of:=[.A835]+([.$D$2]*COS([.C835])-[.$D$4]*SIN([.C835]))/2" office:value-type="float" office:value="24.0450901662278" calcext:value-type="float">
            <text:p>24.0450901662</text:p>
          </table:table-cell>
          <table:table-cell table:formula="of:=[.B835]+([.$D$2]*SIN([.C835])+[.$D$4]*COS([.C835]))/2" office:value-type="float" office:value="79.5443271653905" calcext:value-type="float">
            <text:p>79.5443271654</text:p>
          </table:table-cell>
        </table:table-row>
        <table:table-row table:style-name="ro1">
          <table:table-cell office:value-type="float" office:value="21.032846" calcext:value-type="float">
            <text:p>21.032846</text:p>
          </table:table-cell>
          <table:table-cell office:value-type="float" office:value="79.254998" calcext:value-type="float">
            <text:p>79.254998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836]+(-[.$D$2]*COS([.C836])-[.$D$4]*SIN([.C836]))/2" office:value-type="float" office:value="18.0588488838511" calcext:value-type="float">
            <text:p>18.0588488839</text:p>
          </table:table-cell>
          <table:table-cell table:formula="of:=[.B836]+(-[.$D$2]*SIN([.C836])+[.$D$4]*COS([.C836]))/2" office:value-type="float" office:value="79.8916620818657" calcext:value-type="float">
            <text:p>79.8916620819</text:p>
          </table:table-cell>
          <table:table-cell/>
          <table:table-cell table:formula="of:=[.A836]+([.$D$2]*COS([.C836])-[.$D$4]*SIN([.C836]))/2" office:value-type="float" office:value="24.0525721634487" calcext:value-type="float">
            <text:p>24.0525721634</text:p>
          </table:table-cell>
          <table:table-cell table:formula="of:=[.B836]+([.$D$2]*SIN([.C836])+[.$D$4]*COS([.C836]))/2" office:value-type="float" office:value="79.6172877980672" calcext:value-type="float">
            <text:p>79.6172877981</text:p>
          </table:table-cell>
        </table:table-row>
        <table:table-row table:style-name="ro1">
          <table:table-cell office:value-type="float" office:value="21.037909" calcext:value-type="float">
            <text:p>21.037909</text:p>
          </table:table-cell>
          <table:table-cell office:value-type="float" office:value="79.354869" calcext:value-type="float">
            <text:p>79.354869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837]+(-[.$D$2]*COS([.C837])-[.$D$4]*SIN([.C837]))/2" office:value-type="float" office:value="18.0702912390928" calcext:value-type="float">
            <text:p>18.0702912391</text:p>
          </table:table-cell>
          <table:table-cell table:formula="of:=[.B837]+(-[.$D$2]*SIN([.C837])+[.$D$4]*COS([.C837]))/2" office:value-type="float" office:value="80.0206353442589" calcext:value-type="float">
            <text:p>80.0206353443</text:p>
          </table:table-cell>
          <table:table-cell/>
          <table:table-cell table:formula="of:=[.A837]+([.$D$2]*COS([.C837])-[.$D$4]*SIN([.C837]))/2" office:value-type="float" office:value="24.061039209807" calcext:value-type="float">
            <text:p>24.0610392098</text:p>
          </table:table-cell>
          <table:table-cell table:formula="of:=[.B837]+([.$D$2]*SIN([.C837])+[.$D$4]*COS([.C837]))/2" office:value-type="float" office:value="79.6875606508601" calcext:value-type="float">
            <text:p>79.6875606509</text:p>
          </table:table-cell>
        </table:table-row>
        <table:table-row table:style-name="ro1">
          <table:table-cell office:value-type="float" office:value="21.04399" calcext:value-type="float">
            <text:p>21.04399</text:p>
          </table:table-cell>
          <table:table-cell office:value-type="float" office:value="79.454683" calcext:value-type="float">
            <text:p>79.454683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838]+(-[.$D$2]*COS([.C838])-[.$D$4]*SIN([.C838]))/2" office:value-type="float" office:value="18.083612682686" calcext:value-type="float">
            <text:p>18.0836126827</text:p>
          </table:table-cell>
          <table:table-cell table:formula="of:=[.B838]+(-[.$D$2]*SIN([.C838])+[.$D$4]*COS([.C838]))/2" office:value-type="float" office:value="80.1519391503012" calcext:value-type="float">
            <text:p>80.1519391503</text:p>
          </table:table-cell>
          <table:table-cell/>
          <table:table-cell table:formula="of:=[.A838]+([.$D$2]*COS([.C838])-[.$D$4]*SIN([.C838]))/2" office:value-type="float" office:value="24.0704840516109" calcext:value-type="float">
            <text:p>24.0704840516</text:p>
          </table:table-cell>
          <table:table-cell table:formula="of:=[.B838]+([.$D$2]*SIN([.C838])+[.$D$4]*COS([.C838]))/2" office:value-type="float" office:value="79.7552387445196" calcext:value-type="float">
            <text:p>79.7552387445</text:p>
          </table:table-cell>
        </table:table-row>
        <table:table-row table:style-name="ro1">
          <table:table-cell office:value-type="float" office:value="21.051171" calcext:value-type="float">
            <text:p>21.051171</text:p>
          </table:table-cell>
          <table:table-cell office:value-type="float" office:value="79.554425" calcext:value-type="float">
            <text:p>79.554425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839]+(-[.$D$2]*COS([.C839])-[.$D$4]*SIN([.C839]))/2" office:value-type="float" office:value="18.0989411726114" calcext:value-type="float">
            <text:p>18.0989411726</text:p>
          </table:table-cell>
          <table:table-cell table:formula="of:=[.B839]+(-[.$D$2]*SIN([.C839])+[.$D$4]*COS([.C839]))/2" office:value-type="float" office:value="80.2854099836192" calcext:value-type="float">
            <text:p>80.2854099836</text:p>
          </table:table-cell>
          <table:table-cell/>
          <table:table-cell table:formula="of:=[.A839]+([.$D$2]*COS([.C839])-[.$D$4]*SIN([.C839]))/2" office:value-type="float" office:value="24.0808970476225" calcext:value-type="float">
            <text:p>24.0808970476</text:p>
          </table:table-cell>
          <table:table-cell table:formula="of:=[.B839]+([.$D$2]*SIN([.C839])+[.$D$4]*COS([.C839]))/2" office:value-type="float" office:value="79.820432662216" calcext:value-type="float">
            <text:p>79.8204326622</text:p>
          </table:table-cell>
        </table:table-row>
        <table:table-row table:style-name="ro1">
          <table:table-cell office:value-type="float" office:value="21.059526" calcext:value-type="float">
            <text:p>21.059526</text:p>
          </table:table-cell>
          <table:table-cell office:value-type="float" office:value="79.654075" calcext:value-type="float">
            <text:p>79.654075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840]+(-[.$D$2]*COS([.C840])-[.$D$4]*SIN([.C840]))/2" office:value-type="float" office:value="18.1163953267397" calcext:value-type="float">
            <text:p>18.1163953267</text:p>
          </table:table-cell>
          <table:table-cell table:formula="of:=[.B840]+(-[.$D$2]*SIN([.C840])+[.$D$4]*COS([.C840]))/2" office:value-type="float" office:value="80.4208747392504" calcext:value-type="float">
            <text:p>80.4208747393</text:p>
          </table:table-cell>
          <table:table-cell/>
          <table:table-cell table:formula="of:=[.A840]+([.$D$2]*COS([.C840])-[.$D$4]*SIN([.C840]))/2" office:value-type="float" office:value="24.0922603360842" calcext:value-type="float">
            <text:p>24.0922603361</text:p>
          </table:table-cell>
          <table:table-cell table:formula="of:=[.B840]+([.$D$2]*SIN([.C840])+[.$D$4]*COS([.C840]))/2" office:value-type="float" office:value="79.883252762307" calcext:value-type="float">
            <text:p>79.8832527623</text:p>
          </table:table-cell>
        </table:table-row>
        <table:table-row table:style-name="ro1">
          <table:table-cell office:value-type="float" office:value="21.069126" calcext:value-type="float">
            <text:p>21.069126</text:p>
          </table:table-cell>
          <table:table-cell office:value-type="float" office:value="79.753612" calcext:value-type="float">
            <text:p>79.753612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841]+(-[.$D$2]*COS([.C841])-[.$D$4]*SIN([.C841]))/2" office:value-type="float" office:value="18.1360849810829" calcext:value-type="float">
            <text:p>18.1360849811</text:p>
          </table:table-cell>
          <table:table-cell table:formula="of:=[.B841]+(-[.$D$2]*SIN([.C841])+[.$D$4]*COS([.C841]))/2" office:value-type="float" office:value="80.5581431562332" calcext:value-type="float">
            <text:p>80.5581431562</text:p>
          </table:table-cell>
          <table:table-cell/>
          <table:table-cell table:formula="of:=[.A841]+([.$D$2]*COS([.C841])-[.$D$4]*SIN([.C841]))/2" office:value-type="float" office:value="24.104553284781" calcext:value-type="float">
            <text:p>24.1045532848</text:p>
          </table:table-cell>
          <table:table-cell table:formula="of:=[.B841]+([.$D$2]*SIN([.C841])+[.$D$4]*COS([.C841]))/2" office:value-type="float" office:value="79.9438255610498" calcext:value-type="float">
            <text:p>79.943825561</text:p>
          </table:table-cell>
        </table:table-row>
        <table:table-row table:style-name="ro1">
          <table:table-cell office:value-type="float" office:value="21.080034" calcext:value-type="float">
            <text:p>21.080034</text:p>
          </table:table-cell>
          <table:table-cell office:value-type="float" office:value="79.853014" calcext:value-type="float">
            <text:p>79.853014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842]+(-[.$D$2]*COS([.C842])-[.$D$4]*SIN([.C842]))/2" office:value-type="float" office:value="18.1581067426171" calcext:value-type="float">
            <text:p>18.1581067426</text:p>
          </table:table-cell>
          <table:table-cell table:formula="of:=[.B842]+(-[.$D$2]*SIN([.C842])+[.$D$4]*COS([.C842]))/2" office:value-type="float" office:value="80.6970170228398" calcext:value-type="float">
            <text:p>80.6970170228</text:p>
          </table:table-cell>
          <table:table-cell/>
          <table:table-cell table:formula="of:=[.A842]+([.$D$2]*COS([.C842])-[.$D$4]*SIN([.C842]))/2" office:value-type="float" office:value="24.1177499535805" calcext:value-type="float">
            <text:p>24.1177499536</text:p>
          </table:table-cell>
          <table:table-cell table:formula="of:=[.B842]+([.$D$2]*SIN([.C842])+[.$D$4]*COS([.C842]))/2" office:value-type="float" office:value="80.0022848456541" calcext:value-type="float">
            <text:p>80.0022848457</text:p>
          </table:table-cell>
        </table:table-row>
        <table:table-row table:style-name="ro1">
          <table:table-cell office:value-type="float" office:value="21.092312" calcext:value-type="float">
            <text:p>21.092312</text:p>
          </table:table-cell>
          <table:table-cell office:value-type="float" office:value="79.952257" calcext:value-type="float">
            <text:p>79.952257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843]+(-[.$D$2]*COS([.C843])-[.$D$4]*SIN([.C843]))/2" office:value-type="float" office:value="18.1825504581553" calcext:value-type="float">
            <text:p>18.1825504582</text:p>
          </table:table-cell>
          <table:table-cell table:formula="of:=[.B843]+(-[.$D$2]*SIN([.C843])+[.$D$4]*COS([.C843]))/2" office:value-type="float" office:value="80.8372924623411" calcext:value-type="float">
            <text:p>80.8372924623</text:p>
          </table:table-cell>
          <table:table-cell/>
          <table:table-cell table:formula="of:=[.A843]+([.$D$2]*COS([.C843])-[.$D$4]*SIN([.C843]))/2" office:value-type="float" office:value="24.1318276625043" calcext:value-type="float">
            <text:p>24.1318276625</text:p>
          </table:table-cell>
          <table:table-cell table:formula="of:=[.B843]+([.$D$2]*SIN([.C843])+[.$D$4]*COS([.C843]))/2" office:value-type="float" office:value="80.0587677383838" calcext:value-type="float">
            <text:p>80.0587677384</text:p>
          </table:table-cell>
        </table:table-row>
        <table:table-row table:style-name="ro1">
          <table:table-cell office:value-type="float" office:value="21.106011" calcext:value-type="float">
            <text:p>21.106011</text:p>
          </table:table-cell>
          <table:table-cell office:value-type="float" office:value="80.051313" calcext:value-type="float">
            <text:p>80.051313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844]+(-[.$D$2]*COS([.C844])-[.$D$4]*SIN([.C844]))/2" office:value-type="float" office:value="18.2094852708752" calcext:value-type="float">
            <text:p>18.2094852709</text:p>
          </table:table-cell>
          <table:table-cell table:formula="of:=[.B844]+(-[.$D$2]*SIN([.C844])+[.$D$4]*COS([.C844]))/2" office:value-type="float" office:value="80.978749628842" calcext:value-type="float">
            <text:p>80.9787496288</text:p>
          </table:table-cell>
          <table:table-cell/>
          <table:table-cell table:formula="of:=[.A844]+([.$D$2]*COS([.C844])-[.$D$4]*SIN([.C844]))/2" office:value-type="float" office:value="24.1467580287966" calcext:value-type="float">
            <text:p>24.1467580288</text:p>
          </table:table-cell>
          <table:table-cell table:formula="of:=[.B844]+([.$D$2]*SIN([.C844])+[.$D$4]*COS([.C844]))/2" office:value-type="float" office:value="80.1134218308115" calcext:value-type="float">
            <text:p>80.1134218308</text:p>
          </table:table-cell>
        </table:table-row>
        <table:table-row table:style-name="ro1">
          <table:table-cell office:value-type="float" office:value="21.121179" calcext:value-type="float">
            <text:p>21.121179</text:p>
          </table:table-cell>
          <table:table-cell office:value-type="float" office:value="80.150155" calcext:value-type="float">
            <text:p>80.150155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845]+(-[.$D$2]*COS([.C845])-[.$D$4]*SIN([.C845]))/2" office:value-type="float" office:value="18.2389687941832" calcext:value-type="float">
            <text:p>18.2389687942</text:p>
          </table:table-cell>
          <table:table-cell table:formula="of:=[.B845]+(-[.$D$2]*SIN([.C845])+[.$D$4]*COS([.C845]))/2" office:value-type="float" office:value="81.1211670130489" calcext:value-type="float">
            <text:p>81.121167013</text:p>
          </table:table-cell>
          <table:table-cell/>
          <table:table-cell table:formula="of:=[.A845]+([.$D$2]*COS([.C845])-[.$D$4]*SIN([.C845]))/2" office:value-type="float" office:value="24.1625168745994" calcext:value-type="float">
            <text:p>24.1625168746</text:p>
          </table:table-cell>
          <table:table-cell table:formula="of:=[.B845]+([.$D$2]*SIN([.C845])+[.$D$4]*COS([.C845]))/2" office:value-type="float" office:value="80.1664010003538" calcext:value-type="float">
            <text:p>80.1664010004</text:p>
          </table:table-cell>
        </table:table-row>
        <table:table-row table:style-name="ro1">
          <table:table-cell office:value-type="float" office:value="21.137856" calcext:value-type="float">
            <text:p>21.137856</text:p>
          </table:table-cell>
          <table:table-cell office:value-type="float" office:value="80.248754" calcext:value-type="float">
            <text:p>80.248754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846]+(-[.$D$2]*COS([.C846])-[.$D$4]*SIN([.C846]))/2" office:value-type="float" office:value="18.271038034059" calcext:value-type="float">
            <text:p>18.2710380341</text:p>
          </table:table-cell>
          <table:table-cell table:formula="of:=[.B846]+(-[.$D$2]*SIN([.C846])+[.$D$4]*COS([.C846]))/2" office:value-type="float" office:value="81.2643103746823" calcext:value-type="float">
            <text:p>81.2643103747</text:p>
          </table:table-cell>
          <table:table-cell/>
          <table:table-cell table:formula="of:=[.A846]+([.$D$2]*COS([.C846])-[.$D$4]*SIN([.C846]))/2" office:value-type="float" office:value="24.179080467679" calcext:value-type="float">
            <text:p>24.1790804677</text:p>
          </table:table-cell>
          <table:table-cell table:formula="of:=[.B846]+([.$D$2]*SIN([.C846])+[.$D$4]*COS([.C846]))/2" office:value-type="float" office:value="80.2178713642544" calcext:value-type="float">
            <text:p>80.2178713643</text:p>
          </table:table-cell>
        </table:table-row>
        <table:table-row table:style-name="ro1">
          <table:table-cell office:value-type="float" office:value="21.156076" calcext:value-type="float">
            <text:p>21.156076</text:p>
          </table:table-cell>
          <table:table-cell office:value-type="float" office:value="80.347079" calcext:value-type="float">
            <text:p>80.347079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847]+(-[.$D$2]*COS([.C847])-[.$D$4]*SIN([.C847]))/2" office:value-type="float" office:value="18.3057150865529" calcext:value-type="float">
            <text:p>18.3057150866</text:p>
          </table:table-cell>
          <table:table-cell table:formula="of:=[.B847]+(-[.$D$2]*SIN([.C847])+[.$D$4]*COS([.C847]))/2" office:value-type="float" office:value="81.4079478246401" calcext:value-type="float">
            <text:p>81.4079478246</text:p>
          </table:table-cell>
          <table:table-cell/>
          <table:table-cell table:formula="of:=[.A847]+([.$D$2]*COS([.C847])-[.$D$4]*SIN([.C847]))/2" office:value-type="float" office:value="24.1964289153062" calcext:value-type="float">
            <text:p>24.1964289153</text:p>
          </table:table-cell>
          <table:table-cell table:formula="of:=[.B847]+([.$D$2]*SIN([.C847])+[.$D$4]*COS([.C847]))/2" office:value-type="float" office:value="80.2679958134854" calcext:value-type="float">
            <text:p>80.2679958135</text:p>
          </table:table-cell>
        </table:table-row>
        <table:table-row table:style-name="ro1">
          <table:table-cell office:value-type="float" office:value="21.175867" calcext:value-type="float">
            <text:p>21.175867</text:p>
          </table:table-cell>
          <table:table-cell office:value-type="float" office:value="80.4451" calcext:value-type="float">
            <text:p>80.4451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848]+(-[.$D$2]*COS([.C848])-[.$D$4]*SIN([.C848]))/2" office:value-type="float" office:value="18.3430023370877" calcext:value-type="float">
            <text:p>18.3430023371</text:p>
          </table:table-cell>
          <table:table-cell table:formula="of:=[.B848]+(-[.$D$2]*SIN([.C848])+[.$D$4]*COS([.C848]))/2" office:value-type="float" office:value="81.5518419760824" calcext:value-type="float">
            <text:p>81.5518419761</text:p>
          </table:table-cell>
          <table:table-cell/>
          <table:table-cell table:formula="of:=[.A848]+([.$D$2]*COS([.C848])-[.$D$4]*SIN([.C848]))/2" office:value-type="float" office:value="24.2145471868897" calcext:value-type="float">
            <text:p>24.2145471869</text:p>
          </table:table-cell>
          <table:table-cell table:formula="of:=[.B848]+([.$D$2]*SIN([.C848])+[.$D$4]*COS([.C848]))/2" office:value-type="float" office:value="80.316948832218" calcext:value-type="float">
            <text:p>80.3169488322</text:p>
          </table:table-cell>
        </table:table-row>
        <table:table-row table:style-name="ro1">
          <table:table-cell office:value-type="float" office:value="21.197249" calcext:value-type="float">
            <text:p>21.197249</text:p>
          </table:table-cell>
          <table:table-cell office:value-type="float" office:value="80.542786" calcext:value-type="float">
            <text:p>80.542786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849]+(-[.$D$2]*COS([.C849])-[.$D$4]*SIN([.C849]))/2" office:value-type="float" office:value="18.3828827626802" calcext:value-type="float">
            <text:p>18.3828827627</text:p>
          </table:table-cell>
          <table:table-cell table:formula="of:=[.B849]+(-[.$D$2]*SIN([.C849])+[.$D$4]*COS([.C849]))/2" office:value-type="float" office:value="81.6957572408532" calcext:value-type="float">
            <text:p>81.6957572409</text:p>
          </table:table-cell>
          <table:table-cell/>
          <table:table-cell table:formula="of:=[.A849]+([.$D$2]*COS([.C849])-[.$D$4]*SIN([.C849]))/2" office:value-type="float" office:value="24.2334239512549" calcext:value-type="float">
            <text:p>24.2334239513</text:p>
          </table:table-cell>
          <table:table-cell table:formula="of:=[.B849]+([.$D$2]*SIN([.C849])+[.$D$4]*COS([.C849]))/2" office:value-type="float" office:value="80.3649049572426" calcext:value-type="float">
            <text:p>80.3649049572</text:p>
          </table:table-cell>
        </table:table-row>
        <table:table-row table:style-name="ro1">
          <table:table-cell office:value-type="float" office:value="21.220234" calcext:value-type="float">
            <text:p>21.220234</text:p>
          </table:table-cell>
          <table:table-cell office:value-type="float" office:value="80.640107" calcext:value-type="float">
            <text:p>80.640107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850]+(-[.$D$2]*COS([.C850])-[.$D$4]*SIN([.C850]))/2" office:value-type="float" office:value="18.4253159972983" calcext:value-type="float">
            <text:p>18.4253159973</text:p>
          </table:table-cell>
          <table:table-cell table:formula="of:=[.B850]+(-[.$D$2]*SIN([.C850])+[.$D$4]*COS([.C850]))/2" office:value-type="float" office:value="81.839454054932" calcext:value-type="float">
            <text:p>81.8394540549</text:p>
          </table:table-cell>
          <table:table-cell/>
          <table:table-cell table:formula="of:=[.A850]+([.$D$2]*COS([.C850])-[.$D$4]*SIN([.C850]))/2" office:value-type="float" office:value="24.2530527771282" calcext:value-type="float">
            <text:p>24.2530527771</text:p>
          </table:table-cell>
          <table:table-cell table:formula="of:=[.B850]+([.$D$2]*SIN([.C850])+[.$D$4]*COS([.C850]))/2" office:value-type="float" office:value="80.412049408373" calcext:value-type="float">
            <text:p>80.4120494084</text:p>
          </table:table-cell>
        </table:table-row>
        <table:table-row table:style-name="ro1">
          <table:table-cell office:value-type="float" office:value="21.244831" calcext:value-type="float">
            <text:p>21.244831</text:p>
          </table:table-cell>
          <table:table-cell office:value-type="float" office:value="80.737034" calcext:value-type="float">
            <text:p>80.737034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851]+(-[.$D$2]*COS([.C851])-[.$D$4]*SIN([.C851]))/2" office:value-type="float" office:value="18.4702486701857" calcext:value-type="float">
            <text:p>18.4702486702</text:p>
          </table:table-cell>
          <table:table-cell table:formula="of:=[.B851]+(-[.$D$2]*SIN([.C851])+[.$D$4]*COS([.C851]))/2" office:value-type="float" office:value="81.9827036572857" calcext:value-type="float">
            <text:p>81.9827036573</text:p>
          </table:table-cell>
          <table:table-cell/>
          <table:table-cell table:formula="of:=[.A851]+([.$D$2]*COS([.C851])-[.$D$4]*SIN([.C851]))/2" office:value-type="float" office:value="24.2734368765116" calcext:value-type="float">
            <text:p>24.2734368765</text:p>
          </table:table-cell>
          <table:table-cell table:formula="of:=[.B851]+([.$D$2]*SIN([.C851])+[.$D$4]*COS([.C851]))/2" office:value-type="float" office:value="80.4585623771019" calcext:value-type="float">
            <text:p>80.4585623771</text:p>
          </table:table-cell>
        </table:table-row>
        <table:table-row table:style-name="ro1">
          <table:table-cell office:value-type="float" office:value="21.271038" calcext:value-type="float">
            <text:p>21.271038</text:p>
          </table:table-cell>
          <table:table-cell office:value-type="float" office:value="80.833538" calcext:value-type="float">
            <text:p>80.833538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852]+(-[.$D$2]*COS([.C852])-[.$D$4]*SIN([.C852]))/2" office:value-type="float" office:value="18.5176003585679" calcext:value-type="float">
            <text:p>18.5176003586</text:p>
          </table:table-cell>
          <table:table-cell table:formula="of:=[.B852]+(-[.$D$2]*SIN([.C852])+[.$D$4]*COS([.C852]))/2" office:value-type="float" office:value="82.1252737139697" calcext:value-type="float">
            <text:p>82.125273714</text:p>
          </table:table-cell>
          <table:table-cell/>
          <table:table-cell table:formula="of:=[.A852]+([.$D$2]*COS([.C852])-[.$D$4]*SIN([.C852]))/2" office:value-type="float" office:value="24.2945824869665" calcext:value-type="float">
            <text:p>24.294582487</text:p>
          </table:table-cell>
          <table:table-cell table:formula="of:=[.B852]+([.$D$2]*SIN([.C852])+[.$D$4]*COS([.C852]))/2" office:value-type="float" office:value="80.5046326407635" calcext:value-type="float">
            <text:p>80.5046326408</text:p>
          </table:table-cell>
        </table:table-row>
        <table:table-row table:style-name="ro1">
          <table:table-cell office:value-type="float" office:value="21.298849" calcext:value-type="float">
            <text:p>21.298849</text:p>
          </table:table-cell>
          <table:table-cell office:value-type="float" office:value="80.929592" calcext:value-type="float">
            <text:p>80.929592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853]+(-[.$D$2]*COS([.C853])-[.$D$4]*SIN([.C853]))/2" office:value-type="float" office:value="18.5672780150741" calcext:value-type="float">
            <text:p>18.5672780151</text:p>
          </table:table-cell>
          <table:table-cell table:formula="of:=[.B853]+(-[.$D$2]*SIN([.C853])+[.$D$4]*COS([.C853]))/2" office:value-type="float" office:value="82.2669475825999" calcext:value-type="float">
            <text:p>82.2669475826</text:p>
          </table:table-cell>
          <table:table-cell/>
          <table:table-cell table:formula="of:=[.A853]+([.$D$2]*COS([.C853])-[.$D$4]*SIN([.C853]))/2" office:value-type="float" office:value="24.3165044449623" calcext:value-type="float">
            <text:p>24.316504445</text:p>
          </table:table-cell>
          <table:table-cell table:formula="of:=[.B853]+([.$D$2]*SIN([.C853])+[.$D$4]*COS([.C853]))/2" office:value-type="float" office:value="80.5504408223815" calcext:value-type="float">
            <text:p>80.5504408224</text:p>
          </table:table-cell>
        </table:table-row>
        <table:table-row table:style-name="ro1">
          <table:table-cell office:value-type="float" office:value="21.328248" calcext:value-type="float">
            <text:p>21.328248</text:p>
          </table:table-cell>
          <table:table-cell office:value-type="float" office:value="81.025171" calcext:value-type="float">
            <text:p>81.025171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854]+(-[.$D$2]*COS([.C854])-[.$D$4]*SIN([.C854]))/2" office:value-type="float" office:value="18.6191625877475" calcext:value-type="float">
            <text:p>18.6191625877</text:p>
          </table:table-cell>
          <table:table-cell table:formula="of:=[.B854]+(-[.$D$2]*SIN([.C854])+[.$D$4]*COS([.C854]))/2" office:value-type="float" office:value="82.4075082342235" calcext:value-type="float">
            <text:p>82.4075082342</text:p>
          </table:table-cell>
          <table:table-cell/>
          <table:table-cell table:formula="of:=[.A854]+([.$D$2]*COS([.C854])-[.$D$4]*SIN([.C854]))/2" office:value-type="float" office:value="24.3392219524194" calcext:value-type="float">
            <text:p>24.3392219524</text:p>
          </table:table-cell>
          <table:table-cell table:formula="of:=[.B854]+([.$D$2]*SIN([.C854])+[.$D$4]*COS([.C854]))/2" office:value-type="float" office:value="80.5961769932218" calcext:value-type="float">
            <text:p>80.5961769932</text:p>
          </table:table-cell>
        </table:table-row>
        <table:table-row table:style-name="ro1">
          <table:table-cell office:value-type="float" office:value="21.359216" calcext:value-type="float">
            <text:p>21.359216</text:p>
          </table:table-cell>
          <table:table-cell office:value-type="float" office:value="81.120254" calcext:value-type="float">
            <text:p>81.120254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855]+(-[.$D$2]*COS([.C855])-[.$D$4]*SIN([.C855]))/2" office:value-type="float" office:value="18.6731242686669" calcext:value-type="float">
            <text:p>18.6731242687</text:p>
          </table:table-cell>
          <table:table-cell table:formula="of:=[.B855]+(-[.$D$2]*SIN([.C855])+[.$D$4]*COS([.C855]))/2" office:value-type="float" office:value="82.5467571408532" calcext:value-type="float">
            <text:p>82.5467571409</text:p>
          </table:table-cell>
          <table:table-cell/>
          <table:table-cell table:formula="of:=[.A855]+([.$D$2]*COS([.C855])-[.$D$4]*SIN([.C855]))/2" office:value-type="float" office:value="24.3627632509972" calcext:value-type="float">
            <text:p>24.362763251</text:p>
          </table:table-cell>
          <table:table-cell table:formula="of:=[.B855]+([.$D$2]*SIN([.C855])+[.$D$4]*COS([.C855]))/2" office:value-type="float" office:value="80.6420240228685" calcext:value-type="float">
            <text:p>80.6420240229</text:p>
          </table:table-cell>
        </table:table-row>
        <table:table-row table:style-name="ro1">
          <table:table-cell office:value-type="float" office:value="21.391725" calcext:value-type="float">
            <text:p>21.391725</text:p>
          </table:table-cell>
          <table:table-cell office:value-type="float" office:value="81.214821" calcext:value-type="float">
            <text:p>81.214821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856]+(-[.$D$2]*COS([.C856])-[.$D$4]*SIN([.C856]))/2" office:value-type="float" office:value="18.7290102940948" calcext:value-type="float">
            <text:p>18.7290102941</text:p>
          </table:table-cell>
          <table:table-cell table:formula="of:=[.B856]+(-[.$D$2]*SIN([.C856])+[.$D$4]*COS([.C856]))/2" office:value-type="float" office:value="82.6844979695943" calcext:value-type="float">
            <text:p>82.6844979696</text:p>
          </table:table-cell>
          <table:table-cell/>
          <table:table-cell table:formula="of:=[.A856]+([.$D$2]*COS([.C856])-[.$D$4]*SIN([.C856]))/2" office:value-type="float" office:value="24.3871611714004" calcext:value-type="float">
            <text:p>24.3871611714</text:p>
          </table:table-cell>
          <table:table-cell table:formula="of:=[.B856]+([.$D$2]*SIN([.C856])+[.$D$4]*COS([.C856]))/2" office:value-type="float" office:value="80.6881691766233" calcext:value-type="float">
            <text:p>80.6881691766</text:p>
          </table:table-cell>
        </table:table-row>
        <table:table-row table:style-name="ro1">
          <table:table-cell office:value-type="float" office:value="21.425743" calcext:value-type="float">
            <text:p>21.425743</text:p>
          </table:table-cell>
          <table:table-cell office:value-type="float" office:value="81.308856" calcext:value-type="float">
            <text:p>81.308856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857]+(-[.$D$2]*COS([.C857])-[.$D$4]*SIN([.C857]))/2" office:value-type="float" office:value="18.7866576703462" calcext:value-type="float">
            <text:p>18.7866576703</text:p>
          </table:table-cell>
          <table:table-cell table:formula="of:=[.B857]+(-[.$D$2]*SIN([.C857])+[.$D$4]*COS([.C857]))/2" office:value-type="float" office:value="82.8205532655945" calcext:value-type="float">
            <text:p>82.8205532656</text:p>
          </table:table-cell>
          <table:table-cell/>
          <table:table-cell table:formula="of:=[.A857]+([.$D$2]*COS([.C857])-[.$D$4]*SIN([.C857]))/2" office:value-type="float" office:value="24.4124552628383" calcext:value-type="float">
            <text:p>24.4124552628</text:p>
          </table:table-cell>
          <table:table-cell table:formula="of:=[.B857]+([.$D$2]*SIN([.C857])+[.$D$4]*COS([.C857]))/2" office:value-type="float" office:value="80.7347916664875" calcext:value-type="float">
            <text:p>80.7347916665</text:p>
          </table:table-cell>
        </table:table-row>
        <table:table-row table:style-name="ro1">
          <table:table-cell office:value-type="float" office:value="21.461231" calcext:value-type="float">
            <text:p>21.461231</text:p>
          </table:table-cell>
          <table:table-cell office:value-type="float" office:value="81.402346" calcext:value-type="float">
            <text:p>81.402346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858]+(-[.$D$2]*COS([.C858])-[.$D$4]*SIN([.C858]))/2" office:value-type="float" office:value="18.8458868438653" calcext:value-type="float">
            <text:p>18.8458868439</text:p>
          </table:table-cell>
          <table:table-cell table:formula="of:=[.B858]+(-[.$D$2]*SIN([.C858])+[.$D$4]*COS([.C858]))/2" office:value-type="float" office:value="82.9547553999239" calcext:value-type="float">
            <text:p>82.9547553999</text:p>
          </table:table-cell>
          <table:table-cell/>
          <table:table-cell table:formula="of:=[.A858]+([.$D$2]*COS([.C858])-[.$D$4]*SIN([.C858]))/2" office:value-type="float" office:value="24.4386893314541" calcext:value-type="float">
            <text:p>24.4386893315</text:p>
          </table:table-cell>
          <table:table-cell table:formula="of:=[.B858]+([.$D$2]*SIN([.C858])+[.$D$4]*COS([.C858]))/2" office:value-type="float" office:value="80.7820703480076" calcext:value-type="float">
            <text:p>80.782070348</text:p>
          </table:table-cell>
        </table:table-row>
        <table:table-row table:style-name="ro1">
          <table:table-cell office:value-type="float" office:value="21.498144" calcext:value-type="float">
            <text:p>21.498144</text:p>
          </table:table-cell>
          <table:table-cell office:value-type="float" office:value="81.495283" calcext:value-type="float">
            <text:p>81.495283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859]+(-[.$D$2]*COS([.C859])-[.$D$4]*SIN([.C859]))/2" office:value-type="float" office:value="18.9065066577139" calcext:value-type="float">
            <text:p>18.9065066577</text:p>
          </table:table-cell>
          <table:table-cell table:formula="of:=[.B859]+(-[.$D$2]*SIN([.C859])+[.$D$4]*COS([.C859]))/2" office:value-type="float" office:value="83.086953784449" calcext:value-type="float">
            <text:p>83.0869537844</text:p>
          </table:table-cell>
          <table:table-cell/>
          <table:table-cell table:formula="of:=[.A859]+([.$D$2]*COS([.C859])-[.$D$4]*SIN([.C859]))/2" office:value-type="float" office:value="24.4659103890108" calcext:value-type="float">
            <text:p>24.465910389</text:p>
          </table:table-cell>
          <table:table-cell table:formula="of:=[.B859]+([.$D$2]*SIN([.C859])+[.$D$4]*COS([.C859]))/2" office:value-type="float" office:value="80.8301795041005" calcext:value-type="float">
            <text:p>80.8301795041</text:p>
          </table:table-cell>
        </table:table-row>
        <table:table-row table:style-name="ro1">
          <table:table-cell office:value-type="float" office:value="21.536432" calcext:value-type="float">
            <text:p>21.536432</text:p>
          </table:table-cell>
          <table:table-cell office:value-type="float" office:value="81.587662" calcext:value-type="float">
            <text:p>81.587662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860]+(-[.$D$2]*COS([.C860])-[.$D$4]*SIN([.C860]))/2" office:value-type="float" office:value="18.9683182134669" calcext:value-type="float">
            <text:p>18.9683182135</text:p>
          </table:table-cell>
          <table:table-cell table:formula="of:=[.B860]+(-[.$D$2]*SIN([.C860])+[.$D$4]*COS([.C860]))/2" office:value-type="float" office:value="83.2170151168592" calcext:value-type="float">
            <text:p>83.2170151169</text:p>
          </table:table-cell>
          <table:table-cell/>
          <table:table-cell table:formula="of:=[.A860]+([.$D$2]*COS([.C860])-[.$D$4]*SIN([.C860]))/2" office:value-type="float" office:value="24.4941676738099" calcext:value-type="float">
            <text:p>24.4941676738</text:p>
          </table:table-cell>
          <table:table-cell table:formula="of:=[.B860]+([.$D$2]*SIN([.C860])+[.$D$4]*COS([.C860]))/2" office:value-type="float" office:value="80.879283793198" calcext:value-type="float">
            <text:p>80.8792837932</text:p>
          </table:table-cell>
        </table:table-row>
        <table:table-row table:style-name="ro1">
          <table:table-cell office:value-type="float" office:value="21.576041" calcext:value-type="float">
            <text:p>21.576041</text:p>
          </table:table-cell>
          <table:table-cell office:value-type="float" office:value="81.679482" calcext:value-type="float">
            <text:p>81.679482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861]+(-[.$D$2]*COS([.C861])-[.$D$4]*SIN([.C861]))/2" office:value-type="float" office:value="19.0311089800919" calcext:value-type="float">
            <text:p>19.0311089801</text:p>
          </table:table-cell>
          <table:table-cell table:formula="of:=[.B861]+(-[.$D$2]*SIN([.C861])+[.$D$4]*COS([.C861]))/2" office:value-type="float" office:value="83.3448111008226" calcext:value-type="float">
            <text:p>83.3448111008</text:p>
          </table:table-cell>
          <table:table-cell/>
          <table:table-cell table:formula="of:=[.A861]+([.$D$2]*COS([.C861])-[.$D$4]*SIN([.C861]))/2" office:value-type="float" office:value="24.523515862342" calcext:value-type="float">
            <text:p>24.5235158623</text:p>
          </table:table-cell>
          <table:table-cell table:formula="of:=[.B861]+([.$D$2]*SIN([.C861])+[.$D$4]*COS([.C861]))/2" office:value-type="float" office:value="80.9295540462191" calcext:value-type="float">
            <text:p>80.9295540462</text:p>
          </table:table-cell>
        </table:table-row>
        <table:table-row table:style-name="ro1">
          <table:table-cell office:value-type="float" office:value="21.616911" calcext:value-type="float">
            <text:p>21.616911</text:p>
          </table:table-cell>
          <table:table-cell office:value-type="float" office:value="81.770748" calcext:value-type="float">
            <text:p>81.770748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862]+(-[.$D$2]*COS([.C862])-[.$D$4]*SIN([.C862]))/2" office:value-type="float" office:value="19.0946632517838" calcext:value-type="float">
            <text:p>19.0946632518</text:p>
          </table:table-cell>
          <table:table-cell table:formula="of:=[.B862]+(-[.$D$2]*SIN([.C862])+[.$D$4]*COS([.C862]))/2" office:value-type="float" office:value="83.4702380107439" calcext:value-type="float">
            <text:p>83.4702380107</text:p>
          </table:table-cell>
          <table:table-cell/>
          <table:table-cell table:formula="of:=[.A862]+([.$D$2]*COS([.C862])-[.$D$4]*SIN([.C862]))/2" office:value-type="float" office:value="24.5540069815269" calcext:value-type="float">
            <text:p>24.5540069815</text:p>
          </table:table-cell>
          <table:table-cell table:formula="of:=[.B862]+([.$D$2]*SIN([.C862])+[.$D$4]*COS([.C862]))/2" office:value-type="float" office:value="80.9811486108799" calcext:value-type="float">
            <text:p>80.9811486109</text:p>
          </table:table-cell>
        </table:table-row>
        <table:table-row table:style-name="ro1">
          <table:table-cell office:value-type="float" office:value="21.658979" calcext:value-type="float">
            <text:p>21.658979</text:p>
          </table:table-cell>
          <table:table-cell office:value-type="float" office:value="81.861468" calcext:value-type="float">
            <text:p>81.861468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863]+(-[.$D$2]*COS([.C863])-[.$D$4]*SIN([.C863]))/2" office:value-type="float" office:value="19.1587634804876" calcext:value-type="float">
            <text:p>19.1587634805</text:p>
          </table:table-cell>
          <table:table-cell table:formula="of:=[.B863]+(-[.$D$2]*SIN([.C863])+[.$D$4]*COS([.C863]))/2" office:value-type="float" office:value="83.5932076905972" calcext:value-type="float">
            <text:p>83.5932076906</text:p>
          </table:table-cell>
          <table:table-cell/>
          <table:table-cell table:formula="of:=[.A863]+([.$D$2]*COS([.C863])-[.$D$4]*SIN([.C863]))/2" office:value-type="float" office:value="24.5856930397324" calcext:value-type="float">
            <text:p>24.5856930397</text:p>
          </table:table-cell>
          <table:table-cell table:formula="of:=[.B863]+([.$D$2]*SIN([.C863])+[.$D$4]*COS([.C863]))/2" office:value-type="float" office:value="81.034216569277" calcext:value-type="float">
            <text:p>81.0342165693</text:p>
          </table:table-cell>
        </table:table-row>
        <table:table-row table:style-name="ro1">
          <table:table-cell office:value-type="float" office:value="21.702178" calcext:value-type="float">
            <text:p>21.702178</text:p>
          </table:table-cell>
          <table:table-cell office:value-type="float" office:value="81.951656" calcext:value-type="float">
            <text:p>81.951656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864]+(-[.$D$2]*COS([.C864])-[.$D$4]*SIN([.C864]))/2" office:value-type="float" office:value="19.2231871418162" calcext:value-type="float">
            <text:p>19.2231871418</text:p>
          </table:table-cell>
          <table:table-cell table:formula="of:=[.B864]+(-[.$D$2]*SIN([.C864])+[.$D$4]*COS([.C864]))/2" office:value-type="float" office:value="83.7136447414626" calcext:value-type="float">
            <text:p>83.7136447415</text:p>
          </table:table-cell>
          <table:table-cell/>
          <table:table-cell table:formula="of:=[.A864]+([.$D$2]*COS([.C864])-[.$D$4]*SIN([.C864]))/2" office:value-type="float" office:value="24.618625160378" calcext:value-type="float">
            <text:p>24.6186251604</text:p>
          </table:table-cell>
          <table:table-cell table:formula="of:=[.B864]+([.$D$2]*SIN([.C864])+[.$D$4]*COS([.C864]))/2" office:value-type="float" office:value="81.0889069282977" calcext:value-type="float">
            <text:p>81.0889069283</text:p>
          </table:table-cell>
        </table:table-row>
        <table:table-row table:style-name="ro1">
          <table:table-cell office:value-type="float" office:value="21.746435" calcext:value-type="float">
            <text:p>21.746435</text:p>
          </table:table-cell>
          <table:table-cell office:value-type="float" office:value="82.041328" calcext:value-type="float">
            <text:p>82.041328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865]+(-[.$D$2]*COS([.C865])-[.$D$4]*SIN([.C865]))/2" office:value-type="float" office:value="19.2877075727826" calcext:value-type="float">
            <text:p>19.2877075728</text:p>
          </table:table-cell>
          <table:table-cell table:formula="of:=[.B865]+(-[.$D$2]*SIN([.C865])+[.$D$4]*COS([.C865]))/2" office:value-type="float" office:value="83.8314842609584" calcext:value-type="float">
            <text:p>83.831484261</text:p>
          </table:table-cell>
          <table:table-cell/>
          <table:table-cell table:formula="of:=[.A865]+([.$D$2]*COS([.C865])-[.$D$4]*SIN([.C865]))/2" office:value-type="float" office:value="24.6528494617327" calcext:value-type="float">
            <text:p>24.6528494617</text:p>
          </table:table-cell>
          <table:table-cell table:formula="of:=[.B865]+([.$D$2]*SIN([.C865])+[.$D$4]*COS([.C865]))/2" office:value-type="float" office:value="81.1453620538666" calcext:value-type="float">
            <text:p>81.1453620539</text:p>
          </table:table-cell>
        </table:table-row>
        <table:table-row table:style-name="ro1">
          <table:table-cell office:value-type="float" office:value="21.791678" calcext:value-type="float">
            <text:p>21.791678</text:p>
          </table:table-cell>
          <table:table-cell office:value-type="float" office:value="82.130508" calcext:value-type="float">
            <text:p>82.130508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866]+(-[.$D$2]*COS([.C866])-[.$D$4]*SIN([.C866]))/2" office:value-type="float" office:value="19.3521075913411" calcext:value-type="float">
            <text:p>19.3521075913</text:p>
          </table:table-cell>
          <table:table-cell table:formula="of:=[.B866]+(-[.$D$2]*SIN([.C866])+[.$D$4]*COS([.C866]))/2" office:value-type="float" office:value="83.9466842638015" calcext:value-type="float">
            <text:p>83.9466842638</text:p>
          </table:table-cell>
          <table:table-cell/>
          <table:table-cell table:formula="of:=[.A866]+([.$D$2]*COS([.C866])-[.$D$4]*SIN([.C866]))/2" office:value-type="float" office:value="24.6884098775318" calcext:value-type="float">
            <text:p>24.6884098775</text:p>
          </table:table-cell>
          <table:table-cell table:formula="of:=[.B866]+([.$D$2]*SIN([.C866])+[.$D$4]*COS([.C866]))/2" office:value-type="float" office:value="81.2037154505636" calcext:value-type="float">
            <text:p>81.2037154506</text:p>
          </table:table-cell>
        </table:table-row>
        <table:table-row table:style-name="ro1">
          <table:table-cell office:value-type="float" office:value="21.837829" calcext:value-type="float">
            <text:p>21.837829</text:p>
          </table:table-cell>
          <table:table-cell office:value-type="float" office:value="82.219221" calcext:value-type="float">
            <text:p>82.219221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867]+(-[.$D$2]*COS([.C867])-[.$D$4]*SIN([.C867]))/2" office:value-type="float" office:value="19.4161666210997" calcext:value-type="float">
            <text:p>19.4161666211</text:p>
          </table:table-cell>
          <table:table-cell table:formula="of:=[.B867]+(-[.$D$2]*SIN([.C867])+[.$D$4]*COS([.C867]))/2" office:value-type="float" office:value="84.0592077724032" calcext:value-type="float">
            <text:p>84.0592077724</text:p>
          </table:table-cell>
          <table:table-cell/>
          <table:table-cell table:formula="of:=[.A867]+([.$D$2]*COS([.C867])-[.$D$4]*SIN([.C867]))/2" office:value-type="float" office:value="24.7253431764959" calcext:value-type="float">
            <text:p>24.7253431765</text:p>
          </table:table-cell>
          <table:table-cell table:formula="of:=[.B867]+([.$D$2]*SIN([.C867])+[.$D$4]*COS([.C867]))/2" office:value-type="float" office:value="81.2640969868295" calcext:value-type="float">
            <text:p>81.2640969868</text:p>
          </table:table-cell>
        </table:table-row>
        <table:table-row table:style-name="ro1">
          <table:table-cell office:value-type="float" office:value="21.884809" calcext:value-type="float">
            <text:p>21.884809</text:p>
          </table:table-cell>
          <table:table-cell office:value-type="float" office:value="82.307498" calcext:value-type="float">
            <text:p>82.307498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868]+(-[.$D$2]*COS([.C868])-[.$D$4]*SIN([.C868]))/2" office:value-type="float" office:value="19.4796740415661" calcext:value-type="float">
            <text:p>19.4796740416</text:p>
          </table:table-cell>
          <table:table-cell table:formula="of:=[.B868]+(-[.$D$2]*SIN([.C868])+[.$D$4]*COS([.C868]))/2" office:value-type="float" office:value="84.1690365657351" calcext:value-type="float">
            <text:p>84.1690365657</text:p>
          </table:table-cell>
          <table:table-cell/>
          <table:table-cell table:formula="of:=[.A868]+([.$D$2]*COS([.C868])-[.$D$4]*SIN([.C868]))/2" office:value-type="float" office:value="24.7636789009192" calcext:value-type="float">
            <text:p>24.7636789009</text:p>
          </table:table-cell>
          <table:table-cell table:formula="of:=[.B868]+([.$D$2]*SIN([.C868])+[.$D$4]*COS([.C868]))/2" office:value-type="float" office:value="81.3266269108238" calcext:value-type="float">
            <text:p>81.3266269108</text:p>
          </table:table-cell>
        </table:table-row>
        <table:table-row table:style-name="ro1">
          <table:table-cell office:value-type="float" office:value="21.932535" calcext:value-type="float">
            <text:p>21.932535</text:p>
          </table:table-cell>
          <table:table-cell office:value-type="float" office:value="82.395374" calcext:value-type="float">
            <text:p>82.395374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869]+(-[.$D$2]*COS([.C869])-[.$D$4]*SIN([.C869]))/2" office:value-type="float" office:value="19.5424255778211" calcext:value-type="float">
            <text:p>19.5424255778</text:p>
          </table:table-cell>
          <table:table-cell table:formula="of:=[.B869]+(-[.$D$2]*SIN([.C869])+[.$D$4]*COS([.C869]))/2" office:value-type="float" office:value="84.2761655753776" calcext:value-type="float">
            <text:p>84.2761655754</text:p>
          </table:table-cell>
          <table:table-cell/>
          <table:table-cell table:formula="of:=[.A869]+([.$D$2]*COS([.C869])-[.$D$4]*SIN([.C869]))/2" office:value-type="float" office:value="24.8034357751566" calcext:value-type="float">
            <text:p>24.8034357752</text:p>
          </table:table-cell>
          <table:table-cell table:formula="of:=[.B869]+([.$D$2]*SIN([.C869])+[.$D$4]*COS([.C869]))/2" office:value-type="float" office:value="81.3914174575116" calcext:value-type="float">
            <text:p>81.3914174575</text:p>
          </table:table-cell>
        </table:table-row>
        <table:table-row table:style-name="ro1">
          <table:table-cell office:value-type="float" office:value="21.980925" calcext:value-type="float">
            <text:p>21.980925</text:p>
          </table:table-cell>
          <table:table-cell office:value-type="float" office:value="82.482886" calcext:value-type="float">
            <text:p>82.482886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870]+(-[.$D$2]*COS([.C870])-[.$D$4]*SIN([.C870]))/2" office:value-type="float" office:value="19.6042217374326" calcext:value-type="float">
            <text:p>19.6042217374</text:p>
          </table:table-cell>
          <table:table-cell table:formula="of:=[.B870]+(-[.$D$2]*SIN([.C870])+[.$D$4]*COS([.C870]))/2" office:value-type="float" office:value="84.3805902977507" calcext:value-type="float">
            <text:p>84.3805902978</text:p>
          </table:table-cell>
          <table:table-cell/>
          <table:table-cell table:formula="of:=[.A870]+([.$D$2]*COS([.C870])-[.$D$4]*SIN([.C870]))/2" office:value-type="float" office:value="24.8446294800775" calcext:value-type="float">
            <text:p>24.8446294801</text:p>
          </table:table-cell>
          <table:table-cell table:formula="of:=[.B870]+([.$D$2]*SIN([.C870])+[.$D$4]*COS([.C870]))/2" office:value-type="float" office:value="81.4585829926902" calcext:value-type="float">
            <text:p>81.4585829927</text:p>
          </table:table-cell>
        </table:table-row>
        <table:table-row table:style-name="ro1">
          <table:table-cell office:value-type="float" office:value="22.029893" calcext:value-type="float">
            <text:p>22.029893</text:p>
          </table:table-cell>
          <table:table-cell office:value-type="float" office:value="82.570076" calcext:value-type="float">
            <text:p>82.570076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871]+(-[.$D$2]*COS([.C871])-[.$D$4]*SIN([.C871]))/2" office:value-type="float" office:value="19.6648768075719" calcext:value-type="float">
            <text:p>19.6648768076</text:p>
          </table:table-cell>
          <table:table-cell table:formula="of:=[.B871]+(-[.$D$2]*SIN([.C871])+[.$D$4]*COS([.C871]))/2" office:value-type="float" office:value="84.4823255678004" calcext:value-type="float">
            <text:p>84.4823255678</text:p>
          </table:table-cell>
          <table:table-cell/>
          <table:table-cell table:formula="of:=[.A871]+([.$D$2]*COS([.C871])-[.$D$4]*SIN([.C871]))/2" office:value-type="float" office:value="24.8872595283402" calcext:value-type="float">
            <text:p>24.8872595283</text:p>
          </table:table-cell>
          <table:table-cell table:formula="of:=[.B871]+([.$D$2]*SIN([.C871])+[.$D$4]*COS([.C871]))/2" office:value-type="float" office:value="81.5282235523277" calcext:value-type="float">
            <text:p>81.5282235523</text:p>
          </table:table-cell>
        </table:table-row>
        <table:table-row table:style-name="ro1">
          <table:table-cell office:value-type="float" office:value="22.079352" calcext:value-type="float">
            <text:p>22.079352</text:p>
          </table:table-cell>
          <table:table-cell office:value-type="float" office:value="82.656988" calcext:value-type="float">
            <text:p>82.656988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872]+(-[.$D$2]*COS([.C872])-[.$D$4]*SIN([.C872]))/2" office:value-type="float" office:value="19.7242171367203" calcext:value-type="float">
            <text:p>19.7242171367</text:p>
          </table:table-cell>
          <table:table-cell table:formula="of:=[.B872]+(-[.$D$2]*SIN([.C872])+[.$D$4]*COS([.C872]))/2" office:value-type="float" office:value="84.5813943437238" calcext:value-type="float">
            <text:p>84.5813943437</text:p>
          </table:table-cell>
          <table:table-cell/>
          <table:table-cell table:formula="of:=[.A872]+([.$D$2]*COS([.C872])-[.$D$4]*SIN([.C872]))/2" office:value-type="float" office:value="24.9313140632291" calcext:value-type="float">
            <text:p>24.9313140632</text:p>
          </table:table-cell>
          <table:table-cell table:formula="of:=[.B872]+([.$D$2]*SIN([.C872])+[.$D$4]*COS([.C872]))/2" office:value-type="float" office:value="81.6004311440276" calcext:value-type="float">
            <text:p>81.600431144</text:p>
          </table:table-cell>
        </table:table-row>
        <table:table-row table:style-name="ro1">
          <table:table-cell office:value-type="float" office:value="22.129214" calcext:value-type="float">
            <text:p>22.129214</text:p>
          </table:table-cell>
          <table:table-cell office:value-type="float" office:value="82.74367" calcext:value-type="float">
            <text:p>82.74367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873]+(-[.$D$2]*COS([.C873])-[.$D$4]*SIN([.C873]))/2" office:value-type="float" office:value="19.7820760099604" calcext:value-type="float">
            <text:p>19.78207601</text:p>
          </table:table-cell>
          <table:table-cell table:formula="of:=[.B873]+(-[.$D$2]*SIN([.C873])+[.$D$4]*COS([.C873]))/2" office:value-type="float" office:value="84.6778218181654" calcext:value-type="float">
            <text:p>84.6778218182</text:p>
          </table:table-cell>
          <table:table-cell/>
          <table:table-cell table:formula="of:=[.A873]+([.$D$2]*COS([.C873])-[.$D$4]*SIN([.C873]))/2" office:value-type="float" office:value="24.9767721478209" calcext:value-type="float">
            <text:p>24.9767721478</text:p>
          </table:table-cell>
          <table:table-cell table:formula="of:=[.B873]+([.$D$2]*SIN([.C873])+[.$D$4]*COS([.C873]))/2" office:value-type="float" office:value="81.675300871478" calcext:value-type="float">
            <text:p>81.6753008715</text:p>
          </table:table-cell>
        </table:table-row>
        <table:table-row table:style-name="ro1">
          <table:table-cell office:value-type="float" office:value="22.179391" calcext:value-type="float">
            <text:p>22.179391</text:p>
          </table:table-cell>
          <table:table-cell office:value-type="float" office:value="82.83017" calcext:value-type="float">
            <text:p>82.83017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874]+(-[.$D$2]*COS([.C874])-[.$D$4]*SIN([.C874]))/2" office:value-type="float" office:value="19.8383048022303" calcext:value-type="float">
            <text:p>19.8383048022</text:p>
          </table:table-cell>
          <table:table-cell table:formula="of:=[.B874]+(-[.$D$2]*SIN([.C874])+[.$D$4]*COS([.C874]))/2" office:value-type="float" office:value="84.7716424861846" calcext:value-type="float">
            <text:p>84.7716424862</text:p>
          </table:table-cell>
          <table:table-cell/>
          <table:table-cell table:formula="of:=[.A874]+([.$D$2]*COS([.C874])-[.$D$4]*SIN([.C874]))/2" office:value-type="float" office:value="25.0235987501664" calcext:value-type="float">
            <text:p>25.0235987502</text:p>
          </table:table-cell>
          <table:table-cell table:formula="of:=[.B874]+([.$D$2]*SIN([.C874])+[.$D$4]*COS([.C874]))/2" office:value-type="float" office:value="81.7529131718047" calcext:value-type="float">
            <text:p>81.7529131718</text:p>
          </table:table-cell>
        </table:table-row>
        <table:table-row table:style-name="ro1">
          <table:table-cell office:value-type="float" office:value="22.229794" calcext:value-type="float">
            <text:p>22.229794</text:p>
          </table:table-cell>
          <table:table-cell office:value-type="float" office:value="82.916539" calcext:value-type="float">
            <text:p>82.916539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875]+(-[.$D$2]*COS([.C875])-[.$D$4]*SIN([.C875]))/2" office:value-type="float" office:value="19.8927666971022" calcext:value-type="float">
            <text:p>19.8927666971</text:p>
          </table:table-cell>
          <table:table-cell table:formula="of:=[.B875]+(-[.$D$2]*SIN([.C875])+[.$D$4]*COS([.C875]))/2" office:value-type="float" office:value="84.8628954384538" calcext:value-type="float">
            <text:p>84.8628954385</text:p>
          </table:table-cell>
          <table:table-cell/>
          <table:table-cell table:formula="of:=[.A875]+([.$D$2]*COS([.C875])-[.$D$4]*SIN([.C875]))/2" office:value-type="float" office:value="25.0717462395369" calcext:value-type="float">
            <text:p>25.0717462395</text:p>
          </table:table-cell>
          <table:table-cell table:formula="of:=[.B875]+([.$D$2]*SIN([.C875])+[.$D$4]*COS([.C875]))/2" office:value-type="float" office:value="81.8333458186187" calcext:value-type="float">
            <text:p>81.8333458186</text:p>
          </table:table-cell>
        </table:table-row>
        <table:table-row table:style-name="ro1">
          <table:table-cell office:value-type="float" office:value="22.280331" calcext:value-type="float">
            <text:p>22.280331</text:p>
          </table:table-cell>
          <table:table-cell office:value-type="float" office:value="83.002829" calcext:value-type="float">
            <text:p>83.002829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876]+(-[.$D$2]*COS([.C876])-[.$D$4]*SIN([.C876]))/2" office:value-type="float" office:value="19.945342812856" calcext:value-type="float">
            <text:p>19.9453428129</text:p>
          </table:table-cell>
          <table:table-cell table:formula="of:=[.B876]+(-[.$D$2]*SIN([.C876])+[.$D$4]*COS([.C876]))/2" office:value-type="float" office:value="84.9516312387862" calcext:value-type="float">
            <text:p>84.9516312388</text:p>
          </table:table-cell>
          <table:table-cell/>
          <table:table-cell table:formula="of:=[.A876]+([.$D$2]*COS([.C876])-[.$D$4]*SIN([.C876]))/2" office:value-type="float" office:value="25.1211475787966" calcext:value-type="float">
            <text:p>25.1211475788</text:p>
          </table:table-cell>
          <table:table-cell table:formula="of:=[.B876]+([.$D$2]*SIN([.C876])+[.$D$4]*COS([.C876]))/2" office:value-type="float" office:value="81.9166608888706" calcext:value-type="float">
            <text:p>81.9166608889</text:p>
          </table:table-cell>
        </table:table-row>
        <table:table-row table:style-name="ro1">
          <table:table-cell office:value-type="float" office:value="22.330914" calcext:value-type="float">
            <text:p>22.330914</text:p>
          </table:table-cell>
          <table:table-cell office:value-type="float" office:value="83.089092" calcext:value-type="float">
            <text:p>83.089092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877]+(-[.$D$2]*COS([.C877])-[.$D$4]*SIN([.C877]))/2" office:value-type="float" office:value="19.995925812856" calcext:value-type="float">
            <text:p>19.9959258129</text:p>
          </table:table-cell>
          <table:table-cell table:formula="of:=[.B877]+(-[.$D$2]*SIN([.C877])+[.$D$4]*COS([.C877]))/2" office:value-type="float" office:value="85.0378942387862" calcext:value-type="float">
            <text:p>85.0378942388</text:p>
          </table:table-cell>
          <table:table-cell/>
          <table:table-cell table:formula="of:=[.A877]+([.$D$2]*COS([.C877])-[.$D$4]*SIN([.C877]))/2" office:value-type="float" office:value="25.1717305787966" calcext:value-type="float">
            <text:p>25.1717305788</text:p>
          </table:table-cell>
          <table:table-cell table:formula="of:=[.B877]+([.$D$2]*SIN([.C877])+[.$D$4]*COS([.C877]))/2" office:value-type="float" office:value="82.0029238888705" calcext:value-type="float">
            <text:p>82.0029238889</text:p>
          </table:table-cell>
        </table:table-row>
        <table:table-row table:style-name="ro1">
          <table:table-cell office:value-type="float" office:value="22.381452" calcext:value-type="float">
            <text:p>22.381452</text:p>
          </table:table-cell>
          <table:table-cell office:value-type="float" office:value="83.175382" calcext:value-type="float">
            <text:p>83.175382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878]+(-[.$D$2]*COS([.C878])-[.$D$4]*SIN([.C878]))/2" office:value-type="float" office:value="20.0444246971022" calcext:value-type="float">
            <text:p>20.0444246971</text:p>
          </table:table-cell>
          <table:table-cell table:formula="of:=[.B878]+(-[.$D$2]*SIN([.C878])+[.$D$4]*COS([.C878]))/2" office:value-type="float" office:value="85.1217384384538" calcext:value-type="float">
            <text:p>85.1217384385</text:p>
          </table:table-cell>
          <table:table-cell/>
          <table:table-cell table:formula="of:=[.A878]+([.$D$2]*COS([.C878])-[.$D$4]*SIN([.C878]))/2" office:value-type="float" office:value="25.2234042395369" calcext:value-type="float">
            <text:p>25.2234042395</text:p>
          </table:table-cell>
          <table:table-cell table:formula="of:=[.B878]+([.$D$2]*SIN([.C878])+[.$D$4]*COS([.C878]))/2" office:value-type="float" office:value="82.0921888186187" calcext:value-type="float">
            <text:p>82.0921888186</text:p>
          </table:table-cell>
        </table:table-row>
        <table:table-row table:style-name="ro1">
          <table:table-cell office:value-type="float" office:value="22.431854" calcext:value-type="float">
            <text:p>22.431854</text:p>
          </table:table-cell>
          <table:table-cell office:value-type="float" office:value="83.261751" calcext:value-type="float">
            <text:p>83.261751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879]+(-[.$D$2]*COS([.C879])-[.$D$4]*SIN([.C879]))/2" office:value-type="float" office:value="20.0907678022303" calcext:value-type="float">
            <text:p>20.0907678022</text:p>
          </table:table-cell>
          <table:table-cell table:formula="of:=[.B879]+(-[.$D$2]*SIN([.C879])+[.$D$4]*COS([.C879]))/2" office:value-type="float" office:value="85.2032234861847" calcext:value-type="float">
            <text:p>85.2032234862</text:p>
          </table:table-cell>
          <table:table-cell/>
          <table:table-cell table:formula="of:=[.A879]+([.$D$2]*COS([.C879])-[.$D$4]*SIN([.C879]))/2" office:value-type="float" office:value="25.2760617501664" calcext:value-type="float">
            <text:p>25.2760617502</text:p>
          </table:table-cell>
          <table:table-cell table:formula="of:=[.B879]+([.$D$2]*SIN([.C879])+[.$D$4]*COS([.C879]))/2" office:value-type="float" office:value="82.1844941718047" calcext:value-type="float">
            <text:p>82.1844941718</text:p>
          </table:table-cell>
        </table:table-row>
        <table:table-row table:style-name="ro1">
          <table:table-cell office:value-type="float" office:value="22.482031" calcext:value-type="float">
            <text:p>22.482031</text:p>
          </table:table-cell>
          <table:table-cell office:value-type="float" office:value="83.348251" calcext:value-type="float">
            <text:p>83.348251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880]+(-[.$D$2]*COS([.C880])-[.$D$4]*SIN([.C880]))/2" office:value-type="float" office:value="20.1348930099604" calcext:value-type="float">
            <text:p>20.13489301</text:p>
          </table:table-cell>
          <table:table-cell table:formula="of:=[.B880]+(-[.$D$2]*SIN([.C880])+[.$D$4]*COS([.C880]))/2" office:value-type="float" office:value="85.2824028181654" calcext:value-type="float">
            <text:p>85.2824028182</text:p>
          </table:table-cell>
          <table:table-cell/>
          <table:table-cell table:formula="of:=[.A880]+([.$D$2]*COS([.C880])-[.$D$4]*SIN([.C880]))/2" office:value-type="float" office:value="25.3295891478209" calcext:value-type="float">
            <text:p>25.3295891478</text:p>
          </table:table-cell>
          <table:table-cell table:formula="of:=[.B880]+([.$D$2]*SIN([.C880])+[.$D$4]*COS([.C880]))/2" office:value-type="float" office:value="82.279881871478" calcext:value-type="float">
            <text:p>82.2798818715</text:p>
          </table:table-cell>
        </table:table-row>
        <table:table-row table:style-name="ro1">
          <table:table-cell office:value-type="float" office:value="22.531894" calcext:value-type="float">
            <text:p>22.531894</text:p>
          </table:table-cell>
          <table:table-cell office:value-type="float" office:value="83.434933" calcext:value-type="float">
            <text:p>83.434933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881]+(-[.$D$2]*COS([.C881])-[.$D$4]*SIN([.C881]))/2" office:value-type="float" office:value="20.1767591367203" calcext:value-type="float">
            <text:p>20.1767591367</text:p>
          </table:table-cell>
          <table:table-cell table:formula="of:=[.B881]+(-[.$D$2]*SIN([.C881])+[.$D$4]*COS([.C881]))/2" office:value-type="float" office:value="85.3593393437238" calcext:value-type="float">
            <text:p>85.3593393437</text:p>
          </table:table-cell>
          <table:table-cell/>
          <table:table-cell table:formula="of:=[.A881]+([.$D$2]*COS([.C881])-[.$D$4]*SIN([.C881]))/2" office:value-type="float" office:value="25.3838560632291" calcext:value-type="float">
            <text:p>25.3838560632</text:p>
          </table:table-cell>
          <table:table-cell table:formula="of:=[.B881]+([.$D$2]*SIN([.C881])+[.$D$4]*COS([.C881]))/2" office:value-type="float" office:value="82.3783761440276" calcext:value-type="float">
            <text:p>82.378376144</text:p>
          </table:table-cell>
        </table:table-row>
        <table:table-row table:style-name="ro1">
          <table:table-cell office:value-type="float" office:value="22.581353" calcext:value-type="float">
            <text:p>22.581353</text:p>
          </table:table-cell>
          <table:table-cell office:value-type="float" office:value="83.521846" calcext:value-type="float">
            <text:p>83.521846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882]+(-[.$D$2]*COS([.C882])-[.$D$4]*SIN([.C882]))/2" office:value-type="float" office:value="20.2163368075719" calcext:value-type="float">
            <text:p>20.2163368076</text:p>
          </table:table-cell>
          <table:table-cell table:formula="of:=[.B882]+(-[.$D$2]*SIN([.C882])+[.$D$4]*COS([.C882]))/2" office:value-type="float" office:value="85.4340955678004" calcext:value-type="float">
            <text:p>85.4340955678</text:p>
          </table:table-cell>
          <table:table-cell/>
          <table:table-cell table:formula="of:=[.A882]+([.$D$2]*COS([.C882])-[.$D$4]*SIN([.C882]))/2" office:value-type="float" office:value="25.4387195283402" calcext:value-type="float">
            <text:p>25.4387195283</text:p>
          </table:table-cell>
          <table:table-cell table:formula="of:=[.B882]+([.$D$2]*SIN([.C882])+[.$D$4]*COS([.C882]))/2" office:value-type="float" office:value="82.4799935523277" calcext:value-type="float">
            <text:p>82.4799935523</text:p>
          </table:table-cell>
        </table:table-row>
        <table:table-row table:style-name="ro1">
          <table:table-cell office:value-type="float" office:value="22.63032" calcext:value-type="float">
            <text:p>22.63032</text:p>
          </table:table-cell>
          <table:table-cell office:value-type="float" office:value="83.609036" calcext:value-type="float">
            <text:p>83.609036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883]+(-[.$D$2]*COS([.C883])-[.$D$4]*SIN([.C883]))/2" office:value-type="float" office:value="20.2536167374326" calcext:value-type="float">
            <text:p>20.2536167374</text:p>
          </table:table-cell>
          <table:table-cell table:formula="of:=[.B883]+(-[.$D$2]*SIN([.C883])+[.$D$4]*COS([.C883]))/2" office:value-type="float" office:value="85.5067402977507" calcext:value-type="float">
            <text:p>85.5067402978</text:p>
          </table:table-cell>
          <table:table-cell/>
          <table:table-cell table:formula="of:=[.A883]+([.$D$2]*COS([.C883])-[.$D$4]*SIN([.C883]))/2" office:value-type="float" office:value="25.4940244800775" calcext:value-type="float">
            <text:p>25.4940244801</text:p>
          </table:table-cell>
          <table:table-cell table:formula="of:=[.B883]+([.$D$2]*SIN([.C883])+[.$D$4]*COS([.C883]))/2" office:value-type="float" office:value="82.5847329926902" calcext:value-type="float">
            <text:p>82.5847329927</text:p>
          </table:table-cell>
        </table:table-row>
        <table:table-row table:style-name="ro1">
          <table:table-cell office:value-type="float" office:value="22.67871" calcext:value-type="float">
            <text:p>22.67871</text:p>
          </table:table-cell>
          <table:table-cell office:value-type="float" office:value="83.696548" calcext:value-type="float">
            <text:p>83.696548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884]+(-[.$D$2]*COS([.C884])-[.$D$4]*SIN([.C884]))/2" office:value-type="float" office:value="20.2886005778211" calcext:value-type="float">
            <text:p>20.2886005778</text:p>
          </table:table-cell>
          <table:table-cell table:formula="of:=[.B884]+(-[.$D$2]*SIN([.C884])+[.$D$4]*COS([.C884]))/2" office:value-type="float" office:value="85.5773395753776" calcext:value-type="float">
            <text:p>85.5773395754</text:p>
          </table:table-cell>
          <table:table-cell/>
          <table:table-cell table:formula="of:=[.A884]+([.$D$2]*COS([.C884])-[.$D$4]*SIN([.C884]))/2" office:value-type="float" office:value="25.5496107751566" calcext:value-type="float">
            <text:p>25.5496107752</text:p>
          </table:table-cell>
          <table:table-cell table:formula="of:=[.B884]+([.$D$2]*SIN([.C884])+[.$D$4]*COS([.C884]))/2" office:value-type="float" office:value="82.6925914575117" calcext:value-type="float">
            <text:p>82.6925914575</text:p>
          </table:table-cell>
        </table:table-row>
        <table:table-row table:style-name="ro1">
          <table:table-cell office:value-type="float" office:value="22.726437" calcext:value-type="float">
            <text:p>22.726437</text:p>
          </table:table-cell>
          <table:table-cell office:value-type="float" office:value="83.784424" calcext:value-type="float">
            <text:p>83.784424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885]+(-[.$D$2]*COS([.C885])-[.$D$4]*SIN([.C885]))/2" office:value-type="float" office:value="20.3213020415661" calcext:value-type="float">
            <text:p>20.3213020416</text:p>
          </table:table-cell>
          <table:table-cell table:formula="of:=[.B885]+(-[.$D$2]*SIN([.C885])+[.$D$4]*COS([.C885]))/2" office:value-type="float" office:value="85.6459625657351" calcext:value-type="float">
            <text:p>85.6459625657</text:p>
          </table:table-cell>
          <table:table-cell/>
          <table:table-cell table:formula="of:=[.A885]+([.$D$2]*COS([.C885])-[.$D$4]*SIN([.C885]))/2" office:value-type="float" office:value="25.6053069009192" calcext:value-type="float">
            <text:p>25.6053069009</text:p>
          </table:table-cell>
          <table:table-cell table:formula="of:=[.B885]+([.$D$2]*SIN([.C885])+[.$D$4]*COS([.C885]))/2" office:value-type="float" office:value="82.8035529108238" calcext:value-type="float">
            <text:p>82.8035529108</text:p>
          </table:table-cell>
        </table:table-row>
        <table:table-row table:style-name="ro1">
          <table:table-cell office:value-type="float" office:value="22.773417" calcext:value-type="float">
            <text:p>22.773417</text:p>
          </table:table-cell>
          <table:table-cell office:value-type="float" office:value="83.872701" calcext:value-type="float">
            <text:p>83.872701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886]+(-[.$D$2]*COS([.C886])-[.$D$4]*SIN([.C886]))/2" office:value-type="float" office:value="20.3517546210997" calcext:value-type="float">
            <text:p>20.3517546211</text:p>
          </table:table-cell>
          <table:table-cell table:formula="of:=[.B886]+(-[.$D$2]*SIN([.C886])+[.$D$4]*COS([.C886]))/2" office:value-type="float" office:value="85.7126877724032" calcext:value-type="float">
            <text:p>85.7126877724</text:p>
          </table:table-cell>
          <table:table-cell/>
          <table:table-cell table:formula="of:=[.A886]+([.$D$2]*COS([.C886])-[.$D$4]*SIN([.C886]))/2" office:value-type="float" office:value="25.6609311764959" calcext:value-type="float">
            <text:p>25.6609311765</text:p>
          </table:table-cell>
          <table:table-cell table:formula="of:=[.B886]+([.$D$2]*SIN([.C886])+[.$D$4]*COS([.C886]))/2" office:value-type="float" office:value="82.9175769868295" calcext:value-type="float">
            <text:p>82.9175769868</text:p>
          </table:table-cell>
        </table:table-row>
        <table:table-row table:style-name="ro1">
          <table:table-cell office:value-type="float" office:value="22.819568" calcext:value-type="float">
            <text:p>22.819568</text:p>
          </table:table-cell>
          <table:table-cell office:value-type="float" office:value="83.961414" calcext:value-type="float">
            <text:p>83.961414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887]+(-[.$D$2]*COS([.C887])-[.$D$4]*SIN([.C887]))/2" office:value-type="float" office:value="20.3799975913411" calcext:value-type="float">
            <text:p>20.3799975913</text:p>
          </table:table-cell>
          <table:table-cell table:formula="of:=[.B887]+(-[.$D$2]*SIN([.C887])+[.$D$4]*COS([.C887]))/2" office:value-type="float" office:value="85.7775902638015" calcext:value-type="float">
            <text:p>85.7775902638</text:p>
          </table:table-cell>
          <table:table-cell/>
          <table:table-cell table:formula="of:=[.A887]+([.$D$2]*COS([.C887])-[.$D$4]*SIN([.C887]))/2" office:value-type="float" office:value="25.7162998775318" calcext:value-type="float">
            <text:p>25.7162998775</text:p>
          </table:table-cell>
          <table:table-cell table:formula="of:=[.B887]+([.$D$2]*SIN([.C887])+[.$D$4]*COS([.C887]))/2" office:value-type="float" office:value="83.0346214505636" calcext:value-type="float">
            <text:p>83.0346214506</text:p>
          </table:table-cell>
        </table:table-row>
        <table:table-row table:style-name="ro1">
          <table:table-cell office:value-type="float" office:value="22.86481" calcext:value-type="float">
            <text:p>22.86481</text:p>
          </table:table-cell>
          <table:table-cell office:value-type="float" office:value="84.050593" calcext:value-type="float">
            <text:p>84.050593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888]+(-[.$D$2]*COS([.C888])-[.$D$4]*SIN([.C888]))/2" office:value-type="float" office:value="20.4060825727826" calcext:value-type="float">
            <text:p>20.4060825728</text:p>
          </table:table-cell>
          <table:table-cell table:formula="of:=[.B888]+(-[.$D$2]*SIN([.C888])+[.$D$4]*COS([.C888]))/2" office:value-type="float" office:value="85.8407492609584" calcext:value-type="float">
            <text:p>85.840749261</text:p>
          </table:table-cell>
          <table:table-cell/>
          <table:table-cell table:formula="of:=[.A888]+([.$D$2]*COS([.C888])-[.$D$4]*SIN([.C888]))/2" office:value-type="float" office:value="25.7712244617327" calcext:value-type="float">
            <text:p>25.7712244617</text:p>
          </table:table-cell>
          <table:table-cell table:formula="of:=[.B888]+([.$D$2]*SIN([.C888])+[.$D$4]*COS([.C888]))/2" office:value-type="float" office:value="83.1546270538666" calcext:value-type="float">
            <text:p>83.1546270539</text:p>
          </table:table-cell>
        </table:table-row>
        <table:table-row table:style-name="ro1">
          <table:table-cell office:value-type="float" office:value="22.909068" calcext:value-type="float">
            <text:p>22.909068</text:p>
          </table:table-cell>
          <table:table-cell office:value-type="float" office:value="84.140266" calcext:value-type="float">
            <text:p>84.140266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889]+(-[.$D$2]*COS([.C889])-[.$D$4]*SIN([.C889]))/2" office:value-type="float" office:value="20.4300771418162" calcext:value-type="float">
            <text:p>20.4300771418</text:p>
          </table:table-cell>
          <table:table-cell table:formula="of:=[.B889]+(-[.$D$2]*SIN([.C889])+[.$D$4]*COS([.C889]))/2" office:value-type="float" office:value="85.9022547414626" calcext:value-type="float">
            <text:p>85.9022547415</text:p>
          </table:table-cell>
          <table:table-cell/>
          <table:table-cell table:formula="of:=[.A889]+([.$D$2]*COS([.C889])-[.$D$4]*SIN([.C889]))/2" office:value-type="float" office:value="25.825515160378" calcext:value-type="float">
            <text:p>25.8255151604</text:p>
          </table:table-cell>
          <table:table-cell table:formula="of:=[.B889]+([.$D$2]*SIN([.C889])+[.$D$4]*COS([.C889]))/2" office:value-type="float" office:value="83.2775169282977" calcext:value-type="float">
            <text:p>83.2775169283</text:p>
          </table:table-cell>
        </table:table-row>
        <table:table-row table:style-name="ro1">
          <table:table-cell office:value-type="float" office:value="22.952266" calcext:value-type="float">
            <text:p>22.952266</text:p>
          </table:table-cell>
          <table:table-cell office:value-type="float" office:value="84.230453" calcext:value-type="float">
            <text:p>84.230453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890]+(-[.$D$2]*COS([.C890])-[.$D$4]*SIN([.C890]))/2" office:value-type="float" office:value="20.4520504804876" calcext:value-type="float">
            <text:p>20.4520504805</text:p>
          </table:table-cell>
          <table:table-cell table:formula="of:=[.B890]+(-[.$D$2]*SIN([.C890])+[.$D$4]*COS([.C890]))/2" office:value-type="float" office:value="85.9621926905971" calcext:value-type="float">
            <text:p>85.9621926906</text:p>
          </table:table-cell>
          <table:table-cell/>
          <table:table-cell table:formula="of:=[.A890]+([.$D$2]*COS([.C890])-[.$D$4]*SIN([.C890]))/2" office:value-type="float" office:value="25.8789800397324" calcext:value-type="float">
            <text:p>25.8789800397</text:p>
          </table:table-cell>
          <table:table-cell table:formula="of:=[.B890]+([.$D$2]*SIN([.C890])+[.$D$4]*COS([.C890]))/2" office:value-type="float" office:value="83.403201569277" calcext:value-type="float">
            <text:p>83.4032015693</text:p>
          </table:table-cell>
        </table:table-row>
        <table:table-row table:style-name="ro1">
          <table:table-cell office:value-type="float" office:value="22.994334" calcext:value-type="float">
            <text:p>22.994334</text:p>
          </table:table-cell>
          <table:table-cell office:value-type="float" office:value="84.321173" calcext:value-type="float">
            <text:p>84.321173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891]+(-[.$D$2]*COS([.C891])-[.$D$4]*SIN([.C891]))/2" office:value-type="float" office:value="20.4720862517838" calcext:value-type="float">
            <text:p>20.4720862518</text:p>
          </table:table-cell>
          <table:table-cell table:formula="of:=[.B891]+(-[.$D$2]*SIN([.C891])+[.$D$4]*COS([.C891]))/2" office:value-type="float" office:value="86.0206630107439" calcext:value-type="float">
            <text:p>86.0206630107</text:p>
          </table:table-cell>
          <table:table-cell/>
          <table:table-cell table:formula="of:=[.A891]+([.$D$2]*COS([.C891])-[.$D$4]*SIN([.C891]))/2" office:value-type="float" office:value="25.9314299815269" calcext:value-type="float">
            <text:p>25.9314299815</text:p>
          </table:table-cell>
          <table:table-cell table:formula="of:=[.B891]+([.$D$2]*SIN([.C891])+[.$D$4]*COS([.C891]))/2" office:value-type="float" office:value="83.5315736108799" calcext:value-type="float">
            <text:p>83.5315736109</text:p>
          </table:table-cell>
        </table:table-row>
        <table:table-row table:style-name="ro1">
          <table:table-cell office:value-type="float" office:value="23.035204" calcext:value-type="float">
            <text:p>23.035204</text:p>
          </table:table-cell>
          <table:table-cell office:value-type="float" office:value="84.412439" calcext:value-type="float">
            <text:p>84.412439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892]+(-[.$D$2]*COS([.C892])-[.$D$4]*SIN([.C892]))/2" office:value-type="float" office:value="20.4902719800919" calcext:value-type="float">
            <text:p>20.4902719801</text:p>
          </table:table-cell>
          <table:table-cell table:formula="of:=[.B892]+(-[.$D$2]*SIN([.C892])+[.$D$4]*COS([.C892]))/2" office:value-type="float" office:value="86.0777681008226" calcext:value-type="float">
            <text:p>86.0777681008</text:p>
          </table:table-cell>
          <table:table-cell/>
          <table:table-cell table:formula="of:=[.A892]+([.$D$2]*COS([.C892])-[.$D$4]*SIN([.C892]))/2" office:value-type="float" office:value="25.982678862342" calcext:value-type="float">
            <text:p>25.9826788623</text:p>
          </table:table-cell>
          <table:table-cell table:formula="of:=[.B892]+([.$D$2]*SIN([.C892])+[.$D$4]*COS([.C892]))/2" office:value-type="float" office:value="83.6625110462192" calcext:value-type="float">
            <text:p>83.6625110462</text:p>
          </table:table-cell>
        </table:table-row>
        <table:table-row table:style-name="ro1">
          <table:table-cell office:value-type="float" office:value="23.074813" calcext:value-type="float">
            <text:p>23.074813</text:p>
          </table:table-cell>
          <table:table-cell office:value-type="float" office:value="84.50426" calcext:value-type="float">
            <text:p>84.50426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893]+(-[.$D$2]*COS([.C893])-[.$D$4]*SIN([.C893]))/2" office:value-type="float" office:value="20.5066992134669" calcext:value-type="float">
            <text:p>20.5066992135</text:p>
          </table:table-cell>
          <table:table-cell table:formula="of:=[.B893]+(-[.$D$2]*SIN([.C893])+[.$D$4]*COS([.C893]))/2" office:value-type="float" office:value="86.1336131168592" calcext:value-type="float">
            <text:p>86.1336131169</text:p>
          </table:table-cell>
          <table:table-cell/>
          <table:table-cell table:formula="of:=[.A893]+([.$D$2]*COS([.C893])-[.$D$4]*SIN([.C893]))/2" office:value-type="float" office:value="26.0325486738099" calcext:value-type="float">
            <text:p>26.0325486738</text:p>
          </table:table-cell>
          <table:table-cell table:formula="of:=[.B893]+([.$D$2]*SIN([.C893])+[.$D$4]*COS([.C893]))/2" office:value-type="float" office:value="83.7958817931979" calcext:value-type="float">
            <text:p>83.7958817932</text:p>
          </table:table-cell>
        </table:table-row>
        <table:table-row table:style-name="ro1">
          <table:table-cell office:value-type="float" office:value="23.113101" calcext:value-type="float">
            <text:p>23.113101</text:p>
          </table:table-cell>
          <table:table-cell office:value-type="float" office:value="84.596638" calcext:value-type="float">
            <text:p>84.596638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894]+(-[.$D$2]*COS([.C894])-[.$D$4]*SIN([.C894]))/2" office:value-type="float" office:value="20.5214636577139" calcext:value-type="float">
            <text:p>20.5214636577</text:p>
          </table:table-cell>
          <table:table-cell table:formula="of:=[.B894]+(-[.$D$2]*SIN([.C894])+[.$D$4]*COS([.C894]))/2" office:value-type="float" office:value="86.188308784449" calcext:value-type="float">
            <text:p>86.1883087844</text:p>
          </table:table-cell>
          <table:table-cell/>
          <table:table-cell table:formula="of:=[.A894]+([.$D$2]*COS([.C894])-[.$D$4]*SIN([.C894]))/2" office:value-type="float" office:value="26.0808673890108" calcext:value-type="float">
            <text:p>26.080867389</text:p>
          </table:table-cell>
          <table:table-cell table:formula="of:=[.B894]+([.$D$2]*SIN([.C894])+[.$D$4]*COS([.C894]))/2" office:value-type="float" office:value="83.9315345041005" calcext:value-type="float">
            <text:p>83.9315345041</text:p>
          </table:table-cell>
        </table:table-row>
        <table:table-row table:style-name="ro1">
          <table:table-cell office:value-type="float" office:value="23.150014" calcext:value-type="float">
            <text:p>23.150014</text:p>
          </table:table-cell>
          <table:table-cell office:value-type="float" office:value="84.689575" calcext:value-type="float">
            <text:p>84.689575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895]+(-[.$D$2]*COS([.C895])-[.$D$4]*SIN([.C895]))/2" office:value-type="float" office:value="20.5346698438653" calcext:value-type="float">
            <text:p>20.5346698439</text:p>
          </table:table-cell>
          <table:table-cell table:formula="of:=[.B895]+(-[.$D$2]*SIN([.C895])+[.$D$4]*COS([.C895]))/2" office:value-type="float" office:value="86.2419843999239" calcext:value-type="float">
            <text:p>86.2419843999</text:p>
          </table:table-cell>
          <table:table-cell/>
          <table:table-cell table:formula="of:=[.A895]+([.$D$2]*COS([.C895])-[.$D$4]*SIN([.C895]))/2" office:value-type="float" office:value="26.1274723314541" calcext:value-type="float">
            <text:p>26.1274723315</text:p>
          </table:table-cell>
          <table:table-cell table:formula="of:=[.B895]+([.$D$2]*SIN([.C895])+[.$D$4]*COS([.C895]))/2" office:value-type="float" office:value="84.0692993480076" calcext:value-type="float">
            <text:p>84.069299348</text:p>
          </table:table-cell>
        </table:table-row>
        <table:table-row table:style-name="ro1">
          <table:table-cell office:value-type="float" office:value="23.185502" calcext:value-type="float">
            <text:p>23.185502</text:p>
          </table:table-cell>
          <table:table-cell office:value-type="float" office:value="84.783065" calcext:value-type="float">
            <text:p>84.783065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896]+(-[.$D$2]*COS([.C896])-[.$D$4]*SIN([.C896]))/2" office:value-type="float" office:value="20.5464166703462" calcext:value-type="float">
            <text:p>20.5464166703</text:p>
          </table:table-cell>
          <table:table-cell table:formula="of:=[.B896]+(-[.$D$2]*SIN([.C896])+[.$D$4]*COS([.C896]))/2" office:value-type="float" office:value="86.2947622655945" calcext:value-type="float">
            <text:p>86.2947622656</text:p>
          </table:table-cell>
          <table:table-cell/>
          <table:table-cell table:formula="of:=[.A896]+([.$D$2]*COS([.C896])-[.$D$4]*SIN([.C896]))/2" office:value-type="float" office:value="26.1722142628383" calcext:value-type="float">
            <text:p>26.1722142628</text:p>
          </table:table-cell>
          <table:table-cell table:formula="of:=[.B896]+([.$D$2]*SIN([.C896])+[.$D$4]*COS([.C896]))/2" office:value-type="float" office:value="84.2090006664875" calcext:value-type="float">
            <text:p>84.2090006665</text:p>
          </table:table-cell>
        </table:table-row>
        <table:table-row table:style-name="ro1">
          <table:table-cell office:value-type="float" office:value="23.21952" calcext:value-type="float">
            <text:p>23.21952</text:p>
          </table:table-cell>
          <table:table-cell office:value-type="float" office:value="84.8771" calcext:value-type="float">
            <text:p>84.8771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897]+(-[.$D$2]*COS([.C897])-[.$D$4]*SIN([.C897]))/2" office:value-type="float" office:value="20.5568052940948" calcext:value-type="float">
            <text:p>20.5568052941</text:p>
          </table:table-cell>
          <table:table-cell table:formula="of:=[.B897]+(-[.$D$2]*SIN([.C897])+[.$D$4]*COS([.C897]))/2" office:value-type="float" office:value="86.3467769695943" calcext:value-type="float">
            <text:p>86.3467769696</text:p>
          </table:table-cell>
          <table:table-cell/>
          <table:table-cell table:formula="of:=[.A897]+([.$D$2]*COS([.C897])-[.$D$4]*SIN([.C897]))/2" office:value-type="float" office:value="26.2149561714004" calcext:value-type="float">
            <text:p>26.2149561714</text:p>
          </table:table-cell>
          <table:table-cell table:formula="of:=[.B897]+([.$D$2]*SIN([.C897])+[.$D$4]*COS([.C897]))/2" office:value-type="float" office:value="84.3504481766233" calcext:value-type="float">
            <text:p>84.3504481766</text:p>
          </table:table-cell>
        </table:table-row>
        <table:table-row table:style-name="ro1">
          <table:table-cell office:value-type="float" office:value="23.25203" calcext:value-type="float">
            <text:p>23.25203</text:p>
          </table:table-cell>
          <table:table-cell office:value-type="float" office:value="84.971667" calcext:value-type="float">
            <text:p>84.971667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898]+(-[.$D$2]*COS([.C898])-[.$D$4]*SIN([.C898]))/2" office:value-type="float" office:value="20.5659382686669" calcext:value-type="float">
            <text:p>20.5659382687</text:p>
          </table:table-cell>
          <table:table-cell table:formula="of:=[.B898]+(-[.$D$2]*SIN([.C898])+[.$D$4]*COS([.C898]))/2" office:value-type="float" office:value="86.3981701408532" calcext:value-type="float">
            <text:p>86.3981701409</text:p>
          </table:table-cell>
          <table:table-cell/>
          <table:table-cell table:formula="of:=[.A898]+([.$D$2]*COS([.C898])-[.$D$4]*SIN([.C898]))/2" office:value-type="float" office:value="26.2555772509972" calcext:value-type="float">
            <text:p>26.255577251</text:p>
          </table:table-cell>
          <table:table-cell table:formula="of:=[.B898]+([.$D$2]*SIN([.C898])+[.$D$4]*COS([.C898]))/2" office:value-type="float" office:value="84.4934370228685" calcext:value-type="float">
            <text:p>84.4934370229</text:p>
          </table:table-cell>
        </table:table-row>
        <table:table-row table:style-name="ro1">
          <table:table-cell office:value-type="float" office:value="23.282998" calcext:value-type="float">
            <text:p>23.282998</text:p>
          </table:table-cell>
          <table:table-cell office:value-type="float" office:value="85.06675" calcext:value-type="float">
            <text:p>85.06675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899]+(-[.$D$2]*COS([.C899])-[.$D$4]*SIN([.C899]))/2" office:value-type="float" office:value="20.5739125877475" calcext:value-type="float">
            <text:p>20.5739125877</text:p>
          </table:table-cell>
          <table:table-cell table:formula="of:=[.B899]+(-[.$D$2]*SIN([.C899])+[.$D$4]*COS([.C899]))/2" office:value-type="float" office:value="86.4490872342235" calcext:value-type="float">
            <text:p>86.4490872342</text:p>
          </table:table-cell>
          <table:table-cell/>
          <table:table-cell table:formula="of:=[.A899]+([.$D$2]*COS([.C899])-[.$D$4]*SIN([.C899]))/2" office:value-type="float" office:value="26.2939719524194" calcext:value-type="float">
            <text:p>26.2939719524</text:p>
          </table:table-cell>
          <table:table-cell table:formula="of:=[.B899]+([.$D$2]*SIN([.C899])+[.$D$4]*COS([.C899]))/2" office:value-type="float" office:value="84.6377559932218" calcext:value-type="float">
            <text:p>84.6377559932</text:p>
          </table:table-cell>
        </table:table-row>
        <table:table-row table:style-name="ro1">
          <table:table-cell office:value-type="float" office:value="23.312397" calcext:value-type="float">
            <text:p>23.312397</text:p>
          </table:table-cell>
          <table:table-cell office:value-type="float" office:value="85.16233" calcext:value-type="float">
            <text:p>85.16233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900]+(-[.$D$2]*COS([.C900])-[.$D$4]*SIN([.C900]))/2" office:value-type="float" office:value="20.5808260150741" calcext:value-type="float">
            <text:p>20.5808260151</text:p>
          </table:table-cell>
          <table:table-cell table:formula="of:=[.B900]+(-[.$D$2]*SIN([.C900])+[.$D$4]*COS([.C900]))/2" office:value-type="float" office:value="86.4996855825999" calcext:value-type="float">
            <text:p>86.4996855826</text:p>
          </table:table-cell>
          <table:table-cell/>
          <table:table-cell table:formula="of:=[.A900]+([.$D$2]*COS([.C900])-[.$D$4]*SIN([.C900]))/2" office:value-type="float" office:value="26.3300524449623" calcext:value-type="float">
            <text:p>26.330052445</text:p>
          </table:table-cell>
          <table:table-cell table:formula="of:=[.B900]+([.$D$2]*SIN([.C900])+[.$D$4]*COS([.C900]))/2" office:value-type="float" office:value="84.7831788223815" calcext:value-type="float">
            <text:p>84.7831788224</text:p>
          </table:table-cell>
        </table:table-row>
        <table:table-row table:style-name="ro1">
          <table:table-cell office:value-type="float" office:value="23.340207" calcext:value-type="float">
            <text:p>23.340207</text:p>
          </table:table-cell>
          <table:table-cell office:value-type="float" office:value="85.258384" calcext:value-type="float">
            <text:p>85.258384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901]+(-[.$D$2]*COS([.C901])-[.$D$4]*SIN([.C901]))/2" office:value-type="float" office:value="20.5867693585679" calcext:value-type="float">
            <text:p>20.5867693586</text:p>
          </table:table-cell>
          <table:table-cell table:formula="of:=[.B901]+(-[.$D$2]*SIN([.C901])+[.$D$4]*COS([.C901]))/2" office:value-type="float" office:value="86.5501197139697" calcext:value-type="float">
            <text:p>86.550119714</text:p>
          </table:table-cell>
          <table:table-cell/>
          <table:table-cell table:formula="of:=[.A901]+([.$D$2]*COS([.C901])-[.$D$4]*SIN([.C901]))/2" office:value-type="float" office:value="26.3637514869665" calcext:value-type="float">
            <text:p>26.363751487</text:p>
          </table:table-cell>
          <table:table-cell table:formula="of:=[.B901]+([.$D$2]*SIN([.C901])+[.$D$4]*COS([.C901]))/2" office:value-type="float" office:value="84.9294786407635" calcext:value-type="float">
            <text:p>84.9294786408</text:p>
          </table:table-cell>
        </table:table-row>
        <table:table-row table:style-name="ro1">
          <table:table-cell office:value-type="float" office:value="23.418829" calcext:value-type="float">
            <text:p>23.418829</text:p>
          </table:table-cell>
          <table:table-cell office:value-type="float" office:value="85.547895" calcext:value-type="float">
            <text:p>85.547895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902]+(-[.$D$2]*COS([.C902])-[.$D$4]*SIN([.C902]))/2" office:value-type="float" office:value="20.6442466701857" calcext:value-type="float">
            <text:p>20.6442466702</text:p>
          </table:table-cell>
          <table:table-cell table:formula="of:=[.B902]+(-[.$D$2]*SIN([.C902])+[.$D$4]*COS([.C902]))/2" office:value-type="float" office:value="86.7935646572857" calcext:value-type="float">
            <text:p>86.7935646573</text:p>
          </table:table-cell>
          <table:table-cell/>
          <table:table-cell table:formula="of:=[.A902]+([.$D$2]*COS([.C902])-[.$D$4]*SIN([.C902]))/2" office:value-type="float" office:value="26.4474348765116" calcext:value-type="float">
            <text:p>26.4474348765</text:p>
          </table:table-cell>
          <table:table-cell table:formula="of:=[.B902]+([.$D$2]*SIN([.C902])+[.$D$4]*COS([.C902]))/2" office:value-type="float" office:value="85.2694233771019" calcext:value-type="float">
            <text:p>85.2694233771</text:p>
          </table:table-cell>
        </table:table-row>
        <table:table-row table:style-name="ro1">
          <table:table-cell office:value-type="float" office:value="23.443425" calcext:value-type="float">
            <text:p>23.443425</text:p>
          </table:table-cell>
          <table:table-cell office:value-type="float" office:value="85.644821" calcext:value-type="float">
            <text:p>85.644821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903]+(-[.$D$2]*COS([.C903])-[.$D$4]*SIN([.C903]))/2" office:value-type="float" office:value="20.6485069972983" calcext:value-type="float">
            <text:p>20.6485069973</text:p>
          </table:table-cell>
          <table:table-cell table:formula="of:=[.B903]+(-[.$D$2]*SIN([.C903])+[.$D$4]*COS([.C903]))/2" office:value-type="float" office:value="86.844168054932" calcext:value-type="float">
            <text:p>86.8441680549</text:p>
          </table:table-cell>
          <table:table-cell/>
          <table:table-cell table:formula="of:=[.A903]+([.$D$2]*COS([.C903])-[.$D$4]*SIN([.C903]))/2" office:value-type="float" office:value="26.4762437771282" calcext:value-type="float">
            <text:p>26.4762437771</text:p>
          </table:table-cell>
          <table:table-cell table:formula="of:=[.B903]+([.$D$2]*SIN([.C903])+[.$D$4]*COS([.C903]))/2" office:value-type="float" office:value="85.416763408373" calcext:value-type="float">
            <text:p>85.4167634084</text:p>
          </table:table-cell>
        </table:table-row>
        <table:table-row table:style-name="ro1">
          <table:table-cell office:value-type="float" office:value="23.466411" calcext:value-type="float">
            <text:p>23.466411</text:p>
          </table:table-cell>
          <table:table-cell office:value-type="float" office:value="85.742143" calcext:value-type="float">
            <text:p>85.742143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904]+(-[.$D$2]*COS([.C904])-[.$D$4]*SIN([.C904]))/2" office:value-type="float" office:value="20.6520447626802" calcext:value-type="float">
            <text:p>20.6520447627</text:p>
          </table:table-cell>
          <table:table-cell table:formula="of:=[.B904]+(-[.$D$2]*SIN([.C904])+[.$D$4]*COS([.C904]))/2" office:value-type="float" office:value="86.8951142408531" calcext:value-type="float">
            <text:p>86.8951142409</text:p>
          </table:table-cell>
          <table:table-cell/>
          <table:table-cell table:formula="of:=[.A904]+([.$D$2]*COS([.C904])-[.$D$4]*SIN([.C904]))/2" office:value-type="float" office:value="26.5025859512549" calcext:value-type="float">
            <text:p>26.5025859513</text:p>
          </table:table-cell>
          <table:table-cell table:formula="of:=[.B904]+([.$D$2]*SIN([.C904])+[.$D$4]*COS([.C904]))/2" office:value-type="float" office:value="85.5642619572426" calcext:value-type="float">
            <text:p>85.5642619572</text:p>
          </table:table-cell>
        </table:table-row>
        <table:table-row table:style-name="ro1">
          <table:table-cell office:value-type="float" office:value="23.487793" calcext:value-type="float">
            <text:p>23.487793</text:p>
          </table:table-cell>
          <table:table-cell office:value-type="float" office:value="85.839829" calcext:value-type="float">
            <text:p>85.839829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905]+(-[.$D$2]*COS([.C905])-[.$D$4]*SIN([.C905]))/2" office:value-type="float" office:value="20.6549283370877" calcext:value-type="float">
            <text:p>20.6549283371</text:p>
          </table:table-cell>
          <table:table-cell table:formula="of:=[.B905]+(-[.$D$2]*SIN([.C905])+[.$D$4]*COS([.C905]))/2" office:value-type="float" office:value="86.9465709760824" calcext:value-type="float">
            <text:p>86.9465709761</text:p>
          </table:table-cell>
          <table:table-cell/>
          <table:table-cell table:formula="of:=[.A905]+([.$D$2]*COS([.C905])-[.$D$4]*SIN([.C905]))/2" office:value-type="float" office:value="26.5264731868897" calcext:value-type="float">
            <text:p>26.5264731869</text:p>
          </table:table-cell>
          <table:table-cell table:formula="of:=[.B905]+([.$D$2]*SIN([.C905])+[.$D$4]*COS([.C905]))/2" office:value-type="float" office:value="85.711677832218" calcext:value-type="float">
            <text:p>85.7116778322</text:p>
          </table:table-cell>
        </table:table-row>
        <table:table-row table:style-name="ro1">
          <table:table-cell office:value-type="float" office:value="23.507584" calcext:value-type="float">
            <text:p>23.507584</text:p>
          </table:table-cell>
          <table:table-cell office:value-type="float" office:value="85.93785" calcext:value-type="float">
            <text:p>85.93785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906]+(-[.$D$2]*COS([.C906])-[.$D$4]*SIN([.C906]))/2" office:value-type="float" office:value="20.6572230865529" calcext:value-type="float">
            <text:p>20.6572230866</text:p>
          </table:table-cell>
          <table:table-cell table:formula="of:=[.B906]+(-[.$D$2]*SIN([.C906])+[.$D$4]*COS([.C906]))/2" office:value-type="float" office:value="86.9987188246401" calcext:value-type="float">
            <text:p>86.9987188246</text:p>
          </table:table-cell>
          <table:table-cell/>
          <table:table-cell table:formula="of:=[.A906]+([.$D$2]*COS([.C906])-[.$D$4]*SIN([.C906]))/2" office:value-type="float" office:value="26.5479369153062" calcext:value-type="float">
            <text:p>26.5479369153</text:p>
          </table:table-cell>
          <table:table-cell table:formula="of:=[.B906]+([.$D$2]*SIN([.C906])+[.$D$4]*COS([.C906]))/2" office:value-type="float" office:value="85.8587668134854" calcext:value-type="float">
            <text:p>85.8587668135</text:p>
          </table:table-cell>
        </table:table-row>
        <table:table-row table:style-name="ro1">
          <table:table-cell office:value-type="float" office:value="23.525804" calcext:value-type="float">
            <text:p>23.525804</text:p>
          </table:table-cell>
          <table:table-cell office:value-type="float" office:value="86.036175" calcext:value-type="float">
            <text:p>86.036175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907]+(-[.$D$2]*COS([.C907])-[.$D$4]*SIN([.C907]))/2" office:value-type="float" office:value="20.658986034059" calcext:value-type="float">
            <text:p>20.6589860341</text:p>
          </table:table-cell>
          <table:table-cell table:formula="of:=[.B907]+(-[.$D$2]*SIN([.C907])+[.$D$4]*COS([.C907]))/2" office:value-type="float" office:value="87.0517313746823" calcext:value-type="float">
            <text:p>87.0517313747</text:p>
          </table:table-cell>
          <table:table-cell/>
          <table:table-cell table:formula="of:=[.A907]+([.$D$2]*COS([.C907])-[.$D$4]*SIN([.C907]))/2" office:value-type="float" office:value="26.567028467679" calcext:value-type="float">
            <text:p>26.5670284677</text:p>
          </table:table-cell>
          <table:table-cell table:formula="of:=[.B907]+([.$D$2]*SIN([.C907])+[.$D$4]*COS([.C907]))/2" office:value-type="float" office:value="86.0052923642544" calcext:value-type="float">
            <text:p>86.0052923643</text:p>
          </table:table-cell>
        </table:table-row>
        <table:table-row table:style-name="ro1">
          <table:table-cell office:value-type="float" office:value="23.542481" calcext:value-type="float">
            <text:p>23.542481</text:p>
          </table:table-cell>
          <table:table-cell office:value-type="float" office:value="86.134773" calcext:value-type="float">
            <text:p>86.134773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908]+(-[.$D$2]*COS([.C908])-[.$D$4]*SIN([.C908]))/2" office:value-type="float" office:value="20.6602707941832" calcext:value-type="float">
            <text:p>20.6602707942</text:p>
          </table:table-cell>
          <table:table-cell table:formula="of:=[.B908]+(-[.$D$2]*SIN([.C908])+[.$D$4]*COS([.C908]))/2" office:value-type="float" office:value="87.1057850130489" calcext:value-type="float">
            <text:p>87.105785013</text:p>
          </table:table-cell>
          <table:table-cell/>
          <table:table-cell table:formula="of:=[.A908]+([.$D$2]*COS([.C908])-[.$D$4]*SIN([.C908]))/2" office:value-type="float" office:value="26.5838188745994" calcext:value-type="float">
            <text:p>26.5838188746</text:p>
          </table:table-cell>
          <table:table-cell table:formula="of:=[.B908]+([.$D$2]*SIN([.C908])+[.$D$4]*COS([.C908]))/2" office:value-type="float" office:value="86.1510190003538" calcext:value-type="float">
            <text:p>86.1510190004</text:p>
          </table:table-cell>
        </table:table-row>
        <table:table-row table:style-name="ro1">
          <table:table-cell office:value-type="float" office:value="23.557649" calcext:value-type="float">
            <text:p>23.557649</text:p>
          </table:table-cell>
          <table:table-cell office:value-type="float" office:value="86.233615" calcext:value-type="float">
            <text:p>86.233615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909]+(-[.$D$2]*COS([.C909])-[.$D$4]*SIN([.C909]))/2" office:value-type="float" office:value="20.6611232708752" calcext:value-type="float">
            <text:p>20.6611232709</text:p>
          </table:table-cell>
          <table:table-cell table:formula="of:=[.B909]+(-[.$D$2]*SIN([.C909])+[.$D$4]*COS([.C909]))/2" office:value-type="float" office:value="87.161051628842" calcext:value-type="float">
            <text:p>87.1610516288</text:p>
          </table:table-cell>
          <table:table-cell/>
          <table:table-cell table:formula="of:=[.A909]+([.$D$2]*COS([.C909])-[.$D$4]*SIN([.C909]))/2" office:value-type="float" office:value="26.5983960287966" calcext:value-type="float">
            <text:p>26.5983960288</text:p>
          </table:table-cell>
          <table:table-cell table:formula="of:=[.B909]+([.$D$2]*SIN([.C909])+[.$D$4]*COS([.C909]))/2" office:value-type="float" office:value="86.2957238308115" calcext:value-type="float">
            <text:p>86.2957238308</text:p>
          </table:table-cell>
        </table:table-row>
        <table:table-row table:style-name="ro1">
          <table:table-cell office:value-type="float" office:value="23.571348" calcext:value-type="float">
            <text:p>23.571348</text:p>
          </table:table-cell>
          <table:table-cell office:value-type="float" office:value="86.332672" calcext:value-type="float">
            <text:p>86.332672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910]+(-[.$D$2]*COS([.C910])-[.$D$4]*SIN([.C910]))/2" office:value-type="float" office:value="20.6615864581553" calcext:value-type="float">
            <text:p>20.6615864582</text:p>
          </table:table-cell>
          <table:table-cell table:formula="of:=[.B910]+(-[.$D$2]*SIN([.C910])+[.$D$4]*COS([.C910]))/2" office:value-type="float" office:value="87.2177074623411" calcext:value-type="float">
            <text:p>87.2177074623</text:p>
          </table:table-cell>
          <table:table-cell/>
          <table:table-cell table:formula="of:=[.A910]+([.$D$2]*COS([.C910])-[.$D$4]*SIN([.C910]))/2" office:value-type="float" office:value="26.6108636625043" calcext:value-type="float">
            <text:p>26.6108636625</text:p>
          </table:table-cell>
          <table:table-cell table:formula="of:=[.B910]+([.$D$2]*SIN([.C910])+[.$D$4]*COS([.C910]))/2" office:value-type="float" office:value="86.4391827383838" calcext:value-type="float">
            <text:p>86.4391827384</text:p>
          </table:table-cell>
        </table:table-row>
        <table:table-row table:style-name="ro1">
          <table:table-cell office:value-type="float" office:value="23.583625" calcext:value-type="float">
            <text:p>23.583625</text:p>
          </table:table-cell>
          <table:table-cell office:value-type="float" office:value="86.431914" calcext:value-type="float">
            <text:p>86.431914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911]+(-[.$D$2]*COS([.C911])-[.$D$4]*SIN([.C911]))/2" office:value-type="float" office:value="20.6616977426171" calcext:value-type="float">
            <text:p>20.6616977426</text:p>
          </table:table-cell>
          <table:table-cell table:formula="of:=[.B911]+(-[.$D$2]*SIN([.C911])+[.$D$4]*COS([.C911]))/2" office:value-type="float" office:value="87.2759170228398" calcext:value-type="float">
            <text:p>87.2759170228</text:p>
          </table:table-cell>
          <table:table-cell/>
          <table:table-cell table:formula="of:=[.A911]+([.$D$2]*COS([.C911])-[.$D$4]*SIN([.C911]))/2" office:value-type="float" office:value="26.6213409535805" calcext:value-type="float">
            <text:p>26.6213409536</text:p>
          </table:table-cell>
          <table:table-cell table:formula="of:=[.B911]+([.$D$2]*SIN([.C911])+[.$D$4]*COS([.C911]))/2" office:value-type="float" office:value="86.5811848456541" calcext:value-type="float">
            <text:p>86.5811848457</text:p>
          </table:table-cell>
        </table:table-row>
        <table:table-row table:style-name="ro1">
          <table:table-cell office:value-type="float" office:value="23.594534" calcext:value-type="float">
            <text:p>23.594534</text:p>
          </table:table-cell>
          <table:table-cell office:value-type="float" office:value="86.531317" calcext:value-type="float">
            <text:p>86.531317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912]+(-[.$D$2]*COS([.C912])-[.$D$4]*SIN([.C912]))/2" office:value-type="float" office:value="20.6614929810829" calcext:value-type="float">
            <text:p>20.6614929811</text:p>
          </table:table-cell>
          <table:table-cell table:formula="of:=[.B912]+(-[.$D$2]*SIN([.C912])+[.$D$4]*COS([.C912]))/2" office:value-type="float" office:value="87.3358481562332" calcext:value-type="float">
            <text:p>87.3358481562</text:p>
          </table:table-cell>
          <table:table-cell/>
          <table:table-cell table:formula="of:=[.A912]+([.$D$2]*COS([.C912])-[.$D$4]*SIN([.C912]))/2" office:value-type="float" office:value="26.629961284781" calcext:value-type="float">
            <text:p>26.6299612848</text:p>
          </table:table-cell>
          <table:table-cell table:formula="of:=[.B912]+([.$D$2]*SIN([.C912])+[.$D$4]*COS([.C912]))/2" office:value-type="float" office:value="86.7215305610498" calcext:value-type="float">
            <text:p>86.721530561</text:p>
          </table:table-cell>
        </table:table-row>
        <table:table-row table:style-name="ro1">
          <table:table-cell office:value-type="float" office:value="23.604134" calcext:value-type="float">
            <text:p>23.604134</text:p>
          </table:table-cell>
          <table:table-cell office:value-type="float" office:value="86.630854" calcext:value-type="float">
            <text:p>86.630854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913]+(-[.$D$2]*COS([.C913])-[.$D$4]*SIN([.C913]))/2" office:value-type="float" office:value="20.6610033267397" calcext:value-type="float">
            <text:p>20.6610033267</text:p>
          </table:table-cell>
          <table:table-cell table:formula="of:=[.B913]+(-[.$D$2]*SIN([.C913])+[.$D$4]*COS([.C913]))/2" office:value-type="float" office:value="87.3976537392504" calcext:value-type="float">
            <text:p>87.3976537393</text:p>
          </table:table-cell>
          <table:table-cell/>
          <table:table-cell table:formula="of:=[.A913]+([.$D$2]*COS([.C913])-[.$D$4]*SIN([.C913]))/2" office:value-type="float" office:value="26.6368683360842" calcext:value-type="float">
            <text:p>26.6368683361</text:p>
          </table:table-cell>
          <table:table-cell table:formula="of:=[.B913]+([.$D$2]*SIN([.C913])+[.$D$4]*COS([.C913]))/2" office:value-type="float" office:value="86.860031762307" calcext:value-type="float">
            <text:p>86.8600317623</text:p>
          </table:table-cell>
        </table:table-row>
        <table:table-row table:style-name="ro1">
          <table:table-cell office:value-type="float" office:value="23.612489" calcext:value-type="float">
            <text:p>23.612489</text:p>
          </table:table-cell>
          <table:table-cell office:value-type="float" office:value="86.730504" calcext:value-type="float">
            <text:p>86.730504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914]+(-[.$D$2]*COS([.C914])-[.$D$4]*SIN([.C914]))/2" office:value-type="float" office:value="20.6602591726114" calcext:value-type="float">
            <text:p>20.6602591726</text:p>
          </table:table-cell>
          <table:table-cell table:formula="of:=[.B914]+(-[.$D$2]*SIN([.C914])+[.$D$4]*COS([.C914]))/2" office:value-type="float" office:value="87.4614889836192" calcext:value-type="float">
            <text:p>87.4614889836</text:p>
          </table:table-cell>
          <table:table-cell/>
          <table:table-cell table:formula="of:=[.A914]+([.$D$2]*COS([.C914])-[.$D$4]*SIN([.C914]))/2" office:value-type="float" office:value="26.6422150476225" calcext:value-type="float">
            <text:p>26.6422150476</text:p>
          </table:table-cell>
          <table:table-cell table:formula="of:=[.B914]+([.$D$2]*SIN([.C914])+[.$D$4]*COS([.C914]))/2" office:value-type="float" office:value="86.996511662216" calcext:value-type="float">
            <text:p>86.9965116622</text:p>
          </table:table-cell>
        </table:table-row>
        <table:table-row table:style-name="ro1">
          <table:table-cell office:value-type="float" office:value="23.61967" calcext:value-type="float">
            <text:p>23.61967</text:p>
          </table:table-cell>
          <table:table-cell office:value-type="float" office:value="86.830245" calcext:value-type="float">
            <text:p>86.830245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915]+(-[.$D$2]*COS([.C915])-[.$D$4]*SIN([.C915]))/2" office:value-type="float" office:value="20.659292682686" calcext:value-type="float">
            <text:p>20.6592926827</text:p>
          </table:table-cell>
          <table:table-cell table:formula="of:=[.B915]+(-[.$D$2]*SIN([.C915])+[.$D$4]*COS([.C915]))/2" office:value-type="float" office:value="87.5275011503012" calcext:value-type="float">
            <text:p>87.5275011503</text:p>
          </table:table-cell>
          <table:table-cell/>
          <table:table-cell table:formula="of:=[.A915]+([.$D$2]*COS([.C915])-[.$D$4]*SIN([.C915]))/2" office:value-type="float" office:value="26.6461640516109" calcext:value-type="float">
            <text:p>26.6461640516</text:p>
          </table:table-cell>
          <table:table-cell table:formula="of:=[.B915]+([.$D$2]*SIN([.C915])+[.$D$4]*COS([.C915]))/2" office:value-type="float" office:value="87.1308007445196" calcext:value-type="float">
            <text:p>87.1308007445</text:p>
          </table:table-cell>
        </table:table-row>
        <table:table-row table:style-name="ro1">
          <table:table-cell office:value-type="float" office:value="23.625751" calcext:value-type="float">
            <text:p>23.625751</text:p>
          </table:table-cell>
          <table:table-cell office:value-type="float" office:value="86.93006" calcext:value-type="float">
            <text:p>86.93006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916]+(-[.$D$2]*COS([.C916])-[.$D$4]*SIN([.C916]))/2" office:value-type="float" office:value="20.6581332390928" calcext:value-type="float">
            <text:p>20.6581332391</text:p>
          </table:table-cell>
          <table:table-cell table:formula="of:=[.B916]+(-[.$D$2]*SIN([.C916])+[.$D$4]*COS([.C916]))/2" office:value-type="float" office:value="87.5958263442589" calcext:value-type="float">
            <text:p>87.5958263443</text:p>
          </table:table-cell>
          <table:table-cell/>
          <table:table-cell table:formula="of:=[.A916]+([.$D$2]*COS([.C916])-[.$D$4]*SIN([.C916]))/2" office:value-type="float" office:value="26.648881209807" calcext:value-type="float">
            <text:p>26.6488812098</text:p>
          </table:table-cell>
          <table:table-cell table:formula="of:=[.B916]+([.$D$2]*SIN([.C916])+[.$D$4]*COS([.C916]))/2" office:value-type="float" office:value="87.2627516508601" calcext:value-type="float">
            <text:p>87.2627516509</text:p>
          </table:table-cell>
        </table:table-row>
        <table:table-row table:style-name="ro1">
          <table:table-cell office:value-type="float" office:value="23.630813" calcext:value-type="float">
            <text:p>23.630813</text:p>
          </table:table-cell>
          <table:table-cell office:value-type="float" office:value="87.029931" calcext:value-type="float">
            <text:p>87.029931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917]+(-[.$D$2]*COS([.C917])-[.$D$4]*SIN([.C917]))/2" office:value-type="float" office:value="20.6568158838511" calcext:value-type="float">
            <text:p>20.6568158839</text:p>
          </table:table-cell>
          <table:table-cell table:formula="of:=[.B917]+(-[.$D$2]*SIN([.C917])+[.$D$4]*COS([.C917]))/2" office:value-type="float" office:value="87.6665950818657" calcext:value-type="float">
            <text:p>87.6665950819</text:p>
          </table:table-cell>
          <table:table-cell/>
          <table:table-cell table:formula="of:=[.A917]+([.$D$2]*COS([.C917])-[.$D$4]*SIN([.C917]))/2" office:value-type="float" office:value="26.6505391634487" calcext:value-type="float">
            <text:p>26.6505391634</text:p>
          </table:table-cell>
          <table:table-cell table:formula="of:=[.B917]+([.$D$2]*SIN([.C917])+[.$D$4]*COS([.C917]))/2" office:value-type="float" office:value="87.3922207980672" calcext:value-type="float">
            <text:p>87.3922207981</text:p>
          </table:table-cell>
        </table:table-row>
        <table:table-row table:style-name="ro1">
          <table:table-cell office:value-type="float" office:value="23.63494" calcext:value-type="float">
            <text:p>23.63494</text:p>
          </table:table-cell>
          <table:table-cell office:value-type="float" office:value="87.129846" calcext:value-type="float">
            <text:p>87.129846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918]+(-[.$D$2]*COS([.C918])-[.$D$4]*SIN([.C918]))/2" office:value-type="float" office:value="20.655375518847" calcext:value-type="float">
            <text:p>20.6553755188</text:p>
          </table:table-cell>
          <table:table-cell table:formula="of:=[.B918]+(-[.$D$2]*SIN([.C918])+[.$D$4]*COS([.C918]))/2" office:value-type="float" office:value="87.7399242758396" calcext:value-type="float">
            <text:p>87.7399242758</text:p>
          </table:table-cell>
          <table:table-cell/>
          <table:table-cell table:formula="of:=[.A918]+([.$D$2]*COS([.C918])-[.$D$4]*SIN([.C918]))/2" office:value-type="float" office:value="26.6513101662278" calcext:value-type="float">
            <text:p>26.6513101662</text:p>
          </table:table-cell>
          <table:table-cell table:formula="of:=[.B918]+([.$D$2]*SIN([.C918])+[.$D$4]*COS([.C918]))/2" office:value-type="float" office:value="87.5190901653905" calcext:value-type="float">
            <text:p>87.5190901654</text:p>
          </table:table-cell>
        </table:table-row>
        <table:table-row table:style-name="ro1">
          <table:table-cell office:value-type="float" office:value="23.63822" calcext:value-type="float">
            <text:p>23.63822</text:p>
          </table:table-cell>
          <table:table-cell office:value-type="float" office:value="87.229792" calcext:value-type="float">
            <text:p>87.229792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919]+(-[.$D$2]*COS([.C919])-[.$D$4]*SIN([.C919]))/2" office:value-type="float" office:value="20.6538532910577" calcext:value-type="float">
            <text:p>20.6538532911</text:p>
          </table:table-cell>
          <table:table-cell table:formula="of:=[.B919]+(-[.$D$2]*SIN([.C919])+[.$D$4]*COS([.C919]))/2" office:value-type="float" office:value="87.815927945457" calcext:value-type="float">
            <text:p>87.8159279455</text:p>
          </table:table-cell>
          <table:table-cell/>
          <table:table-cell table:formula="of:=[.A919]+([.$D$2]*COS([.C919])-[.$D$4]*SIN([.C919]))/2" office:value-type="float" office:value="26.6513677340126" calcext:value-type="float">
            <text:p>26.651367734</text:p>
          </table:table-cell>
          <table:table-cell table:formula="of:=[.B919]+([.$D$2]*SIN([.C919])+[.$D$4]*COS([.C919]))/2" office:value-type="float" office:value="87.6432417950355" calcext:value-type="float">
            <text:p>87.643241795</text:p>
          </table:table-cell>
        </table:table-row>
        <table:table-row table:style-name="ro1">
          <table:table-cell office:value-type="float" office:value="23.640743" calcext:value-type="float">
            <text:p>23.640743</text:p>
          </table:table-cell>
          <table:table-cell office:value-type="float" office:value="87.329759" calcext:value-type="float">
            <text:p>87.329759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920]+(-[.$D$2]*COS([.C920])-[.$D$4]*SIN([.C920]))/2" office:value-type="float" office:value="20.6522922412091" calcext:value-type="float">
            <text:p>20.6522922412</text:p>
          </table:table-cell>
          <table:table-cell table:formula="of:=[.B920]+(-[.$D$2]*SIN([.C920])+[.$D$4]*COS([.C920]))/2" office:value-type="float" office:value="87.8947033001591" calcext:value-type="float">
            <text:p>87.8947033002</text:p>
          </table:table-cell>
          <table:table-cell/>
          <table:table-cell table:formula="of:=[.A920]+([.$D$2]*COS([.C920])-[.$D$4]*SIN([.C920]))/2" office:value-type="float" office:value="26.6508810583673" calcext:value-type="float">
            <text:p>26.6508810584</text:p>
          </table:table-cell>
          <table:table-cell table:formula="of:=[.B920]+([.$D$2]*SIN([.C920])+[.$D$4]*COS([.C920]))/2" office:value-type="float" office:value="87.7645795027006" calcext:value-type="float">
            <text:p>87.7645795027</text:p>
          </table:table-cell>
        </table:table-row>
        <table:table-row table:style-name="ro1">
          <table:table-cell office:value-type="float" office:value="23.642605" calcext:value-type="float">
            <text:p>23.642605</text:p>
          </table:table-cell>
          <table:table-cell office:value-type="float" office:value="87.429742" calcext:value-type="float">
            <text:p>87.429742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921]+(-[.$D$2]*COS([.C921])-[.$D$4]*SIN([.C921]))/2" office:value-type="float" office:value="20.6507445694842" calcext:value-type="float">
            <text:p>20.6507445695</text:p>
          </table:table-cell>
          <table:table-cell table:formula="of:=[.B921]+(-[.$D$2]*SIN([.C921])+[.$D$4]*COS([.C921]))/2" office:value-type="float" office:value="87.9763416380475" calcext:value-type="float">
            <text:p>87.976341638</text:p>
          </table:table-cell>
          <table:table-cell/>
          <table:table-cell table:formula="of:=[.A921]+([.$D$2]*COS([.C921])-[.$D$4]*SIN([.C921]))/2" office:value-type="float" office:value="26.6500188033682" calcext:value-type="float">
            <text:p>26.6500188034</text:p>
          </table:table-cell>
          <table:table-cell table:formula="of:=[.B921]+([.$D$2]*SIN([.C921])+[.$D$4]*COS([.C921]))/2" office:value-type="float" office:value="87.8830214009332" calcext:value-type="float">
            <text:p>87.8830214009</text:p>
          </table:table-cell>
        </table:table-row>
        <table:table-row table:style-name="ro1">
          <table:table-cell office:value-type="float" office:value="23.643903" calcext:value-type="float">
            <text:p>23.643903</text:p>
          </table:table-cell>
          <table:table-cell office:value-type="float" office:value="87.529733" calcext:value-type="float">
            <text:p>87.529733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922]+(-[.$D$2]*COS([.C922])-[.$D$4]*SIN([.C922]))/2" office:value-type="float" office:value="20.6492667383302" calcext:value-type="float">
            <text:p>20.6492667383</text:p>
          </table:table-cell>
          <table:table-cell table:formula="of:=[.B922]+(-[.$D$2]*SIN([.C922])+[.$D$4]*COS([.C922]))/2" office:value-type="float" office:value="88.0609143817259" calcext:value-type="float">
            <text:p>88.0609143817</text:p>
          </table:table-cell>
          <table:table-cell/>
          <table:table-cell table:formula="of:=[.A922]+([.$D$2]*COS([.C922])-[.$D$4]*SIN([.C922]))/2" office:value-type="float" office:value="26.6489420740312" calcext:value-type="float">
            <text:p>26.648942074</text:p>
          </table:table-cell>
          <table:table-cell table:formula="of:=[.B922]+([.$D$2]*SIN([.C922])+[.$D$4]*COS([.C922]))/2" office:value-type="float" office:value="87.9984975075576" calcext:value-type="float">
            <text:p>87.9984975076</text:p>
          </table:table-cell>
        </table:table-row>
        <table:table-row table:style-name="ro1">
          <table:table-cell office:value-type="float" office:value="23.644736" calcext:value-type="float">
            <text:p>23.644736</text:p>
          </table:table-cell>
          <table:table-cell office:value-type="float" office:value="87.62973" calcext:value-type="float">
            <text:p>87.62973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923]+(-[.$D$2]*COS([.C923])-[.$D$4]*SIN([.C923]))/2" office:value-type="float" office:value="20.6479237232311" calcext:value-type="float">
            <text:p>20.6479237232</text:p>
          </table:table-cell>
          <table:table-cell table:formula="of:=[.B923]+(-[.$D$2]*SIN([.C923])+[.$D$4]*COS([.C923]))/2" office:value-type="float" office:value="88.1484940868515" calcext:value-type="float">
            <text:p>88.1484940869</text:p>
          </table:table-cell>
          <table:table-cell/>
          <table:table-cell table:formula="of:=[.A923]+([.$D$2]*COS([.C923])-[.$D$4]*SIN([.C923]))/2" office:value-type="float" office:value="26.6478062359225" calcext:value-type="float">
            <text:p>26.6478062359</text:p>
          </table:table-cell>
          <table:table-cell table:formula="of:=[.B923]+([.$D$2]*SIN([.C923])+[.$D$4]*COS([.C923]))/2" office:value-type="float" office:value="88.1109463319304" calcext:value-type="float">
            <text:p>88.1109463319</text:p>
          </table:table-cell>
        </table:table-row>
        <table:table-row table:style-name="ro1">
          <table:table-cell office:value-type="float" office:value="23.645206" calcext:value-type="float">
            <text:p>23.645206</text:p>
          </table:table-cell>
          <table:table-cell office:value-type="float" office:value="87.729729" calcext:value-type="float">
            <text:p>87.729729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924]+(-[.$D$2]*COS([.C924])-[.$D$4]*SIN([.C924]))/2" office:value-type="float" office:value="20.6467882397578" calcext:value-type="float">
            <text:p>20.6467882398</text:p>
          </table:table-cell>
          <table:table-cell table:formula="of:=[.B924]+(-[.$D$2]*SIN([.C924])+[.$D$4]*COS([.C924]))/2" office:value-type="float" office:value="88.23913152754" calcext:value-type="float">
            <text:p>88.2391315275</text:p>
          </table:table-cell>
          <table:table-cell/>
          <table:table-cell table:formula="of:=[.A924]+([.$D$2]*COS([.C924])-[.$D$4]*SIN([.C924]))/2" office:value-type="float" office:value="26.646758755107" calcext:value-type="float">
            <text:p>26.6467587551</text:p>
          </table:table-cell>
          <table:table-cell table:formula="of:=[.B924]+([.$D$2]*SIN([.C924])+[.$D$4]*COS([.C924]))/2" office:value-type="float" office:value="88.2203215583515" calcext:value-type="float">
            <text:p>88.2203215584</text:p>
          </table:table-cell>
        </table:table-row>
        <table:table-row table:style-name="ro1">
          <table:table-cell office:value-type="float" office:value="23.645415" calcext:value-type="float">
            <text:p>23.645415</text:p>
          </table:table-cell>
          <table:table-cell office:value-type="float" office:value="87.829729" calcext:value-type="float">
            <text:p>87.829729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925]+(-[.$D$2]*COS([.C925])-[.$D$4]*SIN([.C925]))/2" office:value-type="float" office:value="20.6459401442177" calcext:value-type="float">
            <text:p>20.6459401442</text:p>
          </table:table-cell>
          <table:table-cell table:formula="of:=[.B925]+(-[.$D$2]*SIN([.C925])+[.$D$4]*COS([.C925]))/2" office:value-type="float" office:value="88.3328697253739" calcext:value-type="float">
            <text:p>88.3328697254</text:p>
          </table:table-cell>
          <table:table-cell/>
          <table:table-cell table:formula="of:=[.A925]+([.$D$2]*COS([.C925])-[.$D$4]*SIN([.C925]))/2" office:value-type="float" office:value="26.645936855591" calcext:value-type="float">
            <text:p>26.6459368556</text:p>
          </table:table-cell>
          <table:table-cell table:formula="of:=[.B925]+([.$D$2]*SIN([.C925])+[.$D$4]*COS([.C925]))/2" office:value-type="float" office:value="88.3265877265216" calcext:value-type="float">
            <text:p>88.3265877265</text:p>
          </table:table-cell>
        </table:table-row>
        <table:table-row table:style-name="ro1">
          <table:table-cell office:value-type="float" office:value="23.645467" calcext:value-type="float">
            <text:p>23.645467</text:p>
          </table:table-cell>
          <table:table-cell office:value-type="float" office:value="87.929729" calcext:value-type="float">
            <text:p>87.9297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926]+(-[.$D$2]*COS([.C926])-[.$D$4]*SIN([.C926]))/2" office:value-type="float" office:value="20.645467" calcext:value-type="float">
            <text:p>20.645467</text:p>
          </table:table-cell>
          <table:table-cell table:formula="of:=[.B926]+(-[.$D$2]*SIN([.C926])+[.$D$4]*COS([.C926]))/2" office:value-type="float" office:value="88.429729" calcext:value-type="float">
            <text:p>88.429729</text:p>
          </table:table-cell>
          <table:table-cell/>
          <table:table-cell table:formula="of:=[.A926]+([.$D$2]*COS([.C926])-[.$D$4]*SIN([.C926]))/2" office:value-type="float" office:value="26.645467" calcext:value-type="float">
            <text:p>26.645467</text:p>
          </table:table-cell>
          <table:table-cell table:formula="of:=[.B926]+([.$D$2]*SIN([.C926])+[.$D$4]*COS([.C926]))/2" office:value-type="float" office:value="88.429729" calcext:value-type="float">
            <text:p>88.429729</text:p>
          </table:table-cell>
        </table:table-row>
        <table:table-row table:style-name="ro1">
          <table:table-cell office:value-type="float" office:value="23.645467" calcext:value-type="float">
            <text:p>23.645467</text:p>
          </table:table-cell>
          <table:table-cell office:value-type="float" office:value="88.029729" calcext:value-type="float">
            <text:p>88.0297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927]+(-[.$D$2]*COS([.C927])-[.$D$4]*SIN([.C927]))/2" office:value-type="float" office:value="20.645467" calcext:value-type="float">
            <text:p>20.645467</text:p>
          </table:table-cell>
          <table:table-cell table:formula="of:=[.B927]+(-[.$D$2]*SIN([.C927])+[.$D$4]*COS([.C927]))/2" office:value-type="float" office:value="88.529729" calcext:value-type="float">
            <text:p>88.529729</text:p>
          </table:table-cell>
          <table:table-cell/>
          <table:table-cell table:formula="of:=[.A927]+([.$D$2]*COS([.C927])-[.$D$4]*SIN([.C927]))/2" office:value-type="float" office:value="26.645467" calcext:value-type="float">
            <text:p>26.645467</text:p>
          </table:table-cell>
          <table:table-cell table:formula="of:=[.B927]+([.$D$2]*SIN([.C927])+[.$D$4]*COS([.C927]))/2" office:value-type="float" office:value="88.529729" calcext:value-type="float">
            <text:p>88.529729</text:p>
          </table:table-cell>
        </table:table-row>
        <table:table-row table:style-name="ro1">
          <table:table-cell office:value-type="float" office:value="23.645519" calcext:value-type="float">
            <text:p>23.645519</text:p>
          </table:table-cell>
          <table:table-cell office:value-type="float" office:value="88.129729" calcext:value-type="float">
            <text:p>88.129729</text:p>
          </table:table-cell>
          <table:table-cell office:value-type="float" office:value="-0.001047" calcext:value-type="float">
            <text:p>-0.001047</text:p>
          </table:table-cell>
          <table:table-cell table:number-columns-repeated="2"/>
          <table:table-cell table:formula="of:=[.A928]+(-[.$D$2]*COS([.C928])-[.$D$4]*SIN([.C928]))/2" office:value-type="float" office:value="20.6460441442177" calcext:value-type="float">
            <text:p>20.6460441442</text:p>
          </table:table-cell>
          <table:table-cell table:formula="of:=[.B928]+(-[.$D$2]*SIN([.C928])+[.$D$4]*COS([.C928]))/2" office:value-type="float" office:value="88.6328697253739" calcext:value-type="float">
            <text:p>88.6328697254</text:p>
          </table:table-cell>
          <table:table-cell/>
          <table:table-cell table:formula="of:=[.A928]+([.$D$2]*COS([.C928])-[.$D$4]*SIN([.C928]))/2" office:value-type="float" office:value="26.646040855591" calcext:value-type="float">
            <text:p>26.6460408556</text:p>
          </table:table-cell>
          <table:table-cell table:formula="of:=[.B928]+([.$D$2]*SIN([.C928])+[.$D$4]*COS([.C928]))/2" office:value-type="float" office:value="88.6265877265216" calcext:value-type="float">
            <text:p>88.6265877265</text:p>
          </table:table-cell>
        </table:table-row>
        <table:table-row table:style-name="ro1">
          <table:table-cell office:value-type="float" office:value="23.645728" calcext:value-type="float">
            <text:p>23.645728</text:p>
          </table:table-cell>
          <table:table-cell office:value-type="float" office:value="88.229728" calcext:value-type="float">
            <text:p>88.229728</text:p>
          </table:table-cell>
          <table:table-cell office:value-type="float" office:value="-0.003135" calcext:value-type="float">
            <text:p>-0.003135</text:p>
          </table:table-cell>
          <table:table-cell table:number-columns-repeated="2"/>
          <table:table-cell table:formula="of:=[.A929]+(-[.$D$2]*COS([.C929])-[.$D$4]*SIN([.C929]))/2" office:value-type="float" office:value="20.6473102397578" calcext:value-type="float">
            <text:p>20.6473102398</text:p>
          </table:table-cell>
          <table:table-cell table:formula="of:=[.B929]+(-[.$D$2]*SIN([.C929])+[.$D$4]*COS([.C929]))/2" office:value-type="float" office:value="88.73913052754" calcext:value-type="float">
            <text:p>88.7391305275</text:p>
          </table:table-cell>
          <table:table-cell/>
          <table:table-cell table:formula="of:=[.A929]+([.$D$2]*COS([.C929])-[.$D$4]*SIN([.C929]))/2" office:value-type="float" office:value="26.647280755107" calcext:value-type="float">
            <text:p>26.6472807551</text:p>
          </table:table-cell>
          <table:table-cell table:formula="of:=[.B929]+([.$D$2]*SIN([.C929])+[.$D$4]*COS([.C929]))/2" office:value-type="float" office:value="88.7203205583515" calcext:value-type="float">
            <text:p>88.7203205584</text:p>
          </table:table-cell>
        </table:table-row>
        <table:table-row table:style-name="ro1">
          <table:table-cell office:value-type="float" office:value="23.646198" calcext:value-type="float">
            <text:p>23.646198</text:p>
          </table:table-cell>
          <table:table-cell office:value-type="float" office:value="88.329727" calcext:value-type="float">
            <text:p>88.329727</text:p>
          </table:table-cell>
          <table:table-cell office:value-type="float" office:value="-0.006258" calcext:value-type="float">
            <text:p>-0.006258</text:p>
          </table:table-cell>
          <table:table-cell table:number-columns-repeated="2"/>
          <table:table-cell table:formula="of:=[.A930]+(-[.$D$2]*COS([.C930])-[.$D$4]*SIN([.C930]))/2" office:value-type="float" office:value="20.649385723231" calcext:value-type="float">
            <text:p>20.6493857232</text:p>
          </table:table-cell>
          <table:table-cell table:formula="of:=[.B930]+(-[.$D$2]*SIN([.C930])+[.$D$4]*COS([.C930]))/2" office:value-type="float" office:value="88.8484910868515" calcext:value-type="float">
            <text:p>88.8484910869</text:p>
          </table:table-cell>
          <table:table-cell/>
          <table:table-cell table:formula="of:=[.A930]+([.$D$2]*COS([.C930])-[.$D$4]*SIN([.C930]))/2" office:value-type="float" office:value="26.6492682359225" calcext:value-type="float">
            <text:p>26.6492682359</text:p>
          </table:table-cell>
          <table:table-cell table:formula="of:=[.B930]+([.$D$2]*SIN([.C930])+[.$D$4]*COS([.C930]))/2" office:value-type="float" office:value="88.8109433319304" calcext:value-type="float">
            <text:p>88.8109433319</text:p>
          </table:table-cell>
        </table:table-row>
        <table:table-row table:style-name="ro1">
          <table:table-cell office:value-type="float" office:value="23.647031" calcext:value-type="float">
            <text:p>23.647031</text:p>
          </table:table-cell>
          <table:table-cell office:value-type="float" office:value="88.429724" calcext:value-type="float">
            <text:p>88.429724</text:p>
          </table:table-cell>
          <table:table-cell office:value-type="float" office:value="-0.010403" calcext:value-type="float">
            <text:p>-0.010403</text:p>
          </table:table-cell>
          <table:table-cell table:number-columns-repeated="2"/>
          <table:table-cell table:formula="of:=[.A931]+(-[.$D$2]*COS([.C931])-[.$D$4]*SIN([.C931]))/2" office:value-type="float" office:value="20.6523947383302" calcext:value-type="float">
            <text:p>20.6523947383</text:p>
          </table:table-cell>
          <table:table-cell table:formula="of:=[.B931]+(-[.$D$2]*SIN([.C931])+[.$D$4]*COS([.C931]))/2" office:value-type="float" office:value="88.9609053817259" calcext:value-type="float">
            <text:p>88.9609053817</text:p>
          </table:table-cell>
          <table:table-cell/>
          <table:table-cell table:formula="of:=[.A931]+([.$D$2]*COS([.C931])-[.$D$4]*SIN([.C931]))/2" office:value-type="float" office:value="26.6520700740312" calcext:value-type="float">
            <text:p>26.652070074</text:p>
          </table:table-cell>
          <table:table-cell table:formula="of:=[.B931]+([.$D$2]*SIN([.C931])+[.$D$4]*COS([.C931]))/2" office:value-type="float" office:value="88.8984885075576" calcext:value-type="float">
            <text:p>88.8984885076</text:p>
          </table:table-cell>
        </table:table-row>
        <table:table-row table:style-name="ro1">
          <table:table-cell office:value-type="float" office:value="23.648329" calcext:value-type="float">
            <text:p>23.648329</text:p>
          </table:table-cell>
          <table:table-cell office:value-type="float" office:value="88.529715" calcext:value-type="float">
            <text:p>88.529715</text:p>
          </table:table-cell>
          <table:table-cell office:value-type="float" office:value="-0.015554" calcext:value-type="float">
            <text:p>-0.015554</text:p>
          </table:table-cell>
          <table:table-cell table:number-columns-repeated="2"/>
          <table:table-cell table:formula="of:=[.A932]+(-[.$D$2]*COS([.C932])-[.$D$4]*SIN([.C932]))/2" office:value-type="float" office:value="20.6564685694842" calcext:value-type="float">
            <text:p>20.6564685695</text:p>
          </table:table-cell>
          <table:table-cell table:formula="of:=[.B932]+(-[.$D$2]*SIN([.C932])+[.$D$4]*COS([.C932]))/2" office:value-type="float" office:value="89.0763146380475" calcext:value-type="float">
            <text:p>89.076314638</text:p>
          </table:table-cell>
          <table:table-cell/>
          <table:table-cell table:formula="of:=[.A932]+([.$D$2]*COS([.C932])-[.$D$4]*SIN([.C932]))/2" office:value-type="float" office:value="26.6557428033682" calcext:value-type="float">
            <text:p>26.6557428034</text:p>
          </table:table-cell>
          <table:table-cell table:formula="of:=[.B932]+([.$D$2]*SIN([.C932])+[.$D$4]*COS([.C932]))/2" office:value-type="float" office:value="88.9829944009332" calcext:value-type="float">
            <text:p>88.9829944009</text:p>
          </table:table-cell>
        </table:table-row>
        <table:table-row table:style-name="ro1">
          <table:table-cell office:value-type="float" office:value="23.650191" calcext:value-type="float">
            <text:p>23.650191</text:p>
          </table:table-cell>
          <table:table-cell office:value-type="float" office:value="88.629698" calcext:value-type="float">
            <text:p>88.629698</text:p>
          </table:table-cell>
          <table:table-cell office:value-type="float" office:value="-0.021689" calcext:value-type="float">
            <text:p>-0.021689</text:p>
          </table:table-cell>
          <table:table-cell table:number-columns-repeated="2"/>
          <table:table-cell table:formula="of:=[.A933]+(-[.$D$2]*COS([.C933])-[.$D$4]*SIN([.C933]))/2" office:value-type="float" office:value="20.6617402412091" calcext:value-type="float">
            <text:p>20.6617402412</text:p>
          </table:table-cell>
          <table:table-cell table:formula="of:=[.B933]+(-[.$D$2]*SIN([.C933])+[.$D$4]*COS([.C933]))/2" office:value-type="float" office:value="89.1946423001591" calcext:value-type="float">
            <text:p>89.1946423002</text:p>
          </table:table-cell>
          <table:table-cell/>
          <table:table-cell table:formula="of:=[.A933]+([.$D$2]*COS([.C933])-[.$D$4]*SIN([.C933]))/2" office:value-type="float" office:value="26.6603290583673" calcext:value-type="float">
            <text:p>26.6603290584</text:p>
          </table:table-cell>
          <table:table-cell table:formula="of:=[.B933]+([.$D$2]*SIN([.C933])+[.$D$4]*COS([.C933]))/2" office:value-type="float" office:value="89.0645185027006" calcext:value-type="float">
            <text:p>89.0645185027</text:p>
          </table:table-cell>
        </table:table-row>
        <table:table-row table:style-name="ro1">
          <table:table-cell office:value-type="float" office:value="23.652714" calcext:value-type="float">
            <text:p>23.652714</text:p>
          </table:table-cell>
          <table:table-cell office:value-type="float" office:value="88.729666" calcext:value-type="float">
            <text:p>88.729666</text:p>
          </table:table-cell>
          <table:table-cell office:value-type="float" office:value="-0.028785" calcext:value-type="float">
            <text:p>-0.028785</text:p>
          </table:table-cell>
          <table:table-cell table:number-columns-repeated="2"/>
          <table:table-cell table:formula="of:=[.A934]+(-[.$D$2]*COS([.C934])-[.$D$4]*SIN([.C934]))/2" office:value-type="float" office:value="20.6683472910577" calcext:value-type="float">
            <text:p>20.6683472911</text:p>
          </table:table-cell>
          <table:table-cell table:formula="of:=[.B934]+(-[.$D$2]*SIN([.C934])+[.$D$4]*COS([.C934]))/2" office:value-type="float" office:value="89.315801945457" calcext:value-type="float">
            <text:p>89.3158019455</text:p>
          </table:table-cell>
          <table:table-cell/>
          <table:table-cell table:formula="of:=[.A934]+([.$D$2]*COS([.C934])-[.$D$4]*SIN([.C934]))/2" office:value-type="float" office:value="26.6658617340126" calcext:value-type="float">
            <text:p>26.665861734</text:p>
          </table:table-cell>
          <table:table-cell table:formula="of:=[.B934]+([.$D$2]*SIN([.C934])+[.$D$4]*COS([.C934]))/2" office:value-type="float" office:value="89.1431157950355" calcext:value-type="float">
            <text:p>89.143115795</text:p>
          </table:table-cell>
        </table:table-row>
        <table:table-row table:style-name="ro1">
          <table:table-cell office:value-type="float" office:value="23.655994" calcext:value-type="float">
            <text:p>23.655994</text:p>
          </table:table-cell>
          <table:table-cell office:value-type="float" office:value="88.829611" calcext:value-type="float">
            <text:p>88.829611</text:p>
          </table:table-cell>
          <table:table-cell office:value-type="float" office:value="-0.036814" calcext:value-type="float">
            <text:p>-0.036814</text:p>
          </table:table-cell>
          <table:table-cell table:number-columns-repeated="2"/>
          <table:table-cell table:formula="of:=[.A935]+(-[.$D$2]*COS([.C935])-[.$D$4]*SIN([.C935]))/2" office:value-type="float" office:value="20.676429518847" calcext:value-type="float">
            <text:p>20.6764295188</text:p>
          </table:table-cell>
          <table:table-cell table:formula="of:=[.B935]+(-[.$D$2]*SIN([.C935])+[.$D$4]*COS([.C935]))/2" office:value-type="float" office:value="89.4396892758396" calcext:value-type="float">
            <text:p>89.4396892758</text:p>
          </table:table-cell>
          <table:table-cell/>
          <table:table-cell table:formula="of:=[.A935]+([.$D$2]*COS([.C935])-[.$D$4]*SIN([.C935]))/2" office:value-type="float" office:value="26.6723641662278" calcext:value-type="float">
            <text:p>26.6723641662</text:p>
          </table:table-cell>
          <table:table-cell table:formula="of:=[.B935]+([.$D$2]*SIN([.C935])+[.$D$4]*COS([.C935]))/2" office:value-type="float" office:value="89.2188551653905" calcext:value-type="float">
            <text:p>89.2188551654</text:p>
          </table:table-cell>
        </table:table-row>
        <table:table-row table:style-name="ro1">
          <table:table-cell office:value-type="float" office:value="23.660121" calcext:value-type="float">
            <text:p>23.660121</text:p>
          </table:table-cell>
          <table:table-cell office:value-type="float" office:value="88.929526" calcext:value-type="float">
            <text:p>88.929526</text:p>
          </table:table-cell>
          <table:table-cell office:value-type="float" office:value="-0.045745" calcext:value-type="float">
            <text:p>-0.045745</text:p>
          </table:table-cell>
          <table:table-cell table:number-columns-repeated="2"/>
          <table:table-cell table:formula="of:=[.A936]+(-[.$D$2]*COS([.C936])-[.$D$4]*SIN([.C936]))/2" office:value-type="float" office:value="20.6861238838511" calcext:value-type="float">
            <text:p>20.6861238839</text:p>
          </table:table-cell>
          <table:table-cell table:formula="of:=[.B936]+(-[.$D$2]*SIN([.C936])+[.$D$4]*COS([.C936]))/2" office:value-type="float" office:value="89.5661900818657" calcext:value-type="float">
            <text:p>89.5661900819</text:p>
          </table:table-cell>
          <table:table-cell/>
          <table:table-cell table:formula="of:=[.A936]+([.$D$2]*COS([.C936])-[.$D$4]*SIN([.C936]))/2" office:value-type="float" office:value="26.6798471634487" calcext:value-type="float">
            <text:p>26.6798471634</text:p>
          </table:table-cell>
          <table:table-cell table:formula="of:=[.B936]+([.$D$2]*SIN([.C936])+[.$D$4]*COS([.C936]))/2" office:value-type="float" office:value="89.2918157980672" calcext:value-type="float">
            <text:p>89.2918157981</text:p>
          </table:table-cell>
        </table:table-row>
        <table:table-row table:style-name="ro1">
          <table:table-cell office:value-type="float" office:value="23.665183" calcext:value-type="float">
            <text:p>23.665183</text:p>
          </table:table-cell>
          <table:table-cell office:value-type="float" office:value="89.029397" calcext:value-type="float">
            <text:p>89.029397</text:p>
          </table:table-cell>
          <table:table-cell office:value-type="float" office:value="-0.055541" calcext:value-type="float">
            <text:p>-0.055541</text:p>
          </table:table-cell>
          <table:table-cell table:number-columns-repeated="2"/>
          <table:table-cell table:formula="of:=[.A937]+(-[.$D$2]*COS([.C937])-[.$D$4]*SIN([.C937]))/2" office:value-type="float" office:value="20.6975652390928" calcext:value-type="float">
            <text:p>20.6975652391</text:p>
          </table:table-cell>
          <table:table-cell table:formula="of:=[.B937]+(-[.$D$2]*SIN([.C937])+[.$D$4]*COS([.C937]))/2" office:value-type="float" office:value="89.6951633442589" calcext:value-type="float">
            <text:p>89.6951633443</text:p>
          </table:table-cell>
          <table:table-cell/>
          <table:table-cell table:formula="of:=[.A937]+([.$D$2]*COS([.C937])-[.$D$4]*SIN([.C937]))/2" office:value-type="float" office:value="26.688313209807" calcext:value-type="float">
            <text:p>26.6883132098</text:p>
          </table:table-cell>
          <table:table-cell table:formula="of:=[.B937]+([.$D$2]*SIN([.C937])+[.$D$4]*COS([.C937]))/2" office:value-type="float" office:value="89.3620886508601" calcext:value-type="float">
            <text:p>89.3620886509</text:p>
          </table:table-cell>
        </table:table-row>
        <table:table-row table:style-name="ro1">
          <table:table-cell office:value-type="float" office:value="23.671264" calcext:value-type="float">
            <text:p>23.671264</text:p>
          </table:table-cell>
          <table:table-cell office:value-type="float" office:value="89.129212" calcext:value-type="float">
            <text:p>89.129212</text:p>
          </table:table-cell>
          <table:table-cell office:value-type="float" office:value="-0.066165" calcext:value-type="float">
            <text:p>-0.066165</text:p>
          </table:table-cell>
          <table:table-cell table:number-columns-repeated="2"/>
          <table:table-cell table:formula="of:=[.A938]+(-[.$D$2]*COS([.C938])-[.$D$4]*SIN([.C938]))/2" office:value-type="float" office:value="20.710886682686" calcext:value-type="float">
            <text:p>20.7108866827</text:p>
          </table:table-cell>
          <table:table-cell table:formula="of:=[.B938]+(-[.$D$2]*SIN([.C938])+[.$D$4]*COS([.C938]))/2" office:value-type="float" office:value="89.8264681503012" calcext:value-type="float">
            <text:p>89.8264681503</text:p>
          </table:table-cell>
          <table:table-cell/>
          <table:table-cell table:formula="of:=[.A938]+([.$D$2]*COS([.C938])-[.$D$4]*SIN([.C938]))/2" office:value-type="float" office:value="26.6977580516109" calcext:value-type="float">
            <text:p>26.6977580516</text:p>
          </table:table-cell>
          <table:table-cell table:formula="of:=[.B938]+([.$D$2]*SIN([.C938])+[.$D$4]*COS([.C938]))/2" office:value-type="float" office:value="89.4297677445196" calcext:value-type="float">
            <text:p>89.4297677445</text:p>
          </table:table-cell>
        </table:table-row>
        <table:table-row table:style-name="ro1">
          <table:table-cell office:value-type="float" office:value="23.678445" calcext:value-type="float">
            <text:p>23.678445</text:p>
          </table:table-cell>
          <table:table-cell office:value-type="float" office:value="89.228953" calcext:value-type="float">
            <text:p>89.228953</text:p>
          </table:table-cell>
          <table:table-cell office:value-type="float" office:value="-0.077574" calcext:value-type="float">
            <text:p>-0.077574</text:p>
          </table:table-cell>
          <table:table-cell table:number-columns-repeated="2"/>
          <table:table-cell table:formula="of:=[.A939]+(-[.$D$2]*COS([.C939])-[.$D$4]*SIN([.C939]))/2" office:value-type="float" office:value="20.7262151726113" calcext:value-type="float">
            <text:p>20.7262151726</text:p>
          </table:table-cell>
          <table:table-cell table:formula="of:=[.B939]+(-[.$D$2]*SIN([.C939])+[.$D$4]*COS([.C939]))/2" office:value-type="float" office:value="89.9599379836192" calcext:value-type="float">
            <text:p>89.9599379836</text:p>
          </table:table-cell>
          <table:table-cell/>
          <table:table-cell table:formula="of:=[.A939]+([.$D$2]*COS([.C939])-[.$D$4]*SIN([.C939]))/2" office:value-type="float" office:value="26.7081710476225" calcext:value-type="float">
            <text:p>26.7081710476</text:p>
          </table:table-cell>
          <table:table-cell table:formula="of:=[.B939]+([.$D$2]*SIN([.C939])+[.$D$4]*COS([.C939]))/2" office:value-type="float" office:value="89.494960662216" calcext:value-type="float">
            <text:p>89.4949606622</text:p>
          </table:table-cell>
        </table:table-row>
        <table:table-row table:style-name="ro1">
          <table:table-cell office:value-type="float" office:value="23.6868" calcext:value-type="float">
            <text:p>23.6868</text:p>
          </table:table-cell>
          <table:table-cell office:value-type="float" office:value="89.328603" calcext:value-type="float">
            <text:p>89.328603</text:p>
          </table:table-cell>
          <table:table-cell office:value-type="float" office:value="-0.089724" calcext:value-type="float">
            <text:p>-0.089724</text:p>
          </table:table-cell>
          <table:table-cell table:number-columns-repeated="2"/>
          <table:table-cell table:formula="of:=[.A940]+(-[.$D$2]*COS([.C940])-[.$D$4]*SIN([.C940]))/2" office:value-type="float" office:value="20.7436693267397" calcext:value-type="float">
            <text:p>20.7436693267</text:p>
          </table:table-cell>
          <table:table-cell table:formula="of:=[.B940]+(-[.$D$2]*SIN([.C940])+[.$D$4]*COS([.C940]))/2" office:value-type="float" office:value="90.0954027392504" calcext:value-type="float">
            <text:p>90.0954027393</text:p>
          </table:table-cell>
          <table:table-cell/>
          <table:table-cell table:formula="of:=[.A940]+([.$D$2]*COS([.C940])-[.$D$4]*SIN([.C940]))/2" office:value-type="float" office:value="26.7195343360842" calcext:value-type="float">
            <text:p>26.7195343361</text:p>
          </table:table-cell>
          <table:table-cell table:formula="of:=[.B940]+([.$D$2]*SIN([.C940])+[.$D$4]*COS([.C940]))/2" office:value-type="float" office:value="89.557780762307" calcext:value-type="float">
            <text:p>89.5577807623</text:p>
          </table:table-cell>
        </table:table-row>
        <table:table-row table:style-name="ro1">
          <table:table-cell office:value-type="float" office:value="23.6964" calcext:value-type="float">
            <text:p>23.6964</text:p>
          </table:table-cell>
          <table:table-cell office:value-type="float" office:value="89.42814" calcext:value-type="float">
            <text:p>89.42814</text:p>
          </table:table-cell>
          <table:table-cell office:value-type="float" office:value="-0.102566" calcext:value-type="float">
            <text:p>-0.102566</text:p>
          </table:table-cell>
          <table:table-cell table:number-columns-repeated="2"/>
          <table:table-cell table:formula="of:=[.A941]+(-[.$D$2]*COS([.C941])-[.$D$4]*SIN([.C941]))/2" office:value-type="float" office:value="20.7633589810829" calcext:value-type="float">
            <text:p>20.7633589811</text:p>
          </table:table-cell>
          <table:table-cell table:formula="of:=[.B941]+(-[.$D$2]*SIN([.C941])+[.$D$4]*COS([.C941]))/2" office:value-type="float" office:value="90.2326711562332" calcext:value-type="float">
            <text:p>90.2326711562</text:p>
          </table:table-cell>
          <table:table-cell/>
          <table:table-cell table:formula="of:=[.A941]+([.$D$2]*COS([.C941])-[.$D$4]*SIN([.C941]))/2" office:value-type="float" office:value="26.731827284781" calcext:value-type="float">
            <text:p>26.7318272848</text:p>
          </table:table-cell>
          <table:table-cell table:formula="of:=[.B941]+([.$D$2]*SIN([.C941])+[.$D$4]*COS([.C941]))/2" office:value-type="float" office:value="89.6183535610498" calcext:value-type="float">
            <text:p>89.618353561</text:p>
          </table:table-cell>
        </table:table-row>
        <table:table-row table:style-name="ro1">
          <table:table-cell office:value-type="float" office:value="23.707309" calcext:value-type="float">
            <text:p>23.707309</text:p>
          </table:table-cell>
          <table:table-cell office:value-type="float" office:value="89.527543" calcext:value-type="float">
            <text:p>89.527543</text:p>
          </table:table-cell>
          <table:table-cell office:value-type="float" office:value="-0.116049" calcext:value-type="float">
            <text:p>-0.116049</text:p>
          </table:table-cell>
          <table:table-cell table:number-columns-repeated="2"/>
          <table:table-cell table:formula="of:=[.A942]+(-[.$D$2]*COS([.C942])-[.$D$4]*SIN([.C942]))/2" office:value-type="float" office:value="20.7853817426171" calcext:value-type="float">
            <text:p>20.7853817426</text:p>
          </table:table-cell>
          <table:table-cell table:formula="of:=[.B942]+(-[.$D$2]*SIN([.C942])+[.$D$4]*COS([.C942]))/2" office:value-type="float" office:value="90.3715460228398" calcext:value-type="float">
            <text:p>90.3715460228</text:p>
          </table:table-cell>
          <table:table-cell/>
          <table:table-cell table:formula="of:=[.A942]+([.$D$2]*COS([.C942])-[.$D$4]*SIN([.C942]))/2" office:value-type="float" office:value="26.7450249535805" calcext:value-type="float">
            <text:p>26.7450249536</text:p>
          </table:table-cell>
          <table:table-cell table:formula="of:=[.B942]+([.$D$2]*SIN([.C942])+[.$D$4]*COS([.C942]))/2" office:value-type="float" office:value="89.6768138456541" calcext:value-type="float">
            <text:p>89.6768138457</text:p>
          </table:table-cell>
        </table:table-row>
        <table:table-row table:style-name="ro1">
          <table:table-cell office:value-type="float" office:value="23.719586" calcext:value-type="float">
            <text:p>23.719586</text:p>
          </table:table-cell>
          <table:table-cell office:value-type="float" office:value="89.626785" calcext:value-type="float">
            <text:p>89.626785</text:p>
          </table:table-cell>
          <table:table-cell office:value-type="float" office:value="-0.130121" calcext:value-type="float">
            <text:p>-0.130121</text:p>
          </table:table-cell>
          <table:table-cell table:number-columns-repeated="2"/>
          <table:table-cell table:formula="of:=[.A943]+(-[.$D$2]*COS([.C943])-[.$D$4]*SIN([.C943]))/2" office:value-type="float" office:value="20.8098244581553" calcext:value-type="float">
            <text:p>20.8098244582</text:p>
          </table:table-cell>
          <table:table-cell table:formula="of:=[.B943]+(-[.$D$2]*SIN([.C943])+[.$D$4]*COS([.C943]))/2" office:value-type="float" office:value="90.5118204623411" calcext:value-type="float">
            <text:p>90.5118204623</text:p>
          </table:table-cell>
          <table:table-cell/>
          <table:table-cell table:formula="of:=[.A943]+([.$D$2]*COS([.C943])-[.$D$4]*SIN([.C943]))/2" office:value-type="float" office:value="26.7591016625043" calcext:value-type="float">
            <text:p>26.7591016625</text:p>
          </table:table-cell>
          <table:table-cell table:formula="of:=[.B943]+([.$D$2]*SIN([.C943])+[.$D$4]*COS([.C943]))/2" office:value-type="float" office:value="89.7332957383838" calcext:value-type="float">
            <text:p>89.7332957384</text:p>
          </table:table-cell>
        </table:table-row>
        <table:table-row table:style-name="ro1">
          <table:table-cell office:value-type="float" office:value="23.733285" calcext:value-type="float">
            <text:p>23.733285</text:p>
          </table:table-cell>
          <table:table-cell office:value-type="float" office:value="89.725842" calcext:value-type="float">
            <text:p>89.725842</text:p>
          </table:table-cell>
          <table:table-cell office:value-type="float" office:value="-0.144726" calcext:value-type="float">
            <text:p>-0.144726</text:p>
          </table:table-cell>
          <table:table-cell table:number-columns-repeated="2"/>
          <table:table-cell table:formula="of:=[.A944]+(-[.$D$2]*COS([.C944])-[.$D$4]*SIN([.C944]))/2" office:value-type="float" office:value="20.8367592708752" calcext:value-type="float">
            <text:p>20.8367592709</text:p>
          </table:table-cell>
          <table:table-cell table:formula="of:=[.B944]+(-[.$D$2]*SIN([.C944])+[.$D$4]*COS([.C944]))/2" office:value-type="float" office:value="90.6532786288421" calcext:value-type="float">
            <text:p>90.6532786288</text:p>
          </table:table-cell>
          <table:table-cell/>
          <table:table-cell table:formula="of:=[.A944]+([.$D$2]*COS([.C944])-[.$D$4]*SIN([.C944]))/2" office:value-type="float" office:value="26.7740320287966" calcext:value-type="float">
            <text:p>26.7740320288</text:p>
          </table:table-cell>
          <table:table-cell table:formula="of:=[.B944]+([.$D$2]*SIN([.C944])+[.$D$4]*COS([.C944]))/2" office:value-type="float" office:value="89.7879508308115" calcext:value-type="float">
            <text:p>89.7879508308</text:p>
          </table:table-cell>
        </table:table-row>
        <table:table-row table:style-name="ro1">
          <table:table-cell office:value-type="float" office:value="23.748453" calcext:value-type="float">
            <text:p>23.748453</text:p>
          </table:table-cell>
          <table:table-cell office:value-type="float" office:value="89.824684" calcext:value-type="float">
            <text:p>89.824684</text:p>
          </table:table-cell>
          <table:table-cell office:value-type="float" office:value="-0.159807" calcext:value-type="float">
            <text:p>-0.159807</text:p>
          </table:table-cell>
          <table:table-cell table:number-columns-repeated="2"/>
          <table:table-cell table:formula="of:=[.A945]+(-[.$D$2]*COS([.C945])-[.$D$4]*SIN([.C945]))/2" office:value-type="float" office:value="20.8662427941832" calcext:value-type="float">
            <text:p>20.8662427942</text:p>
          </table:table-cell>
          <table:table-cell table:formula="of:=[.B945]+(-[.$D$2]*SIN([.C945])+[.$D$4]*COS([.C945]))/2" office:value-type="float" office:value="90.7956960130489" calcext:value-type="float">
            <text:p>90.795696013</text:p>
          </table:table-cell>
          <table:table-cell/>
          <table:table-cell table:formula="of:=[.A945]+([.$D$2]*COS([.C945])-[.$D$4]*SIN([.C945]))/2" office:value-type="float" office:value="26.7897908745994" calcext:value-type="float">
            <text:p>26.7897908746</text:p>
          </table:table-cell>
          <table:table-cell table:formula="of:=[.B945]+([.$D$2]*SIN([.C945])+[.$D$4]*COS([.C945]))/2" office:value-type="float" office:value="89.8409300003538" calcext:value-type="float">
            <text:p>89.8409300004</text:p>
          </table:table-cell>
        </table:table-row>
        <table:table-row table:style-name="ro1">
          <table:table-cell office:value-type="float" office:value="23.76513" calcext:value-type="float">
            <text:p>23.76513</text:p>
          </table:table-cell>
          <table:table-cell office:value-type="float" office:value="89.923282" calcext:value-type="float">
            <text:p>89.923282</text:p>
          </table:table-cell>
          <table:table-cell office:value-type="float" office:value="-0.175303" calcext:value-type="float">
            <text:p>-0.175303</text:p>
          </table:table-cell>
          <table:table-cell table:number-columns-repeated="2"/>
          <table:table-cell table:formula="of:=[.A946]+(-[.$D$2]*COS([.C946])-[.$D$4]*SIN([.C946]))/2" office:value-type="float" office:value="20.898312034059" calcext:value-type="float">
            <text:p>20.8983120341</text:p>
          </table:table-cell>
          <table:table-cell table:formula="of:=[.B946]+(-[.$D$2]*SIN([.C946])+[.$D$4]*COS([.C946]))/2" office:value-type="float" office:value="90.9388383746822" calcext:value-type="float">
            <text:p>90.9388383747</text:p>
          </table:table-cell>
          <table:table-cell/>
          <table:table-cell table:formula="of:=[.A946]+([.$D$2]*COS([.C946])-[.$D$4]*SIN([.C946]))/2" office:value-type="float" office:value="26.806354467679" calcext:value-type="float">
            <text:p>26.8063544677</text:p>
          </table:table-cell>
          <table:table-cell table:formula="of:=[.B946]+([.$D$2]*SIN([.C946])+[.$D$4]*COS([.C946]))/2" office:value-type="float" office:value="89.8923993642544" calcext:value-type="float">
            <text:p>89.8923993643</text:p>
          </table:table-cell>
        </table:table-row>
        <table:table-row table:style-name="ro1">
          <table:table-cell office:value-type="float" office:value="23.78335" calcext:value-type="float">
            <text:p>23.78335</text:p>
          </table:table-cell>
          <table:table-cell office:value-type="float" office:value="90.021607" calcext:value-type="float">
            <text:p>90.021607</text:p>
          </table:table-cell>
          <table:table-cell office:value-type="float" office:value="-0.191154" calcext:value-type="float">
            <text:p>-0.191154</text:p>
          </table:table-cell>
          <table:table-cell table:number-columns-repeated="2"/>
          <table:table-cell table:formula="of:=[.A947]+(-[.$D$2]*COS([.C947])-[.$D$4]*SIN([.C947]))/2" office:value-type="float" office:value="20.9329890865529" calcext:value-type="float">
            <text:p>20.9329890866</text:p>
          </table:table-cell>
          <table:table-cell table:formula="of:=[.B947]+(-[.$D$2]*SIN([.C947])+[.$D$4]*COS([.C947]))/2" office:value-type="float" office:value="91.0824758246401" calcext:value-type="float">
            <text:p>91.0824758246</text:p>
          </table:table-cell>
          <table:table-cell/>
          <table:table-cell table:formula="of:=[.A947]+([.$D$2]*COS([.C947])-[.$D$4]*SIN([.C947]))/2" office:value-type="float" office:value="26.8237029153062" calcext:value-type="float">
            <text:p>26.8237029153</text:p>
          </table:table-cell>
          <table:table-cell table:formula="of:=[.B947]+([.$D$2]*SIN([.C947])+[.$D$4]*COS([.C947]))/2" office:value-type="float" office:value="89.9425238134854" calcext:value-type="float">
            <text:p>89.9425238135</text:p>
          </table:table-cell>
        </table:table-row>
        <table:table-row table:style-name="ro1">
          <table:table-cell office:value-type="float" office:value="23.803141" calcext:value-type="float">
            <text:p>23.803141</text:p>
          </table:table-cell>
          <table:table-cell office:value-type="float" office:value="90.119628" calcext:value-type="float">
            <text:p>90.119628</text:p>
          </table:table-cell>
          <table:table-cell office:value-type="float" office:value="-0.207297" calcext:value-type="float">
            <text:p>-0.207297</text:p>
          </table:table-cell>
          <table:table-cell table:number-columns-repeated="2"/>
          <table:table-cell table:formula="of:=[.A948]+(-[.$D$2]*COS([.C948])-[.$D$4]*SIN([.C948]))/2" office:value-type="float" office:value="20.9702763370877" calcext:value-type="float">
            <text:p>20.9702763371</text:p>
          </table:table-cell>
          <table:table-cell table:formula="of:=[.B948]+(-[.$D$2]*SIN([.C948])+[.$D$4]*COS([.C948]))/2" office:value-type="float" office:value="91.2263699760824" calcext:value-type="float">
            <text:p>91.2263699761</text:p>
          </table:table-cell>
          <table:table-cell/>
          <table:table-cell table:formula="of:=[.A948]+([.$D$2]*COS([.C948])-[.$D$4]*SIN([.C948]))/2" office:value-type="float" office:value="26.8418211868897" calcext:value-type="float">
            <text:p>26.8418211869</text:p>
          </table:table-cell>
          <table:table-cell table:formula="of:=[.B948]+([.$D$2]*SIN([.C948])+[.$D$4]*COS([.C948]))/2" office:value-type="float" office:value="89.991476832218" calcext:value-type="float">
            <text:p>89.9914768322</text:p>
          </table:table-cell>
        </table:table-row>
        <table:table-row table:style-name="ro1">
          <table:table-cell office:value-type="float" office:value="23.824523" calcext:value-type="float">
            <text:p>23.824523</text:p>
          </table:table-cell>
          <table:table-cell office:value-type="float" office:value="90.217315" calcext:value-type="float">
            <text:p>90.217315</text:p>
          </table:table-cell>
          <table:table-cell office:value-type="float" office:value="-0.223669" calcext:value-type="float">
            <text:p>-0.223669</text:p>
          </table:table-cell>
          <table:table-cell table:number-columns-repeated="2"/>
          <table:table-cell table:formula="of:=[.A949]+(-[.$D$2]*COS([.C949])-[.$D$4]*SIN([.C949]))/2" office:value-type="float" office:value="21.0101567626802" calcext:value-type="float">
            <text:p>21.0101567627</text:p>
          </table:table-cell>
          <table:table-cell table:formula="of:=[.B949]+(-[.$D$2]*SIN([.C949])+[.$D$4]*COS([.C949]))/2" office:value-type="float" office:value="91.3702862408531" calcext:value-type="float">
            <text:p>91.3702862409</text:p>
          </table:table-cell>
          <table:table-cell/>
          <table:table-cell table:formula="of:=[.A949]+([.$D$2]*COS([.C949])-[.$D$4]*SIN([.C949]))/2" office:value-type="float" office:value="26.8606979512549" calcext:value-type="float">
            <text:p>26.8606979513</text:p>
          </table:table-cell>
          <table:table-cell table:formula="of:=[.B949]+([.$D$2]*SIN([.C949])+[.$D$4]*COS([.C949]))/2" office:value-type="float" office:value="90.0394339572426" calcext:value-type="float">
            <text:p>90.0394339572</text:p>
          </table:table-cell>
        </table:table-row>
        <table:table-row table:style-name="ro1">
          <table:table-cell office:value-type="float" office:value="23.847509" calcext:value-type="float">
            <text:p>23.847509</text:p>
          </table:table-cell>
          <table:table-cell office:value-type="float" office:value="90.314636" calcext:value-type="float">
            <text:p>90.314636</text:p>
          </table:table-cell>
          <table:table-cell office:value-type="float" office:value="-0.240204" calcext:value-type="float">
            <text:p>-0.240204</text:p>
          </table:table-cell>
          <table:table-cell table:number-columns-repeated="2"/>
          <table:table-cell table:formula="of:=[.A950]+(-[.$D$2]*COS([.C950])-[.$D$4]*SIN([.C950]))/2" office:value-type="float" office:value="21.0525909972983" calcext:value-type="float">
            <text:p>21.0525909973</text:p>
          </table:table-cell>
          <table:table-cell table:formula="of:=[.B950]+(-[.$D$2]*SIN([.C950])+[.$D$4]*COS([.C950]))/2" office:value-type="float" office:value="91.513983054932" calcext:value-type="float">
            <text:p>91.5139830549</text:p>
          </table:table-cell>
          <table:table-cell/>
          <table:table-cell table:formula="of:=[.A950]+([.$D$2]*COS([.C950])-[.$D$4]*SIN([.C950]))/2" office:value-type="float" office:value="26.8803277771282" calcext:value-type="float">
            <text:p>26.8803277771</text:p>
          </table:table-cell>
          <table:table-cell table:formula="of:=[.B950]+([.$D$2]*SIN([.C950])+[.$D$4]*COS([.C950]))/2" office:value-type="float" office:value="90.0865784083729" calcext:value-type="float">
            <text:p>90.0865784084</text:p>
          </table:table-cell>
        </table:table-row>
        <table:table-row table:style-name="ro1">
          <table:table-cell office:value-type="float" office:value="23.872105" calcext:value-type="float">
            <text:p>23.872105</text:p>
          </table:table-cell>
          <table:table-cell office:value-type="float" office:value="90.411562" calcext:value-type="float">
            <text:p>90.411562</text:p>
          </table:table-cell>
          <table:table-cell office:value-type="float" office:value="-0.256838" calcext:value-type="float">
            <text:p>-0.256838</text:p>
          </table:table-cell>
          <table:table-cell table:number-columns-repeated="2"/>
          <table:table-cell table:formula="of:=[.A951]+(-[.$D$2]*COS([.C951])-[.$D$4]*SIN([.C951]))/2" office:value-type="float" office:value="21.0975226701857" calcext:value-type="float">
            <text:p>21.0975226702</text:p>
          </table:table-cell>
          <table:table-cell table:formula="of:=[.B951]+(-[.$D$2]*SIN([.C951])+[.$D$4]*COS([.C951]))/2" office:value-type="float" office:value="91.6572316572857" calcext:value-type="float">
            <text:p>91.6572316573</text:p>
          </table:table-cell>
          <table:table-cell/>
          <table:table-cell table:formula="of:=[.A951]+([.$D$2]*COS([.C951])-[.$D$4]*SIN([.C951]))/2" office:value-type="float" office:value="26.9007108765116" calcext:value-type="float">
            <text:p>26.9007108765</text:p>
          </table:table-cell>
          <table:table-cell table:formula="of:=[.B951]+([.$D$2]*SIN([.C951])+[.$D$4]*COS([.C951]))/2" office:value-type="float" office:value="90.1330903771019" calcext:value-type="float">
            <text:p>90.1330903771</text:p>
          </table:table-cell>
        </table:table-row>
        <table:table-row table:style-name="ro1">
          <table:table-cell office:value-type="float" office:value="23.898312" calcext:value-type="float">
            <text:p>23.898312</text:p>
          </table:table-cell>
          <table:table-cell office:value-type="float" office:value="90.508066" calcext:value-type="float">
            <text:p>90.508066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952]+(-[.$D$2]*COS([.C952])-[.$D$4]*SIN([.C952]))/2" office:value-type="float" office:value="21.1448743585679" calcext:value-type="float">
            <text:p>21.1448743586</text:p>
          </table:table-cell>
          <table:table-cell table:formula="of:=[.B952]+(-[.$D$2]*SIN([.C952])+[.$D$4]*COS([.C952]))/2" office:value-type="float" office:value="91.7998017139697" calcext:value-type="float">
            <text:p>91.799801714</text:p>
          </table:table-cell>
          <table:table-cell/>
          <table:table-cell table:formula="of:=[.A952]+([.$D$2]*COS([.C952])-[.$D$4]*SIN([.C952]))/2" office:value-type="float" office:value="26.9218564869665" calcext:value-type="float">
            <text:p>26.921856487</text:p>
          </table:table-cell>
          <table:table-cell table:formula="of:=[.B952]+([.$D$2]*SIN([.C952])+[.$D$4]*COS([.C952]))/2" office:value-type="float" office:value="90.1791606407634" calcext:value-type="float">
            <text:p>90.1791606408</text:p>
          </table:table-cell>
        </table:table-row>
        <table:table-row table:style-name="ro1">
          <table:table-cell office:value-type="float" office:value="23.926123" calcext:value-type="float">
            <text:p>23.926123</text:p>
          </table:table-cell>
          <table:table-cell office:value-type="float" office:value="90.60412" calcext:value-type="float">
            <text:p>90.60412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953]+(-[.$D$2]*COS([.C953])-[.$D$4]*SIN([.C953]))/2" office:value-type="float" office:value="21.1945520150741" calcext:value-type="float">
            <text:p>21.1945520151</text:p>
          </table:table-cell>
          <table:table-cell table:formula="of:=[.B953]+(-[.$D$2]*SIN([.C953])+[.$D$4]*COS([.C953]))/2" office:value-type="float" office:value="91.9414755825999" calcext:value-type="float">
            <text:p>91.9414755826</text:p>
          </table:table-cell>
          <table:table-cell/>
          <table:table-cell table:formula="of:=[.A953]+([.$D$2]*COS([.C953])-[.$D$4]*SIN([.C953]))/2" office:value-type="float" office:value="26.9437784449623" calcext:value-type="float">
            <text:p>26.943778445</text:p>
          </table:table-cell>
          <table:table-cell table:formula="of:=[.B953]+([.$D$2]*SIN([.C953])+[.$D$4]*COS([.C953]))/2" office:value-type="float" office:value="90.2249688223815" calcext:value-type="float">
            <text:p>90.2249688224</text:p>
          </table:table-cell>
        </table:table-row>
        <table:table-row table:style-name="ro1">
          <table:table-cell office:value-type="float" office:value="23.955522" calcext:value-type="float">
            <text:p>23.955522</text:p>
          </table:table-cell>
          <table:table-cell office:value-type="float" office:value="90.699699" calcext:value-type="float">
            <text:p>90.699699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954]+(-[.$D$2]*COS([.C954])-[.$D$4]*SIN([.C954]))/2" office:value-type="float" office:value="21.2464365877475" calcext:value-type="float">
            <text:p>21.2464365877</text:p>
          </table:table-cell>
          <table:table-cell table:formula="of:=[.B954]+(-[.$D$2]*SIN([.C954])+[.$D$4]*COS([.C954]))/2" office:value-type="float" office:value="92.0820362342235" calcext:value-type="float">
            <text:p>92.0820362342</text:p>
          </table:table-cell>
          <table:table-cell/>
          <table:table-cell table:formula="of:=[.A954]+([.$D$2]*COS([.C954])-[.$D$4]*SIN([.C954]))/2" office:value-type="float" office:value="26.9664959524194" calcext:value-type="float">
            <text:p>26.9664959524</text:p>
          </table:table-cell>
          <table:table-cell table:formula="of:=[.B954]+([.$D$2]*SIN([.C954])+[.$D$4]*COS([.C954]))/2" office:value-type="float" office:value="90.2707049932218" calcext:value-type="float">
            <text:p>90.2707049932</text:p>
          </table:table-cell>
        </table:table-row>
        <table:table-row table:style-name="ro1">
          <table:table-cell office:value-type="float" office:value="23.98649" calcext:value-type="float">
            <text:p>23.98649</text:p>
          </table:table-cell>
          <table:table-cell office:value-type="float" office:value="90.794782" calcext:value-type="float">
            <text:p>90.794782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955]+(-[.$D$2]*COS([.C955])-[.$D$4]*SIN([.C955]))/2" office:value-type="float" office:value="21.3003982686669" calcext:value-type="float">
            <text:p>21.3003982687</text:p>
          </table:table-cell>
          <table:table-cell table:formula="of:=[.B955]+(-[.$D$2]*SIN([.C955])+[.$D$4]*COS([.C955]))/2" office:value-type="float" office:value="92.2212851408532" calcext:value-type="float">
            <text:p>92.2212851409</text:p>
          </table:table-cell>
          <table:table-cell/>
          <table:table-cell table:formula="of:=[.A955]+([.$D$2]*COS([.C955])-[.$D$4]*SIN([.C955]))/2" office:value-type="float" office:value="26.9900372509972" calcext:value-type="float">
            <text:p>26.990037251</text:p>
          </table:table-cell>
          <table:table-cell table:formula="of:=[.B955]+([.$D$2]*SIN([.C955])+[.$D$4]*COS([.C955]))/2" office:value-type="float" office:value="90.3165520228685" calcext:value-type="float">
            <text:p>90.3165520229</text:p>
          </table:table-cell>
        </table:table-row>
        <table:table-row table:style-name="ro1">
          <table:table-cell office:value-type="float" office:value="24.018999" calcext:value-type="float">
            <text:p>24.018999</text:p>
          </table:table-cell>
          <table:table-cell office:value-type="float" office:value="90.889349" calcext:value-type="float">
            <text:p>90.889349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956]+(-[.$D$2]*COS([.C956])-[.$D$4]*SIN([.C956]))/2" office:value-type="float" office:value="21.3562842940948" calcext:value-type="float">
            <text:p>21.3562842941</text:p>
          </table:table-cell>
          <table:table-cell table:formula="of:=[.B956]+(-[.$D$2]*SIN([.C956])+[.$D$4]*COS([.C956]))/2" office:value-type="float" office:value="92.3590259695943" calcext:value-type="float">
            <text:p>92.3590259696</text:p>
          </table:table-cell>
          <table:table-cell/>
          <table:table-cell table:formula="of:=[.A956]+([.$D$2]*COS([.C956])-[.$D$4]*SIN([.C956]))/2" office:value-type="float" office:value="27.0144351714004" calcext:value-type="float">
            <text:p>27.0144351714</text:p>
          </table:table-cell>
          <table:table-cell table:formula="of:=[.B956]+([.$D$2]*SIN([.C956])+[.$D$4]*COS([.C956]))/2" office:value-type="float" office:value="90.3626971766233" calcext:value-type="float">
            <text:p>90.3626971766</text:p>
          </table:table-cell>
        </table:table-row>
        <table:table-row table:style-name="ro1">
          <table:table-cell office:value-type="float" office:value="24.053018" calcext:value-type="float">
            <text:p>24.053018</text:p>
          </table:table-cell>
          <table:table-cell office:value-type="float" office:value="90.983384" calcext:value-type="float">
            <text:p>90.983384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957]+(-[.$D$2]*COS([.C957])-[.$D$4]*SIN([.C957]))/2" office:value-type="float" office:value="21.4139326703462" calcext:value-type="float">
            <text:p>21.4139326703</text:p>
          </table:table-cell>
          <table:table-cell table:formula="of:=[.B957]+(-[.$D$2]*SIN([.C957])+[.$D$4]*COS([.C957]))/2" office:value-type="float" office:value="92.4950812655945" calcext:value-type="float">
            <text:p>92.4950812656</text:p>
          </table:table-cell>
          <table:table-cell/>
          <table:table-cell table:formula="of:=[.A957]+([.$D$2]*COS([.C957])-[.$D$4]*SIN([.C957]))/2" office:value-type="float" office:value="27.0397302628383" calcext:value-type="float">
            <text:p>27.0397302628</text:p>
          </table:table-cell>
          <table:table-cell table:formula="of:=[.B957]+([.$D$2]*SIN([.C957])+[.$D$4]*COS([.C957]))/2" office:value-type="float" office:value="90.4093196664875" calcext:value-type="float">
            <text:p>90.4093196665</text:p>
          </table:table-cell>
        </table:table-row>
        <table:table-row table:style-name="ro1">
          <table:table-cell office:value-type="float" office:value="24.088505" calcext:value-type="float">
            <text:p>24.088505</text:p>
          </table:table-cell>
          <table:table-cell office:value-type="float" office:value="91.076874" calcext:value-type="float">
            <text:p>91.076874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958]+(-[.$D$2]*COS([.C958])-[.$D$4]*SIN([.C958]))/2" office:value-type="float" office:value="21.4731608438653" calcext:value-type="float">
            <text:p>21.4731608439</text:p>
          </table:table-cell>
          <table:table-cell table:formula="of:=[.B958]+(-[.$D$2]*SIN([.C958])+[.$D$4]*COS([.C958]))/2" office:value-type="float" office:value="92.6292833999239" calcext:value-type="float">
            <text:p>92.6292833999</text:p>
          </table:table-cell>
          <table:table-cell/>
          <table:table-cell table:formula="of:=[.A958]+([.$D$2]*COS([.C958])-[.$D$4]*SIN([.C958]))/2" office:value-type="float" office:value="27.0659633314541" calcext:value-type="float">
            <text:p>27.0659633315</text:p>
          </table:table-cell>
          <table:table-cell table:formula="of:=[.B958]+([.$D$2]*SIN([.C958])+[.$D$4]*COS([.C958]))/2" office:value-type="float" office:value="90.4565983480076" calcext:value-type="float">
            <text:p>90.456598348</text:p>
          </table:table-cell>
        </table:table-row>
        <table:table-row table:style-name="ro1">
          <table:table-cell office:value-type="float" office:value="24.125418" calcext:value-type="float">
            <text:p>24.125418</text:p>
          </table:table-cell>
          <table:table-cell office:value-type="float" office:value="91.169811" calcext:value-type="float">
            <text:p>91.169811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959]+(-[.$D$2]*COS([.C959])-[.$D$4]*SIN([.C959]))/2" office:value-type="float" office:value="21.5337806577139" calcext:value-type="float">
            <text:p>21.5337806577</text:p>
          </table:table-cell>
          <table:table-cell table:formula="of:=[.B959]+(-[.$D$2]*SIN([.C959])+[.$D$4]*COS([.C959]))/2" office:value-type="float" office:value="92.761481784449" calcext:value-type="float">
            <text:p>92.7614817844</text:p>
          </table:table-cell>
          <table:table-cell/>
          <table:table-cell table:formula="of:=[.A959]+([.$D$2]*COS([.C959])-[.$D$4]*SIN([.C959]))/2" office:value-type="float" office:value="27.0931843890108" calcext:value-type="float">
            <text:p>27.093184389</text:p>
          </table:table-cell>
          <table:table-cell table:formula="of:=[.B959]+([.$D$2]*SIN([.C959])+[.$D$4]*COS([.C959]))/2" office:value-type="float" office:value="90.5047075041005" calcext:value-type="float">
            <text:p>90.5047075041</text:p>
          </table:table-cell>
        </table:table-row>
        <table:table-row table:style-name="ro1">
          <table:table-cell office:value-type="float" office:value="24.163706" calcext:value-type="float">
            <text:p>24.163706</text:p>
          </table:table-cell>
          <table:table-cell office:value-type="float" office:value="91.26219" calcext:value-type="float">
            <text:p>91.26219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960]+(-[.$D$2]*COS([.C960])-[.$D$4]*SIN([.C960]))/2" office:value-type="float" office:value="21.5955922134669" calcext:value-type="float">
            <text:p>21.5955922135</text:p>
          </table:table-cell>
          <table:table-cell table:formula="of:=[.B960]+(-[.$D$2]*SIN([.C960])+[.$D$4]*COS([.C960]))/2" office:value-type="float" office:value="92.8915431168592" calcext:value-type="float">
            <text:p>92.8915431169</text:p>
          </table:table-cell>
          <table:table-cell/>
          <table:table-cell table:formula="of:=[.A960]+([.$D$2]*COS([.C960])-[.$D$4]*SIN([.C960]))/2" office:value-type="float" office:value="27.1214416738099" calcext:value-type="float">
            <text:p>27.1214416738</text:p>
          </table:table-cell>
          <table:table-cell table:formula="of:=[.B960]+([.$D$2]*SIN([.C960])+[.$D$4]*COS([.C960]))/2" office:value-type="float" office:value="90.553811793198" calcext:value-type="float">
            <text:p>90.5538117932</text:p>
          </table:table-cell>
        </table:table-row>
        <table:table-row table:style-name="ro1">
          <table:table-cell office:value-type="float" office:value="24.203315" calcext:value-type="float">
            <text:p>24.203315</text:p>
          </table:table-cell>
          <table:table-cell office:value-type="float" office:value="91.35401" calcext:value-type="float">
            <text:p>91.35401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961]+(-[.$D$2]*COS([.C961])-[.$D$4]*SIN([.C961]))/2" office:value-type="float" office:value="21.6583829800919" calcext:value-type="float">
            <text:p>21.6583829801</text:p>
          </table:table-cell>
          <table:table-cell table:formula="of:=[.B961]+(-[.$D$2]*SIN([.C961])+[.$D$4]*COS([.C961]))/2" office:value-type="float" office:value="93.0193391008226" calcext:value-type="float">
            <text:p>93.0193391008</text:p>
          </table:table-cell>
          <table:table-cell/>
          <table:table-cell table:formula="of:=[.A961]+([.$D$2]*COS([.C961])-[.$D$4]*SIN([.C961]))/2" office:value-type="float" office:value="27.150789862342" calcext:value-type="float">
            <text:p>27.1507898623</text:p>
          </table:table-cell>
          <table:table-cell table:formula="of:=[.B961]+([.$D$2]*SIN([.C961])+[.$D$4]*COS([.C961]))/2" office:value-type="float" office:value="90.6040820462192" calcext:value-type="float">
            <text:p>90.6040820462</text:p>
          </table:table-cell>
        </table:table-row>
        <table:table-row table:style-name="ro1">
          <table:table-cell office:value-type="float" office:value="24.244185" calcext:value-type="float">
            <text:p>24.244185</text:p>
          </table:table-cell>
          <table:table-cell office:value-type="float" office:value="91.445276" calcext:value-type="float">
            <text:p>91.445276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962]+(-[.$D$2]*COS([.C962])-[.$D$4]*SIN([.C962]))/2" office:value-type="float" office:value="21.7219372517838" calcext:value-type="float">
            <text:p>21.7219372518</text:p>
          </table:table-cell>
          <table:table-cell table:formula="of:=[.B962]+(-[.$D$2]*SIN([.C962])+[.$D$4]*COS([.C962]))/2" office:value-type="float" office:value="93.1447660107439" calcext:value-type="float">
            <text:p>93.1447660107</text:p>
          </table:table-cell>
          <table:table-cell/>
          <table:table-cell table:formula="of:=[.A962]+([.$D$2]*COS([.C962])-[.$D$4]*SIN([.C962]))/2" office:value-type="float" office:value="27.1812809815269" calcext:value-type="float">
            <text:p>27.1812809815</text:p>
          </table:table-cell>
          <table:table-cell table:formula="of:=[.B962]+([.$D$2]*SIN([.C962])+[.$D$4]*COS([.C962]))/2" office:value-type="float" office:value="90.65567661088" calcext:value-type="float">
            <text:p>90.6556766109</text:p>
          </table:table-cell>
        </table:table-row>
        <table:table-row table:style-name="ro1">
          <table:table-cell office:value-type="float" office:value="24.286253" calcext:value-type="float">
            <text:p>24.286253</text:p>
          </table:table-cell>
          <table:table-cell office:value-type="float" office:value="91.535997" calcext:value-type="float">
            <text:p>91.535997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963]+(-[.$D$2]*COS([.C963])-[.$D$4]*SIN([.C963]))/2" office:value-type="float" office:value="21.7860374804876" calcext:value-type="float">
            <text:p>21.7860374805</text:p>
          </table:table-cell>
          <table:table-cell table:formula="of:=[.B963]+(-[.$D$2]*SIN([.C963])+[.$D$4]*COS([.C963]))/2" office:value-type="float" office:value="93.2677366905972" calcext:value-type="float">
            <text:p>93.2677366906</text:p>
          </table:table-cell>
          <table:table-cell/>
          <table:table-cell table:formula="of:=[.A963]+([.$D$2]*COS([.C963])-[.$D$4]*SIN([.C963]))/2" office:value-type="float" office:value="27.2129670397324" calcext:value-type="float">
            <text:p>27.2129670397</text:p>
          </table:table-cell>
          <table:table-cell table:formula="of:=[.B963]+([.$D$2]*SIN([.C963])+[.$D$4]*COS([.C963]))/2" office:value-type="float" office:value="90.708745569277" calcext:value-type="float">
            <text:p>90.7087455693</text:p>
          </table:table-cell>
        </table:table-row>
        <table:table-row table:style-name="ro1">
          <table:table-cell office:value-type="float" office:value="24.329452" calcext:value-type="float">
            <text:p>24.329452</text:p>
          </table:table-cell>
          <table:table-cell office:value-type="float" office:value="91.626184" calcext:value-type="float">
            <text:p>91.626184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964]+(-[.$D$2]*COS([.C964])-[.$D$4]*SIN([.C964]))/2" office:value-type="float" office:value="21.8504611418162" calcext:value-type="float">
            <text:p>21.8504611418</text:p>
          </table:table-cell>
          <table:table-cell table:formula="of:=[.B964]+(-[.$D$2]*SIN([.C964])+[.$D$4]*COS([.C964]))/2" office:value-type="float" office:value="93.3881727414626" calcext:value-type="float">
            <text:p>93.3881727415</text:p>
          </table:table-cell>
          <table:table-cell/>
          <table:table-cell table:formula="of:=[.A964]+([.$D$2]*COS([.C964])-[.$D$4]*SIN([.C964]))/2" office:value-type="float" office:value="27.245899160378" calcext:value-type="float">
            <text:p>27.2458991604</text:p>
          </table:table-cell>
          <table:table-cell table:formula="of:=[.B964]+([.$D$2]*SIN([.C964])+[.$D$4]*COS([.C964]))/2" office:value-type="float" office:value="90.7634349282977" calcext:value-type="float">
            <text:p>90.7634349283</text:p>
          </table:table-cell>
        </table:table-row>
        <table:table-row table:style-name="ro1">
          <table:table-cell office:value-type="float" office:value="24.373709" calcext:value-type="float">
            <text:p>24.373709</text:p>
          </table:table-cell>
          <table:table-cell office:value-type="float" office:value="91.715857" calcext:value-type="float">
            <text:p>91.715857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965]+(-[.$D$2]*COS([.C965])-[.$D$4]*SIN([.C965]))/2" office:value-type="float" office:value="21.9149815727826" calcext:value-type="float">
            <text:p>21.9149815728</text:p>
          </table:table-cell>
          <table:table-cell table:formula="of:=[.B965]+(-[.$D$2]*SIN([.C965])+[.$D$4]*COS([.C965]))/2" office:value-type="float" office:value="93.5060132609585" calcext:value-type="float">
            <text:p>93.506013261</text:p>
          </table:table-cell>
          <table:table-cell/>
          <table:table-cell table:formula="of:=[.A965]+([.$D$2]*COS([.C965])-[.$D$4]*SIN([.C965]))/2" office:value-type="float" office:value="27.2801234617328" calcext:value-type="float">
            <text:p>27.2801234617</text:p>
          </table:table-cell>
          <table:table-cell table:formula="of:=[.B965]+([.$D$2]*SIN([.C965])+[.$D$4]*COS([.C965]))/2" office:value-type="float" office:value="90.8198910538666" calcext:value-type="float">
            <text:p>90.8198910539</text:p>
          </table:table-cell>
        </table:table-row>
        <table:table-row table:style-name="ro1">
          <table:table-cell office:value-type="float" office:value="24.418952" calcext:value-type="float">
            <text:p>24.418952</text:p>
          </table:table-cell>
          <table:table-cell office:value-type="float" office:value="91.805036" calcext:value-type="float">
            <text:p>91.805036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966]+(-[.$D$2]*COS([.C966])-[.$D$4]*SIN([.C966]))/2" office:value-type="float" office:value="21.9793815913411" calcext:value-type="float">
            <text:p>21.9793815913</text:p>
          </table:table-cell>
          <table:table-cell table:formula="of:=[.B966]+(-[.$D$2]*SIN([.C966])+[.$D$4]*COS([.C966]))/2" office:value-type="float" office:value="93.6212122638015" calcext:value-type="float">
            <text:p>93.6212122638</text:p>
          </table:table-cell>
          <table:table-cell/>
          <table:table-cell table:formula="of:=[.A966]+([.$D$2]*COS([.C966])-[.$D$4]*SIN([.C966]))/2" office:value-type="float" office:value="27.3156838775318" calcext:value-type="float">
            <text:p>27.3156838775</text:p>
          </table:table-cell>
          <table:table-cell table:formula="of:=[.B966]+([.$D$2]*SIN([.C966])+[.$D$4]*COS([.C966]))/2" office:value-type="float" office:value="90.8782434505636" calcext:value-type="float">
            <text:p>90.8782434506</text:p>
          </table:table-cell>
        </table:table-row>
        <table:table-row table:style-name="ro1">
          <table:table-cell office:value-type="float" office:value="24.465103" calcext:value-type="float">
            <text:p>24.465103</text:p>
          </table:table-cell>
          <table:table-cell office:value-type="float" office:value="91.893749" calcext:value-type="float">
            <text:p>91.893749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967]+(-[.$D$2]*COS([.C967])-[.$D$4]*SIN([.C967]))/2" office:value-type="float" office:value="22.0434406210997" calcext:value-type="float">
            <text:p>22.0434406211</text:p>
          </table:table-cell>
          <table:table-cell table:formula="of:=[.B967]+(-[.$D$2]*SIN([.C967])+[.$D$4]*COS([.C967]))/2" office:value-type="float" office:value="93.7337357724032" calcext:value-type="float">
            <text:p>93.7337357724</text:p>
          </table:table-cell>
          <table:table-cell/>
          <table:table-cell table:formula="of:=[.A967]+([.$D$2]*COS([.C967])-[.$D$4]*SIN([.C967]))/2" office:value-type="float" office:value="27.352617176496" calcext:value-type="float">
            <text:p>27.3526171765</text:p>
          </table:table-cell>
          <table:table-cell table:formula="of:=[.B967]+([.$D$2]*SIN([.C967])+[.$D$4]*COS([.C967]))/2" office:value-type="float" office:value="90.9386249868295" calcext:value-type="float">
            <text:p>90.9386249868</text:p>
          </table:table-cell>
        </table:table-row>
        <table:table-row table:style-name="ro1">
          <table:table-cell office:value-type="float" office:value="24.512083" calcext:value-type="float">
            <text:p>24.512083</text:p>
          </table:table-cell>
          <table:table-cell office:value-type="float" office:value="91.982026" calcext:value-type="float">
            <text:p>91.982026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968]+(-[.$D$2]*COS([.C968])-[.$D$4]*SIN([.C968]))/2" office:value-type="float" office:value="22.1069480415661" calcext:value-type="float">
            <text:p>22.1069480416</text:p>
          </table:table-cell>
          <table:table-cell table:formula="of:=[.B968]+(-[.$D$2]*SIN([.C968])+[.$D$4]*COS([.C968]))/2" office:value-type="float" office:value="93.8435645657351" calcext:value-type="float">
            <text:p>93.8435645657</text:p>
          </table:table-cell>
          <table:table-cell/>
          <table:table-cell table:formula="of:=[.A968]+([.$D$2]*COS([.C968])-[.$D$4]*SIN([.C968]))/2" office:value-type="float" office:value="27.3909529009192" calcext:value-type="float">
            <text:p>27.3909529009</text:p>
          </table:table-cell>
          <table:table-cell table:formula="of:=[.B968]+([.$D$2]*SIN([.C968])+[.$D$4]*COS([.C968]))/2" office:value-type="float" office:value="91.0011549108238" calcext:value-type="float">
            <text:p>91.0011549108</text:p>
          </table:table-cell>
        </table:table-row>
        <table:table-row table:style-name="ro1">
          <table:table-cell office:value-type="float" office:value="24.559809" calcext:value-type="float">
            <text:p>24.559809</text:p>
          </table:table-cell>
          <table:table-cell office:value-type="float" office:value="92.069902" calcext:value-type="float">
            <text:p>92.069902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969]+(-[.$D$2]*COS([.C969])-[.$D$4]*SIN([.C969]))/2" office:value-type="float" office:value="22.1696995778211" calcext:value-type="float">
            <text:p>22.1696995778</text:p>
          </table:table-cell>
          <table:table-cell table:formula="of:=[.B969]+(-[.$D$2]*SIN([.C969])+[.$D$4]*COS([.C969]))/2" office:value-type="float" office:value="93.9506935753776" calcext:value-type="float">
            <text:p>93.9506935754</text:p>
          </table:table-cell>
          <table:table-cell/>
          <table:table-cell table:formula="of:=[.A969]+([.$D$2]*COS([.C969])-[.$D$4]*SIN([.C969]))/2" office:value-type="float" office:value="27.4307097751566" calcext:value-type="float">
            <text:p>27.4307097752</text:p>
          </table:table-cell>
          <table:table-cell table:formula="of:=[.B969]+([.$D$2]*SIN([.C969])+[.$D$4]*COS([.C969]))/2" office:value-type="float" office:value="91.0659454575116" calcext:value-type="float">
            <text:p>91.0659454575</text:p>
          </table:table-cell>
        </table:table-row>
        <table:table-row table:style-name="ro1">
          <table:table-cell office:value-type="float" office:value="24.608199" calcext:value-type="float">
            <text:p>24.608199</text:p>
          </table:table-cell>
          <table:table-cell office:value-type="float" office:value="92.157414" calcext:value-type="float">
            <text:p>92.157414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970]+(-[.$D$2]*COS([.C970])-[.$D$4]*SIN([.C970]))/2" office:value-type="float" office:value="22.2314957374326" calcext:value-type="float">
            <text:p>22.2314957374</text:p>
          </table:table-cell>
          <table:table-cell table:formula="of:=[.B970]+(-[.$D$2]*SIN([.C970])+[.$D$4]*COS([.C970]))/2" office:value-type="float" office:value="94.0551182977507" calcext:value-type="float">
            <text:p>94.0551182978</text:p>
          </table:table-cell>
          <table:table-cell/>
          <table:table-cell table:formula="of:=[.A970]+([.$D$2]*COS([.C970])-[.$D$4]*SIN([.C970]))/2" office:value-type="float" office:value="27.4719034800775" calcext:value-type="float">
            <text:p>27.4719034801</text:p>
          </table:table-cell>
          <table:table-cell table:formula="of:=[.B970]+([.$D$2]*SIN([.C970])+[.$D$4]*COS([.C970]))/2" office:value-type="float" office:value="91.1331109926902" calcext:value-type="float">
            <text:p>91.1331109927</text:p>
          </table:table-cell>
        </table:table-row>
        <table:table-row table:style-name="ro1">
          <table:table-cell office:value-type="float" office:value="24.657167" calcext:value-type="float">
            <text:p>24.657167</text:p>
          </table:table-cell>
          <table:table-cell office:value-type="float" office:value="92.244604" calcext:value-type="float">
            <text:p>92.244604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971]+(-[.$D$2]*COS([.C971])-[.$D$4]*SIN([.C971]))/2" office:value-type="float" office:value="22.2921508075719" calcext:value-type="float">
            <text:p>22.2921508076</text:p>
          </table:table-cell>
          <table:table-cell table:formula="of:=[.B971]+(-[.$D$2]*SIN([.C971])+[.$D$4]*COS([.C971]))/2" office:value-type="float" office:value="94.1568535678004" calcext:value-type="float">
            <text:p>94.1568535678</text:p>
          </table:table-cell>
          <table:table-cell/>
          <table:table-cell table:formula="of:=[.A971]+([.$D$2]*COS([.C971])-[.$D$4]*SIN([.C971]))/2" office:value-type="float" office:value="27.5145335283402" calcext:value-type="float">
            <text:p>27.5145335283</text:p>
          </table:table-cell>
          <table:table-cell table:formula="of:=[.B971]+([.$D$2]*SIN([.C971])+[.$D$4]*COS([.C971]))/2" office:value-type="float" office:value="91.2027515523277" calcext:value-type="float">
            <text:p>91.2027515523</text:p>
          </table:table-cell>
        </table:table-row>
        <table:table-row table:style-name="ro1">
          <table:table-cell office:value-type="float" office:value="24.706626" calcext:value-type="float">
            <text:p>24.706626</text:p>
          </table:table-cell>
          <table:table-cell office:value-type="float" office:value="92.331517" calcext:value-type="float">
            <text:p>92.331517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972]+(-[.$D$2]*COS([.C972])-[.$D$4]*SIN([.C972]))/2" office:value-type="float" office:value="22.3514911367203" calcext:value-type="float">
            <text:p>22.3514911367</text:p>
          </table:table-cell>
          <table:table-cell table:formula="of:=[.B972]+(-[.$D$2]*SIN([.C972])+[.$D$4]*COS([.C972]))/2" office:value-type="float" office:value="94.2559233437238" calcext:value-type="float">
            <text:p>94.2559233437</text:p>
          </table:table-cell>
          <table:table-cell/>
          <table:table-cell table:formula="of:=[.A972]+([.$D$2]*COS([.C972])-[.$D$4]*SIN([.C972]))/2" office:value-type="float" office:value="27.5585880632291" calcext:value-type="float">
            <text:p>27.5585880632</text:p>
          </table:table-cell>
          <table:table-cell table:formula="of:=[.B972]+([.$D$2]*SIN([.C972])+[.$D$4]*COS([.C972]))/2" office:value-type="float" office:value="91.2749601440276" calcext:value-type="float">
            <text:p>91.274960144</text:p>
          </table:table-cell>
        </table:table-row>
        <table:table-row table:style-name="ro1">
          <table:table-cell office:value-type="float" office:value="24.756488" calcext:value-type="float">
            <text:p>24.756488</text:p>
          </table:table-cell>
          <table:table-cell office:value-type="float" office:value="92.418198" calcext:value-type="float">
            <text:p>92.418198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973]+(-[.$D$2]*COS([.C973])-[.$D$4]*SIN([.C973]))/2" office:value-type="float" office:value="22.4093500099604" calcext:value-type="float">
            <text:p>22.40935001</text:p>
          </table:table-cell>
          <table:table-cell table:formula="of:=[.B973]+(-[.$D$2]*SIN([.C973])+[.$D$4]*COS([.C973]))/2" office:value-type="float" office:value="94.3523498181654" calcext:value-type="float">
            <text:p>94.3523498182</text:p>
          </table:table-cell>
          <table:table-cell/>
          <table:table-cell table:formula="of:=[.A973]+([.$D$2]*COS([.C973])-[.$D$4]*SIN([.C973]))/2" office:value-type="float" office:value="27.6040461478209" calcext:value-type="float">
            <text:p>27.6040461478</text:p>
          </table:table-cell>
          <table:table-cell table:formula="of:=[.B973]+([.$D$2]*SIN([.C973])+[.$D$4]*COS([.C973]))/2" office:value-type="float" office:value="91.349828871478" calcext:value-type="float">
            <text:p>91.3498288715</text:p>
          </table:table-cell>
        </table:table-row>
        <table:table-row table:style-name="ro1">
          <table:table-cell office:value-type="float" office:value="24.806665" calcext:value-type="float">
            <text:p>24.806665</text:p>
          </table:table-cell>
          <table:table-cell office:value-type="float" office:value="92.504698" calcext:value-type="float">
            <text:p>92.504698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974]+(-[.$D$2]*COS([.C974])-[.$D$4]*SIN([.C974]))/2" office:value-type="float" office:value="22.4655788022303" calcext:value-type="float">
            <text:p>22.4655788022</text:p>
          </table:table-cell>
          <table:table-cell table:formula="of:=[.B974]+(-[.$D$2]*SIN([.C974])+[.$D$4]*COS([.C974]))/2" office:value-type="float" office:value="94.4461704861847" calcext:value-type="float">
            <text:p>94.4461704862</text:p>
          </table:table-cell>
          <table:table-cell/>
          <table:table-cell table:formula="of:=[.A974]+([.$D$2]*COS([.C974])-[.$D$4]*SIN([.C974]))/2" office:value-type="float" office:value="27.6508727501664" calcext:value-type="float">
            <text:p>27.6508727502</text:p>
          </table:table-cell>
          <table:table-cell table:formula="of:=[.B974]+([.$D$2]*SIN([.C974])+[.$D$4]*COS([.C974]))/2" office:value-type="float" office:value="91.4274411718047" calcext:value-type="float">
            <text:p>91.4274411718</text:p>
          </table:table-cell>
        </table:table-row>
        <table:table-row table:style-name="ro1">
          <table:table-cell office:value-type="float" office:value="24.857068" calcext:value-type="float">
            <text:p>24.857068</text:p>
          </table:table-cell>
          <table:table-cell office:value-type="float" office:value="92.591067" calcext:value-type="float">
            <text:p>92.591067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975]+(-[.$D$2]*COS([.C975])-[.$D$4]*SIN([.C975]))/2" office:value-type="float" office:value="22.5200406971022" calcext:value-type="float">
            <text:p>22.5200406971</text:p>
          </table:table-cell>
          <table:table-cell table:formula="of:=[.B975]+(-[.$D$2]*SIN([.C975])+[.$D$4]*COS([.C975]))/2" office:value-type="float" office:value="94.5374234384537" calcext:value-type="float">
            <text:p>94.5374234385</text:p>
          </table:table-cell>
          <table:table-cell/>
          <table:table-cell table:formula="of:=[.A975]+([.$D$2]*COS([.C975])-[.$D$4]*SIN([.C975]))/2" office:value-type="float" office:value="27.6990202395369" calcext:value-type="float">
            <text:p>27.6990202395</text:p>
          </table:table-cell>
          <table:table-cell table:formula="of:=[.B975]+([.$D$2]*SIN([.C975])+[.$D$4]*COS([.C975]))/2" office:value-type="float" office:value="91.5078738186187" calcext:value-type="float">
            <text:p>91.5078738186</text:p>
          </table:table-cell>
        </table:table-row>
        <table:table-row table:style-name="ro1">
          <table:table-cell office:value-type="float" office:value="24.907605" calcext:value-type="float">
            <text:p>24.907605</text:p>
          </table:table-cell>
          <table:table-cell office:value-type="float" office:value="92.677357" calcext:value-type="float">
            <text:p>92.677357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976]+(-[.$D$2]*COS([.C976])-[.$D$4]*SIN([.C976]))/2" office:value-type="float" office:value="22.572616812856" calcext:value-type="float">
            <text:p>22.5726168129</text:p>
          </table:table-cell>
          <table:table-cell table:formula="of:=[.B976]+(-[.$D$2]*SIN([.C976])+[.$D$4]*COS([.C976]))/2" office:value-type="float" office:value="94.6261592387862" calcext:value-type="float">
            <text:p>94.6261592388</text:p>
          </table:table-cell>
          <table:table-cell/>
          <table:table-cell table:formula="of:=[.A976]+([.$D$2]*COS([.C976])-[.$D$4]*SIN([.C976]))/2" office:value-type="float" office:value="27.7484215787966" calcext:value-type="float">
            <text:p>27.7484215788</text:p>
          </table:table-cell>
          <table:table-cell table:formula="of:=[.B976]+([.$D$2]*SIN([.C976])+[.$D$4]*COS([.C976]))/2" office:value-type="float" office:value="91.5911888888705" calcext:value-type="float">
            <text:p>91.5911888889</text:p>
          </table:table-cell>
        </table:table-row>
        <table:table-row table:style-name="ro1">
          <table:table-cell office:value-type="float" office:value="24.958188" calcext:value-type="float">
            <text:p>24.958188</text:p>
          </table:table-cell>
          <table:table-cell office:value-type="float" office:value="92.763621" calcext:value-type="float">
            <text:p>92.763621</text:p>
          </table:table-cell>
          <table:table-cell office:value-type="float" office:value="-0.530342" calcext:value-type="float">
            <text:p>-0.530342</text:p>
          </table:table-cell>
          <table:table-cell table:number-columns-repeated="2"/>
          <table:table-cell table:formula="of:=[.A977]+(-[.$D$2]*COS([.C977])-[.$D$4]*SIN([.C977]))/2" office:value-type="float" office:value="22.623199812856" calcext:value-type="float">
            <text:p>22.6231998129</text:p>
          </table:table-cell>
          <table:table-cell table:formula="of:=[.B977]+(-[.$D$2]*SIN([.C977])+[.$D$4]*COS([.C977]))/2" office:value-type="float" office:value="94.7124232387862" calcext:value-type="float">
            <text:p>94.7124232388</text:p>
          </table:table-cell>
          <table:table-cell/>
          <table:table-cell table:formula="of:=[.A977]+([.$D$2]*COS([.C977])-[.$D$4]*SIN([.C977]))/2" office:value-type="float" office:value="27.7990045787966" calcext:value-type="float">
            <text:p>27.7990045788</text:p>
          </table:table-cell>
          <table:table-cell table:formula="of:=[.B977]+([.$D$2]*SIN([.C977])+[.$D$4]*COS([.C977]))/2" office:value-type="float" office:value="91.6774528888706" calcext:value-type="float">
            <text:p>91.6774528889</text:p>
          </table:table-cell>
        </table:table-row>
        <table:table-row table:style-name="ro1">
          <table:table-cell office:value-type="float" office:value="25.008726" calcext:value-type="float">
            <text:p>25.008726</text:p>
          </table:table-cell>
          <table:table-cell office:value-type="float" office:value="92.849911" calcext:value-type="float">
            <text:p>92.849911</text:p>
          </table:table-cell>
          <table:table-cell office:value-type="float" office:value="-0.529295" calcext:value-type="float">
            <text:p>-0.529295</text:p>
          </table:table-cell>
          <table:table-cell table:number-columns-repeated="2"/>
          <table:table-cell table:formula="of:=[.A978]+(-[.$D$2]*COS([.C978])-[.$D$4]*SIN([.C978]))/2" office:value-type="float" office:value="22.6716986971022" calcext:value-type="float">
            <text:p>22.6716986971</text:p>
          </table:table-cell>
          <table:table-cell table:formula="of:=[.B978]+(-[.$D$2]*SIN([.C978])+[.$D$4]*COS([.C978]))/2" office:value-type="float" office:value="94.7962674384538" calcext:value-type="float">
            <text:p>94.7962674385</text:p>
          </table:table-cell>
          <table:table-cell/>
          <table:table-cell table:formula="of:=[.A978]+([.$D$2]*COS([.C978])-[.$D$4]*SIN([.C978]))/2" office:value-type="float" office:value="27.8506782395369" calcext:value-type="float">
            <text:p>27.8506782395</text:p>
          </table:table-cell>
          <table:table-cell table:formula="of:=[.B978]+([.$D$2]*SIN([.C978])+[.$D$4]*COS([.C978]))/2" office:value-type="float" office:value="91.7667178186187" calcext:value-type="float">
            <text:p>91.7667178186</text:p>
          </table:table-cell>
        </table:table-row>
        <table:table-row table:style-name="ro1">
          <table:table-cell office:value-type="float" office:value="25.059128" calcext:value-type="float">
            <text:p>25.059128</text:p>
          </table:table-cell>
          <table:table-cell office:value-type="float" office:value="92.93628" calcext:value-type="float">
            <text:p>92.93628</text:p>
          </table:table-cell>
          <table:table-cell office:value-type="float" office:value="-0.527207" calcext:value-type="float">
            <text:p>-0.527207</text:p>
          </table:table-cell>
          <table:table-cell table:number-columns-repeated="2"/>
          <table:table-cell table:formula="of:=[.A979]+(-[.$D$2]*COS([.C979])-[.$D$4]*SIN([.C979]))/2" office:value-type="float" office:value="22.7180418022303" calcext:value-type="float">
            <text:p>22.7180418022</text:p>
          </table:table-cell>
          <table:table-cell table:formula="of:=[.B979]+(-[.$D$2]*SIN([.C979])+[.$D$4]*COS([.C979]))/2" office:value-type="float" office:value="94.8777524861847" calcext:value-type="float">
            <text:p>94.8777524862</text:p>
          </table:table-cell>
          <table:table-cell/>
          <table:table-cell table:formula="of:=[.A979]+([.$D$2]*COS([.C979])-[.$D$4]*SIN([.C979]))/2" office:value-type="float" office:value="27.9033357501664" calcext:value-type="float">
            <text:p>27.9033357502</text:p>
          </table:table-cell>
          <table:table-cell table:formula="of:=[.B979]+([.$D$2]*SIN([.C979])+[.$D$4]*COS([.C979]))/2" office:value-type="float" office:value="91.8590231718047" calcext:value-type="float">
            <text:p>91.8590231718</text:p>
          </table:table-cell>
        </table:table-row>
        <table:table-row table:style-name="ro1">
          <table:table-cell office:value-type="float" office:value="25.109305" calcext:value-type="float">
            <text:p>25.109305</text:p>
          </table:table-cell>
          <table:table-cell office:value-type="float" office:value="93.02278" calcext:value-type="float">
            <text:p>93.02278</text:p>
          </table:table-cell>
          <table:table-cell office:value-type="float" office:value="-0.524084" calcext:value-type="float">
            <text:p>-0.524084</text:p>
          </table:table-cell>
          <table:table-cell table:number-columns-repeated="2"/>
          <table:table-cell table:formula="of:=[.A980]+(-[.$D$2]*COS([.C980])-[.$D$4]*SIN([.C980]))/2" office:value-type="float" office:value="22.7621670099604" calcext:value-type="float">
            <text:p>22.76216701</text:p>
          </table:table-cell>
          <table:table-cell table:formula="of:=[.B980]+(-[.$D$2]*SIN([.C980])+[.$D$4]*COS([.C980]))/2" office:value-type="float" office:value="94.9569318181654" calcext:value-type="float">
            <text:p>94.9569318182</text:p>
          </table:table-cell>
          <table:table-cell/>
          <table:table-cell table:formula="of:=[.A980]+([.$D$2]*COS([.C980])-[.$D$4]*SIN([.C980]))/2" office:value-type="float" office:value="27.9568631478209" calcext:value-type="float">
            <text:p>27.9568631478</text:p>
          </table:table-cell>
          <table:table-cell table:formula="of:=[.B980]+([.$D$2]*SIN([.C980])+[.$D$4]*COS([.C980]))/2" office:value-type="float" office:value="91.954410871478" calcext:value-type="float">
            <text:p>91.9544108715</text:p>
          </table:table-cell>
        </table:table-row>
        <table:table-row table:style-name="ro1">
          <table:table-cell office:value-type="float" office:value="25.159168" calcext:value-type="float">
            <text:p>25.159168</text:p>
          </table:table-cell>
          <table:table-cell office:value-type="float" office:value="93.109461" calcext:value-type="float">
            <text:p>93.109461</text:p>
          </table:table-cell>
          <table:table-cell office:value-type="float" office:value="-0.519939" calcext:value-type="float">
            <text:p>-0.519939</text:p>
          </table:table-cell>
          <table:table-cell table:number-columns-repeated="2"/>
          <table:table-cell table:formula="of:=[.A981]+(-[.$D$2]*COS([.C981])-[.$D$4]*SIN([.C981]))/2" office:value-type="float" office:value="22.8040331367203" calcext:value-type="float">
            <text:p>22.8040331367</text:p>
          </table:table-cell>
          <table:table-cell table:formula="of:=[.B981]+(-[.$D$2]*SIN([.C981])+[.$D$4]*COS([.C981]))/2" office:value-type="float" office:value="95.0338673437238" calcext:value-type="float">
            <text:p>95.0338673437</text:p>
          </table:table-cell>
          <table:table-cell/>
          <table:table-cell table:formula="of:=[.A981]+([.$D$2]*COS([.C981])-[.$D$4]*SIN([.C981]))/2" office:value-type="float" office:value="28.0111300632291" calcext:value-type="float">
            <text:p>28.0111300632</text:p>
          </table:table-cell>
          <table:table-cell table:formula="of:=[.B981]+([.$D$2]*SIN([.C981])+[.$D$4]*COS([.C981]))/2" office:value-type="float" office:value="92.0529041440276" calcext:value-type="float">
            <text:p>92.052904144</text:p>
          </table:table-cell>
        </table:table-row>
        <table:table-row table:style-name="ro1">
          <table:table-cell office:value-type="float" office:value="25.208627" calcext:value-type="float">
            <text:p>25.208627</text:p>
          </table:table-cell>
          <table:table-cell office:value-type="float" office:value="93.196374" calcext:value-type="float">
            <text:p>93.196374</text:p>
          </table:table-cell>
          <table:table-cell office:value-type="float" office:value="-0.514788" calcext:value-type="float">
            <text:p>-0.514788</text:p>
          </table:table-cell>
          <table:table-cell table:number-columns-repeated="2"/>
          <table:table-cell table:formula="of:=[.A982]+(-[.$D$2]*COS([.C982])-[.$D$4]*SIN([.C982]))/2" office:value-type="float" office:value="22.8436108075719" calcext:value-type="float">
            <text:p>22.8436108076</text:p>
          </table:table-cell>
          <table:table-cell table:formula="of:=[.B982]+(-[.$D$2]*SIN([.C982])+[.$D$4]*COS([.C982]))/2" office:value-type="float" office:value="95.1086235678004" calcext:value-type="float">
            <text:p>95.1086235678</text:p>
          </table:table-cell>
          <table:table-cell/>
          <table:table-cell table:formula="of:=[.A982]+([.$D$2]*COS([.C982])-[.$D$4]*SIN([.C982]))/2" office:value-type="float" office:value="28.0659935283402" calcext:value-type="float">
            <text:p>28.0659935283</text:p>
          </table:table-cell>
          <table:table-cell table:formula="of:=[.B982]+([.$D$2]*SIN([.C982])+[.$D$4]*COS([.C982]))/2" office:value-type="float" office:value="92.1545215523277" calcext:value-type="float">
            <text:p>92.1545215523</text:p>
          </table:table-cell>
        </table:table-row>
        <table:table-row table:style-name="ro1">
          <table:table-cell office:value-type="float" office:value="25.257595" calcext:value-type="float">
            <text:p>25.257595</text:p>
          </table:table-cell>
          <table:table-cell office:value-type="float" office:value="93.283564" calcext:value-type="float">
            <text:p>93.283564</text:p>
          </table:table-cell>
          <table:table-cell office:value-type="float" office:value="-0.508653" calcext:value-type="float">
            <text:p>-0.508653</text:p>
          </table:table-cell>
          <table:table-cell table:number-columns-repeated="2"/>
          <table:table-cell table:formula="of:=[.A983]+(-[.$D$2]*COS([.C983])-[.$D$4]*SIN([.C983]))/2" office:value-type="float" office:value="22.8808917374326" calcext:value-type="float">
            <text:p>22.8808917374</text:p>
          </table:table-cell>
          <table:table-cell table:formula="of:=[.B983]+(-[.$D$2]*SIN([.C983])+[.$D$4]*COS([.C983]))/2" office:value-type="float" office:value="95.1812682977507" calcext:value-type="float">
            <text:p>95.1812682978</text:p>
          </table:table-cell>
          <table:table-cell/>
          <table:table-cell table:formula="of:=[.A983]+([.$D$2]*COS([.C983])-[.$D$4]*SIN([.C983]))/2" office:value-type="float" office:value="28.1212994800775" calcext:value-type="float">
            <text:p>28.1212994801</text:p>
          </table:table-cell>
          <table:table-cell table:formula="of:=[.B983]+([.$D$2]*SIN([.C983])+[.$D$4]*COS([.C983]))/2" office:value-type="float" office:value="92.2592609926902" calcext:value-type="float">
            <text:p>92.2592609927</text:p>
          </table:table-cell>
        </table:table-row>
        <table:table-row table:style-name="ro1">
          <table:table-cell office:value-type="float" office:value="25.305984" calcext:value-type="float">
            <text:p>25.305984</text:p>
          </table:table-cell>
          <table:table-cell office:value-type="float" office:value="93.371076" calcext:value-type="float">
            <text:p>93.371076</text:p>
          </table:table-cell>
          <table:table-cell office:value-type="float" office:value="-0.501557" calcext:value-type="float">
            <text:p>-0.501557</text:p>
          </table:table-cell>
          <table:table-cell table:number-columns-repeated="2"/>
          <table:table-cell table:formula="of:=[.A984]+(-[.$D$2]*COS([.C984])-[.$D$4]*SIN([.C984]))/2" office:value-type="float" office:value="22.915874577821" calcext:value-type="float">
            <text:p>22.9158745778</text:p>
          </table:table-cell>
          <table:table-cell table:formula="of:=[.B984]+(-[.$D$2]*SIN([.C984])+[.$D$4]*COS([.C984]))/2" office:value-type="float" office:value="95.2518675753776" calcext:value-type="float">
            <text:p>95.2518675754</text:p>
          </table:table-cell>
          <table:table-cell/>
          <table:table-cell table:formula="of:=[.A984]+([.$D$2]*COS([.C984])-[.$D$4]*SIN([.C984]))/2" office:value-type="float" office:value="28.1768847751566" calcext:value-type="float">
            <text:p>28.1768847752</text:p>
          </table:table-cell>
          <table:table-cell table:formula="of:=[.B984]+([.$D$2]*SIN([.C984])+[.$D$4]*COS([.C984]))/2" office:value-type="float" office:value="92.3671194575116" calcext:value-type="float">
            <text:p>92.3671194575</text:p>
          </table:table-cell>
        </table:table-row>
        <table:table-row table:style-name="ro1">
          <table:table-cell office:value-type="float" office:value="25.353711" calcext:value-type="float">
            <text:p>25.353711</text:p>
          </table:table-cell>
          <table:table-cell office:value-type="float" office:value="93.458952" calcext:value-type="float">
            <text:p>93.458952</text:p>
          </table:table-cell>
          <table:table-cell office:value-type="float" office:value="-0.493527" calcext:value-type="float">
            <text:p>-0.493527</text:p>
          </table:table-cell>
          <table:table-cell table:number-columns-repeated="2"/>
          <table:table-cell table:formula="of:=[.A985]+(-[.$D$2]*COS([.C985])-[.$D$4]*SIN([.C985]))/2" office:value-type="float" office:value="22.9485760415661" calcext:value-type="float">
            <text:p>22.9485760416</text:p>
          </table:table-cell>
          <table:table-cell table:formula="of:=[.B985]+(-[.$D$2]*SIN([.C985])+[.$D$4]*COS([.C985]))/2" office:value-type="float" office:value="95.3204905657351" calcext:value-type="float">
            <text:p>95.3204905657</text:p>
          </table:table-cell>
          <table:table-cell/>
          <table:table-cell table:formula="of:=[.A985]+([.$D$2]*COS([.C985])-[.$D$4]*SIN([.C985]))/2" office:value-type="float" office:value="28.2325809009192" calcext:value-type="float">
            <text:p>28.2325809009</text:p>
          </table:table-cell>
          <table:table-cell table:formula="of:=[.B985]+([.$D$2]*SIN([.C985])+[.$D$4]*COS([.C985]))/2" office:value-type="float" office:value="92.4780809108238" calcext:value-type="float">
            <text:p>92.4780809108</text:p>
          </table:table-cell>
        </table:table-row>
        <table:table-row table:style-name="ro1">
          <table:table-cell office:value-type="float" office:value="25.400691" calcext:value-type="float">
            <text:p>25.400691</text:p>
          </table:table-cell>
          <table:table-cell office:value-type="float" office:value="93.547229" calcext:value-type="float">
            <text:p>93.547229</text:p>
          </table:table-cell>
          <table:table-cell office:value-type="float" office:value="-0.484597" calcext:value-type="float">
            <text:p>-0.484597</text:p>
          </table:table-cell>
          <table:table-cell table:number-columns-repeated="2"/>
          <table:table-cell table:formula="of:=[.A986]+(-[.$D$2]*COS([.C986])-[.$D$4]*SIN([.C986]))/2" office:value-type="float" office:value="22.9790286210997" calcext:value-type="float">
            <text:p>22.9790286211</text:p>
          </table:table-cell>
          <table:table-cell table:formula="of:=[.B986]+(-[.$D$2]*SIN([.C986])+[.$D$4]*COS([.C986]))/2" office:value-type="float" office:value="95.3872157724032" calcext:value-type="float">
            <text:p>95.3872157724</text:p>
          </table:table-cell>
          <table:table-cell/>
          <table:table-cell table:formula="of:=[.A986]+([.$D$2]*COS([.C986])-[.$D$4]*SIN([.C986]))/2" office:value-type="float" office:value="28.2882051764959" calcext:value-type="float">
            <text:p>28.2882051765</text:p>
          </table:table-cell>
          <table:table-cell table:formula="of:=[.B986]+([.$D$2]*SIN([.C986])+[.$D$4]*COS([.C986]))/2" office:value-type="float" office:value="92.5921049868295" calcext:value-type="float">
            <text:p>92.5921049868</text:p>
          </table:table-cell>
        </table:table-row>
        <table:table-row table:style-name="ro1">
          <table:table-cell office:value-type="float" office:value="25.446842" calcext:value-type="float">
            <text:p>25.446842</text:p>
          </table:table-cell>
          <table:table-cell office:value-type="float" office:value="93.635942" calcext:value-type="float">
            <text:p>93.635942</text:p>
          </table:table-cell>
          <table:table-cell office:value-type="float" office:value="-0.474801" calcext:value-type="float">
            <text:p>-0.474801</text:p>
          </table:table-cell>
          <table:table-cell table:number-columns-repeated="2"/>
          <table:table-cell table:formula="of:=[.A987]+(-[.$D$2]*COS([.C987])-[.$D$4]*SIN([.C987]))/2" office:value-type="float" office:value="23.0072715913411" calcext:value-type="float">
            <text:p>23.0072715913</text:p>
          </table:table-cell>
          <table:table-cell table:formula="of:=[.B987]+(-[.$D$2]*SIN([.C987])+[.$D$4]*COS([.C987]))/2" office:value-type="float" office:value="95.4521182638015" calcext:value-type="float">
            <text:p>95.4521182638</text:p>
          </table:table-cell>
          <table:table-cell/>
          <table:table-cell table:formula="of:=[.A987]+([.$D$2]*COS([.C987])-[.$D$4]*SIN([.C987]))/2" office:value-type="float" office:value="28.3435738775318" calcext:value-type="float">
            <text:p>28.3435738775</text:p>
          </table:table-cell>
          <table:table-cell table:formula="of:=[.B987]+([.$D$2]*SIN([.C987])+[.$D$4]*COS([.C987]))/2" office:value-type="float" office:value="92.7091494505636" calcext:value-type="float">
            <text:p>92.7091494506</text:p>
          </table:table-cell>
        </table:table-row>
        <table:table-row table:style-name="ro1">
          <table:table-cell office:value-type="float" office:value="25.492084" calcext:value-type="float">
            <text:p>25.492084</text:p>
          </table:table-cell>
          <table:table-cell office:value-type="float" office:value="93.725121" calcext:value-type="float">
            <text:p>93.725121</text:p>
          </table:table-cell>
          <table:table-cell office:value-type="float" office:value="-0.464177" calcext:value-type="float">
            <text:p>-0.464177</text:p>
          </table:table-cell>
          <table:table-cell table:number-columns-repeated="2"/>
          <table:table-cell table:formula="of:=[.A988]+(-[.$D$2]*COS([.C988])-[.$D$4]*SIN([.C988]))/2" office:value-type="float" office:value="23.0333565727826" calcext:value-type="float">
            <text:p>23.0333565728</text:p>
          </table:table-cell>
          <table:table-cell table:formula="of:=[.B988]+(-[.$D$2]*SIN([.C988])+[.$D$4]*COS([.C988]))/2" office:value-type="float" office:value="95.5152772609585" calcext:value-type="float">
            <text:p>95.515277261</text:p>
          </table:table-cell>
          <table:table-cell/>
          <table:table-cell table:formula="of:=[.A988]+([.$D$2]*COS([.C988])-[.$D$4]*SIN([.C988]))/2" office:value-type="float" office:value="28.3984984617327" calcext:value-type="float">
            <text:p>28.3984984617</text:p>
          </table:table-cell>
          <table:table-cell table:formula="of:=[.B988]+([.$D$2]*SIN([.C988])+[.$D$4]*COS([.C988]))/2" office:value-type="float" office:value="92.8291550538666" calcext:value-type="float">
            <text:p>92.8291550539</text:p>
          </table:table-cell>
        </table:table-row>
        <table:table-row table:style-name="ro1">
          <table:table-cell office:value-type="float" office:value="25.536342" calcext:value-type="float">
            <text:p>25.536342</text:p>
          </table:table-cell>
          <table:table-cell office:value-type="float" office:value="93.814794" calcext:value-type="float">
            <text:p>93.814794</text:p>
          </table:table-cell>
          <table:table-cell office:value-type="float" office:value="-0.452768" calcext:value-type="float">
            <text:p>-0.452768</text:p>
          </table:table-cell>
          <table:table-cell table:number-columns-repeated="2"/>
          <table:table-cell table:formula="of:=[.A989]+(-[.$D$2]*COS([.C989])-[.$D$4]*SIN([.C989]))/2" office:value-type="float" office:value="23.0573511418162" calcext:value-type="float">
            <text:p>23.0573511418</text:p>
          </table:table-cell>
          <table:table-cell table:formula="of:=[.B989]+(-[.$D$2]*SIN([.C989])+[.$D$4]*COS([.C989]))/2" office:value-type="float" office:value="95.5767827414626" calcext:value-type="float">
            <text:p>95.5767827415</text:p>
          </table:table-cell>
          <table:table-cell/>
          <table:table-cell table:formula="of:=[.A989]+([.$D$2]*COS([.C989])-[.$D$4]*SIN([.C989]))/2" office:value-type="float" office:value="28.452789160378" calcext:value-type="float">
            <text:p>28.4527891604</text:p>
          </table:table-cell>
          <table:table-cell table:formula="of:=[.B989]+([.$D$2]*SIN([.C989])+[.$D$4]*COS([.C989]))/2" office:value-type="float" office:value="92.9520449282977" calcext:value-type="float">
            <text:p>92.9520449283</text:p>
          </table:table-cell>
        </table:table-row>
        <table:table-row table:style-name="ro1">
          <table:table-cell office:value-type="float" office:value="25.57954" calcext:value-type="float">
            <text:p>25.57954</text:p>
          </table:table-cell>
          <table:table-cell office:value-type="float" office:value="93.904981" calcext:value-type="float">
            <text:p>93.904981</text:p>
          </table:table-cell>
          <table:table-cell office:value-type="float" office:value="-0.440618" calcext:value-type="float">
            <text:p>-0.440618</text:p>
          </table:table-cell>
          <table:table-cell table:number-columns-repeated="2"/>
          <table:table-cell table:formula="of:=[.A990]+(-[.$D$2]*COS([.C990])-[.$D$4]*SIN([.C990]))/2" office:value-type="float" office:value="23.0793244804876" calcext:value-type="float">
            <text:p>23.0793244805</text:p>
          </table:table-cell>
          <table:table-cell table:formula="of:=[.B990]+(-[.$D$2]*SIN([.C990])+[.$D$4]*COS([.C990]))/2" office:value-type="float" office:value="95.6367206905972" calcext:value-type="float">
            <text:p>95.6367206906</text:p>
          </table:table-cell>
          <table:table-cell/>
          <table:table-cell table:formula="of:=[.A990]+([.$D$2]*COS([.C990])-[.$D$4]*SIN([.C990]))/2" office:value-type="float" office:value="28.5062540397324" calcext:value-type="float">
            <text:p>28.5062540397</text:p>
          </table:table-cell>
          <table:table-cell table:formula="of:=[.B990]+([.$D$2]*SIN([.C990])+[.$D$4]*COS([.C990]))/2" office:value-type="float" office:value="93.077729569277" calcext:value-type="float">
            <text:p>93.0777295693</text:p>
          </table:table-cell>
        </table:table-row>
        <table:table-row table:style-name="ro1">
          <table:table-cell office:value-type="float" office:value="25.621608" calcext:value-type="float">
            <text:p>25.621608</text:p>
          </table:table-cell>
          <table:table-cell office:value-type="float" office:value="93.995702" calcext:value-type="float">
            <text:p>93.995702</text:p>
          </table:table-cell>
          <table:table-cell office:value-type="float" office:value="-0.427776" calcext:value-type="float">
            <text:p>-0.427776</text:p>
          </table:table-cell>
          <table:table-cell table:number-columns-repeated="2"/>
          <table:table-cell table:formula="of:=[.A991]+(-[.$D$2]*COS([.C991])-[.$D$4]*SIN([.C991]))/2" office:value-type="float" office:value="23.0993602517838" calcext:value-type="float">
            <text:p>23.0993602518</text:p>
          </table:table-cell>
          <table:table-cell table:formula="of:=[.B991]+(-[.$D$2]*SIN([.C991])+[.$D$4]*COS([.C991]))/2" office:value-type="float" office:value="95.6951920107439" calcext:value-type="float">
            <text:p>95.6951920107</text:p>
          </table:table-cell>
          <table:table-cell/>
          <table:table-cell table:formula="of:=[.A991]+([.$D$2]*COS([.C991])-[.$D$4]*SIN([.C991]))/2" office:value-type="float" office:value="28.5587039815269" calcext:value-type="float">
            <text:p>28.5587039815</text:p>
          </table:table-cell>
          <table:table-cell table:formula="of:=[.B991]+([.$D$2]*SIN([.C991])+[.$D$4]*COS([.C991]))/2" office:value-type="float" office:value="93.2061026108799" calcext:value-type="float">
            <text:p>93.2061026109</text:p>
          </table:table-cell>
        </table:table-row>
        <table:table-row table:style-name="ro1">
          <table:table-cell office:value-type="float" office:value="25.662478" calcext:value-type="float">
            <text:p>25.662478</text:p>
          </table:table-cell>
          <table:table-cell office:value-type="float" office:value="94.086968" calcext:value-type="float">
            <text:p>94.086968</text:p>
          </table:table-cell>
          <table:table-cell office:value-type="float" office:value="-0.414293" calcext:value-type="float">
            <text:p>-0.414293</text:p>
          </table:table-cell>
          <table:table-cell table:number-columns-repeated="2"/>
          <table:table-cell table:formula="of:=[.A992]+(-[.$D$2]*COS([.C992])-[.$D$4]*SIN([.C992]))/2" office:value-type="float" office:value="23.1175459800919" calcext:value-type="float">
            <text:p>23.1175459801</text:p>
          </table:table-cell>
          <table:table-cell table:formula="of:=[.B992]+(-[.$D$2]*SIN([.C992])+[.$D$4]*COS([.C992]))/2" office:value-type="float" office:value="95.7522971008225" calcext:value-type="float">
            <text:p>95.7522971008</text:p>
          </table:table-cell>
          <table:table-cell/>
          <table:table-cell table:formula="of:=[.A992]+([.$D$2]*COS([.C992])-[.$D$4]*SIN([.C992]))/2" office:value-type="float" office:value="28.609952862342" calcext:value-type="float">
            <text:p>28.6099528623</text:p>
          </table:table-cell>
          <table:table-cell table:formula="of:=[.B992]+([.$D$2]*SIN([.C992])+[.$D$4]*COS([.C992]))/2" office:value-type="float" office:value="93.3370400462191" calcext:value-type="float">
            <text:p>93.3370400462</text:p>
          </table:table-cell>
        </table:table-row>
        <table:table-row table:style-name="ro1">
          <table:table-cell office:value-type="float" office:value="25.702087" calcext:value-type="float">
            <text:p>25.702087</text:p>
          </table:table-cell>
          <table:table-cell office:value-type="float" office:value="94.178788" calcext:value-type="float">
            <text:p>94.178788</text:p>
          </table:table-cell>
          <table:table-cell office:value-type="float" office:value="-0.400221" calcext:value-type="float">
            <text:p>-0.400221</text:p>
          </table:table-cell>
          <table:table-cell table:number-columns-repeated="2"/>
          <table:table-cell table:formula="of:=[.A993]+(-[.$D$2]*COS([.C993])-[.$D$4]*SIN([.C993]))/2" office:value-type="float" office:value="23.1339732134669" calcext:value-type="float">
            <text:p>23.1339732135</text:p>
          </table:table-cell>
          <table:table-cell table:formula="of:=[.B993]+(-[.$D$2]*SIN([.C993])+[.$D$4]*COS([.C993]))/2" office:value-type="float" office:value="95.8081411168592" calcext:value-type="float">
            <text:p>95.8081411169</text:p>
          </table:table-cell>
          <table:table-cell/>
          <table:table-cell table:formula="of:=[.A993]+([.$D$2]*COS([.C993])-[.$D$4]*SIN([.C993]))/2" office:value-type="float" office:value="28.6598226738099" calcext:value-type="float">
            <text:p>28.6598226738</text:p>
          </table:table-cell>
          <table:table-cell table:formula="of:=[.B993]+([.$D$2]*SIN([.C993])+[.$D$4]*COS([.C993]))/2" office:value-type="float" office:value="93.470409793198" calcext:value-type="float">
            <text:p>93.4704097932</text:p>
          </table:table-cell>
        </table:table-row>
        <table:table-row table:style-name="ro1">
          <table:table-cell office:value-type="float" office:value="25.740376" calcext:value-type="float">
            <text:p>25.740376</text:p>
          </table:table-cell>
          <table:table-cell office:value-type="float" office:value="94.271167" calcext:value-type="float">
            <text:p>94.271167</text:p>
          </table:table-cell>
          <table:table-cell office:value-type="float" office:value="-0.385615" calcext:value-type="float">
            <text:p>-0.385615</text:p>
          </table:table-cell>
          <table:table-cell table:number-columns-repeated="2"/>
          <table:table-cell table:formula="of:=[.A994]+(-[.$D$2]*COS([.C994])-[.$D$4]*SIN([.C994]))/2" office:value-type="float" office:value="23.1487386577139" calcext:value-type="float">
            <text:p>23.1487386577</text:p>
          </table:table-cell>
          <table:table-cell table:formula="of:=[.B994]+(-[.$D$2]*SIN([.C994])+[.$D$4]*COS([.C994]))/2" office:value-type="float" office:value="95.862837784449" calcext:value-type="float">
            <text:p>95.8628377844</text:p>
          </table:table-cell>
          <table:table-cell/>
          <table:table-cell table:formula="of:=[.A994]+([.$D$2]*COS([.C994])-[.$D$4]*SIN([.C994]))/2" office:value-type="float" office:value="28.7081423890108" calcext:value-type="float">
            <text:p>28.708142389</text:p>
          </table:table-cell>
          <table:table-cell table:formula="of:=[.B994]+([.$D$2]*SIN([.C994])+[.$D$4]*COS([.C994]))/2" office:value-type="float" office:value="93.6060635041005" calcext:value-type="float">
            <text:p>93.6060635041</text:p>
          </table:table-cell>
        </table:table-row>
        <table:table-row table:style-name="ro1">
          <table:table-cell office:value-type="float" office:value="25.777288" calcext:value-type="float">
            <text:p>25.777288</text:p>
          </table:table-cell>
          <table:table-cell office:value-type="float" office:value="94.364104" calcext:value-type="float">
            <text:p>94.364104</text:p>
          </table:table-cell>
          <table:table-cell office:value-type="float" office:value="-0.370535" calcext:value-type="float">
            <text:p>-0.370535</text:p>
          </table:table-cell>
          <table:table-cell table:number-columns-repeated="2"/>
          <table:table-cell table:formula="of:=[.A995]+(-[.$D$2]*COS([.C995])-[.$D$4]*SIN([.C995]))/2" office:value-type="float" office:value="23.1619438438653" calcext:value-type="float">
            <text:p>23.1619438439</text:p>
          </table:table-cell>
          <table:table-cell table:formula="of:=[.B995]+(-[.$D$2]*SIN([.C995])+[.$D$4]*COS([.C995]))/2" office:value-type="float" office:value="95.9165133999239" calcext:value-type="float">
            <text:p>95.9165133999</text:p>
          </table:table-cell>
          <table:table-cell/>
          <table:table-cell table:formula="of:=[.A995]+([.$D$2]*COS([.C995])-[.$D$4]*SIN([.C995]))/2" office:value-type="float" office:value="28.7547463314541" calcext:value-type="float">
            <text:p>28.7547463315</text:p>
          </table:table-cell>
          <table:table-cell table:formula="of:=[.B995]+([.$D$2]*SIN([.C995])+[.$D$4]*COS([.C995]))/2" office:value-type="float" office:value="93.7438283480076" calcext:value-type="float">
            <text:p>93.743828348</text:p>
          </table:table-cell>
        </table:table-row>
        <table:table-row table:style-name="ro1">
          <table:table-cell office:value-type="float" office:value="25.812776" calcext:value-type="float">
            <text:p>25.812776</text:p>
          </table:table-cell>
          <table:table-cell office:value-type="float" office:value="94.457594" calcext:value-type="float">
            <text:p>94.457594</text:p>
          </table:table-cell>
          <table:table-cell office:value-type="float" office:value="-0.355039" calcext:value-type="float">
            <text:p>-0.355039</text:p>
          </table:table-cell>
          <table:table-cell table:number-columns-repeated="2"/>
          <table:table-cell table:formula="of:=[.A996]+(-[.$D$2]*COS([.C996])-[.$D$4]*SIN([.C996]))/2" office:value-type="float" office:value="23.1736906703462" calcext:value-type="float">
            <text:p>23.1736906703</text:p>
          </table:table-cell>
          <table:table-cell table:formula="of:=[.B996]+(-[.$D$2]*SIN([.C996])+[.$D$4]*COS([.C996]))/2" office:value-type="float" office:value="95.9692912655945" calcext:value-type="float">
            <text:p>95.9692912656</text:p>
          </table:table-cell>
          <table:table-cell/>
          <table:table-cell table:formula="of:=[.A996]+([.$D$2]*COS([.C996])-[.$D$4]*SIN([.C996]))/2" office:value-type="float" office:value="28.7994882628383" calcext:value-type="float">
            <text:p>28.7994882628</text:p>
          </table:table-cell>
          <table:table-cell table:formula="of:=[.B996]+([.$D$2]*SIN([.C996])+[.$D$4]*COS([.C996]))/2" office:value-type="float" office:value="93.8835296664875" calcext:value-type="float">
            <text:p>93.8835296665</text:p>
          </table:table-cell>
        </table:table-row>
        <table:table-row table:style-name="ro1">
          <table:table-cell office:value-type="float" office:value="25.846794" calcext:value-type="float">
            <text:p>25.846794</text:p>
          </table:table-cell>
          <table:table-cell office:value-type="float" office:value="94.551629" calcext:value-type="float">
            <text:p>94.551629</text:p>
          </table:table-cell>
          <table:table-cell office:value-type="float" office:value="-0.339188" calcext:value-type="float">
            <text:p>-0.339188</text:p>
          </table:table-cell>
          <table:table-cell table:number-columns-repeated="2"/>
          <table:table-cell table:formula="of:=[.A997]+(-[.$D$2]*COS([.C997])-[.$D$4]*SIN([.C997]))/2" office:value-type="float" office:value="23.1840792940948" calcext:value-type="float">
            <text:p>23.1840792941</text:p>
          </table:table-cell>
          <table:table-cell table:formula="of:=[.B997]+(-[.$D$2]*SIN([.C997])+[.$D$4]*COS([.C997]))/2" office:value-type="float" office:value="96.0213059695943" calcext:value-type="float">
            <text:p>96.0213059696</text:p>
          </table:table-cell>
          <table:table-cell/>
          <table:table-cell table:formula="of:=[.A997]+([.$D$2]*COS([.C997])-[.$D$4]*SIN([.C997]))/2" office:value-type="float" office:value="28.8422301714004" calcext:value-type="float">
            <text:p>28.8422301714</text:p>
          </table:table-cell>
          <table:table-cell table:formula="of:=[.B997]+([.$D$2]*SIN([.C997])+[.$D$4]*COS([.C997]))/2" office:value-type="float" office:value="94.0249771766233" calcext:value-type="float">
            <text:p>94.0249771766</text:p>
          </table:table-cell>
        </table:table-row>
        <table:table-row table:style-name="ro1">
          <table:table-cell office:value-type="float" office:value="25.879304" calcext:value-type="float">
            <text:p>25.879304</text:p>
          </table:table-cell>
          <table:table-cell office:value-type="float" office:value="94.646196" calcext:value-type="float">
            <text:p>94.646196</text:p>
          </table:table-cell>
          <table:table-cell office:value-type="float" office:value="-0.323045" calcext:value-type="float">
            <text:p>-0.323045</text:p>
          </table:table-cell>
          <table:table-cell table:number-columns-repeated="2"/>
          <table:table-cell table:formula="of:=[.A998]+(-[.$D$2]*COS([.C998])-[.$D$4]*SIN([.C998]))/2" office:value-type="float" office:value="23.1932122686669" calcext:value-type="float">
            <text:p>23.1932122687</text:p>
          </table:table-cell>
          <table:table-cell table:formula="of:=[.B998]+(-[.$D$2]*SIN([.C998])+[.$D$4]*COS([.C998]))/2" office:value-type="float" office:value="96.0726991408532" calcext:value-type="float">
            <text:p>96.0726991409</text:p>
          </table:table-cell>
          <table:table-cell/>
          <table:table-cell table:formula="of:=[.A998]+([.$D$2]*COS([.C998])-[.$D$4]*SIN([.C998]))/2" office:value-type="float" office:value="28.8828512509972" calcext:value-type="float">
            <text:p>28.882851251</text:p>
          </table:table-cell>
          <table:table-cell table:formula="of:=[.B998]+([.$D$2]*SIN([.C998])+[.$D$4]*COS([.C998]))/2" office:value-type="float" office:value="94.1679660228685" calcext:value-type="float">
            <text:p>94.1679660229</text:p>
          </table:table-cell>
        </table:table-row>
        <table:table-row table:style-name="ro1">
          <table:table-cell office:value-type="float" office:value="25.910272" calcext:value-type="float">
            <text:p>25.910272</text:p>
          </table:table-cell>
          <table:table-cell office:value-type="float" office:value="94.741279" calcext:value-type="float">
            <text:p>94.741279</text:p>
          </table:table-cell>
          <table:table-cell office:value-type="float" office:value="-0.306673" calcext:value-type="float">
            <text:p>-0.306673</text:p>
          </table:table-cell>
          <table:table-cell table:number-columns-repeated="2"/>
          <table:table-cell table:formula="of:=[.A999]+(-[.$D$2]*COS([.C999])-[.$D$4]*SIN([.C999]))/2" office:value-type="float" office:value="23.2011865877475" calcext:value-type="float">
            <text:p>23.2011865877</text:p>
          </table:table-cell>
          <table:table-cell table:formula="of:=[.B999]+(-[.$D$2]*SIN([.C999])+[.$D$4]*COS([.C999]))/2" office:value-type="float" office:value="96.1236162342235" calcext:value-type="float">
            <text:p>96.1236162342</text:p>
          </table:table-cell>
          <table:table-cell/>
          <table:table-cell table:formula="of:=[.A999]+([.$D$2]*COS([.C999])-[.$D$4]*SIN([.C999]))/2" office:value-type="float" office:value="28.9212459524194" calcext:value-type="float">
            <text:p>28.9212459524</text:p>
          </table:table-cell>
          <table:table-cell table:formula="of:=[.B999]+([.$D$2]*SIN([.C999])+[.$D$4]*COS([.C999]))/2" office:value-type="float" office:value="94.3122849932218" calcext:value-type="float">
            <text:p>94.3122849932</text:p>
          </table:table-cell>
        </table:table-row>
        <table:table-row table:style-name="ro1">
          <table:table-cell office:value-type="float" office:value="25.939671" calcext:value-type="float">
            <text:p>25.939671</text:p>
          </table:table-cell>
          <table:table-cell office:value-type="float" office:value="94.836858" calcext:value-type="float">
            <text:p>94.836858</text:p>
          </table:table-cell>
          <table:table-cell office:value-type="float" office:value="-0.290138" calcext:value-type="float">
            <text:p>-0.290138</text:p>
          </table:table-cell>
          <table:table-cell table:number-columns-repeated="2"/>
          <table:table-cell table:formula="of:=[.A1000]+(-[.$D$2]*COS([.C1000])-[.$D$4]*SIN([.C1000]))/2" office:value-type="float" office:value="23.2081000150741" calcext:value-type="float">
            <text:p>23.2081000151</text:p>
          </table:table-cell>
          <table:table-cell table:formula="of:=[.B1000]+(-[.$D$2]*SIN([.C1000])+[.$D$4]*COS([.C1000]))/2" office:value-type="float" office:value="96.1742135825999" calcext:value-type="float">
            <text:p>96.1742135826</text:p>
          </table:table-cell>
          <table:table-cell/>
          <table:table-cell table:formula="of:=[.A1000]+([.$D$2]*COS([.C1000])-[.$D$4]*SIN([.C1000]))/2" office:value-type="float" office:value="28.9573264449623" calcext:value-type="float">
            <text:p>28.957326445</text:p>
          </table:table-cell>
          <table:table-cell table:formula="of:=[.B1000]+([.$D$2]*SIN([.C1000])+[.$D$4]*COS([.C1000]))/2" office:value-type="float" office:value="94.4577068223815" calcext:value-type="float">
            <text:p>94.4577068224</text:p>
          </table:table-cell>
        </table:table-row>
        <table:table-row table:style-name="ro1">
          <table:table-cell office:value-type="float" office:value="25.967481" calcext:value-type="float">
            <text:p>25.967481</text:p>
          </table:table-cell>
          <table:table-cell office:value-type="float" office:value="94.932912" calcext:value-type="float">
            <text:p>94.932912</text:p>
          </table:table-cell>
          <table:table-cell office:value-type="float" office:value="-0.273504" calcext:value-type="float">
            <text:p>-0.273504</text:p>
          </table:table-cell>
          <table:table-cell table:number-columns-repeated="2"/>
          <table:table-cell table:formula="of:=[.A1001]+(-[.$D$2]*COS([.C1001])-[.$D$4]*SIN([.C1001]))/2" office:value-type="float" office:value="23.2140433585679" calcext:value-type="float">
            <text:p>23.2140433586</text:p>
          </table:table-cell>
          <table:table-cell table:formula="of:=[.B1001]+(-[.$D$2]*SIN([.C1001])+[.$D$4]*COS([.C1001]))/2" office:value-type="float" office:value="96.2246477139697" calcext:value-type="float">
            <text:p>96.224647714</text:p>
          </table:table-cell>
          <table:table-cell/>
          <table:table-cell table:formula="of:=[.A1001]+([.$D$2]*COS([.C1001])-[.$D$4]*SIN([.C1001]))/2" office:value-type="float" office:value="28.9910254869665" calcext:value-type="float">
            <text:p>28.991025487</text:p>
          </table:table-cell>
          <table:table-cell table:formula="of:=[.B1001]+([.$D$2]*SIN([.C1001])+[.$D$4]*COS([.C1001]))/2" office:value-type="float" office:value="94.6040066407634" calcext:value-type="float">
            <text:p>94.6040066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3:06:54.958000000</meta:creation-date>
    <dc:date>2014-10-02T23:41:10.057000000</dc:date>
    <meta:editing-duration>PT3M32S</meta:editing-duration>
    <meta:editing-cycles>1</meta:editing-cycles>
    <meta:document-statistic meta:table-count="1" meta:cell-count="7013" meta:object-count="3"/>
    <meta:generator>LibreOffice/4.2.4.2$Windows_x86 LibreOffice_project/63150712c6d317d27ce2db16eb94c2f3d7b699f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148cm" svg:y="4.204cm" style:legend-expansion="high" chart:style-name="ch2"/>
        <chart:plot-area chart:style-name="ch3" table:cell-range-address="Sheet1.A2:Sheet1.B101" svg:x="0.77cm" svg:y="0.855cm" svg:width="11.738cm" svg:height="7.551cm">
          <chartooo:coordinate-region svg:x="1.206cm" svg:y="1.054cm" svg:width="11.062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0793">
                <text:p>0.010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7816">
                <text:p>0.01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333">
                <text:p>0.027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9702">
                <text:p>0.039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55269">
                <text:p>0.055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74368">
                <text:p>0.074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7316">
                <text:p>0.097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24419">
                <text:p>0.124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5965">
                <text:p>0.155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92222">
                <text:p>0.19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233444">
                <text:p>0.233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79861">
                <text:p>0.279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31686">
                <text:p>0.331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389108">
                <text:p>0.389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52295">
                <text:p>0.452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21394">
                <text:p>0.521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596525">
                <text:p>0.596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677787">
                <text:p>0.677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765253">
                <text:p>0.765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858974">
                <text:p>0.858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958974">
                <text:p>0.958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52">
                <text:p>0.000052</text:p>
              </table:table-cell>
              <table:table-cell office:value-type="float" office:value="1.058974">
                <text:p>1.058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61">
                <text:p>0.000261</text:p>
              </table:table-cell>
              <table:table-cell office:value-type="float" office:value="1.158974">
                <text:p>1.158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731">
                <text:p>0.000731</text:p>
              </table:table-cell>
              <table:table-cell office:value-type="float" office:value="1.258973">
                <text:p>1.258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564">
                <text:p>0.001564</text:p>
              </table:table-cell>
              <table:table-cell office:value-type="float" office:value="1.358969">
                <text:p>1.3589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862">
                <text:p>0.002862</text:p>
              </table:table-cell>
              <table:table-cell office:value-type="float" office:value="1.458961">
                <text:p>1.458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4">
                <text:p>0.004724</text:p>
              </table:table-cell>
              <table:table-cell office:value-type="float" office:value="1.558943">
                <text:p>1.558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247">
                <text:p>0.007247</text:p>
              </table:table-cell>
              <table:table-cell office:value-type="float" office:value="1.658911">
                <text:p>1.65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527">
                <text:p>0.010527</text:p>
              </table:table-cell>
              <table:table-cell office:value-type="float" office:value="1.758857">
                <text:p>1.758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654">
                <text:p>0.014654</text:p>
              </table:table-cell>
              <table:table-cell office:value-type="float" office:value="1.858772">
                <text:p>1.858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716">
                <text:p>0.019716</text:p>
              </table:table-cell>
              <table:table-cell office:value-type="float" office:value="1.958643">
                <text:p>1.958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797">
                <text:p>0.025797</text:p>
              </table:table-cell>
              <table:table-cell office:value-type="float" office:value="2.058457">
                <text:p>2.058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978">
                <text:p>0.032978</text:p>
              </table:table-cell>
              <table:table-cell office:value-type="float" office:value="2.158199">
                <text:p>2.158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333">
                <text:p>0.041333</text:p>
              </table:table-cell>
              <table:table-cell office:value-type="float" office:value="2.257848">
                <text:p>2.257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0933">
                <text:p>0.050933</text:p>
              </table:table-cell>
              <table:table-cell office:value-type="float" office:value="2.357386">
                <text:p>2.357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842">
                <text:p>0.061842</text:p>
              </table:table-cell>
              <table:table-cell office:value-type="float" office:value="2.456788">
                <text:p>2.456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119">
                <text:p>0.074119</text:p>
              </table:table-cell>
              <table:table-cell office:value-type="float" office:value="2.556031">
                <text:p>2.556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818">
                <text:p>0.087818</text:p>
              </table:table-cell>
              <table:table-cell office:value-type="float" office:value="2.655087">
                <text:p>2.655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2986">
                <text:p>0.102986</text:p>
              </table:table-cell>
              <table:table-cell office:value-type="float" office:value="2.753929">
                <text:p>2.753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9663">
                <text:p>0.119663</text:p>
              </table:table-cell>
              <table:table-cell office:value-type="float" office:value="2.852528">
                <text:p>2.852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7883">
                <text:p>0.137883</text:p>
              </table:table-cell>
              <table:table-cell office:value-type="float" office:value="2.950853">
                <text:p>2.950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7674">
                <text:p>0.157674</text:p>
              </table:table-cell>
              <table:table-cell office:value-type="float" office:value="3.048874">
                <text:p>3.048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9056">
                <text:p>0.179056</text:p>
              </table:table-cell>
              <table:table-cell office:value-type="float" office:value="3.14656">
                <text:p>3.14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2042">
                <text:p>0.202042</text:p>
              </table:table-cell>
              <table:table-cell office:value-type="float" office:value="3.243881">
                <text:p>3.243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6638">
                <text:p>0.226638</text:p>
              </table:table-cell>
              <table:table-cell office:value-type="float" office:value="3.340808">
                <text:p>3.340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845">
                <text:p>0.252845</text:p>
              </table:table-cell>
              <table:table-cell office:value-type="float" office:value="3.437312">
                <text:p>3.437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656">
                <text:p>0.280656</text:p>
              </table:table-cell>
              <table:table-cell office:value-type="float" office:value="3.533366">
                <text:p>3.533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0055">
                <text:p>0.310055</text:p>
              </table:table-cell>
              <table:table-cell office:value-type="float" office:value="3.628945">
                <text:p>3.628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1023">
                <text:p>0.341023</text:p>
              </table:table-cell>
              <table:table-cell office:value-type="float" office:value="3.724028">
                <text:p>3.724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3532">
                <text:p>0.373532</text:p>
              </table:table-cell>
              <table:table-cell office:value-type="float" office:value="3.818595">
                <text:p>3.818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7551">
                <text:p>0.407551</text:p>
              </table:table-cell>
              <table:table-cell office:value-type="float" office:value="3.91263">
                <text:p>3.91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3038">
                <text:p>0.443038</text:p>
              </table:table-cell>
              <table:table-cell office:value-type="float" office:value="4.00612">
                <text:p>4.00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9951">
                <text:p>0.479951</text:p>
              </table:table-cell>
              <table:table-cell office:value-type="float" office:value="4.099057">
                <text:p>4.099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8239">
                <text:p>0.518239</text:p>
              </table:table-cell>
              <table:table-cell office:value-type="float" office:value="4.191436">
                <text:p>4.19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7848">
                <text:p>0.557848</text:p>
              </table:table-cell>
              <table:table-cell office:value-type="float" office:value="4.283256">
                <text:p>4.283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8719">
                <text:p>0.598719</text:p>
              </table:table-cell>
              <table:table-cell office:value-type="float" office:value="4.374522">
                <text:p>4.374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0786">
                <text:p>0.640786</text:p>
              </table:table-cell>
              <table:table-cell office:value-type="float" office:value="4.465242">
                <text:p>4.465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83985">
                <text:p>0.683985</text:p>
              </table:table-cell>
              <table:table-cell office:value-type="float" office:value="4.55543">
                <text:p>4.55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242">
                <text:p>0.728242</text:p>
              </table:table-cell>
              <table:table-cell office:value-type="float" office:value="4.645102">
                <text:p>4.645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3485">
                <text:p>0.773485</text:p>
              </table:table-cell>
              <table:table-cell office:value-type="float" office:value="4.734282">
                <text:p>4.734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9636">
                <text:p>0.819636</text:p>
              </table:table-cell>
              <table:table-cell office:value-type="float" office:value="4.822995">
                <text:p>4.822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6616">
                <text:p>0.866616</text:p>
              </table:table-cell>
              <table:table-cell office:value-type="float" office:value="4.911272">
                <text:p>4.911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4342">
                <text:p>0.914342</text:p>
              </table:table-cell>
              <table:table-cell office:value-type="float" office:value="4.999147">
                <text:p>4.999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2732">
                <text:p>0.962732</text:p>
              </table:table-cell>
              <table:table-cell office:value-type="float" office:value="5.08666">
                <text:p>5.08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17">
                <text:p>1.0117</text:p>
              </table:table-cell>
              <table:table-cell office:value-type="float" office:value="5.17385">
                <text:p>5.17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61159">
                <text:p>1.061159</text:p>
              </table:table-cell>
              <table:table-cell office:value-type="float" office:value="5.260762">
                <text:p>5.2607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1021">
                <text:p>1.111021</text:p>
              </table:table-cell>
              <table:table-cell office:value-type="float" office:value="5.347444">
                <text:p>5.347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61198">
                <text:p>1.161198</text:p>
              </table:table-cell>
              <table:table-cell office:value-type="float" office:value="5.433944">
                <text:p>5.4339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1601">
                <text:p>1.211601</text:p>
              </table:table-cell>
              <table:table-cell office:value-type="float" office:value="5.520313">
                <text:p>5.520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2139">
                <text:p>1.262139</text:p>
              </table:table-cell>
              <table:table-cell office:value-type="float" office:value="5.606603">
                <text:p>5.606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12721">
                <text:p>1.312721</text:p>
              </table:table-cell>
              <table:table-cell office:value-type="float" office:value="5.692866">
                <text:p>5.692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3259">
                <text:p>1.363259</text:p>
              </table:table-cell>
              <table:table-cell office:value-type="float" office:value="5.779156">
                <text:p>5.779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3661">
                <text:p>1.413661</text:p>
              </table:table-cell>
              <table:table-cell office:value-type="float" office:value="5.865525">
                <text:p>5.865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63838">
                <text:p>1.463838</text:p>
              </table:table-cell>
              <table:table-cell office:value-type="float" office:value="5.952025">
                <text:p>5.952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13701">
                <text:p>1.513701</text:p>
              </table:table-cell>
              <table:table-cell office:value-type="float" office:value="6.038707">
                <text:p>6.038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316">
                <text:p>1.56316</text:p>
              </table:table-cell>
              <table:table-cell office:value-type="float" office:value="6.12562">
                <text:p>6.12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12128">
                <text:p>1.612128</text:p>
              </table:table-cell>
              <table:table-cell office:value-type="float" office:value="6.21281">
                <text:p>6.21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0517">
                <text:p>1.660517</text:p>
              </table:table-cell>
              <table:table-cell office:value-type="float" office:value="6.300322">
                <text:p>6.300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8244">
                <text:p>1.708244</text:p>
              </table:table-cell>
              <table:table-cell office:value-type="float" office:value="6.388197">
                <text:p>6.388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55224">
                <text:p>1.755224</text:p>
              </table:table-cell>
              <table:table-cell office:value-type="float" office:value="6.476475">
                <text:p>6.476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01375">
                <text:p>1.801375</text:p>
              </table:table-cell>
              <table:table-cell office:value-type="float" office:value="6.565188">
                <text:p>6.565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46618">
                <text:p>1.846618</text:p>
              </table:table-cell>
              <table:table-cell office:value-type="float" office:value="6.654367">
                <text:p>6.654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90875">
                <text:p>1.890875</text:p>
              </table:table-cell>
              <table:table-cell office:value-type="float" office:value="6.74404">
                <text:p>6.74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34073">
                <text:p>1.934073</text:p>
              </table:table-cell>
              <table:table-cell office:value-type="float" office:value="6.834227">
                <text:p>6.834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76141">
                <text:p>1.976141</text:p>
              </table:table-cell>
              <table:table-cell office:value-type="float" office:value="6.924947">
                <text:p>6.924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17012">
                <text:p>2.017012</text:p>
              </table:table-cell>
              <table:table-cell office:value-type="float" office:value="7.016213">
                <text:p>7.016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662">
                <text:p>2.05662</text:p>
              </table:table-cell>
              <table:table-cell office:value-type="float" office:value="7.108034">
                <text:p>7.108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94909">
                <text:p>2.094909</text:p>
              </table:table-cell>
              <table:table-cell office:value-type="float" office:value="7.200412">
                <text:p>7.200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31821">
                <text:p>2.131821</text:p>
              </table:table-cell>
              <table:table-cell office:value-type="float" office:value="7.293349">
                <text:p>7.293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67309">
                <text:p>2.167309</text:p>
              </table:table-cell>
              <table:table-cell office:value-type="float" office:value="7.386839">
                <text:p>7.386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01327">
                <text:p>2.201327</text:p>
              </table:table-cell>
              <table:table-cell office:value-type="float" office:value="7.480874">
                <text:p>7.480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33837">
                <text:p>2.233837</text:p>
              </table:table-cell>
              <table:table-cell office:value-type="float" office:value="7.575441">
                <text:p>7.5754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4805">
                <text:p>2.264805</text:p>
              </table:table-cell>
              <table:table-cell office:value-type="float" office:value="7.670524">
                <text:p>7.670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94204">
                <text:p>2.294204</text:p>
              </table:table-cell>
              <table:table-cell office:value-type="float" office:value="7.766104">
                <text:p>7.766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22014">
                <text:p>2.322014</text:p>
              </table:table-cell>
              <table:table-cell office:value-type="float" office:value="7.862158">
                <text:p>7.862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01" svg:x="0.77cm" svg:y="0.855cm" svg:width="11.738cm" svg:height="7.545cm">
          <chartooo:coordinate-region svg:x="1.206cm" svg:y="1.054cm" svg:width="11.06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0793">
                <text:p>0.010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7816">
                <text:p>0.01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333">
                <text:p>0.027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9702">
                <text:p>0.039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55269">
                <text:p>0.055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74368">
                <text:p>0.074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7316">
                <text:p>0.097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24419">
                <text:p>0.124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5965">
                <text:p>0.155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92222">
                <text:p>0.19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233444">
                <text:p>0.233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79861">
                <text:p>0.279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31686">
                <text:p>0.331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389108">
                <text:p>0.389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52295">
                <text:p>0.452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21394">
                <text:p>0.521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596525">
                <text:p>0.596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677787">
                <text:p>0.677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765253">
                <text:p>0.765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858974">
                <text:p>0.858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958974">
                <text:p>0.958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52">
                <text:p>0.000052</text:p>
              </table:table-cell>
              <table:table-cell office:value-type="float" office:value="1.058974">
                <text:p>1.058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61">
                <text:p>0.000261</text:p>
              </table:table-cell>
              <table:table-cell office:value-type="float" office:value="1.158974">
                <text:p>1.158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731">
                <text:p>0.000731</text:p>
              </table:table-cell>
              <table:table-cell office:value-type="float" office:value="1.258973">
                <text:p>1.258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564">
                <text:p>0.001564</text:p>
              </table:table-cell>
              <table:table-cell office:value-type="float" office:value="1.358969">
                <text:p>1.3589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862">
                <text:p>0.002862</text:p>
              </table:table-cell>
              <table:table-cell office:value-type="float" office:value="1.458961">
                <text:p>1.458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4">
                <text:p>0.004724</text:p>
              </table:table-cell>
              <table:table-cell office:value-type="float" office:value="1.558943">
                <text:p>1.558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247">
                <text:p>0.007247</text:p>
              </table:table-cell>
              <table:table-cell office:value-type="float" office:value="1.658911">
                <text:p>1.65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527">
                <text:p>0.010527</text:p>
              </table:table-cell>
              <table:table-cell office:value-type="float" office:value="1.758857">
                <text:p>1.758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654">
                <text:p>0.014654</text:p>
              </table:table-cell>
              <table:table-cell office:value-type="float" office:value="1.858772">
                <text:p>1.858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716">
                <text:p>0.019716</text:p>
              </table:table-cell>
              <table:table-cell office:value-type="float" office:value="1.958643">
                <text:p>1.958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797">
                <text:p>0.025797</text:p>
              </table:table-cell>
              <table:table-cell office:value-type="float" office:value="2.058457">
                <text:p>2.058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978">
                <text:p>0.032978</text:p>
              </table:table-cell>
              <table:table-cell office:value-type="float" office:value="2.158199">
                <text:p>2.158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333">
                <text:p>0.041333</text:p>
              </table:table-cell>
              <table:table-cell office:value-type="float" office:value="2.257848">
                <text:p>2.257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0933">
                <text:p>0.050933</text:p>
              </table:table-cell>
              <table:table-cell office:value-type="float" office:value="2.357386">
                <text:p>2.357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842">
                <text:p>0.061842</text:p>
              </table:table-cell>
              <table:table-cell office:value-type="float" office:value="2.456788">
                <text:p>2.456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119">
                <text:p>0.074119</text:p>
              </table:table-cell>
              <table:table-cell office:value-type="float" office:value="2.556031">
                <text:p>2.556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818">
                <text:p>0.087818</text:p>
              </table:table-cell>
              <table:table-cell office:value-type="float" office:value="2.655087">
                <text:p>2.655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2986">
                <text:p>0.102986</text:p>
              </table:table-cell>
              <table:table-cell office:value-type="float" office:value="2.753929">
                <text:p>2.753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9663">
                <text:p>0.119663</text:p>
              </table:table-cell>
              <table:table-cell office:value-type="float" office:value="2.852528">
                <text:p>2.852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7883">
                <text:p>0.137883</text:p>
              </table:table-cell>
              <table:table-cell office:value-type="float" office:value="2.950853">
                <text:p>2.950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7674">
                <text:p>0.157674</text:p>
              </table:table-cell>
              <table:table-cell office:value-type="float" office:value="3.048874">
                <text:p>3.048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9056">
                <text:p>0.179056</text:p>
              </table:table-cell>
              <table:table-cell office:value-type="float" office:value="3.14656">
                <text:p>3.14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2042">
                <text:p>0.202042</text:p>
              </table:table-cell>
              <table:table-cell office:value-type="float" office:value="3.243881">
                <text:p>3.243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6638">
                <text:p>0.226638</text:p>
              </table:table-cell>
              <table:table-cell office:value-type="float" office:value="3.340808">
                <text:p>3.340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845">
                <text:p>0.252845</text:p>
              </table:table-cell>
              <table:table-cell office:value-type="float" office:value="3.437312">
                <text:p>3.437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656">
                <text:p>0.280656</text:p>
              </table:table-cell>
              <table:table-cell office:value-type="float" office:value="3.533366">
                <text:p>3.533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0055">
                <text:p>0.310055</text:p>
              </table:table-cell>
              <table:table-cell office:value-type="float" office:value="3.628945">
                <text:p>3.628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1023">
                <text:p>0.341023</text:p>
              </table:table-cell>
              <table:table-cell office:value-type="float" office:value="3.724028">
                <text:p>3.724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3532">
                <text:p>0.373532</text:p>
              </table:table-cell>
              <table:table-cell office:value-type="float" office:value="3.818595">
                <text:p>3.818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7551">
                <text:p>0.407551</text:p>
              </table:table-cell>
              <table:table-cell office:value-type="float" office:value="3.91263">
                <text:p>3.91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3038">
                <text:p>0.443038</text:p>
              </table:table-cell>
              <table:table-cell office:value-type="float" office:value="4.00612">
                <text:p>4.00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9951">
                <text:p>0.479951</text:p>
              </table:table-cell>
              <table:table-cell office:value-type="float" office:value="4.099057">
                <text:p>4.099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8239">
                <text:p>0.518239</text:p>
              </table:table-cell>
              <table:table-cell office:value-type="float" office:value="4.191436">
                <text:p>4.19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7848">
                <text:p>0.557848</text:p>
              </table:table-cell>
              <table:table-cell office:value-type="float" office:value="4.283256">
                <text:p>4.283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8719">
                <text:p>0.598719</text:p>
              </table:table-cell>
              <table:table-cell office:value-type="float" office:value="4.374522">
                <text:p>4.374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0786">
                <text:p>0.640786</text:p>
              </table:table-cell>
              <table:table-cell office:value-type="float" office:value="4.465242">
                <text:p>4.465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83985">
                <text:p>0.683985</text:p>
              </table:table-cell>
              <table:table-cell office:value-type="float" office:value="4.55543">
                <text:p>4.55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242">
                <text:p>0.728242</text:p>
              </table:table-cell>
              <table:table-cell office:value-type="float" office:value="4.645102">
                <text:p>4.645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3485">
                <text:p>0.773485</text:p>
              </table:table-cell>
              <table:table-cell office:value-type="float" office:value="4.734282">
                <text:p>4.734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9636">
                <text:p>0.819636</text:p>
              </table:table-cell>
              <table:table-cell office:value-type="float" office:value="4.822995">
                <text:p>4.822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6616">
                <text:p>0.866616</text:p>
              </table:table-cell>
              <table:table-cell office:value-type="float" office:value="4.911272">
                <text:p>4.911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4342">
                <text:p>0.914342</text:p>
              </table:table-cell>
              <table:table-cell office:value-type="float" office:value="4.999147">
                <text:p>4.999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2732">
                <text:p>0.962732</text:p>
              </table:table-cell>
              <table:table-cell office:value-type="float" office:value="5.08666">
                <text:p>5.08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17">
                <text:p>1.0117</text:p>
              </table:table-cell>
              <table:table-cell office:value-type="float" office:value="5.17385">
                <text:p>5.17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61159">
                <text:p>1.061159</text:p>
              </table:table-cell>
              <table:table-cell office:value-type="float" office:value="5.260762">
                <text:p>5.2607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1021">
                <text:p>1.111021</text:p>
              </table:table-cell>
              <table:table-cell office:value-type="float" office:value="5.347444">
                <text:p>5.347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61198">
                <text:p>1.161198</text:p>
              </table:table-cell>
              <table:table-cell office:value-type="float" office:value="5.433944">
                <text:p>5.4339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1601">
                <text:p>1.211601</text:p>
              </table:table-cell>
              <table:table-cell office:value-type="float" office:value="5.520313">
                <text:p>5.520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2139">
                <text:p>1.262139</text:p>
              </table:table-cell>
              <table:table-cell office:value-type="float" office:value="5.606603">
                <text:p>5.606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12721">
                <text:p>1.312721</text:p>
              </table:table-cell>
              <table:table-cell office:value-type="float" office:value="5.692866">
                <text:p>5.692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3259">
                <text:p>1.363259</text:p>
              </table:table-cell>
              <table:table-cell office:value-type="float" office:value="5.779156">
                <text:p>5.779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3661">
                <text:p>1.413661</text:p>
              </table:table-cell>
              <table:table-cell office:value-type="float" office:value="5.865525">
                <text:p>5.865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63838">
                <text:p>1.463838</text:p>
              </table:table-cell>
              <table:table-cell office:value-type="float" office:value="5.952025">
                <text:p>5.952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13701">
                <text:p>1.513701</text:p>
              </table:table-cell>
              <table:table-cell office:value-type="float" office:value="6.038707">
                <text:p>6.038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316">
                <text:p>1.56316</text:p>
              </table:table-cell>
              <table:table-cell office:value-type="float" office:value="6.12562">
                <text:p>6.12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12128">
                <text:p>1.612128</text:p>
              </table:table-cell>
              <table:table-cell office:value-type="float" office:value="6.21281">
                <text:p>6.21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0517">
                <text:p>1.660517</text:p>
              </table:table-cell>
              <table:table-cell office:value-type="float" office:value="6.300322">
                <text:p>6.300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8244">
                <text:p>1.708244</text:p>
              </table:table-cell>
              <table:table-cell office:value-type="float" office:value="6.388197">
                <text:p>6.388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55224">
                <text:p>1.755224</text:p>
              </table:table-cell>
              <table:table-cell office:value-type="float" office:value="6.476475">
                <text:p>6.476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01375">
                <text:p>1.801375</text:p>
              </table:table-cell>
              <table:table-cell office:value-type="float" office:value="6.565188">
                <text:p>6.565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46618">
                <text:p>1.846618</text:p>
              </table:table-cell>
              <table:table-cell office:value-type="float" office:value="6.654367">
                <text:p>6.654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90875">
                <text:p>1.890875</text:p>
              </table:table-cell>
              <table:table-cell office:value-type="float" office:value="6.74404">
                <text:p>6.74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34073">
                <text:p>1.934073</text:p>
              </table:table-cell>
              <table:table-cell office:value-type="float" office:value="6.834227">
                <text:p>6.834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76141">
                <text:p>1.976141</text:p>
              </table:table-cell>
              <table:table-cell office:value-type="float" office:value="6.924947">
                <text:p>6.924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17012">
                <text:p>2.017012</text:p>
              </table:table-cell>
              <table:table-cell office:value-type="float" office:value="7.016213">
                <text:p>7.016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662">
                <text:p>2.05662</text:p>
              </table:table-cell>
              <table:table-cell office:value-type="float" office:value="7.108034">
                <text:p>7.108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94909">
                <text:p>2.094909</text:p>
              </table:table-cell>
              <table:table-cell office:value-type="float" office:value="7.200412">
                <text:p>7.200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31821">
                <text:p>2.131821</text:p>
              </table:table-cell>
              <table:table-cell office:value-type="float" office:value="7.293349">
                <text:p>7.293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67309">
                <text:p>2.167309</text:p>
              </table:table-cell>
              <table:table-cell office:value-type="float" office:value="7.386839">
                <text:p>7.386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01327">
                <text:p>2.201327</text:p>
              </table:table-cell>
              <table:table-cell office:value-type="float" office:value="7.480874">
                <text:p>7.480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33837">
                <text:p>2.233837</text:p>
              </table:table-cell>
              <table:table-cell office:value-type="float" office:value="7.575441">
                <text:p>7.5754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4805">
                <text:p>2.264805</text:p>
              </table:table-cell>
              <table:table-cell office:value-type="float" office:value="7.670524">
                <text:p>7.670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94204">
                <text:p>2.294204</text:p>
              </table:table-cell>
              <table:table-cell office:value-type="float" office:value="7.766104">
                <text:p>7.766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22014">
                <text:p>2.322014</text:p>
              </table:table-cell>
              <table:table-cell office:value-type="float" office:value="7.862158">
                <text:p>7.862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3.282cm" xlink:href=".." xlink:type="simple" chart:class="chart:scatter" chart:style-name="ch1">
        <chart:legend chart:legend-position="end" svg:x="13.096cm" svg:y="5.844cm" style:legend-expansion="high" chart:style-name="ch2"/>
        <chart:plot-area chart:style-name="ch3" table:cell-range-address="Sheet1.A2:Sheet1.B1001 Sheet1.H1:Sheet1.H1 Sheet1.J2:Sheet1.J1001 Sheet1.E1:Sheet1.E1 Sheet1.G2:Sheet1.G1001" chart:data-source-has-labels="row" svg:x="0.77cm" svg:y="1.195cm" svg:width="11.686cm" svg:height="11.402cm">
          <chartooo:coordinate-region svg:x="0.916cm" svg:y="1.394cm" svg:width="11.353cm" svg:height="10.5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1" chart:class="chart:scatter">
            <chart:domain table:cell-range-address="Sheet1.A2:Sheet1.A1001"/>
            <chart:data-point chart:repeated="1000"/>
          </chart:series>
          <chart:series chart:style-name="ch7" chart:values-cell-range-address="Sheet1.J2:Sheet1.J1001" chart:label-cell-address="Sheet1.H1:Sheet1.H1" chart:class="chart:scatter">
            <chart:domain table:cell-range-address="Sheet1.I2:Sheet1.I1001"/>
            <chart:data-point chart:repeated="1000"/>
          </chart:series>
          <chart:series chart:style-name="ch8" chart:values-cell-range-address="Sheet1.G2:Sheet1.G1001" chart:label-cell-address="Sheet1.E1:Sheet1.E1" chart:class="chart:scatter">
            <chart:domain table:cell-range-address="Sheet1.F2:Sheet1.F1001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Front right</text:p>
                <draw:g>
                  <svg:desc>Sheet1.H1:Sheet1.H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ont lef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1</svg:desc>
                </draw:g>
              </table:table-cell>
              <table:table-cell office:value-type="float" office:value="0">
                <text:p>0</text:p>
                <draw:g>
                  <svg:desc>Sheet1.B2:Sheet1.B1001</svg:desc>
                </draw:g>
              </table:table-cell>
              <table:table-cell office:value-type="float" office:value="3">
                <text:p>3</text:p>
                <draw:g>
                  <svg:desc>Sheet1.I2:Sheet1.I1001</svg:desc>
                </draw:g>
              </table:table-cell>
              <table:table-cell office:value-type="float" office:value="0.5">
                <text:p>0.5</text:p>
                <draw:g>
                  <svg:desc>Sheet1.J2:Sheet1.J1001</svg:desc>
                </draw:g>
              </table:table-cell>
              <table:table-cell office:value-type="float" office:value="-3">
                <text:p>-3</text:p>
                <draw:g>
                  <svg:desc>Sheet1.F2:Sheet1.F1001</svg:desc>
                </draw:g>
              </table:table-cell>
              <table:table-cell office:value-type="float" office:value="0.5">
                <text:p>0.5</text:p>
                <draw:g>
                  <svg:desc>Sheet1.G2:Sheet1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197">
                <text:p>0.000197</text:p>
              </table:table-cell>
              <table:table-cell office:value-type="float" office:value="3">
                <text:p>3</text:p>
              </table:table-cell>
              <table:table-cell office:value-type="float" office:value="0.500197">
                <text:p>0.500197</text:p>
              </table:table-cell>
              <table:table-cell office:value-type="float" office:value="-3">
                <text:p>-3</text:p>
              </table:table-cell>
              <table:table-cell office:value-type="float" office:value="0.500197">
                <text:p>0.500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986">
                <text:p>0.000986</text:p>
              </table:table-cell>
              <table:table-cell office:value-type="float" office:value="3">
                <text:p>3</text:p>
              </table:table-cell>
              <table:table-cell office:value-type="float" office:value="0.500986">
                <text:p>0.500986</text:p>
              </table:table-cell>
              <table:table-cell office:value-type="float" office:value="-3">
                <text:p>-3</text:p>
              </table:table-cell>
              <table:table-cell office:value-type="float" office:value="0.500986">
                <text:p>0.500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2757">
                <text:p>0.002757</text:p>
              </table:table-cell>
              <table:table-cell office:value-type="float" office:value="3">
                <text:p>3</text:p>
              </table:table-cell>
              <table:table-cell office:value-type="float" office:value="0.502757">
                <text:p>0.502757</text:p>
              </table:table-cell>
              <table:table-cell office:value-type="float" office:value="-3">
                <text:p>-3</text:p>
              </table:table-cell>
              <table:table-cell office:value-type="float" office:value="0.502757">
                <text:p>0.502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5899">
                <text:p>0.005899</text:p>
              </table:table-cell>
              <table:table-cell office:value-type="float" office:value="3">
                <text:p>3</text:p>
              </table:table-cell>
              <table:table-cell office:value-type="float" office:value="0.505899">
                <text:p>0.505899</text:p>
              </table:table-cell>
              <table:table-cell office:value-type="float" office:value="-3">
                <text:p>-3</text:p>
              </table:table-cell>
              <table:table-cell office:value-type="float" office:value="0.505899">
                <text:p>0.50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0793">
                <text:p>0.010793</text:p>
              </table:table-cell>
              <table:table-cell office:value-type="float" office:value="3">
                <text:p>3</text:p>
              </table:table-cell>
              <table:table-cell office:value-type="float" office:value="0.510793">
                <text:p>0.510793</text:p>
              </table:table-cell>
              <table:table-cell office:value-type="float" office:value="-3">
                <text:p>-3</text:p>
              </table:table-cell>
              <table:table-cell office:value-type="float" office:value="0.510793">
                <text:p>0.510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7816">
                <text:p>0.017816</text:p>
              </table:table-cell>
              <table:table-cell office:value-type="float" office:value="3">
                <text:p>3</text:p>
              </table:table-cell>
              <table:table-cell office:value-type="float" office:value="0.517816">
                <text:p>0.517816</text:p>
              </table:table-cell>
              <table:table-cell office:value-type="float" office:value="-3">
                <text:p>-3</text:p>
              </table:table-cell>
              <table:table-cell office:value-type="float" office:value="0.517816">
                <text:p>0.51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333">
                <text:p>0.027333</text:p>
              </table:table-cell>
              <table:table-cell office:value-type="float" office:value="3">
                <text:p>3</text:p>
              </table:table-cell>
              <table:table-cell office:value-type="float" office:value="0.527333">
                <text:p>0.527333</text:p>
              </table:table-cell>
              <table:table-cell office:value-type="float" office:value="-3">
                <text:p>-3</text:p>
              </table:table-cell>
              <table:table-cell office:value-type="float" office:value="0.527333">
                <text:p>0.527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9702">
                <text:p>0.039702</text:p>
              </table:table-cell>
              <table:table-cell office:value-type="float" office:value="3">
                <text:p>3</text:p>
              </table:table-cell>
              <table:table-cell office:value-type="float" office:value="0.539702">
                <text:p>0.539702</text:p>
              </table:table-cell>
              <table:table-cell office:value-type="float" office:value="-3">
                <text:p>-3</text:p>
              </table:table-cell>
              <table:table-cell office:value-type="float" office:value="0.539702">
                <text:p>0.539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55269">
                <text:p>0.055269</text:p>
              </table:table-cell>
              <table:table-cell office:value-type="float" office:value="3">
                <text:p>3</text:p>
              </table:table-cell>
              <table:table-cell office:value-type="float" office:value="0.555269">
                <text:p>0.555269</text:p>
              </table:table-cell>
              <table:table-cell office:value-type="float" office:value="-3">
                <text:p>-3</text:p>
              </table:table-cell>
              <table:table-cell office:value-type="float" office:value="0.555269">
                <text:p>0.555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74368">
                <text:p>0.074368</text:p>
              </table:table-cell>
              <table:table-cell office:value-type="float" office:value="3">
                <text:p>3</text:p>
              </table:table-cell>
              <table:table-cell office:value-type="float" office:value="0.574368">
                <text:p>0.574368</text:p>
              </table:table-cell>
              <table:table-cell office:value-type="float" office:value="-3">
                <text:p>-3</text:p>
              </table:table-cell>
              <table:table-cell office:value-type="float" office:value="0.574368">
                <text:p>0.574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7316">
                <text:p>0.097316</text:p>
              </table:table-cell>
              <table:table-cell office:value-type="float" office:value="3">
                <text:p>3</text:p>
              </table:table-cell>
              <table:table-cell office:value-type="float" office:value="0.597316">
                <text:p>0.597316</text:p>
              </table:table-cell>
              <table:table-cell office:value-type="float" office:value="-3">
                <text:p>-3</text:p>
              </table:table-cell>
              <table:table-cell office:value-type="float" office:value="0.597316">
                <text:p>0.597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24419">
                <text:p>0.124419</text:p>
              </table:table-cell>
              <table:table-cell office:value-type="float" office:value="3">
                <text:p>3</text:p>
              </table:table-cell>
              <table:table-cell office:value-type="float" office:value="0.624419">
                <text:p>0.624419</text:p>
              </table:table-cell>
              <table:table-cell office:value-type="float" office:value="-3">
                <text:p>-3</text:p>
              </table:table-cell>
              <table:table-cell office:value-type="float" office:value="0.624419">
                <text:p>0.624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5965">
                <text:p>0.155965</text:p>
              </table:table-cell>
              <table:table-cell office:value-type="float" office:value="3">
                <text:p>3</text:p>
              </table:table-cell>
              <table:table-cell office:value-type="float" office:value="0.655965">
                <text:p>0.655965</text:p>
              </table:table-cell>
              <table:table-cell office:value-type="float" office:value="-3">
                <text:p>-3</text:p>
              </table:table-cell>
              <table:table-cell office:value-type="float" office:value="0.655965">
                <text:p>0.655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92222">
                <text:p>0.192222</text:p>
              </table:table-cell>
              <table:table-cell office:value-type="float" office:value="3">
                <text:p>3</text:p>
              </table:table-cell>
              <table:table-cell office:value-type="float" office:value="0.692222">
                <text:p>0.692222</text:p>
              </table:table-cell>
              <table:table-cell office:value-type="float" office:value="-3">
                <text:p>-3</text:p>
              </table:table-cell>
              <table:table-cell office:value-type="float" office:value="0.692222">
                <text:p>0.69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233444">
                <text:p>0.233444</text:p>
              </table:table-cell>
              <table:table-cell office:value-type="float" office:value="3">
                <text:p>3</text:p>
              </table:table-cell>
              <table:table-cell office:value-type="float" office:value="0.733444">
                <text:p>0.733444</text:p>
              </table:table-cell>
              <table:table-cell office:value-type="float" office:value="-3">
                <text:p>-3</text:p>
              </table:table-cell>
              <table:table-cell office:value-type="float" office:value="0.733444">
                <text:p>0.733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79861">
                <text:p>0.279861</text:p>
              </table:table-cell>
              <table:table-cell office:value-type="float" office:value="3">
                <text:p>3</text:p>
              </table:table-cell>
              <table:table-cell office:value-type="float" office:value="0.779861">
                <text:p>0.779861</text:p>
              </table:table-cell>
              <table:table-cell office:value-type="float" office:value="-3">
                <text:p>-3</text:p>
              </table:table-cell>
              <table:table-cell office:value-type="float" office:value="0.779861">
                <text:p>0.779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31686">
                <text:p>0.331686</text:p>
              </table:table-cell>
              <table:table-cell office:value-type="float" office:value="3">
                <text:p>3</text:p>
              </table:table-cell>
              <table:table-cell office:value-type="float" office:value="0.831686">
                <text:p>0.831686</text:p>
              </table:table-cell>
              <table:table-cell office:value-type="float" office:value="-3">
                <text:p>-3</text:p>
              </table:table-cell>
              <table:table-cell office:value-type="float" office:value="0.831686">
                <text:p>0.831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389108">
                <text:p>0.389108</text:p>
              </table:table-cell>
              <table:table-cell office:value-type="float" office:value="3">
                <text:p>3</text:p>
              </table:table-cell>
              <table:table-cell office:value-type="float" office:value="0.889108">
                <text:p>0.889108</text:p>
              </table:table-cell>
              <table:table-cell office:value-type="float" office:value="-3">
                <text:p>-3</text:p>
              </table:table-cell>
              <table:table-cell office:value-type="float" office:value="0.889108">
                <text:p>0.889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52295">
                <text:p>0.452295</text:p>
              </table:table-cell>
              <table:table-cell office:value-type="float" office:value="3">
                <text:p>3</text:p>
              </table:table-cell>
              <table:table-cell office:value-type="float" office:value="0.952295">
                <text:p>0.952295</text:p>
              </table:table-cell>
              <table:table-cell office:value-type="float" office:value="-3">
                <text:p>-3</text:p>
              </table:table-cell>
              <table:table-cell office:value-type="float" office:value="0.952295">
                <text:p>0.952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21394">
                <text:p>0.521394</text:p>
              </table:table-cell>
              <table:table-cell office:value-type="float" office:value="3">
                <text:p>3</text:p>
              </table:table-cell>
              <table:table-cell office:value-type="float" office:value="1.021394">
                <text:p>1.021394</text:p>
              </table:table-cell>
              <table:table-cell office:value-type="float" office:value="-3">
                <text:p>-3</text:p>
              </table:table-cell>
              <table:table-cell office:value-type="float" office:value="1.021394">
                <text:p>1.021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596525">
                <text:p>0.596525</text:p>
              </table:table-cell>
              <table:table-cell office:value-type="float" office:value="3">
                <text:p>3</text:p>
              </table:table-cell>
              <table:table-cell office:value-type="float" office:value="1.096525">
                <text:p>1.096525</text:p>
              </table:table-cell>
              <table:table-cell office:value-type="float" office:value="-3">
                <text:p>-3</text:p>
              </table:table-cell>
              <table:table-cell office:value-type="float" office:value="1.096525">
                <text:p>1.096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677787">
                <text:p>0.677787</text:p>
              </table:table-cell>
              <table:table-cell office:value-type="float" office:value="3">
                <text:p>3</text:p>
              </table:table-cell>
              <table:table-cell office:value-type="float" office:value="1.177787">
                <text:p>1.177787</text:p>
              </table:table-cell>
              <table:table-cell office:value-type="float" office:value="-3">
                <text:p>-3</text:p>
              </table:table-cell>
              <table:table-cell office:value-type="float" office:value="1.177787">
                <text:p>1.177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765253">
                <text:p>0.765253</text:p>
              </table:table-cell>
              <table:table-cell office:value-type="float" office:value="3">
                <text:p>3</text:p>
              </table:table-cell>
              <table:table-cell office:value-type="float" office:value="1.265253">
                <text:p>1.265253</text:p>
              </table:table-cell>
              <table:table-cell office:value-type="float" office:value="-3">
                <text:p>-3</text:p>
              </table:table-cell>
              <table:table-cell office:value-type="float" office:value="1.265253">
                <text:p>1.265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858974">
                <text:p>0.858974</text:p>
              </table:table-cell>
              <table:table-cell office:value-type="float" office:value="3">
                <text:p>3</text:p>
              </table:table-cell>
              <table:table-cell office:value-type="float" office:value="1.358974">
                <text:p>1.358974</text:p>
              </table:table-cell>
              <table:table-cell office:value-type="float" office:value="-3">
                <text:p>-3</text:p>
              </table:table-cell>
              <table:table-cell office:value-type="float" office:value="1.358974">
                <text:p>1.358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958974">
                <text:p>0.958974</text:p>
              </table:table-cell>
              <table:table-cell office:value-type="float" office:value="3">
                <text:p>3</text:p>
              </table:table-cell>
              <table:table-cell office:value-type="float" office:value="1.458974">
                <text:p>1.458974</text:p>
              </table:table-cell>
              <table:table-cell office:value-type="float" office:value="-3">
                <text:p>-3</text:p>
              </table:table-cell>
              <table:table-cell office:value-type="float" office:value="1.458974">
                <text:p>1.458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52">
                <text:p>0.000052</text:p>
              </table:table-cell>
              <table:table-cell office:value-type="float" office:value="1.058974">
                <text:p>1.058974</text:p>
              </table:table-cell>
              <table:table-cell office:value-type="float" office:value="3.00057385559101">
                <text:p>3.00057385559101</text:p>
              </table:table-cell>
              <table:table-cell office:value-type="float" office:value="1.55583272652164">
                <text:p>1.55583272652164</text:p>
              </table:table-cell>
              <table:table-cell office:value-type="float" office:value="-2.99942285578229">
                <text:p>-2.99942285578229</text:p>
              </table:table-cell>
              <table:table-cell office:value-type="float" office:value="1.56211472537391">
                <text:p>1.56211472537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61">
                <text:p>0.000261</text:p>
              </table:table-cell>
              <table:table-cell office:value-type="float" office:value="1.158974">
                <text:p>1.158974</text:p>
              </table:table-cell>
              <table:table-cell office:value-type="float" office:value="3.00181375510695">
                <text:p>3.00181375510695</text:p>
              </table:table-cell>
              <table:table-cell office:value-type="float" office:value="1.6495665583515">
                <text:p>1.6495665583515</text:p>
              </table:table-cell>
              <table:table-cell office:value-type="float" office:value="-2.9981567602422">
                <text:p>-2.9981567602422</text:p>
              </table:table-cell>
              <table:table-cell office:value-type="float" office:value="1.66837652754003">
                <text:p>1.66837652754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731">
                <text:p>0.000731</text:p>
              </table:table-cell>
              <table:table-cell office:value-type="float" office:value="1.258973">
                <text:p>1.258973</text:p>
              </table:table-cell>
              <table:table-cell office:value-type="float" office:value="3.00380123592248">
                <text:p>3.00380123592248</text:p>
              </table:table-cell>
              <table:table-cell office:value-type="float" office:value="1.74018933193038">
                <text:p>1.74018933193038</text:p>
              </table:table-cell>
              <table:table-cell office:value-type="float" office:value="-2.99608127676895">
                <text:p>-2.99608127676895</text:p>
              </table:table-cell>
              <table:table-cell office:value-type="float" office:value="1.77773708685153">
                <text:p>1.77773708685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564">
                <text:p>0.001564</text:p>
              </table:table-cell>
              <table:table-cell office:value-type="float" office:value="1.358969">
                <text:p>1.358969</text:p>
              </table:table-cell>
              <table:table-cell office:value-type="float" office:value="3.0066030740312">
                <text:p>3.0066030740312</text:p>
              </table:table-cell>
              <table:table-cell office:value-type="float" office:value="1.82773350755757">
                <text:p>1.82773350755757</text:p>
              </table:table-cell>
              <table:table-cell office:value-type="float" office:value="-2.99307226166981">
                <text:p>-2.99307226166981</text:p>
              </table:table-cell>
              <table:table-cell office:value-type="float" office:value="1.89015038172594">
                <text:p>1.89015038172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862">
                <text:p>0.002862</text:p>
              </table:table-cell>
              <table:table-cell office:value-type="float" office:value="1.458961">
                <text:p>1.458961</text:p>
              </table:table-cell>
              <table:table-cell office:value-type="float" office:value="3.01027580336821">
                <text:p>3.01027580336821</text:p>
              </table:table-cell>
              <table:table-cell office:value-type="float" office:value="1.9122404009332">
                <text:p>1.9122404009332</text:p>
              </table:table-cell>
              <table:table-cell office:value-type="float" office:value="-2.98899843051583">
                <text:p>-2.98899843051583</text:p>
              </table:table-cell>
              <table:table-cell office:value-type="float" office:value="2.00556063804747">
                <text:p>2.00556063804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4">
                <text:p>0.004724</text:p>
              </table:table-cell>
              <table:table-cell office:value-type="float" office:value="1.558943">
                <text:p>1.558943</text:p>
              </table:table-cell>
              <table:table-cell office:value-type="float" office:value="3.01486205836729">
                <text:p>3.01486205836729</text:p>
              </table:table-cell>
              <table:table-cell office:value-type="float" office:value="1.99376350270061">
                <text:p>1.99376350270061</text:p>
              </table:table-cell>
              <table:table-cell office:value-type="float" office:value="-2.98372675879088">
                <text:p>-2.98372675879088</text:p>
              </table:table-cell>
              <table:table-cell office:value-type="float" office:value="2.12388730015908">
                <text:p>2.12388730015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247">
                <text:p>0.007247</text:p>
              </table:table-cell>
              <table:table-cell office:value-type="float" office:value="1.658911">
                <text:p>1.658911</text:p>
              </table:table-cell>
              <table:table-cell office:value-type="float" office:value="3.02039473401257">
                <text:p>3.02039473401257</text:p>
              </table:table-cell>
              <table:table-cell office:value-type="float" office:value="2.07236079503552">
                <text:p>2.07236079503552</text:p>
              </table:table-cell>
              <table:table-cell office:value-type="float" office:value="-2.97711970894233">
                <text:p>-2.97711970894233</text:p>
              </table:table-cell>
              <table:table-cell office:value-type="float" office:value="2.24504694545696">
                <text:p>2.2450469454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527">
                <text:p>0.010527</text:p>
              </table:table-cell>
              <table:table-cell office:value-type="float" office:value="1.758857">
                <text:p>1.758857</text:p>
              </table:table-cell>
              <table:table-cell office:value-type="float" office:value="3.02689716622785">
                <text:p>3.02689716622785</text:p>
              </table:table-cell>
              <table:table-cell office:value-type="float" office:value="2.14810116539053">
                <text:p>2.14810116539053</text:p>
              </table:table-cell>
              <table:table-cell office:value-type="float" office:value="-2.969037481153">
                <text:p>-2.969037481153</text:p>
              </table:table-cell>
              <table:table-cell office:value-type="float" office:value="2.36893527583962">
                <text:p>2.36893527583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654">
                <text:p>0.014654</text:p>
              </table:table-cell>
              <table:table-cell office:value-type="float" office:value="1.858772">
                <text:p>1.858772</text:p>
              </table:table-cell>
              <table:table-cell office:value-type="float" office:value="3.03438016344867">
                <text:p>3.03438016344867</text:p>
              </table:table-cell>
              <table:table-cell office:value-type="float" office:value="2.22106179806722">
                <text:p>2.22106179806722</text:p>
              </table:table-cell>
              <table:table-cell office:value-type="float" office:value="-2.95934311614892">
                <text:p>-2.95934311614892</text:p>
              </table:table-cell>
              <table:table-cell office:value-type="float" office:value="2.49543608186571">
                <text:p>2.49543608186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716">
                <text:p>0.019716</text:p>
              </table:table-cell>
              <table:table-cell office:value-type="float" office:value="1.958643">
                <text:p>1.958643</text:p>
              </table:table-cell>
              <table:table-cell office:value-type="float" office:value="3.04284620980704">
                <text:p>3.04284620980704</text:p>
              </table:table-cell>
              <table:table-cell office:value-type="float" office:value="2.29133465086013">
                <text:p>2.29133465086013</text:p>
              </table:table-cell>
              <table:table-cell office:value-type="float" office:value="-2.94790176090724">
                <text:p>-2.94790176090724</text:p>
              </table:table-cell>
              <table:table-cell office:value-type="float" office:value="2.62440934425891">
                <text:p>2.62440934425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797">
                <text:p>0.025797</text:p>
              </table:table-cell>
              <table:table-cell office:value-type="float" office:value="2.058457">
                <text:p>2.058457</text:p>
              </table:table-cell>
              <table:table-cell office:value-type="float" office:value="3.05229105161092">
                <text:p>3.05229105161092</text:p>
              </table:table-cell>
              <table:table-cell office:value-type="float" office:value="2.3590127445196">
                <text:p>2.3590127445196</text:p>
              </table:table-cell>
              <table:table-cell office:value-type="float" office:value="-2.93458031731398">
                <text:p>-2.93458031731398</text:p>
              </table:table-cell>
              <table:table-cell office:value-type="float" office:value="2.75571315030121">
                <text:p>2.75571315030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978">
                <text:p>0.032978</text:p>
              </table:table-cell>
              <table:table-cell office:value-type="float" office:value="2.158199">
                <text:p>2.158199</text:p>
              </table:table-cell>
              <table:table-cell office:value-type="float" office:value="3.06270404762252">
                <text:p>3.06270404762252</text:p>
              </table:table-cell>
              <table:table-cell office:value-type="float" office:value="2.42420666221598">
                <text:p>2.42420666221598</text:p>
              </table:table-cell>
              <table:table-cell office:value-type="float" office:value="-2.91925182738865">
                <text:p>-2.91925182738865</text:p>
              </table:table-cell>
              <table:table-cell office:value-type="float" office:value="2.88918398361922">
                <text:p>2.88918398361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333">
                <text:p>0.041333</text:p>
              </table:table-cell>
              <table:table-cell office:value-type="float" office:value="2.257848">
                <text:p>2.257848</text:p>
              </table:table-cell>
              <table:table-cell office:value-type="float" office:value="3.07406733608418">
                <text:p>3.07406733608418</text:p>
              </table:table-cell>
              <table:table-cell office:value-type="float" office:value="2.48702576230702">
                <text:p>2.48702576230702</text:p>
              </table:table-cell>
              <table:table-cell office:value-type="float" office:value="-2.90179767326028">
                <text:p>-2.90179767326028</text:p>
              </table:table-cell>
              <table:table-cell office:value-type="float" office:value="3.02464773925039">
                <text:p>3.02464773925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0933">
                <text:p>0.050933</text:p>
              </table:table-cell>
              <table:table-cell office:value-type="float" office:value="2.357386">
                <text:p>2.357386</text:p>
              </table:table-cell>
              <table:table-cell office:value-type="float" office:value="3.08636028478097">
                <text:p>3.08636028478097</text:p>
              </table:table-cell>
              <table:table-cell office:value-type="float" office:value="2.54759956104982">
                <text:p>2.54759956104982</text:p>
              </table:table-cell>
              <table:table-cell office:value-type="float" office:value="-2.88210801891707">
                <text:p>-2.88210801891707</text:p>
              </table:table-cell>
              <table:table-cell office:value-type="float" office:value="3.16191715623318">
                <text:p>3.16191715623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842">
                <text:p>0.061842</text:p>
              </table:table-cell>
              <table:table-cell office:value-type="float" office:value="2.456788">
                <text:p>2.456788</text:p>
              </table:table-cell>
              <table:table-cell office:value-type="float" office:value="3.09955795358054">
                <text:p>3.09955795358054</text:p>
              </table:table-cell>
              <table:table-cell office:value-type="float" office:value="2.60605884565411">
                <text:p>2.60605884565411</text:p>
              </table:table-cell>
              <table:table-cell office:value-type="float" office:value="-2.86008525738292">
                <text:p>-2.86008525738292</text:p>
              </table:table-cell>
              <table:table-cell office:value-type="float" office:value="3.3007910228398">
                <text:p>3.3007910228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119">
                <text:p>0.074119</text:p>
              </table:table-cell>
              <table:table-cell office:value-type="float" office:value="2.556031">
                <text:p>2.556031</text:p>
              </table:table-cell>
              <table:table-cell office:value-type="float" office:value="3.1136346625043">
                <text:p>3.1136346625043</text:p>
              </table:table-cell>
              <table:table-cell office:value-type="float" office:value="2.66254173838376">
                <text:p>2.66254173838376</text:p>
              </table:table-cell>
              <table:table-cell office:value-type="float" office:value="-2.83564254184474">
                <text:p>-2.83564254184474</text:p>
              </table:table-cell>
              <table:table-cell office:value-type="float" office:value="3.44106646234108">
                <text:p>3.44106646234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818">
                <text:p>0.087818</text:p>
              </table:table-cell>
              <table:table-cell office:value-type="float" office:value="2.655087">
                <text:p>2.655087</text:p>
              </table:table-cell>
              <table:table-cell office:value-type="float" office:value="3.12856502879658">
                <text:p>3.12856502879658</text:p>
              </table:table-cell>
              <table:table-cell office:value-type="float" office:value="2.71719583081152">
                <text:p>2.71719583081152</text:p>
              </table:table-cell>
              <table:table-cell office:value-type="float" office:value="-2.80870772912483">
                <text:p>-2.80870772912483</text:p>
              </table:table-cell>
              <table:table-cell office:value-type="float" office:value="3.58252362884204">
                <text:p>3.582523628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2986">
                <text:p>0.102986</text:p>
              </table:table-cell>
              <table:table-cell office:value-type="float" office:value="2.753929">
                <text:p>2.753929</text:p>
              </table:table-cell>
              <table:table-cell office:value-type="float" office:value="3.14432387459935">
                <text:p>3.14432387459935</text:p>
              </table:table-cell>
              <table:table-cell office:value-type="float" office:value="2.7701750003538">
                <text:p>2.7701750003538</text:p>
              </table:table-cell>
              <table:table-cell office:value-type="float" office:value="-2.77922420581684">
                <text:p>-2.77922420581684</text:p>
              </table:table-cell>
              <table:table-cell office:value-type="float" office:value="3.7249410130489">
                <text:p>3.724941013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9663">
                <text:p>0.119663</text:p>
              </table:table-cell>
              <table:table-cell office:value-type="float" office:value="2.852528">
                <text:p>2.852528</text:p>
              </table:table-cell>
              <table:table-cell office:value-type="float" office:value="3.160887467679">
                <text:p>3.160887467679</text:p>
              </table:table-cell>
              <table:table-cell office:value-type="float" office:value="2.82164536425442">
                <text:p>2.82164536425442</text:p>
              </table:table-cell>
              <table:table-cell office:value-type="float" office:value="-2.74715496594103">
                <text:p>-2.74715496594103</text:p>
              </table:table-cell>
              <table:table-cell office:value-type="float" office:value="3.86808437468225">
                <text:p>3.86808437468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7883">
                <text:p>0.137883</text:p>
              </table:table-cell>
              <table:table-cell office:value-type="float" office:value="2.950853">
                <text:p>2.950853</text:p>
              </table:table-cell>
              <table:table-cell office:value-type="float" office:value="3.17823591530617">
                <text:p>3.17823591530617</text:p>
              </table:table-cell>
              <table:table-cell office:value-type="float" office:value="2.87176981348544">
                <text:p>2.87176981348544</text:p>
              </table:table-cell>
              <table:table-cell office:value-type="float" office:value="-2.71247791344706">
                <text:p>-2.71247791344706</text:p>
              </table:table-cell>
              <table:table-cell office:value-type="float" office:value="4.0117218246401">
                <text:p>4.0117218246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7674">
                <text:p>0.157674</text:p>
              </table:table-cell>
              <table:table-cell office:value-type="float" office:value="3.048874">
                <text:p>3.048874</text:p>
              </table:table-cell>
              <table:table-cell office:value-type="float" office:value="3.19635418688971">
                <text:p>3.19635418688971</text:p>
              </table:table-cell>
              <table:table-cell office:value-type="float" office:value="2.92072283221796">
                <text:p>2.92072283221796</text:p>
              </table:table-cell>
              <table:table-cell office:value-type="float" office:value="-2.67519066291231">
                <text:p>-2.67519066291231</text:p>
              </table:table-cell>
              <table:table-cell office:value-type="float" office:value="4.15561597608237">
                <text:p>4.15561597608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9056">
                <text:p>0.179056</text:p>
              </table:table-cell>
              <table:table-cell office:value-type="float" office:value="3.14656">
                <text:p>3.14656</text:p>
              </table:table-cell>
              <table:table-cell office:value-type="float" office:value="3.21523095125488">
                <text:p>3.21523095125488</text:p>
              </table:table-cell>
              <table:table-cell office:value-type="float" office:value="2.96867895724263">
                <text:p>2.96867895724263</text:p>
              </table:table-cell>
              <table:table-cell office:value-type="float" office:value="-2.63531023731979">
                <text:p>-2.63531023731979</text:p>
              </table:table-cell>
              <table:table-cell office:value-type="float" office:value="4.29953124085315">
                <text:p>4.29953124085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2042">
                <text:p>0.202042</text:p>
              </table:table-cell>
              <table:table-cell office:value-type="float" office:value="3.243881">
                <text:p>3.243881</text:p>
              </table:table-cell>
              <table:table-cell office:value-type="float" office:value="3.23486077712818">
                <text:p>3.23486077712818</text:p>
              </table:table-cell>
              <table:table-cell office:value-type="float" office:value="3.01582340837295">
                <text:p>3.01582340837295</text:p>
              </table:table-cell>
              <table:table-cell office:value-type="float" office:value="-2.59287600270167">
                <text:p>-2.59287600270167</text:p>
              </table:table-cell>
              <table:table-cell office:value-type="float" office:value="4.44322805493203">
                <text:p>4.443228054932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6638">
                <text:p>0.226638</text:p>
              </table:table-cell>
              <table:table-cell office:value-type="float" office:value="3.340808">
                <text:p>3.340808</text:p>
              </table:table-cell>
              <table:table-cell office:value-type="float" office:value="3.25524387651159">
                <text:p>3.25524387651159</text:p>
              </table:table-cell>
              <table:table-cell office:value-type="float" office:value="3.06233637710192">
                <text:p>3.06233637710192</text:p>
              </table:table-cell>
              <table:table-cell office:value-type="float" office:value="-2.54794432981429">
                <text:p>-2.54794432981429</text:p>
              </table:table-cell>
              <table:table-cell office:value-type="float" office:value="4.58647765728572">
                <text:p>4.58647765728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845">
                <text:p>0.252845</text:p>
              </table:table-cell>
              <table:table-cell office:value-type="float" office:value="3.437312">
                <text:p>3.437312</text:p>
              </table:table-cell>
              <table:table-cell office:value-type="float" office:value="3.27638948696649">
                <text:p>3.27638948696649</text:p>
              </table:table-cell>
              <table:table-cell office:value-type="float" office:value="3.10840664076345">
                <text:p>3.10840664076345</text:p>
              </table:table-cell>
              <table:table-cell office:value-type="float" office:value="-2.50059264143213">
                <text:p>-2.50059264143213</text:p>
              </table:table-cell>
              <table:table-cell office:value-type="float" office:value="4.72904771396965">
                <text:p>4.72904771396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656">
                <text:p>0.280656</text:p>
              </table:table-cell>
              <table:table-cell office:value-type="float" office:value="3.533366">
                <text:p>3.533366</text:p>
              </table:table-cell>
              <table:table-cell office:value-type="float" office:value="3.29831144496228">
                <text:p>3.29831144496228</text:p>
              </table:table-cell>
              <table:table-cell office:value-type="float" office:value="3.15421482238148">
                <text:p>3.15421482238148</text:p>
              </table:table-cell>
              <table:table-cell office:value-type="float" office:value="-2.45091498492588">
                <text:p>-2.45091498492588</text:p>
              </table:table-cell>
              <table:table-cell office:value-type="float" office:value="4.87072158259988">
                <text:p>4.870721582599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0055">
                <text:p>0.310055</text:p>
              </table:table-cell>
              <table:table-cell office:value-type="float" office:value="3.628945">
                <text:p>3.628945</text:p>
              </table:table-cell>
              <table:table-cell office:value-type="float" office:value="3.32102895241945">
                <text:p>3.32102895241945</text:p>
              </table:table-cell>
              <table:table-cell office:value-type="float" office:value="3.19995099322181">
                <text:p>3.19995099322181</text:p>
              </table:table-cell>
              <table:table-cell office:value-type="float" office:value="-2.3990304122525">
                <text:p>-2.3990304122525</text:p>
              </table:table-cell>
              <table:table-cell office:value-type="float" office:value="5.01128223422352">
                <text:p>5.01128223422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1023">
                <text:p>0.341023</text:p>
              </table:table-cell>
              <table:table-cell office:value-type="float" office:value="3.724028">
                <text:p>3.724028</text:p>
              </table:table-cell>
              <table:table-cell office:value-type="float" office:value="3.34457025099719">
                <text:p>3.34457025099719</text:p>
              </table:table-cell>
              <table:table-cell office:value-type="float" office:value="3.24579802286849">
                <text:p>3.24579802286849</text:p>
              </table:table-cell>
              <table:table-cell office:value-type="float" office:value="-2.34506873133307">
                <text:p>-2.34506873133307</text:p>
              </table:table-cell>
              <table:table-cell office:value-type="float" office:value="5.15053114085323">
                <text:p>5.150531140853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3532">
                <text:p>0.373532</text:p>
              </table:table-cell>
              <table:table-cell office:value-type="float" office:value="3.818595">
                <text:p>3.818595</text:p>
              </table:table-cell>
              <table:table-cell office:value-type="float" office:value="3.36896817140041">
                <text:p>3.36896817140041</text:p>
              </table:table-cell>
              <table:table-cell office:value-type="float" office:value="3.29194317662327">
                <text:p>3.29194317662327</text:p>
              </table:table-cell>
              <table:table-cell office:value-type="float" office:value="-2.28918270590524">
                <text:p>-2.28918270590524</text:p>
              </table:table-cell>
              <table:table-cell office:value-type="float" office:value="5.28827196959434">
                <text:p>5.28827196959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7551">
                <text:p>0.407551</text:p>
              </table:table-cell>
              <table:table-cell office:value-type="float" office:value="3.91263">
                <text:p>3.91263</text:p>
              </table:table-cell>
              <table:table-cell office:value-type="float" office:value="3.39426326283833">
                <text:p>3.39426326283833</text:p>
              </table:table-cell>
              <table:table-cell office:value-type="float" office:value="3.33856566648752">
                <text:p>3.33856566648752</text:p>
              </table:table-cell>
              <table:table-cell office:value-type="float" office:value="-2.23153432965384">
                <text:p>-2.23153432965384</text:p>
              </table:table-cell>
              <table:table-cell office:value-type="float" office:value="5.4243272655945">
                <text:p>5.4243272655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3038">
                <text:p>0.443038</text:p>
              </table:table-cell>
              <table:table-cell office:value-type="float" office:value="4.00612">
                <text:p>4.00612</text:p>
              </table:table-cell>
              <table:table-cell office:value-type="float" office:value="3.42049633145409">
                <text:p>3.42049633145409</text:p>
              </table:table-cell>
              <table:table-cell office:value-type="float" office:value="3.3858443480076">
                <text:p>3.3858443480076</text:p>
              </table:table-cell>
              <table:table-cell office:value-type="float" office:value="-2.17230615613471">
                <text:p>-2.17230615613471</text:p>
              </table:table-cell>
              <table:table-cell office:value-type="float" office:value="5.55852939992387">
                <text:p>5.55852939992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9951">
                <text:p>0.479951</text:p>
              </table:table-cell>
              <table:table-cell office:value-type="float" office:value="4.099057">
                <text:p>4.099057</text:p>
              </table:table-cell>
              <table:table-cell office:value-type="float" office:value="3.44771738901081">
                <text:p>3.44771738901081</text:p>
              </table:table-cell>
              <table:table-cell office:value-type="float" office:value="3.43395350410052">
                <text:p>3.43395350410052</text:p>
              </table:table-cell>
              <table:table-cell office:value-type="float" office:value="-2.11168634228608">
                <text:p>-2.11168634228608</text:p>
              </table:table-cell>
              <table:table-cell office:value-type="float" office:value="5.69072778444896">
                <text:p>5.69072778444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8239">
                <text:p>0.518239</text:p>
              </table:table-cell>
              <table:table-cell office:value-type="float" office:value="4.191436">
                <text:p>4.191436</text:p>
              </table:table-cell>
              <table:table-cell office:value-type="float" office:value="3.47597467380994">
                <text:p>3.47597467380994</text:p>
              </table:table-cell>
              <table:table-cell office:value-type="float" office:value="3.48305779319795">
                <text:p>3.48305779319795</text:p>
              </table:table-cell>
              <table:table-cell office:value-type="float" office:value="-2.04987478653306">
                <text:p>-2.04987478653306</text:p>
              </table:table-cell>
              <table:table-cell office:value-type="float" office:value="5.82078911685922">
                <text:p>5.82078911685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7848">
                <text:p>0.557848</text:p>
              </table:table-cell>
              <table:table-cell office:value-type="float" office:value="4.283256">
                <text:p>4.283256</text:p>
              </table:table-cell>
              <table:table-cell office:value-type="float" office:value="3.50532286234201">
                <text:p>3.50532286234201</text:p>
              </table:table-cell>
              <table:table-cell office:value-type="float" office:value="3.53332804621915">
                <text:p>3.53332804621915</text:p>
              </table:table-cell>
              <table:table-cell office:value-type="float" office:value="-1.98708401990811">
                <text:p>-1.98708401990811</text:p>
              </table:table-cell>
              <table:table-cell office:value-type="float" office:value="5.94858510082254">
                <text:p>5.94858510082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8719">
                <text:p>0.598719</text:p>
              </table:table-cell>
              <table:table-cell office:value-type="float" office:value="4.374522">
                <text:p>4.374522</text:p>
              </table:table-cell>
              <table:table-cell office:value-type="float" office:value="3.53581498152686">
                <text:p>3.53581498152686</text:p>
              </table:table-cell>
              <table:table-cell office:value-type="float" office:value="3.58492261087994">
                <text:p>3.58492261087994</text:p>
              </table:table-cell>
              <table:table-cell office:value-type="float" office:value="-1.9235287482162">
                <text:p>-1.9235287482162</text:p>
              </table:table-cell>
              <table:table-cell office:value-type="float" office:value="6.07401201074391">
                <text:p>6.07401201074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0786">
                <text:p>0.640786</text:p>
              </table:table-cell>
              <table:table-cell office:value-type="float" office:value="4.465242">
                <text:p>4.465242</text:p>
              </table:table-cell>
              <table:table-cell office:value-type="float" office:value="3.56750003973239">
                <text:p>3.56750003973239</text:p>
              </table:table-cell>
              <table:table-cell office:value-type="float" office:value="3.63799056927698">
                <text:p>3.63799056927698</text:p>
              </table:table-cell>
              <table:table-cell office:value-type="float" office:value="-1.85942951951237">
                <text:p>-1.85942951951237</text:p>
              </table:table-cell>
              <table:table-cell office:value-type="float" office:value="6.19698169059715">
                <text:p>6.196981690597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83985">
                <text:p>0.683985</text:p>
              </table:table-cell>
              <table:table-cell office:value-type="float" office:value="4.55543">
                <text:p>4.55543</text:p>
              </table:table-cell>
              <table:table-cell office:value-type="float" office:value="3.60043216037798">
                <text:p>3.60043216037798</text:p>
              </table:table-cell>
              <table:table-cell office:value-type="float" office:value="3.69268092829769">
                <text:p>3.69268092829769</text:p>
              </table:table-cell>
              <table:table-cell office:value-type="float" office:value="-1.79500585818383">
                <text:p>-1.79500585818383</text:p>
              </table:table-cell>
              <table:table-cell office:value-type="float" office:value="6.31741874146261">
                <text:p>6.31741874146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242">
                <text:p>0.728242</text:p>
              </table:table-cell>
              <table:table-cell office:value-type="float" office:value="4.645102">
                <text:p>4.645102</text:p>
              </table:table-cell>
              <table:table-cell office:value-type="float" office:value="3.63465646173275">
                <text:p>3.63465646173275</text:p>
              </table:table-cell>
              <table:table-cell office:value-type="float" office:value="3.74913605386659">
                <text:p>3.74913605386659</text:p>
              </table:table-cell>
              <table:table-cell office:value-type="float" office:value="-1.73048542721744">
                <text:p>-1.73048542721744</text:p>
              </table:table-cell>
              <table:table-cell office:value-type="float" office:value="6.43525826095844">
                <text:p>6.43525826095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3485">
                <text:p>0.773485</text:p>
              </table:table-cell>
              <table:table-cell office:value-type="float" office:value="4.734282">
                <text:p>4.734282</text:p>
              </table:table-cell>
              <table:table-cell office:value-type="float" office:value="3.67021687753184">
                <text:p>3.67021687753184</text:p>
              </table:table-cell>
              <table:table-cell office:value-type="float" office:value="3.80748945056359">
                <text:p>3.80748945056359</text:p>
              </table:table-cell>
              <table:table-cell office:value-type="float" office:value="-1.66608540865885">
                <text:p>-1.66608540865885</text:p>
              </table:table-cell>
              <table:table-cell office:value-type="float" office:value="6.55045826380153">
                <text:p>6.55045826380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9636">
                <text:p>0.819636</text:p>
              </table:table-cell>
              <table:table-cell office:value-type="float" office:value="4.822995">
                <text:p>4.822995</text:p>
              </table:table-cell>
              <table:table-cell office:value-type="float" office:value="3.70715017649595">
                <text:p>3.70715017649595</text:p>
              </table:table-cell>
              <table:table-cell office:value-type="float" office:value="3.86787098682951">
                <text:p>3.86787098682951</text:p>
              </table:table-cell>
              <table:table-cell office:value-type="float" office:value="-1.60202637890034">
                <text:p>-1.60202637890034</text:p>
              </table:table-cell>
              <table:table-cell office:value-type="float" office:value="6.66298177240321">
                <text:p>6.662981772403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6616">
                <text:p>0.866616</text:p>
              </table:table-cell>
              <table:table-cell office:value-type="float" office:value="4.911272">
                <text:p>4.911272</text:p>
              </table:table-cell>
              <table:table-cell office:value-type="float" office:value="3.74548590091916">
                <text:p>3.74548590091916</text:p>
              </table:table-cell>
              <table:table-cell office:value-type="float" office:value="3.93040091082379">
                <text:p>3.93040091082379</text:p>
              </table:table-cell>
              <table:table-cell office:value-type="float" office:value="-1.53851895843394">
                <text:p>-1.53851895843394</text:p>
              </table:table-cell>
              <table:table-cell office:value-type="float" office:value="6.77281056573506">
                <text:p>6.77281056573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4342">
                <text:p>0.914342</text:p>
              </table:table-cell>
              <table:table-cell office:value-type="float" office:value="4.999147">
                <text:p>4.999147</text:p>
              </table:table-cell>
              <table:table-cell office:value-type="float" office:value="3.78524277515661">
                <text:p>3.78524277515661</text:p>
              </table:table-cell>
              <table:table-cell office:value-type="float" office:value="3.99519045751164">
                <text:p>3.99519045751164</text:p>
              </table:table-cell>
              <table:table-cell office:value-type="float" office:value="-1.47576742217895">
                <text:p>-1.47576742217895</text:p>
              </table:table-cell>
              <table:table-cell office:value-type="float" office:value="6.87993857537762">
                <text:p>6.87993857537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2732">
                <text:p>0.962732</text:p>
              </table:table-cell>
              <table:table-cell office:value-type="float" office:value="5.08666">
                <text:p>5.08666</text:p>
              </table:table-cell>
              <table:table-cell office:value-type="float" office:value="3.82643648007752">
                <text:p>3.82643648007752</text:p>
              </table:table-cell>
              <table:table-cell office:value-type="float" office:value="4.06235699269017">
                <text:p>4.06235699269017</text:p>
              </table:table-cell>
              <table:table-cell office:value-type="float" office:value="-1.41397126256744">
                <text:p>-1.41397126256744</text:p>
              </table:table-cell>
              <table:table-cell office:value-type="float" office:value="6.98436429775065">
                <text:p>6.98436429775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17">
                <text:p>1.0117</text:p>
              </table:table-cell>
              <table:table-cell office:value-type="float" office:value="5.17385">
                <text:p>5.17385</text:p>
              </table:table-cell>
              <table:table-cell office:value-type="float" office:value="3.86906652834024">
                <text:p>3.86906652834024</text:p>
              </table:table-cell>
              <table:table-cell office:value-type="float" office:value="4.13199755232767">
                <text:p>4.13199755232767</text:p>
              </table:table-cell>
              <table:table-cell office:value-type="float" office:value="-1.35331619242812">
                <text:p>-1.35331619242812</text:p>
              </table:table-cell>
              <table:table-cell office:value-type="float" office:value="7.08609956780039">
                <text:p>7.08609956780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61159">
                <text:p>1.061159</text:p>
              </table:table-cell>
              <table:table-cell office:value-type="float" office:value="5.260762">
                <text:p>5.260762</text:p>
              </table:table-cell>
              <table:table-cell office:value-type="float" office:value="3.91312106322907">
                <text:p>3.91312106322907</text:p>
              </table:table-cell>
              <table:table-cell office:value-type="float" office:value="4.20420514402764">
                <text:p>4.20420514402764</text:p>
              </table:table-cell>
              <table:table-cell office:value-type="float" office:value="-1.2939758632797">
                <text:p>-1.2939758632797</text:p>
              </table:table-cell>
              <table:table-cell office:value-type="float" office:value="7.18516834372382">
                <text:p>7.185168343723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1021">
                <text:p>1.111021</text:p>
              </table:table-cell>
              <table:table-cell office:value-type="float" office:value="5.347444">
                <text:p>5.347444</text:p>
              </table:table-cell>
              <table:table-cell office:value-type="float" office:value="3.95857914782089">
                <text:p>3.95857914782089</text:p>
              </table:table-cell>
              <table:table-cell office:value-type="float" office:value="4.27907487147799">
                <text:p>4.27907487147799</text:p>
              </table:table-cell>
              <table:table-cell office:value-type="float" office:value="-1.23611699003965">
                <text:p>-1.23611699003965</text:p>
              </table:table-cell>
              <table:table-cell office:value-type="float" office:value="7.28159581816543">
                <text:p>7.281595818165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61198">
                <text:p>1.161198</text:p>
              </table:table-cell>
              <table:table-cell office:value-type="float" office:value="5.433944">
                <text:p>5.433944</text:p>
              </table:table-cell>
              <table:table-cell office:value-type="float" office:value="4.0054057501664">
                <text:p>4.0054057501664</text:p>
              </table:table-cell>
              <table:table-cell office:value-type="float" office:value="4.35668717180471">
                <text:p>4.35668717180471</text:p>
              </table:table-cell>
              <table:table-cell office:value-type="float" office:value="-1.17988819776974">
                <text:p>-1.17988819776974</text:p>
              </table:table-cell>
              <table:table-cell office:value-type="float" office:value="7.37541648618465">
                <text:p>7.37541648618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1601">
                <text:p>1.211601</text:p>
              </table:table-cell>
              <table:table-cell office:value-type="float" office:value="5.520313">
                <text:p>5.520313</text:p>
              </table:table-cell>
              <table:table-cell office:value-type="float" office:value="4.05355323953695">
                <text:p>4.05355323953695</text:p>
              </table:table-cell>
              <table:table-cell office:value-type="float" office:value="4.43711981861871">
                <text:p>4.43711981861871</text:p>
              </table:table-cell>
              <table:table-cell office:value-type="float" office:value="-1.12542630289778">
                <text:p>-1.12542630289778</text:p>
              </table:table-cell>
              <table:table-cell office:value-type="float" office:value="7.46666943845375">
                <text:p>7.46666943845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2139">
                <text:p>1.262139</text:p>
              </table:table-cell>
              <table:table-cell office:value-type="float" office:value="5.606603">
                <text:p>5.606603</text:p>
              </table:table-cell>
              <table:table-cell office:value-type="float" office:value="4.10295557879658">
                <text:p>4.10295557879658</text:p>
              </table:table-cell>
              <table:table-cell office:value-type="float" office:value="4.52043488887055">
                <text:p>4.52043488887055</text:p>
              </table:table-cell>
              <table:table-cell office:value-type="float" office:value="-1.07284918714397">
                <text:p>-1.07284918714397</text:p>
              </table:table-cell>
              <table:table-cell office:value-type="float" office:value="7.55540523878621">
                <text:p>7.555405238786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12721">
                <text:p>1.312721</text:p>
              </table:table-cell>
              <table:table-cell office:value-type="float" office:value="5.692866">
                <text:p>5.692866</text:p>
              </table:table-cell>
              <table:table-cell office:value-type="float" office:value="4.15353757879658">
                <text:p>4.15353757879658</text:p>
              </table:table-cell>
              <table:table-cell office:value-type="float" office:value="4.60669788887055">
                <text:p>4.60669788887055</text:p>
              </table:table-cell>
              <table:table-cell office:value-type="float" office:value="-1.02226718714397">
                <text:p>-1.02226718714397</text:p>
              </table:table-cell>
              <table:table-cell office:value-type="float" office:value="7.64166823878621">
                <text:p>7.64166823878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3259">
                <text:p>1.363259</text:p>
              </table:table-cell>
              <table:table-cell office:value-type="float" office:value="5.779156">
                <text:p>5.779156</text:p>
              </table:table-cell>
              <table:table-cell office:value-type="float" office:value="4.20521123953695">
                <text:p>4.20521123953695</text:p>
              </table:table-cell>
              <table:table-cell office:value-type="float" office:value="4.69596281861871">
                <text:p>4.69596281861871</text:p>
              </table:table-cell>
              <table:table-cell office:value-type="float" office:value="-0.973768302897775">
                <text:p>-0.973768302897775</text:p>
              </table:table-cell>
              <table:table-cell office:value-type="float" office:value="7.72551243845375">
                <text:p>7.72551243845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3661">
                <text:p>1.413661</text:p>
              </table:table-cell>
              <table:table-cell office:value-type="float" office:value="5.865525">
                <text:p>5.865525</text:p>
              </table:table-cell>
              <table:table-cell office:value-type="float" office:value="4.2578687501664">
                <text:p>4.2578687501664</text:p>
              </table:table-cell>
              <table:table-cell office:value-type="float" office:value="4.78826817180471">
                <text:p>4.78826817180471</text:p>
              </table:table-cell>
              <table:table-cell office:value-type="float" office:value="-0.927425197769743">
                <text:p>-0.927425197769743</text:p>
              </table:table-cell>
              <table:table-cell office:value-type="float" office:value="7.80699748618465">
                <text:p>7.80699748618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63838">
                <text:p>1.463838</text:p>
              </table:table-cell>
              <table:table-cell office:value-type="float" office:value="5.952025">
                <text:p>5.952025</text:p>
              </table:table-cell>
              <table:table-cell office:value-type="float" office:value="4.31139614782089">
                <text:p>4.31139614782089</text:p>
              </table:table-cell>
              <table:table-cell office:value-type="float" office:value="4.88365587147799">
                <text:p>4.88365587147799</text:p>
              </table:table-cell>
              <table:table-cell office:value-type="float" office:value="-0.883299990039646">
                <text:p>-0.883299990039646</text:p>
              </table:table-cell>
              <table:table-cell office:value-type="float" office:value="7.88617681816543">
                <text:p>7.88617681816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13701">
                <text:p>1.513701</text:p>
              </table:table-cell>
              <table:table-cell office:value-type="float" office:value="6.038707">
                <text:p>6.038707</text:p>
              </table:table-cell>
              <table:table-cell office:value-type="float" office:value="4.36566306322907">
                <text:p>4.36566306322907</text:p>
              </table:table-cell>
              <table:table-cell office:value-type="float" office:value="4.98215014402764">
                <text:p>4.98215014402764</text:p>
              </table:table-cell>
              <table:table-cell office:value-type="float" office:value="-0.841433863279704">
                <text:p>-0.841433863279704</text:p>
              </table:table-cell>
              <table:table-cell office:value-type="float" office:value="7.96311334372382">
                <text:p>7.96311334372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316">
                <text:p>1.56316</text:p>
              </table:table-cell>
              <table:table-cell office:value-type="float" office:value="6.12562">
                <text:p>6.12562</text:p>
              </table:table-cell>
              <table:table-cell office:value-type="float" office:value="4.42052652834024">
                <text:p>4.42052652834024</text:p>
              </table:table-cell>
              <table:table-cell office:value-type="float" office:value="5.08376755232767">
                <text:p>5.08376755232767</text:p>
              </table:table-cell>
              <table:table-cell office:value-type="float" office:value="-0.801856192428123">
                <text:p>-0.801856192428123</text:p>
              </table:table-cell>
              <table:table-cell office:value-type="float" office:value="8.03786956780039">
                <text:p>8.03786956780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12128">
                <text:p>1.612128</text:p>
              </table:table-cell>
              <table:table-cell office:value-type="float" office:value="6.21281">
                <text:p>6.21281</text:p>
              </table:table-cell>
              <table:table-cell office:value-type="float" office:value="4.47583248007752">
                <text:p>4.47583248007752</text:p>
              </table:table-cell>
              <table:table-cell office:value-type="float" office:value="5.18850699269017">
                <text:p>5.18850699269017</text:p>
              </table:table-cell>
              <table:table-cell office:value-type="float" office:value="-0.764575262567438">
                <text:p>-0.764575262567438</text:p>
              </table:table-cell>
              <table:table-cell office:value-type="float" office:value="8.11051429775065">
                <text:p>8.11051429775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0517">
                <text:p>1.660517</text:p>
              </table:table-cell>
              <table:table-cell office:value-type="float" office:value="6.300322">
                <text:p>6.300322</text:p>
              </table:table-cell>
              <table:table-cell office:value-type="float" office:value="4.53141777515661">
                <text:p>4.53141777515661</text:p>
              </table:table-cell>
              <table:table-cell office:value-type="float" office:value="5.29636545751164">
                <text:p>5.29636545751164</text:p>
              </table:table-cell>
              <table:table-cell office:value-type="float" office:value="-0.729592422178948">
                <text:p>-0.729592422178948</text:p>
              </table:table-cell>
              <table:table-cell office:value-type="float" office:value="8.18111357537762">
                <text:p>8.181113575377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8244">
                <text:p>1.708244</text:p>
              </table:table-cell>
              <table:table-cell office:value-type="float" office:value="6.388197">
                <text:p>6.388197</text:p>
              </table:table-cell>
              <table:table-cell office:value-type="float" office:value="4.58711390091916">
                <text:p>4.58711390091916</text:p>
              </table:table-cell>
              <table:table-cell office:value-type="float" office:value="5.40732591082379">
                <text:p>5.40732591082379</text:p>
              </table:table-cell>
              <table:table-cell office:value-type="float" office:value="-0.696890958433944">
                <text:p>-0.696890958433944</text:p>
              </table:table-cell>
              <table:table-cell office:value-type="float" office:value="8.24973556573506">
                <text:p>8.24973556573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55224">
                <text:p>1.755224</text:p>
              </table:table-cell>
              <table:table-cell office:value-type="float" office:value="6.476475">
                <text:p>6.476475</text:p>
              </table:table-cell>
              <table:table-cell office:value-type="float" office:value="4.64273817649595">
                <text:p>4.64273817649595</text:p>
              </table:table-cell>
              <table:table-cell office:value-type="float" office:value="5.52135098682951">
                <text:p>5.52135098682951</text:p>
              </table:table-cell>
              <table:table-cell office:value-type="float" office:value="-0.666438378900336">
                <text:p>-0.666438378900336</text:p>
              </table:table-cell>
              <table:table-cell office:value-type="float" office:value="8.31646177240321">
                <text:p>8.31646177240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01375">
                <text:p>1.801375</text:p>
              </table:table-cell>
              <table:table-cell office:value-type="float" office:value="6.565188">
                <text:p>6.565188</text:p>
              </table:table-cell>
              <table:table-cell office:value-type="float" office:value="4.69810687753184">
                <text:p>4.69810687753184</text:p>
              </table:table-cell>
              <table:table-cell office:value-type="float" office:value="5.63839545056359">
                <text:p>5.63839545056359</text:p>
              </table:table-cell>
              <table:table-cell office:value-type="float" office:value="-0.638195408658852">
                <text:p>-0.638195408658852</text:p>
              </table:table-cell>
              <table:table-cell office:value-type="float" office:value="8.38136426380153">
                <text:p>8.38136426380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46618">
                <text:p>1.846618</text:p>
              </table:table-cell>
              <table:table-cell office:value-type="float" office:value="6.654367">
                <text:p>6.654367</text:p>
              </table:table-cell>
              <table:table-cell office:value-type="float" office:value="4.75303246173275">
                <text:p>4.75303246173275</text:p>
              </table:table-cell>
              <table:table-cell office:value-type="float" office:value="5.7584010538666">
                <text:p>5.7584010538666</text:p>
              </table:table-cell>
              <table:table-cell office:value-type="float" office:value="-0.612109427217443">
                <text:p>-0.612109427217443</text:p>
              </table:table-cell>
              <table:table-cell office:value-type="float" office:value="8.44452326095844">
                <text:p>8.44452326095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90875">
                <text:p>1.890875</text:p>
              </table:table-cell>
              <table:table-cell office:value-type="float" office:value="6.74404">
                <text:p>6.74404</text:p>
              </table:table-cell>
              <table:table-cell office:value-type="float" office:value="4.80732216037798">
                <text:p>4.80732216037798</text:p>
              </table:table-cell>
              <table:table-cell office:value-type="float" office:value="5.88129092829769">
                <text:p>5.88129092829769</text:p>
              </table:table-cell>
              <table:table-cell office:value-type="float" office:value="-0.58811585818383">
                <text:p>-0.58811585818383</text:p>
              </table:table-cell>
              <table:table-cell office:value-type="float" office:value="8.50602874146261">
                <text:p>8.50602874146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34073">
                <text:p>1.934073</text:p>
              </table:table-cell>
              <table:table-cell office:value-type="float" office:value="6.834227">
                <text:p>6.834227</text:p>
              </table:table-cell>
              <table:table-cell office:value-type="float" office:value="4.86078703973239">
                <text:p>4.86078703973239</text:p>
              </table:table-cell>
              <table:table-cell office:value-type="float" office:value="6.00697556927698">
                <text:p>6.00697556927698</text:p>
              </table:table-cell>
              <table:table-cell office:value-type="float" office:value="-0.566142519512366">
                <text:p>-0.566142519512366</text:p>
              </table:table-cell>
              <table:table-cell office:value-type="float" office:value="8.56596669059715">
                <text:p>8.565966690597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76141">
                <text:p>1.976141</text:p>
              </table:table-cell>
              <table:table-cell office:value-type="float" office:value="6.924947">
                <text:p>6.924947</text:p>
              </table:table-cell>
              <table:table-cell office:value-type="float" office:value="4.91323698152686">
                <text:p>4.91323698152686</text:p>
              </table:table-cell>
              <table:table-cell office:value-type="float" office:value="6.13534761087994">
                <text:p>6.13534761087994</text:p>
              </table:table-cell>
              <table:table-cell office:value-type="float" office:value="-0.546106748216198">
                <text:p>-0.546106748216198</text:p>
              </table:table-cell>
              <table:table-cell office:value-type="float" office:value="8.6244370107439">
                <text:p>8.62443701074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17012">
                <text:p>2.017012</text:p>
              </table:table-cell>
              <table:table-cell office:value-type="float" office:value="7.016213">
                <text:p>7.016213</text:p>
              </table:table-cell>
              <table:table-cell office:value-type="float" office:value="4.96448686234201">
                <text:p>4.96448686234201</text:p>
              </table:table-cell>
              <table:table-cell office:value-type="float" office:value="6.26628504621915">
                <text:p>6.26628504621915</text:p>
              </table:table-cell>
              <table:table-cell office:value-type="float" office:value="-0.527920019908114">
                <text:p>-0.527920019908114</text:p>
              </table:table-cell>
              <table:table-cell office:value-type="float" office:value="8.68154210082254">
                <text:p>8.681542100822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662">
                <text:p>2.05662</text:p>
              </table:table-cell>
              <table:table-cell office:value-type="float" office:value="7.108034">
                <text:p>7.108034</text:p>
              </table:table-cell>
              <table:table-cell office:value-type="float" office:value="5.01435567380994">
                <text:p>5.01435567380994</text:p>
              </table:table-cell>
              <table:table-cell office:value-type="float" office:value="6.39965579319795">
                <text:p>6.39965579319795</text:p>
              </table:table-cell>
              <table:table-cell office:value-type="float" office:value="-0.511493786533058">
                <text:p>-0.511493786533058</text:p>
              </table:table-cell>
              <table:table-cell office:value-type="float" office:value="8.73738711685922">
                <text:p>8.73738711685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94909">
                <text:p>2.094909</text:p>
              </table:table-cell>
              <table:table-cell office:value-type="float" office:value="7.200412">
                <text:p>7.200412</text:p>
              </table:table-cell>
              <table:table-cell office:value-type="float" office:value="5.06267538901082">
                <text:p>5.06267538901082</text:p>
              </table:table-cell>
              <table:table-cell office:value-type="float" office:value="6.53530850410052">
                <text:p>6.53530850410052</text:p>
              </table:table-cell>
              <table:table-cell office:value-type="float" office:value="-0.496728342286075">
                <text:p>-0.496728342286075</text:p>
              </table:table-cell>
              <table:table-cell office:value-type="float" office:value="8.79208278444896">
                <text:p>8.79208278444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31821">
                <text:p>2.131821</text:p>
              </table:table-cell>
              <table:table-cell office:value-type="float" office:value="7.293349">
                <text:p>7.293349</text:p>
              </table:table-cell>
              <table:table-cell office:value-type="float" office:value="5.10927933145409">
                <text:p>5.10927933145409</text:p>
              </table:table-cell>
              <table:table-cell office:value-type="float" office:value="6.6730733480076">
                <text:p>6.6730733480076</text:p>
              </table:table-cell>
              <table:table-cell office:value-type="float" office:value="-0.483523156134715">
                <text:p>-0.483523156134715</text:p>
              </table:table-cell>
              <table:table-cell office:value-type="float" office:value="8.84575839992387">
                <text:p>8.84575839992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67309">
                <text:p>2.167309</text:p>
              </table:table-cell>
              <table:table-cell office:value-type="float" office:value="7.386839">
                <text:p>7.386839</text:p>
              </table:table-cell>
              <table:table-cell office:value-type="float" office:value="5.15402126283833">
                <text:p>5.15402126283833</text:p>
              </table:table-cell>
              <table:table-cell office:value-type="float" office:value="6.81277466648753">
                <text:p>6.81277466648753</text:p>
              </table:table-cell>
              <table:table-cell office:value-type="float" office:value="-0.471776329653837">
                <text:p>-0.471776329653837</text:p>
              </table:table-cell>
              <table:table-cell office:value-type="float" office:value="8.8985362655945">
                <text:p>8.89853626559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01327">
                <text:p>2.201327</text:p>
              </table:table-cell>
              <table:table-cell office:value-type="float" office:value="7.480874">
                <text:p>7.480874</text:p>
              </table:table-cell>
              <table:table-cell office:value-type="float" office:value="5.19676317140041">
                <text:p>5.19676317140041</text:p>
              </table:table-cell>
              <table:table-cell office:value-type="float" office:value="6.95422217662327">
                <text:p>6.95422217662327</text:p>
              </table:table-cell>
              <table:table-cell office:value-type="float" office:value="-0.461387705905235">
                <text:p>-0.461387705905235</text:p>
              </table:table-cell>
              <table:table-cell office:value-type="float" office:value="8.95055096959434">
                <text:p>8.95055096959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33837">
                <text:p>2.233837</text:p>
              </table:table-cell>
              <table:table-cell office:value-type="float" office:value="7.575441">
                <text:p>7.575441</text:p>
              </table:table-cell>
              <table:table-cell office:value-type="float" office:value="5.23738425099719">
                <text:p>5.23738425099719</text:p>
              </table:table-cell>
              <table:table-cell office:value-type="float" office:value="7.09721102286848">
                <text:p>7.09721102286848</text:p>
              </table:table-cell>
              <table:table-cell office:value-type="float" office:value="-0.452254731333069">
                <text:p>-0.452254731333069</text:p>
              </table:table-cell>
              <table:table-cell office:value-type="float" office:value="9.00194414085322">
                <text:p>9.00194414085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4805">
                <text:p>2.264805</text:p>
              </table:table-cell>
              <table:table-cell office:value-type="float" office:value="7.670524">
                <text:p>7.670524</text:p>
              </table:table-cell>
              <table:table-cell office:value-type="float" office:value="5.27577895241945">
                <text:p>5.27577895241945</text:p>
              </table:table-cell>
              <table:table-cell office:value-type="float" office:value="7.24152999322181">
                <text:p>7.24152999322181</text:p>
              </table:table-cell>
              <table:table-cell office:value-type="float" office:value="-0.444280412252496">
                <text:p>-0.444280412252496</text:p>
              </table:table-cell>
              <table:table-cell office:value-type="float" office:value="9.05286123422352">
                <text:p>9.05286123422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94204">
                <text:p>2.294204</text:p>
              </table:table-cell>
              <table:table-cell office:value-type="float" office:value="7.766104">
                <text:p>7.766104</text:p>
              </table:table-cell>
              <table:table-cell office:value-type="float" office:value="5.31185944496228">
                <text:p>5.31185944496228</text:p>
              </table:table-cell>
              <table:table-cell office:value-type="float" office:value="7.38695282238148">
                <text:p>7.38695282238148</text:p>
              </table:table-cell>
              <table:table-cell office:value-type="float" office:value="-0.437366984925879">
                <text:p>-0.437366984925879</text:p>
              </table:table-cell>
              <table:table-cell office:value-type="float" office:value="9.10345958259988">
                <text:p>9.10345958259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22014">
                <text:p>2.322014</text:p>
              </table:table-cell>
              <table:table-cell office:value-type="float" office:value="7.862158">
                <text:p>7.862158</text:p>
              </table:table-cell>
              <table:table-cell office:value-type="float" office:value="5.34555848696649">
                <text:p>5.34555848696649</text:p>
              </table:table-cell>
              <table:table-cell office:value-type="float" office:value="7.53325264076345">
                <text:p>7.53325264076345</text:p>
              </table:table-cell>
              <table:table-cell office:value-type="float" office:value="-0.431423641432126">
                <text:p>-0.431423641432126</text:p>
              </table:table-cell>
              <table:table-cell office:value-type="float" office:value="9.15389371396966">
                <text:p>9.153893713969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00636">
                <text:p>2.400636</text:p>
              </table:table-cell>
              <table:table-cell office:value-type="float" office:value="8.151669">
                <text:p>8.151669</text:p>
              </table:table-cell>
              <table:table-cell office:value-type="float" office:value="5.42924187651159">
                <text:p>5.42924187651159</text:p>
              </table:table-cell>
              <table:table-cell office:value-type="float" office:value="7.87319737710192">
                <text:p>7.87319737710192</text:p>
              </table:table-cell>
              <table:table-cell office:value-type="float" office:value="-0.373946329814285">
                <text:p>-0.373946329814285</text:p>
              </table:table-cell>
              <table:table-cell office:value-type="float" office:value="9.39733865728572">
                <text:p>9.397338657285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25232">
                <text:p>2.425232</text:p>
              </table:table-cell>
              <table:table-cell office:value-type="float" office:value="8.248595">
                <text:p>8.248595</text:p>
              </table:table-cell>
              <table:table-cell office:value-type="float" office:value="5.45805077712818">
                <text:p>5.45805077712818</text:p>
              </table:table-cell>
              <table:table-cell office:value-type="float" office:value="8.02053740837295">
                <text:p>8.02053740837295</text:p>
              </table:table-cell>
              <table:table-cell office:value-type="float" office:value="-0.369686002701666">
                <text:p>-0.369686002701666</text:p>
              </table:table-cell>
              <table:table-cell office:value-type="float" office:value="9.44794205493203">
                <text:p>9.447942054932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48218">
                <text:p>2.448218</text:p>
              </table:table-cell>
              <table:table-cell office:value-type="float" office:value="8.345916">
                <text:p>8.345916</text:p>
              </table:table-cell>
              <table:table-cell office:value-type="float" office:value="5.48439295125488">
                <text:p>5.48439295125488</text:p>
              </table:table-cell>
              <table:table-cell office:value-type="float" office:value="8.16803495724263">
                <text:p>8.16803495724263</text:p>
              </table:table-cell>
              <table:table-cell office:value-type="float" office:value="-0.36614823731979">
                <text:p>-0.36614823731979</text:p>
              </table:table-cell>
              <table:table-cell office:value-type="float" office:value="9.49888724085315">
                <text:p>9.49888724085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696">
                <text:p>2.4696</text:p>
              </table:table-cell>
              <table:table-cell office:value-type="float" office:value="8.443603">
                <text:p>8.443603</text:p>
              </table:table-cell>
              <table:table-cell office:value-type="float" office:value="5.50828018688971">
                <text:p>5.50828018688971</text:p>
              </table:table-cell>
              <table:table-cell office:value-type="float" office:value="8.31545183221796">
                <text:p>8.31545183221796</text:p>
              </table:table-cell>
              <table:table-cell office:value-type="float" office:value="-0.363264662912312">
                <text:p>-0.363264662912312</text:p>
              </table:table-cell>
              <table:table-cell office:value-type="float" office:value="9.55034497608237">
                <text:p>9.55034497608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89391">
                <text:p>2.489391</text:p>
              </table:table-cell>
              <table:table-cell office:value-type="float" office:value="8.541624">
                <text:p>8.541624</text:p>
              </table:table-cell>
              <table:table-cell office:value-type="float" office:value="5.52974391530617">
                <text:p>5.52974391530617</text:p>
              </table:table-cell>
              <table:table-cell office:value-type="float" office:value="8.46254081348544">
                <text:p>8.46254081348544</text:p>
              </table:table-cell>
              <table:table-cell office:value-type="float" office:value="-0.360969913447057">
                <text:p>-0.360969913447057</text:p>
              </table:table-cell>
              <table:table-cell office:value-type="float" office:value="9.6024928246401">
                <text:p>9.60249282464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07611">
                <text:p>2.507611</text:p>
              </table:table-cell>
              <table:table-cell office:value-type="float" office:value="8.639949">
                <text:p>8.639949</text:p>
              </table:table-cell>
              <table:table-cell office:value-type="float" office:value="5.548835467679">
                <text:p>5.548835467679</text:p>
              </table:table-cell>
              <table:table-cell office:value-type="float" office:value="8.60906636425442">
                <text:p>8.60906636425442</text:p>
              </table:table-cell>
              <table:table-cell office:value-type="float" office:value="-0.359206965941027">
                <text:p>-0.359206965941027</text:p>
              </table:table-cell>
              <table:table-cell office:value-type="float" office:value="9.65550537468225">
                <text:p>9.65550537468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24288">
                <text:p>2.524288</text:p>
              </table:table-cell>
              <table:table-cell office:value-type="float" office:value="8.738547">
                <text:p>8.738547</text:p>
              </table:table-cell>
              <table:table-cell office:value-type="float" office:value="5.56562587459935">
                <text:p>5.56562587459935</text:p>
              </table:table-cell>
              <table:table-cell office:value-type="float" office:value="8.7547930003538">
                <text:p>8.7547930003538</text:p>
              </table:table-cell>
              <table:table-cell office:value-type="float" office:value="-0.357922205816837">
                <text:p>-0.357922205816837</text:p>
              </table:table-cell>
              <table:table-cell office:value-type="float" office:value="9.7095590130489">
                <text:p>9.70955901304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39456">
                <text:p>2.539456</text:p>
              </table:table-cell>
              <table:table-cell office:value-type="float" office:value="8.837389">
                <text:p>8.837389</text:p>
              </table:table-cell>
              <table:table-cell office:value-type="float" office:value="5.58020302879658">
                <text:p>5.58020302879658</text:p>
              </table:table-cell>
              <table:table-cell office:value-type="float" office:value="8.89949783081153">
                <text:p>8.89949783081153</text:p>
              </table:table-cell>
              <table:table-cell office:value-type="float" office:value="-0.357069729124826">
                <text:p>-0.357069729124826</text:p>
              </table:table-cell>
              <table:table-cell office:value-type="float" office:value="9.76482562884204">
                <text:p>9.76482562884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53155">
                <text:p>2.553155</text:p>
              </table:table-cell>
              <table:table-cell office:value-type="float" office:value="8.936446">
                <text:p>8.936446</text:p>
              </table:table-cell>
              <table:table-cell office:value-type="float" office:value="5.5926706625043">
                <text:p>5.5926706625043</text:p>
              </table:table-cell>
              <table:table-cell office:value-type="float" office:value="9.04295673838376">
                <text:p>9.04295673838376</text:p>
              </table:table-cell>
              <table:table-cell office:value-type="float" office:value="-0.356606541844744">
                <text:p>-0.356606541844744</text:p>
              </table:table-cell>
              <table:table-cell office:value-type="float" office:value="9.82148146234109">
                <text:p>9.82148146234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65433">
                <text:p>2.565433</text:p>
              </table:table-cell>
              <table:table-cell office:value-type="float" office:value="9.035688">
                <text:p>9.035688</text:p>
              </table:table-cell>
              <table:table-cell office:value-type="float" office:value="5.60314895358054">
                <text:p>5.60314895358054</text:p>
              </table:table-cell>
              <table:table-cell office:value-type="float" office:value="9.18495884565411">
                <text:p>9.18495884565411</text:p>
              </table:table-cell>
              <table:table-cell office:value-type="float" office:value="-0.356494257382922">
                <text:p>-0.356494257382922</text:p>
              </table:table-cell>
              <table:table-cell office:value-type="float" office:value="9.8796910228398">
                <text:p>9.8796910228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76341">
                <text:p>2.576341</text:p>
              </table:table-cell>
              <table:table-cell office:value-type="float" office:value="9.135091">
                <text:p>9.135091</text:p>
              </table:table-cell>
              <table:table-cell office:value-type="float" office:value="5.61176828478097">
                <text:p>5.61176828478097</text:p>
              </table:table-cell>
              <table:table-cell office:value-type="float" office:value="9.32530456104982">
                <text:p>9.32530456104982</text:p>
              </table:table-cell>
              <table:table-cell office:value-type="float" office:value="-0.356700018917072">
                <text:p>-0.356700018917072</text:p>
              </table:table-cell>
              <table:table-cell office:value-type="float" office:value="9.93962215623318">
                <text:p>9.93962215623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85941">
                <text:p>2.585941</text:p>
              </table:table-cell>
              <table:table-cell office:value-type="float" office:value="9.234628">
                <text:p>9.234628</text:p>
              </table:table-cell>
              <table:table-cell office:value-type="float" office:value="5.61867533608418">
                <text:p>5.61867533608418</text:p>
              </table:table-cell>
              <table:table-cell office:value-type="float" office:value="9.46380576230702">
                <text:p>9.46380576230702</text:p>
              </table:table-cell>
              <table:table-cell office:value-type="float" office:value="-0.357189673260283">
                <text:p>-0.357189673260283</text:p>
              </table:table-cell>
              <table:table-cell office:value-type="float" office:value="10.0014277392504">
                <text:p>10.0014277392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94296">
                <text:p>2.594296</text:p>
              </table:table-cell>
              <table:table-cell office:value-type="float" office:value="9.334278">
                <text:p>9.334278</text:p>
              </table:table-cell>
              <table:table-cell office:value-type="float" office:value="5.62402204762252">
                <text:p>5.62402204762252</text:p>
              </table:table-cell>
              <table:table-cell office:value-type="float" office:value="9.60028566221598">
                <text:p>9.60028566221598</text:p>
              </table:table-cell>
              <table:table-cell office:value-type="float" office:value="-0.357933827388649">
                <text:p>-0.357933827388649</text:p>
              </table:table-cell>
              <table:table-cell office:value-type="float" office:value="10.0652629836192">
                <text:p>10.06526298361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01477">
                <text:p>2.601477</text:p>
              </table:table-cell>
              <table:table-cell office:value-type="float" office:value="9.434019">
                <text:p>9.434019</text:p>
              </table:table-cell>
              <table:table-cell office:value-type="float" office:value="5.62797105161092">
                <text:p>5.62797105161092</text:p>
              </table:table-cell>
              <table:table-cell office:value-type="float" office:value="9.7345747445196">
                <text:p>9.7345747445196</text:p>
              </table:table-cell>
              <table:table-cell office:value-type="float" office:value="-0.358900317313982">
                <text:p>-0.358900317313982</text:p>
              </table:table-cell>
              <table:table-cell office:value-type="float" office:value="10.1312751503012">
                <text:p>10.1312751503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07558">
                <text:p>2.607558</text:p>
              </table:table-cell>
              <table:table-cell office:value-type="float" office:value="9.533834">
                <text:p>9.533834</text:p>
              </table:table-cell>
              <table:table-cell office:value-type="float" office:value="5.63068820980704">
                <text:p>5.63068820980704</text:p>
              </table:table-cell>
              <table:table-cell office:value-type="float" office:value="9.86652565086013">
                <text:p>9.86652565086013</text:p>
              </table:table-cell>
              <table:table-cell office:value-type="float" office:value="-0.360059760907244">
                <text:p>-0.360059760907244</text:p>
              </table:table-cell>
              <table:table-cell office:value-type="float" office:value="10.1996003442589">
                <text:p>10.19960034425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1262">
                <text:p>2.61262</text:p>
              </table:table-cell>
              <table:table-cell office:value-type="float" office:value="9.633705">
                <text:p>9.633705</text:p>
              </table:table-cell>
              <table:table-cell office:value-type="float" office:value="5.63234616344867">
                <text:p>5.63234616344867</text:p>
              </table:table-cell>
              <table:table-cell office:value-type="float" office:value="9.99599479806722">
                <text:p>9.99599479806722</text:p>
              </table:table-cell>
              <table:table-cell office:value-type="float" office:value="-0.36137711614892">
                <text:p>-0.36137711614892</text:p>
              </table:table-cell>
              <table:table-cell office:value-type="float" office:value="10.2703690818657">
                <text:p>10.27036908186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16747">
                <text:p>2.616747</text:p>
              </table:table-cell>
              <table:table-cell office:value-type="float" office:value="9.73362">
                <text:p>9.73362</text:p>
              </table:table-cell>
              <table:table-cell office:value-type="float" office:value="5.63311716622785">
                <text:p>5.63311716622785</text:p>
              </table:table-cell>
              <table:table-cell office:value-type="float" office:value="10.1228641653905">
                <text:p>10.1228641653905</text:p>
              </table:table-cell>
              <table:table-cell office:value-type="float" office:value="-0.362817481153002">
                <text:p>-0.362817481153002</text:p>
              </table:table-cell>
              <table:table-cell office:value-type="float" office:value="10.3436982758396">
                <text:p>10.3436982758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20027">
                <text:p>2.620027</text:p>
              </table:table-cell>
              <table:table-cell office:value-type="float" office:value="9.833565">
                <text:p>9.833565</text:p>
              </table:table-cell>
              <table:table-cell office:value-type="float" office:value="5.63317473401257">
                <text:p>5.63317473401257</text:p>
              </table:table-cell>
              <table:table-cell office:value-type="float" office:value="10.2470147950355">
                <text:p>10.2470147950355</text:p>
              </table:table-cell>
              <table:table-cell office:value-type="float" office:value="-0.36433970894233">
                <text:p>-0.36433970894233</text:p>
              </table:table-cell>
              <table:table-cell office:value-type="float" office:value="10.419700945457">
                <text:p>10.419700945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2255">
                <text:p>2.62255</text:p>
              </table:table-cell>
              <table:table-cell office:value-type="float" office:value="9.933533">
                <text:p>9.933533</text:p>
              </table:table-cell>
              <table:table-cell office:value-type="float" office:value="5.63268805836729">
                <text:p>5.63268805836729</text:p>
              </table:table-cell>
              <table:table-cell office:value-type="float" office:value="10.3683535027006">
                <text:p>10.3683535027006</text:p>
              </table:table-cell>
              <table:table-cell office:value-type="float" office:value="-0.365900758790877">
                <text:p>-0.365900758790877</text:p>
              </table:table-cell>
              <table:table-cell office:value-type="float" office:value="10.4984773001591">
                <text:p>10.4984773001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24412">
                <text:p>2.624412</text:p>
              </table:table-cell>
              <table:table-cell office:value-type="float" office:value="10.033516">
                <text:p>10.033516</text:p>
              </table:table-cell>
              <table:table-cell office:value-type="float" office:value="5.63182580336821">
                <text:p>5.63182580336821</text:p>
              </table:table-cell>
              <table:table-cell office:value-type="float" office:value="10.4867954009332">
                <text:p>10.4867954009332</text:p>
              </table:table-cell>
              <table:table-cell office:value-type="float" office:value="-0.367448430515831">
                <text:p>-0.367448430515831</text:p>
              </table:table-cell>
              <table:table-cell office:value-type="float" office:value="10.5801156380475">
                <text:p>10.5801156380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2571">
                <text:p>2.62571</text:p>
              </table:table-cell>
              <table:table-cell office:value-type="float" office:value="10.133507">
                <text:p>10.133507</text:p>
              </table:table-cell>
              <table:table-cell office:value-type="float" office:value="5.6307490740312">
                <text:p>5.6307490740312</text:p>
              </table:table-cell>
              <table:table-cell office:value-type="float" office:value="10.6022715075576">
                <text:p>10.6022715075576</text:p>
              </table:table-cell>
              <table:table-cell office:value-type="float" office:value="-0.368926261669809">
                <text:p>-0.368926261669809</text:p>
              </table:table-cell>
              <table:table-cell office:value-type="float" office:value="10.6646883817259">
                <text:p>10.66468838172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26543">
                <text:p>2.626543</text:p>
              </table:table-cell>
              <table:table-cell office:value-type="float" office:value="10.233504">
                <text:p>10.233504</text:p>
              </table:table-cell>
              <table:table-cell office:value-type="float" office:value="5.62961323592248">
                <text:p>5.62961323592248</text:p>
              </table:table-cell>
              <table:table-cell office:value-type="float" office:value="10.7147203319304">
                <text:p>10.7147203319304</text:p>
              </table:table-cell>
              <table:table-cell office:value-type="float" office:value="-0.37026927676895">
                <text:p>-0.37026927676895</text:p>
              </table:table-cell>
              <table:table-cell office:value-type="float" office:value="10.7522680868515">
                <text:p>10.7522680868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27013">
                <text:p>2.627013</text:p>
              </table:table-cell>
              <table:table-cell office:value-type="float" office:value="10.333503">
                <text:p>10.333503</text:p>
              </table:table-cell>
              <table:table-cell office:value-type="float" office:value="5.62856575510695">
                <text:p>5.62856575510695</text:p>
              </table:table-cell>
              <table:table-cell office:value-type="float" office:value="10.8240955583515">
                <text:p>10.8240955583515</text:p>
              </table:table-cell>
              <table:table-cell office:value-type="float" office:value="-0.371404760242197">
                <text:p>-0.371404760242197</text:p>
              </table:table-cell>
              <table:table-cell office:value-type="float" office:value="10.84290552754">
                <text:p>10.842905527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627222">
                <text:p>2.627222</text:p>
              </table:table-cell>
              <table:table-cell office:value-type="float" office:value="10.433502">
                <text:p>10.433502</text:p>
              </table:table-cell>
              <table:table-cell office:value-type="float" office:value="5.62774385559101">
                <text:p>5.62774385559101</text:p>
              </table:table-cell>
              <table:table-cell office:value-type="float" office:value="10.9303607265216">
                <text:p>10.9303607265216</text:p>
              </table:table-cell>
              <table:table-cell office:value-type="float" office:value="-0.372252855782294">
                <text:p>-0.372252855782294</text:p>
              </table:table-cell>
              <table:table-cell office:value-type="float" office:value="10.9366427253739">
                <text:p>10.9366427253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27274">
                <text:p>2.627274</text:p>
              </table:table-cell>
              <table:table-cell office:value-type="float" office:value="10.533502">
                <text:p>10.533502</text:p>
              </table:table-cell>
              <table:table-cell office:value-type="float" office:value="5.627274">
                <text:p>5.627274</text:p>
              </table:table-cell>
              <table:table-cell office:value-type="float" office:value="11.033502">
                <text:p>11.033502</text:p>
              </table:table-cell>
              <table:table-cell office:value-type="float" office:value="-0.372726">
                <text:p>-0.372726</text:p>
              </table:table-cell>
              <table:table-cell office:value-type="float" office:value="11.033502">
                <text:p>11.033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27274">
                <text:p>2.627274</text:p>
              </table:table-cell>
              <table:table-cell office:value-type="float" office:value="10.633502">
                <text:p>10.633502</text:p>
              </table:table-cell>
              <table:table-cell office:value-type="float" office:value="5.627274">
                <text:p>5.627274</text:p>
              </table:table-cell>
              <table:table-cell office:value-type="float" office:value="11.133502">
                <text:p>11.133502</text:p>
              </table:table-cell>
              <table:table-cell office:value-type="float" office:value="-0.372726">
                <text:p>-0.372726</text:p>
              </table:table-cell>
              <table:table-cell office:value-type="float" office:value="11.133502">
                <text:p>11.133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27326">
                <text:p>2.627326</text:p>
              </table:table-cell>
              <table:table-cell office:value-type="float" office:value="10.733502">
                <text:p>10.733502</text:p>
              </table:table-cell>
              <table:table-cell office:value-type="float" office:value="5.62784785559101">
                <text:p>5.62784785559101</text:p>
              </table:table-cell>
              <table:table-cell office:value-type="float" office:value="11.2303607265216">
                <text:p>11.2303607265216</text:p>
              </table:table-cell>
              <table:table-cell office:value-type="float" office:value="-0.372148855782294">
                <text:p>-0.372148855782294</text:p>
              </table:table-cell>
              <table:table-cell office:value-type="float" office:value="11.2366427253739">
                <text:p>11.2366427253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27536">
                <text:p>2.627536</text:p>
              </table:table-cell>
              <table:table-cell office:value-type="float" office:value="10.833502">
                <text:p>10.833502</text:p>
              </table:table-cell>
              <table:table-cell office:value-type="float" office:value="5.62908875510695">
                <text:p>5.62908875510695</text:p>
              </table:table-cell>
              <table:table-cell office:value-type="float" office:value="11.3240945583515">
                <text:p>11.3240945583515</text:p>
              </table:table-cell>
              <table:table-cell office:value-type="float" office:value="-0.370881760242197">
                <text:p>-0.370881760242197</text:p>
              </table:table-cell>
              <table:table-cell office:value-type="float" office:value="11.34290452754">
                <text:p>11.342904527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28005">
                <text:p>2.628005</text:p>
              </table:table-cell>
              <table:table-cell office:value-type="float" office:value="10.933501">
                <text:p>10.933501</text:p>
              </table:table-cell>
              <table:table-cell office:value-type="float" office:value="5.63107523592248">
                <text:p>5.63107523592248</text:p>
              </table:table-cell>
              <table:table-cell office:value-type="float" office:value="11.4147173319304">
                <text:p>11.4147173319304</text:p>
              </table:table-cell>
              <table:table-cell office:value-type="float" office:value="-0.36880727676895">
                <text:p>-0.36880727676895</text:p>
              </table:table-cell>
              <table:table-cell office:value-type="float" office:value="11.4522650868515">
                <text:p>11.4522650868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28838">
                <text:p>2.628838</text:p>
              </table:table-cell>
              <table:table-cell office:value-type="float" office:value="11.033498">
                <text:p>11.033498</text:p>
              </table:table-cell>
              <table:table-cell office:value-type="float" office:value="5.6338770740312">
                <text:p>5.6338770740312</text:p>
              </table:table-cell>
              <table:table-cell office:value-type="float" office:value="11.5022625075576">
                <text:p>11.5022625075576</text:p>
              </table:table-cell>
              <table:table-cell office:value-type="float" office:value="-0.365798261669808">
                <text:p>-0.365798261669808</text:p>
              </table:table-cell>
              <table:table-cell office:value-type="float" office:value="11.5646793817259">
                <text:p>11.5646793817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30136">
                <text:p>2.630136</text:p>
              </table:table-cell>
              <table:table-cell office:value-type="float" office:value="11.133489">
                <text:p>11.133489</text:p>
              </table:table-cell>
              <table:table-cell office:value-type="float" office:value="5.63754980336821">
                <text:p>5.63754980336821</text:p>
              </table:table-cell>
              <table:table-cell office:value-type="float" office:value="11.5867684009332">
                <text:p>11.5867684009332</text:p>
              </table:table-cell>
              <table:table-cell office:value-type="float" office:value="-0.361724430515831">
                <text:p>-0.361724430515831</text:p>
              </table:table-cell>
              <table:table-cell office:value-type="float" office:value="11.6800886380475">
                <text:p>11.68008863804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31998">
                <text:p>2.631998</text:p>
              </table:table-cell>
              <table:table-cell office:value-type="float" office:value="11.233471">
                <text:p>11.233471</text:p>
              </table:table-cell>
              <table:table-cell office:value-type="float" office:value="5.64213605836729">
                <text:p>5.64213605836729</text:p>
              </table:table-cell>
              <table:table-cell office:value-type="float" office:value="11.6682915027006">
                <text:p>11.6682915027006</text:p>
              </table:table-cell>
              <table:table-cell office:value-type="float" office:value="-0.356452758790877">
                <text:p>-0.356452758790877</text:p>
              </table:table-cell>
              <table:table-cell office:value-type="float" office:value="11.7984153001591">
                <text:p>11.7984153001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34522">
                <text:p>2.634522</text:p>
              </table:table-cell>
              <table:table-cell office:value-type="float" office:value="11.333439">
                <text:p>11.333439</text:p>
              </table:table-cell>
              <table:table-cell office:value-type="float" office:value="5.64766973401257">
                <text:p>5.64766973401257</text:p>
              </table:table-cell>
              <table:table-cell office:value-type="float" office:value="11.7468887950355">
                <text:p>11.7468887950355</text:p>
              </table:table-cell>
              <table:table-cell office:value-type="float" office:value="-0.34984470894233">
                <text:p>-0.34984470894233</text:p>
              </table:table-cell>
              <table:table-cell office:value-type="float" office:value="11.919574945457">
                <text:p>11.9195749454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37801">
                <text:p>2.637801</text:p>
              </table:table-cell>
              <table:table-cell office:value-type="float" office:value="11.433385">
                <text:p>11.433385</text:p>
              </table:table-cell>
              <table:table-cell office:value-type="float" office:value="5.65417116622785">
                <text:p>5.65417116622785</text:p>
              </table:table-cell>
              <table:table-cell office:value-type="float" office:value="11.8226291653905">
                <text:p>11.8226291653905</text:p>
              </table:table-cell>
              <table:table-cell office:value-type="float" office:value="-0.341763481153002">
                <text:p>-0.341763481153002</text:p>
              </table:table-cell>
              <table:table-cell office:value-type="float" office:value="12.0434632758396">
                <text:p>12.04346327583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41928">
                <text:p>2.641928</text:p>
              </table:table-cell>
              <table:table-cell office:value-type="float" office:value="11.5333">
                <text:p>11.5333</text:p>
              </table:table-cell>
              <table:table-cell office:value-type="float" office:value="5.66165416344867">
                <text:p>5.66165416344867</text:p>
              </table:table-cell>
              <table:table-cell office:value-type="float" office:value="11.8955897980672">
                <text:p>11.8955897980672</text:p>
              </table:table-cell>
              <table:table-cell office:value-type="float" office:value="-0.33206911614892">
                <text:p>-0.33206911614892</text:p>
              </table:table-cell>
              <table:table-cell office:value-type="float" office:value="12.1699640818657">
                <text:p>12.16996408186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4699">
                <text:p>2.64699</text:p>
              </table:table-cell>
              <table:table-cell office:value-type="float" office:value="11.633171">
                <text:p>11.633171</text:p>
              </table:table-cell>
              <table:table-cell office:value-type="float" office:value="5.67012020980704">
                <text:p>5.67012020980704</text:p>
              </table:table-cell>
              <table:table-cell office:value-type="float" office:value="11.9658626508601">
                <text:p>11.9658626508601</text:p>
              </table:table-cell>
              <table:table-cell office:value-type="float" office:value="-0.320627760907244">
                <text:p>-0.320627760907244</text:p>
              </table:table-cell>
              <table:table-cell office:value-type="float" office:value="12.2989373442589">
                <text:p>12.2989373442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53071">
                <text:p>2.653071</text:p>
              </table:table-cell>
              <table:table-cell office:value-type="float" office:value="11.732986">
                <text:p>11.732986</text:p>
              </table:table-cell>
              <table:table-cell office:value-type="float" office:value="5.67956505161092">
                <text:p>5.67956505161092</text:p>
              </table:table-cell>
              <table:table-cell office:value-type="float" office:value="12.0335417445196">
                <text:p>12.0335417445196</text:p>
              </table:table-cell>
              <table:table-cell office:value-type="float" office:value="-0.307306317313983">
                <text:p>-0.307306317313983</text:p>
              </table:table-cell>
              <table:table-cell office:value-type="float" office:value="12.4302421503012">
                <text:p>12.43024215030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60252">
                <text:p>2.660252</text:p>
              </table:table-cell>
              <table:table-cell office:value-type="float" office:value="11.832727">
                <text:p>11.832727</text:p>
              </table:table-cell>
              <table:table-cell office:value-type="float" office:value="5.68997804762252">
                <text:p>5.68997804762252</text:p>
              </table:table-cell>
              <table:table-cell office:value-type="float" office:value="12.098734662216">
                <text:p>12.098734662216</text:p>
              </table:table-cell>
              <table:table-cell office:value-type="float" office:value="-0.291977827388649">
                <text:p>-0.291977827388649</text:p>
              </table:table-cell>
              <table:table-cell office:value-type="float" office:value="12.5637119836192">
                <text:p>12.5637119836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68607">
                <text:p>2.668607</text:p>
              </table:table-cell>
              <table:table-cell office:value-type="float" office:value="11.932377">
                <text:p>11.932377</text:p>
              </table:table-cell>
              <table:table-cell office:value-type="float" office:value="5.70134133608418">
                <text:p>5.70134133608418</text:p>
              </table:table-cell>
              <table:table-cell office:value-type="float" office:value="12.161554762307">
                <text:p>12.161554762307</text:p>
              </table:table-cell>
              <table:table-cell office:value-type="float" office:value="-0.274523673260284">
                <text:p>-0.274523673260284</text:p>
              </table:table-cell>
              <table:table-cell office:value-type="float" office:value="12.6991767392504">
                <text:p>12.6991767392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78207">
                <text:p>2.678207</text:p>
              </table:table-cell>
              <table:table-cell office:value-type="float" office:value="12.031914">
                <text:p>12.031914</text:p>
              </table:table-cell>
              <table:table-cell office:value-type="float" office:value="5.71363428478097">
                <text:p>5.71363428478097</text:p>
              </table:table-cell>
              <table:table-cell office:value-type="float" office:value="12.2221275610498">
                <text:p>12.2221275610498</text:p>
              </table:table-cell>
              <table:table-cell office:value-type="float" office:value="-0.254834018917073">
                <text:p>-0.254834018917073</text:p>
              </table:table-cell>
              <table:table-cell office:value-type="float" office:value="12.8364451562332">
                <text:p>12.83644515623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89116">
                <text:p>2.689116</text:p>
              </table:table-cell>
              <table:table-cell office:value-type="float" office:value="12.131317">
                <text:p>12.131317</text:p>
              </table:table-cell>
              <table:table-cell office:value-type="float" office:value="5.72683195358054">
                <text:p>5.72683195358054</text:p>
              </table:table-cell>
              <table:table-cell office:value-type="float" office:value="12.2805878456541">
                <text:p>12.2805878456541</text:p>
              </table:table-cell>
              <table:table-cell office:value-type="float" office:value="-0.232811257382922">
                <text:p>-0.232811257382922</text:p>
              </table:table-cell>
              <table:table-cell office:value-type="float" office:value="12.9753200228398">
                <text:p>12.9753200228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01393">
                <text:p>2.701393</text:p>
              </table:table-cell>
              <table:table-cell office:value-type="float" office:value="12.230559">
                <text:p>12.230559</text:p>
              </table:table-cell>
              <table:table-cell office:value-type="float" office:value="5.7409086625043">
                <text:p>5.7409086625043</text:p>
              </table:table-cell>
              <table:table-cell office:value-type="float" office:value="12.3370697383838">
                <text:p>12.3370697383838</text:p>
              </table:table-cell>
              <table:table-cell office:value-type="float" office:value="-0.208368541844744">
                <text:p>-0.208368541844744</text:p>
              </table:table-cell>
              <table:table-cell office:value-type="float" office:value="13.1155944623411">
                <text:p>13.11559446234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15092">
                <text:p>2.715092</text:p>
              </table:table-cell>
              <table:table-cell office:value-type="float" office:value="12.329616">
                <text:p>12.329616</text:p>
              </table:table-cell>
              <table:table-cell office:value-type="float" office:value="5.75583902879658">
                <text:p>5.75583902879658</text:p>
              </table:table-cell>
              <table:table-cell office:value-type="float" office:value="12.3917248308115">
                <text:p>12.3917248308115</text:p>
              </table:table-cell>
              <table:table-cell office:value-type="float" office:value="-0.181433729124826">
                <text:p>-0.181433729124826</text:p>
              </table:table-cell>
              <table:table-cell office:value-type="float" office:value="13.257052628842">
                <text:p>13.2570526288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3026">
                <text:p>2.73026</text:p>
              </table:table-cell>
              <table:table-cell office:value-type="float" office:value="12.428458">
                <text:p>12.428458</text:p>
              </table:table-cell>
              <table:table-cell office:value-type="float" office:value="5.77159787459935">
                <text:p>5.77159787459935</text:p>
              </table:table-cell>
              <table:table-cell office:value-type="float" office:value="12.4447040003538">
                <text:p>12.4447040003538</text:p>
              </table:table-cell>
              <table:table-cell office:value-type="float" office:value="-0.151950205816837">
                <text:p>-0.151950205816837</text:p>
              </table:table-cell>
              <table:table-cell office:value-type="float" office:value="13.3994700130489">
                <text:p>13.3994700130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46937">
                <text:p>2.746937</text:p>
              </table:table-cell>
              <table:table-cell office:value-type="float" office:value="12.527056">
                <text:p>12.527056</text:p>
              </table:table-cell>
              <table:table-cell office:value-type="float" office:value="5.788161467679">
                <text:p>5.788161467679</text:p>
              </table:table-cell>
              <table:table-cell office:value-type="float" office:value="12.4961733642544">
                <text:p>12.4961733642544</text:p>
              </table:table-cell>
              <table:table-cell office:value-type="float" office:value="-0.119880965941026">
                <text:p>-0.119880965941026</text:p>
              </table:table-cell>
              <table:table-cell office:value-type="float" office:value="13.5426123746823">
                <text:p>13.54261237468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65157">
                <text:p>2.765157</text:p>
              </table:table-cell>
              <table:table-cell office:value-type="float" office:value="12.625381">
                <text:p>12.625381</text:p>
              </table:table-cell>
              <table:table-cell office:value-type="float" office:value="5.80550991530617">
                <text:p>5.80550991530617</text:p>
              </table:table-cell>
              <table:table-cell office:value-type="float" office:value="12.5462978134854">
                <text:p>12.5462978134854</text:p>
              </table:table-cell>
              <table:table-cell office:value-type="float" office:value="-0.0852039134470566">
                <text:p>-0.0852039134470566</text:p>
              </table:table-cell>
              <table:table-cell office:value-type="float" office:value="13.6862498246401">
                <text:p>13.6862498246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84948">
                <text:p>2.784948</text:p>
              </table:table-cell>
              <table:table-cell office:value-type="float" office:value="12.723402">
                <text:p>12.723402</text:p>
              </table:table-cell>
              <table:table-cell office:value-type="float" office:value="5.82362818688971">
                <text:p>5.82362818688971</text:p>
              </table:table-cell>
              <table:table-cell office:value-type="float" office:value="12.595250832218">
                <text:p>12.595250832218</text:p>
              </table:table-cell>
              <table:table-cell office:value-type="float" office:value="-0.0479166629123116">
                <text:p>-0.0479166629123116</text:p>
              </table:table-cell>
              <table:table-cell office:value-type="float" office:value="13.8301439760824">
                <text:p>13.83014397608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0633">
                <text:p>2.80633</text:p>
              </table:table-cell>
              <table:table-cell office:value-type="float" office:value="12.821088">
                <text:p>12.821088</text:p>
              </table:table-cell>
              <table:table-cell office:value-type="float" office:value="5.84250495125488">
                <text:p>5.84250495125488</text:p>
              </table:table-cell>
              <table:table-cell office:value-type="float" office:value="12.6432069572426">
                <text:p>12.6432069572426</text:p>
              </table:table-cell>
              <table:table-cell office:value-type="float" office:value="-0.00803623731978975">
                <text:p>-0.00803623731978975</text:p>
              </table:table-cell>
              <table:table-cell office:value-type="float" office:value="13.9740592408531">
                <text:p>13.9740592408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29316">
                <text:p>2.829316</text:p>
              </table:table-cell>
              <table:table-cell office:value-type="float" office:value="12.91841">
                <text:p>12.91841</text:p>
              </table:table-cell>
              <table:table-cell office:value-type="float" office:value="5.86213477712818">
                <text:p>5.86213477712818</text:p>
              </table:table-cell>
              <table:table-cell office:value-type="float" office:value="12.6903524083729">
                <text:p>12.6903524083729</text:p>
              </table:table-cell>
              <table:table-cell office:value-type="float" office:value="0.0343979972983339">
                <text:p>0.0343979972983339</text:p>
              </table:table-cell>
              <table:table-cell office:value-type="float" office:value="14.117757054932">
                <text:p>14.1177570549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53912">
                <text:p>2.853912</text:p>
              </table:table-cell>
              <table:table-cell office:value-type="float" office:value="13.015336">
                <text:p>13.015336</text:p>
              </table:table-cell>
              <table:table-cell office:value-type="float" office:value="5.88251787651159">
                <text:p>5.88251787651159</text:p>
              </table:table-cell>
              <table:table-cell office:value-type="float" office:value="12.7368643771019">
                <text:p>12.7368643771019</text:p>
              </table:table-cell>
              <table:table-cell office:value-type="float" office:value="0.0793296701857149">
                <text:p>0.0793296701857149</text:p>
              </table:table-cell>
              <table:table-cell office:value-type="float" office:value="14.2610056572857">
                <text:p>14.26100565728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8012">
                <text:p>2.88012</text:p>
              </table:table-cell>
              <table:table-cell office:value-type="float" office:value="13.11184">
                <text:p>13.11184</text:p>
              </table:table-cell>
              <table:table-cell office:value-type="float" office:value="5.90366448696649">
                <text:p>5.90366448696649</text:p>
              </table:table-cell>
              <table:table-cell office:value-type="float" office:value="12.7829346407635">
                <text:p>12.7829346407635</text:p>
              </table:table-cell>
              <table:table-cell office:value-type="float" office:value="0.126682358567874">
                <text:p>0.126682358567874</text:p>
              </table:table-cell>
              <table:table-cell office:value-type="float" office:value="14.4035757139697">
                <text:p>14.40357571396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0793">
                <text:p>2.90793</text:p>
              </table:table-cell>
              <table:table-cell office:value-type="float" office:value="13.207894">
                <text:p>13.207894</text:p>
              </table:table-cell>
              <table:table-cell office:value-type="float" office:value="5.92558544496228">
                <text:p>5.92558544496228</text:p>
              </table:table-cell>
              <table:table-cell office:value-type="float" office:value="12.8287428223815">
                <text:p>12.8287428223815</text:p>
              </table:table-cell>
              <table:table-cell office:value-type="float" office:value="0.17635901507412">
                <text:p>0.17635901507412</text:p>
              </table:table-cell>
              <table:table-cell office:value-type="float" office:value="14.5452495825999">
                <text:p>14.5452495825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37329">
                <text:p>2.937329</text:p>
              </table:table-cell>
              <table:table-cell office:value-type="float" office:value="13.303473">
                <text:p>13.303473</text:p>
              </table:table-cell>
              <table:table-cell office:value-type="float" office:value="5.94830295241945">
                <text:p>5.94830295241945</text:p>
              </table:table-cell>
              <table:table-cell office:value-type="float" office:value="12.8744789932218">
                <text:p>12.8744789932218</text:p>
              </table:table-cell>
              <table:table-cell office:value-type="float" office:value="0.228243587747504">
                <text:p>0.228243587747504</text:p>
              </table:table-cell>
              <table:table-cell office:value-type="float" office:value="14.6858102342235">
                <text:p>14.68581023422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68297">
                <text:p>2.968297</text:p>
              </table:table-cell>
              <table:table-cell office:value-type="float" office:value="13.398556">
                <text:p>13.398556</text:p>
              </table:table-cell>
              <table:table-cell office:value-type="float" office:value="5.97184425099719">
                <text:p>5.97184425099719</text:p>
              </table:table-cell>
              <table:table-cell office:value-type="float" office:value="12.9203260228685">
                <text:p>12.9203260228685</text:p>
              </table:table-cell>
              <table:table-cell office:value-type="float" office:value="0.282205268666931">
                <text:p>0.282205268666931</text:p>
              </table:table-cell>
              <table:table-cell office:value-type="float" office:value="14.8250591408532">
                <text:p>14.82505914085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00807">
                <text:p>3.000807</text:p>
              </table:table-cell>
              <table:table-cell office:value-type="float" office:value="13.493123">
                <text:p>13.493123</text:p>
              </table:table-cell>
              <table:table-cell office:value-type="float" office:value="5.99624317140041">
                <text:p>5.99624317140041</text:p>
              </table:table-cell>
              <table:table-cell office:value-type="float" office:value="12.9664711766233">
                <text:p>12.9664711766233</text:p>
              </table:table-cell>
              <table:table-cell office:value-type="float" office:value="0.338092294094765">
                <text:p>0.338092294094765</text:p>
              </table:table-cell>
              <table:table-cell office:value-type="float" office:value="14.9627999695943">
                <text:p>14.96279996959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34825">
                <text:p>3.034825</text:p>
              </table:table-cell>
              <table:table-cell office:value-type="float" office:value="13.587158">
                <text:p>13.587158</text:p>
              </table:table-cell>
              <table:table-cell office:value-type="float" office:value="6.02153726283833">
                <text:p>6.02153726283833</text:p>
              </table:table-cell>
              <table:table-cell office:value-type="float" office:value="13.0130936664875">
                <text:p>13.0130936664875</text:p>
              </table:table-cell>
              <table:table-cell office:value-type="float" office:value="0.395739670346163">
                <text:p>0.395739670346163</text:p>
              </table:table-cell>
              <table:table-cell office:value-type="float" office:value="15.0988552655945">
                <text:p>15.09885526559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70312">
                <text:p>3.070312</text:p>
              </table:table-cell>
              <table:table-cell office:value-type="float" office:value="13.680648">
                <text:p>13.680648</text:p>
              </table:table-cell>
              <table:table-cell office:value-type="float" office:value="6.04777033145409">
                <text:p>6.04777033145409</text:p>
              </table:table-cell>
              <table:table-cell office:value-type="float" office:value="13.0603723480076">
                <text:p>13.0603723480076</text:p>
              </table:table-cell>
              <table:table-cell office:value-type="float" office:value="0.454967843865285">
                <text:p>0.454967843865285</text:p>
              </table:table-cell>
              <table:table-cell office:value-type="float" office:value="15.2330573999239">
                <text:p>15.23305739992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07225">
                <text:p>3.107225</text:p>
              </table:table-cell>
              <table:table-cell office:value-type="float" office:value="13.773585">
                <text:p>13.773585</text:p>
              </table:table-cell>
              <table:table-cell office:value-type="float" office:value="6.07499138901082">
                <text:p>6.07499138901082</text:p>
              </table:table-cell>
              <table:table-cell office:value-type="float" office:value="13.1084815041005">
                <text:p>13.1084815041005</text:p>
              </table:table-cell>
              <table:table-cell office:value-type="float" office:value="0.515587657713925">
                <text:p>0.515587657713925</text:p>
              </table:table-cell>
              <table:table-cell office:value-type="float" office:value="15.365255784449">
                <text:p>15.3652557844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5514">
                <text:p>3.145514</text:p>
              </table:table-cell>
              <table:table-cell office:value-type="float" office:value="13.865964">
                <text:p>13.865964</text:p>
              </table:table-cell>
              <table:table-cell office:value-type="float" office:value="6.10324967380994">
                <text:p>6.10324967380994</text:p>
              </table:table-cell>
              <table:table-cell office:value-type="float" office:value="13.157585793198">
                <text:p>13.157585793198</text:p>
              </table:table-cell>
              <table:table-cell office:value-type="float" office:value="0.577400213466942">
                <text:p>0.577400213466942</text:p>
              </table:table-cell>
              <table:table-cell office:value-type="float" office:value="15.4953171168592">
                <text:p>15.49531711685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5122">
                <text:p>3.185122</text:p>
              </table:table-cell>
              <table:table-cell office:value-type="float" office:value="13.957784">
                <text:p>13.957784</text:p>
              </table:table-cell>
              <table:table-cell office:value-type="float" office:value="6.13259686234201">
                <text:p>6.13259686234201</text:p>
              </table:table-cell>
              <table:table-cell office:value-type="float" office:value="13.2078560462191">
                <text:p>13.2078560462191</text:p>
              </table:table-cell>
              <table:table-cell office:value-type="float" office:value="0.640189980091886">
                <text:p>0.640189980091886</text:p>
              </table:table-cell>
              <table:table-cell office:value-type="float" office:value="15.6231131008225">
                <text:p>15.6231131008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25993">
                <text:p>3.225993</text:p>
              </table:table-cell>
              <table:table-cell office:value-type="float" office:value="14.04905">
                <text:p>14.04905</text:p>
              </table:table-cell>
              <table:table-cell office:value-type="float" office:value="6.16308898152686">
                <text:p>6.16308898152686</text:p>
              </table:table-cell>
              <table:table-cell office:value-type="float" office:value="13.2594506108799">
                <text:p>13.2594506108799</text:p>
              </table:table-cell>
              <table:table-cell office:value-type="float" office:value="0.703745251783802">
                <text:p>0.703745251783802</text:p>
              </table:table-cell>
              <table:table-cell office:value-type="float" office:value="15.7485400107439">
                <text:p>15.74854001074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68061">
                <text:p>3.268061</text:p>
              </table:table-cell>
              <table:table-cell office:value-type="float" office:value="14.13977">
                <text:p>14.13977</text:p>
              </table:table-cell>
              <table:table-cell office:value-type="float" office:value="6.19477503973239">
                <text:p>6.19477503973239</text:p>
              </table:table-cell>
              <table:table-cell office:value-type="float" office:value="13.312518569277">
                <text:p>13.312518569277</text:p>
              </table:table-cell>
              <table:table-cell office:value-type="float" office:value="0.767845480487634">
                <text:p>0.767845480487634</text:p>
              </table:table-cell>
              <table:table-cell office:value-type="float" office:value="15.8715096905972">
                <text:p>15.8715096905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11259">
                <text:p>3.311259</text:p>
              </table:table-cell>
              <table:table-cell office:value-type="float" office:value="14.229958">
                <text:p>14.229958</text:p>
              </table:table-cell>
              <table:table-cell office:value-type="float" office:value="6.22770616037798">
                <text:p>6.22770616037798</text:p>
              </table:table-cell>
              <table:table-cell office:value-type="float" office:value="13.3672089282977">
                <text:p>13.3672089282977</text:p>
              </table:table-cell>
              <table:table-cell office:value-type="float" office:value="0.83226814181617">
                <text:p>0.83226814181617</text:p>
              </table:table-cell>
              <table:table-cell office:value-type="float" office:value="15.9919467414626">
                <text:p>15.99194674146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55516">
                <text:p>3.355516</text:p>
              </table:table-cell>
              <table:table-cell office:value-type="float" office:value="14.31963">
                <text:p>14.31963</text:p>
              </table:table-cell>
              <table:table-cell office:value-type="float" office:value="6.26193046173275">
                <text:p>6.26193046173275</text:p>
              </table:table-cell>
              <table:table-cell office:value-type="float" office:value="13.4236640538666">
                <text:p>13.4236640538666</text:p>
              </table:table-cell>
              <table:table-cell office:value-type="float" office:value="0.896788572782557">
                <text:p>0.896788572782557</text:p>
              </table:table-cell>
              <table:table-cell office:value-type="float" office:value="16.1097862609584">
                <text:p>16.10978626095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00759">
                <text:p>3.400759</text:p>
              </table:table-cell>
              <table:table-cell office:value-type="float" office:value="14.40881">
                <text:p>14.40881</text:p>
              </table:table-cell>
              <table:table-cell office:value-type="float" office:value="6.29749087753184">
                <text:p>6.29749087753184</text:p>
              </table:table-cell>
              <table:table-cell office:value-type="float" office:value="13.4820174505636">
                <text:p>13.4820174505636</text:p>
              </table:table-cell>
              <table:table-cell office:value-type="float" office:value="0.961188591341148">
                <text:p>0.961188591341148</text:p>
              </table:table-cell>
              <table:table-cell office:value-type="float" office:value="16.2249862638015">
                <text:p>16.2249862638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4691">
                <text:p>3.44691</text:p>
              </table:table-cell>
              <table:table-cell office:value-type="float" office:value="14.497523">
                <text:p>14.497523</text:p>
              </table:table-cell>
              <table:table-cell office:value-type="float" office:value="6.33442417649595">
                <text:p>6.33442417649595</text:p>
              </table:table-cell>
              <table:table-cell office:value-type="float" office:value="13.5423989868295">
                <text:p>13.5423989868295</text:p>
              </table:table-cell>
              <table:table-cell office:value-type="float" office:value="1.02524762109966">
                <text:p>1.02524762109966</text:p>
              </table:table-cell>
              <table:table-cell office:value-type="float" office:value="16.3375097724032">
                <text:p>16.3375097724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9389">
                <text:p>3.49389</text:p>
              </table:table-cell>
              <table:table-cell office:value-type="float" office:value="14.5858">
                <text:p>14.5858</text:p>
              </table:table-cell>
              <table:table-cell office:value-type="float" office:value="6.37275990091916">
                <text:p>6.37275990091916</text:p>
              </table:table-cell>
              <table:table-cell office:value-type="float" office:value="13.6049289108238">
                <text:p>13.6049289108238</text:p>
              </table:table-cell>
              <table:table-cell office:value-type="float" office:value="1.08875504156606">
                <text:p>1.08875504156606</text:p>
              </table:table-cell>
              <table:table-cell office:value-type="float" office:value="16.4473385657351">
                <text:p>16.4473385657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41617">
                <text:p>3.541617</text:p>
              </table:table-cell>
              <table:table-cell office:value-type="float" office:value="14.673676">
                <text:p>14.673676</text:p>
              </table:table-cell>
              <table:table-cell office:value-type="float" office:value="6.41251777515661">
                <text:p>6.41251777515661</text:p>
              </table:table-cell>
              <table:table-cell office:value-type="float" office:value="13.6697194575116">
                <text:p>13.6697194575116</text:p>
              </table:table-cell>
              <table:table-cell office:value-type="float" office:value="1.15150757782105">
                <text:p>1.15150757782105</text:p>
              </table:table-cell>
              <table:table-cell office:value-type="float" office:value="16.5544675753776">
                <text:p>16.55446757537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90006">
                <text:p>3.590006</text:p>
              </table:table-cell>
              <table:table-cell office:value-type="float" office:value="14.761188">
                <text:p>14.761188</text:p>
              </table:table-cell>
              <table:table-cell office:value-type="float" office:value="6.45371048007752">
                <text:p>6.45371048007752</text:p>
              </table:table-cell>
              <table:table-cell office:value-type="float" office:value="13.7368849926902">
                <text:p>13.7368849926902</text:p>
              </table:table-cell>
              <table:table-cell office:value-type="float" office:value="1.21330273743256">
                <text:p>1.21330273743256</text:p>
              </table:table-cell>
              <table:table-cell office:value-type="float" office:value="16.6588922977507">
                <text:p>16.65889229775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38974">
                <text:p>3.638974</text:p>
              </table:table-cell>
              <table:table-cell office:value-type="float" office:value="14.848378">
                <text:p>14.848378</text:p>
              </table:table-cell>
              <table:table-cell office:value-type="float" office:value="6.49634052834024">
                <text:p>6.49634052834024</text:p>
              </table:table-cell>
              <table:table-cell office:value-type="float" office:value="13.8065255523277">
                <text:p>13.8065255523277</text:p>
              </table:table-cell>
              <table:table-cell office:value-type="float" office:value="1.27395780757188">
                <text:p>1.27395780757188</text:p>
              </table:table-cell>
              <table:table-cell office:value-type="float" office:value="16.7606275678004">
                <text:p>16.7606275678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88433">
                <text:p>3.688433</text:p>
              </table:table-cell>
              <table:table-cell office:value-type="float" office:value="14.935291">
                <text:p>14.935291</text:p>
              </table:table-cell>
              <table:table-cell office:value-type="float" office:value="6.54039506322907">
                <text:p>6.54039506322907</text:p>
              </table:table-cell>
              <table:table-cell office:value-type="float" office:value="13.8787341440276">
                <text:p>13.8787341440276</text:p>
              </table:table-cell>
              <table:table-cell office:value-type="float" office:value="1.3332981367203">
                <text:p>1.3332981367203</text:p>
              </table:table-cell>
              <table:table-cell office:value-type="float" office:value="16.8596973437238">
                <text:p>16.8596973437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738296">
                <text:p>3.738296</text:p>
              </table:table-cell>
              <table:table-cell office:value-type="float" office:value="15.021972">
                <text:p>15.021972</text:p>
              </table:table-cell>
              <table:table-cell office:value-type="float" office:value="6.58585414782089">
                <text:p>6.58585414782089</text:p>
              </table:table-cell>
              <table:table-cell office:value-type="float" office:value="13.953602871478">
                <text:p>13.953602871478</text:p>
              </table:table-cell>
              <table:table-cell office:value-type="float" office:value="1.39115800996035">
                <text:p>1.39115800996035</text:p>
              </table:table-cell>
              <table:table-cell office:value-type="float" office:value="16.9561238181654">
                <text:p>16.9561238181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788473">
                <text:p>3.788473</text:p>
              </table:table-cell>
              <table:table-cell office:value-type="float" office:value="15.108472">
                <text:p>15.108472</text:p>
              </table:table-cell>
              <table:table-cell office:value-type="float" office:value="6.6326807501664">
                <text:p>6.6326807501664</text:p>
              </table:table-cell>
              <table:table-cell office:value-type="float" office:value="14.0312151718047">
                <text:p>14.0312151718047</text:p>
              </table:table-cell>
              <table:table-cell office:value-type="float" office:value="1.44738680223026">
                <text:p>1.44738680223026</text:p>
              </table:table-cell>
              <table:table-cell office:value-type="float" office:value="17.0499444861847">
                <text:p>17.0499444861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38875">
                <text:p>3.838875</text:p>
              </table:table-cell>
              <table:table-cell office:value-type="float" office:value="15.194841">
                <text:p>15.194841</text:p>
              </table:table-cell>
              <table:table-cell office:value-type="float" office:value="6.68082723953695">
                <text:p>6.68082723953695</text:p>
              </table:table-cell>
              <table:table-cell office:value-type="float" office:value="14.1116478186187">
                <text:p>14.1116478186187</text:p>
              </table:table-cell>
              <table:table-cell office:value-type="float" office:value="1.50184769710223">
                <text:p>1.50184769710223</text:p>
              </table:table-cell>
              <table:table-cell office:value-type="float" office:value="17.1411974384537">
                <text:p>17.1411974384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89413">
                <text:p>3.889413</text:p>
              </table:table-cell>
              <table:table-cell office:value-type="float" office:value="15.281131">
                <text:p>15.281131</text:p>
              </table:table-cell>
              <table:table-cell office:value-type="float" office:value="6.73022957879658">
                <text:p>6.73022957879658</text:p>
              </table:table-cell>
              <table:table-cell office:value-type="float" office:value="14.1949628888705">
                <text:p>14.1949628888705</text:p>
              </table:table-cell>
              <table:table-cell office:value-type="float" office:value="1.55442481285604">
                <text:p>1.55442481285604</text:p>
              </table:table-cell>
              <table:table-cell office:value-type="float" office:value="17.2299332387862">
                <text:p>17.2299332387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939995">
                <text:p>3.939995</text:p>
              </table:table-cell>
              <table:table-cell office:value-type="float" office:value="15.367395">
                <text:p>15.367395</text:p>
              </table:table-cell>
              <table:table-cell office:value-type="float" office:value="6.78081157879658">
                <text:p>6.78081157879658</text:p>
              </table:table-cell>
              <table:table-cell office:value-type="float" office:value="14.2812268888705">
                <text:p>14.2812268888705</text:p>
              </table:table-cell>
              <table:table-cell office:value-type="float" office:value="1.60500681285603">
                <text:p>1.60500681285603</text:p>
              </table:table-cell>
              <table:table-cell office:value-type="float" office:value="17.3161972387862">
                <text:p>17.31619723878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90533">
                <text:p>3.990533</text:p>
              </table:table-cell>
              <table:table-cell office:value-type="float" office:value="15.453685">
                <text:p>15.453685</text:p>
              </table:table-cell>
              <table:table-cell office:value-type="float" office:value="6.83248523953695">
                <text:p>6.83248523953695</text:p>
              </table:table-cell>
              <table:table-cell office:value-type="float" office:value="14.3704918186187">
                <text:p>14.3704918186187</text:p>
              </table:table-cell>
              <table:table-cell office:value-type="float" office:value="1.65350569710223">
                <text:p>1.65350569710223</text:p>
              </table:table-cell>
              <table:table-cell office:value-type="float" office:value="17.4000414384537">
                <text:p>17.40004143845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40935">
                <text:p>4.040935</text:p>
              </table:table-cell>
              <table:table-cell office:value-type="float" office:value="15.540053">
                <text:p>15.540053</text:p>
              </table:table-cell>
              <table:table-cell office:value-type="float" office:value="6.8851427501664">
                <text:p>6.8851427501664</text:p>
              </table:table-cell>
              <table:table-cell office:value-type="float" office:value="14.4627961718047">
                <text:p>14.4627961718047</text:p>
              </table:table-cell>
              <table:table-cell office:value-type="float" office:value="1.69984880223026">
                <text:p>1.69984880223026</text:p>
              </table:table-cell>
              <table:table-cell office:value-type="float" office:value="17.4815254861847">
                <text:p>17.48152548618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91113">
                <text:p>4.091113</text:p>
              </table:table-cell>
              <table:table-cell office:value-type="float" office:value="15.626554">
                <text:p>15.626554</text:p>
              </table:table-cell>
              <table:table-cell office:value-type="float" office:value="6.93867114782089">
                <text:p>6.93867114782089</text:p>
              </table:table-cell>
              <table:table-cell office:value-type="float" office:value="14.558184871478">
                <text:p>14.558184871478</text:p>
              </table:table-cell>
              <table:table-cell office:value-type="float" office:value="1.74397500996035">
                <text:p>1.74397500996035</text:p>
              </table:table-cell>
              <table:table-cell office:value-type="float" office:value="17.5607058181654">
                <text:p>17.56070581816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40975">
                <text:p>4.140975</text:p>
              </table:table-cell>
              <table:table-cell office:value-type="float" office:value="15.713235">
                <text:p>15.713235</text:p>
              </table:table-cell>
              <table:table-cell office:value-type="float" office:value="6.99293706322907">
                <text:p>6.99293706322907</text:p>
              </table:table-cell>
              <table:table-cell office:value-type="float" office:value="14.6566781440276">
                <text:p>14.6566781440276</text:p>
              </table:table-cell>
              <table:table-cell office:value-type="float" office:value="1.7858401367203">
                <text:p>1.7858401367203</text:p>
              </table:table-cell>
              <table:table-cell office:value-type="float" office:value="17.6376413437238">
                <text:p>17.63764134372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90434">
                <text:p>4.190434</text:p>
              </table:table-cell>
              <table:table-cell office:value-type="float" office:value="15.800148">
                <text:p>15.800148</text:p>
              </table:table-cell>
              <table:table-cell office:value-type="float" office:value="7.04780052834024">
                <text:p>7.04780052834024</text:p>
              </table:table-cell>
              <table:table-cell office:value-type="float" office:value="14.7582955523277">
                <text:p>14.7582955523277</text:p>
              </table:table-cell>
              <table:table-cell office:value-type="float" office:value="1.82541780757188">
                <text:p>1.82541780757188</text:p>
              </table:table-cell>
              <table:table-cell office:value-type="float" office:value="17.7123975678004">
                <text:p>17.7123975678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239402">
                <text:p>4.239402</text:p>
              </table:table-cell>
              <table:table-cell office:value-type="float" office:value="15.887338">
                <text:p>15.887338</text:p>
              </table:table-cell>
              <table:table-cell office:value-type="float" office:value="7.10310648007752">
                <text:p>7.10310648007752</text:p>
              </table:table-cell>
              <table:table-cell office:value-type="float" office:value="14.8630349926902">
                <text:p>14.8630349926902</text:p>
              </table:table-cell>
              <table:table-cell office:value-type="float" office:value="1.86269873743256">
                <text:p>1.86269873743256</text:p>
              </table:table-cell>
              <table:table-cell office:value-type="float" office:value="17.7850422977507">
                <text:p>17.7850422977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287792">
                <text:p>4.287792</text:p>
              </table:table-cell>
              <table:table-cell office:value-type="float" office:value="15.97485">
                <text:p>15.97485</text:p>
              </table:table-cell>
              <table:table-cell office:value-type="float" office:value="7.15869277515661">
                <text:p>7.15869277515661</text:p>
              </table:table-cell>
              <table:table-cell office:value-type="float" office:value="14.9708934575116">
                <text:p>14.9708934575116</text:p>
              </table:table-cell>
              <table:table-cell office:value-type="float" office:value="1.89768257782105">
                <text:p>1.89768257782105</text:p>
              </table:table-cell>
              <table:table-cell office:value-type="float" office:value="17.8556415753776">
                <text:p>17.8556415753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335518">
                <text:p>4.335518</text:p>
              </table:table-cell>
              <table:table-cell office:value-type="float" office:value="16.062726">
                <text:p>16.062726</text:p>
              </table:table-cell>
              <table:table-cell office:value-type="float" office:value="7.21438790091916">
                <text:p>7.21438790091916</text:p>
              </table:table-cell>
              <table:table-cell office:value-type="float" office:value="15.0818549108238">
                <text:p>15.0818549108238</text:p>
              </table:table-cell>
              <table:table-cell office:value-type="float" office:value="1.93038304156606">
                <text:p>1.93038304156606</text:p>
              </table:table-cell>
              <table:table-cell office:value-type="float" office:value="17.9242645657351">
                <text:p>17.9242645657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382498">
                <text:p>4.382498</text:p>
              </table:table-cell>
              <table:table-cell office:value-type="float" office:value="16.151003">
                <text:p>16.151003</text:p>
              </table:table-cell>
              <table:table-cell office:value-type="float" office:value="7.27001217649595">
                <text:p>7.27001217649595</text:p>
              </table:table-cell>
              <table:table-cell office:value-type="float" office:value="15.1958789868295">
                <text:p>15.1958789868295</text:p>
              </table:table-cell>
              <table:table-cell office:value-type="float" office:value="1.96083562109966">
                <text:p>1.96083562109966</text:p>
              </table:table-cell>
              <table:table-cell office:value-type="float" office:value="17.9909897724032">
                <text:p>17.9909897724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28649">
                <text:p>4.428649</text:p>
              </table:table-cell>
              <table:table-cell office:value-type="float" office:value="16.239716">
                <text:p>16.239716</text:p>
              </table:table-cell>
              <table:table-cell office:value-type="float" office:value="7.32538087753184">
                <text:p>7.32538087753184</text:p>
              </table:table-cell>
              <table:table-cell office:value-type="float" office:value="15.3129234505636">
                <text:p>15.3129234505636</text:p>
              </table:table-cell>
              <table:table-cell office:value-type="float" office:value="1.98907859134115">
                <text:p>1.98907859134115</text:p>
              </table:table-cell>
              <table:table-cell office:value-type="float" office:value="18.0558922638015">
                <text:p>18.0558922638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73892">
                <text:p>4.473892</text:p>
              </table:table-cell>
              <table:table-cell office:value-type="float" office:value="16.328895">
                <text:p>16.328895</text:p>
              </table:table-cell>
              <table:table-cell office:value-type="float" office:value="7.38030646173275">
                <text:p>7.38030646173275</text:p>
              </table:table-cell>
              <table:table-cell office:value-type="float" office:value="15.4329290538666">
                <text:p>15.4329290538666</text:p>
              </table:table-cell>
              <table:table-cell office:value-type="float" office:value="2.01516457278256">
                <text:p>2.01516457278256</text:p>
              </table:table-cell>
              <table:table-cell office:value-type="float" office:value="18.1190512609584">
                <text:p>18.11905126095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18149">
                <text:p>4.518149</text:p>
              </table:table-cell>
              <table:table-cell office:value-type="float" office:value="16.418568">
                <text:p>16.418568</text:p>
              </table:table-cell>
              <table:table-cell office:value-type="float" office:value="7.43459616037798">
                <text:p>7.43459616037798</text:p>
              </table:table-cell>
              <table:table-cell office:value-type="float" office:value="15.5558189282977">
                <text:p>15.5558189282977</text:p>
              </table:table-cell>
              <table:table-cell office:value-type="float" office:value="2.03915814181617">
                <text:p>2.03915814181617</text:p>
              </table:table-cell>
              <table:table-cell office:value-type="float" office:value="18.1805567414626">
                <text:p>18.18055674146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61348">
                <text:p>4.561348</text:p>
              </table:table-cell>
              <table:table-cell office:value-type="float" office:value="16.508755">
                <text:p>16.508755</text:p>
              </table:table-cell>
              <table:table-cell office:value-type="float" office:value="7.48806203973239">
                <text:p>7.48806203973239</text:p>
              </table:table-cell>
              <table:table-cell office:value-type="float" office:value="15.681503569277">
                <text:p>15.681503569277</text:p>
              </table:table-cell>
              <table:table-cell office:value-type="float" office:value="2.06113248048763">
                <text:p>2.06113248048763</text:p>
              </table:table-cell>
              <table:table-cell office:value-type="float" office:value="18.2404946905971">
                <text:p>18.24049469059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603415">
                <text:p>4.603415</text:p>
              </table:table-cell>
              <table:table-cell office:value-type="float" office:value="16.599476">
                <text:p>16.599476</text:p>
              </table:table-cell>
              <table:table-cell office:value-type="float" office:value="7.54051098152686">
                <text:p>7.54051098152686</text:p>
              </table:table-cell>
              <table:table-cell office:value-type="float" office:value="15.8098766108799">
                <text:p>15.8098766108799</text:p>
              </table:table-cell>
              <table:table-cell office:value-type="float" office:value="2.0811672517838">
                <text:p>2.0811672517838</text:p>
              </table:table-cell>
              <table:table-cell office:value-type="float" office:value="18.2989660107439">
                <text:p>18.29896601074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644286">
                <text:p>4.644286</text:p>
              </table:table-cell>
              <table:table-cell office:value-type="float" office:value="16.690742">
                <text:p>16.690742</text:p>
              </table:table-cell>
              <table:table-cell office:value-type="float" office:value="7.59176086234201">
                <text:p>7.59176086234201</text:p>
              </table:table-cell>
              <table:table-cell office:value-type="float" office:value="15.9408140462191">
                <text:p>15.9408140462191</text:p>
              </table:table-cell>
              <table:table-cell office:value-type="float" office:value="2.09935398009189">
                <text:p>2.09935398009189</text:p>
              </table:table-cell>
              <table:table-cell office:value-type="float" office:value="18.3560711008225">
                <text:p>18.35607110082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683894">
                <text:p>4.683894</text:p>
              </table:table-cell>
              <table:table-cell office:value-type="float" office:value="16.782562">
                <text:p>16.782562</text:p>
              </table:table-cell>
              <table:table-cell office:value-type="float" office:value="7.64162967380994">
                <text:p>7.64162967380994</text:p>
              </table:table-cell>
              <table:table-cell office:value-type="float" office:value="16.074183793198">
                <text:p>16.074183793198</text:p>
              </table:table-cell>
              <table:table-cell office:value-type="float" office:value="2.11578021346694">
                <text:p>2.11578021346694</text:p>
              </table:table-cell>
              <table:table-cell office:value-type="float" office:value="18.4119151168592">
                <text:p>18.41191511685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22183">
                <text:p>4.722183</text:p>
              </table:table-cell>
              <table:table-cell office:value-type="float" office:value="16.874941">
                <text:p>16.874941</text:p>
              </table:table-cell>
              <table:table-cell office:value-type="float" office:value="7.68994938901082">
                <text:p>7.68994938901082</text:p>
              </table:table-cell>
              <table:table-cell office:value-type="float" office:value="16.2098375041005">
                <text:p>16.2098375041005</text:p>
              </table:table-cell>
              <table:table-cell office:value-type="float" office:value="2.13054565771393">
                <text:p>2.13054565771393</text:p>
              </table:table-cell>
              <table:table-cell office:value-type="float" office:value="18.466611784449">
                <text:p>18.4666117844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59096">
                <text:p>4.759096</text:p>
              </table:table-cell>
              <table:table-cell office:value-type="float" office:value="16.967877">
                <text:p>16.967877</text:p>
              </table:table-cell>
              <table:table-cell office:value-type="float" office:value="7.73655433145409">
                <text:p>7.73655433145409</text:p>
              </table:table-cell>
              <table:table-cell office:value-type="float" office:value="16.3476013480076">
                <text:p>16.3476013480076</text:p>
              </table:table-cell>
              <table:table-cell office:value-type="float" office:value="2.14375184386528">
                <text:p>2.14375184386528</text:p>
              </table:table-cell>
              <table:table-cell office:value-type="float" office:value="18.5202863999239">
                <text:p>18.5202863999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794583">
                <text:p>4.794583</text:p>
              </table:table-cell>
              <table:table-cell office:value-type="float" office:value="17.061368">
                <text:p>17.061368</text:p>
              </table:table-cell>
              <table:table-cell office:value-type="float" office:value="7.78129526283833">
                <text:p>7.78129526283833</text:p>
              </table:table-cell>
              <table:table-cell office:value-type="float" office:value="16.4873036664875">
                <text:p>16.4873036664875</text:p>
              </table:table-cell>
              <table:table-cell office:value-type="float" office:value="2.15549767034616">
                <text:p>2.15549767034616</text:p>
              </table:table-cell>
              <table:table-cell office:value-type="float" office:value="18.5730652655945">
                <text:p>18.57306526559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28601">
                <text:p>4.828601</text:p>
              </table:table-cell>
              <table:table-cell office:value-type="float" office:value="17.155403">
                <text:p>17.155403</text:p>
              </table:table-cell>
              <table:table-cell office:value-type="float" office:value="7.82403717140041">
                <text:p>7.82403717140041</text:p>
              </table:table-cell>
              <table:table-cell office:value-type="float" office:value="16.6287511766233">
                <text:p>16.6287511766233</text:p>
              </table:table-cell>
              <table:table-cell office:value-type="float" office:value="2.16588629409476">
                <text:p>2.16588629409476</text:p>
              </table:table-cell>
              <table:table-cell office:value-type="float" office:value="18.6250799695943">
                <text:p>18.62507996959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861111">
                <text:p>4.861111</text:p>
              </table:table-cell>
              <table:table-cell office:value-type="float" office:value="17.24997">
                <text:p>17.24997</text:p>
              </table:table-cell>
              <table:table-cell office:value-type="float" office:value="7.86465825099719">
                <text:p>7.86465825099719</text:p>
              </table:table-cell>
              <table:table-cell office:value-type="float" office:value="16.7717400228685">
                <text:p>16.7717400228685</text:p>
              </table:table-cell>
              <table:table-cell office:value-type="float" office:value="2.17501926866693">
                <text:p>2.17501926866693</text:p>
              </table:table-cell>
              <table:table-cell office:value-type="float" office:value="18.6764731408532">
                <text:p>18.67647314085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892079">
                <text:p>4.892079</text:p>
              </table:table-cell>
              <table:table-cell office:value-type="float" office:value="17.345052">
                <text:p>17.345052</text:p>
              </table:table-cell>
              <table:table-cell office:value-type="float" office:value="7.90305295241945">
                <text:p>7.90305295241945</text:p>
              </table:table-cell>
              <table:table-cell office:value-type="float" office:value="16.9160579932218">
                <text:p>16.9160579932218</text:p>
              </table:table-cell>
              <table:table-cell office:value-type="float" office:value="2.1829935877475">
                <text:p>2.1829935877475</text:p>
              </table:table-cell>
              <table:table-cell office:value-type="float" office:value="18.7273892342235">
                <text:p>18.72738923422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21478">
                <text:p>4.921478</text:p>
              </table:table-cell>
              <table:table-cell office:value-type="float" office:value="17.440632">
                <text:p>17.440632</text:p>
              </table:table-cell>
              <table:table-cell office:value-type="float" office:value="7.93913344496228">
                <text:p>7.93913344496228</text:p>
              </table:table-cell>
              <table:table-cell office:value-type="float" office:value="17.0614808223815">
                <text:p>17.0614808223815</text:p>
              </table:table-cell>
              <table:table-cell office:value-type="float" office:value="2.18990701507412">
                <text:p>2.18990701507412</text:p>
              </table:table-cell>
              <table:table-cell office:value-type="float" office:value="18.7779875825999">
                <text:p>18.7779875825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49288">
                <text:p>4.949288</text:p>
              </table:table-cell>
              <table:table-cell office:value-type="float" office:value="17.536686">
                <text:p>17.536686</text:p>
              </table:table-cell>
              <table:table-cell office:value-type="float" office:value="7.97283248696649">
                <text:p>7.97283248696649</text:p>
              </table:table-cell>
              <table:table-cell office:value-type="float" office:value="17.2077806407634">
                <text:p>17.2077806407634</text:p>
              </table:table-cell>
              <table:table-cell office:value-type="float" office:value="2.19585035856787">
                <text:p>2.19585035856787</text:p>
              </table:table-cell>
              <table:table-cell office:value-type="float" office:value="18.8284217139697">
                <text:p>18.8284217139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02791">
                <text:p>5.02791</text:p>
              </table:table-cell>
              <table:table-cell office:value-type="float" office:value="17.826197">
                <text:p>17.826197</text:p>
              </table:table-cell>
              <table:table-cell office:value-type="float" office:value="8.05651587651159">
                <text:p>8.05651587651159</text:p>
              </table:table-cell>
              <table:table-cell office:value-type="float" office:value="17.5477253771019">
                <text:p>17.5477253771019</text:p>
              </table:table-cell>
              <table:table-cell office:value-type="float" office:value="2.25332767018571">
                <text:p>2.25332767018571</text:p>
              </table:table-cell>
              <table:table-cell office:value-type="float" office:value="19.0718666572857">
                <text:p>19.07186665728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52507">
                <text:p>5.052507</text:p>
              </table:table-cell>
              <table:table-cell office:value-type="float" office:value="17.923124">
                <text:p>17.923124</text:p>
              </table:table-cell>
              <table:table-cell office:value-type="float" office:value="8.08532577712818">
                <text:p>8.08532577712818</text:p>
              </table:table-cell>
              <table:table-cell office:value-type="float" office:value="17.6950664083729">
                <text:p>17.6950664083729</text:p>
              </table:table-cell>
              <table:table-cell office:value-type="float" office:value="2.25758899729833">
                <text:p>2.25758899729833</text:p>
              </table:table-cell>
              <table:table-cell office:value-type="float" office:value="19.122471054932">
                <text:p>19.1224710549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75493">
                <text:p>5.075493</text:p>
              </table:table-cell>
              <table:table-cell office:value-type="float" office:value="18.020445">
                <text:p>18.020445</text:p>
              </table:table-cell>
              <table:table-cell office:value-type="float" office:value="8.11166795125488">
                <text:p>8.11166795125488</text:p>
              </table:table-cell>
              <table:table-cell office:value-type="float" office:value="17.8425639572426">
                <text:p>17.8425639572426</text:p>
              </table:table-cell>
              <table:table-cell office:value-type="float" office:value="2.26112676268021">
                <text:p>2.26112676268021</text:p>
              </table:table-cell>
              <table:table-cell office:value-type="float" office:value="19.1734162408531">
                <text:p>19.17341624085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96874">
                <text:p>5.096874</text:p>
              </table:table-cell>
              <table:table-cell office:value-type="float" office:value="18.118131">
                <text:p>18.118131</text:p>
              </table:table-cell>
              <table:table-cell office:value-type="float" office:value="8.13555418688971">
                <text:p>8.13555418688971</text:p>
              </table:table-cell>
              <table:table-cell office:value-type="float" office:value="17.989979832218">
                <text:p>17.989979832218</text:p>
              </table:table-cell>
              <table:table-cell office:value-type="float" office:value="2.26400933708769">
                <text:p>2.26400933708769</text:p>
              </table:table-cell>
              <table:table-cell office:value-type="float" office:value="19.2248729760824">
                <text:p>19.22487297608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116665">
                <text:p>5.116665</text:p>
              </table:table-cell>
              <table:table-cell office:value-type="float" office:value="18.216152">
                <text:p>18.216152</text:p>
              </table:table-cell>
              <table:table-cell office:value-type="float" office:value="8.15701791530617">
                <text:p>8.15701791530617</text:p>
              </table:table-cell>
              <table:table-cell office:value-type="float" office:value="18.1370688134854">
                <text:p>18.1370688134854</text:p>
              </table:table-cell>
              <table:table-cell office:value-type="float" office:value="2.26630408655294">
                <text:p>2.26630408655294</text:p>
              </table:table-cell>
              <table:table-cell office:value-type="float" office:value="19.2770208246401">
                <text:p>19.27702082464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34885">
                <text:p>5.134885</text:p>
              </table:table-cell>
              <table:table-cell office:value-type="float" office:value="18.314477">
                <text:p>18.314477</text:p>
              </table:table-cell>
              <table:table-cell office:value-type="float" office:value="8.176109467679">
                <text:p>8.176109467679</text:p>
              </table:table-cell>
              <table:table-cell office:value-type="float" office:value="18.2835943642544">
                <text:p>18.2835943642544</text:p>
              </table:table-cell>
              <table:table-cell office:value-type="float" office:value="2.26806703405897">
                <text:p>2.26806703405897</text:p>
              </table:table-cell>
              <table:table-cell office:value-type="float" office:value="19.3300333746823">
                <text:p>19.33003337468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51562">
                <text:p>5.151562</text:p>
              </table:table-cell>
              <table:table-cell office:value-type="float" office:value="18.413076">
                <text:p>18.413076</text:p>
              </table:table-cell>
              <table:table-cell office:value-type="float" office:value="8.19289987459935">
                <text:p>8.19289987459935</text:p>
              </table:table-cell>
              <table:table-cell office:value-type="float" office:value="18.4293220003538">
                <text:p>18.4293220003538</text:p>
              </table:table-cell>
              <table:table-cell office:value-type="float" office:value="2.26935179418316">
                <text:p>2.26935179418316</text:p>
              </table:table-cell>
              <table:table-cell office:value-type="float" office:value="19.3840880130489">
                <text:p>19.38408801304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6673">
                <text:p>5.16673</text:p>
              </table:table-cell>
              <table:table-cell office:value-type="float" office:value="18.511918">
                <text:p>18.511918</text:p>
              </table:table-cell>
              <table:table-cell office:value-type="float" office:value="8.20747702879658">
                <text:p>8.20747702879658</text:p>
              </table:table-cell>
              <table:table-cell office:value-type="float" office:value="18.5740268308115">
                <text:p>18.5740268308115</text:p>
              </table:table-cell>
              <table:table-cell office:value-type="float" office:value="2.27020427087517">
                <text:p>2.27020427087517</text:p>
              </table:table-cell>
              <table:table-cell office:value-type="float" office:value="19.439354628842">
                <text:p>19.4393546288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80429">
                <text:p>5.180429</text:p>
              </table:table-cell>
              <table:table-cell office:value-type="float" office:value="18.610974">
                <text:p>18.610974</text:p>
              </table:table-cell>
              <table:table-cell office:value-type="float" office:value="8.2199446625043">
                <text:p>8.2199446625043</text:p>
              </table:table-cell>
              <table:table-cell office:value-type="float" office:value="18.7174847383838">
                <text:p>18.7174847383838</text:p>
              </table:table-cell>
              <table:table-cell office:value-type="float" office:value="2.27066745815526">
                <text:p>2.27066745815526</text:p>
              </table:table-cell>
              <table:table-cell office:value-type="float" office:value="19.4960094623411">
                <text:p>19.49600946234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92707">
                <text:p>5.192707</text:p>
              </table:table-cell>
              <table:table-cell office:value-type="float" office:value="18.710217">
                <text:p>18.710217</text:p>
              </table:table-cell>
              <table:table-cell office:value-type="float" office:value="8.23042295358054">
                <text:p>8.23042295358054</text:p>
              </table:table-cell>
              <table:table-cell office:value-type="float" office:value="18.8594878456541">
                <text:p>18.8594878456541</text:p>
              </table:table-cell>
              <table:table-cell office:value-type="float" office:value="2.27077974261708">
                <text:p>2.27077974261708</text:p>
              </table:table-cell>
              <table:table-cell office:value-type="float" office:value="19.5542200228398">
                <text:p>19.55422002283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03616">
                <text:p>5.203616</text:p>
              </table:table-cell>
              <table:table-cell office:value-type="float" office:value="18.809619">
                <text:p>18.809619</text:p>
              </table:table-cell>
              <table:table-cell office:value-type="float" office:value="8.23904328478097">
                <text:p>8.23904328478097</text:p>
              </table:table-cell>
              <table:table-cell office:value-type="float" office:value="18.9998325610498">
                <text:p>18.9998325610498</text:p>
              </table:table-cell>
              <table:table-cell office:value-type="float" office:value="2.27057498108293">
                <text:p>2.27057498108293</text:p>
              </table:table-cell>
              <table:table-cell office:value-type="float" office:value="19.6141501562332">
                <text:p>19.61415015623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13215">
                <text:p>5.213215</text:p>
              </table:table-cell>
              <table:table-cell office:value-type="float" office:value="18.909156">
                <text:p>18.909156</text:p>
              </table:table-cell>
              <table:table-cell office:value-type="float" office:value="8.24594933608418">
                <text:p>8.24594933608418</text:p>
              </table:table-cell>
              <table:table-cell office:value-type="float" office:value="19.138333762307">
                <text:p>19.138333762307</text:p>
              </table:table-cell>
              <table:table-cell office:value-type="float" office:value="2.27008432673972">
                <text:p>2.27008432673972</text:p>
              </table:table-cell>
              <table:table-cell office:value-type="float" office:value="19.6759557392504">
                <text:p>19.67595573925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2157">
                <text:p>5.22157</text:p>
              </table:table-cell>
              <table:table-cell office:value-type="float" office:value="19.008806">
                <text:p>19.008806</text:p>
              </table:table-cell>
              <table:table-cell office:value-type="float" office:value="8.25129604762252">
                <text:p>8.25129604762252</text:p>
              </table:table-cell>
              <table:table-cell office:value-type="float" office:value="19.274813662216">
                <text:p>19.274813662216</text:p>
              </table:table-cell>
              <table:table-cell office:value-type="float" office:value="2.26934017261135">
                <text:p>2.26934017261135</text:p>
              </table:table-cell>
              <table:table-cell office:value-type="float" office:value="19.7397909836192">
                <text:p>19.73979098361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228751">
                <text:p>5.228751</text:p>
              </table:table-cell>
              <table:table-cell office:value-type="float" office:value="19.108547">
                <text:p>19.108547</text:p>
              </table:table-cell>
              <table:table-cell office:value-type="float" office:value="8.25524505161092">
                <text:p>8.25524505161092</text:p>
              </table:table-cell>
              <table:table-cell office:value-type="float" office:value="19.4091027445196">
                <text:p>19.4091027445196</text:p>
              </table:table-cell>
              <table:table-cell office:value-type="float" office:value="2.26837368268602">
                <text:p>2.26837368268602</text:p>
              </table:table-cell>
              <table:table-cell office:value-type="float" office:value="19.8058031503012">
                <text:p>19.80580315030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234832">
                <text:p>5.234832</text:p>
              </table:table-cell>
              <table:table-cell office:value-type="float" office:value="19.208362">
                <text:p>19.208362</text:p>
              </table:table-cell>
              <table:table-cell office:value-type="float" office:value="8.25796220980704">
                <text:p>8.25796220980704</text:p>
              </table:table-cell>
              <table:table-cell office:value-type="float" office:value="19.5410536508601">
                <text:p>19.5410536508601</text:p>
              </table:table-cell>
              <table:table-cell office:value-type="float" office:value="2.26721423909276">
                <text:p>2.26721423909276</text:p>
              </table:table-cell>
              <table:table-cell office:value-type="float" office:value="19.8741283442589">
                <text:p>19.87412834425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239895">
                <text:p>5.239895</text:p>
              </table:table-cell>
              <table:table-cell office:value-type="float" office:value="19.308233">
                <text:p>19.308233</text:p>
              </table:table-cell>
              <table:table-cell office:value-type="float" office:value="8.25962116344867">
                <text:p>8.25962116344867</text:p>
              </table:table-cell>
              <table:table-cell office:value-type="float" office:value="19.6705227980672">
                <text:p>19.6705227980672</text:p>
              </table:table-cell>
              <table:table-cell office:value-type="float" office:value="2.26589788385108">
                <text:p>2.26589788385108</text:p>
              </table:table-cell>
              <table:table-cell office:value-type="float" office:value="19.9448970818657">
                <text:p>19.94489708186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44021">
                <text:p>5.244021</text:p>
              </table:table-cell>
              <table:table-cell office:value-type="float" office:value="19.408148">
                <text:p>19.408148</text:p>
              </table:table-cell>
              <table:table-cell office:value-type="float" office:value="8.26039116622785">
                <text:p>8.26039116622785</text:p>
              </table:table-cell>
              <table:table-cell office:value-type="float" office:value="19.7973921653905">
                <text:p>19.7973921653905</text:p>
              </table:table-cell>
              <table:table-cell office:value-type="float" office:value="2.264456518847">
                <text:p>2.264456518847</text:p>
              </table:table-cell>
              <table:table-cell office:value-type="float" office:value="20.0182262758396">
                <text:p>20.01822627583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47301">
                <text:p>5.247301</text:p>
              </table:table-cell>
              <table:table-cell office:value-type="float" office:value="19.508094">
                <text:p>19.508094</text:p>
              </table:table-cell>
              <table:table-cell office:value-type="float" office:value="8.26044873401257">
                <text:p>8.26044873401257</text:p>
              </table:table-cell>
              <table:table-cell office:value-type="float" office:value="19.9215437950355">
                <text:p>19.9215437950355</text:p>
              </table:table-cell>
              <table:table-cell office:value-type="float" office:value="2.26293429105767">
                <text:p>2.26293429105767</text:p>
              </table:table-cell>
              <table:table-cell office:value-type="float" office:value="20.094229945457">
                <text:p>20.0942299454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49824">
                <text:p>5.249824</text:p>
              </table:table-cell>
              <table:table-cell office:value-type="float" office:value="19.608062">
                <text:p>19.608062</text:p>
              </table:table-cell>
              <table:table-cell office:value-type="float" office:value="8.25996205836729">
                <text:p>8.25996205836729</text:p>
              </table:table-cell>
              <table:table-cell office:value-type="float" office:value="20.0428825027006">
                <text:p>20.0428825027006</text:p>
              </table:table-cell>
              <table:table-cell office:value-type="float" office:value="2.26137324120912">
                <text:p>2.26137324120912</text:p>
              </table:table-cell>
              <table:table-cell office:value-type="float" office:value="20.1730063001591">
                <text:p>20.17300630015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251686">
                <text:p>5.251686</text:p>
              </table:table-cell>
              <table:table-cell office:value-type="float" office:value="19.708044">
                <text:p>19.708044</text:p>
              </table:table-cell>
              <table:table-cell office:value-type="float" office:value="8.25909980336821">
                <text:p>8.25909980336821</text:p>
              </table:table-cell>
              <table:table-cell office:value-type="float" office:value="20.1613234009332">
                <text:p>20.1613234009332</text:p>
              </table:table-cell>
              <table:table-cell office:value-type="float" office:value="2.25982556948417">
                <text:p>2.25982556948417</text:p>
              </table:table-cell>
              <table:table-cell office:value-type="float" office:value="20.2546436380475">
                <text:p>20.2546436380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252984">
                <text:p>5.252984</text:p>
              </table:table-cell>
              <table:table-cell office:value-type="float" office:value="19.808036">
                <text:p>19.808036</text:p>
              </table:table-cell>
              <table:table-cell office:value-type="float" office:value="8.2580230740312">
                <text:p>8.2580230740312</text:p>
              </table:table-cell>
              <table:table-cell office:value-type="float" office:value="20.2768005075576">
                <text:p>20.2768005075576</text:p>
              </table:table-cell>
              <table:table-cell office:value-type="float" office:value="2.25834773833019">
                <text:p>2.25834773833019</text:p>
              </table:table-cell>
              <table:table-cell office:value-type="float" office:value="20.3392173817259">
                <text:p>20.33921738172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253817">
                <text:p>5.253817</text:p>
              </table:table-cell>
              <table:table-cell office:value-type="float" office:value="19.908032">
                <text:p>19.908032</text:p>
              </table:table-cell>
              <table:table-cell office:value-type="float" office:value="8.25688723592248">
                <text:p>8.25688723592248</text:p>
              </table:table-cell>
              <table:table-cell office:value-type="float" office:value="20.3892483319304">
                <text:p>20.3892483319304</text:p>
              </table:table-cell>
              <table:table-cell office:value-type="float" office:value="2.25700472323105">
                <text:p>2.25700472323105</text:p>
              </table:table-cell>
              <table:table-cell office:value-type="float" office:value="20.4267960868515">
                <text:p>20.42679608685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254287">
                <text:p>5.254287</text:p>
              </table:table-cell>
              <table:table-cell office:value-type="float" office:value="20.008031">
                <text:p>20.008031</text:p>
              </table:table-cell>
              <table:table-cell office:value-type="float" office:value="8.25583975510695">
                <text:p>8.25583975510695</text:p>
              </table:table-cell>
              <table:table-cell office:value-type="float" office:value="20.4986235583515">
                <text:p>20.4986235583515</text:p>
              </table:table-cell>
              <table:table-cell office:value-type="float" office:value="2.2558692397578">
                <text:p>2.2558692397578</text:p>
              </table:table-cell>
              <table:table-cell office:value-type="float" office:value="20.51743352754">
                <text:p>20.517433527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254496">
                <text:p>5.254496</text:p>
              </table:table-cell>
              <table:table-cell office:value-type="float" office:value="20.108031">
                <text:p>20.108031</text:p>
              </table:table-cell>
              <table:table-cell office:value-type="float" office:value="8.25501785559101">
                <text:p>8.25501785559101</text:p>
              </table:table-cell>
              <table:table-cell office:value-type="float" office:value="20.6048897265216">
                <text:p>20.6048897265216</text:p>
              </table:table-cell>
              <table:table-cell office:value-type="float" office:value="2.25502114421771">
                <text:p>2.25502114421771</text:p>
              </table:table-cell>
              <table:table-cell office:value-type="float" office:value="20.6111717253739">
                <text:p>20.61117172537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254548">
                <text:p>5.254548</text:p>
              </table:table-cell>
              <table:table-cell office:value-type="float" office:value="20.208031">
                <text:p>20.208031</text:p>
              </table:table-cell>
              <table:table-cell office:value-type="float" office:value="8.254548">
                <text:p>8.254548</text:p>
              </table:table-cell>
              <table:table-cell office:value-type="float" office:value="20.708031">
                <text:p>20.708031</text:p>
              </table:table-cell>
              <table:table-cell office:value-type="float" office:value="2.254548">
                <text:p>2.254548</text:p>
              </table:table-cell>
              <table:table-cell office:value-type="float" office:value="20.708031">
                <text:p>20.708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254548">
                <text:p>5.254548</text:p>
              </table:table-cell>
              <table:table-cell office:value-type="float" office:value="20.308031">
                <text:p>20.308031</text:p>
              </table:table-cell>
              <table:table-cell office:value-type="float" office:value="8.254548">
                <text:p>8.254548</text:p>
              </table:table-cell>
              <table:table-cell office:value-type="float" office:value="20.808031">
                <text:p>20.808031</text:p>
              </table:table-cell>
              <table:table-cell office:value-type="float" office:value="2.254548">
                <text:p>2.254548</text:p>
              </table:table-cell>
              <table:table-cell office:value-type="float" office:value="20.808031">
                <text:p>20.8080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254601">
                <text:p>5.254601</text:p>
              </table:table-cell>
              <table:table-cell office:value-type="float" office:value="20.408031">
                <text:p>20.408031</text:p>
              </table:table-cell>
              <table:table-cell office:value-type="float" office:value="8.25512285559101">
                <text:p>8.25512285559101</text:p>
              </table:table-cell>
              <table:table-cell office:value-type="float" office:value="20.9048897265216">
                <text:p>20.9048897265216</text:p>
              </table:table-cell>
              <table:table-cell office:value-type="float" office:value="2.25512614421771">
                <text:p>2.25512614421771</text:p>
              </table:table-cell>
              <table:table-cell office:value-type="float" office:value="20.9111717253739">
                <text:p>20.91117172537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5481">
                <text:p>5.25481</text:p>
              </table:table-cell>
              <table:table-cell office:value-type="float" office:value="20.50803">
                <text:p>20.50803</text:p>
              </table:table-cell>
              <table:table-cell office:value-type="float" office:value="8.25636275510695">
                <text:p>8.25636275510695</text:p>
              </table:table-cell>
              <table:table-cell office:value-type="float" office:value="20.9986225583515">
                <text:p>20.9986225583515</text:p>
              </table:table-cell>
              <table:table-cell office:value-type="float" office:value="2.2563922397578">
                <text:p>2.2563922397578</text:p>
              </table:table-cell>
              <table:table-cell office:value-type="float" office:value="21.01743252754">
                <text:p>21.017432527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255279">
                <text:p>5.255279</text:p>
              </table:table-cell>
              <table:table-cell office:value-type="float" office:value="20.608029">
                <text:p>20.608029</text:p>
              </table:table-cell>
              <table:table-cell office:value-type="float" office:value="8.25834923592248">
                <text:p>8.25834923592248</text:p>
              </table:table-cell>
              <table:table-cell office:value-type="float" office:value="21.0892453319304">
                <text:p>21.0892453319304</text:p>
              </table:table-cell>
              <table:table-cell office:value-type="float" office:value="2.25846672323105">
                <text:p>2.25846672323105</text:p>
              </table:table-cell>
              <table:table-cell office:value-type="float" office:value="21.1267930868515">
                <text:p>21.12679308685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56112">
                <text:p>5.256112</text:p>
              </table:table-cell>
              <table:table-cell office:value-type="float" office:value="20.708026">
                <text:p>20.708026</text:p>
              </table:table-cell>
              <table:table-cell office:value-type="float" office:value="8.2611510740312">
                <text:p>8.2611510740312</text:p>
              </table:table-cell>
              <table:table-cell office:value-type="float" office:value="21.1767905075576">
                <text:p>21.1767905075576</text:p>
              </table:table-cell>
              <table:table-cell office:value-type="float" office:value="2.26147573833019">
                <text:p>2.26147573833019</text:p>
              </table:table-cell>
              <table:table-cell office:value-type="float" office:value="21.2392073817259">
                <text:p>21.23920738172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5741">
                <text:p>5.25741</text:p>
              </table:table-cell>
              <table:table-cell office:value-type="float" office:value="20.808017">
                <text:p>20.808017</text:p>
              </table:table-cell>
              <table:table-cell office:value-type="float" office:value="8.26482380336821">
                <text:p>8.26482380336821</text:p>
              </table:table-cell>
              <table:table-cell office:value-type="float" office:value="21.2612964009332">
                <text:p>21.2612964009332</text:p>
              </table:table-cell>
              <table:table-cell office:value-type="float" office:value="2.26554956948417">
                <text:p>2.26554956948417</text:p>
              </table:table-cell>
              <table:table-cell office:value-type="float" office:value="21.3546166380475">
                <text:p>21.3546166380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259272">
                <text:p>5.259272</text:p>
              </table:table-cell>
              <table:table-cell office:value-type="float" office:value="20.908">
                <text:p>20.908</text:p>
              </table:table-cell>
              <table:table-cell office:value-type="float" office:value="8.26941005836729">
                <text:p>8.26941005836729</text:p>
              </table:table-cell>
              <table:table-cell office:value-type="float" office:value="21.3428205027006">
                <text:p>21.3428205027006</text:p>
              </table:table-cell>
              <table:table-cell office:value-type="float" office:value="2.27082124120912">
                <text:p>2.27082124120912</text:p>
              </table:table-cell>
              <table:table-cell office:value-type="float" office:value="21.4729443001591">
                <text:p>21.47294430015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61796">
                <text:p>5.261796</text:p>
              </table:table-cell>
              <table:table-cell office:value-type="float" office:value="21.007968">
                <text:p>21.007968</text:p>
              </table:table-cell>
              <table:table-cell office:value-type="float" office:value="8.27494373401257">
                <text:p>8.27494373401257</text:p>
              </table:table-cell>
              <table:table-cell office:value-type="float" office:value="21.4214177950355">
                <text:p>21.4214177950355</text:p>
              </table:table-cell>
              <table:table-cell office:value-type="float" office:value="2.27742929105767">
                <text:p>2.27742929105767</text:p>
              </table:table-cell>
              <table:table-cell office:value-type="float" office:value="21.594103945457">
                <text:p>21.5941039454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65075">
                <text:p>5.265075</text:p>
              </table:table-cell>
              <table:table-cell office:value-type="float" office:value="21.107914">
                <text:p>21.107914</text:p>
              </table:table-cell>
              <table:table-cell office:value-type="float" office:value="8.28144516622785">
                <text:p>8.28144516622785</text:p>
              </table:table-cell>
              <table:table-cell office:value-type="float" office:value="21.4971581653905">
                <text:p>21.4971581653905</text:p>
              </table:table-cell>
              <table:table-cell office:value-type="float" office:value="2.285510518847">
                <text:p>2.285510518847</text:p>
              </table:table-cell>
              <table:table-cell office:value-type="float" office:value="21.7179922758396">
                <text:p>21.71799227583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269202">
                <text:p>5.269202</text:p>
              </table:table-cell>
              <table:table-cell office:value-type="float" office:value="21.207828">
                <text:p>21.207828</text:p>
              </table:table-cell>
              <table:table-cell office:value-type="float" office:value="8.28892816344867">
                <text:p>8.28892816344867</text:p>
              </table:table-cell>
              <table:table-cell office:value-type="float" office:value="21.5701177980672">
                <text:p>21.5701177980672</text:p>
              </table:table-cell>
              <table:table-cell office:value-type="float" office:value="2.29520488385108">
                <text:p>2.29520488385108</text:p>
              </table:table-cell>
              <table:table-cell office:value-type="float" office:value="21.8444920818657">
                <text:p>21.84449208186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274264">
                <text:p>5.274264</text:p>
              </table:table-cell>
              <table:table-cell office:value-type="float" office:value="21.3077">
                <text:p>21.3077</text:p>
              </table:table-cell>
              <table:table-cell office:value-type="float" office:value="8.29739420980704">
                <text:p>8.29739420980704</text:p>
              </table:table-cell>
              <table:table-cell office:value-type="float" office:value="21.6403916508601">
                <text:p>21.6403916508601</text:p>
              </table:table-cell>
              <table:table-cell office:value-type="float" office:value="2.30664623909276">
                <text:p>2.30664623909276</text:p>
              </table:table-cell>
              <table:table-cell office:value-type="float" office:value="21.9734663442589">
                <text:p>21.97346634425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280345">
                <text:p>5.280345</text:p>
              </table:table-cell>
              <table:table-cell office:value-type="float" office:value="21.407514">
                <text:p>21.407514</text:p>
              </table:table-cell>
              <table:table-cell office:value-type="float" office:value="8.30683905161092">
                <text:p>8.30683905161092</text:p>
              </table:table-cell>
              <table:table-cell office:value-type="float" office:value="21.7080697445196">
                <text:p>21.7080697445196</text:p>
              </table:table-cell>
              <table:table-cell office:value-type="float" office:value="2.31996768268602">
                <text:p>2.31996768268602</text:p>
              </table:table-cell>
              <table:table-cell office:value-type="float" office:value="22.1047701503012">
                <text:p>22.1047701503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87526">
                <text:p>5.287526</text:p>
              </table:table-cell>
              <table:table-cell office:value-type="float" office:value="21.507255">
                <text:p>21.507255</text:p>
              </table:table-cell>
              <table:table-cell office:value-type="float" office:value="8.31725204762252">
                <text:p>8.31725204762252</text:p>
              </table:table-cell>
              <table:table-cell office:value-type="float" office:value="21.773262662216">
                <text:p>21.773262662216</text:p>
              </table:table-cell>
              <table:table-cell office:value-type="float" office:value="2.33529617261135">
                <text:p>2.33529617261135</text:p>
              </table:table-cell>
              <table:table-cell office:value-type="float" office:value="22.2382399836192">
                <text:p>22.23823998361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95881">
                <text:p>5.295881</text:p>
              </table:table-cell>
              <table:table-cell office:value-type="float" office:value="21.606905">
                <text:p>21.606905</text:p>
              </table:table-cell>
              <table:table-cell office:value-type="float" office:value="8.32861533608418">
                <text:p>8.32861533608418</text:p>
              </table:table-cell>
              <table:table-cell office:value-type="float" office:value="21.836082762307">
                <text:p>21.836082762307</text:p>
              </table:table-cell>
              <table:table-cell office:value-type="float" office:value="2.35275032673972">
                <text:p>2.35275032673972</text:p>
              </table:table-cell>
              <table:table-cell office:value-type="float" office:value="22.3737047392504">
                <text:p>22.37370473925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305481">
                <text:p>5.305481</text:p>
              </table:table-cell>
              <table:table-cell office:value-type="float" office:value="21.706442">
                <text:p>21.706442</text:p>
              </table:table-cell>
              <table:table-cell office:value-type="float" office:value="8.34090828478097">
                <text:p>8.34090828478097</text:p>
              </table:table-cell>
              <table:table-cell office:value-type="float" office:value="21.8966555610498">
                <text:p>21.8966555610498</text:p>
              </table:table-cell>
              <table:table-cell office:value-type="float" office:value="2.37243998108293">
                <text:p>2.37243998108293</text:p>
              </table:table-cell>
              <table:table-cell office:value-type="float" office:value="22.5109731562332">
                <text:p>22.51097315623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31639">
                <text:p>5.31639</text:p>
              </table:table-cell>
              <table:table-cell office:value-type="float" office:value="21.805845">
                <text:p>21.805845</text:p>
              </table:table-cell>
              <table:table-cell office:value-type="float" office:value="8.35410595358054">
                <text:p>8.35410595358054</text:p>
              </table:table-cell>
              <table:table-cell office:value-type="float" office:value="21.9551158456541">
                <text:p>21.9551158456541</text:p>
              </table:table-cell>
              <table:table-cell office:value-type="float" office:value="2.39446274261708">
                <text:p>2.39446274261708</text:p>
              </table:table-cell>
              <table:table-cell office:value-type="float" office:value="22.6498480228398">
                <text:p>22.64984802283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328667">
                <text:p>5.328667</text:p>
              </table:table-cell>
              <table:table-cell office:value-type="float" office:value="21.905088">
                <text:p>21.905088</text:p>
              </table:table-cell>
              <table:table-cell office:value-type="float" office:value="8.3681826625043">
                <text:p>8.3681826625043</text:p>
              </table:table-cell>
              <table:table-cell office:value-type="float" office:value="22.0115987383838">
                <text:p>22.0115987383838</text:p>
              </table:table-cell>
              <table:table-cell office:value-type="float" office:value="2.41890545815526">
                <text:p>2.41890545815526</text:p>
              </table:table-cell>
              <table:table-cell office:value-type="float" office:value="22.7901234623411">
                <text:p>22.79012346234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342366">
                <text:p>5.342366</text:p>
              </table:table-cell>
              <table:table-cell office:value-type="float" office:value="22.004144">
                <text:p>22.004144</text:p>
              </table:table-cell>
              <table:table-cell office:value-type="float" office:value="8.38311302879658">
                <text:p>8.38311302879658</text:p>
              </table:table-cell>
              <table:table-cell office:value-type="float" office:value="22.0662528308115">
                <text:p>22.0662528308115</text:p>
              </table:table-cell>
              <table:table-cell office:value-type="float" office:value="2.44584027087517">
                <text:p>2.44584027087517</text:p>
              </table:table-cell>
              <table:table-cell office:value-type="float" office:value="22.931580628842">
                <text:p>22.9315806288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357534">
                <text:p>5.357534</text:p>
              </table:table-cell>
              <table:table-cell office:value-type="float" office:value="22.102986">
                <text:p>22.102986</text:p>
              </table:table-cell>
              <table:table-cell office:value-type="float" office:value="8.39887187459935">
                <text:p>8.39887187459935</text:p>
              </table:table-cell>
              <table:table-cell office:value-type="float" office:value="22.1192320003538">
                <text:p>22.1192320003538</text:p>
              </table:table-cell>
              <table:table-cell office:value-type="float" office:value="2.47532379418316">
                <text:p>2.47532379418316</text:p>
              </table:table-cell>
              <table:table-cell office:value-type="float" office:value="23.0739980130489">
                <text:p>23.07399801304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374211">
                <text:p>5.374211</text:p>
              </table:table-cell>
              <table:table-cell office:value-type="float" office:value="22.201584">
                <text:p>22.201584</text:p>
              </table:table-cell>
              <table:table-cell office:value-type="float" office:value="8.415435467679">
                <text:p>8.415435467679</text:p>
              </table:table-cell>
              <table:table-cell office:value-type="float" office:value="22.1707013642544">
                <text:p>22.1707013642544</text:p>
              </table:table-cell>
              <table:table-cell office:value-type="float" office:value="2.50739303405897">
                <text:p>2.50739303405897</text:p>
              </table:table-cell>
              <table:table-cell office:value-type="float" office:value="23.2171403746822">
                <text:p>23.21714037468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392431">
                <text:p>5.392431</text:p>
              </table:table-cell>
              <table:table-cell office:value-type="float" office:value="22.29991">
                <text:p>22.29991</text:p>
              </table:table-cell>
              <table:table-cell office:value-type="float" office:value="8.43278391530617">
                <text:p>8.43278391530617</text:p>
              </table:table-cell>
              <table:table-cell office:value-type="float" office:value="22.2208268134854">
                <text:p>22.2208268134854</text:p>
              </table:table-cell>
              <table:table-cell office:value-type="float" office:value="2.54207008655294">
                <text:p>2.54207008655294</text:p>
              </table:table-cell>
              <table:table-cell office:value-type="float" office:value="23.3607788246401">
                <text:p>23.36077882464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412222">
                <text:p>5.412222</text:p>
              </table:table-cell>
              <table:table-cell office:value-type="float" office:value="22.39793">
                <text:p>22.39793</text:p>
              </table:table-cell>
              <table:table-cell office:value-type="float" office:value="8.45090218688971">
                <text:p>8.45090218688971</text:p>
              </table:table-cell>
              <table:table-cell office:value-type="float" office:value="22.269778832218">
                <text:p>22.269778832218</text:p>
              </table:table-cell>
              <table:table-cell office:value-type="float" office:value="2.57935733708769">
                <text:p>2.57935733708769</text:p>
              </table:table-cell>
              <table:table-cell office:value-type="float" office:value="23.5046719760824">
                <text:p>23.5046719760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433604">
                <text:p>5.433604</text:p>
              </table:table-cell>
              <table:table-cell office:value-type="float" office:value="22.495617">
                <text:p>22.495617</text:p>
              </table:table-cell>
              <table:table-cell office:value-type="float" office:value="8.46977895125488">
                <text:p>8.46977895125488</text:p>
              </table:table-cell>
              <table:table-cell office:value-type="float" office:value="22.3177359572426">
                <text:p>22.3177359572426</text:p>
              </table:table-cell>
              <table:table-cell office:value-type="float" office:value="2.61923776268021">
                <text:p>2.61923776268021</text:p>
              </table:table-cell>
              <table:table-cell office:value-type="float" office:value="23.6485882408531">
                <text:p>23.6485882408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45659">
                <text:p>5.45659</text:p>
              </table:table-cell>
              <table:table-cell office:value-type="float" office:value="22.592938">
                <text:p>22.592938</text:p>
              </table:table-cell>
              <table:table-cell office:value-type="float" office:value="8.48940877712818">
                <text:p>8.48940877712818</text:p>
              </table:table-cell>
              <table:table-cell office:value-type="float" office:value="22.3648804083729">
                <text:p>22.3648804083729</text:p>
              </table:table-cell>
              <table:table-cell office:value-type="float" office:value="2.66167199729833">
                <text:p>2.66167199729833</text:p>
              </table:table-cell>
              <table:table-cell office:value-type="float" office:value="23.792285054932">
                <text:p>23.7922850549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81187">
                <text:p>5.481187</text:p>
              </table:table-cell>
              <table:table-cell office:value-type="float" office:value="22.689865">
                <text:p>22.689865</text:p>
              </table:table-cell>
              <table:table-cell office:value-type="float" office:value="8.50979287651159">
                <text:p>8.50979287651159</text:p>
              </table:table-cell>
              <table:table-cell office:value-type="float" office:value="22.4113933771019">
                <text:p>22.4113933771019</text:p>
              </table:table-cell>
              <table:table-cell office:value-type="float" office:value="2.70660467018571">
                <text:p>2.70660467018571</text:p>
              </table:table-cell>
              <table:table-cell office:value-type="float" office:value="23.9355346572857">
                <text:p>23.9355346572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507394">
                <text:p>5.507394</text:p>
              </table:table-cell>
              <table:table-cell office:value-type="float" office:value="22.786368">
                <text:p>22.786368</text:p>
              </table:table-cell>
              <table:table-cell office:value-type="float" office:value="8.53093848696649">
                <text:p>8.53093848696649</text:p>
              </table:table-cell>
              <table:table-cell office:value-type="float" office:value="22.4574626407634">
                <text:p>22.4574626407634</text:p>
              </table:table-cell>
              <table:table-cell office:value-type="float" office:value="2.75395635856787">
                <text:p>2.75395635856787</text:p>
              </table:table-cell>
              <table:table-cell office:value-type="float" office:value="24.0781037139697">
                <text:p>24.07810371396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35204">
                <text:p>5.535204</text:p>
              </table:table-cell>
              <table:table-cell office:value-type="float" office:value="22.882422">
                <text:p>22.882422</text:p>
              </table:table-cell>
              <table:table-cell office:value-type="float" office:value="8.55285944496228">
                <text:p>8.55285944496228</text:p>
              </table:table-cell>
              <table:table-cell office:value-type="float" office:value="22.5032708223815">
                <text:p>22.5032708223815</text:p>
              </table:table-cell>
              <table:table-cell office:value-type="float" office:value="2.80363301507412">
                <text:p>2.80363301507412</text:p>
              </table:table-cell>
              <table:table-cell office:value-type="float" office:value="24.2197775825999">
                <text:p>24.2197775825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564603">
                <text:p>5.564603</text:p>
              </table:table-cell>
              <table:table-cell office:value-type="float" office:value="22.978002">
                <text:p>22.978002</text:p>
              </table:table-cell>
              <table:table-cell office:value-type="float" office:value="8.57557695241945">
                <text:p>8.57557695241945</text:p>
              </table:table-cell>
              <table:table-cell office:value-type="float" office:value="22.5490079932218">
                <text:p>22.5490079932218</text:p>
              </table:table-cell>
              <table:table-cell office:value-type="float" office:value="2.8555175877475">
                <text:p>2.8555175877475</text:p>
              </table:table-cell>
              <table:table-cell office:value-type="float" office:value="24.3603392342235">
                <text:p>24.36033923422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595571">
                <text:p>5.595571</text:p>
              </table:table-cell>
              <table:table-cell office:value-type="float" office:value="23.073085">
                <text:p>23.073085</text:p>
              </table:table-cell>
              <table:table-cell office:value-type="float" office:value="8.59911825099719">
                <text:p>8.59911825099719</text:p>
              </table:table-cell>
              <table:table-cell office:value-type="float" office:value="22.5948550228685">
                <text:p>22.5948550228685</text:p>
              </table:table-cell>
              <table:table-cell office:value-type="float" office:value="2.90947926866693">
                <text:p>2.90947926866693</text:p>
              </table:table-cell>
              <table:table-cell office:value-type="float" office:value="24.4995881408532">
                <text:p>24.49958814085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628081">
                <text:p>5.628081</text:p>
              </table:table-cell>
              <table:table-cell office:value-type="float" office:value="23.167652">
                <text:p>23.167652</text:p>
              </table:table-cell>
              <table:table-cell office:value-type="float" office:value="8.62351717140041">
                <text:p>8.62351717140041</text:p>
              </table:table-cell>
              <table:table-cell office:value-type="float" office:value="22.6410001766233">
                <text:p>22.6410001766233</text:p>
              </table:table-cell>
              <table:table-cell office:value-type="float" office:value="2.96536629409476">
                <text:p>2.96536629409476</text:p>
              </table:table-cell>
              <table:table-cell office:value-type="float" office:value="24.6373289695943">
                <text:p>24.63732896959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662099">
                <text:p>5.662099</text:p>
              </table:table-cell>
              <table:table-cell office:value-type="float" office:value="23.261686">
                <text:p>23.261686</text:p>
              </table:table-cell>
              <table:table-cell office:value-type="float" office:value="8.64881126283833">
                <text:p>8.64881126283833</text:p>
              </table:table-cell>
              <table:table-cell office:value-type="float" office:value="22.6876216664875">
                <text:p>22.6876216664875</text:p>
              </table:table-cell>
              <table:table-cell office:value-type="float" office:value="3.02301367034616">
                <text:p>3.02301367034616</text:p>
              </table:table-cell>
              <table:table-cell office:value-type="float" office:value="24.7733832655945">
                <text:p>24.7733832655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97587">
                <text:p>5.697587</text:p>
              </table:table-cell>
              <table:table-cell office:value-type="float" office:value="23.355177">
                <text:p>23.355177</text:p>
              </table:table-cell>
              <table:table-cell office:value-type="float" office:value="8.6750453314541">
                <text:p>8.6750453314541</text:p>
              </table:table-cell>
              <table:table-cell office:value-type="float" office:value="22.7349013480076">
                <text:p>22.7349013480076</text:p>
              </table:table-cell>
              <table:table-cell office:value-type="float" office:value="3.08224284386529">
                <text:p>3.08224284386529</text:p>
              </table:table-cell>
              <table:table-cell office:value-type="float" office:value="24.9075863999239">
                <text:p>24.90758639992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34499">
                <text:p>5.734499</text:p>
              </table:table-cell>
              <table:table-cell office:value-type="float" office:value="23.448113">
                <text:p>23.448113</text:p>
              </table:table-cell>
              <table:table-cell office:value-type="float" office:value="8.70226538901082">
                <text:p>8.70226538901082</text:p>
              </table:table-cell>
              <table:table-cell office:value-type="float" office:value="22.7830095041005">
                <text:p>22.7830095041005</text:p>
              </table:table-cell>
              <table:table-cell office:value-type="float" office:value="3.14286165771392">
                <text:p>3.14286165771392</text:p>
              </table:table-cell>
              <table:table-cell office:value-type="float" office:value="25.039783784449">
                <text:p>25.039783784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772788">
                <text:p>5.772788</text:p>
              </table:table-cell>
              <table:table-cell office:value-type="float" office:value="23.540492">
                <text:p>23.540492</text:p>
              </table:table-cell>
              <table:table-cell office:value-type="float" office:value="8.73052367380994">
                <text:p>8.73052367380994</text:p>
              </table:table-cell>
              <table:table-cell office:value-type="float" office:value="22.832113793198">
                <text:p>22.832113793198</text:p>
              </table:table-cell>
              <table:table-cell office:value-type="float" office:value="3.20467421346694">
                <text:p>3.20467421346694</text:p>
              </table:table-cell>
              <table:table-cell office:value-type="float" office:value="25.1698451168592">
                <text:p>25.16984511685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812397">
                <text:p>5.812397</text:p>
              </table:table-cell>
              <table:table-cell office:value-type="float" office:value="23.632313">
                <text:p>23.632313</text:p>
              </table:table-cell>
              <table:table-cell office:value-type="float" office:value="8.75987186234201">
                <text:p>8.75987186234201</text:p>
              </table:table-cell>
              <table:table-cell office:value-type="float" office:value="22.8823850462191">
                <text:p>22.8823850462191</text:p>
              </table:table-cell>
              <table:table-cell office:value-type="float" office:value="3.26746498009189">
                <text:p>3.26746498009189</text:p>
              </table:table-cell>
              <table:table-cell office:value-type="float" office:value="25.2976421008225">
                <text:p>25.2976421008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53267">
                <text:p>5.853267</text:p>
              </table:table-cell>
              <table:table-cell office:value-type="float" office:value="23.723579">
                <text:p>23.723579</text:p>
              </table:table-cell>
              <table:table-cell office:value-type="float" office:value="8.79036298152686">
                <text:p>8.79036298152686</text:p>
              </table:table-cell>
              <table:table-cell office:value-type="float" office:value="22.9339796108799">
                <text:p>22.9339796108799</text:p>
              </table:table-cell>
              <table:table-cell office:value-type="float" office:value="3.3310192517838">
                <text:p>3.3310192517838</text:p>
              </table:table-cell>
              <table:table-cell office:value-type="float" office:value="25.4230690107439">
                <text:p>25.42306901074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895335">
                <text:p>5.895335</text:p>
              </table:table-cell>
              <table:table-cell office:value-type="float" office:value="23.814299">
                <text:p>23.814299</text:p>
              </table:table-cell>
              <table:table-cell office:value-type="float" office:value="8.8220490397324">
                <text:p>8.8220490397324</text:p>
              </table:table-cell>
              <table:table-cell office:value-type="float" office:value="22.987047569277">
                <text:p>22.987047569277</text:p>
              </table:table-cell>
              <table:table-cell office:value-type="float" office:value="3.39511948048763">
                <text:p>3.39511948048763</text:p>
              </table:table-cell>
              <table:table-cell office:value-type="float" office:value="25.5460386905971">
                <text:p>25.54603869059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938533">
                <text:p>5.938533</text:p>
              </table:table-cell>
              <table:table-cell office:value-type="float" office:value="23.904486">
                <text:p>23.904486</text:p>
              </table:table-cell>
              <table:table-cell office:value-type="float" office:value="8.85498016037798">
                <text:p>8.85498016037798</text:p>
              </table:table-cell>
              <table:table-cell office:value-type="float" office:value="23.0417369282977">
                <text:p>23.0417369282977</text:p>
              </table:table-cell>
              <table:table-cell office:value-type="float" office:value="3.45954214181617">
                <text:p>3.45954214181617</text:p>
              </table:table-cell>
              <table:table-cell office:value-type="float" office:value="25.6664747414626">
                <text:p>25.66647474146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982791">
                <text:p>5.982791</text:p>
              </table:table-cell>
              <table:table-cell office:value-type="float" office:value="23.994159">
                <text:p>23.994159</text:p>
              </table:table-cell>
              <table:table-cell office:value-type="float" office:value="8.88920546173275">
                <text:p>8.88920546173275</text:p>
              </table:table-cell>
              <table:table-cell office:value-type="float" office:value="23.0981930538666">
                <text:p>23.0981930538666</text:p>
              </table:table-cell>
              <table:table-cell office:value-type="float" office:value="3.52406357278256">
                <text:p>3.52406357278256</text:p>
              </table:table-cell>
              <table:table-cell office:value-type="float" office:value="25.7843152609584">
                <text:p>25.78431526095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28033">
                <text:p>6.028033</text:p>
              </table:table-cell>
              <table:table-cell office:value-type="float" office:value="24.083338">
                <text:p>24.083338</text:p>
              </table:table-cell>
              <table:table-cell office:value-type="float" office:value="8.92476487753184">
                <text:p>8.92476487753184</text:p>
              </table:table-cell>
              <table:table-cell office:value-type="float" office:value="23.1565454505636">
                <text:p>23.1565454505636</text:p>
              </table:table-cell>
              <table:table-cell office:value-type="float" office:value="3.58846259134115">
                <text:p>3.58846259134115</text:p>
              </table:table-cell>
              <table:table-cell office:value-type="float" office:value="25.8995142638015">
                <text:p>25.8995142638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74184">
                <text:p>6.074184</text:p>
              </table:table-cell>
              <table:table-cell office:value-type="float" office:value="24.172051">
                <text:p>24.172051</text:p>
              </table:table-cell>
              <table:table-cell office:value-type="float" office:value="8.96169817649595">
                <text:p>8.96169817649595</text:p>
              </table:table-cell>
              <table:table-cell office:value-type="float" office:value="23.2169269868295">
                <text:p>23.2169269868295</text:p>
              </table:table-cell>
              <table:table-cell office:value-type="float" office:value="3.65252162109966">
                <text:p>3.65252162109966</text:p>
              </table:table-cell>
              <table:table-cell office:value-type="float" office:value="26.0120377724032">
                <text:p>26.01203777240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21164">
                <text:p>6.121164</text:p>
              </table:table-cell>
              <table:table-cell office:value-type="float" office:value="24.260328">
                <text:p>24.260328</text:p>
              </table:table-cell>
              <table:table-cell office:value-type="float" office:value="9.00003390091916">
                <text:p>9.00003390091916</text:p>
              </table:table-cell>
              <table:table-cell office:value-type="float" office:value="23.2794569108238">
                <text:p>23.2794569108238</text:p>
              </table:table-cell>
              <table:table-cell office:value-type="float" office:value="3.71602904156606">
                <text:p>3.71602904156606</text:p>
              </table:table-cell>
              <table:table-cell office:value-type="float" office:value="26.1218665657351">
                <text:p>26.12186656573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168891">
                <text:p>6.168891</text:p>
              </table:table-cell>
              <table:table-cell office:value-type="float" office:value="24.348204">
                <text:p>24.348204</text:p>
              </table:table-cell>
              <table:table-cell office:value-type="float" office:value="9.03979177515661">
                <text:p>9.03979177515661</text:p>
              </table:table-cell>
              <table:table-cell office:value-type="float" office:value="23.3442474575116">
                <text:p>23.3442474575116</text:p>
              </table:table-cell>
              <table:table-cell office:value-type="float" office:value="3.77878157782105">
                <text:p>3.77878157782105</text:p>
              </table:table-cell>
              <table:table-cell office:value-type="float" office:value="26.2289955753776">
                <text:p>26.2289955753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21728">
                <text:p>6.21728</text:p>
              </table:table-cell>
              <table:table-cell office:value-type="float" office:value="24.435716">
                <text:p>24.435716</text:p>
              </table:table-cell>
              <table:table-cell office:value-type="float" office:value="9.08098448007752">
                <text:p>9.08098448007752</text:p>
              </table:table-cell>
              <table:table-cell office:value-type="float" office:value="23.4114129926902">
                <text:p>23.4114129926902</text:p>
              </table:table-cell>
              <table:table-cell office:value-type="float" office:value="3.84057673743256">
                <text:p>3.84057673743256</text:p>
              </table:table-cell>
              <table:table-cell office:value-type="float" office:value="26.3334202977507">
                <text:p>26.33342029775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266248">
                <text:p>6.266248</text:p>
              </table:table-cell>
              <table:table-cell office:value-type="float" office:value="24.522906">
                <text:p>24.522906</text:p>
              </table:table-cell>
              <table:table-cell office:value-type="float" office:value="9.12361452834024">
                <text:p>9.12361452834024</text:p>
              </table:table-cell>
              <table:table-cell office:value-type="float" office:value="23.4810535523277">
                <text:p>23.4810535523277</text:p>
              </table:table-cell>
              <table:table-cell office:value-type="float" office:value="3.90123180757188">
                <text:p>3.90123180757188</text:p>
              </table:table-cell>
              <table:table-cell office:value-type="float" office:value="26.4351555678004">
                <text:p>26.4351555678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315707">
                <text:p>6.315707</text:p>
              </table:table-cell>
              <table:table-cell office:value-type="float" office:value="24.609819">
                <text:p>24.609819</text:p>
              </table:table-cell>
              <table:table-cell office:value-type="float" office:value="9.16766906322907">
                <text:p>9.16766906322907</text:p>
              </table:table-cell>
              <table:table-cell office:value-type="float" office:value="23.5532621440276">
                <text:p>23.5532621440276</text:p>
              </table:table-cell>
              <table:table-cell office:value-type="float" office:value="3.9605721367203">
                <text:p>3.9605721367203</text:p>
              </table:table-cell>
              <table:table-cell office:value-type="float" office:value="26.5342253437238">
                <text:p>26.53422534372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36557">
                <text:p>6.36557</text:p>
              </table:table-cell>
              <table:table-cell office:value-type="float" office:value="24.696501">
                <text:p>24.696501</text:p>
              </table:table-cell>
              <table:table-cell office:value-type="float" office:value="9.21312814782089">
                <text:p>9.21312814782089</text:p>
              </table:table-cell>
              <table:table-cell office:value-type="float" office:value="23.628131871478">
                <text:p>23.628131871478</text:p>
              </table:table-cell>
              <table:table-cell office:value-type="float" office:value="4.01843200996035">
                <text:p>4.01843200996035</text:p>
              </table:table-cell>
              <table:table-cell office:value-type="float" office:value="26.6306528181654">
                <text:p>26.63065281816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415747">
                <text:p>6.415747</text:p>
              </table:table-cell>
              <table:table-cell office:value-type="float" office:value="24.783001">
                <text:p>24.783001</text:p>
              </table:table-cell>
              <table:table-cell office:value-type="float" office:value="9.2599547501664">
                <text:p>9.2599547501664</text:p>
              </table:table-cell>
              <table:table-cell office:value-type="float" office:value="23.7057441718047">
                <text:p>23.7057441718047</text:p>
              </table:table-cell>
              <table:table-cell office:value-type="float" office:value="4.07466080223026">
                <text:p>4.07466080223026</text:p>
              </table:table-cell>
              <table:table-cell office:value-type="float" office:value="26.7244734861846">
                <text:p>26.72447348618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466149">
                <text:p>6.466149</text:p>
              </table:table-cell>
              <table:table-cell office:value-type="float" office:value="24.86937">
                <text:p>24.86937</text:p>
              </table:table-cell>
              <table:table-cell office:value-type="float" office:value="9.30810123953695">
                <text:p>9.30810123953695</text:p>
              </table:table-cell>
              <table:table-cell office:value-type="float" office:value="23.7861768186187">
                <text:p>23.7861768186187</text:p>
              </table:table-cell>
              <table:table-cell office:value-type="float" office:value="4.12912169710222">
                <text:p>4.12912169710222</text:p>
              </table:table-cell>
              <table:table-cell office:value-type="float" office:value="26.8157264384537">
                <text:p>26.81572643845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516687">
                <text:p>6.516687</text:p>
              </table:table-cell>
              <table:table-cell office:value-type="float" office:value="24.955659">
                <text:p>24.955659</text:p>
              </table:table-cell>
              <table:table-cell office:value-type="float" office:value="9.35750357879657">
                <text:p>9.35750357879657</text:p>
              </table:table-cell>
              <table:table-cell office:value-type="float" office:value="23.8694908888705">
                <text:p>23.8694908888705</text:p>
              </table:table-cell>
              <table:table-cell office:value-type="float" office:value="4.18169881285604">
                <text:p>4.18169881285604</text:p>
              </table:table-cell>
              <table:table-cell office:value-type="float" office:value="26.9044612387862">
                <text:p>26.90446123878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56727">
                <text:p>6.56727</text:p>
              </table:table-cell>
              <table:table-cell office:value-type="float" office:value="25.041923">
                <text:p>25.041923</text:p>
              </table:table-cell>
              <table:table-cell office:value-type="float" office:value="9.40808657879657">
                <text:p>9.40808657879657</text:p>
              </table:table-cell>
              <table:table-cell office:value-type="float" office:value="23.9557548888705">
                <text:p>23.9557548888705</text:p>
              </table:table-cell>
              <table:table-cell office:value-type="float" office:value="4.23228181285603">
                <text:p>4.23228181285603</text:p>
              </table:table-cell>
              <table:table-cell office:value-type="float" office:value="26.9907252387862">
                <text:p>26.99072523878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617807">
                <text:p>6.617807</text:p>
              </table:table-cell>
              <table:table-cell office:value-type="float" office:value="25.128213">
                <text:p>25.128213</text:p>
              </table:table-cell>
              <table:table-cell office:value-type="float" office:value="9.45975923953695">
                <text:p>9.45975923953695</text:p>
              </table:table-cell>
              <table:table-cell office:value-type="float" office:value="24.0450198186187">
                <text:p>24.0450198186187</text:p>
              </table:table-cell>
              <table:table-cell office:value-type="float" office:value="4.28077969710223">
                <text:p>4.28077969710223</text:p>
              </table:table-cell>
              <table:table-cell office:value-type="float" office:value="27.0745694384537">
                <text:p>27.07456943845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66821">
                <text:p>6.66821</text:p>
              </table:table-cell>
              <table:table-cell office:value-type="float" office:value="25.214582">
                <text:p>25.214582</text:p>
              </table:table-cell>
              <table:table-cell office:value-type="float" office:value="9.5124177501664">
                <text:p>9.5124177501664</text:p>
              </table:table-cell>
              <table:table-cell office:value-type="float" office:value="24.1373251718047">
                <text:p>24.1373251718047</text:p>
              </table:table-cell>
              <table:table-cell office:value-type="float" office:value="4.32712380223026">
                <text:p>4.32712380223026</text:p>
              </table:table-cell>
              <table:table-cell office:value-type="float" office:value="27.1560544861846">
                <text:p>27.15605448618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718387">
                <text:p>6.718387</text:p>
              </table:table-cell>
              <table:table-cell office:value-type="float" office:value="25.301082">
                <text:p>25.301082</text:p>
              </table:table-cell>
              <table:table-cell office:value-type="float" office:value="9.56594514782089">
                <text:p>9.56594514782089</text:p>
              </table:table-cell>
              <table:table-cell office:value-type="float" office:value="24.232712871478">
                <text:p>24.232712871478</text:p>
              </table:table-cell>
              <table:table-cell office:value-type="float" office:value="4.37124900996035">
                <text:p>4.37124900996035</text:p>
              </table:table-cell>
              <table:table-cell office:value-type="float" office:value="27.2352338181654">
                <text:p>27.23523381816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768249">
                <text:p>6.768249</text:p>
              </table:table-cell>
              <table:table-cell office:value-type="float" office:value="25.387764">
                <text:p>25.387764</text:p>
              </table:table-cell>
              <table:table-cell office:value-type="float" office:value="9.62021106322907">
                <text:p>9.62021106322907</text:p>
              </table:table-cell>
              <table:table-cell office:value-type="float" office:value="24.3312071440276">
                <text:p>24.3312071440276</text:p>
              </table:table-cell>
              <table:table-cell office:value-type="float" office:value="4.4131141367203">
                <text:p>4.4131141367203</text:p>
              </table:table-cell>
              <table:table-cell office:value-type="float" office:value="27.3121703437238">
                <text:p>27.31217034372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817708">
                <text:p>6.817708</text:p>
              </table:table-cell>
              <table:table-cell office:value-type="float" office:value="25.474676">
                <text:p>25.474676</text:p>
              </table:table-cell>
              <table:table-cell office:value-type="float" office:value="9.67507452834024">
                <text:p>9.67507452834024</text:p>
              </table:table-cell>
              <table:table-cell office:value-type="float" office:value="24.4328235523277">
                <text:p>24.4328235523277</text:p>
              </table:table-cell>
              <table:table-cell office:value-type="float" office:value="4.45269180757188">
                <text:p>4.45269180757188</text:p>
              </table:table-cell>
              <table:table-cell office:value-type="float" office:value="27.3869255678004">
                <text:p>27.3869255678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866676">
                <text:p>6.866676</text:p>
              </table:table-cell>
              <table:table-cell office:value-type="float" office:value="25.561866">
                <text:p>25.561866</text:p>
              </table:table-cell>
              <table:table-cell office:value-type="float" office:value="9.73038048007752">
                <text:p>9.73038048007752</text:p>
              </table:table-cell>
              <table:table-cell office:value-type="float" office:value="24.5375629926902">
                <text:p>24.5375629926902</text:p>
              </table:table-cell>
              <table:table-cell office:value-type="float" office:value="4.48997273743256">
                <text:p>4.48997273743256</text:p>
              </table:table-cell>
              <table:table-cell office:value-type="float" office:value="27.4595702977507">
                <text:p>27.45957029775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15066">
                <text:p>6.915066</text:p>
              </table:table-cell>
              <table:table-cell office:value-type="float" office:value="25.649378">
                <text:p>25.649378</text:p>
              </table:table-cell>
              <table:table-cell office:value-type="float" office:value="9.78596677515661">
                <text:p>9.78596677515661</text:p>
              </table:table-cell>
              <table:table-cell office:value-type="float" office:value="24.6454214575116">
                <text:p>24.6454214575116</text:p>
              </table:table-cell>
              <table:table-cell office:value-type="float" office:value="4.52495657782105">
                <text:p>4.52495657782105</text:p>
              </table:table-cell>
              <table:table-cell office:value-type="float" office:value="27.5301695753776">
                <text:p>27.53016957537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62792">
                <text:p>6.962792</text:p>
              </table:table-cell>
              <table:table-cell office:value-type="float" office:value="25.737254">
                <text:p>25.737254</text:p>
              </table:table-cell>
              <table:table-cell office:value-type="float" office:value="9.84166190091916">
                <text:p>9.84166190091916</text:p>
              </table:table-cell>
              <table:table-cell office:value-type="float" office:value="24.7563829108238">
                <text:p>24.7563829108238</text:p>
              </table:table-cell>
              <table:table-cell office:value-type="float" office:value="4.55765704156606">
                <text:p>4.55765704156606</text:p>
              </table:table-cell>
              <table:table-cell office:value-type="float" office:value="27.5987925657351">
                <text:p>27.59879256573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09772">
                <text:p>7.009772</text:p>
              </table:table-cell>
              <table:table-cell office:value-type="float" office:value="25.825531">
                <text:p>25.825531</text:p>
              </table:table-cell>
              <table:table-cell office:value-type="float" office:value="9.89728617649595">
                <text:p>9.89728617649595</text:p>
              </table:table-cell>
              <table:table-cell office:value-type="float" office:value="24.8704069868295">
                <text:p>24.8704069868295</text:p>
              </table:table-cell>
              <table:table-cell office:value-type="float" office:value="4.58810962109966">
                <text:p>4.58810962109966</text:p>
              </table:table-cell>
              <table:table-cell office:value-type="float" office:value="27.6655177724032">
                <text:p>27.6655177724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055923">
                <text:p>7.055923</text:p>
              </table:table-cell>
              <table:table-cell office:value-type="float" office:value="25.914244">
                <text:p>25.914244</text:p>
              </table:table-cell>
              <table:table-cell office:value-type="float" office:value="9.95265487753184">
                <text:p>9.95265487753184</text:p>
              </table:table-cell>
              <table:table-cell office:value-type="float" office:value="24.9874514505636">
                <text:p>24.9874514505636</text:p>
              </table:table-cell>
              <table:table-cell office:value-type="float" office:value="4.61635259134115">
                <text:p>4.61635259134115</text:p>
              </table:table-cell>
              <table:table-cell office:value-type="float" office:value="27.7304202638015">
                <text:p>27.73042026380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01166">
                <text:p>7.101166</text:p>
              </table:table-cell>
              <table:table-cell office:value-type="float" office:value="26.003424">
                <text:p>26.003424</text:p>
              </table:table-cell>
              <table:table-cell office:value-type="float" office:value="10.0075804617328">
                <text:p>10.0075804617328</text:p>
              </table:table-cell>
              <table:table-cell office:value-type="float" office:value="25.1074580538666">
                <text:p>25.1074580538666</text:p>
              </table:table-cell>
              <table:table-cell office:value-type="float" office:value="4.64243857278256">
                <text:p>4.64243857278256</text:p>
              </table:table-cell>
              <table:table-cell office:value-type="float" office:value="27.7935802609584">
                <text:p>27.79358026095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45423">
                <text:p>7.145423</text:p>
              </table:table-cell>
              <table:table-cell office:value-type="float" office:value="26.093096">
                <text:p>26.093096</text:p>
              </table:table-cell>
              <table:table-cell office:value-type="float" office:value="10.061870160378">
                <text:p>10.061870160378</text:p>
              </table:table-cell>
              <table:table-cell office:value-type="float" office:value="25.2303469282977">
                <text:p>25.2303469282977</text:p>
              </table:table-cell>
              <table:table-cell office:value-type="float" office:value="4.66643214181617">
                <text:p>4.66643214181617</text:p>
              </table:table-cell>
              <table:table-cell office:value-type="float" office:value="27.8550847414626">
                <text:p>27.85508474146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88622">
                <text:p>7.188622</text:p>
              </table:table-cell>
              <table:table-cell office:value-type="float" office:value="26.183284">
                <text:p>26.183284</text:p>
              </table:table-cell>
              <table:table-cell office:value-type="float" office:value="10.1153360397324">
                <text:p>10.1153360397324</text:p>
              </table:table-cell>
              <table:table-cell office:value-type="float" office:value="25.356032569277">
                <text:p>25.356032569277</text:p>
              </table:table-cell>
              <table:table-cell office:value-type="float" office:value="4.68840648048763">
                <text:p>4.68840648048763</text:p>
              </table:table-cell>
              <table:table-cell office:value-type="float" office:value="27.9150236905971">
                <text:p>27.91502369059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3069">
                <text:p>7.23069</text:p>
              </table:table-cell>
              <table:table-cell office:value-type="float" office:value="26.274004">
                <text:p>26.274004</text:p>
              </table:table-cell>
              <table:table-cell office:value-type="float" office:value="10.1677859815269">
                <text:p>10.1677859815269</text:p>
              </table:table-cell>
              <table:table-cell office:value-type="float" office:value="25.4844046108799">
                <text:p>25.4844046108799</text:p>
              </table:table-cell>
              <table:table-cell office:value-type="float" office:value="4.7084422517838">
                <text:p>4.7084422517838</text:p>
              </table:table-cell>
              <table:table-cell office:value-type="float" office:value="27.9734940107439">
                <text:p>27.97349401074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27156">
                <text:p>7.27156</text:p>
              </table:table-cell>
              <table:table-cell office:value-type="float" office:value="26.36527">
                <text:p>26.36527</text:p>
              </table:table-cell>
              <table:table-cell office:value-type="float" office:value="10.219034862342">
                <text:p>10.219034862342</text:p>
              </table:table-cell>
              <table:table-cell office:value-type="float" office:value="25.6153420462191">
                <text:p>25.6153420462191</text:p>
              </table:table-cell>
              <table:table-cell office:value-type="float" office:value="4.72662798009189">
                <text:p>4.72662798009189</text:p>
              </table:table-cell>
              <table:table-cell office:value-type="float" office:value="28.0305991008225">
                <text:p>28.0305991008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311169">
                <text:p>7.311169</text:p>
              </table:table-cell>
              <table:table-cell office:value-type="float" office:value="26.45709">
                <text:p>26.45709</text:p>
              </table:table-cell>
              <table:table-cell office:value-type="float" office:value="10.2689046738099">
                <text:p>10.2689046738099</text:p>
              </table:table-cell>
              <table:table-cell office:value-type="float" office:value="25.748711793198">
                <text:p>25.748711793198</text:p>
              </table:table-cell>
              <table:table-cell office:value-type="float" office:value="4.74305521346694">
                <text:p>4.74305521346694</text:p>
              </table:table-cell>
              <table:table-cell office:value-type="float" office:value="28.0864431168592">
                <text:p>28.08644311685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349457">
                <text:p>7.349457</text:p>
              </table:table-cell>
              <table:table-cell office:value-type="float" office:value="26.549469">
                <text:p>26.549469</text:p>
              </table:table-cell>
              <table:table-cell office:value-type="float" office:value="10.3172233890108">
                <text:p>10.3172233890108</text:p>
              </table:table-cell>
              <table:table-cell office:value-type="float" office:value="25.8843655041005">
                <text:p>25.8843655041005</text:p>
              </table:table-cell>
              <table:table-cell office:value-type="float" office:value="4.75781965771393">
                <text:p>4.75781965771393</text:p>
              </table:table-cell>
              <table:table-cell office:value-type="float" office:value="28.141139784449">
                <text:p>28.141139784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38637">
                <text:p>7.38637</text:p>
              </table:table-cell>
              <table:table-cell office:value-type="float" office:value="26.642406">
                <text:p>26.642406</text:p>
              </table:table-cell>
              <table:table-cell office:value-type="float" office:value="10.3638283314541">
                <text:p>10.3638283314541</text:p>
              </table:table-cell>
              <table:table-cell office:value-type="float" office:value="26.0221303480076">
                <text:p>26.0221303480076</text:p>
              </table:table-cell>
              <table:table-cell office:value-type="float" office:value="4.77102584386529">
                <text:p>4.77102584386529</text:p>
              </table:table-cell>
              <table:table-cell office:value-type="float" office:value="28.1948153999239">
                <text:p>28.19481539992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21857">
                <text:p>7.421857</text:p>
              </table:table-cell>
              <table:table-cell office:value-type="float" office:value="26.735896">
                <text:p>26.735896</text:p>
              </table:table-cell>
              <table:table-cell office:value-type="float" office:value="10.4085692628383">
                <text:p>10.4085692628383</text:p>
              </table:table-cell>
              <table:table-cell office:value-type="float" office:value="26.1618316664875">
                <text:p>26.1618316664875</text:p>
              </table:table-cell>
              <table:table-cell office:value-type="float" office:value="4.78277167034616">
                <text:p>4.78277167034616</text:p>
              </table:table-cell>
              <table:table-cell office:value-type="float" office:value="28.2475932655945">
                <text:p>28.24759326559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455876">
                <text:p>7.455876</text:p>
              </table:table-cell>
              <table:table-cell office:value-type="float" office:value="26.829931">
                <text:p>26.829931</text:p>
              </table:table-cell>
              <table:table-cell office:value-type="float" office:value="10.4513121714004">
                <text:p>10.4513121714004</text:p>
              </table:table-cell>
              <table:table-cell office:value-type="float" office:value="26.3032791766233">
                <text:p>26.3032791766233</text:p>
              </table:table-cell>
              <table:table-cell office:value-type="float" office:value="4.79316129409476">
                <text:p>4.79316129409476</text:p>
              </table:table-cell>
              <table:table-cell office:value-type="float" office:value="28.2996079695943">
                <text:p>28.29960796959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88385">
                <text:p>7.488385</text:p>
              </table:table-cell>
              <table:table-cell office:value-type="float" office:value="26.924498">
                <text:p>26.924498</text:p>
              </table:table-cell>
              <table:table-cell office:value-type="float" office:value="10.4919322509972">
                <text:p>10.4919322509972</text:p>
              </table:table-cell>
              <table:table-cell office:value-type="float" office:value="26.4462680228685">
                <text:p>26.4462680228685</text:p>
              </table:table-cell>
              <table:table-cell office:value-type="float" office:value="4.80229326866693">
                <text:p>4.80229326866693</text:p>
              </table:table-cell>
              <table:table-cell office:value-type="float" office:value="28.3510011408532">
                <text:p>28.35100114085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519353">
                <text:p>7.519353</text:p>
              </table:table-cell>
              <table:table-cell office:value-type="float" office:value="27.019581">
                <text:p>27.019581</text:p>
              </table:table-cell>
              <table:table-cell office:value-type="float" office:value="10.5303269524194">
                <text:p>10.5303269524194</text:p>
              </table:table-cell>
              <table:table-cell office:value-type="float" office:value="26.5905869932218">
                <text:p>26.5905869932218</text:p>
              </table:table-cell>
              <table:table-cell office:value-type="float" office:value="4.8102675877475">
                <text:p>4.8102675877475</text:p>
              </table:table-cell>
              <table:table-cell office:value-type="float" office:value="28.4019182342235">
                <text:p>28.40191823422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48752">
                <text:p>7.548752</text:p>
              </table:table-cell>
              <table:table-cell office:value-type="float" office:value="27.11516">
                <text:p>27.11516</text:p>
              </table:table-cell>
              <table:table-cell office:value-type="float" office:value="10.5664074449623">
                <text:p>10.5664074449623</text:p>
              </table:table-cell>
              <table:table-cell office:value-type="float" office:value="26.7360088223815">
                <text:p>26.7360088223815</text:p>
              </table:table-cell>
              <table:table-cell office:value-type="float" office:value="4.81718101507412">
                <text:p>4.81718101507412</text:p>
              </table:table-cell>
              <table:table-cell office:value-type="float" office:value="28.4525155825999">
                <text:p>28.45251558259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76563">
                <text:p>7.576563</text:p>
              </table:table-cell>
              <table:table-cell office:value-type="float" office:value="27.211214">
                <text:p>27.211214</text:p>
              </table:table-cell>
              <table:table-cell office:value-type="float" office:value="10.6001074869665">
                <text:p>10.6001074869665</text:p>
              </table:table-cell>
              <table:table-cell office:value-type="float" office:value="26.8823086407634">
                <text:p>26.8823086407634</text:p>
              </table:table-cell>
              <table:table-cell office:value-type="float" office:value="4.82312535856787">
                <text:p>4.82312535856787</text:p>
              </table:table-cell>
              <table:table-cell office:value-type="float" office:value="28.5029497139697">
                <text:p>28.50294971396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655184">
                <text:p>7.655184</text:p>
              </table:table-cell>
              <table:table-cell office:value-type="float" office:value="27.500725">
                <text:p>27.500725</text:p>
              </table:table-cell>
              <table:table-cell office:value-type="float" office:value="10.6837898765116">
                <text:p>10.6837898765116</text:p>
              </table:table-cell>
              <table:table-cell office:value-type="float" office:value="27.2222533771019">
                <text:p>27.2222533771019</text:p>
              </table:table-cell>
              <table:table-cell office:value-type="float" office:value="4.88060167018572">
                <text:p>4.88060167018572</text:p>
              </table:table-cell>
              <table:table-cell office:value-type="float" office:value="28.7463946572857">
                <text:p>28.74639465728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679781">
                <text:p>7.679781</text:p>
              </table:table-cell>
              <table:table-cell office:value-type="float" office:value="27.597652">
                <text:p>27.597652</text:p>
              </table:table-cell>
              <table:table-cell office:value-type="float" office:value="10.7125997771282">
                <text:p>10.7125997771282</text:p>
              </table:table-cell>
              <table:table-cell office:value-type="float" office:value="27.3695944083729">
                <text:p>27.3695944083729</text:p>
              </table:table-cell>
              <table:table-cell office:value-type="float" office:value="4.88486299729833">
                <text:p>4.88486299729833</text:p>
              </table:table-cell>
              <table:table-cell office:value-type="float" office:value="28.796999054932">
                <text:p>28.7969990549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702767">
                <text:p>7.702767</text:p>
              </table:table-cell>
              <table:table-cell office:value-type="float" office:value="27.694973">
                <text:p>27.694973</text:p>
              </table:table-cell>
              <table:table-cell office:value-type="float" office:value="10.7389419512549">
                <text:p>10.7389419512549</text:p>
              </table:table-cell>
              <table:table-cell office:value-type="float" office:value="27.5170919572426">
                <text:p>27.5170919572426</text:p>
              </table:table-cell>
              <table:table-cell office:value-type="float" office:value="4.88840076268021">
                <text:p>4.88840076268021</text:p>
              </table:table-cell>
              <table:table-cell office:value-type="float" office:value="28.8479442408531">
                <text:p>28.84794424085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724148">
                <text:p>7.724148</text:p>
              </table:table-cell>
              <table:table-cell office:value-type="float" office:value="27.792659">
                <text:p>27.792659</text:p>
              </table:table-cell>
              <table:table-cell office:value-type="float" office:value="10.7628281868897">
                <text:p>10.7628281868897</text:p>
              </table:table-cell>
              <table:table-cell office:value-type="float" office:value="27.664507832218">
                <text:p>27.664507832218</text:p>
              </table:table-cell>
              <table:table-cell office:value-type="float" office:value="4.89128333708769">
                <text:p>4.89128333708769</text:p>
              </table:table-cell>
              <table:table-cell office:value-type="float" office:value="28.8994009760824">
                <text:p>28.8994009760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743939">
                <text:p>7.743939</text:p>
              </table:table-cell>
              <table:table-cell office:value-type="float" office:value="27.89068">
                <text:p>27.89068</text:p>
              </table:table-cell>
              <table:table-cell office:value-type="float" office:value="10.7842919153062">
                <text:p>10.7842919153062</text:p>
              </table:table-cell>
              <table:table-cell office:value-type="float" office:value="27.8115968134854">
                <text:p>27.8115968134854</text:p>
              </table:table-cell>
              <table:table-cell office:value-type="float" office:value="4.89357808655294">
                <text:p>4.89357808655294</text:p>
              </table:table-cell>
              <table:table-cell office:value-type="float" office:value="28.9515488246401">
                <text:p>28.95154882464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76216">
                <text:p>7.76216</text:p>
              </table:table-cell>
              <table:table-cell office:value-type="float" office:value="27.989005">
                <text:p>27.989005</text:p>
              </table:table-cell>
              <table:table-cell office:value-type="float" office:value="10.803384467679">
                <text:p>10.803384467679</text:p>
              </table:table-cell>
              <table:table-cell office:value-type="float" office:value="27.9581223642544">
                <text:p>27.9581223642544</text:p>
              </table:table-cell>
              <table:table-cell office:value-type="float" office:value="4.89534203405897">
                <text:p>4.89534203405897</text:p>
              </table:table-cell>
              <table:table-cell office:value-type="float" office:value="29.0045613746822">
                <text:p>29.0045613746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778837">
                <text:p>7.778837</text:p>
              </table:table-cell>
              <table:table-cell office:value-type="float" office:value="28.087604">
                <text:p>28.087604</text:p>
              </table:table-cell>
              <table:table-cell office:value-type="float" office:value="10.8201748745994">
                <text:p>10.8201748745994</text:p>
              </table:table-cell>
              <table:table-cell office:value-type="float" office:value="28.1038500003538">
                <text:p>28.1038500003538</text:p>
              </table:table-cell>
              <table:table-cell office:value-type="float" office:value="4.89662679418316">
                <text:p>4.89662679418316</text:p>
              </table:table-cell>
              <table:table-cell office:value-type="float" office:value="29.0586160130489">
                <text:p>29.05861601304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794004">
                <text:p>7.794004</text:p>
              </table:table-cell>
              <table:table-cell office:value-type="float" office:value="28.186446">
                <text:p>28.186446</text:p>
              </table:table-cell>
              <table:table-cell office:value-type="float" office:value="10.8347510287966">
                <text:p>10.8347510287966</text:p>
              </table:table-cell>
              <table:table-cell office:value-type="float" office:value="28.2485548308115">
                <text:p>28.2485548308115</text:p>
              </table:table-cell>
              <table:table-cell office:value-type="float" office:value="4.89747827087517">
                <text:p>4.89747827087517</text:p>
              </table:table-cell>
              <table:table-cell office:value-type="float" office:value="29.113882628842">
                <text:p>29.1138826288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807703">
                <text:p>7.807703</text:p>
              </table:table-cell>
              <table:table-cell office:value-type="float" office:value="28.285502">
                <text:p>28.285502</text:p>
              </table:table-cell>
              <table:table-cell office:value-type="float" office:value="10.8472186625043">
                <text:p>10.8472186625043</text:p>
              </table:table-cell>
              <table:table-cell office:value-type="float" office:value="28.3920127383838">
                <text:p>28.3920127383838</text:p>
              </table:table-cell>
              <table:table-cell office:value-type="float" office:value="4.89794145815526">
                <text:p>4.89794145815526</text:p>
              </table:table-cell>
              <table:table-cell office:value-type="float" office:value="29.1705374623411">
                <text:p>29.17053746234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819981">
                <text:p>7.819981</text:p>
              </table:table-cell>
              <table:table-cell office:value-type="float" office:value="28.384745">
                <text:p>28.384745</text:p>
              </table:table-cell>
              <table:table-cell office:value-type="float" office:value="10.8576969535805">
                <text:p>10.8576969535805</text:p>
              </table:table-cell>
              <table:table-cell office:value-type="float" office:value="28.5340158456541">
                <text:p>28.5340158456541</text:p>
              </table:table-cell>
              <table:table-cell office:value-type="float" office:value="4.89805374261708">
                <text:p>4.89805374261708</text:p>
              </table:table-cell>
              <table:table-cell office:value-type="float" office:value="29.2287480228398">
                <text:p>29.22874802283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83089">
                <text:p>7.83089</text:p>
              </table:table-cell>
              <table:table-cell office:value-type="float" office:value="28.484147">
                <text:p>28.484147</text:p>
              </table:table-cell>
              <table:table-cell office:value-type="float" office:value="10.866317284781">
                <text:p>10.866317284781</text:p>
              </table:table-cell>
              <table:table-cell office:value-type="float" office:value="28.6743605610498">
                <text:p>28.6743605610498</text:p>
              </table:table-cell>
              <table:table-cell office:value-type="float" office:value="4.89784898108293">
                <text:p>4.89784898108293</text:p>
              </table:table-cell>
              <table:table-cell office:value-type="float" office:value="29.2886781562332">
                <text:p>29.2886781562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840489">
                <text:p>7.840489</text:p>
              </table:table-cell>
              <table:table-cell office:value-type="float" office:value="28.583685">
                <text:p>28.583685</text:p>
              </table:table-cell>
              <table:table-cell office:value-type="float" office:value="10.8732233360842">
                <text:p>10.8732233360842</text:p>
              </table:table-cell>
              <table:table-cell office:value-type="float" office:value="28.812862762307">
                <text:p>28.812862762307</text:p>
              </table:table-cell>
              <table:table-cell office:value-type="float" office:value="4.89735832673972">
                <text:p>4.89735832673972</text:p>
              </table:table-cell>
              <table:table-cell office:value-type="float" office:value="29.3504847392504">
                <text:p>29.35048473925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848844">
                <text:p>7.848844</text:p>
              </table:table-cell>
              <table:table-cell office:value-type="float" office:value="28.683334">
                <text:p>28.683334</text:p>
              </table:table-cell>
              <table:table-cell office:value-type="float" office:value="10.8785700476225">
                <text:p>10.8785700476225</text:p>
              </table:table-cell>
              <table:table-cell office:value-type="float" office:value="28.949341662216">
                <text:p>28.949341662216</text:p>
              </table:table-cell>
              <table:table-cell office:value-type="float" office:value="4.89661417261135">
                <text:p>4.89661417261135</text:p>
              </table:table-cell>
              <table:table-cell office:value-type="float" office:value="29.4143189836192">
                <text:p>29.41431898361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56025">
                <text:p>7.856025</text:p>
              </table:table-cell>
              <table:table-cell office:value-type="float" office:value="28.783076">
                <text:p>28.783076</text:p>
              </table:table-cell>
              <table:table-cell office:value-type="float" office:value="10.8825190516109">
                <text:p>10.8825190516109</text:p>
              </table:table-cell>
              <table:table-cell office:value-type="float" office:value="29.0836317445196">
                <text:p>29.0836317445196</text:p>
              </table:table-cell>
              <table:table-cell office:value-type="float" office:value="4.89564768268602">
                <text:p>4.89564768268602</text:p>
              </table:table-cell>
              <table:table-cell office:value-type="float" office:value="29.4803321503012">
                <text:p>29.48033215030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62107">
                <text:p>7.862107</text:p>
              </table:table-cell>
              <table:table-cell office:value-type="float" office:value="28.88289">
                <text:p>28.88289</text:p>
              </table:table-cell>
              <table:table-cell office:value-type="float" office:value="10.885237209807">
                <text:p>10.885237209807</text:p>
              </table:table-cell>
              <table:table-cell office:value-type="float" office:value="29.2155816508601">
                <text:p>29.2155816508601</text:p>
              </table:table-cell>
              <table:table-cell office:value-type="float" office:value="4.89448923909276">
                <text:p>4.89448923909276</text:p>
              </table:table-cell>
              <table:table-cell office:value-type="float" office:value="29.5486563442589">
                <text:p>29.54865634425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867169">
                <text:p>7.867169</text:p>
              </table:table-cell>
              <table:table-cell office:value-type="float" office:value="28.982762">
                <text:p>28.982762</text:p>
              </table:table-cell>
              <table:table-cell office:value-type="float" office:value="10.8868951634487">
                <text:p>10.8868951634487</text:p>
              </table:table-cell>
              <table:table-cell office:value-type="float" office:value="29.3450517980672">
                <text:p>29.3450517980672</text:p>
              </table:table-cell>
              <table:table-cell office:value-type="float" office:value="4.89317188385108">
                <text:p>4.89317188385108</text:p>
              </table:table-cell>
              <table:table-cell office:value-type="float" office:value="29.6194260818657">
                <text:p>29.6194260818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871295">
                <text:p>7.871295</text:p>
              </table:table-cell>
              <table:table-cell office:value-type="float" office:value="29.082676">
                <text:p>29.082676</text:p>
              </table:table-cell>
              <table:table-cell office:value-type="float" office:value="10.8876651662279">
                <text:p>10.8876651662279</text:p>
              </table:table-cell>
              <table:table-cell office:value-type="float" office:value="29.4719201653905">
                <text:p>29.4719201653905</text:p>
              </table:table-cell>
              <table:table-cell office:value-type="float" office:value="4.891730518847">
                <text:p>4.891730518847</text:p>
              </table:table-cell>
              <table:table-cell office:value-type="float" office:value="29.6927542758396">
                <text:p>29.69275427583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874575">
                <text:p>7.874575</text:p>
              </table:table-cell>
              <table:table-cell office:value-type="float" office:value="29.182622">
                <text:p>29.182622</text:p>
              </table:table-cell>
              <table:table-cell office:value-type="float" office:value="10.8877227340126">
                <text:p>10.8877227340126</text:p>
              </table:table-cell>
              <table:table-cell office:value-type="float" office:value="29.5960717950355">
                <text:p>29.5960717950355</text:p>
              </table:table-cell>
              <table:table-cell office:value-type="float" office:value="4.89020829105767">
                <text:p>4.89020829105767</text:p>
              </table:table-cell>
              <table:table-cell office:value-type="float" office:value="29.768757945457">
                <text:p>29.7687579454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877098">
                <text:p>7.877098</text:p>
              </table:table-cell>
              <table:table-cell office:value-type="float" office:value="29.28259">
                <text:p>29.28259</text:p>
              </table:table-cell>
              <table:table-cell office:value-type="float" office:value="10.8872360583673">
                <text:p>10.8872360583673</text:p>
              </table:table-cell>
              <table:table-cell office:value-type="float" office:value="29.7174105027006">
                <text:p>29.7174105027006</text:p>
              </table:table-cell>
              <table:table-cell office:value-type="float" office:value="4.88864724120912">
                <text:p>4.88864724120912</text:p>
              </table:table-cell>
              <table:table-cell office:value-type="float" office:value="29.8475343001591">
                <text:p>29.84753430015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87896">
                <text:p>7.87896</text:p>
              </table:table-cell>
              <table:table-cell office:value-type="float" office:value="29.382572">
                <text:p>29.382572</text:p>
              </table:table-cell>
              <table:table-cell office:value-type="float" office:value="10.8863738033682">
                <text:p>10.8863738033682</text:p>
              </table:table-cell>
              <table:table-cell office:value-type="float" office:value="29.8358514009332">
                <text:p>29.8358514009332</text:p>
              </table:table-cell>
              <table:table-cell office:value-type="float" office:value="4.88709956948417">
                <text:p>4.88709956948417</text:p>
              </table:table-cell>
              <table:table-cell office:value-type="float" office:value="29.9291716380475">
                <text:p>29.92917163804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880258">
                <text:p>7.880258</text:p>
              </table:table-cell>
              <table:table-cell office:value-type="float" office:value="29.482564">
                <text:p>29.482564</text:p>
              </table:table-cell>
              <table:table-cell office:value-type="float" office:value="10.8852970740312">
                <text:p>10.8852970740312</text:p>
              </table:table-cell>
              <table:table-cell office:value-type="float" office:value="29.9513285075576">
                <text:p>29.9513285075576</text:p>
              </table:table-cell>
              <table:table-cell office:value-type="float" office:value="4.88562173833019">
                <text:p>4.88562173833019</text:p>
              </table:table-cell>
              <table:table-cell office:value-type="float" office:value="30.0137453817259">
                <text:p>30.01374538172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881091">
                <text:p>7.881091</text:p>
              </table:table-cell>
              <table:table-cell office:value-type="float" office:value="29.58256">
                <text:p>29.58256</text:p>
              </table:table-cell>
              <table:table-cell office:value-type="float" office:value="10.8841612359225">
                <text:p>10.8841612359225</text:p>
              </table:table-cell>
              <table:table-cell office:value-type="float" office:value="30.0637763319304">
                <text:p>30.0637763319304</text:p>
              </table:table-cell>
              <table:table-cell office:value-type="float" office:value="4.88427872323105">
                <text:p>4.88427872323105</text:p>
              </table:table-cell>
              <table:table-cell office:value-type="float" office:value="30.1013240868515">
                <text:p>30.10132408685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881561">
                <text:p>7.881561</text:p>
              </table:table-cell>
              <table:table-cell office:value-type="float" office:value="29.682559">
                <text:p>29.682559</text:p>
              </table:table-cell>
              <table:table-cell office:value-type="float" office:value="10.883113755107">
                <text:p>10.883113755107</text:p>
              </table:table-cell>
              <table:table-cell office:value-type="float" office:value="30.1731515583515">
                <text:p>30.1731515583515</text:p>
              </table:table-cell>
              <table:table-cell office:value-type="float" office:value="4.8831432397578">
                <text:p>4.8831432397578</text:p>
              </table:table-cell>
              <table:table-cell office:value-type="float" office:value="30.19196152754">
                <text:p>30.191961527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88177">
                <text:p>7.88177</text:p>
              </table:table-cell>
              <table:table-cell office:value-type="float" office:value="29.782559">
                <text:p>29.782559</text:p>
              </table:table-cell>
              <table:table-cell office:value-type="float" office:value="10.882291855591">
                <text:p>10.882291855591</text:p>
              </table:table-cell>
              <table:table-cell office:value-type="float" office:value="30.2794177265216">
                <text:p>30.2794177265216</text:p>
              </table:table-cell>
              <table:table-cell office:value-type="float" office:value="4.88229514421771">
                <text:p>4.88229514421771</text:p>
              </table:table-cell>
              <table:table-cell office:value-type="float" office:value="30.2856997253739">
                <text:p>30.28569972537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881822">
                <text:p>7.881822</text:p>
              </table:table-cell>
              <table:table-cell office:value-type="float" office:value="29.882559">
                <text:p>29.882559</text:p>
              </table:table-cell>
              <table:table-cell office:value-type="float" office:value="10.881822">
                <text:p>10.881822</text:p>
              </table:table-cell>
              <table:table-cell office:value-type="float" office:value="30.382559">
                <text:p>30.382559</text:p>
              </table:table-cell>
              <table:table-cell office:value-type="float" office:value="4.881822">
                <text:p>4.881822</text:p>
              </table:table-cell>
              <table:table-cell office:value-type="float" office:value="30.382559">
                <text:p>30.3825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881822">
                <text:p>7.881822</text:p>
              </table:table-cell>
              <table:table-cell office:value-type="float" office:value="29.982559">
                <text:p>29.982559</text:p>
              </table:table-cell>
              <table:table-cell office:value-type="float" office:value="10.881822">
                <text:p>10.881822</text:p>
              </table:table-cell>
              <table:table-cell office:value-type="float" office:value="30.482559">
                <text:p>30.482559</text:p>
              </table:table-cell>
              <table:table-cell office:value-type="float" office:value="4.881822">
                <text:p>4.881822</text:p>
              </table:table-cell>
              <table:table-cell office:value-type="float" office:value="30.482559">
                <text:p>30.4825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881875">
                <text:p>7.881875</text:p>
              </table:table-cell>
              <table:table-cell office:value-type="float" office:value="30.082559">
                <text:p>30.082559</text:p>
              </table:table-cell>
              <table:table-cell office:value-type="float" office:value="10.882396855591">
                <text:p>10.882396855591</text:p>
              </table:table-cell>
              <table:table-cell office:value-type="float" office:value="30.5794177265216">
                <text:p>30.5794177265216</text:p>
              </table:table-cell>
              <table:table-cell office:value-type="float" office:value="4.88240014421771">
                <text:p>4.88240014421771</text:p>
              </table:table-cell>
              <table:table-cell office:value-type="float" office:value="30.5856997253739">
                <text:p>30.58569972537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882084">
                <text:p>7.882084</text:p>
              </table:table-cell>
              <table:table-cell office:value-type="float" office:value="30.182559">
                <text:p>30.182559</text:p>
              </table:table-cell>
              <table:table-cell office:value-type="float" office:value="10.883636755107">
                <text:p>10.883636755107</text:p>
              </table:table-cell>
              <table:table-cell office:value-type="float" office:value="30.6731515583515">
                <text:p>30.6731515583515</text:p>
              </table:table-cell>
              <table:table-cell office:value-type="float" office:value="4.8836662397578">
                <text:p>4.8836662397578</text:p>
              </table:table-cell>
              <table:table-cell office:value-type="float" office:value="30.69196152754">
                <text:p>30.691961527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882553">
                <text:p>7.882553</text:p>
              </table:table-cell>
              <table:table-cell office:value-type="float" office:value="30.282558">
                <text:p>30.282558</text:p>
              </table:table-cell>
              <table:table-cell office:value-type="float" office:value="10.8856232359225">
                <text:p>10.8856232359225</text:p>
              </table:table-cell>
              <table:table-cell office:value-type="float" office:value="30.7637743319304">
                <text:p>30.7637743319304</text:p>
              </table:table-cell>
              <table:table-cell office:value-type="float" office:value="4.88574072323105">
                <text:p>4.88574072323105</text:p>
              </table:table-cell>
              <table:table-cell office:value-type="float" office:value="30.8013220868515">
                <text:p>30.80132208685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883387">
                <text:p>7.883387</text:p>
              </table:table-cell>
              <table:table-cell office:value-type="float" office:value="30.382554">
                <text:p>30.382554</text:p>
              </table:table-cell>
              <table:table-cell office:value-type="float" office:value="10.8884260740312">
                <text:p>10.8884260740312</text:p>
              </table:table-cell>
              <table:table-cell office:value-type="float" office:value="30.8513185075576">
                <text:p>30.8513185075576</text:p>
              </table:table-cell>
              <table:table-cell office:value-type="float" office:value="4.88875073833019">
                <text:p>4.88875073833019</text:p>
              </table:table-cell>
              <table:table-cell office:value-type="float" office:value="30.9137353817259">
                <text:p>30.91373538172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884684">
                <text:p>7.884684</text:p>
              </table:table-cell>
              <table:table-cell office:value-type="float" office:value="30.482546">
                <text:p>30.482546</text:p>
              </table:table-cell>
              <table:table-cell office:value-type="float" office:value="10.8920978033682">
                <text:p>10.8920978033682</text:p>
              </table:table-cell>
              <table:table-cell office:value-type="float" office:value="30.9358254009332">
                <text:p>30.9358254009332</text:p>
              </table:table-cell>
              <table:table-cell office:value-type="float" office:value="4.89282356948417">
                <text:p>4.89282356948417</text:p>
              </table:table-cell>
              <table:table-cell office:value-type="float" office:value="31.0291456380475">
                <text:p>31.02914563804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886546">
                <text:p>7.886546</text:p>
              </table:table-cell>
              <table:table-cell office:value-type="float" office:value="30.582528">
                <text:p>30.582528</text:p>
              </table:table-cell>
              <table:table-cell office:value-type="float" office:value="10.8966840583673">
                <text:p>10.8966840583673</text:p>
              </table:table-cell>
              <table:table-cell office:value-type="float" office:value="31.0173485027006">
                <text:p>31.0173485027006</text:p>
              </table:table-cell>
              <table:table-cell office:value-type="float" office:value="4.89809524120912">
                <text:p>4.89809524120912</text:p>
              </table:table-cell>
              <table:table-cell office:value-type="float" office:value="31.1474723001591">
                <text:p>31.14747230015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88907">
                <text:p>7.88907</text:p>
              </table:table-cell>
              <table:table-cell office:value-type="float" office:value="30.682496">
                <text:p>30.682496</text:p>
              </table:table-cell>
              <table:table-cell office:value-type="float" office:value="10.9022177340126">
                <text:p>10.9022177340126</text:p>
              </table:table-cell>
              <table:table-cell office:value-type="float" office:value="31.0959457950355">
                <text:p>31.0959457950355</text:p>
              </table:table-cell>
              <table:table-cell office:value-type="float" office:value="4.90470329105767">
                <text:p>4.90470329105767</text:p>
              </table:table-cell>
              <table:table-cell office:value-type="float" office:value="31.268631945457">
                <text:p>31.2686319454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892349">
                <text:p>7.892349</text:p>
              </table:table-cell>
              <table:table-cell office:value-type="float" office:value="30.782442">
                <text:p>30.782442</text:p>
              </table:table-cell>
              <table:table-cell office:value-type="float" office:value="10.9087191662279">
                <text:p>10.9087191662279</text:p>
              </table:table-cell>
              <table:table-cell office:value-type="float" office:value="31.1716861653905">
                <text:p>31.1716861653905</text:p>
              </table:table-cell>
              <table:table-cell office:value-type="float" office:value="4.912784518847">
                <text:p>4.912784518847</text:p>
              </table:table-cell>
              <table:table-cell office:value-type="float" office:value="31.3925202758396">
                <text:p>31.3925202758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896476">
                <text:p>7.896476</text:p>
              </table:table-cell>
              <table:table-cell office:value-type="float" office:value="30.882356">
                <text:p>30.882356</text:p>
              </table:table-cell>
              <table:table-cell office:value-type="float" office:value="10.9162021634487">
                <text:p>10.9162021634487</text:p>
              </table:table-cell>
              <table:table-cell office:value-type="float" office:value="31.2446457980672">
                <text:p>31.2446457980672</text:p>
              </table:table-cell>
              <table:table-cell office:value-type="float" office:value="4.92247888385108">
                <text:p>4.92247888385108</text:p>
              </table:table-cell>
              <table:table-cell office:value-type="float" office:value="31.5190200818657">
                <text:p>31.51902008186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901538">
                <text:p>7.901538</text:p>
              </table:table-cell>
              <table:table-cell office:value-type="float" office:value="30.982228">
                <text:p>30.982228</text:p>
              </table:table-cell>
              <table:table-cell office:value-type="float" office:value="10.924668209807">
                <text:p>10.924668209807</text:p>
              </table:table-cell>
              <table:table-cell office:value-type="float" office:value="31.3149196508601">
                <text:p>31.3149196508601</text:p>
              </table:table-cell>
              <table:table-cell office:value-type="float" office:value="4.93392023909276">
                <text:p>4.93392023909276</text:p>
              </table:table-cell>
              <table:table-cell office:value-type="float" office:value="31.6479943442589">
                <text:p>31.64799434425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90762">
                <text:p>7.90762</text:p>
              </table:table-cell>
              <table:table-cell office:value-type="float" office:value="31.082042">
                <text:p>31.082042</text:p>
              </table:table-cell>
              <table:table-cell office:value-type="float" office:value="10.9341140516109">
                <text:p>10.9341140516109</text:p>
              </table:table-cell>
              <table:table-cell office:value-type="float" office:value="31.3825977445196">
                <text:p>31.3825977445196</text:p>
              </table:table-cell>
              <table:table-cell office:value-type="float" office:value="4.94724268268602">
                <text:p>4.94724268268602</text:p>
              </table:table-cell>
              <table:table-cell office:value-type="float" office:value="31.7792981503012">
                <text:p>31.77929815030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9148">
                <text:p>7.9148</text:p>
              </table:table-cell>
              <table:table-cell office:value-type="float" office:value="31.181784">
                <text:p>31.181784</text:p>
              </table:table-cell>
              <table:table-cell office:value-type="float" office:value="10.9445260476225">
                <text:p>10.9445260476225</text:p>
              </table:table-cell>
              <table:table-cell office:value-type="float" office:value="31.447791662216">
                <text:p>31.447791662216</text:p>
              </table:table-cell>
              <table:table-cell office:value-type="float" office:value="4.96257017261135">
                <text:p>4.96257017261135</text:p>
              </table:table-cell>
              <table:table-cell office:value-type="float" office:value="31.9127689836192">
                <text:p>31.91276898361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923155">
                <text:p>7.923155</text:p>
              </table:table-cell>
              <table:table-cell office:value-type="float" office:value="31.281433">
                <text:p>31.281433</text:p>
              </table:table-cell>
              <table:table-cell office:value-type="float" office:value="10.9558893360842">
                <text:p>10.9558893360842</text:p>
              </table:table-cell>
              <table:table-cell office:value-type="float" office:value="31.510610762307">
                <text:p>31.510610762307</text:p>
              </table:table-cell>
              <table:table-cell office:value-type="float" office:value="4.98002432673972">
                <text:p>4.98002432673972</text:p>
              </table:table-cell>
              <table:table-cell office:value-type="float" office:value="32.0482327392504">
                <text:p>32.04823273925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932755">
                <text:p>7.932755</text:p>
              </table:table-cell>
              <table:table-cell office:value-type="float" office:value="31.380971">
                <text:p>31.380971</text:p>
              </table:table-cell>
              <table:table-cell office:value-type="float" office:value="10.968182284781">
                <text:p>10.968182284781</text:p>
              </table:table-cell>
              <table:table-cell office:value-type="float" office:value="31.5711845610498">
                <text:p>31.5711845610498</text:p>
              </table:table-cell>
              <table:table-cell office:value-type="float" office:value="4.99971398108293">
                <text:p>4.99971398108293</text:p>
              </table:table-cell>
              <table:table-cell office:value-type="float" office:value="32.1855021562332">
                <text:p>32.18550215623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943664">
                <text:p>7.943664</text:p>
              </table:table-cell>
              <table:table-cell office:value-type="float" office:value="31.480373">
                <text:p>31.480373</text:p>
              </table:table-cell>
              <table:table-cell office:value-type="float" office:value="10.9813799535805">
                <text:p>10.9813799535805</text:p>
              </table:table-cell>
              <table:table-cell office:value-type="float" office:value="31.6296438456541">
                <text:p>31.6296438456541</text:p>
              </table:table-cell>
              <table:table-cell office:value-type="float" office:value="5.02173674261708">
                <text:p>5.02173674261708</text:p>
              </table:table-cell>
              <table:table-cell office:value-type="float" office:value="32.3243760228398">
                <text:p>32.32437602283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55941">
                <text:p>7.955941</text:p>
              </table:table-cell>
              <table:table-cell office:value-type="float" office:value="31.579616">
                <text:p>31.579616</text:p>
              </table:table-cell>
              <table:table-cell office:value-type="float" office:value="10.9954566625043">
                <text:p>10.9954566625043</text:p>
              </table:table-cell>
              <table:table-cell office:value-type="float" office:value="31.6861267383838">
                <text:p>31.6861267383838</text:p>
              </table:table-cell>
              <table:table-cell office:value-type="float" office:value="5.04617945815526">
                <text:p>5.04617945815526</text:p>
              </table:table-cell>
              <table:table-cell office:value-type="float" office:value="32.4646514623411">
                <text:p>32.46465146234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96964">
                <text:p>7.96964</text:p>
              </table:table-cell>
              <table:table-cell office:value-type="float" office:value="31.678672">
                <text:p>31.678672</text:p>
              </table:table-cell>
              <table:table-cell office:value-type="float" office:value="11.0103870287966">
                <text:p>11.0103870287966</text:p>
              </table:table-cell>
              <table:table-cell office:value-type="float" office:value="31.7407808308115">
                <text:p>31.7407808308115</text:p>
              </table:table-cell>
              <table:table-cell office:value-type="float" office:value="5.07311427087517">
                <text:p>5.07311427087517</text:p>
              </table:table-cell>
              <table:table-cell office:value-type="float" office:value="32.606108628842">
                <text:p>32.6061086288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984808">
                <text:p>7.984808</text:p>
              </table:table-cell>
              <table:table-cell office:value-type="float" office:value="31.777514">
                <text:p>31.777514</text:p>
              </table:table-cell>
              <table:table-cell office:value-type="float" office:value="11.0261458745994">
                <text:p>11.0261458745994</text:p>
              </table:table-cell>
              <table:table-cell office:value-type="float" office:value="31.7937600003538">
                <text:p>31.7937600003538</text:p>
              </table:table-cell>
              <table:table-cell office:value-type="float" office:value="5.10259779418316">
                <text:p>5.10259779418316</text:p>
              </table:table-cell>
              <table:table-cell office:value-type="float" office:value="32.7485260130489">
                <text:p>32.74852601304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001485">
                <text:p>8.001485</text:p>
              </table:table-cell>
              <table:table-cell office:value-type="float" office:value="31.876113">
                <text:p>31.876113</text:p>
              </table:table-cell>
              <table:table-cell office:value-type="float" office:value="11.042709467679">
                <text:p>11.042709467679</text:p>
              </table:table-cell>
              <table:table-cell office:value-type="float" office:value="31.8452303642544">
                <text:p>31.8452303642544</text:p>
              </table:table-cell>
              <table:table-cell office:value-type="float" office:value="5.13466703405897">
                <text:p>5.13466703405897</text:p>
              </table:table-cell>
              <table:table-cell office:value-type="float" office:value="32.8916693746822">
                <text:p>32.89166937468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019705">
                <text:p>8.019705</text:p>
              </table:table-cell>
              <table:table-cell office:value-type="float" office:value="31.974438">
                <text:p>31.974438</text:p>
              </table:table-cell>
              <table:table-cell office:value-type="float" office:value="11.0600579153062">
                <text:p>11.0600579153062</text:p>
              </table:table-cell>
              <table:table-cell office:value-type="float" office:value="31.8953548134854">
                <text:p>31.8953548134854</text:p>
              </table:table-cell>
              <table:table-cell office:value-type="float" office:value="5.16934408655294">
                <text:p>5.16934408655294</text:p>
              </table:table-cell>
              <table:table-cell office:value-type="float" office:value="33.0353068246401">
                <text:p>33.03530682464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039496">
                <text:p>8.039496</text:p>
              </table:table-cell>
              <table:table-cell office:value-type="float" office:value="32.072459">
                <text:p>32.072459</text:p>
              </table:table-cell>
              <table:table-cell office:value-type="float" office:value="11.0781761868897">
                <text:p>11.0781761868897</text:p>
              </table:table-cell>
              <table:table-cell office:value-type="float" office:value="31.944307832218">
                <text:p>31.944307832218</text:p>
              </table:table-cell>
              <table:table-cell office:value-type="float" office:value="5.20663133708769">
                <text:p>5.20663133708769</text:p>
              </table:table-cell>
              <table:table-cell office:value-type="float" office:value="33.1792009760824">
                <text:p>33.17920097608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060878">
                <text:p>8.060878</text:p>
              </table:table-cell>
              <table:table-cell office:value-type="float" office:value="32.170145">
                <text:p>32.170145</text:p>
              </table:table-cell>
              <table:table-cell office:value-type="float" office:value="11.0970529512549">
                <text:p>11.0970529512549</text:p>
              </table:table-cell>
              <table:table-cell office:value-type="float" office:value="31.9922639572426">
                <text:p>31.9922639572426</text:p>
              </table:table-cell>
              <table:table-cell office:value-type="float" office:value="5.24651176268021">
                <text:p>5.24651176268021</text:p>
              </table:table-cell>
              <table:table-cell office:value-type="float" office:value="33.3231162408531">
                <text:p>33.32311624085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083864">
                <text:p>8.083864</text:p>
              </table:table-cell>
              <table:table-cell office:value-type="float" office:value="32.267466">
                <text:p>32.267466</text:p>
              </table:table-cell>
              <table:table-cell office:value-type="float" office:value="11.1166827771282">
                <text:p>11.1166827771282</text:p>
              </table:table-cell>
              <table:table-cell office:value-type="float" office:value="32.0394084083729">
                <text:p>32.0394084083729</text:p>
              </table:table-cell>
              <table:table-cell office:value-type="float" office:value="5.28894599729833">
                <text:p>5.28894599729833</text:p>
              </table:table-cell>
              <table:table-cell office:value-type="float" office:value="33.466813054932">
                <text:p>33.4668130549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108461">
                <text:p>8.108461</text:p>
              </table:table-cell>
              <table:table-cell office:value-type="float" office:value="32.364393">
                <text:p>32.364393</text:p>
              </table:table-cell>
              <table:table-cell office:value-type="float" office:value="11.1370668765116">
                <text:p>11.1370668765116</text:p>
              </table:table-cell>
              <table:table-cell office:value-type="float" office:value="32.0859213771019">
                <text:p>32.0859213771019</text:p>
              </table:table-cell>
              <table:table-cell office:value-type="float" office:value="5.33387867018572">
                <text:p>5.33387867018572</text:p>
              </table:table-cell>
              <table:table-cell office:value-type="float" office:value="33.6100626572857">
                <text:p>33.6100626572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134668">
                <text:p>8.134668</text:p>
              </table:table-cell>
              <table:table-cell office:value-type="float" office:value="32.460896">
                <text:p>32.460896</text:p>
              </table:table-cell>
              <table:table-cell office:value-type="float" office:value="11.1582124869665">
                <text:p>11.1582124869665</text:p>
              </table:table-cell>
              <table:table-cell office:value-type="float" office:value="32.1319906407634">
                <text:p>32.1319906407634</text:p>
              </table:table-cell>
              <table:table-cell office:value-type="float" office:value="5.38123035856787">
                <text:p>5.38123035856787</text:p>
              </table:table-cell>
              <table:table-cell office:value-type="float" office:value="33.7526317139696">
                <text:p>33.7526317139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162478">
                <text:p>8.162478</text:p>
              </table:table-cell>
              <table:table-cell office:value-type="float" office:value="32.55695">
                <text:p>32.55695</text:p>
              </table:table-cell>
              <table:table-cell office:value-type="float" office:value="11.1801334449623">
                <text:p>11.1801334449623</text:p>
              </table:table-cell>
              <table:table-cell office:value-type="float" office:value="32.1777988223815">
                <text:p>32.1777988223815</text:p>
              </table:table-cell>
              <table:table-cell office:value-type="float" office:value="5.43090701507412">
                <text:p>5.43090701507412</text:p>
              </table:table-cell>
              <table:table-cell office:value-type="float" office:value="33.8943055825999">
                <text:p>33.8943055825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191877">
                <text:p>8.191877</text:p>
              </table:table-cell>
              <table:table-cell office:value-type="float" office:value="32.65253">
                <text:p>32.65253</text:p>
              </table:table-cell>
              <table:table-cell office:value-type="float" office:value="11.2028509524194">
                <text:p>11.2028509524194</text:p>
              </table:table-cell>
              <table:table-cell office:value-type="float" office:value="32.2235359932218">
                <text:p>32.2235359932218</text:p>
              </table:table-cell>
              <table:table-cell office:value-type="float" office:value="5.4827915877475">
                <text:p>5.4827915877475</text:p>
              </table:table-cell>
              <table:table-cell office:value-type="float" office:value="34.0348672342235">
                <text:p>34.03486723422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222845">
                <text:p>8.222845</text:p>
              </table:table-cell>
              <table:table-cell office:value-type="float" office:value="32.747613">
                <text:p>32.747613</text:p>
              </table:table-cell>
              <table:table-cell office:value-type="float" office:value="11.2263922509972">
                <text:p>11.2263922509972</text:p>
              </table:table-cell>
              <table:table-cell office:value-type="float" office:value="32.2693830228685">
                <text:p>32.2693830228685</text:p>
              </table:table-cell>
              <table:table-cell office:value-type="float" office:value="5.53675326866693">
                <text:p>5.53675326866693</text:p>
              </table:table-cell>
              <table:table-cell office:value-type="float" office:value="34.1741161408532">
                <text:p>34.17411614085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255355">
                <text:p>8.255355</text:p>
              </table:table-cell>
              <table:table-cell office:value-type="float" office:value="32.84218">
                <text:p>32.84218</text:p>
              </table:table-cell>
              <table:table-cell office:value-type="float" office:value="11.2507911714004">
                <text:p>11.2507911714004</text:p>
              </table:table-cell>
              <table:table-cell office:value-type="float" office:value="32.3155281766233">
                <text:p>32.3155281766233</text:p>
              </table:table-cell>
              <table:table-cell office:value-type="float" office:value="5.59264029409476">
                <text:p>5.59264029409476</text:p>
              </table:table-cell>
              <table:table-cell office:value-type="float" office:value="34.3118569695943">
                <text:p>34.31185696959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289373">
                <text:p>8.289373</text:p>
              </table:table-cell>
              <table:table-cell office:value-type="float" office:value="32.936215">
                <text:p>32.936215</text:p>
              </table:table-cell>
              <table:table-cell office:value-type="float" office:value="11.2760852628383">
                <text:p>11.2760852628383</text:p>
              </table:table-cell>
              <table:table-cell office:value-type="float" office:value="32.3621506664875">
                <text:p>32.3621506664875</text:p>
              </table:table-cell>
              <table:table-cell office:value-type="float" office:value="5.65028767034616">
                <text:p>5.65028767034616</text:p>
              </table:table-cell>
              <table:table-cell office:value-type="float" office:value="34.4479122655945">
                <text:p>34.44791226559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324861">
                <text:p>8.324861</text:p>
              </table:table-cell>
              <table:table-cell office:value-type="float" office:value="33.029705">
                <text:p>33.029705</text:p>
              </table:table-cell>
              <table:table-cell office:value-type="float" office:value="11.3023193314541">
                <text:p>11.3023193314541</text:p>
              </table:table-cell>
              <table:table-cell office:value-type="float" office:value="32.4094293480076">
                <text:p>32.4094293480076</text:p>
              </table:table-cell>
              <table:table-cell office:value-type="float" office:value="5.70951684386529">
                <text:p>5.70951684386529</text:p>
              </table:table-cell>
              <table:table-cell office:value-type="float" office:value="34.5821143999239">
                <text:p>34.5821143999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361774">
                <text:p>8.361774</text:p>
              </table:table-cell>
              <table:table-cell office:value-type="float" office:value="33.122642">
                <text:p>33.122642</text:p>
              </table:table-cell>
              <table:table-cell office:value-type="float" office:value="11.3295403890108">
                <text:p>11.3295403890108</text:p>
              </table:table-cell>
              <table:table-cell office:value-type="float" office:value="32.4575385041005">
                <text:p>32.4575385041005</text:p>
              </table:table-cell>
              <table:table-cell office:value-type="float" office:value="5.77013665771393">
                <text:p>5.77013665771393</text:p>
              </table:table-cell>
              <table:table-cell office:value-type="float" office:value="34.714312784449">
                <text:p>34.7143127844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400062">
                <text:p>8.400062</text:p>
              </table:table-cell>
              <table:table-cell office:value-type="float" office:value="33.21502">
                <text:p>33.21502</text:p>
              </table:table-cell>
              <table:table-cell office:value-type="float" office:value="11.3577976738099">
                <text:p>11.3577976738099</text:p>
              </table:table-cell>
              <table:table-cell office:value-type="float" office:value="32.5066417931979">
                <text:p>32.5066417931979</text:p>
              </table:table-cell>
              <table:table-cell office:value-type="float" office:value="5.83194821346694">
                <text:p>5.83194821346694</text:p>
              </table:table-cell>
              <table:table-cell office:value-type="float" office:value="34.8443731168592">
                <text:p>34.84437311685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439671">
                <text:p>8.439671</text:p>
              </table:table-cell>
              <table:table-cell office:value-type="float" office:value="33.306841">
                <text:p>33.306841</text:p>
              </table:table-cell>
              <table:table-cell office:value-type="float" office:value="11.387145862342">
                <text:p>11.387145862342</text:p>
              </table:table-cell>
              <table:table-cell office:value-type="float" office:value="32.5569130462191">
                <text:p>32.5569130462191</text:p>
              </table:table-cell>
              <table:table-cell office:value-type="float" office:value="5.89473898009189">
                <text:p>5.89473898009189</text:p>
              </table:table-cell>
              <table:table-cell office:value-type="float" office:value="34.9721701008225">
                <text:p>34.97217010082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480541">
                <text:p>8.480541</text:p>
              </table:table-cell>
              <table:table-cell office:value-type="float" office:value="33.398107">
                <text:p>33.398107</text:p>
              </table:table-cell>
              <table:table-cell office:value-type="float" office:value="11.4176369815269">
                <text:p>11.4176369815269</text:p>
              </table:table-cell>
              <table:table-cell office:value-type="float" office:value="32.6085076108799">
                <text:p>32.6085076108799</text:p>
              </table:table-cell>
              <table:table-cell office:value-type="float" office:value="5.9582932517838">
                <text:p>5.9582932517838</text:p>
              </table:table-cell>
              <table:table-cell office:value-type="float" office:value="35.0975970107439">
                <text:p>35.09759701074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522609">
                <text:p>8.522609</text:p>
              </table:table-cell>
              <table:table-cell office:value-type="float" office:value="33.488827">
                <text:p>33.488827</text:p>
              </table:table-cell>
              <table:table-cell office:value-type="float" office:value="11.4493230397324">
                <text:p>11.4493230397324</text:p>
              </table:table-cell>
              <table:table-cell office:value-type="float" office:value="32.661575569277">
                <text:p>32.661575569277</text:p>
              </table:table-cell>
              <table:table-cell office:value-type="float" office:value="6.02239348048763">
                <text:p>6.02239348048763</text:p>
              </table:table-cell>
              <table:table-cell office:value-type="float" office:value="35.2205666905972">
                <text:p>35.22056669059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565807">
                <text:p>8.565807</text:p>
              </table:table-cell>
              <table:table-cell office:value-type="float" office:value="33.579014">
                <text:p>33.579014</text:p>
              </table:table-cell>
              <table:table-cell office:value-type="float" office:value="11.482254160378">
                <text:p>11.482254160378</text:p>
              </table:table-cell>
              <table:table-cell office:value-type="float" office:value="32.7162649282977">
                <text:p>32.7162649282977</text:p>
              </table:table-cell>
              <table:table-cell office:value-type="float" office:value="6.08681614181617">
                <text:p>6.08681614181617</text:p>
              </table:table-cell>
              <table:table-cell office:value-type="float" office:value="35.3410027414626">
                <text:p>35.3410027414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610065">
                <text:p>8.610065</text:p>
              </table:table-cell>
              <table:table-cell office:value-type="float" office:value="33.668687">
                <text:p>33.668687</text:p>
              </table:table-cell>
              <table:table-cell office:value-type="float" office:value="11.5164794617328">
                <text:p>11.5164794617328</text:p>
              </table:table-cell>
              <table:table-cell office:value-type="float" office:value="32.7727210538666">
                <text:p>32.7727210538666</text:p>
              </table:table-cell>
              <table:table-cell office:value-type="float" office:value="6.15133757278256">
                <text:p>6.15133757278256</text:p>
              </table:table-cell>
              <table:table-cell office:value-type="float" office:value="35.4588432609584">
                <text:p>35.45884326095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655308">
                <text:p>8.655308</text:p>
              </table:table-cell>
              <table:table-cell office:value-type="float" office:value="33.757867">
                <text:p>33.757867</text:p>
              </table:table-cell>
              <table:table-cell office:value-type="float" office:value="11.5520398775318">
                <text:p>11.5520398775318</text:p>
              </table:table-cell>
              <table:table-cell office:value-type="float" office:value="32.8310744505636">
                <text:p>32.8310744505636</text:p>
              </table:table-cell>
              <table:table-cell office:value-type="float" office:value="6.21573759134115">
                <text:p>6.21573759134115</text:p>
              </table:table-cell>
              <table:table-cell office:value-type="float" office:value="35.5740432638015">
                <text:p>35.57404326380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701459">
                <text:p>8.701459</text:p>
              </table:table-cell>
              <table:table-cell office:value-type="float" office:value="33.84658">
                <text:p>33.84658</text:p>
              </table:table-cell>
              <table:table-cell office:value-type="float" office:value="11.588973176496">
                <text:p>11.588973176496</text:p>
              </table:table-cell>
              <table:table-cell office:value-type="float" office:value="32.8914559868295">
                <text:p>32.8914559868295</text:p>
              </table:table-cell>
              <table:table-cell office:value-type="float" office:value="6.27979662109966">
                <text:p>6.27979662109966</text:p>
              </table:table-cell>
              <table:table-cell office:value-type="float" office:value="35.6865667724032">
                <text:p>35.6865667724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748438">
                <text:p>8.748438</text:p>
              </table:table-cell>
              <table:table-cell office:value-type="float" office:value="33.934857">
                <text:p>33.934857</text:p>
              </table:table-cell>
              <table:table-cell office:value-type="float" office:value="11.6273079009192">
                <text:p>11.6273079009192</text:p>
              </table:table-cell>
              <table:table-cell office:value-type="float" office:value="32.9539859108238">
                <text:p>32.9539859108238</text:p>
              </table:table-cell>
              <table:table-cell office:value-type="float" office:value="6.34330304156606">
                <text:p>6.34330304156606</text:p>
              </table:table-cell>
              <table:table-cell office:value-type="float" office:value="35.7963955657351">
                <text:p>35.79639556573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796165">
                <text:p>8.796165</text:p>
              </table:table-cell>
              <table:table-cell office:value-type="float" office:value="34.022732">
                <text:p>34.022732</text:p>
              </table:table-cell>
              <table:table-cell office:value-type="float" office:value="11.6670657751566">
                <text:p>11.6670657751566</text:p>
              </table:table-cell>
              <table:table-cell office:value-type="float" office:value="33.0187754575116">
                <text:p>33.0187754575116</text:p>
              </table:table-cell>
              <table:table-cell office:value-type="float" office:value="6.40605557782105">
                <text:p>6.40605557782105</text:p>
              </table:table-cell>
              <table:table-cell office:value-type="float" office:value="35.9035235753776">
                <text:p>35.90352357537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844555">
                <text:p>8.844555</text:p>
              </table:table-cell>
              <table:table-cell office:value-type="float" office:value="34.110244">
                <text:p>34.110244</text:p>
              </table:table-cell>
              <table:table-cell office:value-type="float" office:value="11.7082594800775">
                <text:p>11.7082594800775</text:p>
              </table:table-cell>
              <table:table-cell office:value-type="float" office:value="33.0859409926902">
                <text:p>33.0859409926902</text:p>
              </table:table-cell>
              <table:table-cell office:value-type="float" office:value="6.46785173743256">
                <text:p>6.46785173743256</text:p>
              </table:table-cell>
              <table:table-cell office:value-type="float" office:value="36.0079482977507">
                <text:p>36.00794829775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893522">
                <text:p>8.893522</text:p>
              </table:table-cell>
              <table:table-cell office:value-type="float" office:value="34.197435">
                <text:p>34.197435</text:p>
              </table:table-cell>
              <table:table-cell office:value-type="float" office:value="11.7508885283402">
                <text:p>11.7508885283402</text:p>
              </table:table-cell>
              <table:table-cell office:value-type="float" office:value="33.1555825523277">
                <text:p>33.1555825523277</text:p>
              </table:table-cell>
              <table:table-cell office:value-type="float" office:value="6.52850580757188">
                <text:p>6.52850580757188</text:p>
              </table:table-cell>
              <table:table-cell office:value-type="float" office:value="36.1096845678004">
                <text:p>36.10968456780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942981">
                <text:p>8.942981</text:p>
              </table:table-cell>
              <table:table-cell office:value-type="float" office:value="34.284347">
                <text:p>34.284347</text:p>
              </table:table-cell>
              <table:table-cell office:value-type="float" office:value="11.7949430632291">
                <text:p>11.7949430632291</text:p>
              </table:table-cell>
              <table:table-cell office:value-type="float" office:value="33.2277901440276">
                <text:p>33.2277901440276</text:p>
              </table:table-cell>
              <table:table-cell office:value-type="float" office:value="6.5878461367203">
                <text:p>6.5878461367203</text:p>
              </table:table-cell>
              <table:table-cell office:value-type="float" office:value="36.2087533437238">
                <text:p>36.20875334372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992844">
                <text:p>8.992844</text:p>
              </table:table-cell>
              <table:table-cell office:value-type="float" office:value="34.371029">
                <text:p>34.371029</text:p>
              </table:table-cell>
              <table:table-cell office:value-type="float" office:value="11.8404021478209">
                <text:p>11.8404021478209</text:p>
              </table:table-cell>
              <table:table-cell office:value-type="float" office:value="33.302659871478">
                <text:p>33.302659871478</text:p>
              </table:table-cell>
              <table:table-cell office:value-type="float" office:value="6.64570600996035">
                <text:p>6.64570600996035</text:p>
              </table:table-cell>
              <table:table-cell office:value-type="float" office:value="36.3051808181654">
                <text:p>36.30518081816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043021">
                <text:p>9.043021</text:p>
              </table:table-cell>
              <table:table-cell office:value-type="float" office:value="34.457529">
                <text:p>34.457529</text:p>
              </table:table-cell>
              <table:table-cell office:value-type="float" office:value="11.8872287501664">
                <text:p>11.8872287501664</text:p>
              </table:table-cell>
              <table:table-cell office:value-type="float" office:value="33.3802721718047">
                <text:p>33.3802721718047</text:p>
              </table:table-cell>
              <table:table-cell office:value-type="float" office:value="6.70193480223026">
                <text:p>6.70193480223026</text:p>
              </table:table-cell>
              <table:table-cell office:value-type="float" office:value="36.3990014861846">
                <text:p>36.39900148618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093423">
                <text:p>9.093423</text:p>
              </table:table-cell>
              <table:table-cell office:value-type="float" office:value="34.543898">
                <text:p>34.543898</text:p>
              </table:table-cell>
              <table:table-cell office:value-type="float" office:value="11.9353752395369">
                <text:p>11.9353752395369</text:p>
              </table:table-cell>
              <table:table-cell office:value-type="float" office:value="33.4607048186187">
                <text:p>33.4607048186187</text:p>
              </table:table-cell>
              <table:table-cell office:value-type="float" office:value="6.75639569710222">
                <text:p>6.75639569710222</text:p>
              </table:table-cell>
              <table:table-cell office:value-type="float" office:value="36.4902544384537">
                <text:p>36.49025443845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143961">
                <text:p>9.143961</text:p>
              </table:table-cell>
              <table:table-cell office:value-type="float" office:value="34.630188">
                <text:p>34.630188</text:p>
              </table:table-cell>
              <table:table-cell office:value-type="float" office:value="11.9847775787966">
                <text:p>11.9847775787966</text:p>
              </table:table-cell>
              <table:table-cell office:value-type="float" office:value="33.5440198888705">
                <text:p>33.5440198888705</text:p>
              </table:table-cell>
              <table:table-cell office:value-type="float" office:value="6.80897281285604">
                <text:p>6.80897281285604</text:p>
              </table:table-cell>
              <table:table-cell office:value-type="float" office:value="36.5789902387862">
                <text:p>36.57899023878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194544">
                <text:p>9.194544</text:p>
              </table:table-cell>
              <table:table-cell office:value-type="float" office:value="34.716451">
                <text:p>34.716451</text:p>
              </table:table-cell>
              <table:table-cell office:value-type="float" office:value="12.0353605787966">
                <text:p>12.0353605787966</text:p>
              </table:table-cell>
              <table:table-cell office:value-type="float" office:value="33.6302828888705">
                <text:p>33.6302828888705</text:p>
              </table:table-cell>
              <table:table-cell office:value-type="float" office:value="6.85955581285604">
                <text:p>6.85955581285604</text:p>
              </table:table-cell>
              <table:table-cell office:value-type="float" office:value="36.6652532387862">
                <text:p>36.66525323878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245081">
                <text:p>9.245081</text:p>
              </table:table-cell>
              <table:table-cell office:value-type="float" office:value="34.802741">
                <text:p>34.802741</text:p>
              </table:table-cell>
              <table:table-cell office:value-type="float" office:value="12.0870332395369">
                <text:p>12.0870332395369</text:p>
              </table:table-cell>
              <table:table-cell office:value-type="float" office:value="33.7195478186187">
                <text:p>33.7195478186187</text:p>
              </table:table-cell>
              <table:table-cell office:value-type="float" office:value="6.90805369710223">
                <text:p>6.90805369710223</text:p>
              </table:table-cell>
              <table:table-cell office:value-type="float" office:value="36.7490974384537">
                <text:p>36.74909743845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295484">
                <text:p>9.295484</text:p>
              </table:table-cell>
              <table:table-cell office:value-type="float" office:value="34.88911">
                <text:p>34.88911</text:p>
              </table:table-cell>
              <table:table-cell office:value-type="float" office:value="12.1396917501664">
                <text:p>12.1396917501664</text:p>
              </table:table-cell>
              <table:table-cell office:value-type="float" office:value="33.8118531718047">
                <text:p>33.8118531718047</text:p>
              </table:table-cell>
              <table:table-cell office:value-type="float" office:value="6.95439780223026">
                <text:p>6.95439780223026</text:p>
              </table:table-cell>
              <table:table-cell office:value-type="float" office:value="36.8305824861847">
                <text:p>36.83058248618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345661">
                <text:p>9.345661</text:p>
              </table:table-cell>
              <table:table-cell office:value-type="float" office:value="34.97561">
                <text:p>34.97561</text:p>
              </table:table-cell>
              <table:table-cell office:value-type="float" office:value="12.1932191478209">
                <text:p>12.1932191478209</text:p>
              </table:table-cell>
              <table:table-cell office:value-type="float" office:value="33.907240871478">
                <text:p>33.907240871478</text:p>
              </table:table-cell>
              <table:table-cell office:value-type="float" office:value="6.99852300996035">
                <text:p>6.99852300996035</text:p>
              </table:table-cell>
              <table:table-cell office:value-type="float" office:value="36.9097618181654">
                <text:p>36.90976181816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395523">
                <text:p>9.395523</text:p>
              </table:table-cell>
              <table:table-cell office:value-type="float" office:value="35.062292">
                <text:p>35.062292</text:p>
              </table:table-cell>
              <table:table-cell office:value-type="float" office:value="12.2474850632291">
                <text:p>12.2474850632291</text:p>
              </table:table-cell>
              <table:table-cell office:value-type="float" office:value="34.0057351440276">
                <text:p>34.0057351440276</text:p>
              </table:table-cell>
              <table:table-cell office:value-type="float" office:value="7.0403881367203">
                <text:p>7.0403881367203</text:p>
              </table:table-cell>
              <table:table-cell office:value-type="float" office:value="36.9866983437238">
                <text:p>36.98669834372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444982">
                <text:p>9.444982</text:p>
              </table:table-cell>
              <table:table-cell office:value-type="float" office:value="35.149204">
                <text:p>35.149204</text:p>
              </table:table-cell>
              <table:table-cell office:value-type="float" office:value="12.3023485283402">
                <text:p>12.3023485283402</text:p>
              </table:table-cell>
              <table:table-cell office:value-type="float" office:value="34.1073515523277">
                <text:p>34.1073515523277</text:p>
              </table:table-cell>
              <table:table-cell office:value-type="float" office:value="7.07996580757188">
                <text:p>7.07996580757188</text:p>
              </table:table-cell>
              <table:table-cell office:value-type="float" office:value="37.0614535678004">
                <text:p>37.0614535678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49395">
                <text:p>9.49395</text:p>
              </table:table-cell>
              <table:table-cell office:value-type="float" office:value="35.236394">
                <text:p>35.236394</text:p>
              </table:table-cell>
              <table:table-cell office:value-type="float" office:value="12.3576544800775">
                <text:p>12.3576544800775</text:p>
              </table:table-cell>
              <table:table-cell office:value-type="float" office:value="34.2120909926902">
                <text:p>34.2120909926902</text:p>
              </table:table-cell>
              <table:table-cell office:value-type="float" office:value="7.11724673743256">
                <text:p>7.11724673743256</text:p>
              </table:table-cell>
              <table:table-cell office:value-type="float" office:value="37.1340982977506">
                <text:p>37.13409829775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54234">
                <text:p>9.54234</text:p>
              </table:table-cell>
              <table:table-cell office:value-type="float" office:value="35.323907">
                <text:p>35.323907</text:p>
              </table:table-cell>
              <table:table-cell office:value-type="float" office:value="12.4132407751566">
                <text:p>12.4132407751566</text:p>
              </table:table-cell>
              <table:table-cell office:value-type="float" office:value="34.3199504575116">
                <text:p>34.3199504575116</text:p>
              </table:table-cell>
              <table:table-cell office:value-type="float" office:value="7.15223057782105">
                <text:p>7.15223057782105</text:p>
              </table:table-cell>
              <table:table-cell office:value-type="float" office:value="37.2046985753776">
                <text:p>37.20469857537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590066">
                <text:p>9.590066</text:p>
              </table:table-cell>
              <table:table-cell office:value-type="float" office:value="35.411782">
                <text:p>35.411782</text:p>
              </table:table-cell>
              <table:table-cell office:value-type="float" office:value="12.4689359009192">
                <text:p>12.4689359009192</text:p>
              </table:table-cell>
              <table:table-cell office:value-type="float" office:value="34.4309109108238">
                <text:p>34.4309109108238</text:p>
              </table:table-cell>
              <table:table-cell office:value-type="float" office:value="7.18493104156606">
                <text:p>7.18493104156606</text:p>
              </table:table-cell>
              <table:table-cell office:value-type="float" office:value="37.2733205657351">
                <text:p>37.27332056573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637046">
                <text:p>9.637046</text:p>
              </table:table-cell>
              <table:table-cell office:value-type="float" office:value="35.500059">
                <text:p>35.500059</text:p>
              </table:table-cell>
              <table:table-cell office:value-type="float" office:value="12.524560176496">
                <text:p>12.524560176496</text:p>
              </table:table-cell>
              <table:table-cell office:value-type="float" office:value="34.5449349868295">
                <text:p>34.5449349868295</text:p>
              </table:table-cell>
              <table:table-cell office:value-type="float" office:value="7.21538362109966">
                <text:p>7.21538362109966</text:p>
              </table:table-cell>
              <table:table-cell office:value-type="float" office:value="37.3400457724032">
                <text:p>37.34004577240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683197">
                <text:p>9.683197</text:p>
              </table:table-cell>
              <table:table-cell office:value-type="float" office:value="35.588772">
                <text:p>35.588772</text:p>
              </table:table-cell>
              <table:table-cell office:value-type="float" office:value="12.5799288775318">
                <text:p>12.5799288775318</text:p>
              </table:table-cell>
              <table:table-cell office:value-type="float" office:value="34.6619794505636">
                <text:p>34.6619794505636</text:p>
              </table:table-cell>
              <table:table-cell office:value-type="float" office:value="7.24362659134115">
                <text:p>7.24362659134115</text:p>
              </table:table-cell>
              <table:table-cell office:value-type="float" office:value="37.4049482638015">
                <text:p>37.4049482638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.72844">
                <text:p>9.72844</text:p>
              </table:table-cell>
              <table:table-cell office:value-type="float" office:value="35.677952">
                <text:p>35.677952</text:p>
              </table:table-cell>
              <table:table-cell office:value-type="float" office:value="12.6348544617328">
                <text:p>12.6348544617328</text:p>
              </table:table-cell>
              <table:table-cell office:value-type="float" office:value="34.7819860538666">
                <text:p>34.7819860538666</text:p>
              </table:table-cell>
              <table:table-cell office:value-type="float" office:value="7.26971257278256">
                <text:p>7.26971257278256</text:p>
              </table:table-cell>
              <table:table-cell office:value-type="float" office:value="37.4681082609584">
                <text:p>37.46810826095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772697">
                <text:p>9.772697</text:p>
              </table:table-cell>
              <table:table-cell office:value-type="float" office:value="35.767624">
                <text:p>35.767624</text:p>
              </table:table-cell>
              <table:table-cell office:value-type="float" office:value="12.689144160378">
                <text:p>12.689144160378</text:p>
              </table:table-cell>
              <table:table-cell office:value-type="float" office:value="34.9048749282977">
                <text:p>34.9048749282977</text:p>
              </table:table-cell>
              <table:table-cell office:value-type="float" office:value="7.29370614181617">
                <text:p>7.29370614181617</text:p>
              </table:table-cell>
              <table:table-cell office:value-type="float" office:value="37.5296127414626">
                <text:p>37.52961274146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815896">
                <text:p>9.815896</text:p>
              </table:table-cell>
              <table:table-cell office:value-type="float" office:value="35.857812">
                <text:p>35.857812</text:p>
              </table:table-cell>
              <table:table-cell office:value-type="float" office:value="12.7426100397324">
                <text:p>12.7426100397324</text:p>
              </table:table-cell>
              <table:table-cell office:value-type="float" office:value="35.030560569277">
                <text:p>35.030560569277</text:p>
              </table:table-cell>
              <table:table-cell office:value-type="float" office:value="7.31568048048763">
                <text:p>7.31568048048763</text:p>
              </table:table-cell>
              <table:table-cell office:value-type="float" office:value="37.5895516905972">
                <text:p>37.58955169059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857964">
                <text:p>9.857964</text:p>
              </table:table-cell>
              <table:table-cell office:value-type="float" office:value="35.948532">
                <text:p>35.948532</text:p>
              </table:table-cell>
              <table:table-cell office:value-type="float" office:value="12.7950599815269">
                <text:p>12.7950599815269</text:p>
              </table:table-cell>
              <table:table-cell office:value-type="float" office:value="35.1589326108799">
                <text:p>35.1589326108799</text:p>
              </table:table-cell>
              <table:table-cell office:value-type="float" office:value="7.3357162517838">
                <text:p>7.3357162517838</text:p>
              </table:table-cell>
              <table:table-cell office:value-type="float" office:value="37.6480220107439">
                <text:p>37.64802201074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898834">
                <text:p>9.898834</text:p>
              </table:table-cell>
              <table:table-cell office:value-type="float" office:value="36.039798">
                <text:p>36.039798</text:p>
              </table:table-cell>
              <table:table-cell office:value-type="float" office:value="12.846308862342">
                <text:p>12.846308862342</text:p>
              </table:table-cell>
              <table:table-cell office:value-type="float" office:value="35.2898700462191">
                <text:p>35.2898700462191</text:p>
              </table:table-cell>
              <table:table-cell office:value-type="float" office:value="7.35390198009189">
                <text:p>7.35390198009189</text:p>
              </table:table-cell>
              <table:table-cell office:value-type="float" office:value="37.7051271008225">
                <text:p>37.70512710082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938443">
                <text:p>9.938443</text:p>
              </table:table-cell>
              <table:table-cell office:value-type="float" office:value="36.131618">
                <text:p>36.131618</text:p>
              </table:table-cell>
              <table:table-cell office:value-type="float" office:value="12.8961786738099">
                <text:p>12.8961786738099</text:p>
              </table:table-cell>
              <table:table-cell office:value-type="float" office:value="35.423239793198">
                <text:p>35.423239793198</text:p>
              </table:table-cell>
              <table:table-cell office:value-type="float" office:value="7.37032921346694">
                <text:p>7.37032921346694</text:p>
              </table:table-cell>
              <table:table-cell office:value-type="float" office:value="37.7609711168592">
                <text:p>37.76097111685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976731">
                <text:p>9.976731</text:p>
              </table:table-cell>
              <table:table-cell office:value-type="float" office:value="36.223997">
                <text:p>36.223997</text:p>
              </table:table-cell>
              <table:table-cell office:value-type="float" office:value="12.9444973890108">
                <text:p>12.9444973890108</text:p>
              </table:table-cell>
              <table:table-cell office:value-type="float" office:value="35.5588935041005">
                <text:p>35.5588935041005</text:p>
              </table:table-cell>
              <table:table-cell office:value-type="float" office:value="7.38509365771392">
                <text:p>7.38509365771392</text:p>
              </table:table-cell>
              <table:table-cell office:value-type="float" office:value="37.815667784449">
                <text:p>37.815667784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013644">
                <text:p>10.013644</text:p>
              </table:table-cell>
              <table:table-cell office:value-type="float" office:value="36.316934">
                <text:p>36.316934</text:p>
              </table:table-cell>
              <table:table-cell office:value-type="float" office:value="12.9911023314541">
                <text:p>12.9911023314541</text:p>
              </table:table-cell>
              <table:table-cell office:value-type="float" office:value="35.6966583480076">
                <text:p>35.6966583480076</text:p>
              </table:table-cell>
              <table:table-cell office:value-type="float" office:value="7.39829984386529">
                <text:p>7.39829984386529</text:p>
              </table:table-cell>
              <table:table-cell office:value-type="float" office:value="37.8693433999239">
                <text:p>37.86934339992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049132">
                <text:p>10.049132</text:p>
              </table:table-cell>
              <table:table-cell office:value-type="float" office:value="36.410424">
                <text:p>36.410424</text:p>
              </table:table-cell>
              <table:table-cell office:value-type="float" office:value="13.0358442628383">
                <text:p>13.0358442628383</text:p>
              </table:table-cell>
              <table:table-cell office:value-type="float" office:value="35.8363596664875">
                <text:p>35.8363596664875</text:p>
              </table:table-cell>
              <table:table-cell office:value-type="float" office:value="7.41004667034616">
                <text:p>7.41004667034616</text:p>
              </table:table-cell>
              <table:table-cell office:value-type="float" office:value="37.9221212655945">
                <text:p>37.92212126559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08315">
                <text:p>10.08315</text:p>
              </table:table-cell>
              <table:table-cell office:value-type="float" office:value="36.504459">
                <text:p>36.504459</text:p>
              </table:table-cell>
              <table:table-cell office:value-type="float" office:value="13.0785861714004">
                <text:p>13.0785861714004</text:p>
              </table:table-cell>
              <table:table-cell office:value-type="float" office:value="35.9778071766233">
                <text:p>35.9778071766233</text:p>
              </table:table-cell>
              <table:table-cell office:value-type="float" office:value="7.42043529409476">
                <text:p>7.42043529409476</text:p>
              </table:table-cell>
              <table:table-cell office:value-type="float" office:value="37.9741359695943">
                <text:p>37.97413596959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115659">
                <text:p>10.115659</text:p>
              </table:table-cell>
              <table:table-cell office:value-type="float" office:value="36.599026">
                <text:p>36.599026</text:p>
              </table:table-cell>
              <table:table-cell office:value-type="float" office:value="13.1192062509972">
                <text:p>13.1192062509972</text:p>
              </table:table-cell>
              <table:table-cell office:value-type="float" office:value="36.1207960228685">
                <text:p>36.1207960228685</text:p>
              </table:table-cell>
              <table:table-cell office:value-type="float" office:value="7.42956726866693">
                <text:p>7.42956726866693</text:p>
              </table:table-cell>
              <table:table-cell office:value-type="float" office:value="38.0255291408532">
                <text:p>38.02552914085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146627">
                <text:p>10.146627</text:p>
              </table:table-cell>
              <table:table-cell office:value-type="float" office:value="36.694109">
                <text:p>36.694109</text:p>
              </table:table-cell>
              <table:table-cell office:value-type="float" office:value="13.1576009524194">
                <text:p>13.1576009524194</text:p>
              </table:table-cell>
              <table:table-cell office:value-type="float" office:value="36.2651149932218">
                <text:p>36.2651149932218</text:p>
              </table:table-cell>
              <table:table-cell office:value-type="float" office:value="7.43754158774751">
                <text:p>7.43754158774751</text:p>
              </table:table-cell>
              <table:table-cell office:value-type="float" office:value="38.0764462342235">
                <text:p>38.07644623422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176026">
                <text:p>10.176026</text:p>
              </table:table-cell>
              <table:table-cell office:value-type="float" office:value="36.789689">
                <text:p>36.789689</text:p>
              </table:table-cell>
              <table:table-cell office:value-type="float" office:value="13.1936814449623">
                <text:p>13.1936814449623</text:p>
              </table:table-cell>
              <table:table-cell office:value-type="float" office:value="36.4105378223815">
                <text:p>36.4105378223815</text:p>
              </table:table-cell>
              <table:table-cell office:value-type="float" office:value="7.44445501507412">
                <text:p>7.44445501507412</text:p>
              </table:table-cell>
              <table:table-cell office:value-type="float" office:value="38.1270445825999">
                <text:p>38.1270445825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03837">
                <text:p>10.203837</text:p>
              </table:table-cell>
              <table:table-cell office:value-type="float" office:value="36.885742">
                <text:p>36.885742</text:p>
              </table:table-cell>
              <table:table-cell office:value-type="float" office:value="13.2273814869665">
                <text:p>13.2273814869665</text:p>
              </table:table-cell>
              <table:table-cell office:value-type="float" office:value="36.5568366407634">
                <text:p>36.5568366407634</text:p>
              </table:table-cell>
              <table:table-cell office:value-type="float" office:value="7.45039935856787">
                <text:p>7.45039935856787</text:p>
              </table:table-cell>
              <table:table-cell office:value-type="float" office:value="38.1774777139697">
                <text:p>38.17747771396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282458">
                <text:p>10.282458</text:p>
              </table:table-cell>
              <table:table-cell office:value-type="float" office:value="37.175253">
                <text:p>37.175253</text:p>
              </table:table-cell>
              <table:table-cell office:value-type="float" office:value="13.3110638765116">
                <text:p>13.3110638765116</text:p>
              </table:table-cell>
              <table:table-cell office:value-type="float" office:value="36.8967813771019">
                <text:p>36.8967813771019</text:p>
              </table:table-cell>
              <table:table-cell office:value-type="float" office:value="7.50787567018572">
                <text:p>7.50787567018572</text:p>
              </table:table-cell>
              <table:table-cell office:value-type="float" office:value="38.4209226572857">
                <text:p>38.420922657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307055">
                <text:p>10.307055</text:p>
              </table:table-cell>
              <table:table-cell office:value-type="float" office:value="37.27218">
                <text:p>37.27218</text:p>
              </table:table-cell>
              <table:table-cell office:value-type="float" office:value="13.3398737771282">
                <text:p>13.3398737771282</text:p>
              </table:table-cell>
              <table:table-cell office:value-type="float" office:value="37.0441224083729">
                <text:p>37.0441224083729</text:p>
              </table:table-cell>
              <table:table-cell office:value-type="float" office:value="7.51213699729833">
                <text:p>7.51213699729833</text:p>
              </table:table-cell>
              <table:table-cell office:value-type="float" office:value="38.471527054932">
                <text:p>38.4715270549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330041">
                <text:p>10.330041</text:p>
              </table:table-cell>
              <table:table-cell office:value-type="float" office:value="37.369501">
                <text:p>37.369501</text:p>
              </table:table-cell>
              <table:table-cell office:value-type="float" office:value="13.3662159512549">
                <text:p>13.3662159512549</text:p>
              </table:table-cell>
              <table:table-cell office:value-type="float" office:value="37.1916199572426">
                <text:p>37.1916199572426</text:p>
              </table:table-cell>
              <table:table-cell office:value-type="float" office:value="7.51567476268021">
                <text:p>7.51567476268021</text:p>
              </table:table-cell>
              <table:table-cell office:value-type="float" office:value="38.5224722408531">
                <text:p>38.52247224085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351422">
                <text:p>10.351422</text:p>
              </table:table-cell>
              <table:table-cell office:value-type="float" office:value="37.467187">
                <text:p>37.467187</text:p>
              </table:table-cell>
              <table:table-cell office:value-type="float" office:value="13.3901021868897">
                <text:p>13.3901021868897</text:p>
              </table:table-cell>
              <table:table-cell office:value-type="float" office:value="37.339035832218">
                <text:p>37.339035832218</text:p>
              </table:table-cell>
              <table:table-cell office:value-type="float" office:value="7.51855733708769">
                <text:p>7.51855733708769</text:p>
              </table:table-cell>
              <table:table-cell office:value-type="float" office:value="38.5739289760824">
                <text:p>38.57392897608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371213">
                <text:p>10.371213</text:p>
              </table:table-cell>
              <table:table-cell office:value-type="float" office:value="37.565208">
                <text:p>37.565208</text:p>
              </table:table-cell>
              <table:table-cell office:value-type="float" office:value="13.4115659153062">
                <text:p>13.4115659153062</text:p>
              </table:table-cell>
              <table:table-cell office:value-type="float" office:value="37.4861248134854">
                <text:p>37.4861248134854</text:p>
              </table:table-cell>
              <table:table-cell office:value-type="float" office:value="7.52085208655294">
                <text:p>7.52085208655294</text:p>
              </table:table-cell>
              <table:table-cell office:value-type="float" office:value="38.6260768246401">
                <text:p>38.62607682464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389434">
                <text:p>10.389434</text:p>
              </table:table-cell>
              <table:table-cell office:value-type="float" office:value="37.663533">
                <text:p>37.663533</text:p>
              </table:table-cell>
              <table:table-cell office:value-type="float" office:value="13.430658467679">
                <text:p>13.430658467679</text:p>
              </table:table-cell>
              <table:table-cell office:value-type="float" office:value="37.6326503642544">
                <text:p>37.6326503642544</text:p>
              </table:table-cell>
              <table:table-cell office:value-type="float" office:value="7.52261603405897">
                <text:p>7.52261603405897</text:p>
              </table:table-cell>
              <table:table-cell office:value-type="float" office:value="38.6790893746822">
                <text:p>38.67908937468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406111">
                <text:p>10.406111</text:p>
              </table:table-cell>
              <table:table-cell office:value-type="float" office:value="37.762132">
                <text:p>37.762132</text:p>
              </table:table-cell>
              <table:table-cell office:value-type="float" office:value="13.4474488745994">
                <text:p>13.4474488745994</text:p>
              </table:table-cell>
              <table:table-cell office:value-type="float" office:value="37.7783780003538">
                <text:p>37.7783780003538</text:p>
              </table:table-cell>
              <table:table-cell office:value-type="float" office:value="7.52390079418316">
                <text:p>7.52390079418316</text:p>
              </table:table-cell>
              <table:table-cell office:value-type="float" office:value="38.7331440130489">
                <text:p>38.73314401304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421278">
                <text:p>10.421278</text:p>
              </table:table-cell>
              <table:table-cell office:value-type="float" office:value="37.860974">
                <text:p>37.860974</text:p>
              </table:table-cell>
              <table:table-cell office:value-type="float" office:value="13.4620250287966">
                <text:p>13.4620250287966</text:p>
              </table:table-cell>
              <table:table-cell office:value-type="float" office:value="37.9230828308115">
                <text:p>37.9230828308115</text:p>
              </table:table-cell>
              <table:table-cell office:value-type="float" office:value="7.52475227087517">
                <text:p>7.52475227087517</text:p>
              </table:table-cell>
              <table:table-cell office:value-type="float" office:value="38.788410628842">
                <text:p>38.7884106288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434977">
                <text:p>10.434977</text:p>
              </table:table-cell>
              <table:table-cell office:value-type="float" office:value="37.96003">
                <text:p>37.96003</text:p>
              </table:table-cell>
              <table:table-cell office:value-type="float" office:value="13.4744926625043">
                <text:p>13.4744926625043</text:p>
              </table:table-cell>
              <table:table-cell office:value-type="float" office:value="38.0665407383838">
                <text:p>38.0665407383838</text:p>
              </table:table-cell>
              <table:table-cell office:value-type="float" office:value="7.52521545815526">
                <text:p>7.52521545815526</text:p>
              </table:table-cell>
              <table:table-cell office:value-type="float" office:value="38.8450654623411">
                <text:p>38.84506546234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447255">
                <text:p>10.447255</text:p>
              </table:table-cell>
              <table:table-cell office:value-type="float" office:value="38.059273">
                <text:p>38.059273</text:p>
              </table:table-cell>
              <table:table-cell office:value-type="float" office:value="13.4849709535805">
                <text:p>13.4849709535805</text:p>
              </table:table-cell>
              <table:table-cell office:value-type="float" office:value="38.2085438456541">
                <text:p>38.2085438456541</text:p>
              </table:table-cell>
              <table:table-cell office:value-type="float" office:value="7.52532774261708">
                <text:p>7.52532774261708</text:p>
              </table:table-cell>
              <table:table-cell office:value-type="float" office:value="38.9032760228398">
                <text:p>38.90327602283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458164">
                <text:p>10.458164</text:p>
              </table:table-cell>
              <table:table-cell office:value-type="float" office:value="38.158675">
                <text:p>38.158675</text:p>
              </table:table-cell>
              <table:table-cell office:value-type="float" office:value="13.493591284781">
                <text:p>13.493591284781</text:p>
              </table:table-cell>
              <table:table-cell office:value-type="float" office:value="38.3488885610498">
                <text:p>38.3488885610498</text:p>
              </table:table-cell>
              <table:table-cell office:value-type="float" office:value="7.52512298108293">
                <text:p>7.52512298108293</text:p>
              </table:table-cell>
              <table:table-cell office:value-type="float" office:value="38.9632061562332">
                <text:p>38.96320615623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467763">
                <text:p>10.467763</text:p>
              </table:table-cell>
              <table:table-cell office:value-type="float" office:value="38.258213">
                <text:p>38.258213</text:p>
              </table:table-cell>
              <table:table-cell office:value-type="float" office:value="13.5004973360842">
                <text:p>13.5004973360842</text:p>
              </table:table-cell>
              <table:table-cell office:value-type="float" office:value="38.487390762307">
                <text:p>38.487390762307</text:p>
              </table:table-cell>
              <table:table-cell office:value-type="float" office:value="7.52463232673972">
                <text:p>7.52463232673972</text:p>
              </table:table-cell>
              <table:table-cell office:value-type="float" office:value="39.0250127392504">
                <text:p>39.02501273925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476118">
                <text:p>10.476118</text:p>
              </table:table-cell>
              <table:table-cell office:value-type="float" office:value="38.357863">
                <text:p>38.357863</text:p>
              </table:table-cell>
              <table:table-cell office:value-type="float" office:value="13.5058440476225">
                <text:p>13.5058440476225</text:p>
              </table:table-cell>
              <table:table-cell office:value-type="float" office:value="38.623870662216">
                <text:p>38.623870662216</text:p>
              </table:table-cell>
              <table:table-cell office:value-type="float" office:value="7.52388817261135">
                <text:p>7.52388817261135</text:p>
              </table:table-cell>
              <table:table-cell office:value-type="float" office:value="39.0888479836192">
                <text:p>39.08884798361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483299">
                <text:p>10.483299</text:p>
              </table:table-cell>
              <table:table-cell office:value-type="float" office:value="38.457604">
                <text:p>38.457604</text:p>
              </table:table-cell>
              <table:table-cell office:value-type="float" office:value="13.5097930516109">
                <text:p>13.5097930516109</text:p>
              </table:table-cell>
              <table:table-cell office:value-type="float" office:value="38.7581597445196">
                <text:p>38.7581597445196</text:p>
              </table:table-cell>
              <table:table-cell office:value-type="float" office:value="7.52292168268602">
                <text:p>7.52292168268602</text:p>
              </table:table-cell>
              <table:table-cell office:value-type="float" office:value="39.1548601503012">
                <text:p>39.15486015030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489381">
                <text:p>10.489381</text:p>
              </table:table-cell>
              <table:table-cell office:value-type="float" office:value="38.557418">
                <text:p>38.557418</text:p>
              </table:table-cell>
              <table:table-cell office:value-type="float" office:value="13.512511209807">
                <text:p>13.512511209807</text:p>
              </table:table-cell>
              <table:table-cell office:value-type="float" office:value="38.8901096508601">
                <text:p>38.8901096508601</text:p>
              </table:table-cell>
              <table:table-cell office:value-type="float" office:value="7.52176323909276">
                <text:p>7.52176323909276</text:p>
              </table:table-cell>
              <table:table-cell office:value-type="float" office:value="39.2231843442589">
                <text:p>39.22318434425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494443">
                <text:p>10.494443</text:p>
              </table:table-cell>
              <table:table-cell office:value-type="float" office:value="38.65729">
                <text:p>38.65729</text:p>
              </table:table-cell>
              <table:table-cell office:value-type="float" office:value="13.5141691634487">
                <text:p>13.5141691634487</text:p>
              </table:table-cell>
              <table:table-cell office:value-type="float" office:value="39.0195797980672">
                <text:p>39.0195797980672</text:p>
              </table:table-cell>
              <table:table-cell office:value-type="float" office:value="7.52044588385108">
                <text:p>7.52044588385108</text:p>
              </table:table-cell>
              <table:table-cell office:value-type="float" office:value="39.2939540818657">
                <text:p>39.29395408186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49857">
                <text:p>10.49857</text:p>
              </table:table-cell>
              <table:table-cell office:value-type="float" office:value="38.757204">
                <text:p>38.757204</text:p>
              </table:table-cell>
              <table:table-cell office:value-type="float" office:value="13.5149401662279">
                <text:p>13.5149401662279</text:p>
              </table:table-cell>
              <table:table-cell office:value-type="float" office:value="39.1464481653905">
                <text:p>39.1464481653905</text:p>
              </table:table-cell>
              <table:table-cell office:value-type="float" office:value="7.519005518847">
                <text:p>7.519005518847</text:p>
              </table:table-cell>
              <table:table-cell office:value-type="float" office:value="39.3672822758396">
                <text:p>39.36728227583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501849">
                <text:p>10.501849</text:p>
              </table:table-cell>
              <table:table-cell office:value-type="float" office:value="38.85715">
                <text:p>38.85715</text:p>
              </table:table-cell>
              <table:table-cell office:value-type="float" office:value="13.5149967340126">
                <text:p>13.5149967340126</text:p>
              </table:table-cell>
              <table:table-cell office:value-type="float" office:value="39.2705997950355">
                <text:p>39.2705997950355</text:p>
              </table:table-cell>
              <table:table-cell office:value-type="float" office:value="7.51748229105767">
                <text:p>7.51748229105767</text:p>
              </table:table-cell>
              <table:table-cell office:value-type="float" office:value="39.443285945457">
                <text:p>39.4432859454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504372">
                <text:p>10.504372</text:p>
              </table:table-cell>
              <table:table-cell office:value-type="float" office:value="38.957118">
                <text:p>38.957118</text:p>
              </table:table-cell>
              <table:table-cell office:value-type="float" office:value="13.5145100583673">
                <text:p>13.5145100583673</text:p>
              </table:table-cell>
              <table:table-cell office:value-type="float" office:value="39.3919385027006">
                <text:p>39.3919385027006</text:p>
              </table:table-cell>
              <table:table-cell office:value-type="float" office:value="7.51592124120912">
                <text:p>7.51592124120912</text:p>
              </table:table-cell>
              <table:table-cell office:value-type="float" office:value="39.5220623001591">
                <text:p>39.52206230015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506234">
                <text:p>10.506234</text:p>
              </table:table-cell>
              <table:table-cell office:value-type="float" office:value="39.057101">
                <text:p>39.057101</text:p>
              </table:table-cell>
              <table:table-cell office:value-type="float" office:value="13.5136478033682">
                <text:p>13.5136478033682</text:p>
              </table:table-cell>
              <table:table-cell office:value-type="float" office:value="39.5103804009332">
                <text:p>39.5103804009332</text:p>
              </table:table-cell>
              <table:table-cell office:value-type="float" office:value="7.51437356948417">
                <text:p>7.51437356948417</text:p>
              </table:table-cell>
              <table:table-cell office:value-type="float" office:value="39.6037006380475">
                <text:p>39.60370063804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507532">
                <text:p>10.507532</text:p>
              </table:table-cell>
              <table:table-cell office:value-type="float" office:value="39.157092">
                <text:p>39.157092</text:p>
              </table:table-cell>
              <table:table-cell office:value-type="float" office:value="13.5125710740312">
                <text:p>13.5125710740312</text:p>
              </table:table-cell>
              <table:table-cell office:value-type="float" office:value="39.6258565075576">
                <text:p>39.6258565075576</text:p>
              </table:table-cell>
              <table:table-cell office:value-type="float" office:value="7.51289573833019">
                <text:p>7.51289573833019</text:p>
              </table:table-cell>
              <table:table-cell office:value-type="float" office:value="39.6882733817259">
                <text:p>39.68827338172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508365">
                <text:p>10.508365</text:p>
              </table:table-cell>
              <table:table-cell office:value-type="float" office:value="39.257089">
                <text:p>39.257089</text:p>
              </table:table-cell>
              <table:table-cell office:value-type="float" office:value="13.5114352359225">
                <text:p>13.5114352359225</text:p>
              </table:table-cell>
              <table:table-cell office:value-type="float" office:value="39.7383053319304">
                <text:p>39.7383053319304</text:p>
              </table:table-cell>
              <table:table-cell office:value-type="float" office:value="7.51155272323105">
                <text:p>7.51155272323105</text:p>
              </table:table-cell>
              <table:table-cell office:value-type="float" office:value="39.7758530868515">
                <text:p>39.77585308685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508835">
                <text:p>10.508835</text:p>
              </table:table-cell>
              <table:table-cell office:value-type="float" office:value="39.357087">
                <text:p>39.357087</text:p>
              </table:table-cell>
              <table:table-cell office:value-type="float" office:value="13.510387755107">
                <text:p>13.510387755107</text:p>
              </table:table-cell>
              <table:table-cell office:value-type="float" office:value="39.8476795583515">
                <text:p>39.8476795583515</text:p>
              </table:table-cell>
              <table:table-cell office:value-type="float" office:value="7.5104172397578">
                <text:p>7.5104172397578</text:p>
              </table:table-cell>
              <table:table-cell office:value-type="float" office:value="39.86648952754">
                <text:p>39.866489527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509044">
                <text:p>10.509044</text:p>
              </table:table-cell>
              <table:table-cell office:value-type="float" office:value="39.457087">
                <text:p>39.457087</text:p>
              </table:table-cell>
              <table:table-cell office:value-type="float" office:value="13.509565855591">
                <text:p>13.509565855591</text:p>
              </table:table-cell>
              <table:table-cell office:value-type="float" office:value="39.9539457265216">
                <text:p>39.9539457265216</text:p>
              </table:table-cell>
              <table:table-cell office:value-type="float" office:value="7.50956914421771">
                <text:p>7.50956914421771</text:p>
              </table:table-cell>
              <table:table-cell office:value-type="float" office:value="39.9602277253739">
                <text:p>39.96022772537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509096">
                <text:p>10.509096</text:p>
              </table:table-cell>
              <table:table-cell office:value-type="float" office:value="39.557087">
                <text:p>39.557087</text:p>
              </table:table-cell>
              <table:table-cell office:value-type="float" office:value="13.509096">
                <text:p>13.509096</text:p>
              </table:table-cell>
              <table:table-cell office:value-type="float" office:value="40.057087">
                <text:p>40.057087</text:p>
              </table:table-cell>
              <table:table-cell office:value-type="float" office:value="7.509096">
                <text:p>7.509096</text:p>
              </table:table-cell>
              <table:table-cell office:value-type="float" office:value="40.057087">
                <text:p>40.0570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.509096">
                <text:p>10.509096</text:p>
              </table:table-cell>
              <table:table-cell office:value-type="float" office:value="39.657087">
                <text:p>39.657087</text:p>
              </table:table-cell>
              <table:table-cell office:value-type="float" office:value="13.509096">
                <text:p>13.509096</text:p>
              </table:table-cell>
              <table:table-cell office:value-type="float" office:value="40.157087">
                <text:p>40.157087</text:p>
              </table:table-cell>
              <table:table-cell office:value-type="float" office:value="7.509096">
                <text:p>7.509096</text:p>
              </table:table-cell>
              <table:table-cell office:value-type="float" office:value="40.157087">
                <text:p>40.1570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509149">
                <text:p>10.509149</text:p>
              </table:table-cell>
              <table:table-cell office:value-type="float" office:value="39.757087">
                <text:p>39.757087</text:p>
              </table:table-cell>
              <table:table-cell office:value-type="float" office:value="13.509670855591">
                <text:p>13.509670855591</text:p>
              </table:table-cell>
              <table:table-cell office:value-type="float" office:value="40.2539457265216">
                <text:p>40.2539457265216</text:p>
              </table:table-cell>
              <table:table-cell office:value-type="float" office:value="7.50967414421771">
                <text:p>7.50967414421771</text:p>
              </table:table-cell>
              <table:table-cell office:value-type="float" office:value="40.2602277253739">
                <text:p>40.26022772537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509358">
                <text:p>10.509358</text:p>
              </table:table-cell>
              <table:table-cell office:value-type="float" office:value="39.857087">
                <text:p>39.857087</text:p>
              </table:table-cell>
              <table:table-cell office:value-type="float" office:value="13.510910755107">
                <text:p>13.510910755107</text:p>
              </table:table-cell>
              <table:table-cell office:value-type="float" office:value="40.3476795583515">
                <text:p>40.3476795583515</text:p>
              </table:table-cell>
              <table:table-cell office:value-type="float" office:value="7.5109402397578">
                <text:p>7.5109402397578</text:p>
              </table:table-cell>
              <table:table-cell office:value-type="float" office:value="40.36648952754">
                <text:p>40.366489527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509828">
                <text:p>10.509828</text:p>
              </table:table-cell>
              <table:table-cell office:value-type="float" office:value="39.957086">
                <text:p>39.957086</text:p>
              </table:table-cell>
              <table:table-cell office:value-type="float" office:value="13.5128982359225">
                <text:p>13.5128982359225</text:p>
              </table:table-cell>
              <table:table-cell office:value-type="float" office:value="40.4383023319304">
                <text:p>40.4383023319304</text:p>
              </table:table-cell>
              <table:table-cell office:value-type="float" office:value="7.51301572323105">
                <text:p>7.51301572323105</text:p>
              </table:table-cell>
              <table:table-cell office:value-type="float" office:value="40.4758500868515">
                <text:p>40.47585008685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510661">
                <text:p>10.510661</text:p>
              </table:table-cell>
              <table:table-cell office:value-type="float" office:value="40.057082">
                <text:p>40.057082</text:p>
              </table:table-cell>
              <table:table-cell office:value-type="float" office:value="13.5157000740312">
                <text:p>13.5157000740312</text:p>
              </table:table-cell>
              <table:table-cell office:value-type="float" office:value="40.5258465075576">
                <text:p>40.5258465075576</text:p>
              </table:table-cell>
              <table:table-cell office:value-type="float" office:value="7.51602473833019">
                <text:p>7.51602473833019</text:p>
              </table:table-cell>
              <table:table-cell office:value-type="float" office:value="40.5882633817259">
                <text:p>40.58826338172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511958">
                <text:p>10.511958</text:p>
              </table:table-cell>
              <table:table-cell office:value-type="float" office:value="40.157074">
                <text:p>40.157074</text:p>
              </table:table-cell>
              <table:table-cell office:value-type="float" office:value="13.5193718033682">
                <text:p>13.5193718033682</text:p>
              </table:table-cell>
              <table:table-cell office:value-type="float" office:value="40.6103534009332">
                <text:p>40.6103534009332</text:p>
              </table:table-cell>
              <table:table-cell office:value-type="float" office:value="7.52009756948417">
                <text:p>7.52009756948417</text:p>
              </table:table-cell>
              <table:table-cell office:value-type="float" office:value="40.7036736380475">
                <text:p>40.70367363804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51382">
                <text:p>10.51382</text:p>
              </table:table-cell>
              <table:table-cell office:value-type="float" office:value="40.257056">
                <text:p>40.257056</text:p>
              </table:table-cell>
              <table:table-cell office:value-type="float" office:value="13.5239580583673">
                <text:p>13.5239580583673</text:p>
              </table:table-cell>
              <table:table-cell office:value-type="float" office:value="40.6918765027006">
                <text:p>40.6918765027006</text:p>
              </table:table-cell>
              <table:table-cell office:value-type="float" office:value="7.52536924120912">
                <text:p>7.52536924120912</text:p>
              </table:table-cell>
              <table:table-cell office:value-type="float" office:value="40.8220003001591">
                <text:p>40.82200030015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516344">
                <text:p>10.516344</text:p>
              </table:table-cell>
              <table:table-cell office:value-type="float" office:value="40.357024">
                <text:p>40.357024</text:p>
              </table:table-cell>
              <table:table-cell office:value-type="float" office:value="13.5294917340126">
                <text:p>13.5294917340126</text:p>
              </table:table-cell>
              <table:table-cell office:value-type="float" office:value="40.7704737950355">
                <text:p>40.7704737950355</text:p>
              </table:table-cell>
              <table:table-cell office:value-type="float" office:value="7.53197729105767">
                <text:p>7.53197729105767</text:p>
              </table:table-cell>
              <table:table-cell office:value-type="float" office:value="40.943159945457">
                <text:p>40.9431599454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519623">
                <text:p>10.519623</text:p>
              </table:table-cell>
              <table:table-cell office:value-type="float" office:value="40.45697">
                <text:p>40.45697</text:p>
              </table:table-cell>
              <table:table-cell office:value-type="float" office:value="13.5359931662279">
                <text:p>13.5359931662279</text:p>
              </table:table-cell>
              <table:table-cell office:value-type="float" office:value="40.8462141653905">
                <text:p>40.8462141653905</text:p>
              </table:table-cell>
              <table:table-cell office:value-type="float" office:value="7.540058518847">
                <text:p>7.540058518847</text:p>
              </table:table-cell>
              <table:table-cell office:value-type="float" office:value="41.0670482758396">
                <text:p>41.06704827583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52375">
                <text:p>10.52375</text:p>
              </table:table-cell>
              <table:table-cell office:value-type="float" office:value="40.556885">
                <text:p>40.556885</text:p>
              </table:table-cell>
              <table:table-cell office:value-type="float" office:value="13.5434761634487">
                <text:p>13.5434761634487</text:p>
              </table:table-cell>
              <table:table-cell office:value-type="float" office:value="40.9191747980672">
                <text:p>40.9191747980672</text:p>
              </table:table-cell>
              <table:table-cell office:value-type="float" office:value="7.54975288385108">
                <text:p>7.54975288385108</text:p>
              </table:table-cell>
              <table:table-cell office:value-type="float" office:value="41.1935490818657">
                <text:p>41.19354908186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528812">
                <text:p>10.528812</text:p>
              </table:table-cell>
              <table:table-cell office:value-type="float" office:value="40.656756">
                <text:p>40.656756</text:p>
              </table:table-cell>
              <table:table-cell office:value-type="float" office:value="13.551942209807">
                <text:p>13.551942209807</text:p>
              </table:table-cell>
              <table:table-cell office:value-type="float" office:value="40.9894476508601">
                <text:p>40.9894476508601</text:p>
              </table:table-cell>
              <table:table-cell office:value-type="float" office:value="7.56119423909276">
                <text:p>7.56119423909276</text:p>
              </table:table-cell>
              <table:table-cell office:value-type="float" office:value="41.3225223442589">
                <text:p>41.32252234425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534894">
                <text:p>10.534894</text:p>
              </table:table-cell>
              <table:table-cell office:value-type="float" office:value="40.75657">
                <text:p>40.75657</text:p>
              </table:table-cell>
              <table:table-cell office:value-type="float" office:value="13.5613880516109">
                <text:p>13.5613880516109</text:p>
              </table:table-cell>
              <table:table-cell office:value-type="float" office:value="41.0571257445196">
                <text:p>41.0571257445196</text:p>
              </table:table-cell>
              <table:table-cell office:value-type="float" office:value="7.57451668268602">
                <text:p>7.57451668268602</text:p>
              </table:table-cell>
              <table:table-cell office:value-type="float" office:value="41.4538261503012">
                <text:p>41.45382615030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542074">
                <text:p>10.542074</text:p>
              </table:table-cell>
              <table:table-cell office:value-type="float" office:value="40.856312">
                <text:p>40.856312</text:p>
              </table:table-cell>
              <table:table-cell office:value-type="float" office:value="13.5718000476225">
                <text:p>13.5718000476225</text:p>
              </table:table-cell>
              <table:table-cell office:value-type="float" office:value="41.122319662216">
                <text:p>41.122319662216</text:p>
              </table:table-cell>
              <table:table-cell office:value-type="float" office:value="7.58984417261135">
                <text:p>7.58984417261135</text:p>
              </table:table-cell>
              <table:table-cell office:value-type="float" office:value="41.5872969836192">
                <text:p>41.5872969836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55043">
                <text:p>10.55043</text:p>
              </table:table-cell>
              <table:table-cell office:value-type="float" office:value="40.955962">
                <text:p>40.955962</text:p>
              </table:table-cell>
              <table:table-cell office:value-type="float" office:value="13.5831643360842">
                <text:p>13.5831643360842</text:p>
              </table:table-cell>
              <table:table-cell office:value-type="float" office:value="41.185139762307">
                <text:p>41.185139762307</text:p>
              </table:table-cell>
              <table:table-cell office:value-type="float" office:value="7.60729932673972">
                <text:p>7.60729932673972</text:p>
              </table:table-cell>
              <table:table-cell office:value-type="float" office:value="41.7227617392504">
                <text:p>41.72276173925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560029">
                <text:p>10.560029</text:p>
              </table:table-cell>
              <table:table-cell office:value-type="float" office:value="41.055499">
                <text:p>41.055499</text:p>
              </table:table-cell>
              <table:table-cell office:value-type="float" office:value="13.595456284781">
                <text:p>13.595456284781</text:p>
              </table:table-cell>
              <table:table-cell office:value-type="float" office:value="41.2457125610498">
                <text:p>41.2457125610498</text:p>
              </table:table-cell>
              <table:table-cell office:value-type="float" office:value="7.62698798108293">
                <text:p>7.62698798108293</text:p>
              </table:table-cell>
              <table:table-cell office:value-type="float" office:value="41.8600301562332">
                <text:p>41.86003015623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570938">
                <text:p>10.570938</text:p>
              </table:table-cell>
              <table:table-cell office:value-type="float" office:value="41.154901">
                <text:p>41.154901</text:p>
              </table:table-cell>
              <table:table-cell office:value-type="float" office:value="13.6086539535805">
                <text:p>13.6086539535805</text:p>
              </table:table-cell>
              <table:table-cell office:value-type="float" office:value="41.3041718456541">
                <text:p>41.3041718456541</text:p>
              </table:table-cell>
              <table:table-cell office:value-type="float" office:value="7.64901074261708">
                <text:p>7.64901074261708</text:p>
              </table:table-cell>
              <table:table-cell office:value-type="float" office:value="41.9989040228398">
                <text:p>41.99890402283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583215">
                <text:p>10.583215</text:p>
              </table:table-cell>
              <table:table-cell office:value-type="float" office:value="41.254144">
                <text:p>41.254144</text:p>
              </table:table-cell>
              <table:table-cell office:value-type="float" office:value="13.6227306625043">
                <text:p>13.6227306625043</text:p>
              </table:table-cell>
              <table:table-cell office:value-type="float" office:value="41.3606547383838">
                <text:p>41.3606547383838</text:p>
              </table:table-cell>
              <table:table-cell office:value-type="float" office:value="7.67345345815525">
                <text:p>7.67345345815525</text:p>
              </table:table-cell>
              <table:table-cell office:value-type="float" office:value="42.1391794623411">
                <text:p>42.13917946234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596914">
                <text:p>10.596914</text:p>
              </table:table-cell>
              <table:table-cell office:value-type="float" office:value="41.3532">
                <text:p>41.3532</text:p>
              </table:table-cell>
              <table:table-cell office:value-type="float" office:value="13.6376610287966">
                <text:p>13.6376610287966</text:p>
              </table:table-cell>
              <table:table-cell office:value-type="float" office:value="41.4153088308115">
                <text:p>41.4153088308115</text:p>
              </table:table-cell>
              <table:table-cell office:value-type="float" office:value="7.70038827087517">
                <text:p>7.70038827087517</text:p>
              </table:table-cell>
              <table:table-cell office:value-type="float" office:value="42.2806366288421">
                <text:p>42.28063662884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612082">
                <text:p>10.612082</text:p>
              </table:table-cell>
              <table:table-cell office:value-type="float" office:value="41.452042">
                <text:p>41.452042</text:p>
              </table:table-cell>
              <table:table-cell office:value-type="float" office:value="13.6534198745994">
                <text:p>13.6534198745994</text:p>
              </table:table-cell>
              <table:table-cell office:value-type="float" office:value="41.4682880003538">
                <text:p>41.4682880003538</text:p>
              </table:table-cell>
              <table:table-cell office:value-type="float" office:value="7.72987179418317">
                <text:p>7.72987179418317</text:p>
              </table:table-cell>
              <table:table-cell office:value-type="float" office:value="42.4230540130489">
                <text:p>42.42305401304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628759">
                <text:p>10.628759</text:p>
              </table:table-cell>
              <table:table-cell office:value-type="float" office:value="41.550641">
                <text:p>41.550641</text:p>
              </table:table-cell>
              <table:table-cell office:value-type="float" office:value="13.669983467679">
                <text:p>13.669983467679</text:p>
              </table:table-cell>
              <table:table-cell office:value-type="float" office:value="41.5197583642544">
                <text:p>41.5197583642544</text:p>
              </table:table-cell>
              <table:table-cell office:value-type="float" office:value="7.76194103405897">
                <text:p>7.76194103405897</text:p>
              </table:table-cell>
              <table:table-cell office:value-type="float" office:value="42.5661973746823">
                <text:p>42.56619737468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64698">
                <text:p>10.64698</text:p>
              </table:table-cell>
              <table:table-cell office:value-type="float" office:value="41.648966">
                <text:p>41.648966</text:p>
              </table:table-cell>
              <table:table-cell office:value-type="float" office:value="13.6873329153062">
                <text:p>13.6873329153062</text:p>
              </table:table-cell>
              <table:table-cell office:value-type="float" office:value="41.5698828134854">
                <text:p>41.5698828134854</text:p>
              </table:table-cell>
              <table:table-cell office:value-type="float" office:value="7.79661908655294">
                <text:p>7.79661908655294</text:p>
              </table:table-cell>
              <table:table-cell office:value-type="float" office:value="42.7098348246401">
                <text:p>42.70983482464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66677">
                <text:p>10.66677</text:p>
              </table:table-cell>
              <table:table-cell office:value-type="float" office:value="41.746987">
                <text:p>41.746987</text:p>
              </table:table-cell>
              <table:table-cell office:value-type="float" office:value="13.7054501868897">
                <text:p>13.7054501868897</text:p>
              </table:table-cell>
              <table:table-cell office:value-type="float" office:value="41.618835832218">
                <text:p>41.618835832218</text:p>
              </table:table-cell>
              <table:table-cell office:value-type="float" office:value="7.83390533708769">
                <text:p>7.83390533708769</text:p>
              </table:table-cell>
              <table:table-cell office:value-type="float" office:value="42.8537289760824">
                <text:p>42.85372897608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688152">
                <text:p>10.688152</text:p>
              </table:table-cell>
              <table:table-cell office:value-type="float" office:value="41.844673">
                <text:p>41.844673</text:p>
              </table:table-cell>
              <table:table-cell office:value-type="float" office:value="13.7243269512549">
                <text:p>13.7243269512549</text:p>
              </table:table-cell>
              <table:table-cell office:value-type="float" office:value="41.6667919572426">
                <text:p>41.6667919572426</text:p>
              </table:table-cell>
              <table:table-cell office:value-type="float" office:value="7.87378576268021">
                <text:p>7.87378576268021</text:p>
              </table:table-cell>
              <table:table-cell office:value-type="float" office:value="42.9976442408532">
                <text:p>42.99764424085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711138">
                <text:p>10.711138</text:p>
              </table:table-cell>
              <table:table-cell office:value-type="float" office:value="41.941994">
                <text:p>41.941994</text:p>
              </table:table-cell>
              <table:table-cell office:value-type="float" office:value="13.7439567771282">
                <text:p>13.7439567771282</text:p>
              </table:table-cell>
              <table:table-cell office:value-type="float" office:value="41.7139364083729">
                <text:p>41.7139364083729</text:p>
              </table:table-cell>
              <table:table-cell office:value-type="float" office:value="7.91621999729833">
                <text:p>7.91621999729833</text:p>
              </table:table-cell>
              <table:table-cell office:value-type="float" office:value="43.141341054932">
                <text:p>43.1413410549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735735">
                <text:p>10.735735</text:p>
              </table:table-cell>
              <table:table-cell office:value-type="float" office:value="42.038921">
                <text:p>42.038921</text:p>
              </table:table-cell>
              <table:table-cell office:value-type="float" office:value="13.7643408765116">
                <text:p>13.7643408765116</text:p>
              </table:table-cell>
              <table:table-cell office:value-type="float" office:value="41.7604493771019">
                <text:p>41.7604493771019</text:p>
              </table:table-cell>
              <table:table-cell office:value-type="float" office:value="7.96115267018572">
                <text:p>7.96115267018572</text:p>
              </table:table-cell>
              <table:table-cell office:value-type="float" office:value="43.2845906572857">
                <text:p>43.28459065728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761942">
                <text:p>10.761942</text:p>
              </table:table-cell>
              <table:table-cell office:value-type="float" office:value="42.135425">
                <text:p>42.135425</text:p>
              </table:table-cell>
              <table:table-cell office:value-type="float" office:value="13.7854864869665">
                <text:p>13.7854864869665</text:p>
              </table:table-cell>
              <table:table-cell office:value-type="float" office:value="41.8065196407635">
                <text:p>41.8065196407635</text:p>
              </table:table-cell>
              <table:table-cell office:value-type="float" office:value="8.00850435856787">
                <text:p>8.00850435856787</text:p>
              </table:table-cell>
              <table:table-cell office:value-type="float" office:value="43.4271607139697">
                <text:p>43.42716071396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789752">
                <text:p>10.789752</text:p>
              </table:table-cell>
              <table:table-cell office:value-type="float" office:value="42.231479">
                <text:p>42.231479</text:p>
              </table:table-cell>
              <table:table-cell office:value-type="float" office:value="13.8074074449623">
                <text:p>13.8074074449623</text:p>
              </table:table-cell>
              <table:table-cell office:value-type="float" office:value="41.8523278223815">
                <text:p>41.8523278223815</text:p>
              </table:table-cell>
              <table:table-cell office:value-type="float" office:value="8.05818101507412">
                <text:p>8.05818101507412</text:p>
              </table:table-cell>
              <table:table-cell office:value-type="float" office:value="43.5688345825999">
                <text:p>43.56883458259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819151">
                <text:p>10.819151</text:p>
              </table:table-cell>
              <table:table-cell office:value-type="float" office:value="42.327058">
                <text:p>42.327058</text:p>
              </table:table-cell>
              <table:table-cell office:value-type="float" office:value="13.8301249524194">
                <text:p>13.8301249524194</text:p>
              </table:table-cell>
              <table:table-cell office:value-type="float" office:value="41.8980639932218">
                <text:p>41.8980639932218</text:p>
              </table:table-cell>
              <table:table-cell office:value-type="float" office:value="8.1100655877475">
                <text:p>8.1100655877475</text:p>
              </table:table-cell>
              <table:table-cell office:value-type="float" office:value="43.7093952342235">
                <text:p>43.70939523422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850119">
                <text:p>10.850119</text:p>
              </table:table-cell>
              <table:table-cell office:value-type="float" office:value="42.422141">
                <text:p>42.422141</text:p>
              </table:table-cell>
              <table:table-cell office:value-type="float" office:value="13.8536662509972">
                <text:p>13.8536662509972</text:p>
              </table:table-cell>
              <table:table-cell office:value-type="float" office:value="41.9439110228685">
                <text:p>41.9439110228685</text:p>
              </table:table-cell>
              <table:table-cell office:value-type="float" office:value="8.16402726866693">
                <text:p>8.16402726866693</text:p>
              </table:table-cell>
              <table:table-cell office:value-type="float" office:value="43.8486441408532">
                <text:p>43.84864414085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882629">
                <text:p>10.882629</text:p>
              </table:table-cell>
              <table:table-cell office:value-type="float" office:value="42.516708">
                <text:p>42.516708</text:p>
              </table:table-cell>
              <table:table-cell office:value-type="float" office:value="13.8780651714004">
                <text:p>13.8780651714004</text:p>
              </table:table-cell>
              <table:table-cell office:value-type="float" office:value="41.9900561766233">
                <text:p>41.9900561766233</text:p>
              </table:table-cell>
              <table:table-cell office:value-type="float" office:value="8.21991429409476">
                <text:p>8.21991429409476</text:p>
              </table:table-cell>
              <table:table-cell office:value-type="float" office:value="43.9863849695943">
                <text:p>43.98638496959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916647">
                <text:p>10.916647</text:p>
              </table:table-cell>
              <table:table-cell office:value-type="float" office:value="42.610743">
                <text:p>42.610743</text:p>
              </table:table-cell>
              <table:table-cell office:value-type="float" office:value="13.9033592628383">
                <text:p>13.9033592628383</text:p>
              </table:table-cell>
              <table:table-cell office:value-type="float" office:value="42.0366786664875">
                <text:p>42.0366786664875</text:p>
              </table:table-cell>
              <table:table-cell office:value-type="float" office:value="8.27756167034616">
                <text:p>8.27756167034616</text:p>
              </table:table-cell>
              <table:table-cell office:value-type="float" office:value="44.1224402655945">
                <text:p>44.12244026559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952135">
                <text:p>10.952135</text:p>
              </table:table-cell>
              <table:table-cell office:value-type="float" office:value="42.704233">
                <text:p>42.704233</text:p>
              </table:table-cell>
              <table:table-cell office:value-type="float" office:value="13.9295933314541">
                <text:p>13.9295933314541</text:p>
              </table:table-cell>
              <table:table-cell office:value-type="float" office:value="42.0839573480076">
                <text:p>42.0839573480076</text:p>
              </table:table-cell>
              <table:table-cell office:value-type="float" office:value="8.33679084386529">
                <text:p>8.33679084386529</text:p>
              </table:table-cell>
              <table:table-cell office:value-type="float" office:value="44.2566423999239">
                <text:p>44.25664239992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989048">
                <text:p>10.989048</text:p>
              </table:table-cell>
              <table:table-cell office:value-type="float" office:value="42.79717">
                <text:p>42.79717</text:p>
              </table:table-cell>
              <table:table-cell office:value-type="float" office:value="13.9568143890108">
                <text:p>13.9568143890108</text:p>
              </table:table-cell>
              <table:table-cell office:value-type="float" office:value="42.1320665041005">
                <text:p>42.1320665041005</text:p>
              </table:table-cell>
              <table:table-cell office:value-type="float" office:value="8.39741065771393">
                <text:p>8.39741065771393</text:p>
              </table:table-cell>
              <table:table-cell office:value-type="float" office:value="44.388840784449">
                <text:p>44.3888407844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.027336">
                <text:p>11.027336</text:p>
              </table:table-cell>
              <table:table-cell office:value-type="float" office:value="42.889549">
                <text:p>42.889549</text:p>
              </table:table-cell>
              <table:table-cell office:value-type="float" office:value="13.9850716738099">
                <text:p>13.9850716738099</text:p>
              </table:table-cell>
              <table:table-cell office:value-type="float" office:value="42.1811707931979">
                <text:p>42.1811707931979</text:p>
              </table:table-cell>
              <table:table-cell office:value-type="float" office:value="8.45922221346694">
                <text:p>8.45922221346694</text:p>
              </table:table-cell>
              <table:table-cell office:value-type="float" office:value="44.5189021168592">
                <text:p>44.51890211685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.066945">
                <text:p>11.066945</text:p>
              </table:table-cell>
              <table:table-cell office:value-type="float" office:value="42.981369">
                <text:p>42.981369</text:p>
              </table:table-cell>
              <table:table-cell office:value-type="float" office:value="14.014419862342">
                <text:p>14.014419862342</text:p>
              </table:table-cell>
              <table:table-cell office:value-type="float" office:value="42.2314410462191">
                <text:p>42.2314410462191</text:p>
              </table:table-cell>
              <table:table-cell office:value-type="float" office:value="8.52201298009189">
                <text:p>8.52201298009189</text:p>
              </table:table-cell>
              <table:table-cell office:value-type="float" office:value="44.6466981008225">
                <text:p>44.64669810082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107815">
                <text:p>11.107815</text:p>
              </table:table-cell>
              <table:table-cell office:value-type="float" office:value="43.072635">
                <text:p>43.072635</text:p>
              </table:table-cell>
              <table:table-cell office:value-type="float" office:value="14.0449109815269">
                <text:p>14.0449109815269</text:p>
              </table:table-cell>
              <table:table-cell office:value-type="float" office:value="42.2830356108799">
                <text:p>42.2830356108799</text:p>
              </table:table-cell>
              <table:table-cell office:value-type="float" office:value="8.5855672517838">
                <text:p>8.5855672517838</text:p>
              </table:table-cell>
              <table:table-cell office:value-type="float" office:value="44.7721250107439">
                <text:p>44.77212501074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.149883">
                <text:p>11.149883</text:p>
              </table:table-cell>
              <table:table-cell office:value-type="float" office:value="43.163355">
                <text:p>43.163355</text:p>
              </table:table-cell>
              <table:table-cell office:value-type="float" office:value="14.0765970397324">
                <text:p>14.0765970397324</text:p>
              </table:table-cell>
              <table:table-cell office:value-type="float" office:value="42.336103569277">
                <text:p>42.336103569277</text:p>
              </table:table-cell>
              <table:table-cell office:value-type="float" office:value="8.64966748048763">
                <text:p>8.64966748048763</text:p>
              </table:table-cell>
              <table:table-cell office:value-type="float" office:value="44.8950946905972">
                <text:p>44.89509469059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.193081">
                <text:p>11.193081</text:p>
              </table:table-cell>
              <table:table-cell office:value-type="float" office:value="43.253543">
                <text:p>43.253543</text:p>
              </table:table-cell>
              <table:table-cell office:value-type="float" office:value="14.109528160378">
                <text:p>14.109528160378</text:p>
              </table:table-cell>
              <table:table-cell office:value-type="float" office:value="42.3907939282977">
                <text:p>42.3907939282977</text:p>
              </table:table-cell>
              <table:table-cell office:value-type="float" office:value="8.71409014181617">
                <text:p>8.71409014181617</text:p>
              </table:table-cell>
              <table:table-cell office:value-type="float" office:value="45.0155317414626">
                <text:p>45.01553174146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237339">
                <text:p>11.237339</text:p>
              </table:table-cell>
              <table:table-cell office:value-type="float" office:value="43.343215">
                <text:p>43.343215</text:p>
              </table:table-cell>
              <table:table-cell office:value-type="float" office:value="14.1437534617328">
                <text:p>14.1437534617328</text:p>
              </table:table-cell>
              <table:table-cell office:value-type="float" office:value="42.4472490538666">
                <text:p>42.4472490538666</text:p>
              </table:table-cell>
              <table:table-cell office:value-type="float" office:value="8.77861157278256">
                <text:p>8.77861157278256</text:p>
              </table:table-cell>
              <table:table-cell office:value-type="float" office:value="45.1333712609584">
                <text:p>45.13337126095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282582">
                <text:p>11.282582</text:p>
              </table:table-cell>
              <table:table-cell office:value-type="float" office:value="43.432395">
                <text:p>43.432395</text:p>
              </table:table-cell>
              <table:table-cell office:value-type="float" office:value="14.1793138775318">
                <text:p>14.1793138775318</text:p>
              </table:table-cell>
              <table:table-cell office:value-type="float" office:value="42.5056024505636">
                <text:p>42.5056024505636</text:p>
              </table:table-cell>
              <table:table-cell office:value-type="float" office:value="8.84301159134115">
                <text:p>8.84301159134115</text:p>
              </table:table-cell>
              <table:table-cell office:value-type="float" office:value="45.2485712638015">
                <text:p>45.24857126380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328733">
                <text:p>11.328733</text:p>
              </table:table-cell>
              <table:table-cell office:value-type="float" office:value="43.521108">
                <text:p>43.521108</text:p>
              </table:table-cell>
              <table:table-cell office:value-type="float" office:value="14.216247176496">
                <text:p>14.216247176496</text:p>
              </table:table-cell>
              <table:table-cell office:value-type="float" office:value="42.5659839868295">
                <text:p>42.5659839868295</text:p>
              </table:table-cell>
              <table:table-cell office:value-type="float" office:value="8.90707062109966">
                <text:p>8.90707062109966</text:p>
              </table:table-cell>
              <table:table-cell office:value-type="float" office:value="45.3610947724032">
                <text:p>45.36109477240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375712">
                <text:p>11.375712</text:p>
              </table:table-cell>
              <table:table-cell office:value-type="float" office:value="43.609385">
                <text:p>43.609385</text:p>
              </table:table-cell>
              <table:table-cell office:value-type="float" office:value="14.2545819009192">
                <text:p>14.2545819009192</text:p>
              </table:table-cell>
              <table:table-cell office:value-type="float" office:value="42.6285139108238">
                <text:p>42.6285139108238</text:p>
              </table:table-cell>
              <table:table-cell office:value-type="float" office:value="8.97057704156606">
                <text:p>8.97057704156606</text:p>
              </table:table-cell>
              <table:table-cell office:value-type="float" office:value="45.4709235657351">
                <text:p>45.47092356573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423439">
                <text:p>11.423439</text:p>
              </table:table-cell>
              <table:table-cell office:value-type="float" office:value="43.69726">
                <text:p>43.69726</text:p>
              </table:table-cell>
              <table:table-cell office:value-type="float" office:value="14.2943397751566">
                <text:p>14.2943397751566</text:p>
              </table:table-cell>
              <table:table-cell office:value-type="float" office:value="42.6933034575116">
                <text:p>42.6933034575116</text:p>
              </table:table-cell>
              <table:table-cell office:value-type="float" office:value="9.03332957782105">
                <text:p>9.03332957782105</text:p>
              </table:table-cell>
              <table:table-cell office:value-type="float" office:value="45.5780515753776">
                <text:p>45.57805157537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471829">
                <text:p>11.471829</text:p>
              </table:table-cell>
              <table:table-cell office:value-type="float" office:value="43.784773">
                <text:p>43.784773</text:p>
              </table:table-cell>
              <table:table-cell office:value-type="float" office:value="14.3355334800775">
                <text:p>14.3355334800775</text:p>
              </table:table-cell>
              <table:table-cell office:value-type="float" office:value="42.7604699926902">
                <text:p>42.7604699926902</text:p>
              </table:table-cell>
              <table:table-cell office:value-type="float" office:value="9.09512573743256">
                <text:p>9.09512573743256</text:p>
              </table:table-cell>
              <table:table-cell office:value-type="float" office:value="45.6824772977507">
                <text:p>45.68247729775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520796">
                <text:p>11.520796</text:p>
              </table:table-cell>
              <table:table-cell office:value-type="float" office:value="43.871963">
                <text:p>43.871963</text:p>
              </table:table-cell>
              <table:table-cell office:value-type="float" office:value="14.3781625283402">
                <text:p>14.3781625283402</text:p>
              </table:table-cell>
              <table:table-cell office:value-type="float" office:value="42.8301105523277">
                <text:p>42.8301105523277</text:p>
              </table:table-cell>
              <table:table-cell office:value-type="float" office:value="9.15577980757188">
                <text:p>9.15577980757188</text:p>
              </table:table-cell>
              <table:table-cell office:value-type="float" office:value="45.7842125678004">
                <text:p>45.78421256780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570255">
                <text:p>11.570255</text:p>
              </table:table-cell>
              <table:table-cell office:value-type="float" office:value="43.958875">
                <text:p>43.958875</text:p>
              </table:table-cell>
              <table:table-cell office:value-type="float" office:value="14.4222170632291">
                <text:p>14.4222170632291</text:p>
              </table:table-cell>
              <table:table-cell office:value-type="float" office:value="42.9023181440276">
                <text:p>42.9023181440276</text:p>
              </table:table-cell>
              <table:table-cell office:value-type="float" office:value="9.21512013672029">
                <text:p>9.21512013672029</text:p>
              </table:table-cell>
              <table:table-cell office:value-type="float" office:value="45.8832813437238">
                <text:p>45.88328134372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620118">
                <text:p>11.620118</text:p>
              </table:table-cell>
              <table:table-cell office:value-type="float" office:value="44.045557">
                <text:p>44.045557</text:p>
              </table:table-cell>
              <table:table-cell office:value-type="float" office:value="14.4676761478209">
                <text:p>14.4676761478209</text:p>
              </table:table-cell>
              <table:table-cell office:value-type="float" office:value="42.977187871478">
                <text:p>42.977187871478</text:p>
              </table:table-cell>
              <table:table-cell office:value-type="float" office:value="9.27298000996035">
                <text:p>9.27298000996035</text:p>
              </table:table-cell>
              <table:table-cell office:value-type="float" office:value="45.9797088181654">
                <text:p>45.97970881816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670295">
                <text:p>11.670295</text:p>
              </table:table-cell>
              <table:table-cell office:value-type="float" office:value="44.132057">
                <text:p>44.132057</text:p>
              </table:table-cell>
              <table:table-cell office:value-type="float" office:value="14.5145027501664">
                <text:p>14.5145027501664</text:p>
              </table:table-cell>
              <table:table-cell office:value-type="float" office:value="43.0548001718047">
                <text:p>43.0548001718047</text:p>
              </table:table-cell>
              <table:table-cell office:value-type="float" office:value="9.32920880223026">
                <text:p>9.32920880223026</text:p>
              </table:table-cell>
              <table:table-cell office:value-type="float" office:value="46.0735294861847">
                <text:p>46.07352948618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720697">
                <text:p>11.720697</text:p>
              </table:table-cell>
              <table:table-cell office:value-type="float" office:value="44.218426">
                <text:p>44.218426</text:p>
              </table:table-cell>
              <table:table-cell office:value-type="float" office:value="14.5626492395369">
                <text:p>14.5626492395369</text:p>
              </table:table-cell>
              <table:table-cell office:value-type="float" office:value="43.1352328186187">
                <text:p>43.1352328186187</text:p>
              </table:table-cell>
              <table:table-cell office:value-type="float" office:value="9.38366969710222">
                <text:p>9.38366969710222</text:p>
              </table:table-cell>
              <table:table-cell office:value-type="float" office:value="46.1647824384538">
                <text:p>46.16478243845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771235">
                <text:p>11.771235</text:p>
              </table:table-cell>
              <table:table-cell office:value-type="float" office:value="44.304716">
                <text:p>44.304716</text:p>
              </table:table-cell>
              <table:table-cell office:value-type="float" office:value="14.6120515787966">
                <text:p>14.6120515787966</text:p>
              </table:table-cell>
              <table:table-cell office:value-type="float" office:value="43.2185478888705">
                <text:p>43.2185478888705</text:p>
              </table:table-cell>
              <table:table-cell office:value-type="float" office:value="9.43624681285604">
                <text:p>9.43624681285604</text:p>
              </table:table-cell>
              <table:table-cell office:value-type="float" office:value="46.2535182387862">
                <text:p>46.25351823878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821818">
                <text:p>11.821818</text:p>
              </table:table-cell>
              <table:table-cell office:value-type="float" office:value="44.390979">
                <text:p>44.390979</text:p>
              </table:table-cell>
              <table:table-cell office:value-type="float" office:value="14.6626345787966">
                <text:p>14.6626345787966</text:p>
              </table:table-cell>
              <table:table-cell office:value-type="float" office:value="43.3048108888706">
                <text:p>43.3048108888706</text:p>
              </table:table-cell>
              <table:table-cell office:value-type="float" office:value="9.48682981285604">
                <text:p>9.48682981285604</text:p>
              </table:table-cell>
              <table:table-cell office:value-type="float" office:value="46.3397812387862">
                <text:p>46.33978123878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872355">
                <text:p>11.872355</text:p>
              </table:table-cell>
              <table:table-cell office:value-type="float" office:value="44.477269">
                <text:p>44.477269</text:p>
              </table:table-cell>
              <table:table-cell office:value-type="float" office:value="14.7143072395369">
                <text:p>14.7143072395369</text:p>
              </table:table-cell>
              <table:table-cell office:value-type="float" office:value="43.3940758186187">
                <text:p>43.3940758186187</text:p>
              </table:table-cell>
              <table:table-cell office:value-type="float" office:value="9.53532769710223">
                <text:p>9.53532769710223</text:p>
              </table:table-cell>
              <table:table-cell office:value-type="float" office:value="46.4236254384537">
                <text:p>46.42362543845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922758">
                <text:p>11.922758</text:p>
              </table:table-cell>
              <table:table-cell office:value-type="float" office:value="44.563638">
                <text:p>44.563638</text:p>
              </table:table-cell>
              <table:table-cell office:value-type="float" office:value="14.7669657501664">
                <text:p>14.7669657501664</text:p>
              </table:table-cell>
              <table:table-cell office:value-type="float" office:value="43.4863811718047">
                <text:p>43.4863811718047</text:p>
              </table:table-cell>
              <table:table-cell office:value-type="float" office:value="9.58167180223026">
                <text:p>9.58167180223026</text:p>
              </table:table-cell>
              <table:table-cell office:value-type="float" office:value="46.5051104861846">
                <text:p>46.50511048618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972935">
                <text:p>11.972935</text:p>
              </table:table-cell>
              <table:table-cell office:value-type="float" office:value="44.650138">
                <text:p>44.650138</text:p>
              </table:table-cell>
              <table:table-cell office:value-type="float" office:value="14.8204931478209">
                <text:p>14.8204931478209</text:p>
              </table:table-cell>
              <table:table-cell office:value-type="float" office:value="43.581768871478">
                <text:p>43.581768871478</text:p>
              </table:table-cell>
              <table:table-cell office:value-type="float" office:value="9.62579700996036">
                <text:p>9.62579700996036</text:p>
              </table:table-cell>
              <table:table-cell office:value-type="float" office:value="46.5842898181654">
                <text:p>46.58428981816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022797">
                <text:p>12.022797</text:p>
              </table:table-cell>
              <table:table-cell office:value-type="float" office:value="44.73682">
                <text:p>44.73682</text:p>
              </table:table-cell>
              <table:table-cell office:value-type="float" office:value="14.8747590632291">
                <text:p>14.8747590632291</text:p>
              </table:table-cell>
              <table:table-cell office:value-type="float" office:value="43.6802631440276">
                <text:p>43.6802631440276</text:p>
              </table:table-cell>
              <table:table-cell office:value-type="float" office:value="9.6676621367203">
                <text:p>9.6676621367203</text:p>
              </table:table-cell>
              <table:table-cell office:value-type="float" office:value="46.6612263437238">
                <text:p>46.66122634372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072256">
                <text:p>12.072256</text:p>
              </table:table-cell>
              <table:table-cell office:value-type="float" office:value="44.823733">
                <text:p>44.823733</text:p>
              </table:table-cell>
              <table:table-cell office:value-type="float" office:value="14.9296225283402">
                <text:p>14.9296225283402</text:p>
              </table:table-cell>
              <table:table-cell office:value-type="float" office:value="43.7818805523277">
                <text:p>43.7818805523277</text:p>
              </table:table-cell>
              <table:table-cell office:value-type="float" office:value="9.70723980757188">
                <text:p>9.70723980757188</text:p>
              </table:table-cell>
              <table:table-cell office:value-type="float" office:value="46.7359825678004">
                <text:p>46.7359825678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21224">
                <text:p>12.121224</text:p>
              </table:table-cell>
              <table:table-cell office:value-type="float" office:value="44.910923">
                <text:p>44.910923</text:p>
              </table:table-cell>
              <table:table-cell office:value-type="float" office:value="14.9849284800775">
                <text:p>14.9849284800775</text:p>
              </table:table-cell>
              <table:table-cell office:value-type="float" office:value="43.8866199926902">
                <text:p>43.8866199926902</text:p>
              </table:table-cell>
              <table:table-cell office:value-type="float" office:value="9.74452073743256">
                <text:p>9.74452073743256</text:p>
              </table:table-cell>
              <table:table-cell office:value-type="float" office:value="46.8086272977507">
                <text:p>46.80862729775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169614">
                <text:p>12.169614</text:p>
              </table:table-cell>
              <table:table-cell office:value-type="float" office:value="44.998435">
                <text:p>44.998435</text:p>
              </table:table-cell>
              <table:table-cell office:value-type="float" office:value="15.0405147751566">
                <text:p>15.0405147751566</text:p>
              </table:table-cell>
              <table:table-cell office:value-type="float" office:value="43.9944784575116">
                <text:p>43.9944784575116</text:p>
              </table:table-cell>
              <table:table-cell office:value-type="float" office:value="9.77950457782105">
                <text:p>9.77950457782105</text:p>
              </table:table-cell>
              <table:table-cell office:value-type="float" office:value="46.8792265753776">
                <text:p>46.87922657537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21734">
                <text:p>12.21734</text:p>
              </table:table-cell>
              <table:table-cell office:value-type="float" office:value="45.086311">
                <text:p>45.086311</text:p>
              </table:table-cell>
              <table:table-cell office:value-type="float" office:value="15.0962099009192">
                <text:p>15.0962099009192</text:p>
              </table:table-cell>
              <table:table-cell office:value-type="float" office:value="44.1054399108238">
                <text:p>44.1054399108238</text:p>
              </table:table-cell>
              <table:table-cell office:value-type="float" office:value="9.81220504156606">
                <text:p>9.81220504156606</text:p>
              </table:table-cell>
              <table:table-cell office:value-type="float" office:value="46.9478495657351">
                <text:p>46.94784956573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26432">
                <text:p>12.26432</text:p>
              </table:table-cell>
              <table:table-cell office:value-type="float" office:value="45.174588">
                <text:p>45.174588</text:p>
              </table:table-cell>
              <table:table-cell office:value-type="float" office:value="15.151834176496">
                <text:p>15.151834176496</text:p>
              </table:table-cell>
              <table:table-cell office:value-type="float" office:value="44.2194639868295">
                <text:p>44.2194639868295</text:p>
              </table:table-cell>
              <table:table-cell office:value-type="float" office:value="9.84265762109966">
                <text:p>9.84265762109966</text:p>
              </table:table-cell>
              <table:table-cell office:value-type="float" office:value="47.0145747724032">
                <text:p>47.01457477240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310471">
                <text:p>12.310471</text:p>
              </table:table-cell>
              <table:table-cell office:value-type="float" office:value="45.263301">
                <text:p>45.263301</text:p>
              </table:table-cell>
              <table:table-cell office:value-type="float" office:value="15.2072028775318">
                <text:p>15.2072028775318</text:p>
              </table:table-cell>
              <table:table-cell office:value-type="float" office:value="44.3365084505636">
                <text:p>44.3365084505636</text:p>
              </table:table-cell>
              <table:table-cell office:value-type="float" office:value="9.87090059134115">
                <text:p>9.87090059134115</text:p>
              </table:table-cell>
              <table:table-cell office:value-type="float" office:value="47.0794772638015">
                <text:p>47.0794772638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355714">
                <text:p>12.355714</text:p>
              </table:table-cell>
              <table:table-cell office:value-type="float" office:value="45.35248">
                <text:p>45.35248</text:p>
              </table:table-cell>
              <table:table-cell office:value-type="float" office:value="15.2621284617328">
                <text:p>15.2621284617328</text:p>
              </table:table-cell>
              <table:table-cell office:value-type="float" office:value="44.4565140538666">
                <text:p>44.4565140538666</text:p>
              </table:table-cell>
              <table:table-cell office:value-type="float" office:value="9.89698657278256">
                <text:p>9.89698657278256</text:p>
              </table:table-cell>
              <table:table-cell office:value-type="float" office:value="47.1426362609584">
                <text:p>47.14263626095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399972">
                <text:p>12.399972</text:p>
              </table:table-cell>
              <table:table-cell office:value-type="float" office:value="45.442153">
                <text:p>45.442153</text:p>
              </table:table-cell>
              <table:table-cell office:value-type="float" office:value="15.316419160378">
                <text:p>15.316419160378</text:p>
              </table:table-cell>
              <table:table-cell office:value-type="float" office:value="44.5794039282977">
                <text:p>44.5794039282977</text:p>
              </table:table-cell>
              <table:table-cell office:value-type="float" office:value="9.92098114181617">
                <text:p>9.92098114181617</text:p>
              </table:table-cell>
              <table:table-cell office:value-type="float" office:value="47.2041417414626">
                <text:p>47.20414174146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44317">
                <text:p>12.44317</text:p>
              </table:table-cell>
              <table:table-cell office:value-type="float" office:value="45.53234">
                <text:p>45.53234</text:p>
              </table:table-cell>
              <table:table-cell office:value-type="float" office:value="15.3698840397324">
                <text:p>15.3698840397324</text:p>
              </table:table-cell>
              <table:table-cell office:value-type="float" office:value="44.705088569277">
                <text:p>44.705088569277</text:p>
              </table:table-cell>
              <table:table-cell office:value-type="float" office:value="9.94295448048763">
                <text:p>9.94295448048763</text:p>
              </table:table-cell>
              <table:table-cell office:value-type="float" office:value="47.2640796905972">
                <text:p>47.26407969059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485238">
                <text:p>12.485238</text:p>
              </table:table-cell>
              <table:table-cell office:value-type="float" office:value="45.62306">
                <text:p>45.62306</text:p>
              </table:table-cell>
              <table:table-cell office:value-type="float" office:value="15.4223339815269">
                <text:p>15.4223339815269</text:p>
              </table:table-cell>
              <table:table-cell office:value-type="float" office:value="44.8334606108799">
                <text:p>44.8334606108799</text:p>
              </table:table-cell>
              <table:table-cell office:value-type="float" office:value="9.9629902517838">
                <text:p>9.9629902517838</text:p>
              </table:table-cell>
              <table:table-cell office:value-type="float" office:value="47.3225500107439">
                <text:p>47.32255001074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526108">
                <text:p>12.526108</text:p>
              </table:table-cell>
              <table:table-cell office:value-type="float" office:value="45.714326">
                <text:p>45.714326</text:p>
              </table:table-cell>
              <table:table-cell office:value-type="float" office:value="15.473582862342">
                <text:p>15.473582862342</text:p>
              </table:table-cell>
              <table:table-cell office:value-type="float" office:value="44.9643980462191">
                <text:p>44.9643980462191</text:p>
              </table:table-cell>
              <table:table-cell office:value-type="float" office:value="9.98117598009189">
                <text:p>9.98117598009189</text:p>
              </table:table-cell>
              <table:table-cell office:value-type="float" office:value="47.3796551008225">
                <text:p>47.37965510082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565717">
                <text:p>12.565717</text:p>
              </table:table-cell>
              <table:table-cell office:value-type="float" office:value="45.806147">
                <text:p>45.806147</text:p>
              </table:table-cell>
              <table:table-cell office:value-type="float" office:value="15.5234526738099">
                <text:p>15.5234526738099</text:p>
              </table:table-cell>
              <table:table-cell office:value-type="float" office:value="45.097768793198">
                <text:p>45.097768793198</text:p>
              </table:table-cell>
              <table:table-cell office:value-type="float" office:value="9.99760321346694">
                <text:p>9.99760321346694</text:p>
              </table:table-cell>
              <table:table-cell office:value-type="float" office:value="47.4355001168592">
                <text:p>47.43550011685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604005">
                <text:p>12.604005</text:p>
              </table:table-cell>
              <table:table-cell office:value-type="float" office:value="45.898525">
                <text:p>45.898525</text:p>
              </table:table-cell>
              <table:table-cell office:value-type="float" office:value="15.5717713890108">
                <text:p>15.5717713890108</text:p>
              </table:table-cell>
              <table:table-cell office:value-type="float" office:value="45.2334215041005">
                <text:p>45.2334215041005</text:p>
              </table:table-cell>
              <table:table-cell office:value-type="float" office:value="10.0123676577139">
                <text:p>10.0123676577139</text:p>
              </table:table-cell>
              <table:table-cell office:value-type="float" office:value="47.490195784449">
                <text:p>47.4901957844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640918">
                <text:p>12.640918</text:p>
              </table:table-cell>
              <table:table-cell office:value-type="float" office:value="45.991462">
                <text:p>45.991462</text:p>
              </table:table-cell>
              <table:table-cell office:value-type="float" office:value="15.6183763314541">
                <text:p>15.6183763314541</text:p>
              </table:table-cell>
              <table:table-cell office:value-type="float" office:value="45.3711863480076">
                <text:p>45.3711863480076</text:p>
              </table:table-cell>
              <table:table-cell office:value-type="float" office:value="10.0255738438653">
                <text:p>10.0255738438653</text:p>
              </table:table-cell>
              <table:table-cell office:value-type="float" office:value="47.5438713999239">
                <text:p>47.54387139992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676406">
                <text:p>12.676406</text:p>
              </table:table-cell>
              <table:table-cell office:value-type="float" office:value="46.084952">
                <text:p>46.084952</text:p>
              </table:table-cell>
              <table:table-cell office:value-type="float" office:value="15.6631182628383">
                <text:p>15.6631182628383</text:p>
              </table:table-cell>
              <table:table-cell office:value-type="float" office:value="45.5108876664875">
                <text:p>45.5108876664875</text:p>
              </table:table-cell>
              <table:table-cell office:value-type="float" office:value="10.0373206703462">
                <text:p>10.0373206703462</text:p>
              </table:table-cell>
              <table:table-cell office:value-type="float" office:value="47.5966492655945">
                <text:p>47.59664926559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710424">
                <text:p>12.710424</text:p>
              </table:table-cell>
              <table:table-cell office:value-type="float" office:value="46.178987">
                <text:p>46.178987</text:p>
              </table:table-cell>
              <table:table-cell office:value-type="float" office:value="15.7058601714004">
                <text:p>15.7058601714004</text:p>
              </table:table-cell>
              <table:table-cell office:value-type="float" office:value="45.6523351766233">
                <text:p>45.6523351766233</text:p>
              </table:table-cell>
              <table:table-cell office:value-type="float" office:value="10.0477092940948">
                <text:p>10.0477092940948</text:p>
              </table:table-cell>
              <table:table-cell office:value-type="float" office:value="47.6486639695943">
                <text:p>47.64866396959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742933">
                <text:p>12.742933</text:p>
              </table:table-cell>
              <table:table-cell office:value-type="float" office:value="46.273554">
                <text:p>46.273554</text:p>
              </table:table-cell>
              <table:table-cell office:value-type="float" office:value="15.7464802509972">
                <text:p>15.7464802509972</text:p>
              </table:table-cell>
              <table:table-cell office:value-type="float" office:value="45.7953240228685">
                <text:p>45.7953240228685</text:p>
              </table:table-cell>
              <table:table-cell office:value-type="float" office:value="10.0568412686669">
                <text:p>10.0568412686669</text:p>
              </table:table-cell>
              <table:table-cell office:value-type="float" office:value="47.7000571408532">
                <text:p>47.70005714085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773901">
                <text:p>12.773901</text:p>
              </table:table-cell>
              <table:table-cell office:value-type="float" office:value="46.368637">
                <text:p>46.368637</text:p>
              </table:table-cell>
              <table:table-cell office:value-type="float" office:value="15.7848749524194">
                <text:p>15.7848749524194</text:p>
              </table:table-cell>
              <table:table-cell office:value-type="float" office:value="45.9396429932218">
                <text:p>45.9396429932218</text:p>
              </table:table-cell>
              <table:table-cell office:value-type="float" office:value="10.0648155877475">
                <text:p>10.0648155877475</text:p>
              </table:table-cell>
              <table:table-cell office:value-type="float" office:value="47.7509742342235">
                <text:p>47.75097423422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803301">
                <text:p>12.803301</text:p>
              </table:table-cell>
              <table:table-cell office:value-type="float" office:value="46.464217">
                <text:p>46.464217</text:p>
              </table:table-cell>
              <table:table-cell office:value-type="float" office:value="15.8209564449623">
                <text:p>15.8209564449623</text:p>
              </table:table-cell>
              <table:table-cell office:value-type="float" office:value="46.0850658223815">
                <text:p>46.0850658223815</text:p>
              </table:table-cell>
              <table:table-cell office:value-type="float" office:value="10.0717300150741">
                <text:p>10.0717300150741</text:p>
              </table:table-cell>
              <table:table-cell office:value-type="float" office:value="47.8015725825999">
                <text:p>47.80157258259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831111">
                <text:p>12.831111</text:p>
              </table:table-cell>
              <table:table-cell office:value-type="float" office:value="46.560271">
                <text:p>46.560271</text:p>
              </table:table-cell>
              <table:table-cell office:value-type="float" office:value="15.8546554869665">
                <text:p>15.8546554869665</text:p>
              </table:table-cell>
              <table:table-cell office:value-type="float" office:value="46.2313656407635">
                <text:p>46.2313656407635</text:p>
              </table:table-cell>
              <table:table-cell office:value-type="float" office:value="10.0776733585679">
                <text:p>10.0776733585679</text:p>
              </table:table-cell>
              <table:table-cell office:value-type="float" office:value="47.8520067139697">
                <text:p>47.85200671396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909732">
                <text:p>12.909732</text:p>
              </table:table-cell>
              <table:table-cell office:value-type="float" office:value="46.849782">
                <text:p>46.849782</text:p>
              </table:table-cell>
              <table:table-cell office:value-type="float" office:value="15.9383378765116">
                <text:p>15.9383378765116</text:p>
              </table:table-cell>
              <table:table-cell office:value-type="float" office:value="46.5713103771019">
                <text:p>46.5713103771019</text:p>
              </table:table-cell>
              <table:table-cell office:value-type="float" office:value="10.1351496701857">
                <text:p>10.1351496701857</text:p>
              </table:table-cell>
              <table:table-cell office:value-type="float" office:value="48.0954516572857">
                <text:p>48.09545165728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934329">
                <text:p>12.934329</text:p>
              </table:table-cell>
              <table:table-cell office:value-type="float" office:value="46.946708">
                <text:p>46.946708</text:p>
              </table:table-cell>
              <table:table-cell office:value-type="float" office:value="15.9671477771282">
                <text:p>15.9671477771282</text:p>
              </table:table-cell>
              <table:table-cell office:value-type="float" office:value="46.718650408373">
                <text:p>46.718650408373</text:p>
              </table:table-cell>
              <table:table-cell office:value-type="float" office:value="10.1394109972983">
                <text:p>10.1394109972983</text:p>
              </table:table-cell>
              <table:table-cell office:value-type="float" office:value="48.146055054932">
                <text:p>48.1460550549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957315">
                <text:p>12.957315</text:p>
              </table:table-cell>
              <table:table-cell office:value-type="float" office:value="47.04403">
                <text:p>47.04403</text:p>
              </table:table-cell>
              <table:table-cell office:value-type="float" office:value="15.9934899512549">
                <text:p>15.9934899512549</text:p>
              </table:table-cell>
              <table:table-cell office:value-type="float" office:value="46.8661489572426">
                <text:p>46.8661489572426</text:p>
              </table:table-cell>
              <table:table-cell office:value-type="float" office:value="10.1429487626802">
                <text:p>10.1429487626802</text:p>
              </table:table-cell>
              <table:table-cell office:value-type="float" office:value="48.1970012408531">
                <text:p>48.19700124085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978697">
                <text:p>12.978697</text:p>
              </table:table-cell>
              <table:table-cell office:value-type="float" office:value="47.141716">
                <text:p>47.141716</text:p>
              </table:table-cell>
              <table:table-cell office:value-type="float" office:value="16.0173771868897">
                <text:p>16.0173771868897</text:p>
              </table:table-cell>
              <table:table-cell office:value-type="float" office:value="47.013564832218">
                <text:p>47.013564832218</text:p>
              </table:table-cell>
              <table:table-cell office:value-type="float" office:value="10.1458323370877">
                <text:p>10.1458323370877</text:p>
              </table:table-cell>
              <table:table-cell office:value-type="float" office:value="48.2484579760824">
                <text:p>48.24845797608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998487">
                <text:p>12.998487</text:p>
              </table:table-cell>
              <table:table-cell office:value-type="float" office:value="47.239737">
                <text:p>47.239737</text:p>
              </table:table-cell>
              <table:table-cell office:value-type="float" office:value="16.0388399153062">
                <text:p>16.0388399153062</text:p>
              </table:table-cell>
              <table:table-cell office:value-type="float" office:value="47.1606538134854">
                <text:p>47.1606538134854</text:p>
              </table:table-cell>
              <table:table-cell office:value-type="float" office:value="10.1481260865529">
                <text:p>10.1481260865529</text:p>
              </table:table-cell>
              <table:table-cell office:value-type="float" office:value="48.3006058246401">
                <text:p>48.30060582464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.016708">
                <text:p>13.016708</text:p>
              </table:table-cell>
              <table:table-cell office:value-type="float" office:value="47.338062">
                <text:p>47.338062</text:p>
              </table:table-cell>
              <table:table-cell office:value-type="float" office:value="16.057932467679">
                <text:p>16.057932467679</text:p>
              </table:table-cell>
              <table:table-cell office:value-type="float" office:value="47.3071793642544">
                <text:p>47.3071793642544</text:p>
              </table:table-cell>
              <table:table-cell office:value-type="float" office:value="10.149890034059">
                <text:p>10.149890034059</text:p>
              </table:table-cell>
              <table:table-cell office:value-type="float" office:value="48.3536183746823">
                <text:p>48.35361837468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.033385">
                <text:p>13.033385</text:p>
              </table:table-cell>
              <table:table-cell office:value-type="float" office:value="47.43666">
                <text:p>47.43666</text:p>
              </table:table-cell>
              <table:table-cell office:value-type="float" office:value="16.0747228745994">
                <text:p>16.0747228745994</text:p>
              </table:table-cell>
              <table:table-cell office:value-type="float" office:value="47.4529060003538">
                <text:p>47.4529060003538</text:p>
              </table:table-cell>
              <table:table-cell office:value-type="float" office:value="10.1511747941832">
                <text:p>10.1511747941832</text:p>
              </table:table-cell>
              <table:table-cell office:value-type="float" office:value="48.4076720130489">
                <text:p>48.40767201304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.048553">
                <text:p>13.048553</text:p>
              </table:table-cell>
              <table:table-cell office:value-type="float" office:value="47.535502">
                <text:p>47.535502</text:p>
              </table:table-cell>
              <table:table-cell office:value-type="float" office:value="16.0893000287966">
                <text:p>16.0893000287966</text:p>
              </table:table-cell>
              <table:table-cell office:value-type="float" office:value="47.5976108308115">
                <text:p>47.5976108308115</text:p>
              </table:table-cell>
              <table:table-cell office:value-type="float" office:value="10.1520272708752">
                <text:p>10.1520272708752</text:p>
              </table:table-cell>
              <table:table-cell office:value-type="float" office:value="48.462938628842">
                <text:p>48.4629386288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.062252">
                <text:p>13.062252</text:p>
              </table:table-cell>
              <table:table-cell office:value-type="float" office:value="47.634559">
                <text:p>47.634559</text:p>
              </table:table-cell>
              <table:table-cell office:value-type="float" office:value="16.1017676625043">
                <text:p>16.1017676625043</text:p>
              </table:table-cell>
              <table:table-cell office:value-type="float" office:value="47.7410697383838">
                <text:p>47.7410697383838</text:p>
              </table:table-cell>
              <table:table-cell office:value-type="float" office:value="10.1524904581553">
                <text:p>10.1524904581553</text:p>
              </table:table-cell>
              <table:table-cell office:value-type="float" office:value="48.5195944623411">
                <text:p>48.51959446234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.074529">
                <text:p>13.074529</text:p>
              </table:table-cell>
              <table:table-cell office:value-type="float" office:value="47.733801">
                <text:p>47.733801</text:p>
              </table:table-cell>
              <table:table-cell office:value-type="float" office:value="16.1122449535805">
                <text:p>16.1122449535805</text:p>
              </table:table-cell>
              <table:table-cell office:value-type="float" office:value="47.8830718456541">
                <text:p>47.8830718456541</text:p>
              </table:table-cell>
              <table:table-cell office:value-type="float" office:value="10.1526017426171">
                <text:p>10.1526017426171</text:p>
              </table:table-cell>
              <table:table-cell office:value-type="float" office:value="48.5778040228398">
                <text:p>48.57780402283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.085438">
                <text:p>13.085438</text:p>
              </table:table-cell>
              <table:table-cell office:value-type="float" office:value="47.833204">
                <text:p>47.833204</text:p>
              </table:table-cell>
              <table:table-cell office:value-type="float" office:value="16.120865284781">
                <text:p>16.120865284781</text:p>
              </table:table-cell>
              <table:table-cell office:value-type="float" office:value="48.0234175610498">
                <text:p>48.0234175610498</text:p>
              </table:table-cell>
              <table:table-cell office:value-type="float" office:value="10.1523969810829">
                <text:p>10.1523969810829</text:p>
              </table:table-cell>
              <table:table-cell office:value-type="float" office:value="48.6377351562332">
                <text:p>48.63773515623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.095037">
                <text:p>13.095037</text:p>
              </table:table-cell>
              <table:table-cell office:value-type="float" office:value="47.932741">
                <text:p>47.932741</text:p>
              </table:table-cell>
              <table:table-cell office:value-type="float" office:value="16.1277713360842">
                <text:p>16.1277713360842</text:p>
              </table:table-cell>
              <table:table-cell office:value-type="float" office:value="48.161918762307">
                <text:p>48.161918762307</text:p>
              </table:table-cell>
              <table:table-cell office:value-type="float" office:value="10.1519063267397">
                <text:p>10.1519063267397</text:p>
              </table:table-cell>
              <table:table-cell office:value-type="float" office:value="48.6995407392504">
                <text:p>48.69954073925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.103393">
                <text:p>13.103393</text:p>
              </table:table-cell>
              <table:table-cell office:value-type="float" office:value="48.032391">
                <text:p>48.032391</text:p>
              </table:table-cell>
              <table:table-cell office:value-type="float" office:value="16.1331190476225">
                <text:p>16.1331190476225</text:p>
              </table:table-cell>
              <table:table-cell office:value-type="float" office:value="48.298398662216">
                <text:p>48.298398662216</text:p>
              </table:table-cell>
              <table:table-cell office:value-type="float" office:value="10.1511631726114">
                <text:p>10.1511631726114</text:p>
              </table:table-cell>
              <table:table-cell office:value-type="float" office:value="48.7633759836192">
                <text:p>48.76337598361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.110573">
                <text:p>13.110573</text:p>
              </table:table-cell>
              <table:table-cell office:value-type="float" office:value="48.132132">
                <text:p>48.132132</text:p>
              </table:table-cell>
              <table:table-cell office:value-type="float" office:value="16.1370670516109">
                <text:p>16.1370670516109</text:p>
              </table:table-cell>
              <table:table-cell office:value-type="float" office:value="48.4326877445196">
                <text:p>48.4326877445196</text:p>
              </table:table-cell>
              <table:table-cell office:value-type="float" office:value="10.150195682686">
                <text:p>10.150195682686</text:p>
              </table:table-cell>
              <table:table-cell office:value-type="float" office:value="48.8293881503012">
                <text:p>48.8293881503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.116655">
                <text:p>13.116655</text:p>
              </table:table-cell>
              <table:table-cell office:value-type="float" office:value="48.231947">
                <text:p>48.231947</text:p>
              </table:table-cell>
              <table:table-cell office:value-type="float" office:value="16.139785209807">
                <text:p>16.139785209807</text:p>
              </table:table-cell>
              <table:table-cell office:value-type="float" office:value="48.5646386508601">
                <text:p>48.5646386508601</text:p>
              </table:table-cell>
              <table:table-cell office:value-type="float" office:value="10.1490372390928">
                <text:p>10.1490372390928</text:p>
              </table:table-cell>
              <table:table-cell office:value-type="float" office:value="48.8977133442589">
                <text:p>48.89771334425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.121717">
                <text:p>13.121717</text:p>
              </table:table-cell>
              <table:table-cell office:value-type="float" office:value="48.331818">
                <text:p>48.331818</text:p>
              </table:table-cell>
              <table:table-cell office:value-type="float" office:value="16.1414431634487">
                <text:p>16.1414431634487</text:p>
              </table:table-cell>
              <table:table-cell office:value-type="float" office:value="48.6941077980672">
                <text:p>48.6941077980672</text:p>
              </table:table-cell>
              <table:table-cell office:value-type="float" office:value="10.1477198838511">
                <text:p>10.1477198838511</text:p>
              </table:table-cell>
              <table:table-cell office:value-type="float" office:value="48.9684820818657">
                <text:p>48.96848208186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.125844">
                <text:p>13.125844</text:p>
              </table:table-cell>
              <table:table-cell office:value-type="float" office:value="48.431733">
                <text:p>48.431733</text:p>
              </table:table-cell>
              <table:table-cell office:value-type="float" office:value="16.1422141662279">
                <text:p>16.1422141662279</text:p>
              </table:table-cell>
              <table:table-cell office:value-type="float" office:value="48.8209771653905">
                <text:p>48.8209771653905</text:p>
              </table:table-cell>
              <table:table-cell office:value-type="float" office:value="10.146279518847">
                <text:p>10.146279518847</text:p>
              </table:table-cell>
              <table:table-cell office:value-type="float" office:value="49.0418112758396">
                <text:p>49.04181127583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.129123">
                <text:p>13.129123</text:p>
              </table:table-cell>
              <table:table-cell office:value-type="float" office:value="48.531679">
                <text:p>48.531679</text:p>
              </table:table-cell>
              <table:table-cell office:value-type="float" office:value="16.1422707340126">
                <text:p>16.1422707340126</text:p>
              </table:table-cell>
              <table:table-cell office:value-type="float" office:value="48.9451287950355">
                <text:p>48.9451287950355</text:p>
              </table:table-cell>
              <table:table-cell office:value-type="float" office:value="10.1447562910577">
                <text:p>10.1447562910577</text:p>
              </table:table-cell>
              <table:table-cell office:value-type="float" office:value="49.117814945457">
                <text:p>49.1178149454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.131647">
                <text:p>13.131647</text:p>
              </table:table-cell>
              <table:table-cell office:value-type="float" office:value="48.631646">
                <text:p>48.631646</text:p>
              </table:table-cell>
              <table:table-cell office:value-type="float" office:value="16.1417850583673">
                <text:p>16.1417850583673</text:p>
              </table:table-cell>
              <table:table-cell office:value-type="float" office:value="49.0664665027006">
                <text:p>49.0664665027006</text:p>
              </table:table-cell>
              <table:table-cell office:value-type="float" office:value="10.1431962412091">
                <text:p>10.1431962412091</text:p>
              </table:table-cell>
              <table:table-cell office:value-type="float" office:value="49.1965903001591">
                <text:p>49.19659030015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.133509">
                <text:p>13.133509</text:p>
              </table:table-cell>
              <table:table-cell office:value-type="float" office:value="48.731629">
                <text:p>48.731629</text:p>
              </table:table-cell>
              <table:table-cell office:value-type="float" office:value="16.1409228033682">
                <text:p>16.1409228033682</text:p>
              </table:table-cell>
              <table:table-cell office:value-type="float" office:value="49.1849084009332">
                <text:p>49.1849084009332</text:p>
              </table:table-cell>
              <table:table-cell office:value-type="float" office:value="10.1416485694842">
                <text:p>10.1416485694842</text:p>
              </table:table-cell>
              <table:table-cell office:value-type="float" office:value="49.2782286380475">
                <text:p>49.27822863804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134806">
                <text:p>13.134806</text:p>
              </table:table-cell>
              <table:table-cell office:value-type="float" office:value="48.83162">
                <text:p>48.83162</text:p>
              </table:table-cell>
              <table:table-cell office:value-type="float" office:value="16.1398450740312">
                <text:p>16.1398450740312</text:p>
              </table:table-cell>
              <table:table-cell office:value-type="float" office:value="49.3003845075576">
                <text:p>49.3003845075576</text:p>
              </table:table-cell>
              <table:table-cell office:value-type="float" office:value="10.1401697383302">
                <text:p>10.1401697383302</text:p>
              </table:table-cell>
              <table:table-cell office:value-type="float" office:value="49.3628013817259">
                <text:p>49.36280138172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.135639">
                <text:p>13.135639</text:p>
              </table:table-cell>
              <table:table-cell office:value-type="float" office:value="48.931617">
                <text:p>48.931617</text:p>
              </table:table-cell>
              <table:table-cell office:value-type="float" office:value="16.1387092359225">
                <text:p>16.1387092359225</text:p>
              </table:table-cell>
              <table:table-cell office:value-type="float" office:value="49.4128333319304">
                <text:p>49.4128333319304</text:p>
              </table:table-cell>
              <table:table-cell office:value-type="float" office:value="10.1388267232311">
                <text:p>10.1388267232311</text:p>
              </table:table-cell>
              <table:table-cell office:value-type="float" office:value="49.4503810868515">
                <text:p>49.45038108685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.136109">
                <text:p>13.136109</text:p>
              </table:table-cell>
              <table:table-cell office:value-type="float" office:value="49.031616">
                <text:p>49.031616</text:p>
              </table:table-cell>
              <table:table-cell office:value-type="float" office:value="16.137661755107">
                <text:p>16.137661755107</text:p>
              </table:table-cell>
              <table:table-cell office:value-type="float" office:value="49.5222085583515">
                <text:p>49.5222085583515</text:p>
              </table:table-cell>
              <table:table-cell office:value-type="float" office:value="10.1376912397578">
                <text:p>10.1376912397578</text:p>
              </table:table-cell>
              <table:table-cell office:value-type="float" office:value="49.54101852754">
                <text:p>49.541018527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.136318">
                <text:p>13.136318</text:p>
              </table:table-cell>
              <table:table-cell office:value-type="float" office:value="49.131616">
                <text:p>49.131616</text:p>
              </table:table-cell>
              <table:table-cell office:value-type="float" office:value="16.136839855591">
                <text:p>16.136839855591</text:p>
              </table:table-cell>
              <table:table-cell office:value-type="float" office:value="49.6284747265216">
                <text:p>49.6284747265216</text:p>
              </table:table-cell>
              <table:table-cell office:value-type="float" office:value="10.1368431442177">
                <text:p>10.1368431442177</text:p>
              </table:table-cell>
              <table:table-cell office:value-type="float" office:value="49.6347567253739">
                <text:p>49.63475672537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.136371">
                <text:p>13.136371</text:p>
              </table:table-cell>
              <table:table-cell office:value-type="float" office:value="49.231615">
                <text:p>49.231615</text:p>
              </table:table-cell>
              <table:table-cell office:value-type="float" office:value="16.136371">
                <text:p>16.136371</text:p>
              </table:table-cell>
              <table:table-cell office:value-type="float" office:value="49.731615">
                <text:p>49.731615</text:p>
              </table:table-cell>
              <table:table-cell office:value-type="float" office:value="10.136371">
                <text:p>10.136371</text:p>
              </table:table-cell>
              <table:table-cell office:value-type="float" office:value="49.731615">
                <text:p>49.7316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.136371">
                <text:p>13.136371</text:p>
              </table:table-cell>
              <table:table-cell office:value-type="float" office:value="49.331615">
                <text:p>49.331615</text:p>
              </table:table-cell>
              <table:table-cell office:value-type="float" office:value="16.136371">
                <text:p>16.136371</text:p>
              </table:table-cell>
              <table:table-cell office:value-type="float" office:value="49.831615">
                <text:p>49.831615</text:p>
              </table:table-cell>
              <table:table-cell office:value-type="float" office:value="10.136371">
                <text:p>10.136371</text:p>
              </table:table-cell>
              <table:table-cell office:value-type="float" office:value="49.831615">
                <text:p>49.8316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.136423">
                <text:p>13.136423</text:p>
              </table:table-cell>
              <table:table-cell office:value-type="float" office:value="49.431615">
                <text:p>49.431615</text:p>
              </table:table-cell>
              <table:table-cell office:value-type="float" office:value="16.136944855591">
                <text:p>16.136944855591</text:p>
              </table:table-cell>
              <table:table-cell office:value-type="float" office:value="49.9284737265216">
                <text:p>49.9284737265216</text:p>
              </table:table-cell>
              <table:table-cell office:value-type="float" office:value="10.1369481442177">
                <text:p>10.1369481442177</text:p>
              </table:table-cell>
              <table:table-cell office:value-type="float" office:value="49.9347557253739">
                <text:p>49.93475572537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.136632">
                <text:p>13.136632</text:p>
              </table:table-cell>
              <table:table-cell office:value-type="float" office:value="49.531615">
                <text:p>49.531615</text:p>
              </table:table-cell>
              <table:table-cell office:value-type="float" office:value="16.138184755107">
                <text:p>16.138184755107</text:p>
              </table:table-cell>
              <table:table-cell office:value-type="float" office:value="50.0222075583515">
                <text:p>50.0222075583515</text:p>
              </table:table-cell>
              <table:table-cell office:value-type="float" office:value="10.1382142397578">
                <text:p>10.1382142397578</text:p>
              </table:table-cell>
              <table:table-cell office:value-type="float" office:value="50.04101752754">
                <text:p>50.041017527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.137102">
                <text:p>13.137102</text:p>
              </table:table-cell>
              <table:table-cell office:value-type="float" office:value="49.631614">
                <text:p>49.631614</text:p>
              </table:table-cell>
              <table:table-cell office:value-type="float" office:value="16.1401722359225">
                <text:p>16.1401722359225</text:p>
              </table:table-cell>
              <table:table-cell office:value-type="float" office:value="50.1128303319304">
                <text:p>50.1128303319304</text:p>
              </table:table-cell>
              <table:table-cell office:value-type="float" office:value="10.140289723231">
                <text:p>10.140289723231</text:p>
              </table:table-cell>
              <table:table-cell office:value-type="float" office:value="50.1503780868515">
                <text:p>50.15037808685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.137935">
                <text:p>13.137935</text:p>
              </table:table-cell>
              <table:table-cell office:value-type="float" office:value="49.731611">
                <text:p>49.731611</text:p>
              </table:table-cell>
              <table:table-cell office:value-type="float" office:value="16.1429740740312">
                <text:p>16.1429740740312</text:p>
              </table:table-cell>
              <table:table-cell office:value-type="float" office:value="50.2003755075576">
                <text:p>50.2003755075576</text:p>
              </table:table-cell>
              <table:table-cell office:value-type="float" office:value="10.1432987383302">
                <text:p>10.1432987383302</text:p>
              </table:table-cell>
              <table:table-cell office:value-type="float" office:value="50.2627923817259">
                <text:p>50.26279238172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.139233">
                <text:p>13.139233</text:p>
              </table:table-cell>
              <table:table-cell office:value-type="float" office:value="49.831602">
                <text:p>49.831602</text:p>
              </table:table-cell>
              <table:table-cell office:value-type="float" office:value="16.1466468033682">
                <text:p>16.1466468033682</text:p>
              </table:table-cell>
              <table:table-cell office:value-type="float" office:value="50.2848814009332">
                <text:p>50.2848814009332</text:p>
              </table:table-cell>
              <table:table-cell office:value-type="float" office:value="10.1473725694842">
                <text:p>10.1473725694842</text:p>
              </table:table-cell>
              <table:table-cell office:value-type="float" office:value="50.3782016380475">
                <text:p>50.37820163804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.141095">
                <text:p>13.141095</text:p>
              </table:table-cell>
              <table:table-cell office:value-type="float" office:value="49.931585">
                <text:p>49.931585</text:p>
              </table:table-cell>
              <table:table-cell office:value-type="float" office:value="16.1512330583673">
                <text:p>16.1512330583673</text:p>
              </table:table-cell>
              <table:table-cell office:value-type="float" office:value="50.3664055027006">
                <text:p>50.3664055027006</text:p>
              </table:table-cell>
              <table:table-cell office:value-type="float" office:value="10.1526442412091">
                <text:p>10.1526442412091</text:p>
              </table:table-cell>
              <table:table-cell office:value-type="float" office:value="50.4965293001591">
                <text:p>50.49652930015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.143618">
                <text:p>13.143618</text:p>
              </table:table-cell>
              <table:table-cell office:value-type="float" office:value="50.031552">
                <text:p>50.031552</text:p>
              </table:table-cell>
              <table:table-cell office:value-type="float" office:value="16.1567657340126">
                <text:p>16.1567657340126</text:p>
              </table:table-cell>
              <table:table-cell office:value-type="float" office:value="50.4450017950355">
                <text:p>50.4450017950355</text:p>
              </table:table-cell>
              <table:table-cell office:value-type="float" office:value="10.1592512910577">
                <text:p>10.1592512910577</text:p>
              </table:table-cell>
              <table:table-cell office:value-type="float" office:value="50.617687945457">
                <text:p>50.6176879454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.146897">
                <text:p>13.146897</text:p>
              </table:table-cell>
              <table:table-cell office:value-type="float" office:value="50.131498">
                <text:p>50.131498</text:p>
              </table:table-cell>
              <table:table-cell office:value-type="float" office:value="16.1632671662279">
                <text:p>16.1632671662279</text:p>
              </table:table-cell>
              <table:table-cell office:value-type="float" office:value="50.5207421653905">
                <text:p>50.5207421653905</text:p>
              </table:table-cell>
              <table:table-cell office:value-type="float" office:value="10.167332518847">
                <text:p>10.167332518847</text:p>
              </table:table-cell>
              <table:table-cell office:value-type="float" office:value="50.7415762758396">
                <text:p>50.74157627583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.151024">
                <text:p>13.151024</text:p>
              </table:table-cell>
              <table:table-cell office:value-type="float" office:value="50.231413">
                <text:p>50.231413</text:p>
              </table:table-cell>
              <table:table-cell office:value-type="float" office:value="16.1707501634487">
                <text:p>16.1707501634487</text:p>
              </table:table-cell>
              <table:table-cell office:value-type="float" office:value="50.5937027980672">
                <text:p>50.5937027980672</text:p>
              </table:table-cell>
              <table:table-cell office:value-type="float" office:value="10.1770268838511">
                <text:p>10.1770268838511</text:p>
              </table:table-cell>
              <table:table-cell office:value-type="float" office:value="50.8680770818657">
                <text:p>50.86807708186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.156086">
                <text:p>13.156086</text:p>
              </table:table-cell>
              <table:table-cell office:value-type="float" office:value="50.331284">
                <text:p>50.331284</text:p>
              </table:table-cell>
              <table:table-cell office:value-type="float" office:value="16.179216209807">
                <text:p>16.179216209807</text:p>
              </table:table-cell>
              <table:table-cell office:value-type="float" office:value="50.6639756508601">
                <text:p>50.6639756508601</text:p>
              </table:table-cell>
              <table:table-cell office:value-type="float" office:value="10.1884682390928">
                <text:p>10.1884682390928</text:p>
              </table:table-cell>
              <table:table-cell office:value-type="float" office:value="50.9970503442589">
                <text:p>50.99705034425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.162168">
                <text:p>13.162168</text:p>
              </table:table-cell>
              <table:table-cell office:value-type="float" office:value="50.431099">
                <text:p>50.431099</text:p>
              </table:table-cell>
              <table:table-cell office:value-type="float" office:value="16.1886620516109">
                <text:p>16.1886620516109</text:p>
              </table:table-cell>
              <table:table-cell office:value-type="float" office:value="50.7316547445196">
                <text:p>50.7316547445196</text:p>
              </table:table-cell>
              <table:table-cell office:value-type="float" office:value="10.201790682686">
                <text:p>10.201790682686</text:p>
              </table:table-cell>
              <table:table-cell office:value-type="float" office:value="51.1283551503012">
                <text:p>51.12835515030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.169349">
                <text:p>13.169349</text:p>
              </table:table-cell>
              <table:table-cell office:value-type="float" office:value="50.53084">
                <text:p>50.53084</text:p>
              </table:table-cell>
              <table:table-cell office:value-type="float" office:value="16.1990750476225">
                <text:p>16.1990750476225</text:p>
              </table:table-cell>
              <table:table-cell office:value-type="float" office:value="50.796847662216">
                <text:p>50.796847662216</text:p>
              </table:table-cell>
              <table:table-cell office:value-type="float" office:value="10.2171191726114">
                <text:p>10.2171191726114</text:p>
              </table:table-cell>
              <table:table-cell office:value-type="float" office:value="51.2618249836192">
                <text:p>51.26182498361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.177704">
                <text:p>13.177704</text:p>
              </table:table-cell>
              <table:table-cell office:value-type="float" office:value="50.63049">
                <text:p>50.63049</text:p>
              </table:table-cell>
              <table:table-cell office:value-type="float" office:value="16.2104383360842">
                <text:p>16.2104383360842</text:p>
              </table:table-cell>
              <table:table-cell office:value-type="float" office:value="50.859667762307">
                <text:p>50.859667762307</text:p>
              </table:table-cell>
              <table:table-cell office:value-type="float" office:value="10.2345733267397">
                <text:p>10.2345733267397</text:p>
              </table:table-cell>
              <table:table-cell office:value-type="float" office:value="51.3972897392504">
                <text:p>51.39728973925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.187303">
                <text:p>13.187303</text:p>
              </table:table-cell>
              <table:table-cell office:value-type="float" office:value="50.730027">
                <text:p>50.730027</text:p>
              </table:table-cell>
              <table:table-cell office:value-type="float" office:value="16.222730284781">
                <text:p>16.222730284781</text:p>
              </table:table-cell>
              <table:table-cell office:value-type="float" office:value="50.9202405610498">
                <text:p>50.9202405610498</text:p>
              </table:table-cell>
              <table:table-cell office:value-type="float" office:value="10.2542619810829">
                <text:p>10.2542619810829</text:p>
              </table:table-cell>
              <table:table-cell office:value-type="float" office:value="51.5345581562332">
                <text:p>51.534558156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.198212">
                <text:p>13.198212</text:p>
              </table:table-cell>
              <table:table-cell office:value-type="float" office:value="50.82943">
                <text:p>50.82943</text:p>
              </table:table-cell>
              <table:table-cell office:value-type="float" office:value="16.2359279535805">
                <text:p>16.2359279535805</text:p>
              </table:table-cell>
              <table:table-cell office:value-type="float" office:value="50.9787008456541">
                <text:p>50.9787008456541</text:p>
              </table:table-cell>
              <table:table-cell office:value-type="float" office:value="10.2762847426171">
                <text:p>10.2762847426171</text:p>
              </table:table-cell>
              <table:table-cell office:value-type="float" office:value="51.6734330228398">
                <text:p>51.67343302283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.21049">
                <text:p>13.21049</text:p>
              </table:table-cell>
              <table:table-cell office:value-type="float" office:value="50.928672">
                <text:p>50.928672</text:p>
              </table:table-cell>
              <table:table-cell office:value-type="float" office:value="16.2500056625043">
                <text:p>16.2500056625043</text:p>
              </table:table-cell>
              <table:table-cell office:value-type="float" office:value="51.0351827383838">
                <text:p>51.0351827383838</text:p>
              </table:table-cell>
              <table:table-cell office:value-type="float" office:value="10.3007284581553">
                <text:p>10.3007284581553</text:p>
              </table:table-cell>
              <table:table-cell office:value-type="float" office:value="51.8137074623411">
                <text:p>51.81370746234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.224189">
                <text:p>13.224189</text:p>
              </table:table-cell>
              <table:table-cell office:value-type="float" office:value="51.027729">
                <text:p>51.027729</text:p>
              </table:table-cell>
              <table:table-cell office:value-type="float" office:value="16.2649360287966">
                <text:p>16.2649360287966</text:p>
              </table:table-cell>
              <table:table-cell office:value-type="float" office:value="51.0898378308115">
                <text:p>51.0898378308115</text:p>
              </table:table-cell>
              <table:table-cell office:value-type="float" office:value="10.3276632708752">
                <text:p>10.3276632708752</text:p>
              </table:table-cell>
              <table:table-cell office:value-type="float" office:value="51.955165628842">
                <text:p>51.955165628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.239356">
                <text:p>13.239356</text:p>
              </table:table-cell>
              <table:table-cell office:value-type="float" office:value="51.126571">
                <text:p>51.126571</text:p>
              </table:table-cell>
              <table:table-cell office:value-type="float" office:value="16.2806938745994">
                <text:p>16.2806938745994</text:p>
              </table:table-cell>
              <table:table-cell office:value-type="float" office:value="51.1428170003538">
                <text:p>51.1428170003538</text:p>
              </table:table-cell>
              <table:table-cell office:value-type="float" office:value="10.3571457941832">
                <text:p>10.3571457941832</text:p>
              </table:table-cell>
              <table:table-cell office:value-type="float" office:value="52.0975830130489">
                <text:p>52.0975830130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.256033">
                <text:p>13.256033</text:p>
              </table:table-cell>
              <table:table-cell office:value-type="float" office:value="51.225169">
                <text:p>51.225169</text:p>
              </table:table-cell>
              <table:table-cell office:value-type="float" office:value="16.297257467679">
                <text:p>16.297257467679</text:p>
              </table:table-cell>
              <table:table-cell office:value-type="float" office:value="51.1942863642544">
                <text:p>51.1942863642544</text:p>
              </table:table-cell>
              <table:table-cell office:value-type="float" office:value="10.389215034059">
                <text:p>10.389215034059</text:p>
              </table:table-cell>
              <table:table-cell office:value-type="float" office:value="52.2407253746823">
                <text:p>52.24072537468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274254">
                <text:p>13.274254</text:p>
              </table:table-cell>
              <table:table-cell office:value-type="float" office:value="51.323494">
                <text:p>51.323494</text:p>
              </table:table-cell>
              <table:table-cell office:value-type="float" office:value="16.3146069153062">
                <text:p>16.3146069153062</text:p>
              </table:table-cell>
              <table:table-cell office:value-type="float" office:value="51.2444108134854">
                <text:p>51.2444108134854</text:p>
              </table:table-cell>
              <table:table-cell office:value-type="float" office:value="10.4238930865529">
                <text:p>10.4238930865529</text:p>
              </table:table-cell>
              <table:table-cell office:value-type="float" office:value="52.3843628246401">
                <text:p>52.38436282464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.294045">
                <text:p>13.294045</text:p>
              </table:table-cell>
              <table:table-cell office:value-type="float" office:value="51.421515">
                <text:p>51.421515</text:p>
              </table:table-cell>
              <table:table-cell office:value-type="float" office:value="16.3327251868897">
                <text:p>16.3327251868897</text:p>
              </table:table-cell>
              <table:table-cell office:value-type="float" office:value="51.293363832218">
                <text:p>51.293363832218</text:p>
              </table:table-cell>
              <table:table-cell office:value-type="float" office:value="10.4611803370877">
                <text:p>10.4611803370877</text:p>
              </table:table-cell>
              <table:table-cell office:value-type="float" office:value="52.5282569760824">
                <text:p>52.52825697608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.315426">
                <text:p>13.315426</text:p>
              </table:table-cell>
              <table:table-cell office:value-type="float" office:value="51.519201">
                <text:p>51.519201</text:p>
              </table:table-cell>
              <table:table-cell office:value-type="float" office:value="16.3516009512549">
                <text:p>16.3516009512549</text:p>
              </table:table-cell>
              <table:table-cell office:value-type="float" office:value="51.3413199572426">
                <text:p>51.3413199572426</text:p>
              </table:table-cell>
              <table:table-cell office:value-type="float" office:value="10.5010597626802">
                <text:p>10.5010597626802</text:p>
              </table:table-cell>
              <table:table-cell office:value-type="float" office:value="52.6721722408532">
                <text:p>52.67217224085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.338412">
                <text:p>13.338412</text:p>
              </table:table-cell>
              <table:table-cell office:value-type="float" office:value="51.616523">
                <text:p>51.616523</text:p>
              </table:table-cell>
              <table:table-cell office:value-type="float" office:value="16.3712307771282">
                <text:p>16.3712307771282</text:p>
              </table:table-cell>
              <table:table-cell office:value-type="float" office:value="51.3884654083729">
                <text:p>51.3884654083729</text:p>
              </table:table-cell>
              <table:table-cell office:value-type="float" office:value="10.5434939972983">
                <text:p>10.5434939972983</text:p>
              </table:table-cell>
              <table:table-cell office:value-type="float" office:value="52.815870054932">
                <text:p>52.8158700549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363009">
                <text:p>13.363009</text:p>
              </table:table-cell>
              <table:table-cell office:value-type="float" office:value="51.713449">
                <text:p>51.713449</text:p>
              </table:table-cell>
              <table:table-cell office:value-type="float" office:value="16.3916148765116">
                <text:p>16.3916148765116</text:p>
              </table:table-cell>
              <table:table-cell office:value-type="float" office:value="51.4349773771019">
                <text:p>51.4349773771019</text:p>
              </table:table-cell>
              <table:table-cell office:value-type="float" office:value="10.5884266701857">
                <text:p>10.5884266701857</text:p>
              </table:table-cell>
              <table:table-cell office:value-type="float" office:value="52.9591186572857">
                <text:p>52.95911865728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389216">
                <text:p>13.389216</text:p>
              </table:table-cell>
              <table:table-cell office:value-type="float" office:value="51.809953">
                <text:p>51.809953</text:p>
              </table:table-cell>
              <table:table-cell office:value-type="float" office:value="16.4127604869665">
                <text:p>16.4127604869665</text:p>
              </table:table-cell>
              <table:table-cell office:value-type="float" office:value="51.4810476407635">
                <text:p>51.4810476407635</text:p>
              </table:table-cell>
              <table:table-cell office:value-type="float" office:value="10.6357783585679">
                <text:p>10.6357783585679</text:p>
              </table:table-cell>
              <table:table-cell office:value-type="float" office:value="53.1016887139697">
                <text:p>53.10168871396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417026">
                <text:p>13.417026</text:p>
              </table:table-cell>
              <table:table-cell office:value-type="float" office:value="51.906007">
                <text:p>51.906007</text:p>
              </table:table-cell>
              <table:table-cell office:value-type="float" office:value="16.4346814449623">
                <text:p>16.4346814449623</text:p>
              </table:table-cell>
              <table:table-cell office:value-type="float" office:value="51.5268558223815">
                <text:p>51.5268558223815</text:p>
              </table:table-cell>
              <table:table-cell office:value-type="float" office:value="10.6854550150741">
                <text:p>10.6854550150741</text:p>
              </table:table-cell>
              <table:table-cell office:value-type="float" office:value="53.2433625825999">
                <text:p>53.24336258259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.446426">
                <text:p>13.446426</text:p>
              </table:table-cell>
              <table:table-cell office:value-type="float" office:value="52.001586">
                <text:p>52.001586</text:p>
              </table:table-cell>
              <table:table-cell office:value-type="float" office:value="16.4573999524194">
                <text:p>16.4573999524194</text:p>
              </table:table-cell>
              <table:table-cell office:value-type="float" office:value="51.5725919932218">
                <text:p>51.5725919932218</text:p>
              </table:table-cell>
              <table:table-cell office:value-type="float" office:value="10.7373405877475">
                <text:p>10.7373405877475</text:p>
              </table:table-cell>
              <table:table-cell office:value-type="float" office:value="53.3839232342235">
                <text:p>53.38392323422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.477393">
                <text:p>13.477393</text:p>
              </table:table-cell>
              <table:table-cell office:value-type="float" office:value="52.096669">
                <text:p>52.096669</text:p>
              </table:table-cell>
              <table:table-cell office:value-type="float" office:value="16.4809402509972">
                <text:p>16.4809402509972</text:p>
              </table:table-cell>
              <table:table-cell office:value-type="float" office:value="51.6184390228685">
                <text:p>51.6184390228685</text:p>
              </table:table-cell>
              <table:table-cell office:value-type="float" office:value="10.7913012686669">
                <text:p>10.7913012686669</text:p>
              </table:table-cell>
              <table:table-cell office:value-type="float" office:value="53.5231721408532">
                <text:p>53.52317214085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509903">
                <text:p>13.509903</text:p>
              </table:table-cell>
              <table:table-cell office:value-type="float" office:value="52.191236">
                <text:p>52.191236</text:p>
              </table:table-cell>
              <table:table-cell office:value-type="float" office:value="16.5053391714004">
                <text:p>16.5053391714004</text:p>
              </table:table-cell>
              <table:table-cell office:value-type="float" office:value="51.6645841766233">
                <text:p>51.6645841766233</text:p>
              </table:table-cell>
              <table:table-cell office:value-type="float" office:value="10.8471882940948">
                <text:p>10.8471882940948</text:p>
              </table:table-cell>
              <table:table-cell office:value-type="float" office:value="53.6609129695943">
                <text:p>53.66091296959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.543921">
                <text:p>13.543921</text:p>
              </table:table-cell>
              <table:table-cell office:value-type="float" office:value="52.285271">
                <text:p>52.285271</text:p>
              </table:table-cell>
              <table:table-cell office:value-type="float" office:value="16.5306332628383">
                <text:p>16.5306332628383</text:p>
              </table:table-cell>
              <table:table-cell office:value-type="float" office:value="51.7112066664875">
                <text:p>51.7112066664875</text:p>
              </table:table-cell>
              <table:table-cell office:value-type="float" office:value="10.9048356703462">
                <text:p>10.9048356703462</text:p>
              </table:table-cell>
              <table:table-cell office:value-type="float" office:value="53.7969682655945">
                <text:p>53.79696826559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579409">
                <text:p>13.579409</text:p>
              </table:table-cell>
              <table:table-cell office:value-type="float" office:value="52.378761">
                <text:p>52.378761</text:p>
              </table:table-cell>
              <table:table-cell office:value-type="float" office:value="16.5568673314541">
                <text:p>16.5568673314541</text:p>
              </table:table-cell>
              <table:table-cell office:value-type="float" office:value="51.7584853480076">
                <text:p>51.7584853480076</text:p>
              </table:table-cell>
              <table:table-cell office:value-type="float" office:value="10.9640648438653">
                <text:p>10.9640648438653</text:p>
              </table:table-cell>
              <table:table-cell office:value-type="float" office:value="53.9311703999239">
                <text:p>53.93117039992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.616322">
                <text:p>13.616322</text:p>
              </table:table-cell>
              <table:table-cell office:value-type="float" office:value="52.471698">
                <text:p>52.471698</text:p>
              </table:table-cell>
              <table:table-cell office:value-type="float" office:value="16.5840883890108">
                <text:p>16.5840883890108</text:p>
              </table:table-cell>
              <table:table-cell office:value-type="float" office:value="51.8065945041005">
                <text:p>51.8065945041005</text:p>
              </table:table-cell>
              <table:table-cell office:value-type="float" office:value="11.0246846577139">
                <text:p>11.0246846577139</text:p>
              </table:table-cell>
              <table:table-cell office:value-type="float" office:value="54.063368784449">
                <text:p>54.0633687844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.65461">
                <text:p>13.65461</text:p>
              </table:table-cell>
              <table:table-cell office:value-type="float" office:value="52.564077">
                <text:p>52.564077</text:p>
              </table:table-cell>
              <table:table-cell office:value-type="float" office:value="16.6123456738099">
                <text:p>16.6123456738099</text:p>
              </table:table-cell>
              <table:table-cell office:value-type="float" office:value="51.855698793198">
                <text:p>51.855698793198</text:p>
              </table:table-cell>
              <table:table-cell office:value-type="float" office:value="11.0864962134669">
                <text:p>11.0864962134669</text:p>
              </table:table-cell>
              <table:table-cell office:value-type="float" office:value="54.1934301168592">
                <text:p>54.19343011685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.694219">
                <text:p>13.694219</text:p>
              </table:table-cell>
              <table:table-cell office:value-type="float" office:value="52.655897">
                <text:p>52.655897</text:p>
              </table:table-cell>
              <table:table-cell office:value-type="float" office:value="16.641693862342">
                <text:p>16.641693862342</text:p>
              </table:table-cell>
              <table:table-cell office:value-type="float" office:value="51.9059690462191">
                <text:p>51.9059690462191</text:p>
              </table:table-cell>
              <table:table-cell office:value-type="float" office:value="11.1492869800919">
                <text:p>11.1492869800919</text:p>
              </table:table-cell>
              <table:table-cell office:value-type="float" office:value="54.3212261008225">
                <text:p>54.32122610082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735089">
                <text:p>13.735089</text:p>
              </table:table-cell>
              <table:table-cell office:value-type="float" office:value="52.747163">
                <text:p>52.747163</text:p>
              </table:table-cell>
              <table:table-cell office:value-type="float" office:value="16.6721849815269">
                <text:p>16.6721849815269</text:p>
              </table:table-cell>
              <table:table-cell office:value-type="float" office:value="51.9575636108799">
                <text:p>51.9575636108799</text:p>
              </table:table-cell>
              <table:table-cell office:value-type="float" office:value="11.2128412517838">
                <text:p>11.2128412517838</text:p>
              </table:table-cell>
              <table:table-cell office:value-type="float" office:value="54.4466530107439">
                <text:p>54.44665301074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.777157">
                <text:p>13.777157</text:p>
              </table:table-cell>
              <table:table-cell office:value-type="float" office:value="52.837883">
                <text:p>52.837883</text:p>
              </table:table-cell>
              <table:table-cell office:value-type="float" office:value="16.7038710397324">
                <text:p>16.7038710397324</text:p>
              </table:table-cell>
              <table:table-cell office:value-type="float" office:value="52.010631569277">
                <text:p>52.010631569277</text:p>
              </table:table-cell>
              <table:table-cell office:value-type="float" office:value="11.2769414804876">
                <text:p>11.2769414804876</text:p>
              </table:table-cell>
              <table:table-cell office:value-type="float" office:value="54.5696226905972">
                <text:p>54.56962269059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.820355">
                <text:p>13.820355</text:p>
              </table:table-cell>
              <table:table-cell office:value-type="float" office:value="52.928071">
                <text:p>52.928071</text:p>
              </table:table-cell>
              <table:table-cell office:value-type="float" office:value="16.736802160378">
                <text:p>16.736802160378</text:p>
              </table:table-cell>
              <table:table-cell office:value-type="float" office:value="52.0653219282977">
                <text:p>52.0653219282977</text:p>
              </table:table-cell>
              <table:table-cell office:value-type="float" office:value="11.3413641418162">
                <text:p>11.3413641418162</text:p>
              </table:table-cell>
              <table:table-cell office:value-type="float" office:value="54.6900597414626">
                <text:p>54.69005974146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.864613">
                <text:p>13.864613</text:p>
              </table:table-cell>
              <table:table-cell office:value-type="float" office:value="53.017743">
                <text:p>53.017743</text:p>
              </table:table-cell>
              <table:table-cell office:value-type="float" office:value="16.7710274617328">
                <text:p>16.7710274617328</text:p>
              </table:table-cell>
              <table:table-cell office:value-type="float" office:value="52.1217770538666">
                <text:p>52.1217770538666</text:p>
              </table:table-cell>
              <table:table-cell office:value-type="float" office:value="11.4058855727826">
                <text:p>11.4058855727826</text:p>
              </table:table-cell>
              <table:table-cell office:value-type="float" office:value="54.8078992609584">
                <text:p>54.8078992609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.909856">
                <text:p>13.909856</text:p>
              </table:table-cell>
              <table:table-cell office:value-type="float" office:value="53.106923">
                <text:p>53.106923</text:p>
              </table:table-cell>
              <table:table-cell office:value-type="float" office:value="16.8065878775318">
                <text:p>16.8065878775318</text:p>
              </table:table-cell>
              <table:table-cell office:value-type="float" office:value="52.1801304505636">
                <text:p>52.1801304505636</text:p>
              </table:table-cell>
              <table:table-cell office:value-type="float" office:value="11.4702855913411">
                <text:p>11.4702855913411</text:p>
              </table:table-cell>
              <table:table-cell office:value-type="float" office:value="54.9230992638015">
                <text:p>54.92309926380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956007">
                <text:p>13.956007</text:p>
              </table:table-cell>
              <table:table-cell office:value-type="float" office:value="53.195636">
                <text:p>53.195636</text:p>
              </table:table-cell>
              <table:table-cell office:value-type="float" office:value="16.843521176496">
                <text:p>16.843521176496</text:p>
              </table:table-cell>
              <table:table-cell office:value-type="float" office:value="52.2405119868295">
                <text:p>52.2405119868295</text:p>
              </table:table-cell>
              <table:table-cell office:value-type="float" office:value="11.5343446210997">
                <text:p>11.5343446210997</text:p>
              </table:table-cell>
              <table:table-cell office:value-type="float" office:value="55.0356227724032">
                <text:p>55.03562277240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.002986">
                <text:p>14.002986</text:p>
              </table:table-cell>
              <table:table-cell office:value-type="float" office:value="53.283913">
                <text:p>53.283913</text:p>
              </table:table-cell>
              <table:table-cell office:value-type="float" office:value="16.8818559009192">
                <text:p>16.8818559009192</text:p>
              </table:table-cell>
              <table:table-cell office:value-type="float" office:value="52.3030419108238">
                <text:p>52.3030419108238</text:p>
              </table:table-cell>
              <table:table-cell office:value-type="float" office:value="11.5978510415661">
                <text:p>11.5978510415661</text:p>
              </table:table-cell>
              <table:table-cell office:value-type="float" office:value="55.1454515657351">
                <text:p>55.14545156573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.050713">
                <text:p>14.050713</text:p>
              </table:table-cell>
              <table:table-cell office:value-type="float" office:value="53.371789">
                <text:p>53.371789</text:p>
              </table:table-cell>
              <table:table-cell office:value-type="float" office:value="16.9216137751566">
                <text:p>16.9216137751566</text:p>
              </table:table-cell>
              <table:table-cell office:value-type="float" office:value="52.3678324575116">
                <text:p>52.3678324575116</text:p>
              </table:table-cell>
              <table:table-cell office:value-type="float" office:value="11.6606035778211">
                <text:p>11.6606035778211</text:p>
              </table:table-cell>
              <table:table-cell office:value-type="float" office:value="55.2525805753776">
                <text:p>55.25258057537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.099103">
                <text:p>14.099103</text:p>
              </table:table-cell>
              <table:table-cell office:value-type="float" office:value="53.459301">
                <text:p>53.459301</text:p>
              </table:table-cell>
              <table:table-cell office:value-type="float" office:value="16.9628074800775">
                <text:p>16.9628074800775</text:p>
              </table:table-cell>
              <table:table-cell office:value-type="float" office:value="52.4349979926902">
                <text:p>52.4349979926902</text:p>
              </table:table-cell>
              <table:table-cell office:value-type="float" office:value="11.7223997374326">
                <text:p>11.7223997374326</text:p>
              </table:table-cell>
              <table:table-cell office:value-type="float" office:value="55.3570052977507">
                <text:p>55.3570052977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.148071">
                <text:p>14.148071</text:p>
              </table:table-cell>
              <table:table-cell office:value-type="float" office:value="53.546491">
                <text:p>53.546491</text:p>
              </table:table-cell>
              <table:table-cell office:value-type="float" office:value="17.0054375283402">
                <text:p>17.0054375283402</text:p>
              </table:table-cell>
              <table:table-cell office:value-type="float" office:value="52.5046385523277">
                <text:p>52.5046385523277</text:p>
              </table:table-cell>
              <table:table-cell office:value-type="float" office:value="11.7830548075719">
                <text:p>11.7830548075719</text:p>
              </table:table-cell>
              <table:table-cell office:value-type="float" office:value="55.4587405678004">
                <text:p>55.45874056780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.19753">
                <text:p>14.19753</text:p>
              </table:table-cell>
              <table:table-cell office:value-type="float" office:value="53.633404">
                <text:p>53.633404</text:p>
              </table:table-cell>
              <table:table-cell office:value-type="float" office:value="17.0494920632291">
                <text:p>17.0494920632291</text:p>
              </table:table-cell>
              <table:table-cell office:value-type="float" office:value="52.5768471440276">
                <text:p>52.5768471440276</text:p>
              </table:table-cell>
              <table:table-cell office:value-type="float" office:value="11.8423951367203">
                <text:p>11.8423951367203</text:p>
              </table:table-cell>
              <table:table-cell office:value-type="float" office:value="55.5578103437238">
                <text:p>55.55781034372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.247392">
                <text:p>14.247392</text:p>
              </table:table-cell>
              <table:table-cell office:value-type="float" office:value="53.720085">
                <text:p>53.720085</text:p>
              </table:table-cell>
              <table:table-cell office:value-type="float" office:value="17.0949501478209">
                <text:p>17.0949501478209</text:p>
              </table:table-cell>
              <table:table-cell office:value-type="float" office:value="52.651715871478">
                <text:p>52.651715871478</text:p>
              </table:table-cell>
              <table:table-cell office:value-type="float" office:value="11.9002540099604">
                <text:p>11.9002540099604</text:p>
              </table:table-cell>
              <table:table-cell office:value-type="float" office:value="55.6542368181654">
                <text:p>55.65423681816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.297569">
                <text:p>14.297569</text:p>
              </table:table-cell>
              <table:table-cell office:value-type="float" office:value="53.806585">
                <text:p>53.806585</text:p>
              </table:table-cell>
              <table:table-cell office:value-type="float" office:value="17.1417767501664">
                <text:p>17.1417767501664</text:p>
              </table:table-cell>
              <table:table-cell office:value-type="float" office:value="52.7293281718047">
                <text:p>52.7293281718047</text:p>
              </table:table-cell>
              <table:table-cell office:value-type="float" office:value="11.9564828022303">
                <text:p>11.9564828022303</text:p>
              </table:table-cell>
              <table:table-cell office:value-type="float" office:value="55.7480574861846">
                <text:p>55.74805748618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.347971">
                <text:p>14.347971</text:p>
              </table:table-cell>
              <table:table-cell office:value-type="float" office:value="53.892954">
                <text:p>53.892954</text:p>
              </table:table-cell>
              <table:table-cell office:value-type="float" office:value="17.1899232395369">
                <text:p>17.1899232395369</text:p>
              </table:table-cell>
              <table:table-cell office:value-type="float" office:value="52.8097608186187">
                <text:p>52.8097608186187</text:p>
              </table:table-cell>
              <table:table-cell office:value-type="float" office:value="12.0109436971022">
                <text:p>12.0109436971022</text:p>
              </table:table-cell>
              <table:table-cell office:value-type="float" office:value="55.8393104384538">
                <text:p>55.83931043845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.398509">
                <text:p>14.398509</text:p>
              </table:table-cell>
              <table:table-cell office:value-type="float" office:value="53.979244">
                <text:p>53.979244</text:p>
              </table:table-cell>
              <table:table-cell office:value-type="float" office:value="17.2393255787966">
                <text:p>17.2393255787966</text:p>
              </table:table-cell>
              <table:table-cell office:value-type="float" office:value="52.8930758888705">
                <text:p>52.8930758888705</text:p>
              </table:table-cell>
              <table:table-cell office:value-type="float" office:value="12.063520812856">
                <text:p>12.063520812856</text:p>
              </table:table-cell>
              <table:table-cell office:value-type="float" office:value="55.9280462387862">
                <text:p>55.92804623878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.449092">
                <text:p>14.449092</text:p>
              </table:table-cell>
              <table:table-cell office:value-type="float" office:value="54.065508">
                <text:p>54.065508</text:p>
              </table:table-cell>
              <table:table-cell office:value-type="float" office:value="17.2899085787966">
                <text:p>17.2899085787966</text:p>
              </table:table-cell>
              <table:table-cell office:value-type="float" office:value="52.9793398888705">
                <text:p>52.9793398888705</text:p>
              </table:table-cell>
              <table:table-cell office:value-type="float" office:value="12.114103812856">
                <text:p>12.114103812856</text:p>
              </table:table-cell>
              <table:table-cell office:value-type="float" office:value="56.0143102387862">
                <text:p>56.01431023878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.49963">
                <text:p>14.49963</text:p>
              </table:table-cell>
              <table:table-cell office:value-type="float" office:value="54.151798">
                <text:p>54.151798</text:p>
              </table:table-cell>
              <table:table-cell office:value-type="float" office:value="17.3415822395369">
                <text:p>17.3415822395369</text:p>
              </table:table-cell>
              <table:table-cell office:value-type="float" office:value="53.0686048186187">
                <text:p>53.0686048186187</text:p>
              </table:table-cell>
              <table:table-cell office:value-type="float" office:value="12.1626026971022">
                <text:p>12.1626026971022</text:p>
              </table:table-cell>
              <table:table-cell office:value-type="float" office:value="56.0981544384538">
                <text:p>56.09815443845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.550032">
                <text:p>14.550032</text:p>
              </table:table-cell>
              <table:table-cell office:value-type="float" office:value="54.238167">
                <text:p>54.238167</text:p>
              </table:table-cell>
              <table:table-cell office:value-type="float" office:value="17.3942397501664">
                <text:p>17.3942397501664</text:p>
              </table:table-cell>
              <table:table-cell office:value-type="float" office:value="53.1609101718047">
                <text:p>53.1609101718047</text:p>
              </table:table-cell>
              <table:table-cell office:value-type="float" office:value="12.2089458022303">
                <text:p>12.2089458022303</text:p>
              </table:table-cell>
              <table:table-cell office:value-type="float" office:value="56.1796394861847">
                <text:p>56.17963948618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.600209">
                <text:p>14.600209</text:p>
              </table:table-cell>
              <table:table-cell office:value-type="float" office:value="54.324667">
                <text:p>54.324667</text:p>
              </table:table-cell>
              <table:table-cell office:value-type="float" office:value="17.4477671478209">
                <text:p>17.4477671478209</text:p>
              </table:table-cell>
              <table:table-cell office:value-type="float" office:value="53.256297871478">
                <text:p>53.256297871478</text:p>
              </table:table-cell>
              <table:table-cell office:value-type="float" office:value="12.2530710099604">
                <text:p>12.2530710099604</text:p>
              </table:table-cell>
              <table:table-cell office:value-type="float" office:value="56.2588188181654">
                <text:p>56.25881881816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.650071">
                <text:p>14.650071</text:p>
              </table:table-cell>
              <table:table-cell office:value-type="float" office:value="54.411348">
                <text:p>54.411348</text:p>
              </table:table-cell>
              <table:table-cell office:value-type="float" office:value="17.5020330632291">
                <text:p>17.5020330632291</text:p>
              </table:table-cell>
              <table:table-cell office:value-type="float" office:value="53.3547911440276">
                <text:p>53.3547911440276</text:p>
              </table:table-cell>
              <table:table-cell office:value-type="float" office:value="12.2949361367203">
                <text:p>12.2949361367203</text:p>
              </table:table-cell>
              <table:table-cell office:value-type="float" office:value="56.3357543437238">
                <text:p>56.33575434372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.69953">
                <text:p>14.69953</text:p>
              </table:table-cell>
              <table:table-cell office:value-type="float" office:value="54.498261">
                <text:p>54.498261</text:p>
              </table:table-cell>
              <table:table-cell office:value-type="float" office:value="17.5568965283402">
                <text:p>17.5568965283402</text:p>
              </table:table-cell>
              <table:table-cell office:value-type="float" office:value="53.4564085523277">
                <text:p>53.4564085523277</text:p>
              </table:table-cell>
              <table:table-cell office:value-type="float" office:value="12.3345138075719">
                <text:p>12.3345138075719</text:p>
              </table:table-cell>
              <table:table-cell office:value-type="float" office:value="56.4105105678004">
                <text:p>56.41051056780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.748498">
                <text:p>14.748498</text:p>
              </table:table-cell>
              <table:table-cell office:value-type="float" office:value="54.585451">
                <text:p>54.585451</text:p>
              </table:table-cell>
              <table:table-cell office:value-type="float" office:value="17.6122024800775">
                <text:p>17.6122024800775</text:p>
              </table:table-cell>
              <table:table-cell office:value-type="float" office:value="53.5611479926902">
                <text:p>53.5611479926902</text:p>
              </table:table-cell>
              <table:table-cell office:value-type="float" office:value="12.3717947374326">
                <text:p>12.3717947374326</text:p>
              </table:table-cell>
              <table:table-cell office:value-type="float" office:value="56.4831552977507">
                <text:p>56.48315529775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.796888">
                <text:p>14.796888</text:p>
              </table:table-cell>
              <table:table-cell office:value-type="float" office:value="54.672963">
                <text:p>54.672963</text:p>
              </table:table-cell>
              <table:table-cell office:value-type="float" office:value="17.6677887751566">
                <text:p>17.6677887751566</text:p>
              </table:table-cell>
              <table:table-cell office:value-type="float" office:value="53.6690064575117">
                <text:p>53.6690064575117</text:p>
              </table:table-cell>
              <table:table-cell office:value-type="float" office:value="12.4067785778211">
                <text:p>12.4067785778211</text:p>
              </table:table-cell>
              <table:table-cell office:value-type="float" office:value="56.5537545753776">
                <text:p>56.55375457537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.844615">
                <text:p>14.844615</text:p>
              </table:table-cell>
              <table:table-cell office:value-type="float" office:value="54.760839">
                <text:p>54.760839</text:p>
              </table:table-cell>
              <table:table-cell office:value-type="float" office:value="17.7234849009192">
                <text:p>17.7234849009192</text:p>
              </table:table-cell>
              <table:table-cell office:value-type="float" office:value="53.7799679108238">
                <text:p>53.7799679108238</text:p>
              </table:table-cell>
              <table:table-cell office:value-type="float" office:value="12.4394800415661">
                <text:p>12.4394800415661</text:p>
              </table:table-cell>
              <table:table-cell office:value-type="float" office:value="56.6223775657351">
                <text:p>56.62237756573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.891594">
                <text:p>14.891594</text:p>
              </table:table-cell>
              <table:table-cell office:value-type="float" office:value="54.849116">
                <text:p>54.849116</text:p>
              </table:table-cell>
              <table:table-cell office:value-type="float" office:value="17.779108176496">
                <text:p>17.779108176496</text:p>
              </table:table-cell>
              <table:table-cell office:value-type="float" office:value="53.8939919868295">
                <text:p>53.8939919868295</text:p>
              </table:table-cell>
              <table:table-cell office:value-type="float" office:value="12.4699316210997">
                <text:p>12.4699316210997</text:p>
              </table:table-cell>
              <table:table-cell office:value-type="float" office:value="56.6891027724032">
                <text:p>56.68910277240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.937745">
                <text:p>14.937745</text:p>
              </table:table-cell>
              <table:table-cell office:value-type="float" office:value="54.937829">
                <text:p>54.937829</text:p>
              </table:table-cell>
              <table:table-cell office:value-type="float" office:value="17.8344768775318">
                <text:p>17.8344768775318</text:p>
              </table:table-cell>
              <table:table-cell office:value-type="float" office:value="54.0110364505636">
                <text:p>54.0110364505636</text:p>
              </table:table-cell>
              <table:table-cell office:value-type="float" office:value="12.4981745913411">
                <text:p>12.4981745913411</text:p>
              </table:table-cell>
              <table:table-cell office:value-type="float" office:value="56.7540052638015">
                <text:p>56.75400526380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.982988">
                <text:p>14.982988</text:p>
              </table:table-cell>
              <table:table-cell office:value-type="float" office:value="55.027008">
                <text:p>55.027008</text:p>
              </table:table-cell>
              <table:table-cell office:value-type="float" office:value="17.8894024617328">
                <text:p>17.8894024617328</text:p>
              </table:table-cell>
              <table:table-cell office:value-type="float" office:value="54.1310420538666">
                <text:p>54.1310420538666</text:p>
              </table:table-cell>
              <table:table-cell office:value-type="float" office:value="12.5242605727826">
                <text:p>12.5242605727826</text:p>
              </table:table-cell>
              <table:table-cell office:value-type="float" office:value="56.8171642609584">
                <text:p>56.81716426095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027246">
                <text:p>15.027246</text:p>
              </table:table-cell>
              <table:table-cell office:value-type="float" office:value="55.116681">
                <text:p>55.116681</text:p>
              </table:table-cell>
              <table:table-cell office:value-type="float" office:value="17.943693160378">
                <text:p>17.943693160378</text:p>
              </table:table-cell>
              <table:table-cell office:value-type="float" office:value="54.2539319282977">
                <text:p>54.2539319282977</text:p>
              </table:table-cell>
              <table:table-cell office:value-type="float" office:value="12.5482551418162">
                <text:p>12.5482551418162</text:p>
              </table:table-cell>
              <table:table-cell office:value-type="float" office:value="56.8786697414626">
                <text:p>56.87866974146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.070444">
                <text:p>15.070444</text:p>
              </table:table-cell>
              <table:table-cell office:value-type="float" office:value="55.206868">
                <text:p>55.206868</text:p>
              </table:table-cell>
              <table:table-cell office:value-type="float" office:value="17.9971580397324">
                <text:p>17.9971580397324</text:p>
              </table:table-cell>
              <table:table-cell office:value-type="float" office:value="54.379616569277">
                <text:p>54.379616569277</text:p>
              </table:table-cell>
              <table:table-cell office:value-type="float" office:value="12.5702284804876">
                <text:p>12.5702284804876</text:p>
              </table:table-cell>
              <table:table-cell office:value-type="float" office:value="56.9386076905972">
                <text:p>56.93860769059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.112512">
                <text:p>15.112512</text:p>
              </table:table-cell>
              <table:table-cell office:value-type="float" office:value="55.297589">
                <text:p>55.297589</text:p>
              </table:table-cell>
              <table:table-cell office:value-type="float" office:value="18.0496079815269">
                <text:p>18.0496079815269</text:p>
              </table:table-cell>
              <table:table-cell office:value-type="float" office:value="54.5079896108799">
                <text:p>54.5079896108799</text:p>
              </table:table-cell>
              <table:table-cell office:value-type="float" office:value="12.5902642517838">
                <text:p>12.5902642517838</text:p>
              </table:table-cell>
              <table:table-cell office:value-type="float" office:value="56.9970790107439">
                <text:p>56.9970790107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.153382">
                <text:p>15.153382</text:p>
              </table:table-cell>
              <table:table-cell office:value-type="float" office:value="55.388855">
                <text:p>55.388855</text:p>
              </table:table-cell>
              <table:table-cell office:value-type="float" office:value="18.100856862342">
                <text:p>18.100856862342</text:p>
              </table:table-cell>
              <table:table-cell office:value-type="float" office:value="54.6389270462191">
                <text:p>54.6389270462191</text:p>
              </table:table-cell>
              <table:table-cell office:value-type="float" office:value="12.6084499800919">
                <text:p>12.6084499800919</text:p>
              </table:table-cell>
              <table:table-cell office:value-type="float" office:value="57.0541841008225">
                <text:p>57.05418410082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.192991">
                <text:p>15.192991</text:p>
              </table:table-cell>
              <table:table-cell office:value-type="float" office:value="55.480675">
                <text:p>55.480675</text:p>
              </table:table-cell>
              <table:table-cell office:value-type="float" office:value="18.1507266738099">
                <text:p>18.1507266738099</text:p>
              </table:table-cell>
              <table:table-cell office:value-type="float" office:value="54.7722967931979">
                <text:p>54.7722967931979</text:p>
              </table:table-cell>
              <table:table-cell office:value-type="float" office:value="12.6248772134669">
                <text:p>12.6248772134669</text:p>
              </table:table-cell>
              <table:table-cell office:value-type="float" office:value="57.1100281168592">
                <text:p>57.11002811685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.231279">
                <text:p>15.231279</text:p>
              </table:table-cell>
              <table:table-cell office:value-type="float" office:value="55.573054">
                <text:p>55.573054</text:p>
              </table:table-cell>
              <table:table-cell office:value-type="float" office:value="18.1990453890108">
                <text:p>18.1990453890108</text:p>
              </table:table-cell>
              <table:table-cell office:value-type="float" office:value="54.9079505041005">
                <text:p>54.9079505041005</text:p>
              </table:table-cell>
              <table:table-cell office:value-type="float" office:value="12.6396416577139">
                <text:p>12.6396416577139</text:p>
              </table:table-cell>
              <table:table-cell office:value-type="float" office:value="57.164724784449">
                <text:p>57.1647247844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.268192">
                <text:p>15.268192</text:p>
              </table:table-cell>
              <table:table-cell office:value-type="float" office:value="55.66599">
                <text:p>55.66599</text:p>
              </table:table-cell>
              <table:table-cell office:value-type="float" office:value="18.2456503314541">
                <text:p>18.2456503314541</text:p>
              </table:table-cell>
              <table:table-cell office:value-type="float" office:value="55.0457143480076">
                <text:p>55.0457143480076</text:p>
              </table:table-cell>
              <table:table-cell office:value-type="float" office:value="12.6528478438653">
                <text:p>12.6528478438653</text:p>
              </table:table-cell>
              <table:table-cell office:value-type="float" office:value="57.2183993999239">
                <text:p>57.21839939992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30368">
                <text:p>15.30368</text:p>
              </table:table-cell>
              <table:table-cell office:value-type="float" office:value="55.759481">
                <text:p>55.759481</text:p>
              </table:table-cell>
              <table:table-cell office:value-type="float" office:value="18.2903922628383">
                <text:p>18.2903922628383</text:p>
              </table:table-cell>
              <table:table-cell office:value-type="float" office:value="55.1854166664875">
                <text:p>55.1854166664875</text:p>
              </table:table-cell>
              <table:table-cell office:value-type="float" office:value="12.6645946703462">
                <text:p>12.6645946703462</text:p>
              </table:table-cell>
              <table:table-cell office:value-type="float" office:value="57.2711782655945">
                <text:p>57.27117826559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.337698">
                <text:p>15.337698</text:p>
              </table:table-cell>
              <table:table-cell office:value-type="float" office:value="55.853516">
                <text:p>55.853516</text:p>
              </table:table-cell>
              <table:table-cell office:value-type="float" office:value="18.3331341714004">
                <text:p>18.3331341714004</text:p>
              </table:table-cell>
              <table:table-cell office:value-type="float" office:value="55.3268641766233">
                <text:p>55.3268641766233</text:p>
              </table:table-cell>
              <table:table-cell office:value-type="float" office:value="12.6749832940948">
                <text:p>12.6749832940948</text:p>
              </table:table-cell>
              <table:table-cell office:value-type="float" office:value="57.3231929695943">
                <text:p>57.32319296959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.370207">
                <text:p>15.370207</text:p>
              </table:table-cell>
              <table:table-cell office:value-type="float" office:value="55.948083">
                <text:p>55.948083</text:p>
              </table:table-cell>
              <table:table-cell office:value-type="float" office:value="18.3737542509972">
                <text:p>18.3737542509972</text:p>
              </table:table-cell>
              <table:table-cell office:value-type="float" office:value="55.4698530228685">
                <text:p>55.4698530228685</text:p>
              </table:table-cell>
              <table:table-cell office:value-type="float" office:value="12.6841152686669">
                <text:p>12.6841152686669</text:p>
              </table:table-cell>
              <table:table-cell office:value-type="float" office:value="57.3745861408532">
                <text:p>57.37458614085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401175">
                <text:p>15.401175</text:p>
              </table:table-cell>
              <table:table-cell office:value-type="float" office:value="56.043165">
                <text:p>56.043165</text:p>
              </table:table-cell>
              <table:table-cell office:value-type="float" office:value="18.4121489524194">
                <text:p>18.4121489524194</text:p>
              </table:table-cell>
              <table:table-cell office:value-type="float" office:value="55.6141709932218">
                <text:p>55.6141709932218</text:p>
              </table:table-cell>
              <table:table-cell office:value-type="float" office:value="12.6920895877475">
                <text:p>12.6920895877475</text:p>
              </table:table-cell>
              <table:table-cell office:value-type="float" office:value="57.4255022342235">
                <text:p>57.42550223422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.430575">
                <text:p>15.430575</text:p>
              </table:table-cell>
              <table:table-cell office:value-type="float" office:value="56.138745">
                <text:p>56.138745</text:p>
              </table:table-cell>
              <table:table-cell office:value-type="float" office:value="18.4482304449623">
                <text:p>18.4482304449623</text:p>
              </table:table-cell>
              <table:table-cell office:value-type="float" office:value="55.7595938223815">
                <text:p>55.7595938223815</text:p>
              </table:table-cell>
              <table:table-cell office:value-type="float" office:value="12.6990040150741">
                <text:p>12.6990040150741</text:p>
              </table:table-cell>
              <table:table-cell office:value-type="float" office:value="57.4761005825999">
                <text:p>57.47610058259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458385">
                <text:p>15.458385</text:p>
              </table:table-cell>
              <table:table-cell office:value-type="float" office:value="56.234799">
                <text:p>56.234799</text:p>
              </table:table-cell>
              <table:table-cell office:value-type="float" office:value="18.4819294869665">
                <text:p>18.4819294869665</text:p>
              </table:table-cell>
              <table:table-cell office:value-type="float" office:value="55.9058936407635">
                <text:p>55.9058936407635</text:p>
              </table:table-cell>
              <table:table-cell office:value-type="float" office:value="12.7049473585679">
                <text:p>12.7049473585679</text:p>
              </table:table-cell>
              <table:table-cell office:value-type="float" office:value="57.5265347139697">
                <text:p>57.52653471396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.537006">
                <text:p>15.537006</text:p>
              </table:table-cell>
              <table:table-cell office:value-type="float" office:value="56.52431">
                <text:p>56.52431</text:p>
              </table:table-cell>
              <table:table-cell office:value-type="float" office:value="18.5656118765116">
                <text:p>18.5656118765116</text:p>
              </table:table-cell>
              <table:table-cell office:value-type="float" office:value="56.2458383771019">
                <text:p>56.2458383771019</text:p>
              </table:table-cell>
              <table:table-cell office:value-type="float" office:value="12.7624236701857">
                <text:p>12.7624236701857</text:p>
              </table:table-cell>
              <table:table-cell office:value-type="float" office:value="57.7699796572857">
                <text:p>57.76997965728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.561603">
                <text:p>15.561603</text:p>
              </table:table-cell>
              <table:table-cell office:value-type="float" office:value="56.621237">
                <text:p>56.621237</text:p>
              </table:table-cell>
              <table:table-cell office:value-type="float" office:value="18.5944217771282">
                <text:p>18.5944217771282</text:p>
              </table:table-cell>
              <table:table-cell office:value-type="float" office:value="56.3931794083729">
                <text:p>56.3931794083729</text:p>
              </table:table-cell>
              <table:table-cell office:value-type="float" office:value="12.7666849972983">
                <text:p>12.7666849972983</text:p>
              </table:table-cell>
              <table:table-cell office:value-type="float" office:value="57.820584054932">
                <text:p>57.8205840549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.584589">
                <text:p>15.584589</text:p>
              </table:table-cell>
              <table:table-cell office:value-type="float" office:value="56.718558">
                <text:p>56.718558</text:p>
              </table:table-cell>
              <table:table-cell office:value-type="float" office:value="18.6207639512549">
                <text:p>18.6207639512549</text:p>
              </table:table-cell>
              <table:table-cell office:value-type="float" office:value="56.5406769572426">
                <text:p>56.5406769572426</text:p>
              </table:table-cell>
              <table:table-cell office:value-type="float" office:value="12.7702227626802">
                <text:p>12.7702227626802</text:p>
              </table:table-cell>
              <table:table-cell office:value-type="float" office:value="57.8715292408532">
                <text:p>57.87152924085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605971">
                <text:p>15.605971</text:p>
              </table:table-cell>
              <table:table-cell office:value-type="float" office:value="56.816244">
                <text:p>56.816244</text:p>
              </table:table-cell>
              <table:table-cell office:value-type="float" office:value="18.6446511868897">
                <text:p>18.6446511868897</text:p>
              </table:table-cell>
              <table:table-cell office:value-type="float" office:value="56.688092832218">
                <text:p>56.688092832218</text:p>
              </table:table-cell>
              <table:table-cell office:value-type="float" office:value="12.7731063370877">
                <text:p>12.7731063370877</text:p>
              </table:table-cell>
              <table:table-cell office:value-type="float" office:value="57.9229859760824">
                <text:p>57.92298597608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.625762">
                <text:p>15.625762</text:p>
              </table:table-cell>
              <table:table-cell office:value-type="float" office:value="56.914265">
                <text:p>56.914265</text:p>
              </table:table-cell>
              <table:table-cell office:value-type="float" office:value="18.6661149153062">
                <text:p>18.6661149153062</text:p>
              </table:table-cell>
              <table:table-cell office:value-type="float" office:value="56.8351818134854">
                <text:p>56.8351818134854</text:p>
              </table:table-cell>
              <table:table-cell office:value-type="float" office:value="12.7754010865529">
                <text:p>12.7754010865529</text:p>
              </table:table-cell>
              <table:table-cell office:value-type="float" office:value="57.9751338246401">
                <text:p>57.97513382464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.643982">
                <text:p>15.643982</text:p>
              </table:table-cell>
              <table:table-cell office:value-type="float" office:value="57.01259">
                <text:p>57.01259</text:p>
              </table:table-cell>
              <table:table-cell office:value-type="float" office:value="18.685206467679">
                <text:p>18.685206467679</text:p>
              </table:table-cell>
              <table:table-cell office:value-type="float" office:value="56.9817073642544">
                <text:p>56.9817073642544</text:p>
              </table:table-cell>
              <table:table-cell office:value-type="float" office:value="12.777164034059">
                <text:p>12.777164034059</text:p>
              </table:table-cell>
              <table:table-cell office:value-type="float" office:value="58.0281463746823">
                <text:p>58.02814637468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.660659">
                <text:p>15.660659</text:p>
              </table:table-cell>
              <table:table-cell office:value-type="float" office:value="57.111189">
                <text:p>57.111189</text:p>
              </table:table-cell>
              <table:table-cell office:value-type="float" office:value="18.7019968745994">
                <text:p>18.7019968745994</text:p>
              </table:table-cell>
              <table:table-cell office:value-type="float" office:value="57.1274350003538">
                <text:p>57.1274350003538</text:p>
              </table:table-cell>
              <table:table-cell office:value-type="float" office:value="12.7784487941832">
                <text:p>12.7784487941832</text:p>
              </table:table-cell>
              <table:table-cell office:value-type="float" office:value="58.0822010130489">
                <text:p>58.08220101304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.675827">
                <text:p>15.675827</text:p>
              </table:table-cell>
              <table:table-cell office:value-type="float" office:value="57.210031">
                <text:p>57.210031</text:p>
              </table:table-cell>
              <table:table-cell office:value-type="float" office:value="18.7165740287966">
                <text:p>18.7165740287966</text:p>
              </table:table-cell>
              <table:table-cell office:value-type="float" office:value="57.2721398308115">
                <text:p>57.2721398308115</text:p>
              </table:table-cell>
              <table:table-cell office:value-type="float" office:value="12.7793012708752">
                <text:p>12.7793012708752</text:p>
              </table:table-cell>
              <table:table-cell office:value-type="float" office:value="58.1374676288421">
                <text:p>58.13746762884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.689526">
                <text:p>15.689526</text:p>
              </table:table-cell>
              <table:table-cell office:value-type="float" office:value="57.309087">
                <text:p>57.309087</text:p>
              </table:table-cell>
              <table:table-cell office:value-type="float" office:value="18.7290416625043">
                <text:p>18.7290416625043</text:p>
              </table:table-cell>
              <table:table-cell office:value-type="float" office:value="57.4155977383838">
                <text:p>57.4155977383838</text:p>
              </table:table-cell>
              <table:table-cell office:value-type="float" office:value="12.7797644581553">
                <text:p>12.7797644581553</text:p>
              </table:table-cell>
              <table:table-cell office:value-type="float" office:value="58.1941224623411">
                <text:p>58.19412246234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701803">
                <text:p>15.701803</text:p>
              </table:table-cell>
              <table:table-cell office:value-type="float" office:value="57.40833">
                <text:p>57.40833</text:p>
              </table:table-cell>
              <table:table-cell office:value-type="float" office:value="18.7395189535805">
                <text:p>18.7395189535805</text:p>
              </table:table-cell>
              <table:table-cell office:value-type="float" office:value="57.5576008456541">
                <text:p>57.5576008456541</text:p>
              </table:table-cell>
              <table:table-cell office:value-type="float" office:value="12.7798757426171">
                <text:p>12.7798757426171</text:p>
              </table:table-cell>
              <table:table-cell office:value-type="float" office:value="58.2523330228398">
                <text:p>58.25233302283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.712712">
                <text:p>15.712712</text:p>
              </table:table-cell>
              <table:table-cell office:value-type="float" office:value="57.507732">
                <text:p>57.507732</text:p>
              </table:table-cell>
              <table:table-cell office:value-type="float" office:value="18.748139284781">
                <text:p>18.748139284781</text:p>
              </table:table-cell>
              <table:table-cell office:value-type="float" office:value="57.6979455610498">
                <text:p>57.6979455610498</text:p>
              </table:table-cell>
              <table:table-cell office:value-type="float" office:value="12.7796709810829">
                <text:p>12.7796709810829</text:p>
              </table:table-cell>
              <table:table-cell office:value-type="float" office:value="58.3122631562332">
                <text:p>58.31226315623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.722312">
                <text:p>15.722312</text:p>
              </table:table-cell>
              <table:table-cell office:value-type="float" office:value="57.607269">
                <text:p>57.607269</text:p>
              </table:table-cell>
              <table:table-cell office:value-type="float" office:value="18.7550463360842">
                <text:p>18.7550463360842</text:p>
              </table:table-cell>
              <table:table-cell office:value-type="float" office:value="57.836446762307">
                <text:p>57.836446762307</text:p>
              </table:table-cell>
              <table:table-cell office:value-type="float" office:value="12.7791813267397">
                <text:p>12.7791813267397</text:p>
              </table:table-cell>
              <table:table-cell office:value-type="float" office:value="58.3740687392504">
                <text:p>58.37406873925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730667">
                <text:p>15.730667</text:p>
              </table:table-cell>
              <table:table-cell office:value-type="float" office:value="57.706919">
                <text:p>57.706919</text:p>
              </table:table-cell>
              <table:table-cell office:value-type="float" office:value="18.7603930476225">
                <text:p>18.7603930476225</text:p>
              </table:table-cell>
              <table:table-cell office:value-type="float" office:value="57.972926662216">
                <text:p>57.972926662216</text:p>
              </table:table-cell>
              <table:table-cell office:value-type="float" office:value="12.7784371726114">
                <text:p>12.7784371726114</text:p>
              </table:table-cell>
              <table:table-cell office:value-type="float" office:value="58.4379039836192">
                <text:p>58.43790398361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.737847">
                <text:p>15.737847</text:p>
              </table:table-cell>
              <table:table-cell office:value-type="float" office:value="57.806661">
                <text:p>57.806661</text:p>
              </table:table-cell>
              <table:table-cell office:value-type="float" office:value="18.7643410516109">
                <text:p>18.7643410516109</text:p>
              </table:table-cell>
              <table:table-cell office:value-type="float" office:value="58.1072167445196">
                <text:p>58.1072167445196</text:p>
              </table:table-cell>
              <table:table-cell office:value-type="float" office:value="12.777469682686">
                <text:p>12.777469682686</text:p>
              </table:table-cell>
              <table:table-cell office:value-type="float" office:value="58.5039171503012">
                <text:p>58.50391715030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.743929">
                <text:p>15.743929</text:p>
              </table:table-cell>
              <table:table-cell office:value-type="float" office:value="57.906475">
                <text:p>57.906475</text:p>
              </table:table-cell>
              <table:table-cell office:value-type="float" office:value="18.767059209807">
                <text:p>18.767059209807</text:p>
              </table:table-cell>
              <table:table-cell office:value-type="float" office:value="58.2391666508601">
                <text:p>58.2391666508601</text:p>
              </table:table-cell>
              <table:table-cell office:value-type="float" office:value="12.7763112390928">
                <text:p>12.7763112390928</text:p>
              </table:table-cell>
              <table:table-cell office:value-type="float" office:value="58.5722413442589">
                <text:p>58.57224134425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.748991">
                <text:p>15.748991</text:p>
              </table:table-cell>
              <table:table-cell office:value-type="float" office:value="58.006346">
                <text:p>58.006346</text:p>
              </table:table-cell>
              <table:table-cell office:value-type="float" office:value="18.7687171634487">
                <text:p>18.7687171634487</text:p>
              </table:table-cell>
              <table:table-cell office:value-type="float" office:value="58.3686357980672">
                <text:p>58.3686357980672</text:p>
              </table:table-cell>
              <table:table-cell office:value-type="float" office:value="12.7749938838511">
                <text:p>12.7749938838511</text:p>
              </table:table-cell>
              <table:table-cell office:value-type="float" office:value="58.6430100818657">
                <text:p>58.64301008186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.753118">
                <text:p>15.753118</text:p>
              </table:table-cell>
              <table:table-cell office:value-type="float" office:value="58.106261">
                <text:p>58.106261</text:p>
              </table:table-cell>
              <table:table-cell office:value-type="float" office:value="18.7694881662279">
                <text:p>18.7694881662279</text:p>
              </table:table-cell>
              <table:table-cell office:value-type="float" office:value="58.4955051653905">
                <text:p>58.4955051653905</text:p>
              </table:table-cell>
              <table:table-cell office:value-type="float" office:value="12.773553518847">
                <text:p>12.773553518847</text:p>
              </table:table-cell>
              <table:table-cell office:value-type="float" office:value="58.7163392758396">
                <text:p>58.71633927583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.756397">
                <text:p>15.756397</text:p>
              </table:table-cell>
              <table:table-cell office:value-type="float" office:value="58.206207">
                <text:p>58.206207</text:p>
              </table:table-cell>
              <table:table-cell office:value-type="float" office:value="18.7695447340126">
                <text:p>18.7695447340126</text:p>
              </table:table-cell>
              <table:table-cell office:value-type="float" office:value="58.6196567950355">
                <text:p>58.6196567950355</text:p>
              </table:table-cell>
              <table:table-cell office:value-type="float" office:value="12.7720302910577">
                <text:p>12.7720302910577</text:p>
              </table:table-cell>
              <table:table-cell office:value-type="float" office:value="58.792342945457">
                <text:p>58.7923429454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.758921">
                <text:p>15.758921</text:p>
              </table:table-cell>
              <table:table-cell office:value-type="float" office:value="58.306175">
                <text:p>58.306175</text:p>
              </table:table-cell>
              <table:table-cell office:value-type="float" office:value="18.7690590583673">
                <text:p>18.7690590583673</text:p>
              </table:table-cell>
              <table:table-cell office:value-type="float" office:value="58.7409955027006">
                <text:p>58.7409955027006</text:p>
              </table:table-cell>
              <table:table-cell office:value-type="float" office:value="12.7704702412091">
                <text:p>12.7704702412091</text:p>
              </table:table-cell>
              <table:table-cell office:value-type="float" office:value="58.8711193001591">
                <text:p>58.87111930015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.760783">
                <text:p>15.760783</text:p>
              </table:table-cell>
              <table:table-cell office:value-type="float" office:value="58.406157">
                <text:p>58.406157</text:p>
              </table:table-cell>
              <table:table-cell office:value-type="float" office:value="18.7681968033682">
                <text:p>18.7681968033682</text:p>
              </table:table-cell>
              <table:table-cell office:value-type="float" office:value="58.8594364009332">
                <text:p>58.8594364009332</text:p>
              </table:table-cell>
              <table:table-cell office:value-type="float" office:value="12.7689225694842">
                <text:p>12.7689225694842</text:p>
              </table:table-cell>
              <table:table-cell office:value-type="float" office:value="58.9527566380475">
                <text:p>58.95275663804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.76208">
                <text:p>15.76208</text:p>
              </table:table-cell>
              <table:table-cell office:value-type="float" office:value="58.506149">
                <text:p>58.506149</text:p>
              </table:table-cell>
              <table:table-cell office:value-type="float" office:value="18.7671190740312">
                <text:p>18.7671190740312</text:p>
              </table:table-cell>
              <table:table-cell office:value-type="float" office:value="58.9749135075576">
                <text:p>58.9749135075576</text:p>
              </table:table-cell>
              <table:table-cell office:value-type="float" office:value="12.7674437383302">
                <text:p>12.7674437383302</text:p>
              </table:table-cell>
              <table:table-cell office:value-type="float" office:value="59.0373303817259">
                <text:p>59.03733038172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.762914">
                <text:p>15.762914</text:p>
              </table:table-cell>
              <table:table-cell office:value-type="float" office:value="58.606145">
                <text:p>58.606145</text:p>
              </table:table-cell>
              <table:table-cell office:value-type="float" office:value="18.7659842359225">
                <text:p>18.7659842359225</text:p>
              </table:table-cell>
              <table:table-cell office:value-type="float" office:value="59.0873613319304">
                <text:p>59.0873613319304</text:p>
              </table:table-cell>
              <table:table-cell office:value-type="float" office:value="12.7661017232311">
                <text:p>12.7661017232311</text:p>
              </table:table-cell>
              <table:table-cell office:value-type="float" office:value="59.1249090868515">
                <text:p>59.12490908685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.763383">
                <text:p>15.763383</text:p>
              </table:table-cell>
              <table:table-cell office:value-type="float" office:value="58.706144">
                <text:p>58.706144</text:p>
              </table:table-cell>
              <table:table-cell office:value-type="float" office:value="18.764935755107">
                <text:p>18.764935755107</text:p>
              </table:table-cell>
              <table:table-cell office:value-type="float" office:value="59.1967365583515">
                <text:p>59.1967365583515</text:p>
              </table:table-cell>
              <table:table-cell office:value-type="float" office:value="12.7649652397578">
                <text:p>12.7649652397578</text:p>
              </table:table-cell>
              <table:table-cell office:value-type="float" office:value="59.21554652754">
                <text:p>59.215546527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.763592">
                <text:p>15.763592</text:p>
              </table:table-cell>
              <table:table-cell office:value-type="float" office:value="58.806144">
                <text:p>58.806144</text:p>
              </table:table-cell>
              <table:table-cell office:value-type="float" office:value="18.764113855591">
                <text:p>18.764113855591</text:p>
              </table:table-cell>
              <table:table-cell office:value-type="float" office:value="59.3030027265216">
                <text:p>59.3030027265216</text:p>
              </table:table-cell>
              <table:table-cell office:value-type="float" office:value="12.7641171442177">
                <text:p>12.7641171442177</text:p>
              </table:table-cell>
              <table:table-cell office:value-type="float" office:value="59.3092847253739">
                <text:p>59.30928472537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763645">
                <text:p>15.763645</text:p>
              </table:table-cell>
              <table:table-cell office:value-type="float" office:value="58.906144">
                <text:p>58.906144</text:p>
              </table:table-cell>
              <table:table-cell office:value-type="float" office:value="18.763645">
                <text:p>18.763645</text:p>
              </table:table-cell>
              <table:table-cell office:value-type="float" office:value="59.406144">
                <text:p>59.406144</text:p>
              </table:table-cell>
              <table:table-cell office:value-type="float" office:value="12.763645">
                <text:p>12.763645</text:p>
              </table:table-cell>
              <table:table-cell office:value-type="float" office:value="59.406144">
                <text:p>59.4061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.763645">
                <text:p>15.763645</text:p>
              </table:table-cell>
              <table:table-cell office:value-type="float" office:value="59.006144">
                <text:p>59.006144</text:p>
              </table:table-cell>
              <table:table-cell office:value-type="float" office:value="18.763645">
                <text:p>18.763645</text:p>
              </table:table-cell>
              <table:table-cell office:value-type="float" office:value="59.506144">
                <text:p>59.506144</text:p>
              </table:table-cell>
              <table:table-cell office:value-type="float" office:value="12.763645">
                <text:p>12.763645</text:p>
              </table:table-cell>
              <table:table-cell office:value-type="float" office:value="59.506144">
                <text:p>59.5061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.763697">
                <text:p>15.763697</text:p>
              </table:table-cell>
              <table:table-cell office:value-type="float" office:value="59.106144">
                <text:p>59.106144</text:p>
              </table:table-cell>
              <table:table-cell office:value-type="float" office:value="18.764218855591">
                <text:p>18.764218855591</text:p>
              </table:table-cell>
              <table:table-cell office:value-type="float" office:value="59.6030027265216">
                <text:p>59.6030027265216</text:p>
              </table:table-cell>
              <table:table-cell office:value-type="float" office:value="12.7642221442177">
                <text:p>12.7642221442177</text:p>
              </table:table-cell>
              <table:table-cell office:value-type="float" office:value="59.6092847253739">
                <text:p>59.60928472537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.763906">
                <text:p>15.763906</text:p>
              </table:table-cell>
              <table:table-cell office:value-type="float" office:value="59.206143">
                <text:p>59.206143</text:p>
              </table:table-cell>
              <table:table-cell office:value-type="float" office:value="18.765458755107">
                <text:p>18.765458755107</text:p>
              </table:table-cell>
              <table:table-cell office:value-type="float" office:value="59.6967355583515">
                <text:p>59.6967355583515</text:p>
              </table:table-cell>
              <table:table-cell office:value-type="float" office:value="12.7654882397578">
                <text:p>12.7654882397578</text:p>
              </table:table-cell>
              <table:table-cell office:value-type="float" office:value="59.71554552754">
                <text:p>59.715545527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.764376">
                <text:p>15.764376</text:p>
              </table:table-cell>
              <table:table-cell office:value-type="float" office:value="59.306142">
                <text:p>59.306142</text:p>
              </table:table-cell>
              <table:table-cell office:value-type="float" office:value="18.7674462359225">
                <text:p>18.7674462359225</text:p>
              </table:table-cell>
              <table:table-cell office:value-type="float" office:value="59.7873583319304">
                <text:p>59.7873583319304</text:p>
              </table:table-cell>
              <table:table-cell office:value-type="float" office:value="12.7675637232311">
                <text:p>12.7675637232311</text:p>
              </table:table-cell>
              <table:table-cell office:value-type="float" office:value="59.8249060868515">
                <text:p>59.82490608685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.765209">
                <text:p>15.765209</text:p>
              </table:table-cell>
              <table:table-cell office:value-type="float" office:value="59.406139">
                <text:p>59.406139</text:p>
              </table:table-cell>
              <table:table-cell office:value-type="float" office:value="18.7702480740312">
                <text:p>18.7702480740312</text:p>
              </table:table-cell>
              <table:table-cell office:value-type="float" office:value="59.8749035075576">
                <text:p>59.8749035075576</text:p>
              </table:table-cell>
              <table:table-cell office:value-type="float" office:value="12.7705727383302">
                <text:p>12.7705727383302</text:p>
              </table:table-cell>
              <table:table-cell office:value-type="float" office:value="59.9373203817259">
                <text:p>59.93732038172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.766507">
                <text:p>15.766507</text:p>
              </table:table-cell>
              <table:table-cell office:value-type="float" office:value="59.50613">
                <text:p>59.50613</text:p>
              </table:table-cell>
              <table:table-cell office:value-type="float" office:value="18.7739208033682">
                <text:p>18.7739208033682</text:p>
              </table:table-cell>
              <table:table-cell office:value-type="float" office:value="59.9594094009332">
                <text:p>59.9594094009332</text:p>
              </table:table-cell>
              <table:table-cell office:value-type="float" office:value="12.7746465694842">
                <text:p>12.7746465694842</text:p>
              </table:table-cell>
              <table:table-cell office:value-type="float" office:value="60.0527296380475">
                <text:p>60.05272963804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.768369">
                <text:p>15.768369</text:p>
              </table:table-cell>
              <table:table-cell office:value-type="float" office:value="59.606113">
                <text:p>59.606113</text:p>
              </table:table-cell>
              <table:table-cell office:value-type="float" office:value="18.7785070583673">
                <text:p>18.7785070583673</text:p>
              </table:table-cell>
              <table:table-cell office:value-type="float" office:value="60.0409335027006">
                <text:p>60.0409335027006</text:p>
              </table:table-cell>
              <table:table-cell office:value-type="float" office:value="12.7799182412091">
                <text:p>12.7799182412091</text:p>
              </table:table-cell>
              <table:table-cell office:value-type="float" office:value="60.1710573001591">
                <text:p>60.17105730015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.770892">
                <text:p>15.770892</text:p>
              </table:table-cell>
              <table:table-cell office:value-type="float" office:value="59.706081">
                <text:p>59.706081</text:p>
              </table:table-cell>
              <table:table-cell office:value-type="float" office:value="18.7840397340126">
                <text:p>18.7840397340126</text:p>
              </table:table-cell>
              <table:table-cell office:value-type="float" office:value="60.1195307950355">
                <text:p>60.1195307950355</text:p>
              </table:table-cell>
              <table:table-cell office:value-type="float" office:value="12.7865252910577">
                <text:p>12.7865252910577</text:p>
              </table:table-cell>
              <table:table-cell office:value-type="float" office:value="60.292216945457">
                <text:p>60.2922169454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.774171">
                <text:p>15.774171</text:p>
              </table:table-cell>
              <table:table-cell office:value-type="float" office:value="59.806027">
                <text:p>59.806027</text:p>
              </table:table-cell>
              <table:table-cell office:value-type="float" office:value="18.7905411662279">
                <text:p>18.7905411662279</text:p>
              </table:table-cell>
              <table:table-cell office:value-type="float" office:value="60.1952711653905">
                <text:p>60.1952711653905</text:p>
              </table:table-cell>
              <table:table-cell office:value-type="float" office:value="12.794606518847">
                <text:p>12.794606518847</text:p>
              </table:table-cell>
              <table:table-cell office:value-type="float" office:value="60.4161052758396">
                <text:p>60.41610527583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.778298">
                <text:p>15.778298</text:p>
              </table:table-cell>
              <table:table-cell office:value-type="float" office:value="59.905941">
                <text:p>59.905941</text:p>
              </table:table-cell>
              <table:table-cell office:value-type="float" office:value="18.7980241634487">
                <text:p>18.7980241634487</text:p>
              </table:table-cell>
              <table:table-cell office:value-type="float" office:value="60.2682307980672">
                <text:p>60.2682307980672</text:p>
              </table:table-cell>
              <table:table-cell office:value-type="float" office:value="12.8043008838511">
                <text:p>12.8043008838511</text:p>
              </table:table-cell>
              <table:table-cell office:value-type="float" office:value="60.5426050818657">
                <text:p>60.54260508186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.78336">
                <text:p>15.78336</text:p>
              </table:table-cell>
              <table:table-cell office:value-type="float" office:value="60.005813">
                <text:p>60.005813</text:p>
              </table:table-cell>
              <table:table-cell office:value-type="float" office:value="18.806490209807">
                <text:p>18.806490209807</text:p>
              </table:table-cell>
              <table:table-cell office:value-type="float" office:value="60.3385046508601">
                <text:p>60.3385046508601</text:p>
              </table:table-cell>
              <table:table-cell office:value-type="float" office:value="12.8157422390928">
                <text:p>12.8157422390928</text:p>
              </table:table-cell>
              <table:table-cell office:value-type="float" office:value="60.6715793442589">
                <text:p>60.671579344258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.789442">
                <text:p>15.789442</text:p>
              </table:table-cell>
              <table:table-cell office:value-type="float" office:value="60.105627">
                <text:p>60.105627</text:p>
              </table:table-cell>
              <table:table-cell office:value-type="float" office:value="18.8159360516109">
                <text:p>18.8159360516109</text:p>
              </table:table-cell>
              <table:table-cell office:value-type="float" office:value="60.4061827445196">
                <text:p>60.4061827445196</text:p>
              </table:table-cell>
              <table:table-cell office:value-type="float" office:value="12.829064682686">
                <text:p>12.829064682686</text:p>
              </table:table-cell>
              <table:table-cell office:value-type="float" office:value="60.8028831503012">
                <text:p>60.80288315030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.796623">
                <text:p>15.796623</text:p>
              </table:table-cell>
              <table:table-cell office:value-type="float" office:value="60.205368">
                <text:p>60.205368</text:p>
              </table:table-cell>
              <table:table-cell office:value-type="float" office:value="18.8263490476225">
                <text:p>18.8263490476225</text:p>
              </table:table-cell>
              <table:table-cell office:value-type="float" office:value="60.471375662216">
                <text:p>60.471375662216</text:p>
              </table:table-cell>
              <table:table-cell office:value-type="float" office:value="12.8443931726114">
                <text:p>12.8443931726114</text:p>
              </table:table-cell>
              <table:table-cell office:value-type="float" office:value="60.9363529836192">
                <text:p>60.93635298361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.804978">
                <text:p>15.804978</text:p>
              </table:table-cell>
              <table:table-cell office:value-type="float" office:value="60.305018">
                <text:p>60.305018</text:p>
              </table:table-cell>
              <table:table-cell office:value-type="float" office:value="18.8377123360842">
                <text:p>18.8377123360842</text:p>
              </table:table-cell>
              <table:table-cell office:value-type="float" office:value="60.534195762307">
                <text:p>60.534195762307</text:p>
              </table:table-cell>
              <table:table-cell office:value-type="float" office:value="12.8618473267397">
                <text:p>12.8618473267397</text:p>
              </table:table-cell>
              <table:table-cell office:value-type="float" office:value="61.0718177392504">
                <text:p>61.07181773925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.814577">
                <text:p>15.814577</text:p>
              </table:table-cell>
              <table:table-cell office:value-type="float" office:value="60.404556">
                <text:p>60.404556</text:p>
              </table:table-cell>
              <table:table-cell office:value-type="float" office:value="18.850004284781">
                <text:p>18.850004284781</text:p>
              </table:table-cell>
              <table:table-cell office:value-type="float" office:value="60.5947695610498">
                <text:p>60.5947695610498</text:p>
              </table:table-cell>
              <table:table-cell office:value-type="float" office:value="12.8815359810829">
                <text:p>12.8815359810829</text:p>
              </table:table-cell>
              <table:table-cell office:value-type="float" office:value="61.2090871562332">
                <text:p>61.2090871562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.825486">
                <text:p>15.825486</text:p>
              </table:table-cell>
              <table:table-cell office:value-type="float" office:value="60.503958">
                <text:p>60.503958</text:p>
              </table:table-cell>
              <table:table-cell office:value-type="float" office:value="18.8632019535805">
                <text:p>18.8632019535805</text:p>
              </table:table-cell>
              <table:table-cell office:value-type="float" office:value="60.6532288456541">
                <text:p>60.6532288456541</text:p>
              </table:table-cell>
              <table:table-cell office:value-type="float" office:value="12.9035587426171">
                <text:p>12.9035587426171</text:p>
              </table:table-cell>
              <table:table-cell office:value-type="float" office:value="61.3479610228398">
                <text:p>61.34796102283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.837764">
                <text:p>15.837764</text:p>
              </table:table-cell>
              <table:table-cell office:value-type="float" office:value="60.603201">
                <text:p>60.603201</text:p>
              </table:table-cell>
              <table:table-cell office:value-type="float" office:value="18.8772796625043">
                <text:p>18.8772796625043</text:p>
              </table:table-cell>
              <table:table-cell office:value-type="float" office:value="60.7097117383838">
                <text:p>60.7097117383838</text:p>
              </table:table-cell>
              <table:table-cell office:value-type="float" office:value="12.9280024581553">
                <text:p>12.9280024581553</text:p>
              </table:table-cell>
              <table:table-cell office:value-type="float" office:value="61.4882364623411">
                <text:p>61.48823646234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.851463">
                <text:p>15.851463</text:p>
              </table:table-cell>
              <table:table-cell office:value-type="float" office:value="60.702257">
                <text:p>60.702257</text:p>
              </table:table-cell>
              <table:table-cell office:value-type="float" office:value="18.8922100287966">
                <text:p>18.8922100287966</text:p>
              </table:table-cell>
              <table:table-cell office:value-type="float" office:value="60.7643658308115">
                <text:p>60.7643658308115</text:p>
              </table:table-cell>
              <table:table-cell office:value-type="float" office:value="12.9549372708752">
                <text:p>12.9549372708752</text:p>
              </table:table-cell>
              <table:table-cell office:value-type="float" office:value="61.6296936288421">
                <text:p>61.62969362884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.86663">
                <text:p>15.86663</text:p>
              </table:table-cell>
              <table:table-cell office:value-type="float" office:value="60.801099">
                <text:p>60.801099</text:p>
              </table:table-cell>
              <table:table-cell office:value-type="float" office:value="18.9079678745994">
                <text:p>18.9079678745994</text:p>
              </table:table-cell>
              <table:table-cell office:value-type="float" office:value="60.8173450003538">
                <text:p>60.8173450003538</text:p>
              </table:table-cell>
              <table:table-cell office:value-type="float" office:value="12.9844197941832">
                <text:p>12.9844197941832</text:p>
              </table:table-cell>
              <table:table-cell office:value-type="float" office:value="61.7721110130489">
                <text:p>61.77211101304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.883307">
                <text:p>15.883307</text:p>
              </table:table-cell>
              <table:table-cell office:value-type="float" office:value="60.899698">
                <text:p>60.899698</text:p>
              </table:table-cell>
              <table:table-cell office:value-type="float" office:value="18.924531467679">
                <text:p>18.924531467679</text:p>
              </table:table-cell>
              <table:table-cell office:value-type="float" office:value="60.8688153642544">
                <text:p>60.8688153642544</text:p>
              </table:table-cell>
              <table:table-cell office:value-type="float" office:value="13.016489034059">
                <text:p>13.016489034059</text:p>
              </table:table-cell>
              <table:table-cell office:value-type="float" office:value="61.9152543746823">
                <text:p>61.91525437468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.901528">
                <text:p>15.901528</text:p>
              </table:table-cell>
              <table:table-cell office:value-type="float" office:value="60.998023">
                <text:p>60.998023</text:p>
              </table:table-cell>
              <table:table-cell office:value-type="float" office:value="18.9418809153062">
                <text:p>18.9418809153062</text:p>
              </table:table-cell>
              <table:table-cell office:value-type="float" office:value="60.9189398134854">
                <text:p>60.9189398134854</text:p>
              </table:table-cell>
              <table:table-cell office:value-type="float" office:value="13.0511670865529">
                <text:p>13.0511670865529</text:p>
              </table:table-cell>
              <table:table-cell office:value-type="float" office:value="62.0588918246401">
                <text:p>62.05889182464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.921319">
                <text:p>15.921319</text:p>
              </table:table-cell>
              <table:table-cell office:value-type="float" office:value="61.096043">
                <text:p>61.096043</text:p>
              </table:table-cell>
              <table:table-cell office:value-type="float" office:value="18.9599991868897">
                <text:p>18.9599991868897</text:p>
              </table:table-cell>
              <table:table-cell office:value-type="float" office:value="60.967891832218">
                <text:p>60.967891832218</text:p>
              </table:table-cell>
              <table:table-cell office:value-type="float" office:value="13.0884543370877">
                <text:p>13.0884543370877</text:p>
              </table:table-cell>
              <table:table-cell office:value-type="float" office:value="62.2027849760824">
                <text:p>62.20278497608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.9427">
                <text:p>15.9427</text:p>
              </table:table-cell>
              <table:table-cell office:value-type="float" office:value="61.19373">
                <text:p>61.19373</text:p>
              </table:table-cell>
              <table:table-cell office:value-type="float" office:value="18.9788749512549">
                <text:p>18.9788749512549</text:p>
              </table:table-cell>
              <table:table-cell office:value-type="float" office:value="61.0158489572426">
                <text:p>61.0158489572426</text:p>
              </table:table-cell>
              <table:table-cell office:value-type="float" office:value="13.1283337626802">
                <text:p>13.1283337626802</text:p>
              </table:table-cell>
              <table:table-cell office:value-type="float" office:value="62.3467012408532">
                <text:p>62.34670124085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.965686">
                <text:p>15.965686</text:p>
              </table:table-cell>
              <table:table-cell office:value-type="float" office:value="61.291051">
                <text:p>61.291051</text:p>
              </table:table-cell>
              <table:table-cell office:value-type="float" office:value="18.9985047771282">
                <text:p>18.9985047771282</text:p>
              </table:table-cell>
              <table:table-cell office:value-type="float" office:value="61.0629934083729">
                <text:p>61.0629934083729</text:p>
              </table:table-cell>
              <table:table-cell office:value-type="float" office:value="13.1707679972983">
                <text:p>13.1707679972983</text:p>
              </table:table-cell>
              <table:table-cell office:value-type="float" office:value="62.490398054932">
                <text:p>62.4903980549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.990283">
                <text:p>15.990283</text:p>
              </table:table-cell>
              <table:table-cell office:value-type="float" office:value="61.387978">
                <text:p>61.387978</text:p>
              </table:table-cell>
              <table:table-cell office:value-type="float" office:value="19.0188888765116">
                <text:p>19.0188888765116</text:p>
              </table:table-cell>
              <table:table-cell office:value-type="float" office:value="61.1095063771019">
                <text:p>61.1095063771019</text:p>
              </table:table-cell>
              <table:table-cell office:value-type="float" office:value="13.2157006701857">
                <text:p>13.2157006701857</text:p>
              </table:table-cell>
              <table:table-cell office:value-type="float" office:value="62.6336476572857">
                <text:p>62.6336476572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.01649">
                <text:p>16.01649</text:p>
              </table:table-cell>
              <table:table-cell office:value-type="float" office:value="61.484481">
                <text:p>61.484481</text:p>
              </table:table-cell>
              <table:table-cell office:value-type="float" office:value="19.0400344869665">
                <text:p>19.0400344869665</text:p>
              </table:table-cell>
              <table:table-cell office:value-type="float" office:value="61.1555756407635">
                <text:p>61.1555756407635</text:p>
              </table:table-cell>
              <table:table-cell office:value-type="float" office:value="13.2630523585679">
                <text:p>13.2630523585679</text:p>
              </table:table-cell>
              <table:table-cell office:value-type="float" office:value="62.7762167139697">
                <text:p>62.77621671396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.0443">
                <text:p>16.0443</text:p>
              </table:table-cell>
              <table:table-cell office:value-type="float" office:value="61.580535">
                <text:p>61.580535</text:p>
              </table:table-cell>
              <table:table-cell office:value-type="float" office:value="19.0619554449623">
                <text:p>19.0619554449623</text:p>
              </table:table-cell>
              <table:table-cell office:value-type="float" office:value="61.2013838223815">
                <text:p>61.2013838223815</text:p>
              </table:table-cell>
              <table:table-cell office:value-type="float" office:value="13.3127290150741">
                <text:p>13.3127290150741</text:p>
              </table:table-cell>
              <table:table-cell office:value-type="float" office:value="62.9178905825999">
                <text:p>62.91789058259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.0737">
                <text:p>16.0737</text:p>
              </table:table-cell>
              <table:table-cell office:value-type="float" office:value="61.676115">
                <text:p>61.676115</text:p>
              </table:table-cell>
              <table:table-cell office:value-type="float" office:value="19.0846739524194">
                <text:p>19.0846739524194</text:p>
              </table:table-cell>
              <table:table-cell office:value-type="float" office:value="61.2471209932218">
                <text:p>61.2471209932218</text:p>
              </table:table-cell>
              <table:table-cell office:value-type="float" office:value="13.3646145877475">
                <text:p>13.3646145877475</text:p>
              </table:table-cell>
              <table:table-cell office:value-type="float" office:value="63.0584522342235">
                <text:p>63.05845223422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.104668">
                <text:p>16.104668</text:p>
              </table:table-cell>
              <table:table-cell office:value-type="float" office:value="61.771198">
                <text:p>61.771198</text:p>
              </table:table-cell>
              <table:table-cell office:value-type="float" office:value="19.1082152509972">
                <text:p>19.1082152509972</text:p>
              </table:table-cell>
              <table:table-cell office:value-type="float" office:value="61.2929680228685">
                <text:p>61.2929680228685</text:p>
              </table:table-cell>
              <table:table-cell office:value-type="float" office:value="13.4185762686669">
                <text:p>13.4185762686669</text:p>
              </table:table-cell>
              <table:table-cell office:value-type="float" office:value="63.1977011408532">
                <text:p>63.19770114085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.137177">
                <text:p>16.137177</text:p>
              </table:table-cell>
              <table:table-cell office:value-type="float" office:value="61.865765">
                <text:p>61.865765</text:p>
              </table:table-cell>
              <table:table-cell office:value-type="float" office:value="19.1326131714004">
                <text:p>19.1326131714004</text:p>
              </table:table-cell>
              <table:table-cell office:value-type="float" office:value="61.3391131766233">
                <text:p>61.3391131766233</text:p>
              </table:table-cell>
              <table:table-cell office:value-type="float" office:value="13.4744622940948">
                <text:p>13.4744622940948</text:p>
              </table:table-cell>
              <table:table-cell office:value-type="float" office:value="63.3354419695943">
                <text:p>63.33544196959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.171195">
                <text:p>16.171195</text:p>
              </table:table-cell>
              <table:table-cell office:value-type="float" office:value="61.9598">
                <text:p>61.9598</text:p>
              </table:table-cell>
              <table:table-cell office:value-type="float" office:value="19.1579072628383">
                <text:p>19.1579072628383</text:p>
              </table:table-cell>
              <table:table-cell office:value-type="float" office:value="61.3857356664875">
                <text:p>61.3857356664875</text:p>
              </table:table-cell>
              <table:table-cell office:value-type="float" office:value="13.5321096703462">
                <text:p>13.5321096703462</text:p>
              </table:table-cell>
              <table:table-cell office:value-type="float" office:value="63.4714972655945">
                <text:p>63.47149726559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.206683">
                <text:p>16.206683</text:p>
              </table:table-cell>
              <table:table-cell office:value-type="float" office:value="62.05329">
                <text:p>62.05329</text:p>
              </table:table-cell>
              <table:table-cell office:value-type="float" office:value="19.1841413314541">
                <text:p>19.1841413314541</text:p>
              </table:table-cell>
              <table:table-cell office:value-type="float" office:value="61.4330143480076">
                <text:p>61.4330143480076</text:p>
              </table:table-cell>
              <table:table-cell office:value-type="float" office:value="13.5913388438653">
                <text:p>13.5913388438653</text:p>
              </table:table-cell>
              <table:table-cell office:value-type="float" office:value="63.6056993999239">
                <text:p>63.60569939992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.243596">
                <text:p>16.243596</text:p>
              </table:table-cell>
              <table:table-cell office:value-type="float" office:value="62.146227">
                <text:p>62.146227</text:p>
              </table:table-cell>
              <table:table-cell office:value-type="float" office:value="19.2113623890108">
                <text:p>19.2113623890108</text:p>
              </table:table-cell>
              <table:table-cell office:value-type="float" office:value="61.4811235041005">
                <text:p>61.4811235041005</text:p>
              </table:table-cell>
              <table:table-cell office:value-type="float" office:value="13.6519586577139">
                <text:p>13.6519586577139</text:p>
              </table:table-cell>
              <table:table-cell office:value-type="float" office:value="63.737897784449">
                <text:p>63.7378977844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.281884">
                <text:p>16.281884</text:p>
              </table:table-cell>
              <table:table-cell office:value-type="float" office:value="62.238605">
                <text:p>62.238605</text:p>
              </table:table-cell>
              <table:table-cell office:value-type="float" office:value="19.2396196738099">
                <text:p>19.2396196738099</text:p>
              </table:table-cell>
              <table:table-cell office:value-type="float" office:value="61.530226793198">
                <text:p>61.530226793198</text:p>
              </table:table-cell>
              <table:table-cell office:value-type="float" office:value="13.7137702134669">
                <text:p>13.7137702134669</text:p>
              </table:table-cell>
              <table:table-cell office:value-type="float" office:value="63.8679581168592">
                <text:p>63.86795811685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.321493">
                <text:p>16.321493</text:p>
              </table:table-cell>
              <table:table-cell office:value-type="float" office:value="62.330426">
                <text:p>62.330426</text:p>
              </table:table-cell>
              <table:table-cell office:value-type="float" office:value="19.268967862342">
                <text:p>19.268967862342</text:p>
              </table:table-cell>
              <table:table-cell office:value-type="float" office:value="61.5804980462192">
                <text:p>61.5804980462192</text:p>
              </table:table-cell>
              <table:table-cell office:value-type="float" office:value="13.7765609800919">
                <text:p>13.7765609800919</text:p>
              </table:table-cell>
              <table:table-cell office:value-type="float" office:value="63.9957551008225">
                <text:p>63.99575510082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.362363">
                <text:p>16.362363</text:p>
              </table:table-cell>
              <table:table-cell office:value-type="float" office:value="62.421692">
                <text:p>62.421692</text:p>
              </table:table-cell>
              <table:table-cell office:value-type="float" office:value="19.2994589815269">
                <text:p>19.2994589815269</text:p>
              </table:table-cell>
              <table:table-cell office:value-type="float" office:value="61.6320926108799">
                <text:p>61.6320926108799</text:p>
              </table:table-cell>
              <table:table-cell office:value-type="float" office:value="13.8401152517838">
                <text:p>13.8401152517838</text:p>
              </table:table-cell>
              <table:table-cell office:value-type="float" office:value="64.1211820107439">
                <text:p>64.12118201074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.404431">
                <text:p>16.404431</text:p>
              </table:table-cell>
              <table:table-cell office:value-type="float" office:value="62.512412">
                <text:p>62.512412</text:p>
              </table:table-cell>
              <table:table-cell office:value-type="float" office:value="19.3311450397324">
                <text:p>19.3311450397324</text:p>
              </table:table-cell>
              <table:table-cell office:value-type="float" office:value="61.685160569277">
                <text:p>61.685160569277</text:p>
              </table:table-cell>
              <table:table-cell office:value-type="float" office:value="13.9042154804876">
                <text:p>13.9042154804876</text:p>
              </table:table-cell>
              <table:table-cell office:value-type="float" office:value="64.2441516905972">
                <text:p>64.24415169059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.447629">
                <text:p>16.447629</text:p>
              </table:table-cell>
              <table:table-cell office:value-type="float" office:value="62.602599">
                <text:p>62.602599</text:p>
              </table:table-cell>
              <table:table-cell office:value-type="float" office:value="19.364076160378">
                <text:p>19.364076160378</text:p>
              </table:table-cell>
              <table:table-cell office:value-type="float" office:value="61.7398499282977">
                <text:p>61.7398499282977</text:p>
              </table:table-cell>
              <table:table-cell office:value-type="float" office:value="13.9686381418162">
                <text:p>13.9686381418162</text:p>
              </table:table-cell>
              <table:table-cell office:value-type="float" office:value="64.3645877414626">
                <text:p>64.36458774146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.491887">
                <text:p>16.491887</text:p>
              </table:table-cell>
              <table:table-cell office:value-type="float" office:value="62.692272">
                <text:p>62.692272</text:p>
              </table:table-cell>
              <table:table-cell office:value-type="float" office:value="19.3983014617328">
                <text:p>19.3983014617328</text:p>
              </table:table-cell>
              <table:table-cell office:value-type="float" office:value="61.7963060538666">
                <text:p>61.7963060538666</text:p>
              </table:table-cell>
              <table:table-cell office:value-type="float" office:value="14.0331595727826">
                <text:p>14.0331595727826</text:p>
              </table:table-cell>
              <table:table-cell office:value-type="float" office:value="64.4824282609584">
                <text:p>64.48242826095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.53713">
                <text:p>16.53713</text:p>
              </table:table-cell>
              <table:table-cell office:value-type="float" office:value="62.781451">
                <text:p>62.781451</text:p>
              </table:table-cell>
              <table:table-cell office:value-type="float" office:value="19.4338618775318">
                <text:p>19.4338618775318</text:p>
              </table:table-cell>
              <table:table-cell office:value-type="float" office:value="61.8546584505636">
                <text:p>61.8546584505636</text:p>
              </table:table-cell>
              <table:table-cell office:value-type="float" office:value="14.0975595913412">
                <text:p>14.0975595913412</text:p>
              </table:table-cell>
              <table:table-cell office:value-type="float" office:value="64.5976272638015">
                <text:p>64.59762726380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.583281">
                <text:p>16.583281</text:p>
              </table:table-cell>
              <table:table-cell office:value-type="float" office:value="62.870164">
                <text:p>62.870164</text:p>
              </table:table-cell>
              <table:table-cell office:value-type="float" office:value="19.470795176496">
                <text:p>19.470795176496</text:p>
              </table:table-cell>
              <table:table-cell office:value-type="float" office:value="61.9150399868295">
                <text:p>61.9150399868295</text:p>
              </table:table-cell>
              <table:table-cell office:value-type="float" office:value="14.1616186210997">
                <text:p>14.1616186210997</text:p>
              </table:table-cell>
              <table:table-cell office:value-type="float" office:value="64.7101507724032">
                <text:p>64.71015077240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.630261">
                <text:p>16.630261</text:p>
              </table:table-cell>
              <table:table-cell office:value-type="float" office:value="62.958441">
                <text:p>62.958441</text:p>
              </table:table-cell>
              <table:table-cell office:value-type="float" office:value="19.5091309009192">
                <text:p>19.5091309009192</text:p>
              </table:table-cell>
              <table:table-cell office:value-type="float" office:value="61.9775699108238">
                <text:p>61.9775699108238</text:p>
              </table:table-cell>
              <table:table-cell office:value-type="float" office:value="14.2251260415661">
                <text:p>14.2251260415661</text:p>
              </table:table-cell>
              <table:table-cell office:value-type="float" office:value="64.8199795657351">
                <text:p>64.81997956573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.677987">
                <text:p>16.677987</text:p>
              </table:table-cell>
              <table:table-cell office:value-type="float" office:value="63.046317">
                <text:p>63.046317</text:p>
              </table:table-cell>
              <table:table-cell office:value-type="float" office:value="19.5488877751566">
                <text:p>19.5488877751566</text:p>
              </table:table-cell>
              <table:table-cell office:value-type="float" office:value="62.0423604575116">
                <text:p>62.0423604575116</text:p>
              </table:table-cell>
              <table:table-cell office:value-type="float" office:value="14.2878775778211">
                <text:p>14.2878775778211</text:p>
              </table:table-cell>
              <table:table-cell office:value-type="float" office:value="64.9271085753776">
                <text:p>64.92710857537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.726377">
                <text:p>16.726377</text:p>
              </table:table-cell>
              <table:table-cell office:value-type="float" office:value="63.133829">
                <text:p>63.133829</text:p>
              </table:table-cell>
              <table:table-cell office:value-type="float" office:value="19.5900814800775">
                <text:p>19.5900814800775</text:p>
              </table:table-cell>
              <table:table-cell office:value-type="float" office:value="62.1095259926902">
                <text:p>62.1095259926902</text:p>
              </table:table-cell>
              <table:table-cell office:value-type="float" office:value="14.3496737374326">
                <text:p>14.3496737374326</text:p>
              </table:table-cell>
              <table:table-cell office:value-type="float" office:value="65.0315332977507">
                <text:p>65.03153329775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.775345">
                <text:p>16.775345</text:p>
              </table:table-cell>
              <table:table-cell office:value-type="float" office:value="63.221019">
                <text:p>63.221019</text:p>
              </table:table-cell>
              <table:table-cell office:value-type="float" office:value="19.6327115283402">
                <text:p>19.6327115283402</text:p>
              </table:table-cell>
              <table:table-cell office:value-type="float" office:value="62.1791665523277">
                <text:p>62.1791665523277</text:p>
              </table:table-cell>
              <table:table-cell office:value-type="float" office:value="14.4103288075719">
                <text:p>14.4103288075719</text:p>
              </table:table-cell>
              <table:table-cell office:value-type="float" office:value="65.1332685678004">
                <text:p>65.13326856780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.824804">
                <text:p>16.824804</text:p>
              </table:table-cell>
              <table:table-cell office:value-type="float" office:value="63.307932">
                <text:p>63.307932</text:p>
              </table:table-cell>
              <table:table-cell office:value-type="float" office:value="19.6767660632291">
                <text:p>19.6767660632291</text:p>
              </table:table-cell>
              <table:table-cell office:value-type="float" office:value="62.2513751440276">
                <text:p>62.2513751440276</text:p>
              </table:table-cell>
              <table:table-cell office:value-type="float" office:value="14.4696691367203">
                <text:p>14.4696691367203</text:p>
              </table:table-cell>
              <table:table-cell office:value-type="float" office:value="65.2323383437238">
                <text:p>65.23233834372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.874666">
                <text:p>16.874666</text:p>
              </table:table-cell>
              <table:table-cell office:value-type="float" office:value="63.394614">
                <text:p>63.394614</text:p>
              </table:table-cell>
              <table:table-cell office:value-type="float" office:value="19.7222241478209">
                <text:p>19.7222241478209</text:p>
              </table:table-cell>
              <table:table-cell office:value-type="float" office:value="62.326244871478">
                <text:p>62.326244871478</text:p>
              </table:table-cell>
              <table:table-cell office:value-type="float" office:value="14.5275280099604">
                <text:p>14.5275280099604</text:p>
              </table:table-cell>
              <table:table-cell office:value-type="float" office:value="65.3287658181654">
                <text:p>65.32876581816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.924843">
                <text:p>16.924843</text:p>
              </table:table-cell>
              <table:table-cell office:value-type="float" office:value="63.481114">
                <text:p>63.481114</text:p>
              </table:table-cell>
              <table:table-cell office:value-type="float" office:value="19.7690507501664">
                <text:p>19.7690507501664</text:p>
              </table:table-cell>
              <table:table-cell office:value-type="float" office:value="62.4038571718047">
                <text:p>62.4038571718047</text:p>
              </table:table-cell>
              <table:table-cell office:value-type="float" office:value="14.5837568022303">
                <text:p>14.5837568022303</text:p>
              </table:table-cell>
              <table:table-cell office:value-type="float" office:value="65.4225864861846">
                <text:p>65.42258648618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.975245">
                <text:p>16.975245</text:p>
              </table:table-cell>
              <table:table-cell office:value-type="float" office:value="63.567483">
                <text:p>63.567483</text:p>
              </table:table-cell>
              <table:table-cell office:value-type="float" office:value="19.8171972395369">
                <text:p>19.8171972395369</text:p>
              </table:table-cell>
              <table:table-cell office:value-type="float" office:value="62.4842898186187">
                <text:p>62.4842898186187</text:p>
              </table:table-cell>
              <table:table-cell office:value-type="float" office:value="14.6382176971022">
                <text:p>14.6382176971022</text:p>
              </table:table-cell>
              <table:table-cell office:value-type="float" office:value="65.5138394384538">
                <text:p>65.51383943845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.025783">
                <text:p>17.025783</text:p>
              </table:table-cell>
              <table:table-cell office:value-type="float" office:value="63.653773">
                <text:p>63.653773</text:p>
              </table:table-cell>
              <table:table-cell office:value-type="float" office:value="19.8665995787966">
                <text:p>19.8665995787966</text:p>
              </table:table-cell>
              <table:table-cell office:value-type="float" office:value="62.5676048888706">
                <text:p>62.5676048888706</text:p>
              </table:table-cell>
              <table:table-cell office:value-type="float" office:value="14.690794812856">
                <text:p>14.690794812856</text:p>
              </table:table-cell>
              <table:table-cell office:value-type="float" office:value="65.6025752387862">
                <text:p>65.60257523878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076366">
                <text:p>17.076366</text:p>
              </table:table-cell>
              <table:table-cell office:value-type="float" office:value="63.740036">
                <text:p>63.740036</text:p>
              </table:table-cell>
              <table:table-cell office:value-type="float" office:value="19.9171825787966">
                <text:p>19.9171825787966</text:p>
              </table:table-cell>
              <table:table-cell office:value-type="float" office:value="62.6538678888706">
                <text:p>62.6538678888706</text:p>
              </table:table-cell>
              <table:table-cell office:value-type="float" office:value="14.741377812856">
                <text:p>14.741377812856</text:p>
              </table:table-cell>
              <table:table-cell office:value-type="float" office:value="65.6888382387862">
                <text:p>65.68883823878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.126904">
                <text:p>17.126904</text:p>
              </table:table-cell>
              <table:table-cell office:value-type="float" office:value="63.826326">
                <text:p>63.826326</text:p>
              </table:table-cell>
              <table:table-cell office:value-type="float" office:value="19.9688562395369">
                <text:p>19.9688562395369</text:p>
              </table:table-cell>
              <table:table-cell office:value-type="float" office:value="62.7431328186187">
                <text:p>62.7431328186187</text:p>
              </table:table-cell>
              <table:table-cell office:value-type="float" office:value="14.7898766971022">
                <text:p>14.7898766971022</text:p>
              </table:table-cell>
              <table:table-cell office:value-type="float" office:value="65.7726824384537">
                <text:p>65.77268243845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.177306">
                <text:p>17.177306</text:p>
              </table:table-cell>
              <table:table-cell office:value-type="float" office:value="63.912695">
                <text:p>63.912695</text:p>
              </table:table-cell>
              <table:table-cell office:value-type="float" office:value="20.0215137501664">
                <text:p>20.0215137501664</text:p>
              </table:table-cell>
              <table:table-cell office:value-type="float" office:value="62.8354381718047">
                <text:p>62.8354381718047</text:p>
              </table:table-cell>
              <table:table-cell office:value-type="float" office:value="14.8362198022303">
                <text:p>14.8362198022303</text:p>
              </table:table-cell>
              <table:table-cell office:value-type="float" office:value="65.8541674861847">
                <text:p>65.85416748618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.227483">
                <text:p>17.227483</text:p>
              </table:table-cell>
              <table:table-cell office:value-type="float" office:value="63.999195">
                <text:p>63.999195</text:p>
              </table:table-cell>
              <table:table-cell office:value-type="float" office:value="20.0750411478209">
                <text:p>20.0750411478209</text:p>
              </table:table-cell>
              <table:table-cell office:value-type="float" office:value="62.930825871478">
                <text:p>62.930825871478</text:p>
              </table:table-cell>
              <table:table-cell office:value-type="float" office:value="14.8803450099604">
                <text:p>14.8803450099604</text:p>
              </table:table-cell>
              <table:table-cell office:value-type="float" office:value="65.9333468181654">
                <text:p>65.93334681816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.277346">
                <text:p>17.277346</text:p>
              </table:table-cell>
              <table:table-cell office:value-type="float" office:value="64.085877">
                <text:p>64.085877</text:p>
              </table:table-cell>
              <table:table-cell office:value-type="float" office:value="20.1293080632291">
                <text:p>20.1293080632291</text:p>
              </table:table-cell>
              <table:table-cell office:value-type="float" office:value="63.0293201440276">
                <text:p>63.0293201440276</text:p>
              </table:table-cell>
              <table:table-cell office:value-type="float" office:value="14.9222111367203">
                <text:p>14.9222111367203</text:p>
              </table:table-cell>
              <table:table-cell office:value-type="float" office:value="66.0102833437238">
                <text:p>66.01028334372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.326805">
                <text:p>17.326805</text:p>
              </table:table-cell>
              <table:table-cell office:value-type="float" office:value="64.172789">
                <text:p>64.172789</text:p>
              </table:table-cell>
              <table:table-cell office:value-type="float" office:value="20.1841715283402">
                <text:p>20.1841715283402</text:p>
              </table:table-cell>
              <table:table-cell office:value-type="float" office:value="63.1309365523277">
                <text:p>63.1309365523277</text:p>
              </table:table-cell>
              <table:table-cell office:value-type="float" office:value="14.9617888075719">
                <text:p>14.9617888075719</text:p>
              </table:table-cell>
              <table:table-cell office:value-type="float" office:value="66.0850385678004">
                <text:p>66.08503856780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375772">
                <text:p>17.375772</text:p>
              </table:table-cell>
              <table:table-cell office:value-type="float" office:value="64.259979">
                <text:p>64.259979</text:p>
              </table:table-cell>
              <table:table-cell office:value-type="float" office:value="20.2394764800775">
                <text:p>20.2394764800775</text:p>
              </table:table-cell>
              <table:table-cell office:value-type="float" office:value="63.2356759926902">
                <text:p>63.2356759926902</text:p>
              </table:table-cell>
              <table:table-cell office:value-type="float" office:value="14.9990687374326">
                <text:p>14.9990687374326</text:p>
              </table:table-cell>
              <table:table-cell office:value-type="float" office:value="66.1576832977507">
                <text:p>66.15768329775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.424162">
                <text:p>17.424162</text:p>
              </table:table-cell>
              <table:table-cell office:value-type="float" office:value="64.347491">
                <text:p>64.347491</text:p>
              </table:table-cell>
              <table:table-cell office:value-type="float" office:value="20.2950627751566">
                <text:p>20.2950627751566</text:p>
              </table:table-cell>
              <table:table-cell office:value-type="float" office:value="63.3435344575117">
                <text:p>63.3435344575117</text:p>
              </table:table-cell>
              <table:table-cell office:value-type="float" office:value="15.0340525778211">
                <text:p>15.0340525778211</text:p>
              </table:table-cell>
              <table:table-cell office:value-type="float" office:value="66.2282825753776">
                <text:p>66.22828257537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471889">
                <text:p>17.471889</text:p>
              </table:table-cell>
              <table:table-cell office:value-type="float" office:value="64.435367">
                <text:p>64.435367</text:p>
              </table:table-cell>
              <table:table-cell office:value-type="float" office:value="20.3507589009192">
                <text:p>20.3507589009192</text:p>
              </table:table-cell>
              <table:table-cell office:value-type="float" office:value="63.4544959108238">
                <text:p>63.4544959108238</text:p>
              </table:table-cell>
              <table:table-cell office:value-type="float" office:value="15.0667540415661">
                <text:p>15.0667540415661</text:p>
              </table:table-cell>
              <table:table-cell office:value-type="float" office:value="66.2969055657351">
                <text:p>66.29690556573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.518868">
                <text:p>17.518868</text:p>
              </table:table-cell>
              <table:table-cell office:value-type="float" office:value="64.523644">
                <text:p>64.523644</text:p>
              </table:table-cell>
              <table:table-cell office:value-type="float" office:value="20.406382176496">
                <text:p>20.406382176496</text:p>
              </table:table-cell>
              <table:table-cell office:value-type="float" office:value="63.5685199868295">
                <text:p>63.5685199868295</text:p>
              </table:table-cell>
              <table:table-cell office:value-type="float" office:value="15.0972056210997">
                <text:p>15.0972056210997</text:p>
              </table:table-cell>
              <table:table-cell office:value-type="float" office:value="66.3636307724032">
                <text:p>66.36363077240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.565019">
                <text:p>17.565019</text:p>
              </table:table-cell>
              <table:table-cell office:value-type="float" office:value="64.612357">
                <text:p>64.612357</text:p>
              </table:table-cell>
              <table:table-cell office:value-type="float" office:value="20.4617508775318">
                <text:p>20.4617508775318</text:p>
              </table:table-cell>
              <table:table-cell office:value-type="float" office:value="63.6855644505636">
                <text:p>63.6855644505636</text:p>
              </table:table-cell>
              <table:table-cell office:value-type="float" office:value="15.1254485913411">
                <text:p>15.1254485913411</text:p>
              </table:table-cell>
              <table:table-cell office:value-type="float" office:value="66.4285332638015">
                <text:p>66.42853326380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.610262">
                <text:p>17.610262</text:p>
              </table:table-cell>
              <table:table-cell office:value-type="float" office:value="64.701537">
                <text:p>64.701537</text:p>
              </table:table-cell>
              <table:table-cell office:value-type="float" office:value="20.5166764617327">
                <text:p>20.5166764617327</text:p>
              </table:table-cell>
              <table:table-cell office:value-type="float" office:value="63.8055710538666">
                <text:p>63.8055710538666</text:p>
              </table:table-cell>
              <table:table-cell office:value-type="float" office:value="15.1515345727826">
                <text:p>15.1515345727826</text:p>
              </table:table-cell>
              <table:table-cell office:value-type="float" office:value="66.4916932609584">
                <text:p>66.49169326095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.65452">
                <text:p>17.65452</text:p>
              </table:table-cell>
              <table:table-cell office:value-type="float" office:value="64.791209">
                <text:p>64.791209</text:p>
              </table:table-cell>
              <table:table-cell office:value-type="float" office:value="20.570967160378">
                <text:p>20.570967160378</text:p>
              </table:table-cell>
              <table:table-cell office:value-type="float" office:value="63.9284599282977">
                <text:p>63.9284599282977</text:p>
              </table:table-cell>
              <table:table-cell office:value-type="float" office:value="15.1755291418162">
                <text:p>15.1755291418162</text:p>
              </table:table-cell>
              <table:table-cell office:value-type="float" office:value="66.5531977414626">
                <text:p>66.55319774146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.697718">
                <text:p>17.697718</text:p>
              </table:table-cell>
              <table:table-cell office:value-type="float" office:value="64.881397">
                <text:p>64.881397</text:p>
              </table:table-cell>
              <table:table-cell office:value-type="float" office:value="20.6244320397324">
                <text:p>20.6244320397324</text:p>
              </table:table-cell>
              <table:table-cell office:value-type="float" office:value="64.054145569277">
                <text:p>64.054145569277</text:p>
              </table:table-cell>
              <table:table-cell office:value-type="float" office:value="15.1975024804876">
                <text:p>15.1975024804876</text:p>
              </table:table-cell>
              <table:table-cell office:value-type="float" office:value="66.6131366905972">
                <text:p>66.61313669059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.739786">
                <text:p>17.739786</text:p>
              </table:table-cell>
              <table:table-cell office:value-type="float" office:value="64.972117">
                <text:p>64.972117</text:p>
              </table:table-cell>
              <table:table-cell office:value-type="float" office:value="20.6768819815269">
                <text:p>20.6768819815269</text:p>
              </table:table-cell>
              <table:table-cell office:value-type="float" office:value="64.1825176108799">
                <text:p>64.1825176108799</text:p>
              </table:table-cell>
              <table:table-cell office:value-type="float" office:value="15.2175382517838">
                <text:p>15.2175382517838</text:p>
              </table:table-cell>
              <table:table-cell office:value-type="float" office:value="66.6716070107439">
                <text:p>66.67160701074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.780656">
                <text:p>17.780656</text:p>
              </table:table-cell>
              <table:table-cell office:value-type="float" office:value="65.063383">
                <text:p>65.063383</text:p>
              </table:table-cell>
              <table:table-cell office:value-type="float" office:value="20.728130862342">
                <text:p>20.728130862342</text:p>
              </table:table-cell>
              <table:table-cell office:value-type="float" office:value="64.3134550462191">
                <text:p>64.3134550462191</text:p>
              </table:table-cell>
              <table:table-cell office:value-type="float" office:value="15.2357239800919">
                <text:p>15.2357239800919</text:p>
              </table:table-cell>
              <table:table-cell office:value-type="float" office:value="66.7287121008225">
                <text:p>66.72871210082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.820265">
                <text:p>17.820265</text:p>
              </table:table-cell>
              <table:table-cell office:value-type="float" office:value="65.155203">
                <text:p>65.155203</text:p>
              </table:table-cell>
              <table:table-cell office:value-type="float" office:value="20.7780006738099">
                <text:p>20.7780006738099</text:p>
              </table:table-cell>
              <table:table-cell office:value-type="float" office:value="64.446824793198">
                <text:p>64.446824793198</text:p>
              </table:table-cell>
              <table:table-cell office:value-type="float" office:value="15.2521512134669">
                <text:p>15.2521512134669</text:p>
              </table:table-cell>
              <table:table-cell office:value-type="float" office:value="66.7845561168592">
                <text:p>66.78455611685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.858553">
                <text:p>17.858553</text:p>
              </table:table-cell>
              <table:table-cell office:value-type="float" office:value="65.247582">
                <text:p>65.247582</text:p>
              </table:table-cell>
              <table:table-cell office:value-type="float" office:value="20.8263193890108">
                <text:p>20.8263193890108</text:p>
              </table:table-cell>
              <table:table-cell office:value-type="float" office:value="64.5824785041005">
                <text:p>64.5824785041005</text:p>
              </table:table-cell>
              <table:table-cell office:value-type="float" office:value="15.2669156577139">
                <text:p>15.2669156577139</text:p>
              </table:table-cell>
              <table:table-cell office:value-type="float" office:value="66.839252784449">
                <text:p>66.8392527844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.895466">
                <text:p>17.895466</text:p>
              </table:table-cell>
              <table:table-cell office:value-type="float" office:value="65.340519">
                <text:p>65.340519</text:p>
              </table:table-cell>
              <table:table-cell office:value-type="float" office:value="20.8729243314541">
                <text:p>20.8729243314541</text:p>
              </table:table-cell>
              <table:table-cell office:value-type="float" office:value="64.7202433480076">
                <text:p>64.7202433480076</text:p>
              </table:table-cell>
              <table:table-cell office:value-type="float" office:value="15.2801218438653">
                <text:p>15.2801218438653</text:p>
              </table:table-cell>
              <table:table-cell office:value-type="float" office:value="66.8929283999239">
                <text:p>66.89292839992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.930954">
                <text:p>17.930954</text:p>
              </table:table-cell>
              <table:table-cell office:value-type="float" office:value="65.434009">
                <text:p>65.434009</text:p>
              </table:table-cell>
              <table:table-cell office:value-type="float" office:value="20.9176662628383">
                <text:p>20.9176662628383</text:p>
              </table:table-cell>
              <table:table-cell office:value-type="float" office:value="64.8599446664875">
                <text:p>64.8599446664875</text:p>
              </table:table-cell>
              <table:table-cell office:value-type="float" office:value="15.2918686703462">
                <text:p>15.2918686703462</text:p>
              </table:table-cell>
              <table:table-cell office:value-type="float" office:value="66.9457062655945">
                <text:p>66.94570626559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.964972">
                <text:p>17.964972</text:p>
              </table:table-cell>
              <table:table-cell office:value-type="float" office:value="65.528044">
                <text:p>65.528044</text:p>
              </table:table-cell>
              <table:table-cell office:value-type="float" office:value="20.9604081714004">
                <text:p>20.9604081714004</text:p>
              </table:table-cell>
              <table:table-cell office:value-type="float" office:value="65.0013921766233">
                <text:p>65.0013921766233</text:p>
              </table:table-cell>
              <table:table-cell office:value-type="float" office:value="15.3022572940948">
                <text:p>15.3022572940948</text:p>
              </table:table-cell>
              <table:table-cell office:value-type="float" office:value="66.9977209695943">
                <text:p>66.99772096959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.997482">
                <text:p>17.997482</text:p>
              </table:table-cell>
              <table:table-cell office:value-type="float" office:value="65.622611">
                <text:p>65.622611</text:p>
              </table:table-cell>
              <table:table-cell office:value-type="float" office:value="21.0010292509972">
                <text:p>21.0010292509972</text:p>
              </table:table-cell>
              <table:table-cell office:value-type="float" office:value="65.1443810228685">
                <text:p>65.1443810228685</text:p>
              </table:table-cell>
              <table:table-cell office:value-type="float" office:value="15.3113902686669">
                <text:p>15.3113902686669</text:p>
              </table:table-cell>
              <table:table-cell office:value-type="float" office:value="67.0491141408532">
                <text:p>67.04911414085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.028449">
                <text:p>18.028449</text:p>
              </table:table-cell>
              <table:table-cell office:value-type="float" office:value="65.717694">
                <text:p>65.717694</text:p>
              </table:table-cell>
              <table:table-cell office:value-type="float" office:value="21.0394229524194">
                <text:p>21.0394229524194</text:p>
              </table:table-cell>
              <table:table-cell office:value-type="float" office:value="65.2886999932218">
                <text:p>65.2886999932218</text:p>
              </table:table-cell>
              <table:table-cell office:value-type="float" office:value="15.3193635877475">
                <text:p>15.3193635877475</text:p>
              </table:table-cell>
              <table:table-cell office:value-type="float" office:value="67.1000312342235">
                <text:p>67.10003123422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.057849">
                <text:p>18.057849</text:p>
              </table:table-cell>
              <table:table-cell office:value-type="float" office:value="65.813273">
                <text:p>65.813273</text:p>
              </table:table-cell>
              <table:table-cell office:value-type="float" office:value="21.0755044449623">
                <text:p>21.0755044449623</text:p>
              </table:table-cell>
              <table:table-cell office:value-type="float" office:value="65.4341218223815">
                <text:p>65.4341218223815</text:p>
              </table:table-cell>
              <table:table-cell office:value-type="float" office:value="15.3262780150741">
                <text:p>15.3262780150741</text:p>
              </table:table-cell>
              <table:table-cell office:value-type="float" office:value="67.1506285825999">
                <text:p>67.15062858259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.085659">
                <text:p>18.085659</text:p>
              </table:table-cell>
              <table:table-cell office:value-type="float" office:value="65.909327">
                <text:p>65.909327</text:p>
              </table:table-cell>
              <table:table-cell office:value-type="float" office:value="21.1092034869665">
                <text:p>21.1092034869665</text:p>
              </table:table-cell>
              <table:table-cell office:value-type="float" office:value="65.5804216407635">
                <text:p>65.5804216407635</text:p>
              </table:table-cell>
              <table:table-cell office:value-type="float" office:value="15.3322213585679">
                <text:p>15.3322213585679</text:p>
              </table:table-cell>
              <table:table-cell office:value-type="float" office:value="67.2010627139697">
                <text:p>67.20106271396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.16428">
                <text:p>18.16428</text:p>
              </table:table-cell>
              <table:table-cell office:value-type="float" office:value="66.198838">
                <text:p>66.198838</text:p>
              </table:table-cell>
              <table:table-cell office:value-type="float" office:value="21.1928858765116">
                <text:p>21.1928858765116</text:p>
              </table:table-cell>
              <table:table-cell office:value-type="float" office:value="65.9203663771019">
                <text:p>65.9203663771019</text:p>
              </table:table-cell>
              <table:table-cell office:value-type="float" office:value="15.3896976701857">
                <text:p>15.3896976701857</text:p>
              </table:table-cell>
              <table:table-cell office:value-type="float" office:value="67.4445076572857">
                <text:p>67.44450765728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.188877">
                <text:p>18.188877</text:p>
              </table:table-cell>
              <table:table-cell office:value-type="float" office:value="66.295765">
                <text:p>66.295765</text:p>
              </table:table-cell>
              <table:table-cell office:value-type="float" office:value="21.2216957771282">
                <text:p>21.2216957771282</text:p>
              </table:table-cell>
              <table:table-cell office:value-type="float" office:value="66.067707408373">
                <text:p>66.067707408373</text:p>
              </table:table-cell>
              <table:table-cell office:value-type="float" office:value="15.3939589972983">
                <text:p>15.3939589972983</text:p>
              </table:table-cell>
              <table:table-cell office:value-type="float" office:value="67.495112054932">
                <text:p>67.4951120549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.211863">
                <text:p>18.211863</text:p>
              </table:table-cell>
              <table:table-cell office:value-type="float" office:value="66.393086">
                <text:p>66.393086</text:p>
              </table:table-cell>
              <table:table-cell office:value-type="float" office:value="21.2480379512549">
                <text:p>21.2480379512549</text:p>
              </table:table-cell>
              <table:table-cell office:value-type="float" office:value="66.2152049572426">
                <text:p>66.2152049572426</text:p>
              </table:table-cell>
              <table:table-cell office:value-type="float" office:value="15.3974967626802">
                <text:p>15.3974967626802</text:p>
              </table:table-cell>
              <table:table-cell office:value-type="float" office:value="67.5460572408531">
                <text:p>67.54605724085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.233245">
                <text:p>18.233245</text:p>
              </table:table-cell>
              <table:table-cell office:value-type="float" office:value="66.490772">
                <text:p>66.490772</text:p>
              </table:table-cell>
              <table:table-cell office:value-type="float" office:value="21.2719251868897">
                <text:p>21.2719251868897</text:p>
              </table:table-cell>
              <table:table-cell office:value-type="float" office:value="66.362620832218">
                <text:p>66.362620832218</text:p>
              </table:table-cell>
              <table:table-cell office:value-type="float" office:value="15.4003803370877">
                <text:p>15.4003803370877</text:p>
              </table:table-cell>
              <table:table-cell office:value-type="float" office:value="67.5975139760824">
                <text:p>67.59751397608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.253036">
                <text:p>18.253036</text:p>
              </table:table-cell>
              <table:table-cell office:value-type="float" office:value="66.588793">
                <text:p>66.588793</text:p>
              </table:table-cell>
              <table:table-cell office:value-type="float" office:value="21.2933889153062">
                <text:p>21.2933889153062</text:p>
              </table:table-cell>
              <table:table-cell office:value-type="float" office:value="66.5097098134854">
                <text:p>66.5097098134854</text:p>
              </table:table-cell>
              <table:table-cell office:value-type="float" office:value="15.4026750865529">
                <text:p>15.4026750865529</text:p>
              </table:table-cell>
              <table:table-cell office:value-type="float" office:value="67.6496618246401">
                <text:p>67.64966182464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.271256">
                <text:p>18.271256</text:p>
              </table:table-cell>
              <table:table-cell office:value-type="float" office:value="66.687118">
                <text:p>66.687118</text:p>
              </table:table-cell>
              <table:table-cell office:value-type="float" office:value="21.312480467679">
                <text:p>21.312480467679</text:p>
              </table:table-cell>
              <table:table-cell office:value-type="float" office:value="66.6562353642544">
                <text:p>66.6562353642544</text:p>
              </table:table-cell>
              <table:table-cell office:value-type="float" office:value="15.404438034059">
                <text:p>15.404438034059</text:p>
              </table:table-cell>
              <table:table-cell office:value-type="float" office:value="67.7026743746823">
                <text:p>67.70267437468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.287933">
                <text:p>18.287933</text:p>
              </table:table-cell>
              <table:table-cell office:value-type="float" office:value="66.785717">
                <text:p>66.785717</text:p>
              </table:table-cell>
              <table:table-cell office:value-type="float" office:value="21.3292708745994">
                <text:p>21.3292708745994</text:p>
              </table:table-cell>
              <table:table-cell office:value-type="float" office:value="66.8019630003538">
                <text:p>66.8019630003538</text:p>
              </table:table-cell>
              <table:table-cell office:value-type="float" office:value="15.4057227941832">
                <text:p>15.4057227941832</text:p>
              </table:table-cell>
              <table:table-cell office:value-type="float" office:value="67.7567290130489">
                <text:p>67.75672901304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.303101">
                <text:p>18.303101</text:p>
              </table:table-cell>
              <table:table-cell office:value-type="float" office:value="66.884559">
                <text:p>66.884559</text:p>
              </table:table-cell>
              <table:table-cell office:value-type="float" office:value="21.3438480287966">
                <text:p>21.3438480287966</text:p>
              </table:table-cell>
              <table:table-cell office:value-type="float" office:value="66.9466678308115">
                <text:p>66.9466678308115</text:p>
              </table:table-cell>
              <table:table-cell office:value-type="float" office:value="15.4065752708752">
                <text:p>15.4065752708752</text:p>
              </table:table-cell>
              <table:table-cell office:value-type="float" office:value="67.811995628842">
                <text:p>67.8119956288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3168">
                <text:p>18.3168</text:p>
              </table:table-cell>
              <table:table-cell office:value-type="float" office:value="66.983615">
                <text:p>66.983615</text:p>
              </table:table-cell>
              <table:table-cell office:value-type="float" office:value="21.3563156625043">
                <text:p>21.3563156625043</text:p>
              </table:table-cell>
              <table:table-cell office:value-type="float" office:value="67.0901257383838">
                <text:p>67.0901257383838</text:p>
              </table:table-cell>
              <table:table-cell office:value-type="float" office:value="15.4070384581553">
                <text:p>15.4070384581553</text:p>
              </table:table-cell>
              <table:table-cell office:value-type="float" office:value="67.8686504623411">
                <text:p>67.86865046234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.329077">
                <text:p>18.329077</text:p>
              </table:table-cell>
              <table:table-cell office:value-type="float" office:value="67.082858">
                <text:p>67.082858</text:p>
              </table:table-cell>
              <table:table-cell office:value-type="float" office:value="21.3667929535805">
                <text:p>21.3667929535805</text:p>
              </table:table-cell>
              <table:table-cell office:value-type="float" office:value="67.2321288456541">
                <text:p>67.2321288456541</text:p>
              </table:table-cell>
              <table:table-cell office:value-type="float" office:value="15.4071497426171">
                <text:p>15.4071497426171</text:p>
              </table:table-cell>
              <table:table-cell office:value-type="float" office:value="67.9268610228398">
                <text:p>67.92686102283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.339986">
                <text:p>18.339986</text:p>
              </table:table-cell>
              <table:table-cell office:value-type="float" office:value="67.18226">
                <text:p>67.18226</text:p>
              </table:table-cell>
              <table:table-cell office:value-type="float" office:value="21.375413284781">
                <text:p>21.375413284781</text:p>
              </table:table-cell>
              <table:table-cell office:value-type="float" office:value="67.3724735610498">
                <text:p>67.3724735610498</text:p>
              </table:table-cell>
              <table:table-cell office:value-type="float" office:value="15.4069449810829">
                <text:p>15.4069449810829</text:p>
              </table:table-cell>
              <table:table-cell office:value-type="float" office:value="67.9867911562332">
                <text:p>67.98679115623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.349586">
                <text:p>18.349586</text:p>
              </table:table-cell>
              <table:table-cell office:value-type="float" office:value="67.281798">
                <text:p>67.281798</text:p>
              </table:table-cell>
              <table:table-cell office:value-type="float" office:value="21.3823203360842">
                <text:p>21.3823203360842</text:p>
              </table:table-cell>
              <table:table-cell office:value-type="float" office:value="67.510975762307">
                <text:p>67.510975762307</text:p>
              </table:table-cell>
              <table:table-cell office:value-type="float" office:value="15.4064553267397">
                <text:p>15.4064553267397</text:p>
              </table:table-cell>
              <table:table-cell office:value-type="float" office:value="68.0485977392504">
                <text:p>68.04859773925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.357941">
                <text:p>18.357941</text:p>
              </table:table-cell>
              <table:table-cell office:value-type="float" office:value="67.381447">
                <text:p>67.381447</text:p>
              </table:table-cell>
              <table:table-cell office:value-type="float" office:value="21.3876670476225">
                <text:p>21.3876670476225</text:p>
              </table:table-cell>
              <table:table-cell office:value-type="float" office:value="67.647454662216">
                <text:p>67.647454662216</text:p>
              </table:table-cell>
              <table:table-cell office:value-type="float" office:value="15.4057111726114">
                <text:p>15.4057111726114</text:p>
              </table:table-cell>
              <table:table-cell office:value-type="float" office:value="68.1124319836192">
                <text:p>68.11243198361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.365121">
                <text:p>18.365121</text:p>
              </table:table-cell>
              <table:table-cell office:value-type="float" office:value="67.481189">
                <text:p>67.481189</text:p>
              </table:table-cell>
              <table:table-cell office:value-type="float" office:value="21.3916150516109">
                <text:p>21.3916150516109</text:p>
              </table:table-cell>
              <table:table-cell office:value-type="float" office:value="67.7817447445196">
                <text:p>67.7817447445196</text:p>
              </table:table-cell>
              <table:table-cell office:value-type="float" office:value="15.404743682686">
                <text:p>15.404743682686</text:p>
              </table:table-cell>
              <table:table-cell office:value-type="float" office:value="68.1784451503012">
                <text:p>68.17844515030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.371203">
                <text:p>18.371203</text:p>
              </table:table-cell>
              <table:table-cell office:value-type="float" office:value="67.581003">
                <text:p>67.581003</text:p>
              </table:table-cell>
              <table:table-cell office:value-type="float" office:value="21.394333209807">
                <text:p>21.394333209807</text:p>
              </table:table-cell>
              <table:table-cell office:value-type="float" office:value="67.9136946508601">
                <text:p>67.9136946508601</text:p>
              </table:table-cell>
              <table:table-cell office:value-type="float" office:value="15.4035852390928">
                <text:p>15.4035852390928</text:p>
              </table:table-cell>
              <table:table-cell office:value-type="float" office:value="68.2467693442589">
                <text:p>68.24676934425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.376265">
                <text:p>18.376265</text:p>
              </table:table-cell>
              <table:table-cell office:value-type="float" office:value="67.680875">
                <text:p>67.680875</text:p>
              </table:table-cell>
              <table:table-cell office:value-type="float" office:value="21.3959911634487">
                <text:p>21.3959911634487</text:p>
              </table:table-cell>
              <table:table-cell office:value-type="float" office:value="68.0431647980672">
                <text:p>68.0431647980672</text:p>
              </table:table-cell>
              <table:table-cell office:value-type="float" office:value="15.4022678838511">
                <text:p>15.4022678838511</text:p>
              </table:table-cell>
              <table:table-cell office:value-type="float" office:value="68.3175390818657">
                <text:p>68.31753908186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.380392">
                <text:p>18.380392</text:p>
              </table:table-cell>
              <table:table-cell office:value-type="float" office:value="67.780789">
                <text:p>67.780789</text:p>
              </table:table-cell>
              <table:table-cell office:value-type="float" office:value="21.3967621662279">
                <text:p>21.3967621662279</text:p>
              </table:table-cell>
              <table:table-cell office:value-type="float" office:value="68.1700331653905">
                <text:p>68.1700331653905</text:p>
              </table:table-cell>
              <table:table-cell office:value-type="float" office:value="15.400827518847">
                <text:p>15.400827518847</text:p>
              </table:table-cell>
              <table:table-cell office:value-type="float" office:value="68.3908672758396">
                <text:p>68.39086727583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.383671">
                <text:p>18.383671</text:p>
              </table:table-cell>
              <table:table-cell office:value-type="float" office:value="67.880735">
                <text:p>67.880735</text:p>
              </table:table-cell>
              <table:table-cell office:value-type="float" office:value="21.3968187340126">
                <text:p>21.3968187340126</text:p>
              </table:table-cell>
              <table:table-cell office:value-type="float" office:value="68.2941847950355">
                <text:p>68.2941847950355</text:p>
              </table:table-cell>
              <table:table-cell office:value-type="float" office:value="15.3993042910577">
                <text:p>15.3993042910577</text:p>
              </table:table-cell>
              <table:table-cell office:value-type="float" office:value="68.466870945457">
                <text:p>68.4668709454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.386195">
                <text:p>18.386195</text:p>
              </table:table-cell>
              <table:table-cell office:value-type="float" office:value="67.980703">
                <text:p>67.980703</text:p>
              </table:table-cell>
              <table:table-cell office:value-type="float" office:value="21.3963330583673">
                <text:p>21.3963330583673</text:p>
              </table:table-cell>
              <table:table-cell office:value-type="float" office:value="68.4155235027006">
                <text:p>68.4155235027006</text:p>
              </table:table-cell>
              <table:table-cell office:value-type="float" office:value="15.3977442412091">
                <text:p>15.3977442412091</text:p>
              </table:table-cell>
              <table:table-cell office:value-type="float" office:value="68.5456473001591">
                <text:p>68.54564730015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.388057">
                <text:p>18.388057</text:p>
              </table:table-cell>
              <table:table-cell office:value-type="float" office:value="68.080685">
                <text:p>68.080685</text:p>
              </table:table-cell>
              <table:table-cell office:value-type="float" office:value="21.3954708033682">
                <text:p>21.3954708033682</text:p>
              </table:table-cell>
              <table:table-cell office:value-type="float" office:value="68.5339644009332">
                <text:p>68.5339644009332</text:p>
              </table:table-cell>
              <table:table-cell office:value-type="float" office:value="15.3961965694842">
                <text:p>15.3961965694842</text:p>
              </table:table-cell>
              <table:table-cell office:value-type="float" office:value="68.6272846380475">
                <text:p>68.62728463804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.389355">
                <text:p>18.389355</text:p>
              </table:table-cell>
              <table:table-cell office:value-type="float" office:value="68.180677">
                <text:p>68.180677</text:p>
              </table:table-cell>
              <table:table-cell office:value-type="float" office:value="21.3943940740312">
                <text:p>21.3943940740312</text:p>
              </table:table-cell>
              <table:table-cell office:value-type="float" office:value="68.6494415075576">
                <text:p>68.6494415075576</text:p>
              </table:table-cell>
              <table:table-cell office:value-type="float" office:value="15.3947187383302">
                <text:p>15.3947187383302</text:p>
              </table:table-cell>
              <table:table-cell office:value-type="float" office:value="68.711858381726">
                <text:p>68.7118583817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.390188">
                <text:p>18.390188</text:p>
              </table:table-cell>
              <table:table-cell office:value-type="float" office:value="68.280673">
                <text:p>68.280673</text:p>
              </table:table-cell>
              <table:table-cell office:value-type="float" office:value="21.3932582359225">
                <text:p>21.3932582359225</text:p>
              </table:table-cell>
              <table:table-cell office:value-type="float" office:value="68.7618893319304">
                <text:p>68.7618893319304</text:p>
              </table:table-cell>
              <table:table-cell office:value-type="float" office:value="15.393375723231">
                <text:p>15.393375723231</text:p>
              </table:table-cell>
              <table:table-cell office:value-type="float" office:value="68.7994370868515">
                <text:p>68.79943708685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.390657">
                <text:p>18.390657</text:p>
              </table:table-cell>
              <table:table-cell office:value-type="float" office:value="68.380672">
                <text:p>68.380672</text:p>
              </table:table-cell>
              <table:table-cell office:value-type="float" office:value="21.392209755107">
                <text:p>21.392209755107</text:p>
              </table:table-cell>
              <table:table-cell office:value-type="float" office:value="68.8712645583515">
                <text:p>68.8712645583515</text:p>
              </table:table-cell>
              <table:table-cell office:value-type="float" office:value="15.3922392397578">
                <text:p>15.3922392397578</text:p>
              </table:table-cell>
              <table:table-cell office:value-type="float" office:value="68.89007452754">
                <text:p>68.890074527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.390866">
                <text:p>18.390866</text:p>
              </table:table-cell>
              <table:table-cell office:value-type="float" office:value="68.480672">
                <text:p>68.480672</text:p>
              </table:table-cell>
              <table:table-cell office:value-type="float" office:value="21.391387855591">
                <text:p>21.391387855591</text:p>
              </table:table-cell>
              <table:table-cell office:value-type="float" office:value="68.9775307265216">
                <text:p>68.9775307265216</text:p>
              </table:table-cell>
              <table:table-cell office:value-type="float" office:value="15.3913911442177">
                <text:p>15.3913911442177</text:p>
              </table:table-cell>
              <table:table-cell office:value-type="float" office:value="68.9838127253739">
                <text:p>68.98381272537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.390919">
                <text:p>18.390919</text:p>
              </table:table-cell>
              <table:table-cell office:value-type="float" office:value="68.580672">
                <text:p>68.580672</text:p>
              </table:table-cell>
              <table:table-cell office:value-type="float" office:value="21.390919">
                <text:p>21.390919</text:p>
              </table:table-cell>
              <table:table-cell office:value-type="float" office:value="69.080672">
                <text:p>69.080672</text:p>
              </table:table-cell>
              <table:table-cell office:value-type="float" office:value="15.390919">
                <text:p>15.390919</text:p>
              </table:table-cell>
              <table:table-cell office:value-type="float" office:value="69.080672">
                <text:p>69.0806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.390919">
                <text:p>18.390919</text:p>
              </table:table-cell>
              <table:table-cell office:value-type="float" office:value="68.680672">
                <text:p>68.680672</text:p>
              </table:table-cell>
              <table:table-cell office:value-type="float" office:value="21.390919">
                <text:p>21.390919</text:p>
              </table:table-cell>
              <table:table-cell office:value-type="float" office:value="69.180672">
                <text:p>69.180672</text:p>
              </table:table-cell>
              <table:table-cell office:value-type="float" office:value="15.390919">
                <text:p>15.390919</text:p>
              </table:table-cell>
              <table:table-cell office:value-type="float" office:value="69.180672">
                <text:p>69.1806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.390971">
                <text:p>18.390971</text:p>
              </table:table-cell>
              <table:table-cell office:value-type="float" office:value="68.780672">
                <text:p>68.780672</text:p>
              </table:table-cell>
              <table:table-cell office:value-type="float" office:value="21.391492855591">
                <text:p>21.391492855591</text:p>
              </table:table-cell>
              <table:table-cell office:value-type="float" office:value="69.2775307265216">
                <text:p>69.2775307265216</text:p>
              </table:table-cell>
              <table:table-cell office:value-type="float" office:value="15.3914961442177">
                <text:p>15.3914961442177</text:p>
              </table:table-cell>
              <table:table-cell office:value-type="float" office:value="69.2838127253739">
                <text:p>69.28381272537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.39118">
                <text:p>18.39118</text:p>
              </table:table-cell>
              <table:table-cell office:value-type="float" office:value="68.880672">
                <text:p>68.880672</text:p>
              </table:table-cell>
              <table:table-cell office:value-type="float" office:value="21.392732755107">
                <text:p>21.392732755107</text:p>
              </table:table-cell>
              <table:table-cell office:value-type="float" office:value="69.3712645583515">
                <text:p>69.3712645583515</text:p>
              </table:table-cell>
              <table:table-cell office:value-type="float" office:value="15.3927622397578">
                <text:p>15.3927622397578</text:p>
              </table:table-cell>
              <table:table-cell office:value-type="float" office:value="69.39007452754">
                <text:p>69.390074527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.39165">
                <text:p>18.39165</text:p>
              </table:table-cell>
              <table:table-cell office:value-type="float" office:value="68.980671">
                <text:p>68.980671</text:p>
              </table:table-cell>
              <table:table-cell office:value-type="float" office:value="21.3947202359225">
                <text:p>21.3947202359225</text:p>
              </table:table-cell>
              <table:table-cell office:value-type="float" office:value="69.4618873319304">
                <text:p>69.4618873319304</text:p>
              </table:table-cell>
              <table:table-cell office:value-type="float" office:value="15.3948377232311">
                <text:p>15.3948377232311</text:p>
              </table:table-cell>
              <table:table-cell office:value-type="float" office:value="69.4994350868515">
                <text:p>69.49943508685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.392483">
                <text:p>18.392483</text:p>
              </table:table-cell>
              <table:table-cell office:value-type="float" office:value="69.080667">
                <text:p>69.080667</text:p>
              </table:table-cell>
              <table:table-cell office:value-type="float" office:value="21.3975220740312">
                <text:p>21.3975220740312</text:p>
              </table:table-cell>
              <table:table-cell office:value-type="float" office:value="69.5494315075576">
                <text:p>69.5494315075576</text:p>
              </table:table-cell>
              <table:table-cell office:value-type="float" office:value="15.3978467383302">
                <text:p>15.3978467383302</text:p>
              </table:table-cell>
              <table:table-cell office:value-type="float" office:value="69.611848381726">
                <text:p>69.6118483817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.393781">
                <text:p>18.393781</text:p>
              </table:table-cell>
              <table:table-cell office:value-type="float" office:value="69.180659">
                <text:p>69.180659</text:p>
              </table:table-cell>
              <table:table-cell office:value-type="float" office:value="21.4011948033682">
                <text:p>21.4011948033682</text:p>
              </table:table-cell>
              <table:table-cell office:value-type="float" office:value="69.6339384009332">
                <text:p>69.6339384009332</text:p>
              </table:table-cell>
              <table:table-cell office:value-type="float" office:value="15.4019205694842">
                <text:p>15.4019205694842</text:p>
              </table:table-cell>
              <table:table-cell office:value-type="float" office:value="69.7272586380475">
                <text:p>69.72725863804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.395643">
                <text:p>18.395643</text:p>
              </table:table-cell>
              <table:table-cell office:value-type="float" office:value="69.280641">
                <text:p>69.280641</text:p>
              </table:table-cell>
              <table:table-cell office:value-type="float" office:value="21.4057810583673">
                <text:p>21.4057810583673</text:p>
              </table:table-cell>
              <table:table-cell office:value-type="float" office:value="69.7154615027006">
                <text:p>69.7154615027006</text:p>
              </table:table-cell>
              <table:table-cell office:value-type="float" office:value="15.4071922412091">
                <text:p>15.4071922412091</text:p>
              </table:table-cell>
              <table:table-cell office:value-type="float" office:value="69.8455853001591">
                <text:p>69.84558530015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.398166">
                <text:p>18.398166</text:p>
              </table:table-cell>
              <table:table-cell office:value-type="float" office:value="69.380609">
                <text:p>69.380609</text:p>
              </table:table-cell>
              <table:table-cell office:value-type="float" office:value="21.4113137340126">
                <text:p>21.4113137340126</text:p>
              </table:table-cell>
              <table:table-cell office:value-type="float" office:value="69.7940587950355">
                <text:p>69.7940587950355</text:p>
              </table:table-cell>
              <table:table-cell office:value-type="float" office:value="15.4137992910577">
                <text:p>15.4137992910577</text:p>
              </table:table-cell>
              <table:table-cell office:value-type="float" office:value="69.966744945457">
                <text:p>69.9667449454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.401446">
                <text:p>18.401446</text:p>
              </table:table-cell>
              <table:table-cell office:value-type="float" office:value="69.480555">
                <text:p>69.480555</text:p>
              </table:table-cell>
              <table:table-cell office:value-type="float" office:value="21.4178161662279">
                <text:p>21.4178161662279</text:p>
              </table:table-cell>
              <table:table-cell office:value-type="float" office:value="69.8697991653905">
                <text:p>69.8697991653905</text:p>
              </table:table-cell>
              <table:table-cell office:value-type="float" office:value="15.421881518847">
                <text:p>15.421881518847</text:p>
              </table:table-cell>
              <table:table-cell office:value-type="float" office:value="70.0906332758396">
                <text:p>70.09063327583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.405572">
                <text:p>18.405572</text:p>
              </table:table-cell>
              <table:table-cell office:value-type="float" office:value="69.580469">
                <text:p>69.580469</text:p>
              </table:table-cell>
              <table:table-cell office:value-type="float" office:value="21.4252981634487">
                <text:p>21.4252981634487</text:p>
              </table:table-cell>
              <table:table-cell office:value-type="float" office:value="69.9427587980672">
                <text:p>69.9427587980672</text:p>
              </table:table-cell>
              <table:table-cell office:value-type="float" office:value="15.4315748838511">
                <text:p>15.4315748838511</text:p>
              </table:table-cell>
              <table:table-cell office:value-type="float" office:value="70.2171330818657">
                <text:p>70.21713308186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.410634">
                <text:p>18.410634</text:p>
              </table:table-cell>
              <table:table-cell office:value-type="float" office:value="69.680341">
                <text:p>69.680341</text:p>
              </table:table-cell>
              <table:table-cell office:value-type="float" office:value="21.433764209807">
                <text:p>21.433764209807</text:p>
              </table:table-cell>
              <table:table-cell office:value-type="float" office:value="70.0130326508601">
                <text:p>70.0130326508601</text:p>
              </table:table-cell>
              <table:table-cell office:value-type="float" office:value="15.4430162390928">
                <text:p>15.4430162390928</text:p>
              </table:table-cell>
              <table:table-cell office:value-type="float" office:value="70.3461073442589">
                <text:p>70.34610734425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416716">
                <text:p>18.416716</text:p>
              </table:table-cell>
              <table:table-cell office:value-type="float" office:value="69.780155">
                <text:p>69.780155</text:p>
              </table:table-cell>
              <table:table-cell office:value-type="float" office:value="21.4432100516109">
                <text:p>21.4432100516109</text:p>
              </table:table-cell>
              <table:table-cell office:value-type="float" office:value="70.0807107445196">
                <text:p>70.0807107445196</text:p>
              </table:table-cell>
              <table:table-cell office:value-type="float" office:value="15.456338682686">
                <text:p>15.456338682686</text:p>
              </table:table-cell>
              <table:table-cell office:value-type="float" office:value="70.4774111503012">
                <text:p>70.47741115030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.423897">
                <text:p>18.423897</text:p>
              </table:table-cell>
              <table:table-cell office:value-type="float" office:value="69.879897">
                <text:p>69.879897</text:p>
              </table:table-cell>
              <table:table-cell office:value-type="float" office:value="21.4536230476225">
                <text:p>21.4536230476225</text:p>
              </table:table-cell>
              <table:table-cell office:value-type="float" office:value="70.145904662216">
                <text:p>70.145904662216</text:p>
              </table:table-cell>
              <table:table-cell office:value-type="float" office:value="15.4716671726114">
                <text:p>15.4716671726114</text:p>
              </table:table-cell>
              <table:table-cell office:value-type="float" office:value="70.6108819836192">
                <text:p>70.61088198361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.432252">
                <text:p>18.432252</text:p>
              </table:table-cell>
              <table:table-cell office:value-type="float" office:value="69.979546">
                <text:p>69.979546</text:p>
              </table:table-cell>
              <table:table-cell office:value-type="float" office:value="21.4649863360842">
                <text:p>21.4649863360842</text:p>
              </table:table-cell>
              <table:table-cell office:value-type="float" office:value="70.208723762307">
                <text:p>70.208723762307</text:p>
              </table:table-cell>
              <table:table-cell office:value-type="float" office:value="15.4891213267397">
                <text:p>15.4891213267397</text:p>
              </table:table-cell>
              <table:table-cell office:value-type="float" office:value="70.7463457392504">
                <text:p>70.74634573925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.441851">
                <text:p>18.441851</text:p>
              </table:table-cell>
              <table:table-cell office:value-type="float" office:value="70.079084">
                <text:p>70.079084</text:p>
              </table:table-cell>
              <table:table-cell office:value-type="float" office:value="21.477278284781">
                <text:p>21.477278284781</text:p>
              </table:table-cell>
              <table:table-cell office:value-type="float" office:value="70.2692975610498">
                <text:p>70.2692975610498</text:p>
              </table:table-cell>
              <table:table-cell office:value-type="float" office:value="15.5088099810829">
                <text:p>15.5088099810829</text:p>
              </table:table-cell>
              <table:table-cell office:value-type="float" office:value="70.8836151562332">
                <text:p>70.88361515623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.45276">
                <text:p>18.45276</text:p>
              </table:table-cell>
              <table:table-cell office:value-type="float" office:value="70.178486">
                <text:p>70.178486</text:p>
              </table:table-cell>
              <table:table-cell office:value-type="float" office:value="21.4904759535805">
                <text:p>21.4904759535805</text:p>
              </table:table-cell>
              <table:table-cell office:value-type="float" office:value="70.3277568456541">
                <text:p>70.3277568456541</text:p>
              </table:table-cell>
              <table:table-cell office:value-type="float" office:value="15.5308327426171">
                <text:p>15.5308327426171</text:p>
              </table:table-cell>
              <table:table-cell office:value-type="float" office:value="71.0224890228398">
                <text:p>71.02248902283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.465038">
                <text:p>18.465038</text:p>
              </table:table-cell>
              <table:table-cell office:value-type="float" office:value="70.277729">
                <text:p>70.277729</text:p>
              </table:table-cell>
              <table:table-cell office:value-type="float" office:value="21.5045536625043">
                <text:p>21.5045536625043</text:p>
              </table:table-cell>
              <table:table-cell office:value-type="float" office:value="70.3842397383838">
                <text:p>70.3842397383838</text:p>
              </table:table-cell>
              <table:table-cell office:value-type="float" office:value="15.5552764581553">
                <text:p>15.5552764581553</text:p>
              </table:table-cell>
              <table:table-cell office:value-type="float" office:value="71.1627644623411">
                <text:p>71.16276446234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.478737">
                <text:p>18.478737</text:p>
              </table:table-cell>
              <table:table-cell office:value-type="float" office:value="70.376785">
                <text:p>70.376785</text:p>
              </table:table-cell>
              <table:table-cell office:value-type="float" office:value="21.5194840287966">
                <text:p>21.5194840287966</text:p>
              </table:table-cell>
              <table:table-cell office:value-type="float" office:value="70.4388938308115">
                <text:p>70.4388938308115</text:p>
              </table:table-cell>
              <table:table-cell office:value-type="float" office:value="15.5822112708752">
                <text:p>15.5822112708752</text:p>
              </table:table-cell>
              <table:table-cell office:value-type="float" office:value="71.304221628842">
                <text:p>71.3042216288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.493905">
                <text:p>18.493905</text:p>
              </table:table-cell>
              <table:table-cell office:value-type="float" office:value="70.475627">
                <text:p>70.475627</text:p>
              </table:table-cell>
              <table:table-cell office:value-type="float" office:value="21.5352428745994">
                <text:p>21.5352428745994</text:p>
              </table:table-cell>
              <table:table-cell office:value-type="float" office:value="70.4918730003538">
                <text:p>70.4918730003538</text:p>
              </table:table-cell>
              <table:table-cell office:value-type="float" office:value="15.6116947941832">
                <text:p>15.6116947941832</text:p>
              </table:table-cell>
              <table:table-cell office:value-type="float" office:value="71.4466390130489">
                <text:p>71.44663901304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.510582">
                <text:p>18.510582</text:p>
              </table:table-cell>
              <table:table-cell office:value-type="float" office:value="70.574226">
                <text:p>70.574226</text:p>
              </table:table-cell>
              <table:table-cell office:value-type="float" office:value="21.551806467679">
                <text:p>21.551806467679</text:p>
              </table:table-cell>
              <table:table-cell office:value-type="float" office:value="70.5433433642544">
                <text:p>70.5433433642544</text:p>
              </table:table-cell>
              <table:table-cell office:value-type="float" office:value="15.643764034059">
                <text:p>15.643764034059</text:p>
              </table:table-cell>
              <table:table-cell office:value-type="float" office:value="71.5897823746822">
                <text:p>71.58978237468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.528802">
                <text:p>18.528802</text:p>
              </table:table-cell>
              <table:table-cell office:value-type="float" office:value="70.672551">
                <text:p>70.672551</text:p>
              </table:table-cell>
              <table:table-cell office:value-type="float" office:value="21.5691549153062">
                <text:p>21.5691549153062</text:p>
              </table:table-cell>
              <table:table-cell office:value-type="float" office:value="70.5934678134854">
                <text:p>70.5934678134854</text:p>
              </table:table-cell>
              <table:table-cell office:value-type="float" office:value="15.6784410865529">
                <text:p>15.6784410865529</text:p>
              </table:table-cell>
              <table:table-cell office:value-type="float" office:value="71.7334198246401">
                <text:p>71.73341982464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.548593">
                <text:p>18.548593</text:p>
              </table:table-cell>
              <table:table-cell office:value-type="float" office:value="70.770572">
                <text:p>70.770572</text:p>
              </table:table-cell>
              <table:table-cell office:value-type="float" office:value="21.5872731868897">
                <text:p>21.5872731868897</text:p>
              </table:table-cell>
              <table:table-cell office:value-type="float" office:value="70.642420832218">
                <text:p>70.642420832218</text:p>
              </table:table-cell>
              <table:table-cell office:value-type="float" office:value="15.7157283370877">
                <text:p>15.7157283370877</text:p>
              </table:table-cell>
              <table:table-cell office:value-type="float" office:value="71.8773139760824">
                <text:p>71.87731397608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.569974">
                <text:p>18.569974</text:p>
              </table:table-cell>
              <table:table-cell office:value-type="float" office:value="70.868258">
                <text:p>70.868258</text:p>
              </table:table-cell>
              <table:table-cell office:value-type="float" office:value="21.6061489512549">
                <text:p>21.6061489512549</text:p>
              </table:table-cell>
              <table:table-cell office:value-type="float" office:value="70.6903769572426">
                <text:p>70.6903769572426</text:p>
              </table:table-cell>
              <table:table-cell office:value-type="float" office:value="15.7556077626802">
                <text:p>15.7556077626802</text:p>
              </table:table-cell>
              <table:table-cell office:value-type="float" office:value="72.0212292408531">
                <text:p>72.02122924085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.59296">
                <text:p>18.59296</text:p>
              </table:table-cell>
              <table:table-cell office:value-type="float" office:value="70.965579">
                <text:p>70.965579</text:p>
              </table:table-cell>
              <table:table-cell office:value-type="float" office:value="21.6257787771282">
                <text:p>21.6257787771282</text:p>
              </table:table-cell>
              <table:table-cell office:value-type="float" office:value="70.737521408373">
                <text:p>70.737521408373</text:p>
              </table:table-cell>
              <table:table-cell office:value-type="float" office:value="15.7980419972983">
                <text:p>15.7980419972983</text:p>
              </table:table-cell>
              <table:table-cell office:value-type="float" office:value="72.164926054932">
                <text:p>72.1649260549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.617557">
                <text:p>18.617557</text:p>
              </table:table-cell>
              <table:table-cell office:value-type="float" office:value="71.062506">
                <text:p>71.062506</text:p>
              </table:table-cell>
              <table:table-cell office:value-type="float" office:value="21.6461628765116">
                <text:p>21.6461628765116</text:p>
              </table:table-cell>
              <table:table-cell office:value-type="float" office:value="70.7840343771019">
                <text:p>70.7840343771019</text:p>
              </table:table-cell>
              <table:table-cell office:value-type="float" office:value="15.8429746701857">
                <text:p>15.8429746701857</text:p>
              </table:table-cell>
              <table:table-cell office:value-type="float" office:value="72.3081756572857">
                <text:p>72.30817565728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.643764">
                <text:p>18.643764</text:p>
              </table:table-cell>
              <table:table-cell office:value-type="float" office:value="71.159009">
                <text:p>71.159009</text:p>
              </table:table-cell>
              <table:table-cell office:value-type="float" office:value="21.6673084869665">
                <text:p>21.6673084869665</text:p>
              </table:table-cell>
              <table:table-cell office:value-type="float" office:value="70.8301036407634">
                <text:p>70.8301036407634</text:p>
              </table:table-cell>
              <table:table-cell office:value-type="float" office:value="15.8903263585679">
                <text:p>15.8903263585679</text:p>
              </table:table-cell>
              <table:table-cell office:value-type="float" office:value="72.4507447139697">
                <text:p>72.45074471396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.671574">
                <text:p>18.671574</text:p>
              </table:table-cell>
              <table:table-cell office:value-type="float" office:value="71.255063">
                <text:p>71.255063</text:p>
              </table:table-cell>
              <table:table-cell office:value-type="float" office:value="21.6892294449623">
                <text:p>21.6892294449623</text:p>
              </table:table-cell>
              <table:table-cell office:value-type="float" office:value="70.8759118223815">
                <text:p>70.8759118223815</text:p>
              </table:table-cell>
              <table:table-cell office:value-type="float" office:value="15.9400030150741">
                <text:p>15.9400030150741</text:p>
              </table:table-cell>
              <table:table-cell office:value-type="float" office:value="72.5924185825999">
                <text:p>72.59241858259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.700974">
                <text:p>18.700974</text:p>
              </table:table-cell>
              <table:table-cell office:value-type="float" office:value="71.350643">
                <text:p>71.350643</text:p>
              </table:table-cell>
              <table:table-cell office:value-type="float" office:value="21.7119479524194">
                <text:p>21.7119479524194</text:p>
              </table:table-cell>
              <table:table-cell office:value-type="float" office:value="70.9216489932218">
                <text:p>70.9216489932218</text:p>
              </table:table-cell>
              <table:table-cell office:value-type="float" office:value="15.9918885877475">
                <text:p>15.9918885877475</text:p>
              </table:table-cell>
              <table:table-cell office:value-type="float" office:value="72.7329802342235">
                <text:p>72.73298023422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.731942">
                <text:p>18.731942</text:p>
              </table:table-cell>
              <table:table-cell office:value-type="float" office:value="71.445726">
                <text:p>71.445726</text:p>
              </table:table-cell>
              <table:table-cell office:value-type="float" office:value="21.7354892509972">
                <text:p>21.7354892509972</text:p>
              </table:table-cell>
              <table:table-cell office:value-type="float" office:value="70.9674960228685">
                <text:p>70.9674960228685</text:p>
              </table:table-cell>
              <table:table-cell office:value-type="float" office:value="16.0458502686669">
                <text:p>16.0458502686669</text:p>
              </table:table-cell>
              <table:table-cell office:value-type="float" office:value="72.8722291408532">
                <text:p>72.87222914085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.764451">
                <text:p>18.764451</text:p>
              </table:table-cell>
              <table:table-cell office:value-type="float" office:value="71.540293">
                <text:p>71.540293</text:p>
              </table:table-cell>
              <table:table-cell office:value-type="float" office:value="21.7598871714004">
                <text:p>21.7598871714004</text:p>
              </table:table-cell>
              <table:table-cell office:value-type="float" office:value="71.0136411766233">
                <text:p>71.0136411766233</text:p>
              </table:table-cell>
              <table:table-cell office:value-type="float" office:value="16.1017362940948">
                <text:p>16.1017362940948</text:p>
              </table:table-cell>
              <table:table-cell office:value-type="float" office:value="73.0099699695943">
                <text:p>73.00996996959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.798469">
                <text:p>18.798469</text:p>
              </table:table-cell>
              <table:table-cell office:value-type="float" office:value="71.634328">
                <text:p>71.634328</text:p>
              </table:table-cell>
              <table:table-cell office:value-type="float" office:value="21.7851812628383">
                <text:p>21.7851812628383</text:p>
              </table:table-cell>
              <table:table-cell office:value-type="float" office:value="71.0602636664875">
                <text:p>71.0602636664875</text:p>
              </table:table-cell>
              <table:table-cell office:value-type="float" office:value="16.1593836703462">
                <text:p>16.1593836703462</text:p>
              </table:table-cell>
              <table:table-cell office:value-type="float" office:value="73.1460252655945">
                <text:p>73.14602526559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.833957">
                <text:p>18.833957</text:p>
              </table:table-cell>
              <table:table-cell office:value-type="float" office:value="71.727818">
                <text:p>71.727818</text:p>
              </table:table-cell>
              <table:table-cell office:value-type="float" office:value="21.8114153314541">
                <text:p>21.8114153314541</text:p>
              </table:table-cell>
              <table:table-cell office:value-type="float" office:value="71.1075423480076">
                <text:p>71.1075423480076</text:p>
              </table:table-cell>
              <table:table-cell office:value-type="float" office:value="16.2186128438653">
                <text:p>16.2186128438653</text:p>
              </table:table-cell>
              <table:table-cell office:value-type="float" office:value="73.2802273999239">
                <text:p>73.28022739992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.87087">
                <text:p>18.87087</text:p>
              </table:table-cell>
              <table:table-cell office:value-type="float" office:value="71.820755">
                <text:p>71.820755</text:p>
              </table:table-cell>
              <table:table-cell office:value-type="float" office:value="21.8386363890108">
                <text:p>21.8386363890108</text:p>
              </table:table-cell>
              <table:table-cell office:value-type="float" office:value="71.1556515041005">
                <text:p>71.1556515041005</text:p>
              </table:table-cell>
              <table:table-cell office:value-type="float" office:value="16.2792326577139">
                <text:p>16.2792326577139</text:p>
              </table:table-cell>
              <table:table-cell office:value-type="float" office:value="73.412425784449">
                <text:p>73.4124257844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.909158">
                <text:p>18.909158</text:p>
              </table:table-cell>
              <table:table-cell office:value-type="float" office:value="71.913134">
                <text:p>71.913134</text:p>
              </table:table-cell>
              <table:table-cell office:value-type="float" office:value="21.8668936738099">
                <text:p>21.8668936738099</text:p>
              </table:table-cell>
              <table:table-cell office:value-type="float" office:value="71.204755793198">
                <text:p>71.204755793198</text:p>
              </table:table-cell>
              <table:table-cell office:value-type="float" office:value="16.3410442134669">
                <text:p>16.3410442134669</text:p>
              </table:table-cell>
              <table:table-cell office:value-type="float" office:value="73.5424871168592">
                <text:p>73.54248711685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.948767">
                <text:p>18.948767</text:p>
              </table:table-cell>
              <table:table-cell office:value-type="float" office:value="72.004954">
                <text:p>72.004954</text:p>
              </table:table-cell>
              <table:table-cell office:value-type="float" office:value="21.896241862342">
                <text:p>21.896241862342</text:p>
              </table:table-cell>
              <table:table-cell office:value-type="float" office:value="71.2550260462191">
                <text:p>71.2550260462191</text:p>
              </table:table-cell>
              <table:table-cell office:value-type="float" office:value="16.4038349800919">
                <text:p>16.4038349800919</text:p>
              </table:table-cell>
              <table:table-cell office:value-type="float" office:value="73.6702831008225">
                <text:p>73.67028310082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.989637">
                <text:p>18.989637</text:p>
              </table:table-cell>
              <table:table-cell office:value-type="float" office:value="72.09622">
                <text:p>72.09622</text:p>
              </table:table-cell>
              <table:table-cell office:value-type="float" office:value="21.9267329815269">
                <text:p>21.9267329815269</text:p>
              </table:table-cell>
              <table:table-cell office:value-type="float" office:value="71.3066206108799">
                <text:p>71.3066206108799</text:p>
              </table:table-cell>
              <table:table-cell office:value-type="float" office:value="16.4673892517838">
                <text:p>16.4673892517838</text:p>
              </table:table-cell>
              <table:table-cell office:value-type="float" office:value="73.7957100107439">
                <text:p>73.79571001074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031705">
                <text:p>19.031705</text:p>
              </table:table-cell>
              <table:table-cell office:value-type="float" office:value="72.18694">
                <text:p>72.18694</text:p>
              </table:table-cell>
              <table:table-cell office:value-type="float" office:value="21.9584190397324">
                <text:p>21.9584190397324</text:p>
              </table:table-cell>
              <table:table-cell office:value-type="float" office:value="71.359688569277">
                <text:p>71.359688569277</text:p>
              </table:table-cell>
              <table:table-cell office:value-type="float" office:value="16.5314894804876">
                <text:p>16.5314894804876</text:p>
              </table:table-cell>
              <table:table-cell office:value-type="float" office:value="73.9186796905972">
                <text:p>73.91867969059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074903">
                <text:p>19.074903</text:p>
              </table:table-cell>
              <table:table-cell office:value-type="float" office:value="72.277128">
                <text:p>72.277128</text:p>
              </table:table-cell>
              <table:table-cell office:value-type="float" office:value="21.991350160378">
                <text:p>21.991350160378</text:p>
              </table:table-cell>
              <table:table-cell office:value-type="float" office:value="71.4143789282977">
                <text:p>71.4143789282977</text:p>
              </table:table-cell>
              <table:table-cell office:value-type="float" office:value="16.5959121418162">
                <text:p>16.5959121418162</text:p>
              </table:table-cell>
              <table:table-cell office:value-type="float" office:value="74.0391167414626">
                <text:p>74.03911674146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119161">
                <text:p>19.119161</text:p>
              </table:table-cell>
              <table:table-cell office:value-type="float" office:value="72.3668">
                <text:p>72.3668</text:p>
              </table:table-cell>
              <table:table-cell office:value-type="float" office:value="22.0255754617328">
                <text:p>22.0255754617328</text:p>
              </table:table-cell>
              <table:table-cell office:value-type="float" office:value="71.4708340538666">
                <text:p>71.4708340538666</text:p>
              </table:table-cell>
              <table:table-cell office:value-type="float" office:value="16.6604335727826">
                <text:p>16.6604335727826</text:p>
              </table:table-cell>
              <table:table-cell office:value-type="float" office:value="74.1569562609584">
                <text:p>74.15695626095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164404">
                <text:p>19.164404</text:p>
              </table:table-cell>
              <table:table-cell office:value-type="float" office:value="72.45598">
                <text:p>72.45598</text:p>
              </table:table-cell>
              <table:table-cell office:value-type="float" office:value="22.0611358775318">
                <text:p>22.0611358775318</text:p>
              </table:table-cell>
              <table:table-cell office:value-type="float" office:value="71.5291874505636">
                <text:p>71.5291874505636</text:p>
              </table:table-cell>
              <table:table-cell office:value-type="float" office:value="16.7248335913411">
                <text:p>16.7248335913411</text:p>
              </table:table-cell>
              <table:table-cell office:value-type="float" office:value="74.2721562638015">
                <text:p>74.27215626380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210555">
                <text:p>19.210555</text:p>
              </table:table-cell>
              <table:table-cell office:value-type="float" office:value="72.544693">
                <text:p>72.544693</text:p>
              </table:table-cell>
              <table:table-cell office:value-type="float" office:value="22.0980691764959">
                <text:p>22.0980691764959</text:p>
              </table:table-cell>
              <table:table-cell office:value-type="float" office:value="71.5895689868295">
                <text:p>71.5895689868295</text:p>
              </table:table-cell>
              <table:table-cell office:value-type="float" office:value="16.7888926210997">
                <text:p>16.7888926210997</text:p>
              </table:table-cell>
              <table:table-cell office:value-type="float" office:value="74.3846797724032">
                <text:p>74.38467977240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257535">
                <text:p>19.257535</text:p>
              </table:table-cell>
              <table:table-cell office:value-type="float" office:value="72.63297">
                <text:p>72.63297</text:p>
              </table:table-cell>
              <table:table-cell office:value-type="float" office:value="22.1364049009192">
                <text:p>22.1364049009192</text:p>
              </table:table-cell>
              <table:table-cell office:value-type="float" office:value="71.6520989108238">
                <text:p>71.6520989108238</text:p>
              </table:table-cell>
              <table:table-cell office:value-type="float" office:value="16.8524000415661">
                <text:p>16.8524000415661</text:p>
              </table:table-cell>
              <table:table-cell office:value-type="float" office:value="74.4945085657351">
                <text:p>74.49450856573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305261">
                <text:p>19.305261</text:p>
              </table:table-cell>
              <table:table-cell office:value-type="float" office:value="72.720845">
                <text:p>72.720845</text:p>
              </table:table-cell>
              <table:table-cell office:value-type="float" office:value="22.1761617751566">
                <text:p>22.1761617751566</text:p>
              </table:table-cell>
              <table:table-cell office:value-type="float" office:value="71.7168884575117">
                <text:p>71.7168884575117</text:p>
              </table:table-cell>
              <table:table-cell office:value-type="float" office:value="16.9151515778211">
                <text:p>16.9151515778211</text:p>
              </table:table-cell>
              <table:table-cell office:value-type="float" office:value="74.6016365753776">
                <text:p>74.60163657537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353651">
                <text:p>19.353651</text:p>
              </table:table-cell>
              <table:table-cell office:value-type="float" office:value="72.808357">
                <text:p>72.808357</text:p>
              </table:table-cell>
              <table:table-cell office:value-type="float" office:value="22.2173554800775">
                <text:p>22.2173554800775</text:p>
              </table:table-cell>
              <table:table-cell office:value-type="float" office:value="71.7840539926902">
                <text:p>71.7840539926902</text:p>
              </table:table-cell>
              <table:table-cell office:value-type="float" office:value="16.9769477374326">
                <text:p>16.9769477374326</text:p>
              </table:table-cell>
              <table:table-cell office:value-type="float" office:value="74.7060612977507">
                <text:p>74.70606129775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402619">
                <text:p>19.402619</text:p>
              </table:table-cell>
              <table:table-cell office:value-type="float" office:value="72.895548">
                <text:p>72.895548</text:p>
              </table:table-cell>
              <table:table-cell office:value-type="float" office:value="22.2599855283402">
                <text:p>22.2599855283402</text:p>
              </table:table-cell>
              <table:table-cell office:value-type="float" office:value="71.8536955523277">
                <text:p>71.8536955523277</text:p>
              </table:table-cell>
              <table:table-cell office:value-type="float" office:value="17.0376028075719">
                <text:p>17.0376028075719</text:p>
              </table:table-cell>
              <table:table-cell office:value-type="float" office:value="74.8077975678004">
                <text:p>74.80779756780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452078">
                <text:p>19.452078</text:p>
              </table:table-cell>
              <table:table-cell office:value-type="float" office:value="72.98246">
                <text:p>72.98246</text:p>
              </table:table-cell>
              <table:table-cell office:value-type="float" office:value="22.3040400632291">
                <text:p>22.3040400632291</text:p>
              </table:table-cell>
              <table:table-cell office:value-type="float" office:value="71.9259031440276">
                <text:p>71.9259031440276</text:p>
              </table:table-cell>
              <table:table-cell office:value-type="float" office:value="17.0969431367203">
                <text:p>17.0969431367203</text:p>
              </table:table-cell>
              <table:table-cell office:value-type="float" office:value="74.9068663437238">
                <text:p>74.90686634372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50194">
                <text:p>19.50194</text:p>
              </table:table-cell>
              <table:table-cell office:value-type="float" office:value="73.069142">
                <text:p>73.069142</text:p>
              </table:table-cell>
              <table:table-cell office:value-type="float" office:value="22.3494981478209">
                <text:p>22.3494981478209</text:p>
              </table:table-cell>
              <table:table-cell office:value-type="float" office:value="72.000772871478">
                <text:p>72.000772871478</text:p>
              </table:table-cell>
              <table:table-cell office:value-type="float" office:value="17.1548020099604">
                <text:p>17.1548020099604</text:p>
              </table:table-cell>
              <table:table-cell office:value-type="float" office:value="75.0032938181654">
                <text:p>75.00329381816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552117">
                <text:p>19.552117</text:p>
              </table:table-cell>
              <table:table-cell office:value-type="float" office:value="73.155642">
                <text:p>73.155642</text:p>
              </table:table-cell>
              <table:table-cell office:value-type="float" office:value="22.3963247501664">
                <text:p>22.3963247501664</text:p>
              </table:table-cell>
              <table:table-cell office:value-type="float" office:value="72.0783851718047">
                <text:p>72.0783851718047</text:p>
              </table:table-cell>
              <table:table-cell office:value-type="float" office:value="17.2110308022303">
                <text:p>17.2110308022303</text:p>
              </table:table-cell>
              <table:table-cell office:value-type="float" office:value="75.0971144861847">
                <text:p>75.09711448618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60252">
                <text:p>19.60252</text:p>
              </table:table-cell>
              <table:table-cell office:value-type="float" office:value="73.242011">
                <text:p>73.242011</text:p>
              </table:table-cell>
              <table:table-cell office:value-type="float" office:value="22.4444722395369">
                <text:p>22.4444722395369</text:p>
              </table:table-cell>
              <table:table-cell office:value-type="float" office:value="72.1588178186187">
                <text:p>72.1588178186187</text:p>
              </table:table-cell>
              <table:table-cell office:value-type="float" office:value="17.2654926971022">
                <text:p>17.2654926971022</text:p>
              </table:table-cell>
              <table:table-cell office:value-type="float" office:value="75.1883674384538">
                <text:p>75.188367438453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653057">
                <text:p>19.653057</text:p>
              </table:table-cell>
              <table:table-cell office:value-type="float" office:value="73.328301">
                <text:p>73.328301</text:p>
              </table:table-cell>
              <table:table-cell office:value-type="float" office:value="22.4938735787966">
                <text:p>22.4938735787966</text:p>
              </table:table-cell>
              <table:table-cell office:value-type="float" office:value="72.2421328888705">
                <text:p>72.2421328888705</text:p>
              </table:table-cell>
              <table:table-cell office:value-type="float" office:value="17.318068812856">
                <text:p>17.318068812856</text:p>
              </table:table-cell>
              <table:table-cell office:value-type="float" office:value="75.2771032387862">
                <text:p>75.27710323878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70364">
                <text:p>19.70364</text:p>
              </table:table-cell>
              <table:table-cell office:value-type="float" office:value="73.414564">
                <text:p>73.414564</text:p>
              </table:table-cell>
              <table:table-cell office:value-type="float" office:value="22.5444565787966">
                <text:p>22.5444565787966</text:p>
              </table:table-cell>
              <table:table-cell office:value-type="float" office:value="72.3283958888706">
                <text:p>72.3283958888706</text:p>
              </table:table-cell>
              <table:table-cell office:value-type="float" office:value="17.368651812856">
                <text:p>17.368651812856</text:p>
              </table:table-cell>
              <table:table-cell office:value-type="float" office:value="75.3633662387862">
                <text:p>75.36336623878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754178">
                <text:p>19.754178</text:p>
              </table:table-cell>
              <table:table-cell office:value-type="float" office:value="73.500854">
                <text:p>73.500854</text:p>
              </table:table-cell>
              <table:table-cell office:value-type="float" office:value="22.5961302395369">
                <text:p>22.5961302395369</text:p>
              </table:table-cell>
              <table:table-cell office:value-type="float" office:value="72.4176608186187">
                <text:p>72.4176608186187</text:p>
              </table:table-cell>
              <table:table-cell office:value-type="float" office:value="17.4171506971022">
                <text:p>17.4171506971022</text:p>
              </table:table-cell>
              <table:table-cell office:value-type="float" office:value="75.4472104384538">
                <text:p>75.44721043845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80458">
                <text:p>19.80458</text:p>
              </table:table-cell>
              <table:table-cell office:value-type="float" office:value="73.587223">
                <text:p>73.587223</text:p>
              </table:table-cell>
              <table:table-cell office:value-type="float" office:value="22.6487877501664">
                <text:p>22.6487877501664</text:p>
              </table:table-cell>
              <table:table-cell office:value-type="float" office:value="72.5099661718047">
                <text:p>72.5099661718047</text:p>
              </table:table-cell>
              <table:table-cell office:value-type="float" office:value="17.4634938022303">
                <text:p>17.4634938022303</text:p>
              </table:table-cell>
              <table:table-cell office:value-type="float" office:value="75.5286954861847">
                <text:p>75.52869548618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854757">
                <text:p>19.854757</text:p>
              </table:table-cell>
              <table:table-cell office:value-type="float" office:value="73.673723">
                <text:p>73.673723</text:p>
              </table:table-cell>
              <table:table-cell office:value-type="float" office:value="22.7023151478209">
                <text:p>22.7023151478209</text:p>
              </table:table-cell>
              <table:table-cell office:value-type="float" office:value="72.605353871478">
                <text:p>72.605353871478</text:p>
              </table:table-cell>
              <table:table-cell office:value-type="float" office:value="17.5076190099604">
                <text:p>17.5076190099604</text:p>
              </table:table-cell>
              <table:table-cell office:value-type="float" office:value="75.6078748181654">
                <text:p>75.60787481816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90462">
                <text:p>19.90462</text:p>
              </table:table-cell>
              <table:table-cell office:value-type="float" office:value="73.760405">
                <text:p>73.760405</text:p>
              </table:table-cell>
              <table:table-cell office:value-type="float" office:value="22.7565820632291">
                <text:p>22.7565820632291</text:p>
              </table:table-cell>
              <table:table-cell office:value-type="float" office:value="72.7038481440277">
                <text:p>72.7038481440277</text:p>
              </table:table-cell>
              <table:table-cell office:value-type="float" office:value="17.5494851367203">
                <text:p>17.5494851367203</text:p>
              </table:table-cell>
              <table:table-cell office:value-type="float" office:value="75.6848113437238">
                <text:p>75.68481134372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.954079">
                <text:p>19.954079</text:p>
              </table:table-cell>
              <table:table-cell office:value-type="float" office:value="73.847317">
                <text:p>73.847317</text:p>
              </table:table-cell>
              <table:table-cell office:value-type="float" office:value="22.8114455283402">
                <text:p>22.8114455283402</text:p>
              </table:table-cell>
              <table:table-cell office:value-type="float" office:value="72.8054645523277">
                <text:p>72.8054645523277</text:p>
              </table:table-cell>
              <table:table-cell office:value-type="float" office:value="17.5890628075719">
                <text:p>17.5890628075719</text:p>
              </table:table-cell>
              <table:table-cell office:value-type="float" office:value="75.7595665678004">
                <text:p>75.75956656780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.003046">
                <text:p>20.003046</text:p>
              </table:table-cell>
              <table:table-cell office:value-type="float" office:value="73.934508">
                <text:p>73.934508</text:p>
              </table:table-cell>
              <table:table-cell office:value-type="float" office:value="22.8667504800775">
                <text:p>22.8667504800775</text:p>
              </table:table-cell>
              <table:table-cell office:value-type="float" office:value="72.9102049926902">
                <text:p>72.9102049926902</text:p>
              </table:table-cell>
              <table:table-cell office:value-type="float" office:value="17.6263427374326">
                <text:p>17.6263427374326</text:p>
              </table:table-cell>
              <table:table-cell office:value-type="float" office:value="75.8322122977507">
                <text:p>75.83221229775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.051436">
                <text:p>20.051436</text:p>
              </table:table-cell>
              <table:table-cell office:value-type="float" office:value="74.02202">
                <text:p>74.02202</text:p>
              </table:table-cell>
              <table:table-cell office:value-type="float" office:value="22.9223367751566">
                <text:p>22.9223367751566</text:p>
              </table:table-cell>
              <table:table-cell office:value-type="float" office:value="73.0180634575116">
                <text:p>73.0180634575116</text:p>
              </table:table-cell>
              <table:table-cell office:value-type="float" office:value="17.6613265778211">
                <text:p>17.6613265778211</text:p>
              </table:table-cell>
              <table:table-cell office:value-type="float" office:value="75.9028115753776">
                <text:p>75.90281157537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.099163">
                <text:p>20.099163</text:p>
              </table:table-cell>
              <table:table-cell office:value-type="float" office:value="74.109895">
                <text:p>74.109895</text:p>
              </table:table-cell>
              <table:table-cell office:value-type="float" office:value="22.9780329009192">
                <text:p>22.9780329009192</text:p>
              </table:table-cell>
              <table:table-cell office:value-type="float" office:value="73.1290239108238">
                <text:p>73.1290239108238</text:p>
              </table:table-cell>
              <table:table-cell office:value-type="float" office:value="17.6940280415661">
                <text:p>17.6940280415661</text:p>
              </table:table-cell>
              <table:table-cell office:value-type="float" office:value="75.9714335657351">
                <text:p>75.97143356573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.146142">
                <text:p>20.146142</text:p>
              </table:table-cell>
              <table:table-cell office:value-type="float" office:value="74.198172">
                <text:p>74.198172</text:p>
              </table:table-cell>
              <table:table-cell office:value-type="float" office:value="23.033656176496">
                <text:p>23.033656176496</text:p>
              </table:table-cell>
              <table:table-cell office:value-type="float" office:value="73.2430479868295">
                <text:p>73.2430479868295</text:p>
              </table:table-cell>
              <table:table-cell office:value-type="float" office:value="17.7244796210997">
                <text:p>17.7244796210997</text:p>
              </table:table-cell>
              <table:table-cell office:value-type="float" office:value="76.0381587724032">
                <text:p>76.03815877240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.192293">
                <text:p>20.192293</text:p>
              </table:table-cell>
              <table:table-cell office:value-type="float" office:value="74.286885">
                <text:p>74.286885</text:p>
              </table:table-cell>
              <table:table-cell office:value-type="float" office:value="23.0890248775318">
                <text:p>23.0890248775318</text:p>
              </table:table-cell>
              <table:table-cell office:value-type="float" office:value="73.3600924505636">
                <text:p>73.3600924505636</text:p>
              </table:table-cell>
              <table:table-cell office:value-type="float" office:value="17.7527225913411">
                <text:p>17.7527225913411</text:p>
              </table:table-cell>
              <table:table-cell office:value-type="float" office:value="76.1030612638015">
                <text:p>76.10306126380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237536">
                <text:p>20.237536</text:p>
              </table:table-cell>
              <table:table-cell office:value-type="float" office:value="74.376065">
                <text:p>74.376065</text:p>
              </table:table-cell>
              <table:table-cell office:value-type="float" office:value="23.1439504617328">
                <text:p>23.1439504617328</text:p>
              </table:table-cell>
              <table:table-cell office:value-type="float" office:value="73.4800990538666">
                <text:p>73.4800990538666</text:p>
              </table:table-cell>
              <table:table-cell office:value-type="float" office:value="17.7788085727826">
                <text:p>17.7788085727826</text:p>
              </table:table-cell>
              <table:table-cell office:value-type="float" office:value="76.1662212609584">
                <text:p>76.16622126095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.281794">
                <text:p>20.281794</text:p>
              </table:table-cell>
              <table:table-cell office:value-type="float" office:value="74.465737">
                <text:p>74.465737</text:p>
              </table:table-cell>
              <table:table-cell office:value-type="float" office:value="23.198241160378">
                <text:p>23.198241160378</text:p>
              </table:table-cell>
              <table:table-cell office:value-type="float" office:value="73.6029879282977">
                <text:p>73.6029879282977</text:p>
              </table:table-cell>
              <table:table-cell office:value-type="float" office:value="17.8028031418162">
                <text:p>17.8028031418162</text:p>
              </table:table-cell>
              <table:table-cell office:value-type="float" office:value="76.2277257414626">
                <text:p>76.22772574146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324992">
                <text:p>20.324992</text:p>
              </table:table-cell>
              <table:table-cell office:value-type="float" office:value="74.555925">
                <text:p>74.555925</text:p>
              </table:table-cell>
              <table:table-cell office:value-type="float" office:value="23.2517060397324">
                <text:p>23.2517060397324</text:p>
              </table:table-cell>
              <table:table-cell office:value-type="float" office:value="73.728673569277">
                <text:p>73.728673569277</text:p>
              </table:table-cell>
              <table:table-cell office:value-type="float" office:value="17.8247764804876">
                <text:p>17.8247764804876</text:p>
              </table:table-cell>
              <table:table-cell office:value-type="float" office:value="76.2876646905972">
                <text:p>76.28766469059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36706">
                <text:p>20.36706</text:p>
              </table:table-cell>
              <table:table-cell office:value-type="float" office:value="74.646645">
                <text:p>74.646645</text:p>
              </table:table-cell>
              <table:table-cell office:value-type="float" office:value="23.3041559815269">
                <text:p>23.3041559815269</text:p>
              </table:table-cell>
              <table:table-cell office:value-type="float" office:value="73.85704561088">
                <text:p>73.85704561088</text:p>
              </table:table-cell>
              <table:table-cell office:value-type="float" office:value="17.8448122517838">
                <text:p>17.8448122517838</text:p>
              </table:table-cell>
              <table:table-cell office:value-type="float" office:value="76.3461350107439">
                <text:p>76.34613501074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40793">
                <text:p>20.40793</text:p>
              </table:table-cell>
              <table:table-cell office:value-type="float" office:value="74.737911">
                <text:p>74.737911</text:p>
              </table:table-cell>
              <table:table-cell office:value-type="float" office:value="23.355404862342">
                <text:p>23.355404862342</text:p>
              </table:table-cell>
              <table:table-cell office:value-type="float" office:value="73.9879830462191">
                <text:p>73.9879830462191</text:p>
              </table:table-cell>
              <table:table-cell office:value-type="float" office:value="17.8629979800919">
                <text:p>17.8629979800919</text:p>
              </table:table-cell>
              <table:table-cell office:value-type="float" office:value="76.4032401008226">
                <text:p>76.40324010082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447539">
                <text:p>20.447539</text:p>
              </table:table-cell>
              <table:table-cell office:value-type="float" office:value="74.829731">
                <text:p>74.829731</text:p>
              </table:table-cell>
              <table:table-cell office:value-type="float" office:value="23.4052746738099">
                <text:p>23.4052746738099</text:p>
              </table:table-cell>
              <table:table-cell office:value-type="float" office:value="74.1213527931979">
                <text:p>74.1213527931979</text:p>
              </table:table-cell>
              <table:table-cell office:value-type="float" office:value="17.8794252134669">
                <text:p>17.8794252134669</text:p>
              </table:table-cell>
              <table:table-cell office:value-type="float" office:value="76.4590841168592">
                <text:p>76.45908411685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485827">
                <text:p>20.485827</text:p>
              </table:table-cell>
              <table:table-cell office:value-type="float" office:value="74.92211">
                <text:p>74.92211</text:p>
              </table:table-cell>
              <table:table-cell office:value-type="float" office:value="23.4535933890108">
                <text:p>23.4535933890108</text:p>
              </table:table-cell>
              <table:table-cell office:value-type="float" office:value="74.2570065041005">
                <text:p>74.2570065041005</text:p>
              </table:table-cell>
              <table:table-cell office:value-type="float" office:value="17.8941896577139">
                <text:p>17.8941896577139</text:p>
              </table:table-cell>
              <table:table-cell office:value-type="float" office:value="76.513780784449">
                <text:p>76.5137807844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52274">
                <text:p>20.52274</text:p>
              </table:table-cell>
              <table:table-cell office:value-type="float" office:value="75.015047">
                <text:p>75.015047</text:p>
              </table:table-cell>
              <table:table-cell office:value-type="float" office:value="23.5001983314541">
                <text:p>23.5001983314541</text:p>
              </table:table-cell>
              <table:table-cell office:value-type="float" office:value="74.3947713480076">
                <text:p>74.3947713480076</text:p>
              </table:table-cell>
              <table:table-cell office:value-type="float" office:value="17.9073958438653">
                <text:p>17.9073958438653</text:p>
              </table:table-cell>
              <table:table-cell office:value-type="float" office:value="76.5674563999239">
                <text:p>76.56745639992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558228">
                <text:p>20.558228</text:p>
              </table:table-cell>
              <table:table-cell office:value-type="float" office:value="75.108537">
                <text:p>75.108537</text:p>
              </table:table-cell>
              <table:table-cell office:value-type="float" office:value="23.5449402628383">
                <text:p>23.5449402628383</text:p>
              </table:table-cell>
              <table:table-cell office:value-type="float" office:value="74.5344726664875">
                <text:p>74.5344726664875</text:p>
              </table:table-cell>
              <table:table-cell office:value-type="float" office:value="17.9191426703462">
                <text:p>17.9191426703462</text:p>
              </table:table-cell>
              <table:table-cell office:value-type="float" office:value="76.6202342655945">
                <text:p>76.62023426559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592246">
                <text:p>20.592246</text:p>
              </table:table-cell>
              <table:table-cell office:value-type="float" office:value="75.202572">
                <text:p>75.202572</text:p>
              </table:table-cell>
              <table:table-cell office:value-type="float" office:value="23.5876821714004">
                <text:p>23.5876821714004</text:p>
              </table:table-cell>
              <table:table-cell office:value-type="float" office:value="74.6759201766233">
                <text:p>74.6759201766233</text:p>
              </table:table-cell>
              <table:table-cell office:value-type="float" office:value="17.9295312940948">
                <text:p>17.9295312940948</text:p>
              </table:table-cell>
              <table:table-cell office:value-type="float" office:value="76.6722489695943">
                <text:p>76.67224896959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624756">
                <text:p>20.624756</text:p>
              </table:table-cell>
              <table:table-cell office:value-type="float" office:value="75.297139">
                <text:p>75.297139</text:p>
              </table:table-cell>
              <table:table-cell office:value-type="float" office:value="23.6283032509972">
                <text:p>23.6283032509972</text:p>
              </table:table-cell>
              <table:table-cell office:value-type="float" office:value="74.8189090228685">
                <text:p>74.8189090228685</text:p>
              </table:table-cell>
              <table:table-cell office:value-type="float" office:value="17.9386642686669">
                <text:p>17.9386642686669</text:p>
              </table:table-cell>
              <table:table-cell office:value-type="float" office:value="76.7236421408532">
                <text:p>76.72364214085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655724">
                <text:p>20.655724</text:p>
              </table:table-cell>
              <table:table-cell office:value-type="float" office:value="75.392222">
                <text:p>75.392222</text:p>
              </table:table-cell>
              <table:table-cell office:value-type="float" office:value="23.6666979524194">
                <text:p>23.6666979524194</text:p>
              </table:table-cell>
              <table:table-cell office:value-type="float" office:value="74.9632279932218">
                <text:p>74.9632279932218</text:p>
              </table:table-cell>
              <table:table-cell office:value-type="float" office:value="17.9466385877475">
                <text:p>17.9466385877475</text:p>
              </table:table-cell>
              <table:table-cell office:value-type="float" office:value="76.7745592342235">
                <text:p>76.77455923422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685123">
                <text:p>20.685123</text:p>
              </table:table-cell>
              <table:table-cell office:value-type="float" office:value="75.487802">
                <text:p>75.487802</text:p>
              </table:table-cell>
              <table:table-cell office:value-type="float" office:value="23.7027784449623">
                <text:p>23.7027784449623</text:p>
              </table:table-cell>
              <table:table-cell office:value-type="float" office:value="75.1086508223815">
                <text:p>75.1086508223815</text:p>
              </table:table-cell>
              <table:table-cell office:value-type="float" office:value="17.9535520150741">
                <text:p>17.9535520150741</text:p>
              </table:table-cell>
              <table:table-cell office:value-type="float" office:value="76.8251575825999">
                <text:p>76.82515758259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712933">
                <text:p>20.712933</text:p>
              </table:table-cell>
              <table:table-cell office:value-type="float" office:value="75.583856">
                <text:p>75.583856</text:p>
              </table:table-cell>
              <table:table-cell office:value-type="float" office:value="23.7364774869665">
                <text:p>23.7364774869665</text:p>
              </table:table-cell>
              <table:table-cell office:value-type="float" office:value="75.2549506407634">
                <text:p>75.2549506407634</text:p>
              </table:table-cell>
              <table:table-cell office:value-type="float" office:value="17.9594953585679">
                <text:p>17.9594953585679</text:p>
              </table:table-cell>
              <table:table-cell office:value-type="float" office:value="76.8755917139697">
                <text:p>76.87559171396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791554">
                <text:p>20.791554</text:p>
              </table:table-cell>
              <table:table-cell office:value-type="float" office:value="75.873366">
                <text:p>75.873366</text:p>
              </table:table-cell>
              <table:table-cell office:value-type="float" office:value="23.8201598765116">
                <text:p>23.8201598765116</text:p>
              </table:table-cell>
              <table:table-cell office:value-type="float" office:value="75.5948943771019">
                <text:p>75.5948943771019</text:p>
              </table:table-cell>
              <table:table-cell office:value-type="float" office:value="18.0169716701857">
                <text:p>18.0169716701857</text:p>
              </table:table-cell>
              <table:table-cell office:value-type="float" office:value="77.1190356572857">
                <text:p>77.11903565728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816151">
                <text:p>20.816151</text:p>
              </table:table-cell>
              <table:table-cell office:value-type="float" office:value="75.970293">
                <text:p>75.970293</text:p>
              </table:table-cell>
              <table:table-cell office:value-type="float" office:value="23.8489697771282">
                <text:p>23.8489697771282</text:p>
              </table:table-cell>
              <table:table-cell office:value-type="float" office:value="75.742235408373">
                <text:p>75.742235408373</text:p>
              </table:table-cell>
              <table:table-cell office:value-type="float" office:value="18.0212329972983">
                <text:p>18.0212329972983</text:p>
              </table:table-cell>
              <table:table-cell office:value-type="float" office:value="77.169640054932">
                <text:p>77.1696400549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839137">
                <text:p>20.839137</text:p>
              </table:table-cell>
              <table:table-cell office:value-type="float" office:value="76.067614">
                <text:p>76.067614</text:p>
              </table:table-cell>
              <table:table-cell office:value-type="float" office:value="23.8753119512549">
                <text:p>23.8753119512549</text:p>
              </table:table-cell>
              <table:table-cell office:value-type="float" office:value="75.8897329572426">
                <text:p>75.8897329572426</text:p>
              </table:table-cell>
              <table:table-cell office:value-type="float" office:value="18.0247707626802">
                <text:p>18.0247707626802</text:p>
              </table:table-cell>
              <table:table-cell office:value-type="float" office:value="77.2205852408532">
                <text:p>77.22058524085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860519">
                <text:p>20.860519</text:p>
              </table:table-cell>
              <table:table-cell office:value-type="float" office:value="76.165301">
                <text:p>76.165301</text:p>
              </table:table-cell>
              <table:table-cell office:value-type="float" office:value="23.8991991868897">
                <text:p>23.8991991868897</text:p>
              </table:table-cell>
              <table:table-cell office:value-type="float" office:value="76.037149832218">
                <text:p>76.037149832218</text:p>
              </table:table-cell>
              <table:table-cell office:value-type="float" office:value="18.0276543370877">
                <text:p>18.0276543370877</text:p>
              </table:table-cell>
              <table:table-cell office:value-type="float" office:value="77.2720429760824">
                <text:p>77.27204297608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88031">
                <text:p>20.88031</text:p>
              </table:table-cell>
              <table:table-cell office:value-type="float" office:value="76.263321">
                <text:p>76.263321</text:p>
              </table:table-cell>
              <table:table-cell office:value-type="float" office:value="23.9206629153062">
                <text:p>23.9206629153062</text:p>
              </table:table-cell>
              <table:table-cell office:value-type="float" office:value="76.1842378134854">
                <text:p>76.1842378134854</text:p>
              </table:table-cell>
              <table:table-cell office:value-type="float" office:value="18.0299490865529">
                <text:p>18.0299490865529</text:p>
              </table:table-cell>
              <table:table-cell office:value-type="float" office:value="77.3241898246401">
                <text:p>77.32418982464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89853">
                <text:p>20.89853</text:p>
              </table:table-cell>
              <table:table-cell office:value-type="float" office:value="76.361646">
                <text:p>76.361646</text:p>
              </table:table-cell>
              <table:table-cell office:value-type="float" office:value="23.939754467679">
                <text:p>23.939754467679</text:p>
              </table:table-cell>
              <table:table-cell office:value-type="float" office:value="76.3307633642544">
                <text:p>76.3307633642544</text:p>
              </table:table-cell>
              <table:table-cell office:value-type="float" office:value="18.031712034059">
                <text:p>18.031712034059</text:p>
              </table:table-cell>
              <table:table-cell office:value-type="float" office:value="77.3772023746822">
                <text:p>77.37720237468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915207">
                <text:p>20.915207</text:p>
              </table:table-cell>
              <table:table-cell office:value-type="float" office:value="76.460245">
                <text:p>76.460245</text:p>
              </table:table-cell>
              <table:table-cell office:value-type="float" office:value="23.9565448745993">
                <text:p>23.9565448745993</text:p>
              </table:table-cell>
              <table:table-cell office:value-type="float" office:value="76.4764910003538">
                <text:p>76.4764910003538</text:p>
              </table:table-cell>
              <table:table-cell office:value-type="float" office:value="18.0329967941832">
                <text:p>18.0329967941832</text:p>
              </table:table-cell>
              <table:table-cell office:value-type="float" office:value="77.4312570130489">
                <text:p>77.43125701304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930375">
                <text:p>20.930375</text:p>
              </table:table-cell>
              <table:table-cell office:value-type="float" office:value="76.559087">
                <text:p>76.559087</text:p>
              </table:table-cell>
              <table:table-cell office:value-type="float" office:value="23.9711220287966">
                <text:p>23.9711220287966</text:p>
              </table:table-cell>
              <table:table-cell office:value-type="float" office:value="76.6211958308115">
                <text:p>76.6211958308115</text:p>
              </table:table-cell>
              <table:table-cell office:value-type="float" office:value="18.0338492708752">
                <text:p>18.0338492708752</text:p>
              </table:table-cell>
              <table:table-cell office:value-type="float" office:value="77.4865236288421">
                <text:p>77.48652362884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944074">
                <text:p>20.944074</text:p>
              </table:table-cell>
              <table:table-cell office:value-type="float" office:value="76.658143">
                <text:p>76.658143</text:p>
              </table:table-cell>
              <table:table-cell office:value-type="float" office:value="23.9835896625043">
                <text:p>23.9835896625043</text:p>
              </table:table-cell>
              <table:table-cell office:value-type="float" office:value="76.7646537383838">
                <text:p>76.7646537383838</text:p>
              </table:table-cell>
              <table:table-cell office:value-type="float" office:value="18.0343124581553">
                <text:p>18.0343124581553</text:p>
              </table:table-cell>
              <table:table-cell office:value-type="float" office:value="77.5431784623411">
                <text:p>77.54317846234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956351">
                <text:p>20.956351</text:p>
              </table:table-cell>
              <table:table-cell office:value-type="float" office:value="76.757386">
                <text:p>76.757386</text:p>
              </table:table-cell>
              <table:table-cell office:value-type="float" office:value="23.9940669535805">
                <text:p>23.9940669535805</text:p>
              </table:table-cell>
              <table:table-cell office:value-type="float" office:value="76.9066568456541">
                <text:p>76.9066568456541</text:p>
              </table:table-cell>
              <table:table-cell office:value-type="float" office:value="18.0344237426171">
                <text:p>18.0344237426171</text:p>
              </table:table-cell>
              <table:table-cell office:value-type="float" office:value="77.6013890228398">
                <text:p>77.60138902283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96726">
                <text:p>20.96726</text:p>
              </table:table-cell>
              <table:table-cell office:value-type="float" office:value="76.856789">
                <text:p>76.856789</text:p>
              </table:table-cell>
              <table:table-cell office:value-type="float" office:value="24.002687284781">
                <text:p>24.002687284781</text:p>
              </table:table-cell>
              <table:table-cell office:value-type="float" office:value="77.0470025610498">
                <text:p>77.0470025610498</text:p>
              </table:table-cell>
              <table:table-cell office:value-type="float" office:value="18.0342189810829">
                <text:p>18.0342189810829</text:p>
              </table:table-cell>
              <table:table-cell office:value-type="float" office:value="77.6613201562332">
                <text:p>77.66132015623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97686">
                <text:p>20.97686</text:p>
              </table:table-cell>
              <table:table-cell office:value-type="float" office:value="76.956326">
                <text:p>76.956326</text:p>
              </table:table-cell>
              <table:table-cell office:value-type="float" office:value="24.0095943360842">
                <text:p>24.0095943360842</text:p>
              </table:table-cell>
              <table:table-cell office:value-type="float" office:value="77.185503762307">
                <text:p>77.185503762307</text:p>
              </table:table-cell>
              <table:table-cell office:value-type="float" office:value="18.0337293267397">
                <text:p>18.0337293267397</text:p>
              </table:table-cell>
              <table:table-cell office:value-type="float" office:value="77.7231257392504">
                <text:p>77.72312573925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985215">
                <text:p>20.985215</text:p>
              </table:table-cell>
              <table:table-cell office:value-type="float" office:value="77.055976">
                <text:p>77.055976</text:p>
              </table:table-cell>
              <table:table-cell office:value-type="float" office:value="24.0149410476225">
                <text:p>24.0149410476225</text:p>
              </table:table-cell>
              <table:table-cell office:value-type="float" office:value="77.321983662216">
                <text:p>77.321983662216</text:p>
              </table:table-cell>
              <table:table-cell office:value-type="float" office:value="18.0329851726114">
                <text:p>18.0329851726114</text:p>
              </table:table-cell>
              <table:table-cell office:value-type="float" office:value="77.7869609836192">
                <text:p>77.78696098361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992396">
                <text:p>20.992396</text:p>
              </table:table-cell>
              <table:table-cell office:value-type="float" office:value="77.155717">
                <text:p>77.155717</text:p>
              </table:table-cell>
              <table:table-cell office:value-type="float" office:value="24.0188900516109">
                <text:p>24.0188900516109</text:p>
              </table:table-cell>
              <table:table-cell office:value-type="float" office:value="77.4562727445196">
                <text:p>77.4562727445196</text:p>
              </table:table-cell>
              <table:table-cell office:value-type="float" office:value="18.032018682686">
                <text:p>18.032018682686</text:p>
              </table:table-cell>
              <table:table-cell office:value-type="float" office:value="77.8529731503012">
                <text:p>77.85297315030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998477">
                <text:p>20.998477</text:p>
              </table:table-cell>
              <table:table-cell office:value-type="float" office:value="77.255531">
                <text:p>77.255531</text:p>
              </table:table-cell>
              <table:table-cell office:value-type="float" office:value="24.021607209807">
                <text:p>24.021607209807</text:p>
              </table:table-cell>
              <table:table-cell office:value-type="float" office:value="77.5882226508601">
                <text:p>77.5882226508601</text:p>
              </table:table-cell>
              <table:table-cell office:value-type="float" office:value="18.0308592390928">
                <text:p>18.0308592390928</text:p>
              </table:table-cell>
              <table:table-cell office:value-type="float" office:value="77.9212973442589">
                <text:p>77.92129734425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.003539">
                <text:p>21.003539</text:p>
              </table:table-cell>
              <table:table-cell office:value-type="float" office:value="77.355403">
                <text:p>77.355403</text:p>
              </table:table-cell>
              <table:table-cell office:value-type="float" office:value="24.0232651634487">
                <text:p>24.0232651634487</text:p>
              </table:table-cell>
              <table:table-cell office:value-type="float" office:value="77.7176927980672">
                <text:p>77.7176927980672</text:p>
              </table:table-cell>
              <table:table-cell office:value-type="float" office:value="18.0295418838511">
                <text:p>18.0295418838511</text:p>
              </table:table-cell>
              <table:table-cell office:value-type="float" office:value="77.9920670818657">
                <text:p>77.99206708186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.007666">
                <text:p>21.007666</text:p>
              </table:table-cell>
              <table:table-cell office:value-type="float" office:value="77.455317">
                <text:p>77.455317</text:p>
              </table:table-cell>
              <table:table-cell office:value-type="float" office:value="24.0240361662279">
                <text:p>24.0240361662279</text:p>
              </table:table-cell>
              <table:table-cell office:value-type="float" office:value="77.8445611653905">
                <text:p>77.8445611653905</text:p>
              </table:table-cell>
              <table:table-cell office:value-type="float" office:value="18.028101518847">
                <text:p>18.028101518847</text:p>
              </table:table-cell>
              <table:table-cell office:value-type="float" office:value="78.0653952758396">
                <text:p>78.06539527583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.010945">
                <text:p>21.010945</text:p>
              </table:table-cell>
              <table:table-cell office:value-type="float" office:value="77.555263">
                <text:p>77.555263</text:p>
              </table:table-cell>
              <table:table-cell office:value-type="float" office:value="24.0240927340126">
                <text:p>24.0240927340126</text:p>
              </table:table-cell>
              <table:table-cell office:value-type="float" office:value="77.9687127950355">
                <text:p>77.9687127950355</text:p>
              </table:table-cell>
              <table:table-cell office:value-type="float" office:value="18.0265782910577">
                <text:p>18.0265782910577</text:p>
              </table:table-cell>
              <table:table-cell office:value-type="float" office:value="78.141398945457">
                <text:p>78.1413989454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.013469">
                <text:p>21.013469</text:p>
              </table:table-cell>
              <table:table-cell office:value-type="float" office:value="77.655231">
                <text:p>77.655231</text:p>
              </table:table-cell>
              <table:table-cell office:value-type="float" office:value="24.0236070583673">
                <text:p>24.0236070583673</text:p>
              </table:table-cell>
              <table:table-cell office:value-type="float" office:value="78.0900515027006">
                <text:p>78.0900515027006</text:p>
              </table:table-cell>
              <table:table-cell office:value-type="float" office:value="18.0250182412091">
                <text:p>18.0250182412091</text:p>
              </table:table-cell>
              <table:table-cell office:value-type="float" office:value="78.2201753001591">
                <text:p>78.22017530015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.015331">
                <text:p>21.015331</text:p>
              </table:table-cell>
              <table:table-cell office:value-type="float" office:value="77.755214">
                <text:p>77.755214</text:p>
              </table:table-cell>
              <table:table-cell office:value-type="float" office:value="24.0227448033682">
                <text:p>24.0227448033682</text:p>
              </table:table-cell>
              <table:table-cell office:value-type="float" office:value="78.2084934009332">
                <text:p>78.2084934009332</text:p>
              </table:table-cell>
              <table:table-cell office:value-type="float" office:value="18.0234705694842">
                <text:p>18.0234705694842</text:p>
              </table:table-cell>
              <table:table-cell office:value-type="float" office:value="78.3018136380475">
                <text:p>78.30181363804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.016629">
                <text:p>21.016629</text:p>
              </table:table-cell>
              <table:table-cell office:value-type="float" office:value="77.855205">
                <text:p>77.855205</text:p>
              </table:table-cell>
              <table:table-cell office:value-type="float" office:value="24.0216680740312">
                <text:p>24.0216680740312</text:p>
              </table:table-cell>
              <table:table-cell office:value-type="float" office:value="78.3239695075576">
                <text:p>78.3239695075576</text:p>
              </table:table-cell>
              <table:table-cell office:value-type="float" office:value="18.0219927383302">
                <text:p>18.0219927383302</text:p>
              </table:table-cell>
              <table:table-cell office:value-type="float" office:value="78.3863863817259">
                <text:p>78.38638638172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.017462">
                <text:p>21.017462</text:p>
              </table:table-cell>
              <table:table-cell office:value-type="float" office:value="77.955202">
                <text:p>77.955202</text:p>
              </table:table-cell>
              <table:table-cell office:value-type="float" office:value="24.0205322359225">
                <text:p>24.0205322359225</text:p>
              </table:table-cell>
              <table:table-cell office:value-type="float" office:value="78.4364183319304">
                <text:p>78.4364183319304</text:p>
              </table:table-cell>
              <table:table-cell office:value-type="float" office:value="18.020649723231">
                <text:p>18.020649723231</text:p>
              </table:table-cell>
              <table:table-cell office:value-type="float" office:value="78.4739660868515">
                <text:p>78.47396608685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.017931">
                <text:p>21.017931</text:p>
              </table:table-cell>
              <table:table-cell office:value-type="float" office:value="78.055201">
                <text:p>78.055201</text:p>
              </table:table-cell>
              <table:table-cell office:value-type="float" office:value="24.019483755107">
                <text:p>24.019483755107</text:p>
              </table:table-cell>
              <table:table-cell office:value-type="float" office:value="78.5457935583515">
                <text:p>78.5457935583515</text:p>
              </table:table-cell>
              <table:table-cell office:value-type="float" office:value="18.0195132397578">
                <text:p>18.0195132397578</text:p>
              </table:table-cell>
              <table:table-cell office:value-type="float" office:value="78.56460352754">
                <text:p>78.564603527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.018141">
                <text:p>21.018141</text:p>
              </table:table-cell>
              <table:table-cell office:value-type="float" office:value="78.1552">
                <text:p>78.1552</text:p>
              </table:table-cell>
              <table:table-cell office:value-type="float" office:value="24.018662855591">
                <text:p>24.018662855591</text:p>
              </table:table-cell>
              <table:table-cell office:value-type="float" office:value="78.6520587265216">
                <text:p>78.6520587265216</text:p>
              </table:table-cell>
              <table:table-cell office:value-type="float" office:value="18.0186661442177">
                <text:p>18.0186661442177</text:p>
              </table:table-cell>
              <table:table-cell office:value-type="float" office:value="78.6583407253739">
                <text:p>78.65834072537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.018193">
                <text:p>21.018193</text:p>
              </table:table-cell>
              <table:table-cell office:value-type="float" office:value="78.2552">
                <text:p>78.2552</text:p>
              </table:table-cell>
              <table:table-cell office:value-type="float" office:value="24.018193">
                <text:p>24.018193</text:p>
              </table:table-cell>
              <table:table-cell office:value-type="float" office:value="78.7552">
                <text:p>78.7552</text:p>
              </table:table-cell>
              <table:table-cell office:value-type="float" office:value="18.018193">
                <text:p>18.018193</text:p>
              </table:table-cell>
              <table:table-cell office:value-type="float" office:value="78.7552">
                <text:p>78.75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.018193">
                <text:p>21.018193</text:p>
              </table:table-cell>
              <table:table-cell office:value-type="float" office:value="78.3552">
                <text:p>78.3552</text:p>
              </table:table-cell>
              <table:table-cell office:value-type="float" office:value="24.018193">
                <text:p>24.018193</text:p>
              </table:table-cell>
              <table:table-cell office:value-type="float" office:value="78.8552">
                <text:p>78.8552</text:p>
              </table:table-cell>
              <table:table-cell office:value-type="float" office:value="18.018193">
                <text:p>18.018193</text:p>
              </table:table-cell>
              <table:table-cell office:value-type="float" office:value="78.8552">
                <text:p>78.85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018245">
                <text:p>21.018245</text:p>
              </table:table-cell>
              <table:table-cell office:value-type="float" office:value="78.4552">
                <text:p>78.4552</text:p>
              </table:table-cell>
              <table:table-cell office:value-type="float" office:value="24.018766855591">
                <text:p>24.018766855591</text:p>
              </table:table-cell>
              <table:table-cell office:value-type="float" office:value="78.9520587265216">
                <text:p>78.9520587265216</text:p>
              </table:table-cell>
              <table:table-cell office:value-type="float" office:value="18.0187701442177">
                <text:p>18.0187701442177</text:p>
              </table:table-cell>
              <table:table-cell office:value-type="float" office:value="78.9583407253739">
                <text:p>78.95834072537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.018454">
                <text:p>21.018454</text:p>
              </table:table-cell>
              <table:table-cell office:value-type="float" office:value="78.5552">
                <text:p>78.5552</text:p>
              </table:table-cell>
              <table:table-cell office:value-type="float" office:value="24.0200067551069">
                <text:p>24.0200067551069</text:p>
              </table:table-cell>
              <table:table-cell office:value-type="float" office:value="79.0457925583515">
                <text:p>79.0457925583515</text:p>
              </table:table-cell>
              <table:table-cell office:value-type="float" office:value="18.0200362397578">
                <text:p>18.0200362397578</text:p>
              </table:table-cell>
              <table:table-cell office:value-type="float" office:value="79.06460252754">
                <text:p>79.064602527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.018924">
                <text:p>21.018924</text:p>
              </table:table-cell>
              <table:table-cell office:value-type="float" office:value="78.655199">
                <text:p>78.655199</text:p>
              </table:table-cell>
              <table:table-cell office:value-type="float" office:value="24.0219942359225">
                <text:p>24.0219942359225</text:p>
              </table:table-cell>
              <table:table-cell office:value-type="float" office:value="79.1364153319304">
                <text:p>79.1364153319304</text:p>
              </table:table-cell>
              <table:table-cell office:value-type="float" office:value="18.0221117232311">
                <text:p>18.0221117232311</text:p>
              </table:table-cell>
              <table:table-cell office:value-type="float" office:value="79.1739630868515">
                <text:p>79.17396308685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.019757">
                <text:p>21.019757</text:p>
              </table:table-cell>
              <table:table-cell office:value-type="float" office:value="78.755195">
                <text:p>78.755195</text:p>
              </table:table-cell>
              <table:table-cell office:value-type="float" office:value="24.0247960740312">
                <text:p>24.0247960740312</text:p>
              </table:table-cell>
              <table:table-cell office:value-type="float" office:value="79.2239595075576">
                <text:p>79.2239595075576</text:p>
              </table:table-cell>
              <table:table-cell office:value-type="float" office:value="18.0251207383302">
                <text:p>18.0251207383302</text:p>
              </table:table-cell>
              <table:table-cell office:value-type="float" office:value="79.2863763817259">
                <text:p>79.28637638172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.021055">
                <text:p>21.021055</text:p>
              </table:table-cell>
              <table:table-cell office:value-type="float" office:value="78.855187">
                <text:p>78.855187</text:p>
              </table:table-cell>
              <table:table-cell office:value-type="float" office:value="24.0284688033682">
                <text:p>24.0284688033682</text:p>
              </table:table-cell>
              <table:table-cell office:value-type="float" office:value="79.3084664009332">
                <text:p>79.3084664009332</text:p>
              </table:table-cell>
              <table:table-cell office:value-type="float" office:value="18.0291945694842">
                <text:p>18.0291945694842</text:p>
              </table:table-cell>
              <table:table-cell office:value-type="float" office:value="79.4017866380475">
                <text:p>79.40178663804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.022917">
                <text:p>21.022917</text:p>
              </table:table-cell>
              <table:table-cell office:value-type="float" office:value="78.955169">
                <text:p>78.955169</text:p>
              </table:table-cell>
              <table:table-cell office:value-type="float" office:value="24.0330550583673">
                <text:p>24.0330550583673</text:p>
              </table:table-cell>
              <table:table-cell office:value-type="float" office:value="79.3899895027006">
                <text:p>79.3899895027006</text:p>
              </table:table-cell>
              <table:table-cell office:value-type="float" office:value="18.0344662412091">
                <text:p>18.0344662412091</text:p>
              </table:table-cell>
              <table:table-cell office:value-type="float" office:value="79.5201133001591">
                <text:p>79.52011330015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.02544">
                <text:p>21.02544</text:p>
              </table:table-cell>
              <table:table-cell office:value-type="float" office:value="79.055137">
                <text:p>79.055137</text:p>
              </table:table-cell>
              <table:table-cell office:value-type="float" office:value="24.0385877340126">
                <text:p>24.0385877340126</text:p>
              </table:table-cell>
              <table:table-cell office:value-type="float" office:value="79.4685867950355">
                <text:p>79.4685867950355</text:p>
              </table:table-cell>
              <table:table-cell office:value-type="float" office:value="18.0410732910577">
                <text:p>18.0410732910577</text:p>
              </table:table-cell>
              <table:table-cell office:value-type="float" office:value="79.641272945457">
                <text:p>79.6412729454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.02872">
                <text:p>21.02872</text:p>
              </table:table-cell>
              <table:table-cell office:value-type="float" office:value="79.155083">
                <text:p>79.155083</text:p>
              </table:table-cell>
              <table:table-cell office:value-type="float" office:value="24.0450901662278">
                <text:p>24.0450901662278</text:p>
              </table:table-cell>
              <table:table-cell office:value-type="float" office:value="79.5443271653905">
                <text:p>79.5443271653905</text:p>
              </table:table-cell>
              <table:table-cell office:value-type="float" office:value="18.049155518847">
                <text:p>18.049155518847</text:p>
              </table:table-cell>
              <table:table-cell office:value-type="float" office:value="79.7651612758396">
                <text:p>79.76516127583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.032846">
                <text:p>21.032846</text:p>
              </table:table-cell>
              <table:table-cell office:value-type="float" office:value="79.254998">
                <text:p>79.254998</text:p>
              </table:table-cell>
              <table:table-cell office:value-type="float" office:value="24.0525721634487">
                <text:p>24.0525721634487</text:p>
              </table:table-cell>
              <table:table-cell office:value-type="float" office:value="79.6172877980672">
                <text:p>79.6172877980672</text:p>
              </table:table-cell>
              <table:table-cell office:value-type="float" office:value="18.0588488838511">
                <text:p>18.0588488838511</text:p>
              </table:table-cell>
              <table:table-cell office:value-type="float" office:value="79.8916620818657">
                <text:p>79.89166208186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.037909">
                <text:p>21.037909</text:p>
              </table:table-cell>
              <table:table-cell office:value-type="float" office:value="79.354869">
                <text:p>79.354869</text:p>
              </table:table-cell>
              <table:table-cell office:value-type="float" office:value="24.061039209807">
                <text:p>24.061039209807</text:p>
              </table:table-cell>
              <table:table-cell office:value-type="float" office:value="79.6875606508601">
                <text:p>79.6875606508601</text:p>
              </table:table-cell>
              <table:table-cell office:value-type="float" office:value="18.0702912390928">
                <text:p>18.0702912390928</text:p>
              </table:table-cell>
              <table:table-cell office:value-type="float" office:value="80.0206353442589">
                <text:p>80.02063534425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.04399">
                <text:p>21.04399</text:p>
              </table:table-cell>
              <table:table-cell office:value-type="float" office:value="79.454683">
                <text:p>79.454683</text:p>
              </table:table-cell>
              <table:table-cell office:value-type="float" office:value="24.0704840516109">
                <text:p>24.0704840516109</text:p>
              </table:table-cell>
              <table:table-cell office:value-type="float" office:value="79.7552387445196">
                <text:p>79.7552387445196</text:p>
              </table:table-cell>
              <table:table-cell office:value-type="float" office:value="18.083612682686">
                <text:p>18.083612682686</text:p>
              </table:table-cell>
              <table:table-cell office:value-type="float" office:value="80.1519391503012">
                <text:p>80.15193915030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.051171">
                <text:p>21.051171</text:p>
              </table:table-cell>
              <table:table-cell office:value-type="float" office:value="79.554425">
                <text:p>79.554425</text:p>
              </table:table-cell>
              <table:table-cell office:value-type="float" office:value="24.0808970476225">
                <text:p>24.0808970476225</text:p>
              </table:table-cell>
              <table:table-cell office:value-type="float" office:value="79.820432662216">
                <text:p>79.820432662216</text:p>
              </table:table-cell>
              <table:table-cell office:value-type="float" office:value="18.0989411726114">
                <text:p>18.0989411726114</text:p>
              </table:table-cell>
              <table:table-cell office:value-type="float" office:value="80.2854099836192">
                <text:p>80.28540998361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.059526">
                <text:p>21.059526</text:p>
              </table:table-cell>
              <table:table-cell office:value-type="float" office:value="79.654075">
                <text:p>79.654075</text:p>
              </table:table-cell>
              <table:table-cell office:value-type="float" office:value="24.0922603360842">
                <text:p>24.0922603360842</text:p>
              </table:table-cell>
              <table:table-cell office:value-type="float" office:value="79.883252762307">
                <text:p>79.883252762307</text:p>
              </table:table-cell>
              <table:table-cell office:value-type="float" office:value="18.1163953267397">
                <text:p>18.1163953267397</text:p>
              </table:table-cell>
              <table:table-cell office:value-type="float" office:value="80.4208747392504">
                <text:p>80.42087473925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.069126">
                <text:p>21.069126</text:p>
              </table:table-cell>
              <table:table-cell office:value-type="float" office:value="79.753612">
                <text:p>79.753612</text:p>
              </table:table-cell>
              <table:table-cell office:value-type="float" office:value="24.104553284781">
                <text:p>24.104553284781</text:p>
              </table:table-cell>
              <table:table-cell office:value-type="float" office:value="79.9438255610498">
                <text:p>79.9438255610498</text:p>
              </table:table-cell>
              <table:table-cell office:value-type="float" office:value="18.1360849810829">
                <text:p>18.1360849810829</text:p>
              </table:table-cell>
              <table:table-cell office:value-type="float" office:value="80.5581431562332">
                <text:p>80.55814315623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.080034">
                <text:p>21.080034</text:p>
              </table:table-cell>
              <table:table-cell office:value-type="float" office:value="79.853014">
                <text:p>79.853014</text:p>
              </table:table-cell>
              <table:table-cell office:value-type="float" office:value="24.1177499535805">
                <text:p>24.1177499535805</text:p>
              </table:table-cell>
              <table:table-cell office:value-type="float" office:value="80.0022848456541">
                <text:p>80.0022848456541</text:p>
              </table:table-cell>
              <table:table-cell office:value-type="float" office:value="18.1581067426171">
                <text:p>18.1581067426171</text:p>
              </table:table-cell>
              <table:table-cell office:value-type="float" office:value="80.6970170228398">
                <text:p>80.69701702283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.092312">
                <text:p>21.092312</text:p>
              </table:table-cell>
              <table:table-cell office:value-type="float" office:value="79.952257">
                <text:p>79.952257</text:p>
              </table:table-cell>
              <table:table-cell office:value-type="float" office:value="24.1318276625043">
                <text:p>24.1318276625043</text:p>
              </table:table-cell>
              <table:table-cell office:value-type="float" office:value="80.0587677383838">
                <text:p>80.0587677383838</text:p>
              </table:table-cell>
              <table:table-cell office:value-type="float" office:value="18.1825504581553">
                <text:p>18.1825504581553</text:p>
              </table:table-cell>
              <table:table-cell office:value-type="float" office:value="80.8372924623411">
                <text:p>80.83729246234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.106011">
                <text:p>21.106011</text:p>
              </table:table-cell>
              <table:table-cell office:value-type="float" office:value="80.051313">
                <text:p>80.051313</text:p>
              </table:table-cell>
              <table:table-cell office:value-type="float" office:value="24.1467580287966">
                <text:p>24.1467580287966</text:p>
              </table:table-cell>
              <table:table-cell office:value-type="float" office:value="80.1134218308115">
                <text:p>80.1134218308115</text:p>
              </table:table-cell>
              <table:table-cell office:value-type="float" office:value="18.2094852708752">
                <text:p>18.2094852708752</text:p>
              </table:table-cell>
              <table:table-cell office:value-type="float" office:value="80.978749628842">
                <text:p>80.9787496288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.121179">
                <text:p>21.121179</text:p>
              </table:table-cell>
              <table:table-cell office:value-type="float" office:value="80.150155">
                <text:p>80.150155</text:p>
              </table:table-cell>
              <table:table-cell office:value-type="float" office:value="24.1625168745994">
                <text:p>24.1625168745994</text:p>
              </table:table-cell>
              <table:table-cell office:value-type="float" office:value="80.1664010003538">
                <text:p>80.1664010003538</text:p>
              </table:table-cell>
              <table:table-cell office:value-type="float" office:value="18.2389687941832">
                <text:p>18.2389687941832</text:p>
              </table:table-cell>
              <table:table-cell office:value-type="float" office:value="81.1211670130489">
                <text:p>81.12116701304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.137856">
                <text:p>21.137856</text:p>
              </table:table-cell>
              <table:table-cell office:value-type="float" office:value="80.248754">
                <text:p>80.248754</text:p>
              </table:table-cell>
              <table:table-cell office:value-type="float" office:value="24.179080467679">
                <text:p>24.179080467679</text:p>
              </table:table-cell>
              <table:table-cell office:value-type="float" office:value="80.2178713642544">
                <text:p>80.2178713642544</text:p>
              </table:table-cell>
              <table:table-cell office:value-type="float" office:value="18.271038034059">
                <text:p>18.271038034059</text:p>
              </table:table-cell>
              <table:table-cell office:value-type="float" office:value="81.2643103746823">
                <text:p>81.26431037468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.156076">
                <text:p>21.156076</text:p>
              </table:table-cell>
              <table:table-cell office:value-type="float" office:value="80.347079">
                <text:p>80.347079</text:p>
              </table:table-cell>
              <table:table-cell office:value-type="float" office:value="24.1964289153062">
                <text:p>24.1964289153062</text:p>
              </table:table-cell>
              <table:table-cell office:value-type="float" office:value="80.2679958134854">
                <text:p>80.2679958134854</text:p>
              </table:table-cell>
              <table:table-cell office:value-type="float" office:value="18.3057150865529">
                <text:p>18.3057150865529</text:p>
              </table:table-cell>
              <table:table-cell office:value-type="float" office:value="81.4079478246401">
                <text:p>81.40794782464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.175867">
                <text:p>21.175867</text:p>
              </table:table-cell>
              <table:table-cell office:value-type="float" office:value="80.4451">
                <text:p>80.4451</text:p>
              </table:table-cell>
              <table:table-cell office:value-type="float" office:value="24.2145471868897">
                <text:p>24.2145471868897</text:p>
              </table:table-cell>
              <table:table-cell office:value-type="float" office:value="80.316948832218">
                <text:p>80.316948832218</text:p>
              </table:table-cell>
              <table:table-cell office:value-type="float" office:value="18.3430023370877">
                <text:p>18.3430023370877</text:p>
              </table:table-cell>
              <table:table-cell office:value-type="float" office:value="81.5518419760824">
                <text:p>81.55184197608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.197249">
                <text:p>21.197249</text:p>
              </table:table-cell>
              <table:table-cell office:value-type="float" office:value="80.542786">
                <text:p>80.542786</text:p>
              </table:table-cell>
              <table:table-cell office:value-type="float" office:value="24.2334239512549">
                <text:p>24.2334239512549</text:p>
              </table:table-cell>
              <table:table-cell office:value-type="float" office:value="80.3649049572426">
                <text:p>80.3649049572426</text:p>
              </table:table-cell>
              <table:table-cell office:value-type="float" office:value="18.3828827626802">
                <text:p>18.3828827626802</text:p>
              </table:table-cell>
              <table:table-cell office:value-type="float" office:value="81.6957572408532">
                <text:p>81.69575724085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.220234">
                <text:p>21.220234</text:p>
              </table:table-cell>
              <table:table-cell office:value-type="float" office:value="80.640107">
                <text:p>80.640107</text:p>
              </table:table-cell>
              <table:table-cell office:value-type="float" office:value="24.2530527771282">
                <text:p>24.2530527771282</text:p>
              </table:table-cell>
              <table:table-cell office:value-type="float" office:value="80.412049408373">
                <text:p>80.412049408373</text:p>
              </table:table-cell>
              <table:table-cell office:value-type="float" office:value="18.4253159972983">
                <text:p>18.4253159972983</text:p>
              </table:table-cell>
              <table:table-cell office:value-type="float" office:value="81.839454054932">
                <text:p>81.8394540549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.244831">
                <text:p>21.244831</text:p>
              </table:table-cell>
              <table:table-cell office:value-type="float" office:value="80.737034">
                <text:p>80.737034</text:p>
              </table:table-cell>
              <table:table-cell office:value-type="float" office:value="24.2734368765116">
                <text:p>24.2734368765116</text:p>
              </table:table-cell>
              <table:table-cell office:value-type="float" office:value="80.4585623771019">
                <text:p>80.4585623771019</text:p>
              </table:table-cell>
              <table:table-cell office:value-type="float" office:value="18.4702486701857">
                <text:p>18.4702486701857</text:p>
              </table:table-cell>
              <table:table-cell office:value-type="float" office:value="81.9827036572857">
                <text:p>81.98270365728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.271038">
                <text:p>21.271038</text:p>
              </table:table-cell>
              <table:table-cell office:value-type="float" office:value="80.833538">
                <text:p>80.833538</text:p>
              </table:table-cell>
              <table:table-cell office:value-type="float" office:value="24.2945824869665">
                <text:p>24.2945824869665</text:p>
              </table:table-cell>
              <table:table-cell office:value-type="float" office:value="80.5046326407635">
                <text:p>80.5046326407635</text:p>
              </table:table-cell>
              <table:table-cell office:value-type="float" office:value="18.5176003585679">
                <text:p>18.5176003585679</text:p>
              </table:table-cell>
              <table:table-cell office:value-type="float" office:value="82.1252737139697">
                <text:p>82.12527371396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1.298849">
                <text:p>21.298849</text:p>
              </table:table-cell>
              <table:table-cell office:value-type="float" office:value="80.929592">
                <text:p>80.929592</text:p>
              </table:table-cell>
              <table:table-cell office:value-type="float" office:value="24.3165044449623">
                <text:p>24.3165044449623</text:p>
              </table:table-cell>
              <table:table-cell office:value-type="float" office:value="80.5504408223815">
                <text:p>80.5504408223815</text:p>
              </table:table-cell>
              <table:table-cell office:value-type="float" office:value="18.5672780150741">
                <text:p>18.5672780150741</text:p>
              </table:table-cell>
              <table:table-cell office:value-type="float" office:value="82.2669475825999">
                <text:p>82.26694758259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.328248">
                <text:p>21.328248</text:p>
              </table:table-cell>
              <table:table-cell office:value-type="float" office:value="81.025171">
                <text:p>81.025171</text:p>
              </table:table-cell>
              <table:table-cell office:value-type="float" office:value="24.3392219524194">
                <text:p>24.3392219524194</text:p>
              </table:table-cell>
              <table:table-cell office:value-type="float" office:value="80.5961769932218">
                <text:p>80.5961769932218</text:p>
              </table:table-cell>
              <table:table-cell office:value-type="float" office:value="18.6191625877475">
                <text:p>18.6191625877475</text:p>
              </table:table-cell>
              <table:table-cell office:value-type="float" office:value="82.4075082342235">
                <text:p>82.40750823422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1.359216">
                <text:p>21.359216</text:p>
              </table:table-cell>
              <table:table-cell office:value-type="float" office:value="81.120254">
                <text:p>81.120254</text:p>
              </table:table-cell>
              <table:table-cell office:value-type="float" office:value="24.3627632509972">
                <text:p>24.3627632509972</text:p>
              </table:table-cell>
              <table:table-cell office:value-type="float" office:value="80.6420240228685">
                <text:p>80.6420240228685</text:p>
              </table:table-cell>
              <table:table-cell office:value-type="float" office:value="18.6731242686669">
                <text:p>18.6731242686669</text:p>
              </table:table-cell>
              <table:table-cell office:value-type="float" office:value="82.5467571408532">
                <text:p>82.54675714085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.391725">
                <text:p>21.391725</text:p>
              </table:table-cell>
              <table:table-cell office:value-type="float" office:value="81.214821">
                <text:p>81.214821</text:p>
              </table:table-cell>
              <table:table-cell office:value-type="float" office:value="24.3871611714004">
                <text:p>24.3871611714004</text:p>
              </table:table-cell>
              <table:table-cell office:value-type="float" office:value="80.6881691766233">
                <text:p>80.6881691766233</text:p>
              </table:table-cell>
              <table:table-cell office:value-type="float" office:value="18.7290102940948">
                <text:p>18.7290102940948</text:p>
              </table:table-cell>
              <table:table-cell office:value-type="float" office:value="82.6844979695943">
                <text:p>82.68449796959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1.425743">
                <text:p>21.425743</text:p>
              </table:table-cell>
              <table:table-cell office:value-type="float" office:value="81.308856">
                <text:p>81.308856</text:p>
              </table:table-cell>
              <table:table-cell office:value-type="float" office:value="24.4124552628383">
                <text:p>24.4124552628383</text:p>
              </table:table-cell>
              <table:table-cell office:value-type="float" office:value="80.7347916664875">
                <text:p>80.7347916664875</text:p>
              </table:table-cell>
              <table:table-cell office:value-type="float" office:value="18.7866576703462">
                <text:p>18.7866576703462</text:p>
              </table:table-cell>
              <table:table-cell office:value-type="float" office:value="82.8205532655945">
                <text:p>82.82055326559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1.461231">
                <text:p>21.461231</text:p>
              </table:table-cell>
              <table:table-cell office:value-type="float" office:value="81.402346">
                <text:p>81.402346</text:p>
              </table:table-cell>
              <table:table-cell office:value-type="float" office:value="24.4386893314541">
                <text:p>24.4386893314541</text:p>
              </table:table-cell>
              <table:table-cell office:value-type="float" office:value="80.7820703480076">
                <text:p>80.7820703480076</text:p>
              </table:table-cell>
              <table:table-cell office:value-type="float" office:value="18.8458868438653">
                <text:p>18.8458868438653</text:p>
              </table:table-cell>
              <table:table-cell office:value-type="float" office:value="82.9547553999239">
                <text:p>82.95475539992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1.498144">
                <text:p>21.498144</text:p>
              </table:table-cell>
              <table:table-cell office:value-type="float" office:value="81.495283">
                <text:p>81.495283</text:p>
              </table:table-cell>
              <table:table-cell office:value-type="float" office:value="24.4659103890108">
                <text:p>24.4659103890108</text:p>
              </table:table-cell>
              <table:table-cell office:value-type="float" office:value="80.8301795041005">
                <text:p>80.8301795041005</text:p>
              </table:table-cell>
              <table:table-cell office:value-type="float" office:value="18.9065066577139">
                <text:p>18.9065066577139</text:p>
              </table:table-cell>
              <table:table-cell office:value-type="float" office:value="83.086953784449">
                <text:p>83.0869537844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.536432">
                <text:p>21.536432</text:p>
              </table:table-cell>
              <table:table-cell office:value-type="float" office:value="81.587662">
                <text:p>81.587662</text:p>
              </table:table-cell>
              <table:table-cell office:value-type="float" office:value="24.4941676738099">
                <text:p>24.4941676738099</text:p>
              </table:table-cell>
              <table:table-cell office:value-type="float" office:value="80.879283793198">
                <text:p>80.879283793198</text:p>
              </table:table-cell>
              <table:table-cell office:value-type="float" office:value="18.9683182134669">
                <text:p>18.9683182134669</text:p>
              </table:table-cell>
              <table:table-cell office:value-type="float" office:value="83.2170151168592">
                <text:p>83.21701511685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.576041">
                <text:p>21.576041</text:p>
              </table:table-cell>
              <table:table-cell office:value-type="float" office:value="81.679482">
                <text:p>81.679482</text:p>
              </table:table-cell>
              <table:table-cell office:value-type="float" office:value="24.523515862342">
                <text:p>24.523515862342</text:p>
              </table:table-cell>
              <table:table-cell office:value-type="float" office:value="80.9295540462191">
                <text:p>80.9295540462191</text:p>
              </table:table-cell>
              <table:table-cell office:value-type="float" office:value="19.0311089800919">
                <text:p>19.0311089800919</text:p>
              </table:table-cell>
              <table:table-cell office:value-type="float" office:value="83.3448111008226">
                <text:p>83.34481110082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1.616911">
                <text:p>21.616911</text:p>
              </table:table-cell>
              <table:table-cell office:value-type="float" office:value="81.770748">
                <text:p>81.770748</text:p>
              </table:table-cell>
              <table:table-cell office:value-type="float" office:value="24.5540069815269">
                <text:p>24.5540069815269</text:p>
              </table:table-cell>
              <table:table-cell office:value-type="float" office:value="80.9811486108799">
                <text:p>80.9811486108799</text:p>
              </table:table-cell>
              <table:table-cell office:value-type="float" office:value="19.0946632517838">
                <text:p>19.0946632517838</text:p>
              </table:table-cell>
              <table:table-cell office:value-type="float" office:value="83.4702380107439">
                <text:p>83.47023801074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1.658979">
                <text:p>21.658979</text:p>
              </table:table-cell>
              <table:table-cell office:value-type="float" office:value="81.861468">
                <text:p>81.861468</text:p>
              </table:table-cell>
              <table:table-cell office:value-type="float" office:value="24.5856930397324">
                <text:p>24.5856930397324</text:p>
              </table:table-cell>
              <table:table-cell office:value-type="float" office:value="81.034216569277">
                <text:p>81.034216569277</text:p>
              </table:table-cell>
              <table:table-cell office:value-type="float" office:value="19.1587634804876">
                <text:p>19.1587634804876</text:p>
              </table:table-cell>
              <table:table-cell office:value-type="float" office:value="83.5932076905972">
                <text:p>83.593207690597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1.702178">
                <text:p>21.702178</text:p>
              </table:table-cell>
              <table:table-cell office:value-type="float" office:value="81.951656">
                <text:p>81.951656</text:p>
              </table:table-cell>
              <table:table-cell office:value-type="float" office:value="24.618625160378">
                <text:p>24.618625160378</text:p>
              </table:table-cell>
              <table:table-cell office:value-type="float" office:value="81.0889069282977">
                <text:p>81.0889069282977</text:p>
              </table:table-cell>
              <table:table-cell office:value-type="float" office:value="19.2231871418162">
                <text:p>19.2231871418162</text:p>
              </table:table-cell>
              <table:table-cell office:value-type="float" office:value="83.7136447414626">
                <text:p>83.71364474146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.746435">
                <text:p>21.746435</text:p>
              </table:table-cell>
              <table:table-cell office:value-type="float" office:value="82.041328">
                <text:p>82.041328</text:p>
              </table:table-cell>
              <table:table-cell office:value-type="float" office:value="24.6528494617327">
                <text:p>24.6528494617327</text:p>
              </table:table-cell>
              <table:table-cell office:value-type="float" office:value="81.1453620538666">
                <text:p>81.1453620538666</text:p>
              </table:table-cell>
              <table:table-cell office:value-type="float" office:value="19.2877075727826">
                <text:p>19.2877075727826</text:p>
              </table:table-cell>
              <table:table-cell office:value-type="float" office:value="83.8314842609584">
                <text:p>83.83148426095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1.791678">
                <text:p>21.791678</text:p>
              </table:table-cell>
              <table:table-cell office:value-type="float" office:value="82.130508">
                <text:p>82.130508</text:p>
              </table:table-cell>
              <table:table-cell office:value-type="float" office:value="24.6884098775318">
                <text:p>24.6884098775318</text:p>
              </table:table-cell>
              <table:table-cell office:value-type="float" office:value="81.2037154505636">
                <text:p>81.2037154505636</text:p>
              </table:table-cell>
              <table:table-cell office:value-type="float" office:value="19.3521075913411">
                <text:p>19.3521075913411</text:p>
              </table:table-cell>
              <table:table-cell office:value-type="float" office:value="83.9466842638015">
                <text:p>83.94668426380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.837829">
                <text:p>21.837829</text:p>
              </table:table-cell>
              <table:table-cell office:value-type="float" office:value="82.219221">
                <text:p>82.219221</text:p>
              </table:table-cell>
              <table:table-cell office:value-type="float" office:value="24.7253431764959">
                <text:p>24.7253431764959</text:p>
              </table:table-cell>
              <table:table-cell office:value-type="float" office:value="81.2640969868295">
                <text:p>81.2640969868295</text:p>
              </table:table-cell>
              <table:table-cell office:value-type="float" office:value="19.4161666210997">
                <text:p>19.4161666210997</text:p>
              </table:table-cell>
              <table:table-cell office:value-type="float" office:value="84.0592077724032">
                <text:p>84.05920777240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.884809">
                <text:p>21.884809</text:p>
              </table:table-cell>
              <table:table-cell office:value-type="float" office:value="82.307498">
                <text:p>82.307498</text:p>
              </table:table-cell>
              <table:table-cell office:value-type="float" office:value="24.7636789009192">
                <text:p>24.7636789009192</text:p>
              </table:table-cell>
              <table:table-cell office:value-type="float" office:value="81.3266269108238">
                <text:p>81.3266269108238</text:p>
              </table:table-cell>
              <table:table-cell office:value-type="float" office:value="19.4796740415661">
                <text:p>19.4796740415661</text:p>
              </table:table-cell>
              <table:table-cell office:value-type="float" office:value="84.1690365657351">
                <text:p>84.16903656573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1.932535">
                <text:p>21.932535</text:p>
              </table:table-cell>
              <table:table-cell office:value-type="float" office:value="82.395374">
                <text:p>82.395374</text:p>
              </table:table-cell>
              <table:table-cell office:value-type="float" office:value="24.8034357751566">
                <text:p>24.8034357751566</text:p>
              </table:table-cell>
              <table:table-cell office:value-type="float" office:value="81.3914174575116">
                <text:p>81.3914174575116</text:p>
              </table:table-cell>
              <table:table-cell office:value-type="float" office:value="19.5424255778211">
                <text:p>19.5424255778211</text:p>
              </table:table-cell>
              <table:table-cell office:value-type="float" office:value="84.2761655753776">
                <text:p>84.27616557537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1.980925">
                <text:p>21.980925</text:p>
              </table:table-cell>
              <table:table-cell office:value-type="float" office:value="82.482886">
                <text:p>82.482886</text:p>
              </table:table-cell>
              <table:table-cell office:value-type="float" office:value="24.8446294800775">
                <text:p>24.8446294800775</text:p>
              </table:table-cell>
              <table:table-cell office:value-type="float" office:value="81.4585829926902">
                <text:p>81.4585829926902</text:p>
              </table:table-cell>
              <table:table-cell office:value-type="float" office:value="19.6042217374326">
                <text:p>19.6042217374326</text:p>
              </table:table-cell>
              <table:table-cell office:value-type="float" office:value="84.3805902977507">
                <text:p>84.38059029775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.029893">
                <text:p>22.029893</text:p>
              </table:table-cell>
              <table:table-cell office:value-type="float" office:value="82.570076">
                <text:p>82.570076</text:p>
              </table:table-cell>
              <table:table-cell office:value-type="float" office:value="24.8872595283402">
                <text:p>24.8872595283402</text:p>
              </table:table-cell>
              <table:table-cell office:value-type="float" office:value="81.5282235523277">
                <text:p>81.5282235523277</text:p>
              </table:table-cell>
              <table:table-cell office:value-type="float" office:value="19.6648768075719">
                <text:p>19.6648768075719</text:p>
              </table:table-cell>
              <table:table-cell office:value-type="float" office:value="84.4823255678004">
                <text:p>84.48232556780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079352">
                <text:p>22.079352</text:p>
              </table:table-cell>
              <table:table-cell office:value-type="float" office:value="82.656988">
                <text:p>82.656988</text:p>
              </table:table-cell>
              <table:table-cell office:value-type="float" office:value="24.9313140632291">
                <text:p>24.9313140632291</text:p>
              </table:table-cell>
              <table:table-cell office:value-type="float" office:value="81.6004311440276">
                <text:p>81.6004311440276</text:p>
              </table:table-cell>
              <table:table-cell office:value-type="float" office:value="19.7242171367203">
                <text:p>19.7242171367203</text:p>
              </table:table-cell>
              <table:table-cell office:value-type="float" office:value="84.5813943437238">
                <text:p>84.58139434372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.129214">
                <text:p>22.129214</text:p>
              </table:table-cell>
              <table:table-cell office:value-type="float" office:value="82.74367">
                <text:p>82.74367</text:p>
              </table:table-cell>
              <table:table-cell office:value-type="float" office:value="24.9767721478209">
                <text:p>24.9767721478209</text:p>
              </table:table-cell>
              <table:table-cell office:value-type="float" office:value="81.675300871478">
                <text:p>81.675300871478</text:p>
              </table:table-cell>
              <table:table-cell office:value-type="float" office:value="19.7820760099604">
                <text:p>19.7820760099604</text:p>
              </table:table-cell>
              <table:table-cell office:value-type="float" office:value="84.6778218181654">
                <text:p>84.67782181816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179391">
                <text:p>22.179391</text:p>
              </table:table-cell>
              <table:table-cell office:value-type="float" office:value="82.83017">
                <text:p>82.83017</text:p>
              </table:table-cell>
              <table:table-cell office:value-type="float" office:value="25.0235987501664">
                <text:p>25.0235987501664</text:p>
              </table:table-cell>
              <table:table-cell office:value-type="float" office:value="81.7529131718047">
                <text:p>81.7529131718047</text:p>
              </table:table-cell>
              <table:table-cell office:value-type="float" office:value="19.8383048022303">
                <text:p>19.8383048022303</text:p>
              </table:table-cell>
              <table:table-cell office:value-type="float" office:value="84.7716424861846">
                <text:p>84.77164248618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229794">
                <text:p>22.229794</text:p>
              </table:table-cell>
              <table:table-cell office:value-type="float" office:value="82.916539">
                <text:p>82.916539</text:p>
              </table:table-cell>
              <table:table-cell office:value-type="float" office:value="25.0717462395369">
                <text:p>25.0717462395369</text:p>
              </table:table-cell>
              <table:table-cell office:value-type="float" office:value="81.8333458186187">
                <text:p>81.8333458186187</text:p>
              </table:table-cell>
              <table:table-cell office:value-type="float" office:value="19.8927666971022">
                <text:p>19.8927666971022</text:p>
              </table:table-cell>
              <table:table-cell office:value-type="float" office:value="84.8628954384538">
                <text:p>84.86289543845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280331">
                <text:p>22.280331</text:p>
              </table:table-cell>
              <table:table-cell office:value-type="float" office:value="83.002829">
                <text:p>83.002829</text:p>
              </table:table-cell>
              <table:table-cell office:value-type="float" office:value="25.1211475787966">
                <text:p>25.1211475787966</text:p>
              </table:table-cell>
              <table:table-cell office:value-type="float" office:value="81.9166608888706">
                <text:p>81.9166608888706</text:p>
              </table:table-cell>
              <table:table-cell office:value-type="float" office:value="19.945342812856">
                <text:p>19.945342812856</text:p>
              </table:table-cell>
              <table:table-cell office:value-type="float" office:value="84.9516312387862">
                <text:p>84.95163123878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.330914">
                <text:p>22.330914</text:p>
              </table:table-cell>
              <table:table-cell office:value-type="float" office:value="83.089092">
                <text:p>83.089092</text:p>
              </table:table-cell>
              <table:table-cell office:value-type="float" office:value="25.1717305787966">
                <text:p>25.1717305787966</text:p>
              </table:table-cell>
              <table:table-cell office:value-type="float" office:value="82.0029238888705">
                <text:p>82.0029238888705</text:p>
              </table:table-cell>
              <table:table-cell office:value-type="float" office:value="19.995925812856">
                <text:p>19.995925812856</text:p>
              </table:table-cell>
              <table:table-cell office:value-type="float" office:value="85.0378942387862">
                <text:p>85.03789423878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.381452">
                <text:p>22.381452</text:p>
              </table:table-cell>
              <table:table-cell office:value-type="float" office:value="83.175382">
                <text:p>83.175382</text:p>
              </table:table-cell>
              <table:table-cell office:value-type="float" office:value="25.2234042395369">
                <text:p>25.2234042395369</text:p>
              </table:table-cell>
              <table:table-cell office:value-type="float" office:value="82.0921888186187">
                <text:p>82.0921888186187</text:p>
              </table:table-cell>
              <table:table-cell office:value-type="float" office:value="20.0444246971022">
                <text:p>20.0444246971022</text:p>
              </table:table-cell>
              <table:table-cell office:value-type="float" office:value="85.1217384384538">
                <text:p>85.12173843845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.431854">
                <text:p>22.431854</text:p>
              </table:table-cell>
              <table:table-cell office:value-type="float" office:value="83.261751">
                <text:p>83.261751</text:p>
              </table:table-cell>
              <table:table-cell office:value-type="float" office:value="25.2760617501664">
                <text:p>25.2760617501664</text:p>
              </table:table-cell>
              <table:table-cell office:value-type="float" office:value="82.1844941718047">
                <text:p>82.1844941718047</text:p>
              </table:table-cell>
              <table:table-cell office:value-type="float" office:value="20.0907678022303">
                <text:p>20.0907678022303</text:p>
              </table:table-cell>
              <table:table-cell office:value-type="float" office:value="85.2032234861847">
                <text:p>85.20322348618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482031">
                <text:p>22.482031</text:p>
              </table:table-cell>
              <table:table-cell office:value-type="float" office:value="83.348251">
                <text:p>83.348251</text:p>
              </table:table-cell>
              <table:table-cell office:value-type="float" office:value="25.3295891478209">
                <text:p>25.3295891478209</text:p>
              </table:table-cell>
              <table:table-cell office:value-type="float" office:value="82.279881871478">
                <text:p>82.279881871478</text:p>
              </table:table-cell>
              <table:table-cell office:value-type="float" office:value="20.1348930099604">
                <text:p>20.1348930099604</text:p>
              </table:table-cell>
              <table:table-cell office:value-type="float" office:value="85.2824028181654">
                <text:p>85.28240281816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.531894">
                <text:p>22.531894</text:p>
              </table:table-cell>
              <table:table-cell office:value-type="float" office:value="83.434933">
                <text:p>83.434933</text:p>
              </table:table-cell>
              <table:table-cell office:value-type="float" office:value="25.3838560632291">
                <text:p>25.3838560632291</text:p>
              </table:table-cell>
              <table:table-cell office:value-type="float" office:value="82.3783761440276">
                <text:p>82.3783761440276</text:p>
              </table:table-cell>
              <table:table-cell office:value-type="float" office:value="20.1767591367203">
                <text:p>20.1767591367203</text:p>
              </table:table-cell>
              <table:table-cell office:value-type="float" office:value="85.3593393437238">
                <text:p>85.35933934372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581353">
                <text:p>22.581353</text:p>
              </table:table-cell>
              <table:table-cell office:value-type="float" office:value="83.521846">
                <text:p>83.521846</text:p>
              </table:table-cell>
              <table:table-cell office:value-type="float" office:value="25.4387195283402">
                <text:p>25.4387195283402</text:p>
              </table:table-cell>
              <table:table-cell office:value-type="float" office:value="82.4799935523277">
                <text:p>82.4799935523277</text:p>
              </table:table-cell>
              <table:table-cell office:value-type="float" office:value="20.2163368075719">
                <text:p>20.2163368075719</text:p>
              </table:table-cell>
              <table:table-cell office:value-type="float" office:value="85.4340955678004">
                <text:p>85.43409556780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63032">
                <text:p>22.63032</text:p>
              </table:table-cell>
              <table:table-cell office:value-type="float" office:value="83.609036">
                <text:p>83.609036</text:p>
              </table:table-cell>
              <table:table-cell office:value-type="float" office:value="25.4940244800775">
                <text:p>25.4940244800775</text:p>
              </table:table-cell>
              <table:table-cell office:value-type="float" office:value="82.5847329926902">
                <text:p>82.5847329926902</text:p>
              </table:table-cell>
              <table:table-cell office:value-type="float" office:value="20.2536167374326">
                <text:p>20.2536167374326</text:p>
              </table:table-cell>
              <table:table-cell office:value-type="float" office:value="85.5067402977507">
                <text:p>85.50674029775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67871">
                <text:p>22.67871</text:p>
              </table:table-cell>
              <table:table-cell office:value-type="float" office:value="83.696548">
                <text:p>83.696548</text:p>
              </table:table-cell>
              <table:table-cell office:value-type="float" office:value="25.5496107751566">
                <text:p>25.5496107751566</text:p>
              </table:table-cell>
              <table:table-cell office:value-type="float" office:value="82.6925914575117">
                <text:p>82.6925914575117</text:p>
              </table:table-cell>
              <table:table-cell office:value-type="float" office:value="20.2886005778211">
                <text:p>20.2886005778211</text:p>
              </table:table-cell>
              <table:table-cell office:value-type="float" office:value="85.5773395753776">
                <text:p>85.57733957537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726437">
                <text:p>22.726437</text:p>
              </table:table-cell>
              <table:table-cell office:value-type="float" office:value="83.784424">
                <text:p>83.784424</text:p>
              </table:table-cell>
              <table:table-cell office:value-type="float" office:value="25.6053069009192">
                <text:p>25.6053069009192</text:p>
              </table:table-cell>
              <table:table-cell office:value-type="float" office:value="82.8035529108238">
                <text:p>82.8035529108238</text:p>
              </table:table-cell>
              <table:table-cell office:value-type="float" office:value="20.3213020415661">
                <text:p>20.3213020415661</text:p>
              </table:table-cell>
              <table:table-cell office:value-type="float" office:value="85.6459625657351">
                <text:p>85.64596256573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773417">
                <text:p>22.773417</text:p>
              </table:table-cell>
              <table:table-cell office:value-type="float" office:value="83.872701">
                <text:p>83.872701</text:p>
              </table:table-cell>
              <table:table-cell office:value-type="float" office:value="25.6609311764959">
                <text:p>25.6609311764959</text:p>
              </table:table-cell>
              <table:table-cell office:value-type="float" office:value="82.9175769868295">
                <text:p>82.9175769868295</text:p>
              </table:table-cell>
              <table:table-cell office:value-type="float" office:value="20.3517546210997">
                <text:p>20.3517546210997</text:p>
              </table:table-cell>
              <table:table-cell office:value-type="float" office:value="85.7126877724032">
                <text:p>85.71268777240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819568">
                <text:p>22.819568</text:p>
              </table:table-cell>
              <table:table-cell office:value-type="float" office:value="83.961414">
                <text:p>83.961414</text:p>
              </table:table-cell>
              <table:table-cell office:value-type="float" office:value="25.7162998775318">
                <text:p>25.7162998775318</text:p>
              </table:table-cell>
              <table:table-cell office:value-type="float" office:value="83.0346214505636">
                <text:p>83.0346214505636</text:p>
              </table:table-cell>
              <table:table-cell office:value-type="float" office:value="20.3799975913411">
                <text:p>20.3799975913411</text:p>
              </table:table-cell>
              <table:table-cell office:value-type="float" office:value="85.7775902638015">
                <text:p>85.77759026380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86481">
                <text:p>22.86481</text:p>
              </table:table-cell>
              <table:table-cell office:value-type="float" office:value="84.050593">
                <text:p>84.050593</text:p>
              </table:table-cell>
              <table:table-cell office:value-type="float" office:value="25.7712244617327">
                <text:p>25.7712244617327</text:p>
              </table:table-cell>
              <table:table-cell office:value-type="float" office:value="83.1546270538666">
                <text:p>83.1546270538666</text:p>
              </table:table-cell>
              <table:table-cell office:value-type="float" office:value="20.4060825727826">
                <text:p>20.4060825727826</text:p>
              </table:table-cell>
              <table:table-cell office:value-type="float" office:value="85.8407492609584">
                <text:p>85.84074926095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909068">
                <text:p>22.909068</text:p>
              </table:table-cell>
              <table:table-cell office:value-type="float" office:value="84.140266">
                <text:p>84.140266</text:p>
              </table:table-cell>
              <table:table-cell office:value-type="float" office:value="25.825515160378">
                <text:p>25.825515160378</text:p>
              </table:table-cell>
              <table:table-cell office:value-type="float" office:value="83.2775169282977">
                <text:p>83.2775169282977</text:p>
              </table:table-cell>
              <table:table-cell office:value-type="float" office:value="20.4300771418162">
                <text:p>20.4300771418162</text:p>
              </table:table-cell>
              <table:table-cell office:value-type="float" office:value="85.9022547414626">
                <text:p>85.90225474146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952266">
                <text:p>22.952266</text:p>
              </table:table-cell>
              <table:table-cell office:value-type="float" office:value="84.230453">
                <text:p>84.230453</text:p>
              </table:table-cell>
              <table:table-cell office:value-type="float" office:value="25.8789800397324">
                <text:p>25.8789800397324</text:p>
              </table:table-cell>
              <table:table-cell office:value-type="float" office:value="83.403201569277">
                <text:p>83.403201569277</text:p>
              </table:table-cell>
              <table:table-cell office:value-type="float" office:value="20.4520504804876">
                <text:p>20.4520504804876</text:p>
              </table:table-cell>
              <table:table-cell office:value-type="float" office:value="85.9621926905971">
                <text:p>85.96219269059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994334">
                <text:p>22.994334</text:p>
              </table:table-cell>
              <table:table-cell office:value-type="float" office:value="84.321173">
                <text:p>84.321173</text:p>
              </table:table-cell>
              <table:table-cell office:value-type="float" office:value="25.9314299815269">
                <text:p>25.9314299815269</text:p>
              </table:table-cell>
              <table:table-cell office:value-type="float" office:value="83.5315736108799">
                <text:p>83.5315736108799</text:p>
              </table:table-cell>
              <table:table-cell office:value-type="float" office:value="20.4720862517838">
                <text:p>20.4720862517838</text:p>
              </table:table-cell>
              <table:table-cell office:value-type="float" office:value="86.0206630107439">
                <text:p>86.02066301074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035204">
                <text:p>23.035204</text:p>
              </table:table-cell>
              <table:table-cell office:value-type="float" office:value="84.412439">
                <text:p>84.412439</text:p>
              </table:table-cell>
              <table:table-cell office:value-type="float" office:value="25.982678862342">
                <text:p>25.982678862342</text:p>
              </table:table-cell>
              <table:table-cell office:value-type="float" office:value="83.6625110462192">
                <text:p>83.6625110462192</text:p>
              </table:table-cell>
              <table:table-cell office:value-type="float" office:value="20.4902719800919">
                <text:p>20.4902719800919</text:p>
              </table:table-cell>
              <table:table-cell office:value-type="float" office:value="86.0777681008226">
                <text:p>86.07776810082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074813">
                <text:p>23.074813</text:p>
              </table:table-cell>
              <table:table-cell office:value-type="float" office:value="84.50426">
                <text:p>84.50426</text:p>
              </table:table-cell>
              <table:table-cell office:value-type="float" office:value="26.0325486738099">
                <text:p>26.0325486738099</text:p>
              </table:table-cell>
              <table:table-cell office:value-type="float" office:value="83.7958817931979">
                <text:p>83.7958817931979</text:p>
              </table:table-cell>
              <table:table-cell office:value-type="float" office:value="20.5066992134669">
                <text:p>20.5066992134669</text:p>
              </table:table-cell>
              <table:table-cell office:value-type="float" office:value="86.1336131168592">
                <text:p>86.13361311685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113101">
                <text:p>23.113101</text:p>
              </table:table-cell>
              <table:table-cell office:value-type="float" office:value="84.596638">
                <text:p>84.596638</text:p>
              </table:table-cell>
              <table:table-cell office:value-type="float" office:value="26.0808673890108">
                <text:p>26.0808673890108</text:p>
              </table:table-cell>
              <table:table-cell office:value-type="float" office:value="83.9315345041005">
                <text:p>83.9315345041005</text:p>
              </table:table-cell>
              <table:table-cell office:value-type="float" office:value="20.5214636577139">
                <text:p>20.5214636577139</text:p>
              </table:table-cell>
              <table:table-cell office:value-type="float" office:value="86.188308784449">
                <text:p>86.1883087844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150014">
                <text:p>23.150014</text:p>
              </table:table-cell>
              <table:table-cell office:value-type="float" office:value="84.689575">
                <text:p>84.689575</text:p>
              </table:table-cell>
              <table:table-cell office:value-type="float" office:value="26.1274723314541">
                <text:p>26.1274723314541</text:p>
              </table:table-cell>
              <table:table-cell office:value-type="float" office:value="84.0692993480076">
                <text:p>84.0692993480076</text:p>
              </table:table-cell>
              <table:table-cell office:value-type="float" office:value="20.5346698438653">
                <text:p>20.5346698438653</text:p>
              </table:table-cell>
              <table:table-cell office:value-type="float" office:value="86.2419843999239">
                <text:p>86.24198439992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185502">
                <text:p>23.185502</text:p>
              </table:table-cell>
              <table:table-cell office:value-type="float" office:value="84.783065">
                <text:p>84.783065</text:p>
              </table:table-cell>
              <table:table-cell office:value-type="float" office:value="26.1722142628383">
                <text:p>26.1722142628383</text:p>
              </table:table-cell>
              <table:table-cell office:value-type="float" office:value="84.2090006664875">
                <text:p>84.2090006664875</text:p>
              </table:table-cell>
              <table:table-cell office:value-type="float" office:value="20.5464166703462">
                <text:p>20.5464166703462</text:p>
              </table:table-cell>
              <table:table-cell office:value-type="float" office:value="86.2947622655945">
                <text:p>86.29476226559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21952">
                <text:p>23.21952</text:p>
              </table:table-cell>
              <table:table-cell office:value-type="float" office:value="84.8771">
                <text:p>84.8771</text:p>
              </table:table-cell>
              <table:table-cell office:value-type="float" office:value="26.2149561714004">
                <text:p>26.2149561714004</text:p>
              </table:table-cell>
              <table:table-cell office:value-type="float" office:value="84.3504481766233">
                <text:p>84.3504481766233</text:p>
              </table:table-cell>
              <table:table-cell office:value-type="float" office:value="20.5568052940948">
                <text:p>20.5568052940948</text:p>
              </table:table-cell>
              <table:table-cell office:value-type="float" office:value="86.3467769695943">
                <text:p>86.3467769695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25203">
                <text:p>23.25203</text:p>
              </table:table-cell>
              <table:table-cell office:value-type="float" office:value="84.971667">
                <text:p>84.971667</text:p>
              </table:table-cell>
              <table:table-cell office:value-type="float" office:value="26.2555772509972">
                <text:p>26.2555772509972</text:p>
              </table:table-cell>
              <table:table-cell office:value-type="float" office:value="84.4934370228685">
                <text:p>84.4934370228685</text:p>
              </table:table-cell>
              <table:table-cell office:value-type="float" office:value="20.5659382686669">
                <text:p>20.5659382686669</text:p>
              </table:table-cell>
              <table:table-cell office:value-type="float" office:value="86.3981701408532">
                <text:p>86.39817014085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282998">
                <text:p>23.282998</text:p>
              </table:table-cell>
              <table:table-cell office:value-type="float" office:value="85.06675">
                <text:p>85.06675</text:p>
              </table:table-cell>
              <table:table-cell office:value-type="float" office:value="26.2939719524194">
                <text:p>26.2939719524194</text:p>
              </table:table-cell>
              <table:table-cell office:value-type="float" office:value="84.6377559932218">
                <text:p>84.6377559932218</text:p>
              </table:table-cell>
              <table:table-cell office:value-type="float" office:value="20.5739125877475">
                <text:p>20.5739125877475</text:p>
              </table:table-cell>
              <table:table-cell office:value-type="float" office:value="86.4490872342235">
                <text:p>86.44908723422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312397">
                <text:p>23.312397</text:p>
              </table:table-cell>
              <table:table-cell office:value-type="float" office:value="85.16233">
                <text:p>85.16233</text:p>
              </table:table-cell>
              <table:table-cell office:value-type="float" office:value="26.3300524449623">
                <text:p>26.3300524449623</text:p>
              </table:table-cell>
              <table:table-cell office:value-type="float" office:value="84.7831788223815">
                <text:p>84.7831788223815</text:p>
              </table:table-cell>
              <table:table-cell office:value-type="float" office:value="20.5808260150741">
                <text:p>20.5808260150741</text:p>
              </table:table-cell>
              <table:table-cell office:value-type="float" office:value="86.4996855825999">
                <text:p>86.4996855825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340207">
                <text:p>23.340207</text:p>
              </table:table-cell>
              <table:table-cell office:value-type="float" office:value="85.258384">
                <text:p>85.258384</text:p>
              </table:table-cell>
              <table:table-cell office:value-type="float" office:value="26.3637514869665">
                <text:p>26.3637514869665</text:p>
              </table:table-cell>
              <table:table-cell office:value-type="float" office:value="84.9294786407635">
                <text:p>84.9294786407635</text:p>
              </table:table-cell>
              <table:table-cell office:value-type="float" office:value="20.5867693585679">
                <text:p>20.5867693585679</text:p>
              </table:table-cell>
              <table:table-cell office:value-type="float" office:value="86.5501197139697">
                <text:p>86.55011971396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418829">
                <text:p>23.418829</text:p>
              </table:table-cell>
              <table:table-cell office:value-type="float" office:value="85.547895">
                <text:p>85.547895</text:p>
              </table:table-cell>
              <table:table-cell office:value-type="float" office:value="26.4474348765116">
                <text:p>26.4474348765116</text:p>
              </table:table-cell>
              <table:table-cell office:value-type="float" office:value="85.2694233771019">
                <text:p>85.2694233771019</text:p>
              </table:table-cell>
              <table:table-cell office:value-type="float" office:value="20.6442466701857">
                <text:p>20.6442466701857</text:p>
              </table:table-cell>
              <table:table-cell office:value-type="float" office:value="86.7935646572857">
                <text:p>86.79356465728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443425">
                <text:p>23.443425</text:p>
              </table:table-cell>
              <table:table-cell office:value-type="float" office:value="85.644821">
                <text:p>85.644821</text:p>
              </table:table-cell>
              <table:table-cell office:value-type="float" office:value="26.4762437771282">
                <text:p>26.4762437771282</text:p>
              </table:table-cell>
              <table:table-cell office:value-type="float" office:value="85.416763408373">
                <text:p>85.416763408373</text:p>
              </table:table-cell>
              <table:table-cell office:value-type="float" office:value="20.6485069972983">
                <text:p>20.6485069972983</text:p>
              </table:table-cell>
              <table:table-cell office:value-type="float" office:value="86.844168054932">
                <text:p>86.8441680549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466411">
                <text:p>23.466411</text:p>
              </table:table-cell>
              <table:table-cell office:value-type="float" office:value="85.742143">
                <text:p>85.742143</text:p>
              </table:table-cell>
              <table:table-cell office:value-type="float" office:value="26.5025859512549">
                <text:p>26.5025859512549</text:p>
              </table:table-cell>
              <table:table-cell office:value-type="float" office:value="85.5642619572426">
                <text:p>85.5642619572426</text:p>
              </table:table-cell>
              <table:table-cell office:value-type="float" office:value="20.6520447626802">
                <text:p>20.6520447626802</text:p>
              </table:table-cell>
              <table:table-cell office:value-type="float" office:value="86.8951142408531">
                <text:p>86.895114240853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487793">
                <text:p>23.487793</text:p>
              </table:table-cell>
              <table:table-cell office:value-type="float" office:value="85.839829">
                <text:p>85.839829</text:p>
              </table:table-cell>
              <table:table-cell office:value-type="float" office:value="26.5264731868897">
                <text:p>26.5264731868897</text:p>
              </table:table-cell>
              <table:table-cell office:value-type="float" office:value="85.711677832218">
                <text:p>85.711677832218</text:p>
              </table:table-cell>
              <table:table-cell office:value-type="float" office:value="20.6549283370877">
                <text:p>20.6549283370877</text:p>
              </table:table-cell>
              <table:table-cell office:value-type="float" office:value="86.9465709760824">
                <text:p>86.94657097608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507584">
                <text:p>23.507584</text:p>
              </table:table-cell>
              <table:table-cell office:value-type="float" office:value="85.93785">
                <text:p>85.93785</text:p>
              </table:table-cell>
              <table:table-cell office:value-type="float" office:value="26.5479369153062">
                <text:p>26.5479369153062</text:p>
              </table:table-cell>
              <table:table-cell office:value-type="float" office:value="85.8587668134854">
                <text:p>85.8587668134854</text:p>
              </table:table-cell>
              <table:table-cell office:value-type="float" office:value="20.6572230865529">
                <text:p>20.6572230865529</text:p>
              </table:table-cell>
              <table:table-cell office:value-type="float" office:value="86.9987188246401">
                <text:p>86.99871882464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525804">
                <text:p>23.525804</text:p>
              </table:table-cell>
              <table:table-cell office:value-type="float" office:value="86.036175">
                <text:p>86.036175</text:p>
              </table:table-cell>
              <table:table-cell office:value-type="float" office:value="26.567028467679">
                <text:p>26.567028467679</text:p>
              </table:table-cell>
              <table:table-cell office:value-type="float" office:value="86.0052923642544">
                <text:p>86.0052923642544</text:p>
              </table:table-cell>
              <table:table-cell office:value-type="float" office:value="20.658986034059">
                <text:p>20.658986034059</text:p>
              </table:table-cell>
              <table:table-cell office:value-type="float" office:value="87.0517313746823">
                <text:p>87.05173137468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542481">
                <text:p>23.542481</text:p>
              </table:table-cell>
              <table:table-cell office:value-type="float" office:value="86.134773">
                <text:p>86.134773</text:p>
              </table:table-cell>
              <table:table-cell office:value-type="float" office:value="26.5838188745994">
                <text:p>26.5838188745994</text:p>
              </table:table-cell>
              <table:table-cell office:value-type="float" office:value="86.1510190003538">
                <text:p>86.1510190003538</text:p>
              </table:table-cell>
              <table:table-cell office:value-type="float" office:value="20.6602707941832">
                <text:p>20.6602707941832</text:p>
              </table:table-cell>
              <table:table-cell office:value-type="float" office:value="87.1057850130489">
                <text:p>87.10578501304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557649">
                <text:p>23.557649</text:p>
              </table:table-cell>
              <table:table-cell office:value-type="float" office:value="86.233615">
                <text:p>86.233615</text:p>
              </table:table-cell>
              <table:table-cell office:value-type="float" office:value="26.5983960287966">
                <text:p>26.5983960287966</text:p>
              </table:table-cell>
              <table:table-cell office:value-type="float" office:value="86.2957238308115">
                <text:p>86.2957238308115</text:p>
              </table:table-cell>
              <table:table-cell office:value-type="float" office:value="20.6611232708752">
                <text:p>20.6611232708752</text:p>
              </table:table-cell>
              <table:table-cell office:value-type="float" office:value="87.161051628842">
                <text:p>87.1610516288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571348">
                <text:p>23.571348</text:p>
              </table:table-cell>
              <table:table-cell office:value-type="float" office:value="86.332672">
                <text:p>86.332672</text:p>
              </table:table-cell>
              <table:table-cell office:value-type="float" office:value="26.6108636625043">
                <text:p>26.6108636625043</text:p>
              </table:table-cell>
              <table:table-cell office:value-type="float" office:value="86.4391827383838">
                <text:p>86.4391827383838</text:p>
              </table:table-cell>
              <table:table-cell office:value-type="float" office:value="20.6615864581553">
                <text:p>20.6615864581553</text:p>
              </table:table-cell>
              <table:table-cell office:value-type="float" office:value="87.2177074623411">
                <text:p>87.21770746234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583625">
                <text:p>23.583625</text:p>
              </table:table-cell>
              <table:table-cell office:value-type="float" office:value="86.431914">
                <text:p>86.431914</text:p>
              </table:table-cell>
              <table:table-cell office:value-type="float" office:value="26.6213409535805">
                <text:p>26.6213409535805</text:p>
              </table:table-cell>
              <table:table-cell office:value-type="float" office:value="86.5811848456541">
                <text:p>86.5811848456541</text:p>
              </table:table-cell>
              <table:table-cell office:value-type="float" office:value="20.6616977426171">
                <text:p>20.6616977426171</text:p>
              </table:table-cell>
              <table:table-cell office:value-type="float" office:value="87.2759170228398">
                <text:p>87.27591702283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594534">
                <text:p>23.594534</text:p>
              </table:table-cell>
              <table:table-cell office:value-type="float" office:value="86.531317">
                <text:p>86.531317</text:p>
              </table:table-cell>
              <table:table-cell office:value-type="float" office:value="26.629961284781">
                <text:p>26.629961284781</text:p>
              </table:table-cell>
              <table:table-cell office:value-type="float" office:value="86.7215305610498">
                <text:p>86.7215305610498</text:p>
              </table:table-cell>
              <table:table-cell office:value-type="float" office:value="20.6614929810829">
                <text:p>20.6614929810829</text:p>
              </table:table-cell>
              <table:table-cell office:value-type="float" office:value="87.3358481562332">
                <text:p>87.33584815623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604134">
                <text:p>23.604134</text:p>
              </table:table-cell>
              <table:table-cell office:value-type="float" office:value="86.630854">
                <text:p>86.630854</text:p>
              </table:table-cell>
              <table:table-cell office:value-type="float" office:value="26.6368683360842">
                <text:p>26.6368683360842</text:p>
              </table:table-cell>
              <table:table-cell office:value-type="float" office:value="86.860031762307">
                <text:p>86.860031762307</text:p>
              </table:table-cell>
              <table:table-cell office:value-type="float" office:value="20.6610033267397">
                <text:p>20.6610033267397</text:p>
              </table:table-cell>
              <table:table-cell office:value-type="float" office:value="87.3976537392504">
                <text:p>87.39765373925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612489">
                <text:p>23.612489</text:p>
              </table:table-cell>
              <table:table-cell office:value-type="float" office:value="86.730504">
                <text:p>86.730504</text:p>
              </table:table-cell>
              <table:table-cell office:value-type="float" office:value="26.6422150476225">
                <text:p>26.6422150476225</text:p>
              </table:table-cell>
              <table:table-cell office:value-type="float" office:value="86.996511662216">
                <text:p>86.996511662216</text:p>
              </table:table-cell>
              <table:table-cell office:value-type="float" office:value="20.6602591726114">
                <text:p>20.6602591726114</text:p>
              </table:table-cell>
              <table:table-cell office:value-type="float" office:value="87.4614889836192">
                <text:p>87.46148898361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61967">
                <text:p>23.61967</text:p>
              </table:table-cell>
              <table:table-cell office:value-type="float" office:value="86.830245">
                <text:p>86.830245</text:p>
              </table:table-cell>
              <table:table-cell office:value-type="float" office:value="26.6461640516109">
                <text:p>26.6461640516109</text:p>
              </table:table-cell>
              <table:table-cell office:value-type="float" office:value="87.1308007445196">
                <text:p>87.1308007445196</text:p>
              </table:table-cell>
              <table:table-cell office:value-type="float" office:value="20.659292682686">
                <text:p>20.659292682686</text:p>
              </table:table-cell>
              <table:table-cell office:value-type="float" office:value="87.5275011503012">
                <text:p>87.52750115030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625751">
                <text:p>23.625751</text:p>
              </table:table-cell>
              <table:table-cell office:value-type="float" office:value="86.93006">
                <text:p>86.93006</text:p>
              </table:table-cell>
              <table:table-cell office:value-type="float" office:value="26.648881209807">
                <text:p>26.648881209807</text:p>
              </table:table-cell>
              <table:table-cell office:value-type="float" office:value="87.2627516508601">
                <text:p>87.2627516508601</text:p>
              </table:table-cell>
              <table:table-cell office:value-type="float" office:value="20.6581332390928">
                <text:p>20.6581332390928</text:p>
              </table:table-cell>
              <table:table-cell office:value-type="float" office:value="87.5958263442589">
                <text:p>87.59582634425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630813">
                <text:p>23.630813</text:p>
              </table:table-cell>
              <table:table-cell office:value-type="float" office:value="87.029931">
                <text:p>87.029931</text:p>
              </table:table-cell>
              <table:table-cell office:value-type="float" office:value="26.6505391634487">
                <text:p>26.6505391634487</text:p>
              </table:table-cell>
              <table:table-cell office:value-type="float" office:value="87.3922207980672">
                <text:p>87.3922207980672</text:p>
              </table:table-cell>
              <table:table-cell office:value-type="float" office:value="20.6568158838511">
                <text:p>20.6568158838511</text:p>
              </table:table-cell>
              <table:table-cell office:value-type="float" office:value="87.6665950818657">
                <text:p>87.66659508186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63494">
                <text:p>23.63494</text:p>
              </table:table-cell>
              <table:table-cell office:value-type="float" office:value="87.129846">
                <text:p>87.129846</text:p>
              </table:table-cell>
              <table:table-cell office:value-type="float" office:value="26.6513101662278">
                <text:p>26.6513101662278</text:p>
              </table:table-cell>
              <table:table-cell office:value-type="float" office:value="87.5190901653905">
                <text:p>87.5190901653905</text:p>
              </table:table-cell>
              <table:table-cell office:value-type="float" office:value="20.655375518847">
                <text:p>20.655375518847</text:p>
              </table:table-cell>
              <table:table-cell office:value-type="float" office:value="87.7399242758396">
                <text:p>87.73992427583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63822">
                <text:p>23.63822</text:p>
              </table:table-cell>
              <table:table-cell office:value-type="float" office:value="87.229792">
                <text:p>87.229792</text:p>
              </table:table-cell>
              <table:table-cell office:value-type="float" office:value="26.6513677340126">
                <text:p>26.6513677340126</text:p>
              </table:table-cell>
              <table:table-cell office:value-type="float" office:value="87.6432417950355">
                <text:p>87.6432417950355</text:p>
              </table:table-cell>
              <table:table-cell office:value-type="float" office:value="20.6538532910577">
                <text:p>20.6538532910577</text:p>
              </table:table-cell>
              <table:table-cell office:value-type="float" office:value="87.815927945457">
                <text:p>87.81592794545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640743">
                <text:p>23.640743</text:p>
              </table:table-cell>
              <table:table-cell office:value-type="float" office:value="87.329759">
                <text:p>87.329759</text:p>
              </table:table-cell>
              <table:table-cell office:value-type="float" office:value="26.6508810583673">
                <text:p>26.6508810583673</text:p>
              </table:table-cell>
              <table:table-cell office:value-type="float" office:value="87.7645795027006">
                <text:p>87.7645795027006</text:p>
              </table:table-cell>
              <table:table-cell office:value-type="float" office:value="20.6522922412091">
                <text:p>20.6522922412091</text:p>
              </table:table-cell>
              <table:table-cell office:value-type="float" office:value="87.8947033001591">
                <text:p>87.89470330015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642605">
                <text:p>23.642605</text:p>
              </table:table-cell>
              <table:table-cell office:value-type="float" office:value="87.429742">
                <text:p>87.429742</text:p>
              </table:table-cell>
              <table:table-cell office:value-type="float" office:value="26.6500188033682">
                <text:p>26.6500188033682</text:p>
              </table:table-cell>
              <table:table-cell office:value-type="float" office:value="87.8830214009332">
                <text:p>87.8830214009332</text:p>
              </table:table-cell>
              <table:table-cell office:value-type="float" office:value="20.6507445694842">
                <text:p>20.6507445694842</text:p>
              </table:table-cell>
              <table:table-cell office:value-type="float" office:value="87.9763416380475">
                <text:p>87.97634163804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643903">
                <text:p>23.643903</text:p>
              </table:table-cell>
              <table:table-cell office:value-type="float" office:value="87.529733">
                <text:p>87.529733</text:p>
              </table:table-cell>
              <table:table-cell office:value-type="float" office:value="26.6489420740312">
                <text:p>26.6489420740312</text:p>
              </table:table-cell>
              <table:table-cell office:value-type="float" office:value="87.9984975075576">
                <text:p>87.9984975075576</text:p>
              </table:table-cell>
              <table:table-cell office:value-type="float" office:value="20.6492667383302">
                <text:p>20.6492667383302</text:p>
              </table:table-cell>
              <table:table-cell office:value-type="float" office:value="88.0609143817259">
                <text:p>88.060914381725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644736">
                <text:p>23.644736</text:p>
              </table:table-cell>
              <table:table-cell office:value-type="float" office:value="87.62973">
                <text:p>87.62973</text:p>
              </table:table-cell>
              <table:table-cell office:value-type="float" office:value="26.6478062359225">
                <text:p>26.6478062359225</text:p>
              </table:table-cell>
              <table:table-cell office:value-type="float" office:value="88.1109463319304">
                <text:p>88.1109463319304</text:p>
              </table:table-cell>
              <table:table-cell office:value-type="float" office:value="20.6479237232311">
                <text:p>20.6479237232311</text:p>
              </table:table-cell>
              <table:table-cell office:value-type="float" office:value="88.1484940868515">
                <text:p>88.14849408685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645206">
                <text:p>23.645206</text:p>
              </table:table-cell>
              <table:table-cell office:value-type="float" office:value="87.729729">
                <text:p>87.729729</text:p>
              </table:table-cell>
              <table:table-cell office:value-type="float" office:value="26.646758755107">
                <text:p>26.646758755107</text:p>
              </table:table-cell>
              <table:table-cell office:value-type="float" office:value="88.2203215583515">
                <text:p>88.2203215583515</text:p>
              </table:table-cell>
              <table:table-cell office:value-type="float" office:value="20.6467882397578">
                <text:p>20.6467882397578</text:p>
              </table:table-cell>
              <table:table-cell office:value-type="float" office:value="88.23913152754">
                <text:p>88.239131527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645415">
                <text:p>23.645415</text:p>
              </table:table-cell>
              <table:table-cell office:value-type="float" office:value="87.829729">
                <text:p>87.829729</text:p>
              </table:table-cell>
              <table:table-cell office:value-type="float" office:value="26.645936855591">
                <text:p>26.645936855591</text:p>
              </table:table-cell>
              <table:table-cell office:value-type="float" office:value="88.3265877265216">
                <text:p>88.3265877265216</text:p>
              </table:table-cell>
              <table:table-cell office:value-type="float" office:value="20.6459401442177">
                <text:p>20.6459401442177</text:p>
              </table:table-cell>
              <table:table-cell office:value-type="float" office:value="88.3328697253739">
                <text:p>88.33286972537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645467">
                <text:p>23.645467</text:p>
              </table:table-cell>
              <table:table-cell office:value-type="float" office:value="87.929729">
                <text:p>87.929729</text:p>
              </table:table-cell>
              <table:table-cell office:value-type="float" office:value="26.645467">
                <text:p>26.645467</text:p>
              </table:table-cell>
              <table:table-cell office:value-type="float" office:value="88.429729">
                <text:p>88.429729</text:p>
              </table:table-cell>
              <table:table-cell office:value-type="float" office:value="20.645467">
                <text:p>20.645467</text:p>
              </table:table-cell>
              <table:table-cell office:value-type="float" office:value="88.429729">
                <text:p>88.4297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645467">
                <text:p>23.645467</text:p>
              </table:table-cell>
              <table:table-cell office:value-type="float" office:value="88.029729">
                <text:p>88.029729</text:p>
              </table:table-cell>
              <table:table-cell office:value-type="float" office:value="26.645467">
                <text:p>26.645467</text:p>
              </table:table-cell>
              <table:table-cell office:value-type="float" office:value="88.529729">
                <text:p>88.529729</text:p>
              </table:table-cell>
              <table:table-cell office:value-type="float" office:value="20.645467">
                <text:p>20.645467</text:p>
              </table:table-cell>
              <table:table-cell office:value-type="float" office:value="88.529729">
                <text:p>88.5297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645519">
                <text:p>23.645519</text:p>
              </table:table-cell>
              <table:table-cell office:value-type="float" office:value="88.129729">
                <text:p>88.129729</text:p>
              </table:table-cell>
              <table:table-cell office:value-type="float" office:value="26.646040855591">
                <text:p>26.646040855591</text:p>
              </table:table-cell>
              <table:table-cell office:value-type="float" office:value="88.6265877265216">
                <text:p>88.6265877265216</text:p>
              </table:table-cell>
              <table:table-cell office:value-type="float" office:value="20.6460441442177">
                <text:p>20.6460441442177</text:p>
              </table:table-cell>
              <table:table-cell office:value-type="float" office:value="88.6328697253739">
                <text:p>88.63286972537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.645728">
                <text:p>23.645728</text:p>
              </table:table-cell>
              <table:table-cell office:value-type="float" office:value="88.229728">
                <text:p>88.229728</text:p>
              </table:table-cell>
              <table:table-cell office:value-type="float" office:value="26.647280755107">
                <text:p>26.647280755107</text:p>
              </table:table-cell>
              <table:table-cell office:value-type="float" office:value="88.7203205583515">
                <text:p>88.7203205583515</text:p>
              </table:table-cell>
              <table:table-cell office:value-type="float" office:value="20.6473102397578">
                <text:p>20.6473102397578</text:p>
              </table:table-cell>
              <table:table-cell office:value-type="float" office:value="88.73913052754">
                <text:p>88.739130527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.646198">
                <text:p>23.646198</text:p>
              </table:table-cell>
              <table:table-cell office:value-type="float" office:value="88.329727">
                <text:p>88.329727</text:p>
              </table:table-cell>
              <table:table-cell office:value-type="float" office:value="26.6492682359225">
                <text:p>26.6492682359225</text:p>
              </table:table-cell>
              <table:table-cell office:value-type="float" office:value="88.8109433319304">
                <text:p>88.8109433319304</text:p>
              </table:table-cell>
              <table:table-cell office:value-type="float" office:value="20.649385723231">
                <text:p>20.649385723231</text:p>
              </table:table-cell>
              <table:table-cell office:value-type="float" office:value="88.8484910868515">
                <text:p>88.84849108685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.647031">
                <text:p>23.647031</text:p>
              </table:table-cell>
              <table:table-cell office:value-type="float" office:value="88.429724">
                <text:p>88.429724</text:p>
              </table:table-cell>
              <table:table-cell office:value-type="float" office:value="26.6520700740312">
                <text:p>26.6520700740312</text:p>
              </table:table-cell>
              <table:table-cell office:value-type="float" office:value="88.8984885075576">
                <text:p>88.8984885075576</text:p>
              </table:table-cell>
              <table:table-cell office:value-type="float" office:value="20.6523947383302">
                <text:p>20.6523947383302</text:p>
              </table:table-cell>
              <table:table-cell office:value-type="float" office:value="88.9609053817259">
                <text:p>88.96090538172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.648329">
                <text:p>23.648329</text:p>
              </table:table-cell>
              <table:table-cell office:value-type="float" office:value="88.529715">
                <text:p>88.529715</text:p>
              </table:table-cell>
              <table:table-cell office:value-type="float" office:value="26.6557428033682">
                <text:p>26.6557428033682</text:p>
              </table:table-cell>
              <table:table-cell office:value-type="float" office:value="88.9829944009332">
                <text:p>88.9829944009332</text:p>
              </table:table-cell>
              <table:table-cell office:value-type="float" office:value="20.6564685694842">
                <text:p>20.6564685694842</text:p>
              </table:table-cell>
              <table:table-cell office:value-type="float" office:value="89.0763146380475">
                <text:p>89.07631463804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.650191">
                <text:p>23.650191</text:p>
              </table:table-cell>
              <table:table-cell office:value-type="float" office:value="88.629698">
                <text:p>88.629698</text:p>
              </table:table-cell>
              <table:table-cell office:value-type="float" office:value="26.6603290583673">
                <text:p>26.6603290583673</text:p>
              </table:table-cell>
              <table:table-cell office:value-type="float" office:value="89.0645185027006">
                <text:p>89.0645185027006</text:p>
              </table:table-cell>
              <table:table-cell office:value-type="float" office:value="20.6617402412091">
                <text:p>20.6617402412091</text:p>
              </table:table-cell>
              <table:table-cell office:value-type="float" office:value="89.1946423001591">
                <text:p>89.19464230015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.652714">
                <text:p>23.652714</text:p>
              </table:table-cell>
              <table:table-cell office:value-type="float" office:value="88.729666">
                <text:p>88.729666</text:p>
              </table:table-cell>
              <table:table-cell office:value-type="float" office:value="26.6658617340126">
                <text:p>26.6658617340126</text:p>
              </table:table-cell>
              <table:table-cell office:value-type="float" office:value="89.1431157950355">
                <text:p>89.1431157950355</text:p>
              </table:table-cell>
              <table:table-cell office:value-type="float" office:value="20.6683472910577">
                <text:p>20.6683472910577</text:p>
              </table:table-cell>
              <table:table-cell office:value-type="float" office:value="89.315801945457">
                <text:p>89.31580194545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.655994">
                <text:p>23.655994</text:p>
              </table:table-cell>
              <table:table-cell office:value-type="float" office:value="88.829611">
                <text:p>88.829611</text:p>
              </table:table-cell>
              <table:table-cell office:value-type="float" office:value="26.6723641662278">
                <text:p>26.6723641662278</text:p>
              </table:table-cell>
              <table:table-cell office:value-type="float" office:value="89.2188551653905">
                <text:p>89.2188551653905</text:p>
              </table:table-cell>
              <table:table-cell office:value-type="float" office:value="20.676429518847">
                <text:p>20.676429518847</text:p>
              </table:table-cell>
              <table:table-cell office:value-type="float" office:value="89.4396892758396">
                <text:p>89.43968927583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.660121">
                <text:p>23.660121</text:p>
              </table:table-cell>
              <table:table-cell office:value-type="float" office:value="88.929526">
                <text:p>88.929526</text:p>
              </table:table-cell>
              <table:table-cell office:value-type="float" office:value="26.6798471634487">
                <text:p>26.6798471634487</text:p>
              </table:table-cell>
              <table:table-cell office:value-type="float" office:value="89.2918157980672">
                <text:p>89.2918157980672</text:p>
              </table:table-cell>
              <table:table-cell office:value-type="float" office:value="20.6861238838511">
                <text:p>20.6861238838511</text:p>
              </table:table-cell>
              <table:table-cell office:value-type="float" office:value="89.5661900818657">
                <text:p>89.56619008186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.665183">
                <text:p>23.665183</text:p>
              </table:table-cell>
              <table:table-cell office:value-type="float" office:value="89.029397">
                <text:p>89.029397</text:p>
              </table:table-cell>
              <table:table-cell office:value-type="float" office:value="26.688313209807">
                <text:p>26.688313209807</text:p>
              </table:table-cell>
              <table:table-cell office:value-type="float" office:value="89.3620886508601">
                <text:p>89.3620886508601</text:p>
              </table:table-cell>
              <table:table-cell office:value-type="float" office:value="20.6975652390928">
                <text:p>20.6975652390928</text:p>
              </table:table-cell>
              <table:table-cell office:value-type="float" office:value="89.6951633442589">
                <text:p>89.69516334425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.671264">
                <text:p>23.671264</text:p>
              </table:table-cell>
              <table:table-cell office:value-type="float" office:value="89.129212">
                <text:p>89.129212</text:p>
              </table:table-cell>
              <table:table-cell office:value-type="float" office:value="26.6977580516109">
                <text:p>26.6977580516109</text:p>
              </table:table-cell>
              <table:table-cell office:value-type="float" office:value="89.4297677445196">
                <text:p>89.4297677445196</text:p>
              </table:table-cell>
              <table:table-cell office:value-type="float" office:value="20.710886682686">
                <text:p>20.710886682686</text:p>
              </table:table-cell>
              <table:table-cell office:value-type="float" office:value="89.8264681503012">
                <text:p>89.82646815030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.678445">
                <text:p>23.678445</text:p>
              </table:table-cell>
              <table:table-cell office:value-type="float" office:value="89.228953">
                <text:p>89.228953</text:p>
              </table:table-cell>
              <table:table-cell office:value-type="float" office:value="26.7081710476225">
                <text:p>26.7081710476225</text:p>
              </table:table-cell>
              <table:table-cell office:value-type="float" office:value="89.494960662216">
                <text:p>89.494960662216</text:p>
              </table:table-cell>
              <table:table-cell office:value-type="float" office:value="20.7262151726113">
                <text:p>20.7262151726113</text:p>
              </table:table-cell>
              <table:table-cell office:value-type="float" office:value="89.9599379836192">
                <text:p>89.95993798361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.6868">
                <text:p>23.6868</text:p>
              </table:table-cell>
              <table:table-cell office:value-type="float" office:value="89.328603">
                <text:p>89.328603</text:p>
              </table:table-cell>
              <table:table-cell office:value-type="float" office:value="26.7195343360842">
                <text:p>26.7195343360842</text:p>
              </table:table-cell>
              <table:table-cell office:value-type="float" office:value="89.557780762307">
                <text:p>89.557780762307</text:p>
              </table:table-cell>
              <table:table-cell office:value-type="float" office:value="20.7436693267397">
                <text:p>20.7436693267397</text:p>
              </table:table-cell>
              <table:table-cell office:value-type="float" office:value="90.0954027392504">
                <text:p>90.09540273925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.6964">
                <text:p>23.6964</text:p>
              </table:table-cell>
              <table:table-cell office:value-type="float" office:value="89.42814">
                <text:p>89.42814</text:p>
              </table:table-cell>
              <table:table-cell office:value-type="float" office:value="26.731827284781">
                <text:p>26.731827284781</text:p>
              </table:table-cell>
              <table:table-cell office:value-type="float" office:value="89.6183535610498">
                <text:p>89.6183535610498</text:p>
              </table:table-cell>
              <table:table-cell office:value-type="float" office:value="20.7633589810829">
                <text:p>20.7633589810829</text:p>
              </table:table-cell>
              <table:table-cell office:value-type="float" office:value="90.2326711562332">
                <text:p>90.23267115623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707309">
                <text:p>23.707309</text:p>
              </table:table-cell>
              <table:table-cell office:value-type="float" office:value="89.527543">
                <text:p>89.527543</text:p>
              </table:table-cell>
              <table:table-cell office:value-type="float" office:value="26.7450249535805">
                <text:p>26.7450249535805</text:p>
              </table:table-cell>
              <table:table-cell office:value-type="float" office:value="89.6768138456541">
                <text:p>89.6768138456541</text:p>
              </table:table-cell>
              <table:table-cell office:value-type="float" office:value="20.7853817426171">
                <text:p>20.7853817426171</text:p>
              </table:table-cell>
              <table:table-cell office:value-type="float" office:value="90.3715460228398">
                <text:p>90.37154602283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.719586">
                <text:p>23.719586</text:p>
              </table:table-cell>
              <table:table-cell office:value-type="float" office:value="89.626785">
                <text:p>89.626785</text:p>
              </table:table-cell>
              <table:table-cell office:value-type="float" office:value="26.7591016625043">
                <text:p>26.7591016625043</text:p>
              </table:table-cell>
              <table:table-cell office:value-type="float" office:value="89.7332957383838">
                <text:p>89.7332957383838</text:p>
              </table:table-cell>
              <table:table-cell office:value-type="float" office:value="20.8098244581553">
                <text:p>20.8098244581553</text:p>
              </table:table-cell>
              <table:table-cell office:value-type="float" office:value="90.5118204623411">
                <text:p>90.51182046234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.733285">
                <text:p>23.733285</text:p>
              </table:table-cell>
              <table:table-cell office:value-type="float" office:value="89.725842">
                <text:p>89.725842</text:p>
              </table:table-cell>
              <table:table-cell office:value-type="float" office:value="26.7740320287966">
                <text:p>26.7740320287966</text:p>
              </table:table-cell>
              <table:table-cell office:value-type="float" office:value="89.7879508308115">
                <text:p>89.7879508308115</text:p>
              </table:table-cell>
              <table:table-cell office:value-type="float" office:value="20.8367592708752">
                <text:p>20.8367592708752</text:p>
              </table:table-cell>
              <table:table-cell office:value-type="float" office:value="90.6532786288421">
                <text:p>90.65327862884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.748453">
                <text:p>23.748453</text:p>
              </table:table-cell>
              <table:table-cell office:value-type="float" office:value="89.824684">
                <text:p>89.824684</text:p>
              </table:table-cell>
              <table:table-cell office:value-type="float" office:value="26.7897908745994">
                <text:p>26.7897908745994</text:p>
              </table:table-cell>
              <table:table-cell office:value-type="float" office:value="89.8409300003538">
                <text:p>89.8409300003538</text:p>
              </table:table-cell>
              <table:table-cell office:value-type="float" office:value="20.8662427941832">
                <text:p>20.8662427941832</text:p>
              </table:table-cell>
              <table:table-cell office:value-type="float" office:value="90.7956960130489">
                <text:p>90.79569601304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.76513">
                <text:p>23.76513</text:p>
              </table:table-cell>
              <table:table-cell office:value-type="float" office:value="89.923282">
                <text:p>89.923282</text:p>
              </table:table-cell>
              <table:table-cell office:value-type="float" office:value="26.806354467679">
                <text:p>26.806354467679</text:p>
              </table:table-cell>
              <table:table-cell office:value-type="float" office:value="89.8923993642544">
                <text:p>89.8923993642544</text:p>
              </table:table-cell>
              <table:table-cell office:value-type="float" office:value="20.898312034059">
                <text:p>20.898312034059</text:p>
              </table:table-cell>
              <table:table-cell office:value-type="float" office:value="90.9388383746822">
                <text:p>90.93883837468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3.78335">
                <text:p>23.78335</text:p>
              </table:table-cell>
              <table:table-cell office:value-type="float" office:value="90.021607">
                <text:p>90.021607</text:p>
              </table:table-cell>
              <table:table-cell office:value-type="float" office:value="26.8237029153062">
                <text:p>26.8237029153062</text:p>
              </table:table-cell>
              <table:table-cell office:value-type="float" office:value="89.9425238134854">
                <text:p>89.9425238134854</text:p>
              </table:table-cell>
              <table:table-cell office:value-type="float" office:value="20.9329890865529">
                <text:p>20.9329890865529</text:p>
              </table:table-cell>
              <table:table-cell office:value-type="float" office:value="91.0824758246401">
                <text:p>91.08247582464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.803141">
                <text:p>23.803141</text:p>
              </table:table-cell>
              <table:table-cell office:value-type="float" office:value="90.119628">
                <text:p>90.119628</text:p>
              </table:table-cell>
              <table:table-cell office:value-type="float" office:value="26.8418211868897">
                <text:p>26.8418211868897</text:p>
              </table:table-cell>
              <table:table-cell office:value-type="float" office:value="89.991476832218">
                <text:p>89.991476832218</text:p>
              </table:table-cell>
              <table:table-cell office:value-type="float" office:value="20.9702763370877">
                <text:p>20.9702763370877</text:p>
              </table:table-cell>
              <table:table-cell office:value-type="float" office:value="91.2263699760824">
                <text:p>91.22636997608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.824523">
                <text:p>23.824523</text:p>
              </table:table-cell>
              <table:table-cell office:value-type="float" office:value="90.217315">
                <text:p>90.217315</text:p>
              </table:table-cell>
              <table:table-cell office:value-type="float" office:value="26.8606979512549">
                <text:p>26.8606979512549</text:p>
              </table:table-cell>
              <table:table-cell office:value-type="float" office:value="90.0394339572426">
                <text:p>90.0394339572426</text:p>
              </table:table-cell>
              <table:table-cell office:value-type="float" office:value="21.0101567626802">
                <text:p>21.0101567626802</text:p>
              </table:table-cell>
              <table:table-cell office:value-type="float" office:value="91.3702862408531">
                <text:p>91.37028624085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.847509">
                <text:p>23.847509</text:p>
              </table:table-cell>
              <table:table-cell office:value-type="float" office:value="90.314636">
                <text:p>90.314636</text:p>
              </table:table-cell>
              <table:table-cell office:value-type="float" office:value="26.8803277771282">
                <text:p>26.8803277771282</text:p>
              </table:table-cell>
              <table:table-cell office:value-type="float" office:value="90.0865784083729">
                <text:p>90.0865784083729</text:p>
              </table:table-cell>
              <table:table-cell office:value-type="float" office:value="21.0525909972983">
                <text:p>21.0525909972983</text:p>
              </table:table-cell>
              <table:table-cell office:value-type="float" office:value="91.513983054932">
                <text:p>91.5139830549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.872105">
                <text:p>23.872105</text:p>
              </table:table-cell>
              <table:table-cell office:value-type="float" office:value="90.411562">
                <text:p>90.411562</text:p>
              </table:table-cell>
              <table:table-cell office:value-type="float" office:value="26.9007108765116">
                <text:p>26.9007108765116</text:p>
              </table:table-cell>
              <table:table-cell office:value-type="float" office:value="90.1330903771019">
                <text:p>90.1330903771019</text:p>
              </table:table-cell>
              <table:table-cell office:value-type="float" office:value="21.0975226701857">
                <text:p>21.0975226701857</text:p>
              </table:table-cell>
              <table:table-cell office:value-type="float" office:value="91.6572316572857">
                <text:p>91.65723165728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.898312">
                <text:p>23.898312</text:p>
              </table:table-cell>
              <table:table-cell office:value-type="float" office:value="90.508066">
                <text:p>90.508066</text:p>
              </table:table-cell>
              <table:table-cell office:value-type="float" office:value="26.9218564869665">
                <text:p>26.9218564869665</text:p>
              </table:table-cell>
              <table:table-cell office:value-type="float" office:value="90.1791606407634">
                <text:p>90.1791606407634</text:p>
              </table:table-cell>
              <table:table-cell office:value-type="float" office:value="21.1448743585679">
                <text:p>21.1448743585679</text:p>
              </table:table-cell>
              <table:table-cell office:value-type="float" office:value="91.7998017139697">
                <text:p>91.799801713969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.926123">
                <text:p>23.926123</text:p>
              </table:table-cell>
              <table:table-cell office:value-type="float" office:value="90.60412">
                <text:p>90.60412</text:p>
              </table:table-cell>
              <table:table-cell office:value-type="float" office:value="26.9437784449623">
                <text:p>26.9437784449623</text:p>
              </table:table-cell>
              <table:table-cell office:value-type="float" office:value="90.2249688223815">
                <text:p>90.2249688223815</text:p>
              </table:table-cell>
              <table:table-cell office:value-type="float" office:value="21.1945520150741">
                <text:p>21.1945520150741</text:p>
              </table:table-cell>
              <table:table-cell office:value-type="float" office:value="91.9414755825999">
                <text:p>91.94147558259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955522">
                <text:p>23.955522</text:p>
              </table:table-cell>
              <table:table-cell office:value-type="float" office:value="90.699699">
                <text:p>90.699699</text:p>
              </table:table-cell>
              <table:table-cell office:value-type="float" office:value="26.9664959524194">
                <text:p>26.9664959524194</text:p>
              </table:table-cell>
              <table:table-cell office:value-type="float" office:value="90.2707049932218">
                <text:p>90.2707049932218</text:p>
              </table:table-cell>
              <table:table-cell office:value-type="float" office:value="21.2464365877475">
                <text:p>21.2464365877475</text:p>
              </table:table-cell>
              <table:table-cell office:value-type="float" office:value="92.0820362342235">
                <text:p>92.08203623422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.98649">
                <text:p>23.98649</text:p>
              </table:table-cell>
              <table:table-cell office:value-type="float" office:value="90.794782">
                <text:p>90.794782</text:p>
              </table:table-cell>
              <table:table-cell office:value-type="float" office:value="26.9900372509972">
                <text:p>26.9900372509972</text:p>
              </table:table-cell>
              <table:table-cell office:value-type="float" office:value="90.3165520228685">
                <text:p>90.3165520228685</text:p>
              </table:table-cell>
              <table:table-cell office:value-type="float" office:value="21.3003982686669">
                <text:p>21.3003982686669</text:p>
              </table:table-cell>
              <table:table-cell office:value-type="float" office:value="92.2212851408532">
                <text:p>92.22128514085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.018999">
                <text:p>24.018999</text:p>
              </table:table-cell>
              <table:table-cell office:value-type="float" office:value="90.889349">
                <text:p>90.889349</text:p>
              </table:table-cell>
              <table:table-cell office:value-type="float" office:value="27.0144351714004">
                <text:p>27.0144351714004</text:p>
              </table:table-cell>
              <table:table-cell office:value-type="float" office:value="90.3626971766233">
                <text:p>90.3626971766233</text:p>
              </table:table-cell>
              <table:table-cell office:value-type="float" office:value="21.3562842940948">
                <text:p>21.3562842940948</text:p>
              </table:table-cell>
              <table:table-cell office:value-type="float" office:value="92.3590259695943">
                <text:p>92.35902596959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.053018">
                <text:p>24.053018</text:p>
              </table:table-cell>
              <table:table-cell office:value-type="float" office:value="90.983384">
                <text:p>90.983384</text:p>
              </table:table-cell>
              <table:table-cell office:value-type="float" office:value="27.0397302628383">
                <text:p>27.0397302628383</text:p>
              </table:table-cell>
              <table:table-cell office:value-type="float" office:value="90.4093196664875">
                <text:p>90.4093196664875</text:p>
              </table:table-cell>
              <table:table-cell office:value-type="float" office:value="21.4139326703462">
                <text:p>21.4139326703462</text:p>
              </table:table-cell>
              <table:table-cell office:value-type="float" office:value="92.4950812655945">
                <text:p>92.49508126559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.088505">
                <text:p>24.088505</text:p>
              </table:table-cell>
              <table:table-cell office:value-type="float" office:value="91.076874">
                <text:p>91.076874</text:p>
              </table:table-cell>
              <table:table-cell office:value-type="float" office:value="27.0659633314541">
                <text:p>27.0659633314541</text:p>
              </table:table-cell>
              <table:table-cell office:value-type="float" office:value="90.4565983480076">
                <text:p>90.4565983480076</text:p>
              </table:table-cell>
              <table:table-cell office:value-type="float" office:value="21.4731608438653">
                <text:p>21.4731608438653</text:p>
              </table:table-cell>
              <table:table-cell office:value-type="float" office:value="92.6292833999239">
                <text:p>92.62928339992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.125418">
                <text:p>24.125418</text:p>
              </table:table-cell>
              <table:table-cell office:value-type="float" office:value="91.169811">
                <text:p>91.169811</text:p>
              </table:table-cell>
              <table:table-cell office:value-type="float" office:value="27.0931843890108">
                <text:p>27.0931843890108</text:p>
              </table:table-cell>
              <table:table-cell office:value-type="float" office:value="90.5047075041005">
                <text:p>90.5047075041005</text:p>
              </table:table-cell>
              <table:table-cell office:value-type="float" office:value="21.5337806577139">
                <text:p>21.5337806577139</text:p>
              </table:table-cell>
              <table:table-cell office:value-type="float" office:value="92.761481784449">
                <text:p>92.7614817844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.163706">
                <text:p>24.163706</text:p>
              </table:table-cell>
              <table:table-cell office:value-type="float" office:value="91.26219">
                <text:p>91.26219</text:p>
              </table:table-cell>
              <table:table-cell office:value-type="float" office:value="27.1214416738099">
                <text:p>27.1214416738099</text:p>
              </table:table-cell>
              <table:table-cell office:value-type="float" office:value="90.553811793198">
                <text:p>90.553811793198</text:p>
              </table:table-cell>
              <table:table-cell office:value-type="float" office:value="21.5955922134669">
                <text:p>21.5955922134669</text:p>
              </table:table-cell>
              <table:table-cell office:value-type="float" office:value="92.8915431168592">
                <text:p>92.89154311685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203315">
                <text:p>24.203315</text:p>
              </table:table-cell>
              <table:table-cell office:value-type="float" office:value="91.35401">
                <text:p>91.35401</text:p>
              </table:table-cell>
              <table:table-cell office:value-type="float" office:value="27.150789862342">
                <text:p>27.150789862342</text:p>
              </table:table-cell>
              <table:table-cell office:value-type="float" office:value="90.6040820462192">
                <text:p>90.6040820462192</text:p>
              </table:table-cell>
              <table:table-cell office:value-type="float" office:value="21.6583829800919">
                <text:p>21.6583829800919</text:p>
              </table:table-cell>
              <table:table-cell office:value-type="float" office:value="93.0193391008226">
                <text:p>93.01933910082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.244185">
                <text:p>24.244185</text:p>
              </table:table-cell>
              <table:table-cell office:value-type="float" office:value="91.445276">
                <text:p>91.445276</text:p>
              </table:table-cell>
              <table:table-cell office:value-type="float" office:value="27.1812809815269">
                <text:p>27.1812809815269</text:p>
              </table:table-cell>
              <table:table-cell office:value-type="float" office:value="90.65567661088">
                <text:p>90.65567661088</text:p>
              </table:table-cell>
              <table:table-cell office:value-type="float" office:value="21.7219372517838">
                <text:p>21.7219372517838</text:p>
              </table:table-cell>
              <table:table-cell office:value-type="float" office:value="93.1447660107439">
                <text:p>93.14476601074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.286253">
                <text:p>24.286253</text:p>
              </table:table-cell>
              <table:table-cell office:value-type="float" office:value="91.535997">
                <text:p>91.535997</text:p>
              </table:table-cell>
              <table:table-cell office:value-type="float" office:value="27.2129670397324">
                <text:p>27.2129670397324</text:p>
              </table:table-cell>
              <table:table-cell office:value-type="float" office:value="90.708745569277">
                <text:p>90.708745569277</text:p>
              </table:table-cell>
              <table:table-cell office:value-type="float" office:value="21.7860374804876">
                <text:p>21.7860374804876</text:p>
              </table:table-cell>
              <table:table-cell office:value-type="float" office:value="93.2677366905972">
                <text:p>93.26773669059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.329452">
                <text:p>24.329452</text:p>
              </table:table-cell>
              <table:table-cell office:value-type="float" office:value="91.626184">
                <text:p>91.626184</text:p>
              </table:table-cell>
              <table:table-cell office:value-type="float" office:value="27.245899160378">
                <text:p>27.245899160378</text:p>
              </table:table-cell>
              <table:table-cell office:value-type="float" office:value="90.7634349282977">
                <text:p>90.7634349282977</text:p>
              </table:table-cell>
              <table:table-cell office:value-type="float" office:value="21.8504611418162">
                <text:p>21.8504611418162</text:p>
              </table:table-cell>
              <table:table-cell office:value-type="float" office:value="93.3881727414626">
                <text:p>93.38817274146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.373709">
                <text:p>24.373709</text:p>
              </table:table-cell>
              <table:table-cell office:value-type="float" office:value="91.715857">
                <text:p>91.715857</text:p>
              </table:table-cell>
              <table:table-cell office:value-type="float" office:value="27.2801234617328">
                <text:p>27.2801234617328</text:p>
              </table:table-cell>
              <table:table-cell office:value-type="float" office:value="90.8198910538666">
                <text:p>90.8198910538666</text:p>
              </table:table-cell>
              <table:table-cell office:value-type="float" office:value="21.9149815727826">
                <text:p>21.9149815727826</text:p>
              </table:table-cell>
              <table:table-cell office:value-type="float" office:value="93.5060132609585">
                <text:p>93.506013260958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.418952">
                <text:p>24.418952</text:p>
              </table:table-cell>
              <table:table-cell office:value-type="float" office:value="91.805036">
                <text:p>91.805036</text:p>
              </table:table-cell>
              <table:table-cell office:value-type="float" office:value="27.3156838775318">
                <text:p>27.3156838775318</text:p>
              </table:table-cell>
              <table:table-cell office:value-type="float" office:value="90.8782434505636">
                <text:p>90.8782434505636</text:p>
              </table:table-cell>
              <table:table-cell office:value-type="float" office:value="21.9793815913411">
                <text:p>21.9793815913411</text:p>
              </table:table-cell>
              <table:table-cell office:value-type="float" office:value="93.6212122638015">
                <text:p>93.62121226380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.465103">
                <text:p>24.465103</text:p>
              </table:table-cell>
              <table:table-cell office:value-type="float" office:value="91.893749">
                <text:p>91.893749</text:p>
              </table:table-cell>
              <table:table-cell office:value-type="float" office:value="27.352617176496">
                <text:p>27.352617176496</text:p>
              </table:table-cell>
              <table:table-cell office:value-type="float" office:value="90.9386249868295">
                <text:p>90.9386249868295</text:p>
              </table:table-cell>
              <table:table-cell office:value-type="float" office:value="22.0434406210997">
                <text:p>22.0434406210997</text:p>
              </table:table-cell>
              <table:table-cell office:value-type="float" office:value="93.7337357724032">
                <text:p>93.73373577240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.512083">
                <text:p>24.512083</text:p>
              </table:table-cell>
              <table:table-cell office:value-type="float" office:value="91.982026">
                <text:p>91.982026</text:p>
              </table:table-cell>
              <table:table-cell office:value-type="float" office:value="27.3909529009192">
                <text:p>27.3909529009192</text:p>
              </table:table-cell>
              <table:table-cell office:value-type="float" office:value="91.0011549108238">
                <text:p>91.0011549108238</text:p>
              </table:table-cell>
              <table:table-cell office:value-type="float" office:value="22.1069480415661">
                <text:p>22.1069480415661</text:p>
              </table:table-cell>
              <table:table-cell office:value-type="float" office:value="93.8435645657351">
                <text:p>93.84356456573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.559809">
                <text:p>24.559809</text:p>
              </table:table-cell>
              <table:table-cell office:value-type="float" office:value="92.069902">
                <text:p>92.069902</text:p>
              </table:table-cell>
              <table:table-cell office:value-type="float" office:value="27.4307097751566">
                <text:p>27.4307097751566</text:p>
              </table:table-cell>
              <table:table-cell office:value-type="float" office:value="91.0659454575116">
                <text:p>91.0659454575116</text:p>
              </table:table-cell>
              <table:table-cell office:value-type="float" office:value="22.1696995778211">
                <text:p>22.1696995778211</text:p>
              </table:table-cell>
              <table:table-cell office:value-type="float" office:value="93.9506935753776">
                <text:p>93.95069357537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608199">
                <text:p>24.608199</text:p>
              </table:table-cell>
              <table:table-cell office:value-type="float" office:value="92.157414">
                <text:p>92.157414</text:p>
              </table:table-cell>
              <table:table-cell office:value-type="float" office:value="27.4719034800775">
                <text:p>27.4719034800775</text:p>
              </table:table-cell>
              <table:table-cell office:value-type="float" office:value="91.1331109926902">
                <text:p>91.1331109926902</text:p>
              </table:table-cell>
              <table:table-cell office:value-type="float" office:value="22.2314957374326">
                <text:p>22.2314957374326</text:p>
              </table:table-cell>
              <table:table-cell office:value-type="float" office:value="94.0551182977507">
                <text:p>94.05511829775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657167">
                <text:p>24.657167</text:p>
              </table:table-cell>
              <table:table-cell office:value-type="float" office:value="92.244604">
                <text:p>92.244604</text:p>
              </table:table-cell>
              <table:table-cell office:value-type="float" office:value="27.5145335283402">
                <text:p>27.5145335283402</text:p>
              </table:table-cell>
              <table:table-cell office:value-type="float" office:value="91.2027515523277">
                <text:p>91.2027515523277</text:p>
              </table:table-cell>
              <table:table-cell office:value-type="float" office:value="22.2921508075719">
                <text:p>22.2921508075719</text:p>
              </table:table-cell>
              <table:table-cell office:value-type="float" office:value="94.1568535678004">
                <text:p>94.15685356780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706626">
                <text:p>24.706626</text:p>
              </table:table-cell>
              <table:table-cell office:value-type="float" office:value="92.331517">
                <text:p>92.331517</text:p>
              </table:table-cell>
              <table:table-cell office:value-type="float" office:value="27.5585880632291">
                <text:p>27.5585880632291</text:p>
              </table:table-cell>
              <table:table-cell office:value-type="float" office:value="91.2749601440276">
                <text:p>91.2749601440276</text:p>
              </table:table-cell>
              <table:table-cell office:value-type="float" office:value="22.3514911367203">
                <text:p>22.3514911367203</text:p>
              </table:table-cell>
              <table:table-cell office:value-type="float" office:value="94.2559233437238">
                <text:p>94.255923343723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756488">
                <text:p>24.756488</text:p>
              </table:table-cell>
              <table:table-cell office:value-type="float" office:value="92.418198">
                <text:p>92.418198</text:p>
              </table:table-cell>
              <table:table-cell office:value-type="float" office:value="27.6040461478209">
                <text:p>27.6040461478209</text:p>
              </table:table-cell>
              <table:table-cell office:value-type="float" office:value="91.349828871478">
                <text:p>91.349828871478</text:p>
              </table:table-cell>
              <table:table-cell office:value-type="float" office:value="22.4093500099604">
                <text:p>22.4093500099604</text:p>
              </table:table-cell>
              <table:table-cell office:value-type="float" office:value="94.3523498181654">
                <text:p>94.35234981816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806665">
                <text:p>24.806665</text:p>
              </table:table-cell>
              <table:table-cell office:value-type="float" office:value="92.504698">
                <text:p>92.504698</text:p>
              </table:table-cell>
              <table:table-cell office:value-type="float" office:value="27.6508727501664">
                <text:p>27.6508727501664</text:p>
              </table:table-cell>
              <table:table-cell office:value-type="float" office:value="91.4274411718047">
                <text:p>91.4274411718047</text:p>
              </table:table-cell>
              <table:table-cell office:value-type="float" office:value="22.4655788022303">
                <text:p>22.4655788022303</text:p>
              </table:table-cell>
              <table:table-cell office:value-type="float" office:value="94.4461704861847">
                <text:p>94.44617048618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857068">
                <text:p>24.857068</text:p>
              </table:table-cell>
              <table:table-cell office:value-type="float" office:value="92.591067">
                <text:p>92.591067</text:p>
              </table:table-cell>
              <table:table-cell office:value-type="float" office:value="27.6990202395369">
                <text:p>27.6990202395369</text:p>
              </table:table-cell>
              <table:table-cell office:value-type="float" office:value="91.5078738186187">
                <text:p>91.5078738186187</text:p>
              </table:table-cell>
              <table:table-cell office:value-type="float" office:value="22.5200406971022">
                <text:p>22.5200406971022</text:p>
              </table:table-cell>
              <table:table-cell office:value-type="float" office:value="94.5374234384537">
                <text:p>94.53742343845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907605">
                <text:p>24.907605</text:p>
              </table:table-cell>
              <table:table-cell office:value-type="float" office:value="92.677357">
                <text:p>92.677357</text:p>
              </table:table-cell>
              <table:table-cell office:value-type="float" office:value="27.7484215787966">
                <text:p>27.7484215787966</text:p>
              </table:table-cell>
              <table:table-cell office:value-type="float" office:value="91.5911888888705">
                <text:p>91.5911888888705</text:p>
              </table:table-cell>
              <table:table-cell office:value-type="float" office:value="22.572616812856">
                <text:p>22.572616812856</text:p>
              </table:table-cell>
              <table:table-cell office:value-type="float" office:value="94.6261592387862">
                <text:p>94.62615923878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958188">
                <text:p>24.958188</text:p>
              </table:table-cell>
              <table:table-cell office:value-type="float" office:value="92.763621">
                <text:p>92.763621</text:p>
              </table:table-cell>
              <table:table-cell office:value-type="float" office:value="27.7990045787966">
                <text:p>27.7990045787966</text:p>
              </table:table-cell>
              <table:table-cell office:value-type="float" office:value="91.6774528888706">
                <text:p>91.6774528888706</text:p>
              </table:table-cell>
              <table:table-cell office:value-type="float" office:value="22.623199812856">
                <text:p>22.623199812856</text:p>
              </table:table-cell>
              <table:table-cell office:value-type="float" office:value="94.7124232387862">
                <text:p>94.71242323878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.008726">
                <text:p>25.008726</text:p>
              </table:table-cell>
              <table:table-cell office:value-type="float" office:value="92.849911">
                <text:p>92.849911</text:p>
              </table:table-cell>
              <table:table-cell office:value-type="float" office:value="27.8506782395369">
                <text:p>27.8506782395369</text:p>
              </table:table-cell>
              <table:table-cell office:value-type="float" office:value="91.7667178186187">
                <text:p>91.7667178186187</text:p>
              </table:table-cell>
              <table:table-cell office:value-type="float" office:value="22.6716986971022">
                <text:p>22.6716986971022</text:p>
              </table:table-cell>
              <table:table-cell office:value-type="float" office:value="94.7962674384538">
                <text:p>94.79626743845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5.059128">
                <text:p>25.059128</text:p>
              </table:table-cell>
              <table:table-cell office:value-type="float" office:value="92.93628">
                <text:p>92.93628</text:p>
              </table:table-cell>
              <table:table-cell office:value-type="float" office:value="27.9033357501664">
                <text:p>27.9033357501664</text:p>
              </table:table-cell>
              <table:table-cell office:value-type="float" office:value="91.8590231718047">
                <text:p>91.8590231718047</text:p>
              </table:table-cell>
              <table:table-cell office:value-type="float" office:value="22.7180418022303">
                <text:p>22.7180418022303</text:p>
              </table:table-cell>
              <table:table-cell office:value-type="float" office:value="94.8777524861847">
                <text:p>94.87775248618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5.109305">
                <text:p>25.109305</text:p>
              </table:table-cell>
              <table:table-cell office:value-type="float" office:value="93.02278">
                <text:p>93.02278</text:p>
              </table:table-cell>
              <table:table-cell office:value-type="float" office:value="27.9568631478209">
                <text:p>27.9568631478209</text:p>
              </table:table-cell>
              <table:table-cell office:value-type="float" office:value="91.954410871478">
                <text:p>91.954410871478</text:p>
              </table:table-cell>
              <table:table-cell office:value-type="float" office:value="22.7621670099604">
                <text:p>22.7621670099604</text:p>
              </table:table-cell>
              <table:table-cell office:value-type="float" office:value="94.9569318181654">
                <text:p>94.95693181816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5.159168">
                <text:p>25.159168</text:p>
              </table:table-cell>
              <table:table-cell office:value-type="float" office:value="93.109461">
                <text:p>93.109461</text:p>
              </table:table-cell>
              <table:table-cell office:value-type="float" office:value="28.0111300632291">
                <text:p>28.0111300632291</text:p>
              </table:table-cell>
              <table:table-cell office:value-type="float" office:value="92.0529041440276">
                <text:p>92.0529041440276</text:p>
              </table:table-cell>
              <table:table-cell office:value-type="float" office:value="22.8040331367203">
                <text:p>22.8040331367203</text:p>
              </table:table-cell>
              <table:table-cell office:value-type="float" office:value="95.0338673437238">
                <text:p>95.03386734372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.208627">
                <text:p>25.208627</text:p>
              </table:table-cell>
              <table:table-cell office:value-type="float" office:value="93.196374">
                <text:p>93.196374</text:p>
              </table:table-cell>
              <table:table-cell office:value-type="float" office:value="28.0659935283402">
                <text:p>28.0659935283402</text:p>
              </table:table-cell>
              <table:table-cell office:value-type="float" office:value="92.1545215523277">
                <text:p>92.1545215523277</text:p>
              </table:table-cell>
              <table:table-cell office:value-type="float" office:value="22.8436108075719">
                <text:p>22.8436108075719</text:p>
              </table:table-cell>
              <table:table-cell office:value-type="float" office:value="95.1086235678004">
                <text:p>95.10862356780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5.257595">
                <text:p>25.257595</text:p>
              </table:table-cell>
              <table:table-cell office:value-type="float" office:value="93.283564">
                <text:p>93.283564</text:p>
              </table:table-cell>
              <table:table-cell office:value-type="float" office:value="28.1212994800775">
                <text:p>28.1212994800775</text:p>
              </table:table-cell>
              <table:table-cell office:value-type="float" office:value="92.2592609926902">
                <text:p>92.2592609926902</text:p>
              </table:table-cell>
              <table:table-cell office:value-type="float" office:value="22.8808917374326">
                <text:p>22.8808917374326</text:p>
              </table:table-cell>
              <table:table-cell office:value-type="float" office:value="95.1812682977507">
                <text:p>95.18126829775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5.305984">
                <text:p>25.305984</text:p>
              </table:table-cell>
              <table:table-cell office:value-type="float" office:value="93.371076">
                <text:p>93.371076</text:p>
              </table:table-cell>
              <table:table-cell office:value-type="float" office:value="28.1768847751566">
                <text:p>28.1768847751566</text:p>
              </table:table-cell>
              <table:table-cell office:value-type="float" office:value="92.3671194575116">
                <text:p>92.3671194575116</text:p>
              </table:table-cell>
              <table:table-cell office:value-type="float" office:value="22.915874577821">
                <text:p>22.915874577821</text:p>
              </table:table-cell>
              <table:table-cell office:value-type="float" office:value="95.2518675753776">
                <text:p>95.25186757537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5.353711">
                <text:p>25.353711</text:p>
              </table:table-cell>
              <table:table-cell office:value-type="float" office:value="93.458952">
                <text:p>93.458952</text:p>
              </table:table-cell>
              <table:table-cell office:value-type="float" office:value="28.2325809009192">
                <text:p>28.2325809009192</text:p>
              </table:table-cell>
              <table:table-cell office:value-type="float" office:value="92.4780809108238">
                <text:p>92.4780809108238</text:p>
              </table:table-cell>
              <table:table-cell office:value-type="float" office:value="22.9485760415661">
                <text:p>22.9485760415661</text:p>
              </table:table-cell>
              <table:table-cell office:value-type="float" office:value="95.3204905657351">
                <text:p>95.32049056573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5.400691">
                <text:p>25.400691</text:p>
              </table:table-cell>
              <table:table-cell office:value-type="float" office:value="93.547229">
                <text:p>93.547229</text:p>
              </table:table-cell>
              <table:table-cell office:value-type="float" office:value="28.2882051764959">
                <text:p>28.2882051764959</text:p>
              </table:table-cell>
              <table:table-cell office:value-type="float" office:value="92.5921049868295">
                <text:p>92.5921049868295</text:p>
              </table:table-cell>
              <table:table-cell office:value-type="float" office:value="22.9790286210997">
                <text:p>22.9790286210997</text:p>
              </table:table-cell>
              <table:table-cell office:value-type="float" office:value="95.3872157724032">
                <text:p>95.38721577240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5.446842">
                <text:p>25.446842</text:p>
              </table:table-cell>
              <table:table-cell office:value-type="float" office:value="93.635942">
                <text:p>93.635942</text:p>
              </table:table-cell>
              <table:table-cell office:value-type="float" office:value="28.3435738775318">
                <text:p>28.3435738775318</text:p>
              </table:table-cell>
              <table:table-cell office:value-type="float" office:value="92.7091494505636">
                <text:p>92.7091494505636</text:p>
              </table:table-cell>
              <table:table-cell office:value-type="float" office:value="23.0072715913411">
                <text:p>23.0072715913411</text:p>
              </table:table-cell>
              <table:table-cell office:value-type="float" office:value="95.4521182638015">
                <text:p>95.45211826380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.492084">
                <text:p>25.492084</text:p>
              </table:table-cell>
              <table:table-cell office:value-type="float" office:value="93.725121">
                <text:p>93.725121</text:p>
              </table:table-cell>
              <table:table-cell office:value-type="float" office:value="28.3984984617327">
                <text:p>28.3984984617327</text:p>
              </table:table-cell>
              <table:table-cell office:value-type="float" office:value="92.8291550538666">
                <text:p>92.8291550538666</text:p>
              </table:table-cell>
              <table:table-cell office:value-type="float" office:value="23.0333565727826">
                <text:p>23.0333565727826</text:p>
              </table:table-cell>
              <table:table-cell office:value-type="float" office:value="95.5152772609585">
                <text:p>95.51527726095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5.536342">
                <text:p>25.536342</text:p>
              </table:table-cell>
              <table:table-cell office:value-type="float" office:value="93.814794">
                <text:p>93.814794</text:p>
              </table:table-cell>
              <table:table-cell office:value-type="float" office:value="28.452789160378">
                <text:p>28.452789160378</text:p>
              </table:table-cell>
              <table:table-cell office:value-type="float" office:value="92.9520449282977">
                <text:p>92.9520449282977</text:p>
              </table:table-cell>
              <table:table-cell office:value-type="float" office:value="23.0573511418162">
                <text:p>23.0573511418162</text:p>
              </table:table-cell>
              <table:table-cell office:value-type="float" office:value="95.5767827414626">
                <text:p>95.57678274146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5.57954">
                <text:p>25.57954</text:p>
              </table:table-cell>
              <table:table-cell office:value-type="float" office:value="93.904981">
                <text:p>93.904981</text:p>
              </table:table-cell>
              <table:table-cell office:value-type="float" office:value="28.5062540397324">
                <text:p>28.5062540397324</text:p>
              </table:table-cell>
              <table:table-cell office:value-type="float" office:value="93.077729569277">
                <text:p>93.077729569277</text:p>
              </table:table-cell>
              <table:table-cell office:value-type="float" office:value="23.0793244804876">
                <text:p>23.0793244804876</text:p>
              </table:table-cell>
              <table:table-cell office:value-type="float" office:value="95.6367206905972">
                <text:p>95.63672069059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5.621608">
                <text:p>25.621608</text:p>
              </table:table-cell>
              <table:table-cell office:value-type="float" office:value="93.995702">
                <text:p>93.995702</text:p>
              </table:table-cell>
              <table:table-cell office:value-type="float" office:value="28.5587039815269">
                <text:p>28.5587039815269</text:p>
              </table:table-cell>
              <table:table-cell office:value-type="float" office:value="93.2061026108799">
                <text:p>93.2061026108799</text:p>
              </table:table-cell>
              <table:table-cell office:value-type="float" office:value="23.0993602517838">
                <text:p>23.0993602517838</text:p>
              </table:table-cell>
              <table:table-cell office:value-type="float" office:value="95.6951920107439">
                <text:p>95.69519201074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.662478">
                <text:p>25.662478</text:p>
              </table:table-cell>
              <table:table-cell office:value-type="float" office:value="94.086968">
                <text:p>94.086968</text:p>
              </table:table-cell>
              <table:table-cell office:value-type="float" office:value="28.609952862342">
                <text:p>28.609952862342</text:p>
              </table:table-cell>
              <table:table-cell office:value-type="float" office:value="93.3370400462191">
                <text:p>93.3370400462191</text:p>
              </table:table-cell>
              <table:table-cell office:value-type="float" office:value="23.1175459800919">
                <text:p>23.1175459800919</text:p>
              </table:table-cell>
              <table:table-cell office:value-type="float" office:value="95.7522971008225">
                <text:p>95.75229710082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5.702087">
                <text:p>25.702087</text:p>
              </table:table-cell>
              <table:table-cell office:value-type="float" office:value="94.178788">
                <text:p>94.178788</text:p>
              </table:table-cell>
              <table:table-cell office:value-type="float" office:value="28.6598226738099">
                <text:p>28.6598226738099</text:p>
              </table:table-cell>
              <table:table-cell office:value-type="float" office:value="93.470409793198">
                <text:p>93.470409793198</text:p>
              </table:table-cell>
              <table:table-cell office:value-type="float" office:value="23.1339732134669">
                <text:p>23.1339732134669</text:p>
              </table:table-cell>
              <table:table-cell office:value-type="float" office:value="95.8081411168592">
                <text:p>95.80814111685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5.740376">
                <text:p>25.740376</text:p>
              </table:table-cell>
              <table:table-cell office:value-type="float" office:value="94.271167">
                <text:p>94.271167</text:p>
              </table:table-cell>
              <table:table-cell office:value-type="float" office:value="28.7081423890108">
                <text:p>28.7081423890108</text:p>
              </table:table-cell>
              <table:table-cell office:value-type="float" office:value="93.6060635041005">
                <text:p>93.6060635041005</text:p>
              </table:table-cell>
              <table:table-cell office:value-type="float" office:value="23.1487386577139">
                <text:p>23.1487386577139</text:p>
              </table:table-cell>
              <table:table-cell office:value-type="float" office:value="95.862837784449">
                <text:p>95.8628377844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5.777288">
                <text:p>25.777288</text:p>
              </table:table-cell>
              <table:table-cell office:value-type="float" office:value="94.364104">
                <text:p>94.364104</text:p>
              </table:table-cell>
              <table:table-cell office:value-type="float" office:value="28.7547463314541">
                <text:p>28.7547463314541</text:p>
              </table:table-cell>
              <table:table-cell office:value-type="float" office:value="93.7438283480076">
                <text:p>93.7438283480076</text:p>
              </table:table-cell>
              <table:table-cell office:value-type="float" office:value="23.1619438438653">
                <text:p>23.1619438438653</text:p>
              </table:table-cell>
              <table:table-cell office:value-type="float" office:value="95.9165133999239">
                <text:p>95.91651339992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5.812776">
                <text:p>25.812776</text:p>
              </table:table-cell>
              <table:table-cell office:value-type="float" office:value="94.457594">
                <text:p>94.457594</text:p>
              </table:table-cell>
              <table:table-cell office:value-type="float" office:value="28.7994882628383">
                <text:p>28.7994882628383</text:p>
              </table:table-cell>
              <table:table-cell office:value-type="float" office:value="93.8835296664875">
                <text:p>93.8835296664875</text:p>
              </table:table-cell>
              <table:table-cell office:value-type="float" office:value="23.1736906703462">
                <text:p>23.1736906703462</text:p>
              </table:table-cell>
              <table:table-cell office:value-type="float" office:value="95.9692912655945">
                <text:p>95.96929126559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5.846794">
                <text:p>25.846794</text:p>
              </table:table-cell>
              <table:table-cell office:value-type="float" office:value="94.551629">
                <text:p>94.551629</text:p>
              </table:table-cell>
              <table:table-cell office:value-type="float" office:value="28.8422301714004">
                <text:p>28.8422301714004</text:p>
              </table:table-cell>
              <table:table-cell office:value-type="float" office:value="94.0249771766233">
                <text:p>94.0249771766233</text:p>
              </table:table-cell>
              <table:table-cell office:value-type="float" office:value="23.1840792940948">
                <text:p>23.1840792940948</text:p>
              </table:table-cell>
              <table:table-cell office:value-type="float" office:value="96.0213059695943">
                <text:p>96.02130596959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5.879304">
                <text:p>25.879304</text:p>
              </table:table-cell>
              <table:table-cell office:value-type="float" office:value="94.646196">
                <text:p>94.646196</text:p>
              </table:table-cell>
              <table:table-cell office:value-type="float" office:value="28.8828512509972">
                <text:p>28.8828512509972</text:p>
              </table:table-cell>
              <table:table-cell office:value-type="float" office:value="94.1679660228685">
                <text:p>94.1679660228685</text:p>
              </table:table-cell>
              <table:table-cell office:value-type="float" office:value="23.1932122686669">
                <text:p>23.1932122686669</text:p>
              </table:table-cell>
              <table:table-cell office:value-type="float" office:value="96.0726991408532">
                <text:p>96.07269914085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5.910272">
                <text:p>25.910272</text:p>
              </table:table-cell>
              <table:table-cell office:value-type="float" office:value="94.741279">
                <text:p>94.741279</text:p>
              </table:table-cell>
              <table:table-cell office:value-type="float" office:value="28.9212459524194">
                <text:p>28.9212459524194</text:p>
              </table:table-cell>
              <table:table-cell office:value-type="float" office:value="94.3122849932218">
                <text:p>94.3122849932218</text:p>
              </table:table-cell>
              <table:table-cell office:value-type="float" office:value="23.2011865877475">
                <text:p>23.2011865877475</text:p>
              </table:table-cell>
              <table:table-cell office:value-type="float" office:value="96.1236162342235">
                <text:p>96.12361623422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5.939671">
                <text:p>25.939671</text:p>
              </table:table-cell>
              <table:table-cell office:value-type="float" office:value="94.836858">
                <text:p>94.836858</text:p>
              </table:table-cell>
              <table:table-cell office:value-type="float" office:value="28.9573264449623">
                <text:p>28.9573264449623</text:p>
              </table:table-cell>
              <table:table-cell office:value-type="float" office:value="94.4577068223815">
                <text:p>94.4577068223815</text:p>
              </table:table-cell>
              <table:table-cell office:value-type="float" office:value="23.2081000150741">
                <text:p>23.2081000150741</text:p>
              </table:table-cell>
              <table:table-cell office:value-type="float" office:value="96.1742135825999">
                <text:p>96.17421358259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.967481">
                <text:p>25.967481</text:p>
              </table:table-cell>
              <table:table-cell office:value-type="float" office:value="94.932912">
                <text:p>94.932912</text:p>
              </table:table-cell>
              <table:table-cell office:value-type="float" office:value="28.9910254869665">
                <text:p>28.9910254869665</text:p>
              </table:table-cell>
              <table:table-cell office:value-type="float" office:value="94.6040066407634">
                <text:p>94.6040066407634</text:p>
              </table:table-cell>
              <table:table-cell office:value-type="float" office:value="23.2140433585679">
                <text:p>23.2140433585679</text:p>
              </table:table-cell>
              <table:table-cell office:value-type="float" office:value="96.2246477139697">
                <text:p>96.2246477139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